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fo:background-color="#FFFFFF" style:repeat-content="false"/>
      <style:paragraph-properties fo:text-align="center"/>
    </style:style>
    <style:style style:name="ce7" style:family="table-cell" style:parent-style-name="Default" style:data-style-name="N0">
      <style:table-cell-properties fo:background-color="#FFFFFF"/>
      <style:text-properties fo:font-weight="bold" style:font-weight-asian="bold" style:font-weight-complex="bold"/>
    </style:style>
    <style:style style:name="ce8" style:family="table-cell" style:parent-style-name="Default" style:data-style-name="N30">
      <style:table-cell-properties style:vertical-align="top" fo:background-color="#FFFFFF" style:repeat-content="false"/>
      <style:paragraph-properties fo:text-align="start" fo:margin-left="0cm"/>
    </style:style>
    <style:style style:name="ce9" style:family="table-cell" style:parent-style-name="Default" style:data-style-name="N0">
      <style:table-cell-properties style:vertical-align="top" fo:wrap-option="wrap" fo:background-color="#FFFFFF" style:repeat-content="false"/>
      <style:paragraph-properties fo:text-align="start" fo:margin-left="0cm"/>
    </style:style>
    <style:style style:name="ce10" style:family="table-cell" style:parent-style-name="Default" style:data-style-name="N3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wrap-option="wrap" fo:background-color="#FFFFFF"/>
    </style:style>
    <style:style style:name="ce1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3" style:family="table-cell" style:parent-style-name="Comma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14" style:family="table-cell" style:parent-style-name="Comma_32_3"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15" style:family="table-cell" style:parent-style-name="Comma_32_3" style:data-style-name="N36">
      <style:table-cell-properties fo:background-color="#FFFFFF"/>
      <style:text-properties style:font-name="Arial" style:font-name-asian="Arial" style:font-name-complex="Arial" fo:font-size="9pt" style:font-size-asian="9pt" style:font-size-complex="9pt"/>
    </style:style>
    <style:style style:name="ce16" style:family="table-cell" style:parent-style-name="Comma_32_3" style:data-style-name="N1">
      <style:table-cell-properties fo:background-color="#FFFFFF"/>
      <style:text-properties style:font-name="Arial" style:font-name-asian="Arial" style:font-name-complex="Arial" fo:font-size="9pt" style:font-size-asian="9pt" style:font-size-complex="9pt"/>
    </style:style>
    <style:style style:name="ce17" style:family="table-cell" style:parent-style-name="Comma_32_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8"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9" style:family="table-cell" style:parent-style-name="Comma_32_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0" style:family="table-cell" style:parent-style-name="Comma_32_3" style:data-style-name="N36">
      <style:table-cell-properties fo:border-top="none" fo:border-bottom="none" fo:border-left="none" fo:border-right="2pt dashed #000000" fo:background-color="#FFFFFF"/>
      <style:text-properties style:font-name="Arial" style:font-name-asian="Arial" style:font-name-complex="Arial" fo:font-size="9pt" style:font-size-asian="9pt" style:font-size-complex="9pt"/>
    </style:style>
    <style:style style:name="ce21" style:family="table-cell" style:parent-style-name="Comma_32_3" style:data-style-name="N0">
      <style:table-cell-properties style:vertical-align="automatic" fo:background-color="#FFFFFF" style:cell-protect="none"/>
      <style:text-properties style:font-name="Arial" style:font-name-asian="Arial" style:font-name-complex="Arial" fo:font-size="9pt" style:font-size-asian="9pt" style:font-size-complex="9pt" fo:font-weight="bold" style:font-weight-asian="bold" style:font-weight-complex="bold"/>
    </style:style>
    <style:style style:name="ce22" style:family="table-cell" style:parent-style-name="Comma_32_3" style:data-style-name="N1">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 style:family="table-cell" style:parent-style-name="Comma_32_3"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 style:family="table-cell" style:parent-style-name="Comma_32_3"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5" style:family="table-cell" style:parent-style-name="Comma_32_3"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 style:family="table-cell" style:parent-style-name="Comma_32_2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7" style:family="table-cell" style:parent-style-name="Comma_32_2_32_2"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 style:family="table-cell" style:parent-style-name="Comma_32_3" style:data-style-name="N0">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9" style:family="table-cell" style:parent-style-name="Comma_32_3"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0" style:family="table-cell" style:parent-style-name="Comma_32_3"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 style:family="table-cell" style:parent-style-name="Comma_32_3" style:data-style-name="N36">
      <style:table-cell-properties fo:background-color="#FFFFFF"/>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32"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33" style:family="table-cell" style:parent-style-name="Comma_32_3" style:data-style-name="N0">
      <style:table-cell-properties fo:background-color="#FFFFFF"/>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34"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5" style:family="table-cell" style:parent-style-name="Comma_32_3" style:data-style-name="N1">
      <style:table-cell-properties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6" style:family="table-cell" style:parent-style-name="Comma_32_3" style:data-style-name="N36">
      <style:table-cell-properties fo:border-top="none" fo:border-bottom="none" fo:border-left="none" fo:border-right="2pt dashed #000000"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7"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 style:family="table-cell" style:parent-style-name="Comma_32_3"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9" style:family="table-cell" style:parent-style-name="Comma_32_3"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0" style:family="table-cell" style:parent-style-name="Comma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41" style:family="table-cell" style:parent-style-name="Comma_32_3" style:data-style-name="N3">
      <style:table-cell-properties fo:background-color="#FFFFFF"/>
      <style:text-properties style:font-name="Arial" style:font-name-asian="Arial" style:font-name-complex="Arial" fo:font-size="9pt" style:font-size-asian="9pt" style:font-size-complex="9pt"/>
    </style:style>
    <style:style style:name="ce42" style:family="table-cell" style:parent-style-name="Comma_32_3" style:data-style-name="N3">
      <style:table-cell-properties fo:border-top="none" fo:border-bottom="none" fo:border-left="none" fo:border-right="2pt dashed #000000" fo:background-color="#FFFFFF"/>
      <style:text-properties style:font-name="Arial" style:font-name-asian="Arial" style:font-name-complex="Arial" fo:font-size="9pt" style:font-size-asian="9pt" style:font-size-complex="9pt"/>
    </style:style>
    <style:style style:name="ce43" style:family="table-cell" style:parent-style-name="Comma_32_3" style:data-style-name="N3">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4" style:family="table-cell" style:parent-style-name="Comma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 style:family="table-cell" style:parent-style-name="Comma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6" style:family="table-cell" style:parent-style-name="Comma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7" style:family="table-cell" style:parent-style-name="Comma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 style:family="table-cell" style:parent-style-name="Comma_32_3" style:data-style-name="N3">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9" style:family="table-cell" style:parent-style-name="Comma_32_3"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0" style:family="table-cell" style:parent-style-name="Comma_32_2_32_2"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51" style:family="table-cell" style:parent-style-name="Comma_32_2_32_2" style:data-style-name="N0">
      <style:table-cell-properties fo:background-color="#FFFFFF"/>
      <style:text-properties style:font-name="Arial" style:font-name-asian="Arial" style:font-name-complex="Arial" fo:font-size="9pt" style:font-size-asian="9pt" style:font-size-complex="9pt"/>
    </style:style>
    <style:style style:name="ce52" style:family="table-cell" style:parent-style-name="Comma_32_3" style:data-style-name="N36">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53" style:family="table-cell" style:parent-style-name="Comma_32_2_32_2" style:data-style-name="N0">
      <style:table-cell-properties style:vertical-align="top" fo:background-color="#FFFFFF"/>
      <style:text-properties style:font-name="Arial" style:font-name-asian="Arial" style:font-name-complex="Arial" fo:font-size="9pt" style:font-size-asian="9pt" style:font-size-complex="9pt"/>
    </style:style>
    <style:style style:name="ce54" style:family="table-cell" style:parent-style-name="Comma_32_3" style:data-style-name="N0">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style:style>
    <style:style style:name="ce55" style:family="table-cell" style:parent-style-name="Comma_32_3"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6" style:family="table-cell" style:parent-style-name="Comma_32_3" style:data-style-name="N36">
      <style:table-cell-properties fo:border-top="none" fo:border-bottom="thin solid #000000"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7" style:family="table-cell" style:parent-style-name="Comma_32_3" style:data-style-name="N0">
      <style:table-cell-properties fo:background-color="#FFFFFF"/>
      <style:text-properties style:font-name="Arial" style:font-name-asian="Arial" style:font-name-complex="Arial" fo:font-size="9pt" style:font-size-asian="9pt" style:font-size-complex="9pt"/>
    </style:style>
    <style:style style:name="ce58" style:family="table-cell" style:parent-style-name="Comma_32_3" style:data-style-name="N1">
      <style:table-cell-properties fo:border-top="thin solid #000000" fo:border-bottom="none" fo:border-left="none" fo:border-right="none" fo:background-color="#FFFFFF"/>
      <style:text-properties style:font-name="Arial" style:font-name-asian="Arial" style:font-name-complex="Arial" fo:font-size="9pt" style:font-size-asian="9pt" style:font-size-complex="9pt"/>
    </style:style>
    <style:style style:name="ce59" style:family="table-cell" style:parent-style-name="Comma_32_3" style:data-style-name="N36">
      <style:table-cell-properties fo:border-top="thin solid #000000" fo:border-bottom="none" fo:border-left="none" fo:border-right="none" fo:background-color="#FFFFFF"/>
      <style:text-properties style:font-name="Arial" style:font-name-asian="Arial" style:font-name-complex="Arial" fo:font-size="9pt" style:font-size-asian="9pt" style:font-size-complex="9pt"/>
    </style:style>
    <style:style style:name="ce60" style:family="table-cell" style:parent-style-name="Comma_32_3"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61" style:family="table-cell" style:parent-style-name="Comma_32_3" style:data-style-name="N0">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62" style:family="table-cell" style:parent-style-name="Comma_32_3"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63" style:family="table-cell" style:parent-style-name="Comma_32_3" style:data-style-name="N36">
      <style:table-cell-properties fo:border-top="thin solid #000000"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64" style:family="table-cell" style:parent-style-name="Comma_32_3"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65" style:family="table-cell" style:parent-style-name="Comma_32_2_32_2" style:data-style-name="N30">
      <style:table-cell-properties style:vertical-align="automatic" fo:background-color="#FFFFFF"/>
      <style:text-properties style:font-name="Arial" style:font-name-asian="Arial" style:font-name-complex="Arial" fo:font-size="9pt" style:font-size-asian="9pt" style:font-size-complex="9pt"/>
    </style:style>
    <style:style style:name="ce66"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67" style:family="table-cell" style:parent-style-name="Comma_32_2_32_2" style:data-style-name="N36">
      <style:table-cell-properties fo:background-color="#FFFFFF"/>
      <style:text-properties style:font-name="Arial" style:font-name-asian="Arial" style:font-name-complex="Arial" fo:font-size="9pt" style:font-size-asian="9pt" style:font-size-complex="9pt"/>
    </style:style>
    <style:style style:name="ce68" style:family="table-cell" style:parent-style-name="Comma_32_3"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69" style:family="table-cell" style:parent-style-name="Comma_32_2_32_2"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70" style:family="table-cell" style:parent-style-name="Comma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71" style:family="table-cell" style:parent-style-name="Comma_32_2_32_2" style:data-style-name="N30">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72"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3" style:family="table-cell" style:parent-style-name="Comma_32_2_32_2" style:data-style-name="N36">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74" style:family="table-cell" style:parent-style-name="Comma_32_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5" style:family="table-cell" style:parent-style-name="Comma_32_2_32_2" style:data-style-name="N30">
      <style:table-cell-properties style:vertical-align="top" fo:background-color="#FFFFFF"/>
      <style:text-properties style:font-name="Arial" style:font-name-asian="Arial" style:font-name-complex="Arial" fo:font-size="9pt" style:font-size-asian="9pt" style:font-size-complex="9pt"/>
    </style:style>
    <style:style style:name="ce76" style:family="table-cell" style:parent-style-name="Comma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77" style:family="table-cell" style:parent-style-name="Comma_32_3" style:data-style-name="N3">
      <style:table-cell-properties fo:border-top="none" fo:border-bottom="none" fo:border-left="2pt dashed #000000"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78" style:family="table-cell" style:parent-style-name="Comma_32_3"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79" style:family="table-cell" style:parent-style-name="Comma_32_3" style:data-style-name="N36">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style:style>
    <style:style style:name="ce80" style:family="table-cell" style:parent-style-name="Comma_32_3" style:data-style-name="N36">
      <style:table-cell-properties fo:border-top="none" fo:border-bottom="thin solid #000000" fo:border-left="none" fo:border-right="2pt dashed #000000" fo:background-color="#FFFFFF"/>
      <style:text-properties style:font-name="Arial" style:font-name-asian="Arial" style:font-name-complex="Arial" fo:font-size="9pt" style:font-size-asian="9pt" style:font-size-complex="9pt"/>
    </style:style>
    <style:style style:name="ce81" style:family="table-cell" style:parent-style-name="Comma_32_3" style:data-style-name="N36">
      <style:table-cell-properties fo:border-top="thin solid #000000" fo:border-bottom="none" fo:border-left="none" fo:border-right="2pt dashed #000000" fo:background-color="#FFFFFF"/>
      <style:text-properties style:font-name="Arial" style:font-name-asian="Arial" style:font-name-complex="Arial" fo:font-size="9pt" style:font-size-asian="9pt" style:font-size-complex="9pt"/>
    </style:style>
    <style:style style:name="ce82" style:family="table-cell" style:parent-style-name="Comma_32_3" style:data-style-name="N43">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83" style:family="table-cell" style:parent-style-name="Percent" style:data-style-name="N13">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84" style:family="table-cell" style:parent-style-name="Percent_32_2"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85" style:family="table-cell" style:parent-style-name="Comma_32_3" style:data-style-name="N0">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fo:font-weight="bold" style:font-weight-asian="bold" style:font-weight-complex="bold"/>
    </style:style>
    <style:style style:name="ce86" style:family="table-cell" style:parent-style-name="Comma_32_3" style:data-style-name="N36">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fo:font-weight="bold" style:font-weight-asian="bold" style:font-weight-complex="bold"/>
    </style:style>
    <style:style style:name="ce87" style:family="table-cell" style:parent-style-name="Comma_32_3" style:data-style-name="N44">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fo:font-weight="bold" style:font-weight-asian="bold" style:font-weight-complex="bold"/>
    </style:style>
    <style:style style:name="ce88" style:family="table-cell" style:parent-style-name="Comma_32_3" style:data-style-name="N36">
      <style:table-cell-properties fo:border-top="none" fo:border-bottom="thin solid #000000" fo:border-left="none" fo:border-right="2pt dashed #000000" fo:background-color="#FFFFFF"/>
      <style:text-properties style:font-name="Arial" style:font-name-asian="Arial" style:font-name-complex="Arial" fo:font-size="9pt" style:font-size-asian="9pt" style:font-size-complex="9pt" fo:font-weight="bold" style:font-weight-asian="bold" style:font-weight-complex="bold"/>
    </style:style>
    <style:style style:name="ce89" style:family="table-cell" style:parent-style-name="Comma_32_3"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90" style:family="table-cell" style:parent-style-name="Comma_32_2_32_2"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1" style:family="table-cell" style:parent-style-name="Normal_32_2"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92" style:family="table-cell" style:parent-style-name="Comma_32_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93" style:family="table-cell" style:parent-style-name="Comma_32_2_32_2"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4" style:family="table-cell" style:parent-style-name="Percent" style:data-style-name="N13">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95" style:family="table-cell" style:parent-style-name="Percent" style:data-style-name="N13">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7" style:family="table-cell" style:parent-style-name="Normal_32_2" style:data-style-name="N0">
      <style:table-cell-properties style:vertical-align="top" fo:background-color="#FFFFFF"/>
      <style:text-properties style:font-name="Arial" style:font-name-asian="Arial" style:font-name-complex="Arial" fo:font-size="8pt" style:font-size-asian="8pt" style:font-size-complex="8pt"/>
    </style:style>
    <style:style style:name="ce98" style:family="table-cell" style:parent-style-name="Comma_32_2_32_2"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9" style:family="table-cell" style:parent-style-name="Percent_32_2" style:data-style-name="N13">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00" style:family="table-cell" style:parent-style-name="Comma_32_2_32_2" style:data-style-name="N36">
      <style:table-cell-properties fo:background-color="#FFFFFF"/>
      <style:text-properties style:font-name="Arial" style:font-name-asian="Arial" style:font-name-complex="Arial" fo:font-size="8pt" style:font-size-asian="8pt" style:font-size-complex="8pt" fo:font-weight="bold" style:font-weight-asian="bold" style:font-weight-complex="bold"/>
    </style:style>
    <style:style style:name="ce101"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style>
    <style:style style:name="ce102" style:family="table-cell" style:parent-style-name="Comma_32_2_32_2" style:data-style-name="N36">
      <style:table-cell-properties fo:background-color="#FFFFFF"/>
      <style:text-properties style:font-name="Arial" style:font-name-asian="Arial" style:font-name-complex="Arial" fo:font-size="8pt" style:font-size-asian="8pt" style:font-size-complex="8pt"/>
    </style:style>
    <style:style style:name="ce103"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style>
    <style:style style:name="ce104" style:family="table-cell" style:parent-style-name="Comma_32_2_32_2" style:data-style-name="N36">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6" style:family="table-cell" style:parent-style-name="Comma_32_2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7" style:family="table-cell" style:parent-style-name="Comma_32_2_32_2"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8" style:family="table-cell" style:parent-style-name="Comma_32_2_32_2"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109" style:family="table-cell" style:parent-style-name="Comma_32_2_32_2" style:data-style-name="N36">
      <style:table-cell-properties style:vertical-align="automatic" fo:wrap-option="wrap" fo:background-color="#FFFFFF"/>
      <style:text-properties style:font-name="Arial" style:font-name-asian="Arial" style:font-name-complex="Arial" fo:font-size="8pt" style:font-size-asian="8pt" style:font-size-complex="8pt"/>
    </style:style>
    <style:style style:name="ce110" style:family="table-cell" style:parent-style-name="Comma_32_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11" style:family="table-cell" style:parent-style-name="Comma_32_2_32_2" style:data-style-name="N3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12"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13"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114" style:family="table-cell" style:parent-style-name="Normal_32_2" style:data-style-name="N1">
      <style:table-cell-properties style:vertical-align="automatic" fo:background-color="#FFFFFF"/>
      <style:text-properties style:font-name="Arial" style:font-name-asian="Arial" style:font-name-complex="Arial" fo:font-size="9pt" style:font-size-asian="9pt" style:font-size-complex="9pt"/>
    </style:style>
    <style:style style:name="ce115" style:family="table-cell" style:parent-style-name="Normal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17"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18"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19" style:family="table-cell" style:parent-style-name="Normal_32_2" style:data-style-name="N0">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style:style>
    <style:style style:name="ce120"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2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23"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124"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style>
    <style:style style:name="ce125"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26" style:family="table-cell" style:parent-style-name="Normal_32_2"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style>
    <style:style style:name="ce127" style:family="table-cell" style:parent-style-name="Normal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28" style:family="table-cell" style:parent-style-name="Normal_32_2" style:data-style-name="N36">
      <style:table-cell-properties fo:border-top="none" fo:border-bottom="thin solid #000000"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29" style:family="table-cell" style:parent-style-name="Normal_32_2" style:data-style-name="N36">
      <style:table-cell-properties fo:border-top="none" fo:border-bottom="thin solid #000000" fo:border-left="2pt dashe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30" style:family="table-cell" style:parent-style-name="Normal_32_2" style:data-style-name="N36">
      <style:table-cell-properties style:vertical-align="automatic" fo:background-color="#FFFFFF"/>
      <style:text-properties style:font-name="Arial" style:font-name-asian="Arial" style:font-name-complex="Arial" fo:font-size="9pt" style:font-size-asian="9pt" style:font-size-complex="9pt"/>
    </style:style>
    <style:style style:name="ce131"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32" style:family="table-cell" style:parent-style-name="Normal_32_2"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33"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4" style:family="table-cell" style:parent-style-name="Comma_32_3" style:data-style-name="N36">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5" style:family="table-cell" style:parent-style-name="Normal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6" style:family="table-cell" style:parent-style-name="Normal_32_2" style:data-style-name="N36">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37" style:family="table-cell" style:parent-style-name="Normal_32_2" style:data-style-name="N36">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style:style>
    <style:style style:name="ce138" style:family="table-cell" style:parent-style-name="Comma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39" style:family="table-cell" style:parent-style-name="Normal_32_2" style:data-style-name="N36">
      <style:table-cell-properties fo:border-top="none" fo:border-bottom="thin solid #000000" fo:border-left="none" fo:border-right="2pt dashed #000000" style:vertical-align="automatic" fo:background-color="#FFFFFF"/>
      <style:text-properties style:font-name="Arial" style:font-name-asian="Arial" style:font-name-complex="Arial" fo:font-size="9pt" style:font-size-asian="9pt" style:font-size-complex="9pt"/>
    </style:style>
    <style:style style:name="ce140" style:family="table-cell" style:parent-style-name="Normal_32_2" style:data-style-name="N36">
      <style:table-cell-properties fo:border-top="thin solid #000000" fo:border-bottom="none" fo:border-left="none" fo:border-right="none" style:vertical-align="automatic" fo:background-color="#FFFFFF"/>
      <style:text-properties style:font-name="Arial" style:font-name-asian="Arial" style:font-name-complex="Arial" fo:font-size="9pt" style:font-size-asian="9pt" style:font-size-complex="9pt"/>
    </style:style>
    <style:style style:name="ce141" style:family="table-cell" style:parent-style-name="Normal_32_2"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42" style:family="table-cell" style:parent-style-name="Percent_32_2"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43" style:family="table-cell" style:parent-style-name="Normal_32_2" style:data-style-name="N36">
      <style:table-cell-properties fo:border-top="none" fo:border-bottom="thin solid #000000" fo:border-left="2pt dashed #000000" fo:border-right="none" style:vertical-align="automatic" fo:background-color="#FFFFFF"/>
      <style:text-properties style:font-name="Arial" style:font-name-asian="Arial" style:font-name-complex="Arial" fo:font-size="9pt" style:font-size-asian="9pt" style:font-size-complex="9pt"/>
    </style:style>
    <style:style style:name="ce144" style:family="table-cell" style:parent-style-name="Normal_32_2" style:data-style-name="N0">
      <style:table-cell-properties style:vertical-align="to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45" style:family="table-cell" style:parent-style-name="Normal_32_2" style:data-style-name="N0">
      <style:table-cell-properties style:vertical-align="middle" fo:wrap-option="wrap" fo:background-color="#FFFFFF"/>
      <style:text-properties style:font-name="Arial" style:font-name-asian="Arial" style:font-name-complex="Arial" fo:font-size="8pt" style:font-size-asian="8pt" style:font-size-complex="8pt"/>
    </style:style>
    <style:style style:name="ce146"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7" style:family="table-cell" style:parent-style-name="Normal_32_2"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49"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50" style:family="table-cell" style:parent-style-name="Normal_32_2" style:data-style-name="N0">
      <style:table-cell-properties style:vertical-align="top" fo:wrap-option="wrap" fo:background-color="#FFFFFF"/>
      <style:text-properties style:font-name="Arial" style:font-name-asian="Arial" style:font-name-complex="Arial" fo:font-size="8pt" style:font-size-asian="8pt" style:font-size-complex="8pt"/>
    </style:style>
    <style:style style:name="ce151" style:family="table-cell" style:parent-style-name="Normal_32_2" style:data-style-name="N0">
      <style:table-cell-properties style:vertical-align="top" fo:background-color="#FFFFFF"/>
      <style:text-properties style:font-name="Arial" style:font-name-asian="Arial" style:font-name-complex="Arial" fo:font-size="9pt" style:font-size-asian="9pt" style:font-size-complex="9pt"/>
    </style:style>
    <style:style style:name="ce152" style:family="table-cell" style:parent-style-name="Comma_32_3" style:data-style-name="N36">
      <style:table-cell-properties style:vertical-align="automatic" fo:background-color="#FFFFFF"/>
      <style:text-properties style:font-name="Arial" style:font-name-asian="Arial" style:font-name-complex="Arial" fo:font-size="8pt" style:font-size-asian="8pt" style:font-size-complex="8pt"/>
    </style:style>
    <style:style style:name="ce153" style:family="table-cell" style:parent-style-name="Comma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54" style:family="table-cell" style:parent-style-name="Comma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55" style:family="table-cell" style:parent-style-name="Comma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56" style:family="table-cell" style:parent-style-name="Comma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57"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58"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59"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6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61" style:family="table-cell" style:parent-style-name="Default" style:data-style-name="N0">
      <style:table-cell-properties fo:background-color="#FFFFFF"/>
    </style:style>
    <style:style style:name="ce162"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63" style:family="table-cell" style:parent-style-name="Normal_32_2" style:data-style-name="N0">
      <style:table-cell-properties style:vertical-align="top"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64" style:family="table-cell" style:parent-style-name="Normal_32_2" style:data-style-name="N0">
      <style:table-cell-properties style:vertical-align="top" fo:wrap-option="wrap" fo:background-color="#FFFFFF"/>
      <style:text-properties style:font-name="Arial" style:font-name-asian="Arial" style:font-name-complex="Arial" fo:font-size="9pt" style:font-size-asian="9pt" style:font-size-complex="9pt"/>
    </style:style>
    <style:style style:name="ce165" style:family="table-cell" style:parent-style-name="Normal_32_2" style:data-style-name="N0">
      <style:table-cell-properties style:vertical-align="top" fo:background-color="#FFFFFF"/>
      <style:text-properties style:font-name="Arial" style:font-name-asian="Arial" style:font-name-complex="Arial" fo:font-size="9pt" style:font-size-asian="9pt" style:font-size-complex="9pt" fo:font-weight="bold" style:font-weight-asian="bold" style:font-weight-complex="bold"/>
    </style:style>
    <style:style style:name="ce166"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167" style:family="table-cell" style:parent-style-name="Normal_32_2"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68"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69"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70"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1"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72"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73" style:family="table-cell" style:parent-style-name="Normal_32_2"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9pt" style:font-size-asian="9pt" style:font-size-complex="9pt"/>
    </style:style>
    <style:style style:name="ce174" style:family="table-cell" style:parent-style-name="Normal_32_2" style:data-style-name="N30">
      <style:table-cell-properties fo:border-top="thin solid #000000" fo:border-bottom="none"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75"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76"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9pt" style:font-size-asian="9pt" style:font-size-complex="9pt"/>
    </style:style>
    <style:style style:name="ce177" style:family="table-cell" style:parent-style-name="Normal_32_2" style:data-style-name="N30">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178" style:family="table-cell" style:parent-style-name="Comma_32_2_32_2" style:data-style-name="N37">
      <style:table-cell-properties fo:border-top="thin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179" style:family="table-cell" style:parent-style-name="Comma_32_2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80" style:family="table-cell" style:parent-style-name="Comma_32_2_32_2" style:data-style-name="N37">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181" style:family="table-cell" style:parent-style-name="Comma_32_2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82" style:family="table-cell" style:parent-style-name="Normal_32_2" style:data-style-name="N3">
      <style:table-cell-properties style:vertical-align="automatic" fo:background-color="#FFFFFF"/>
      <style:text-properties style:font-name="Arial" style:font-name-asian="Arial" style:font-name-complex="Arial" fo:font-size="12pt" style:font-size-asian="12pt" style:font-size-complex="12pt"/>
    </style:style>
    <style:style style:name="ce183" style:family="table-cell" style:parent-style-name="Normal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84" style:family="table-cell" style:parent-style-name="Normal_32_2"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85" style:family="table-cell" style:parent-style-name="Normal_32_2" style:data-style-name="N38">
      <style:table-cell-properties style:vertical-align="automatic" fo:background-color="#FFFFFF"/>
      <style:text-properties style:font-name="Arial" style:font-name-asian="Arial" style:font-name-complex="Arial" fo:font-size="12pt" style:font-size-asian="12pt" style:font-size-complex="12pt"/>
    </style:style>
    <style:style style:name="ce186" style:family="table-cell" style:parent-style-name="Normal_32_2"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187" style:family="table-cell" style:parent-style-name="Normal_32_2"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188" style:family="table-cell" style:parent-style-name="Comma_32_2_32_2"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89"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90"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92" style:family="table-cell" style:parent-style-name="Normal_32_2" style:data-style-name="N0">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193"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19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95"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196"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197" style:family="table-cell" style:parent-style-name="Normal_32_2"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198" style:family="table-cell" style:parent-style-name="Default" style:data-style-name="N0">
      <style:table-cell-properties fo:border-top="thin solid #000000" fo:border-bottom="none" fo:border-left="none" fo:border-right="none" style:vertical-align="automatic" fo:wrap-option="wrap" fo:background-color="#FFFFFF"/>
      <style:text-properties style:font-name="Arial" style:font-name-asian="Arial" style:font-name-complex="Arial" fo:font-size="9pt" style:font-size-asian="9pt" style:font-size-complex="9pt"/>
    </style:style>
    <style:style style:name="ce199" style:family="table-cell" style:parent-style-name="Normal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00" style:family="table-cell" style:parent-style-name="Normal_32_2" style:data-style-name="N1">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01" style:family="table-cell" style:parent-style-name="Normal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02" style:family="table-cell" style:parent-style-name="Normal_32_2" style:data-style-name="N3">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03" style:family="table-cell" style:parent-style-name="Normal_32_2" style:data-style-name="N3">
      <style:table-cell-properties style:vertical-align="automatic" fo:background-color="#FFFFFF"/>
      <style:text-properties style:font-name="Arial" style:font-name-asian="Arial" style:font-name-complex="Arial" fo:font-size="9pt" style:font-size-asian="9pt" style:font-size-complex="9pt"/>
    </style:style>
    <style:style style:name="ce204" style:family="table-cell" style:parent-style-name="Normal_32_2" style:data-style-name="N37">
      <style:table-cell-properties style:vertical-align="automatic" fo:background-color="#FFFFFF"/>
      <style:text-properties style:font-name="Arial" style:font-name-asian="Arial" style:font-name-complex="Arial" fo:font-size="9pt" style:font-size-asian="9pt" style:font-size-complex="9pt"/>
    </style:style>
    <style:style style:name="ce205" style:family="table-cell" style:parent-style-name="Normal_32_2" style:data-style-name="N0">
      <style:table-cell-properties fo:border-top="none" fo:border-bottom="none" fo:border-left="thin solid #000000"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206"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207" style:family="table-cell" style:parent-style-name="Normal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08" style:family="table-cell" style:parent-style-name="Normal_32_2" style:data-style-name="N0">
      <style:table-cell-properties fo:border-top="none" fo:border-bottom="none" fo:border-left="thin solid #000000" fo:border-right="none" style:vertical-align="middle" fo:background-color="#FFFFFF"/>
      <style:text-properties style:font-name="Arial" style:font-name-asian="Arial" style:font-name-complex="Arial" fo:font-size="9pt" style:font-size-asian="9pt" style:font-size-complex="9pt"/>
    </style:style>
    <style:style style:name="ce209" style:family="table-cell" style:parent-style-name="Normal_32_4"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210" style:family="table-cell" style:parent-style-name="Normal_32_2"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11" style:family="table-cell" style:parent-style-name="Normal_32_4"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12" style:family="table-cell" style:parent-style-name="Normal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3" style:family="table-cell" style:parent-style-name="Normal_32_2"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4" style:family="table-cell" style:parent-style-name="Normal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5" style:family="table-cell" style:parent-style-name="Normal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6" style:family="table-cell" style:parent-style-name="Normal_32_4" style:data-style-name="N0">
      <style:table-cell-properties fo:border-top="thin solid #000000" fo:border-bottom="none" fo:border-left="none" fo:border-right="none" style:vertical-align="automatic" fo:wrap-option="wrap" fo:background-color="#FFFFFF"/>
      <style:text-properties style:font-name="Arial" style:font-name-asian="Arial" style:font-name-complex="Arial" fo:font-size="9pt" style:font-size-asian="9pt" style:font-size-complex="9pt"/>
    </style:style>
    <style:style style:name="ce217" style:family="table-cell" style:parent-style-name="Normal_32_4"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218" style:family="table-cell" style:parent-style-name="Normal_32_2"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9pt" style:font-size-asian="9pt" style:font-size-complex="9pt"/>
    </style:style>
    <style:style style:name="ce219"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220" style:family="table-cell" style:parent-style-name="Normal_32_2" style:data-style-name="N1">
      <style:table-cell-properties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1" style:family="table-cell" style:parent-style-name="Normal_32_2"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size="9pt" style:font-size-asian="9pt" style:font-size-complex="9pt"/>
    </style:style>
    <style:style style:name="ce222" style:family="table-cell" style:parent-style-name="Normal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23" style:family="table-cell" style:parent-style-name="Normal_32_2" style:data-style-name="N1">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24" style:family="table-cell" style:parent-style-name="Normal_32_2"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25" style:family="table-cell" style:parent-style-name="Normal_32_2" style:data-style-name="N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26" style:family="table-cell" style:parent-style-name="Normal_32_2" style:data-style-name="N0">
      <style:table-cell-properties fo:border-top="thin solid #000000" fo:border-bottom="thin solid #000000" fo:border-left="thin solid #000000"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227"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228" style:family="table-cell" style:parent-style-name="Normal_32_2" style:data-style-name="N37">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9" style:family="table-cell" style:parent-style-name="Normal_32_2" style:data-style-name="N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0" style:family="table-cell" style:parent-style-name="Normal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1" style:family="table-cell" style:parent-style-name="Normal_32_2" style:data-style-name="N3">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2"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33" style:family="table-cell" style:parent-style-name="Default" style:data-style-name="N0">
      <style:table-cell-properties style:vertical-align="top" fo:background-color="#FFFFFF"/>
      <style:text-properties style:font-name="Arial" style:font-name-asian="Arial" style:font-name-complex="Arial" fo:font-size="8pt" style:font-size-asian="8pt" style:font-size-complex="8pt"/>
    </style:style>
    <style:style style:name="ce234" style:family="table-cell" style:parent-style-name="Default" style:data-style-name="N0">
      <style:table-cell-properties style:vertical-align="top" fo:wrap-option="wrap" fo:background-color="#FFFFFF"/>
      <style:text-properties style:font-name="Arial" style:font-name-asian="Arial" style:font-name-complex="Arial" fo:font-size="8pt" style:font-size-asian="8pt" style:font-size-complex="8pt"/>
    </style:style>
    <style:style style:name="ce235"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36"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37"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38" style:family="table-cell" style:parent-style-name="Normal_32_2" style:data-style-name="N0">
      <style:table-cell-properties fo:border-top="thin solid #000000" fo:border-bottom="thin solid #000000" fo:border-left="none"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239" style:family="table-cell" style:parent-style-name="Normal_32_2" style:data-style-name="N3">
      <style:table-cell-properties fo:border-top="thin solid #000000" fo:border-bottom="thin solid #000000" fo:border-left="none"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240" style:family="table-cell" style:parent-style-name="Normal_32_2" style:data-style-name="N3">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1"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2" style:family="table-cell" style:parent-style-name="Normal_32_2"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3"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244"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45" style:family="table-cell" style:parent-style-name="Normal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46" style:family="table-cell" style:parent-style-name="Normal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47" style:family="table-cell" style:parent-style-name="Normal_32_2"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48" style:family="table-cell" style:parent-style-name="Normal_32_2" style:data-style-name="N0">
      <style:table-cell-properties fo:border-top="none" fo:border-bottom="thin solid #000000" fo:border-left="thin solid #000000" fo:border-right="none" style:vertical-align="middle" fo:background-color="#FFFFFF"/>
      <style:text-properties style:font-name="Arial" style:font-name-asian="Arial" style:font-name-complex="Arial" fo:font-size="9pt" style:font-size-asian="9pt" style:font-size-complex="9pt"/>
    </style:style>
    <style:style style:name="ce249" style:family="table-cell" style:parent-style-name="Normal_32_2"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50"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9pt" style:font-size-asian="9pt" style:font-size-complex="9pt"/>
    </style:style>
    <style:style style:name="ce251" style:family="table-cell" style:parent-style-name="Normal_32_2"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52"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253" style:family="table-cell" style:parent-style-name="Normal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54" style:family="table-cell" style:parent-style-name="Normal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255" style:family="table-cell" style:parent-style-name="Normal_32_2"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9pt" style:font-size-asian="9pt" style:font-size-complex="9pt"/>
    </style:style>
    <style:style style:name="ce256"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57" style:family="table-cell" style:parent-style-name="Normal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58" style:family="table-cell" style:parent-style-name="Normal_32_2" style:data-style-name="N3">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59"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60" style:family="table-cell" style:parent-style-name="Normal_32_2"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61"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62" style:family="table-cell" style:parent-style-name="Normal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63" style:family="table-cell" style:parent-style-name="Comma_32_2_32_2" style:data-style-name="N30">
      <style:table-cell-properties fo:border-top="none" fo:border-bottom="thin solid #000000" fo:border-left="none" fo:border-right="none"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264" style:family="table-cell" style:parent-style-name="Comma_32_2_32_2" style:data-style-name="N15">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5" style:family="table-cell" style:parent-style-name="Comma_32_2_32_2" style:data-style-name="N15">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6" style:family="table-cell" style:parent-style-name="Comma_32_2_32_2" style:data-style-name="N30">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7" style:family="table-cell" style:parent-style-name="Comma_32_2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8"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269" style:family="table-cell" style:parent-style-name="Normal_32_2" style:data-style-name="N3">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style:style>
    <style:style style:name="ce270" style:family="table-cell" style:parent-style-name="Default"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271" style:family="table-cell" style:parent-style-name="Normal_32_2" style:data-style-name="N3">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72" style:family="table-cell" style:parent-style-name="Normal_32_2" style:data-style-name="N3">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73" style:family="table-cell" style:parent-style-name="Comma_32_2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7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75"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9pt" style:font-size-asian="9pt" style:font-size-complex="9pt" fo:font-weight="bold" style:font-weight-asian="bold" style:font-weight-complex="bold"/>
    </style:style>
    <style:style style:name="ce276" style:family="table-cell" style:parent-style-name="Normal_32_2" style:data-style-name="N3">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77" style:family="table-cell" style:parent-style-name="Normal_32_2" style:data-style-name="N3">
      <style:table-cell-properties fo:border-top="none" fo:border-bottom="thin solid #000000" fo:border-left="none" fo:border-right="2pt dashed #000000"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78" style:family="table-cell" style:parent-style-name="Comma_32_2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79" style:family="table-cell" style:parent-style-name="Comma_32_2_32_2" style:data-style-name="N36">
      <style:table-cell-properties style:vertical-align="to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80" style:family="table-cell" style:parent-style-name="Comma_32_2_32_2" style:data-style-name="N36">
      <style:table-cell-properties style:vertical-align="automatic" fo:background-color="#FFFFFF"/>
      <style:text-properties style:font-name="Arial" style:font-name-asian="Arial" style:font-name-complex="Arial" fo:font-size="8pt" style:font-size-asian="8pt" style:font-size-complex="8pt"/>
    </style:style>
    <style:style style:name="ce281" style:family="table-cell" style:parent-style-name="Comma_32_2_32_2" style:data-style-name="N36">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82" style:family="table-cell" style:parent-style-name="Comma_32_2_32_2"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83" style:family="table-cell" style:parent-style-name="Comma_32_2_32_2" style:data-style-name="N36">
      <style:table-cell-properties style:vertical-align="to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284" style:family="table-cell" style:parent-style-name="Normal_32_2"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285" style:family="table-cell" style:parent-style-name="Comma_32_2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7"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8" style:family="table-cell" style:parent-style-name="Comma_32_2_32_2" style:data-style-name="N0">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9"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290" style:family="table-cell" style:parent-style-name="Normal_32_2" style:data-style-name="N0">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291"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92" style:family="table-cell" style:parent-style-name="Normal_32_2"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9pt" style:font-size-asian="9pt" style:font-size-complex="9pt" fo:font-weight="bold" style:font-weight-asian="bold" style:font-weight-complex="bold"/>
    </style:style>
    <style:style style:name="ce293" style:family="table-cell" style:parent-style-name="Normal_32_2" style:data-style-name="N3">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294" style:family="table-cell" style:parent-style-name="Normal_32_2" style:data-style-name="N3">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295" style:family="table-cell" style:parent-style-name="Normal_32_2" style:data-style-name="N3">
      <style:table-cell-properties fo:border="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296" style:family="table-cell" style:parent-style-name="Normal_32_2" style:data-style-name="N0">
      <style:table-cell-properties style:vertical-align="middle" fo:background-color="#FFFFFF"/>
      <style:text-properties style:font-name="Arial" style:font-name-asian="Arial" style:font-name-complex="Arial" fo:font-size="9pt" style:font-size-asian="9pt" style:font-size-complex="9pt"/>
    </style:style>
    <style:style style:name="ce297" style:family="table-cell" style:parent-style-name="Normal_32_2" style:data-style-name="N3">
      <style:table-cell-properties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298" style:family="table-cell" style:parent-style-name="Normal_32_2"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99" style:family="table-cell" style:parent-style-name="Normal_32_2" style:data-style-name="N3">
      <style:table-cell-properties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style:style>
    <style:style style:name="ce300" style:family="table-cell" style:parent-style-name="Normal_32_2" style:data-style-name="N3">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01" style:family="table-cell" style:parent-style-name="Normal_32_2" style:data-style-name="N3">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02" style:family="table-cell" style:parent-style-name="Normal_32_2" style:data-style-name="N3">
      <style:table-cell-properties fo:border-top="thin solid #000000" fo:border-bottom="none" fo:border-left="none" fo:border-right="none" style:vertical-align="automatic" fo:background-color="#FFFFFF"/>
      <style:text-properties style:font-name="Arial" style:font-name-asian="Arial" style:font-name-complex="Arial" fo:font-size="9pt" style:font-size-asian="9pt" style:font-size-complex="9pt"/>
    </style:style>
    <style:style style:name="ce303" style:family="table-cell" style:parent-style-name="Normal_32_2" style:data-style-name="N3">
      <style:table-cell-properties fo:border-top="thin solid #000000" fo:border-bottom="none" fo:border-left="thin solid #000000" fo:border-right="thin solid #000000" style:vertical-align="automatic" fo:background-color="#FFFFFF"/>
      <style:text-properties style:font-name="Arial" style:font-name-asian="Arial" style:font-name-complex="Arial" fo:font-size="9pt" style:font-size-asian="9pt" style:font-size-complex="9pt"/>
    </style:style>
    <style:style style:name="ce304" style:family="table-cell" style:parent-style-name="Normal_32_2" style:data-style-name="N3">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05" style:family="table-cell" style:parent-style-name="Comma_32_2_32_2"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06" style:family="table-cell" style:parent-style-name="Comma_32_2_32_2"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07" style:family="table-cell" style:parent-style-name="Normal_32_2" style:data-style-name="N36">
      <style:table-cell-properties style:vertical-align="automatic" fo:background-color="#FFFFFF"/>
      <style:text-properties style:font-name="Arial" style:font-name-asian="Arial" style:font-name-complex="Arial" fo:font-size="12pt" style:font-size-asian="12pt" style:font-size-complex="12pt"/>
    </style:style>
    <style:style style:name="ce308" style:family="table-cell" style:parent-style-name="Comma_32_2_32_2"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09" style:family="table-cell" style:parent-style-name="Comma_32_2_32_2"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0" style:family="table-cell" style:parent-style-name="Comma_32_2_32_2" style:data-style-name="N36">
      <style:table-cell-properties style:vertical-align="automatic" fo:background-color="#FFFFFF"/>
      <style:text-properties style:font-name="Arial" style:font-name-asian="Arial" style:font-name-complex="Arial" fo:font-size="9pt" style:font-size-asian="9pt" style:font-size-complex="9pt"/>
    </style:style>
    <style:style style:name="ce311" style:family="table-cell" style:parent-style-name="Comma_32_2_32_2"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2" style:family="table-cell" style:parent-style-name="Comma_32_2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3" style:family="table-cell" style:parent-style-name="Comma_32_2_32_2" style:data-style-name="N36">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4"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315" style:family="table-cell" style:parent-style-name="Normal_32_2" style:data-style-name="N3">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316" style:family="table-cell" style:parent-style-name="Normal_32_2" style:data-style-name="N3">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317" style:family="table-cell" style:parent-style-name="Normal_32_2" style:data-style-name="N3">
      <style:table-cell-properties fo:border="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18" style:family="table-cell" style:parent-style-name="Normal_32_2" style:data-style-name="N0">
      <style:table-cell-properties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19" style:family="table-cell" style:parent-style-name="Normal_32_2" style:data-style-name="N3">
      <style:table-cell-properties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20" style:family="table-cell" style:parent-style-name="Normal_32_2" style:data-style-name="N3">
      <style:table-cell-properties style:vertical-align="middle" fo:background-color="#FFFFFF"/>
      <style:text-properties style:font-name="Arial" style:font-name-asian="Arial" style:font-name-complex="Arial" fo:font-size="9pt" style:font-size-asian="9pt" style:font-size-complex="9pt"/>
    </style:style>
    <style:style style:name="ce321" style:family="table-cell" style:parent-style-name="Normal_32_2" style:data-style-name="N0">
      <style:table-cell-properties style:vertical-align="middle" fo:background-color="#FFFFFF" style:repeat-content="false"/>
      <style:paragraph-properties fo:text-align="start" fo:margin-left="0cm"/>
      <style:text-properties fo:color="#C0C0C0" style:font-name="Arial" style:font-name-asian="Arial" style:font-name-complex="Arial" fo:font-size="9pt" style:font-size-asian="9pt" style:font-size-complex="9pt" fo:font-weight="bold" style:font-weight-asian="bold" style:font-weight-complex="bold"/>
    </style:style>
    <style:style style:name="ce322" style:family="table-cell" style:parent-style-name="Normal_32_2" style:data-style-name="N0">
      <style:table-cell-properties fo:border-top="thin solid #000000" fo:border-bottom="none" fo:border-left="none" fo:border-right="none" style:vertical-align="middle" fo:background-color="#FFFFFF"/>
      <style:text-properties style:font-name="Arial" style:font-name-asian="Arial" style:font-name-complex="Arial" fo:font-size="9pt" style:font-size-asian="9pt" style:font-size-complex="9pt"/>
    </style:style>
    <style:style style:name="ce323" style:family="table-cell" style:parent-style-name="Default" style:data-style-name="N3">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24" style:family="table-cell" style:parent-style-name="Default" style:data-style-name="N3">
      <style:table-cell-properties fo:border-top="thin solid #000000"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25"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26" style:family="table-cell" style:parent-style-name="Default" style:data-style-name="N3">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style:style>
    <style:style style:name="ce327" style:family="table-cell" style:parent-style-name="Default" style:data-style-name="N3">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28" style:family="table-cell" style:parent-style-name="Default" style:data-style-name="N3">
      <style:table-cell-properties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29" style:family="table-cell" style:parent-style-name="Default"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30" style:family="table-cell" style:parent-style-name="Normal_32_2" style:data-style-name="N3">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31" style:family="table-cell" style:parent-style-name="Normal_32_2" style:data-style-name="N3">
      <style:table-cell-properties fo:border-top="thin solid #000000" fo:border-bottom="none" fo:border-left="none" fo:border-right="none" style:vertical-align="middle" fo:background-color="#FFFFFF"/>
      <style:text-properties style:font-name="Arial" style:font-name-asian="Arial" style:font-name-complex="Arial" fo:font-size="9pt" style:font-size-asian="9pt" style:font-size-complex="9pt"/>
    </style:style>
    <style:style style:name="ce332" style:family="table-cell" style:parent-style-name="Normal_32_2" style:data-style-name="N3">
      <style:table-cell-properties fo:border-top="thin solid #000000" fo:border-bottom="none" fo:border-left="thin solid #000000" fo:border-right="thin solid #000000" style:vertical-align="middle" fo:background-color="#FFFFFF"/>
      <style:text-properties style:font-name="Arial" style:font-name-asian="Arial" style:font-name-complex="Arial" fo:font-size="9pt" style:font-size-asian="9pt" style:font-size-complex="9pt"/>
    </style:style>
    <style:style style:name="ce333" style:family="table-cell" style:parent-style-name="Comma_32_2_32_2" style:data-style-name="N36">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34" style:family="table-cell" style:parent-style-name="Comma_32_2_32_2" style:data-style-name="N36">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35" style:family="table-cell" style:parent-style-name="Comma_32_2_32_2" style:data-style-name="N36">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36" style:family="table-cell" style:parent-style-name="Comma_32_2_32_2" style:data-style-name="N36">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37" style:family="table-cell" style:parent-style-name="Normal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338" style:family="table-cell" style:parent-style-name="Comma_32_2_32_2" style:data-style-name="N36">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39" style:family="table-cell" style:parent-style-name="Comma_32_2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40" style:family="table-cell" style:parent-style-name="Normal_32_2" style:data-style-name="N0">
      <style:table-cell-properties style:vertical-align="middle" fo:background-color="#FFFFFF"/>
      <style:text-properties fo:color="#C0C0C0" style:font-name="Arial" style:font-name-asian="Arial" style:font-name-complex="Arial" fo:font-size="9pt" style:font-size-asian="9pt" style:font-size-complex="9pt" fo:font-weight="bold" style:font-weight-asian="bold" style:font-weight-complex="bold"/>
    </style:style>
    <style:style style:name="ce341" style:family="table-cell" style:parent-style-name="Comma_32_2_32_2" style:data-style-name="N3">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42" style:family="table-cell" style:parent-style-name="Normal_32_2" style:data-style-name="N3">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43" style:family="table-cell" style:parent-style-name="Comma_32_2_32_2" style:data-style-name="N36">
      <style:table-cell-properties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44" style:family="table-cell" style:parent-style-name="Comma_32_2_32_2" style:data-style-name="N39">
      <style:table-cell-properties style:vertical-align="middle" fo:background-color="#FFFFFF"/>
      <style:text-properties style:font-name="Arial" style:font-name-asian="Arial" style:font-name-complex="Arial" fo:font-size="9pt" style:font-size-asian="9pt" style:font-size-complex="9pt"/>
    </style:style>
    <style:style style:name="ce345" style:family="table-cell" style:parent-style-name="Comma_32_2_32_2" style:data-style-name="N36">
      <style:table-cell-properties style:vertical-align="middle" fo:background-color="#FFFFFF"/>
      <style:text-properties style:font-name="Arial" style:font-name-asian="Arial" style:font-name-complex="Arial" fo:font-size="9pt" style:font-size-asian="9pt" style:font-size-complex="9pt"/>
    </style:style>
    <style:style style:name="ce346" style:family="table-cell" style:parent-style-name="Comma_32_2_32_2" style:data-style-name="N36">
      <style:table-cell-properties fo:border-top="thin solid #000000" fo:border-bottom="none" fo:border-left="none" fo:border-right="none" style:vertical-align="middle" fo:background-color="#FFFFFF"/>
      <style:text-properties style:font-name="Arial" style:font-name-asian="Arial" style:font-name-complex="Arial" fo:font-size="9pt" style:font-size-asian="9pt" style:font-size-complex="9pt"/>
    </style:style>
    <style:style style:name="ce347" style:family="table-cell" style:parent-style-name="Comma_32_2_32_2" style:data-style-name="N40">
      <style:table-cell-properties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48" style:family="table-cell" style:parent-style-name="Comma_32_2_32_2" style:data-style-name="N40">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49" style:family="table-cell" style:parent-style-name="Comma_32_2_32_2" style:data-style-name="N40">
      <style:table-cell-properties fo:border-top="none"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50" style:family="table-cell" style:parent-style-name="Comma_32_2_32_2" style:data-style-name="N40">
      <style:table-cell-properties fo:border-top="none"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351" style:family="table-cell" style:parent-style-name="Comma_32_2_32_2" style:data-style-name="N40">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352" style:family="table-cell" style:parent-style-name="Comma_32_2_32_2" style:data-style-name="N40">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53" style:family="table-cell" style:parent-style-name="Comma_32_2_32_2" style:data-style-name="N40">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54"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55" style:family="table-cell" style:parent-style-name="Comma_32_2_32_2" style:data-style-name="N4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56" style:family="table-cell" style:parent-style-name="Comma_32_2_32_2" style:data-style-name="N4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57" style:family="table-cell" style:parent-style-name="Comma_32_2_32_2" style:data-style-name="N4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58" style:family="table-cell" style:parent-style-name="Comma_32_2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59" style:family="table-cell" style:parent-style-name="Comma_32_2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60" style:family="table-cell" style:parent-style-name="Comma_32_2_32_2" style:data-style-name="N0">
      <style:table-cell-properties style:vertical-align="middle" fo:background-color="#FFFFFF"/>
      <style:text-properties style:font-name="Arial" style:font-name-asian="Arial" style:font-name-complex="Arial" fo:font-size="9pt" style:font-size-asian="9pt" style:font-size-complex="9pt"/>
    </style:style>
    <style:style style:name="ce361" style:family="table-cell" style:parent-style-name="Normal_32_2" style:data-style-name="N3">
      <style:table-cell-properties fo:border-top="none" fo:border-bottom="thin solid #000000" fo:border-left="none"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62" style:family="table-cell" style:parent-style-name="Comma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63" style:family="table-cell" style:parent-style-name="Normal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364" style:family="table-cell" style:parent-style-name="Comma_32_2_32_2" style:data-style-name="N37">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65" style:family="table-cell" style:parent-style-name="Normal_32_2" style:data-style-name="N37">
      <style:table-cell-properties style:vertical-align="middle" fo:background-color="#FFFFFF"/>
      <style:text-properties style:font-name="Arial" style:font-name-asian="Arial" style:font-name-complex="Arial" fo:font-size="9pt" style:font-size-asian="9pt" style:font-size-complex="9pt"/>
    </style:style>
    <style:style style:name="ce366" style:family="table-cell" style:parent-style-name="Comma_32_2_32_2" style:data-style-name="N36">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67" style:family="table-cell" style:parent-style-name="Comma_32_2_32_2" style:data-style-name="N36">
      <style:table-cell-properties fo:border="thin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68" style:family="table-cell" style:parent-style-name="Normal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36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70" style:family="table-cell" style:parent-style-name="Normal_32_2" style:data-style-name="N1">
      <style:table-cell-properties style:vertical-align="middle" fo:background-color="#FFFFFF"/>
      <style:text-properties style:font-name="Arial" style:font-name-asian="Arial" style:font-name-complex="Arial" fo:font-size="9pt" style:font-size-asian="9pt" style:font-size-complex="9pt"/>
    </style:style>
    <style:style style:name="ce371" style:family="table-cell" style:parent-style-name="Normal_32_2" style:data-style-name="N1">
      <style:table-cell-properties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72" style:family="table-cell" style:parent-style-name="Normal_32_2" style:data-style-name="N1">
      <style:table-cell-properties fo:border-top="thin solid #000000" fo:border-bottom="thin solid #000000" fo:border-left="none" fo:border-right="none"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373" style:family="table-cell" style:parent-style-name="Normal_32_2" style:data-style-name="N0">
      <style:table-cell-properties style:vertical-align="middle" fo:background-color="#FFFFFF"/>
      <style:text-properties style:font-name="Arial" style:font-name-asian="Arial" style:font-name-complex="Arial" fo:font-size="8pt" style:font-size-asian="8pt" style:font-size-complex="8pt"/>
    </style:style>
    <style:style style:name="ce374" style:family="table-cell" style:parent-style-name="Normal_32_2" style:data-style-name="N0">
      <style:table-cell-properties style:vertical-align="top"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375" style:family="table-cell" style:parent-style-name="Normal_32_2" style:data-style-name="N0">
      <style:table-cell-properties style:vertical-align="middle"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376"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77"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78" style:family="table-cell" style:parent-style-name="Normal_32_2"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379" style:family="table-cell" style:parent-style-name="Normal_32_2" style:data-style-name="N37">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80"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381" style:family="table-cell" style:parent-style-name="Comma_32_2_32_2" style:data-style-name="N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2" style:family="table-cell" style:parent-style-name="Normal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3"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4"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85" style:family="table-cell" style:parent-style-name="Percent" style:data-style-name="N13">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6" style:family="table-cell" style:parent-style-name="Normal_32_2" style:data-style-name="N2">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7" style:family="table-cell" style:parent-style-name="Comma_32_2_32_2" style:data-style-name="N1">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88" style:family="table-cell" style:parent-style-name="Normal_32_2" style:data-style-name="N0">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9"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90" style:family="table-cell" style:parent-style-name="Comma_32_2_32_2" style:data-style-name="N36">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91" style:family="table-cell" style:parent-style-name="Normal_32_2" style:data-style-name="N2">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9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3" style:family="table-cell" style:parent-style-name="Normal_32_2" style:data-style-name="N1">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94"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5" style:family="table-cell" style:parent-style-name="Percent_32_2"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96"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397"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style:text-underline-style="solid" style:text-underline-type="single"/>
    </style:style>
    <style:style style:name="ce398"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399" style:family="table-cell" style:parent-style-name="Normal_32_2" style:data-style-name="N3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00" style:family="table-cell" style:parent-style-name="Normal_32_6" style:data-style-name="N1">
      <style:table-cell-properties style:vertical-align="automatic" fo:background-color="#FFFFFF"/>
      <style:text-properties style:font-name="Arial" style:font-name-asian="Arial" style:font-name-complex="Arial" fo:font-size="9pt" style:font-size-asian="9pt" style:font-size-complex="9pt"/>
    </style:style>
    <style:style style:name="ce401" style:family="table-cell" style:parent-style-name="Comma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02" style:family="table-cell" style:parent-style-name="Normal_32_6"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style>
    <style:style style:name="ce403" style:family="table-cell" style:parent-style-name="Normal_32_2" style:data-style-name="N37">
      <style:table-cell-properties style:vertical-align="top" fo:wrap-option="wrap" fo:background-color="#FFFFFF"/>
      <style:text-properties style:font-name="Arial" style:font-name-asian="Arial" style:font-name-complex="Arial" fo:font-size="9pt" style:font-size-asian="9pt" style:font-size-complex="9pt"/>
    </style:style>
    <style:style style:name="ce404" style:family="table-cell" style:parent-style-name="Comma_32_2_32_2"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05" style:family="table-cell" style:parent-style-name="Normal_32_6"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406" style:family="table-cell" style:parent-style-name="Normal_32_6"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7" style:family="table-cell" style:parent-style-name="Normal_32_6"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8" style:family="table-cell" style:parent-style-name="Normal_32_2" style:data-style-name="N0">
      <style:table-cell-properties fo:border-top="thin solid #000000" fo:border-bottom="none" fo:border-left="none" fo:border-right="none" style:vertical-align="top" fo:wrap-option="wrap" fo:background-color="#FFFFFF"/>
      <style:text-properties style:font-name="Arial" style:font-name-asian="Arial" style:font-name-complex="Arial" fo:font-size="9pt" style:font-size-asian="9pt" style:font-size-complex="9pt"/>
    </style:style>
    <style:style style:name="ce409" style:family="table-cell" style:parent-style-name="Comma_32_2_32_2"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10" style:family="table-cell" style:parent-style-name="Normal_32_6" style:data-style-name="N1">
      <style:table-cell-properties style:vertical-align="automatic" fo:background-color="#FFFFFF" style:repeat-content="false"/>
      <style:paragraph-properties fo:text-align="end" fo:margin-right="0.706cm"/>
      <style:text-properties style:font-name="Arial" style:font-name-asian="Arial" style:font-name-complex="Arial" fo:font-size="10pt" style:font-size-asian="10pt" style:font-size-complex="10pt"/>
    </style:style>
    <style:style style:name="ce411" style:family="table-cell" style:parent-style-name="Percent_32_2" style:data-style-name="N13">
      <style:table-cell-properties fo:background-color="#FFFFFF"/>
      <style:text-properties style:font-name="Arial" style:font-name-asian="Arial" style:font-name-complex="Arial" fo:font-size="10pt" style:font-size-asian="10pt" style:font-size-complex="10pt"/>
    </style:style>
    <style:style style:name="ce412" style:family="table-cell" style:parent-style-name="Comma_32_2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13" style:family="table-cell" style:parent-style-name="Comma_32_2_32_2"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14" style:family="table-cell" style:parent-style-name="Normal_32_6"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15"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16" style:family="table-cell" style:parent-style-name="Normal_32_3" style:data-style-name="N0">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17" style:family="table-cell" style:parent-style-name="Normal_32_3"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18" style:family="table-cell" style:parent-style-name="Normal_32_3"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19" style:family="table-cell" style:parent-style-name="Normal_32_3"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20"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1" style:family="table-cell" style:parent-style-name="Normal_32_3"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2" style:family="table-cell" style:parent-style-name="Normal_32_3"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3" style:family="table-cell" style:parent-style-name="Normal_32_3" style:data-style-name="N0">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4" style:family="table-cell" style:parent-style-name="Normal_32_3" style:data-style-name="N0">
      <style:table-cell-properties fo:border-top="none" fo:border-bottom="none" fo:border-left="none" fo:border-right="2pt dashed #000000" style:vertical-align="automatic" fo:background-color="#FFFFFF"/>
      <style:text-properties style:font-name="Arial" style:font-name-asian="Arial" style:font-name-complex="Arial" fo:font-size="9pt" style:font-size-asian="9pt" style:font-size-complex="9pt"/>
    </style:style>
    <style:style style:name="ce425" style:family="table-cell" style:parent-style-name="Percen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6" style:family="table-cell" style:parent-style-name="Normal_32_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7" style:family="table-cell" style:parent-style-name="Normal_32_3" style:data-style-name="N1">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8" style:family="table-cell" style:parent-style-name="Normal_32_3" style:data-style-name="N1">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29" style:family="table-cell" style:parent-style-name="Normal_32_3"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30" style:family="table-cell" style:parent-style-name="Normal_32_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1" style:family="table-cell" style:parent-style-name="Normal_32_3" style:data-style-name="N1">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2" style:family="table-cell" style:parent-style-name="Normal_32_3" style:data-style-name="N1">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3" style:family="table-cell" style:parent-style-name="Normal_32_3"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4" style:family="table-cell" style:parent-style-name="Percen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5"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436" style:family="table-cell" style:parent-style-name="Normal_32_3"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7" style:family="table-cell" style:parent-style-name="Normal_32_3" style:data-style-name="N1">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8" style:family="table-cell" style:parent-style-name="Normal_32_3" style:data-style-name="N1">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39" style:family="table-cell" style:parent-style-name="Normal_32_3" style:data-style-name="N1">
      <style:table-cell-properties fo:border-top="none" fo:border-bottom="thin solid #000000" fo:border-left="none" fo:border-right="2pt dashe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40" style:family="table-cell" style:parent-style-name="Percent" style:data-style-name="N1">
      <style:table-cell-properties fo:border-top="none" fo:border-bottom="thin solid #000000" fo:border-left="2pt dashe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41"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4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style>
    <style:style style:name="ce443" style:family="table-cell" style:parent-style-name="Normal_32_3"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444" style:family="table-cell" style:parent-style-name="Normal_32_3" style:data-style-name="N0">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5" style:family="table-cell" style:parent-style-name="Normal_32_3"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6" style:family="table-cell" style:parent-style-name="Normal_32_3"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7" style:family="table-cell" style:parent-style-name="Normal_32_3" style:data-style-name="N0">
      <style:table-cell-properties fo:border-top="none" fo:border-bottom="thin solid #000000" fo:border-left="thin solid #000000" fo:border-right="2pt dashed #000000"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8" style:family="table-cell" style:parent-style-name="Comma_32_2_32_2" style:data-style-name="N1">
      <style:table-cell-properties fo:border-top="none" fo:border-bottom="thin solid #000000" fo:border-left="2pt dashed #000000" fo:border-right="none"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9" style:family="table-cell" style:parent-style-name="Normal_32_3" style:data-style-name="N3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0" style:family="table-cell" style:parent-style-name="Normal_32_3" style:data-style-name="N3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1" style:family="table-cell" style:parent-style-name="Normal_32_3" style:data-style-name="N36">
      <style:table-cell-properties style:vertical-align="automatic" fo:background-color="#FFFFFF"/>
      <style:text-properties style:font-name="Arial" style:font-name-asian="Arial" style:font-name-complex="Arial" fo:font-size="9pt" style:font-size-asian="9pt" style:font-size-complex="9pt"/>
    </style:style>
    <style:style style:name="ce452" style:family="table-cell" style:parent-style-name="Normal_32_3"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9pt" style:font-size-asian="9pt" style:font-size-complex="9pt"/>
    </style:style>
    <style:style style:name="ce453" style:family="table-cell" style:parent-style-name="Normal_32_3"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9pt" style:font-size-asian="9pt" style:font-size-complex="9pt"/>
    </style:style>
    <style:style style:name="ce454" style:family="table-cell" style:parent-style-name="Normal_32_3"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5" style:family="table-cell" style:parent-style-name="Normal_32_3"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6" style:family="table-cell" style:parent-style-name="Normal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57" style:family="table-cell" style:parent-style-name="Normal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58" style:family="table-cell" style:parent-style-name="Normal_32_3"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59" style:family="table-cell" style:parent-style-name="Normal_32_3"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0" style:family="table-cell" style:parent-style-name="Normal_32_3" style:data-style-name="N36">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style>
    <style:style style:name="ce461" style:family="table-cell" style:parent-style-name="Comma_32_2_32_2" style:data-style-name="N36">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62" style:family="table-cell" style:parent-style-name="Comma_32_2_32_2" style:data-style-name="N36">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63"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64"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65" style:family="table-cell" style:parent-style-name="Normal_32_3"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6" style:family="table-cell" style:parent-style-name="Normal_32_3" style:data-style-name="N36">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7" style:family="table-cell" style:parent-style-name="Normal_32_3" style:data-style-name="N36">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8" style:family="table-cell" style:parent-style-name="Normal_32_3" style:data-style-name="N1">
      <style:table-cell-properties style:vertical-align="automatic" fo:background-color="#FFFFFF"/>
      <style:text-properties style:font-name="Arial" style:font-name-asian="Arial" style:font-name-complex="Arial" fo:font-size="12pt" style:font-size-asian="12pt" style:font-size-complex="12pt"/>
    </style:style>
    <style:style style:name="ce469" style:family="table-cell" style:parent-style-name="Normal_32_3" style:data-style-name="N0">
      <style:table-cell-properties fo:border-top="none"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70" style:family="table-cell" style:parent-style-name="Normal_32_3" style:data-style-name="N0">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71" style:family="table-cell" style:parent-style-name="Normal_32_3"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72" style:family="table-cell" style:parent-style-name="Normal_32_3" style:data-style-name="N0">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73" style:family="table-cell" style:parent-style-name="Comma_32_3" style:data-style-name="N3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4" style:family="table-cell" style:parent-style-name="Comma_32_2_32_2" style:data-style-name="N3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5" style:family="table-cell" style:parent-style-name="Comma_32_2_32_2" style:data-style-name="N1">
      <style:table-cell-properties style:vertical-align="middle" fo:background-color="#FFFFFF"/>
      <style:text-properties style:font-name="Arial" style:font-name-asian="Arial" style:font-name-complex="Arial" fo:font-size="9pt" style:font-size-asian="9pt" style:font-size-complex="9pt"/>
    </style:style>
    <style:style style:name="ce476" style:family="table-cell" style:parent-style-name="Normal_32_2"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477" style:family="table-cell" style:parent-style-name="Normal_32_2"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8" style:family="table-cell" style:parent-style-name="Normal_32_2"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79" style:family="table-cell" style:parent-style-name="Comma_32_2_32_2" style:data-style-name="N1">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0"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1" style:family="table-cell" style:parent-style-name="Comma_32_2_32_2"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2" style:family="table-cell" style:parent-style-name="Normal_32_3"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3" style:family="table-cell" style:parent-style-name="Comma_32_2_32_2" style:data-style-name="N41">
      <style:table-cell-properties style:vertical-align="middle" fo:background-color="#FFFFFF"/>
      <style:text-properties style:font-name="Arial" style:font-name-asian="Arial" style:font-name-complex="Arial" fo:font-size="9pt" style:font-size-asian="9pt" style:font-size-complex="9pt"/>
    </style:style>
    <style:style style:name="ce484"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85" style:family="table-cell" style:parent-style-name="Normal_32_2" style:data-style-name="N41">
      <style:table-cell-properties style:vertical-align="automatic" fo:background-color="#FFFFFF"/>
      <style:text-properties style:font-name="Arial" style:font-name-asian="Arial" style:font-name-complex="Arial" fo:font-size="10pt" style:font-size-asian="10pt" style:font-size-complex="10pt"/>
    </style:style>
    <style:style style:name="ce486" style:family="table-cell" style:parent-style-name="Normal_32_2" style:data-style-name="N42">
      <style:table-cell-properties style:vertical-align="automatic" fo:background-color="#FFFFFF"/>
      <style:text-properties style:font-name="Arial" style:font-name-asian="Arial" style:font-name-complex="Arial" fo:font-size="10pt" style:font-size-asian="10pt" style:font-size-complex="10pt"/>
    </style:style>
    <style:style style:name="ce487" style:family="table-cell" style:parent-style-name="Normal_32_2" style:data-style-name="N36">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8" style:family="table-cell" style:parent-style-name="Normal_32_2" style:data-style-name="N36">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31472222222222cm" style:use-optimal-column-width="true"/>
    </style:style>
    <style:style style:name="co2" style:family="table-column">
      <style:table-column-properties fo:break-before="auto" style:column-width="18.0093055555556cm" style:use-optimal-column-width="true"/>
    </style:style>
    <style:style style:name="co3" style:family="table-column">
      <style:table-column-properties fo:break-before="auto" style:column-width="4.16277777777778cm"/>
    </style:style>
    <style:style style:name="co4" style:family="table-column">
      <style:table-column-properties fo:break-before="auto" style:column-width="2.09902777777778cm"/>
    </style:style>
    <style:style style:name="co5" style:family="table-column">
      <style:table-column-properties fo:break-before="auto" style:column-width="2.04611111111111cm"/>
    </style:style>
    <style:style style:name="co6" style:family="table-column">
      <style:table-column-properties fo:break-before="auto" style:column-width="4.14513888888889cm"/>
    </style:style>
    <style:style style:name="co7" style:family="table-column">
      <style:table-column-properties fo:break-before="auto" style:column-width="2.02847222222222cm" style:use-optimal-column-width="true"/>
    </style:style>
    <style:style style:name="co8" style:family="table-column">
      <style:table-column-properties fo:break-before="auto" style:column-width="1.72861111111111cm"/>
    </style:style>
    <style:style style:name="co9" style:family="table-column">
      <style:table-column-properties fo:break-before="auto" style:column-width="1.905cm"/>
    </style:style>
    <style:style style:name="co10" style:family="table-column">
      <style:table-column-properties fo:break-before="auto" style:column-width="2.13430555555556cm"/>
    </style:style>
    <style:style style:name="co11" style:family="table-column">
      <style:table-column-properties fo:break-before="auto" style:column-width="2.45180555555556cm"/>
    </style:style>
    <style:style style:name="co12" style:family="table-column">
      <style:table-column-properties fo:break-before="auto" style:column-width="3.01625cm"/>
    </style:style>
    <style:style style:name="co13" style:family="table-column">
      <style:table-column-properties fo:break-before="auto" style:column-width="1.83444444444444cm"/>
    </style:style>
    <style:style style:name="co14" style:family="table-column">
      <style:table-column-properties fo:break-before="auto" style:column-width="4.19805555555556cm" style:use-optimal-column-width="true"/>
    </style:style>
    <style:style style:name="co15" style:family="table-column">
      <style:table-column-properties fo:break-before="auto" style:column-width="1.65805555555556cm"/>
    </style:style>
    <style:style style:name="co16" style:family="table-column">
      <style:table-column-properties fo:break-before="auto" style:column-width="1.74625cm"/>
    </style:style>
    <style:style style:name="co17" style:family="table-column">
      <style:table-column-properties fo:break-before="auto" style:column-width="3.38666666666667cm"/>
    </style:style>
    <style:style style:name="co18" style:family="table-column">
      <style:table-column-properties fo:break-before="auto" style:column-width="2.01083333333333cm" style:use-optimal-column-width="true"/>
    </style:style>
    <style:style style:name="co19" style:family="table-column">
      <style:table-column-properties fo:break-before="auto" style:column-width="2.01083333333333cm"/>
    </style:style>
    <style:style style:name="co20" style:family="table-column">
      <style:table-column-properties fo:break-before="auto" style:column-width="2.39888888888889cm"/>
    </style:style>
    <style:style style:name="co21" style:family="table-column">
      <style:table-column-properties fo:break-before="auto" style:column-width="4.33916666666667cm"/>
    </style:style>
    <style:style style:name="co22" style:family="table-column">
      <style:table-column-properties fo:break-before="auto" style:column-width="3.66888888888889cm"/>
    </style:style>
    <style:style style:name="co23" style:family="table-column">
      <style:table-column-properties fo:break-before="auto" style:column-width="1.42875cm"/>
    </style:style>
    <style:style style:name="co24" style:family="table-column">
      <style:table-column-properties fo:break-before="auto" style:column-width="1.04069444444444cm" style:use-optimal-column-width="true"/>
    </style:style>
    <style:style style:name="co25" style:family="table-column">
      <style:table-column-properties fo:break-before="auto" style:column-width="2.20486111111111cm" style:use-optimal-column-width="true"/>
    </style:style>
    <style:style style:name="co26" style:family="table-column">
      <style:table-column-properties fo:break-before="auto" style:column-width="2.69875cm"/>
    </style:style>
    <style:style style:name="co27" style:family="table-column">
      <style:table-column-properties fo:break-before="auto" style:column-width="2.82222222222222cm"/>
    </style:style>
    <style:style style:name="co28" style:family="table-column">
      <style:table-column-properties fo:break-before="auto" style:column-width="2.15194444444444cm" style:use-optimal-column-width="true"/>
    </style:style>
    <style:style style:name="co29" style:family="table-column">
      <style:table-column-properties fo:break-before="auto" style:column-width="2.15194444444444cm"/>
    </style:style>
    <style:style style:name="co30" style:family="table-column">
      <style:table-column-properties fo:break-before="auto" style:column-width="3.28083333333333cm"/>
    </style:style>
    <style:style style:name="co31" style:family="table-column">
      <style:table-column-properties fo:break-before="auto" style:column-width="3.58069444444444cm"/>
    </style:style>
    <style:style style:name="co32" style:family="table-column">
      <style:table-column-properties fo:break-before="auto" style:column-width="2.06375cm"/>
    </style:style>
    <style:style style:name="co33" style:family="table-column">
      <style:table-column-properties fo:break-before="auto" style:column-width="3.175cm"/>
    </style:style>
    <style:style style:name="co34" style:family="table-column">
      <style:table-column-properties fo:break-before="auto" style:column-width="5.62680555555556cm"/>
    </style:style>
    <style:style style:name="co35" style:family="table-column">
      <style:table-column-properties fo:break-before="auto" style:column-width="4.72722222222222cm"/>
    </style:style>
    <style:style style:name="co36" style:family="table-column">
      <style:table-column-properties fo:break-before="auto" style:column-width="8.16680555555556cm"/>
    </style:style>
    <style:style style:name="co37" style:family="table-column">
      <style:table-column-properties fo:break-before="auto" style:column-width="2.43416666666667cm"/>
    </style:style>
    <style:style style:name="co38" style:family="table-column">
      <style:table-column-properties fo:break-before="auto" style:column-width="2.41652777777778cm"/>
    </style:style>
    <style:style style:name="co39" style:family="table-column">
      <style:table-column-properties fo:break-before="auto" style:column-width="2.73402777777778cm" style:use-optimal-column-width="true"/>
    </style:style>
    <style:style style:name="co40" style:family="table-column">
      <style:table-column-properties fo:break-before="auto" style:column-width="5.16819444444444cm"/>
    </style:style>
    <style:style style:name="co41" style:family="table-column">
      <style:table-column-properties fo:break-before="auto" style:column-width="6.50875cm"/>
    </style:style>
    <style:style style:name="co42" style:family="table-column">
      <style:table-column-properties fo:break-before="auto" style:column-width="2.02847222222222cm"/>
    </style:style>
    <style:style style:name="co43" style:family="table-column">
      <style:table-column-properties fo:break-before="auto" style:column-width="2.64583333333333cm"/>
    </style:style>
    <style:style style:name="co44" style:family="table-column">
      <style:table-column-properties fo:break-before="auto" style:column-width="6.19125cm"/>
    </style:style>
    <style:style style:name="co45" style:family="table-column">
      <style:table-column-properties fo:break-before="auto" style:column-width="2.62819444444444cm"/>
    </style:style>
    <style:style style:name="co46" style:family="table-column">
      <style:table-column-properties fo:break-before="auto" style:column-width="3.86291666666667cm" style:use-optimal-column-width="true"/>
    </style:style>
    <style:style style:name="co47" style:family="table-column">
      <style:table-column-properties fo:break-before="auto" style:column-width="2.69875cm" style:use-optimal-column-width="true"/>
    </style:style>
    <style:style style:name="co48" style:family="table-column">
      <style:table-column-properties fo:break-before="auto" style:column-width="2.06375cm" style:use-optimal-column-width="true"/>
    </style:style>
    <style:style style:name="co49" style:family="table-column">
      <style:table-column-properties fo:break-before="auto" style:column-width="1.86972222222222cm" style:use-optimal-column-width="true"/>
    </style:style>
    <style:style style:name="co50" style:family="table-column">
      <style:table-column-properties fo:break-before="auto" style:column-width="1.65805555555556cm" style:use-optimal-column-width="true"/>
    </style:style>
    <style:style style:name="co51" style:family="table-column">
      <style:table-column-properties fo:break-before="auto" style:column-width="2.91041666666667cm" style:use-optimal-column-width="true"/>
    </style:style>
    <style:style style:name="co52" style:family="table-column">
      <style:table-column-properties fo:break-before="auto" style:column-width="2.80458333333333cm" style:use-optimal-column-width="true"/>
    </style:style>
    <style:style style:name="co53" style:family="table-column">
      <style:table-column-properties fo:break-before="auto" style:column-width="5.66208333333333cm"/>
    </style:style>
    <style:style style:name="co54" style:family="table-column">
      <style:table-column-properties fo:break-before="auto" style:column-width="5.50333333333333cm"/>
    </style:style>
    <style:style style:name="co55" style:family="table-column">
      <style:table-column-properties fo:break-before="auto" style:column-width="3.21027777777778cm"/>
    </style:style>
    <style:style style:name="co56" style:family="table-column">
      <style:table-column-properties fo:break-before="auto" style:column-width="2.24013888888889cm"/>
    </style:style>
    <style:style style:name="co57" style:family="table-column">
      <style:table-column-properties fo:break-before="auto" style:column-width="2.50472222222222cm"/>
    </style:style>
    <style:style style:name="co58" style:family="table-column">
      <style:table-column-properties fo:break-before="auto" style:column-width="2.59291666666667cm"/>
    </style:style>
    <style:style style:name="co59" style:family="table-column">
      <style:table-column-properties fo:break-before="auto" style:column-width="8.06097222222222cm"/>
    </style:style>
    <style:style style:name="co60" style:family="table-column">
      <style:table-column-properties fo:break-before="auto" style:column-width="1.85208333333333cm"/>
    </style:style>
    <style:style style:name="co61" style:family="table-column">
      <style:table-column-properties fo:break-before="auto" style:column-width="1.56986111111111cm"/>
    </style:style>
    <style:style style:name="co62" style:family="table-column">
      <style:table-column-properties fo:break-before="auto" style:column-width="1.67569444444444cm"/>
    </style:style>
    <style:style style:name="co63" style:family="table-column">
      <style:table-column-properties fo:break-before="auto" style:column-width="1.86972222222222cm"/>
    </style:style>
    <style:style style:name="co64" style:family="table-column">
      <style:table-column-properties fo:break-before="auto" style:column-width="1.64041666666667cm"/>
    </style:style>
    <style:style style:name="co65" style:family="table-column">
      <style:table-column-properties fo:break-before="auto" style:column-width="2.34597222222222cm"/>
    </style:style>
    <style:style style:name="co66" style:family="table-column">
      <style:table-column-properties fo:break-before="auto" style:column-width="6.38527777777778cm"/>
    </style:style>
    <style:style style:name="co67" style:family="table-column">
      <style:table-column-properties fo:break-before="auto" style:column-width="3.51013888888889cm"/>
    </style:style>
    <style:style style:name="co68" style:family="table-column">
      <style:table-column-properties fo:break-before="auto" style:column-width="3.61597222222222cm"/>
    </style:style>
    <style:style style:name="co69" style:family="table-column">
      <style:table-column-properties fo:break-before="auto" style:column-width="0.511527777777778cm"/>
    </style:style>
    <style:style style:name="co70" style:family="table-column">
      <style:table-column-properties fo:break-before="auto" style:column-width="0.282222222222222cm"/>
    </style:style>
    <style:style style:name="co71" style:family="table-column">
      <style:table-column-properties fo:break-before="auto" style:column-width="1.76388888888889cm"/>
    </style:style>
    <style:style style:name="co72" style:family="table-column">
      <style:table-column-properties fo:break-before="auto" style:column-width="6.89680555555555cm"/>
    </style:style>
    <style:style style:name="co73" style:family="table-column">
      <style:table-column-properties fo:break-before="auto" style:column-width="2.20486111111111cm"/>
    </style:style>
    <style:style style:name="co74" style:family="table-column">
      <style:table-column-properties fo:break-before="auto" style:column-width="2.25777777777778cm"/>
    </style:style>
    <style:style style:name="co75" style:family="table-column">
      <style:table-column-properties fo:break-before="auto" style:column-width="2.16958333333333cm"/>
    </style:style>
    <style:style style:name="co76" style:family="table-column">
      <style:table-column-properties fo:break-before="auto" style:column-width="2.2225cm"/>
    </style:style>
    <style:style style:name="co77" style:family="table-column">
      <style:table-column-properties fo:break-before="auto" style:column-width="3.77472222222222cm"/>
    </style:style>
    <style:style style:name="co78" style:family="table-column">
      <style:table-column-properties fo:break-before="auto" style:column-width="3.86291666666667cm"/>
    </style:style>
    <style:style style:name="co79" style:family="table-column">
      <style:table-column-properties fo:break-before="auto" style:column-width="4.28625cm"/>
    </style:style>
    <style:style style:name="co80" style:family="table-column">
      <style:table-column-properties fo:break-before="auto" style:column-width="7.39069444444444cm"/>
    </style:style>
    <style:style style:name="co81" style:family="table-column">
      <style:table-column-properties fo:break-before="auto" style:column-width="2.99861111111111cm"/>
    </style:style>
    <style:style style:name="co82" style:family="table-column">
      <style:table-column-properties fo:break-before="auto" style:column-width="3.31611111111111cm"/>
    </style:style>
    <style:style style:name="co83" style:family="table-column">
      <style:table-column-properties fo:break-before="auto" style:column-width="3.29847222222222cm"/>
    </style:style>
    <style:style style:name="co84" style:family="table-column">
      <style:table-column-properties fo:break-before="auto" style:column-width="5.15055555555556cm"/>
    </style:style>
    <style:style style:name="co85" style:family="table-column">
      <style:table-column-properties fo:break-before="auto" style:column-width="3.52777777777778cm" style:use-optimal-column-width="true"/>
    </style:style>
    <style:style style:name="co86" style:family="table-column">
      <style:table-column-properties fo:break-before="auto" style:column-width="2.61055555555556cm"/>
    </style:style>
    <style:style style:name="co87" style:family="table-column">
      <style:table-column-properties fo:break-before="auto" style:column-width="4.95652777777778cm"/>
    </style:style>
    <style:style style:name="ro1" style:family="table-row">
      <style:table-row-properties style:row-height="18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58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13.5pt" style:use-optimal-row-height="false" fo:break-before="auto"/>
    </style:style>
    <style:style style:name="ro6" style:family="table-row">
      <style:table-row-properties style:row-height="15.5pt" style:use-optimal-row-height="true" fo:break-before="auto"/>
    </style:style>
    <style:style style:name="ro7" style:family="table-row">
      <style:table-row-properties style:row-height="47.25pt" style:use-optimal-row-height="false" fo:break-before="auto"/>
    </style:style>
    <style:style style:name="ro8" style:family="table-row">
      <style:table-row-properties style:row-height="12pt" style:use-optimal-row-height="false" fo:break-before="auto"/>
    </style:style>
    <style:style style:name="ro9" style:family="table-row">
      <style:table-row-properties style:row-height="48.75pt" style:use-optimal-row-height="false" fo:break-before="auto"/>
    </style:style>
    <style:style style:name="ro10" style:family="table-row">
      <style:table-row-properties style:row-height="11.5pt" style:use-optimal-row-height="true" fo:break-before="auto"/>
    </style:style>
    <style:style style:name="ro11" style:family="table-row">
      <style:table-row-properties style:row-height="50.25pt" style:use-optimal-row-height="false" fo:break-before="auto"/>
    </style:style>
    <style:style style:name="ro12" style:family="table-row">
      <style:table-row-properties style:row-height="24.6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11.4pt" style:use-optimal-row-height="false" fo:break-before="auto"/>
    </style:style>
    <style:style style:name="ro15" style:family="table-row">
      <style:table-row-properties style:row-height="46pt" style:use-optimal-row-height="true" fo:break-before="auto"/>
    </style:style>
    <style:style style:name="ro16" style:family="table-row">
      <style:table-row-properties style:row-height="34.5pt" style:use-optimal-row-height="true" fo:break-before="auto"/>
    </style:style>
    <style:style style:name="ro17" style:family="table-row">
      <style:table-row-properties style:row-height="24pt" style:use-optimal-row-height="false" fo:break-before="auto"/>
    </style:style>
    <style:style style:name="ro18" style:family="table-row">
      <style:table-row-properties style:row-height="25.5pt" style:use-optimal-row-height="false" fo:break-before="auto"/>
    </style:style>
    <style:style style:name="ro19" style:family="table-row">
      <style:table-row-properties style:row-height="22.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16.75pt" style:use-optimal-row-height="false" fo:break-before="auto"/>
    </style:style>
    <style:style style:name="ro22" style:family="table-row">
      <style:table-row-properties style:row-height="37.5pt" style:use-optimal-row-height="false" fo:break-before="auto"/>
    </style:style>
    <style:style style:name="ro23" style:family="table-row">
      <style:table-row-properties style:row-height="38.25pt" style:use-optimal-row-height="false" fo:break-before="auto"/>
    </style:style>
    <style:style style:name="ro24" style:family="table-row">
      <style:table-row-properties style:row-height="27.75pt" style:use-optimal-row-height="false" fo:break-before="auto"/>
    </style:style>
    <style:style style:name="ro25" style:family="table-row">
      <style:table-row-properties style:row-height="27pt" style:use-optimal-row-height="false" fo:break-before="auto"/>
    </style:style>
    <style:style style:name="ro26" style:family="table-row">
      <style:table-row-properties style:row-height="35.5pt" style:use-optimal-row-height="true" fo:break-before="auto"/>
    </style:style>
    <style:style style:name="ro27" style:family="table-row">
      <style:table-row-properties style:row-height="12.65pt" style:use-optimal-row-height="false" fo:break-before="auto"/>
    </style:style>
    <style:style style:name="ro28" style:family="table-row">
      <style:table-row-properties style:row-height="28.25pt" style:use-optimal-row-height="false" fo:break-before="auto"/>
    </style:style>
    <style:style style:name="ro29" style:family="table-row">
      <style:table-row-properties style:row-height="29.4pt" style:use-optimal-row-height="false" fo:break-before="auto"/>
    </style:style>
    <style:style style:name="ro30" style:family="table-row">
      <style:table-row-properties style:row-height="24.75pt" style:use-optimal-row-height="false" fo:break-before="auto"/>
    </style:style>
    <style:style style:name="ro31" style:family="table-row">
      <style:table-row-properties style:row-height="13.25pt" style:use-optimal-row-height="false" fo:break-before="auto"/>
    </style:style>
    <style:style style:name="ro32" style:family="table-row">
      <style:table-row-properties style:row-height="13.5pt" style:use-optimal-row-height="true" fo:break-before="auto"/>
    </style:style>
    <style:style style:name="ro33" style:family="table-row">
      <style:table-row-properties style:row-height="8.25pt" style:use-optimal-row-height="false" fo:break-before="auto"/>
    </style:style>
    <style:style style:name="ro34" style:family="table-row">
      <style:table-row-properties style:row-height="9pt" style:use-optimal-row-height="false" fo:break-before="auto"/>
    </style:style>
    <style:style style:name="ro35" style:family="table-row">
      <style:table-row-properties style:row-height="23.25pt" style:use-optimal-row-height="false" fo:break-before="auto"/>
    </style:style>
    <style:style style:name="ro36" style:family="table-row">
      <style:table-row-properties style:row-height="14.4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12.5pt" style:use-optimal-row-height="true" fo:break-before="auto"/>
    </style:style>
    <style:style style:name="ro39" style:family="table-row">
      <style:table-row-properties style:row-height="13pt" style:use-optimal-row-height="true" fo:break-before="auto"/>
    </style:style>
    <style:style style:name="ro40" style:family="table-row">
      <style:table-row-properties style:row-height="22.25pt" style:use-optimal-row-height="false" fo:break-before="auto"/>
    </style:style>
    <style:style style:name="ro41" style:family="table-row">
      <style:table-row-properties style:row-height="33.65pt" style:use-optimal-row-height="false" fo:break-before="auto"/>
    </style:style>
    <style:style style:name="ro42" style:family="table-row">
      <style:table-row-properties style:row-height="15.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row table:style-name="ro1">
          <table:table-cell office:value-type="string" table:number-columns-spanned="3" table:number-rows-spanned="1" table:style-name="ce12">
            <text:p>Contents</text:p>
          </table:table-cell>
          <table:covered-table-cell table:number-columns-repeated="2"/>
          <table:table-cell table:number-columns-repeated="16381"/>
        </table:table-row>
        <table:table-row table:style-name="ro2">
          <table:table-cell table:number-columns-repeated="16384"/>
        </table:table-row>
        <table:table-row table:style-name="ro2">
          <table:table-cell office:value-type="string" table:style-name="ce3">
            <text:p>Table number</text:p>
          </table:table-cell>
          <table:table-cell office:value-type="string" table:style-name="ce3">
            <text:p>Title</text:p>
          </table:table-cell>
          <table:table-cell office:value-type="string" table:style-name="ce3">
            <text:p>Period covered</text:p>
          </table:table-cell>
          <table:table-cell table:number-columns-repeated="16381"/>
        </table:table-row>
        <table:table-row table:style-name="ro2">
          <table:table-cell table:number-columns-repeated="3" table:style-name="ce4"/>
          <table:table-cell table:number-columns-repeated="16381"/>
        </table:table-row>
        <table:table-row table:style-name="ro2">
          <table:table-cell office:value-type="string" table:style-name="ce5">
            <text:p><text:a xlink:href="#Summary_Table_1.A1">Summary_Table_1</text:a></text:p>
          </table:table-cell>
          <table:table-cell office:value-type="string" table:style-name="ce2">
            <text:p>Number of drug seizures by class, drug type and year</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Summary_Table_2.A1">Summary_Table_2</text:a></text:p>
          </table:table-cell>
          <table:table-cell office:value-type="string" table:style-name="ce2">
            <text:p>Quantity of drugs seized by class, drug type and year</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Summary_Table_3.A1">Summary_Table_3</text:a></text:p>
          </table:table-cell>
          <table:table-cell office:value-type="string" table:style-name="ce2">
            <text:p>Seizures of drugs by drug type, class and amount seized</text:p>
          </table:table-cell>
          <table:table-cell office:value-type="string" table:style-name="ce6">
            <text:p>2018/19</text:p>
          </table:table-cell>
          <table:table-cell table:number-columns-repeated="16381"/>
        </table:table-row>
        <table:table-row table:style-name="ro2">
          <table:table-cell office:value-type="string" table:style-name="ce5">
            <text:p><text:a xlink:href="#Summary_Table_4.A1">Summary_Table_4</text:a></text:p>
          </table:table-cell>
          <table:table-cell office:value-type="string" table:style-name="ce2">
            <text:p>Number and percentage of drug seizures by class, drug type and authority</text:p>
          </table:table-cell>
          <table:table-cell office:value-type="string" table:style-name="ce6">
            <text:p>2018/19</text:p>
          </table:table-cell>
          <table:table-cell table:number-columns-repeated="16381"/>
        </table:table-row>
        <table:table-row table:style-name="ro2">
          <table:table-cell office:value-type="string" table:style-name="ce5">
            <text:p><text:a xlink:href="#Summary_Table_5.A1">Summary_Table_5</text:a></text:p>
          </table:table-cell>
          <table:table-cell office:value-type="string" table:style-name="ce2">
            <text:p>Quantity and percentage of drug seizures by class, drug type and authority</text:p>
          </table:table-cell>
          <table:table-cell office:value-type="string" table:style-name="ce6">
            <text:p>2018/19</text:p>
          </table:table-cell>
          <table:table-cell table:number-columns-repeated="16381"/>
        </table:table-row>
        <table:table-row table:style-name="ro2">
          <table:table-cell table:style-name="ce4"/>
          <table:table-cell table:number-columns-repeated="16383" table:style-name="ce2"/>
        </table:table-row>
        <table:table-row table:style-name="ro2">
          <table:table-cell office:value-type="string" table:style-name="ce5">
            <text:p><text:a xlink:href="#Area_Table_1.A1">Area_Table_1</text:a></text:p>
          </table:table-cell>
          <table:table-cell office:value-type="string" table:style-name="ce2">
            <text:p>Number of seizures of drugs by seizing authority and year</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Area_Table_2.A1">Area_Table_2</text:a></text:p>
          </table:table-cell>
          <table:table-cell office:value-type="string" table:style-name="ce2">
            <text:p>Drug seizures per million population by police force area and year</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Area_Table_3.A1">Area_Table_3</text:a></text:p>
          </table:table-cell>
          <table:table-cell office:value-type="string" table:style-name="ce2">
            <text:p>Number of drug seizures by drug class, type and seizing authority</text:p>
          </table:table-cell>
          <table:table-cell office:value-type="string" table:style-name="ce6">
            <text:p>2018/19</text:p>
          </table:table-cell>
          <table:table-cell table:number-columns-repeated="16381"/>
        </table:table-row>
        <table:table-row table:style-name="ro2">
          <table:table-cell office:value-type="string" table:style-name="ce5">
            <text:p><text:a xlink:href="#Area_Table_4.A1">Area_Table_4</text:a></text:p>
          </table:table-cell>
          <table:table-cell office:value-type="string" table:style-name="ce2">
            <text:p>Drug seizures per million population by drug class, type and police force area</text:p>
          </table:table-cell>
          <table:table-cell office:value-type="string" table:style-name="ce6">
            <text:p>2018/19</text:p>
          </table:table-cell>
          <table:table-cell table:number-columns-repeated="16381"/>
        </table:table-row>
        <table:table-row table:style-name="ro2">
          <table:table-cell office:value-type="string" table:style-name="ce5">
            <text:p><text:a xlink:href="#Area_Table_5.A1">Area_Table_5</text:a></text:p>
          </table:table-cell>
          <table:table-cell office:value-type="string" table:style-name="ce2">
            <text:p>Quantity of drugs seized by drug class, type and seizing authority</text:p>
          </table:table-cell>
          <table:table-cell office:value-type="string" table:style-name="ce6">
            <text:p>2018/19</text:p>
          </table:table-cell>
          <table:table-cell table:number-columns-repeated="16381"/>
        </table:table-row>
        <table:table-row table:style-name="ro2">
          <table:table-cell office:value-type="string" table:style-name="ce5">
            <text:p><text:a xlink:href="#Area_Table_6.A1">Area_Table_6</text:a></text:p>
          </table:table-cell>
          <table:table-cell office:value-type="string" table:style-name="ce2">
            <text:p>Proportion of drug seizures by region or authority</text:p>
          </table:table-cell>
          <table:table-cell office:value-type="string" table:style-name="ce6">
            <text:p>2006/07 to 2018/19</text:p>
          </table:table-cell>
          <table:table-cell table:number-columns-repeated="16381"/>
        </table:table-row>
        <table:table-row table:style-name="ro2">
          <table:table-cell table:style-name="ce4"/>
          <table:table-cell table:style-name="ce2"/>
          <table:table-cell table:style-name="ce6"/>
          <table:table-cell table:number-columns-repeated="16381"/>
        </table:table-row>
        <table:table-row table:style-name="ro2">
          <table:table-cell office:value-type="string" table:style-name="ce5">
            <text:p><text:a xlink:href="#Supplementary_Table_1.A1">Supplementary_Table_1</text:a></text:p>
          </table:table-cell>
          <table:table-cell office:value-type="string" table:style-name="ce2">
            <text:p>Number, and quantity, of seizures of mephedrone</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Supplementary_Table_2.A1">Supplementary_Table_2</text:a></text:p>
          </table:table-cell>
          <table:table-cell office:value-type="string" table:style-name="ce2">
            <text:p>Further breakdown of quantities seized by police forces</text:p>
          </table:table-cell>
          <table:table-cell office:value-type="string" table:style-name="ce6">
            <text:p>2018/19</text:p>
          </table:table-cell>
          <table:table-cell table:number-columns-repeated="16381"/>
        </table:table-row>
        <table:table-row table:style-name="ro2">
          <table:table-cell table:style-name="ce4"/>
          <table:table-cell table:style-name="ce2"/>
          <table:table-cell table:style-name="ce6"/>
          <table:table-cell table:number-columns-repeated="16381"/>
        </table:table-row>
        <table:table-row table:style-name="ro2">
          <table:table-cell office:value-type="string" table:style-name="ce5">
            <text:p><text:a xlink:href="#'Appendix Table 1'.A1">Appendix_Table_1</text:a></text:p>
          </table:table-cell>
          <table:table-cell office:value-type="string" table:style-name="ce2">
            <text:p>Experimental Statistics - Number of New Psychoactive Substances (NPS) seizures by drug type</text:p>
          </table:table-cell>
          <table:table-cell office:value-type="string" table:style-name="ce6">
            <text:p>2017/18 and 2018/19</text:p>
          </table:table-cell>
          <table:table-cell table:number-columns-repeated="16381"/>
        </table:table-row>
        <table:table-row table:style-name="ro2">
          <table:table-cell office:value-type="string" table:style-name="ce5">
            <text:p><text:a xlink:href="#'Appendix Table 2'.A1">Appendix_Table_2</text:a></text:p>
          </table:table-cell>
          <table:table-cell office:value-type="string" table:style-name="ce2">
            <text:p>Experimental Statistics - Quantity of New Psychoactive Substances (NPS) seized by drug type</text:p>
          </table:table-cell>
          <table:table-cell office:value-type="string" table:style-name="ce6">
            <text:p>2017/18 and 2018/19</text:p>
          </table:table-cell>
          <table:table-cell table:number-columns-repeated="16381"/>
        </table:table-row>
        <table:table-row table:style-name="ro2">
          <table:table-cell office:value-type="string" table:style-name="ce5">
            <text:p><text:a xlink:href="#Appendix_Table_3.A1">Appendix_Table_3</text:a></text:p>
          </table:table-cell>
          <table:table-cell office:value-type="string" table:style-name="ce2">
            <text:p>Number of seizures of fentanyl and fentanyl analogues</text:p>
          </table:table-cell>
          <table:table-cell office:value-type="string" table:style-name="ce6">
            <text:p>2006/07 to 2018/19</text:p>
          </table:table-cell>
          <table:table-cell table:number-columns-repeated="16381"/>
        </table:table-row>
        <table:table-row table:style-name="ro2">
          <table:table-cell office:value-type="string" table:style-name="ce5">
            <text:p><text:a xlink:href="#Appendix_Table_4.A1">Appendix_Table_4</text:a></text:p>
          </table:table-cell>
          <table:table-cell office:value-type="string" table:style-name="ce2">
            <text:p>Quantity of fentanyl and fentanyl analogue seizures by seizing authority</text:p>
          </table:table-cell>
          <table:table-cell office:value-type="string" table:style-name="ce6">
            <text:p>2018/19</text:p>
          </table:table-cell>
          <table:table-cell table:number-columns-repeated="16381"/>
        </table:table-row>
        <table:table-row table:number-rows-repeated="2" table:style-name="ro2">
          <table:table-cell table:number-columns-repeated="16384"/>
        </table:table-row>
        <table:table-row table:style-name="ro2">
          <table:table-cell table:style-name="ce5"/>
          <table:table-cell office:value-type="string" table:style-name="ce7">
            <text:p>Revisions</text:p>
          </table:table-cell>
          <table:table-cell table:style-name="ce6"/>
          <table:table-cell table:number-columns-repeated="16381"/>
        </table:table-row>
        <table:table-row table:style-name="ro2">
          <table:table-cell table:style-name="ce5"/>
          <table:table-cell table:style-name="ce2"/>
          <table:table-cell table:style-name="ce6"/>
          <table:table-cell table:number-columns-repeated="16381"/>
        </table:table-row>
        <table:table-row table:style-name="ro2">
          <table:table-cell table:style-name="ce2"/>
          <table:table-cell office:value-type="string" table:style-name="ce8">
            <text:p>January 2020</text:p>
          </table:table-cell>
          <table:table-cell table:number-columns-repeated="16382" table:style-name="ce2"/>
        </table:table-row>
        <table:table-row table:style-name="ro3">
          <table:table-cell table:style-name="ce2"/>
          <table:table-cell office:value-type="string" table:style-name="ce9">
            <text:p>Following the initial release of data, some corrections were received from Border Force which affected data on seizures of fentanyl and fentanyl analogues. Revisions have therefore been made to Summary Table 1, Summary Table 4, Area Table 1, Area Table 3, Appendix Table 3 and Appendix Table 4 and Chapter 2 and 3 of the publication.</text:p>
          </table:table-cell>
          <table:table-cell table:number-columns-repeated="16382" table:style-name="ce2"/>
        </table:table-row>
        <table:table-row table:style-name="ro2">
          <table:table-cell table:number-columns-repeated="16384"/>
        </table:table-row>
        <table:table-row table:style-name="ro2">
          <table:table-cell table:style-name="ce2"/>
          <table:table-cell office:value-type="string" table:style-name="ce10">
            <text:p>March 2020</text:p>
          </table:table-cell>
          <table:table-cell table:number-columns-repeated="16382" table:style-name="ce2"/>
        </table:table-row>
        <table:table-row table:style-name="ro4">
          <table:table-cell/>
          <table:table-cell office:value-type="string" table:style-name="ce11">
            <text:p>Area Table 4: 'Drug seizures per million population by drug class, type and police force area, 2018-19’ has been updated after a processing error was identified and resolved.</text:p>
          </table:table-cell>
          <table:table-cell table:number-columns-repeated="16382"/>
        </table:table-row>
        <table:table-row table:number-rows-repeated="1048543" table:style-name="ro2">
          <table:table-cell table:number-columns-repeated="16384"/>
        </table:table-row>
      </table:table>
      <table:table table:name="Summary_Table_1" table:style-name="ta2">
        <table:table-column table:style-name="co5" table:default-cell-style-name="ce45"/>
        <table:table-column table:style-name="co6" table:default-cell-style-name="ce57"/>
        <table:table-column table:style-name="co7" table:default-cell-style-name="ce15"/>
        <table:table-column table:style-name="co8" table:number-columns-repeated="9" table:default-cell-style-name="ce15"/>
        <table:table-column table:style-name="co8" table:default-cell-style-name="ce16"/>
        <table:table-column table:style-name="co9" table:default-cell-style-name="ce16"/>
        <table:table-column table:style-name="co10" table:default-cell-style-name="ce15"/>
        <table:table-column table:style-name="co11" table:number-columns-repeated="2" table:default-cell-style-name="ce15"/>
        <table:table-column table:style-name="co12" table:default-cell-style-name="ce17"/>
        <table:table-column table:style-name="co13" table:default-cell-style-name="ce15"/>
        <table:table-column table:style-name="co14" table:default-cell-style-name="ce15"/>
        <table:table-column table:style-name="co15" table:number-columns-repeated="16364" table:default-cell-style-name="ce15"/>
        <table:table-row table:style-name="ro5">
          <table:table-cell office:value-type="string" table:style-name="ce13">
            <text:p>Summary Table 1 <text:s text:c="2"/>Number of drug seizures by class, drug type and year, 2006/07 to 2018/19</text:p>
          </table:table-cell>
          <table:table-cell table:style-name="ce14"/>
          <table:table-cell table:number-columns-repeated="10" table:style-name="ce15"/>
          <table:table-cell table:number-columns-repeated="2" table:style-name="ce16"/>
          <table:table-cell table:number-columns-repeated="3" table:style-name="ce15"/>
          <table:table-cell table:style-name="ce17"/>
          <table:table-cell table:number-columns-repeated="2" table:style-name="ce15"/>
          <table:table-cell table:number-columns-repeated="16364" table:style-name="ce18"/>
        </table:table-row>
        <table:table-row table:style-name="ro6">
          <table:table-cell table:style-name="ce19"/>
          <table:table-cell table:style-name="ce14"/>
          <table:table-cell table:number-columns-repeated="10" table:style-name="ce15"/>
          <table:table-cell table:number-columns-repeated="2" table:style-name="ce16"/>
          <table:table-cell table:number-columns-repeated="2" table:style-name="ce20"/>
          <table:table-cell table:number-columns-repeated="2" table:style-name="ce15"/>
          <table:table-cell table:style-name="ce17"/>
          <table:table-cell table:style-name="ce15"/>
          <table:table-cell table:number-columns-repeated="16364" table:style-name="ce18"/>
        </table:table-row>
        <table:table-row table:style-name="ro5">
          <table:table-cell office:value-type="string" table:style-name="ce21">
            <text:p>1a: Seizures made by police forces<text:span text:style-name="T2">1</text:span></text:p>
          </table:table-cell>
          <table:table-cell table:style-name="ce14"/>
          <table:table-cell table:number-columns-repeated="10" table:style-name="ce15"/>
          <table:table-cell table:number-columns-repeated="2" table:style-name="ce16"/>
          <table:table-cell table:number-columns-repeated="2" table:style-name="ce20"/>
          <table:table-cell table:number-columns-repeated="2" table:style-name="ce15"/>
          <table:table-cell table:style-name="ce22"/>
          <table:table-cell table:style-name="ce15"/>
          <table:table-cell table:number-columns-repeated="16364" table:style-name="ce18"/>
        </table:table-row>
        <table:table-row table:style-name="ro7">
          <table:table-cell office:value-type="string" table:style-name="ce23">
            <text:p>Drug class</text:p>
          </table:table-cell>
          <table:table-cell office:value-type="string" table:style-name="ce24">
            <text:p>Drug type</text:p>
          </table:table-cell>
          <table:table-cell office:value-type="string" table:style-name="ce25">
            <text:p>2006/07<text:s/><text:span text:style-name="T2">21</text:span></text:p>
          </table:table-cell>
          <table:table-cell office:value-type="string" table:style-name="ce23">
            <text:p>2007/08</text:p>
          </table:table-cell>
          <table:table-cell office:value-type="string" table:style-name="ce25">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23">
            <text:p>2012/13<text:s/><text:span text:style-name="T2">2</text:span></text:p>
          </table:table-cell>
          <table:table-cell office:value-type="string" table:style-name="ce26">
            <text:p>2013/14<text:s/><text:span text:style-name="T2">3</text:span></text:p>
          </table:table-cell>
          <table:table-cell office:value-type="string" table:style-name="ce26">
            <text:p>2014/15<text:s/><text:span text:style-name="T2">4</text:span></text:p>
          </table:table-cell>
          <table:table-cell office:value-type="string" table:style-name="ce26">
            <text:p>2015/16<text:s/><text:span text:style-name="T2">5</text:span></text:p>
          </table:table-cell>
          <table:table-cell office:value-type="string" table:style-name="ce27">
            <text:p>2016/17<text:s/><text:span text:style-name="T2">6</text:span></text:p>
          </table:table-cell>
          <table:table-cell office:value-type="string" table:style-name="ce27">
            <text:p>2017/18<text:s/><text:span text:style-name="T2">6,21</text:span></text:p>
          </table:table-cell>
          <table:table-cell office:value-type="string" table:style-name="ce28">
            <text:p>2018/19<text:span text:style-name="T2"><text:s/>7</text:span></text:p>
          </table:table-cell>
          <table:table-cell office:value-type="string" table:style-name="ce28">
            <text:p>% change</text:p>
            <text:p>2017/18 to 18/19</text:p>
          </table:table-cell>
          <table:table-cell office:value-type="string" table:style-name="ce29">
            <text:p>2017/18 (excl. estimated forces)</text:p>
          </table:table-cell>
          <table:table-cell office:value-type="string" table:style-name="ce29">
            <text:p>2018/19 (excl. estimated forces)</text:p>
          </table:table-cell>
          <table:table-cell office:value-type="string" table:style-name="ce30">
            <text:p>% change 2017/18 to 2018/19 (excl. estimated forces)</text:p>
          </table:table-cell>
          <table:table-cell table:number-columns-repeated="16365" table:style-name="ce31"/>
        </table:table-row>
        <table:table-row table:style-name="ro8">
          <table:table-cell table:style-name="ce32"/>
          <table:table-cell table:style-name="ce33"/>
          <table:table-cell table:number-columns-repeated="10" table:style-name="ce34"/>
          <table:table-cell table:number-columns-repeated="2" table:style-name="ce35"/>
          <table:table-cell table:number-columns-repeated="2" table:style-name="ce36"/>
          <table:table-cell table:number-columns-repeated="2" table:style-name="ce34"/>
          <table:table-cell table:style-name="ce35"/>
          <table:table-cell table:number-columns-repeated="2" table:style-name="ce34"/>
          <table:table-cell table:style-name="ce37"/>
          <table:table-cell table:number-columns-repeated="3" table:style-name="ce34"/>
          <table:table-cell table:style-name="ce38"/>
          <table:table-cell table:number-columns-repeated="3" table:style-name="ce39"/>
          <table:table-cell table:number-columns-repeated="16355" table:style-name="ce31"/>
        </table:table-row>
        <table:table-row table:style-name="ro5">
          <table:table-cell office:value-type="string" table:style-name="ce34">
            <text:p>Class A</text:p>
          </table:table-cell>
          <table:table-cell office:value-type="string" table:style-name="ce40">
            <text:p>Cocaine</text:p>
          </table:table-cell>
          <table:table-cell office:value-type="float" office:value="14946" table:style-name="ce41">
            <text:p>14,946</text:p>
          </table:table-cell>
          <table:table-cell office:value-type="float" office:value="19066" table:style-name="ce41">
            <text:p>19,066</text:p>
          </table:table-cell>
          <table:table-cell office:value-type="float" office:value="23635" table:style-name="ce41">
            <text:p>23,635</text:p>
          </table:table-cell>
          <table:table-cell office:value-type="float" office:value="20351" table:style-name="ce41">
            <text:p>20,351</text:p>
          </table:table-cell>
          <table:table-cell office:value-type="float" office:value="16873" table:style-name="ce41">
            <text:p>16,873</text:p>
          </table:table-cell>
          <table:table-cell office:value-type="float" office:value="16830" table:style-name="ce41">
            <text:p>16,830</text:p>
          </table:table-cell>
          <table:table-cell office:value-type="float" office:value="16012" table:style-name="ce41">
            <text:p>16,012</text:p>
          </table:table-cell>
          <table:table-cell office:value-type="float" office:value="16326" table:style-name="ce41">
            <text:p>16,326</text:p>
          </table:table-cell>
          <table:table-cell office:value-type="float" office:value="15173" table:style-name="ce41">
            <text:p>15,173</text:p>
          </table:table-cell>
          <table:table-cell office:value-type="float" office:value="15033" table:style-name="ce41">
            <text:p>15,033</text:p>
          </table:table-cell>
          <table:table-cell office:value-type="float" office:value="14351" table:style-name="ce41">
            <text:p>14,351</text:p>
          </table:table-cell>
          <table:table-cell office:value-type="float" office:value="14904" table:style-name="ce41">
            <text:p>14,904</text:p>
          </table:table-cell>
          <table:table-cell office:value-type="float" office:value="16653" table:style-name="ce42">
            <text:p>16,653</text:p>
          </table:table-cell>
          <table:table-cell office:value-type="float" office:value="11.735104669887274" table:style-name="ce43">
            <text:p>12</text:p>
          </table:table-cell>
          <table:table-cell office:value-type="float" office:value="14601" table:style-name="ce41">
            <text:p>14,601</text:p>
          </table:table-cell>
          <table:table-cell office:value-type="float" office:value="15820" table:style-name="ce41">
            <text:p>15,820</text:p>
          </table:table-cell>
          <table:table-cell office:value-type="float" office:value="8.3487432367645997" table:style-name="ce44">
            <text:p>8</text:p>
          </table:table-cell>
          <table:table-cell table:number-columns-repeated="16365" table:style-name="ce45"/>
        </table:table-row>
        <table:table-row table:style-name="ro5">
          <table:table-cell table:style-name="ce45"/>
          <table:table-cell office:value-type="string" table:style-name="ce40">
            <text:p>Crack</text:p>
          </table:table-cell>
          <table:table-cell office:value-type="float" office:value="6575" table:style-name="ce41">
            <text:p>6,575</text:p>
          </table:table-cell>
          <table:table-cell office:value-type="float" office:value="7180" table:style-name="ce41">
            <text:p>7,180</text:p>
          </table:table-cell>
          <table:table-cell office:value-type="float" office:value="6615" table:style-name="ce41">
            <text:p>6,615</text:p>
          </table:table-cell>
          <table:table-cell office:value-type="float" office:value="5077" table:style-name="ce41">
            <text:p>5,077</text:p>
          </table:table-cell>
          <table:table-cell office:value-type="float" office:value="5372" table:style-name="ce41">
            <text:p>5,372</text:p>
          </table:table-cell>
          <table:table-cell office:value-type="float" office:value="4983" table:style-name="ce41">
            <text:p>4,983</text:p>
          </table:table-cell>
          <table:table-cell office:value-type="float" office:value="4588" table:style-name="ce41">
            <text:p>4,588</text:p>
          </table:table-cell>
          <table:table-cell office:value-type="float" office:value="4757" table:style-name="ce41">
            <text:p>4,757</text:p>
          </table:table-cell>
          <table:table-cell office:value-type="float" office:value="4129" table:style-name="ce41">
            <text:p>4,129</text:p>
          </table:table-cell>
          <table:table-cell office:value-type="float" office:value="4716" table:style-name="ce41">
            <text:p>4,716</text:p>
          </table:table-cell>
          <table:table-cell office:value-type="float" office:value="5479" table:style-name="ce41">
            <text:p>5,479</text:p>
          </table:table-cell>
          <table:table-cell office:value-type="float" office:value="5443" table:style-name="ce41">
            <text:p>5,443</text:p>
          </table:table-cell>
          <table:table-cell office:value-type="float" office:value="6556" table:style-name="ce42">
            <text:p>6,556</text:p>
          </table:table-cell>
          <table:table-cell office:value-type="float" office:value="20.448282197317646" table:style-name="ce43">
            <text:p>20</text:p>
          </table:table-cell>
          <table:table-cell office:value-type="float" office:value="5335" table:style-name="ce41">
            <text:p>5,335</text:p>
          </table:table-cell>
          <table:table-cell office:value-type="float" office:value="6389" table:style-name="ce41">
            <text:p>6,389</text:p>
          </table:table-cell>
          <table:table-cell office:value-type="float" office:value="19.756326148078717" table:style-name="ce44">
            <text:p>20</text:p>
          </table:table-cell>
          <table:table-cell table:number-columns-repeated="16365" table:style-name="ce45"/>
        </table:table-row>
        <table:table-row table:style-name="ro5">
          <table:table-cell table:style-name="ce45"/>
          <table:table-cell office:value-type="string" table:style-name="ce40">
            <text:p>Ecstasy</text:p>
          </table:table-cell>
          <table:table-cell office:value-type="float" office:value="7715" table:style-name="ce41">
            <text:p>7,715</text:p>
          </table:table-cell>
          <table:table-cell office:value-type="float" office:value="6783" table:style-name="ce41">
            <text:p>6,783</text:p>
          </table:table-cell>
          <table:table-cell office:value-type="float" office:value="5197" table:style-name="ce41">
            <text:p>5,197</text:p>
          </table:table-cell>
          <table:table-cell office:value-type="float" office:value="3712" table:style-name="ce41">
            <text:p>3,712</text:p>
          </table:table-cell>
          <table:table-cell office:value-type="float" office:value="2524" table:style-name="ce41">
            <text:p>2,524</text:p>
          </table:table-cell>
          <table:table-cell office:value-type="float" office:value="3187" table:style-name="ce41">
            <text:p>3,187</text:p>
          </table:table-cell>
          <table:table-cell office:value-type="float" office:value="3033" table:style-name="ce41">
            <text:p>3,033</text:p>
          </table:table-cell>
          <table:table-cell office:value-type="float" office:value="3040" table:style-name="ce41">
            <text:p>3,040</text:p>
          </table:table-cell>
          <table:table-cell office:value-type="float" office:value="2876" table:style-name="ce41">
            <text:p>2,876</text:p>
          </table:table-cell>
          <table:table-cell office:value-type="float" office:value="2670" table:style-name="ce41">
            <text:p>2,670</text:p>
          </table:table-cell>
          <table:table-cell office:value-type="float" office:value="2768" table:style-name="ce41">
            <text:p>2,768</text:p>
          </table:table-cell>
          <table:table-cell office:value-type="float" office:value="2769" table:style-name="ce41">
            <text:p>2,769</text:p>
          </table:table-cell>
          <table:table-cell office:value-type="float" office:value="2697" table:style-name="ce42">
            <text:p>2,697</text:p>
          </table:table-cell>
          <table:table-cell office:value-type="float" office:value="-2.6002166847237218" table:style-name="ce43">
            <text:p>-3</text:p>
          </table:table-cell>
          <table:table-cell office:value-type="float" office:value="2718" table:style-name="ce41">
            <text:p>2,718</text:p>
          </table:table-cell>
          <table:table-cell office:value-type="float" office:value="2600" table:style-name="ce41">
            <text:p>2,600</text:p>
          </table:table-cell>
          <table:table-cell office:value-type="float" office:value="-4.3414275202354631" table:style-name="ce44">
            <text:p>-4</text:p>
          </table:table-cell>
          <table:table-cell table:number-columns-repeated="16365" table:style-name="ce45"/>
        </table:table-row>
        <table:table-row table:style-name="ro5">
          <table:table-cell table:style-name="ce45"/>
          <table:table-cell office:value-type="string" table:style-name="ce40">
            <text:p>Heroin</text:p>
          </table:table-cell>
          <table:table-cell office:value-type="float" office:value="13161" table:style-name="ce41">
            <text:p>13,161</text:p>
          </table:table-cell>
          <table:table-cell office:value-type="float" office:value="13395" table:style-name="ce41">
            <text:p>13,395</text:p>
          </table:table-cell>
          <table:table-cell office:value-type="float" office:value="13131" table:style-name="ce41">
            <text:p>13,131</text:p>
          </table:table-cell>
          <table:table-cell office:value-type="float" office:value="12728" table:style-name="ce41">
            <text:p>12,728</text:p>
          </table:table-cell>
          <table:table-cell office:value-type="float" office:value="10711" table:style-name="ce41">
            <text:p>10,711</text:p>
          </table:table-cell>
          <table:table-cell office:value-type="float" office:value="9065" table:style-name="ce41">
            <text:p>9,065</text:p>
          </table:table-cell>
          <table:table-cell office:value-type="float" office:value="8409" table:style-name="ce41">
            <text:p>8,409</text:p>
          </table:table-cell>
          <table:table-cell office:value-type="float" office:value="8546" table:style-name="ce41">
            <text:p>8,546</text:p>
          </table:table-cell>
          <table:table-cell office:value-type="float" office:value="7793" table:style-name="ce41">
            <text:p>7,793</text:p>
          </table:table-cell>
          <table:table-cell office:value-type="float" office:value="7956" table:style-name="ce41">
            <text:p>7,956</text:p>
          </table:table-cell>
          <table:table-cell office:value-type="float" office:value="8025" table:style-name="ce41">
            <text:p>8,025</text:p>
          </table:table-cell>
          <table:table-cell office:value-type="float" office:value="7407" table:style-name="ce41">
            <text:p>7,407</text:p>
          </table:table-cell>
          <table:table-cell office:value-type="float" office:value="8336" table:style-name="ce42">
            <text:p>8,336</text:p>
          </table:table-cell>
          <table:table-cell office:value-type="float" office:value="12.542189820440131" table:style-name="ce43">
            <text:p>13</text:p>
          </table:table-cell>
          <table:table-cell office:value-type="float" office:value="7236" table:style-name="ce41">
            <text:p>7,236</text:p>
          </table:table-cell>
          <table:table-cell office:value-type="float" office:value="7951" table:style-name="ce41">
            <text:p>7,951</text:p>
          </table:table-cell>
          <table:table-cell office:value-type="float" office:value="9.8811498065229486" table:style-name="ce44">
            <text:p>10</text:p>
          </table:table-cell>
          <table:table-cell table:number-columns-repeated="16365" table:style-name="ce45"/>
        </table:table-row>
        <table:table-row table:style-name="ro5">
          <table:table-cell table:style-name="ce45"/>
          <table:table-cell office:value-type="string" table:style-name="ce40">
            <text:p>LSD</text:p>
          </table:table-cell>
          <table:table-cell office:value-type="float" office:value="156" table:style-name="ce41">
            <text:p>156</text:p>
          </table:table-cell>
          <table:table-cell office:value-type="float" office:value="137" table:style-name="ce41">
            <text:p>137</text:p>
          </table:table-cell>
          <table:table-cell office:value-type="float" office:value="128" table:style-name="ce41">
            <text:p>128</text:p>
          </table:table-cell>
          <table:table-cell office:value-type="float" office:value="101" table:style-name="ce41">
            <text:p>101</text:p>
          </table:table-cell>
          <table:table-cell office:value-type="float" office:value="93" table:style-name="ce41">
            <text:p>93</text:p>
          </table:table-cell>
          <table:table-cell office:value-type="float" office:value="88" table:style-name="ce41">
            <text:p>88</text:p>
          </table:table-cell>
          <table:table-cell office:value-type="float" office:value="65" table:style-name="ce41">
            <text:p>65</text:p>
          </table:table-cell>
          <table:table-cell office:value-type="float" office:value="86" table:style-name="ce41">
            <text:p>86</text:p>
          </table:table-cell>
          <table:table-cell office:value-type="float" office:value="103" table:style-name="ce41">
            <text:p>103</text:p>
          </table:table-cell>
          <table:table-cell office:value-type="float" office:value="96" table:style-name="ce41">
            <text:p>96</text:p>
          </table:table-cell>
          <table:table-cell office:value-type="float" office:value="129" table:style-name="ce41">
            <text:p>129</text:p>
          </table:table-cell>
          <table:table-cell office:value-type="float" office:value="135" table:style-name="ce41">
            <text:p>135</text:p>
          </table:table-cell>
          <table:table-cell office:value-type="float" office:value="166" table:style-name="ce42">
            <text:p>166</text:p>
          </table:table-cell>
          <table:table-cell office:value-type="float" office:value="22.962962962962962" table:style-name="ce43">
            <text:p>23</text:p>
          </table:table-cell>
          <table:table-cell office:value-type="float" office:value="131" table:style-name="ce41">
            <text:p>131</text:p>
          </table:table-cell>
          <table:table-cell office:value-type="float" office:value="161" table:style-name="ce41">
            <text:p>161</text:p>
          </table:table-cell>
          <table:table-cell office:value-type="float" office:value="22.900763358778619" table:style-name="ce44">
            <text:p>23</text:p>
          </table:table-cell>
          <table:table-cell table:number-columns-repeated="16365" table:style-name="ce45"/>
        </table:table-row>
        <table:table-row table:style-name="ro5">
          <table:table-cell table:style-name="ce45"/>
          <table:table-cell office:value-type="string" table:style-name="ce40">
            <text:p>Methadone</text:p>
          </table:table-cell>
          <table:table-cell office:value-type="float" office:value="883" table:style-name="ce41">
            <text:p>883</text:p>
          </table:table-cell>
          <table:table-cell office:value-type="float" office:value="956" table:style-name="ce41">
            <text:p>956</text:p>
          </table:table-cell>
          <table:table-cell office:value-type="float" office:value="1065" table:style-name="ce41">
            <text:p>1,065</text:p>
          </table:table-cell>
          <table:table-cell office:value-type="float" office:value="1028" table:style-name="ce41">
            <text:p>1,028</text:p>
          </table:table-cell>
          <table:table-cell office:value-type="float" office:value="1067" table:style-name="ce41">
            <text:p>1,067</text:p>
          </table:table-cell>
          <table:table-cell office:value-type="float" office:value="880" table:style-name="ce41">
            <text:p>880</text:p>
          </table:table-cell>
          <table:table-cell office:value-type="float" office:value="835" table:style-name="ce41">
            <text:p>835</text:p>
          </table:table-cell>
          <table:table-cell office:value-type="float" office:value="761" table:style-name="ce41">
            <text:p>761</text:p>
          </table:table-cell>
          <table:table-cell office:value-type="float" office:value="686" table:style-name="ce41">
            <text:p>686</text:p>
          </table:table-cell>
          <table:table-cell office:value-type="float" office:value="547" table:style-name="ce41">
            <text:p>547</text:p>
          </table:table-cell>
          <table:table-cell office:value-type="float" office:value="498" table:style-name="ce41">
            <text:p>498</text:p>
          </table:table-cell>
          <table:table-cell office:value-type="float" office:value="463" table:style-name="ce41">
            <text:p>463</text:p>
          </table:table-cell>
          <table:table-cell office:value-type="float" office:value="407" table:style-name="ce42">
            <text:p>407</text:p>
          </table:table-cell>
          <table:table-cell office:value-type="float" office:value="-12.095032397408211" table:style-name="ce43">
            <text:p>-12</text:p>
          </table:table-cell>
          <table:table-cell office:value-type="float" office:value="458" table:style-name="ce41">
            <text:p>458</text:p>
          </table:table-cell>
          <table:table-cell office:value-type="float" office:value="399" table:style-name="ce41">
            <text:p>399</text:p>
          </table:table-cell>
          <table:table-cell office:value-type="float" office:value="-12.882096069868998" table:style-name="ce44">
            <text:p>-13</text:p>
          </table:table-cell>
          <table:table-cell table:number-columns-repeated="16365" table:style-name="ce45"/>
        </table:table-row>
        <table:table-row table:style-name="ro5">
          <table:table-cell table:style-name="ce45"/>
          <table:table-cell office:value-type="string" table:style-name="ce40">
            <text:p>Morphine</text:p>
          </table:table-cell>
          <table:table-cell office:value-type="float" office:value="75" table:style-name="ce41">
            <text:p>75</text:p>
          </table:table-cell>
          <table:table-cell office:value-type="float" office:value="95" table:style-name="ce41">
            <text:p>95</text:p>
          </table:table-cell>
          <table:table-cell office:value-type="float" office:value="109" table:style-name="ce41">
            <text:p>109</text:p>
          </table:table-cell>
          <table:table-cell office:value-type="float" office:value="110" table:style-name="ce41">
            <text:p>110</text:p>
          </table:table-cell>
          <table:table-cell office:value-type="float" office:value="113" table:style-name="ce41">
            <text:p>113</text:p>
          </table:table-cell>
          <table:table-cell office:value-type="float" office:value="109" table:style-name="ce41">
            <text:p>109</text:p>
          </table:table-cell>
          <table:table-cell office:value-type="float" office:value="123" table:style-name="ce41">
            <text:p>123</text:p>
          </table:table-cell>
          <table:table-cell office:value-type="float" office:value="144" table:style-name="ce41">
            <text:p>144</text:p>
          </table:table-cell>
          <table:table-cell office:value-type="float" office:value="162" table:style-name="ce41">
            <text:p>162</text:p>
          </table:table-cell>
          <table:table-cell office:value-type="float" office:value="132" table:style-name="ce41">
            <text:p>132</text:p>
          </table:table-cell>
          <table:table-cell office:value-type="float" office:value="187" table:style-name="ce41">
            <text:p>187</text:p>
          </table:table-cell>
          <table:table-cell office:value-type="float" office:value="184" table:style-name="ce41">
            <text:p>184</text:p>
          </table:table-cell>
          <table:table-cell office:value-type="float" office:value="196" table:style-name="ce42">
            <text:p>196</text:p>
          </table:table-cell>
          <table:table-cell office:value-type="float" office:value="6.5217391304347894" table:style-name="ce43">
            <text:p>7</text:p>
          </table:table-cell>
          <table:table-cell office:value-type="float" office:value="181" table:style-name="ce41">
            <text:p>181</text:p>
          </table:table-cell>
          <table:table-cell office:value-type="float" office:value="192" table:style-name="ce41">
            <text:p>192</text:p>
          </table:table-cell>
          <table:table-cell office:value-type="float" office:value="6.0773480662983381" table:style-name="ce44">
            <text:p>6</text:p>
          </table:table-cell>
          <table:table-cell table:number-columns-repeated="16365" table:style-name="ce45"/>
        </table:table-row>
        <table:table-row table:style-name="ro5">
          <table:table-cell table:style-name="ce45"/>
          <table:table-cell office:value-type="string" table:style-name="ce40">
            <text:p>Other Class A</text:p>
          </table:table-cell>
          <table:table-cell office:value-type="float" office:value="554" table:style-name="ce41">
            <text:p>554</text:p>
          </table:table-cell>
          <table:table-cell office:value-type="float" office:value="481" table:style-name="ce41">
            <text:p>481</text:p>
          </table:table-cell>
          <table:table-cell office:value-type="float" office:value="538" table:style-name="ce41">
            <text:p>538</text:p>
          </table:table-cell>
          <table:table-cell office:value-type="float" office:value="599" table:style-name="ce41">
            <text:p>599</text:p>
          </table:table-cell>
          <table:table-cell office:value-type="float" office:value="600" table:style-name="ce41">
            <text:p>600</text:p>
          </table:table-cell>
          <table:table-cell office:value-type="float" office:value="613" table:style-name="ce41">
            <text:p>613</text:p>
          </table:table-cell>
          <table:table-cell office:value-type="float" office:value="593" table:style-name="ce41">
            <text:p>593</text:p>
          </table:table-cell>
          <table:table-cell office:value-type="float" office:value="712" table:style-name="ce41">
            <text:p>712</text:p>
          </table:table-cell>
          <table:table-cell office:value-type="float" office:value="767" table:style-name="ce41">
            <text:p>767</text:p>
          </table:table-cell>
          <table:table-cell office:value-type="float" office:value="924" table:style-name="ce41">
            <text:p>924</text:p>
          </table:table-cell>
          <table:table-cell office:value-type="float" office:value="615" table:style-name="ce41">
            <text:p>615</text:p>
          </table:table-cell>
          <table:table-cell office:value-type="float" office:value="725" table:style-name="ce41">
            <text:p>725</text:p>
          </table:table-cell>
          <table:table-cell office:value-type="float" office:value="897" table:style-name="ce42">
            <text:p>897</text:p>
          </table:table-cell>
          <table:table-cell office:value-type="float" office:value="23.724137931034473" table:style-name="ce43">
            <text:p>24</text:p>
          </table:table-cell>
          <table:table-cell office:value-type="float" office:value="714" table:style-name="ce41">
            <text:p>714</text:p>
          </table:table-cell>
          <table:table-cell office:value-type="float" office:value="873" table:style-name="ce41">
            <text:p>873</text:p>
          </table:table-cell>
          <table:table-cell office:value-type="float" office:value="22.26890756302522" table:style-name="ce44">
            <text:p>22</text:p>
          </table:table-cell>
          <table:table-cell table:number-columns-repeated="16365" table:style-name="ce45"/>
        </table:table-row>
        <table:table-row table:style-name="ro5">
          <table:table-cell table:style-name="ce34"/>
          <table:table-cell office:value-type="string" table:style-name="ce46">
            <text:p>All Class A<text:span text:style-name="T2"><text:s/>9</text:span></text:p>
          </table:table-cell>
          <table:table-cell office:value-type="float" office:value="40991" table:style-name="ce47">
            <text:p>40,991</text:p>
          </table:table-cell>
          <table:table-cell office:value-type="float" office:value="44178" table:style-name="ce47">
            <text:p>44,178</text:p>
          </table:table-cell>
          <table:table-cell office:value-type="float" office:value="46408" table:style-name="ce47">
            <text:p>46,408</text:p>
          </table:table-cell>
          <table:table-cell office:value-type="float" office:value="40033" table:style-name="ce47">
            <text:p>40,033</text:p>
          </table:table-cell>
          <table:table-cell office:value-type="float" office:value="33977" table:style-name="ce47">
            <text:p>33,977</text:p>
          </table:table-cell>
          <table:table-cell office:value-type="float" office:value="32552" table:style-name="ce47">
            <text:p>32,552</text:p>
          </table:table-cell>
          <table:table-cell office:value-type="float" office:value="30648" table:style-name="ce47">
            <text:p>30,648</text:p>
          </table:table-cell>
          <table:table-cell office:value-type="float" office:value="31068" table:style-name="ce47">
            <text:p>31,068</text:p>
          </table:table-cell>
          <table:table-cell office:value-type="float" office:value="28524" table:style-name="ce47">
            <text:p>28,524</text:p>
          </table:table-cell>
          <table:table-cell office:value-type="float" office:value="28553" table:style-name="ce47">
            <text:p>28,553</text:p>
          </table:table-cell>
          <table:table-cell office:value-type="float" office:value="28125" table:style-name="ce47">
            <text:p>28,125</text:p>
          </table:table-cell>
          <table:table-cell office:value-type="float" office:value="27866" table:style-name="ce47">
            <text:p>27,866</text:p>
          </table:table-cell>
          <table:table-cell office:value-type="float" office:value="30961" table:style-name="ce48">
            <text:p>30,961</text:p>
          </table:table-cell>
          <table:table-cell office:value-type="float" office:value="11.106725041268927" table:style-name="ce49">
            <text:p>11</text:p>
          </table:table-cell>
          <table:table-cell office:value-type="float" office:value="27274" table:style-name="ce47">
            <text:p>27,274</text:p>
          </table:table-cell>
          <table:table-cell office:value-type="float" office:value="29619" table:style-name="ce47">
            <text:p>29,619</text:p>
          </table:table-cell>
          <table:table-cell office:value-type="float" office:value="8.5979320965021699" table:style-name="ce47">
            <text:p>9</text:p>
          </table:table-cell>
          <table:table-cell table:number-columns-repeated="10" table:style-name="ce45"/>
          <table:table-cell table:number-columns-repeated="16355" table:style-name="ce34"/>
        </table:table-row>
        <table:table-row table:style-name="ro8">
          <table:table-cell table:style-name="ce45"/>
          <table:table-cell table:style-name="ce50"/>
          <table:table-cell table:number-columns-repeated="2" table:style-name="ce44"/>
          <table:table-cell table:style-name="ce41"/>
          <table:table-cell table:style-name="ce44"/>
          <table:table-cell table:number-columns-repeated="6" table:style-name="ce41"/>
          <table:table-cell table:number-columns-repeated="2" table:style-name="ce44"/>
          <table:table-cell table:style-name="ce42"/>
          <table:table-cell table:style-name="ce43"/>
          <table:table-cell table:number-columns-repeated="2" table:style-name="ce41"/>
          <table:table-cell table:style-name="ce44"/>
          <table:table-cell table:number-columns-repeated="10" table:style-name="ce45"/>
          <table:table-cell table:number-columns-repeated="16355" table:style-name="ce18"/>
        </table:table-row>
        <table:table-row table:style-name="ro5">
          <table:table-cell office:value-type="string" table:style-name="ce34">
            <text:p>Class B</text:p>
          </table:table-cell>
          <table:table-cell office:value-type="string" table:style-name="ce51">
            <text:p>Herbal cannabis</text:p>
          </table:table-cell>
          <table:table-cell office:value-type="float" office:value="100696" table:style-name="ce41">
            <text:p>100,696</text:p>
          </table:table-cell>
          <table:table-cell office:value-type="float" office:value="127748" table:style-name="ce41">
            <text:p>127,748</text:p>
          </table:table-cell>
          <table:table-cell office:value-type="float" office:value="142840" table:style-name="ce41">
            <text:p>142,840</text:p>
          </table:table-cell>
          <table:table-cell office:value-type="float" office:value="143395" table:style-name="ce41">
            <text:p>143,395</text:p>
          </table:table-cell>
          <table:table-cell office:value-type="float" office:value="138119" table:style-name="ce41">
            <text:p>138,119</text:p>
          </table:table-cell>
          <table:table-cell office:value-type="float" office:value="148100" table:style-name="ce41">
            <text:p>148,100</text:p>
          </table:table-cell>
          <table:table-cell office:value-type="float" office:value="136137" table:style-name="ce41">
            <text:p>136,137</text:p>
          </table:table-cell>
          <table:table-cell office:value-type="float" office:value="129328" table:style-name="ce41">
            <text:p>129,328</text:p>
          </table:table-cell>
          <table:table-cell office:value-type="float" office:value="108517" table:style-name="ce41">
            <text:p>108,517</text:p>
          </table:table-cell>
          <table:table-cell office:value-type="float" office:value="95304" table:style-name="ce41">
            <text:p>95,304</text:p>
          </table:table-cell>
          <table:table-cell office:value-type="float" office:value="84767" table:style-name="ce41">
            <text:p>84,767</text:p>
          </table:table-cell>
          <table:table-cell office:value-type="float" office:value="83033" table:style-name="ce41">
            <text:p>83,033</text:p>
          </table:table-cell>
          <table:table-cell office:value-type="float" office:value="91415" table:style-name="ce42">
            <text:p>91,415</text:p>
          </table:table-cell>
          <table:table-cell office:value-type="float" office:value="10.094781592860681" table:style-name="ce43">
            <text:p>10</text:p>
          </table:table-cell>
          <table:table-cell office:value-type="float" office:value="80862" table:style-name="ce41">
            <text:p>80,862</text:p>
          </table:table-cell>
          <table:table-cell office:value-type="float" office:value="86516" table:style-name="ce41">
            <text:p>86,516</text:p>
          </table:table-cell>
          <table:table-cell office:value-type="float" office:value="6.9921594815859134" table:style-name="ce44">
            <text:p>7</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Cannabis resin</text:p>
          </table:table-cell>
          <table:table-cell office:value-type="float" office:value="30157" table:style-name="ce41">
            <text:p>30,157</text:p>
          </table:table-cell>
          <table:table-cell office:value-type="float" office:value="28637" table:style-name="ce41">
            <text:p>28,637</text:p>
          </table:table-cell>
          <table:table-cell office:value-type="float" office:value="35159" table:style-name="ce41">
            <text:p>35,159</text:p>
          </table:table-cell>
          <table:table-cell office:value-type="float" office:value="24022" table:style-name="ce41">
            <text:p>24,022</text:p>
          </table:table-cell>
          <table:table-cell office:value-type="float" office:value="18022" table:style-name="ce41">
            <text:p>18,022</text:p>
          </table:table-cell>
          <table:table-cell office:value-type="float" office:value="13921" table:style-name="ce41">
            <text:p>13,921</text:p>
          </table:table-cell>
          <table:table-cell office:value-type="float" office:value="7959" table:style-name="ce41">
            <text:p>7,959</text:p>
          </table:table-cell>
          <table:table-cell office:value-type="float" office:value="6635" table:style-name="ce41">
            <text:p>6,635</text:p>
          </table:table-cell>
          <table:table-cell office:value-type="float" office:value="5087" table:style-name="ce41">
            <text:p>5,087</text:p>
          </table:table-cell>
          <table:table-cell office:value-type="float" office:value="5143" table:style-name="ce41">
            <text:p>5,143</text:p>
          </table:table-cell>
          <table:table-cell office:value-type="float" office:value="5817" table:style-name="ce41">
            <text:p>5,817</text:p>
          </table:table-cell>
          <table:table-cell office:value-type="float" office:value="6711" table:style-name="ce41">
            <text:p>6,711</text:p>
          </table:table-cell>
          <table:table-cell office:value-type="float" office:value="6158" table:style-name="ce42">
            <text:p>6,158</text:p>
          </table:table-cell>
          <table:table-cell office:value-type="float" office:value="-8.2402026523617948" table:style-name="ce43">
            <text:p>-8</text:p>
          </table:table-cell>
          <table:table-cell office:value-type="float" office:value="6569" table:style-name="ce41">
            <text:p>6,569</text:p>
          </table:table-cell>
          <table:table-cell office:value-type="float" office:value="6015" table:style-name="ce41">
            <text:p>6,015</text:p>
          </table:table-cell>
          <table:table-cell office:value-type="float" office:value="-8.4335515299132311" table:style-name="ce44">
            <text:p>-8</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Cannabis plants</text:p>
          </table:table-cell>
          <table:table-cell office:value-type="float" office:value="5502" table:style-name="ce41">
            <text:p>5,502</text:p>
          </table:table-cell>
          <table:table-cell office:value-type="float" office:value="8102" table:style-name="ce41">
            <text:p>8,102</text:p>
          </table:table-cell>
          <table:table-cell office:value-type="float" office:value="9380" table:style-name="ce41">
            <text:p>9,380</text:p>
          </table:table-cell>
          <table:table-cell office:value-type="float" office:value="12920" table:style-name="ce41">
            <text:p>12,920</text:p>
          </table:table-cell>
          <table:table-cell office:value-type="float" office:value="14423" table:style-name="ce41">
            <text:p>14,423</text:p>
          </table:table-cell>
          <table:table-cell office:value-type="float" office:value="16590" table:style-name="ce41">
            <text:p>16,590</text:p>
          </table:table-cell>
          <table:table-cell office:value-type="float" office:value="14831" table:style-name="ce41">
            <text:p>14,831</text:p>
          </table:table-cell>
          <table:table-cell office:value-type="float" office:value="14727" table:style-name="ce41">
            <text:p>14,727</text:p>
          </table:table-cell>
          <table:table-cell office:value-type="float" office:value="11612" table:style-name="ce41">
            <text:p>11,612</text:p>
          </table:table-cell>
          <table:table-cell office:value-type="float" office:value="9577" table:style-name="ce41">
            <text:p>9,577</text:p>
          </table:table-cell>
          <table:table-cell office:value-type="float" office:value="8747" table:style-name="ce41">
            <text:p>8,747</text:p>
          </table:table-cell>
          <table:table-cell office:value-type="float" office:value="7645" table:style-name="ce41">
            <text:p>7,645</text:p>
          </table:table-cell>
          <table:table-cell office:value-type="float" office:value="8655" table:style-name="ce42">
            <text:p>8,655</text:p>
          </table:table-cell>
          <table:table-cell office:value-type="float" office:value="13.211249182472207" table:style-name="ce43">
            <text:p>13</text:p>
          </table:table-cell>
          <table:table-cell office:value-type="float" office:value="7387" table:style-name="ce41">
            <text:p>7,387</text:p>
          </table:table-cell>
          <table:table-cell office:value-type="float" office:value="8284" table:style-name="ce41">
            <text:p>8,284</text:p>
          </table:table-cell>
          <table:table-cell office:value-type="float" office:value="12.1429538378232" table:style-name="ce44">
            <text:p>12</text:p>
          </table:table-cell>
          <table:table-cell table:number-columns-repeated="10" table:style-name="ce45"/>
          <table:table-cell table:number-columns-repeated="16355" table:style-name="ce18"/>
        </table:table-row>
        <table:table-row table:style-name="ro5">
          <table:table-cell table:style-name="ce34"/>
          <table:table-cell office:value-type="string" table:style-name="ce50">
            <text:p>Total cannabis<text:span text:style-name="T2"><text:s/>10</text:span></text:p>
          </table:table-cell>
          <table:table-cell office:value-type="float" office:value="133602" table:style-name="ce47">
            <text:p>133,602</text:p>
          </table:table-cell>
          <table:table-cell office:value-type="float" office:value="161308" table:style-name="ce47">
            <text:p>161,308</text:p>
          </table:table-cell>
          <table:table-cell office:value-type="float" office:value="182930" table:style-name="ce47">
            <text:p>182,930</text:p>
          </table:table-cell>
          <table:table-cell office:value-type="float" office:value="175450" table:style-name="ce47">
            <text:p>175,450</text:p>
          </table:table-cell>
          <table:table-cell office:value-type="float" office:value="166032" table:style-name="ce47">
            <text:p>166,032</text:p>
          </table:table-cell>
          <table:table-cell office:value-type="float" office:value="173702" table:style-name="ce47">
            <text:p>173,702</text:p>
          </table:table-cell>
          <table:table-cell office:value-type="float" office:value="154821" table:style-name="ce47">
            <text:p>154,821</text:p>
          </table:table-cell>
          <table:table-cell office:value-type="float" office:value="146956" table:style-name="ce47">
            <text:p>146,956</text:p>
          </table:table-cell>
          <table:table-cell office:value-type="float" office:value="121995" table:style-name="ce47">
            <text:p>121,995</text:p>
          </table:table-cell>
          <table:table-cell office:value-type="float" office:value="107284" table:style-name="ce47">
            <text:p>107,284</text:p>
          </table:table-cell>
          <table:table-cell office:value-type="float" office:value="96604" table:style-name="ce47">
            <text:p>96,604</text:p>
          </table:table-cell>
          <table:table-cell office:value-type="float" office:value="94431" table:style-name="ce47">
            <text:p>94,431</text:p>
          </table:table-cell>
          <table:table-cell office:value-type="float" office:value="103071" table:style-name="ce48">
            <text:p>103,071</text:p>
          </table:table-cell>
          <table:table-cell office:value-type="float" office:value="9.1495377577278667" table:style-name="ce49">
            <text:p>9</text:p>
          </table:table-cell>
          <table:table-cell office:value-type="float" office:value="91965" table:style-name="ce47">
            <text:p>91,965</text:p>
          </table:table-cell>
          <table:table-cell office:value-type="float" office:value="97808" table:style-name="ce47">
            <text:p>97,808</text:p>
          </table:table-cell>
          <table:table-cell office:value-type="float" office:value="6.3535040504539841" table:style-name="ce47">
            <text:p>6</text:p>
          </table:table-cell>
          <table:table-cell table:number-columns-repeated="10" table:style-name="ce45"/>
          <table:table-cell table:number-columns-repeated="16355" table:style-name="ce52"/>
        </table:table-row>
        <table:table-row table:style-name="ro5">
          <table:table-cell table:style-name="ce45"/>
          <table:table-cell office:value-type="string" table:style-name="ce51">
            <text:p>Amphetamines</text:p>
          </table:table-cell>
          <table:table-cell office:value-type="float" office:value="7978" table:style-name="ce41">
            <text:p>7,978</text:p>
          </table:table-cell>
          <table:table-cell office:value-type="float" office:value="8371" table:style-name="ce41">
            <text:p>8,371</text:p>
          </table:table-cell>
          <table:table-cell office:value-type="float" office:value="7698" table:style-name="ce41">
            <text:p>7,698</text:p>
          </table:table-cell>
          <table:table-cell office:value-type="float" office:value="7263" table:style-name="ce41">
            <text:p>7,263</text:p>
          </table:table-cell>
          <table:table-cell office:value-type="float" office:value="7143" table:style-name="ce41">
            <text:p>7,143</text:p>
          </table:table-cell>
          <table:table-cell office:value-type="float" office:value="6725" table:style-name="ce41">
            <text:p>6,725</text:p>
          </table:table-cell>
          <table:table-cell office:value-type="float" office:value="5817" table:style-name="ce41">
            <text:p>5,817</text:p>
          </table:table-cell>
          <table:table-cell office:value-type="float" office:value="6141" table:style-name="ce41">
            <text:p>6,141</text:p>
          </table:table-cell>
          <table:table-cell office:value-type="float" office:value="5446" table:style-name="ce41">
            <text:p>5,446</text:p>
          </table:table-cell>
          <table:table-cell office:value-type="float" office:value="4355" table:style-name="ce41">
            <text:p>4,355</text:p>
          </table:table-cell>
          <table:table-cell office:value-type="float" office:value="3699" table:style-name="ce41">
            <text:p>3,699</text:p>
          </table:table-cell>
          <table:table-cell office:value-type="float" office:value="3390" table:style-name="ce41">
            <text:p>3,390</text:p>
          </table:table-cell>
          <table:table-cell office:value-type="float" office:value="3456" table:style-name="ce42">
            <text:p>3,456</text:p>
          </table:table-cell>
          <table:table-cell office:value-type="float" office:value="1.9469026548672552" table:style-name="ce43">
            <text:p>2</text:p>
          </table:table-cell>
          <table:table-cell office:value-type="float" office:value="3285" table:style-name="ce41">
            <text:p>3,285</text:p>
          </table:table-cell>
          <table:table-cell office:value-type="float" office:value="3260" table:style-name="ce41">
            <text:p>3,260</text:p>
          </table:table-cell>
          <table:table-cell office:value-type="float" office:value="-0.76103500761035558" table:style-name="ce44">
            <text:p>-1</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Barbiturates</text:p>
          </table:table-cell>
          <table:table-cell office:value-type="float" office:value="23" table:style-name="ce41">
            <text:p>23</text:p>
          </table:table-cell>
          <table:table-cell office:value-type="float" office:value="12" table:style-name="ce41">
            <text:p>12</text:p>
          </table:table-cell>
          <table:table-cell office:value-type="float" office:value="21" table:style-name="ce41">
            <text:p>21</text:p>
          </table:table-cell>
          <table:table-cell office:value-type="float" office:value="21" table:style-name="ce41">
            <text:p>21</text:p>
          </table:table-cell>
          <table:table-cell office:value-type="float" office:value="22" table:style-name="ce41">
            <text:p>22</text:p>
          </table:table-cell>
          <table:table-cell office:value-type="float" office:value="13" table:style-name="ce41">
            <text:p>13</text:p>
          </table:table-cell>
          <table:table-cell office:value-type="float" office:value="17" table:style-name="ce41">
            <text:p>17</text:p>
          </table:table-cell>
          <table:table-cell office:value-type="float" office:value="10" table:style-name="ce41">
            <text:p>10</text:p>
          </table:table-cell>
          <table:table-cell office:value-type="float" office:value="9" table:style-name="ce41">
            <text:p>9</text:p>
          </table:table-cell>
          <table:table-cell office:value-type="float" office:value="10" table:style-name="ce41">
            <text:p>10</text:p>
          </table:table-cell>
          <table:table-cell office:value-type="float" office:value="12" table:style-name="ce41">
            <text:p>12</text:p>
          </table:table-cell>
          <table:table-cell office:value-type="float" office:value="6" table:style-name="ce41">
            <text:p>6</text:p>
          </table:table-cell>
          <table:table-cell office:value-type="float" office:value="15" table:style-name="ce42">
            <text:p>15</text:p>
          </table:table-cell>
          <table:table-cell office:value-type="float" office:value="150" table:style-name="ce43">
            <text:p>150</text:p>
          </table:table-cell>
          <table:table-cell office:value-type="float" office:value="6" table:style-name="ce41">
            <text:p>6</text:p>
          </table:table-cell>
          <table:table-cell office:value-type="float" office:value="15" table:style-name="ce41">
            <text:p>15</text:p>
          </table:table-cell>
          <table:table-cell office:value-type="float" office:value="150" table:style-name="ce44">
            <text:p>150</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3">
            <text:p>Ketamine<text:s/><text:span text:style-name="T3">12</text:span></text:p>
          </table:table-cell>
          <table:table-cell office:value-type="float" office:value="516" table:style-name="ce41">
            <text:p>516</text:p>
          </table:table-cell>
          <table:table-cell office:value-type="float" office:value="895" table:style-name="ce41">
            <text:p>895</text:p>
          </table:table-cell>
          <table:table-cell office:value-type="float" office:value="1269" table:style-name="ce41">
            <text:p>1,269</text:p>
          </table:table-cell>
          <table:table-cell office:value-type="float" office:value="1513" table:style-name="ce41">
            <text:p>1,513</text:p>
          </table:table-cell>
          <table:table-cell office:value-type="float" office:value="1684" table:style-name="ce41">
            <text:p>1,684</text:p>
          </table:table-cell>
          <table:table-cell office:value-type="float" office:value="1452" table:style-name="ce41">
            <text:p>1,452</text:p>
          </table:table-cell>
          <table:table-cell office:value-type="float" office:value="1346" table:style-name="ce41">
            <text:p>1,346</text:p>
          </table:table-cell>
          <table:table-cell office:value-type="float" office:value="1509" table:style-name="ce41">
            <text:p>1,509</text:p>
          </table:table-cell>
          <table:table-cell office:value-type="float" office:value="394" table:style-name="ce41">
            <text:p>394</text:p>
          </table:table-cell>
          <table:table-cell office:value-type="float" office:value="483" table:style-name="ce41">
            <text:p>483</text:p>
          </table:table-cell>
          <table:table-cell office:value-type="float" office:value="504" table:style-name="ce41">
            <text:p>504</text:p>
          </table:table-cell>
          <table:table-cell office:value-type="float" office:value="652" table:style-name="ce41">
            <text:p>652</text:p>
          </table:table-cell>
          <table:table-cell office:value-type="float" office:value="862" table:style-name="ce42">
            <text:p>862</text:p>
          </table:table-cell>
          <table:table-cell office:value-type="float" office:value="32.208588957055206" table:style-name="ce43">
            <text:p>32</text:p>
          </table:table-cell>
          <table:table-cell office:value-type="float" office:value="647" table:style-name="ce41">
            <text:p>647</text:p>
          </table:table-cell>
          <table:table-cell office:value-type="float" office:value="835" table:style-name="ce41">
            <text:p>835</text:p>
          </table:table-cell>
          <table:table-cell office:value-type="float" office:value="29.057187017001553" table:style-name="ce44">
            <text:p>29</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3">
            <text:p>Mephedrone (non-injection)</text:p>
          </table:table-cell>
          <table:table-cell office:value-type="float" office:value="0" table:style-name="ce41">
            <text:p>0</text:p>
          </table:table-cell>
          <table:table-cell office:value-type="float" office:value="0" table:style-name="ce41">
            <text:p>0</text:p>
          </table:table-cell>
          <table:table-cell office:value-type="float" office:value="0" table:style-name="ce41">
            <text:p>0</text:p>
          </table:table-cell>
          <table:table-cell office:value-type="float" office:value="35" table:style-name="ce41">
            <text:p>35</text:p>
          </table:table-cell>
          <table:table-cell office:value-type="float" office:value="1948" table:style-name="ce41">
            <text:p>1,948</text:p>
          </table:table-cell>
          <table:table-cell office:value-type="float" office:value="2461" table:style-name="ce41">
            <text:p>2,461</text:p>
          </table:table-cell>
          <table:table-cell office:value-type="float" office:value="3850" table:style-name="ce41">
            <text:p>3,850</text:p>
          </table:table-cell>
          <table:table-cell office:value-type="float" office:value="3073" table:style-name="ce41">
            <text:p>3,073</text:p>
          </table:table-cell>
          <table:table-cell office:value-type="float" office:value="2325" table:style-name="ce41">
            <text:p>2,325</text:p>
          </table:table-cell>
          <table:table-cell office:value-type="float" office:value="1003" table:style-name="ce41">
            <text:p>1,003</text:p>
          </table:table-cell>
          <table:table-cell office:value-type="float" office:value="178" table:style-name="ce41">
            <text:p>178</text:p>
          </table:table-cell>
          <table:table-cell office:value-type="float" office:value="63" table:style-name="ce41">
            <text:p>63</text:p>
          </table:table-cell>
          <table:table-cell office:value-type="float" office:value="58" table:style-name="ce42">
            <text:p>58</text:p>
          </table:table-cell>
          <table:table-cell office:value-type="float" office:value="-7.9365079365079421" table:style-name="ce43">
            <text:p>-8</text:p>
          </table:table-cell>
          <table:table-cell office:value-type="float" office:value="62" table:style-name="ce41">
            <text:p>62</text:p>
          </table:table-cell>
          <table:table-cell office:value-type="float" office:value="56" table:style-name="ce41">
            <text:p>56</text:p>
          </table:table-cell>
          <table:table-cell office:value-type="float" office:value="-9.6774193548387117" table:style-name="ce44">
            <text:p>-10</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Other Class B<text:span text:style-name="T3"><text:s/>11,20</text:span></text:p>
          </table:table-cell>
          <table:table-cell office:value-type="float" office:value="203" table:style-name="ce41">
            <text:p>203</text:p>
          </table:table-cell>
          <table:table-cell office:value-type="float" office:value="177" table:style-name="ce41">
            <text:p>177</text:p>
          </table:table-cell>
          <table:table-cell office:value-type="float" office:value="217" table:style-name="ce41">
            <text:p>217</text:p>
          </table:table-cell>
          <table:table-cell office:value-type="float" office:value="286" table:style-name="ce41">
            <text:p>286</text:p>
          </table:table-cell>
          <table:table-cell office:value-type="float" office:value="550" table:style-name="ce41">
            <text:p>550</text:p>
          </table:table-cell>
          <table:table-cell office:value-type="float" office:value="666" table:style-name="ce41">
            <text:p>666</text:p>
          </table:table-cell>
          <table:table-cell office:value-type="float" office:value="912" table:style-name="ce41">
            <text:p>912</text:p>
          </table:table-cell>
          <table:table-cell office:value-type="float" office:value="936" table:style-name="ce41">
            <text:p>936</text:p>
          </table:table-cell>
          <table:table-cell office:value-type="float" office:value="1180" table:style-name="ce41">
            <text:p>1,180</text:p>
          </table:table-cell>
          <table:table-cell office:value-type="float" office:value="1126" table:style-name="ce41">
            <text:p>1,126</text:p>
          </table:table-cell>
          <table:table-cell office:value-type="float" office:value="982" table:style-name="ce41">
            <text:p>982</text:p>
          </table:table-cell>
          <table:table-cell office:value-type="float" office:value="2577" table:style-name="ce41">
            <text:p>2,577</text:p>
          </table:table-cell>
          <table:table-cell office:value-type="float" office:value="3361" table:style-name="ce42">
            <text:p>3,361</text:p>
          </table:table-cell>
          <table:table-cell office:value-type="float" office:value="30.422972448583629" table:style-name="ce43">
            <text:p>30</text:p>
          </table:table-cell>
          <table:table-cell office:value-type="float" office:value="2577" table:style-name="ce41">
            <text:p>2,577</text:p>
          </table:table-cell>
          <table:table-cell office:value-type="float" office:value="3343" table:style-name="ce41">
            <text:p>3,343</text:p>
          </table:table-cell>
          <table:table-cell office:value-type="float" office:value="29.724485836243698" table:style-name="ce44">
            <text:p>30</text:p>
          </table:table-cell>
          <table:table-cell table:number-columns-repeated="10" table:style-name="ce45"/>
          <table:table-cell table:number-columns-repeated="16355" table:style-name="ce18"/>
        </table:table-row>
        <table:table-row table:style-name="ro5">
          <table:table-cell table:style-name="ce34"/>
          <table:table-cell office:value-type="string" table:style-name="ce50">
            <text:p>All Class B<text:span text:style-name="T2"><text:s/>9</text:span></text:p>
          </table:table-cell>
          <table:table-cell office:value-type="float" office:value="140818" table:style-name="ce47">
            <text:p>140,818</text:p>
          </table:table-cell>
          <table:table-cell office:value-type="float" office:value="169045" table:style-name="ce47">
            <text:p>169,045</text:p>
          </table:table-cell>
          <table:table-cell office:value-type="float" office:value="190151" table:style-name="ce47">
            <text:p>190,151</text:p>
          </table:table-cell>
          <table:table-cell office:value-type="float" office:value="182525" table:style-name="ce47">
            <text:p>182,525</text:p>
          </table:table-cell>
          <table:table-cell office:value-type="float" office:value="174954" table:style-name="ce47">
            <text:p>174,954</text:p>
          </table:table-cell>
          <table:table-cell office:value-type="float" office:value="182549" table:style-name="ce47">
            <text:p>182,549</text:p>
          </table:table-cell>
          <table:table-cell office:value-type="float" office:value="164265" table:style-name="ce47">
            <text:p>164,265</text:p>
          </table:table-cell>
          <table:table-cell office:value-type="float" office:value="156156" table:style-name="ce47">
            <text:p>156,156</text:p>
          </table:table-cell>
          <table:table-cell office:value-type="float" office:value="129368" table:style-name="ce47">
            <text:p>129,368</text:p>
          </table:table-cell>
          <table:table-cell office:value-type="float" office:value="112567" table:style-name="ce47">
            <text:p>112,567</text:p>
          </table:table-cell>
          <table:table-cell office:value-type="float" office:value="100693" table:style-name="ce47">
            <text:p>100,693</text:p>
          </table:table-cell>
          <table:table-cell office:value-type="float" office:value="99695" table:style-name="ce47">
            <text:p>99,695</text:p>
          </table:table-cell>
          <table:table-cell office:value-type="float" office:value="109266" table:style-name="ce48">
            <text:p>109,266</text:p>
          </table:table-cell>
          <table:table-cell office:value-type="float" office:value="9.6002808566126632" table:style-name="ce49">
            <text:p>10</text:p>
          </table:table-cell>
          <table:table-cell office:value-type="float" office:value="97155" table:style-name="ce47">
            <text:p>97,155</text:p>
          </table:table-cell>
          <table:table-cell office:value-type="float" office:value="103795" table:style-name="ce47">
            <text:p>103,795</text:p>
          </table:table-cell>
          <table:table-cell office:value-type="float" office:value="6.8344398126704675" table:style-name="ce47">
            <text:p>7</text:p>
          </table:table-cell>
          <table:table-cell table:number-columns-repeated="10" table:style-name="ce45"/>
          <table:table-cell table:number-columns-repeated="16355" table:style-name="ce52"/>
        </table:table-row>
        <table:table-row table:style-name="ro5">
          <table:table-cell table:style-name="ce45"/>
          <table:table-cell table:style-name="ce51"/>
          <table:table-cell table:number-columns-repeated="4" table:style-name="ce44"/>
          <table:table-cell table:number-columns-repeated="6" table:style-name="ce41"/>
          <table:table-cell table:number-columns-repeated="2" table:style-name="ce44"/>
          <table:table-cell table:style-name="ce42"/>
          <table:table-cell table:style-name="ce43"/>
          <table:table-cell table:number-columns-repeated="2" table:style-name="ce41"/>
          <table:table-cell table:style-name="ce44"/>
          <table:table-cell table:number-columns-repeated="10" table:style-name="ce45"/>
          <table:table-cell table:number-columns-repeated="16355" table:style-name="ce18"/>
        </table:table-row>
        <table:table-row table:style-name="ro8">
          <table:table-cell office:value-type="string" table:style-name="ce34">
            <text:p>Class C</text:p>
          </table:table-cell>
          <table:table-cell office:value-type="string" table:style-name="ce51">
            <text:p>Anabolic steroids</text:p>
          </table:table-cell>
          <table:table-cell office:value-type="float" office:value="433" table:style-name="ce41">
            <text:p>433</text:p>
          </table:table-cell>
          <table:table-cell office:value-type="float" office:value="371" table:style-name="ce41">
            <text:p>371</text:p>
          </table:table-cell>
          <table:table-cell office:value-type="float" office:value="546" table:style-name="ce41">
            <text:p>546</text:p>
          </table:table-cell>
          <table:table-cell office:value-type="float" office:value="530" table:style-name="ce41">
            <text:p>530</text:p>
          </table:table-cell>
          <table:table-cell office:value-type="float" office:value="562" table:style-name="ce41">
            <text:p>562</text:p>
          </table:table-cell>
          <table:table-cell office:value-type="float" office:value="576" table:style-name="ce41">
            <text:p>576</text:p>
          </table:table-cell>
          <table:table-cell office:value-type="float" office:value="570" table:style-name="ce41">
            <text:p>570</text:p>
          </table:table-cell>
          <table:table-cell office:value-type="float" office:value="636" table:style-name="ce41">
            <text:p>636</text:p>
          </table:table-cell>
          <table:table-cell office:value-type="float" office:value="591" table:style-name="ce41">
            <text:p>591</text:p>
          </table:table-cell>
          <table:table-cell office:value-type="float" office:value="468" table:style-name="ce41">
            <text:p>468</text:p>
          </table:table-cell>
          <table:table-cell office:value-type="float" office:value="493" table:style-name="ce41">
            <text:p>493</text:p>
          </table:table-cell>
          <table:table-cell office:value-type="float" office:value="435" table:style-name="ce41">
            <text:p>435</text:p>
          </table:table-cell>
          <table:table-cell office:value-type="float" office:value="463" table:style-name="ce42">
            <text:p>463</text:p>
          </table:table-cell>
          <table:table-cell office:value-type="float" office:value="6.4367816091954078" table:style-name="ce43">
            <text:p>6</text:p>
          </table:table-cell>
          <table:table-cell office:value-type="float" office:value="432" table:style-name="ce41">
            <text:p>432</text:p>
          </table:table-cell>
          <table:table-cell office:value-type="float" office:value="454" table:style-name="ce41">
            <text:p>454</text:p>
          </table:table-cell>
          <table:table-cell office:value-type="float" office:value="5.0925925925925819" table:style-name="ce44">
            <text:p>5</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Benzodiazepines</text:p>
          </table:table-cell>
          <table:table-cell office:value-type="float" office:value="1293" table:style-name="ce41">
            <text:p>1,293</text:p>
          </table:table-cell>
          <table:table-cell office:value-type="float" office:value="1382" table:style-name="ce41">
            <text:p>1,382</text:p>
          </table:table-cell>
          <table:table-cell office:value-type="float" office:value="1816" table:style-name="ce41">
            <text:p>1,816</text:p>
          </table:table-cell>
          <table:table-cell office:value-type="float" office:value="2141" table:style-name="ce41">
            <text:p>2,141</text:p>
          </table:table-cell>
          <table:table-cell office:value-type="float" office:value="2489" table:style-name="ce41">
            <text:p>2,489</text:p>
          </table:table-cell>
          <table:table-cell office:value-type="float" office:value="2696" table:style-name="ce41">
            <text:p>2,696</text:p>
          </table:table-cell>
          <table:table-cell office:value-type="float" office:value="2085" table:style-name="ce41">
            <text:p>2,085</text:p>
          </table:table-cell>
          <table:table-cell office:value-type="float" office:value="2107" table:style-name="ce41">
            <text:p>2,107</text:p>
          </table:table-cell>
          <table:table-cell office:value-type="float" office:value="2122" table:style-name="ce41">
            <text:p>2,122</text:p>
          </table:table-cell>
          <table:table-cell office:value-type="float" office:value="1964" table:style-name="ce41">
            <text:p>1,964</text:p>
          </table:table-cell>
          <table:table-cell office:value-type="float" office:value="1945" table:style-name="ce41">
            <text:p>1,945</text:p>
          </table:table-cell>
          <table:table-cell office:value-type="float" office:value="1989" table:style-name="ce41">
            <text:p>1,989</text:p>
          </table:table-cell>
          <table:table-cell office:value-type="float" office:value="2249" table:style-name="ce42">
            <text:p>2,249</text:p>
          </table:table-cell>
          <table:table-cell office:value-type="float" office:value="13.071895424836599" table:style-name="ce43">
            <text:p>13</text:p>
          </table:table-cell>
          <table:table-cell office:value-type="float" office:value="1986" table:style-name="ce41">
            <text:p>1,986</text:p>
          </table:table-cell>
          <table:table-cell office:value-type="float" office:value="2226" table:style-name="ce41">
            <text:p>2,226</text:p>
          </table:table-cell>
          <table:table-cell office:value-type="float" office:value="12.084592145015115" table:style-name="ce44">
            <text:p>12</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3">
            <text:p>GHB</text:p>
          </table:table-cell>
          <table:table-cell office:value-type="float" office:value="58" table:style-name="ce41">
            <text:p>58</text:p>
          </table:table-cell>
          <table:table-cell office:value-type="float" office:value="60" table:style-name="ce41">
            <text:p>60</text:p>
          </table:table-cell>
          <table:table-cell office:value-type="float" office:value="47" table:style-name="ce41">
            <text:p>47</text:p>
          </table:table-cell>
          <table:table-cell office:value-type="float" office:value="59" table:style-name="ce41">
            <text:p>59</text:p>
          </table:table-cell>
          <table:table-cell office:value-type="float" office:value="66" table:style-name="ce41">
            <text:p>66</text:p>
          </table:table-cell>
          <table:table-cell office:value-type="float" office:value="45" table:style-name="ce41">
            <text:p>45</text:p>
          </table:table-cell>
          <table:table-cell office:value-type="float" office:value="61" table:style-name="ce41">
            <text:p>61</text:p>
          </table:table-cell>
          <table:table-cell office:value-type="float" office:value="41" table:style-name="ce41">
            <text:p>41</text:p>
          </table:table-cell>
          <table:table-cell office:value-type="float" office:value="75" table:style-name="ce41">
            <text:p>75</text:p>
          </table:table-cell>
          <table:table-cell office:value-type="float" office:value="64" table:style-name="ce41">
            <text:p>64</text:p>
          </table:table-cell>
          <table:table-cell office:value-type="float" office:value="37" table:style-name="ce41">
            <text:p>37</text:p>
          </table:table-cell>
          <table:table-cell office:value-type="float" office:value="51" table:style-name="ce41">
            <text:p>51</text:p>
          </table:table-cell>
          <table:table-cell office:value-type="float" office:value="68" table:style-name="ce42">
            <text:p>68</text:p>
          </table:table-cell>
          <table:table-cell office:value-type="float" office:value="33.333333333333329" table:style-name="ce43">
            <text:p>33</text:p>
          </table:table-cell>
          <table:table-cell office:value-type="float" office:value="51" table:style-name="ce41">
            <text:p>51</text:p>
          </table:table-cell>
          <table:table-cell office:value-type="float" office:value="68" table:style-name="ce41">
            <text:p>68</text:p>
          </table:table-cell>
          <table:table-cell office:value-type="float" office:value="33.333333333333329" table:style-name="ce44">
            <text:p>33</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Temazepam</text:p>
          </table:table-cell>
          <table:table-cell office:value-type="float" office:value="230" table:style-name="ce41">
            <text:p>230</text:p>
          </table:table-cell>
          <table:table-cell office:value-type="float" office:value="264" table:style-name="ce41">
            <text:p>264</text:p>
          </table:table-cell>
          <table:table-cell office:value-type="float" office:value="292" table:style-name="ce41">
            <text:p>292</text:p>
          </table:table-cell>
          <table:table-cell office:value-type="float" office:value="231" table:style-name="ce41">
            <text:p>231</text:p>
          </table:table-cell>
          <table:table-cell office:value-type="float" office:value="250" table:style-name="ce41">
            <text:p>250</text:p>
          </table:table-cell>
          <table:table-cell office:value-type="float" office:value="230" table:style-name="ce41">
            <text:p>230</text:p>
          </table:table-cell>
          <table:table-cell office:value-type="float" office:value="143" table:style-name="ce41">
            <text:p>143</text:p>
          </table:table-cell>
          <table:table-cell office:value-type="float" office:value="127" table:style-name="ce41">
            <text:p>127</text:p>
          </table:table-cell>
          <table:table-cell office:value-type="float" office:value="110" table:style-name="ce41">
            <text:p>110</text:p>
          </table:table-cell>
          <table:table-cell office:value-type="float" office:value="99" table:style-name="ce41">
            <text:p>99</text:p>
          </table:table-cell>
          <table:table-cell office:value-type="float" office:value="63" table:style-name="ce41">
            <text:p>63</text:p>
          </table:table-cell>
          <table:table-cell office:value-type="float" office:value="49" table:style-name="ce41">
            <text:p>49</text:p>
          </table:table-cell>
          <table:table-cell office:value-type="float" office:value="52" table:style-name="ce42">
            <text:p>52</text:p>
          </table:table-cell>
          <table:table-cell office:value-type="float" office:value="6.1224489795918435" table:style-name="ce43">
            <text:p>6</text:p>
          </table:table-cell>
          <table:table-cell office:value-type="float" office:value="49" table:style-name="ce41">
            <text:p>49</text:p>
          </table:table-cell>
          <table:table-cell office:value-type="float" office:value="51" table:style-name="ce41">
            <text:p>51</text:p>
          </table:table-cell>
          <table:table-cell office:value-type="float" office:value="4.081632653061229" table:style-name="ce44">
            <text:p>4</text:p>
          </table:table-cell>
          <table:table-cell table:number-columns-repeated="10" table:style-name="ce45"/>
          <table:table-cell table:number-columns-repeated="16355" table:style-name="ce18"/>
        </table:table-row>
        <table:table-row table:style-name="ro5">
          <table:table-cell table:style-name="ce45"/>
          <table:table-cell office:value-type="string" table:style-name="ce51">
            <text:p>Other Class C<text:span text:style-name="T3"><text:s/>13</text:span></text:p>
          </table:table-cell>
          <table:table-cell office:value-type="float" office:value="578" table:style-name="ce41">
            <text:p>578</text:p>
          </table:table-cell>
          <table:table-cell office:value-type="float" office:value="681" table:style-name="ce41">
            <text:p>681</text:p>
          </table:table-cell>
          <table:table-cell office:value-type="float" office:value="779" table:style-name="ce41">
            <text:p>779</text:p>
          </table:table-cell>
          <table:table-cell office:value-type="float" office:value="969" table:style-name="ce41">
            <text:p>969</text:p>
          </table:table-cell>
          <table:table-cell office:value-type="float" office:value="1729" table:style-name="ce41">
            <text:p>1,729</text:p>
          </table:table-cell>
          <table:table-cell office:value-type="float" office:value="1372" table:style-name="ce41">
            <text:p>1,372</text:p>
          </table:table-cell>
          <table:table-cell office:value-type="float" office:value="989" table:style-name="ce41">
            <text:p>989</text:p>
          </table:table-cell>
          <table:table-cell office:value-type="float" office:value="1249" table:style-name="ce41">
            <text:p>1,249</text:p>
          </table:table-cell>
          <table:table-cell office:value-type="float" office:value="1405" table:style-name="ce41">
            <text:p>1,405</text:p>
          </table:table-cell>
          <table:table-cell office:value-type="float" office:value="1325" table:style-name="ce41">
            <text:p>1,325</text:p>
          </table:table-cell>
          <table:table-cell office:value-type="float" office:value="1154" table:style-name="ce41">
            <text:p>1,154</text:p>
          </table:table-cell>
          <table:table-cell office:value-type="float" office:value="1261" table:style-name="ce41">
            <text:p>1,261</text:p>
          </table:table-cell>
          <table:table-cell office:value-type="float" office:value="1162" table:style-name="ce42">
            <text:p>1,162</text:p>
          </table:table-cell>
          <table:table-cell office:value-type="float" office:value="-7.8509119746233207" table:style-name="ce43">
            <text:p>-8</text:p>
          </table:table-cell>
          <table:table-cell office:value-type="float" office:value="1261" table:style-name="ce41">
            <text:p>1,261</text:p>
          </table:table-cell>
          <table:table-cell office:value-type="float" office:value="1144" table:style-name="ce41">
            <text:p>1,144</text:p>
          </table:table-cell>
          <table:table-cell office:value-type="float" office:value="-9.2783505154639183" table:style-name="ce44">
            <text:p>-9</text:p>
          </table:table-cell>
          <table:table-cell table:number-columns-repeated="10" table:style-name="ce45"/>
          <table:table-cell table:number-columns-repeated="16355" table:style-name="ce18"/>
        </table:table-row>
        <table:table-row table:style-name="ro5">
          <table:table-cell table:style-name="ce34"/>
          <table:table-cell office:value-type="string" table:style-name="ce50">
            <text:p>All Class C<text:span text:style-name="T2"><text:s/>9</text:span></text:p>
          </table:table-cell>
          <table:table-cell office:value-type="float" office:value="2496" table:style-name="ce47">
            <text:p>2,496</text:p>
          </table:table-cell>
          <table:table-cell office:value-type="float" office:value="2653" table:style-name="ce47">
            <text:p>2,653</text:p>
          </table:table-cell>
          <table:table-cell office:value-type="float" office:value="3339" table:style-name="ce47">
            <text:p>3,339</text:p>
          </table:table-cell>
          <table:table-cell office:value-type="float" office:value="3738" table:style-name="ce47">
            <text:p>3,738</text:p>
          </table:table-cell>
          <table:table-cell office:value-type="float" office:value="4869" table:style-name="ce47">
            <text:p>4,869</text:p>
          </table:table-cell>
          <table:table-cell office:value-type="float" office:value="4710" table:style-name="ce47">
            <text:p>4,710</text:p>
          </table:table-cell>
          <table:table-cell office:value-type="float" office:value="3693" table:style-name="ce47">
            <text:p>3,693</text:p>
          </table:table-cell>
          <table:table-cell office:value-type="float" office:value="3996" table:style-name="ce47">
            <text:p>3,996</text:p>
          </table:table-cell>
          <table:table-cell office:value-type="float" office:value="4102" table:style-name="ce47">
            <text:p>4,102</text:p>
          </table:table-cell>
          <table:table-cell office:value-type="float" office:value="3729" table:style-name="ce47">
            <text:p>3,729</text:p>
          </table:table-cell>
          <table:table-cell office:value-type="float" office:value="3501" table:style-name="ce47">
            <text:p>3,501</text:p>
          </table:table-cell>
          <table:table-cell office:value-type="float" office:value="3605" table:style-name="ce47">
            <text:p>3,605</text:p>
          </table:table-cell>
          <table:table-cell office:value-type="float" office:value="3801" table:style-name="ce48">
            <text:p>3,801</text:p>
          </table:table-cell>
          <table:table-cell office:value-type="float" office:value="5.4368932038834972" table:style-name="ce49">
            <text:p>5</text:p>
          </table:table-cell>
          <table:table-cell office:value-type="float" office:value="3600" table:style-name="ce47">
            <text:p>3,600</text:p>
          </table:table-cell>
          <table:table-cell office:value-type="float" office:value="3756" table:style-name="ce47">
            <text:p>3,756</text:p>
          </table:table-cell>
          <table:table-cell office:value-type="float" office:value="4.3333333333333224" table:style-name="ce47">
            <text:p>4</text:p>
          </table:table-cell>
          <table:table-cell table:number-columns-repeated="10" table:style-name="ce45"/>
          <table:table-cell table:number-columns-repeated="16355" table:style-name="ce52"/>
        </table:table-row>
        <table:table-row table:style-name="ro5">
          <table:table-cell table:style-name="ce45"/>
          <table:table-cell table:style-name="ce51"/>
          <table:table-cell table:number-columns-repeated="10" table:style-name="ce41"/>
          <table:table-cell table:number-columns-repeated="2" table:style-name="ce44"/>
          <table:table-cell table:style-name="ce42"/>
          <table:table-cell table:style-name="ce43"/>
          <table:table-cell table:number-columns-repeated="2" table:style-name="ce41"/>
          <table:table-cell table:style-name="ce44"/>
          <table:table-cell table:number-columns-repeated="10" table:style-name="ce45"/>
          <table:table-cell table:number-columns-repeated="16355" table:style-name="ce18"/>
        </table:table-row>
        <table:table-row table:style-name="ro8">
          <table:table-cell office:value-type="string" table:style-name="ce34">
            <text:p>Unknown</text:p>
          </table:table-cell>
          <table:table-cell table:style-name="ce50"/>
          <table:table-cell office:value-type="float" office:value="2317" table:style-name="ce44">
            <text:p>2,317</text:p>
          </table:table-cell>
          <table:table-cell office:value-type="float" office:value="2120" table:style-name="ce44">
            <text:p>2,120</text:p>
          </table:table-cell>
          <table:table-cell office:value-type="float" office:value="2645" table:style-name="ce44">
            <text:p>2,645</text:p>
          </table:table-cell>
          <table:table-cell office:value-type="float" office:value="3061" table:style-name="ce44">
            <text:p>3,061</text:p>
          </table:table-cell>
          <table:table-cell office:value-type="float" office:value="3685" table:style-name="ce44">
            <text:p>3,685</text:p>
          </table:table-cell>
          <table:table-cell office:value-type="float" office:value="4030" table:style-name="ce44">
            <text:p>4,030</text:p>
          </table:table-cell>
          <table:table-cell office:value-type="float" office:value="5041" table:style-name="ce44">
            <text:p>5,041</text:p>
          </table:table-cell>
          <table:table-cell office:value-type="float" office:value="6060" table:style-name="ce44">
            <text:p>6,060</text:p>
          </table:table-cell>
          <table:table-cell office:value-type="float" office:value="7375" table:style-name="ce44">
            <text:p>7,375</text:p>
          </table:table-cell>
          <table:table-cell office:value-type="float" office:value="7354" table:style-name="ce44">
            <text:p>7,354</text:p>
          </table:table-cell>
          <table:table-cell office:value-type="float" office:value="8715" table:style-name="ce44">
            <text:p>8,715</text:p>
          </table:table-cell>
          <table:table-cell office:value-type="float" office:value="8678" table:style-name="ce44">
            <text:p>8,678</text:p>
          </table:table-cell>
          <table:table-cell office:value-type="float" office:value="11489" table:style-name="ce43">
            <text:p>11,489</text:p>
          </table:table-cell>
          <table:table-cell office:value-type="float" office:value="32.392256280248908" table:style-name="ce43">
            <text:p>32</text:p>
          </table:table-cell>
          <table:table-cell office:value-type="float" office:value="8117" table:style-name="ce44">
            <text:p>8,117</text:p>
          </table:table-cell>
          <table:table-cell office:value-type="float" office:value="10562" table:style-name="ce44">
            <text:p>10,562</text:p>
          </table:table-cell>
          <table:table-cell office:value-type="float" office:value="30.121966243686082" table:style-name="ce44">
            <text:p>30</text:p>
          </table:table-cell>
          <table:table-cell table:number-columns-repeated="10" table:style-name="ce45"/>
          <table:table-cell table:number-columns-repeated="16355" table:style-name="ce52"/>
        </table:table-row>
        <table:table-row table:style-name="ro5">
          <table:table-cell table:style-name="ce45"/>
          <table:table-cell table:style-name="ce51"/>
          <table:table-cell table:number-columns-repeated="10" table:style-name="ce41"/>
          <table:table-cell table:number-columns-repeated="2" table:style-name="ce44"/>
          <table:table-cell table:style-name="ce42"/>
          <table:table-cell table:style-name="ce43"/>
          <table:table-cell table:number-columns-repeated="2" table:style-name="ce41"/>
          <table:table-cell table:style-name="ce44"/>
          <table:table-cell table:number-columns-repeated="10" table:style-name="ce45"/>
          <table:table-cell table:number-columns-repeated="16355" table:style-name="ce18"/>
        </table:table-row>
        <table:table-row table:style-name="ro8">
          <table:table-cell office:value-type="string" table:style-name="ce37">
            <text:p>All drugs</text:p>
          </table:table-cell>
          <table:table-cell office:value-type="string" table:style-name="ce50">
            <text:p>Police forces total<text:span text:style-name="T2"><text:s/>1</text:span></text:p>
          </table:table-cell>
          <table:table-cell office:value-type="float" office:value="180411" table:style-name="ce47">
            <text:p>180,411</text:p>
          </table:table-cell>
          <table:table-cell office:value-type="float" office:value="210272" table:style-name="ce47">
            <text:p>210,272</text:p>
          </table:table-cell>
          <table:table-cell office:value-type="float" office:value="233793" table:style-name="ce47">
            <text:p>233,793</text:p>
          </table:table-cell>
          <table:table-cell office:value-type="float" office:value="220453" table:style-name="ce47">
            <text:p>220,453</text:p>
          </table:table-cell>
          <table:table-cell office:value-type="float" office:value="208832" table:style-name="ce47">
            <text:p>208,832</text:p>
          </table:table-cell>
          <table:table-cell office:value-type="float" office:value="215117" table:style-name="ce47">
            <text:p>215,117</text:p>
          </table:table-cell>
          <table:table-cell office:value-type="float" office:value="195185" table:style-name="ce47">
            <text:p>195,185</text:p>
          </table:table-cell>
          <table:table-cell office:value-type="float" office:value="188499" table:style-name="ce47">
            <text:p>188,499</text:p>
          </table:table-cell>
          <table:table-cell office:value-type="float" office:value="160933" table:style-name="ce47">
            <text:p>160,933</text:p>
          </table:table-cell>
          <table:table-cell office:value-type="float" office:value="143248" table:style-name="ce47">
            <text:p>143,248</text:p>
          </table:table-cell>
          <table:table-cell office:value-type="float" office:value="132283" table:style-name="ce47">
            <text:p>132,283</text:p>
          </table:table-cell>
          <table:table-cell office:value-type="float" office:value="129940" table:style-name="ce47">
            <text:p>129,940</text:p>
          </table:table-cell>
          <table:table-cell office:value-type="float" office:value="144198" table:style-name="ce48">
            <text:p>144,198</text:p>
          </table:table-cell>
          <table:table-cell office:value-type="float" office:value="10.97275665691857" table:style-name="ce49">
            <text:p>11</text:p>
          </table:table-cell>
          <table:table-cell office:value-type="float" office:value="126538" table:style-name="ce47">
            <text:p>126,538</text:p>
          </table:table-cell>
          <table:table-cell office:value-type="float" office:value="136788" table:style-name="ce47">
            <text:p>136,788</text:p>
          </table:table-cell>
          <table:table-cell office:value-type="float" office:value="8.1003334966571305" table:style-name="ce47">
            <text:p>8</text:p>
          </table:table-cell>
          <table:table-cell table:number-columns-repeated="10" table:style-name="ce45"/>
          <table:table-cell table:number-columns-repeated="16355" table:style-name="ce18"/>
        </table:table-row>
        <table:table-row table:style-name="ro5">
          <table:table-cell table:style-name="ce23"/>
          <table:table-cell table:style-name="ce54"/>
          <table:table-cell table:number-columns-repeated="10" table:style-name="ce23"/>
          <table:table-cell table:number-columns-repeated="2" table:style-name="ce55"/>
          <table:table-cell table:number-columns-repeated="2" table:style-name="ce56"/>
          <table:table-cell table:number-columns-repeated="2" table:style-name="ce25"/>
          <table:table-cell table:style-name="ce55"/>
          <table:table-cell table:number-columns-repeated="16365" table:style-name="ce18"/>
        </table:table-row>
        <table:table-row table:style-name="ro8">
          <table:table-cell table:style-name="ce34"/>
          <table:table-cell table:style-name="ce57"/>
          <table:table-cell table:number-columns-repeated="10" table:style-name="ce15"/>
          <table:table-cell table:number-columns-repeated="2" table:style-name="ce58"/>
          <table:table-cell table:style-name="ce59"/>
          <table:table-cell table:number-columns-repeated="2" table:style-name="ce57"/>
          <table:table-cell table:style-name="ce17"/>
          <table:table-cell table:number-columns-repeated="16366" table:style-name="ce18"/>
        </table:table-row>
        <table:table-row table:style-name="ro8">
          <table:table-cell office:value-type="string" table:style-name="ce13">
            <text:p>1b: Seizures made by Border Force<text:s/><text:span text:style-name="T2">14</text:span></text:p>
          </table:table-cell>
          <table:table-cell table:style-name="ce14"/>
          <table:table-cell table:number-columns-repeated="10" table:style-name="ce15"/>
          <table:table-cell table:number-columns-repeated="2" table:style-name="ce16"/>
          <table:table-cell table:style-name="ce15"/>
          <table:table-cell table:number-columns-repeated="2" table:style-name="ce57"/>
          <table:table-cell table:style-name="ce22"/>
          <table:table-cell table:number-columns-repeated="16366" table:style-name="ce18"/>
        </table:table-row>
        <table:table-row table:style-name="ro9">
          <table:table-cell table:style-name="ce60"/>
          <table:table-cell table:style-name="ce61"/>
          <table:table-cell office:value-type="string" table:style-name="ce23">
            <text:p>2006/07</text:p>
          </table:table-cell>
          <table:table-cell office:value-type="string" table:style-name="ce23">
            <text:p>2007/08</text:p>
          </table:table-cell>
          <table:table-cell office:value-type="string" table:style-name="ce23">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62">
            <text:p>2012/13<text:s/></text:p>
          </table:table-cell>
          <table:table-cell office:value-type="string" table:style-name="ce62">
            <text:p>2013/14</text:p>
          </table:table-cell>
          <table:table-cell office:value-type="string" table:style-name="ce62">
            <text:p>2014/15</text:p>
          </table:table-cell>
          <table:table-cell office:value-type="string" table:style-name="ce29">
            <text:p>2015/16</text:p>
          </table:table-cell>
          <table:table-cell office:value-type="string" table:style-name="ce30">
            <text:p>2016/17</text:p>
          </table:table-cell>
          <table:table-cell office:value-type="string" table:style-name="ce29">
            <text:p>2017/18</text:p>
          </table:table-cell>
          <table:table-cell office:value-type="string" table:style-name="ce28">
            <text:p>2018/19</text:p>
          </table:table-cell>
          <table:table-cell office:value-type="string" table:style-name="ce28">
            <text:p>% change</text:p>
            <text:p>2017/18 to 18/19</text:p>
          </table:table-cell>
          <table:table-cell table:style-name="ce29"/>
          <table:table-cell table:style-name="ce30"/>
          <table:table-cell table:number-columns-repeated="16366" table:style-name="ce31"/>
        </table:table-row>
        <table:table-row table:style-name="ro10">
          <table:table-cell table:style-name="ce32"/>
          <table:table-cell table:style-name="ce33"/>
          <table:table-cell table:number-columns-repeated="10" table:style-name="ce34"/>
          <table:table-cell table:number-columns-repeated="2" table:style-name="ce35"/>
          <table:table-cell table:style-name="ce63"/>
          <table:table-cell table:style-name="ce64"/>
          <table:table-cell table:style-name="ce37"/>
          <table:table-cell table:style-name="ce35"/>
          <table:table-cell table:number-columns-repeated="16366" table:style-name="ce31"/>
        </table:table-row>
        <table:table-row table:style-name="ro8">
          <table:table-cell office:value-type="string" table:style-name="ce34">
            <text:p>Class A</text:p>
          </table:table-cell>
          <table:table-cell office:value-type="string" table:style-name="ce65">
            <text:p>Cocaine</text:p>
          </table:table-cell>
          <table:table-cell office:value-type="float" office:value="1141" table:style-name="ce66">
            <text:p><text:s/>1,141<text:s/></text:p>
          </table:table-cell>
          <table:table-cell office:value-type="float" office:value="1254" table:style-name="ce66">
            <text:p><text:s/>1,254<text:s/></text:p>
          </table:table-cell>
          <table:table-cell office:value-type="float" office:value="1024" table:style-name="ce67">
            <text:p><text:s/>1,024<text:s/></text:p>
          </table:table-cell>
          <table:table-cell office:value-type="float" office:value="1026" table:style-name="ce66">
            <text:p><text:s/>1,026<text:s/></text:p>
          </table:table-cell>
          <table:table-cell office:value-type="float" office:value="837" table:style-name="ce67">
            <text:p><text:s/>837<text:s/></text:p>
          </table:table-cell>
          <table:table-cell office:value-type="float" office:value="767" table:style-name="ce67">
            <text:p><text:s/>767<text:s/></text:p>
          </table:table-cell>
          <table:table-cell office:value-type="float" office:value="746" table:style-name="ce67">
            <text:p><text:s/>746<text:s/></text:p>
          </table:table-cell>
          <table:table-cell office:value-type="float" office:value="587" table:style-name="ce67">
            <text:p><text:s/>587<text:s/></text:p>
          </table:table-cell>
          <table:table-cell office:value-type="float" office:value="642" table:style-name="ce67">
            <text:p><text:s/>642<text:s/></text:p>
          </table:table-cell>
          <table:table-cell office:value-type="float" office:value="555" table:style-name="ce67">
            <text:p><text:s/>555<text:s/></text:p>
          </table:table-cell>
          <table:table-cell office:value-type="float" office:value="541" table:style-name="ce66">
            <text:p><text:s/>541<text:s/></text:p>
          </table:table-cell>
          <table:table-cell office:value-type="float" office:value="346" table:style-name="ce45">
            <text:p><text:s/>346<text:s/></text:p>
          </table:table-cell>
          <table:table-cell office:value-type="float" office:value="385" table:style-name="ce68">
            <text:p><text:s/>385<text:s/></text:p>
          </table:table-cell>
          <table:table-cell office:value-type="float" office:value="11.271676300578036" table:style-name="ce43">
            <text:p>11</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Crack</text:p>
          </table:table-cell>
          <table:table-cell office:value-type="float" office:value="12" table:style-name="ce66">
            <text:p><text:s/>12<text:s/></text:p>
          </table:table-cell>
          <table:table-cell office:value-type="float" office:value="11" table:style-name="ce66">
            <text:p><text:s/>11<text:s/></text:p>
          </table:table-cell>
          <table:table-cell office:value-type="float" office:value="8" table:style-name="ce67">
            <text:p><text:s/>8<text:s/></text:p>
          </table:table-cell>
          <table:table-cell office:value-type="float" office:value="4" table:style-name="ce66">
            <text:p><text:s/>4<text:s/></text:p>
          </table:table-cell>
          <table:table-cell office:value-type="float" office:value="13" table:style-name="ce67">
            <text:p><text:s/>13<text:s/></text:p>
          </table:table-cell>
          <table:table-cell office:value-type="float" office:value="2" table:style-name="ce67">
            <text:p><text:s/>2<text:s/></text:p>
          </table:table-cell>
          <table:table-cell office:value-type="float" office:value="9" table:style-name="ce67">
            <text:p><text:s/>9<text:s/></text:p>
          </table:table-cell>
          <table:table-cell office:value-type="float" office:value="5" table:style-name="ce67">
            <text:p><text:s/>5<text:s/></text:p>
          </table:table-cell>
          <table:table-cell office:value-type="float" office:value="3" table:style-name="ce67">
            <text:p><text:s/>3<text:s/></text:p>
          </table:table-cell>
          <table:table-cell office:value-type="float" office:value="2" table:style-name="ce67">
            <text:p><text:s/>2<text:s/></text:p>
          </table:table-cell>
          <table:table-cell office:value-type="float" office:value="5" table:style-name="ce66">
            <text:p><text:s/>5<text:s/></text:p>
          </table:table-cell>
          <table:table-cell office:value-type="float" office:value="8" table:style-name="ce45">
            <text:p><text:s/>8<text:s/></text:p>
          </table:table-cell>
          <table:table-cell office:value-type="float" office:value="5" table:style-name="ce68">
            <text:p><text:s/>5<text:s/></text:p>
          </table:table-cell>
          <table:table-cell office:value-type="float" office:value="-37.5" table:style-name="ce43">
            <text:p>-38</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Ecstasy</text:p>
          </table:table-cell>
          <table:table-cell office:value-type="float" office:value="43" table:style-name="ce66">
            <text:p><text:s/>43<text:s/></text:p>
          </table:table-cell>
          <table:table-cell office:value-type="float" office:value="25" table:style-name="ce66">
            <text:p><text:s/>25<text:s/></text:p>
          </table:table-cell>
          <table:table-cell office:value-type="float" office:value="21" table:style-name="ce67">
            <text:p><text:s/>21<text:s/></text:p>
          </table:table-cell>
          <table:table-cell office:value-type="float" office:value="12" table:style-name="ce66">
            <text:p><text:s/>12<text:s/></text:p>
          </table:table-cell>
          <table:table-cell office:value-type="float" office:value="13" table:style-name="ce67">
            <text:p><text:s/>13<text:s/></text:p>
          </table:table-cell>
          <table:table-cell office:value-type="float" office:value="13" table:style-name="ce67">
            <text:p><text:s/>13<text:s/></text:p>
          </table:table-cell>
          <table:table-cell office:value-type="float" office:value="191" table:style-name="ce67">
            <text:p><text:s/>191<text:s/></text:p>
          </table:table-cell>
          <table:table-cell office:value-type="float" office:value="205" table:style-name="ce67">
            <text:p><text:s/>205<text:s/></text:p>
          </table:table-cell>
          <table:table-cell office:value-type="float" office:value="142" table:style-name="ce67">
            <text:p><text:s/>142<text:s/></text:p>
          </table:table-cell>
          <table:table-cell office:value-type="float" office:value="236" table:style-name="ce67">
            <text:p><text:s/>236<text:s/></text:p>
          </table:table-cell>
          <table:table-cell office:value-type="float" office:value="406" table:style-name="ce66">
            <text:p><text:s/>406<text:s/></text:p>
          </table:table-cell>
          <table:table-cell office:value-type="float" office:value="421" table:style-name="ce45">
            <text:p><text:s/>421<text:s/></text:p>
          </table:table-cell>
          <table:table-cell office:value-type="float" office:value="450" table:style-name="ce68">
            <text:p><text:s/>450<text:s/></text:p>
          </table:table-cell>
          <table:table-cell office:value-type="float" office:value="6.8883610451306421" table:style-name="ce43">
            <text:p>7</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Heroin</text:p>
          </table:table-cell>
          <table:table-cell office:value-type="float" office:value="64" table:style-name="ce66">
            <text:p><text:s/>64<text:s/></text:p>
          </table:table-cell>
          <table:table-cell office:value-type="float" office:value="68" table:style-name="ce66">
            <text:p><text:s/>68<text:s/></text:p>
          </table:table-cell>
          <table:table-cell office:value-type="float" office:value="171" table:style-name="ce67">
            <text:p><text:s/>171<text:s/></text:p>
          </table:table-cell>
          <table:table-cell office:value-type="float" office:value="108" table:style-name="ce66">
            <text:p><text:s/>108<text:s/></text:p>
          </table:table-cell>
          <table:table-cell office:value-type="float" office:value="110" table:style-name="ce67">
            <text:p><text:s/>110<text:s/></text:p>
          </table:table-cell>
          <table:table-cell office:value-type="float" office:value="117" table:style-name="ce67">
            <text:p><text:s/>117<text:s/></text:p>
          </table:table-cell>
          <table:table-cell office:value-type="float" office:value="164" table:style-name="ce67">
            <text:p><text:s/>164<text:s/></text:p>
          </table:table-cell>
          <table:table-cell office:value-type="float" office:value="136" table:style-name="ce67">
            <text:p><text:s/>136<text:s/></text:p>
          </table:table-cell>
          <table:table-cell office:value-type="float" office:value="99" table:style-name="ce67">
            <text:p><text:s/>99<text:s/></text:p>
          </table:table-cell>
          <table:table-cell office:value-type="float" office:value="94" table:style-name="ce67">
            <text:p><text:s/>94<text:s/></text:p>
          </table:table-cell>
          <table:table-cell office:value-type="float" office:value="67" table:style-name="ce66">
            <text:p><text:s/>67<text:s/></text:p>
          </table:table-cell>
          <table:table-cell office:value-type="float" office:value="63" table:style-name="ce45">
            <text:p><text:s/>63<text:s/></text:p>
          </table:table-cell>
          <table:table-cell office:value-type="float" office:value="108" table:style-name="ce68">
            <text:p><text:s/>108<text:s/></text:p>
          </table:table-cell>
          <table:table-cell office:value-type="float" office:value="71.428571428571416" table:style-name="ce43">
            <text:p>71</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LSD</text:p>
          </table:table-cell>
          <table:table-cell office:value-type="float" office:value="4" table:style-name="ce66">
            <text:p><text:s/>4<text:s/></text:p>
          </table:table-cell>
          <table:table-cell office:value-type="float" office:value="1" table:style-name="ce66">
            <text:p><text:s/>1<text:s/></text:p>
          </table:table-cell>
          <table:table-cell office:value-type="float" office:value="4" table:style-name="ce67">
            <text:p><text:s/>4<text:s/></text:p>
          </table:table-cell>
          <table:table-cell office:value-type="float" office:value="1" table:style-name="ce66">
            <text:p><text:s/>1<text:s/></text:p>
          </table:table-cell>
          <table:table-cell office:value-type="float" office:value="2" table:style-name="ce67">
            <text:p><text:s/>2<text:s/></text:p>
          </table:table-cell>
          <table:table-cell office:value-type="float" office:value="2" table:style-name="ce67">
            <text:p><text:s/>2<text:s/></text:p>
          </table:table-cell>
          <table:table-cell office:value-type="float" office:value="5" table:style-name="ce67">
            <text:p><text:s/>5<text:s/></text:p>
          </table:table-cell>
          <table:table-cell office:value-type="float" office:value="3" table:style-name="ce67">
            <text:p><text:s/>3<text:s/></text:p>
          </table:table-cell>
          <table:table-cell office:value-type="float" office:value="2" table:style-name="ce67">
            <text:p><text:s/>2<text:s/></text:p>
          </table:table-cell>
          <table:table-cell office:value-type="float" office:value="2" table:style-name="ce67">
            <text:p><text:s/>2<text:s/></text:p>
          </table:table-cell>
          <table:table-cell office:value-type="float" office:value="10" table:style-name="ce66">
            <text:p><text:s/>10<text:s/></text:p>
          </table:table-cell>
          <table:table-cell office:value-type="float" office:value="10" table:style-name="ce45">
            <text:p><text:s/>10<text:s/></text:p>
          </table:table-cell>
          <table:table-cell office:value-type="float" office:value="34" table:style-name="ce68">
            <text:p><text:s/>34<text:s/></text:p>
          </table:table-cell>
          <table:table-cell office:value-type="float" office:value="240" table:style-name="ce43">
            <text:p>240</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Methadone<text:s/><text:span text:style-name="T3">14</text:span></text:p>
          </table:table-cell>
          <table:table-cell office:value-type="float" office:value="3" table:style-name="ce66">
            <text:p><text:s/>3<text:s/></text:p>
          </table:table-cell>
          <table:table-cell office:value-type="float" office:value="4" table:style-name="ce66">
            <text:p><text:s/>4<text:s/></text:p>
          </table:table-cell>
          <table:table-cell office:value-type="float" office:value="4" table:style-name="ce67">
            <text:p><text:s/>4<text:s/></text:p>
          </table:table-cell>
          <table:table-cell office:value-type="float" office:value="8" table:style-name="ce66">
            <text:p><text:s/>8<text:s/></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9">
            <text:p>..</text:p>
          </table:table-cell>
          <table:table-cell office:value-type="string" table:style-name="ce43">
            <text:p>..</text:p>
          </table:table-cell>
          <table:table-cell table:style-name="ce70"/>
          <table:table-cell table:style-name="ce17"/>
          <table:table-cell table:number-columns-repeated="16366" table:style-name="ce18"/>
        </table:table-row>
        <table:table-row table:style-name="ro5">
          <table:table-cell table:style-name="ce45"/>
          <table:table-cell office:value-type="string" table:style-name="ce65">
            <text:p>Morphine</text:p>
          </table:table-cell>
          <table:table-cell office:value-type="float" office:value="3" table:style-name="ce66">
            <text:p><text:s/>3<text:s/></text:p>
          </table:table-cell>
          <table:table-cell office:value-type="float" office:value="1" table:style-name="ce66">
            <text:p><text:s/>1<text:s/></text:p>
          </table:table-cell>
          <table:table-cell office:value-type="float" office:value="8" table:style-name="ce67">
            <text:p><text:s/>8<text:s/></text:p>
          </table:table-cell>
          <table:table-cell office:value-type="float" office:value="2" table:style-name="ce66">
            <text:p><text:s/>2<text:s/></text:p>
          </table:table-cell>
          <table:table-cell office:value-type="float" office:value="1" table:style-name="ce67">
            <text:p><text:s/>1<text:s/></text:p>
          </table:table-cell>
          <table:table-cell office:value-type="float" office:value="6" table:style-name="ce67">
            <text:p><text:s/>6<text:s/></text:p>
          </table:table-cell>
          <table:table-cell office:value-type="float" office:value="6" table:style-name="ce67">
            <text:p><text:s/>6<text:s/></text:p>
          </table:table-cell>
          <table:table-cell office:value-type="float" office:value="22" table:style-name="ce67">
            <text:p><text:s/>22<text:s/></text:p>
          </table:table-cell>
          <table:table-cell office:value-type="float" office:value="11" table:style-name="ce67">
            <text:p><text:s/>11<text:s/></text:p>
          </table:table-cell>
          <table:table-cell office:value-type="float" office:value="4" table:style-name="ce67">
            <text:p><text:s/>4<text:s/></text:p>
          </table:table-cell>
          <table:table-cell office:value-type="float" office:value="2" table:style-name="ce66">
            <text:p><text:s/>2<text:s/></text:p>
          </table:table-cell>
          <table:table-cell office:value-type="float" office:value="5" table:style-name="ce45">
            <text:p><text:s/>5<text:s/></text:p>
          </table:table-cell>
          <table:table-cell office:value-type="float" office:value="8" table:style-name="ce68">
            <text:p><text:s/>8<text:s/></text:p>
          </table:table-cell>
          <table:table-cell office:value-type="float" office:value="60.000000000000007" table:style-name="ce43">
            <text:p>60</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Other Class A<text:s/><text:span text:style-name="T3">15</text:span></text:p>
          </table:table-cell>
          <table:table-cell office:value-type="float" office:value="202" table:style-name="ce66">
            <text:p><text:s/>202<text:s/></text:p>
          </table:table-cell>
          <table:table-cell office:value-type="float" office:value="154" table:style-name="ce66">
            <text:p><text:s/>154<text:s/></text:p>
          </table:table-cell>
          <table:table-cell office:value-type="float" office:value="100" table:style-name="ce67">
            <text:p><text:s/>100<text:s/></text:p>
          </table:table-cell>
          <table:table-cell office:value-type="float" office:value="85" table:style-name="ce66">
            <text:p><text:s/>85<text:s/></text:p>
          </table:table-cell>
          <table:table-cell office:value-type="float" office:value="313" table:style-name="ce67">
            <text:p><text:s/>313<text:s/></text:p>
          </table:table-cell>
          <table:table-cell office:value-type="float" office:value="208" table:style-name="ce67">
            <text:p><text:s/>208<text:s/></text:p>
          </table:table-cell>
          <table:table-cell office:value-type="float" office:value="926" table:style-name="ce67">
            <text:p><text:s/>926<text:s/></text:p>
          </table:table-cell>
          <table:table-cell office:value-type="float" office:value="848" table:style-name="ce67">
            <text:p><text:s/>848<text:s/></text:p>
          </table:table-cell>
          <table:table-cell office:value-type="float" office:value="309" table:style-name="ce67">
            <text:p><text:s/>309<text:s/></text:p>
          </table:table-cell>
          <table:table-cell office:value-type="float" office:value="538" table:style-name="ce67">
            <text:p><text:s/>538<text:s/></text:p>
          </table:table-cell>
          <table:table-cell office:value-type="float" office:value="686" table:style-name="ce66">
            <text:p><text:s/>686<text:s/></text:p>
          </table:table-cell>
          <table:table-cell office:value-type="float" office:value="394" table:style-name="ce45">
            <text:p><text:s/>394<text:s/></text:p>
          </table:table-cell>
          <table:table-cell office:value-type="float" office:value="877" table:style-name="ce68">
            <text:p><text:s/>877<text:s/></text:p>
          </table:table-cell>
          <table:table-cell office:value-type="float" office:value="122.84263959390861" table:style-name="ce43">
            <text:p>123</text:p>
          </table:table-cell>
          <table:table-cell table:style-name="ce57"/>
          <table:table-cell table:style-name="ce17"/>
          <table:table-cell table:number-columns-repeated="16366" table:style-name="ce18"/>
        </table:table-row>
        <table:table-row table:style-name="ro5">
          <table:table-cell table:style-name="ce34"/>
          <table:table-cell office:value-type="string" table:style-name="ce71">
            <text:p>All Class A<text:span text:style-name="T2"><text:s/>9</text:span></text:p>
          </table:table-cell>
          <table:table-cell office:value-type="float" office:value="1456" table:style-name="ce72">
            <text:p><text:s/>1,456<text:s/></text:p>
          </table:table-cell>
          <table:table-cell office:value-type="float" office:value="1508" table:style-name="ce72">
            <text:p><text:s/>1,508<text:s/></text:p>
          </table:table-cell>
          <table:table-cell office:value-type="float" office:value="1319" table:style-name="ce72">
            <text:p><text:s/>1,319<text:s/></text:p>
          </table:table-cell>
          <table:table-cell office:value-type="float" office:value="1235" table:style-name="ce72">
            <text:p><text:s/>1,235<text:s/></text:p>
          </table:table-cell>
          <table:table-cell office:value-type="float" office:value="1287" table:style-name="ce73">
            <text:p><text:s/>1,287<text:s/></text:p>
          </table:table-cell>
          <table:table-cell office:value-type="float" office:value="1091" table:style-name="ce73">
            <text:p><text:s/>1,091<text:s/></text:p>
          </table:table-cell>
          <table:table-cell office:value-type="float" office:value="2019" table:style-name="ce73">
            <text:p><text:s/>2,019<text:s/></text:p>
          </table:table-cell>
          <table:table-cell office:value-type="float" office:value="1779" table:style-name="ce73">
            <text:p><text:s/>1,779<text:s/></text:p>
          </table:table-cell>
          <table:table-cell office:value-type="float" office:value="1181" table:style-name="ce73">
            <text:p><text:s/>1,181<text:s/></text:p>
          </table:table-cell>
          <table:table-cell office:value-type="float" office:value="1396" table:style-name="ce73">
            <text:p><text:s/>1,396<text:s/></text:p>
          </table:table-cell>
          <table:table-cell office:value-type="float" office:value="1682" table:style-name="ce72">
            <text:p><text:s/>1,682<text:s/></text:p>
          </table:table-cell>
          <table:table-cell office:value-type="float" office:value="1224" table:style-name="ce34">
            <text:p><text:s/>1,224<text:s/></text:p>
          </table:table-cell>
          <table:table-cell office:value-type="float" office:value="1792" table:style-name="ce64">
            <text:p><text:s/>1,792<text:s/></text:p>
          </table:table-cell>
          <table:table-cell office:value-type="float" office:value="46.486928104575156" table:style-name="ce49">
            <text:p>46</text:p>
          </table:table-cell>
          <table:table-cell table:style-name="ce14"/>
          <table:table-cell table:style-name="ce74"/>
          <table:table-cell table:number-columns-repeated="16366" table:style-name="ce52"/>
        </table:table-row>
        <table:table-row table:style-name="ro5">
          <table:table-cell table:style-name="ce45"/>
          <table:table-cell table:style-name="ce65"/>
          <table:table-cell table:number-columns-repeated="10" table:style-name="ce67"/>
          <table:table-cell table:style-name="ce66"/>
          <table:table-cell table:style-name="ce45"/>
          <table:table-cell table:style-name="ce68"/>
          <table:table-cell table:style-name="ce43"/>
          <table:table-cell table:style-name="ce57"/>
          <table:table-cell table:style-name="ce17"/>
          <table:table-cell table:number-columns-repeated="16366" table:style-name="ce18"/>
        </table:table-row>
        <table:table-row table:style-name="ro8">
          <table:table-cell office:value-type="string" table:style-name="ce34">
            <text:p>Class B</text:p>
          </table:table-cell>
          <table:table-cell office:value-type="string" table:style-name="ce65">
            <text:p>Herbal cannabis</text:p>
          </table:table-cell>
          <table:table-cell office:value-type="float" office:value="3441" table:style-name="ce66">
            <text:p><text:s/>3,441<text:s/></text:p>
          </table:table-cell>
          <table:table-cell office:value-type="float" office:value="2890" table:style-name="ce66">
            <text:p><text:s/>2,890<text:s/></text:p>
          </table:table-cell>
          <table:table-cell office:value-type="float" office:value="2513" table:style-name="ce66">
            <text:p><text:s/>2,513<text:s/></text:p>
          </table:table-cell>
          <table:table-cell office:value-type="float" office:value="1061" table:style-name="ce66">
            <text:p><text:s/>1,061<text:s/></text:p>
          </table:table-cell>
          <table:table-cell office:value-type="float" office:value="1118" table:style-name="ce66">
            <text:p><text:s/>1,118<text:s/></text:p>
          </table:table-cell>
          <table:table-cell office:value-type="float" office:value="1271" table:style-name="ce66">
            <text:p><text:s/>1,271<text:s/></text:p>
          </table:table-cell>
          <table:table-cell office:value-type="float" office:value="2030" table:style-name="ce67">
            <text:p><text:s/>2,030<text:s/></text:p>
          </table:table-cell>
          <table:table-cell office:value-type="float" office:value="1929" table:style-name="ce67">
            <text:p><text:s/>1,929<text:s/></text:p>
          </table:table-cell>
          <table:table-cell office:value-type="float" office:value="2109" table:style-name="ce67">
            <text:p><text:s/>2,109<text:s/></text:p>
          </table:table-cell>
          <table:table-cell office:value-type="float" office:value="1914" table:style-name="ce67">
            <text:p><text:s/>1,914<text:s/></text:p>
          </table:table-cell>
          <table:table-cell office:value-type="float" office:value="2821" table:style-name="ce66">
            <text:p><text:s/>2,821<text:s/></text:p>
          </table:table-cell>
          <table:table-cell office:value-type="float" office:value="3025" table:style-name="ce45">
            <text:p><text:s/>3,025<text:s/></text:p>
          </table:table-cell>
          <table:table-cell office:value-type="float" office:value="4134" table:style-name="ce68">
            <text:p><text:s/>4,134<text:s/></text:p>
          </table:table-cell>
          <table:table-cell office:value-type="float" office:value="36.661157024793376" table:style-name="ce43">
            <text:p>37</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Cannabis resin</text:p>
          </table:table-cell>
          <table:table-cell office:value-type="float" office:value="809" table:style-name="ce66">
            <text:p><text:s/>809<text:s/></text:p>
          </table:table-cell>
          <table:table-cell office:value-type="float" office:value="688" table:style-name="ce66">
            <text:p><text:s/>688<text:s/></text:p>
          </table:table-cell>
          <table:table-cell office:value-type="float" office:value="636" table:style-name="ce66">
            <text:p><text:s/>636<text:s/></text:p>
          </table:table-cell>
          <table:table-cell office:value-type="float" office:value="317" table:style-name="ce66">
            <text:p><text:s/>317<text:s/></text:p>
          </table:table-cell>
          <table:table-cell office:value-type="float" office:value="290" table:style-name="ce66">
            <text:p><text:s/>290<text:s/></text:p>
          </table:table-cell>
          <table:table-cell office:value-type="float" office:value="286" table:style-name="ce66">
            <text:p><text:s/>286<text:s/></text:p>
          </table:table-cell>
          <table:table-cell office:value-type="float" office:value="377" table:style-name="ce67">
            <text:p><text:s/>377<text:s/></text:p>
          </table:table-cell>
          <table:table-cell office:value-type="float" office:value="229" table:style-name="ce67">
            <text:p><text:s/>229<text:s/></text:p>
          </table:table-cell>
          <table:table-cell office:value-type="float" office:value="252" table:style-name="ce67">
            <text:p><text:s/>252<text:s/></text:p>
          </table:table-cell>
          <table:table-cell office:value-type="float" office:value="286" table:style-name="ce67">
            <text:p><text:s/>286<text:s/></text:p>
          </table:table-cell>
          <table:table-cell office:value-type="float" office:value="261" table:style-name="ce66">
            <text:p><text:s/>261<text:s/></text:p>
          </table:table-cell>
          <table:table-cell office:value-type="float" office:value="253" table:style-name="ce45">
            <text:p><text:s/>253<text:s/></text:p>
          </table:table-cell>
          <table:table-cell office:value-type="float" office:value="425" table:style-name="ce68">
            <text:p><text:s/>425<text:s/></text:p>
          </table:table-cell>
          <table:table-cell office:value-type="float" office:value="67.984189723320171" table:style-name="ce43">
            <text:p>68</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Cannabis plan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 table:style-name="ce67">
            <text:p><text:s/>1<text:s/></text:p>
          </table:table-cell>
          <table:table-cell office:value-type="float" office:value="1" table:style-name="ce67">
            <text:p><text:s/>1<text:s/></text:p>
          </table:table-cell>
          <table:table-cell office:value-type="float" office:value="0" table:style-name="ce67">
            <text:p><text:s/>-00<text:s/></text:p>
          </table:table-cell>
          <table:table-cell office:value-type="float" office:value="1" table:style-name="ce67">
            <text:p><text:s/>1<text:s/></text:p>
          </table:table-cell>
          <table:table-cell office:value-type="float" office:value="6" table:style-name="ce66">
            <text:p><text:s/>6<text:s/></text:p>
          </table:table-cell>
          <table:table-cell office:value-type="float" office:value="5" table:style-name="ce45">
            <text:p><text:s/>5<text:s/></text:p>
          </table:table-cell>
          <table:table-cell office:value-type="float" office:value="8" table:style-name="ce68">
            <text:p><text:s/>8<text:s/></text:p>
          </table:table-cell>
          <table:table-cell office:value-type="float" office:value="60.000000000000007" table:style-name="ce43">
            <text:p>60</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50">
            <text:p>Total cannabis<text:span text:style-name="T2"><text:s/>10</text:span></text:p>
          </table:table-cell>
          <table:table-cell office:value-type="float" office:value="3932" table:style-name="ce72">
            <text:p><text:s/>3,932<text:s/></text:p>
          </table:table-cell>
          <table:table-cell office:value-type="float" office:value="3587" table:style-name="ce72">
            <text:p><text:s/>3,587<text:s/></text:p>
          </table:table-cell>
          <table:table-cell office:value-type="float" office:value="3217" table:style-name="ce72">
            <text:p><text:s/>3,217<text:s/></text:p>
          </table:table-cell>
          <table:table-cell office:value-type="float" office:value="1380" table:style-name="ce72">
            <text:p><text:s/>1,380<text:s/></text:p>
          </table:table-cell>
          <table:table-cell office:value-type="float" office:value="1378" table:style-name="ce72">
            <text:p><text:s/>1,378<text:s/></text:p>
          </table:table-cell>
          <table:table-cell office:value-type="float" office:value="1562" table:style-name="ce72">
            <text:p><text:s/>1,562<text:s/></text:p>
          </table:table-cell>
          <table:table-cell office:value-type="float" office:value="2387" table:style-name="ce73">
            <text:p><text:s/>2,387<text:s/></text:p>
          </table:table-cell>
          <table:table-cell office:value-type="float" office:value="2131" table:style-name="ce73">
            <text:p><text:s/>2,131<text:s/></text:p>
          </table:table-cell>
          <table:table-cell office:value-type="float" office:value="2413" table:style-name="ce73">
            <text:p><text:s/>2,413<text:s/></text:p>
          </table:table-cell>
          <table:table-cell office:value-type="float" office:value="2243" table:style-name="ce73">
            <text:p><text:s/>2,243<text:s/></text:p>
          </table:table-cell>
          <table:table-cell office:value-type="float" office:value="3175" table:style-name="ce72">
            <text:p><text:s/>3,175<text:s/></text:p>
          </table:table-cell>
          <table:table-cell office:value-type="float" office:value="3594" table:style-name="ce34">
            <text:p><text:s/>3,594<text:s/></text:p>
          </table:table-cell>
          <table:table-cell office:value-type="float" office:value="5291" table:style-name="ce64">
            <text:p><text:s/>5,291<text:s/></text:p>
          </table:table-cell>
          <table:table-cell office:value-type="float" office:value="47.217584863661656" table:style-name="ce49">
            <text:p>47</text:p>
          </table:table-cell>
          <table:table-cell table:style-name="ce14"/>
          <table:table-cell table:style-name="ce74"/>
          <table:table-cell table:number-columns-repeated="16366" table:style-name="ce18"/>
        </table:table-row>
        <table:table-row table:style-name="ro5">
          <table:table-cell table:style-name="ce45"/>
          <table:table-cell office:value-type="string" table:style-name="ce65">
            <text:p>Amphetamines</text:p>
          </table:table-cell>
          <table:table-cell office:value-type="float" office:value="59" table:style-name="ce66">
            <text:p><text:s/>59<text:s/></text:p>
          </table:table-cell>
          <table:table-cell office:value-type="float" office:value="43" table:style-name="ce66">
            <text:p><text:s/>43<text:s/></text:p>
          </table:table-cell>
          <table:table-cell office:value-type="float" office:value="62" table:style-name="ce66">
            <text:p><text:s/>62<text:s/></text:p>
          </table:table-cell>
          <table:table-cell office:value-type="float" office:value="39" table:style-name="ce66">
            <text:p><text:s/>39<text:s/></text:p>
          </table:table-cell>
          <table:table-cell office:value-type="float" office:value="42" table:style-name="ce66">
            <text:p><text:s/>42<text:s/></text:p>
          </table:table-cell>
          <table:table-cell office:value-type="float" office:value="49" table:style-name="ce66">
            <text:p><text:s/>49<text:s/></text:p>
          </table:table-cell>
          <table:table-cell office:value-type="float" office:value="118" table:style-name="ce67">
            <text:p><text:s/>118<text:s/></text:p>
          </table:table-cell>
          <table:table-cell office:value-type="float" office:value="98" table:style-name="ce67">
            <text:p><text:s/>98<text:s/></text:p>
          </table:table-cell>
          <table:table-cell office:value-type="float" office:value="84" table:style-name="ce67">
            <text:p><text:s/>84<text:s/></text:p>
          </table:table-cell>
          <table:table-cell office:value-type="float" office:value="63" table:style-name="ce67">
            <text:p><text:s/>63<text:s/></text:p>
          </table:table-cell>
          <table:table-cell office:value-type="float" office:value="121" table:style-name="ce66">
            <text:p><text:s/>121<text:s/></text:p>
          </table:table-cell>
          <table:table-cell office:value-type="float" office:value="107" table:style-name="ce45">
            <text:p><text:s/>107<text:s/></text:p>
          </table:table-cell>
          <table:table-cell office:value-type="float" office:value="208" table:style-name="ce68">
            <text:p><text:s/>208<text:s/></text:p>
          </table:table-cell>
          <table:table-cell office:value-type="float" office:value="94.392523364485982" table:style-name="ce43">
            <text:p>94</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Barbiturates<text:s/><text:span text:style-name="T3">15</text:span></text:p>
          </table:table-cell>
          <table:table-cell office:value-type="float" office:value="4" table:style-name="ce66">
            <text:p><text:s/>4<text:s/></text:p>
          </table:table-cell>
          <table:table-cell office:value-type="float" office:value="4" table:style-name="ce66">
            <text:p><text:s/>4<text:s/></text:p>
          </table:table-cell>
          <table:table-cell office:value-type="float" office:value="4" table:style-name="ce66">
            <text:p><text:s/>4<text:s/></text:p>
          </table:table-cell>
          <table:table-cell office:value-type="float" office:value="7" table:style-name="ce66">
            <text:p><text:s/>7<text:s/></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9">
            <text:p>..</text:p>
          </table:table-cell>
          <table:table-cell office:value-type="string" table:style-name="ce43">
            <text:p>..</text:p>
          </table:table-cell>
          <table:table-cell table:style-name="ce70"/>
          <table:table-cell table:style-name="ce17"/>
          <table:table-cell table:number-columns-repeated="16366" table:style-name="ce18"/>
        </table:table-row>
        <table:table-row table:style-name="ro5">
          <table:table-cell table:style-name="ce45"/>
          <table:table-cell office:value-type="string" table:style-name="ce75">
            <text:p>Ketamine<text:span text:style-name="T3"><text:s/>12, 19</text:span></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99" table:style-name="ce66">
            <text:p><text:s/>99<text:s/></text:p>
          </table:table-cell>
          <table:table-cell office:value-type="float" office:value="109" table:style-name="ce66">
            <text:p><text:s/>109<text:s/></text:p>
          </table:table-cell>
          <table:table-cell office:value-type="float" office:value="91" table:style-name="ce66">
            <text:p><text:s/>91<text:s/></text:p>
          </table:table-cell>
          <table:table-cell office:value-type="float" office:value="181" table:style-name="ce66">
            <text:p><text:s/>181<text:s/></text:p>
          </table:table-cell>
          <table:table-cell office:value-type="float" office:value="130" table:style-name="ce67">
            <text:p><text:s/>130<text:s/></text:p>
          </table:table-cell>
          <table:table-cell office:value-type="float" office:value="164" table:style-name="ce66">
            <text:p><text:s/>164<text:s/></text:p>
          </table:table-cell>
          <table:table-cell office:value-type="float" office:value="108" table:style-name="ce66">
            <text:p><text:s/>108<text:s/></text:p>
          </table:table-cell>
          <table:table-cell office:value-type="float" office:value="68" table:style-name="ce66">
            <text:p><text:s/>68<text:s/></text:p>
          </table:table-cell>
          <table:table-cell office:value-type="float" office:value="73" table:style-name="ce45">
            <text:p><text:s/>73<text:s/></text:p>
          </table:table-cell>
          <table:table-cell office:value-type="float" office:value="97" table:style-name="ce68">
            <text:p><text:s/>97<text:s/></text:p>
          </table:table-cell>
          <table:table-cell office:value-type="float" office:value="32.87671232876712" table:style-name="ce43">
            <text:p>33</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75">
            <text:p>Mephedrone (non-injection)</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51">
            <text:p>0</text:p>
          </table:table-cell>
          <table:table-cell office:value-type="float" office:value="0" table:style-name="ce76">
            <text:p>0</text:p>
          </table:table-cell>
          <table:table-cell office:value-type="float" office:value="28" table:style-name="ce66">
            <text:p><text:s/>28<text:s/></text:p>
          </table:table-cell>
          <table:table-cell office:value-type="float" office:value="24" table:style-name="ce66">
            <text:p><text:s/>24<text:s/></text:p>
          </table:table-cell>
          <table:table-cell office:value-type="float" office:value="4" table:style-name="ce45">
            <text:p><text:s/>4<text:s/></text:p>
          </table:table-cell>
          <table:table-cell office:value-type="float" office:value="5" table:style-name="ce68">
            <text:p><text:s/>5<text:s/></text:p>
          </table:table-cell>
          <table:table-cell office:value-type="float" office:value="25" table:style-name="ce43">
            <text:p>25</text:p>
          </table:table-cell>
          <table:table-cell table:style-name="ce57"/>
          <table:table-cell table:style-name="ce17"/>
          <table:table-cell table:number-columns-repeated="16366" table:style-name="ce18"/>
        </table:table-row>
        <table:table-row table:style-name="ro5">
          <table:table-cell table:style-name="ce45"/>
          <table:table-cell office:value-type="string" table:style-name="ce65">
            <text:p>Other Class B<text:s/><text:span text:style-name="T3">15,20</text:span></text:p>
          </table:table-cell>
          <table:table-cell office:value-type="float" office:value="70" table:style-name="ce66">
            <text:p><text:s/>70<text:s/></text:p>
          </table:table-cell>
          <table:table-cell office:value-type="float" office:value="114" table:style-name="ce66">
            <text:p><text:s/>114<text:s/></text:p>
          </table:table-cell>
          <table:table-cell office:value-type="float" office:value="383" table:style-name="ce66">
            <text:p><text:s/>383<text:s/></text:p>
          </table:table-cell>
          <table:table-cell office:value-type="float" office:value="56" table:style-name="ce66">
            <text:p><text:s/>56<text:s/></text:p>
          </table:table-cell>
          <table:table-cell office:value-type="float" office:value="247" table:style-name="ce66">
            <text:p><text:s/>247<text:s/></text:p>
          </table:table-cell>
          <table:table-cell office:value-type="float" office:value="121" table:style-name="ce66">
            <text:p><text:s/>121<text:s/></text:p>
          </table:table-cell>
          <table:table-cell office:value-type="float" office:value="188" table:style-name="ce67">
            <text:p><text:s/>188<text:s/></text:p>
          </table:table-cell>
          <table:table-cell office:value-type="float" office:value="367" table:style-name="ce67">
            <text:p><text:s/>367<text:s/></text:p>
          </table:table-cell>
          <table:table-cell office:value-type="float" office:value="313" table:style-name="ce67">
            <text:p><text:s/>313<text:s/></text:p>
          </table:table-cell>
          <table:table-cell office:value-type="float" office:value="185" table:style-name="ce67">
            <text:p><text:s/>185<text:s/></text:p>
          </table:table-cell>
          <table:table-cell office:value-type="float" office:value="236" table:style-name="ce66">
            <text:p><text:s/>236<text:s/></text:p>
          </table:table-cell>
          <table:table-cell office:value-type="float" office:value="137" table:style-name="ce45">
            <text:p><text:s/>137<text:s/></text:p>
          </table:table-cell>
          <table:table-cell office:value-type="float" office:value="193" table:style-name="ce68">
            <text:p><text:s/>193<text:s/></text:p>
          </table:table-cell>
          <table:table-cell office:value-type="float" office:value="40.87591240875912" table:style-name="ce43">
            <text:p>41</text:p>
          </table:table-cell>
          <table:table-cell table:style-name="ce57"/>
          <table:table-cell table:style-name="ce17"/>
          <table:table-cell table:number-columns-repeated="16366" table:style-name="ce18"/>
        </table:table-row>
        <table:table-row table:style-name="ro5">
          <table:table-cell table:style-name="ce34"/>
          <table:table-cell office:value-type="string" table:style-name="ce71">
            <text:p>All Class B 9<text:span text:style-name="T2">, 10</text:span></text:p>
          </table:table-cell>
          <table:table-cell office:value-type="float" office:value="128" table:style-name="ce72">
            <text:p><text:s/>128<text:s/></text:p>
          </table:table-cell>
          <table:table-cell office:value-type="float" office:value="160" table:style-name="ce72">
            <text:p><text:s/>160<text:s/></text:p>
          </table:table-cell>
          <table:table-cell office:value-type="float" office:value="3536" table:style-name="ce72">
            <text:p><text:s/>3,536<text:s/></text:p>
          </table:table-cell>
          <table:table-cell office:value-type="float" office:value="1470" table:style-name="ce72">
            <text:p><text:s/>1,470<text:s/></text:p>
          </table:table-cell>
          <table:table-cell office:value-type="float" office:value="1637" table:style-name="ce72">
            <text:p><text:s/>1,637<text:s/></text:p>
          </table:table-cell>
          <table:table-cell office:value-type="float" office:value="1718" table:style-name="ce72">
            <text:p><text:s/>1,718<text:s/></text:p>
          </table:table-cell>
          <table:table-cell office:value-type="float" office:value="2679" table:style-name="ce73">
            <text:p><text:s/>2,679<text:s/></text:p>
          </table:table-cell>
          <table:table-cell office:value-type="float" office:value="2576" table:style-name="ce73">
            <text:p><text:s/>2,576<text:s/></text:p>
          </table:table-cell>
          <table:table-cell office:value-type="float" office:value="2959" table:style-name="ce73">
            <text:p><text:s/>2,959<text:s/></text:p>
          </table:table-cell>
          <table:table-cell office:value-type="float" office:value="2620" table:style-name="ce73">
            <text:p><text:s/>2,620<text:s/></text:p>
          </table:table-cell>
          <table:table-cell office:value-type="float" office:value="3607" table:style-name="ce72">
            <text:p><text:s/>3,607<text:s/></text:p>
          </table:table-cell>
          <table:table-cell office:value-type="float" office:value="3902" table:style-name="ce34">
            <text:p><text:s/>3,902<text:s/></text:p>
          </table:table-cell>
          <table:table-cell office:value-type="float" office:value="5781" table:style-name="ce64">
            <text:p><text:s/>5,781<text:s/></text:p>
          </table:table-cell>
          <table:table-cell office:value-type="float" office:value="48.154792414146598" table:style-name="ce49">
            <text:p>48</text:p>
          </table:table-cell>
          <table:table-cell table:style-name="ce14"/>
          <table:table-cell table:style-name="ce74"/>
          <table:table-cell table:number-columns-repeated="16366" table:style-name="ce52"/>
        </table:table-row>
        <table:table-row table:style-name="ro5">
          <table:table-cell table:style-name="ce45"/>
          <table:table-cell table:style-name="ce65"/>
          <table:table-cell table:number-columns-repeated="11" table:style-name="ce66"/>
          <table:table-cell table:style-name="ce45"/>
          <table:table-cell table:style-name="ce68"/>
          <table:table-cell table:style-name="ce43"/>
          <table:table-cell table:style-name="ce70"/>
          <table:table-cell table:style-name="ce17"/>
          <table:table-cell table:number-columns-repeated="16366" table:style-name="ce18"/>
        </table:table-row>
        <table:table-row table:style-name="ro5">
          <table:table-cell office:value-type="string" table:style-name="ce34">
            <text:p>Class C</text:p>
          </table:table-cell>
          <table:table-cell office:value-type="string" table:style-name="ce65">
            <text:p>Anabolic steroids</text:p>
          </table:table-cell>
          <table:table-cell office:value-type="float" office:value="89" table:style-name="ce66">
            <text:p><text:s/>89<text:s/></text:p>
          </table:table-cell>
          <table:table-cell office:value-type="float" office:value="126" table:style-name="ce66">
            <text:p><text:s/>126<text:s/></text:p>
          </table:table-cell>
          <table:table-cell office:value-type="float" office:value="259" table:style-name="ce66">
            <text:p><text:s/>259<text:s/></text:p>
          </table:table-cell>
          <table:table-cell office:value-type="float" office:value="341" table:style-name="ce66">
            <text:p><text:s/>341<text:s/></text:p>
          </table:table-cell>
          <table:table-cell office:value-type="float" office:value="113" table:style-name="ce66">
            <text:p><text:s/>113<text:s/></text:p>
          </table:table-cell>
          <table:table-cell office:value-type="float" office:value="133" table:style-name="ce66">
            <text:p><text:s/>133<text:s/></text:p>
          </table:table-cell>
          <table:table-cell office:value-type="float" office:value="284" table:style-name="ce66">
            <text:p><text:s/>284<text:s/></text:p>
          </table:table-cell>
          <table:table-cell office:value-type="float" office:value="507" table:style-name="ce67">
            <text:p><text:s/>507<text:s/></text:p>
          </table:table-cell>
          <table:table-cell office:value-type="float" office:value="466" table:style-name="ce66">
            <text:p><text:s/>466<text:s/></text:p>
          </table:table-cell>
          <table:table-cell office:value-type="float" office:value="465" table:style-name="ce66">
            <text:p><text:s/>465<text:s/></text:p>
          </table:table-cell>
          <table:table-cell office:value-type="float" office:value="547" table:style-name="ce66">
            <text:p><text:s/>547<text:s/></text:p>
          </table:table-cell>
          <table:table-cell office:value-type="float" office:value="514" table:style-name="ce45">
            <text:p><text:s/>514<text:s/></text:p>
          </table:table-cell>
          <table:table-cell office:value-type="float" office:value="291" table:style-name="ce68">
            <text:p><text:s/>291<text:s/></text:p>
          </table:table-cell>
          <table:table-cell office:value-type="float" office:value="-43.385214007782103" table:style-name="ce43">
            <text:p>-43</text:p>
          </table:table-cell>
          <table:table-cell table:style-name="ce57"/>
          <table:table-cell table:style-name="ce17"/>
          <table:table-cell table:number-columns-repeated="16366" table:style-name="ce18"/>
        </table:table-row>
        <table:table-row table:style-name="ro8">
          <table:table-cell table:style-name="ce45"/>
          <table:table-cell office:value-type="string" table:style-name="ce65">
            <text:p>Benzodiazepines<text:s/><text:span text:style-name="T3">14</text:span></text:p>
          </table:table-cell>
          <table:table-cell office:value-type="float" office:value="895" table:style-name="ce66">
            <text:p><text:s/>895<text:s/></text:p>
          </table:table-cell>
          <table:table-cell office:value-type="float" office:value="1358" table:style-name="ce66">
            <text:p><text:s/>1,358<text:s/></text:p>
          </table:table-cell>
          <table:table-cell office:value-type="float" office:value="2222" table:style-name="ce66">
            <text:p><text:s/>2,222<text:s/></text:p>
          </table:table-cell>
          <table:table-cell office:value-type="float" office:value="816" table:style-name="ce66">
            <text:p><text:s/>816<text:s/></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77">
            <text:p>..</text:p>
          </table:table-cell>
          <table:table-cell table:style-name="ce70"/>
          <table:table-cell table:style-name="ce17"/>
          <table:table-cell table:number-columns-repeated="16366" table:style-name="ce18"/>
        </table:table-row>
        <table:table-row table:style-name="ro5">
          <table:table-cell table:style-name="ce45"/>
          <table:table-cell office:value-type="string" table:style-name="ce75">
            <text:p>GHB</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string" table:style-name="ce66">
            <text:p>..</text:p>
          </table:table-cell>
          <table:table-cell office:value-type="string" table:style-name="ce66">
            <text:p>..</text:p>
          </table:table-cell>
          <table:table-cell office:value-type="float" office:value="0" table:style-name="ce77">
            <text:p>0</text:p>
          </table:table-cell>
          <table:table-cell table:style-name="ce70"/>
          <table:table-cell table:style-name="ce17"/>
          <table:table-cell table:number-columns-repeated="16366" table:style-name="ce18"/>
        </table:table-row>
        <table:table-row table:style-name="ro5">
          <table:table-cell table:style-name="ce45"/>
          <table:table-cell office:value-type="string" table:style-name="ce65">
            <text:p>Temazepam</text:p>
          </table:table-cell>
          <table:table-cell office:value-type="float" office:value="55" table:style-name="ce66">
            <text:p><text:s/>55<text:s/></text:p>
          </table:table-cell>
          <table:table-cell office:value-type="float" office:value="126" table:style-name="ce66">
            <text:p><text:s/>126<text:s/></text:p>
          </table:table-cell>
          <table:table-cell office:value-type="float" office:value="317" table:style-name="ce66">
            <text:p><text:s/>317<text:s/></text:p>
          </table:table-cell>
          <table:table-cell office:value-type="float" office:value="54" table:style-name="ce66">
            <text:p><text:s/>54<text:s/></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77">
            <text:p>..</text:p>
          </table:table-cell>
          <table:table-cell table:style-name="ce70"/>
          <table:table-cell table:style-name="ce17"/>
          <table:table-cell table:number-columns-repeated="16366" table:style-name="ce18"/>
        </table:table-row>
        <table:table-row table:style-name="ro5">
          <table:table-cell table:style-name="ce45"/>
          <table:table-cell office:value-type="string" table:style-name="ce65">
            <text:p>Other Class C<text:s/><text:span text:style-name="T3">13, 17</text:span></text:p>
          </table:table-cell>
          <table:table-cell office:value-type="float" office:value="124" table:style-name="ce66">
            <text:p><text:s/>124<text:s/></text:p>
          </table:table-cell>
          <table:table-cell office:value-type="float" office:value="143" table:style-name="ce66">
            <text:p><text:s/>143<text:s/></text:p>
          </table:table-cell>
          <table:table-cell office:value-type="float" office:value="309" table:style-name="ce66">
            <text:p><text:s/>309<text:s/></text:p>
          </table:table-cell>
          <table:table-cell office:value-type="float" office:value="22" table:style-name="ce66">
            <text:p><text:s/>22<text:s/></text:p>
          </table:table-cell>
          <table:table-cell office:value-type="float" office:value="866" table:style-name="ce66">
            <text:p><text:s/>866<text:s/></text:p>
          </table:table-cell>
          <table:table-cell office:value-type="float" office:value="638" table:style-name="ce66">
            <text:p><text:s/>638<text:s/></text:p>
          </table:table-cell>
          <table:table-cell office:value-type="float" office:value="691" table:style-name="ce66">
            <text:p><text:s/>691<text:s/></text:p>
          </table:table-cell>
          <table:table-cell office:value-type="float" office:value="1026" table:style-name="ce67">
            <text:p><text:s/>1,026<text:s/></text:p>
          </table:table-cell>
          <table:table-cell office:value-type="float" office:value="1693" table:style-name="ce66">
            <text:p><text:s/>1,693<text:s/></text:p>
          </table:table-cell>
          <table:table-cell office:value-type="float" office:value="954" table:style-name="ce66">
            <text:p><text:s/>954<text:s/></text:p>
          </table:table-cell>
          <table:table-cell office:value-type="float" office:value="1031" table:style-name="ce66">
            <text:p><text:s/>1,031<text:s/></text:p>
          </table:table-cell>
          <table:table-cell office:value-type="float" office:value="1020" table:style-name="ce45">
            <text:p><text:s/>1,020<text:s/></text:p>
          </table:table-cell>
          <table:table-cell office:value-type="float" office:value="1221" table:style-name="ce68">
            <text:p><text:s/>1,221<text:s/></text:p>
          </table:table-cell>
          <table:table-cell office:value-type="float" office:value="19.705882352941174" table:style-name="ce43">
            <text:p>20</text:p>
          </table:table-cell>
          <table:table-cell table:style-name="ce57"/>
          <table:table-cell table:style-name="ce17"/>
          <table:table-cell table:number-columns-repeated="16366" table:style-name="ce18"/>
        </table:table-row>
        <table:table-row table:style-name="ro5">
          <table:table-cell table:style-name="ce34"/>
          <table:table-cell office:value-type="string" table:style-name="ce71">
            <text:p>All Class C<text:span text:style-name="T2"><text:s/>9</text:span></text:p>
          </table:table-cell>
          <table:table-cell office:value-type="float" office:value="5058" table:style-name="ce72">
            <text:p><text:s/>5,058<text:s/></text:p>
          </table:table-cell>
          <table:table-cell office:value-type="float" office:value="5036" table:style-name="ce72">
            <text:p><text:s/>5,036<text:s/></text:p>
          </table:table-cell>
          <table:table-cell office:value-type="float" office:value="3011" table:style-name="ce72">
            <text:p><text:s/>3,011<text:s/></text:p>
          </table:table-cell>
          <table:table-cell office:value-type="float" office:value="1307" table:style-name="ce72">
            <text:p><text:s/>1,307<text:s/></text:p>
          </table:table-cell>
          <table:table-cell office:value-type="float" office:value="1081" table:style-name="ce72">
            <text:p><text:s/>1,081<text:s/></text:p>
          </table:table-cell>
          <table:table-cell office:value-type="float" office:value="856" table:style-name="ce72">
            <text:p><text:s/>856<text:s/></text:p>
          </table:table-cell>
          <table:table-cell office:value-type="float" office:value="1109" table:style-name="ce72">
            <text:p><text:s/>1,109<text:s/></text:p>
          </table:table-cell>
          <table:table-cell office:value-type="float" office:value="1622" table:style-name="ce73">
            <text:p><text:s/>1,622<text:s/></text:p>
          </table:table-cell>
          <table:table-cell office:value-type="float" office:value="2142" table:style-name="ce72">
            <text:p><text:s/>2,142<text:s/></text:p>
          </table:table-cell>
          <table:table-cell office:value-type="float" office:value="1399" table:style-name="ce72">
            <text:p><text:s/>1,399<text:s/></text:p>
          </table:table-cell>
          <table:table-cell office:value-type="float" office:value="1515" table:style-name="ce72">
            <text:p><text:s/>1,515<text:s/></text:p>
          </table:table-cell>
          <table:table-cell office:value-type="float" office:value="1487" table:style-name="ce34">
            <text:p><text:s/>1,487<text:s/></text:p>
          </table:table-cell>
          <table:table-cell office:value-type="float" office:value="1481" table:style-name="ce64">
            <text:p><text:s/>1,481<text:s/></text:p>
          </table:table-cell>
          <table:table-cell office:value-type="float" office:value="-0.403496973772699" table:style-name="ce49">
            <text:p>0</text:p>
          </table:table-cell>
          <table:table-cell table:style-name="ce14"/>
          <table:table-cell table:style-name="ce74"/>
          <table:table-cell table:number-columns-repeated="16366" table:style-name="ce52"/>
        </table:table-row>
        <table:table-row table:style-name="ro5">
          <table:table-cell table:style-name="ce34"/>
          <table:table-cell table:style-name="ce71"/>
          <table:table-cell table:number-columns-repeated="10" table:style-name="ce72"/>
          <table:table-cell table:style-name="ce66"/>
          <table:table-cell table:style-name="ce45"/>
          <table:table-cell table:style-name="ce68"/>
          <table:table-cell table:style-name="ce43"/>
          <table:table-cell table:style-name="ce37"/>
          <table:table-cell table:style-name="ce17"/>
          <table:table-cell table:number-columns-repeated="16366" table:style-name="ce52"/>
        </table:table-row>
        <table:table-row table:style-name="ro5">
          <table:table-cell office:value-type="string" table:style-name="ce34">
            <text:p>Unknown</text:p>
          </table:table-cell>
          <table:table-cell table:style-name="ce71"/>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float" office:value="0" table:style-name="ce76">
            <text:p>0</text:p>
          </table:table-cell>
          <table:table-cell office:value-type="string" table:style-name="ce66">
            <text:p>..</text:p>
          </table:table-cell>
          <table:table-cell office:value-type="float" office:value="0" table:style-name="ce77">
            <text:p>0</text:p>
          </table:table-cell>
          <table:table-cell table:style-name="ce70"/>
          <table:table-cell table:style-name="ce17"/>
          <table:table-cell table:number-columns-repeated="16366" table:style-name="ce52"/>
        </table:table-row>
        <table:table-row table:style-name="ro8">
          <table:table-cell table:style-name="ce45"/>
          <table:table-cell table:style-name="ce65"/>
          <table:table-cell table:number-columns-repeated="11" table:style-name="ce66"/>
          <table:table-cell table:style-name="ce45"/>
          <table:table-cell table:style-name="ce68"/>
          <table:table-cell table:style-name="ce43"/>
          <table:table-cell table:style-name="ce70"/>
          <table:table-cell table:style-name="ce17"/>
          <table:table-cell table:number-columns-repeated="16366" table:style-name="ce18"/>
        </table:table-row>
        <table:table-row table:style-name="ro5">
          <table:table-cell office:value-type="string" table:style-name="ce37">
            <text:p>All drugs</text:p>
          </table:table-cell>
          <table:table-cell office:value-type="string" table:style-name="ce71">
            <text:p>Border Force<text:s/><text:span text:style-name="T2">13, 18</text:span></text:p>
          </table:table-cell>
          <table:table-cell office:value-type="float" office:value="6516" table:style-name="ce72">
            <text:p><text:s/>6,516<text:s/></text:p>
          </table:table-cell>
          <table:table-cell office:value-type="float" office:value="6588" table:style-name="ce72">
            <text:p><text:s/>6,588<text:s/></text:p>
          </table:table-cell>
          <table:table-cell office:value-type="float" office:value="7680" table:style-name="ce72">
            <text:p><text:s/>7,680<text:s/></text:p>
          </table:table-cell>
          <table:table-cell office:value-type="float" office:value="3948" table:style-name="ce72">
            <text:p><text:s/>3,948<text:s/></text:p>
          </table:table-cell>
          <table:table-cell office:value-type="float" office:value="3954" table:style-name="ce72">
            <text:p><text:s/>3,954<text:s/></text:p>
          </table:table-cell>
          <table:table-cell office:value-type="float" office:value="3588" table:style-name="ce72">
            <text:p><text:s/>3,588<text:s/></text:p>
          </table:table-cell>
          <table:table-cell office:value-type="float" office:value="5695" table:style-name="ce73">
            <text:p><text:s/>5,695<text:s/></text:p>
          </table:table-cell>
          <table:table-cell office:value-type="float" office:value="5847" table:style-name="ce73">
            <text:p><text:s/>5,847<text:s/></text:p>
          </table:table-cell>
          <table:table-cell office:value-type="float" office:value="6199" table:style-name="ce73">
            <text:p><text:s/>6,199<text:s/></text:p>
          </table:table-cell>
          <table:table-cell office:value-type="float" office:value="5366" table:style-name="ce73">
            <text:p><text:s/>5,366<text:s/></text:p>
          </table:table-cell>
          <table:table-cell office:value-type="float" office:value="6736" table:style-name="ce72">
            <text:p><text:s/>6,736<text:s/></text:p>
          </table:table-cell>
          <table:table-cell office:value-type="float" office:value="6499" table:style-name="ce34">
            <text:p><text:s/>6,499<text:s/></text:p>
          </table:table-cell>
          <table:table-cell office:value-type="float" office:value="8937" table:style-name="ce64">
            <text:p><text:s/>8,937<text:s/></text:p>
          </table:table-cell>
          <table:table-cell office:value-type="float" office:value="37.528850592398832" table:style-name="ce49">
            <text:p>38</text:p>
          </table:table-cell>
          <table:table-cell table:style-name="ce14"/>
          <table:table-cell table:style-name="ce74"/>
          <table:table-cell table:number-columns-repeated="16366" table:style-name="ce52"/>
        </table:table-row>
        <table:table-row table:style-name="ro8">
          <table:table-cell table:style-name="ce78"/>
          <table:table-cell table:style-name="ce54"/>
          <table:table-cell table:number-columns-repeated="12" table:style-name="ce79"/>
          <table:table-cell table:number-columns-repeated="2" table:style-name="ce80"/>
          <table:table-cell table:style-name="ce54"/>
          <table:table-cell table:style-name="ce55"/>
          <table:table-cell table:number-columns-repeated="16366" table:style-name="ce18"/>
        </table:table-row>
        <table:table-row table:style-name="ro5">
          <table:table-cell table:style-name="ce34"/>
          <table:table-cell table:style-name="ce14"/>
          <table:table-cell table:number-columns-repeated="4" table:style-name="ce34"/>
          <table:table-cell table:number-columns-repeated="10" table:style-name="ce52"/>
          <table:table-cell table:style-name="ce14"/>
          <table:table-cell table:style-name="ce74"/>
          <table:table-cell table:number-columns-repeated="16366" table:style-name="ce18"/>
        </table:table-row>
        <table:table-row table:style-name="ro8">
          <table:table-cell office:value-type="string" table:style-name="ce13">
            <text:p>1c: Total seizures made by police forces<text:span text:style-name="T2"><text:s/>1</text:span><text:s/>and Border Force<text:s/><text:span text:style-name="T2">14</text:span></text:p>
          </table:table-cell>
          <table:table-cell table:style-name="ce14"/>
          <table:table-cell table:number-columns-repeated="12" table:style-name="ce15"/>
          <table:table-cell table:style-name="ce20"/>
          <table:table-cell table:number-columns-repeated="2" table:style-name="ce57"/>
          <table:table-cell table:style-name="ce22"/>
          <table:table-cell table:number-columns-repeated="16366" table:style-name="ce18"/>
        </table:table-row>
        <table:table-row table:style-name="ro11">
          <table:table-cell table:style-name="ce60"/>
          <table:table-cell table:style-name="ce61"/>
          <table:table-cell office:value-type="string" table:style-name="ce23">
            <text:p>2006/07</text:p>
          </table:table-cell>
          <table:table-cell office:value-type="string" table:style-name="ce23">
            <text:p>2007/08</text:p>
          </table:table-cell>
          <table:table-cell office:value-type="string" table:style-name="ce25">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62">
            <text:p>2012/13<text:s/></text:p>
          </table:table-cell>
          <table:table-cell office:value-type="string" table:style-name="ce29">
            <text:p>2013/14</text:p>
          </table:table-cell>
          <table:table-cell office:value-type="string" table:style-name="ce29">
            <text:p>2014/15</text:p>
          </table:table-cell>
          <table:table-cell office:value-type="string" table:style-name="ce62">
            <text:p>2015/16</text:p>
          </table:table-cell>
          <table:table-cell office:value-type="string" table:style-name="ce62">
            <text:p>2016/17</text:p>
          </table:table-cell>
          <table:table-cell office:value-type="string" table:style-name="ce29">
            <text:p>2017/18</text:p>
          </table:table-cell>
          <table:table-cell office:value-type="string" table:style-name="ce28">
            <text:p>2018/19</text:p>
          </table:table-cell>
          <table:table-cell office:value-type="string" table:style-name="ce28">
            <text:p>% change</text:p>
            <text:p>2017/18 to 2018/19</text:p>
          </table:table-cell>
          <table:table-cell office:value-type="string" table:style-name="ce29">
            <text:p>2017/18 (excl. estimated forces)</text:p>
          </table:table-cell>
          <table:table-cell office:value-type="string" table:style-name="ce29">
            <text:p>2018/19 (excl. estimated forces)</text:p>
          </table:table-cell>
          <table:table-cell office:value-type="string" table:style-name="ce30">
            <text:p>% change 2017/18 to 2018/19 (excl. estimated forces)</text:p>
          </table:table-cell>
          <table:table-cell table:number-columns-repeated="16365" table:style-name="ce31"/>
        </table:table-row>
        <table:table-row table:style-name="ro5">
          <table:table-cell table:style-name="ce45"/>
          <table:table-cell table:style-name="ce14"/>
          <table:table-cell table:number-columns-repeated="12" table:style-name="ce15"/>
          <table:table-cell table:style-name="ce81"/>
          <table:table-cell table:style-name="ce20"/>
          <table:table-cell table:number-columns-repeated="2" table:style-name="ce57"/>
          <table:table-cell table:style-name="ce17"/>
          <table:table-cell table:number-columns-repeated="16365" table:style-name="ce18"/>
        </table:table-row>
        <table:table-row table:style-name="ro6">
          <table:table-cell office:value-type="string" table:style-name="ce34">
            <text:p>Class A</text:p>
          </table:table-cell>
          <table:table-cell office:value-type="string" table:style-name="ce65">
            <text:p>Cocaine</text:p>
          </table:table-cell>
          <table:table-cell office:value-type="float" office:value="16087" table:style-name="ce45">
            <text:p><text:s/>16,087<text:s/></text:p>
          </table:table-cell>
          <table:table-cell office:value-type="float" office:value="20320" table:style-name="ce45">
            <text:p><text:s/>20,320<text:s/></text:p>
          </table:table-cell>
          <table:table-cell office:value-type="float" office:value="24659" table:style-name="ce45">
            <text:p><text:s/>24,659<text:s/></text:p>
          </table:table-cell>
          <table:table-cell office:value-type="float" office:value="21377" table:style-name="ce45">
            <text:p><text:s/>21,377<text:s/></text:p>
          </table:table-cell>
          <table:table-cell office:value-type="float" office:value="17710" table:style-name="ce45">
            <text:p><text:s/>17,710<text:s/></text:p>
          </table:table-cell>
          <table:table-cell office:value-type="float" office:value="17597" table:style-name="ce45">
            <text:p><text:s/>17,597<text:s/></text:p>
          </table:table-cell>
          <table:table-cell office:value-type="float" office:value="16758" table:style-name="ce45">
            <text:p><text:s/>16,758<text:s/></text:p>
          </table:table-cell>
          <table:table-cell office:value-type="float" office:value="16913" table:style-name="ce45">
            <text:p><text:s/>16,913<text:s/></text:p>
          </table:table-cell>
          <table:table-cell office:value-type="float" office:value="15815" table:style-name="ce45">
            <text:p><text:s/>15,815<text:s/></text:p>
          </table:table-cell>
          <table:table-cell office:value-type="float" office:value="15588" table:style-name="ce45">
            <text:p><text:s/>15,588<text:s/></text:p>
          </table:table-cell>
          <table:table-cell office:value-type="float" office:value="14892" table:style-name="ce45">
            <text:p><text:s/>14,892<text:s/></text:p>
          </table:table-cell>
          <table:table-cell office:value-type="float" office:value="15250" table:style-name="ce45">
            <text:p><text:s/>15,250<text:s/></text:p>
          </table:table-cell>
          <table:table-cell office:value-type="float" office:value="17038" table:style-name="ce68">
            <text:p><text:s/>17,038<text:s/></text:p>
          </table:table-cell>
          <table:table-cell office:value-type="float" office:value="11.724590163934433" table:style-name="ce43">
            <text:p>12</text:p>
          </table:table-cell>
          <table:table-cell office:value-type="float" office:value="14947" table:style-name="ce45">
            <text:p><text:s/>14,947<text:s/></text:p>
          </table:table-cell>
          <table:table-cell office:value-type="float" office:value="16205" table:style-name="ce45">
            <text:p><text:s/>16,205<text:s/></text:p>
          </table:table-cell>
          <table:table-cell office:value-type="float" office:value="8.4164046296915771" table:style-name="ce44">
            <text:p>8</text:p>
          </table:table-cell>
          <table:table-cell table:number-columns-repeated="16365" table:style-name="ce18"/>
        </table:table-row>
        <table:table-row table:style-name="ro8">
          <table:table-cell table:style-name="ce45"/>
          <table:table-cell office:value-type="string" table:style-name="ce65">
            <text:p>Crack</text:p>
          </table:table-cell>
          <table:table-cell office:value-type="float" office:value="6587" table:style-name="ce45">
            <text:p><text:s/>6,587<text:s/></text:p>
          </table:table-cell>
          <table:table-cell office:value-type="float" office:value="7191" table:style-name="ce45">
            <text:p><text:s/>7,191<text:s/></text:p>
          </table:table-cell>
          <table:table-cell office:value-type="float" office:value="6623" table:style-name="ce45">
            <text:p><text:s/>6,623<text:s/></text:p>
          </table:table-cell>
          <table:table-cell office:value-type="float" office:value="5081" table:style-name="ce45">
            <text:p><text:s/>5,081<text:s/></text:p>
          </table:table-cell>
          <table:table-cell office:value-type="float" office:value="5385" table:style-name="ce45">
            <text:p><text:s/>5,385<text:s/></text:p>
          </table:table-cell>
          <table:table-cell office:value-type="float" office:value="4985" table:style-name="ce45">
            <text:p><text:s/>4,985<text:s/></text:p>
          </table:table-cell>
          <table:table-cell office:value-type="float" office:value="4597" table:style-name="ce45">
            <text:p><text:s/>4,597<text:s/></text:p>
          </table:table-cell>
          <table:table-cell office:value-type="float" office:value="4762" table:style-name="ce45">
            <text:p><text:s/>4,762<text:s/></text:p>
          </table:table-cell>
          <table:table-cell office:value-type="float" office:value="4132" table:style-name="ce45">
            <text:p><text:s/>4,132<text:s/></text:p>
          </table:table-cell>
          <table:table-cell office:value-type="float" office:value="4718" table:style-name="ce45">
            <text:p><text:s/>4,718<text:s/></text:p>
          </table:table-cell>
          <table:table-cell office:value-type="float" office:value="5484" table:style-name="ce45">
            <text:p><text:s/>5,484<text:s/></text:p>
          </table:table-cell>
          <table:table-cell office:value-type="float" office:value="5451" table:style-name="ce45">
            <text:p><text:s/>5,451<text:s/></text:p>
          </table:table-cell>
          <table:table-cell office:value-type="float" office:value="6561" table:style-name="ce68">
            <text:p><text:s/>6,561<text:s/></text:p>
          </table:table-cell>
          <table:table-cell office:value-type="float" office:value="20.363236103467266" table:style-name="ce43">
            <text:p>20</text:p>
          </table:table-cell>
          <table:table-cell office:value-type="float" office:value="5343" table:style-name="ce45">
            <text:p><text:s/>5,343<text:s/></text:p>
          </table:table-cell>
          <table:table-cell office:value-type="float" office:value="6394" table:style-name="ce45">
            <text:p><text:s/>6,394<text:s/></text:p>
          </table:table-cell>
          <table:table-cell office:value-type="float" office:value="19.670597042859828" table:style-name="ce44">
            <text:p>20</text:p>
          </table:table-cell>
          <table:table-cell table:number-columns-repeated="16365" table:style-name="ce18"/>
        </table:table-row>
        <table:table-row table:style-name="ro5">
          <table:table-cell table:style-name="ce45"/>
          <table:table-cell office:value-type="string" table:style-name="ce65">
            <text:p>Ecstasy</text:p>
          </table:table-cell>
          <table:table-cell office:value-type="float" office:value="7758" table:style-name="ce45">
            <text:p><text:s/>7,758<text:s/></text:p>
          </table:table-cell>
          <table:table-cell office:value-type="float" office:value="6808" table:style-name="ce45">
            <text:p><text:s/>6,808<text:s/></text:p>
          </table:table-cell>
          <table:table-cell office:value-type="float" office:value="5218" table:style-name="ce45">
            <text:p><text:s/>5,218<text:s/></text:p>
          </table:table-cell>
          <table:table-cell office:value-type="float" office:value="3724" table:style-name="ce45">
            <text:p><text:s/>3,724<text:s/></text:p>
          </table:table-cell>
          <table:table-cell office:value-type="float" office:value="2537" table:style-name="ce45">
            <text:p><text:s/>2,537<text:s/></text:p>
          </table:table-cell>
          <table:table-cell office:value-type="float" office:value="3200" table:style-name="ce45">
            <text:p><text:s/>3,200<text:s/></text:p>
          </table:table-cell>
          <table:table-cell office:value-type="float" office:value="3224" table:style-name="ce45">
            <text:p><text:s/>3,224<text:s/></text:p>
          </table:table-cell>
          <table:table-cell office:value-type="float" office:value="3245" table:style-name="ce45">
            <text:p><text:s/>3,245<text:s/></text:p>
          </table:table-cell>
          <table:table-cell office:value-type="float" office:value="3018" table:style-name="ce45">
            <text:p><text:s/>3,018<text:s/></text:p>
          </table:table-cell>
          <table:table-cell office:value-type="float" office:value="2906" table:style-name="ce45">
            <text:p><text:s/>2,906<text:s/></text:p>
          </table:table-cell>
          <table:table-cell office:value-type="float" office:value="3174" table:style-name="ce45">
            <text:p><text:s/>3,174<text:s/></text:p>
          </table:table-cell>
          <table:table-cell office:value-type="float" office:value="3190" table:style-name="ce45">
            <text:p><text:s/>3,190<text:s/></text:p>
          </table:table-cell>
          <table:table-cell office:value-type="float" office:value="3147" table:style-name="ce68">
            <text:p><text:s/>3,147<text:s/></text:p>
          </table:table-cell>
          <table:table-cell office:value-type="float" office:value="-1.3479623824451448" table:style-name="ce43">
            <text:p>-1</text:p>
          </table:table-cell>
          <table:table-cell office:value-type="float" office:value="3139" table:style-name="ce45">
            <text:p><text:s/>3,139<text:s/></text:p>
          </table:table-cell>
          <table:table-cell office:value-type="float" office:value="3050" table:style-name="ce45">
            <text:p><text:s/>3,050<text:s/></text:p>
          </table:table-cell>
          <table:table-cell office:value-type="float" office:value="-2.8352978655622807" table:style-name="ce44">
            <text:p>-3</text:p>
          </table:table-cell>
          <table:table-cell table:number-columns-repeated="16365" table:style-name="ce18"/>
        </table:table-row>
        <table:table-row table:style-name="ro5">
          <table:table-cell table:style-name="ce45"/>
          <table:table-cell office:value-type="string" table:style-name="ce65">
            <text:p>Heroin</text:p>
          </table:table-cell>
          <table:table-cell office:value-type="float" office:value="13225" table:style-name="ce45">
            <text:p><text:s/>13,225<text:s/></text:p>
          </table:table-cell>
          <table:table-cell office:value-type="float" office:value="13463" table:style-name="ce45">
            <text:p><text:s/>13,463<text:s/></text:p>
          </table:table-cell>
          <table:table-cell office:value-type="float" office:value="13302" table:style-name="ce45">
            <text:p><text:s/>13,302<text:s/></text:p>
          </table:table-cell>
          <table:table-cell office:value-type="float" office:value="12836" table:style-name="ce45">
            <text:p><text:s/>12,836<text:s/></text:p>
          </table:table-cell>
          <table:table-cell office:value-type="float" office:value="10821" table:style-name="ce45">
            <text:p><text:s/>10,821<text:s/></text:p>
          </table:table-cell>
          <table:table-cell office:value-type="float" office:value="9182" table:style-name="ce45">
            <text:p><text:s/>9,182<text:s/></text:p>
          </table:table-cell>
          <table:table-cell office:value-type="float" office:value="8573" table:style-name="ce45">
            <text:p><text:s/>8,573<text:s/></text:p>
          </table:table-cell>
          <table:table-cell office:value-type="float" office:value="8682" table:style-name="ce45">
            <text:p><text:s/>8,682<text:s/></text:p>
          </table:table-cell>
          <table:table-cell office:value-type="float" office:value="7892" table:style-name="ce45">
            <text:p><text:s/>7,892<text:s/></text:p>
          </table:table-cell>
          <table:table-cell office:value-type="float" office:value="8050" table:style-name="ce45">
            <text:p><text:s/>8,050<text:s/></text:p>
          </table:table-cell>
          <table:table-cell office:value-type="float" office:value="8092" table:style-name="ce45">
            <text:p><text:s/>8,092<text:s/></text:p>
          </table:table-cell>
          <table:table-cell office:value-type="float" office:value="7470" table:style-name="ce45">
            <text:p><text:s/>7,470<text:s/></text:p>
          </table:table-cell>
          <table:table-cell office:value-type="float" office:value="8444" table:style-name="ce68">
            <text:p><text:s/>8,444<text:s/></text:p>
          </table:table-cell>
          <table:table-cell office:value-type="float" office:value="13.038821954484604" table:style-name="ce43">
            <text:p>13</text:p>
          </table:table-cell>
          <table:table-cell office:value-type="float" office:value="7299" table:style-name="ce45">
            <text:p><text:s/>7,299<text:s/></text:p>
          </table:table-cell>
          <table:table-cell office:value-type="float" office:value="8059" table:style-name="ce45">
            <text:p><text:s/>8,059<text:s/></text:p>
          </table:table-cell>
          <table:table-cell office:value-type="float" office:value="10.412385258254563" table:style-name="ce44">
            <text:p>10</text:p>
          </table:table-cell>
          <table:table-cell table:number-columns-repeated="16365" table:style-name="ce18"/>
        </table:table-row>
        <table:table-row table:style-name="ro5">
          <table:table-cell table:style-name="ce45"/>
          <table:table-cell office:value-type="string" table:style-name="ce65">
            <text:p>LSD</text:p>
          </table:table-cell>
          <table:table-cell office:value-type="float" office:value="160" table:style-name="ce45">
            <text:p><text:s/>160<text:s/></text:p>
          </table:table-cell>
          <table:table-cell office:value-type="float" office:value="138" table:style-name="ce45">
            <text:p><text:s/>138<text:s/></text:p>
          </table:table-cell>
          <table:table-cell office:value-type="float" office:value="132" table:style-name="ce45">
            <text:p><text:s/>132<text:s/></text:p>
          </table:table-cell>
          <table:table-cell office:value-type="float" office:value="102" table:style-name="ce45">
            <text:p><text:s/>102<text:s/></text:p>
          </table:table-cell>
          <table:table-cell office:value-type="float" office:value="95" table:style-name="ce45">
            <text:p><text:s/>95<text:s/></text:p>
          </table:table-cell>
          <table:table-cell office:value-type="float" office:value="90" table:style-name="ce45">
            <text:p><text:s/>90<text:s/></text:p>
          </table:table-cell>
          <table:table-cell office:value-type="float" office:value="70" table:style-name="ce45">
            <text:p><text:s/>70<text:s/></text:p>
          </table:table-cell>
          <table:table-cell office:value-type="float" office:value="89" table:style-name="ce45">
            <text:p><text:s/>89<text:s/></text:p>
          </table:table-cell>
          <table:table-cell office:value-type="float" office:value="105" table:style-name="ce45">
            <text:p><text:s/>105<text:s/></text:p>
          </table:table-cell>
          <table:table-cell office:value-type="float" office:value="98" table:style-name="ce45">
            <text:p><text:s/>98<text:s/></text:p>
          </table:table-cell>
          <table:table-cell office:value-type="float" office:value="139" table:style-name="ce45">
            <text:p><text:s/>139<text:s/></text:p>
          </table:table-cell>
          <table:table-cell office:value-type="float" office:value="145" table:style-name="ce45">
            <text:p><text:s/>145<text:s/></text:p>
          </table:table-cell>
          <table:table-cell office:value-type="float" office:value="200" table:style-name="ce68">
            <text:p><text:s/>200<text:s/></text:p>
          </table:table-cell>
          <table:table-cell office:value-type="float" office:value="37.931034482758633" table:style-name="ce43">
            <text:p>38</text:p>
          </table:table-cell>
          <table:table-cell office:value-type="float" office:value="141" table:style-name="ce45">
            <text:p><text:s/>141<text:s/></text:p>
          </table:table-cell>
          <table:table-cell office:value-type="float" office:value="195" table:style-name="ce45">
            <text:p><text:s/>195<text:s/></text:p>
          </table:table-cell>
          <table:table-cell office:value-type="float" office:value="38.297872340425542" table:style-name="ce44">
            <text:p>38</text:p>
          </table:table-cell>
          <table:table-cell table:number-columns-repeated="16365" table:style-name="ce18"/>
        </table:table-row>
        <table:table-row table:style-name="ro5">
          <table:table-cell table:style-name="ce45"/>
          <table:table-cell office:value-type="string" table:style-name="ce65">
            <text:p>Methadone<text:s/><text:span text:style-name="T3">14</text:span></text:p>
          </table:table-cell>
          <table:table-cell office:value-type="float" office:value="886" table:style-name="ce45">
            <text:p><text:s/>886<text:s/></text:p>
          </table:table-cell>
          <table:table-cell office:value-type="float" office:value="960" table:style-name="ce45">
            <text:p><text:s/>960<text:s/></text:p>
          </table:table-cell>
          <table:table-cell office:value-type="float" office:value="1069" table:style-name="ce45">
            <text:p><text:s/>1,069<text:s/></text:p>
          </table:table-cell>
          <table:table-cell office:value-type="float" office:value="1036" table:style-name="ce45">
            <text:p><text:s/>1,036<text:s/></text:p>
          </table:table-cell>
          <table:table-cell office:value-type="float" office:value="1067" table:style-name="ce45">
            <text:p><text:s/>1,067<text:s/></text:p>
          </table:table-cell>
          <table:table-cell office:value-type="float" office:value="880" table:style-name="ce45">
            <text:p><text:s/>880<text:s/></text:p>
          </table:table-cell>
          <table:table-cell office:value-type="float" office:value="835" table:style-name="ce45">
            <text:p><text:s/>835<text:s/></text:p>
          </table:table-cell>
          <table:table-cell office:value-type="float" office:value="761" table:style-name="ce45">
            <text:p><text:s/>761<text:s/></text:p>
          </table:table-cell>
          <table:table-cell office:value-type="float" office:value="686" table:style-name="ce45">
            <text:p><text:s/>686<text:s/></text:p>
          </table:table-cell>
          <table:table-cell office:value-type="float" office:value="547" table:style-name="ce45">
            <text:p><text:s/>547<text:s/></text:p>
          </table:table-cell>
          <table:table-cell office:value-type="float" office:value="498" table:style-name="ce45">
            <text:p><text:s/>498<text:s/></text:p>
          </table:table-cell>
          <table:table-cell office:value-type="float" office:value="463" table:style-name="ce45">
            <text:p><text:s/>463<text:s/></text:p>
          </table:table-cell>
          <table:table-cell office:value-type="float" office:value="407" table:style-name="ce68">
            <text:p><text:s/>407<text:s/></text:p>
          </table:table-cell>
          <table:table-cell office:value-type="float" office:value="-12.095032397408211" table:style-name="ce43">
            <text:p>-12</text:p>
          </table:table-cell>
          <table:table-cell office:value-type="float" office:value="458" table:style-name="ce45">
            <text:p><text:s/>458<text:s/></text:p>
          </table:table-cell>
          <table:table-cell office:value-type="float" office:value="399" table:style-name="ce45">
            <text:p><text:s/>399<text:s/></text:p>
          </table:table-cell>
          <table:table-cell office:value-type="float" office:value="-12.882096069868998" table:style-name="ce44">
            <text:p>-13</text:p>
          </table:table-cell>
          <table:table-cell table:number-columns-repeated="16365" table:style-name="ce18"/>
        </table:table-row>
        <table:table-row table:style-name="ro5">
          <table:table-cell table:style-name="ce45"/>
          <table:table-cell office:value-type="string" table:style-name="ce65">
            <text:p>Morphine</text:p>
          </table:table-cell>
          <table:table-cell office:value-type="float" office:value="78" table:style-name="ce45">
            <text:p><text:s/>78<text:s/></text:p>
          </table:table-cell>
          <table:table-cell office:value-type="float" office:value="96" table:style-name="ce45">
            <text:p><text:s/>96<text:s/></text:p>
          </table:table-cell>
          <table:table-cell office:value-type="float" office:value="117" table:style-name="ce45">
            <text:p><text:s/>117<text:s/></text:p>
          </table:table-cell>
          <table:table-cell office:value-type="float" office:value="112" table:style-name="ce45">
            <text:p><text:s/>112<text:s/></text:p>
          </table:table-cell>
          <table:table-cell office:value-type="float" office:value="114" table:style-name="ce45">
            <text:p><text:s/>114<text:s/></text:p>
          </table:table-cell>
          <table:table-cell office:value-type="float" office:value="115" table:style-name="ce45">
            <text:p><text:s/>115<text:s/></text:p>
          </table:table-cell>
          <table:table-cell office:value-type="float" office:value="129" table:style-name="ce45">
            <text:p><text:s/>129<text:s/></text:p>
          </table:table-cell>
          <table:table-cell office:value-type="float" office:value="166" table:style-name="ce45">
            <text:p><text:s/>166<text:s/></text:p>
          </table:table-cell>
          <table:table-cell office:value-type="float" office:value="173" table:style-name="ce45">
            <text:p><text:s/>173<text:s/></text:p>
          </table:table-cell>
          <table:table-cell office:value-type="float" office:value="136" table:style-name="ce45">
            <text:p><text:s/>136<text:s/></text:p>
          </table:table-cell>
          <table:table-cell office:value-type="float" office:value="189" table:style-name="ce45">
            <text:p><text:s/>189<text:s/></text:p>
          </table:table-cell>
          <table:table-cell office:value-type="float" office:value="189" table:style-name="ce45">
            <text:p><text:s/>189<text:s/></text:p>
          </table:table-cell>
          <table:table-cell office:value-type="float" office:value="204" table:style-name="ce68">
            <text:p><text:s/>204<text:s/></text:p>
          </table:table-cell>
          <table:table-cell office:value-type="float" office:value="7.9365079365079305" table:style-name="ce43">
            <text:p>8</text:p>
          </table:table-cell>
          <table:table-cell office:value-type="float" office:value="186" table:style-name="ce45">
            <text:p><text:s/>186<text:s/></text:p>
          </table:table-cell>
          <table:table-cell office:value-type="float" office:value="200" table:style-name="ce45">
            <text:p><text:s/>200<text:s/></text:p>
          </table:table-cell>
          <table:table-cell office:value-type="float" office:value="7.5268817204301008" table:style-name="ce44">
            <text:p>8</text:p>
          </table:table-cell>
          <table:table-cell table:number-columns-repeated="16365" table:style-name="ce18"/>
        </table:table-row>
        <table:table-row table:style-name="ro5">
          <table:table-cell table:style-name="ce45"/>
          <table:table-cell office:value-type="string" table:style-name="ce65">
            <text:p>Other Class A</text:p>
          </table:table-cell>
          <table:table-cell office:value-type="float" office:value="756" table:style-name="ce45">
            <text:p><text:s/>756<text:s/></text:p>
          </table:table-cell>
          <table:table-cell office:value-type="float" office:value="635" table:style-name="ce45">
            <text:p><text:s/>635<text:s/></text:p>
          </table:table-cell>
          <table:table-cell office:value-type="float" office:value="638" table:style-name="ce45">
            <text:p><text:s/>638<text:s/></text:p>
          </table:table-cell>
          <table:table-cell office:value-type="float" office:value="684" table:style-name="ce45">
            <text:p><text:s/>684<text:s/></text:p>
          </table:table-cell>
          <table:table-cell office:value-type="float" office:value="913" table:style-name="ce45">
            <text:p><text:s/>913<text:s/></text:p>
          </table:table-cell>
          <table:table-cell office:value-type="float" office:value="821" table:style-name="ce45">
            <text:p><text:s/>821<text:s/></text:p>
          </table:table-cell>
          <table:table-cell office:value-type="float" office:value="1519" table:style-name="ce45">
            <text:p><text:s/>1,519<text:s/></text:p>
          </table:table-cell>
          <table:table-cell office:value-type="float" office:value="1560" table:style-name="ce45">
            <text:p><text:s/>1,560<text:s/></text:p>
          </table:table-cell>
          <table:table-cell office:value-type="float" office:value="1076" table:style-name="ce45">
            <text:p><text:s/>1,076<text:s/></text:p>
          </table:table-cell>
          <table:table-cell office:value-type="float" office:value="1462" table:style-name="ce45">
            <text:p><text:s/>1,462<text:s/></text:p>
          </table:table-cell>
          <table:table-cell office:value-type="float" office:value="1301" table:style-name="ce45">
            <text:p><text:s/>1,301<text:s/></text:p>
          </table:table-cell>
          <table:table-cell office:value-type="float" office:value="1119" table:style-name="ce45">
            <text:p><text:s/>1,119<text:s/></text:p>
          </table:table-cell>
          <table:table-cell office:value-type="float" office:value="1774" table:style-name="ce68">
            <text:p><text:s/>1,774<text:s/></text:p>
          </table:table-cell>
          <table:table-cell office:value-type="float" office:value="58.534405719392325" table:style-name="ce43">
            <text:p>59</text:p>
          </table:table-cell>
          <table:table-cell office:value-type="float" office:value="1108" table:style-name="ce45">
            <text:p><text:s/>1,108<text:s/></text:p>
          </table:table-cell>
          <table:table-cell office:value-type="float" office:value="1750" table:style-name="ce45">
            <text:p><text:s/>1,750<text:s/></text:p>
          </table:table-cell>
          <table:table-cell office:value-type="float" office:value="57.942238267148014" table:style-name="ce44">
            <text:p>58</text:p>
          </table:table-cell>
          <table:table-cell table:number-columns-repeated="16365" table:style-name="ce18"/>
        </table:table-row>
        <table:table-row table:style-name="ro5">
          <table:table-cell table:style-name="ce34"/>
          <table:table-cell office:value-type="string" table:style-name="ce71">
            <text:p>All Class A<text:span text:style-name="T2"><text:s/>9</text:span></text:p>
          </table:table-cell>
          <table:table-cell office:value-type="float" office:value="42447" table:style-name="ce34">
            <text:p><text:s/>42,447<text:s/></text:p>
          </table:table-cell>
          <table:table-cell office:value-type="float" office:value="45686" table:style-name="ce34">
            <text:p><text:s/>45,686<text:s/></text:p>
          </table:table-cell>
          <table:table-cell office:value-type="float" office:value="47727" table:style-name="ce34">
            <text:p><text:s/>47,727<text:s/></text:p>
          </table:table-cell>
          <table:table-cell office:value-type="float" office:value="41268" table:style-name="ce34">
            <text:p><text:s/>41,268<text:s/></text:p>
          </table:table-cell>
          <table:table-cell office:value-type="float" office:value="35264" table:style-name="ce34">
            <text:p><text:s/>35,264<text:s/></text:p>
          </table:table-cell>
          <table:table-cell office:value-type="float" office:value="33643" table:style-name="ce34">
            <text:p><text:s/>33,643<text:s/></text:p>
          </table:table-cell>
          <table:table-cell office:value-type="float" office:value="32667" table:style-name="ce34">
            <text:p><text:s/>32,667<text:s/></text:p>
          </table:table-cell>
          <table:table-cell office:value-type="float" office:value="32847" table:style-name="ce34">
            <text:p><text:s/>32,847<text:s/></text:p>
          </table:table-cell>
          <table:table-cell office:value-type="float" office:value="29705" table:style-name="ce34">
            <text:p><text:s/>29,705<text:s/></text:p>
          </table:table-cell>
          <table:table-cell office:value-type="float" office:value="29949" table:style-name="ce34">
            <text:p><text:s/>29,949<text:s/></text:p>
          </table:table-cell>
          <table:table-cell office:value-type="float" office:value="29807" table:style-name="ce34">
            <text:p><text:s/>29,807<text:s/></text:p>
          </table:table-cell>
          <table:table-cell office:value-type="float" office:value="29090" table:style-name="ce34">
            <text:p><text:s/>29,090<text:s/></text:p>
          </table:table-cell>
          <table:table-cell office:value-type="float" office:value="32753" table:style-name="ce64">
            <text:p><text:s/>32,753<text:s/></text:p>
          </table:table-cell>
          <table:table-cell office:value-type="float" office:value="12.591955998624949" table:style-name="ce49">
            <text:p>13</text:p>
          </table:table-cell>
          <table:table-cell office:value-type="float" office:value="28498" table:style-name="ce34">
            <text:p><text:s/>28,498<text:s/></text:p>
          </table:table-cell>
          <table:table-cell office:value-type="float" office:value="31411" table:style-name="ce34">
            <text:p><text:s/>31,411<text:s/></text:p>
          </table:table-cell>
          <table:table-cell office:value-type="float" office:value="10.221769948768333" table:style-name="ce47">
            <text:p>10</text:p>
          </table:table-cell>
          <table:table-cell table:style-name="ce82"/>
          <table:table-cell table:number-columns-repeated="16364" table:style-name="ce52"/>
        </table:table-row>
        <table:table-row table:style-name="ro5">
          <table:table-cell table:style-name="ce45"/>
          <table:table-cell table:style-name="ce65"/>
          <table:table-cell table:number-columns-repeated="12" table:style-name="ce34"/>
          <table:table-cell table:style-name="ce68"/>
          <table:table-cell table:style-name="ce43"/>
          <table:table-cell table:number-columns-repeated="2" table:style-name="ce45"/>
          <table:table-cell table:style-name="ce44"/>
          <table:table-cell table:number-columns-repeated="16365" table:style-name="ce18"/>
        </table:table-row>
        <table:table-row table:style-name="ro5">
          <table:table-cell office:value-type="string" table:style-name="ce34">
            <text:p>Class B</text:p>
          </table:table-cell>
          <table:table-cell office:value-type="string" table:style-name="ce65">
            <text:p>Herbal cannabis</text:p>
          </table:table-cell>
          <table:table-cell office:value-type="float" office:value="104137" table:style-name="ce45">
            <text:p><text:s/>104,137<text:s/></text:p>
          </table:table-cell>
          <table:table-cell office:value-type="float" office:value="130638" table:style-name="ce45">
            <text:p><text:s/>130,638<text:s/></text:p>
          </table:table-cell>
          <table:table-cell office:value-type="float" office:value="145353" table:style-name="ce45">
            <text:p><text:s/>145,353<text:s/></text:p>
          </table:table-cell>
          <table:table-cell office:value-type="float" office:value="144456" table:style-name="ce45">
            <text:p><text:s/>144,456<text:s/></text:p>
          </table:table-cell>
          <table:table-cell office:value-type="float" office:value="139237" table:style-name="ce45">
            <text:p><text:s/>139,237<text:s/></text:p>
          </table:table-cell>
          <table:table-cell office:value-type="float" office:value="149371" table:style-name="ce45">
            <text:p><text:s/>149,371<text:s/></text:p>
          </table:table-cell>
          <table:table-cell office:value-type="float" office:value="138167" table:style-name="ce45">
            <text:p><text:s/>138,167<text:s/></text:p>
          </table:table-cell>
          <table:table-cell office:value-type="float" office:value="131257" table:style-name="ce45">
            <text:p><text:s/>131,257<text:s/></text:p>
          </table:table-cell>
          <table:table-cell office:value-type="float" office:value="110626" table:style-name="ce45">
            <text:p><text:s/>110,626<text:s/></text:p>
          </table:table-cell>
          <table:table-cell office:value-type="float" office:value="97218" table:style-name="ce45">
            <text:p><text:s/>97,218<text:s/></text:p>
          </table:table-cell>
          <table:table-cell office:value-type="float" office:value="87588" table:style-name="ce45">
            <text:p><text:s/>87,588<text:s/></text:p>
          </table:table-cell>
          <table:table-cell office:value-type="float" office:value="86058" table:style-name="ce45">
            <text:p><text:s/>86,058<text:s/></text:p>
          </table:table-cell>
          <table:table-cell office:value-type="float" office:value="95549" table:style-name="ce68">
            <text:p><text:s/>95,549<text:s/></text:p>
          </table:table-cell>
          <table:table-cell office:value-type="float" office:value="11.02860861279602" table:style-name="ce43">
            <text:p>11</text:p>
          </table:table-cell>
          <table:table-cell office:value-type="float" office:value="83887" table:style-name="ce45">
            <text:p><text:s/>83,887<text:s/></text:p>
          </table:table-cell>
          <table:table-cell office:value-type="float" office:value="90650" table:style-name="ce45">
            <text:p><text:s/>90,650<text:s/></text:p>
          </table:table-cell>
          <table:table-cell office:value-type="float" office:value="8.0620358339194453" table:style-name="ce44">
            <text:p>8</text:p>
          </table:table-cell>
          <table:table-cell table:number-columns-repeated="16365" table:style-name="ce18"/>
        </table:table-row>
        <table:table-row table:style-name="ro8">
          <table:table-cell table:style-name="ce45"/>
          <table:table-cell office:value-type="string" table:style-name="ce65">
            <text:p>Cannabis resin</text:p>
          </table:table-cell>
          <table:table-cell office:value-type="float" office:value="30966" table:style-name="ce45">
            <text:p><text:s/>30,966<text:s/></text:p>
          </table:table-cell>
          <table:table-cell office:value-type="float" office:value="29325" table:style-name="ce45">
            <text:p><text:s/>29,325<text:s/></text:p>
          </table:table-cell>
          <table:table-cell office:value-type="float" office:value="35795" table:style-name="ce45">
            <text:p><text:s/>35,795<text:s/></text:p>
          </table:table-cell>
          <table:table-cell office:value-type="float" office:value="24339" table:style-name="ce45">
            <text:p><text:s/>24,339<text:s/></text:p>
          </table:table-cell>
          <table:table-cell office:value-type="float" office:value="18312" table:style-name="ce45">
            <text:p><text:s/>18,312<text:s/></text:p>
          </table:table-cell>
          <table:table-cell office:value-type="float" office:value="14207" table:style-name="ce45">
            <text:p><text:s/>14,207<text:s/></text:p>
          </table:table-cell>
          <table:table-cell office:value-type="float" office:value="8336" table:style-name="ce45">
            <text:p><text:s/>8,336<text:s/></text:p>
          </table:table-cell>
          <table:table-cell office:value-type="float" office:value="6864" table:style-name="ce45">
            <text:p><text:s/>6,864<text:s/></text:p>
          </table:table-cell>
          <table:table-cell office:value-type="float" office:value="5339" table:style-name="ce45">
            <text:p><text:s/>5,339<text:s/></text:p>
          </table:table-cell>
          <table:table-cell office:value-type="float" office:value="5429" table:style-name="ce45">
            <text:p><text:s/>5,429<text:s/></text:p>
          </table:table-cell>
          <table:table-cell office:value-type="float" office:value="6078" table:style-name="ce45">
            <text:p><text:s/>6,078<text:s/></text:p>
          </table:table-cell>
          <table:table-cell office:value-type="float" office:value="6964" table:style-name="ce45">
            <text:p><text:s/>6,964<text:s/></text:p>
          </table:table-cell>
          <table:table-cell office:value-type="float" office:value="6583" table:style-name="ce68">
            <text:p><text:s/>6,583<text:s/></text:p>
          </table:table-cell>
          <table:table-cell office:value-type="float" office:value="-5.470993681792069" table:style-name="ce43">
            <text:p>-5</text:p>
          </table:table-cell>
          <table:table-cell office:value-type="float" office:value="6822" table:style-name="ce45">
            <text:p><text:s/>6,822<text:s/></text:p>
          </table:table-cell>
          <table:table-cell office:value-type="float" office:value="6440" table:style-name="ce45">
            <text:p><text:s/>6,440<text:s/></text:p>
          </table:table-cell>
          <table:table-cell office:value-type="float" office:value="-5.5995309293462299" table:style-name="ce44">
            <text:p>-6</text:p>
          </table:table-cell>
          <table:table-cell table:number-columns-repeated="16365" table:style-name="ce18"/>
        </table:table-row>
        <table:table-row table:style-name="ro5">
          <table:table-cell table:style-name="ce45"/>
          <table:table-cell office:value-type="string" table:style-name="ce65">
            <text:p>Cannabis plants</text:p>
          </table:table-cell>
          <table:table-cell office:value-type="float" office:value="5502" table:style-name="ce45">
            <text:p><text:s/>5,502<text:s/></text:p>
          </table:table-cell>
          <table:table-cell office:value-type="float" office:value="8102" table:style-name="ce45">
            <text:p><text:s/>8,102<text:s/></text:p>
          </table:table-cell>
          <table:table-cell office:value-type="float" office:value="9380" table:style-name="ce45">
            <text:p><text:s/>9,380<text:s/></text:p>
          </table:table-cell>
          <table:table-cell office:value-type="float" office:value="12920" table:style-name="ce45">
            <text:p><text:s/>12,920<text:s/></text:p>
          </table:table-cell>
          <table:table-cell office:value-type="float" office:value="14423" table:style-name="ce45">
            <text:p><text:s/>14,423<text:s/></text:p>
          </table:table-cell>
          <table:table-cell office:value-type="float" office:value="16590" table:style-name="ce45">
            <text:p><text:s/>16,590<text:s/></text:p>
          </table:table-cell>
          <table:table-cell office:value-type="float" office:value="14832" table:style-name="ce45">
            <text:p><text:s/>14,832<text:s/></text:p>
          </table:table-cell>
          <table:table-cell office:value-type="float" office:value="14728" table:style-name="ce45">
            <text:p><text:s/>14,728<text:s/></text:p>
          </table:table-cell>
          <table:table-cell office:value-type="float" office:value="11612" table:style-name="ce45">
            <text:p><text:s/>11,612<text:s/></text:p>
          </table:table-cell>
          <table:table-cell office:value-type="float" office:value="9578" table:style-name="ce45">
            <text:p><text:s/>9,578<text:s/></text:p>
          </table:table-cell>
          <table:table-cell office:value-type="float" office:value="8753" table:style-name="ce45">
            <text:p><text:s/>8,753<text:s/></text:p>
          </table:table-cell>
          <table:table-cell office:value-type="float" office:value="7650" table:style-name="ce45">
            <text:p><text:s/>7,650<text:s/></text:p>
          </table:table-cell>
          <table:table-cell office:value-type="float" office:value="8663" table:style-name="ce68">
            <text:p><text:s/>8,663<text:s/></text:p>
          </table:table-cell>
          <table:table-cell office:value-type="float" office:value="13.241830065359483" table:style-name="ce43">
            <text:p>13</text:p>
          </table:table-cell>
          <table:table-cell office:value-type="float" office:value="7392" table:style-name="ce45">
            <text:p><text:s/>7,392<text:s/></text:p>
          </table:table-cell>
          <table:table-cell office:value-type="float" office:value="8292" table:style-name="ce45">
            <text:p><text:s/>8,292<text:s/></text:p>
          </table:table-cell>
          <table:table-cell office:value-type="float" office:value="12.175324675324672" table:style-name="ce44">
            <text:p>12</text:p>
          </table:table-cell>
          <table:table-cell table:number-columns-repeated="16365" table:style-name="ce18"/>
        </table:table-row>
        <table:table-row table:style-name="ro5">
          <table:table-cell table:style-name="ce34"/>
          <table:table-cell office:value-type="string" table:style-name="ce50">
            <text:p>Total cannabis<text:span text:style-name="T2"><text:s/>10</text:span></text:p>
          </table:table-cell>
          <table:table-cell office:value-type="float" office:value="137534" table:style-name="ce34">
            <text:p><text:s/>137,534<text:s/></text:p>
          </table:table-cell>
          <table:table-cell office:value-type="float" office:value="164895" table:style-name="ce34">
            <text:p><text:s/>164,895<text:s/></text:p>
          </table:table-cell>
          <table:table-cell office:value-type="float" office:value="186147" table:style-name="ce34">
            <text:p><text:s/>186,147<text:s/></text:p>
          </table:table-cell>
          <table:table-cell office:value-type="float" office:value="176830" table:style-name="ce34">
            <text:p><text:s/>176,830<text:s/></text:p>
          </table:table-cell>
          <table:table-cell office:value-type="float" office:value="167410" table:style-name="ce34">
            <text:p><text:s/>167,410<text:s/></text:p>
          </table:table-cell>
          <table:table-cell office:value-type="float" office:value="175264" table:style-name="ce34">
            <text:p><text:s/>175,264<text:s/></text:p>
          </table:table-cell>
          <table:table-cell office:value-type="float" office:value="157208" table:style-name="ce34">
            <text:p><text:s/>157,208<text:s/></text:p>
          </table:table-cell>
          <table:table-cell office:value-type="float" office:value="149087" table:style-name="ce34">
            <text:p><text:s/>149,087<text:s/></text:p>
          </table:table-cell>
          <table:table-cell office:value-type="float" office:value="124408" table:style-name="ce34">
            <text:p><text:s/>124,408<text:s/></text:p>
          </table:table-cell>
          <table:table-cell office:value-type="float" office:value="109527" table:style-name="ce34">
            <text:p><text:s/>109,527<text:s/></text:p>
          </table:table-cell>
          <table:table-cell office:value-type="float" office:value="99779" table:style-name="ce34">
            <text:p><text:s/>99,779<text:s/></text:p>
          </table:table-cell>
          <table:table-cell office:value-type="float" office:value="98025" table:style-name="ce34">
            <text:p><text:s/>98,025<text:s/></text:p>
          </table:table-cell>
          <table:table-cell office:value-type="float" office:value="108362" table:style-name="ce64">
            <text:p><text:s/>108,362<text:s/></text:p>
          </table:table-cell>
          <table:table-cell office:value-type="float" office:value="10.545269064014274" table:style-name="ce49">
            <text:p>11</text:p>
          </table:table-cell>
          <table:table-cell office:value-type="float" office:value="95559" table:style-name="ce34">
            <text:p><text:s/>95,559<text:s/></text:p>
          </table:table-cell>
          <table:table-cell office:value-type="float" office:value="103099" table:style-name="ce34">
            <text:p><text:s/>103,099<text:s/></text:p>
          </table:table-cell>
          <table:table-cell office:value-type="float" office:value="7.8904132525455584" table:style-name="ce47">
            <text:p>8</text:p>
          </table:table-cell>
          <table:table-cell table:number-columns-repeated="16365" table:style-name="ce52"/>
        </table:table-row>
        <table:table-row table:style-name="ro5">
          <table:table-cell table:style-name="ce45"/>
          <table:table-cell office:value-type="string" table:style-name="ce65">
            <text:p>Amphetamines</text:p>
          </table:table-cell>
          <table:table-cell office:value-type="float" office:value="8037" table:style-name="ce45">
            <text:p><text:s/>8,037<text:s/></text:p>
          </table:table-cell>
          <table:table-cell office:value-type="float" office:value="8414" table:style-name="ce45">
            <text:p><text:s/>8,414<text:s/></text:p>
          </table:table-cell>
          <table:table-cell office:value-type="float" office:value="7760" table:style-name="ce45">
            <text:p><text:s/>7,760<text:s/></text:p>
          </table:table-cell>
          <table:table-cell office:value-type="float" office:value="7302" table:style-name="ce45">
            <text:p><text:s/>7,302<text:s/></text:p>
          </table:table-cell>
          <table:table-cell office:value-type="float" office:value="7185" table:style-name="ce45">
            <text:p><text:s/>7,185<text:s/></text:p>
          </table:table-cell>
          <table:table-cell office:value-type="float" office:value="6774" table:style-name="ce45">
            <text:p><text:s/>6,774<text:s/></text:p>
          </table:table-cell>
          <table:table-cell office:value-type="float" office:value="5935" table:style-name="ce45">
            <text:p><text:s/>5,935<text:s/></text:p>
          </table:table-cell>
          <table:table-cell office:value-type="float" office:value="6239" table:style-name="ce45">
            <text:p><text:s/>6,239<text:s/></text:p>
          </table:table-cell>
          <table:table-cell office:value-type="float" office:value="5530" table:style-name="ce45">
            <text:p><text:s/>5,530<text:s/></text:p>
          </table:table-cell>
          <table:table-cell office:value-type="float" office:value="4418" table:style-name="ce45">
            <text:p><text:s/>4,418<text:s/></text:p>
          </table:table-cell>
          <table:table-cell office:value-type="float" office:value="3820" table:style-name="ce45">
            <text:p><text:s/>3,820<text:s/></text:p>
          </table:table-cell>
          <table:table-cell office:value-type="float" office:value="3497" table:style-name="ce45">
            <text:p><text:s/>3,497<text:s/></text:p>
          </table:table-cell>
          <table:table-cell office:value-type="float" office:value="3664" table:style-name="ce68">
            <text:p><text:s/>3,664<text:s/></text:p>
          </table:table-cell>
          <table:table-cell office:value-type="float" office:value="4.7755218758936291" table:style-name="ce43">
            <text:p>5</text:p>
          </table:table-cell>
          <table:table-cell office:value-type="float" office:value="3392" table:style-name="ce45">
            <text:p><text:s/>3,392<text:s/></text:p>
          </table:table-cell>
          <table:table-cell office:value-type="float" office:value="3468" table:style-name="ce45">
            <text:p><text:s/>3,468<text:s/></text:p>
          </table:table-cell>
          <table:table-cell office:value-type="float" office:value="2.2405660377358583" table:style-name="ce44">
            <text:p>2</text:p>
          </table:table-cell>
          <table:table-cell table:number-columns-repeated="16365" table:style-name="ce18"/>
        </table:table-row>
        <table:table-row table:style-name="ro5">
          <table:table-cell table:style-name="ce45"/>
          <table:table-cell office:value-type="string" table:style-name="ce65">
            <text:p>Barbiturates<text:s/><text:span text:style-name="T3">15</text:span></text:p>
          </table:table-cell>
          <table:table-cell office:value-type="float" office:value="27" table:style-name="ce45">
            <text:p><text:s/>27<text:s/></text:p>
          </table:table-cell>
          <table:table-cell office:value-type="float" office:value="16" table:style-name="ce45">
            <text:p><text:s/>16<text:s/></text:p>
          </table:table-cell>
          <table:table-cell office:value-type="float" office:value="25" table:style-name="ce45">
            <text:p><text:s/>25<text:s/></text:p>
          </table:table-cell>
          <table:table-cell office:value-type="float" office:value="28" table:style-name="ce45">
            <text:p><text:s/>28<text:s/></text:p>
          </table:table-cell>
          <table:table-cell office:value-type="float" office:value="22" table:style-name="ce45">
            <text:p><text:s/>22<text:s/></text:p>
          </table:table-cell>
          <table:table-cell office:value-type="float" office:value="13" table:style-name="ce45">
            <text:p><text:s/>13<text:s/></text:p>
          </table:table-cell>
          <table:table-cell office:value-type="float" office:value="17" table:style-name="ce45">
            <text:p><text:s/>17<text:s/></text:p>
          </table:table-cell>
          <table:table-cell office:value-type="float" office:value="10" table:style-name="ce45">
            <text:p><text:s/>10<text:s/></text:p>
          </table:table-cell>
          <table:table-cell office:value-type="float" office:value="9" table:style-name="ce45">
            <text:p><text:s/>9<text:s/></text:p>
          </table:table-cell>
          <table:table-cell office:value-type="float" office:value="10" table:style-name="ce45">
            <text:p><text:s/>10<text:s/></text:p>
          </table:table-cell>
          <table:table-cell office:value-type="float" office:value="12" table:style-name="ce45">
            <text:p><text:s/>12<text:s/></text:p>
          </table:table-cell>
          <table:table-cell office:value-type="float" office:value="6" table:style-name="ce45">
            <text:p><text:s/>6<text:s/></text:p>
          </table:table-cell>
          <table:table-cell office:value-type="float" office:value="15" table:style-name="ce68">
            <text:p><text:s/>15<text:s/></text:p>
          </table:table-cell>
          <table:table-cell office:value-type="float" office:value="150" table:style-name="ce43">
            <text:p>150</text:p>
          </table:table-cell>
          <table:table-cell office:value-type="float" office:value="6" table:style-name="ce45">
            <text:p><text:s/>6<text:s/></text:p>
          </table:table-cell>
          <table:table-cell office:value-type="float" office:value="15" table:style-name="ce45">
            <text:p><text:s/>15<text:s/></text:p>
          </table:table-cell>
          <table:table-cell office:value-type="float" office:value="150" table:style-name="ce44">
            <text:p>150</text:p>
          </table:table-cell>
          <table:table-cell table:number-columns-repeated="16365" table:style-name="ce18"/>
        </table:table-row>
        <table:table-row table:style-name="ro5">
          <table:table-cell table:style-name="ce45"/>
          <table:table-cell office:value-type="string" table:style-name="ce75">
            <text:p>Ketamine 12<text:span text:style-name="T3">, 19</text:span></text:p>
          </table:table-cell>
          <table:table-cell office:value-type="float" office:value="516" table:style-name="ce45">
            <text:p><text:s/>516<text:s/></text:p>
          </table:table-cell>
          <table:table-cell office:value-type="float" office:value="895" table:style-name="ce45">
            <text:p><text:s/>895<text:s/></text:p>
          </table:table-cell>
          <table:table-cell office:value-type="float" office:value="1269" table:style-name="ce45">
            <text:p><text:s/>1,269<text:s/></text:p>
          </table:table-cell>
          <table:table-cell office:value-type="float" office:value="1612" table:style-name="ce45">
            <text:p><text:s/>1,612<text:s/></text:p>
          </table:table-cell>
          <table:table-cell office:value-type="float" office:value="1793" table:style-name="ce45">
            <text:p><text:s/>1,793<text:s/></text:p>
          </table:table-cell>
          <table:table-cell office:value-type="float" office:value="1543" table:style-name="ce45">
            <text:p><text:s/>1,543<text:s/></text:p>
          </table:table-cell>
          <table:table-cell office:value-type="float" office:value="1527" table:style-name="ce45">
            <text:p><text:s/>1,527<text:s/></text:p>
          </table:table-cell>
          <table:table-cell office:value-type="float" office:value="1639" table:style-name="ce45">
            <text:p><text:s/>1,639<text:s/></text:p>
          </table:table-cell>
          <table:table-cell office:value-type="float" office:value="558" table:style-name="ce45">
            <text:p><text:s/>558<text:s/></text:p>
          </table:table-cell>
          <table:table-cell office:value-type="float" office:value="591" table:style-name="ce45">
            <text:p><text:s/>591<text:s/></text:p>
          </table:table-cell>
          <table:table-cell office:value-type="float" office:value="572" table:style-name="ce45">
            <text:p><text:s/>572<text:s/></text:p>
          </table:table-cell>
          <table:table-cell office:value-type="float" office:value="725" table:style-name="ce45">
            <text:p><text:s/>725<text:s/></text:p>
          </table:table-cell>
          <table:table-cell office:value-type="float" office:value="959" table:style-name="ce68">
            <text:p><text:s/>959<text:s/></text:p>
          </table:table-cell>
          <table:table-cell office:value-type="float" office:value="32.275862068965509" table:style-name="ce43">
            <text:p>32</text:p>
          </table:table-cell>
          <table:table-cell office:value-type="float" office:value="720" table:style-name="ce45">
            <text:p><text:s/>720<text:s/></text:p>
          </table:table-cell>
          <table:table-cell office:value-type="float" office:value="932" table:style-name="ce45">
            <text:p><text:s/>932<text:s/></text:p>
          </table:table-cell>
          <table:table-cell office:value-type="float" office:value="29.44444444444445" table:style-name="ce44">
            <text:p>29</text:p>
          </table:table-cell>
          <table:table-cell table:number-columns-repeated="16365" table:style-name="ce18"/>
        </table:table-row>
        <table:table-row table:style-name="ro5">
          <table:table-cell table:style-name="ce45"/>
          <table:table-cell office:value-type="string" table:style-name="ce75">
            <text:p>Mephedrone (non-injection)</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35" table:style-name="ce45">
            <text:p><text:s/>35<text:s/></text:p>
          </table:table-cell>
          <table:table-cell office:value-type="float" office:value="1948" table:style-name="ce45">
            <text:p><text:s/>1,948<text:s/></text:p>
          </table:table-cell>
          <table:table-cell office:value-type="float" office:value="2461" table:style-name="ce45">
            <text:p><text:s/>2,461<text:s/></text:p>
          </table:table-cell>
          <table:table-cell office:value-type="float" office:value="3850" table:style-name="ce45">
            <text:p><text:s/>3,850<text:s/></text:p>
          </table:table-cell>
          <table:table-cell office:value-type="float" office:value="3073" table:style-name="ce45">
            <text:p><text:s/>3,073<text:s/></text:p>
          </table:table-cell>
          <table:table-cell office:value-type="float" office:value="2325" table:style-name="ce45">
            <text:p><text:s/>2,325<text:s/></text:p>
          </table:table-cell>
          <table:table-cell office:value-type="float" office:value="1031" table:style-name="ce45">
            <text:p><text:s/>1,031<text:s/></text:p>
          </table:table-cell>
          <table:table-cell office:value-type="float" office:value="202" table:style-name="ce45">
            <text:p><text:s/>202<text:s/></text:p>
          </table:table-cell>
          <table:table-cell office:value-type="float" office:value="67" table:style-name="ce45">
            <text:p><text:s/>67<text:s/></text:p>
          </table:table-cell>
          <table:table-cell office:value-type="float" office:value="63" table:style-name="ce68">
            <text:p><text:s/>63<text:s/></text:p>
          </table:table-cell>
          <table:table-cell office:value-type="float" office:value="-5.9701492537313383" table:style-name="ce43">
            <text:p>-6</text:p>
          </table:table-cell>
          <table:table-cell office:value-type="float" office:value="66" table:style-name="ce45">
            <text:p><text:s/>66<text:s/></text:p>
          </table:table-cell>
          <table:table-cell office:value-type="float" office:value="61" table:style-name="ce45">
            <text:p><text:s/>61<text:s/></text:p>
          </table:table-cell>
          <table:table-cell office:value-type="float" office:value="-7.5757575757575797" table:style-name="ce44">
            <text:p>-8</text:p>
          </table:table-cell>
          <table:table-cell table:number-columns-repeated="16365" table:style-name="ce18"/>
        </table:table-row>
        <table:table-row table:style-name="ro5">
          <table:table-cell table:style-name="ce45"/>
          <table:table-cell office:value-type="string" table:style-name="ce65">
            <text:p>Other Class B<text:span text:style-name="T3"><text:s/>9,20</text:span></text:p>
          </table:table-cell>
          <table:table-cell office:value-type="float" office:value="273" table:style-name="ce45">
            <text:p><text:s/>273<text:s/></text:p>
          </table:table-cell>
          <table:table-cell office:value-type="float" office:value="291" table:style-name="ce45">
            <text:p><text:s/>291<text:s/></text:p>
          </table:table-cell>
          <table:table-cell office:value-type="float" office:value="600" table:style-name="ce45">
            <text:p><text:s/>600<text:s/></text:p>
          </table:table-cell>
          <table:table-cell office:value-type="float" office:value="342" table:style-name="ce45">
            <text:p><text:s/>342<text:s/></text:p>
          </table:table-cell>
          <table:table-cell office:value-type="float" office:value="797" table:style-name="ce45">
            <text:p><text:s/>797<text:s/></text:p>
          </table:table-cell>
          <table:table-cell office:value-type="float" office:value="787" table:style-name="ce45">
            <text:p><text:s/>787<text:s/></text:p>
          </table:table-cell>
          <table:table-cell office:value-type="float" office:value="1100" table:style-name="ce45">
            <text:p><text:s/>1,100<text:s/></text:p>
          </table:table-cell>
          <table:table-cell office:value-type="float" office:value="1303" table:style-name="ce45">
            <text:p><text:s/>1,303<text:s/></text:p>
          </table:table-cell>
          <table:table-cell office:value-type="float" office:value="1493" table:style-name="ce45">
            <text:p><text:s/>1,493<text:s/></text:p>
          </table:table-cell>
          <table:table-cell office:value-type="float" office:value="1311" table:style-name="ce45">
            <text:p><text:s/>1,311<text:s/></text:p>
          </table:table-cell>
          <table:table-cell office:value-type="float" office:value="1218" table:style-name="ce45">
            <text:p><text:s/>1,218<text:s/></text:p>
          </table:table-cell>
          <table:table-cell office:value-type="float" office:value="2714" table:style-name="ce45">
            <text:p><text:s/>2,714<text:s/></text:p>
          </table:table-cell>
          <table:table-cell office:value-type="float" office:value="3554" table:style-name="ce68">
            <text:p><text:s/>3,554<text:s/></text:p>
          </table:table-cell>
          <table:table-cell office:value-type="float" office:value="30.950626381724391" table:style-name="ce43">
            <text:p>31</text:p>
          </table:table-cell>
          <table:table-cell office:value-type="float" office:value="2714" table:style-name="ce45">
            <text:p><text:s/>2,714<text:s/></text:p>
          </table:table-cell>
          <table:table-cell office:value-type="float" office:value="3536" table:style-name="ce45">
            <text:p><text:s/>3,536<text:s/></text:p>
          </table:table-cell>
          <table:table-cell office:value-type="float" office:value="30.287398673544573" table:style-name="ce44">
            <text:p>30</text:p>
          </table:table-cell>
          <table:table-cell table:number-columns-repeated="16365" table:style-name="ce18"/>
        </table:table-row>
        <table:table-row table:style-name="ro5">
          <table:table-cell table:style-name="ce34"/>
          <table:table-cell office:value-type="string" table:style-name="ce71">
            <text:p>All Class B<text:s/><text:span text:style-name="T2">9,10</text:span></text:p>
          </table:table-cell>
          <table:table-cell office:value-type="float" office:value="140946" table:style-name="ce34">
            <text:p><text:s/>140,946<text:s/></text:p>
          </table:table-cell>
          <table:table-cell office:value-type="float" office:value="169205" table:style-name="ce34">
            <text:p><text:s/>169,205<text:s/></text:p>
          </table:table-cell>
          <table:table-cell office:value-type="float" office:value="193687" table:style-name="ce34">
            <text:p><text:s/>193,687<text:s/></text:p>
          </table:table-cell>
          <table:table-cell office:value-type="float" office:value="183995" table:style-name="ce34">
            <text:p><text:s/>183,995<text:s/></text:p>
          </table:table-cell>
          <table:table-cell office:value-type="float" office:value="176591" table:style-name="ce34">
            <text:p><text:s/>176,591<text:s/></text:p>
          </table:table-cell>
          <table:table-cell office:value-type="float" office:value="184267" table:style-name="ce34">
            <text:p><text:s/>184,267<text:s/></text:p>
          </table:table-cell>
          <table:table-cell office:value-type="float" office:value="166944" table:style-name="ce34">
            <text:p><text:s/>166,944<text:s/></text:p>
          </table:table-cell>
          <table:table-cell office:value-type="float" office:value="158732" table:style-name="ce34">
            <text:p><text:s/>158,732<text:s/></text:p>
          </table:table-cell>
          <table:table-cell office:value-type="float" office:value="132327" table:style-name="ce34">
            <text:p><text:s/>132,327<text:s/></text:p>
          </table:table-cell>
          <table:table-cell office:value-type="float" office:value="115187" table:style-name="ce34">
            <text:p><text:s/>115,187<text:s/></text:p>
          </table:table-cell>
          <table:table-cell office:value-type="float" office:value="104300" table:style-name="ce34">
            <text:p><text:s/>104,300<text:s/></text:p>
          </table:table-cell>
          <table:table-cell office:value-type="float" office:value="103597" table:style-name="ce34">
            <text:p><text:s/>103,597<text:s/></text:p>
          </table:table-cell>
          <table:table-cell office:value-type="float" office:value="115047" table:style-name="ce64">
            <text:p><text:s/>115,047<text:s/></text:p>
          </table:table-cell>
          <table:table-cell office:value-type="float" office:value="11.052443603579265" table:style-name="ce49">
            <text:p>11</text:p>
          </table:table-cell>
          <table:table-cell office:value-type="float" office:value="101057" table:style-name="ce34">
            <text:p><text:s/>101,057<text:s/></text:p>
          </table:table-cell>
          <table:table-cell office:value-type="float" office:value="109576" table:style-name="ce34">
            <text:p><text:s/>109,576<text:s/></text:p>
          </table:table-cell>
          <table:table-cell office:value-type="float" office:value="8.42989599928754" table:style-name="ce47">
            <text:p>8</text:p>
          </table:table-cell>
          <table:table-cell table:style-name="ce83"/>
          <table:table-cell table:number-columns-repeated="16364" table:style-name="ce52"/>
        </table:table-row>
        <table:table-row table:style-name="ro5">
          <table:table-cell table:style-name="ce45"/>
          <table:table-cell table:style-name="ce65"/>
          <table:table-cell table:number-columns-repeated="10" table:style-name="ce45"/>
          <table:table-cell table:number-columns-repeated="2" table:style-name="ce84"/>
          <table:table-cell table:style-name="ce68"/>
          <table:table-cell table:style-name="ce43"/>
          <table:table-cell table:number-columns-repeated="2" table:style-name="ce45"/>
          <table:table-cell table:style-name="ce44"/>
          <table:table-cell table:number-columns-repeated="16365" table:style-name="ce18"/>
        </table:table-row>
        <table:table-row table:style-name="ro5">
          <table:table-cell office:value-type="string" table:style-name="ce34">
            <text:p>Class C<text:s/></text:p>
          </table:table-cell>
          <table:table-cell office:value-type="string" table:style-name="ce65">
            <text:p>Anabolic steroids</text:p>
          </table:table-cell>
          <table:table-cell office:value-type="float" office:value="522" table:style-name="ce45">
            <text:p><text:s/>522<text:s/></text:p>
          </table:table-cell>
          <table:table-cell office:value-type="float" office:value="497" table:style-name="ce45">
            <text:p><text:s/>497<text:s/></text:p>
          </table:table-cell>
          <table:table-cell office:value-type="float" office:value="805" table:style-name="ce45">
            <text:p><text:s/>805<text:s/></text:p>
          </table:table-cell>
          <table:table-cell office:value-type="float" office:value="871" table:style-name="ce45">
            <text:p><text:s/>871<text:s/></text:p>
          </table:table-cell>
          <table:table-cell office:value-type="float" office:value="675" table:style-name="ce45">
            <text:p><text:s/>675<text:s/></text:p>
          </table:table-cell>
          <table:table-cell office:value-type="float" office:value="709" table:style-name="ce45">
            <text:p><text:s/>709<text:s/></text:p>
          </table:table-cell>
          <table:table-cell office:value-type="float" office:value="854" table:style-name="ce45">
            <text:p><text:s/>854<text:s/></text:p>
          </table:table-cell>
          <table:table-cell office:value-type="float" office:value="1143" table:style-name="ce45">
            <text:p><text:s/>1,143<text:s/></text:p>
          </table:table-cell>
          <table:table-cell office:value-type="float" office:value="1057" table:style-name="ce45">
            <text:p><text:s/>1,057<text:s/></text:p>
          </table:table-cell>
          <table:table-cell office:value-type="float" office:value="933" table:style-name="ce45">
            <text:p><text:s/>933<text:s/></text:p>
          </table:table-cell>
          <table:table-cell office:value-type="float" office:value="1040" table:style-name="ce45">
            <text:p><text:s/>1,040<text:s/></text:p>
          </table:table-cell>
          <table:table-cell office:value-type="float" office:value="949" table:style-name="ce45">
            <text:p><text:s/>949<text:s/></text:p>
          </table:table-cell>
          <table:table-cell office:value-type="float" office:value="754" table:style-name="ce68">
            <text:p><text:s/>754<text:s/></text:p>
          </table:table-cell>
          <table:table-cell office:value-type="float" office:value="-20.547945205479458" table:style-name="ce43">
            <text:p>-21</text:p>
          </table:table-cell>
          <table:table-cell office:value-type="float" office:value="946" table:style-name="ce45">
            <text:p><text:s/>946<text:s/></text:p>
          </table:table-cell>
          <table:table-cell office:value-type="float" office:value="745" table:style-name="ce45">
            <text:p><text:s/>745<text:s/></text:p>
          </table:table-cell>
          <table:table-cell office:value-type="float" office:value="-21.247357293868919" table:style-name="ce44">
            <text:p>-21</text:p>
          </table:table-cell>
          <table:table-cell table:number-columns-repeated="16365" table:style-name="ce18"/>
        </table:table-row>
        <table:table-row table:style-name="ro5">
          <table:table-cell table:style-name="ce45"/>
          <table:table-cell office:value-type="string" table:style-name="ce65">
            <text:p>Benzodiazepines<text:s/><text:span text:style-name="T3">16</text:span></text:p>
          </table:table-cell>
          <table:table-cell office:value-type="float" office:value="2188" table:style-name="ce45">
            <text:p><text:s/>2,188<text:s/></text:p>
          </table:table-cell>
          <table:table-cell office:value-type="float" office:value="2740" table:style-name="ce45">
            <text:p><text:s/>2,740<text:s/></text:p>
          </table:table-cell>
          <table:table-cell office:value-type="float" office:value="4038" table:style-name="ce45">
            <text:p><text:s/>4,038<text:s/></text:p>
          </table:table-cell>
          <table:table-cell office:value-type="float" office:value="2957" table:style-name="ce45">
            <text:p><text:s/>2,957<text:s/></text:p>
          </table:table-cell>
          <table:table-cell office:value-type="float" office:value="2489" table:style-name="ce45">
            <text:p><text:s/>2,489<text:s/></text:p>
          </table:table-cell>
          <table:table-cell office:value-type="float" office:value="2696" table:style-name="ce45">
            <text:p><text:s/>2,696<text:s/></text:p>
          </table:table-cell>
          <table:table-cell office:value-type="float" office:value="2085" table:style-name="ce45">
            <text:p><text:s/>2,085<text:s/></text:p>
          </table:table-cell>
          <table:table-cell office:value-type="float" office:value="2107" table:style-name="ce45">
            <text:p><text:s/>2,107<text:s/></text:p>
          </table:table-cell>
          <table:table-cell office:value-type="float" office:value="2122" table:style-name="ce45">
            <text:p><text:s/>2,122<text:s/></text:p>
          </table:table-cell>
          <table:table-cell office:value-type="float" office:value="1964" table:style-name="ce45">
            <text:p><text:s/>1,964<text:s/></text:p>
          </table:table-cell>
          <table:table-cell office:value-type="float" office:value="1945" table:style-name="ce45">
            <text:p><text:s/>1,945<text:s/></text:p>
          </table:table-cell>
          <table:table-cell office:value-type="float" office:value="1989" table:style-name="ce45">
            <text:p><text:s/>1,989<text:s/></text:p>
          </table:table-cell>
          <table:table-cell office:value-type="float" office:value="2249" table:style-name="ce68">
            <text:p><text:s/>2,249<text:s/></text:p>
          </table:table-cell>
          <table:table-cell office:value-type="float" office:value="13.071895424836599" table:style-name="ce43">
            <text:p>13</text:p>
          </table:table-cell>
          <table:table-cell office:value-type="float" office:value="1986" table:style-name="ce45">
            <text:p><text:s/>1,986<text:s/></text:p>
          </table:table-cell>
          <table:table-cell office:value-type="float" office:value="2226" table:style-name="ce45">
            <text:p><text:s/>2,226<text:s/></text:p>
          </table:table-cell>
          <table:table-cell office:value-type="float" office:value="12.084592145015115" table:style-name="ce44">
            <text:p>12</text:p>
          </table:table-cell>
          <table:table-cell table:number-columns-repeated="16365" table:style-name="ce18"/>
        </table:table-row>
        <table:table-row table:style-name="ro8">
          <table:table-cell table:style-name="ce45"/>
          <table:table-cell office:value-type="string" table:style-name="ce75">
            <text:p>GHB</text:p>
          </table:table-cell>
          <table:table-cell office:value-type="float" office:value="58" table:style-name="ce45">
            <text:p><text:s/>58<text:s/></text:p>
          </table:table-cell>
          <table:table-cell office:value-type="float" office:value="60" table:style-name="ce45">
            <text:p><text:s/>60<text:s/></text:p>
          </table:table-cell>
          <table:table-cell office:value-type="float" office:value="47" table:style-name="ce45">
            <text:p><text:s/>47<text:s/></text:p>
          </table:table-cell>
          <table:table-cell office:value-type="float" office:value="59" table:style-name="ce45">
            <text:p><text:s/>59<text:s/></text:p>
          </table:table-cell>
          <table:table-cell office:value-type="float" office:value="66" table:style-name="ce45">
            <text:p><text:s/>66<text:s/></text:p>
          </table:table-cell>
          <table:table-cell office:value-type="float" office:value="45" table:style-name="ce45">
            <text:p><text:s/>45<text:s/></text:p>
          </table:table-cell>
          <table:table-cell office:value-type="float" office:value="61" table:style-name="ce45">
            <text:p><text:s/>61<text:s/></text:p>
          </table:table-cell>
          <table:table-cell office:value-type="float" office:value="41" table:style-name="ce45">
            <text:p><text:s/>41<text:s/></text:p>
          </table:table-cell>
          <table:table-cell office:value-type="float" office:value="75" table:style-name="ce45">
            <text:p><text:s/>75<text:s/></text:p>
          </table:table-cell>
          <table:table-cell office:value-type="float" office:value="64" table:style-name="ce45">
            <text:p><text:s/>64<text:s/></text:p>
          </table:table-cell>
          <table:table-cell office:value-type="float" office:value="37" table:style-name="ce45">
            <text:p><text:s/>37<text:s/></text:p>
          </table:table-cell>
          <table:table-cell office:value-type="float" office:value="51" table:style-name="ce45">
            <text:p><text:s/>51<text:s/></text:p>
          </table:table-cell>
          <table:table-cell office:value-type="float" office:value="68" table:style-name="ce68">
            <text:p><text:s/>68<text:s/></text:p>
          </table:table-cell>
          <table:table-cell office:value-type="float" office:value="33.333333333333329" table:style-name="ce43">
            <text:p>33</text:p>
          </table:table-cell>
          <table:table-cell office:value-type="float" office:value="51" table:style-name="ce45">
            <text:p><text:s/>51<text:s/></text:p>
          </table:table-cell>
          <table:table-cell office:value-type="float" office:value="68" table:style-name="ce45">
            <text:p><text:s/>68<text:s/></text:p>
          </table:table-cell>
          <table:table-cell office:value-type="float" office:value="33.333333333333329" table:style-name="ce44">
            <text:p>33</text:p>
          </table:table-cell>
          <table:table-cell table:number-columns-repeated="16365" table:style-name="ce18"/>
        </table:table-row>
        <table:table-row table:style-name="ro5">
          <table:table-cell table:style-name="ce45"/>
          <table:table-cell office:value-type="string" table:style-name="ce65">
            <text:p>Temazepam</text:p>
          </table:table-cell>
          <table:table-cell office:value-type="float" office:value="285" table:style-name="ce45">
            <text:p><text:s/>285<text:s/></text:p>
          </table:table-cell>
          <table:table-cell office:value-type="float" office:value="390" table:style-name="ce45">
            <text:p><text:s/>390<text:s/></text:p>
          </table:table-cell>
          <table:table-cell office:value-type="float" office:value="609" table:style-name="ce45">
            <text:p><text:s/>609<text:s/></text:p>
          </table:table-cell>
          <table:table-cell office:value-type="float" office:value="285" table:style-name="ce45">
            <text:p><text:s/>285<text:s/></text:p>
          </table:table-cell>
          <table:table-cell office:value-type="float" office:value="250" table:style-name="ce45">
            <text:p><text:s/>250<text:s/></text:p>
          </table:table-cell>
          <table:table-cell office:value-type="float" office:value="230" table:style-name="ce45">
            <text:p><text:s/>230<text:s/></text:p>
          </table:table-cell>
          <table:table-cell office:value-type="float" office:value="143" table:style-name="ce45">
            <text:p><text:s/>143<text:s/></text:p>
          </table:table-cell>
          <table:table-cell office:value-type="float" office:value="127" table:style-name="ce45">
            <text:p><text:s/>127<text:s/></text:p>
          </table:table-cell>
          <table:table-cell office:value-type="float" office:value="110" table:style-name="ce45">
            <text:p><text:s/>110<text:s/></text:p>
          </table:table-cell>
          <table:table-cell office:value-type="float" office:value="99" table:style-name="ce45">
            <text:p><text:s/>99<text:s/></text:p>
          </table:table-cell>
          <table:table-cell office:value-type="float" office:value="63" table:style-name="ce45">
            <text:p><text:s/>63<text:s/></text:p>
          </table:table-cell>
          <table:table-cell office:value-type="float" office:value="49" table:style-name="ce45">
            <text:p><text:s/>49<text:s/></text:p>
          </table:table-cell>
          <table:table-cell office:value-type="float" office:value="52" table:style-name="ce68">
            <text:p><text:s/>52<text:s/></text:p>
          </table:table-cell>
          <table:table-cell office:value-type="float" office:value="6.1224489795918435" table:style-name="ce43">
            <text:p>6</text:p>
          </table:table-cell>
          <table:table-cell office:value-type="float" office:value="49" table:style-name="ce45">
            <text:p><text:s/>49<text:s/></text:p>
          </table:table-cell>
          <table:table-cell office:value-type="float" office:value="51" table:style-name="ce45">
            <text:p><text:s/>51<text:s/></text:p>
          </table:table-cell>
          <table:table-cell office:value-type="float" office:value="4.081632653061229" table:style-name="ce44">
            <text:p>4</text:p>
          </table:table-cell>
          <table:table-cell table:number-columns-repeated="16365" table:style-name="ce18"/>
        </table:table-row>
        <table:table-row table:style-name="ro5">
          <table:table-cell table:style-name="ce45"/>
          <table:table-cell office:value-type="string" table:style-name="ce65">
            <text:p>Other Class C<text:s/><text:span text:style-name="T3">13,15</text:span></text:p>
          </table:table-cell>
          <table:table-cell office:value-type="float" office:value="702" table:style-name="ce45">
            <text:p><text:s/>702<text:s/></text:p>
          </table:table-cell>
          <table:table-cell office:value-type="float" office:value="824" table:style-name="ce45">
            <text:p><text:s/>824<text:s/></text:p>
          </table:table-cell>
          <table:table-cell office:value-type="float" office:value="1088" table:style-name="ce45">
            <text:p><text:s/>1,088<text:s/></text:p>
          </table:table-cell>
          <table:table-cell office:value-type="float" office:value="991" table:style-name="ce45">
            <text:p><text:s/>991<text:s/></text:p>
          </table:table-cell>
          <table:table-cell office:value-type="float" office:value="2595" table:style-name="ce45">
            <text:p><text:s/>2,595<text:s/></text:p>
          </table:table-cell>
          <table:table-cell office:value-type="float" office:value="2010" table:style-name="ce45">
            <text:p><text:s/>2,010<text:s/></text:p>
          </table:table-cell>
          <table:table-cell office:value-type="float" office:value="1680" table:style-name="ce45">
            <text:p><text:s/>1,680<text:s/></text:p>
          </table:table-cell>
          <table:table-cell office:value-type="float" office:value="2275" table:style-name="ce45">
            <text:p><text:s/>2,275<text:s/></text:p>
          </table:table-cell>
          <table:table-cell office:value-type="float" office:value="3098" table:style-name="ce45">
            <text:p><text:s/>3,098<text:s/></text:p>
          </table:table-cell>
          <table:table-cell office:value-type="float" office:value="2279" table:style-name="ce45">
            <text:p><text:s/>2,279<text:s/></text:p>
          </table:table-cell>
          <table:table-cell office:value-type="float" office:value="2185" table:style-name="ce45">
            <text:p><text:s/>2,185<text:s/></text:p>
          </table:table-cell>
          <table:table-cell office:value-type="float" office:value="2281" table:style-name="ce45">
            <text:p><text:s/>2,281<text:s/></text:p>
          </table:table-cell>
          <table:table-cell office:value-type="float" office:value="2383" table:style-name="ce68">
            <text:p><text:s/>2,383<text:s/></text:p>
          </table:table-cell>
          <table:table-cell office:value-type="float" office:value="4.4717229285401228" table:style-name="ce43">
            <text:p>4</text:p>
          </table:table-cell>
          <table:table-cell office:value-type="float" office:value="2281" table:style-name="ce45">
            <text:p><text:s/>2,281<text:s/></text:p>
          </table:table-cell>
          <table:table-cell office:value-type="float" office:value="2365" table:style-name="ce45">
            <text:p><text:s/>2,365<text:s/></text:p>
          </table:table-cell>
          <table:table-cell office:value-type="float" office:value="3.6825953529153965" table:style-name="ce44">
            <text:p>4</text:p>
          </table:table-cell>
          <table:table-cell table:number-columns-repeated="16365" table:style-name="ce18"/>
        </table:table-row>
        <table:table-row table:style-name="ro5">
          <table:table-cell table:style-name="ce34"/>
          <table:table-cell office:value-type="string" table:style-name="ce71">
            <text:p>All Class C<text:s/><text:span text:style-name="T2">9</text:span></text:p>
          </table:table-cell>
          <table:table-cell office:value-type="float" office:value="7554" table:style-name="ce34">
            <text:p><text:s/>7,554<text:s/></text:p>
          </table:table-cell>
          <table:table-cell office:value-type="float" office:value="7689" table:style-name="ce34">
            <text:p><text:s/>7,689<text:s/></text:p>
          </table:table-cell>
          <table:table-cell office:value-type="float" office:value="6350" table:style-name="ce34">
            <text:p><text:s/>6,350<text:s/></text:p>
          </table:table-cell>
          <table:table-cell office:value-type="float" office:value="5045" table:style-name="ce34">
            <text:p><text:s/>5,045<text:s/></text:p>
          </table:table-cell>
          <table:table-cell office:value-type="float" office:value="5950" table:style-name="ce34">
            <text:p><text:s/>5,950<text:s/></text:p>
          </table:table-cell>
          <table:table-cell office:value-type="float" office:value="5566" table:style-name="ce34">
            <text:p><text:s/>5,566<text:s/></text:p>
          </table:table-cell>
          <table:table-cell office:value-type="float" office:value="4802" table:style-name="ce34">
            <text:p><text:s/>4,802<text:s/></text:p>
          </table:table-cell>
          <table:table-cell office:value-type="float" office:value="5618" table:style-name="ce34">
            <text:p><text:s/>5,618<text:s/></text:p>
          </table:table-cell>
          <table:table-cell office:value-type="float" office:value="6244" table:style-name="ce34">
            <text:p><text:s/>6,244<text:s/></text:p>
          </table:table-cell>
          <table:table-cell office:value-type="float" office:value="5128" table:style-name="ce34">
            <text:p><text:s/>5,128<text:s/></text:p>
          </table:table-cell>
          <table:table-cell office:value-type="float" office:value="5016" table:style-name="ce34">
            <text:p><text:s/>5,016<text:s/></text:p>
          </table:table-cell>
          <table:table-cell office:value-type="float" office:value="5092" table:style-name="ce34">
            <text:p><text:s/>5,092<text:s/></text:p>
          </table:table-cell>
          <table:table-cell office:value-type="float" office:value="5282" table:style-name="ce64">
            <text:p><text:s/>5,282<text:s/></text:p>
          </table:table-cell>
          <table:table-cell office:value-type="float" office:value="3.7313432835820892" table:style-name="ce49">
            <text:p>4</text:p>
          </table:table-cell>
          <table:table-cell office:value-type="float" office:value="5087" table:style-name="ce34">
            <text:p><text:s/>5,087<text:s/></text:p>
          </table:table-cell>
          <table:table-cell office:value-type="float" office:value="5237" table:style-name="ce34">
            <text:p><text:s/>5,237<text:s/></text:p>
          </table:table-cell>
          <table:table-cell office:value-type="float" office:value="2.948692746215853" table:style-name="ce47">
            <text:p>3</text:p>
          </table:table-cell>
          <table:table-cell table:number-columns-repeated="16365" table:style-name="ce52"/>
        </table:table-row>
        <table:table-row table:style-name="ro5">
          <table:table-cell table:style-name="ce34"/>
          <table:table-cell table:style-name="ce57"/>
          <table:table-cell table:number-columns-repeated="12" table:style-name="ce45"/>
          <table:table-cell table:style-name="ce68"/>
          <table:table-cell table:style-name="ce43"/>
          <table:table-cell table:number-columns-repeated="2" table:style-name="ce45"/>
          <table:table-cell table:style-name="ce44"/>
          <table:table-cell table:number-columns-repeated="16365" table:style-name="ce18"/>
        </table:table-row>
        <table:table-row table:style-name="ro5">
          <table:table-cell office:value-type="string" table:style-name="ce34">
            <text:p>Unknown</text:p>
          </table:table-cell>
          <table:table-cell table:style-name="ce14"/>
          <table:table-cell office:value-type="float" office:value="2317" table:style-name="ce45">
            <text:p><text:s/>2,317<text:s/></text:p>
          </table:table-cell>
          <table:table-cell office:value-type="float" office:value="2120" table:style-name="ce45">
            <text:p><text:s/>2,120<text:s/></text:p>
          </table:table-cell>
          <table:table-cell office:value-type="float" office:value="2645" table:style-name="ce45">
            <text:p><text:s/>2,645<text:s/></text:p>
          </table:table-cell>
          <table:table-cell office:value-type="float" office:value="3061" table:style-name="ce45">
            <text:p><text:s/>3,061<text:s/></text:p>
          </table:table-cell>
          <table:table-cell office:value-type="float" office:value="3685" table:style-name="ce45">
            <text:p><text:s/>3,685<text:s/></text:p>
          </table:table-cell>
          <table:table-cell office:value-type="float" office:value="4030" table:style-name="ce45">
            <text:p><text:s/>4,030<text:s/></text:p>
          </table:table-cell>
          <table:table-cell office:value-type="float" office:value="5041" table:style-name="ce45">
            <text:p><text:s/>5,041<text:s/></text:p>
          </table:table-cell>
          <table:table-cell office:value-type="float" office:value="6060" table:style-name="ce45">
            <text:p><text:s/>6,060<text:s/></text:p>
          </table:table-cell>
          <table:table-cell office:value-type="float" office:value="7375" table:style-name="ce45">
            <text:p><text:s/>7,375<text:s/></text:p>
          </table:table-cell>
          <table:table-cell office:value-type="float" office:value="7354" table:style-name="ce45">
            <text:p><text:s/>7,354<text:s/></text:p>
          </table:table-cell>
          <table:table-cell office:value-type="float" office:value="8715" table:style-name="ce45">
            <text:p><text:s/>8,715<text:s/></text:p>
          </table:table-cell>
          <table:table-cell office:value-type="float" office:value="8678" table:style-name="ce45">
            <text:p><text:s/>8,678<text:s/></text:p>
          </table:table-cell>
          <table:table-cell office:value-type="float" office:value="11489" table:style-name="ce68">
            <text:p><text:s/>11,489<text:s/></text:p>
          </table:table-cell>
          <table:table-cell office:value-type="float" office:value="32.392256280248908" table:style-name="ce43">
            <text:p>32</text:p>
          </table:table-cell>
          <table:table-cell office:value-type="float" office:value="8117" table:style-name="ce45">
            <text:p><text:s/>8,117<text:s/></text:p>
          </table:table-cell>
          <table:table-cell office:value-type="float" office:value="10562" table:style-name="ce45">
            <text:p><text:s/>10,562<text:s/></text:p>
          </table:table-cell>
          <table:table-cell office:value-type="float" office:value="30.121966243686082" table:style-name="ce44">
            <text:p>30</text:p>
          </table:table-cell>
          <table:table-cell table:number-columns-repeated="16365" table:style-name="ce52"/>
        </table:table-row>
        <table:table-row table:style-name="ro5">
          <table:table-cell table:style-name="ce45"/>
          <table:table-cell table:style-name="ce57"/>
          <table:table-cell table:number-columns-repeated="12" table:style-name="ce45"/>
          <table:table-cell table:style-name="ce68"/>
          <table:table-cell table:style-name="ce43"/>
          <table:table-cell table:number-columns-repeated="2" table:style-name="ce45"/>
          <table:table-cell table:style-name="ce44"/>
          <table:table-cell table:number-columns-repeated="16365" table:style-name="ce18"/>
        </table:table-row>
        <table:table-row table:style-name="ro8">
          <table:table-cell office:value-type="string" table:style-name="ce37">
            <text:p>All drugs<text:s/><text:span text:style-name="T2">9</text:span></text:p>
          </table:table-cell>
          <table:table-cell office:value-type="string" table:style-name="ce14">
            <text:p>Total</text:p>
          </table:table-cell>
          <table:table-cell office:value-type="float" office:value="186927" table:style-name="ce34">
            <text:p><text:s/>186,927<text:s/></text:p>
          </table:table-cell>
          <table:table-cell office:value-type="float" office:value="216860" table:style-name="ce34">
            <text:p><text:s/>216,860<text:s/></text:p>
          </table:table-cell>
          <table:table-cell office:value-type="float" office:value="241473" table:style-name="ce34">
            <text:p><text:s/>241,473<text:s/></text:p>
          </table:table-cell>
          <table:table-cell office:value-type="float" office:value="224401" table:style-name="ce34">
            <text:p><text:s/>224,401<text:s/></text:p>
          </table:table-cell>
          <table:table-cell office:value-type="float" office:value="212786" table:style-name="ce34">
            <text:p><text:s/>212,786<text:s/></text:p>
          </table:table-cell>
          <table:table-cell office:value-type="float" office:value="218705" table:style-name="ce34">
            <text:p><text:s/>218,705<text:s/></text:p>
          </table:table-cell>
          <table:table-cell office:value-type="float" office:value="200880" table:style-name="ce34">
            <text:p><text:s/>200,880<text:s/></text:p>
          </table:table-cell>
          <table:table-cell office:value-type="float" office:value="194346" table:style-name="ce34">
            <text:p><text:s/>194,346<text:s/></text:p>
          </table:table-cell>
          <table:table-cell office:value-type="float" office:value="167132" table:style-name="ce34">
            <text:p><text:s/>167,132<text:s/></text:p>
          </table:table-cell>
          <table:table-cell office:value-type="float" office:value="148614" table:style-name="ce34">
            <text:p><text:s/>148,614<text:s/></text:p>
          </table:table-cell>
          <table:table-cell office:value-type="float" office:value="139019" table:style-name="ce34">
            <text:p><text:s/>139,019<text:s/></text:p>
          </table:table-cell>
          <table:table-cell office:value-type="float" office:value="136439" table:style-name="ce34">
            <text:p><text:s/>136,439<text:s/></text:p>
          </table:table-cell>
          <table:table-cell office:value-type="float" office:value="153135" table:style-name="ce64">
            <text:p><text:s/>153,135<text:s/></text:p>
          </table:table-cell>
          <table:table-cell office:value-type="float" office:value="12.236970367710121" table:style-name="ce49">
            <text:p>12</text:p>
          </table:table-cell>
          <table:table-cell office:value-type="float" office:value="133037" table:style-name="ce34">
            <text:p><text:s/>133,037<text:s/></text:p>
          </table:table-cell>
          <table:table-cell office:value-type="float" office:value="145725" table:style-name="ce34">
            <text:p><text:s/>145,725<text:s/></text:p>
          </table:table-cell>
          <table:table-cell office:value-type="float" office:value="9.5371964190413152" table:style-name="ce47">
            <text:p>10</text:p>
          </table:table-cell>
          <table:table-cell table:number-columns-repeated="16365" table:style-name="ce52"/>
        </table:table-row>
        <table:table-row table:style-name="ro5">
          <table:table-cell table:style-name="ce23"/>
          <table:table-cell table:style-name="ce85"/>
          <table:table-cell table:number-columns-repeated="2" table:style-name="ce86"/>
          <table:table-cell table:style-name="ce85"/>
          <table:table-cell table:number-columns-repeated="7" table:style-name="ce86"/>
          <table:table-cell table:number-columns-repeated="2" table:style-name="ce87"/>
          <table:table-cell table:number-columns-repeated="2" table:style-name="ce88"/>
          <table:table-cell table:number-columns-repeated="2" table:style-name="ce86"/>
          <table:table-cell table:style-name="ce89"/>
          <table:table-cell table:number-columns-repeated="16365" table:style-name="ce52"/>
        </table:table-row>
        <table:table-row table:style-name="ro8">
          <table:table-cell office:value-type="string" table:number-columns-spanned="18" table:number-rows-spanned="1" table:style-name="ce104">
            <text:p>1. Includes seizures made by British Transport Police (BTP).</text:p>
          </table:table-cell>
          <table:covered-table-cell table:number-columns-repeated="17"/>
          <table:table-cell table:style-name="ce91"/>
          <table:table-cell table:number-columns-repeated="16365" table:style-name="ce92"/>
        </table:table-row>
        <table:table-row table:style-name="ro8">
          <table:table-cell office:value-type="string" table:style-name="ce93">
            <text:p>2. In 2012/13 Surrey and Hampshire were unable to supply reliable estimates. Imputation methods have been used to estiamte the 2012/13 data for these forces.</text:p>
          </table:table-cell>
          <table:table-cell table:number-columns-repeated="17" table:style-name="ce90"/>
          <table:table-cell table:style-name="ce91"/>
          <table:table-cell table:number-columns-repeated="16365" table:style-name="ce92"/>
        </table:table-row>
        <table:table-row table:style-name="ro8">
          <table:table-cell office:value-type="string" table:number-columns-spanned="18" table:number-rows-spanned="1" table:style-name="ce104">
            <text:p>3. In 2013/14 Gwent could only supply data for a 10 month period. Data for Gwent in this table has been imputed to cover the full 12 months of 2013/14.</text:p>
          </table:table-cell>
          <table:covered-table-cell table:number-columns-repeated="17"/>
          <table:table-cell table:style-name="ce91"/>
          <table:table-cell table:number-columns-repeated="16365" table:style-name="ce92"/>
        </table:table-row>
        <table:table-row table:style-name="ro8">
          <table:table-cell office:value-type="string" table:number-columns-spanned="18" table:number-rows-spanned="1" table:style-name="ce104">
            <text:p>4. In 2014/15 Bedfordshire and Hampshire were unable to supply reliable estimates. Imputation methods have been used to estimate the 2014/15 data for these forces.</text:p>
          </table:table-cell>
          <table:covered-table-cell table:number-columns-repeated="17"/>
          <table:table-cell table:style-name="ce91"/>
          <table:table-cell table:style-name="ce94"/>
          <table:table-cell table:number-columns-repeated="16364" table:style-name="ce92"/>
        </table:table-row>
        <table:table-row table:style-name="ro8">
          <table:table-cell office:value-type="string" table:number-columns-spanned="18" table:number-rows-spanned="1" table:style-name="ce104">
            <text:p>5. In 2015/16 Bedfordshire, Dorset, Essex and Leicestershire were unable to supply reliable estimates. Imputation methods, based on police recorded crime, have been used to estimate the 2015/16 data for these forces.</text:p>
          </table:table-cell>
          <table:covered-table-cell table:number-columns-repeated="17"/>
          <table:table-cell table:style-name="ce91"/>
          <table:table-cell table:number-columns-repeated="16365" table:style-name="ce92"/>
        </table:table-row>
        <table:table-row table:style-name="ro8">
          <table:table-cell office:value-type="string" table:style-name="ce93">
            <text:p>6. In 2016/17 and 2017/18 Kent were unable to supply reliable estimates. Imputation methods have been used to estimate the 2016/17 and 2017/18 data for this force.</text:p>
          </table:table-cell>
          <table:table-cell table:number-columns-repeated="16" table:style-name="ce90"/>
          <table:table-cell table:style-name="ce95"/>
          <table:table-cell table:style-name="ce96"/>
          <table:table-cell table:number-columns-repeated="16365" table:style-name="ce92"/>
        </table:table-row>
        <table:table-row table:style-name="ro8">
          <table:table-cell office:value-type="string" table:number-columns-spanned="19" table:number-rows-spanned="1" table:style-name="ce105">
            <text:p>7. In 2018/19 Hertfordshire, Kent and Lincolnshire were unable to supply reliable estimates. Imputation methods have been used to estimate the 2018/19 data for these forces.</text:p>
          </table:table-cell>
          <table:covered-table-cell table:number-columns-repeated="18"/>
          <table:table-cell table:number-columns-repeated="16365" table:style-name="ce92"/>
        </table:table-row>
        <table:table-row table:style-name="ro8">
          <table:table-cell office:value-type="string" table:number-columns-spanned="18" table:number-rows-spanned="1" table:style-name="ce106">
            <text:p>8. Two columns of data are presented for 2017/18 and 2018/19. The first columns contain data from all forces, including any estimations, whereas the second columns exclude data from Hertfordshire, Kent and Lincolnshire so that comparisons can be made between the years using the raw data supplied.</text:p>
          </table:table-cell>
          <table:covered-table-cell table:number-columns-repeated="17"/>
          <table:table-cell table:style-name="ce97"/>
          <table:table-cell table:number-columns-repeated="16365" table:style-name="ce92"/>
        </table:table-row>
        <table:table-row table:style-name="ro8">
          <table:table-cell office:value-type="string" table:number-columns-spanned="18" table:number-rows-spanned="1" table:style-name="ce104">
            <text:p>9. As a seizure can involve more than one drug, figures for individual drugs and drug classes cannot be added together to produce totals.<text:s/></text:p>
          </table:table-cell>
          <table:covered-table-cell table:number-columns-repeated="17"/>
          <table:table-cell table:style-name="ce91"/>
          <table:table-cell table:number-columns-repeated="16365" table:style-name="ce92"/>
        </table:table-row>
        <table:table-row table:style-name="ro8">
          <table:table-cell office:value-type="string" table:number-columns-spanned="18" table:number-rows-spanned="1" table:style-name="ce104">
            <text:p>10.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style-name="ce91"/>
          <table:table-cell table:number-columns-repeated="16365" table:style-name="ce92"/>
        </table:table-row>
        <table:table-row table:style-name="ro8">
          <table:table-cell office:value-type="string" table:number-columns-spanned="18" table:number-rows-spanned="1" table:style-name="ce107">
            <text:p>11. From 2010/11 figures for 'other Class B' drugs include other cathinone-based drugs, which became controlled drugs in April 2010. From 2012/13 they also include pipradol-related compounds, which became controlled drugs in June 2012.</text:p>
          </table:table-cell>
          <table:covered-table-cell table:number-columns-repeated="17"/>
          <table:table-cell table:style-name="ce97"/>
          <table:table-cell table:number-columns-repeated="16365" table:style-name="ce92"/>
        </table:table-row>
        <table:table-row table:style-name="ro12">
          <table:table-cell office:value-type="string" table:number-columns-spanned="18" table:number-rows-spanned="1" table:style-name="ce108">
            <text:p><text:s/>12. Ketamine became a controlled drug in 2006. Ketamine was reclassified from a Class C drug to a Class B drug on 10 June 2014. For consistency ketamine is listed under Class B for the entire time series shown. <text:s/>For Border Force, prior to 2009/10 for Border Force, ketamine could not be separately identified and was therefore grouped in 'other class' category.</text:p>
          </table:table-cell>
          <table:covered-table-cell table:number-columns-repeated="17"/>
          <table:table-cell table:style-name="ce91"/>
          <table:table-cell table:number-columns-repeated="16365" table:style-name="ce92"/>
        </table:table-row>
        <table:table-row table:style-name="ro8">
          <table:table-cell office:value-type="string" table:number-columns-spanned="18" table:number-rows-spanned="1" table:style-name="ce104">
            <text:p>13. From 2010/11, 'other Class C' includes GBL, 1,4-Butanediol, oripavine and BZP, which became controlled drugs in December 2009. From 2012/13, it also includes phenazepam, which became a controlled substance in June 2012.</text:p>
          </table:table-cell>
          <table:covered-table-cell table:number-columns-repeated="17"/>
          <table:table-cell table:style-name="ce91"/>
          <table:table-cell table:style-name="ce99"/>
          <table:table-cell table:number-columns-repeated="16364" table:style-name="ce92"/>
        </table:table-row>
        <table:table-row table:style-name="ro8">
          <table:table-cell office:value-type="string" table:number-columns-spanned="18" table:number-rows-spanned="1" table:style-name="ce109">
            <text:p>14. Includes data from Her Majesty's Revenue and Customs (HMRC) up to and including 2010/11. Seizures from joint operations involving Border Force and the police are recorded against the lead agency that takes possession of the seized drugs.<text:s/></text:p>
          </table:table-cell>
          <table:covered-table-cell table:number-columns-repeated="17"/>
          <table:table-cell table:style-name="ce91"/>
          <table:table-cell table:number-columns-repeated="16365" table:style-name="ce92"/>
        </table:table-row>
        <table:table-row table:style-name="ro8">
          <table:table-cell office:value-type="string" table:number-columns-spanned="18" table:number-rows-spanned="1" table:style-name="ce104">
            <text:p>15. Seizures of methadone could not be separately identified from the Border Force’s recording system from 2010/11. They are instead included within the ‘other Class A’ total.</text:p>
          </table:table-cell>
          <table:covered-table-cell table:number-columns-repeated="17"/>
          <table:table-cell table:style-name="ce91"/>
          <table:table-cell table:number-columns-repeated="16365" table:style-name="ce92"/>
        </table:table-row>
        <table:table-row table:style-name="ro13">
          <table:table-cell office:value-type="string" table:number-columns-spanned="18" table:number-rows-spanned="1" table:style-name="ce104">
            <text:p>16. <text:s/>Seizures of barbiturates could not be separately identified from the Border Force’s recording system from 2010/11. They are instead included within the ‘other Class B’ total.</text:p>
          </table:table-cell>
          <table:covered-table-cell table:number-columns-repeated="17"/>
          <table:table-cell table:style-name="ce91"/>
          <table:table-cell table:number-columns-repeated="16365" table:style-name="ce18"/>
        </table:table-row>
        <table:table-row table:style-name="ro13">
          <table:table-cell office:value-type="string" table:number-columns-spanned="18" table:number-rows-spanned="1" table:style-name="ce104">
            <text:p>17. Seizures of benzodiazepines and temazepam could not be separately identified from the Border Force’s recording system from 2010/11. They are instead included within the ‘other Class C’ total.</text:p>
          </table:table-cell>
          <table:covered-table-cell table:number-columns-repeated="17"/>
          <table:table-cell table:style-name="ce91"/>
          <table:table-cell table:number-columns-repeated="16365" table:style-name="ce18"/>
        </table:table-row>
        <table:table-row table:style-name="ro13">
          <table:table-cell office:value-type="string" table:number-columns-spanned="18" table:number-rows-spanned="1" table:style-name="ce104">
            <text:p>18. Seizures of mephedrone could not be separately identified from the Border Force’s recording system until 2015/16. Prior to this they were instead included within the ‘other Class B’ total.</text:p>
          </table:table-cell>
          <table:covered-table-cell table:number-columns-repeated="17"/>
          <table:table-cell table:style-name="ce91"/>
          <table:table-cell table:number-columns-repeated="16365" table:style-name="ce18"/>
        </table:table-row>
        <table:table-row table:style-name="ro13">
          <table:table-cell office:value-type="string" table:number-columns-spanned="19" table:number-rows-spanned="1" table:style-name="ce104">
            <text:p>19. In 2017/18 Border Force resubmitted ketamine data for 2014/15, 2015/16 and 2016/17, therefore the figures for ketamine, All Class B and Total will differ from previous publications.</text:p>
          </table:table-cell>
          <table:covered-table-cell table:number-columns-repeated="18"/>
          <table:table-cell table:number-columns-repeated="16365" table:style-name="ce18"/>
        </table:table-row>
        <table:table-row table:style-name="ro13">
          <table:table-cell office:value-type="string" table:number-columns-spanned="19" table:number-rows-spanned="1" table:style-name="ce105">
            <text:p><text:s/>20. The ‘third generation’ of synthetic cannabinoids were controlled as Class B drugs in December 2016, therefore all synthetic cannabinoids are counted against 'Other Class B' for the entire time series shown</text:p>
          </table:table-cell>
          <table:covered-table-cell table:number-columns-repeated="18"/>
          <table:table-cell table:number-columns-repeated="16365" table:style-name="ce18"/>
        </table:table-row>
        <table:table-row table:style-name="ro6">
          <table:table-cell office:value-type="string" table:number-columns-spanned="19" table:number-rows-spanned="1" table:style-name="ce110">
            <text:p>21. In 2018/19 data revisions were provided for 2017/18 data by Avon and Somerset, Suffolk and South Yorkshire, therefore figures will differ from previous publications</text:p>
          </table:table-cell>
          <table:covered-table-cell table:number-columns-repeated="18"/>
          <table:table-cell table:number-columns-repeated="16365" table:style-name="ce18"/>
        </table:table-row>
        <table:table-row table:style-name="ro10">
          <table:table-cell office:value-type="string" table:number-columns-spanned="19" table:number-rows-spanned="1" table:style-name="ce110">
            <text:p>22. In 2018/19 data revisions were provided for 2006/07 data by Thames Valley, therefore figures will differ from previous publications</text:p>
          </table:table-cell>
          <table:covered-table-cell table:number-columns-repeated="18"/>
          <table:table-cell table:number-columns-repeated="16365"/>
        </table:table-row>
        <table:table-row table:style-name="ro5">
          <table:table-cell table:number-columns-repeated="18" table:style-name="ce18"/>
          <table:table-cell table:style-name="ce15"/>
          <table:table-cell table:number-columns-repeated="16365" table:style-name="ce18"/>
        </table:table-row>
        <table:table-row table:style-name="ro14">
          <table:table-cell office:value-type="string" table:number-columns-spanned="18" table:number-rows-spanned="1" table:style-name="ce104">
            <text:p>.. denotes data not available.</text:p>
          </table:table-cell>
          <table:covered-table-cell table:number-columns-repeated="17"/>
          <table:table-cell table:number-columns-repeated="16366" table:style-name="ce15"/>
        </table:table-row>
        <table:table-row table:style-name="ro13">
          <table:table-cell office:value-type="string" table:number-columns-spanned="18" table:number-rows-spanned="1" table:style-name="ce111">
            <text:p><text:s/>-00 denotes nil.</text:p>
          </table:table-cell>
          <table:covered-table-cell table:number-columns-repeated="17"/>
          <table:table-cell table:number-columns-repeated="16366" table:style-name="ce18"/>
        </table:table-row>
        <table:table-row table:style-name="ro8">
          <table:table-cell office:value-type="string" table:style-name="ce93">
            <text:p>* denotes data not applicable.</text:p>
          </table:table-cell>
          <table:table-cell table:style-name="ce93"/>
          <table:table-cell table:style-name="ce100"/>
          <table:table-cell table:number-columns-repeated="2" table:style-name="ce101"/>
          <table:table-cell table:number-columns-repeated="11" table:style-name="ce102"/>
          <table:table-cell table:style-name="ce103"/>
          <table:table-cell table:style-name="ce102"/>
          <table:table-cell table:number-columns-repeated="16366" table:style-name="ce15"/>
        </table:table-row>
        <table:table-row table:number-rows-repeated="5" table:style-name="ro10">
          <table:table-cell table:number-columns-repeated="16384"/>
        </table:table-row>
        <table:table-row table:style-name="ro10">
          <table:table-cell table:style-name="ce96"/>
          <table:table-cell table:style-name="ce57"/>
          <table:table-cell table:number-columns-repeated="10" table:style-name="ce15"/>
          <table:table-cell table:number-columns-repeated="2" table:style-name="ce16"/>
          <table:table-cell table:number-columns-repeated="3" table:style-name="ce15"/>
          <table:table-cell table:style-name="ce17"/>
          <table:table-cell table:number-columns-repeated="16366" table:style-name="ce15"/>
        </table:table-row>
        <table:table-row table:number-rows-repeated="3" table:style-name="ro10">
          <table:table-cell table:number-columns-repeated="16384" table:style-name="ce15"/>
        </table:table-row>
        <table:table-row table:number-rows-repeated="1048432" table:style-name="ro10">
          <table:table-cell table:number-columns-repeated="16384"/>
        </table:table-row>
      </table:table>
      <table:table table:name="Summary_Table_2" table:style-name="ta3">
        <table:table-column table:style-name="co16" table:default-cell-style-name="ce113"/>
        <table:table-column table:style-name="co17" table:default-cell-style-name="ce113"/>
        <table:table-column table:style-name="co18" table:default-cell-style-name="ce113"/>
        <table:table-column table:style-name="co8" table:number-columns-repeated="10" table:default-cell-style-name="ce113"/>
        <table:table-column table:style-name="co8" table:default-cell-style-name="ce114"/>
        <table:table-column table:style-name="co19" table:default-cell-style-name="ce114"/>
        <table:table-column table:style-name="co8" table:default-cell-style-name="ce113"/>
        <table:table-column table:style-name="co20" table:number-columns-repeated="2" table:default-cell-style-name="ce113"/>
        <table:table-column table:style-name="co8" table:default-cell-style-name="ce114"/>
        <table:table-column table:style-name="co21" table:number-columns-repeated="16365" table:default-cell-style-name="ce113"/>
        <table:table-row table:style-name="ro5">
          <table:table-cell office:value-type="string" table:style-name="ce112">
            <text:p>Summary Table 2 <text:s text:c="2"/>Quantity of drugs seized<text:s/><text:span text:style-name="T2">1, 2, 3</text:span><text:s/>by class, drug type and year, 2006/07 to 2018/19</text:p>
          </table:table-cell>
          <table:table-cell table:number-columns-repeated="2" table:style-name="ce112"/>
          <table:table-cell table:number-columns-repeated="10" table:style-name="ce113"/>
          <table:table-cell table:number-columns-repeated="2" table:style-name="ce114"/>
          <table:table-cell table:number-columns-repeated="3" table:style-name="ce113"/>
          <table:table-cell table:style-name="ce114"/>
          <table:table-cell table:number-columns-repeated="16365" table:style-name="ce113"/>
        </table:table-row>
        <table:table-row table:style-name="ro10">
          <table:table-cell table:number-columns-repeated="3" table:style-name="ce112"/>
          <table:table-cell table:number-columns-repeated="10" table:style-name="ce113"/>
          <table:table-cell table:number-columns-repeated="2" table:style-name="ce114"/>
          <table:table-cell table:number-columns-repeated="3" table:style-name="ce113"/>
          <table:table-cell table:style-name="ce114"/>
          <table:table-cell table:number-columns-repeated="16365" table:style-name="ce113"/>
        </table:table-row>
        <table:table-row table:style-name="ro5">
          <table:table-cell office:value-type="string" table:style-name="ce112">
            <text:p>2a: Quantity seized by police forces<text:s/><text:span text:style-name="T2">4</text:span></text:p>
          </table:table-cell>
          <table:table-cell table:number-columns-repeated="2" table:style-name="ce112"/>
          <table:table-cell table:number-columns-repeated="8" table:style-name="ce113"/>
          <table:table-cell table:style-name="ce114"/>
          <table:table-cell table:style-name="ce113"/>
          <table:table-cell table:number-columns-repeated="2" table:style-name="ce114"/>
          <table:table-cell table:style-name="ce113"/>
          <table:table-cell table:style-name="ce115"/>
          <table:table-cell table:style-name="ce113"/>
          <table:table-cell table:style-name="ce114"/>
          <table:table-cell table:number-columns-repeated="16365" table:style-name="ce113"/>
        </table:table-row>
        <table:table-row table:style-name="ro15">
          <table:table-cell office:value-type="string" table:style-name="ce116">
            <text:p>Drug class</text:p>
          </table:table-cell>
          <table:table-cell office:value-type="string" table:style-name="ce117">
            <text:p>Drug type</text:p>
          </table:table-cell>
          <table:table-cell office:value-type="string" table:style-name="ce117">
            <text:p>Unit<text:s/><text:span text:style-name="T2">12</text:span></text:p>
          </table:table-cell>
          <table:table-cell office:value-type="string" table:style-name="ce25">
            <text:p>2006/07<text:s/><text:span text:style-name="T2">20</text:span></text:p>
          </table:table-cell>
          <table:table-cell office:value-type="string" table:style-name="ce25">
            <text:p>2007/08</text:p>
          </table:table-cell>
          <table:table-cell office:value-type="string" table:style-name="ce25">
            <text:p>2008/09</text:p>
          </table:table-cell>
          <table:table-cell office:value-type="string" table:style-name="ce25">
            <text:p>2009/10</text:p>
          </table:table-cell>
          <table:table-cell office:value-type="string" table:style-name="ce25">
            <text:p>2010/11</text:p>
          </table:table-cell>
          <table:table-cell office:value-type="string" table:style-name="ce25">
            <text:p>2011/12</text:p>
          </table:table-cell>
          <table:table-cell office:value-type="string" table:style-name="ce29">
            <text:p>2012/13<text:span text:style-name="T2"><text:s/>5</text:span></text:p>
          </table:table-cell>
          <table:table-cell office:value-type="string" table:style-name="ce26">
            <text:p>2013/14<text:span text:style-name="T2"><text:s/>6</text:span></text:p>
          </table:table-cell>
          <table:table-cell office:value-type="string" table:style-name="ce26">
            <text:p>2014/15<text:span text:style-name="T2"><text:s/>7</text:span></text:p>
          </table:table-cell>
          <table:table-cell office:value-type="string" table:style-name="ce26">
            <text:p>2015/16<text:span text:style-name="T2"><text:s/>8</text:span></text:p>
          </table:table-cell>
          <table:table-cell office:value-type="string" table:style-name="ce27">
            <text:p>2016/17<text:span text:style-name="T2"><text:s/>9</text:span></text:p>
          </table:table-cell>
          <table:table-cell office:value-type="string" table:style-name="ce27">
            <text:p>2017/18<text:s/><text:span text:style-name="T2">9,19</text:span></text:p>
          </table:table-cell>
          <table:table-cell office:value-type="string" table:style-name="ce28">
            <text:p>2018/19<text:s/><text:span text:style-name="T2">10</text:span></text:p>
          </table:table-cell>
          <table:table-cell office:value-type="string" table:style-name="ce28">
            <text:p>% change</text:p>
            <text:p>2017/18 to 18/19</text:p>
          </table:table-cell>
          <table:table-cell office:value-type="string" table:style-name="ce29">
            <text:p>2017/18 (excl. estimated forces)</text:p>
          </table:table-cell>
          <table:table-cell office:value-type="string" table:style-name="ce29">
            <text:p>2018/19 (excl. estimated forces)</text:p>
          </table:table-cell>
          <table:table-cell office:value-type="string" table:style-name="ce30">
            <text:p>% change 2017/18 to 2018/19 (excl. estimated forces)</text:p>
          </table:table-cell>
          <table:table-cell table:number-columns-repeated="16364" table:style-name="ce112"/>
        </table:table-row>
        <table:table-row table:style-name="ro5">
          <table:table-cell table:style-name="ce118"/>
          <table:table-cell table:number-columns-repeated="12" table:style-name="ce113"/>
          <table:table-cell table:number-columns-repeated="2" table:style-name="ce114"/>
          <table:table-cell table:number-columns-repeated="2" table:style-name="ce119"/>
          <table:table-cell table:number-columns-repeated="2" table:style-name="ce113"/>
          <table:table-cell table:style-name="ce114"/>
          <table:table-cell table:number-columns-repeated="16364"/>
        </table:table-row>
        <table:table-row table:style-name="ro5">
          <table:table-cell office:value-type="string" table:style-name="ce120">
            <text:p>Class A</text:p>
          </table:table-cell>
          <table:table-cell office:value-type="string" table:style-name="ce121">
            <text:p>Cocaine</text:p>
          </table:table-cell>
          <table:table-cell office:value-type="string" table:style-name="ce122">
            <text:p>kg</text:p>
          </table:table-cell>
          <table:table-cell office:value-type="float" office:value="951.41905193215234" table:style-name="ce15">
            <text:p><text:s/>951<text:s/></text:p>
          </table:table-cell>
          <table:table-cell office:value-type="float" office:value="380.59412723300022" table:style-name="ce15">
            <text:p><text:s/>381<text:s/></text:p>
          </table:table-cell>
          <table:table-cell office:value-type="float" office:value="407.74665100530012" table:style-name="ce15">
            <text:p><text:s/>408<text:s/></text:p>
          </table:table-cell>
          <table:table-cell office:value-type="float" office:value="646.16546261700023" table:style-name="ce15">
            <text:p><text:s/>646<text:s/></text:p>
          </table:table-cell>
          <table:table-cell office:value-type="float" office:value="867.817945065" table:style-name="ce15">
            <text:p><text:s/>868<text:s/></text:p>
          </table:table-cell>
          <table:table-cell office:value-type="float" office:value="527.97276725000017" table:style-name="ce15">
            <text:p><text:s/>528<text:s/></text:p>
          </table:table-cell>
          <table:table-cell office:value-type="float" office:value="622.17937691000043" table:style-name="ce15">
            <text:p><text:s/>622<text:s/></text:p>
          </table:table-cell>
          <table:table-cell office:value-type="float" office:value="582.36851716599801" table:style-name="ce15">
            <text:p><text:s/>582<text:s/></text:p>
          </table:table-cell>
          <table:table-cell office:value-type="float" office:value="696.36997052961328" table:style-name="ce15">
            <text:p><text:s/>696<text:s/></text:p>
          </table:table-cell>
          <table:table-cell office:value-type="float" office:value="710.45293651200041" table:style-name="ce15">
            <text:p><text:s/>710<text:s/></text:p>
          </table:table-cell>
          <table:table-cell office:value-type="float" office:value="1012.6523021869998" table:style-name="ce15">
            <text:p><text:s/>1,013<text:s/></text:p>
          </table:table-cell>
          <table:table-cell office:value-type="float" office:value="678.34747665100008" table:style-name="ce15">
            <text:p><text:s/>678<text:s/></text:p>
          </table:table-cell>
          <table:table-cell office:value-type="float" office:value="764.5118378456001" table:style-name="ce20">
            <text:p><text:s/>765<text:s/></text:p>
          </table:table-cell>
          <table:table-cell office:value-type="float" office:value="12.702097989660599" table:style-name="ce68">
            <text:p><text:s/>13<text:s/></text:p>
          </table:table-cell>
          <table:table-cell office:value-type="float" office:value="675.34747665100008" table:style-name="ce15">
            <text:p><text:s/>675<text:s/></text:p>
          </table:table-cell>
          <table:table-cell office:value-type="float" office:value="757.5118378456001" table:style-name="ce15">
            <text:p><text:s/>758<text:s/></text:p>
          </table:table-cell>
          <table:table-cell office:value-type="float" office:value="12.166235017571569" table:style-name="ce15">
            <text:p><text:s/>12<text:s/></text:p>
          </table:table-cell>
          <table:table-cell table:number-columns-repeated="16364" table:style-name="ce118"/>
        </table:table-row>
        <table:table-row table:style-name="ro5">
          <table:table-cell table:style-name="ce118"/>
          <table:table-cell office:value-type="string" table:style-name="ce121">
            <text:p>Crack</text:p>
          </table:table-cell>
          <table:table-cell office:value-type="string" table:style-name="ce122">
            <text:p>kg</text:p>
          </table:table-cell>
          <table:table-cell office:value-type="float" office:value="44.632060837200015" table:style-name="ce15">
            <text:p><text:s/>45<text:s/></text:p>
          </table:table-cell>
          <table:table-cell office:value-type="float" office:value="34.162802613000018" table:style-name="ce15">
            <text:p><text:s/>34<text:s/></text:p>
          </table:table-cell>
          <table:table-cell office:value-type="float" office:value="28.826746819000014" table:style-name="ce15">
            <text:p><text:s/>29<text:s/></text:p>
          </table:table-cell>
          <table:table-cell office:value-type="float" office:value="59.090538647000024" table:style-name="ce15">
            <text:p><text:s/>59<text:s/></text:p>
          </table:table-cell>
          <table:table-cell office:value-type="float" office:value="36.071464780000021" table:style-name="ce15">
            <text:p><text:s/>36<text:s/></text:p>
          </table:table-cell>
          <table:table-cell office:value-type="float" office:value="30.65719402600001" table:style-name="ce15">
            <text:p><text:s/>31<text:s/></text:p>
          </table:table-cell>
          <table:table-cell office:value-type="float" office:value="34.084208288000006" table:style-name="ce15">
            <text:p><text:s/>34<text:s/></text:p>
          </table:table-cell>
          <table:table-cell office:value-type="float" office:value="47.46676062200001" table:style-name="ce15">
            <text:p><text:s/>47<text:s/></text:p>
          </table:table-cell>
          <table:table-cell office:value-type="float" office:value="31.692358063000007" table:style-name="ce15">
            <text:p><text:s/>32<text:s/></text:p>
          </table:table-cell>
          <table:table-cell office:value-type="float" office:value="40.985362583000011" table:style-name="ce15">
            <text:p><text:s/>41<text:s/></text:p>
          </table:table-cell>
          <table:table-cell office:value-type="float" office:value="37.891441928000013" table:style-name="ce15">
            <text:p><text:s/>38<text:s/></text:p>
          </table:table-cell>
          <table:table-cell office:value-type="float" office:value="36.255368865000015" table:style-name="ce15">
            <text:p><text:s/>36<text:s/></text:p>
          </table:table-cell>
          <table:table-cell office:value-type="float" office:value="62.631268892500032" table:style-name="ce20">
            <text:p><text:s/>63<text:s/></text:p>
          </table:table-cell>
          <table:table-cell office:value-type="float" office:value="72.750328718797334" table:style-name="ce68">
            <text:p><text:s/>73<text:s/></text:p>
          </table:table-cell>
          <table:table-cell office:value-type="float" office:value="36.255368865000015" table:style-name="ce15">
            <text:p><text:s/>36<text:s/></text:p>
          </table:table-cell>
          <table:table-cell office:value-type="float" office:value="62.631268892500032" table:style-name="ce15">
            <text:p><text:s/>63<text:s/></text:p>
          </table:table-cell>
          <table:table-cell office:value-type="float" office:value="72.750328718797334" table:style-name="ce15">
            <text:p><text:s/>73<text:s/></text:p>
          </table:table-cell>
          <table:table-cell table:number-columns-repeated="16364" table:style-name="ce118"/>
        </table:table-row>
        <table:table-row table:style-name="ro5">
          <table:table-cell table:style-name="ce118"/>
          <table:table-cell office:value-type="string" table:style-name="ce121">
            <text:p>Ecstasy</text:p>
          </table:table-cell>
          <table:table-cell office:value-type="string" table:style-name="ce122">
            <text:p>dose (000s)</text:p>
          </table:table-cell>
          <table:table-cell office:value-type="float" office:value="1816.0191485664004" table:style-name="ce15">
            <text:p><text:s/>1,816<text:s/></text:p>
          </table:table-cell>
          <table:table-cell office:value-type="float" office:value="406.03111626799989" table:style-name="ce15">
            <text:p><text:s/>406<text:s/></text:p>
          </table:table-cell>
          <table:table-cell office:value-type="float" office:value="331.88185880000003" table:style-name="ce15">
            <text:p><text:s/>332<text:s/></text:p>
          </table:table-cell>
          <table:table-cell office:value-type="float" office:value="167.21970087200003" table:style-name="ce15">
            <text:p><text:s/>167<text:s/></text:p>
          </table:table-cell>
          <table:table-cell office:value-type="float" office:value="410.59982936400013" table:style-name="ce15">
            <text:p><text:s/>411<text:s/></text:p>
          </table:table-cell>
          <table:table-cell office:value-type="float" office:value="264.19632940000002" table:style-name="ce15">
            <text:p><text:s/>264<text:s/></text:p>
          </table:table-cell>
          <table:table-cell office:value-type="float" office:value="336.52182574000005" table:style-name="ce15">
            <text:p><text:s/>337<text:s/></text:p>
          </table:table-cell>
          <table:table-cell office:value-type="float" office:value="1026.6342492800002" table:style-name="ce15">
            <text:p><text:s/>1,027<text:s/></text:p>
          </table:table-cell>
          <table:table-cell office:value-type="float" office:value="199.12956199999999" table:style-name="ce15">
            <text:p><text:s/>199<text:s/></text:p>
          </table:table-cell>
          <table:table-cell office:value-type="float" office:value="258.59373353599995" table:style-name="ce15">
            <text:p><text:s/>259<text:s/></text:p>
          </table:table-cell>
          <table:table-cell office:value-type="float" office:value="233.70028279999997" table:style-name="ce15">
            <text:p><text:s/>234<text:s/></text:p>
          </table:table-cell>
          <table:table-cell office:value-type="float" office:value="215.66972886400001" table:style-name="ce15">
            <text:p><text:s/>216<text:s/></text:p>
          </table:table-cell>
          <table:table-cell office:value-type="float" office:value="345.19920210399999" table:style-name="ce20">
            <text:p><text:s/>345<text:s/></text:p>
          </table:table-cell>
          <table:table-cell office:value-type="float" office:value="60.059181194445912" table:style-name="ce68">
            <text:p><text:s/>60<text:s/></text:p>
          </table:table-cell>
          <table:table-cell office:value-type="float" office:value="213.40272886400001" table:style-name="ce15">
            <text:p><text:s/>213<text:s/></text:p>
          </table:table-cell>
          <table:table-cell office:value-type="float" office:value="341.56820210400002" table:style-name="ce15">
            <text:p><text:s/>342<text:s/></text:p>
          </table:table-cell>
          <table:table-cell office:value-type="float" office:value="60.058029211837734" table:style-name="ce15">
            <text:p><text:s/>60<text:s/></text:p>
          </table:table-cell>
          <table:table-cell table:number-columns-repeated="16364" table:style-name="ce118"/>
        </table:table-row>
        <table:table-row table:style-name="ro5">
          <table:table-cell table:style-name="ce118"/>
          <table:table-cell office:value-type="string" table:style-name="ce121">
            <text:p>Heroin</text:p>
          </table:table-cell>
          <table:table-cell office:value-type="string" table:style-name="ce122">
            <text:p>kg</text:p>
          </table:table-cell>
          <table:table-cell office:value-type="float" office:value="473.33516152439984" table:style-name="ce15">
            <text:p><text:s/>473<text:s/></text:p>
          </table:table-cell>
          <table:table-cell office:value-type="float" office:value="345.7175240659999" table:style-name="ce15">
            <text:p><text:s/>346<text:s/></text:p>
          </table:table-cell>
          <table:table-cell office:value-type="float" office:value="517.47384513699956" table:style-name="ce15">
            <text:p><text:s/>517<text:s/></text:p>
          </table:table-cell>
          <table:table-cell office:value-type="float" office:value="686.80250315399996" table:style-name="ce15">
            <text:p><text:s/>687<text:s/></text:p>
          </table:table-cell>
          <table:table-cell office:value-type="float" office:value="311.35119672000002" table:style-name="ce15">
            <text:p><text:s/>311<text:s/></text:p>
          </table:table-cell>
          <table:table-cell office:value-type="float" office:value="225.50338233099995" table:style-name="ce15">
            <text:p><text:s/>226<text:s/></text:p>
          </table:table-cell>
          <table:table-cell office:value-type="float" office:value="306.96382781500006" table:style-name="ce15">
            <text:p><text:s/>307<text:s/></text:p>
          </table:table-cell>
          <table:table-cell office:value-type="float" office:value="256.32769547599997" table:style-name="ce15">
            <text:p><text:s/>256<text:s/></text:p>
          </table:table-cell>
          <table:table-cell office:value-type="float" office:value="468.54343294800015" table:style-name="ce15">
            <text:p><text:s/>469<text:s/></text:p>
          </table:table-cell>
          <table:table-cell office:value-type="float" office:value="273.59307847399992" table:style-name="ce15">
            <text:p><text:s/>274<text:s/></text:p>
          </table:table-cell>
          <table:table-cell office:value-type="float" office:value="245.31459888700002" table:style-name="ce15">
            <text:p><text:s/>245<text:s/></text:p>
          </table:table-cell>
          <table:table-cell office:value-type="float" office:value="340.09304063399992" table:style-name="ce15">
            <text:p><text:s/>340<text:s/></text:p>
          </table:table-cell>
          <table:table-cell office:value-type="float" office:value="266.49430746620004" table:style-name="ce20">
            <text:p><text:s/>266<text:s/></text:p>
          </table:table-cell>
          <table:table-cell office:value-type="float" office:value="-21.640764253981047" table:style-name="ce68">
            <text:p>-22<text:s/></text:p>
          </table:table-cell>
          <table:table-cell office:value-type="float" office:value="340.09304063399992" table:style-name="ce15">
            <text:p><text:s/>340<text:s/></text:p>
          </table:table-cell>
          <table:table-cell office:value-type="float" office:value="257.49430746620004" table:style-name="ce15">
            <text:p><text:s/>257<text:s/></text:p>
          </table:table-cell>
          <table:table-cell office:value-type="float" office:value="-24.287098910880299" table:style-name="ce15">
            <text:p>-24<text:s/></text:p>
          </table:table-cell>
          <table:table-cell table:number-columns-repeated="16364" table:style-name="ce118"/>
        </table:table-row>
        <table:table-row table:style-name="ro5">
          <table:table-cell table:style-name="ce118"/>
          <table:table-cell office:value-type="string" table:style-name="ce121">
            <text:p>LSD<text:span text:style-name="T3"><text:s/>3</text:span></text:p>
          </table:table-cell>
          <table:table-cell office:value-type="string" table:style-name="ce122">
            <text:p>dose (000s)</text:p>
          </table:table-cell>
          <table:table-cell office:value-type="float" office:value="38.998020000000004" table:style-name="ce15">
            <text:p><text:s/>39<text:s/></text:p>
          </table:table-cell>
          <table:table-cell office:value-type="float" office:value="5.4660000000000011" table:style-name="ce15">
            <text:p><text:s/>5<text:s/></text:p>
          </table:table-cell>
          <table:table-cell office:value-type="float" office:value="19.123999999999999" table:style-name="ce15">
            <text:p><text:s/>19<text:s/></text:p>
          </table:table-cell>
          <table:table-cell office:value-type="float" office:value="3.6559999999999988" table:style-name="ce15">
            <text:p><text:s/>4<text:s/></text:p>
          </table:table-cell>
          <table:table-cell office:value-type="float" office:value="5.320999999999998" table:style-name="ce15">
            <text:p><text:s/>5<text:s/></text:p>
          </table:table-cell>
          <table:table-cell office:value-type="float" office:value="4.802999999999999" table:style-name="ce15">
            <text:p><text:s/>5<text:s/></text:p>
          </table:table-cell>
          <table:table-cell office:value-type="float" office:value="3.4819999999999998" table:style-name="ce15">
            <text:p><text:s/>3<text:s/></text:p>
          </table:table-cell>
          <table:table-cell office:value-type="float" office:value="0.84620000000000017" table:style-name="ce15">
            <text:p><text:s/>1<text:s/></text:p>
          </table:table-cell>
          <table:table-cell office:value-type="float" office:value="3.4029999999999996" table:style-name="ce15">
            <text:p><text:s/>3<text:s/></text:p>
          </table:table-cell>
          <table:table-cell office:value-type="float" office:value="2.1419999999999995" table:style-name="ce15">
            <text:p><text:s/>2<text:s/></text:p>
          </table:table-cell>
          <table:table-cell office:value-type="float" office:value="1.1160000000000001" table:style-name="ce15">
            <text:p><text:s/>1<text:s/></text:p>
          </table:table-cell>
          <table:table-cell office:value-type="float" office:value="2.1789999999999989" table:style-name="ce15">
            <text:p><text:s/>2<text:s/></text:p>
          </table:table-cell>
          <table:table-cell office:value-type="float" office:value="5.9171000000000014" table:style-name="ce20">
            <text:p><text:s/>6<text:s/></text:p>
          </table:table-cell>
          <table:table-cell office:value-type="float" office:value="171.55117026158808" table:style-name="ce68">
            <text:p><text:s/>172<text:s/></text:p>
          </table:table-cell>
          <table:table-cell office:value-type="float" office:value="2.1749999999999989" table:style-name="ce15">
            <text:p><text:s/>2<text:s/></text:p>
          </table:table-cell>
          <table:table-cell office:value-type="float" office:value="5.9061000000000012" table:style-name="ce15">
            <text:p><text:s/>6<text:s/></text:p>
          </table:table-cell>
          <table:table-cell office:value-type="float" office:value="171.54482758620708" table:style-name="ce15">
            <text:p><text:s/>172<text:s/></text:p>
          </table:table-cell>
          <table:table-cell table:number-columns-repeated="16364" table:style-name="ce118"/>
        </table:table-row>
        <table:table-row table:style-name="ro5">
          <table:table-cell table:style-name="ce118"/>
          <table:table-cell office:value-type="string" table:style-name="ce121">
            <text:p>Methadone</text:p>
          </table:table-cell>
          <table:table-cell office:value-type="string" table:style-name="ce122">
            <text:p>dose (000s)</text:p>
          </table:table-cell>
          <table:table-cell office:value-type="float" office:value="96.217748999999969" table:style-name="ce15">
            <text:p><text:s/>96<text:s/></text:p>
          </table:table-cell>
          <table:table-cell office:value-type="float" office:value="100.66016090000001" table:style-name="ce15">
            <text:p><text:s/>101<text:s/></text:p>
          </table:table-cell>
          <table:table-cell office:value-type="float" office:value="205.47296469999998" table:style-name="ce15">
            <text:p><text:s/>205<text:s/></text:p>
          </table:table-cell>
          <table:table-cell office:value-type="float" office:value="149.78781749999996" table:style-name="ce15">
            <text:p><text:s/>150<text:s/></text:p>
          </table:table-cell>
          <table:table-cell office:value-type="float" office:value="172.4191399" table:style-name="ce15">
            <text:p><text:s/>172<text:s/></text:p>
          </table:table-cell>
          <table:table-cell office:value-type="float" office:value="84.929620070999988" table:style-name="ce15">
            <text:p><text:s/>85<text:s/></text:p>
          </table:table-cell>
          <table:table-cell office:value-type="float" office:value="102.03001005499999" table:style-name="ce15">
            <text:p><text:s/>102<text:s/></text:p>
          </table:table-cell>
          <table:table-cell office:value-type="float" office:value="75.356722400000038" table:style-name="ce15">
            <text:p><text:s/>75<text:s/></text:p>
          </table:table-cell>
          <table:table-cell office:value-type="float" office:value="59.637835000000024" table:style-name="ce15">
            <text:p><text:s/>60<text:s/></text:p>
          </table:table-cell>
          <table:table-cell office:value-type="float" office:value="47.469251999999997" table:style-name="ce15">
            <text:p><text:s/>47<text:s/></text:p>
          </table:table-cell>
          <table:table-cell office:value-type="float" office:value="56.274718" table:style-name="ce15">
            <text:p><text:s/>56<text:s/></text:p>
          </table:table-cell>
          <table:table-cell office:value-type="float" office:value="53.188842999999991" table:style-name="ce15">
            <text:p><text:s/>53<text:s/></text:p>
          </table:table-cell>
          <table:table-cell office:value-type="float" office:value="30.303169" table:style-name="ce20">
            <text:p><text:s/>30<text:s/></text:p>
          </table:table-cell>
          <table:table-cell office:value-type="float" office:value="-43.027207792431199" table:style-name="ce68">
            <text:p>-43<text:s/></text:p>
          </table:table-cell>
          <table:table-cell office:value-type="float" office:value="53.180842999999989" table:style-name="ce15">
            <text:p><text:s/>53<text:s/></text:p>
          </table:table-cell>
          <table:table-cell office:value-type="float" office:value="30.298169000000001" table:style-name="ce15">
            <text:p><text:s/>30<text:s/></text:p>
          </table:table-cell>
          <table:table-cell office:value-type="float" office:value="-43.028039250900918" table:style-name="ce15">
            <text:p>-43<text:s/></text:p>
          </table:table-cell>
          <table:table-cell table:number-columns-repeated="16364" table:style-name="ce118"/>
        </table:table-row>
        <table:table-row table:style-name="ro5">
          <table:table-cell table:style-name="ce118"/>
          <table:table-cell office:value-type="string" table:style-name="ce121">
            <text:p>Morphine</text:p>
          </table:table-cell>
          <table:table-cell office:value-type="string" table:style-name="ce122">
            <text:p>dose (000s)</text:p>
          </table:table-cell>
          <table:table-cell office:value-type="float" office:value="3.3920210809999993" table:style-name="ce15">
            <text:p><text:s/>3<text:s/></text:p>
          </table:table-cell>
          <table:table-cell office:value-type="float" office:value="5.0747661650079987" table:style-name="ce15">
            <text:p><text:s/>5<text:s/></text:p>
          </table:table-cell>
          <table:table-cell office:value-type="float" office:value="3.0995636399999986" table:style-name="ce15">
            <text:p><text:s/>3<text:s/></text:p>
          </table:table-cell>
          <table:table-cell office:value-type="float" office:value="5.971554748" table:style-name="ce15">
            <text:p><text:s/>6<text:s/></text:p>
          </table:table-cell>
          <table:table-cell office:value-type="float" office:value="7.3980198720339985" table:style-name="ce15">
            <text:p><text:s/>7<text:s/></text:p>
          </table:table-cell>
          <table:table-cell office:value-type="float" office:value="39.431897982033007" table:style-name="ce15">
            <text:p><text:s/>39<text:s/></text:p>
          </table:table-cell>
          <table:table-cell office:value-type="float" office:value="6.4608316280000011" table:style-name="ce15">
            <text:p><text:s/>6<text:s/></text:p>
          </table:table-cell>
          <table:table-cell office:value-type="float" office:value="5.8635599269999998" table:style-name="ce15">
            <text:p><text:s/>6<text:s/></text:p>
          </table:table-cell>
          <table:table-cell office:value-type="float" office:value="5.4518037057800006" table:style-name="ce15">
            <text:p><text:s/>5<text:s/></text:p>
          </table:table-cell>
          <table:table-cell office:value-type="float" office:value="6.4926035849999986" table:style-name="ce15">
            <text:p><text:s/>6<text:s/></text:p>
          </table:table-cell>
          <table:table-cell office:value-type="float" office:value="7.9069188967399997" table:style-name="ce15">
            <text:p><text:s/>8<text:s/></text:p>
          </table:table-cell>
          <table:table-cell office:value-type="float" office:value="8.8916590890000027" table:style-name="ce15">
            <text:p><text:s/>9<text:s/></text:p>
          </table:table-cell>
          <table:table-cell office:value-type="float" office:value="21.4879754922" table:style-name="ce20">
            <text:p><text:s/>21<text:s/></text:p>
          </table:table-cell>
          <table:table-cell office:value-type="float" office:value="141.66441017495913" table:style-name="ce68">
            <text:p><text:s/>142<text:s/></text:p>
          </table:table-cell>
          <table:table-cell office:value-type="float" office:value="8.8886590890000026" table:style-name="ce15">
            <text:p><text:s/>9<text:s/></text:p>
          </table:table-cell>
          <table:table-cell office:value-type="float" office:value="21.480975492199999" table:style-name="ce15">
            <text:p><text:s/>21<text:s/></text:p>
          </table:table-cell>
          <table:table-cell office:value-type="float" office:value="141.66722198608545" table:style-name="ce15">
            <text:p><text:s/>142<text:s/></text:p>
          </table:table-cell>
          <table:table-cell table:number-columns-repeated="16364" table:style-name="ce118"/>
        </table:table-row>
        <table:table-row table:style-name="ro5">
          <table:table-cell table:style-name="ce118"/>
          <table:table-cell table:style-name="ce121"/>
          <table:table-cell table:style-name="ce122"/>
          <table:table-cell table:number-columns-repeated="12" table:style-name="ce15"/>
          <table:table-cell table:style-name="ce20"/>
          <table:table-cell table:style-name="ce68"/>
          <table:table-cell table:number-columns-repeated="3" table:style-name="ce15"/>
          <table:table-cell table:number-columns-repeated="16364" table:style-name="ce118"/>
        </table:table-row>
        <table:table-row table:style-name="ro5">
          <table:table-cell office:value-type="string" table:style-name="ce120">
            <text:p>Class B</text:p>
          </table:table-cell>
          <table:table-cell office:value-type="string" table:style-name="ce123">
            <text:p>Herbal cannabis<text:s/><text:span text:style-name="T3">14</text:span></text:p>
          </table:table-cell>
          <table:table-cell office:value-type="string" table:style-name="ce122">
            <text:p>kg</text:p>
          </table:table-cell>
          <table:table-cell office:value-type="float" office:value="2731.0481047079625" table:style-name="ce15">
            <text:p><text:s/>2,731<text:s/></text:p>
          </table:table-cell>
          <table:table-cell office:value-type="float" office:value="3072.5709545870982" table:style-name="ce15">
            <text:p><text:s/>3,073<text:s/></text:p>
          </table:table-cell>
          <table:table-cell office:value-type="float" office:value="4454.2250049075619" table:style-name="ce15">
            <text:p><text:s/>4,454<text:s/></text:p>
          </table:table-cell>
          <table:table-cell office:value-type="float" office:value="4697.4226253536881" table:style-name="ce15">
            <text:p><text:s/>4,697<text:s/></text:p>
          </table:table-cell>
          <table:table-cell office:value-type="float" office:value="7096.5528749600053" table:style-name="ce15">
            <text:p><text:s/>7,097<text:s/></text:p>
          </table:table-cell>
          <table:table-cell office:value-type="float" office:value="4624.0054044840153" table:style-name="ce15">
            <text:p><text:s/>4,624<text:s/></text:p>
          </table:table-cell>
          <table:table-cell office:value-type="float" office:value="3874.7510930028293" table:style-name="ce15">
            <text:p><text:s/>3,875<text:s/></text:p>
          </table:table-cell>
          <table:table-cell office:value-type="float" office:value="4957.4675341110433" table:style-name="ce15">
            <text:p><text:s/>4,957<text:s/></text:p>
          </table:table-cell>
          <table:table-cell office:value-type="float" office:value="4647.5065515793331" table:style-name="ce15">
            <text:p><text:s/>4,648<text:s/></text:p>
          </table:table-cell>
          <table:table-cell office:value-type="float" office:value="3360.7297934054845" table:style-name="ce15">
            <text:p><text:s/>3,361<text:s/></text:p>
          </table:table-cell>
          <table:table-cell office:value-type="float" office:value="3491.59868458968" table:style-name="ce15">
            <text:p><text:s/>3,492<text:s/></text:p>
          </table:table-cell>
          <table:table-cell office:value-type="float" office:value="3084.5116560362339" table:style-name="ce15">
            <text:p><text:s/>3,085<text:s/></text:p>
          </table:table-cell>
          <table:table-cell office:value-type="float" office:value="5046.0245626039759" table:style-name="ce20">
            <text:p><text:s/>5,046<text:s/></text:p>
          </table:table-cell>
          <table:table-cell office:value-type="float" office:value="63.592332443586663" table:style-name="ce68">
            <text:p><text:s/>64<text:s/></text:p>
          </table:table-cell>
          <table:table-cell office:value-type="float" office:value="3067.5116560362339" table:style-name="ce15">
            <text:p><text:s/>3,068<text:s/></text:p>
          </table:table-cell>
          <table:table-cell office:value-type="float" office:value="4973.024562603975" table:style-name="ce15">
            <text:p><text:s/>4,973<text:s/></text:p>
          </table:table-cell>
          <table:table-cell office:value-type="float" office:value="62.119174113587562" table:style-name="ce15">
            <text:p><text:s/>62<text:s/></text:p>
          </table:table-cell>
          <table:table-cell table:number-columns-repeated="16364"/>
        </table:table-row>
        <table:table-row table:style-name="ro5">
          <table:table-cell table:style-name="ce118"/>
          <table:table-cell office:value-type="string" table:style-name="ce123">
            <text:p>Cannabis resin<text:s/><text:span text:style-name="T3">14</text:span></text:p>
          </table:table-cell>
          <table:table-cell office:value-type="string" table:style-name="ce122">
            <text:p>kg</text:p>
          </table:table-cell>
          <table:table-cell office:value-type="float" office:value="2304.9420817939144" table:style-name="ce15">
            <text:p><text:s/>2,305<text:s/></text:p>
          </table:table-cell>
          <table:table-cell office:value-type="float" office:value="2631.8264620558521" table:style-name="ce15">
            <text:p><text:s/>2,632<text:s/></text:p>
          </table:table-cell>
          <table:table-cell office:value-type="float" office:value="6082.8769692590076" table:style-name="ce15">
            <text:p><text:s/>6,083<text:s/></text:p>
          </table:table-cell>
          <table:table-cell office:value-type="float" office:value="1409.7418991199986" table:style-name="ce15">
            <text:p><text:s/>1,410<text:s/></text:p>
          </table:table-cell>
          <table:table-cell office:value-type="float" office:value="3314.8891208269924" table:style-name="ce15">
            <text:p><text:s/>3,315<text:s/></text:p>
          </table:table-cell>
          <table:table-cell office:value-type="float" office:value="3911.9860008319997" table:style-name="ce15">
            <text:p><text:s/>3,912<text:s/></text:p>
          </table:table-cell>
          <table:table-cell office:value-type="float" office:value="4161.6691291160014" table:style-name="ce15">
            <text:p><text:s/>4,162<text:s/></text:p>
          </table:table-cell>
          <table:table-cell office:value-type="float" office:value="473.28259950099988" table:style-name="ce15">
            <text:p><text:s/>473<text:s/></text:p>
          </table:table-cell>
          <table:table-cell office:value-type="float" office:value="668.55846781399998" table:style-name="ce15">
            <text:p><text:s/>669<text:s/></text:p>
          </table:table-cell>
          <table:table-cell office:value-type="float" office:value="689.1971115279996" table:style-name="ce15">
            <text:p><text:s/>689<text:s/></text:p>
          </table:table-cell>
          <table:table-cell office:value-type="float" office:value="1423.2402329365013" table:style-name="ce15">
            <text:p><text:s/>1,423<text:s/></text:p>
          </table:table-cell>
          <table:table-cell office:value-type="float" office:value="655.04539674049965" table:style-name="ce15">
            <text:p><text:s/>655<text:s/></text:p>
          </table:table-cell>
          <table:table-cell office:value-type="float" office:value="456.61521029649981" table:style-name="ce20">
            <text:p><text:s/>457<text:s/></text:p>
          </table:table-cell>
          <table:table-cell office:value-type="float" office:value="-30.292585434747998" table:style-name="ce68">
            <text:p>-30<text:s/></text:p>
          </table:table-cell>
          <table:table-cell office:value-type="float" office:value="654.04539674049965" table:style-name="ce15">
            <text:p><text:s/>654<text:s/></text:p>
          </table:table-cell>
          <table:table-cell office:value-type="float" office:value="455.61521029649981" table:style-name="ce15">
            <text:p><text:s/>456<text:s/></text:p>
          </table:table-cell>
          <table:table-cell office:value-type="float" office:value="-30.338901157763122" table:style-name="ce15">
            <text:p>-30<text:s/></text:p>
          </table:table-cell>
          <table:table-cell table:number-columns-repeated="16364"/>
        </table:table-row>
        <table:table-row table:style-name="ro5">
          <table:table-cell table:style-name="ce118"/>
          <table:table-cell office:value-type="string" table:style-name="ce123">
            <text:p>Cannabis plants<text:s/><text:span text:style-name="T3">14</text:span></text:p>
          </table:table-cell>
          <table:table-cell office:value-type="string" table:style-name="ce122">
            <text:p>plant</text:p>
          </table:table-cell>
          <table:table-cell office:value-type="float" office:value="344360" table:style-name="ce15">
            <text:p><text:s/>344,360<text:s/></text:p>
          </table:table-cell>
          <table:table-cell office:value-type="float" office:value="508460" table:style-name="ce15">
            <text:p><text:s/>508,460<text:s/></text:p>
          </table:table-cell>
          <table:table-cell office:value-type="float" office:value="643510" table:style-name="ce15">
            <text:p><text:s/>643,510<text:s/></text:p>
          </table:table-cell>
          <table:table-cell office:value-type="float" office:value="758943" table:style-name="ce15">
            <text:p><text:s/>758,943<text:s/></text:p>
          </table:table-cell>
          <table:table-cell office:value-type="float" office:value="729584" table:style-name="ce15">
            <text:p><text:s/>729,584<text:s/></text:p>
          </table:table-cell>
          <table:table-cell office:value-type="float" office:value="639227" table:style-name="ce15">
            <text:p><text:s/>639,227<text:s/></text:p>
          </table:table-cell>
          <table:table-cell office:value-type="float" office:value="516661" table:style-name="ce15">
            <text:p><text:s/>516,661<text:s/></text:p>
          </table:table-cell>
          <table:table-cell office:value-type="float" office:value="458061" table:style-name="ce15">
            <text:p><text:s/>458,061<text:s/></text:p>
          </table:table-cell>
          <table:table-cell office:value-type="float" office:value="366841" table:style-name="ce15">
            <text:p><text:s/>366,841<text:s/></text:p>
          </table:table-cell>
          <table:table-cell office:value-type="float" office:value="393700" table:style-name="ce15">
            <text:p><text:s/>393,700<text:s/></text:p>
          </table:table-cell>
          <table:table-cell office:value-type="float" office:value="318971" table:style-name="ce15">
            <text:p><text:s/>318,971<text:s/></text:p>
          </table:table-cell>
          <table:table-cell office:value-type="float" office:value="354506" table:style-name="ce15">
            <text:p><text:s/>354,506<text:s/></text:p>
          </table:table-cell>
          <table:table-cell office:value-type="float" office:value="395831" table:style-name="ce20">
            <text:p><text:s/>395,831<text:s/></text:p>
          </table:table-cell>
          <table:table-cell office:value-type="float" office:value="11.657066453036059" table:style-name="ce68">
            <text:p><text:s/>12<text:s/></text:p>
          </table:table-cell>
          <table:table-cell office:value-type="float" office:value="350044" table:style-name="ce15">
            <text:p><text:s/>350,044<text:s/></text:p>
          </table:table-cell>
          <table:table-cell office:value-type="float" office:value="381882" table:style-name="ce15">
            <text:p><text:s/>381,882<text:s/></text:p>
          </table:table-cell>
          <table:table-cell office:value-type="float" office:value="9.0954280033367141" table:style-name="ce15">
            <text:p><text:s/>9<text:s/></text:p>
          </table:table-cell>
          <table:table-cell table:number-columns-repeated="16364"/>
        </table:table-row>
        <table:table-row table:style-name="ro5">
          <table:table-cell table:style-name="ce118"/>
          <table:table-cell office:value-type="string" table:style-name="ce123">
            <text:p>Amphetamines</text:p>
          </table:table-cell>
          <table:table-cell office:value-type="string" table:style-name="ce122">
            <text:p>kg</text:p>
          </table:table-cell>
          <table:table-cell office:value-type="float" office:value="541.00341947990012" table:style-name="ce15">
            <text:p><text:s/>541<text:s/></text:p>
          </table:table-cell>
          <table:table-cell office:value-type="float" office:value="858.83404142302027" table:style-name="ce15">
            <text:p><text:s/>859<text:s/></text:p>
          </table:table-cell>
          <table:table-cell office:value-type="float" office:value="753.53792089599995" table:style-name="ce15">
            <text:p><text:s/>754<text:s/></text:p>
          </table:table-cell>
          <table:table-cell office:value-type="float" office:value="793.96758227299995" table:style-name="ce15">
            <text:p><text:s/>794<text:s/></text:p>
          </table:table-cell>
          <table:table-cell office:value-type="float" office:value="573.68780111799992" table:style-name="ce15">
            <text:p><text:s/>574<text:s/></text:p>
          </table:table-cell>
          <table:table-cell office:value-type="float" office:value="522.44293395800003" table:style-name="ce15">
            <text:p><text:s/>522<text:s/></text:p>
          </table:table-cell>
          <table:table-cell office:value-type="float" office:value="620.31276126100011" table:style-name="ce15">
            <text:p><text:s/>620<text:s/></text:p>
          </table:table-cell>
          <table:table-cell office:value-type="float" office:value="862.25529243900007" table:style-name="ce15">
            <text:p><text:s/>862<text:s/></text:p>
          </table:table-cell>
          <table:table-cell office:value-type="float" office:value="573.23708708900983" table:style-name="ce15">
            <text:p><text:s/>573<text:s/></text:p>
          </table:table-cell>
          <table:table-cell office:value-type="float" office:value="402.02226663419992" table:style-name="ce15">
            <text:p><text:s/>402<text:s/></text:p>
          </table:table-cell>
          <table:table-cell office:value-type="float" office:value="531.22709724800006" table:style-name="ce15">
            <text:p><text:s/>531<text:s/></text:p>
          </table:table-cell>
          <table:table-cell office:value-type="float" office:value="698.68446911800015" table:style-name="ce15">
            <text:p><text:s/>699<text:s/></text:p>
          </table:table-cell>
          <table:table-cell office:value-type="float" office:value="466.44056948640014" table:style-name="ce20">
            <text:p><text:s/>466<text:s/></text:p>
          </table:table-cell>
          <table:table-cell office:value-type="float" office:value="-33.240169188929912" table:style-name="ce68">
            <text:p>-33<text:s/></text:p>
          </table:table-cell>
          <table:table-cell office:value-type="float" office:value="697.68446911800015" table:style-name="ce15">
            <text:p><text:s/>698<text:s/></text:p>
          </table:table-cell>
          <table:table-cell office:value-type="float" office:value="464.44056948640014" table:style-name="ce15">
            <text:p><text:s/>464<text:s/></text:p>
          </table:table-cell>
          <table:table-cell office:value-type="float" office:value="-33.431144013634508" table:style-name="ce15">
            <text:p>-33<text:s/></text:p>
          </table:table-cell>
          <table:table-cell table:number-columns-repeated="16364"/>
        </table:table-row>
        <table:table-row table:style-name="ro5">
          <table:table-cell table:style-name="ce118"/>
          <table:table-cell office:value-type="string" table:style-name="ce123">
            <text:p>Barbiturates</text:p>
          </table:table-cell>
          <table:table-cell office:value-type="string" table:style-name="ce122">
            <text:p>dose (000s)</text:p>
          </table:table-cell>
          <table:table-cell office:value-type="float" office:value="0.76700000000000002" table:style-name="ce15">
            <text:p><text:s/>1<text:s/></text:p>
          </table:table-cell>
          <table:table-cell office:value-type="float" office:value="1.7049999999999998" table:style-name="ce15">
            <text:p><text:s/>2<text:s/></text:p>
          </table:table-cell>
          <table:table-cell office:value-type="float" office:value="23.152000000000001" table:style-name="ce15">
            <text:p><text:s/>23<text:s/></text:p>
          </table:table-cell>
          <table:table-cell office:value-type="float" office:value="0.59499999999999997" table:style-name="ce15">
            <text:p><text:s/>1<text:s/></text:p>
          </table:table-cell>
          <table:table-cell office:value-type="float" office:value="0.32700000000000001" table:style-name="ce15">
            <text:p><text:s/>0<text:s/></text:p>
          </table:table-cell>
          <table:table-cell office:value-type="float" office:value="0.156" table:style-name="ce15">
            <text:p><text:s/>0<text:s/></text:p>
          </table:table-cell>
          <table:table-cell office:value-type="float" office:value="0.18400000000000002" table:style-name="ce15">
            <text:p><text:s/>0<text:s/></text:p>
          </table:table-cell>
          <table:table-cell office:value-type="float" office:value="7.1000000000000008E-2" table:style-name="ce15">
            <text:p><text:s/>0<text:s/></text:p>
          </table:table-cell>
          <table:table-cell office:value-type="float" office:value="1.5309999999999999" table:style-name="ce15">
            <text:p><text:s/>2<text:s/></text:p>
          </table:table-cell>
          <table:table-cell office:value-type="float" office:value="0.108" table:style-name="ce15">
            <text:p><text:s/>0<text:s/></text:p>
          </table:table-cell>
          <table:table-cell office:value-type="float" office:value="8.8000000000000009E-2" table:style-name="ce15">
            <text:p><text:s/>0<text:s/></text:p>
          </table:table-cell>
          <table:table-cell office:value-type="float" office:value="0.10500000000000001" table:style-name="ce15">
            <text:p><text:s/>0<text:s/></text:p>
          </table:table-cell>
          <table:table-cell office:value-type="float" office:value="0.7430000000000001" table:style-name="ce20">
            <text:p><text:s/>1<text:s/></text:p>
          </table:table-cell>
          <table:table-cell office:value-type="float" office:value="607.61904761904771" table:style-name="ce68">
            <text:p><text:s/>608<text:s/></text:p>
          </table:table-cell>
          <table:table-cell office:value-type="float" office:value="0.10500000000000001" table:style-name="ce15">
            <text:p><text:s/>0<text:s/></text:p>
          </table:table-cell>
          <table:table-cell office:value-type="float" office:value="0.7430000000000001" table:style-name="ce15">
            <text:p><text:s/>1<text:s/></text:p>
          </table:table-cell>
          <table:table-cell office:value-type="float" office:value="607.61904761904771" table:style-name="ce15">
            <text:p><text:s/>608<text:s/></text:p>
          </table:table-cell>
          <table:table-cell table:number-columns-repeated="16364"/>
        </table:table-row>
        <table:table-row table:style-name="ro5">
          <table:table-cell table:style-name="ce120"/>
          <table:table-cell office:value-type="string" table:style-name="ce123">
            <text:p>Ketamine<text:s/><text:span text:style-name="T3">15</text:span></text:p>
          </table:table-cell>
          <table:table-cell office:value-type="string" table:style-name="ce122">
            <text:p>kg</text:p>
          </table:table-cell>
          <table:table-cell office:value-type="float" office:value="2.6940294219999998" table:style-name="ce15">
            <text:p><text:s/>3<text:s/></text:p>
          </table:table-cell>
          <table:table-cell office:value-type="float" office:value="7.220089573000001" table:style-name="ce15">
            <text:p><text:s/>7<text:s/></text:p>
          </table:table-cell>
          <table:table-cell office:value-type="float" office:value="27.041633340000008" table:style-name="ce15">
            <text:p><text:s/>27<text:s/></text:p>
          </table:table-cell>
          <table:table-cell office:value-type="float" office:value="211.48227465199997" table:style-name="ce15">
            <text:p><text:s/>211<text:s/></text:p>
          </table:table-cell>
          <table:table-cell office:value-type="float" office:value="221.070916775" table:style-name="ce15">
            <text:p><text:s/>221<text:s/></text:p>
          </table:table-cell>
          <table:table-cell office:value-type="float" office:value="12.353736891" table:style-name="ce15">
            <text:p><text:s/>12<text:s/></text:p>
          </table:table-cell>
          <table:table-cell office:value-type="float" office:value="22.187145580000006" table:style-name="ce15">
            <text:p><text:s/>22<text:s/></text:p>
          </table:table-cell>
          <table:table-cell office:value-type="float" office:value="26.36060952399999" table:style-name="ce15">
            <text:p><text:s/>26<text:s/></text:p>
          </table:table-cell>
          <table:table-cell office:value-type="float" office:value="1.6464410129999998" table:style-name="ce15">
            <text:p><text:s/>2<text:s/></text:p>
          </table:table-cell>
          <table:table-cell office:value-type="float" office:value="8.7194089600000027" table:style-name="ce15">
            <text:p><text:s/>9<text:s/></text:p>
          </table:table-cell>
          <table:table-cell office:value-type="float" office:value="55.290222989999997" table:style-name="ce15">
            <text:p><text:s/>55<text:s/></text:p>
          </table:table-cell>
          <table:table-cell office:value-type="float" office:value="132.17819149000007" table:style-name="ce15">
            <text:p><text:s/>132<text:s/></text:p>
          </table:table-cell>
          <table:table-cell office:value-type="float" office:value="22.688819380000002" table:style-name="ce20">
            <text:p><text:s/>23<text:s/></text:p>
          </table:table-cell>
          <table:table-cell office:value-type="float" office:value="-82.834672555104135" table:style-name="ce68">
            <text:p>-83<text:s/></text:p>
          </table:table-cell>
          <table:table-cell office:value-type="float" office:value="132.17819149000007" table:style-name="ce15">
            <text:p><text:s/>132<text:s/></text:p>
          </table:table-cell>
          <table:table-cell office:value-type="float" office:value="22.688819380000002" table:style-name="ce15">
            <text:p><text:s/>23<text:s/></text:p>
          </table:table-cell>
          <table:table-cell office:value-type="float" office:value="-82.834672555104135" table:style-name="ce15">
            <text:p>-83<text:s/></text:p>
          </table:table-cell>
          <table:table-cell table:number-columns-repeated="16364"/>
        </table:table-row>
        <table:table-row table:style-name="ro5">
          <table:table-cell table:style-name="ce120"/>
          <table:table-cell table:style-name="ce123"/>
          <table:table-cell table:style-name="ce122"/>
          <table:table-cell table:number-columns-repeated="12" table:style-name="ce15"/>
          <table:table-cell table:style-name="ce20"/>
          <table:table-cell table:style-name="ce68"/>
          <table:table-cell table:number-columns-repeated="3" table:style-name="ce15"/>
          <table:table-cell table:number-columns-repeated="16364"/>
        </table:table-row>
        <table:table-row table:style-name="ro5">
          <table:table-cell office:value-type="string" table:style-name="ce120">
            <text:p>Class C</text:p>
          </table:table-cell>
          <table:table-cell office:value-type="string" table:style-name="ce123">
            <text:p>Anabolic steroids</text:p>
          </table:table-cell>
          <table:table-cell office:value-type="string" table:style-name="ce122">
            <text:p>dose (000s)</text:p>
          </table:table-cell>
          <table:table-cell office:value-type="float" office:value="85.484369999383006" table:style-name="ce15">
            <text:p><text:s/>85<text:s/></text:p>
          </table:table-cell>
          <table:table-cell office:value-type="float" office:value="78.954139340000012" table:style-name="ce15">
            <text:p><text:s/>79<text:s/></text:p>
          </table:table-cell>
          <table:table-cell office:value-type="float" office:value="132.14934010000002" table:style-name="ce15">
            <text:p><text:s/>132<text:s/></text:p>
          </table:table-cell>
          <table:table-cell office:value-type="float" office:value="141.46876705000003" table:style-name="ce15">
            <text:p><text:s/>141<text:s/></text:p>
          </table:table-cell>
          <table:table-cell office:value-type="float" office:value="337.84354933376994" table:style-name="ce15">
            <text:p><text:s/>338<text:s/></text:p>
          </table:table-cell>
          <table:table-cell office:value-type="float" office:value="127.32287515344998" table:style-name="ce15">
            <text:p><text:s/>127<text:s/></text:p>
          </table:table-cell>
          <table:table-cell office:value-type="float" office:value="99.975612160000011" table:style-name="ce15">
            <text:p><text:s/>100<text:s/></text:p>
          </table:table-cell>
          <table:table-cell office:value-type="float" office:value="669.1091048699999" table:style-name="ce15">
            <text:p><text:s/>669<text:s/></text:p>
          </table:table-cell>
          <table:table-cell office:value-type="float" office:value="309.5737618129001" table:style-name="ce15">
            <text:p><text:s/>310<text:s/></text:p>
          </table:table-cell>
          <table:table-cell office:value-type="float" office:value="545.12060219320017" table:style-name="ce15">
            <text:p><text:s/>545<text:s/></text:p>
          </table:table-cell>
          <table:table-cell office:value-type="float" office:value="184.93309542575" table:style-name="ce15">
            <text:p><text:s/>185<text:s/></text:p>
          </table:table-cell>
          <table:table-cell office:value-type="float" office:value="102.28194596791" table:style-name="ce15">
            <text:p><text:s/>102<text:s/></text:p>
          </table:table-cell>
          <table:table-cell office:value-type="float" office:value="216.84751083679998" table:style-name="ce20">
            <text:p><text:s/>217<text:s/></text:p>
          </table:table-cell>
          <table:table-cell office:value-type="float" office:value="112.00956706947464" table:style-name="ce68">
            <text:p><text:s/>112<text:s/></text:p>
          </table:table-cell>
          <table:table-cell office:value-type="float" office:value="102.28094596791" table:style-name="ce15">
            <text:p><text:s/>102<text:s/></text:p>
          </table:table-cell>
          <table:table-cell office:value-type="float" office:value="216.84551083680003" table:style-name="ce15">
            <text:p><text:s/>217<text:s/></text:p>
          </table:table-cell>
          <table:table-cell office:value-type="float" office:value="112.009684486917" table:style-name="ce15">
            <text:p><text:s/>112<text:s/></text:p>
          </table:table-cell>
          <table:table-cell table:number-columns-repeated="16364"/>
        </table:table-row>
        <table:table-row table:style-name="ro5">
          <table:table-cell table:style-name="ce118"/>
          <table:table-cell office:value-type="string" table:style-name="ce123">
            <text:p>Benzodiazepines</text:p>
          </table:table-cell>
          <table:table-cell office:value-type="string" table:style-name="ce122">
            <text:p>dose (000s)</text:p>
          </table:table-cell>
          <table:table-cell office:value-type="float" office:value="188.54351499999999" table:style-name="ce15">
            <text:p><text:s/>189<text:s/></text:p>
          </table:table-cell>
          <table:table-cell office:value-type="float" office:value="110.73472000000001" table:style-name="ce15">
            <text:p><text:s/>111<text:s/></text:p>
          </table:table-cell>
          <table:table-cell office:value-type="float" office:value="179.09681500000002" table:style-name="ce15">
            <text:p><text:s/>179<text:s/></text:p>
          </table:table-cell>
          <table:table-cell office:value-type="float" office:value="703.67552999999987" table:style-name="ce15">
            <text:p><text:s/>704<text:s/></text:p>
          </table:table-cell>
          <table:table-cell office:value-type="float" office:value="784.7408777149999" table:style-name="ce15">
            <text:p><text:s/>785<text:s/></text:p>
          </table:table-cell>
          <table:table-cell office:value-type="float" office:value="443.71161934999998" table:style-name="ce15">
            <text:p><text:s/>444<text:s/></text:p>
          </table:table-cell>
          <table:table-cell office:value-type="float" office:value="525.07785250000006" table:style-name="ce15">
            <text:p><text:s/>525<text:s/></text:p>
          </table:table-cell>
          <table:table-cell office:value-type="float" office:value="358.99310454999994" table:style-name="ce15">
            <text:p><text:s/>359<text:s/></text:p>
          </table:table-cell>
          <table:table-cell office:value-type="float" office:value="344.47764435000005" table:style-name="ce15">
            <text:p><text:s/>344<text:s/></text:p>
          </table:table-cell>
          <table:table-cell office:value-type="float" office:value="246.54398127499996" table:style-name="ce15">
            <text:p><text:s/>247<text:s/></text:p>
          </table:table-cell>
          <table:table-cell office:value-type="float" office:value="567.43812109999999" table:style-name="ce15">
            <text:p><text:s/>567<text:s/></text:p>
          </table:table-cell>
          <table:table-cell office:value-type="float" office:value="547.96516170500001" table:style-name="ce15">
            <text:p><text:s/>548<text:s/></text:p>
          </table:table-cell>
          <table:table-cell office:value-type="float" office:value="567.27528364999989" table:style-name="ce20">
            <text:p><text:s/>567<text:s/></text:p>
          </table:table-cell>
          <table:table-cell office:value-type="float" office:value="3.5239689116213446" table:style-name="ce68">
            <text:p><text:s/>4<text:s/></text:p>
          </table:table-cell>
          <table:table-cell office:value-type="float" office:value="547.96216170499997" table:style-name="ce15">
            <text:p><text:s/>548<text:s/></text:p>
          </table:table-cell>
          <table:table-cell office:value-type="float" office:value="567.26928364999992" table:style-name="ce15">
            <text:p><text:s/>567<text:s/></text:p>
          </table:table-cell>
          <table:table-cell office:value-type="float" office:value="3.5234407216960584" table:style-name="ce15">
            <text:p><text:s/>4<text:s/></text:p>
          </table:table-cell>
          <table:table-cell table:number-columns-repeated="16364"/>
        </table:table-row>
        <table:table-row table:style-name="ro5">
          <table:table-cell table:style-name="ce118"/>
          <table:table-cell office:value-type="string" table:style-name="ce123">
            <text:p>GHB</text:p>
          </table:table-cell>
          <table:table-cell office:value-type="string" table:style-name="ce122">
            <text:p>kg</text:p>
          </table:table-cell>
          <table:table-cell office:value-type="float" office:value="8.7427229999999998" table:style-name="ce15">
            <text:p><text:s/>9<text:s/></text:p>
          </table:table-cell>
          <table:table-cell office:value-type="float" office:value="6.5988799999999994" table:style-name="ce15">
            <text:p><text:s/>7<text:s/></text:p>
          </table:table-cell>
          <table:table-cell office:value-type="float" office:value="2.0320640000000001" table:style-name="ce15">
            <text:p><text:s/>2<text:s/></text:p>
          </table:table-cell>
          <table:table-cell office:value-type="float" office:value="4.3236619999999997" table:style-name="ce15">
            <text:p><text:s/>4<text:s/></text:p>
          </table:table-cell>
          <table:table-cell office:value-type="float" office:value="4.9987459999999997" table:style-name="ce15">
            <text:p><text:s/>5<text:s/></text:p>
          </table:table-cell>
          <table:table-cell office:value-type="float" office:value="1.9579852000000004" table:style-name="ce15">
            <text:p><text:s/>2<text:s/></text:p>
          </table:table-cell>
          <table:table-cell office:value-type="float" office:value="0.58180999999999994" table:style-name="ce15">
            <text:p><text:s/>1<text:s/></text:p>
          </table:table-cell>
          <table:table-cell office:value-type="float" office:value="0.45307399999999998" table:style-name="ce15">
            <text:p><text:s/>0<text:s/></text:p>
          </table:table-cell>
          <table:table-cell office:value-type="float" office:value="1.769258" table:style-name="ce15">
            <text:p><text:s/>2<text:s/></text:p>
          </table:table-cell>
          <table:table-cell office:value-type="float" office:value="1.3655176" table:style-name="ce15">
            <text:p><text:s/>1<text:s/></text:p>
          </table:table-cell>
          <table:table-cell office:value-type="float" office:value="9.8320440000000016" table:style-name="ce15">
            <text:p><text:s/>10<text:s/></text:p>
          </table:table-cell>
          <table:table-cell office:value-type="float" office:value="0.58425199999999999" table:style-name="ce15">
            <text:p><text:s/>1<text:s/></text:p>
          </table:table-cell>
          <table:table-cell office:value-type="float" office:value="0.71761979999999992" table:style-name="ce20">
            <text:p><text:s/>1<text:s/></text:p>
          </table:table-cell>
          <table:table-cell office:value-type="float" office:value="22.827102003929788" table:style-name="ce68">
            <text:p><text:s/>23<text:s/></text:p>
          </table:table-cell>
          <table:table-cell office:value-type="float" office:value="0.58425199999999999" table:style-name="ce15">
            <text:p><text:s/>1<text:s/></text:p>
          </table:table-cell>
          <table:table-cell office:value-type="float" office:value="0.71761979999999992" table:style-name="ce15">
            <text:p><text:s/>1<text:s/></text:p>
          </table:table-cell>
          <table:table-cell office:value-type="float" office:value="22.827102003929788" table:style-name="ce15">
            <text:p><text:s/>23<text:s/></text:p>
          </table:table-cell>
          <table:table-cell table:number-columns-repeated="16364"/>
        </table:table-row>
        <table:table-row table:style-name="ro5">
          <table:table-cell table:style-name="ce118"/>
          <table:table-cell office:value-type="string" table:style-name="ce123">
            <text:p>Temazepam</text:p>
          </table:table-cell>
          <table:table-cell office:value-type="string" table:style-name="ce122">
            <text:p>dose (000s)</text:p>
          </table:table-cell>
          <table:table-cell office:value-type="float" office:value="8.0569999999999986" table:style-name="ce15">
            <text:p><text:s/>8<text:s/></text:p>
          </table:table-cell>
          <table:table-cell office:value-type="float" office:value="12.877989999999997" table:style-name="ce15">
            <text:p><text:s/>13<text:s/></text:p>
          </table:table-cell>
          <table:table-cell office:value-type="float" office:value="91.056949999999986" table:style-name="ce15">
            <text:p><text:s/>91<text:s/></text:p>
          </table:table-cell>
          <table:table-cell office:value-type="float" office:value="16.296345000000002" table:style-name="ce15">
            <text:p><text:s/>16<text:s/></text:p>
          </table:table-cell>
          <table:table-cell office:value-type="float" office:value="9.3012849999999982" table:style-name="ce15">
            <text:p><text:s/>9<text:s/></text:p>
          </table:table-cell>
          <table:table-cell office:value-type="float" office:value="35.590000000000011" table:style-name="ce15">
            <text:p><text:s/>36<text:s/></text:p>
          </table:table-cell>
          <table:table-cell office:value-type="float" office:value="41.093549999999993" table:style-name="ce15">
            <text:p><text:s/>41<text:s/></text:p>
          </table:table-cell>
          <table:table-cell office:value-type="float" office:value="7.4564599999999999" table:style-name="ce15">
            <text:p><text:s/>7<text:s/></text:p>
          </table:table-cell>
          <table:table-cell office:value-type="float" office:value="4.3810999999999973" table:style-name="ce15">
            <text:p><text:s/>4<text:s/></text:p>
          </table:table-cell>
          <table:table-cell office:value-type="float" office:value="1.3357799999999995" table:style-name="ce15">
            <text:p><text:s/>1<text:s/></text:p>
          </table:table-cell>
          <table:table-cell office:value-type="float" office:value="1.02851" table:style-name="ce15">
            <text:p><text:s/>1<text:s/></text:p>
          </table:table-cell>
          <table:table-cell office:value-type="float" office:value="4.0849999999999991" table:style-name="ce15">
            <text:p><text:s/>4<text:s/></text:p>
          </table:table-cell>
          <table:table-cell office:value-type="float" office:value="1.1000399999999999" table:style-name="ce20">
            <text:p><text:s/>1<text:s/></text:p>
          </table:table-cell>
          <table:table-cell office:value-type="float" office:value="-73.071236230110159" table:style-name="ce68">
            <text:p>-73<text:s/></text:p>
          </table:table-cell>
          <table:table-cell office:value-type="float" office:value="4.0849999999999991" table:style-name="ce15">
            <text:p><text:s/>4<text:s/></text:p>
          </table:table-cell>
          <table:table-cell office:value-type="float" office:value="1.1000399999999999" table:style-name="ce15">
            <text:p><text:s/>1<text:s/></text:p>
          </table:table-cell>
          <table:table-cell office:value-type="float" office:value="-73.071236230110159" table:style-name="ce15">
            <text:p>-73<text:s/></text:p>
          </table:table-cell>
          <table:table-cell table:number-columns-repeated="16364"/>
        </table:table-row>
        <table:table-row table:style-name="ro5">
          <table:table-cell table:style-name="ce116"/>
          <table:table-cell table:style-name="ce124"/>
          <table:table-cell table:style-name="ce125"/>
          <table:table-cell table:number-columns-repeated="3" table:style-name="ce126"/>
          <table:table-cell table:number-columns-repeated="9" table:style-name="ce127"/>
          <table:table-cell table:number-columns-repeated="2" table:style-name="ce128"/>
          <table:table-cell table:style-name="ce129"/>
          <table:table-cell table:number-columns-repeated="2" table:style-name="ce126"/>
          <table:table-cell table:number-columns-repeated="16364"/>
        </table:table-row>
        <table:table-row table:style-name="ro10">
          <table:table-cell table:style-name="ce112"/>
          <table:table-cell table:style-name="ce113"/>
          <table:table-cell table:style-name="ce122"/>
          <table:table-cell table:number-columns-repeated="3" table:style-name="ce130"/>
          <table:table-cell table:number-columns-repeated="9" table:style-name="ce131"/>
          <table:table-cell table:style-name="ce132"/>
          <table:table-cell table:style-name="ce131"/>
          <table:table-cell table:number-columns-repeated="3" table:style-name="ce130"/>
          <table:table-cell table:number-columns-repeated="16364"/>
        </table:table-row>
        <table:table-row table:style-name="ro5">
          <table:table-cell office:value-type="string" table:style-name="ce112">
            <text:p>2b: Quantity seized by Border Force<text:s/><text:span text:style-name="T2">13</text:span></text:p>
          </table:table-cell>
          <table:table-cell table:number-columns-repeated="2" table:style-name="ce112"/>
          <table:table-cell table:number-columns-repeated="13" table:style-name="ce130"/>
          <table:table-cell table:style-name="ce133"/>
          <table:table-cell table:number-columns-repeated="3" table:style-name="ce130"/>
          <table:table-cell table:number-columns-repeated="16364"/>
        </table:table-row>
        <table:table-row table:style-name="ro16">
          <table:table-cell office:value-type="string" table:style-name="ce116">
            <text:p>Drug class</text:p>
          </table:table-cell>
          <table:table-cell office:value-type="string" table:style-name="ce117">
            <text:p>Drug type</text:p>
          </table:table-cell>
          <table:table-cell office:value-type="string" table:style-name="ce117">
            <text:p>Unit<text:s/><text:span text:style-name="T2">11</text:span></text:p>
          </table:table-cell>
          <table:table-cell office:value-type="string" table:style-name="ce23">
            <text:p>2006/07</text:p>
          </table:table-cell>
          <table:table-cell office:value-type="string" table:style-name="ce23">
            <text:p>2007/08</text:p>
          </table:table-cell>
          <table:table-cell office:value-type="string" table:style-name="ce23">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62">
            <text:p>2012/13<text:s/></text:p>
          </table:table-cell>
          <table:table-cell office:value-type="string" table:style-name="ce62">
            <text:p>2013/14</text:p>
          </table:table-cell>
          <table:table-cell office:value-type="string" table:style-name="ce62">
            <text:p>2014/15</text:p>
          </table:table-cell>
          <table:table-cell office:value-type="string" table:style-name="ce62">
            <text:p>2015/16</text:p>
          </table:table-cell>
          <table:table-cell office:value-type="string" table:style-name="ce62">
            <text:p>2016/17</text:p>
          </table:table-cell>
          <table:table-cell office:value-type="string" table:style-name="ce62">
            <text:p>2017/18</text:p>
          </table:table-cell>
          <table:table-cell office:value-type="string" table:style-name="ce134">
            <text:p>2018/19</text:p>
          </table:table-cell>
          <table:table-cell office:value-type="string" table:style-name="ce134">
            <text:p>% change</text:p>
            <text:p>2017/18 to 18/19</text:p>
          </table:table-cell>
          <table:table-cell table:style-name="ce135"/>
          <table:table-cell table:number-columns-repeated="2" table:style-name="ce136"/>
          <table:table-cell table:number-columns-repeated="16364" table:style-name="ce112"/>
        </table:table-row>
        <table:table-row table:style-name="ro5">
          <table:table-cell table:style-name="ce118"/>
          <table:table-cell table:number-columns-repeated="2" table:style-name="ce113"/>
          <table:table-cell table:number-columns-repeated="12" table:style-name="ce130"/>
          <table:table-cell table:number-columns-repeated="2" table:style-name="ce137"/>
          <table:table-cell table:style-name="ce131"/>
          <table:table-cell table:number-columns-repeated="2" table:style-name="ce130"/>
          <table:table-cell table:number-columns-repeated="16364"/>
        </table:table-row>
        <table:table-row table:style-name="ro5">
          <table:table-cell office:value-type="string" table:style-name="ce120">
            <text:p>Class A</text:p>
          </table:table-cell>
          <table:table-cell office:value-type="string" table:style-name="ce121">
            <text:p>Cocaine</text:p>
          </table:table-cell>
          <table:table-cell office:value-type="string" table:style-name="ce122">
            <text:p>kg</text:p>
          </table:table-cell>
          <table:table-cell office:value-type="float" office:value="2239.6892043999997" table:style-name="ce15">
            <text:p><text:s/>2,240<text:s/></text:p>
          </table:table-cell>
          <table:table-cell office:value-type="float" office:value="3052.1703210000001" table:style-name="ce15">
            <text:p><text:s/>3,052<text:s/></text:p>
          </table:table-cell>
          <table:table-cell office:value-type="float" office:value="2508.1474361000019" table:style-name="ce15">
            <text:p><text:s/>2,508<text:s/></text:p>
          </table:table-cell>
          <table:table-cell office:value-type="float" office:value="1996.5057489999995" table:style-name="ce15">
            <text:p><text:s/>1,997<text:s/></text:p>
          </table:table-cell>
          <table:table-cell office:value-type="float" office:value="1519.3467940000003" table:style-name="ce15">
            <text:p><text:s/>1,519<text:s/></text:p>
          </table:table-cell>
          <table:table-cell office:value-type="float" office:value="2932.8351046500143" table:style-name="ce15">
            <text:p><text:s/>2,933<text:s/></text:p>
          </table:table-cell>
          <table:table-cell office:value-type="float" office:value="2415.3510011000035" table:style-name="ce15">
            <text:p><text:s/>2,415<text:s/></text:p>
          </table:table-cell>
          <table:table-cell office:value-type="float" office:value="2833.3748349000061" table:style-name="ce15">
            <text:p><text:s/>2,833<text:s/></text:p>
          </table:table-cell>
          <table:table-cell office:value-type="float" office:value="2690.542417000016" table:style-name="ce15">
            <text:p><text:s/>2,691<text:s/></text:p>
          </table:table-cell>
          <table:table-cell office:value-type="float" office:value="3529.6730360000024" table:style-name="ce15">
            <text:p><text:s/>3,530<text:s/></text:p>
          </table:table-cell>
          <table:table-cell office:value-type="float" office:value="4503.2601969999996" table:style-name="ce15">
            <text:p><text:s/>4,503<text:s/></text:p>
          </table:table-cell>
          <table:table-cell office:value-type="float" office:value="2659.8353639999996" table:style-name="ce15">
            <text:p><text:s/>2,660<text:s/></text:p>
          </table:table-cell>
          <table:table-cell office:value-type="float" office:value="8880.0405130699874" table:style-name="ce20">
            <text:p><text:s/>8,880<text:s/></text:p>
          </table:table-cell>
          <table:table-cell office:value-type="float" office:value="233.85677298897619" table:style-name="ce68">
            <text:p><text:s/>234<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Crack</text:p>
          </table:table-cell>
          <table:table-cell office:value-type="string" table:style-name="ce122">
            <text:p>kg</text:p>
          </table:table-cell>
          <table:table-cell office:value-type="float" office:value="12.92468" table:style-name="ce15">
            <text:p><text:s/>13<text:s/></text:p>
          </table:table-cell>
          <table:table-cell office:value-type="float" office:value="1.2130000000000003" table:style-name="ce15">
            <text:p><text:s/>1<text:s/></text:p>
          </table:table-cell>
          <table:table-cell office:value-type="float" office:value="4.3847699999999996" table:style-name="ce15">
            <text:p><text:s/>4<text:s/></text:p>
          </table:table-cell>
          <table:table-cell office:value-type="float" office:value="0.22950000000000001" table:style-name="ce15">
            <text:p><text:s/>0<text:s/></text:p>
          </table:table-cell>
          <table:table-cell office:value-type="float" office:value="13.940401" table:style-name="ce15">
            <text:p><text:s/>14<text:s/></text:p>
          </table:table-cell>
          <table:table-cell office:value-type="float" office:value="4.03" table:style-name="ce15">
            <text:p><text:s/>4<text:s/></text:p>
          </table:table-cell>
          <table:table-cell office:value-type="float" office:value="6.9736900000000004" table:style-name="ce15">
            <text:p><text:s/>7<text:s/></text:p>
          </table:table-cell>
          <table:table-cell office:value-type="float" office:value="0.14000000000000001" table:style-name="ce15">
            <text:p><text:s/>0<text:s/></text:p>
          </table:table-cell>
          <table:table-cell office:value-type="float" office:value="0.28800000000000003" table:style-name="ce15">
            <text:p><text:s/>0<text:s/></text:p>
          </table:table-cell>
          <table:table-cell office:value-type="float" office:value="0.99849999999999994" table:style-name="ce15">
            <text:p><text:s/>1<text:s/></text:p>
          </table:table-cell>
          <table:table-cell office:value-type="float" office:value="1.1259100000000002" table:style-name="ce15">
            <text:p><text:s/>1<text:s/></text:p>
          </table:table-cell>
          <table:table-cell office:value-type="float" office:value="21.626899999999999" table:style-name="ce15">
            <text:p><text:s/>22<text:s/></text:p>
          </table:table-cell>
          <table:table-cell office:value-type="float" office:value="3.1970000000000005E-2" table:style-name="ce20">
            <text:p><text:s/>0<text:s/></text:p>
          </table:table-cell>
          <table:table-cell office:value-type="float" office:value="-99.852174837817714" table:style-name="ce68">
            <text:p>-100<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Ecstasy</text:p>
          </table:table-cell>
          <table:table-cell office:value-type="string" table:style-name="ce122">
            <text:p>dose (000s)</text:p>
          </table:table-cell>
          <table:table-cell office:value-type="float" office:value="4794.8870800000004" table:style-name="ce15">
            <text:p><text:s/>4,795<text:s/></text:p>
          </table:table-cell>
          <table:table-cell office:value-type="float" office:value="622.89552000000003" table:style-name="ce15">
            <text:p><text:s/>623<text:s/></text:p>
          </table:table-cell>
          <table:table-cell office:value-type="float" office:value="247.369" table:style-name="ce15">
            <text:p><text:s/>247<text:s/></text:p>
          </table:table-cell>
          <table:table-cell office:value-type="float" office:value="55.288080000000001" table:style-name="ce15">
            <text:p><text:s/>55<text:s/></text:p>
          </table:table-cell>
          <table:table-cell office:value-type="float" office:value="13.985040000000001" table:style-name="ce15">
            <text:p><text:s/>14<text:s/></text:p>
          </table:table-cell>
          <table:table-cell office:value-type="float" office:value="505.48275999999998" table:style-name="ce15">
            <text:p><text:s/>505<text:s/></text:p>
          </table:table-cell>
          <table:table-cell office:value-type="float" office:value="297.10922400000004" table:style-name="ce15">
            <text:p><text:s/>297<text:s/></text:p>
          </table:table-cell>
          <table:table-cell office:value-type="float" office:value="57.832200000000014" table:style-name="ce15">
            <text:p><text:s/>58<text:s/></text:p>
          </table:table-cell>
          <table:table-cell office:value-type="float" office:value="925.87373000000014" table:style-name="ce15">
            <text:p><text:s/>926<text:s/></text:p>
          </table:table-cell>
          <table:table-cell office:value-type="float" office:value="542.70004400000005" table:style-name="ce15">
            <text:p><text:s/>543<text:s/></text:p>
          </table:table-cell>
          <table:table-cell office:value-type="float" office:value="264.63083999999998" table:style-name="ce15">
            <text:p><text:s/>265<text:s/></text:p>
          </table:table-cell>
          <table:table-cell office:value-type="float" office:value="467.19413999999989" table:style-name="ce15">
            <text:p><text:s/>467<text:s/></text:p>
          </table:table-cell>
          <table:table-cell office:value-type="float" office:value="1903.6509799999997" table:style-name="ce20">
            <text:p><text:s/>1,904<text:s/></text:p>
          </table:table-cell>
          <table:table-cell office:value-type="float" office:value="307.46465270304981" table:style-name="ce68">
            <text:p><text:s/>307<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Heroin</text:p>
          </table:table-cell>
          <table:table-cell office:value-type="string" table:style-name="ce122">
            <text:p>kg</text:p>
          </table:table-cell>
          <table:table-cell office:value-type="float" office:value="529.97090000000003" table:style-name="ce15">
            <text:p><text:s/>530<text:s/></text:p>
          </table:table-cell>
          <table:table-cell office:value-type="float" office:value="694.83310199999983" table:style-name="ce15">
            <text:p><text:s/>695<text:s/></text:p>
          </table:table-cell>
          <table:table-cell office:value-type="float" office:value="1034.7032929999991" table:style-name="ce15">
            <text:p><text:s/>1,035<text:s/></text:p>
          </table:table-cell>
          <table:table-cell office:value-type="float" office:value="829.55005000000006" table:style-name="ce15">
            <text:p><text:s/>830<text:s/></text:p>
          </table:table-cell>
          <table:table-cell office:value-type="float" office:value="420.36230699999993" table:style-name="ce15">
            <text:p><text:s/>420<text:s/></text:p>
          </table:table-cell>
          <table:table-cell office:value-type="float" office:value="1623.2160660000002" table:style-name="ce15">
            <text:p><text:s/>1,623<text:s/></text:p>
          </table:table-cell>
          <table:table-cell office:value-type="float" office:value="445.0759080000002" table:style-name="ce15">
            <text:p><text:s/>445<text:s/></text:p>
          </table:table-cell>
          <table:table-cell office:value-type="float" office:value="385.85309679999978" table:style-name="ce15">
            <text:p><text:s/>386<text:s/></text:p>
          </table:table-cell>
          <table:table-cell office:value-type="float" office:value="644.83349999999984" table:style-name="ce15">
            <text:p><text:s/>645<text:s/></text:p>
          </table:table-cell>
          <table:table-cell office:value-type="float" office:value="532.36840399999994" table:style-name="ce15">
            <text:p><text:s/>532<text:s/></text:p>
          </table:table-cell>
          <table:table-cell office:value-type="float" office:value="537.26000100000078" table:style-name="ce15">
            <text:p><text:s/>537<text:s/></text:p>
          </table:table-cell>
          <table:table-cell office:value-type="float" office:value="154.03057000000001" table:style-name="ce15">
            <text:p><text:s/>154<text:s/></text:p>
          </table:table-cell>
          <table:table-cell office:value-type="float" office:value="487.84089999999998" table:style-name="ce20">
            <text:p><text:s/>488<text:s/></text:p>
          </table:table-cell>
          <table:table-cell office:value-type="float" office:value="216.71693482663858" table:style-name="ce68">
            <text:p><text:s/>217<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LSD</text:p>
          </table:table-cell>
          <table:table-cell office:value-type="string" table:style-name="ce122">
            <text:p>dose (000s)</text:p>
          </table:table-cell>
          <table:table-cell office:value-type="float" office:value="7.0000000000291036E-3" table:style-name="ce15">
            <text:p><text:s/>0<text:s/></text:p>
          </table:table-cell>
          <table:table-cell office:value-type="float" office:value="2E-3" table:style-name="ce15">
            <text:p><text:s/>0<text:s/></text:p>
          </table:table-cell>
          <table:table-cell office:value-type="float" office:value="0.79600000000000004" table:style-name="ce15">
            <text:p><text:s/>1<text:s/></text:p>
          </table:table-cell>
          <table:table-cell office:value-type="float" office:value="1.4" table:style-name="ce15">
            <text:p><text:s/>1<text:s/></text:p>
          </table:table-cell>
          <table:table-cell office:value-type="float" office:value="0.86" table:style-name="ce15">
            <text:p><text:s/>1<text:s/></text:p>
          </table:table-cell>
          <table:table-cell office:value-type="float" office:value="0.505" table:style-name="ce15">
            <text:p><text:s/>1<text:s/></text:p>
          </table:table-cell>
          <table:table-cell office:value-type="float" office:value="4.5999999999999999E-2" table:style-name="ce15">
            <text:p><text:s/>0<text:s/></text:p>
          </table:table-cell>
          <table:table-cell office:value-type="float" office:value="4.4000000000000004" table:style-name="ce15">
            <text:p><text:s/>4<text:s/></text:p>
          </table:table-cell>
          <table:table-cell office:value-type="float" office:value="7.6999999999999999E-2" table:style-name="ce15">
            <text:p><text:s/>0<text:s/></text:p>
          </table:table-cell>
          <table:table-cell office:value-type="float" office:value="0.17799999999999999" table:style-name="ce15">
            <text:p><text:s/>0<text:s/></text:p>
          </table:table-cell>
          <table:table-cell office:value-type="float" office:value="0.65800000000000003" table:style-name="ce15">
            <text:p><text:s/>1<text:s/></text:p>
          </table:table-cell>
          <table:table-cell office:value-type="float" office:value="1.1725000000000001" table:style-name="ce15">
            <text:p><text:s/>1<text:s/></text:p>
          </table:table-cell>
          <table:table-cell office:value-type="float" office:value="48.152999999999999" table:style-name="ce20">
            <text:p><text:s/>48<text:s/></text:p>
          </table:table-cell>
          <table:table-cell office:value-type="float" office:value="4006.8656716417904" table:style-name="ce68">
            <text:p><text:s/>4,007<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Methadone<text:s/><text:span text:style-name="T3">16</text:span></text:p>
          </table:table-cell>
          <table:table-cell office:value-type="string" table:style-name="ce122">
            <text:p>dose (000s)</text:p>
          </table:table-cell>
          <table:table-cell office:value-type="float" office:value="8.5999999999999998E-4" table:style-name="ce15">
            <text:p><text:s/>0<text:s/></text:p>
          </table:table-cell>
          <table:table-cell office:value-type="float" office:value="0.14099999999999999" table:style-name="ce15">
            <text:p><text:s/>0<text:s/></text:p>
          </table:table-cell>
          <table:table-cell office:value-type="float" office:value="1.2999999999999999E-2" table:style-name="ce15">
            <text:p><text:s/>0<text:s/></text:p>
          </table:table-cell>
          <table:table-cell office:value-type="float" office:value="0.45054" table:style-name="ce15">
            <text:p><text:s/>0<text:s/></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float" office:value="0" table:style-name="ce66">
            <text:p><text:s/>-00<text:s/></text:p>
          </table:table-cell>
          <table:table-cell office:value-type="float" office:value="0" table:style-name="ce66">
            <text:p><text:s/>-00<text:s/></text:p>
          </table:table-cell>
          <table:table-cell office:value-type="string" table:style-name="ce45">
            <text:p>..</text:p>
          </table:table-cell>
          <table:table-cell office:value-type="string" table:style-name="ce45">
            <text:p>..</text:p>
          </table:table-cell>
          <table:table-cell office:value-type="float" office:value="0" table:style-name="ce20">
            <text:p><text:s/>-00<text:s/></text:p>
          </table:table-cell>
          <table:table-cell office:value-type="string" table:style-name="ce68">
            <text:p>..</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1">
            <text:p>Morphine</text:p>
          </table:table-cell>
          <table:table-cell office:value-type="string" table:style-name="ce122">
            <text:p>dose (000s)</text:p>
          </table:table-cell>
          <table:table-cell office:value-type="float" office:value="1.5219000000000001E-3" table:style-name="ce15">
            <text:p><text:s/>0<text:s/></text:p>
          </table:table-cell>
          <table:table-cell office:value-type="float" office:value="1.2E-10" table:style-name="ce15">
            <text:p><text:s/>0<text:s/></text:p>
          </table:table-cell>
          <table:table-cell office:value-type="float" office:value="0.13000100000000001" table:style-name="ce15">
            <text:p><text:s/>0<text:s/></text:p>
          </table:table-cell>
          <table:table-cell office:value-type="float" office:value="1.55E-7" table:style-name="ce15">
            <text:p><text:s/>0<text:s/></text:p>
          </table:table-cell>
          <table:table-cell office:value-type="float" office:value="0.12" table:style-name="ce15">
            <text:p><text:s/>0<text:s/></text:p>
          </table:table-cell>
          <table:table-cell office:value-type="float" office:value="7.5000074999999999E-2" table:style-name="ce15">
            <text:p><text:s/>0<text:s/></text:p>
          </table:table-cell>
          <table:table-cell office:value-type="float" office:value="2.3172100000000001E-2" table:style-name="ce15">
            <text:p><text:s/>0<text:s/></text:p>
          </table:table-cell>
          <table:table-cell office:value-type="float" office:value="0.66539509999999991" table:style-name="ce15">
            <text:p><text:s/>1<text:s/></text:p>
          </table:table-cell>
          <table:table-cell office:value-type="float" office:value="8.6172999999999984" table:style-name="ce15">
            <text:p><text:s/>9<text:s/></text:p>
          </table:table-cell>
          <table:table-cell office:value-type="float" office:value="0.442" table:style-name="ce15">
            <text:p><text:s/>0<text:s/></text:p>
          </table:table-cell>
          <table:table-cell office:value-type="float" office:value="5.8000000000000003E-2" table:style-name="ce15">
            <text:p><text:s/>0<text:s/></text:p>
          </table:table-cell>
          <table:table-cell office:value-type="float" office:value="0.36399999999999999" table:style-name="ce15">
            <text:p><text:s/>0<text:s/></text:p>
          </table:table-cell>
          <table:table-cell office:value-type="float" office:value="0.34332000000000001" table:style-name="ce20">
            <text:p><text:s/>0<text:s/></text:p>
          </table:table-cell>
          <table:table-cell office:value-type="float" office:value="-5.68131868131867" table:style-name="ce68">
            <text:p>-6<text:s/></text:p>
          </table:table-cell>
          <table:table-cell table:style-name="ce45"/>
          <table:table-cell table:style-name="ce131"/>
          <table:table-cell table:style-name="ce130"/>
          <table:table-cell table:number-columns-repeated="16364"/>
        </table:table-row>
        <table:table-row table:style-name="ro5">
          <table:table-cell table:style-name="ce118"/>
          <table:table-cell table:style-name="ce121"/>
          <table:table-cell table:style-name="ce122"/>
          <table:table-cell table:number-columns-repeated="12" table:style-name="ce15"/>
          <table:table-cell table:style-name="ce20"/>
          <table:table-cell table:style-name="ce68"/>
          <table:table-cell table:style-name="ce45"/>
          <table:table-cell table:number-columns-repeated="2" table:style-name="ce130"/>
          <table:table-cell table:number-columns-repeated="16364"/>
        </table:table-row>
        <table:table-row table:style-name="ro5">
          <table:table-cell office:value-type="string" table:style-name="ce120">
            <text:p>Class B</text:p>
          </table:table-cell>
          <table:table-cell office:value-type="string" table:style-name="ce123">
            <text:p>Herbal cannabis<text:s/><text:span text:style-name="T3">14</text:span></text:p>
          </table:table-cell>
          <table:table-cell office:value-type="string" table:style-name="ce122">
            <text:p>kg</text:p>
          </table:table-cell>
          <table:table-cell office:value-type="float" office:value="22948.197080993465" table:style-name="ce15">
            <text:p><text:s/>22,948<text:s/></text:p>
          </table:table-cell>
          <table:table-cell office:value-type="float" office:value="16854.713052600098" table:style-name="ce15">
            <text:p><text:s/>16,855<text:s/></text:p>
          </table:table-cell>
          <table:table-cell office:value-type="float" office:value="28908.497479100064" table:style-name="ce15">
            <text:p><text:s/>28,908<text:s/></text:p>
          </table:table-cell>
          <table:table-cell office:value-type="float" office:value="13253.504556000027" table:style-name="ce15">
            <text:p><text:s/>13,254<text:s/></text:p>
          </table:table-cell>
          <table:table-cell office:value-type="float" office:value="13596.931753100003" table:style-name="ce15">
            <text:p><text:s/>13,597<text:s/></text:p>
          </table:table-cell>
          <table:table-cell office:value-type="float" office:value="17702.155018000052" table:style-name="ce15">
            <text:p><text:s/>17,702<text:s/></text:p>
          </table:table-cell>
          <table:table-cell office:value-type="float" office:value="8488.2495470001013" table:style-name="ce15">
            <text:p><text:s/>8,488<text:s/></text:p>
          </table:table-cell>
          <table:table-cell office:value-type="float" office:value="13025.352667100051" table:style-name="ce15">
            <text:p><text:s/>13,025<text:s/></text:p>
          </table:table-cell>
          <table:table-cell office:value-type="float" office:value="10457.706834720033" table:style-name="ce15">
            <text:p><text:s/>10,458<text:s/></text:p>
          </table:table-cell>
          <table:table-cell office:value-type="float" office:value="27132.020160100052" table:style-name="ce15">
            <text:p><text:s/>27,132<text:s/></text:p>
          </table:table-cell>
          <table:table-cell office:value-type="float" office:value="8369.64" table:style-name="ce15">
            <text:p><text:s/>8,370<text:s/></text:p>
          </table:table-cell>
          <table:table-cell office:value-type="float" office:value="25584.670502580044" table:style-name="ce15">
            <text:p><text:s/>25,585<text:s/></text:p>
          </table:table-cell>
          <table:table-cell office:value-type="float" office:value="11645.736135000008" table:style-name="ce20">
            <text:p><text:s/>11,646<text:s/></text:p>
          </table:table-cell>
          <table:table-cell office:value-type="float" office:value="-54.481586410012149" table:style-name="ce68">
            <text:p>-54<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Cannabis resin<text:s/><text:span text:style-name="T3">14</text:span></text:p>
          </table:table-cell>
          <table:table-cell office:value-type="string" table:style-name="ce122">
            <text:p>kg</text:p>
          </table:table-cell>
          <table:table-cell office:value-type="float" office:value="17416.36767478488" table:style-name="ce15">
            <text:p><text:s/>17,416<text:s/></text:p>
          </table:table-cell>
          <table:table-cell office:value-type="float" office:value="13936.200424000037" table:style-name="ce15">
            <text:p><text:s/>13,936<text:s/></text:p>
          </table:table-cell>
          <table:table-cell office:value-type="float" office:value="25715.89021000006" table:style-name="ce15">
            <text:p><text:s/>25,716<text:s/></text:p>
          </table:table-cell>
          <table:table-cell office:value-type="float" office:value="11152.836510000012" table:style-name="ce15">
            <text:p><text:s/>11,153<text:s/></text:p>
          </table:table-cell>
          <table:table-cell office:value-type="float" office:value="15343.641290000001" table:style-name="ce15">
            <text:p><text:s/>15,344<text:s/></text:p>
          </table:table-cell>
          <table:table-cell office:value-type="float" office:value="15566.194683580017" table:style-name="ce15">
            <text:p><text:s/>15,566<text:s/></text:p>
          </table:table-cell>
          <table:table-cell office:value-type="float" office:value="7165.0640490000042" table:style-name="ce15">
            <text:p><text:s/>7,165<text:s/></text:p>
          </table:table-cell>
          <table:table-cell office:value-type="float" office:value="262.71997600000003" table:style-name="ce15">
            <text:p><text:s/>263<text:s/></text:p>
          </table:table-cell>
          <table:table-cell office:value-type="float" office:value="6736.6990350000078" table:style-name="ce15">
            <text:p><text:s/>6,737<text:s/></text:p>
          </table:table-cell>
          <table:table-cell office:value-type="float" office:value="6345.5535159999999" table:style-name="ce15">
            <text:p><text:s/>6,346<text:s/></text:p>
          </table:table-cell>
          <table:table-cell office:value-type="float" office:value="4414.3029999999999" table:style-name="ce15">
            <text:p><text:s/>4,414<text:s/></text:p>
          </table:table-cell>
          <table:table-cell office:value-type="float" office:value="7126.2621050999996" table:style-name="ce15">
            <text:p><text:s/>7,126<text:s/></text:p>
          </table:table-cell>
          <table:table-cell office:value-type="float" office:value="4169.1516950000005" table:style-name="ce20">
            <text:p><text:s/>4,169<text:s/></text:p>
          </table:table-cell>
          <table:table-cell office:value-type="float" office:value="-41.495953509536307" table:style-name="ce68">
            <text:p>-41<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Cannabis plants<text:s/><text:span text:style-name="T3">14</text:span></text:p>
          </table:table-cell>
          <table:table-cell office:value-type="string" table:style-name="ce122">
            <text:p>plant</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5" table:style-name="ce15">
            <text:p><text:s/>5<text:s/></text:p>
          </table:table-cell>
          <table:table-cell office:value-type="float" office:value="1" table:style-name="ce15">
            <text:p><text:s/>1<text:s/></text:p>
          </table:table-cell>
          <table:table-cell office:value-type="float" office:value="0" table:style-name="ce15">
            <text:p><text:s/>-00<text:s/></text:p>
          </table:table-cell>
          <table:table-cell office:value-type="float" office:value="2" table:style-name="ce15">
            <text:p><text:s/>2<text:s/></text:p>
          </table:table-cell>
          <table:table-cell office:value-type="float" office:value="17" table:style-name="ce15">
            <text:p><text:s/>17<text:s/></text:p>
          </table:table-cell>
          <table:table-cell office:value-type="float" office:value="34" table:style-name="ce15">
            <text:p><text:s/>34<text:s/></text:p>
          </table:table-cell>
          <table:table-cell office:value-type="float" office:value="12" table:style-name="ce20">
            <text:p><text:s/>12<text:s/></text:p>
          </table:table-cell>
          <table:table-cell office:value-type="float" office:value="-64.705882352941174" table:style-name="ce68">
            <text:p>-65<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Amphetamines</text:p>
          </table:table-cell>
          <table:table-cell office:value-type="string" table:style-name="ce122">
            <text:p>kg</text:p>
          </table:table-cell>
          <table:table-cell office:value-type="float" office:value="818.17540000000008" table:style-name="ce15">
            <text:p><text:s/>818<text:s/></text:p>
          </table:table-cell>
          <table:table-cell office:value-type="float" office:value="906.33284999999978" table:style-name="ce15">
            <text:p><text:s/>906<text:s/></text:p>
          </table:table-cell>
          <table:table-cell office:value-type="float" office:value="2185.1355619999995" table:style-name="ce15">
            <text:p><text:s/>2,185<text:s/></text:p>
          </table:table-cell>
          <table:table-cell office:value-type="float" office:value="532.00115999999991" table:style-name="ce15">
            <text:p><text:s/>532<text:s/></text:p>
          </table:table-cell>
          <table:table-cell office:value-type="float" office:value="137.32412200000002" table:style-name="ce15">
            <text:p><text:s/>137<text:s/></text:p>
          </table:table-cell>
          <table:table-cell office:value-type="float" office:value="539.79995999999983" table:style-name="ce15">
            <text:p><text:s/>540<text:s/></text:p>
          </table:table-cell>
          <table:table-cell office:value-type="float" office:value="816.37907000000018" table:style-name="ce15">
            <text:p><text:s/>816<text:s/></text:p>
          </table:table-cell>
          <table:table-cell office:value-type="float" office:value="355.171224" table:style-name="ce15">
            <text:p><text:s/>355<text:s/></text:p>
          </table:table-cell>
          <table:table-cell office:value-type="float" office:value="38.973465999999988" table:style-name="ce15">
            <text:p><text:s/>39<text:s/></text:p>
          </table:table-cell>
          <table:table-cell office:value-type="float" office:value="56.864225000000005" table:style-name="ce15">
            <text:p><text:s/>57<text:s/></text:p>
          </table:table-cell>
          <table:table-cell office:value-type="float" office:value="710.7902660000002" table:style-name="ce15">
            <text:p><text:s/>711<text:s/></text:p>
          </table:table-cell>
          <table:table-cell office:value-type="float" office:value="893.99998900000003" table:style-name="ce15">
            <text:p><text:s/>894<text:s/></text:p>
          </table:table-cell>
          <table:table-cell office:value-type="float" office:value="201.64445499999994" table:style-name="ce20">
            <text:p><text:s/>202<text:s/></text:p>
          </table:table-cell>
          <table:table-cell office:value-type="float" office:value="-77.444691556925747" table:style-name="ce68">
            <text:p>-77<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Barbiturates<text:s/><text:span text:style-name="T3">16</text:span></text:p>
          </table:table-cell>
          <table:table-cell office:value-type="string" table:style-name="ce122">
            <text:p>dose (000s)</text:p>
          </table:table-cell>
          <table:table-cell office:value-type="float" office:value="310" table:style-name="ce15">
            <text:p><text:s/>310<text:s/></text:p>
          </table:table-cell>
          <table:table-cell office:value-type="float" office:value="0.17" table:style-name="ce15">
            <text:p><text:s/>0<text:s/></text:p>
          </table:table-cell>
          <table:table-cell office:value-type="float" office:value="0.27" table:style-name="ce15">
            <text:p><text:s/>0<text:s/></text:p>
          </table:table-cell>
          <table:table-cell office:value-type="float" office:value="1.8E-3" table:style-name="ce15">
            <text:p><text:s/>0<text:s/></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float" office:value="0" table:style-name="ce20">
            <text:p><text:s/>-00<text:s/></text:p>
          </table:table-cell>
          <table:table-cell office:value-type="string" table:style-name="ce68">
            <text:p>..</text:p>
          </table:table-cell>
          <table:table-cell table:style-name="ce45"/>
          <table:table-cell table:style-name="ce131"/>
          <table:table-cell table:style-name="ce130"/>
          <table:table-cell table:number-columns-repeated="16364"/>
        </table:table-row>
        <table:table-row table:style-name="ro5">
          <table:table-cell table:style-name="ce120"/>
          <table:table-cell office:value-type="string" table:style-name="ce123">
            <text:p>Ketamine<text:s/><text:span text:style-name="T3">15, 19</text:span></text:p>
          </table:table-cell>
          <table:table-cell office:value-type="string" table:style-name="ce122">
            <text:p>kg</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float" office:value="82" table:style-name="ce15">
            <text:p><text:s/>82<text:s/></text:p>
          </table:table-cell>
          <table:table-cell office:value-type="float" office:value="580.88236999999992" table:style-name="ce15">
            <text:p><text:s/>581<text:s/></text:p>
          </table:table-cell>
          <table:table-cell office:value-type="float" office:value="68.352732000000003" table:style-name="ce15">
            <text:p><text:s/>68<text:s/></text:p>
          </table:table-cell>
          <table:table-cell office:value-type="float" office:value="221.67573999999996" table:style-name="ce15">
            <text:p><text:s/>222<text:s/></text:p>
          </table:table-cell>
          <table:table-cell office:value-type="float" office:value="333.85482999999994" table:style-name="ce15">
            <text:p><text:s/>334<text:s/></text:p>
          </table:table-cell>
          <table:table-cell office:value-type="float" office:value="106.21364500000001" table:style-name="ce15">
            <text:p><text:s/>106<text:s/></text:p>
          </table:table-cell>
          <table:table-cell office:value-type="float" office:value="298.86055999999996" table:style-name="ce15">
            <text:p><text:s/>299<text:s/></text:p>
          </table:table-cell>
          <table:table-cell office:value-type="float" office:value="198.18558000000002" table:style-name="ce15">
            <text:p><text:s/>198<text:s/></text:p>
          </table:table-cell>
          <table:table-cell office:value-type="float" office:value="114.34018999999999" table:style-name="ce15">
            <text:p><text:s/>114<text:s/></text:p>
          </table:table-cell>
          <table:table-cell office:value-type="float" office:value="132.545715" table:style-name="ce20">
            <text:p><text:s/>133<text:s/></text:p>
          </table:table-cell>
          <table:table-cell office:value-type="float" office:value="15.922244837969934" table:style-name="ce68">
            <text:p><text:s/>16<text:s/></text:p>
          </table:table-cell>
          <table:table-cell table:style-name="ce45"/>
          <table:table-cell table:style-name="ce131"/>
          <table:table-cell table:style-name="ce130"/>
          <table:table-cell table:number-columns-repeated="16364"/>
        </table:table-row>
        <table:table-row table:style-name="ro5">
          <table:table-cell table:style-name="ce120"/>
          <table:table-cell table:style-name="ce123"/>
          <table:table-cell table:style-name="ce122"/>
          <table:table-cell table:number-columns-repeated="12" table:style-name="ce15"/>
          <table:table-cell table:style-name="ce20"/>
          <table:table-cell table:style-name="ce68"/>
          <table:table-cell table:style-name="ce45"/>
          <table:table-cell table:number-columns-repeated="2" table:style-name="ce130"/>
          <table:table-cell table:number-columns-repeated="16364"/>
        </table:table-row>
        <table:table-row table:style-name="ro5">
          <table:table-cell office:value-type="string" table:style-name="ce120">
            <text:p>Class C</text:p>
          </table:table-cell>
          <table:table-cell office:value-type="string" table:style-name="ce123">
            <text:p>Anabolic steroids</text:p>
          </table:table-cell>
          <table:table-cell office:value-type="string" table:style-name="ce122">
            <text:p>dose (000s)</text:p>
          </table:table-cell>
          <table:table-cell office:value-type="float" office:value="4969.2160174000001" table:style-name="ce15">
            <text:p><text:s/>4,969<text:s/></text:p>
          </table:table-cell>
          <table:table-cell office:value-type="float" office:value="6906.5717139999997" table:style-name="ce15">
            <text:p><text:s/>6,907<text:s/></text:p>
          </table:table-cell>
          <table:table-cell office:value-type="float" office:value="3815.6406849999994" table:style-name="ce15">
            <text:p><text:s/>3,816<text:s/></text:p>
          </table:table-cell>
          <table:table-cell office:value-type="float" office:value="3345" table:style-name="ce15">
            <text:p><text:s/>3,345<text:s/></text:p>
          </table:table-cell>
          <table:table-cell office:value-type="float" office:value="2459.34882436" table:style-name="ce15">
            <text:p><text:s/>2,459<text:s/></text:p>
          </table:table-cell>
          <table:table-cell office:value-type="float" office:value="912.99276499000007" table:style-name="ce15">
            <text:p><text:s/>913<text:s/></text:p>
          </table:table-cell>
          <table:table-cell office:value-type="float" office:value="1387.5800461599999" table:style-name="ce15">
            <text:p><text:s/>1,388<text:s/></text:p>
          </table:table-cell>
          <table:table-cell office:value-type="float" office:value="2270.0208395" table:style-name="ce15">
            <text:p><text:s/>2,270<text:s/></text:p>
          </table:table-cell>
          <table:table-cell office:value-type="float" office:value="15690.694668445991" table:style-name="ce15">
            <text:p><text:s/>15,691<text:s/></text:p>
          </table:table-cell>
          <table:table-cell office:value-type="float" office:value="4403.9184245300003" table:style-name="ce15">
            <text:p><text:s/>4,404<text:s/></text:p>
          </table:table-cell>
          <table:table-cell office:value-type="float" office:value="4995.3542078600003" table:style-name="ce15">
            <text:p><text:s/>4,995<text:s/></text:p>
          </table:table-cell>
          <table:table-cell office:value-type="float" office:value="1638.2655625999998" table:style-name="ce15">
            <text:p><text:s/>1,638<text:s/></text:p>
          </table:table-cell>
          <table:table-cell office:value-type="float" office:value="2476.5747373449999" table:style-name="ce20">
            <text:p><text:s/>2,477<text:s/></text:p>
          </table:table-cell>
          <table:table-cell office:value-type="float" office:value="51.170530217003794" table:style-name="ce68">
            <text:p><text:s/>51<text:s/></text:p>
          </table:table-cell>
          <table:table-cell table:style-name="ce138"/>
          <table:table-cell table:style-name="ce131"/>
          <table:table-cell table:style-name="ce130"/>
          <table:table-cell table:number-columns-repeated="16364"/>
        </table:table-row>
        <table:table-row table:style-name="ro5">
          <table:table-cell table:style-name="ce118"/>
          <table:table-cell office:value-type="string" table:style-name="ce123">
            <text:p>Benzodiazepines<text:span text:style-name="T3"><text:s/>16</text:span></text:p>
          </table:table-cell>
          <table:table-cell office:value-type="string" table:style-name="ce122">
            <text:p>dose (000s)</text:p>
          </table:table-cell>
          <table:table-cell office:value-type="float" office:value="3086.0288509424086" table:style-name="ce15">
            <text:p><text:s/>3,086<text:s/></text:p>
          </table:table-cell>
          <table:table-cell office:value-type="float" office:value="667.86900000000003" table:style-name="ce15">
            <text:p><text:s/>668<text:s/></text:p>
          </table:table-cell>
          <table:table-cell office:value-type="float" office:value="2980.8809999999999" table:style-name="ce15">
            <text:p><text:s/>2,981<text:s/></text:p>
          </table:table-cell>
          <table:table-cell office:value-type="float" office:value="6118" table:style-name="ce15">
            <text:p><text:s/>6,118<text:s/></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float" office:value="0" table:style-name="ce20">
            <text:p><text:s/>-00<text:s/></text:p>
          </table:table-cell>
          <table:table-cell office:value-type="string" table:style-name="ce68">
            <text:p>..</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GHB</text:p>
          </table:table-cell>
          <table:table-cell office:value-type="string" table:style-name="ce122">
            <text:p>kg</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1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20">
            <text:p><text:s/>-00<text:s/></text:p>
          </table:table-cell>
          <table:table-cell office:value-type="float" office:value="0" table:style-name="ce68">
            <text:p><text:s/>-00<text:s/></text:p>
          </table:table-cell>
          <table:table-cell table:style-name="ce45"/>
          <table:table-cell table:style-name="ce131"/>
          <table:table-cell table:style-name="ce130"/>
          <table:table-cell table:number-columns-repeated="16364"/>
        </table:table-row>
        <table:table-row table:style-name="ro5">
          <table:table-cell table:style-name="ce118"/>
          <table:table-cell office:value-type="string" table:style-name="ce123">
            <text:p>Temazepam<text:s/><text:span text:style-name="T3">16</text:span></text:p>
          </table:table-cell>
          <table:table-cell office:value-type="string" table:style-name="ce122">
            <text:p>dose (000s)</text:p>
          </table:table-cell>
          <table:table-cell office:value-type="float" office:value="499.74697905759166" table:style-name="ce15">
            <text:p><text:s/>500<text:s/></text:p>
          </table:table-cell>
          <table:table-cell office:value-type="float" office:value="94.23" table:style-name="ce15">
            <text:p><text:s/>94<text:s/></text:p>
          </table:table-cell>
          <table:table-cell office:value-type="float" office:value="118" table:style-name="ce15">
            <text:p><text:s/>118<text:s/></text:p>
          </table:table-cell>
          <table:table-cell office:value-type="float" office:value="125" table:style-name="ce15">
            <text:p><text:s/>125<text:s/></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string" table:style-name="ce45">
            <text:p>..</text:p>
          </table:table-cell>
          <table:table-cell office:value-type="float" office:value="0" table:style-name="ce20">
            <text:p><text:s/>-00<text:s/></text:p>
          </table:table-cell>
          <table:table-cell office:value-type="string" table:style-name="ce68">
            <text:p>..</text:p>
          </table:table-cell>
          <table:table-cell table:style-name="ce45"/>
          <table:table-cell table:style-name="ce131"/>
          <table:table-cell table:style-name="ce130"/>
          <table:table-cell table:number-columns-repeated="16364"/>
        </table:table-row>
        <table:table-row table:style-name="ro5">
          <table:table-cell table:number-columns-repeated="3" table:style-name="ce124"/>
          <table:table-cell table:number-columns-repeated="12" table:style-name="ce127"/>
          <table:table-cell table:style-name="ce80"/>
          <table:table-cell table:style-name="ce139"/>
          <table:table-cell table:style-name="ce127"/>
          <table:table-cell table:style-name="ce126"/>
          <table:table-cell table:style-name="ce130"/>
          <table:table-cell table:number-columns-repeated="16364" table:style-name="ce113"/>
        </table:table-row>
        <table:table-row table:style-name="ro10">
          <table:table-cell table:number-columns-repeated="3" table:style-name="ce113"/>
          <table:table-cell table:number-columns-repeated="6" table:style-name="ce130"/>
          <table:table-cell table:style-name="ce140"/>
          <table:table-cell table:number-columns-repeated="6" table:style-name="ce130"/>
          <table:table-cell table:style-name="ce131"/>
          <table:table-cell table:number-columns-repeated="3" table:style-name="ce130"/>
          <table:table-cell table:number-columns-repeated="16364" table:style-name="ce113"/>
        </table:table-row>
        <table:table-row table:style-name="ro5">
          <table:table-cell office:value-type="string" table:style-name="ce112">
            <text:p>2c: Total quantity seized by police forces<text:s/><text:span text:style-name="T2">4</text:span><text:s/>and Border Force<text:s/><text:span text:style-name="T2">13</text:span></text:p>
          </table:table-cell>
          <table:table-cell table:number-columns-repeated="2" table:style-name="ce112"/>
          <table:table-cell table:number-columns-repeated="13" table:style-name="ce130"/>
          <table:table-cell table:style-name="ce133"/>
          <table:table-cell table:number-columns-repeated="3" table:style-name="ce130"/>
          <table:table-cell table:number-columns-repeated="16364" table:style-name="ce113"/>
        </table:table-row>
        <table:table-row table:style-name="ro15">
          <table:table-cell office:value-type="string" table:style-name="ce116">
            <text:p>Drug class</text:p>
          </table:table-cell>
          <table:table-cell office:value-type="string" table:style-name="ce117">
            <text:p>Drug type</text:p>
          </table:table-cell>
          <table:table-cell office:value-type="string" table:style-name="ce117">
            <text:p>Unit<text:s/><text:span text:style-name="T2">12</text:span></text:p>
          </table:table-cell>
          <table:table-cell office:value-type="string" table:style-name="ce23">
            <text:p>2006/07</text:p>
          </table:table-cell>
          <table:table-cell office:value-type="string" table:style-name="ce23">
            <text:p>2007/08</text:p>
          </table:table-cell>
          <table:table-cell office:value-type="string" table:style-name="ce23">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62">
            <text:p>2012/13<text:s/></text:p>
          </table:table-cell>
          <table:table-cell office:value-type="string" table:style-name="ce62">
            <text:p>2013/14</text:p>
          </table:table-cell>
          <table:table-cell office:value-type="string" table:style-name="ce62">
            <text:p>2014/15</text:p>
          </table:table-cell>
          <table:table-cell office:value-type="string" table:style-name="ce62">
            <text:p>2015/16</text:p>
          </table:table-cell>
          <table:table-cell office:value-type="string" table:style-name="ce62">
            <text:p>2016/17</text:p>
          </table:table-cell>
          <table:table-cell office:value-type="string" table:style-name="ce62">
            <text:p>2017/18</text:p>
          </table:table-cell>
          <table:table-cell office:value-type="string" table:style-name="ce134">
            <text:p>2018/19</text:p>
          </table:table-cell>
          <table:table-cell office:value-type="string" table:style-name="ce134">
            <text:p>% change</text:p>
            <text:p>2018/19 to 18/19</text:p>
          </table:table-cell>
          <table:table-cell office:value-type="string" table:style-name="ce62">
            <text:p>2017/18 (excl. estimated forces)</text:p>
          </table:table-cell>
          <table:table-cell office:value-type="string" table:style-name="ce62">
            <text:p>2018/19 (excl. estimated forces)</text:p>
          </table:table-cell>
          <table:table-cell office:value-type="string" table:style-name="ce62">
            <text:p>% change 2017/18 to 2018/19 (excl. estimated forces)</text:p>
          </table:table-cell>
          <table:table-cell table:number-columns-repeated="16364" table:style-name="ce112"/>
        </table:table-row>
        <table:table-row table:style-name="ro5">
          <table:table-cell table:style-name="ce118"/>
          <table:table-cell table:number-columns-repeated="2" table:style-name="ce112"/>
          <table:table-cell table:number-columns-repeated="12" table:style-name="ce131"/>
          <table:table-cell table:number-columns-repeated="2" table:style-name="ce141"/>
          <table:table-cell table:number-columns-repeated="3" table:style-name="ce130"/>
          <table:table-cell table:number-columns-repeated="16364" table:style-name="ce113"/>
        </table:table-row>
        <table:table-row table:style-name="ro5">
          <table:table-cell office:value-type="string" table:style-name="ce120">
            <text:p>Class A</text:p>
          </table:table-cell>
          <table:table-cell office:value-type="string" table:style-name="ce121">
            <text:p>Cocaine</text:p>
          </table:table-cell>
          <table:table-cell office:value-type="string" table:style-name="ce122">
            <text:p>kg</text:p>
          </table:table-cell>
          <table:table-cell office:value-type="float" office:value="3191.108256332152" table:style-name="ce45">
            <text:p><text:s/>3,191<text:s/></text:p>
          </table:table-cell>
          <table:table-cell office:value-type="float" office:value="3432.7644482330002" table:style-name="ce45">
            <text:p><text:s/>3,433<text:s/></text:p>
          </table:table-cell>
          <table:table-cell office:value-type="float" office:value="2915.8940871053019" table:style-name="ce45">
            <text:p><text:s/>2,916<text:s/></text:p>
          </table:table-cell>
          <table:table-cell office:value-type="float" office:value="2642.6712116169997" table:style-name="ce45">
            <text:p><text:s/>2,643<text:s/></text:p>
          </table:table-cell>
          <table:table-cell office:value-type="float" office:value="2387.1647390650005" table:style-name="ce45">
            <text:p><text:s/>2,387<text:s/></text:p>
          </table:table-cell>
          <table:table-cell office:value-type="float" office:value="3460.8078719000146" table:style-name="ce45">
            <text:p><text:s/>3,461<text:s/></text:p>
          </table:table-cell>
          <table:table-cell office:value-type="float" office:value="3037.5303780100039" table:style-name="ce45">
            <text:p><text:s/>3,038<text:s/></text:p>
          </table:table-cell>
          <table:table-cell office:value-type="float" office:value="3415.7433520660043" table:style-name="ce45">
            <text:p><text:s/>3,416<text:s/></text:p>
          </table:table-cell>
          <table:table-cell office:value-type="float" office:value="3386.9123875296291" table:style-name="ce45">
            <text:p><text:s/>3,387<text:s/></text:p>
          </table:table-cell>
          <table:table-cell office:value-type="float" office:value="4240.1259725120026" table:style-name="ce45">
            <text:p><text:s/>4,240<text:s/></text:p>
          </table:table-cell>
          <table:table-cell office:value-type="float" office:value="5515.9124991869994" table:style-name="ce45">
            <text:p><text:s/>5,516<text:s/></text:p>
          </table:table-cell>
          <table:table-cell office:value-type="float" office:value="3338.1828406509994" table:style-name="ce45">
            <text:p><text:s/>3,338<text:s/></text:p>
          </table:table-cell>
          <table:table-cell office:value-type="float" office:value="9644.5523509155882" table:style-name="ce68">
            <text:p><text:s/>9,645<text:s/></text:p>
          </table:table-cell>
          <table:table-cell office:value-type="float" office:value="188.91624010129848" table:style-name="ce68">
            <text:p><text:s/>189<text:s/></text:p>
          </table:table-cell>
          <table:table-cell office:value-type="float" office:value="3335.1828406509994" table:style-name="ce45">
            <text:p><text:s/>3,335<text:s/></text:p>
          </table:table-cell>
          <table:table-cell office:value-type="float" office:value="9637.5523509155882" table:style-name="ce45">
            <text:p><text:s/>9,638<text:s/></text:p>
          </table:table-cell>
          <table:table-cell office:value-type="float" office:value="188.9662369765137" table:style-name="ce45">
            <text:p><text:s/>189<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Crack</text:p>
          </table:table-cell>
          <table:table-cell office:value-type="string" table:style-name="ce122">
            <text:p>kg</text:p>
          </table:table-cell>
          <table:table-cell office:value-type="float" office:value="57.556740837200017" table:style-name="ce45">
            <text:p><text:s/>58<text:s/></text:p>
          </table:table-cell>
          <table:table-cell office:value-type="float" office:value="35.375802613000019" table:style-name="ce45">
            <text:p><text:s/>35<text:s/></text:p>
          </table:table-cell>
          <table:table-cell office:value-type="float" office:value="33.211516819000011" table:style-name="ce45">
            <text:p><text:s/>33<text:s/></text:p>
          </table:table-cell>
          <table:table-cell office:value-type="float" office:value="59.320038647000025" table:style-name="ce45">
            <text:p><text:s/>59<text:s/></text:p>
          </table:table-cell>
          <table:table-cell office:value-type="float" office:value="50.011865780000022" table:style-name="ce45">
            <text:p><text:s/>50<text:s/></text:p>
          </table:table-cell>
          <table:table-cell office:value-type="float" office:value="34.687194026000007" table:style-name="ce45">
            <text:p><text:s/>35<text:s/></text:p>
          </table:table-cell>
          <table:table-cell office:value-type="float" office:value="41.057898288000004" table:style-name="ce45">
            <text:p><text:s/>41<text:s/></text:p>
          </table:table-cell>
          <table:table-cell office:value-type="float" office:value="47.60676062200001" table:style-name="ce45">
            <text:p><text:s/>48<text:s/></text:p>
          </table:table-cell>
          <table:table-cell office:value-type="float" office:value="31.980358063000008" table:style-name="ce45">
            <text:p><text:s/>32<text:s/></text:p>
          </table:table-cell>
          <table:table-cell office:value-type="float" office:value="41.983862583000011" table:style-name="ce45">
            <text:p><text:s/>42<text:s/></text:p>
          </table:table-cell>
          <table:table-cell office:value-type="float" office:value="39.017351928000011" table:style-name="ce45">
            <text:p><text:s/>39<text:s/></text:p>
          </table:table-cell>
          <table:table-cell office:value-type="float" office:value="57.882268865000015" table:style-name="ce45">
            <text:p><text:s/>58<text:s/></text:p>
          </table:table-cell>
          <table:table-cell office:value-type="float" office:value="62.663238892500033" table:style-name="ce68">
            <text:p><text:s/>63<text:s/></text:p>
          </table:table-cell>
          <table:table-cell office:value-type="float" office:value="8.2598179394984825" table:style-name="ce142">
            <text:p><text:s/>8<text:s/></text:p>
          </table:table-cell>
          <table:table-cell office:value-type="float" office:value="57.882268865000015" table:style-name="ce45">
            <text:p><text:s/>58<text:s/></text:p>
          </table:table-cell>
          <table:table-cell office:value-type="float" office:value="62.663238892500033" table:style-name="ce45">
            <text:p><text:s/>63<text:s/></text:p>
          </table:table-cell>
          <table:table-cell office:value-type="float" office:value="8.2598179394984825" table:style-name="ce45">
            <text:p><text:s/>8<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Ecstasy</text:p>
          </table:table-cell>
          <table:table-cell office:value-type="string" table:style-name="ce122">
            <text:p>dose (000s)</text:p>
          </table:table-cell>
          <table:table-cell office:value-type="float" office:value="6610.9062285664004" table:style-name="ce45">
            <text:p><text:s/>6,611<text:s/></text:p>
          </table:table-cell>
          <table:table-cell office:value-type="float" office:value="1028.926636268" table:style-name="ce45">
            <text:p><text:s/>1,029<text:s/></text:p>
          </table:table-cell>
          <table:table-cell office:value-type="float" office:value="579.25085880000006" table:style-name="ce45">
            <text:p><text:s/>579<text:s/></text:p>
          </table:table-cell>
          <table:table-cell office:value-type="float" office:value="222.50778087200004" table:style-name="ce45">
            <text:p><text:s/>223<text:s/></text:p>
          </table:table-cell>
          <table:table-cell office:value-type="float" office:value="424.58486936400016" table:style-name="ce45">
            <text:p><text:s/>425<text:s/></text:p>
          </table:table-cell>
          <table:table-cell office:value-type="float" office:value="769.67908940000007" table:style-name="ce45">
            <text:p><text:s/>770<text:s/></text:p>
          </table:table-cell>
          <table:table-cell office:value-type="float" office:value="633.63104974000009" table:style-name="ce45">
            <text:p><text:s/>634<text:s/></text:p>
          </table:table-cell>
          <table:table-cell office:value-type="float" office:value="1084.4664492800002" table:style-name="ce45">
            <text:p><text:s/>1,084<text:s/></text:p>
          </table:table-cell>
          <table:table-cell office:value-type="float" office:value="1125.0032920000001" table:style-name="ce45">
            <text:p><text:s/>1,125<text:s/></text:p>
          </table:table-cell>
          <table:table-cell office:value-type="float" office:value="801.29377753599999" table:style-name="ce45">
            <text:p><text:s/>801<text:s/></text:p>
          </table:table-cell>
          <table:table-cell office:value-type="float" office:value="498.33112279999995" table:style-name="ce45">
            <text:p><text:s/>498<text:s/></text:p>
          </table:table-cell>
          <table:table-cell office:value-type="float" office:value="682.86386886399987" table:style-name="ce45">
            <text:p><text:s/>683<text:s/></text:p>
          </table:table-cell>
          <table:table-cell office:value-type="float" office:value="2248.8501821039995" table:style-name="ce68">
            <text:p><text:s/>2,249<text:s/></text:p>
          </table:table-cell>
          <table:table-cell office:value-type="float" office:value="229.32628077762357" table:style-name="ce142">
            <text:p><text:s/>229<text:s/></text:p>
          </table:table-cell>
          <table:table-cell office:value-type="float" office:value="680.59686886399993" table:style-name="ce45">
            <text:p><text:s/>681<text:s/></text:p>
          </table:table-cell>
          <table:table-cell office:value-type="float" office:value="2245.2191821039996" table:style-name="ce45">
            <text:p><text:s/>2,245<text:s/></text:p>
          </table:table-cell>
          <table:table-cell office:value-type="float" office:value="229.88973132532143" table:style-name="ce45">
            <text:p><text:s/>230<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Heroin</text:p>
          </table:table-cell>
          <table:table-cell office:value-type="string" table:style-name="ce122">
            <text:p>kg</text:p>
          </table:table-cell>
          <table:table-cell office:value-type="float" office:value="1003.3060615243999" table:style-name="ce45">
            <text:p><text:s/>1,003<text:s/></text:p>
          </table:table-cell>
          <table:table-cell office:value-type="float" office:value="1040.5506260659997" table:style-name="ce45">
            <text:p><text:s/>1,041<text:s/></text:p>
          </table:table-cell>
          <table:table-cell office:value-type="float" office:value="1552.1771381369986" table:style-name="ce45">
            <text:p><text:s/>1,552<text:s/></text:p>
          </table:table-cell>
          <table:table-cell office:value-type="float" office:value="1516.3525531539999" table:style-name="ce45">
            <text:p><text:s/>1,516<text:s/></text:p>
          </table:table-cell>
          <table:table-cell office:value-type="float" office:value="731.71350371999995" table:style-name="ce45">
            <text:p><text:s/>732<text:s/></text:p>
          </table:table-cell>
          <table:table-cell office:value-type="float" office:value="1848.7194483310002" table:style-name="ce45">
            <text:p><text:s/>1,849<text:s/></text:p>
          </table:table-cell>
          <table:table-cell office:value-type="float" office:value="752.03973581500031" table:style-name="ce45">
            <text:p><text:s/>752<text:s/></text:p>
          </table:table-cell>
          <table:table-cell office:value-type="float" office:value="642.18079227599969" table:style-name="ce45">
            <text:p><text:s/>642<text:s/></text:p>
          </table:table-cell>
          <table:table-cell office:value-type="float" office:value="1113.3769329480001" table:style-name="ce45">
            <text:p><text:s/>1,113<text:s/></text:p>
          </table:table-cell>
          <table:table-cell office:value-type="float" office:value="805.96148247399992" table:style-name="ce45">
            <text:p><text:s/>806<text:s/></text:p>
          </table:table-cell>
          <table:table-cell office:value-type="float" office:value="782.57459988700077" table:style-name="ce45">
            <text:p><text:s/>783<text:s/></text:p>
          </table:table-cell>
          <table:table-cell office:value-type="float" office:value="494.12361063399993" table:style-name="ce45">
            <text:p><text:s/>494<text:s/></text:p>
          </table:table-cell>
          <table:table-cell office:value-type="float" office:value="754.33520746620002" table:style-name="ce68">
            <text:p><text:s/>754<text:s/></text:p>
          </table:table-cell>
          <table:table-cell office:value-type="float" office:value="52.661235211636196" table:style-name="ce142">
            <text:p><text:s/>53<text:s/></text:p>
          </table:table-cell>
          <table:table-cell office:value-type="float" office:value="494.12361063399993" table:style-name="ce45">
            <text:p><text:s/>494<text:s/></text:p>
          </table:table-cell>
          <table:table-cell office:value-type="float" office:value="745.33520746620002" table:style-name="ce45">
            <text:p><text:s/>745<text:s/></text:p>
          </table:table-cell>
          <table:table-cell office:value-type="float" office:value="50.839828623019166" table:style-name="ce45">
            <text:p><text:s/>51<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LSD<text:s/><text:span text:style-name="T3">3</text:span></text:p>
          </table:table-cell>
          <table:table-cell office:value-type="string" table:style-name="ce122">
            <text:p>dose (000s)</text:p>
          </table:table-cell>
          <table:table-cell office:value-type="float" office:value="39.00502000000003" table:style-name="ce45">
            <text:p><text:s/>39<text:s/></text:p>
          </table:table-cell>
          <table:table-cell office:value-type="float" office:value="5.4680000000000009" table:style-name="ce45">
            <text:p><text:s/>5<text:s/></text:p>
          </table:table-cell>
          <table:table-cell office:value-type="float" office:value="19.919999999999998" table:style-name="ce45">
            <text:p><text:s/>20<text:s/></text:p>
          </table:table-cell>
          <table:table-cell office:value-type="float" office:value="5.0559999999999992" table:style-name="ce45">
            <text:p><text:s/>5<text:s/></text:p>
          </table:table-cell>
          <table:table-cell office:value-type="float" office:value="6.1809999999999983" table:style-name="ce45">
            <text:p><text:s/>6<text:s/></text:p>
          </table:table-cell>
          <table:table-cell office:value-type="float" office:value="5.3079999999999989" table:style-name="ce45">
            <text:p><text:s/>5<text:s/></text:p>
          </table:table-cell>
          <table:table-cell office:value-type="float" office:value="3.5279999999999996" table:style-name="ce45">
            <text:p><text:s/>4<text:s/></text:p>
          </table:table-cell>
          <table:table-cell office:value-type="float" office:value="5.2462000000000009" table:style-name="ce45">
            <text:p><text:s/>5<text:s/></text:p>
          </table:table-cell>
          <table:table-cell office:value-type="float" office:value="3.4799999999999995" table:style-name="ce45">
            <text:p><text:s/>3<text:s/></text:p>
          </table:table-cell>
          <table:table-cell office:value-type="float" office:value="2.3199999999999994" table:style-name="ce45">
            <text:p><text:s/>2<text:s/></text:p>
          </table:table-cell>
          <table:table-cell office:value-type="float" office:value="1.774" table:style-name="ce45">
            <text:p><text:s/>2<text:s/></text:p>
          </table:table-cell>
          <table:table-cell office:value-type="float" office:value="3.3514999999999988" table:style-name="ce45">
            <text:p><text:s/>3<text:s/></text:p>
          </table:table-cell>
          <table:table-cell office:value-type="float" office:value="54.070099999999996" table:style-name="ce68">
            <text:p><text:s/>54<text:s/></text:p>
          </table:table-cell>
          <table:table-cell office:value-type="float" office:value="1513.3104580038794" table:style-name="ce142">
            <text:p><text:s/>1,513<text:s/></text:p>
          </table:table-cell>
          <table:table-cell office:value-type="float" office:value="3.3474999999999993" table:style-name="ce45">
            <text:p><text:s/>3<text:s/></text:p>
          </table:table-cell>
          <table:table-cell office:value-type="float" office:value="54.059100000000001" table:style-name="ce45">
            <text:p><text:s/>54<text:s/></text:p>
          </table:table-cell>
          <table:table-cell office:value-type="float" office:value="1514.9096340552655" table:style-name="ce45">
            <text:p><text:s/>1,515<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Methadone<text:s/><text:span text:style-name="T3">16</text:span></text:p>
          </table:table-cell>
          <table:table-cell office:value-type="string" table:style-name="ce122">
            <text:p>dose (000s)</text:p>
          </table:table-cell>
          <table:table-cell office:value-type="float" office:value="96.218608999999972" table:style-name="ce45">
            <text:p><text:s/>96<text:s/></text:p>
          </table:table-cell>
          <table:table-cell office:value-type="float" office:value="100.80116090000001" table:style-name="ce45">
            <text:p><text:s/>101<text:s/></text:p>
          </table:table-cell>
          <table:table-cell office:value-type="float" office:value="205.48596469999998" table:style-name="ce45">
            <text:p><text:s/>205<text:s/></text:p>
          </table:table-cell>
          <table:table-cell office:value-type="float" office:value="150.23835749999995" table:style-name="ce45">
            <text:p><text:s/>150<text:s/></text:p>
          </table:table-cell>
          <table:table-cell office:value-type="float" office:value="172.4191399" table:style-name="ce45">
            <text:p><text:s/>172<text:s/></text:p>
          </table:table-cell>
          <table:table-cell office:value-type="float" office:value="84.929620070999988" table:style-name="ce45">
            <text:p><text:s/>85<text:s/></text:p>
          </table:table-cell>
          <table:table-cell office:value-type="float" office:value="102.03001005499999" table:style-name="ce45">
            <text:p><text:s/>102<text:s/></text:p>
          </table:table-cell>
          <table:table-cell office:value-type="float" office:value="75.356722400000038" table:style-name="ce45">
            <text:p><text:s/>75<text:s/></text:p>
          </table:table-cell>
          <table:table-cell office:value-type="float" office:value="59.637835000000024" table:style-name="ce45">
            <text:p><text:s/>60<text:s/></text:p>
          </table:table-cell>
          <table:table-cell office:value-type="float" office:value="47.469251999999997" table:style-name="ce45">
            <text:p><text:s/>47<text:s/></text:p>
          </table:table-cell>
          <table:table-cell office:value-type="float" office:value="56.274718" table:style-name="ce45">
            <text:p><text:s/>56<text:s/></text:p>
          </table:table-cell>
          <table:table-cell office:value-type="float" office:value="53.188842999999991" table:style-name="ce45">
            <text:p><text:s/>53<text:s/></text:p>
          </table:table-cell>
          <table:table-cell office:value-type="float" office:value="30.303169" table:style-name="ce68">
            <text:p><text:s/>30<text:s/></text:p>
          </table:table-cell>
          <table:table-cell office:value-type="float" office:value="-43.027207792431199" table:style-name="ce142">
            <text:p>-43<text:s/></text:p>
          </table:table-cell>
          <table:table-cell office:value-type="float" office:value="53.180842999999989" table:style-name="ce45">
            <text:p><text:s/>53<text:s/></text:p>
          </table:table-cell>
          <table:table-cell office:value-type="float" office:value="30.298169000000001" table:style-name="ce45">
            <text:p><text:s/>30<text:s/></text:p>
          </table:table-cell>
          <table:table-cell office:value-type="float" office:value="-43.028039250900918" table:style-name="ce45">
            <text:p>-43<text:s/></text:p>
          </table:table-cell>
          <table:table-cell table:style-name="ce113"/>
          <table:table-cell table:style-name="ce130"/>
          <table:table-cell table:number-columns-repeated="16362"/>
        </table:table-row>
        <table:table-row table:style-name="ro5">
          <table:table-cell table:style-name="ce118"/>
          <table:table-cell office:value-type="string" table:style-name="ce121">
            <text:p>Morphine</text:p>
          </table:table-cell>
          <table:table-cell office:value-type="string" table:style-name="ce122">
            <text:p>dose (000s)</text:p>
          </table:table-cell>
          <table:table-cell office:value-type="float" office:value="3.3935429809999995" table:style-name="ce45">
            <text:p><text:s/>3<text:s/></text:p>
          </table:table-cell>
          <table:table-cell office:value-type="float" office:value="5.0747661651279987" table:style-name="ce45">
            <text:p><text:s/>5<text:s/></text:p>
          </table:table-cell>
          <table:table-cell office:value-type="float" office:value="3.2295646399999987" table:style-name="ce45">
            <text:p><text:s/>3<text:s/></text:p>
          </table:table-cell>
          <table:table-cell office:value-type="float" office:value="5.9715549030000004" table:style-name="ce45">
            <text:p><text:s/>6<text:s/></text:p>
          </table:table-cell>
          <table:table-cell office:value-type="float" office:value="7.5180198720339986" table:style-name="ce45">
            <text:p><text:s/>8<text:s/></text:p>
          </table:table-cell>
          <table:table-cell office:value-type="float" office:value="39.506898057033006" table:style-name="ce45">
            <text:p><text:s/>40<text:s/></text:p>
          </table:table-cell>
          <table:table-cell office:value-type="float" office:value="6.4840037280000011" table:style-name="ce45">
            <text:p><text:s/>6<text:s/></text:p>
          </table:table-cell>
          <table:table-cell office:value-type="float" office:value="6.5289550269999994" table:style-name="ce45">
            <text:p><text:s/>7<text:s/></text:p>
          </table:table-cell>
          <table:table-cell office:value-type="float" office:value="14.069103705779998" table:style-name="ce45">
            <text:p><text:s/>14<text:s/></text:p>
          </table:table-cell>
          <table:table-cell office:value-type="float" office:value="6.9346035849999987" table:style-name="ce45">
            <text:p><text:s/>7<text:s/></text:p>
          </table:table-cell>
          <table:table-cell office:value-type="float" office:value="7.9649188967399995" table:style-name="ce45">
            <text:p><text:s/>8<text:s/></text:p>
          </table:table-cell>
          <table:table-cell office:value-type="float" office:value="9.2556590890000034" table:style-name="ce45">
            <text:p><text:s/>9<text:s/></text:p>
          </table:table-cell>
          <table:table-cell office:value-type="float" office:value="21.831295492199999" table:style-name="ce68">
            <text:p><text:s/>22<text:s/></text:p>
          </table:table-cell>
          <table:table-cell office:value-type="float" office:value="135.86970179298908" table:style-name="ce142">
            <text:p><text:s/>136<text:s/></text:p>
          </table:table-cell>
          <table:table-cell office:value-type="float" office:value="9.2526590890000033" table:style-name="ce45">
            <text:p><text:s/>9<text:s/></text:p>
          </table:table-cell>
          <table:table-cell office:value-type="float" office:value="21.824295492199997" table:style-name="ce45">
            <text:p><text:s/>22<text:s/></text:p>
          </table:table-cell>
          <table:table-cell office:value-type="float" office:value="135.87052416257018" table:style-name="ce45">
            <text:p><text:s/>136<text:s/></text:p>
          </table:table-cell>
          <table:table-cell table:style-name="ce113"/>
          <table:table-cell table:style-name="ce130"/>
          <table:table-cell table:number-columns-repeated="16362"/>
        </table:table-row>
        <table:table-row table:style-name="ro5">
          <table:table-cell table:style-name="ce118"/>
          <table:table-cell table:style-name="ce121"/>
          <table:table-cell table:style-name="ce122"/>
          <table:table-cell table:number-columns-repeated="12" table:style-name="ce45"/>
          <table:table-cell table:style-name="ce68"/>
          <table:table-cell table:style-name="ce142"/>
          <table:table-cell table:number-columns-repeated="3" table:style-name="ce45"/>
          <table:table-cell table:style-name="ce113"/>
          <table:table-cell table:style-name="ce130"/>
          <table:table-cell table:number-columns-repeated="16362"/>
        </table:table-row>
        <table:table-row table:style-name="ro5">
          <table:table-cell office:value-type="string" table:style-name="ce120">
            <text:p>Class B</text:p>
          </table:table-cell>
          <table:table-cell office:value-type="string" table:style-name="ce123">
            <text:p>Herbal cannabis<text:s/><text:span text:style-name="T3">14</text:span></text:p>
          </table:table-cell>
          <table:table-cell office:value-type="string" table:style-name="ce122">
            <text:p>kg</text:p>
          </table:table-cell>
          <table:table-cell office:value-type="float" office:value="25679.245185701428" table:style-name="ce45">
            <text:p><text:s/>25,679<text:s/></text:p>
          </table:table-cell>
          <table:table-cell office:value-type="float" office:value="19927.284007187198" table:style-name="ce45">
            <text:p><text:s/>19,927<text:s/></text:p>
          </table:table-cell>
          <table:table-cell office:value-type="float" office:value="33362.722484007623" table:style-name="ce45">
            <text:p><text:s/>33,363<text:s/></text:p>
          </table:table-cell>
          <table:table-cell office:value-type="float" office:value="17950.927181353716" table:style-name="ce45">
            <text:p><text:s/>17,951<text:s/></text:p>
          </table:table-cell>
          <table:table-cell office:value-type="float" office:value="20693.48462806001" table:style-name="ce45">
            <text:p><text:s/>20,693<text:s/></text:p>
          </table:table-cell>
          <table:table-cell office:value-type="float" office:value="22326.160422484067" table:style-name="ce45">
            <text:p><text:s/>22,326<text:s/></text:p>
          </table:table-cell>
          <table:table-cell office:value-type="float" office:value="12363.000640002931" table:style-name="ce45">
            <text:p><text:s/>12,363<text:s/></text:p>
          </table:table-cell>
          <table:table-cell office:value-type="float" office:value="17982.820201211092" table:style-name="ce45">
            <text:p><text:s/>17,983<text:s/></text:p>
          </table:table-cell>
          <table:table-cell office:value-type="float" office:value="15105.213386299365" table:style-name="ce45">
            <text:p><text:s/>15,105<text:s/></text:p>
          </table:table-cell>
          <table:table-cell office:value-type="float" office:value="30492.749953505536" table:style-name="ce45">
            <text:p><text:s/>30,493<text:s/></text:p>
          </table:table-cell>
          <table:table-cell office:value-type="float" office:value="11861.23868458968" table:style-name="ce45">
            <text:p><text:s/>11,861<text:s/></text:p>
          </table:table-cell>
          <table:table-cell office:value-type="float" office:value="28669.182158616277" table:style-name="ce45">
            <text:p><text:s/>28,669<text:s/></text:p>
          </table:table-cell>
          <table:table-cell office:value-type="float" office:value="16691.760697603982" table:style-name="ce68">
            <text:p><text:s/>16,692<text:s/></text:p>
          </table:table-cell>
          <table:table-cell office:value-type="float" office:value="-41.778036759979855" table:style-name="ce142">
            <text:p>-42<text:s/></text:p>
          </table:table-cell>
          <table:table-cell office:value-type="float" office:value="28652.182158616277" table:style-name="ce45">
            <text:p><text:s/>28,652<text:s/></text:p>
          </table:table-cell>
          <table:table-cell office:value-type="float" office:value="16618.760697603982" table:style-name="ce45">
            <text:p><text:s/>16,619<text:s/></text:p>
          </table:table-cell>
          <table:table-cell office:value-type="float" office:value="-41.998272223721735" table:style-name="ce45">
            <text:p>-42<text:s/></text:p>
          </table:table-cell>
          <table:table-cell table:style-name="ce113"/>
          <table:table-cell table:style-name="ce130"/>
          <table:table-cell table:number-columns-repeated="16362"/>
        </table:table-row>
        <table:table-row table:style-name="ro5">
          <table:table-cell table:style-name="ce118"/>
          <table:table-cell office:value-type="string" table:style-name="ce123">
            <text:p>Cannabis resin<text:s/><text:span text:style-name="T3">14</text:span></text:p>
          </table:table-cell>
          <table:table-cell office:value-type="string" table:style-name="ce122">
            <text:p>kg</text:p>
          </table:table-cell>
          <table:table-cell office:value-type="float" office:value="19721.309756578794" table:style-name="ce45">
            <text:p><text:s/>19,721<text:s/></text:p>
          </table:table-cell>
          <table:table-cell office:value-type="float" office:value="16568.02688605589" table:style-name="ce45">
            <text:p><text:s/>16,568<text:s/></text:p>
          </table:table-cell>
          <table:table-cell office:value-type="float" office:value="31798.767179259066" table:style-name="ce45">
            <text:p><text:s/>31,799<text:s/></text:p>
          </table:table-cell>
          <table:table-cell office:value-type="float" office:value="12562.578409120011" table:style-name="ce45">
            <text:p><text:s/>12,563<text:s/></text:p>
          </table:table-cell>
          <table:table-cell office:value-type="float" office:value="18658.530410826992" table:style-name="ce45">
            <text:p><text:s/>18,659<text:s/></text:p>
          </table:table-cell>
          <table:table-cell office:value-type="float" office:value="19478.180684412018" table:style-name="ce45">
            <text:p><text:s/>19,478<text:s/></text:p>
          </table:table-cell>
          <table:table-cell office:value-type="float" office:value="11326.733178116006" table:style-name="ce45">
            <text:p><text:s/>11,327<text:s/></text:p>
          </table:table-cell>
          <table:table-cell office:value-type="float" office:value="736.00257550099991" table:style-name="ce45">
            <text:p><text:s/>736<text:s/></text:p>
          </table:table-cell>
          <table:table-cell office:value-type="float" office:value="7405.2575028140081" table:style-name="ce45">
            <text:p><text:s/>7,405<text:s/></text:p>
          </table:table-cell>
          <table:table-cell office:value-type="float" office:value="7034.7506275279993" table:style-name="ce45">
            <text:p><text:s/>7,035<text:s/></text:p>
          </table:table-cell>
          <table:table-cell office:value-type="float" office:value="5837.5432329365012" table:style-name="ce45">
            <text:p><text:s/>5,838<text:s/></text:p>
          </table:table-cell>
          <table:table-cell office:value-type="float" office:value="7781.3075018404998" table:style-name="ce45">
            <text:p><text:s/>7,781<text:s/></text:p>
          </table:table-cell>
          <table:table-cell office:value-type="float" office:value="4625.7669052965002" table:style-name="ce68">
            <text:p><text:s/>4,626<text:s/></text:p>
          </table:table-cell>
          <table:table-cell office:value-type="float" office:value="-40.55283248731174" table:style-name="ce142">
            <text:p>-41<text:s/></text:p>
          </table:table-cell>
          <table:table-cell office:value-type="float" office:value="7780.3075018404998" table:style-name="ce45">
            <text:p><text:s/>7,780<text:s/></text:p>
          </table:table-cell>
          <table:table-cell office:value-type="float" office:value="4624.7669052965002" table:style-name="ce45">
            <text:p><text:s/>4,625<text:s/></text:p>
          </table:table-cell>
          <table:table-cell office:value-type="float" office:value="-40.558044727634844" table:style-name="ce45">
            <text:p>-41<text:s/></text:p>
          </table:table-cell>
          <table:table-cell table:style-name="ce113"/>
          <table:table-cell table:style-name="ce130"/>
          <table:table-cell table:number-columns-repeated="16362"/>
        </table:table-row>
        <table:table-row table:style-name="ro5">
          <table:table-cell table:style-name="ce118"/>
          <table:table-cell office:value-type="string" table:style-name="ce123">
            <text:p>Cannabis plants<text:s/><text:span text:style-name="T3">14</text:span></text:p>
          </table:table-cell>
          <table:table-cell office:value-type="string" table:style-name="ce122">
            <text:p>plant</text:p>
          </table:table-cell>
          <table:table-cell office:value-type="float" office:value="344360" table:style-name="ce45">
            <text:p><text:s/>344,360<text:s/></text:p>
          </table:table-cell>
          <table:table-cell office:value-type="float" office:value="508460" table:style-name="ce45">
            <text:p><text:s/>508,460<text:s/></text:p>
          </table:table-cell>
          <table:table-cell office:value-type="float" office:value="643510" table:style-name="ce45">
            <text:p><text:s/>643,510<text:s/></text:p>
          </table:table-cell>
          <table:table-cell office:value-type="float" office:value="758943" table:style-name="ce45">
            <text:p><text:s/>758,943<text:s/></text:p>
          </table:table-cell>
          <table:table-cell office:value-type="float" office:value="729584" table:style-name="ce45">
            <text:p><text:s/>729,584<text:s/></text:p>
          </table:table-cell>
          <table:table-cell office:value-type="float" office:value="639227" table:style-name="ce45">
            <text:p><text:s/>639,227<text:s/></text:p>
          </table:table-cell>
          <table:table-cell office:value-type="float" office:value="516666" table:style-name="ce45">
            <text:p><text:s/>516,666<text:s/></text:p>
          </table:table-cell>
          <table:table-cell office:value-type="float" office:value="458062" table:style-name="ce45">
            <text:p><text:s/>458,062<text:s/></text:p>
          </table:table-cell>
          <table:table-cell office:value-type="float" office:value="366841" table:style-name="ce45">
            <text:p><text:s/>366,841<text:s/></text:p>
          </table:table-cell>
          <table:table-cell office:value-type="float" office:value="393702" table:style-name="ce45">
            <text:p><text:s/>393,702<text:s/></text:p>
          </table:table-cell>
          <table:table-cell office:value-type="float" office:value="318988" table:style-name="ce45">
            <text:p><text:s/>318,988<text:s/></text:p>
          </table:table-cell>
          <table:table-cell office:value-type="float" office:value="354540" table:style-name="ce45">
            <text:p><text:s/>354,540<text:s/></text:p>
          </table:table-cell>
          <table:table-cell office:value-type="float" office:value="395843" table:style-name="ce68">
            <text:p><text:s/>395,843<text:s/></text:p>
          </table:table-cell>
          <table:table-cell office:value-type="float" office:value="11.649743329384554" table:style-name="ce142">
            <text:p><text:s/>12<text:s/></text:p>
          </table:table-cell>
          <table:table-cell office:value-type="float" office:value="350078" table:style-name="ce45">
            <text:p><text:s/>350,078<text:s/></text:p>
          </table:table-cell>
          <table:table-cell office:value-type="float" office:value="381894" table:style-name="ce45">
            <text:p><text:s/>381,894<text:s/></text:p>
          </table:table-cell>
          <table:table-cell office:value-type="float" office:value="9.088260330554899" table:style-name="ce45">
            <text:p><text:s/>9<text:s/></text:p>
          </table:table-cell>
          <table:table-cell table:style-name="ce113"/>
          <table:table-cell table:style-name="ce130"/>
          <table:table-cell table:number-columns-repeated="16362"/>
        </table:table-row>
        <table:table-row table:style-name="ro5">
          <table:table-cell table:style-name="ce118"/>
          <table:table-cell office:value-type="string" table:style-name="ce123">
            <text:p>Amphetamines</text:p>
          </table:table-cell>
          <table:table-cell office:value-type="string" table:style-name="ce122">
            <text:p>kg</text:p>
          </table:table-cell>
          <table:table-cell office:value-type="float" office:value="1359.1788194799001" table:style-name="ce45">
            <text:p><text:s/>1,359<text:s/></text:p>
          </table:table-cell>
          <table:table-cell office:value-type="float" office:value="1765.1668914230199" table:style-name="ce45">
            <text:p><text:s/>1,765<text:s/></text:p>
          </table:table-cell>
          <table:table-cell office:value-type="float" office:value="2938.6734828959993" table:style-name="ce45">
            <text:p><text:s/>2,939<text:s/></text:p>
          </table:table-cell>
          <table:table-cell office:value-type="float" office:value="1325.9687422729999" table:style-name="ce45">
            <text:p><text:s/>1,326<text:s/></text:p>
          </table:table-cell>
          <table:table-cell office:value-type="float" office:value="711.01192311799991" table:style-name="ce45">
            <text:p><text:s/>711<text:s/></text:p>
          </table:table-cell>
          <table:table-cell office:value-type="float" office:value="1062.242893958" table:style-name="ce45">
            <text:p><text:s/>1,062<text:s/></text:p>
          </table:table-cell>
          <table:table-cell office:value-type="float" office:value="1436.6918312610003" table:style-name="ce45">
            <text:p><text:s/>1,437<text:s/></text:p>
          </table:table-cell>
          <table:table-cell office:value-type="float" office:value="1217.4265164390001" table:style-name="ce45">
            <text:p><text:s/>1,217<text:s/></text:p>
          </table:table-cell>
          <table:table-cell office:value-type="float" office:value="612.21055308900986" table:style-name="ce45">
            <text:p><text:s/>612<text:s/></text:p>
          </table:table-cell>
          <table:table-cell office:value-type="float" office:value="458.88649163419996" table:style-name="ce45">
            <text:p><text:s/>459<text:s/></text:p>
          </table:table-cell>
          <table:table-cell office:value-type="float" office:value="1242.0173632480003" table:style-name="ce45">
            <text:p><text:s/>1,242<text:s/></text:p>
          </table:table-cell>
          <table:table-cell office:value-type="float" office:value="1592.6844581180003" table:style-name="ce45">
            <text:p><text:s/>1,593<text:s/></text:p>
          </table:table-cell>
          <table:table-cell office:value-type="float" office:value="668.08502448640002" table:style-name="ce68">
            <text:p><text:s/>668<text:s/></text:p>
          </table:table-cell>
          <table:table-cell office:value-type="float" office:value="-58.05289484171621" table:style-name="ce142">
            <text:p>-58<text:s/></text:p>
          </table:table-cell>
          <table:table-cell office:value-type="float" office:value="1591.6844581180003" table:style-name="ce45">
            <text:p><text:s/>1,592<text:s/></text:p>
          </table:table-cell>
          <table:table-cell office:value-type="float" office:value="666.08502448640002" table:style-name="ce45">
            <text:p><text:s/>666<text:s/></text:p>
          </table:table-cell>
          <table:table-cell office:value-type="float" office:value="-58.152193979830933" table:style-name="ce45">
            <text:p>-58<text:s/></text:p>
          </table:table-cell>
          <table:table-cell table:style-name="ce113"/>
          <table:table-cell table:style-name="ce130"/>
          <table:table-cell table:number-columns-repeated="16362"/>
        </table:table-row>
        <table:table-row table:style-name="ro5">
          <table:table-cell table:style-name="ce118"/>
          <table:table-cell office:value-type="string" table:style-name="ce123">
            <text:p>Barbiturates<text:s/><text:span text:style-name="T3">16</text:span></text:p>
          </table:table-cell>
          <table:table-cell office:value-type="string" table:style-name="ce122">
            <text:p>dose (000s)</text:p>
          </table:table-cell>
          <table:table-cell office:value-type="float" office:value="310.767" table:style-name="ce45">
            <text:p><text:s/>311<text:s/></text:p>
          </table:table-cell>
          <table:table-cell office:value-type="float" office:value="1.8749999999999998" table:style-name="ce45">
            <text:p><text:s/>2<text:s/></text:p>
          </table:table-cell>
          <table:table-cell office:value-type="float" office:value="23.422000000000001" table:style-name="ce45">
            <text:p><text:s/>23<text:s/></text:p>
          </table:table-cell>
          <table:table-cell office:value-type="float" office:value="0.5968" table:style-name="ce45">
            <text:p><text:s/>1<text:s/></text:p>
          </table:table-cell>
          <table:table-cell office:value-type="float" office:value="0.32700000000000001" table:style-name="ce45">
            <text:p><text:s/>0<text:s/></text:p>
          </table:table-cell>
          <table:table-cell office:value-type="float" office:value="0.156" table:style-name="ce45">
            <text:p><text:s/>0<text:s/></text:p>
          </table:table-cell>
          <table:table-cell office:value-type="float" office:value="0.18400000000000002" table:style-name="ce45">
            <text:p><text:s/>0<text:s/></text:p>
          </table:table-cell>
          <table:table-cell office:value-type="float" office:value="7.1000000000000008E-2" table:style-name="ce45">
            <text:p><text:s/>0<text:s/></text:p>
          </table:table-cell>
          <table:table-cell office:value-type="float" office:value="1.5309999999999999" table:style-name="ce45">
            <text:p><text:s/>2<text:s/></text:p>
          </table:table-cell>
          <table:table-cell office:value-type="float" office:value="0.108" table:style-name="ce45">
            <text:p><text:s/>0<text:s/></text:p>
          </table:table-cell>
          <table:table-cell office:value-type="float" office:value="8.8000000000000009E-2" table:style-name="ce45">
            <text:p><text:s/>0<text:s/></text:p>
          </table:table-cell>
          <table:table-cell office:value-type="float" office:value="0.10500000000000001" table:style-name="ce45">
            <text:p><text:s/>0<text:s/></text:p>
          </table:table-cell>
          <table:table-cell office:value-type="float" office:value="0.7430000000000001" table:style-name="ce68">
            <text:p><text:s/>1<text:s/></text:p>
          </table:table-cell>
          <table:table-cell office:value-type="float" office:value="607.61904761904771" table:style-name="ce142">
            <text:p><text:s/>608<text:s/></text:p>
          </table:table-cell>
          <table:table-cell office:value-type="float" office:value="0.10500000000000001" table:style-name="ce45">
            <text:p><text:s/>0<text:s/></text:p>
          </table:table-cell>
          <table:table-cell office:value-type="float" office:value="0.7430000000000001" table:style-name="ce45">
            <text:p><text:s/>1<text:s/></text:p>
          </table:table-cell>
          <table:table-cell office:value-type="float" office:value="607.61904761904771" table:style-name="ce45">
            <text:p><text:s/>608<text:s/></text:p>
          </table:table-cell>
          <table:table-cell table:style-name="ce113"/>
          <table:table-cell table:style-name="ce130"/>
          <table:table-cell table:number-columns-repeated="16362"/>
        </table:table-row>
        <table:table-row table:style-name="ro5">
          <table:table-cell table:style-name="ce112"/>
          <table:table-cell office:value-type="string" table:style-name="ce123">
            <text:p>Ketamine<text:s/><text:span text:style-name="T3">15, 18</text:span></text:p>
          </table:table-cell>
          <table:table-cell office:value-type="string" table:style-name="ce122">
            <text:p>kg</text:p>
          </table:table-cell>
          <table:table-cell office:value-type="float" office:value="2.6940294219999998" table:style-name="ce45">
            <text:p><text:s/>3<text:s/></text:p>
          </table:table-cell>
          <table:table-cell office:value-type="float" office:value="7.220089573000001" table:style-name="ce45">
            <text:p><text:s/>7<text:s/></text:p>
          </table:table-cell>
          <table:table-cell office:value-type="float" office:value="27.041633340000008" table:style-name="ce45">
            <text:p><text:s/>27<text:s/></text:p>
          </table:table-cell>
          <table:table-cell office:value-type="float" office:value="293.482274652" table:style-name="ce45">
            <text:p><text:s/>293<text:s/></text:p>
          </table:table-cell>
          <table:table-cell office:value-type="float" office:value="801.95328677499992" table:style-name="ce45">
            <text:p><text:s/>802<text:s/></text:p>
          </table:table-cell>
          <table:table-cell office:value-type="float" office:value="80.706468891" table:style-name="ce45">
            <text:p><text:s/>81<text:s/></text:p>
          </table:table-cell>
          <table:table-cell office:value-type="float" office:value="243.86288557999995" table:style-name="ce45">
            <text:p><text:s/>244<text:s/></text:p>
          </table:table-cell>
          <table:table-cell office:value-type="float" office:value="360.21543952399992" table:style-name="ce45">
            <text:p><text:s/>360<text:s/></text:p>
          </table:table-cell>
          <table:table-cell office:value-type="float" office:value="107.86008601300001" table:style-name="ce45">
            <text:p><text:s/>108<text:s/></text:p>
          </table:table-cell>
          <table:table-cell office:value-type="float" office:value="307.57996895999997" table:style-name="ce45">
            <text:p><text:s/>308<text:s/></text:p>
          </table:table-cell>
          <table:table-cell office:value-type="float" office:value="253.47580299000001" table:style-name="ce45">
            <text:p><text:s/>253<text:s/></text:p>
          </table:table-cell>
          <table:table-cell office:value-type="float" office:value="246.51838149000008" table:style-name="ce45">
            <text:p><text:s/>247<text:s/></text:p>
          </table:table-cell>
          <table:table-cell office:value-type="float" office:value="155.23453438000001" table:style-name="ce68">
            <text:p><text:s/>155<text:s/></text:p>
          </table:table-cell>
          <table:table-cell office:value-type="float" office:value="-37.029225390116785" table:style-name="ce142">
            <text:p>-37<text:s/></text:p>
          </table:table-cell>
          <table:table-cell office:value-type="float" office:value="246.51838149000008" table:style-name="ce45">
            <text:p><text:s/>247<text:s/></text:p>
          </table:table-cell>
          <table:table-cell office:value-type="float" office:value="155.23453438000001" table:style-name="ce45">
            <text:p><text:s/>155<text:s/></text:p>
          </table:table-cell>
          <table:table-cell office:value-type="float" office:value="-37.029225390116785" table:style-name="ce45">
            <text:p>-37<text:s/></text:p>
          </table:table-cell>
          <table:table-cell table:style-name="ce113"/>
          <table:table-cell table:style-name="ce130"/>
          <table:table-cell table:number-columns-repeated="16362"/>
        </table:table-row>
        <table:table-row table:style-name="ro5">
          <table:table-cell table:style-name="ce120"/>
          <table:table-cell table:style-name="ce123"/>
          <table:table-cell table:style-name="ce122"/>
          <table:table-cell table:number-columns-repeated="12" table:style-name="ce45"/>
          <table:table-cell table:style-name="ce68"/>
          <table:table-cell table:style-name="ce142"/>
          <table:table-cell table:number-columns-repeated="3" table:style-name="ce45"/>
          <table:table-cell table:style-name="ce113"/>
          <table:table-cell table:style-name="ce130"/>
          <table:table-cell table:number-columns-repeated="16362"/>
        </table:table-row>
        <table:table-row table:style-name="ro5">
          <table:table-cell office:value-type="string" table:style-name="ce120">
            <text:p>Class C</text:p>
          </table:table-cell>
          <table:table-cell office:value-type="string" table:style-name="ce123">
            <text:p>Anabolic steroids</text:p>
          </table:table-cell>
          <table:table-cell office:value-type="string" table:style-name="ce122">
            <text:p>dose (000s)</text:p>
          </table:table-cell>
          <table:table-cell office:value-type="float" office:value="5054.7003873993826" table:style-name="ce45">
            <text:p><text:s/>5,055<text:s/></text:p>
          </table:table-cell>
          <table:table-cell office:value-type="float" office:value="6985.5258533400001" table:style-name="ce45">
            <text:p><text:s/>6,986<text:s/></text:p>
          </table:table-cell>
          <table:table-cell office:value-type="float" office:value="3947.7900250999992" table:style-name="ce45">
            <text:p><text:s/>3,948<text:s/></text:p>
          </table:table-cell>
          <table:table-cell office:value-type="float" office:value="3486.4687670500002" table:style-name="ce45">
            <text:p><text:s/>3,486<text:s/></text:p>
          </table:table-cell>
          <table:table-cell office:value-type="float" office:value="2797.1923736937697" table:style-name="ce45">
            <text:p><text:s/>2,797<text:s/></text:p>
          </table:table-cell>
          <table:table-cell office:value-type="float" office:value="1040.3156401434501" table:style-name="ce45">
            <text:p><text:s/>1,040<text:s/></text:p>
          </table:table-cell>
          <table:table-cell office:value-type="float" office:value="1487.55565832" table:style-name="ce45">
            <text:p><text:s/>1,488<text:s/></text:p>
          </table:table-cell>
          <table:table-cell office:value-type="float" office:value="2939.12994437" table:style-name="ce45">
            <text:p><text:s/>2,939<text:s/></text:p>
          </table:table-cell>
          <table:table-cell office:value-type="float" office:value="16000.268430258891" table:style-name="ce45">
            <text:p><text:s/>16,000<text:s/></text:p>
          </table:table-cell>
          <table:table-cell office:value-type="float" office:value="4949.0390267232005" table:style-name="ce45">
            <text:p><text:s/>4,949<text:s/></text:p>
          </table:table-cell>
          <table:table-cell office:value-type="float" office:value="5180.2873032857506" table:style-name="ce45">
            <text:p><text:s/>5,180<text:s/></text:p>
          </table:table-cell>
          <table:table-cell office:value-type="float" office:value="1740.5475085679097" table:style-name="ce45">
            <text:p><text:s/>1,741<text:s/></text:p>
          </table:table-cell>
          <table:table-cell office:value-type="float" office:value="2693.4222481817997" table:style-name="ce68">
            <text:p><text:s/>2,693<text:s/></text:p>
          </table:table-cell>
          <table:table-cell office:value-type="float" office:value="54.745689785732864" table:style-name="ce142">
            <text:p><text:s/>55<text:s/></text:p>
          </table:table-cell>
          <table:table-cell office:value-type="float" office:value="1740.5465085679098" table:style-name="ce45">
            <text:p><text:s/>1,741<text:s/></text:p>
          </table:table-cell>
          <table:table-cell office:value-type="float" office:value="2693.4202481818002" table:style-name="ce45">
            <text:p><text:s/>2,693<text:s/></text:p>
          </table:table-cell>
          <table:table-cell office:value-type="float" office:value="54.745663785674871" table:style-name="ce45">
            <text:p><text:s/>55<text:s/></text:p>
          </table:table-cell>
          <table:table-cell table:style-name="ce113"/>
          <table:table-cell table:style-name="ce130"/>
          <table:table-cell table:number-columns-repeated="16362"/>
        </table:table-row>
        <table:table-row table:style-name="ro5">
          <table:table-cell table:style-name="ce118"/>
          <table:table-cell office:value-type="string" table:style-name="ce123">
            <text:p>Benzodiazepines<text:s/><text:span text:style-name="T3">16</text:span></text:p>
          </table:table-cell>
          <table:table-cell office:value-type="string" table:style-name="ce122">
            <text:p>dose (000s)</text:p>
          </table:table-cell>
          <table:table-cell office:value-type="float" office:value="3274.5723659424084" table:style-name="ce45">
            <text:p><text:s/>3,275<text:s/></text:p>
          </table:table-cell>
          <table:table-cell office:value-type="float" office:value="778.60372000000007" table:style-name="ce45">
            <text:p><text:s/>779<text:s/></text:p>
          </table:table-cell>
          <table:table-cell office:value-type="float" office:value="3159.9778149999997" table:style-name="ce45">
            <text:p><text:s/>3,160<text:s/></text:p>
          </table:table-cell>
          <table:table-cell office:value-type="float" office:value="6821.6755299999995" table:style-name="ce45">
            <text:p><text:s/>6,822<text:s/></text:p>
          </table:table-cell>
          <table:table-cell office:value-type="float" office:value="784.7408777149999" table:style-name="ce45">
            <text:p><text:s/>785<text:s/></text:p>
          </table:table-cell>
          <table:table-cell office:value-type="float" office:value="443.71161934999998" table:style-name="ce45">
            <text:p><text:s/>444<text:s/></text:p>
          </table:table-cell>
          <table:table-cell office:value-type="float" office:value="525.07785250000006" table:style-name="ce45">
            <text:p><text:s/>525<text:s/></text:p>
          </table:table-cell>
          <table:table-cell office:value-type="float" office:value="358.99310454999994" table:style-name="ce45">
            <text:p><text:s/>359<text:s/></text:p>
          </table:table-cell>
          <table:table-cell office:value-type="float" office:value="344.47764435000005" table:style-name="ce45">
            <text:p><text:s/>344<text:s/></text:p>
          </table:table-cell>
          <table:table-cell office:value-type="float" office:value="246.54398127499996" table:style-name="ce45">
            <text:p><text:s/>247<text:s/></text:p>
          </table:table-cell>
          <table:table-cell office:value-type="float" office:value="567.43812109999999" table:style-name="ce45">
            <text:p><text:s/>567<text:s/></text:p>
          </table:table-cell>
          <table:table-cell office:value-type="float" office:value="547.96516170500001" table:style-name="ce45">
            <text:p><text:s/>548<text:s/></text:p>
          </table:table-cell>
          <table:table-cell office:value-type="float" office:value="567.27528364999989" table:style-name="ce68">
            <text:p><text:s/>567<text:s/></text:p>
          </table:table-cell>
          <table:table-cell office:value-type="float" office:value="3.5239689116213446" table:style-name="ce142">
            <text:p><text:s/>4<text:s/></text:p>
          </table:table-cell>
          <table:table-cell office:value-type="float" office:value="547.96216170499997" table:style-name="ce45">
            <text:p><text:s/>548<text:s/></text:p>
          </table:table-cell>
          <table:table-cell office:value-type="float" office:value="567.26928364999992" table:style-name="ce45">
            <text:p><text:s/>567<text:s/></text:p>
          </table:table-cell>
          <table:table-cell office:value-type="float" office:value="3.5234407216960584" table:style-name="ce45">
            <text:p><text:s/>4<text:s/></text:p>
          </table:table-cell>
          <table:table-cell table:style-name="ce113"/>
          <table:table-cell table:style-name="ce130"/>
          <table:table-cell table:number-columns-repeated="16362"/>
        </table:table-row>
        <table:table-row table:style-name="ro5">
          <table:table-cell table:style-name="ce113"/>
          <table:table-cell office:value-type="string" table:style-name="ce123">
            <text:p>GHB</text:p>
          </table:table-cell>
          <table:table-cell office:value-type="string" table:style-name="ce122">
            <text:p>kg</text:p>
          </table:table-cell>
          <table:table-cell office:value-type="float" office:value="8.7427229999999998" table:style-name="ce45">
            <text:p><text:s/>9<text:s/></text:p>
          </table:table-cell>
          <table:table-cell office:value-type="float" office:value="6.5988799999999994" table:style-name="ce45">
            <text:p><text:s/>7<text:s/></text:p>
          </table:table-cell>
          <table:table-cell office:value-type="float" office:value="2.0320640000000001" table:style-name="ce45">
            <text:p><text:s/>2<text:s/></text:p>
          </table:table-cell>
          <table:table-cell office:value-type="float" office:value="4.3236619999999997" table:style-name="ce45">
            <text:p><text:s/>4<text:s/></text:p>
          </table:table-cell>
          <table:table-cell office:value-type="float" office:value="4.9987459999999997" table:style-name="ce45">
            <text:p><text:s/>5<text:s/></text:p>
          </table:table-cell>
          <table:table-cell office:value-type="float" office:value="1.9579852000000004" table:style-name="ce45">
            <text:p><text:s/>2<text:s/></text:p>
          </table:table-cell>
          <table:table-cell office:value-type="float" office:value="0.58180999999999994" table:style-name="ce45">
            <text:p><text:s/>1<text:s/></text:p>
          </table:table-cell>
          <table:table-cell office:value-type="float" office:value="0.45307399999999998" table:style-name="ce45">
            <text:p><text:s/>0<text:s/></text:p>
          </table:table-cell>
          <table:table-cell office:value-type="float" office:value="1.769258" table:style-name="ce45">
            <text:p><text:s/>2<text:s/></text:p>
          </table:table-cell>
          <table:table-cell office:value-type="float" office:value="1.3655176" table:style-name="ce45">
            <text:p><text:s/>1<text:s/></text:p>
          </table:table-cell>
          <table:table-cell office:value-type="float" office:value="9.8320440000000016" table:style-name="ce45">
            <text:p><text:s/>10<text:s/></text:p>
          </table:table-cell>
          <table:table-cell office:value-type="float" office:value="0.58425199999999999" table:style-name="ce45">
            <text:p><text:s/>1<text:s/></text:p>
          </table:table-cell>
          <table:table-cell office:value-type="float" office:value="0.71761979999999992" table:style-name="ce68">
            <text:p><text:s/>1<text:s/></text:p>
          </table:table-cell>
          <table:table-cell office:value-type="float" office:value="22.827102003929788" table:style-name="ce142">
            <text:p><text:s/>23<text:s/></text:p>
          </table:table-cell>
          <table:table-cell office:value-type="float" office:value="0.58425199999999999" table:style-name="ce45">
            <text:p><text:s/>1<text:s/></text:p>
          </table:table-cell>
          <table:table-cell office:value-type="float" office:value="0.71761979999999992" table:style-name="ce45">
            <text:p><text:s/>1<text:s/></text:p>
          </table:table-cell>
          <table:table-cell office:value-type="float" office:value="22.827102003929788" table:style-name="ce45">
            <text:p><text:s/>23<text:s/></text:p>
          </table:table-cell>
          <table:table-cell table:style-name="ce113"/>
          <table:table-cell table:style-name="ce130"/>
          <table:table-cell table:number-columns-repeated="16362"/>
        </table:table-row>
        <table:table-row table:style-name="ro5">
          <table:table-cell table:style-name="ce113"/>
          <table:table-cell office:value-type="string" table:style-name="ce123">
            <text:p>Temazepam<text:s/><text:span text:style-name="T3">16</text:span></text:p>
          </table:table-cell>
          <table:table-cell office:value-type="string" table:style-name="ce122">
            <text:p>dose (000s)</text:p>
          </table:table-cell>
          <table:table-cell office:value-type="float" office:value="507.80397905759168" table:style-name="ce45">
            <text:p><text:s/>508<text:s/></text:p>
          </table:table-cell>
          <table:table-cell office:value-type="float" office:value="107.10799" table:style-name="ce45">
            <text:p><text:s/>107<text:s/></text:p>
          </table:table-cell>
          <table:table-cell office:value-type="float" office:value="209.05694999999997" table:style-name="ce45">
            <text:p><text:s/>209<text:s/></text:p>
          </table:table-cell>
          <table:table-cell office:value-type="float" office:value="141.296345" table:style-name="ce45">
            <text:p><text:s/>141<text:s/></text:p>
          </table:table-cell>
          <table:table-cell office:value-type="float" office:value="9.3012849999999982" table:style-name="ce45">
            <text:p><text:s/>9<text:s/></text:p>
          </table:table-cell>
          <table:table-cell office:value-type="float" office:value="35.590000000000011" table:style-name="ce45">
            <text:p><text:s/>36<text:s/></text:p>
          </table:table-cell>
          <table:table-cell office:value-type="float" office:value="41.093549999999993" table:style-name="ce45">
            <text:p><text:s/>41<text:s/></text:p>
          </table:table-cell>
          <table:table-cell office:value-type="float" office:value="7.4564599999999999" table:style-name="ce45">
            <text:p><text:s/>7<text:s/></text:p>
          </table:table-cell>
          <table:table-cell office:value-type="float" office:value="4.3810999999999973" table:style-name="ce45">
            <text:p><text:s/>4<text:s/></text:p>
          </table:table-cell>
          <table:table-cell office:value-type="float" office:value="1.3357799999999995" table:style-name="ce45">
            <text:p><text:s/>1<text:s/></text:p>
          </table:table-cell>
          <table:table-cell office:value-type="float" office:value="1.02851" table:style-name="ce45">
            <text:p><text:s/>1<text:s/></text:p>
          </table:table-cell>
          <table:table-cell office:value-type="float" office:value="4.0849999999999991" table:style-name="ce45">
            <text:p><text:s/>4<text:s/></text:p>
          </table:table-cell>
          <table:table-cell office:value-type="float" office:value="1.1000399999999999" table:style-name="ce68">
            <text:p><text:s/>1<text:s/></text:p>
          </table:table-cell>
          <table:table-cell office:value-type="float" office:value="-73.071236230110159" table:style-name="ce142">
            <text:p>-73<text:s/></text:p>
          </table:table-cell>
          <table:table-cell office:value-type="float" office:value="4.0849999999999991" table:style-name="ce45">
            <text:p><text:s/>4<text:s/></text:p>
          </table:table-cell>
          <table:table-cell office:value-type="float" office:value="1.1000399999999999" table:style-name="ce45">
            <text:p><text:s/>1<text:s/></text:p>
          </table:table-cell>
          <table:table-cell office:value-type="float" office:value="-73.071236230110159" table:style-name="ce45">
            <text:p>-73<text:s/></text:p>
          </table:table-cell>
          <table:table-cell table:style-name="ce113"/>
          <table:table-cell table:style-name="ce130"/>
          <table:table-cell table:number-columns-repeated="16362"/>
        </table:table-row>
        <table:table-row table:style-name="ro5">
          <table:table-cell table:number-columns-repeated="3" table:style-name="ce124"/>
          <table:table-cell table:number-columns-repeated="12" table:style-name="ce127"/>
          <table:table-cell table:number-columns-repeated="2" table:style-name="ce128"/>
          <table:table-cell table:style-name="ce143"/>
          <table:table-cell table:number-columns-repeated="2" table:style-name="ce126"/>
          <table:table-cell table:number-columns-repeated="16364" table:style-name="ce113"/>
        </table:table-row>
        <table:table-row table:style-name="ro17">
          <table:table-cell office:value-type="string" table:number-columns-spanned="20" table:number-rows-spanned="1" table:style-name="ce157">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9"/>
          <table:table-cell table:number-columns-repeated="16364" table:style-name="ce144"/>
        </table:table-row>
        <table:table-row table:style-name="ro8">
          <table:table-cell office:value-type="string" table:number-columns-spanned="18" table:number-rows-spanned="1" table:style-name="ce158">
            <text:p>2. Where the quantity of a seizure is recorded as 'trace' it is not included in these figures.</text:p>
          </table:table-cell>
          <table:covered-table-cell table:number-columns-repeated="17"/>
          <table:table-cell table:style-name="ce145"/>
          <table:table-cell table:number-columns-repeated="16365" table:style-name="ce144"/>
        </table:table-row>
        <table:table-row table:style-name="ro8">
          <table:table-cell office:value-type="string" table:number-columns-spanned="18" table:number-rows-spanned="1" table:style-name="ce158">
            <text:p>3. Weighed amounts of LSD are not included in the police force figures.</text:p>
          </table:table-cell>
          <table:covered-table-cell table:number-columns-repeated="17"/>
          <table:table-cell table:style-name="ce145"/>
          <table:table-cell table:number-columns-repeated="16365" table:style-name="ce144"/>
        </table:table-row>
        <table:table-row table:style-name="ro8">
          <table:table-cell office:value-type="string" table:number-columns-spanned="18" table:number-rows-spanned="1" table:style-name="ce159">
            <text:p>4. Includes seizures made by British Transport Police (BTP).</text:p>
          </table:table-cell>
          <table:covered-table-cell table:number-columns-repeated="17"/>
          <table:table-cell table:style-name="ce147"/>
          <table:table-cell table:number-columns-repeated="16365" table:style-name="ce144"/>
        </table:table-row>
        <table:table-row table:style-name="ro8">
          <table:table-cell office:value-type="string" table:style-name="ce148">
            <text:p>5. In 2012/13 Surrey and Hampshire were unable to supply reliable estimates. Imputation methods have been used to estiamte the 2012/13 data for these forces.</text:p>
          </table:table-cell>
          <table:table-cell table:number-columns-repeated="17" table:style-name="ce146"/>
          <table:table-cell table:style-name="ce147"/>
          <table:table-cell table:number-columns-repeated="16365" table:style-name="ce144"/>
        </table:table-row>
        <table:table-row table:style-name="ro8">
          <table:table-cell office:value-type="string" table:number-columns-spanned="18" table:number-rows-spanned="1" table:style-name="ce159">
            <text:p>6. In 2013/14 Gwent could only supply data for a 10 month period. Data for Gwent in this table has been imputed to cover the full 12 months of 2013/14.</text:p>
          </table:table-cell>
          <table:covered-table-cell table:number-columns-repeated="17"/>
          <table:table-cell table:style-name="ce147"/>
          <table:table-cell table:number-columns-repeated="16365" table:style-name="ce144"/>
        </table:table-row>
        <table:table-row table:style-name="ro8">
          <table:table-cell office:value-type="string" table:number-columns-spanned="18" table:number-rows-spanned="1" table:style-name="ce159">
            <text:p>7. In 2014/15 Bedfordshire and Hampshire were unable to supply reliable estimates. Imputation methods have been used to estimate the 2014/15 data for these forces.</text:p>
          </table:table-cell>
          <table:covered-table-cell table:number-columns-repeated="17"/>
          <table:table-cell table:style-name="ce147"/>
          <table:table-cell table:number-columns-repeated="16365" table:style-name="ce144"/>
        </table:table-row>
        <table:table-row table:style-name="ro8">
          <table:table-cell office:value-type="string" table:number-columns-spanned="18" table:number-rows-spanned="1" table:style-name="ce159">
            <text:p>8. In 2015/16 Bedfordshire, Dorset, Essex and Leicestershire were unable to supply reliable estimates. Imputation methods, based on police recorded crime, have been used to estimate the 2015/16 data for these forces.</text:p>
          </table:table-cell>
          <table:covered-table-cell table:number-columns-repeated="17"/>
          <table:table-cell table:style-name="ce147"/>
          <table:table-cell table:number-columns-repeated="16365" table:style-name="ce144"/>
        </table:table-row>
        <table:table-row table:style-name="ro8">
          <table:table-cell office:value-type="string" table:style-name="ce148">
            <text:p>9. In 2016/17 and 2017/18 Kent were unable to supply reliable estimates. Imputation methods have been used to estimate the 2016/17 and 2017/18 data for this force.</text:p>
          </table:table-cell>
          <table:table-cell table:number-columns-repeated="17" table:style-name="ce146"/>
          <table:table-cell table:style-name="ce149"/>
          <table:table-cell table:number-columns-repeated="16365" table:style-name="ce144"/>
        </table:table-row>
        <table:table-row table:style-name="ro8">
          <table:table-cell office:value-type="string" table:number-columns-spanned="19" table:number-rows-spanned="1" table:style-name="ce105">
            <text:p>10. In 2018/19 Hertfordshire, Kent and Lincolnshire were unable to supply reliable estimates. Imputation methods have been used to estimate the 2018/19 data for these forces.</text:p>
          </table:table-cell>
          <table:covered-table-cell table:number-columns-repeated="18"/>
          <table:table-cell table:number-columns-repeated="16365" table:style-name="ce144"/>
        </table:table-row>
        <table:table-row table:style-name="ro18">
          <table:table-cell office:value-type="string" table:number-columns-spanned="18" table:number-rows-spanned="1" table:style-name="ce160">
            <text:p>11. Two columns of data are presented for 2017/18 and 2018/19. The first columns contain data from all forces, including any estimations, whereas the second columns exclude data from Hertfordshire, Kent and Lincolnshire so that comparisons can be made between the years using the raw data supplied.</text:p>
          </table:table-cell>
          <table:covered-table-cell table:number-columns-repeated="17"/>
          <table:table-cell table:style-name="ce150"/>
          <table:table-cell table:number-columns-repeated="16365" table:style-name="ce144"/>
        </table:table-row>
        <table:table-row table:style-name="ro8">
          <table:table-cell office:value-type="string" table:number-columns-spanned="18" table:number-rows-spanned="1" table:style-name="ce160">
            <text:p>12. Doses include dots, tablets and squares.<text:s/></text:p>
          </table:table-cell>
          <table:covered-table-cell table:number-columns-repeated="17"/>
          <table:table-cell table:style-name="ce150"/>
          <table:table-cell table:number-columns-repeated="16365" table:style-name="ce144"/>
        </table:table-row>
        <table:table-row table:style-name="ro8">
          <table:table-cell office:value-type="string" table:number-columns-spanned="18" table:number-rows-spanned="1" table:style-name="ce160">
            <text:p>13. Includes data from HMRC. Seizures from joint operations involving Border Force and the police are recorded against the lead agency that takes possession of the seized drugs.<text:s/></text:p>
          </table:table-cell>
          <table:covered-table-cell table:number-columns-repeated="17"/>
          <table:table-cell table:style-name="ce150"/>
          <table:table-cell table:number-columns-repeated="16365" table:style-name="ce144"/>
        </table:table-row>
        <table:table-row table:style-name="ro8">
          <table:table-cell office:value-type="string" table:number-columns-spanned="18" table:number-rows-spanned="1" table:style-name="ce159">
            <text:p>14.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style-name="ce147"/>
          <table:table-cell table:number-columns-repeated="16365" table:style-name="ce144"/>
        </table:table-row>
        <table:table-row table:style-name="ro19">
          <table:table-cell office:value-type="string" table:number-columns-spanned="20" table:number-rows-spanned="1" table:style-name="ce159">
            <text:p>15. Ketamine became a controlled drug in 2006. Ketamine was reclassified from a Class C drug to a Class B drug on 10 June 2014. For consistency ketamine is listed under Class B for the entire time series shown. <text:s/>For Border Force, prior to 2009/10, ketamine could not be separately identified and was therefore grouped in 'other class' category.</text:p>
          </table:table-cell>
          <table:covered-table-cell table:number-columns-repeated="19"/>
          <table:table-cell table:number-columns-repeated="16364" table:style-name="ce144"/>
        </table:table-row>
        <table:table-row table:style-name="ro8">
          <table:table-cell office:value-type="string" table:number-columns-spanned="18" table:number-rows-spanned="1" table:style-name="ce160">
            <text:p>16. From 2010/11, seizures of methadone, barbiturates, benzodiazepines and temazepam could not be separately identified from the Border Force's recording system.</text:p>
          </table:table-cell>
          <table:covered-table-cell table:number-columns-repeated="17"/>
          <table:table-cell table:style-name="ce150"/>
          <table:table-cell table:number-columns-repeated="16365" table:style-name="ce144"/>
        </table:table-row>
        <table:table-row table:style-name="ro8">
          <table:table-cell office:value-type="string" table:number-columns-spanned="18" table:number-rows-spanned="1" table:style-name="ce159">
            <text:p>17. Seizures of mephedrone are reported on separately in Supplementary table 1.</text:p>
          </table:table-cell>
          <table:covered-table-cell table:number-columns-repeated="17"/>
          <table:table-cell table:style-name="ce147"/>
          <table:table-cell table:number-columns-repeated="16365" table:style-name="ce151"/>
        </table:table-row>
        <table:table-row table:style-name="ro8">
          <table:table-cell office:value-type="string" table:number-columns-spanned="18" table:number-rows-spanned="1" table:style-name="ce159">
            <text:p>18. In 2017/18 Border Force resubmitted ketamine data for 2014/15, 2015/16, and 2016/17, therefore the figures for ketamine will differ from previous publications.</text:p>
          </table:table-cell>
          <table:covered-table-cell table:number-columns-repeated="17"/>
          <table:table-cell table:style-name="ce91"/>
          <table:table-cell table:number-columns-repeated="16365" table:style-name="ce151"/>
        </table:table-row>
        <table:table-row table:style-name="ro8">
          <table:table-cell office:value-type="string" table:number-columns-spanned="19" table:number-rows-spanned="1" table:style-name="ce110">
            <text:p>19. In 2018/19 data revisions were provided for 2017/18 data by Avon and Somerset, Suffolk and South Yorkshire, therefore figures will differ from previous publications</text:p>
          </table:table-cell>
          <table:covered-table-cell table:number-columns-repeated="18"/>
          <table:table-cell table:number-columns-repeated="16365" table:style-name="ce151"/>
        </table:table-row>
        <table:table-row table:style-name="ro8">
          <table:table-cell office:value-type="string" table:number-columns-spanned="19" table:number-rows-spanned="1" table:style-name="ce110">
            <text:p>20. In 2018/19 data revisions were provided for 2006/07 data by Thames Valley, therefore figures will differ from previous publications</text:p>
          </table:table-cell>
          <table:covered-table-cell table:number-columns-repeated="18"/>
          <table:table-cell table:number-columns-repeated="16365" table:style-name="ce151"/>
        </table:table-row>
        <table:table-row table:style-name="ro6">
          <table:table-cell table:number-columns-spanned="18" table:number-rows-spanned="1" table:style-name="ce161"/>
          <table:covered-table-cell table:number-columns-repeated="17"/>
          <table:table-cell table:style-name="ce15"/>
          <table:table-cell table:number-columns-repeated="16365" table:style-name="ce18"/>
        </table:table-row>
        <table:table-row table:style-name="ro8">
          <table:table-cell office:value-type="string" table:number-columns-spanned="18" table:number-rows-spanned="1" table:style-name="ce111">
            <text:p>.. denotes data not available.</text:p>
          </table:table-cell>
          <table:covered-table-cell table:number-columns-repeated="17"/>
          <table:table-cell table:style-name="ce152"/>
          <table:table-cell table:number-columns-repeated="16365" table:style-name="ce15"/>
        </table:table-row>
        <table:table-row table:style-name="ro10">
          <table:table-cell office:value-type="string" table:style-name="ce153">
            <text:p>* denotes data not applicable.</text:p>
          </table:table-cell>
          <table:table-cell table:style-name="ce40"/>
          <table:table-cell table:style-name="ce50"/>
          <table:table-cell table:number-columns-repeated="2" table:style-name="ce154"/>
          <table:table-cell table:number-columns-repeated="11" table:style-name="ce51"/>
          <table:table-cell table:style-name="ce76"/>
          <table:table-cell table:style-name="ce51"/>
          <table:table-cell table:style-name="ce152"/>
          <table:table-cell table:number-columns-repeated="16365" table:style-name="ce15"/>
        </table:table-row>
        <table:table-row table:style-name="ro10">
          <table:table-cell office:value-type="string" table:number-columns-spanned="19" table:number-rows-spanned="1" table:style-name="ce162">
            <text:p><text:s/>-00 denotes nil.</text:p>
          </table:table-cell>
          <table:covered-table-cell table:number-columns-repeated="18"/>
          <table:table-cell table:number-columns-repeated="16365" table:style-name="ce151"/>
        </table:table-row>
        <table:table-row table:style-name="ro10">
          <table:table-cell table:style-name="ce155"/>
          <table:table-cell table:style-name="ce156"/>
          <table:table-cell table:style-name="ce14"/>
          <table:table-cell table:number-columns-repeated="2" table:style-name="ce37"/>
          <table:table-cell table:number-columns-repeated="12" table:style-name="ce57"/>
          <table:table-cell table:style-name="ce70"/>
          <table:table-cell table:style-name="ce57"/>
          <table:table-cell table:number-columns-repeated="16365" table:style-name="ce151"/>
        </table:table-row>
        <table:table-row table:style-name="ro10">
          <table:table-cell table:number-columns-repeated="3" table:style-name="ce113"/>
          <table:table-cell table:style-name="ce70"/>
          <table:table-cell table:number-columns-repeated="9" table:style-name="ce113"/>
          <table:table-cell table:number-columns-repeated="2" table:style-name="ce114"/>
          <table:table-cell table:number-columns-repeated="3" table:style-name="ce113"/>
          <table:table-cell table:style-name="ce114"/>
          <table:table-cell table:number-columns-repeated="16365"/>
        </table:table-row>
        <table:table-row table:number-rows-repeated="10" table:style-name="ro10">
          <table:table-cell table:number-columns-repeated="16384"/>
        </table:table-row>
        <table:table-row table:style-name="ro10">
          <table:table-cell table:style-name="ce122"/>
          <table:table-cell table:number-columns-repeated="12" table:style-name="ce113"/>
          <table:table-cell table:number-columns-repeated="2" table:style-name="ce114"/>
          <table:table-cell table:number-columns-repeated="3" table:style-name="ce113"/>
          <table:table-cell table:style-name="ce114"/>
          <table:table-cell table:number-columns-repeated="16365"/>
        </table:table-row>
        <table:table-row table:number-rows-repeated="1048466" table:style-name="ro10">
          <table:table-cell table:number-columns-repeated="16384"/>
        </table:table-row>
      </table:table>
      <table:table table:name="Summary_Table_3" table:style-name="ta4">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0" table:number-columns-repeated="4" table:default-cell-style-name="ce18"/>
        <table:table-column table:style-name="co26" table:default-cell-style-name="ce18"/>
        <table:table-column table:style-name="co27" table:default-cell-style-name="ce18"/>
        <table:table-column table:style-name="co20" table:number-columns-repeated="2" table:default-cell-style-name="ce18"/>
        <table:table-column table:style-name="co28" table:default-cell-style-name="ce18"/>
        <table:table-column table:style-name="co8" table:default-cell-style-name="ce18"/>
        <table:table-column table:style-name="co29" table:number-columns-repeated="16370" table:default-cell-style-name="ce18"/>
        <table:table-row table:style-name="ro5">
          <table:table-cell office:value-type="string" table:style-name="ce112">
            <text:p>Summary Table 3 <text:s text:c="2"/>Seizures of controlled drugs by drug type, class and amount seized, 2018/19<text:s/><text:span text:style-name="T2">1, 2, 3</text:span></text:p>
          </table:table-cell>
          <table:table-cell table:number-columns-repeated="2" table:style-name="ce163"/>
          <table:table-cell table:number-columns-repeated="9" table:style-name="ce164"/>
          <table:table-cell table:number-columns-repeated="16372"/>
        </table:table-row>
        <table:table-row table:style-name="ro8">
          <table:table-cell table:number-columns-repeated="3" table:style-name="ce163"/>
          <table:table-cell table:number-columns-repeated="9" table:style-name="ce164"/>
          <table:table-cell table:number-columns-repeated="16372"/>
        </table:table-row>
        <table:table-row table:style-name="ro5">
          <table:table-cell office:value-type="string" table:style-name="ce165">
            <text:p>3a: Seizures made by police forces<text:span text:style-name="T2"><text:s/>4, 5, 6</text:span></text:p>
          </table:table-cell>
          <table:table-cell table:number-columns-repeated="2" table:style-name="ce163"/>
          <table:table-cell table:style-name="ce164"/>
          <table:table-cell table:number-columns-repeated="2" table:style-name="ce113"/>
          <table:table-cell table:number-columns-repeated="6" table:style-name="ce164"/>
          <table:table-cell table:number-columns-repeated="16372"/>
        </table:table-row>
        <table:table-row table:style-name="ro8">
          <table:table-cell table:style-name="ce166"/>
          <table:table-cell table:number-columns-repeated="2" table:style-name="ce113"/>
          <table:table-cell table:style-name="ce18"/>
          <table:table-cell table:number-columns-repeated="4" table:style-name="ce113"/>
          <table:table-cell table:number-columns-repeated="2" table:style-name="ce124"/>
          <table:table-cell table:number-columns-repeated="2" table:style-name="ce113"/>
          <table:table-cell table:number-columns-repeated="16372"/>
        </table:table-row>
        <table:table-row table:style-name="ro5">
          <table:table-cell table:number-columns-repeated="3" table:style-name="ce167"/>
          <table:table-cell office:value-type="string" table:style-name="ce168">
            <text:p>Total<text:s/></text:p>
          </table:table-cell>
          <table:table-cell table:number-columns-repeated="3" table:style-name="ce169"/>
          <table:table-cell office:value-type="string" table:style-name="ce170">
            <text:p>Weighed amount seized</text:p>
          </table:table-cell>
          <table:table-cell table:number-columns-repeated="4" table:style-name="ce169"/>
          <table:table-cell table:number-columns-repeated="16372"/>
        </table:table-row>
        <table:table-row table:style-name="ro5">
          <table:table-cell office:value-type="string" table:style-name="ce112">
            <text:p>Drug type</text:p>
          </table:table-cell>
          <table:table-cell office:value-type="string" table:style-name="ce112">
            <text:p>Unit<text:s/><text:span text:style-name="T2">7</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o &lt;500g</text:p>
          </table:table-cell>
          <table:table-cell office:value-type="string" table:number-columns-spanned="1" table:number-rows-spanned="2" table:style-name="ce189">
            <text:p>500g to &lt;1kg</text:p>
          </table:table-cell>
          <table:table-cell office:value-type="string" table:number-columns-spanned="1" table:number-rows-spanned="2" table:style-name="ce189">
            <text:p>1kg to &lt;10kg</text:p>
          </table:table-cell>
          <table:table-cell office:value-type="string" table:number-columns-spanned="1" table:number-rows-spanned="2" table:style-name="ce189">
            <text:p>10kg to &lt;100kg</text:p>
          </table:table-cell>
          <table:table-cell office:value-type="string" table:number-columns-spanned="1" table:number-rows-spanned="2" table:style-name="ce189">
            <text:p>100kg and over</text:p>
          </table:table-cell>
          <table:table-cell office:value-type="string" table:style-name="ce118">
            <text:p>Total</text:p>
          </table:table-cell>
          <table:table-cell office:value-type="string" table:style-name="ce118">
            <text:p>Average</text:p>
          </table:table-cell>
          <table:table-cell table:number-columns-repeated="16372"/>
        </table:table-row>
        <table:table-row table:style-name="ro5">
          <table:table-cell table:number-columns-repeated="3" table:style-name="ce117"/>
          <table:table-cell office:value-type="string" table:style-name="ce116">
            <text:p>seizures</text:p>
          </table:table-cell>
          <table:covered-table-cell/>
          <table:covered-table-cell/>
          <table:covered-table-cell/>
          <table:covered-table-cell/>
          <table:covered-table-cell/>
          <table:covered-table-cell/>
          <table:table-cell office:value-type="string" table:style-name="ce172">
            <text:p>(kg)</text:p>
          </table:table-cell>
          <table:table-cell office:value-type="string" table:style-name="ce172">
            <text:p>(grams)</text:p>
          </table:table-cell>
          <table:table-cell table:number-columns-repeated="16372"/>
        </table:table-row>
        <table:table-row table:style-name="ro5">
          <table:table-cell office:value-type="string" table:style-name="ce173">
            <text:p>Cocaine</text:p>
          </table:table-cell>
          <table:table-cell office:value-type="string" table:style-name="ce173">
            <text:p>kg</text:p>
          </table:table-cell>
          <table:table-cell office:value-type="string" table:style-name="ce173">
            <text:p>A</text:p>
          </table:table-cell>
          <table:table-cell office:value-type="float" office:value="16653" table:style-name="ce45">
            <text:p><text:s/>16,653<text:s/></text:p>
          </table:table-cell>
          <table:table-cell office:value-type="float" office:value="10431.912747016857" table:style-name="ce45">
            <text:p><text:s/>10,432<text:s/></text:p>
          </table:table-cell>
          <table:table-cell office:value-type="float" office:value="6080.2007071153485" table:style-name="ce45">
            <text:p><text:s/>6,080<text:s/></text:p>
          </table:table-cell>
          <table:table-cell office:value-type="float" office:value="39.952901066986556" table:style-name="ce45">
            <text:p><text:s/>40<text:s/></text:p>
          </table:table-cell>
          <table:table-cell office:value-type="float" office:value="87.265547067365361" table:style-name="ce45">
            <text:p><text:s/>87<text:s/></text:p>
          </table:table-cell>
          <table:table-cell office:value-type="float" office:value="12.616705600101017" table:style-name="ce45">
            <text:p><text:s/>13<text:s/></text:p>
          </table:table-cell>
          <table:table-cell office:value-type="float" office:value="1.0513921333417515" table:style-name="ce45">
            <text:p><text:s/>1<text:s/></text:p>
          </table:table-cell>
          <table:table-cell office:value-type="float" office:value="764.5118378456001" table:style-name="ce45">
            <text:p><text:s/>765<text:s/></text:p>
          </table:table-cell>
          <table:table-cell office:value-type="float" office:value="45.90835512193599" table:style-name="ce45">
            <text:p><text:s/>46<text:s/></text:p>
          </table:table-cell>
          <table:table-cell table:number-columns-repeated="16372"/>
        </table:table-row>
        <table:table-row table:style-name="ro5">
          <table:table-cell office:value-type="string" table:style-name="ce113">
            <text:p>Crack</text:p>
          </table:table-cell>
          <table:table-cell office:value-type="string" table:style-name="ce113">
            <text:p>kg</text:p>
          </table:table-cell>
          <table:table-cell office:value-type="string" table:style-name="ce113">
            <text:p>A</text:p>
          </table:table-cell>
          <table:table-cell office:value-type="float" office:value="6556" table:style-name="ce45">
            <text:p><text:s/>6,556<text:s/></text:p>
          </table:table-cell>
          <table:table-cell office:value-type="float" office:value="3696.5225816533834" table:style-name="ce45">
            <text:p><text:s/>3,697<text:s/></text:p>
          </table:table-cell>
          <table:table-cell office:value-type="float" office:value="2847.182997343335" table:style-name="ce45">
            <text:p><text:s/>2,847<text:s/></text:p>
          </table:table-cell>
          <table:table-cell office:value-type="float" office:value="3.073605250820441" table:style-name="ce45">
            <text:p><text:s/>3<text:s/></text:p>
          </table:table-cell>
          <table:table-cell office:value-type="float" office:value="9.2208157524613217" table:style-name="ce45">
            <text:p><text:s/>9<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62.631268892500032" table:style-name="ce45">
            <text:p><text:s/>63<text:s/></text:p>
          </table:table-cell>
          <table:table-cell office:value-type="float" office:value="9.5532746937919519" table:style-name="ce45">
            <text:p><text:s/>10<text:s/></text:p>
          </table:table-cell>
          <table:table-cell table:number-columns-repeated="16372"/>
        </table:table-row>
        <table:table-row table:style-name="ro5">
          <table:table-cell office:value-type="string" table:style-name="ce113">
            <text:p>Heroin</text:p>
          </table:table-cell>
          <table:table-cell office:value-type="string" table:style-name="ce113">
            <text:p>kg</text:p>
          </table:table-cell>
          <table:table-cell office:value-type="string" table:style-name="ce113">
            <text:p>A</text:p>
          </table:table-cell>
          <table:table-cell office:value-type="float" office:value="8336" table:style-name="ce45">
            <text:p><text:s/>8,336<text:s/></text:p>
          </table:table-cell>
          <table:table-cell office:value-type="float" office:value="5105.1462986198239" table:style-name="ce45">
            <text:p><text:s/>5,105<text:s/></text:p>
          </table:table-cell>
          <table:table-cell office:value-type="float" office:value="3174.3739021329984" table:style-name="ce45">
            <text:p><text:s/>3,174<text:s/></text:p>
          </table:table-cell>
          <table:table-cell office:value-type="float" office:value="24.056210790464242" table:style-name="ce45">
            <text:p><text:s/>24<text:s/></text:p>
          </table:table-cell>
          <table:table-cell office:value-type="float" office:value="23.010288582183186" table:style-name="ce45">
            <text:p><text:s/>23<text:s/></text:p>
          </table:table-cell>
          <table:table-cell office:value-type="float" office:value="9.4132998745294856" table:style-name="ce45">
            <text:p><text:s/>9<text:s/></text:p>
          </table:table-cell>
          <table:table-cell office:value-type="float" office:value="0" table:style-name="ce45">
            <text:p><text:s/>-00<text:s/></text:p>
          </table:table-cell>
          <table:table-cell office:value-type="float" office:value="266.49430746620004" table:style-name="ce45">
            <text:p><text:s/>266<text:s/></text:p>
          </table:table-cell>
          <table:table-cell office:value-type="float" office:value="31.96908678817179" table:style-name="ce45">
            <text:p><text:s/>32<text:s/></text:p>
          </table:table-cell>
          <table:table-cell table:number-columns-repeated="16372"/>
        </table:table-row>
        <table:table-row table:style-name="ro5">
          <table:table-cell office:value-type="string" table:style-name="ce113">
            <text:p>Herbal cannabis</text:p>
          </table:table-cell>
          <table:table-cell office:value-type="string" table:style-name="ce113">
            <text:p>kg</text:p>
          </table:table-cell>
          <table:table-cell office:value-type="string" table:style-name="ce113">
            <text:p>B</text:p>
          </table:table-cell>
          <table:table-cell office:value-type="float" office:value="91415" table:style-name="ce45">
            <text:p><text:s/>91,415<text:s/></text:p>
          </table:table-cell>
          <table:table-cell office:value-type="float" office:value="17962.215955061376" table:style-name="ce45">
            <text:p><text:s/>17,962<text:s/></text:p>
          </table:table-cell>
          <table:table-cell office:value-type="float" office:value="72641.314524145258" table:style-name="ce45">
            <text:p><text:s/>72,641<text:s/></text:p>
          </table:table-cell>
          <table:table-cell office:value-type="float" office:value="321.20668531403868" table:style-name="ce45">
            <text:p><text:s/>321<text:s/></text:p>
          </table:table-cell>
          <table:table-cell office:value-type="float" office:value="431.09318292147299" table:style-name="ce45">
            <text:p><text:s/>431<text:s/></text:p>
          </table:table-cell>
          <table:table-cell office:value-type="float" office:value="53.886647865184123" table:style-name="ce45">
            <text:p><text:s/>54<text:s/></text:p>
          </table:table-cell>
          <table:table-cell office:value-type="float" office:value="5.2830046926651102" table:style-name="ce45">
            <text:p><text:s/>5<text:s/></text:p>
          </table:table-cell>
          <table:table-cell office:value-type="float" office:value="5046.0245626039759" table:style-name="ce45">
            <text:p><text:s/>5,046<text:s/></text:p>
          </table:table-cell>
          <table:table-cell office:value-type="float" office:value="55.199087267997328" table:style-name="ce45">
            <text:p><text:s/>55<text:s/></text:p>
          </table:table-cell>
          <table:table-cell table:number-columns-repeated="16372"/>
        </table:table-row>
        <table:table-row table:style-name="ro5">
          <table:table-cell office:value-type="string" table:style-name="ce113">
            <text:p>Cannabis resin</text:p>
          </table:table-cell>
          <table:table-cell office:value-type="string" table:style-name="ce113">
            <text:p>kg</text:p>
          </table:table-cell>
          <table:table-cell office:value-type="string" table:style-name="ce113">
            <text:p>B</text:p>
          </table:table-cell>
          <table:table-cell office:value-type="float" office:value="6158" table:style-name="ce45">
            <text:p><text:s/>6,158<text:s/></text:p>
          </table:table-cell>
          <table:table-cell office:value-type="float" office:value="1037.5780212483398" table:style-name="ce45">
            <text:p><text:s/>1,038<text:s/></text:p>
          </table:table-cell>
          <table:table-cell office:value-type="float" office:value="5054.9983399734401" table:style-name="ce45">
            <text:p><text:s/>5,055<text:s/></text:p>
          </table:table-cell>
          <table:table-cell office:value-type="float" office:value="26.578353253652057" table:style-name="ce45">
            <text:p><text:s/>27<text:s/></text:p>
          </table:table-cell>
          <table:table-cell office:value-type="float" office:value="31.68957503320053" table:style-name="ce45">
            <text:p><text:s/>32<text:s/></text:p>
          </table:table-cell>
          <table:table-cell office:value-type="float" office:value="6.1334661354581677" table:style-name="ce45">
            <text:p><text:s/>6<text:s/></text:p>
          </table:table-cell>
          <table:table-cell office:value-type="float" office:value="1.0222443559096945" table:style-name="ce45">
            <text:p><text:s/>1<text:s/></text:p>
          </table:table-cell>
          <table:table-cell office:value-type="float" office:value="456.61521029649981" table:style-name="ce45">
            <text:p><text:s/>457<text:s/></text:p>
          </table:table-cell>
          <table:table-cell office:value-type="float" office:value="74.14992047685935" table:style-name="ce45">
            <text:p><text:s/>74<text:s/></text:p>
          </table:table-cell>
          <table:table-cell table:number-columns-repeated="16372"/>
        </table:table-row>
        <table:table-row table:style-name="ro5">
          <table:table-cell office:value-type="string" table:style-name="ce113">
            <text:p>Amphetamines</text:p>
          </table:table-cell>
          <table:table-cell office:value-type="string" table:style-name="ce113">
            <text:p>kg</text:p>
          </table:table-cell>
          <table:table-cell office:value-type="string" table:style-name="ce113">
            <text:p>B</text:p>
          </table:table-cell>
          <table:table-cell office:value-type="float" office:value="3456" table:style-name="ce45">
            <text:p><text:s/>3,456<text:s/></text:p>
          </table:table-cell>
          <table:table-cell office:value-type="float" office:value="1817.2791195353102" table:style-name="ce45">
            <text:p><text:s/>1,817<text:s/></text:p>
          </table:table-cell>
          <table:table-cell office:value-type="float" office:value="1581.6667685723019" table:style-name="ce45">
            <text:p><text:s/>1,582<text:s/></text:p>
          </table:table-cell>
          <table:table-cell office:value-type="float" office:value="15.848364414552126" table:style-name="ce45">
            <text:p><text:s/>16<text:s/></text:p>
          </table:table-cell>
          <table:table-cell office:value-type="float" office:value="26.413940690920207" table:style-name="ce45">
            <text:p><text:s/>26<text:s/></text:p>
          </table:table-cell>
          <table:table-cell office:value-type="float" office:value="14.791806786915316" table:style-name="ce45">
            <text:p><text:s/>15<text:s/></text:p>
          </table:table-cell>
          <table:table-cell office:value-type="float" office:value="0" table:style-name="ce45">
            <text:p><text:s/>-00<text:s/></text:p>
          </table:table-cell>
          <table:table-cell office:value-type="float" office:value="466.44056948640014" table:style-name="ce45">
            <text:p><text:s/>466<text:s/></text:p>
          </table:table-cell>
          <table:table-cell office:value-type="float" office:value="134.96544255972225" table:style-name="ce45">
            <text:p><text:s/>135<text:s/></text:p>
          </table:table-cell>
          <table:table-cell table:number-columns-repeated="16372"/>
        </table:table-row>
        <table:table-row table:style-name="ro5">
          <table:table-cell office:value-type="string" table:style-name="ce124">
            <text:p>Ketamine</text:p>
          </table:table-cell>
          <table:table-cell office:value-type="string" table:style-name="ce124">
            <text:p>kg</text:p>
          </table:table-cell>
          <table:table-cell office:value-type="string" table:style-name="ce124">
            <text:p>B</text:p>
          </table:table-cell>
          <table:table-cell office:value-type="float" office:value="862" table:style-name="ce45">
            <text:p><text:s/>862<text:s/></text:p>
          </table:table-cell>
          <table:table-cell office:value-type="float" office:value="478.66111771700355" table:style-name="ce45">
            <text:p><text:s/>479<text:s/></text:p>
          </table:table-cell>
          <table:table-cell office:value-type="float" office:value="378.2140309155767" table:style-name="ce45">
            <text:p><text:s/>378<text:s/></text:p>
          </table:table-cell>
          <table:table-cell office:value-type="float" office:value="0" table:style-name="ce45">
            <text:p><text:s/>-00<text:s/></text:p>
          </table:table-cell>
          <table:table-cell office:value-type="float" office:value="5.1248513674197387" table:style-name="ce45">
            <text:p><text:s/>5<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22.688819380000002" table:style-name="ce45">
            <text:p><text:s/>23<text:s/></text:p>
          </table:table-cell>
          <table:table-cell office:value-type="float" office:value="26.321136171693738" table:style-name="ce45">
            <text:p><text:s/>26<text:s/></text:p>
          </table:table-cell>
          <table:table-cell table:number-columns-repeated="16372"/>
        </table:table-row>
        <table:table-row table:style-name="ro5">
          <table:table-cell table:style-name="ce174"/>
          <table:table-cell table:style-name="ce173"/>
          <table:table-cell table:style-name="ce174"/>
          <table:table-cell table:style-name="ce168"/>
          <table:table-cell table:number-columns-repeated="3" table:style-name="ce169"/>
          <table:table-cell office:value-type="string" table:style-name="ce170">
            <text:p>Unweighed amount seized</text:p>
          </table:table-cell>
          <table:table-cell table:number-columns-repeated="2" table:style-name="ce169"/>
          <table:table-cell table:style-name="ce175"/>
          <table:table-cell table:style-name="ce176"/>
          <table:table-cell table:number-columns-repeated="16372"/>
        </table:table-row>
        <table:table-row table:style-name="ro5">
          <table:table-cell table:style-name="ce177"/>
          <table:table-cell table:style-name="ce113"/>
          <table:table-cell table:style-name="ce177"/>
          <table:table-cell table:style-name="ce120"/>
          <table:table-cell office:value-type="string" table:style-name="ce118">
            <text:p>Under 50</text:p>
          </table:table-cell>
          <table:table-cell office:value-type="string" table:style-name="ce118">
            <text:p>51-100</text:p>
          </table:table-cell>
          <table:table-cell office:value-type="string" table:style-name="ce118">
            <text:p>101-500</text:p>
          </table:table-cell>
          <table:table-cell office:value-type="string" table:style-name="ce118">
            <text:p>501-1,000</text:p>
          </table:table-cell>
          <table:table-cell office:value-type="string" table:style-name="ce118">
            <text:p>1,001-10,000</text:p>
          </table:table-cell>
          <table:table-cell office:value-type="string" table:style-name="ce118">
            <text:p>Over 10,000</text:p>
          </table:table-cell>
          <table:table-cell office:value-type="string" table:number-columns-spanned="1" table:number-rows-spanned="2" table:style-name="ce190">
            <text:p>Total (plants/</text:p>
            <text:p>000s of doses)</text:p>
          </table:table-cell>
          <table:table-cell office:value-type="string" table:style-name="ce118">
            <text:p>Average</text:p>
          </table:table-cell>
          <table:table-cell table:number-columns-repeated="16372"/>
        </table:table-row>
        <table:table-row table:style-name="ro5">
          <table:table-cell table:style-name="ce117"/>
          <table:table-cell table:style-name="ce124"/>
          <table:table-cell table:style-name="ce117"/>
          <table:table-cell table:style-name="ce116"/>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office:value-type="string" table:style-name="ce172">
            <text:p>(doses/plants)</text:p>
          </table:table-cell>
          <table:table-cell table:number-columns-repeated="16372" table:style-name="ce18"/>
        </table:table-row>
        <table:table-row table:style-name="ro5">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2697" table:style-name="ce45">
            <text:p><text:s/>2,697<text:s/></text:p>
          </table:table-cell>
          <table:table-cell office:value-type="float" office:value="2381.4706559263518" table:style-name="ce45">
            <text:p><text:s/>2,381<text:s/></text:p>
          </table:table-cell>
          <table:table-cell office:value-type="float" office:value="125.17721518987342" table:style-name="ce45">
            <text:p><text:s/>125<text:s/></text:p>
          </table:table-cell>
          <table:table-cell office:value-type="float" office:value="136.55696202531647" table:style-name="ce45">
            <text:p><text:s/>137<text:s/></text:p>
          </table:table-cell>
          <table:table-cell office:value-type="float" office:value="19.655926352128883" table:style-name="ce45">
            <text:p><text:s/>20<text:s/></text:p>
          </table:table-cell>
          <table:table-cell office:value-type="float" office:value="27.932105868814727" table:style-name="ce45">
            <text:p><text:s/>28<text:s/></text:p>
          </table:table-cell>
          <table:table-cell office:value-type="float" office:value="6.2071346375143843" table:style-name="ce45">
            <text:p><text:s/>6<text:s/></text:p>
          </table:table-cell>
          <table:table-cell office:value-type="float" office:value="345.19920210399999" table:style-name="ce45">
            <text:p><text:s/>345<text:s/></text:p>
          </table:table-cell>
          <table:table-cell office:value-type="float" office:value="127.99377163663328" table:style-name="ce45">
            <text:p><text:s/>128<text:s/></text:p>
          </table:table-cell>
          <table:table-cell table:number-columns-repeated="16372" table:style-name="ce18"/>
        </table:table-row>
        <table:table-row table:style-name="ro5">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166" table:style-name="ce45">
            <text:p><text:s/>166<text:s/></text:p>
          </table:table-cell>
          <table:table-cell office:value-type="float" office:value="155.68944099378882" table:style-name="ce45">
            <text:p><text:s/>156<text:s/></text:p>
          </table:table-cell>
          <table:table-cell office:value-type="float" office:value="4.1242236024844718" table:style-name="ce45">
            <text:p><text:s/>4<text:s/></text:p>
          </table:table-cell>
          <table:table-cell office:value-type="float" office:value="3.0931677018633543" table:style-name="ce45">
            <text:p><text:s/>3<text:s/></text:p>
          </table:table-cell>
          <table:table-cell office:value-type="float" office:value="1.031055900621118" table:style-name="ce45">
            <text:p><text:s/>1<text:s/></text:p>
          </table:table-cell>
          <table:table-cell office:value-type="float" office:value="2.0621118012422359" table:style-name="ce45">
            <text:p><text:s/>2<text:s/></text:p>
          </table:table-cell>
          <table:table-cell office:value-type="float" office:value="0" table:style-name="ce45">
            <text:p><text:s/>-00<text:s/></text:p>
          </table:table-cell>
          <table:table-cell office:value-type="float" office:value="5.9171000000000014" table:style-name="ce45">
            <text:p><text:s/>6<text:s/></text:p>
          </table:table-cell>
          <table:table-cell office:value-type="float" office:value="35.645180722891574" table:style-name="ce45">
            <text:p><text:s/>36<text:s/></text:p>
          </table:table-cell>
          <table:table-cell table:number-columns-repeated="16372" table:style-name="ce18"/>
        </table:table-row>
        <table:table-row table:style-name="ro5">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float" office:value="407" table:style-name="ce45">
            <text:p><text:s/>407<text:s/></text:p>
          </table:table-cell>
          <table:table-cell office:value-type="float" office:value="288.2493765586035" table:style-name="ce45">
            <text:p><text:s/>288<text:s/></text:p>
          </table:table-cell>
          <table:table-cell office:value-type="float" office:value="56.837905236907723" table:style-name="ce45">
            <text:p><text:s/>57<text:s/></text:p>
          </table:table-cell>
          <table:table-cell office:value-type="float" office:value="54.807980049875312" table:style-name="ce45">
            <text:p><text:s/>55<text:s/></text:p>
          </table:table-cell>
          <table:table-cell office:value-type="float" office:value="3.0448877805486285" table:style-name="ce45">
            <text:p><text:s/>3<text:s/></text:p>
          </table:table-cell>
          <table:table-cell office:value-type="float" office:value="4.0598503740648377" table:style-name="ce45">
            <text:p><text:s/>4<text:s/></text:p>
          </table:table-cell>
          <table:table-cell office:value-type="float" office:value="0" table:style-name="ce45">
            <text:p><text:s/>-00<text:s/></text:p>
          </table:table-cell>
          <table:table-cell office:value-type="float" office:value="30.303169" table:style-name="ce45">
            <text:p><text:s/>30<text:s/></text:p>
          </table:table-cell>
          <table:table-cell office:value-type="float" office:value="74.454960687960693" table:style-name="ce45">
            <text:p><text:s/>74<text:s/></text:p>
          </table:table-cell>
          <table:table-cell table:number-columns-repeated="16372" table:style-name="ce18"/>
        </table:table-row>
        <table:table-row table:style-name="ro5">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196" table:style-name="ce45">
            <text:p><text:s/>196<text:s/></text:p>
          </table:table-cell>
          <table:table-cell office:value-type="float" office:value="157.40932642487047" table:style-name="ce45">
            <text:p><text:s/>157<text:s/></text:p>
          </table:table-cell>
          <table:table-cell office:value-type="float" office:value="16.248704663212436" table:style-name="ce45">
            <text:p><text:s/>16<text:s/></text:p>
          </table:table-cell>
          <table:table-cell office:value-type="float" office:value="17.26424870466321" table:style-name="ce45">
            <text:p><text:s/>17<text:s/></text:p>
          </table:table-cell>
          <table:table-cell office:value-type="float" office:value="2.0310880829015545" table:style-name="ce45">
            <text:p><text:s/>2<text:s/></text:p>
          </table:table-cell>
          <table:table-cell office:value-type="float" office:value="3.0466321243523318" table:style-name="ce45">
            <text:p><text:s/>3<text:s/></text:p>
          </table:table-cell>
          <table:table-cell office:value-type="float" office:value="0" table:style-name="ce45">
            <text:p><text:s/>-00<text:s/></text:p>
          </table:table-cell>
          <table:table-cell office:value-type="float" office:value="21.4879754922" table:style-name="ce45">
            <text:p><text:s/>21<text:s/></text:p>
          </table:table-cell>
          <table:table-cell office:value-type="float" office:value="109.63252802142857" table:style-name="ce45">
            <text:p><text:s/>110<text:s/></text:p>
          </table:table-cell>
          <table:table-cell table:number-columns-repeated="16372" table:style-name="ce18"/>
        </table:table-row>
        <table:table-row table:style-name="ro5">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655" table:style-name="ce45">
            <text:p><text:s/>8,655<text:s/></text:p>
          </table:table-cell>
          <table:table-cell office:value-type="float" office:value="7238.7842403764935" table:style-name="ce45">
            <text:p><text:s/>7,239<text:s/></text:p>
          </table:table-cell>
          <table:table-cell office:value-type="float" office:value="542.04718233377571" table:style-name="ce45">
            <text:p><text:s/>542<text:s/></text:p>
          </table:table-cell>
          <table:table-cell office:value-type="float" office:value="773.90551466151805" table:style-name="ce45">
            <text:p><text:s/>774<text:s/></text:p>
          </table:table-cell>
          <table:table-cell office:value-type="float" office:value="67.886448654519128" table:style-name="ce45">
            <text:p><text:s/>68<text:s/></text:p>
          </table:table-cell>
          <table:table-cell office:value-type="float" office:value="31.332207071316521" table:style-name="ce45">
            <text:p><text:s/>31<text:s/></text:p>
          </table:table-cell>
          <table:table-cell office:value-type="float" office:value="1.0444069023772173" table:style-name="ce45">
            <text:p><text:s/>1<text:s/></text:p>
          </table:table-cell>
          <table:table-cell office:value-type="float" office:value="395831" table:style-name="ce45">
            <text:p><text:s/>395,831<text:s/></text:p>
          </table:table-cell>
          <table:table-cell office:value-type="float" office:value="45.734373194685155" table:style-name="ce45">
            <text:p><text:s/>46<text:s/></text:p>
          </table:table-cell>
          <table:table-cell table:number-columns-repeated="16372" table:style-name="ce18"/>
        </table:table-row>
        <table:table-row table:style-name="ro5">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463" table:style-name="ce78">
            <text:p><text:s/>463<text:s/></text:p>
          </table:table-cell>
          <table:table-cell office:value-type="float" office:value="340.14254385964915" table:style-name="ce78">
            <text:p><text:s/>340<text:s/></text:p>
          </table:table-cell>
          <table:table-cell office:value-type="float" office:value="45.690789473684212" table:style-name="ce78">
            <text:p><text:s/>46<text:s/></text:p>
          </table:table-cell>
          <table:table-cell office:value-type="float" office:value="51.782894736842103" table:style-name="ce78">
            <text:p><text:s/>52<text:s/></text:p>
          </table:table-cell>
          <table:table-cell office:value-type="float" office:value="7.1074561403508767" table:style-name="ce78">
            <text:p><text:s/>7<text:s/></text:p>
          </table:table-cell>
          <table:table-cell office:value-type="float" office:value="14.214912280701753" table:style-name="ce78">
            <text:p><text:s/>14<text:s/></text:p>
          </table:table-cell>
          <table:table-cell office:value-type="float" office:value="4.0614035087719298" table:style-name="ce78">
            <text:p><text:s/>4<text:s/></text:p>
          </table:table-cell>
          <table:table-cell office:value-type="float" office:value="216.84751083679998" table:style-name="ce45">
            <text:p><text:s/>217<text:s/></text:p>
          </table:table-cell>
          <table:table-cell office:value-type="float" office:value="468.35315515507557" table:style-name="ce45">
            <text:p><text:s/>468<text:s/></text:p>
          </table:table-cell>
          <table:table-cell table:number-columns-repeated="16372" table:style-name="ce18"/>
        </table:table-row>
        <table:table-row table:style-name="ro8">
          <table:table-cell table:number-columns-repeated="10" table:style-name="ce18"/>
          <table:table-cell table:style-name="ce178"/>
          <table:table-cell table:style-name="ce179"/>
          <table:table-cell table:number-columns-repeated="16372" table:style-name="ce18"/>
        </table:table-row>
        <table:table-row table:style-name="ro8">
          <table:table-cell table:number-columns-repeated="10" table:style-name="ce18"/>
          <table:table-cell table:style-name="ce180"/>
          <table:table-cell table:style-name="ce181"/>
          <table:table-cell table:number-columns-repeated="16372" table:style-name="ce18"/>
        </table:table-row>
        <table:table-row table:style-name="ro5">
          <table:table-cell office:value-type="string" table:style-name="ce112">
            <text:p>3b: Seizures made by Border Force<text:span text:style-name="T2"><text:s/>8, 9</text:span></text:p>
          </table:table-cell>
          <table:table-cell table:number-columns-repeated="2" table:style-name="ce113"/>
          <table:table-cell table:number-columns-repeated="2" table:style-name="ce18"/>
          <table:table-cell table:number-columns-repeated="2" table:style-name="ce113"/>
          <table:table-cell table:number-columns-repeated="16377" table:style-name="ce18"/>
        </table:table-row>
        <table:table-row table:style-name="ro8">
          <table:table-cell table:style-name="ce166"/>
          <table:table-cell table:number-columns-repeated="2" table:style-name="ce113"/>
          <table:table-cell table:style-name="ce18"/>
          <table:table-cell table:number-columns-repeated="3" table:style-name="ce113"/>
          <table:table-cell table:number-columns-repeated="16377" table:style-name="ce18"/>
        </table:table-row>
        <table:table-row table:style-name="ro5">
          <table:table-cell table:number-columns-repeated="3" table:style-name="ce167"/>
          <table:table-cell office:value-type="string" table:style-name="ce168">
            <text:p>Total<text:s/></text:p>
          </table:table-cell>
          <table:table-cell table:number-columns-repeated="3" table:style-name="ce169"/>
          <table:table-cell office:value-type="string" table:style-name="ce170">
            <text:p>Weighed amount seized</text:p>
          </table:table-cell>
          <table:table-cell table:number-columns-repeated="4" table:style-name="ce169"/>
          <table:table-cell table:style-name="ce18"/>
          <table:table-cell table:style-name="ce182"/>
          <table:table-cell table:number-columns-repeated="16370"/>
        </table:table-row>
        <table:table-row table:style-name="ro5">
          <table:table-cell office:value-type="string" table:style-name="ce112">
            <text:p>Drug type</text:p>
          </table:table-cell>
          <table:table-cell office:value-type="string" table:style-name="ce112">
            <text:p>Unit<text:s/><text:span text:style-name="T2">7</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o &lt;500g</text:p>
          </table:table-cell>
          <table:table-cell office:value-type="string" table:number-columns-spanned="1" table:number-rows-spanned="2" table:style-name="ce189">
            <text:p>500g to &lt;1kg</text:p>
          </table:table-cell>
          <table:table-cell office:value-type="string" table:number-columns-spanned="1" table:number-rows-spanned="2" table:style-name="ce189">
            <text:p>1kg to &lt;10kg</text:p>
          </table:table-cell>
          <table:table-cell office:value-type="string" table:number-columns-spanned="1" table:number-rows-spanned="2" table:style-name="ce189">
            <text:p>10kg to &lt;100kg</text:p>
          </table:table-cell>
          <table:table-cell office:value-type="string" table:number-columns-spanned="1" table:number-rows-spanned="2" table:style-name="ce189">
            <text:p>100kg and over</text:p>
          </table:table-cell>
          <table:table-cell office:value-type="string" table:style-name="ce118">
            <text:p>Total</text:p>
          </table:table-cell>
          <table:table-cell office:value-type="string" table:style-name="ce118">
            <text:p>Average</text:p>
          </table:table-cell>
          <table:table-cell table:style-name="ce18"/>
          <table:table-cell table:style-name="ce182"/>
          <table:table-cell table:number-columns-repeated="16370"/>
        </table:table-row>
        <table:table-row table:style-name="ro5">
          <table:table-cell table:number-columns-repeated="3" table:style-name="ce117"/>
          <table:table-cell office:value-type="string" table:style-name="ce116">
            <text:p>seizures</text:p>
          </table:table-cell>
          <table:covered-table-cell/>
          <table:covered-table-cell/>
          <table:covered-table-cell/>
          <table:covered-table-cell/>
          <table:covered-table-cell/>
          <table:covered-table-cell/>
          <table:table-cell office:value-type="string" table:style-name="ce172">
            <text:p>(kg)</text:p>
          </table:table-cell>
          <table:table-cell office:value-type="string" table:style-name="ce172">
            <text:p>(g)</text:p>
          </table:table-cell>
          <table:table-cell table:style-name="ce18"/>
          <table:table-cell table:style-name="ce182"/>
          <table:table-cell table:number-columns-repeated="16370"/>
        </table:table-row>
        <table:table-row table:style-name="ro5">
          <table:table-cell office:value-type="string" table:style-name="ce173">
            <text:p>Cocaine</text:p>
          </table:table-cell>
          <table:table-cell office:value-type="string" table:style-name="ce173">
            <text:p>kg</text:p>
          </table:table-cell>
          <table:table-cell office:value-type="string" table:style-name="ce173">
            <text:p>A</text:p>
          </table:table-cell>
          <table:table-cell office:value-type="float" office:value="385" table:style-name="ce45">
            <text:p><text:s/>385<text:s/></text:p>
          </table:table-cell>
          <table:table-cell office:value-type="float" office:value="15" table:style-name="ce70">
            <text:p>15</text:p>
          </table:table-cell>
          <table:table-cell office:value-type="float" office:value="234" table:style-name="ce70">
            <text:p>234</text:p>
          </table:table-cell>
          <table:table-cell office:value-type="float" office:value="16" table:style-name="ce70">
            <text:p>16</text:p>
          </table:table-cell>
          <table:table-cell office:value-type="float" office:value="64" table:style-name="ce70">
            <text:p>64</text:p>
          </table:table-cell>
          <table:table-cell office:value-type="float" office:value="32" table:style-name="ce70">
            <text:p>32</text:p>
          </table:table-cell>
          <table:table-cell office:value-type="float" office:value="13" table:style-name="ce70">
            <text:p>13</text:p>
          </table:table-cell>
          <table:table-cell office:value-type="float" office:value="8880.0405130699874" table:style-name="ce45">
            <text:p><text:s/>8,880<text:s/></text:p>
          </table:table-cell>
          <table:table-cell office:value-type="float" office:value="23065.040293688278" table:style-name="ce45">
            <text:p><text:s/>23,065<text:s/></text:p>
          </table:table-cell>
          <table:table-cell table:style-name="ce18"/>
          <table:table-cell table:style-name="ce182"/>
          <table:table-cell table:number-columns-repeated="16370"/>
        </table:table-row>
        <table:table-row table:style-name="ro5">
          <table:table-cell office:value-type="string" table:style-name="ce113">
            <text:p>Crack</text:p>
          </table:table-cell>
          <table:table-cell office:value-type="string" table:style-name="ce113">
            <text:p>kg</text:p>
          </table:table-cell>
          <table:table-cell office:value-type="string" table:style-name="ce113">
            <text:p>A</text:p>
          </table:table-cell>
          <table:table-cell office:value-type="float" office:value="5" table:style-name="ce45">
            <text:p><text:s/>5<text:s/></text:p>
          </table:table-cell>
          <table:table-cell office:value-type="float" office:value="1" table:style-name="ce70">
            <text:p>1</text:p>
          </table:table-cell>
          <table:table-cell office:value-type="float" office:value="4" table:style-name="ce70">
            <text:p>4</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3.1970000000000005E-2" table:style-name="ce45">
            <text:p><text:s/>0<text:s/></text:p>
          </table:table-cell>
          <table:table-cell office:value-type="float" office:value="6.394000000000001" table:style-name="ce45">
            <text:p><text:s/>6<text:s/></text:p>
          </table:table-cell>
          <table:table-cell table:style-name="ce18"/>
          <table:table-cell table:style-name="ce182"/>
          <table:table-cell table:number-columns-repeated="16370"/>
        </table:table-row>
        <table:table-row table:style-name="ro5">
          <table:table-cell office:value-type="string" table:style-name="ce113">
            <text:p>Heroin</text:p>
          </table:table-cell>
          <table:table-cell office:value-type="string" table:style-name="ce113">
            <text:p>kg</text:p>
          </table:table-cell>
          <table:table-cell office:value-type="string" table:style-name="ce113">
            <text:p>A</text:p>
          </table:table-cell>
          <table:table-cell office:value-type="float" office:value="108" table:style-name="ce45">
            <text:p><text:s/>108<text:s/></text:p>
          </table:table-cell>
          <table:table-cell office:value-type="float" office:value="3" table:style-name="ce70">
            <text:p>3</text:p>
          </table:table-cell>
          <table:table-cell office:value-type="float" office:value="32" table:style-name="ce70">
            <text:p>32</text:p>
          </table:table-cell>
          <table:table-cell office:value-type="float" office:value="19" table:style-name="ce70">
            <text:p>19</text:p>
          </table:table-cell>
          <table:table-cell office:value-type="float" office:value="45" table:style-name="ce70">
            <text:p>45</text:p>
          </table:table-cell>
          <table:table-cell office:value-type="float" office:value="8" table:style-name="ce70">
            <text:p>8</text:p>
          </table:table-cell>
          <table:table-cell office:value-type="float" office:value="1" table:style-name="ce70">
            <text:p>1</text:p>
          </table:table-cell>
          <table:table-cell office:value-type="float" office:value="487.84089999999998" table:style-name="ce45">
            <text:p><text:s/>488<text:s/></text:p>
          </table:table-cell>
          <table:table-cell office:value-type="float" office:value="4517.0453703703697" table:style-name="ce45">
            <text:p><text:s/>4,517<text:s/></text:p>
          </table:table-cell>
          <table:table-cell table:style-name="ce18"/>
          <table:table-cell table:style-name="ce182"/>
          <table:table-cell table:number-columns-repeated="16370"/>
        </table:table-row>
        <table:table-row table:style-name="ro5">
          <table:table-cell office:value-type="string" table:style-name="ce113">
            <text:p>Herbal cannabis</text:p>
          </table:table-cell>
          <table:table-cell office:value-type="string" table:style-name="ce113">
            <text:p>kg</text:p>
          </table:table-cell>
          <table:table-cell office:value-type="string" table:style-name="ce113">
            <text:p>B</text:p>
          </table:table-cell>
          <table:table-cell office:value-type="float" office:value="4134" table:style-name="ce45">
            <text:p><text:s/>4,134<text:s/></text:p>
          </table:table-cell>
          <table:table-cell office:value-type="float" office:value="34" table:style-name="ce70">
            <text:p>34</text:p>
          </table:table-cell>
          <table:table-cell office:value-type="float" office:value="2599" table:style-name="ce70">
            <text:p>2599</text:p>
          </table:table-cell>
          <table:table-cell office:value-type="float" office:value="400" table:style-name="ce70">
            <text:p>400</text:p>
          </table:table-cell>
          <table:table-cell office:value-type="float" office:value="932" table:style-name="ce70">
            <text:p>932</text:p>
          </table:table-cell>
          <table:table-cell office:value-type="float" office:value="110" table:style-name="ce70">
            <text:p>110</text:p>
          </table:table-cell>
          <table:table-cell office:value-type="float" office:value="15" table:style-name="ce70">
            <text:p>15</text:p>
          </table:table-cell>
          <table:table-cell office:value-type="float" office:value="11645.736135000008" table:style-name="ce45">
            <text:p><text:s/>11,646<text:s/></text:p>
          </table:table-cell>
          <table:table-cell office:value-type="float" office:value="2817.06244194485" table:style-name="ce45">
            <text:p><text:s/>2,817<text:s/></text:p>
          </table:table-cell>
          <table:table-cell table:style-name="ce18"/>
          <table:table-cell table:style-name="ce182"/>
          <table:table-cell table:number-columns-repeated="16370"/>
        </table:table-row>
        <table:table-row table:style-name="ro5">
          <table:table-cell office:value-type="string" table:style-name="ce113">
            <text:p>Cannabis resin</text:p>
          </table:table-cell>
          <table:table-cell office:value-type="string" table:style-name="ce113">
            <text:p>kg</text:p>
          </table:table-cell>
          <table:table-cell office:value-type="string" table:style-name="ce113">
            <text:p>B</text:p>
          </table:table-cell>
          <table:table-cell office:value-type="float" office:value="425" table:style-name="ce45">
            <text:p><text:s/>425<text:s/></text:p>
          </table:table-cell>
          <table:table-cell office:value-type="float" office:value="14" table:style-name="ce70">
            <text:p>14</text:p>
          </table:table-cell>
          <table:table-cell office:value-type="float" office:value="303" table:style-name="ce70">
            <text:p>303</text:p>
          </table:table-cell>
          <table:table-cell office:value-type="float" office:value="17" table:style-name="ce70">
            <text:p>17</text:p>
          </table:table-cell>
          <table:table-cell office:value-type="float" office:value="53" table:style-name="ce70">
            <text:p>53</text:p>
          </table:table-cell>
          <table:table-cell office:value-type="float" office:value="22" table:style-name="ce70">
            <text:p>22</text:p>
          </table:table-cell>
          <table:table-cell office:value-type="float" office:value="4" table:style-name="ce70">
            <text:p>4</text:p>
          </table:table-cell>
          <table:table-cell office:value-type="float" office:value="4169.1516950000005" table:style-name="ce45">
            <text:p><text:s/>4,169<text:s/></text:p>
          </table:table-cell>
          <table:table-cell office:value-type="float" office:value="9809.7686941176471" table:style-name="ce45">
            <text:p><text:s/>9,810<text:s/></text:p>
          </table:table-cell>
          <table:table-cell table:style-name="ce18"/>
          <table:table-cell table:style-name="ce182"/>
          <table:table-cell table:number-columns-repeated="16370"/>
        </table:table-row>
        <table:table-row table:style-name="ro5">
          <table:table-cell office:value-type="string" table:style-name="ce113">
            <text:p>Amphetamines</text:p>
          </table:table-cell>
          <table:table-cell office:value-type="string" table:style-name="ce113">
            <text:p>kg</text:p>
          </table:table-cell>
          <table:table-cell office:value-type="string" table:style-name="ce113">
            <text:p>B</text:p>
          </table:table-cell>
          <table:table-cell office:value-type="float" office:value="208" table:style-name="ce45">
            <text:p><text:s/>208<text:s/></text:p>
          </table:table-cell>
          <table:table-cell office:value-type="float" office:value="7" table:style-name="ce70">
            <text:p>7</text:p>
          </table:table-cell>
          <table:table-cell office:value-type="float" office:value="106" table:style-name="ce70">
            <text:p>106</text:p>
          </table:table-cell>
          <table:table-cell office:value-type="float" office:value="2" table:style-name="ce70">
            <text:p>2</text:p>
          </table:table-cell>
          <table:table-cell office:value-type="float" office:value="12" table:style-name="ce70">
            <text:p>12</text:p>
          </table:table-cell>
          <table:table-cell office:value-type="float" office:value="4" table:style-name="ce70">
            <text:p>4</text:p>
          </table:table-cell>
          <table:table-cell office:value-type="float" office:value="1" table:style-name="ce70">
            <text:p>1</text:p>
          </table:table-cell>
          <table:table-cell office:value-type="float" office:value="201.64445499999994" table:style-name="ce45">
            <text:p><text:s/>202<text:s/></text:p>
          </table:table-cell>
          <table:table-cell office:value-type="float" office:value="969.44449519230739" table:style-name="ce45">
            <text:p><text:s/>969<text:s/></text:p>
          </table:table-cell>
          <table:table-cell table:style-name="ce18"/>
          <table:table-cell table:style-name="ce182"/>
          <table:table-cell table:number-columns-repeated="16370"/>
        </table:table-row>
        <table:table-row table:style-name="ro5">
          <table:table-cell office:value-type="string" table:style-name="ce124">
            <text:p>Ketamine</text:p>
          </table:table-cell>
          <table:table-cell office:value-type="string" table:style-name="ce124">
            <text:p>kg</text:p>
          </table:table-cell>
          <table:table-cell office:value-type="string" table:style-name="ce124">
            <text:p>B</text:p>
          </table:table-cell>
          <table:table-cell office:value-type="float" office:value="97" table:style-name="ce45">
            <text:p><text:s/>97<text:s/></text:p>
          </table:table-cell>
          <table:table-cell office:value-type="float" office:value="1" table:style-name="ce70">
            <text:p>1</text:p>
          </table:table-cell>
          <table:table-cell office:value-type="float" office:value="66" table:style-name="ce70">
            <text:p>66</text:p>
          </table:table-cell>
          <table:table-cell office:value-type="float" office:value="6" table:style-name="ce70">
            <text:p>6</text:p>
          </table:table-cell>
          <table:table-cell office:value-type="float" office:value="15" table:style-name="ce70">
            <text:p>15</text:p>
          </table:table-cell>
          <table:table-cell office:value-type="float" office:value="4" table:style-name="ce70">
            <text:p>4</text:p>
          </table:table-cell>
          <table:table-cell office:value-type="float" office:value="0" table:style-name="ce70">
            <text:p>0</text:p>
          </table:table-cell>
          <table:table-cell office:value-type="float" office:value="132.545715" table:style-name="ce45">
            <text:p><text:s/>133<text:s/></text:p>
          </table:table-cell>
          <table:table-cell office:value-type="float" office:value="1366.4506701030928" table:style-name="ce45">
            <text:p><text:s/>1,366<text:s/></text:p>
          </table:table-cell>
          <table:table-cell table:style-name="ce18"/>
          <table:table-cell table:style-name="ce182"/>
          <table:table-cell table:number-columns-repeated="16370"/>
        </table:table-row>
        <table:table-row table:style-name="ro5">
          <table:table-cell table:style-name="ce174"/>
          <table:table-cell table:style-name="ce173"/>
          <table:table-cell table:style-name="ce174"/>
          <table:table-cell table:style-name="ce168"/>
          <table:table-cell table:number-columns-repeated="3" table:style-name="ce169"/>
          <table:table-cell office:value-type="string" table:style-name="ce170">
            <text:p>Unweighed amount seized</text:p>
          </table:table-cell>
          <table:table-cell table:number-columns-repeated="2" table:style-name="ce169"/>
          <table:table-cell table:style-name="ce175"/>
          <table:table-cell table:style-name="ce176"/>
          <table:table-cell table:style-name="ce18"/>
          <table:table-cell table:style-name="ce182"/>
          <table:table-cell table:number-columns-repeated="16370"/>
        </table:table-row>
        <table:table-row table:style-name="ro5">
          <table:table-cell table:style-name="ce177"/>
          <table:table-cell table:style-name="ce113"/>
          <table:table-cell table:style-name="ce177"/>
          <table:table-cell table:style-name="ce120"/>
          <table:table-cell office:value-type="string" table:style-name="ce118">
            <text:p>Under 50</text:p>
          </table:table-cell>
          <table:table-cell office:value-type="string" table:style-name="ce118">
            <text:p>51-100</text:p>
          </table:table-cell>
          <table:table-cell office:value-type="string" table:style-name="ce118">
            <text:p>101-500</text:p>
          </table:table-cell>
          <table:table-cell office:value-type="string" table:style-name="ce118">
            <text:p>501-1,000</text:p>
          </table:table-cell>
          <table:table-cell office:value-type="string" table:style-name="ce118">
            <text:p>1,001-10,000</text:p>
          </table:table-cell>
          <table:table-cell office:value-type="string" table:style-name="ce118">
            <text:p>Over 10,000</text:p>
          </table:table-cell>
          <table:table-cell office:value-type="string" table:number-columns-spanned="1" table:number-rows-spanned="2" table:style-name="ce190">
            <text:p>Total (plants/</text:p>
            <text:p>000s of doses)</text:p>
          </table:table-cell>
          <table:table-cell office:value-type="string" table:style-name="ce118">
            <text:p>Average</text:p>
          </table:table-cell>
          <table:table-cell table:style-name="ce18"/>
          <table:table-cell table:style-name="ce182"/>
          <table:table-cell table:number-columns-repeated="16370"/>
        </table:table-row>
        <table:table-row table:style-name="ro5">
          <table:table-cell table:style-name="ce117"/>
          <table:table-cell table:style-name="ce124"/>
          <table:table-cell table:style-name="ce117"/>
          <table:table-cell table:style-name="ce116"/>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office:value-type="string" table:style-name="ce172">
            <text:p>(doses/plants)</text:p>
          </table:table-cell>
          <table:table-cell table:style-name="ce18"/>
          <table:table-cell table:style-name="ce182"/>
          <table:table-cell table:number-columns-repeated="16370"/>
        </table:table-row>
        <table:table-row table:style-name="ro5">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450" table:style-name="ce45">
            <text:p><text:s/>450<text:s/></text:p>
          </table:table-cell>
          <table:table-cell office:value-type="float" office:value="55" table:style-name="ce45">
            <text:p><text:s/>55<text:s/></text:p>
          </table:table-cell>
          <table:table-cell office:value-type="float" office:value="38" table:style-name="ce45">
            <text:p><text:s/>38<text:s/></text:p>
          </table:table-cell>
          <table:table-cell office:value-type="float" office:value="75" table:style-name="ce45">
            <text:p><text:s/>75<text:s/></text:p>
          </table:table-cell>
          <table:table-cell office:value-type="float" office:value="22" table:style-name="ce45">
            <text:p><text:s/>22<text:s/></text:p>
          </table:table-cell>
          <table:table-cell office:value-type="float" office:value="11" table:style-name="ce45">
            <text:p><text:s/>11<text:s/></text:p>
          </table:table-cell>
          <table:table-cell office:value-type="float" office:value="0" table:style-name="ce45">
            <text:p><text:s/>-00<text:s/></text:p>
          </table:table-cell>
          <table:table-cell office:value-type="float" office:value="1903.6509799999997" table:style-name="ce45">
            <text:p><text:s/>1,904<text:s/></text:p>
          </table:table-cell>
          <table:table-cell office:value-type="float" office:value="4230.3355111111105" table:style-name="ce45">
            <text:p><text:s/>4,230<text:s/></text:p>
          </table:table-cell>
          <table:table-cell table:style-name="ce18"/>
          <table:table-cell table:style-name="ce182"/>
          <table:table-cell table:number-columns-repeated="16370"/>
        </table:table-row>
        <table:table-row table:style-name="ro5">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34" table:style-name="ce45">
            <text:p><text:s/>34<text:s/></text:p>
          </table:table-cell>
          <table:table-cell office:value-type="float" office:value="29" table:style-name="ce45">
            <text:p><text:s/>29<text:s/></text:p>
          </table:table-cell>
          <table:table-cell office:value-type="float" office:value="1" table:style-name="ce45">
            <text:p><text:s/>1<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1" table:style-name="ce45">
            <text:p><text:s/>1<text:s/></text:p>
          </table:table-cell>
          <table:table-cell office:value-type="float" office:value="1" table:style-name="ce45">
            <text:p><text:s/>1<text:s/></text:p>
          </table:table-cell>
          <table:table-cell office:value-type="float" office:value="48.152999999999999" table:style-name="ce45">
            <text:p><text:s/>48<text:s/></text:p>
          </table:table-cell>
          <table:table-cell office:value-type="float" office:value="1416.2647058823529" table:style-name="ce45">
            <text:p><text:s/>1,416<text:s/></text:p>
          </table:table-cell>
          <table:table-cell table:style-name="ce18"/>
          <table:table-cell table:style-name="ce182"/>
          <table:table-cell table:number-columns-repeated="16370"/>
        </table:table-row>
        <table:table-row table:style-name="ro6">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string" table:style-name="ce45">
            <text:p>..</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string" table:style-name="ce45">
            <text:p>..</text:p>
          </table:table-cell>
          <table:table-cell table:style-name="ce18"/>
          <table:table-cell table:style-name="ce182"/>
          <table:table-cell table:number-columns-repeated="16370"/>
        </table:table-row>
        <table:table-row table:style-name="ro6">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8" table:style-name="ce45">
            <text:p><text:s/>8<text:s/></text:p>
          </table:table-cell>
          <table:table-cell office:value-type="float" office:value="2" table:style-name="ce45">
            <text:p><text:s/>2<text:s/></text:p>
          </table:table-cell>
          <table:table-cell office:value-type="float" office:value="0" table:style-name="ce45">
            <text:p><text:s/>-00<text:s/></text:p>
          </table:table-cell>
          <table:table-cell office:value-type="float" office:value="1" table:style-name="ce45">
            <text:p><text:s/>1<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34332000000000001" table:style-name="ce45">
            <text:p><text:s/>0<text:s/></text:p>
          </table:table-cell>
          <table:table-cell office:value-type="float" office:value="42.914999999999999" table:style-name="ce45">
            <text:p><text:s/>43<text:s/></text:p>
          </table:table-cell>
          <table:table-cell table:style-name="ce18"/>
          <table:table-cell table:style-name="ce182"/>
          <table:table-cell table:number-columns-repeated="16370"/>
        </table:table-row>
        <table:table-row table:style-name="ro6">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 table:style-name="ce45">
            <text:p><text:s/>8<text:s/></text:p>
          </table:table-cell>
          <table:table-cell office:value-type="float" office:value="8" table:style-name="ce45">
            <text:p><text:s/>8<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12" table:style-name="ce45">
            <text:p><text:s/>12<text:s/></text:p>
          </table:table-cell>
          <table:table-cell office:value-type="float" office:value="1.5" table:style-name="ce45">
            <text:p><text:s/>2<text:s/></text:p>
          </table:table-cell>
          <table:table-cell table:style-name="ce18"/>
          <table:table-cell table:style-name="ce182"/>
          <table:table-cell table:number-columns-repeated="16370"/>
        </table:table-row>
        <table:table-row table:style-name="ro6">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291" table:style-name="ce78">
            <text:p><text:s/>291<text:s/></text:p>
          </table:table-cell>
          <table:table-cell office:value-type="float" office:value="33" table:style-name="ce78">
            <text:p><text:s/>33<text:s/></text:p>
          </table:table-cell>
          <table:table-cell office:value-type="float" office:value="18" table:style-name="ce78">
            <text:p><text:s/>18<text:s/></text:p>
          </table:table-cell>
          <table:table-cell office:value-type="float" office:value="48" table:style-name="ce78">
            <text:p><text:s/>48<text:s/></text:p>
          </table:table-cell>
          <table:table-cell office:value-type="float" office:value="18" table:style-name="ce78">
            <text:p><text:s/>18<text:s/></text:p>
          </table:table-cell>
          <table:table-cell office:value-type="float" office:value="33" table:style-name="ce78">
            <text:p><text:s/>33<text:s/></text:p>
          </table:table-cell>
          <table:table-cell office:value-type="float" office:value="8" table:style-name="ce78">
            <text:p><text:s/>8<text:s/></text:p>
          </table:table-cell>
          <table:table-cell office:value-type="float" office:value="2476.5747373449999" table:style-name="ce78">
            <text:p><text:s/>2,477<text:s/></text:p>
          </table:table-cell>
          <table:table-cell office:value-type="float" office:value="8510.5661077147761" table:style-name="ce78">
            <text:p><text:s/>8,511<text:s/></text:p>
          </table:table-cell>
          <table:table-cell table:style-name="ce18"/>
          <table:table-cell table:style-name="ce182"/>
          <table:table-cell table:number-columns-repeated="16370"/>
        </table:table-row>
        <table:table-row table:style-name="ro6">
          <table:table-cell table:number-columns-repeated="4" table:style-name="ce113"/>
          <table:table-cell table:number-columns-repeated="6" table:style-name="ce130"/>
          <table:table-cell table:number-columns-repeated="2" table:style-name="ce113"/>
          <table:table-cell table:style-name="ce18"/>
          <table:table-cell table:style-name="ce182"/>
          <table:table-cell table:number-columns-repeated="16370"/>
        </table:table-row>
        <table:table-row table:style-name="ro6">
          <table:table-cell table:number-columns-repeated="13" table:style-name="ce18"/>
          <table:table-cell table:style-name="ce182"/>
          <table:table-cell table:number-columns-repeated="16370"/>
        </table:table-row>
        <table:table-row table:style-name="ro6">
          <table:table-cell office:value-type="string" table:style-name="ce112">
            <text:p>3c: Seizures made by police forces<text:s/><text:span text:style-name="T2">4, 5, 6</text:span><text:s/>and Border Force<text:s/><text:span text:style-name="T2">8, 9</text:span></text:p>
          </table:table-cell>
          <table:table-cell table:number-columns-repeated="3" table:style-name="ce118"/>
          <table:table-cell table:style-name="ce183"/>
          <table:table-cell table:style-name="ce184"/>
          <table:table-cell table:number-columns-repeated="5" table:style-name="ce183"/>
          <table:table-cell table:number-columns-repeated="2" table:style-name="ce118"/>
          <table:table-cell table:style-name="ce182"/>
          <table:table-cell table:number-columns-repeated="16370" table:style-name="ce118"/>
        </table:table-row>
        <table:table-row table:style-name="ro6">
          <table:table-cell table:number-columns-repeated="4" table:style-name="ce18"/>
          <table:table-cell table:number-columns-repeated="8" table:style-name="ce113"/>
          <table:table-cell table:style-name="ce18"/>
          <table:table-cell table:style-name="ce182"/>
          <table:table-cell table:number-columns-repeated="16370" table:style-name="ce18"/>
        </table:table-row>
        <table:table-row table:style-name="ro6">
          <table:table-cell table:number-columns-repeated="3" table:style-name="ce167"/>
          <table:table-cell office:value-type="string" table:style-name="ce168">
            <text:p>Total<text:s/></text:p>
          </table:table-cell>
          <table:table-cell table:number-columns-repeated="3" table:style-name="ce169"/>
          <table:table-cell office:value-type="string" table:style-name="ce170">
            <text:p>Weighed amount seized</text:p>
          </table:table-cell>
          <table:table-cell table:number-columns-repeated="4" table:style-name="ce169"/>
          <table:table-cell table:style-name="ce18"/>
          <table:table-cell table:style-name="ce182"/>
          <table:table-cell table:number-columns-repeated="16370" table:style-name="ce18"/>
        </table:table-row>
        <table:table-row table:style-name="ro6">
          <table:table-cell office:value-type="string" table:style-name="ce112">
            <text:p>Drug type</text:p>
          </table:table-cell>
          <table:table-cell office:value-type="string" table:style-name="ce112">
            <text:p>Unit<text:s/><text:span text:style-name="T2">7</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o &lt;500g</text:p>
          </table:table-cell>
          <table:table-cell office:value-type="string" table:number-columns-spanned="1" table:number-rows-spanned="2" table:style-name="ce189">
            <text:p>500g to &lt;1kg</text:p>
          </table:table-cell>
          <table:table-cell office:value-type="string" table:number-columns-spanned="1" table:number-rows-spanned="2" table:style-name="ce189">
            <text:p>1kg to &lt;10kg</text:p>
          </table:table-cell>
          <table:table-cell office:value-type="string" table:number-columns-spanned="1" table:number-rows-spanned="2" table:style-name="ce189">
            <text:p>10kg to &lt;100kg</text:p>
          </table:table-cell>
          <table:table-cell office:value-type="string" table:number-columns-spanned="1" table:number-rows-spanned="2" table:style-name="ce189">
            <text:p>100kg and over</text:p>
          </table:table-cell>
          <table:table-cell office:value-type="string" table:style-name="ce118">
            <text:p>Total</text:p>
          </table:table-cell>
          <table:table-cell office:value-type="string" table:style-name="ce118">
            <text:p>Average</text:p>
          </table:table-cell>
          <table:table-cell table:style-name="ce18"/>
          <table:table-cell table:style-name="ce182"/>
          <table:table-cell table:number-columns-repeated="16370" table:style-name="ce18"/>
        </table:table-row>
        <table:table-row table:style-name="ro6">
          <table:table-cell table:number-columns-repeated="3" table:style-name="ce117"/>
          <table:table-cell office:value-type="string" table:style-name="ce116">
            <text:p>seizures</text:p>
          </table:table-cell>
          <table:covered-table-cell/>
          <table:covered-table-cell/>
          <table:covered-table-cell/>
          <table:covered-table-cell/>
          <table:covered-table-cell/>
          <table:covered-table-cell/>
          <table:table-cell office:value-type="string" table:style-name="ce172">
            <text:p>(kg)</text:p>
          </table:table-cell>
          <table:table-cell office:value-type="string" table:style-name="ce172">
            <text:p>(g)</text:p>
          </table:table-cell>
          <table:table-cell table:style-name="ce18"/>
          <table:table-cell table:style-name="ce182"/>
          <table:table-cell table:number-columns-repeated="16370" table:style-name="ce18"/>
        </table:table-row>
        <table:table-row table:style-name="ro6">
          <table:table-cell office:value-type="string" table:style-name="ce173">
            <text:p>Cocaine</text:p>
          </table:table-cell>
          <table:table-cell office:value-type="string" table:style-name="ce173">
            <text:p>kg</text:p>
          </table:table-cell>
          <table:table-cell office:value-type="string" table:style-name="ce173">
            <text:p>A</text:p>
          </table:table-cell>
          <table:table-cell office:value-type="float" office:value="17038" table:style-name="ce45">
            <text:p><text:s/>17,038<text:s/></text:p>
          </table:table-cell>
          <table:table-cell office:value-type="float" office:value="10446.912747016857" table:style-name="ce45">
            <text:p><text:s/>10,447<text:s/></text:p>
          </table:table-cell>
          <table:table-cell office:value-type="float" office:value="6314.2007071153485" table:style-name="ce45">
            <text:p><text:s/>6,314<text:s/></text:p>
          </table:table-cell>
          <table:table-cell office:value-type="float" office:value="55.952901066986556" table:style-name="ce45">
            <text:p><text:s/>56<text:s/></text:p>
          </table:table-cell>
          <table:table-cell office:value-type="float" office:value="151.26554706736536" table:style-name="ce45">
            <text:p><text:s/>151<text:s/></text:p>
          </table:table-cell>
          <table:table-cell office:value-type="float" office:value="44.616705600101014" table:style-name="ce45">
            <text:p><text:s/>45<text:s/></text:p>
          </table:table-cell>
          <table:table-cell office:value-type="float" office:value="14.051392133341752" table:style-name="ce45">
            <text:p><text:s/>14<text:s/></text:p>
          </table:table-cell>
          <table:table-cell office:value-type="float" office:value="9644.5523509155882" table:style-name="ce45">
            <text:p><text:s/>9,645<text:s/></text:p>
          </table:table-cell>
          <table:table-cell office:value-type="float" office:value="566.06129539356664" table:style-name="ce45">
            <text:p><text:s/>566<text:s/></text:p>
          </table:table-cell>
          <table:table-cell table:number-columns-repeated="10" table:style-name="ce185"/>
          <table:table-cell table:number-columns-repeated="16362"/>
        </table:table-row>
        <table:table-row table:style-name="ro6">
          <table:table-cell office:value-type="string" table:style-name="ce113">
            <text:p>Crack</text:p>
          </table:table-cell>
          <table:table-cell office:value-type="string" table:style-name="ce113">
            <text:p>kg</text:p>
          </table:table-cell>
          <table:table-cell office:value-type="string" table:style-name="ce113">
            <text:p>A</text:p>
          </table:table-cell>
          <table:table-cell office:value-type="float" office:value="6561" table:style-name="ce45">
            <text:p><text:s/>6,561<text:s/></text:p>
          </table:table-cell>
          <table:table-cell office:value-type="float" office:value="3697.5225816533834" table:style-name="ce45">
            <text:p><text:s/>3,698<text:s/></text:p>
          </table:table-cell>
          <table:table-cell office:value-type="float" office:value="2851.182997343335" table:style-name="ce45">
            <text:p><text:s/>2,851<text:s/></text:p>
          </table:table-cell>
          <table:table-cell office:value-type="float" office:value="3.073605250820441" table:style-name="ce45">
            <text:p><text:s/>3<text:s/></text:p>
          </table:table-cell>
          <table:table-cell office:value-type="float" office:value="9.2208157524613217" table:style-name="ce45">
            <text:p><text:s/>9<text:s/></text:p>
          </table:table-cell>
          <table:table-cell office:value-type="float" office:value="0" table:style-name="ce45">
            <text:p><text:s/>-00<text:s/></text:p>
          </table:table-cell>
          <table:table-cell office:value-type="float" office:value="0" table:style-name="ce45">
            <text:p><text:s/>-00<text:s/></text:p>
          </table:table-cell>
          <table:table-cell office:value-type="float" office:value="62.663238892500033" table:style-name="ce45">
            <text:p><text:s/>63<text:s/></text:p>
          </table:table-cell>
          <table:table-cell office:value-type="float" office:value="9.5508670770461865" table:style-name="ce45">
            <text:p><text:s/>10<text:s/></text:p>
          </table:table-cell>
          <table:table-cell table:number-columns-repeated="9" table:style-name="ce185"/>
          <table:table-cell table:number-columns-repeated="16363" table:style-name="ce18"/>
        </table:table-row>
        <table:table-row table:style-name="ro6">
          <table:table-cell office:value-type="string" table:style-name="ce113">
            <text:p>Heroin</text:p>
          </table:table-cell>
          <table:table-cell office:value-type="string" table:style-name="ce113">
            <text:p>kg</text:p>
          </table:table-cell>
          <table:table-cell office:value-type="string" table:style-name="ce113">
            <text:p>A</text:p>
          </table:table-cell>
          <table:table-cell office:value-type="float" office:value="8444" table:style-name="ce45">
            <text:p><text:s/>8,444<text:s/></text:p>
          </table:table-cell>
          <table:table-cell office:value-type="float" office:value="5108.1462986198239" table:style-name="ce45">
            <text:p><text:s/>5,108<text:s/></text:p>
          </table:table-cell>
          <table:table-cell office:value-type="float" office:value="3206.3739021329984" table:style-name="ce45">
            <text:p><text:s/>3,206<text:s/></text:p>
          </table:table-cell>
          <table:table-cell office:value-type="float" office:value="43.056210790464242" table:style-name="ce45">
            <text:p><text:s/>43<text:s/></text:p>
          </table:table-cell>
          <table:table-cell office:value-type="float" office:value="68.010288582183193" table:style-name="ce45">
            <text:p><text:s/>68<text:s/></text:p>
          </table:table-cell>
          <table:table-cell office:value-type="float" office:value="17.413299874529486" table:style-name="ce45">
            <text:p><text:s/>17<text:s/></text:p>
          </table:table-cell>
          <table:table-cell office:value-type="float" office:value="1" table:style-name="ce45">
            <text:p><text:s/>1<text:s/></text:p>
          </table:table-cell>
          <table:table-cell office:value-type="float" office:value="754.33520746620002" table:style-name="ce45">
            <text:p><text:s/>754<text:s/></text:p>
          </table:table-cell>
          <table:table-cell office:value-type="float" office:value="89.333871087896725" table:style-name="ce45">
            <text:p><text:s/>89<text:s/></text:p>
          </table:table-cell>
          <table:table-cell table:number-columns-repeated="9" table:style-name="ce185"/>
          <table:table-cell table:number-columns-repeated="16363" table:style-name="ce18"/>
        </table:table-row>
        <table:table-row table:style-name="ro6">
          <table:table-cell office:value-type="string" table:style-name="ce113">
            <text:p>Herbal cannabis</text:p>
          </table:table-cell>
          <table:table-cell office:value-type="string" table:style-name="ce113">
            <text:p>kg</text:p>
          </table:table-cell>
          <table:table-cell office:value-type="string" table:style-name="ce113">
            <text:p>B</text:p>
          </table:table-cell>
          <table:table-cell office:value-type="float" office:value="95549" table:style-name="ce45">
            <text:p><text:s/>95,549<text:s/></text:p>
          </table:table-cell>
          <table:table-cell office:value-type="float" office:value="17996.215955061376" table:style-name="ce45">
            <text:p><text:s/>17,996<text:s/></text:p>
          </table:table-cell>
          <table:table-cell office:value-type="float" office:value="75240.314524145258" table:style-name="ce45">
            <text:p><text:s/>75,240<text:s/></text:p>
          </table:table-cell>
          <table:table-cell office:value-type="float" office:value="721.20668531403862" table:style-name="ce45">
            <text:p><text:s/>721<text:s/></text:p>
          </table:table-cell>
          <table:table-cell office:value-type="float" office:value="1363.093182921473" table:style-name="ce45">
            <text:p><text:s/>1,363<text:s/></text:p>
          </table:table-cell>
          <table:table-cell office:value-type="float" office:value="163.88664786518413" table:style-name="ce45">
            <text:p><text:s/>164<text:s/></text:p>
          </table:table-cell>
          <table:table-cell office:value-type="float" office:value="20.283004692665109" table:style-name="ce45">
            <text:p><text:s/>20<text:s/></text:p>
          </table:table-cell>
          <table:table-cell office:value-type="float" office:value="16691.760697603982" table:style-name="ce45">
            <text:p><text:s/>16,692<text:s/></text:p>
          </table:table-cell>
          <table:table-cell office:value-type="float" office:value="174.69320136897281" table:style-name="ce45">
            <text:p><text:s/>175<text:s/></text:p>
          </table:table-cell>
          <table:table-cell table:style-name="ce185"/>
          <table:table-cell table:style-name="ce182"/>
          <table:table-cell table:number-columns-repeated="16370" table:style-name="ce18"/>
        </table:table-row>
        <table:table-row table:style-name="ro6">
          <table:table-cell office:value-type="string" table:style-name="ce113">
            <text:p>Cannabis resin</text:p>
          </table:table-cell>
          <table:table-cell office:value-type="string" table:style-name="ce113">
            <text:p>kg</text:p>
          </table:table-cell>
          <table:table-cell office:value-type="string" table:style-name="ce113">
            <text:p>B</text:p>
          </table:table-cell>
          <table:table-cell office:value-type="float" office:value="6583" table:style-name="ce45">
            <text:p><text:s/>6,583<text:s/></text:p>
          </table:table-cell>
          <table:table-cell office:value-type="float" office:value="1051.5780212483398" table:style-name="ce45">
            <text:p><text:s/>1,052<text:s/></text:p>
          </table:table-cell>
          <table:table-cell office:value-type="float" office:value="5357.9983399734401" table:style-name="ce45">
            <text:p><text:s/>5,358<text:s/></text:p>
          </table:table-cell>
          <table:table-cell office:value-type="float" office:value="43.578353253652054" table:style-name="ce45">
            <text:p><text:s/>44<text:s/></text:p>
          </table:table-cell>
          <table:table-cell office:value-type="float" office:value="84.689575033200526" table:style-name="ce45">
            <text:p><text:s/>85<text:s/></text:p>
          </table:table-cell>
          <table:table-cell office:value-type="float" office:value="28.133466135458168" table:style-name="ce45">
            <text:p><text:s/>28<text:s/></text:p>
          </table:table-cell>
          <table:table-cell office:value-type="float" office:value="5.0222443559096943" table:style-name="ce45">
            <text:p><text:s/>5<text:s/></text:p>
          </table:table-cell>
          <table:table-cell office:value-type="float" office:value="4625.7669052965002" table:style-name="ce45">
            <text:p><text:s/>4,626<text:s/></text:p>
          </table:table-cell>
          <table:table-cell office:value-type="float" office:value="702.68371643574358" table:style-name="ce45">
            <text:p><text:s/>703<text:s/></text:p>
          </table:table-cell>
          <table:table-cell table:style-name="ce185"/>
          <table:table-cell table:style-name="ce182"/>
          <table:table-cell table:number-columns-repeated="16370" table:style-name="ce18"/>
        </table:table-row>
        <table:table-row table:style-name="ro6">
          <table:table-cell office:value-type="string" table:style-name="ce113">
            <text:p>Amphetamines</text:p>
          </table:table-cell>
          <table:table-cell office:value-type="string" table:style-name="ce113">
            <text:p>kg</text:p>
          </table:table-cell>
          <table:table-cell office:value-type="string" table:style-name="ce113">
            <text:p>B</text:p>
          </table:table-cell>
          <table:table-cell office:value-type="float" office:value="3664" table:style-name="ce45">
            <text:p><text:s/>3,664<text:s/></text:p>
          </table:table-cell>
          <table:table-cell office:value-type="float" office:value="1824.2791195353102" table:style-name="ce45">
            <text:p><text:s/>1,824<text:s/></text:p>
          </table:table-cell>
          <table:table-cell office:value-type="float" office:value="1687.6667685723019" table:style-name="ce45">
            <text:p><text:s/>1,688<text:s/></text:p>
          </table:table-cell>
          <table:table-cell office:value-type="float" office:value="17.848364414552126" table:style-name="ce45">
            <text:p><text:s/>18<text:s/></text:p>
          </table:table-cell>
          <table:table-cell office:value-type="float" office:value="38.413940690920207" table:style-name="ce45">
            <text:p><text:s/>38<text:s/></text:p>
          </table:table-cell>
          <table:table-cell office:value-type="float" office:value="18.791806786915316" table:style-name="ce45">
            <text:p><text:s/>19<text:s/></text:p>
          </table:table-cell>
          <table:table-cell office:value-type="float" office:value="1" table:style-name="ce45">
            <text:p><text:s/>1<text:s/></text:p>
          </table:table-cell>
          <table:table-cell office:value-type="float" office:value="668.08502448640002" table:style-name="ce45">
            <text:p><text:s/>668<text:s/></text:p>
          </table:table-cell>
          <table:table-cell office:value-type="float" office:value="182.33761585327514" table:style-name="ce45">
            <text:p><text:s/>182<text:s/></text:p>
          </table:table-cell>
          <table:table-cell table:style-name="ce185"/>
          <table:table-cell table:style-name="ce182"/>
          <table:table-cell table:number-columns-repeated="16370" table:style-name="ce18"/>
        </table:table-row>
        <table:table-row table:style-name="ro6">
          <table:table-cell office:value-type="string" table:style-name="ce124">
            <text:p>Ketamine</text:p>
          </table:table-cell>
          <table:table-cell office:value-type="string" table:style-name="ce124">
            <text:p>kg</text:p>
          </table:table-cell>
          <table:table-cell office:value-type="string" table:style-name="ce124">
            <text:p>B</text:p>
          </table:table-cell>
          <table:table-cell office:value-type="float" office:value="959" table:style-name="ce78">
            <text:p><text:s/>959<text:s/></text:p>
          </table:table-cell>
          <table:table-cell office:value-type="float" office:value="479.66111771700355" table:style-name="ce45">
            <text:p><text:s/>480<text:s/></text:p>
          </table:table-cell>
          <table:table-cell office:value-type="float" office:value="444.2140309155767" table:style-name="ce45">
            <text:p><text:s/>444<text:s/></text:p>
          </table:table-cell>
          <table:table-cell office:value-type="float" office:value="6" table:style-name="ce45">
            <text:p><text:s/>6<text:s/></text:p>
          </table:table-cell>
          <table:table-cell office:value-type="float" office:value="20.124851367419737" table:style-name="ce45">
            <text:p><text:s/>20<text:s/></text:p>
          </table:table-cell>
          <table:table-cell office:value-type="float" office:value="4" table:style-name="ce45">
            <text:p><text:s/>4<text:s/></text:p>
          </table:table-cell>
          <table:table-cell office:value-type="float" office:value="0" table:style-name="ce45">
            <text:p><text:s/>-00<text:s/></text:p>
          </table:table-cell>
          <table:table-cell office:value-type="float" office:value="155.23453438000001" table:style-name="ce45">
            <text:p><text:s/>155<text:s/></text:p>
          </table:table-cell>
          <table:table-cell office:value-type="float" office:value="161.87125587069866" table:style-name="ce45">
            <text:p><text:s/>162<text:s/></text:p>
          </table:table-cell>
          <table:table-cell table:style-name="ce185"/>
          <table:table-cell table:style-name="ce182"/>
          <table:table-cell table:number-columns-repeated="16370" table:style-name="ce18"/>
        </table:table-row>
        <table:table-row table:style-name="ro6">
          <table:table-cell table:style-name="ce174"/>
          <table:table-cell table:style-name="ce173"/>
          <table:table-cell table:style-name="ce174"/>
          <table:table-cell table:style-name="ce120"/>
          <table:table-cell table:number-columns-repeated="3" table:style-name="ce169"/>
          <table:table-cell office:value-type="string" table:style-name="ce170">
            <text:p>Unweighed amount seized</text:p>
          </table:table-cell>
          <table:table-cell table:number-columns-repeated="2" table:style-name="ce169"/>
          <table:table-cell table:style-name="ce175"/>
          <table:table-cell table:style-name="ce176"/>
          <table:table-cell table:style-name="ce185"/>
          <table:table-cell table:style-name="ce182"/>
          <table:table-cell table:number-columns-repeated="16370" table:style-name="ce18"/>
        </table:table-row>
        <table:table-row table:style-name="ro20">
          <table:table-cell table:style-name="ce177"/>
          <table:table-cell table:style-name="ce113"/>
          <table:table-cell table:style-name="ce177"/>
          <table:table-cell table:style-name="ce120"/>
          <table:table-cell office:value-type="string" table:style-name="ce118">
            <text:p>1-50</text:p>
          </table:table-cell>
          <table:table-cell office:value-type="string" table:style-name="ce118">
            <text:p>51-100</text:p>
          </table:table-cell>
          <table:table-cell office:value-type="string" table:style-name="ce118">
            <text:p>101-500</text:p>
          </table:table-cell>
          <table:table-cell office:value-type="string" table:style-name="ce118">
            <text:p>501-1,000</text:p>
          </table:table-cell>
          <table:table-cell office:value-type="string" table:style-name="ce118">
            <text:p>1,001-10,000</text:p>
          </table:table-cell>
          <table:table-cell office:value-type="string" table:style-name="ce118">
            <text:p>Over 10,000</text:p>
          </table:table-cell>
          <table:table-cell office:value-type="string" table:number-columns-spanned="1" table:number-rows-spanned="2" table:style-name="ce190">
            <text:p>Total (000s of doses/plants)</text:p>
          </table:table-cell>
          <table:table-cell office:value-type="string" table:style-name="ce118">
            <text:p>Average</text:p>
          </table:table-cell>
          <table:table-cell table:style-name="ce185"/>
          <table:table-cell table:style-name="ce182"/>
          <table:table-cell table:number-columns-repeated="16370" table:style-name="ce18"/>
        </table:table-row>
        <table:table-row table:style-name="ro6">
          <table:table-cell table:style-name="ce117"/>
          <table:table-cell table:style-name="ce124"/>
          <table:table-cell table:style-name="ce117"/>
          <table:table-cell table:style-name="ce116"/>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office:value-type="string" table:style-name="ce172">
            <text:p>(doses/plants)</text:p>
          </table:table-cell>
          <table:table-cell table:style-name="ce185"/>
          <table:table-cell table:style-name="ce182"/>
          <table:table-cell table:number-columns-repeated="16370" table:style-name="ce18"/>
        </table:table-row>
        <table:table-row table:style-name="ro6">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3147" table:style-name="ce45">
            <text:p><text:s/>3,147<text:s/></text:p>
          </table:table-cell>
          <table:table-cell office:value-type="float" office:value="2436.4706559263518" table:style-name="ce45">
            <text:p><text:s/>2,436<text:s/></text:p>
          </table:table-cell>
          <table:table-cell office:value-type="float" office:value="163.17721518987344" table:style-name="ce45">
            <text:p><text:s/>163<text:s/></text:p>
          </table:table-cell>
          <table:table-cell office:value-type="float" office:value="211.55696202531647" table:style-name="ce45">
            <text:p><text:s/>212<text:s/></text:p>
          </table:table-cell>
          <table:table-cell office:value-type="float" office:value="41.655926352128887" table:style-name="ce45">
            <text:p><text:s/>42<text:s/></text:p>
          </table:table-cell>
          <table:table-cell office:value-type="float" office:value="38.93210586881473" table:style-name="ce45">
            <text:p><text:s/>39<text:s/></text:p>
          </table:table-cell>
          <table:table-cell office:value-type="float" office:value="6.2071346375143843" table:style-name="ce45">
            <text:p><text:s/>6<text:s/></text:p>
          </table:table-cell>
          <table:table-cell office:value-type="float" office:value="2248.8501821039995" table:style-name="ce45">
            <text:p><text:s/>2,249<text:s/></text:p>
          </table:table-cell>
          <table:table-cell office:value-type="float" office:value="714.6012653651095" table:style-name="ce45">
            <text:p><text:s/>715<text:s/></text:p>
          </table:table-cell>
          <table:table-cell table:style-name="ce185"/>
          <table:table-cell table:style-name="ce182"/>
          <table:table-cell table:number-columns-repeated="16370" table:style-name="ce18"/>
        </table:table-row>
        <table:table-row table:style-name="ro6">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200" table:style-name="ce45">
            <text:p><text:s/>200<text:s/></text:p>
          </table:table-cell>
          <table:table-cell office:value-type="float" office:value="184.68944099378882" table:style-name="ce45">
            <text:p><text:s/>185<text:s/></text:p>
          </table:table-cell>
          <table:table-cell office:value-type="float" office:value="5.1242236024844718" table:style-name="ce45">
            <text:p><text:s/>5<text:s/></text:p>
          </table:table-cell>
          <table:table-cell office:value-type="float" office:value="3.0931677018633543" table:style-name="ce45">
            <text:p><text:s/>3<text:s/></text:p>
          </table:table-cell>
          <table:table-cell office:value-type="float" office:value="1.031055900621118" table:style-name="ce45">
            <text:p><text:s/>1<text:s/></text:p>
          </table:table-cell>
          <table:table-cell office:value-type="float" office:value="3.0621118012422359" table:style-name="ce45">
            <text:p><text:s/>3<text:s/></text:p>
          </table:table-cell>
          <table:table-cell office:value-type="float" office:value="1" table:style-name="ce45">
            <text:p><text:s/>1<text:s/></text:p>
          </table:table-cell>
          <table:table-cell office:value-type="float" office:value="54.070099999999996" table:style-name="ce45">
            <text:p><text:s/>54<text:s/></text:p>
          </table:table-cell>
          <table:table-cell office:value-type="float" office:value="270.35050000000001" table:style-name="ce45">
            <text:p><text:s/>270<text:s/></text:p>
          </table:table-cell>
          <table:table-cell table:style-name="ce185"/>
          <table:table-cell table:style-name="ce182"/>
          <table:table-cell table:number-columns-repeated="16370" table:style-name="ce18"/>
        </table:table-row>
        <table:table-row table:style-name="ro6">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float" office:value="407" table:style-name="ce45">
            <text:p><text:s/>407<text:s/></text:p>
          </table:table-cell>
          <table:table-cell office:value-type="float" office:value="288.2493765586035" table:style-name="ce45">
            <text:p><text:s/>288<text:s/></text:p>
          </table:table-cell>
          <table:table-cell office:value-type="float" office:value="56.837905236907723" table:style-name="ce45">
            <text:p><text:s/>57<text:s/></text:p>
          </table:table-cell>
          <table:table-cell office:value-type="float" office:value="54.807980049875312" table:style-name="ce45">
            <text:p><text:s/>55<text:s/></text:p>
          </table:table-cell>
          <table:table-cell office:value-type="float" office:value="3.0448877805486285" table:style-name="ce45">
            <text:p><text:s/>3<text:s/></text:p>
          </table:table-cell>
          <table:table-cell office:value-type="float" office:value="4.0598503740648377" table:style-name="ce45">
            <text:p><text:s/>4<text:s/></text:p>
          </table:table-cell>
          <table:table-cell office:value-type="float" office:value="0" table:style-name="ce45">
            <text:p><text:s/>-00<text:s/></text:p>
          </table:table-cell>
          <table:table-cell office:value-type="float" office:value="30.303169" table:style-name="ce45">
            <text:p><text:s/>30<text:s/></text:p>
          </table:table-cell>
          <table:table-cell office:value-type="string" table:style-name="ce45">
            <text:p>..</text:p>
          </table:table-cell>
          <table:table-cell table:style-name="ce185"/>
          <table:table-cell table:style-name="ce182"/>
          <table:table-cell table:number-columns-repeated="16370" table:style-name="ce18"/>
        </table:table-row>
        <table:table-row table:style-name="ro6">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204" table:style-name="ce45">
            <text:p><text:s/>204<text:s/></text:p>
          </table:table-cell>
          <table:table-cell office:value-type="float" office:value="159.40932642487047" table:style-name="ce45">
            <text:p><text:s/>159<text:s/></text:p>
          </table:table-cell>
          <table:table-cell office:value-type="float" office:value="16.248704663212436" table:style-name="ce45">
            <text:p><text:s/>16<text:s/></text:p>
          </table:table-cell>
          <table:table-cell office:value-type="float" office:value="18.26424870466321" table:style-name="ce45">
            <text:p><text:s/>18<text:s/></text:p>
          </table:table-cell>
          <table:table-cell office:value-type="float" office:value="2.0310880829015545" table:style-name="ce45">
            <text:p><text:s/>2<text:s/></text:p>
          </table:table-cell>
          <table:table-cell office:value-type="float" office:value="3.0466321243523318" table:style-name="ce45">
            <text:p><text:s/>3<text:s/></text:p>
          </table:table-cell>
          <table:table-cell office:value-type="float" office:value="0" table:style-name="ce45">
            <text:p><text:s/>-00<text:s/></text:p>
          </table:table-cell>
          <table:table-cell office:value-type="float" office:value="21.831295492199999" table:style-name="ce45">
            <text:p><text:s/>22<text:s/></text:p>
          </table:table-cell>
          <table:table-cell office:value-type="float" office:value="107.0161543735294" table:style-name="ce45">
            <text:p><text:s/>107<text:s/></text:p>
          </table:table-cell>
          <table:table-cell table:style-name="ce185"/>
          <table:table-cell table:style-name="ce182"/>
          <table:table-cell table:number-columns-repeated="16370" table:style-name="ce18"/>
        </table:table-row>
        <table:table-row table:style-name="ro6">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663" table:style-name="ce45">
            <text:p><text:s/>8,663<text:s/></text:p>
          </table:table-cell>
          <table:table-cell office:value-type="float" office:value="7246.7842403764935" table:style-name="ce45">
            <text:p><text:s/>7,247<text:s/></text:p>
          </table:table-cell>
          <table:table-cell office:value-type="float" office:value="542.04718233377571" table:style-name="ce45">
            <text:p><text:s/>542<text:s/></text:p>
          </table:table-cell>
          <table:table-cell office:value-type="float" office:value="773.90551466151805" table:style-name="ce45">
            <text:p><text:s/>774<text:s/></text:p>
          </table:table-cell>
          <table:table-cell office:value-type="float" office:value="67.886448654519128" table:style-name="ce45">
            <text:p><text:s/>68<text:s/></text:p>
          </table:table-cell>
          <table:table-cell office:value-type="float" office:value="31.332207071316521" table:style-name="ce45">
            <text:p><text:s/>31<text:s/></text:p>
          </table:table-cell>
          <table:table-cell office:value-type="float" office:value="1.0444069023772173" table:style-name="ce45">
            <text:p><text:s/>1<text:s/></text:p>
          </table:table-cell>
          <table:table-cell office:value-type="float" office:value="395843" table:style-name="ce45">
            <text:p><text:s/>395,843<text:s/></text:p>
          </table:table-cell>
          <table:table-cell office:value-type="float" office:value="45.69352418330832" table:style-name="ce45">
            <text:p><text:s/>46<text:s/></text:p>
          </table:table-cell>
          <table:table-cell table:style-name="ce185"/>
          <table:table-cell table:style-name="ce182"/>
          <table:table-cell table:number-columns-repeated="16370" table:style-name="ce18"/>
        </table:table-row>
        <table:table-row table:style-name="ro6">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754" table:style-name="ce78">
            <text:p><text:s/>754<text:s/></text:p>
          </table:table-cell>
          <table:table-cell office:value-type="float" office:value="373.14254385964915" table:style-name="ce78">
            <text:p><text:s/>373<text:s/></text:p>
          </table:table-cell>
          <table:table-cell office:value-type="float" office:value="63.690789473684212" table:style-name="ce78">
            <text:p><text:s/>64<text:s/></text:p>
          </table:table-cell>
          <table:table-cell office:value-type="float" office:value="99.78289473684211" table:style-name="ce78">
            <text:p><text:s/>100<text:s/></text:p>
          </table:table-cell>
          <table:table-cell office:value-type="float" office:value="25.107456140350877" table:style-name="ce78">
            <text:p><text:s/>25<text:s/></text:p>
          </table:table-cell>
          <table:table-cell office:value-type="float" office:value="47.214912280701753" table:style-name="ce78">
            <text:p><text:s/>47<text:s/></text:p>
          </table:table-cell>
          <table:table-cell office:value-type="float" office:value="12.06140350877193" table:style-name="ce78">
            <text:p><text:s/>12<text:s/></text:p>
          </table:table-cell>
          <table:table-cell office:value-type="float" office:value="2693.4222481817997" table:style-name="ce78">
            <text:p><text:s/>2,693<text:s/></text:p>
          </table:table-cell>
          <table:table-cell office:value-type="float" office:value="3572.1780479864715" table:style-name="ce78">
            <text:p><text:s/>3,572<text:s/></text:p>
          </table:table-cell>
          <table:table-cell table:style-name="ce185"/>
          <table:table-cell table:style-name="ce182"/>
          <table:table-cell table:number-columns-repeated="16370" table:style-name="ce18"/>
        </table:table-row>
        <table:table-row table:style-name="ro21">
          <table:table-cell office:value-type="string" table:number-columns-spanned="12" table:number-rows-spanned="1" table:style-name="ce158">
            <text:p>1. Drugs can be seized in a variety of forms or preparation types. In this table, quantities of drugs have been converted to weights (kg), doses (000s) or plants.</text:p>
          </table:table-cell>
          <table:covered-table-cell table:number-columns-repeated="11"/>
          <table:table-cell table:number-columns-repeated="5" table:style-name="ce186"/>
          <table:table-cell table:number-columns-repeated="2" table:style-name="ce164"/>
          <table:table-cell table:number-columns-repeated="16365" table:style-name="ce144"/>
        </table:table-row>
        <table:table-row table:style-name="ro20">
          <table:table-cell office:value-type="string" table:number-columns-spanned="12" table:number-rows-spanned="1" table:style-name="ce158">
            <text:p>2.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5" table:style-name="ce186"/>
          <table:table-cell table:number-columns-repeated="16367" table:style-name="ce144"/>
        </table:table-row>
        <table:table-row table:style-name="ro14">
          <table:table-cell office:value-type="string" table:number-columns-spanned="12" table:number-rows-spanned="1" table:style-name="ce158">
            <text:p>3. Where the quantity of a seizure is recorded as '0' it has been included in the "Under 1g" or "Under 50 doses/plants" category.</text:p>
          </table:table-cell>
          <table:covered-table-cell table:number-columns-repeated="11"/>
          <table:table-cell table:number-columns-repeated="5" table:style-name="ce186"/>
          <table:table-cell table:number-columns-repeated="16367" table:style-name="ce144"/>
        </table:table-row>
        <table:table-row table:style-name="ro14">
          <table:table-cell office:value-type="string" table:number-columns-spanned="12" table:number-rows-spanned="1" table:style-name="ce158">
            <text:p>4. Weighed amounts of LSD are not included in the police force figures.</text:p>
          </table:table-cell>
          <table:covered-table-cell table:number-columns-repeated="11"/>
          <table:table-cell table:number-columns-repeated="5" table:style-name="ce186"/>
          <table:table-cell table:number-columns-repeated="16367" table:style-name="ce144"/>
        </table:table-row>
        <table:table-row table:style-name="ro14">
          <table:table-cell office:value-type="string" table:number-columns-spanned="12" table:number-rows-spanned="1" table:style-name="ce159">
            <text:p>5. Includes seizures made by British Transport Police (BTP).</text:p>
          </table:table-cell>
          <table:covered-table-cell table:number-columns-repeated="11"/>
          <table:table-cell table:number-columns-repeated="5" table:style-name="ce187"/>
          <table:table-cell table:number-columns-repeated="16367" table:style-name="ce188"/>
        </table:table-row>
        <table:table-row table:style-name="ro20">
          <table:table-cell office:value-type="string" table:number-columns-spanned="12" table:number-rows-spanned="1" table:style-name="ce105">
            <text:p>6. In 2018/19 Hertfordshire, Kent and Lincolnshire were unable to supply reliable estimates. Imputation methods have been used to estimate the 2018/19 data for these forces.</text:p>
          </table:table-cell>
          <table:covered-table-cell table:number-columns-repeated="11"/>
          <table:table-cell table:number-columns-repeated="5" table:style-name="ce187"/>
          <table:table-cell table:number-columns-repeated="16367" table:style-name="ce188"/>
        </table:table-row>
        <table:table-row table:style-name="ro20">
          <table:table-cell office:value-type="string" table:number-columns-spanned="12" table:number-rows-spanned="1" table:style-name="ce160">
            <text:p>7. Doses include dots, tablets and squares.<text:s/></text:p>
          </table:table-cell>
          <table:covered-table-cell table:number-columns-repeated="11"/>
          <table:table-cell table:number-columns-repeated="5" table:style-name="ce164"/>
          <table:table-cell table:number-columns-repeated="16367" table:style-name="ce144"/>
        </table:table-row>
        <table:table-row table:style-name="ro14">
          <table:table-cell office:value-type="string" table:number-columns-spanned="12" table:number-rows-spanned="1" table:style-name="ce160">
            <text:p>8. Includes data from HMRC. Seizures from joint operations involving Border Force and the police are recorded against the lead agency that takes possession of the seized drugs.<text:s/></text:p>
          </table:table-cell>
          <table:covered-table-cell table:number-columns-repeated="11"/>
          <table:table-cell table:number-columns-repeated="5" table:style-name="ce164"/>
          <table:table-cell table:number-columns-repeated="16367" table:style-name="ce144"/>
        </table:table-row>
        <table:table-row table:style-name="ro19">
          <table:table-cell office:value-type="string" table:number-columns-spanned="12" table:number-rows-spanned="1" table:style-name="ce160">
            <text:p>9.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16372" table:style-name="ce91"/>
        </table:table-row>
        <table:table-row table:style-name="ro14">
          <table:table-cell office:value-type="string" table:number-columns-spanned="12" table:number-rows-spanned="1" table:style-name="ce191">
            <text:p>10.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1"/>
          <table:table-cell table:number-columns-repeated="5" table:style-name="ce187"/>
          <table:table-cell table:number-columns-repeated="16367" table:style-name="ce188"/>
        </table:table-row>
        <table:table-row table:style-name="ro14">
          <table:table-cell office:value-type="string" table:number-columns-spanned="12" table:number-rows-spanned="1" table:style-name="ce159">
            <text:p>11. Ketamine became a controlled drug in 2006. Ketamine was reclassified from a class C drug to a class B drug on 10 June 2014.</text:p>
          </table:table-cell>
          <table:covered-table-cell table:number-columns-repeated="11"/>
          <table:table-cell table:number-columns-repeated="5" table:style-name="ce187"/>
          <table:table-cell table:number-columns-repeated="16367" table:style-name="ce188"/>
        </table:table-row>
        <table:table-row table:style-name="ro14">
          <table:table-cell office:value-type="string" table:number-columns-spanned="12" table:number-rows-spanned="1" table:style-name="ce159">
            <text:p>12. The ‘third generation’ of synthetic cannabinoids were controlled as Class B drugs in December 2016, therefore all synthetic cannabinoids are counted against 'Other Class B'<text:s/></text:p>
          </table:table-cell>
          <table:covered-table-cell table:number-columns-repeated="11"/>
          <table:table-cell table:number-columns-repeated="5" table:style-name="ce187"/>
          <table:table-cell table:number-columns-repeated="16367" table:style-name="ce188"/>
        </table:table-row>
        <table:table-row table:style-name="ro14">
          <table:table-cell office:value-type="string" table:number-columns-spanned="12" table:number-rows-spanned="1" table:style-name="ce160">
            <text:p>13. From 2010/11, seizures of methadone, could not be separately identified from the Border Force's recording system.</text:p>
          </table:table-cell>
          <table:covered-table-cell table:number-columns-repeated="11"/>
          <table:table-cell table:number-columns-repeated="5" table:style-name="ce164"/>
          <table:table-cell table:number-columns-repeated="2" table:style-name="ce144"/>
          <table:table-cell table:number-columns-repeated="16365" table:style-name="ce113"/>
        </table:table-row>
        <table:table-row table:style-name="ro14">
          <table:table-cell table:number-columns-spanned="19" table:number-rows-spanned="1" table:style-name="ce161"/>
          <table:covered-table-cell table:number-columns-repeated="18"/>
          <table:table-cell table:number-columns-repeated="16365" table:style-name="ce113"/>
        </table:table-row>
        <table:table-row table:style-name="ro14">
          <table:table-cell office:value-type="string" table:number-columns-spanned="12" table:number-rows-spanned="1" table:style-name="ce160">
            <text:p>.. denotes data not available.</text:p>
          </table:table-cell>
          <table:covered-table-cell table:number-columns-repeated="11"/>
          <table:table-cell table:number-columns-repeated="5" table:style-name="ce164"/>
          <table:table-cell table:number-columns-repeated="2" table:style-name="ce151"/>
          <table:table-cell table:number-columns-repeated="16365" table:style-name="ce113"/>
        </table:table-row>
        <table:table-row table:style-name="ro14">
          <table:table-cell office:value-type="string" table:number-columns-spanned="12" table:number-rows-spanned="1" table:style-name="ce160">
            <text:p>* denotes data not applicable.</text:p>
          </table:table-cell>
          <table:covered-table-cell table:number-columns-repeated="11"/>
          <table:table-cell table:number-columns-repeated="5" table:style-name="ce164"/>
          <table:table-cell table:number-columns-repeated="2" table:style-name="ce151"/>
          <table:table-cell table:number-columns-repeated="16365" table:style-name="ce113"/>
        </table:table-row>
        <table:table-row table:style-name="ro10">
          <table:table-cell office:value-type="string" table:number-columns-spanned="18" table:number-rows-spanned="1" table:style-name="ce111">
            <text:p><text:s/>-00 denotes nil.</text:p>
          </table:table-cell>
          <table:covered-table-cell table:number-columns-repeated="17"/>
          <table:table-cell table:number-columns-repeated="16366" table:style-name="ce113"/>
        </table:table-row>
        <table:table-row table:style-name="ro6">
          <table:table-cell table:style-name="ce18"/>
          <table:table-cell table:style-name="ce57"/>
          <table:table-cell table:number-columns-repeated="10" table:style-name="ce15"/>
          <table:table-cell table:number-columns-repeated="2" table:style-name="ce16"/>
          <table:table-cell table:number-columns-repeated="3" table:style-name="ce15"/>
          <table:table-cell table:style-name="ce17"/>
          <table:table-cell table:style-name="ce15"/>
          <table:table-cell table:number-columns-repeated="16365"/>
        </table:table-row>
        <table:table-row table:style-name="ro8">
          <table:table-cell table:number-columns-repeated="16384" table:style-name="ce15"/>
        </table:table-row>
        <table:table-row table:style-name="ro2">
          <table:table-cell table:number-columns-spanned="19" table:number-rows-spanned="1" table:style-name="ce161"/>
          <table:covered-table-cell table:number-columns-repeated="18"/>
          <table:table-cell table:number-columns-repeated="16365" table:style-name="ce15"/>
        </table:table-row>
        <table:table-row table:number-rows-repeated="1048487" table:style-name="ro6">
          <table:table-cell table:number-columns-repeated="16384"/>
        </table:table-row>
      </table:table>
      <table:table table:name="Summary_Table_4" table:style-name="ta5">
        <table:table-column table:style-name="co30" table:default-cell-style-name="ce113"/>
        <table:table-column table:style-name="co31" table:default-cell-style-name="ce113"/>
        <table:table-column table:style-name="co5" table:default-cell-style-name="ce113"/>
        <table:table-column table:style-name="co8" table:default-cell-style-name="ce113"/>
        <table:table-column table:style-name="co32" table:default-cell-style-name="ce113"/>
        <table:table-column table:style-name="co8" table:default-cell-style-name="ce113"/>
        <table:table-column table:style-name="co32" table:default-cell-style-name="ce113"/>
        <table:table-column table:style-name="co8" table:number-columns-repeated="6" table:default-cell-style-name="ce113"/>
        <table:table-column table:style-name="co29" table:number-columns-repeated="16371" table:default-cell-style-name="ce113"/>
        <table:table-row table:style-name="ro8">
          <table:table-cell office:value-type="string" table:style-name="ce165">
            <text:p>Summary Table 4 <text:s text:c="2"/>Number and percentage of drug seizures by class, drug type and authority: England and Wales, 2018/19<text:s/><text:span text:style-name="T2">1, 2</text:span></text:p>
          </table:table-cell>
          <table:table-cell table:number-columns-repeated="6" table:style-name="ce163"/>
          <table:table-cell table:number-columns-repeated="2" table:style-name="ce113"/>
          <table:table-cell table:number-columns-repeated="16375" table:style-name="ce18"/>
        </table:table-row>
        <table:table-row table:style-name="ro6">
          <table:table-cell table:style-name="ce112"/>
          <table:table-cell table:number-columns-repeated="8" table:style-name="ce113"/>
          <table:table-cell table:number-columns-repeated="16375" table:style-name="ce18"/>
        </table:table-row>
        <table:table-row table:style-name="ro22">
          <table:table-cell office:value-type="string" table:style-name="ce192">
            <text:p>Drug class</text:p>
          </table:table-cell>
          <table:table-cell office:value-type="string" table:style-name="ce193">
            <text:p>Drug type</text:p>
          </table:table-cell>
          <table:table-cell office:value-type="string" table:number-columns-spanned="2" table:number-rows-spanned="1" table:style-name="ce235">
            <text:p>Police forces<text:s/><text:span text:style-name="T2">1, 2</text:span></text:p>
          </table:table-cell>
          <table:covered-table-cell/>
          <table:table-cell office:value-type="string" table:number-columns-spanned="2" table:number-rows-spanned="1" table:style-name="ce235">
            <text:p>Border Force<text:span text:style-name="T2"><text:s/>2, 3</text:span></text:p>
          </table:table-cell>
          <table:covered-table-cell/>
          <table:table-cell office:value-type="string" table:style-name="ce194">
            <text:p>Total</text:p>
          </table:table-cell>
          <table:table-cell table:number-columns-repeated="2" table:style-name="ce113"/>
          <table:table-cell table:style-name="ce18"/>
          <table:table-cell table:number-columns-repeated="7" table:style-name="ce113"/>
          <table:table-cell table:number-columns-repeated="16367" table:style-name="ce18"/>
        </table:table-row>
        <table:table-row table:style-name="ro5">
          <table:table-cell table:style-name="ce192"/>
          <table:table-cell table:style-name="ce193"/>
          <table:table-cell office:value-type="string" table:style-name="ce195">
            <text:p>Number</text:p>
          </table:table-cell>
          <table:table-cell office:value-type="string" table:style-name="ce195">
            <text:p>%</text:p>
          </table:table-cell>
          <table:table-cell office:value-type="string" table:style-name="ce196">
            <text:p>Number</text:p>
          </table:table-cell>
          <table:table-cell office:value-type="string" table:style-name="ce196">
            <text:p>%</text:p>
          </table:table-cell>
          <table:table-cell table:style-name="ce194"/>
          <table:table-cell table:number-columns-repeated="2" table:style-name="ce113"/>
          <table:table-cell table:style-name="ce18"/>
          <table:table-cell table:number-columns-repeated="7" table:style-name="ce113"/>
          <table:table-cell table:number-columns-repeated="16367" table:style-name="ce18"/>
        </table:table-row>
        <table:table-row table:style-name="ro5">
          <table:table-cell office:value-type="string" table:style-name="ce197">
            <text:p>Class A</text:p>
          </table:table-cell>
          <table:table-cell office:value-type="string" table:style-name="ce198">
            <text:p>Cocaine</text:p>
          </table:table-cell>
          <table:table-cell office:value-type="float" office:value="16653" table:style-name="ce199">
            <text:p><text:s/>16,653<text:s/></text:p>
          </table:table-cell>
          <table:table-cell office:value-type="float" office:value="97.740345110928516" table:style-name="ce200">
            <text:p>98</text:p>
          </table:table-cell>
          <table:table-cell office:value-type="float" office:value="385" table:style-name="ce199">
            <text:p><text:s/>385<text:s/></text:p>
          </table:table-cell>
          <table:table-cell office:value-type="float" office:value="2.2596548890714869" table:style-name="ce201">
            <text:p>2</text:p>
          </table:table-cell>
          <table:table-cell office:value-type="float" office:value="17038" table:style-name="ce202">
            <text:p>17,038</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5"/>
          <table:table-cell office:value-type="string" table:style-name="ce206">
            <text:p>Crack</text:p>
          </table:table-cell>
          <table:table-cell office:value-type="float" office:value="6556" table:style-name="ce199">
            <text:p><text:s/>6,556<text:s/></text:p>
          </table:table-cell>
          <table:table-cell office:value-type="float" office:value="99.923792104862059" table:style-name="ce200">
            <text:p>100</text:p>
          </table:table-cell>
          <table:table-cell office:value-type="float" office:value="5" table:style-name="ce199">
            <text:p><text:s/>5<text:s/></text:p>
          </table:table-cell>
          <table:table-cell office:value-type="float" office:value="7.6207895137936285E-2" table:style-name="ce201">
            <text:p>0</text:p>
          </table:table-cell>
          <table:table-cell office:value-type="float" office:value="6561" table:style-name="ce207">
            <text:p>6,561</text:p>
          </table:table-cell>
          <table:table-cell table:style-name="ce203"/>
          <table:table-cell table:style-name="ce204"/>
          <table:table-cell table:number-columns-repeated="16375" table:style-name="ce18"/>
        </table:table-row>
        <table:table-row table:style-name="ro5">
          <table:table-cell table:style-name="ce208"/>
          <table:table-cell office:value-type="string" table:style-name="ce206">
            <text:p>Ecstasy</text:p>
          </table:table-cell>
          <table:table-cell office:value-type="float" office:value="2697" table:style-name="ce199">
            <text:p><text:s/>2,697<text:s/></text:p>
          </table:table-cell>
          <table:table-cell office:value-type="float" office:value="85.700667302192571" table:style-name="ce200">
            <text:p>86</text:p>
          </table:table-cell>
          <table:table-cell office:value-type="float" office:value="450" table:style-name="ce199">
            <text:p><text:s/>450<text:s/></text:p>
          </table:table-cell>
          <table:table-cell office:value-type="float" office:value="14.299332697807435" table:style-name="ce201">
            <text:p>14</text:p>
          </table:table-cell>
          <table:table-cell office:value-type="float" office:value="3147" table:style-name="ce207">
            <text:p>3,147</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06">
            <text:p>Heroin</text:p>
          </table:table-cell>
          <table:table-cell office:value-type="float" office:value="8336" table:style-name="ce199">
            <text:p><text:s/>8,336<text:s/></text:p>
          </table:table-cell>
          <table:table-cell office:value-type="float" office:value="98.720985315016591" table:style-name="ce200">
            <text:p>99</text:p>
          </table:table-cell>
          <table:table-cell office:value-type="float" office:value="108" table:style-name="ce199">
            <text:p><text:s/>108<text:s/></text:p>
          </table:table-cell>
          <table:table-cell office:value-type="float" office:value="1.2790146849834201" table:style-name="ce201">
            <text:p>1</text:p>
          </table:table-cell>
          <table:table-cell office:value-type="float" office:value="8444" table:style-name="ce207">
            <text:p>8,444</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06">
            <text:p>LSD</text:p>
          </table:table-cell>
          <table:table-cell office:value-type="float" office:value="166" table:style-name="ce199">
            <text:p><text:s/>166<text:s/></text:p>
          </table:table-cell>
          <table:table-cell office:value-type="float" office:value="83" table:style-name="ce200">
            <text:p>83</text:p>
          </table:table-cell>
          <table:table-cell office:value-type="float" office:value="34" table:style-name="ce199">
            <text:p><text:s/>34<text:s/></text:p>
          </table:table-cell>
          <table:table-cell office:value-type="float" office:value="17" table:style-name="ce201">
            <text:p>17</text:p>
          </table:table-cell>
          <table:table-cell office:value-type="float" office:value="200" table:style-name="ce207">
            <text:p>200</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09">
            <text:p>Methadone<text:span text:style-name="T3"><text:s/>3</text:span></text:p>
          </table:table-cell>
          <table:table-cell office:value-type="float" office:value="407" table:style-name="ce199">
            <text:p><text:s/>407<text:s/></text:p>
          </table:table-cell>
          <table:table-cell office:value-type="float" office:value="100" table:style-name="ce200">
            <text:p>100</text:p>
          </table:table-cell>
          <table:table-cell office:value-type="string" table:style-name="ce199">
            <text:p>..</text:p>
          </table:table-cell>
          <table:table-cell office:value-type="string" table:style-name="ce199">
            <text:p>..</text:p>
          </table:table-cell>
          <table:table-cell office:value-type="float" office:value="407" table:style-name="ce199">
            <text:p><text:s/>407<text:s/></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09">
            <text:p>Morphine</text:p>
          </table:table-cell>
          <table:table-cell office:value-type="float" office:value="196" table:style-name="ce199">
            <text:p><text:s/>196<text:s/></text:p>
          </table:table-cell>
          <table:table-cell office:value-type="float" office:value="96.078431372549019" table:style-name="ce200">
            <text:p>96</text:p>
          </table:table-cell>
          <table:table-cell office:value-type="float" office:value="8" table:style-name="ce199">
            <text:p><text:s/>8<text:s/></text:p>
          </table:table-cell>
          <table:table-cell office:value-type="float" office:value="3.9215686274509802" table:style-name="ce201">
            <text:p>4</text:p>
          </table:table-cell>
          <table:table-cell office:value-type="float" office:value="204" table:style-name="ce207">
            <text:p>204</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09">
            <text:p>Other Class A<text:span text:style-name="T3"><text:s/>3</text:span></text:p>
          </table:table-cell>
          <table:table-cell office:value-type="float" office:value="897" table:style-name="ce199">
            <text:p><text:s/>897<text:s/></text:p>
          </table:table-cell>
          <table:table-cell office:value-type="float" office:value="50.535211267605632" table:style-name="ce200">
            <text:p>51</text:p>
          </table:table-cell>
          <table:table-cell office:value-type="float" office:value="877" table:style-name="ce199">
            <text:p><text:s/>877<text:s/></text:p>
          </table:table-cell>
          <table:table-cell office:value-type="float" office:value="49.436302142051858" table:style-name="ce201">
            <text:p>49</text:p>
          </table:table-cell>
          <table:table-cell office:value-type="float" office:value="1774" table:style-name="ce207">
            <text:p>1,774</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10"/>
          <table:table-cell office:value-type="string" table:style-name="ce211">
            <text:p>All Class A<text:span text:style-name="T2"><text:s/>4</text:span></text:p>
          </table:table-cell>
          <table:table-cell office:value-type="float" office:value="30961" table:style-name="ce212">
            <text:p><text:s/>30,961<text:s/></text:p>
          </table:table-cell>
          <table:table-cell office:value-type="float" office:value="94.525859437015328" table:style-name="ce213">
            <text:p>95</text:p>
          </table:table-cell>
          <table:table-cell office:value-type="float" office:value="1792" table:style-name="ce212">
            <text:p><text:s/>1,792<text:s/></text:p>
          </table:table-cell>
          <table:table-cell office:value-type="float" office:value="5.4712545415687108" table:style-name="ce214">
            <text:p>5</text:p>
          </table:table-cell>
          <table:table-cell office:value-type="float" office:value="32753" table:style-name="ce215">
            <text:p>32,753</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office:value-type="string" table:style-name="ce197">
            <text:p>Class B</text:p>
          </table:table-cell>
          <table:table-cell office:value-type="string" table:style-name="ce216">
            <text:p>Cannabis</text:p>
          </table:table-cell>
          <table:table-cell office:value-type="float" office:value="103071" table:style-name="ce199">
            <text:p><text:s/>103,071<text:s/></text:p>
          </table:table-cell>
          <table:table-cell office:value-type="float" office:value="95.117292039644894" table:style-name="ce200">
            <text:p>95</text:p>
          </table:table-cell>
          <table:table-cell office:value-type="float" office:value="5291" table:style-name="ce199">
            <text:p><text:s/>5,291<text:s/></text:p>
          </table:table-cell>
          <table:table-cell office:value-type="float" office:value="4.8827079603551056" table:style-name="ce201">
            <text:p>5</text:p>
          </table:table-cell>
          <table:table-cell office:value-type="float" office:value="108362" table:style-name="ce202">
            <text:p>108,362</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5"/>
          <table:table-cell office:value-type="string" table:style-name="ce209">
            <text:p>Amphetamines</text:p>
          </table:table-cell>
          <table:table-cell office:value-type="float" office:value="3456" table:style-name="ce199">
            <text:p><text:s/>3,456<text:s/></text:p>
          </table:table-cell>
          <table:table-cell office:value-type="float" office:value="94.32314410480349" table:style-name="ce200">
            <text:p>94</text:p>
          </table:table-cell>
          <table:table-cell office:value-type="float" office:value="208" table:style-name="ce199">
            <text:p><text:s/>208<text:s/></text:p>
          </table:table-cell>
          <table:table-cell office:value-type="float" office:value="5.6768558951965069" table:style-name="ce201">
            <text:p>6</text:p>
          </table:table-cell>
          <table:table-cell office:value-type="float" office:value="3664" table:style-name="ce207">
            <text:p>3,664</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08"/>
          <table:table-cell office:value-type="string" table:style-name="ce217">
            <text:p>Barbiturates<text:span text:style-name="T3"><text:s/>3</text:span></text:p>
          </table:table-cell>
          <table:table-cell office:value-type="float" office:value="15" table:style-name="ce199">
            <text:p><text:s/>15<text:s/></text:p>
          </table:table-cell>
          <table:table-cell office:value-type="float" office:value="100" table:style-name="ce200">
            <text:p>100</text:p>
          </table:table-cell>
          <table:table-cell office:value-type="string" table:style-name="ce199">
            <text:p>..</text:p>
          </table:table-cell>
          <table:table-cell office:value-type="string" table:style-name="ce201">
            <text:p>..</text:p>
          </table:table-cell>
          <table:table-cell office:value-type="float" office:value="15" table:style-name="ce199">
            <text:p><text:s/>15<text:s/></text:p>
          </table:table-cell>
          <table:table-cell table:style-name="ce203"/>
          <table:table-cell table:style-name="ce204"/>
          <table:table-cell table:style-name="ce18"/>
          <table:table-cell table:number-columns-repeated="7" table:style-name="ce113"/>
          <table:table-cell table:number-columns-repeated="16367" table:style-name="ce18"/>
        </table:table-row>
        <table:table-row table:style-name="ro5">
          <table:table-cell table:style-name="ce218"/>
          <table:table-cell office:value-type="string" table:style-name="ce219">
            <text:p>Ketamine</text:p>
          </table:table-cell>
          <table:table-cell office:value-type="float" office:value="862" table:style-name="ce199">
            <text:p><text:s/>862<text:s/></text:p>
          </table:table-cell>
          <table:table-cell office:value-type="float" office:value="89.885297184567264" table:style-name="ce200">
            <text:p>90</text:p>
          </table:table-cell>
          <table:table-cell office:value-type="float" office:value="97" table:style-name="ce199">
            <text:p><text:s/>97<text:s/></text:p>
          </table:table-cell>
          <table:table-cell office:value-type="float" office:value="10.114702815432743" table:style-name="ce201">
            <text:p>10</text:p>
          </table:table-cell>
          <table:table-cell office:value-type="float" office:value="959" table:style-name="ce207">
            <text:p>959</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18"/>
          <table:table-cell office:value-type="string" table:style-name="ce219">
            <text:p>Mephedrone (non-injection)</text:p>
          </table:table-cell>
          <table:table-cell office:value-type="float" office:value="58" table:style-name="ce199">
            <text:p><text:s/>58<text:s/></text:p>
          </table:table-cell>
          <table:table-cell office:value-type="float" office:value="92.063492063492063" table:style-name="ce200">
            <text:p>92</text:p>
          </table:table-cell>
          <table:table-cell office:value-type="float" office:value="5" table:style-name="ce199">
            <text:p><text:s/>5<text:s/></text:p>
          </table:table-cell>
          <table:table-cell office:value-type="float" office:value="7.9365079365079358" table:style-name="ce201">
            <text:p>8</text:p>
          </table:table-cell>
          <table:table-cell office:value-type="float" office:value="63" table:style-name="ce207">
            <text:p>63</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08"/>
          <table:table-cell office:value-type="string" table:style-name="ce209">
            <text:p>Other Class B<text:span text:style-name="T3"><text:s/>3</text:span></text:p>
          </table:table-cell>
          <table:table-cell office:value-type="float" office:value="3361" table:style-name="ce199">
            <text:p><text:s/>3,361<text:s/></text:p>
          </table:table-cell>
          <table:table-cell office:value-type="float" office:value="94.569499155880692" table:style-name="ce200">
            <text:p>95</text:p>
          </table:table-cell>
          <table:table-cell office:value-type="float" office:value="193" table:style-name="ce199">
            <text:p><text:s/>193<text:s/></text:p>
          </table:table-cell>
          <table:table-cell office:value-type="float" office:value="5.4305008441193019" table:style-name="ce201">
            <text:p>5</text:p>
          </table:table-cell>
          <table:table-cell office:value-type="float" office:value="3554" table:style-name="ce207">
            <text:p>3,554</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10"/>
          <table:table-cell office:value-type="string" table:style-name="ce211">
            <text:p>All Class B<text:span text:style-name="T2"><text:s/>4</text:span></text:p>
          </table:table-cell>
          <table:table-cell office:value-type="float" office:value="109266" table:style-name="ce212">
            <text:p><text:s/>109,266<text:s/></text:p>
          </table:table-cell>
          <table:table-cell office:value-type="float" office:value="94.975097134214721" table:style-name="ce213">
            <text:p>95</text:p>
          </table:table-cell>
          <table:table-cell office:value-type="float" office:value="5781" table:style-name="ce212">
            <text:p><text:s/>5,781<text:s/></text:p>
          </table:table-cell>
          <table:table-cell office:value-type="float" office:value="5.0249028657852879" table:style-name="ce214">
            <text:p>5</text:p>
          </table:table-cell>
          <table:table-cell office:value-type="float" office:value="115047" table:style-name="ce215">
            <text:p>115,047</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office:value-type="string" table:style-name="ce197">
            <text:p>Class C</text:p>
          </table:table-cell>
          <table:table-cell office:value-type="string" table:style-name="ce216">
            <text:p>Anabolic steroids</text:p>
          </table:table-cell>
          <table:table-cell office:value-type="float" office:value="463" table:style-name="ce199">
            <text:p><text:s/>463<text:s/></text:p>
          </table:table-cell>
          <table:table-cell office:value-type="float" office:value="61.405835543766571" table:style-name="ce200">
            <text:p>61</text:p>
          </table:table-cell>
          <table:table-cell office:value-type="float" office:value="291" table:style-name="ce199">
            <text:p><text:s/>291<text:s/></text:p>
          </table:table-cell>
          <table:table-cell office:value-type="float" office:value="38.594164456233422" table:style-name="ce201">
            <text:p>39</text:p>
          </table:table-cell>
          <table:table-cell office:value-type="float" office:value="754" table:style-name="ce202">
            <text:p>754</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05"/>
          <table:table-cell office:value-type="string" table:style-name="ce217">
            <text:p>Benzodiazepines<text:span text:style-name="T3"><text:s/>3</text:span></text:p>
          </table:table-cell>
          <table:table-cell office:value-type="float" office:value="2249" table:style-name="ce199">
            <text:p><text:s/>2,249<text:s/></text:p>
          </table:table-cell>
          <table:table-cell office:value-type="float" office:value="100" table:style-name="ce200">
            <text:p>100</text:p>
          </table:table-cell>
          <table:table-cell office:value-type="string" table:style-name="ce199">
            <text:p>..</text:p>
          </table:table-cell>
          <table:table-cell office:value-type="string" table:style-name="ce201">
            <text:p>..</text:p>
          </table:table-cell>
          <table:table-cell office:value-type="float" office:value="2249" table:style-name="ce199">
            <text:p><text:s/>2,249<text:s/></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18"/>
          <table:table-cell office:value-type="string" table:style-name="ce209">
            <text:p>GHB</text:p>
          </table:table-cell>
          <table:table-cell office:value-type="float" office:value="68" table:style-name="ce199">
            <text:p><text:s/>68<text:s/></text:p>
          </table:table-cell>
          <table:table-cell office:value-type="float" office:value="100" table:style-name="ce200">
            <text:p>100</text:p>
          </table:table-cell>
          <table:table-cell office:value-type="string" table:style-name="ce199">
            <text:p>..</text:p>
          </table:table-cell>
          <table:table-cell office:value-type="string" table:style-name="ce201">
            <text:p>..</text:p>
          </table:table-cell>
          <table:table-cell office:value-type="float" office:value="68" table:style-name="ce199">
            <text:p><text:s/>68<text:s/></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18"/>
          <table:table-cell office:value-type="string" table:style-name="ce209">
            <text:p>Temazepam<text:span text:style-name="T3"><text:s/>3</text:span></text:p>
          </table:table-cell>
          <table:table-cell office:value-type="float" office:value="52" table:style-name="ce199">
            <text:p><text:s/>52<text:s/></text:p>
          </table:table-cell>
          <table:table-cell office:value-type="float" office:value="100" table:style-name="ce200">
            <text:p>100</text:p>
          </table:table-cell>
          <table:table-cell office:value-type="string" table:style-name="ce199">
            <text:p>..</text:p>
          </table:table-cell>
          <table:table-cell office:value-type="string" table:style-name="ce201">
            <text:p>..</text:p>
          </table:table-cell>
          <table:table-cell office:value-type="float" office:value="52" table:style-name="ce199">
            <text:p><text:s/>52<text:s/></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08"/>
          <table:table-cell office:value-type="string" table:style-name="ce219">
            <text:p>Other Class C<text:span text:style-name="T3"><text:s/>3</text:span></text:p>
          </table:table-cell>
          <table:table-cell office:value-type="float" office:value="1162" table:style-name="ce199">
            <text:p><text:s/>1,162<text:s/></text:p>
          </table:table-cell>
          <table:table-cell office:value-type="float" office:value="48.762064624422997" table:style-name="ce200">
            <text:p>49</text:p>
          </table:table-cell>
          <table:table-cell office:value-type="float" office:value="1221" table:style-name="ce199">
            <text:p><text:s/>1,221<text:s/></text:p>
          </table:table-cell>
          <table:table-cell office:value-type="float" office:value="51.237935375577003" table:style-name="ce201">
            <text:p>51</text:p>
          </table:table-cell>
          <table:table-cell office:value-type="float" office:value="2383" table:style-name="ce207">
            <text:p>2,383</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table:style-name="ce210"/>
          <table:table-cell office:value-type="string" table:style-name="ce211">
            <text:p>All Class C<text:span text:style-name="T2"><text:s/>4</text:span></text:p>
          </table:table-cell>
          <table:table-cell office:value-type="float" office:value="3801" table:style-name="ce212">
            <text:p><text:s/>3,801<text:s/></text:p>
          </table:table-cell>
          <table:table-cell office:value-type="float" office:value="71.961378265808406" table:style-name="ce220">
            <text:p>72</text:p>
          </table:table-cell>
          <table:table-cell office:value-type="float" office:value="1481" table:style-name="ce212">
            <text:p><text:s/>1,481<text:s/></text:p>
          </table:table-cell>
          <table:table-cell office:value-type="float" office:value="28.038621734191594" table:style-name="ce214">
            <text:p>28</text:p>
          </table:table-cell>
          <table:table-cell office:value-type="float" office:value="5282" table:style-name="ce215">
            <text:p>5,282</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office:value-type="string" table:style-name="ce221">
            <text:p>Unknown</text:p>
          </table:table-cell>
          <table:table-cell table:style-name="ce176"/>
          <table:table-cell office:value-type="float" office:value="11489" table:style-name="ce222">
            <text:p><text:s/>11,489<text:s/></text:p>
          </table:table-cell>
          <table:table-cell office:value-type="float" office:value="100" table:style-name="ce223">
            <text:p>100</text:p>
          </table:table-cell>
          <table:table-cell office:value-type="string" table:style-name="ce222">
            <text:p>..</text:p>
          </table:table-cell>
          <table:table-cell office:value-type="string" table:style-name="ce224">
            <text:p>..</text:p>
          </table:table-cell>
          <table:table-cell office:value-type="float" office:value="11489" table:style-name="ce225">
            <text:p>11,489</text:p>
          </table:table-cell>
          <table:table-cell table:style-name="ce203"/>
          <table:table-cell table:style-name="ce204"/>
          <table:table-cell table:number-columns-repeated="8" table:style-name="ce113"/>
          <table:table-cell table:number-columns-repeated="16367" table:style-name="ce18"/>
        </table:table-row>
        <table:table-row table:style-name="ro5">
          <table:table-cell office:value-type="string" table:style-name="ce226">
            <text:p>All drugs</text:p>
          </table:table-cell>
          <table:table-cell table:style-name="ce227"/>
          <table:table-cell office:value-type="float" office:value="144198" table:style-name="ce228">
            <text:p><text:s/>144,198<text:s/></text:p>
          </table:table-cell>
          <table:table-cell office:value-type="float" office:value="94.16335806080869" table:style-name="ce229">
            <text:p>94</text:p>
          </table:table-cell>
          <table:table-cell office:value-type="float" office:value="8937" table:style-name="ce230">
            <text:p>8,937</text:p>
          </table:table-cell>
          <table:table-cell office:value-type="float" office:value="5.8360270349691445" table:style-name="ce214">
            <text:p>6</text:p>
          </table:table-cell>
          <table:table-cell office:value-type="float" office:value="153135" table:style-name="ce231">
            <text:p>153,135</text:p>
          </table:table-cell>
          <table:table-cell table:style-name="ce203"/>
          <table:table-cell table:style-name="ce204"/>
          <table:table-cell table:number-columns-repeated="8" table:style-name="ce113"/>
          <table:table-cell table:number-columns-repeated="16367" table:style-name="ce18"/>
        </table:table-row>
        <table:table-row table:style-name="ro12">
          <table:table-cell office:value-type="string" table:number-columns-spanned="7" table:number-rows-spanned="1" table:style-name="ce236">
            <text:p>1. In 2018/19 Hertfordshire, Kent and Lincolnshire were unable to supply reliable estimates. Imputation methods have been used to estimate the 2018/19 data for these forces.</text:p>
          </table:table-cell>
          <table:covered-table-cell table:number-columns-repeated="6"/>
          <table:table-cell table:number-columns-repeated="2" table:style-name="ce206"/>
          <table:table-cell table:style-name="ce187"/>
          <table:table-cell table:number-columns-repeated="7" table:style-name="ce113"/>
          <table:table-cell table:number-columns-repeated="16367" table:style-name="ce188"/>
        </table:table-row>
        <table:table-row table:style-name="ro6">
          <table:table-cell office:value-type="string" table:number-columns-spanned="7" table:number-rows-spanned="1" table:style-name="ce237">
            <text:p>2. Seizures from joint operations involving Border Force and the police are recorded against the lead agency that takes possession of the seized drugs.</text:p>
          </table:table-cell>
          <table:covered-table-cell table:number-columns-repeated="6"/>
          <table:table-cell table:number-columns-repeated="2" table:style-name="ce123"/>
          <table:table-cell table:number-columns-repeated="8" table:style-name="ce113"/>
          <table:table-cell table:number-columns-repeated="16367" table:style-name="ce18"/>
        </table:table-row>
        <table:table-row table:style-name="ro6">
          <table:table-cell office:value-type="string" table:number-columns-spanned="7" table:number-rows-spanned="1" table:style-name="ce237">
            <text:p>3.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6"/>
          <table:table-cell table:number-columns-repeated="2" table:style-name="ce123"/>
          <table:table-cell table:number-columns-repeated="8" table:style-name="ce113"/>
          <table:table-cell table:number-columns-repeated="16367" table:style-name="ce18"/>
        </table:table-row>
        <table:table-row table:style-name="ro6">
          <table:table-cell office:value-type="string" table:number-columns-spanned="7" table:number-rows-spanned="1" table:style-name="ce237">
            <text:p>4. As a seizure can involve more than one drug, figures for individual drugs and drug classes cannot be added together to produce totals.<text:s/></text:p>
          </table:table-cell>
          <table:covered-table-cell table:number-columns-repeated="6"/>
          <table:table-cell table:number-columns-repeated="2" table:style-name="ce123"/>
          <table:table-cell table:number-columns-repeated="8" table:style-name="ce113"/>
          <table:table-cell table:number-columns-repeated="16367" table:style-name="ce18"/>
        </table:table-row>
        <table:table-row table:style-name="ro5">
          <table:table-cell table:number-columns-repeated="2" table:style-name="ce233"/>
          <table:table-cell table:number-columns-repeated="6" table:style-name="ce234"/>
          <table:table-cell table:style-name="ce2"/>
          <table:table-cell table:style-name="ce18"/>
          <table:table-cell table:number-columns-repeated="7" table:style-name="ce113"/>
          <table:table-cell table:number-columns-repeated="16367" table:style-name="ce18"/>
        </table:table-row>
        <table:table-row table:style-name="ro5">
          <table:table-cell office:value-type="string" table:number-columns-spanned="18" table:number-rows-spanned="1" table:style-name="ce111">
            <text:p>.. denotes data not available.</text:p>
          </table:table-cell>
          <table:covered-table-cell table:number-columns-repeated="17"/>
          <table:table-cell table:number-columns-repeated="16366"/>
        </table:table-row>
        <table:table-row table:style-name="ro5">
          <table:table-cell office:value-type="string" table:style-name="ce91">
            <text:p>* denotes data not applicable.</text:p>
          </table:table-cell>
          <table:table-cell table:number-columns-repeated="16383" table:style-name="ce113"/>
        </table:table-row>
        <table:table-row table:number-rows-repeated="1048541" table:style-name="ro5">
          <table:table-cell table:number-columns-repeated="16384"/>
        </table:table-row>
      </table:table>
      <table:table table:name="Summary_Table_5" table:style-name="ta6">
        <table:table-column table:style-name="co32" table:default-cell-style-name="ce113"/>
        <table:table-column table:style-name="co33" table:default-cell-style-name="ce113"/>
        <table:table-column table:style-name="co31" table:default-cell-style-name="ce113"/>
        <table:table-column table:style-name="co5" table:default-cell-style-name="ce113"/>
        <table:table-column table:style-name="co8" table:default-cell-style-name="ce113"/>
        <table:table-column table:style-name="co32" table:default-cell-style-name="ce113"/>
        <table:table-column table:style-name="co29" table:default-cell-style-name="ce113"/>
        <table:table-column table:style-name="co32" table:default-cell-style-name="ce113"/>
        <table:table-column table:style-name="co8" table:default-cell-style-name="ce113"/>
        <table:table-column table:style-name="co29" table:default-cell-style-name="ce113"/>
        <table:table-column table:style-name="co29" table:number-columns-repeated="16374" table:default-cell-style-name="ce18"/>
        <table:table-row table:style-name="ro6">
          <table:table-cell office:value-type="string" table:style-name="ce112">
            <text:p>Summary Table 5 <text:s text:c="2"/>Quantity<text:s/><text:span text:style-name="T2">1,2</text:span><text:s/>and percentage of drug seizures by class, drug type and authority: England and Wales, 2018/19</text:p>
          </table:table-cell>
          <table:table-cell table:number-columns-repeated="7" table:style-name="ce113"/>
          <table:table-cell table:number-columns-repeated="16376" table:style-name="ce18"/>
        </table:table-row>
        <table:table-row table:style-name="ro6">
          <table:table-cell table:number-columns-repeated="8" table:style-name="ce113"/>
          <table:table-cell table:number-columns-repeated="16376" table:style-name="ce18"/>
        </table:table-row>
        <table:table-row table:style-name="ro13">
          <table:table-cell office:value-type="string" table:style-name="ce226">
            <text:p>Drug class</text:p>
          </table:table-cell>
          <table:table-cell office:value-type="string" table:style-name="ce238">
            <text:p>Drug type</text:p>
          </table:table-cell>
          <table:table-cell office:value-type="string" table:style-name="ce238">
            <text:p>Units<text:s/><text:span text:style-name="T2">7</text:span></text:p>
          </table:table-cell>
          <table:table-cell office:value-type="string" table:number-columns-spanned="2" table:number-rows-spanned="1" table:style-name="ce258">
            <text:p>Police forces<text:span text:style-name="T2"><text:s/>3, 4, 5</text:span></text:p>
          </table:table-cell>
          <table:covered-table-cell/>
          <table:table-cell office:value-type="string" table:number-columns-spanned="2" table:number-rows-spanned="1" table:style-name="ce259">
            <text:p>Border Force<text:s/><text:span text:style-name="T2">5, 6, 8</text:span></text:p>
          </table:table-cell>
          <table:covered-table-cell/>
          <table:table-cell office:value-type="string" table:style-name="ce239">
            <text:p>Total</text:p>
          </table:table-cell>
          <table:table-cell table:number-columns-repeated="16376" table:style-name="ce18"/>
        </table:table-row>
        <table:table-row table:style-name="ro6">
          <table:table-cell table:style-name="ce226"/>
          <table:table-cell table:number-columns-repeated="2" table:style-name="ce238"/>
          <table:table-cell office:value-type="string" table:style-name="ce240">
            <text:p>Quantity</text:p>
          </table:table-cell>
          <table:table-cell office:value-type="string" table:style-name="ce241">
            <text:p>%</text:p>
          </table:table-cell>
          <table:table-cell office:value-type="string" table:style-name="ce242">
            <text:p>Quantity</text:p>
          </table:table-cell>
          <table:table-cell office:value-type="string" table:style-name="ce241">
            <text:p>%</text:p>
          </table:table-cell>
          <table:table-cell table:style-name="ce239"/>
          <table:table-cell table:number-columns-repeated="16376" table:style-name="ce18"/>
        </table:table-row>
        <table:table-row table:style-name="ro6">
          <table:table-cell office:value-type="string" table:style-name="ce197">
            <text:p>Class A</text:p>
          </table:table-cell>
          <table:table-cell office:value-type="string" table:style-name="ce121">
            <text:p>Cocaine</text:p>
          </table:table-cell>
          <table:table-cell office:value-type="string" table:style-name="ce243">
            <text:p>kg</text:p>
          </table:table-cell>
          <table:table-cell office:value-type="float" office:value="764.5118378456001" table:style-name="ce244">
            <text:p>765</text:p>
          </table:table-cell>
          <table:table-cell office:value-type="float" office:value="7.9268773710686791" table:style-name="ce245">
            <text:p>8</text:p>
          </table:table-cell>
          <table:table-cell office:value-type="float" office:value="8880.0405130699874" table:style-name="ce246">
            <text:p><text:s/>8,880<text:s/></text:p>
          </table:table-cell>
          <table:table-cell office:value-type="float" office:value="92.073122628931316" table:style-name="ce247">
            <text:p><text:s/>92<text:s/></text:p>
          </table:table-cell>
          <table:table-cell office:value-type="float" office:value="9644.5523509155882" table:style-name="ce247">
            <text:p><text:s/>9,645<text:s/></text:p>
          </table:table-cell>
          <table:table-cell table:number-columns-repeated="16376" table:style-name="ce18"/>
        </table:table-row>
        <table:table-row table:style-name="ro6">
          <table:table-cell table:style-name="ce205"/>
          <table:table-cell office:value-type="string" table:style-name="ce121">
            <text:p>Crack</text:p>
          </table:table-cell>
          <table:table-cell office:value-type="string" table:style-name="ce122">
            <text:p>kg</text:p>
          </table:table-cell>
          <table:table-cell office:value-type="float" office:value="62.631268892500032" table:style-name="ce244">
            <text:p>63</text:p>
          </table:table-cell>
          <table:table-cell office:value-type="float" office:value="99.948981251902978" table:style-name="ce201">
            <text:p>100</text:p>
          </table:table-cell>
          <table:table-cell office:value-type="float" office:value="3.1970000000000005E-2" table:style-name="ce246">
            <text:p><text:s/>0<text:s/></text:p>
          </table:table-cell>
          <table:table-cell office:value-type="float" office:value="5.1018748097022476E-2" table:style-name="ce246">
            <text:p><text:s/>0<text:s/></text:p>
          </table:table-cell>
          <table:table-cell office:value-type="float" office:value="62.663238892500033" table:style-name="ce246">
            <text:p><text:s/>63<text:s/></text:p>
          </table:table-cell>
          <table:table-cell table:number-columns-repeated="16376" table:style-name="ce18"/>
        </table:table-row>
        <table:table-row table:style-name="ro6">
          <table:table-cell table:style-name="ce208"/>
          <table:table-cell office:value-type="string" table:style-name="ce121">
            <text:p>Ecstasy</text:p>
          </table:table-cell>
          <table:table-cell office:value-type="string" table:style-name="ce122">
            <text:p>dose (000s)</text:p>
          </table:table-cell>
          <table:table-cell office:value-type="float" office:value="345.19920210399999" table:style-name="ce244">
            <text:p>345</text:p>
          </table:table-cell>
          <table:table-cell office:value-type="float" office:value="15.350031089266935" table:style-name="ce201">
            <text:p>15</text:p>
          </table:table-cell>
          <table:table-cell office:value-type="float" office:value="1903.6509799999997" table:style-name="ce246">
            <text:p><text:s/>1,904<text:s/></text:p>
          </table:table-cell>
          <table:table-cell office:value-type="float" office:value="84.649968910733079" table:style-name="ce246">
            <text:p><text:s/>85<text:s/></text:p>
          </table:table-cell>
          <table:table-cell office:value-type="float" office:value="2248.8501821039995" table:style-name="ce246">
            <text:p><text:s/>2,249<text:s/></text:p>
          </table:table-cell>
          <table:table-cell table:number-columns-repeated="16376" table:style-name="ce18"/>
        </table:table-row>
        <table:table-row table:style-name="ro6">
          <table:table-cell table:style-name="ce208"/>
          <table:table-cell office:value-type="string" table:style-name="ce121">
            <text:p>Heroin</text:p>
          </table:table-cell>
          <table:table-cell office:value-type="string" table:style-name="ce122">
            <text:p>kg</text:p>
          </table:table-cell>
          <table:table-cell office:value-type="float" office:value="266.49430746620004" table:style-name="ce244">
            <text:p>266</text:p>
          </table:table-cell>
          <table:table-cell office:value-type="float" office:value="35.328366597304957" table:style-name="ce201">
            <text:p>35</text:p>
          </table:table-cell>
          <table:table-cell office:value-type="float" office:value="487.84089999999998" table:style-name="ce246">
            <text:p><text:s/>488<text:s/></text:p>
          </table:table-cell>
          <table:table-cell office:value-type="float" office:value="64.671633402695051" table:style-name="ce246">
            <text:p><text:s/>65<text:s/></text:p>
          </table:table-cell>
          <table:table-cell office:value-type="float" office:value="754.33520746620002" table:style-name="ce246">
            <text:p><text:s/>754<text:s/></text:p>
          </table:table-cell>
          <table:table-cell table:number-columns-repeated="16376" table:style-name="ce18"/>
        </table:table-row>
        <table:table-row table:style-name="ro6">
          <table:table-cell table:style-name="ce208"/>
          <table:table-cell office:value-type="string" table:style-name="ce121">
            <text:p>LSD</text:p>
          </table:table-cell>
          <table:table-cell office:value-type="string" table:style-name="ce122">
            <text:p>dose (000s)</text:p>
          </table:table-cell>
          <table:table-cell office:value-type="float" office:value="5.9171000000000014" table:style-name="ce244">
            <text:p>6</text:p>
          </table:table-cell>
          <table:table-cell office:value-type="float" office:value="10.94338645573062" table:style-name="ce201">
            <text:p>11</text:p>
          </table:table-cell>
          <table:table-cell office:value-type="float" office:value="48.152999999999999" table:style-name="ce246">
            <text:p><text:s/>48<text:s/></text:p>
          </table:table-cell>
          <table:table-cell office:value-type="float" office:value="89.056613544269396" table:style-name="ce246">
            <text:p><text:s/>89<text:s/></text:p>
          </table:table-cell>
          <table:table-cell office:value-type="float" office:value="54.070099999999996" table:style-name="ce246">
            <text:p><text:s/>54<text:s/></text:p>
          </table:table-cell>
          <table:table-cell table:number-columns-repeated="16376" table:style-name="ce18"/>
        </table:table-row>
        <table:table-row table:style-name="ro6">
          <table:table-cell table:style-name="ce208"/>
          <table:table-cell office:value-type="string" table:style-name="ce206">
            <text:p>Methadone<text:span text:style-name="T3"><text:s/>8</text:span></text:p>
          </table:table-cell>
          <table:table-cell office:value-type="string" table:style-name="ce122">
            <text:p>dose (000s)</text:p>
          </table:table-cell>
          <table:table-cell office:value-type="float" office:value="30.303169" table:style-name="ce244">
            <text:p>30</text:p>
          </table:table-cell>
          <table:table-cell office:value-type="float" office:value="100" table:style-name="ce201">
            <text:p>100</text:p>
          </table:table-cell>
          <table:table-cell office:value-type="string" table:style-name="ce246">
            <text:p>..</text:p>
          </table:table-cell>
          <table:table-cell office:value-type="string" table:style-name="ce246">
            <text:p>..</text:p>
          </table:table-cell>
          <table:table-cell office:value-type="float" office:value="30.303169" table:style-name="ce246">
            <text:p><text:s/>30<text:s/></text:p>
          </table:table-cell>
          <table:table-cell table:number-columns-repeated="16376" table:style-name="ce18"/>
        </table:table-row>
        <table:table-row table:style-name="ro6">
          <table:table-cell table:style-name="ce248"/>
          <table:table-cell office:value-type="string" table:style-name="ce121">
            <text:p>Morphine</text:p>
          </table:table-cell>
          <table:table-cell office:value-type="string" table:style-name="ce125">
            <text:p>dose (000s)</text:p>
          </table:table-cell>
          <table:table-cell office:value-type="float" office:value="21.4879754922" table:style-name="ce244">
            <text:p>21</text:p>
          </table:table-cell>
          <table:table-cell office:value-type="float" office:value="98.427395203721829" table:style-name="ce201">
            <text:p>98</text:p>
          </table:table-cell>
          <table:table-cell office:value-type="float" office:value="0.34332000000000001" table:style-name="ce249">
            <text:p><text:s/>0<text:s/></text:p>
          </table:table-cell>
          <table:table-cell office:value-type="float" office:value="1.5726047962781833" table:style-name="ce246">
            <text:p><text:s/>2<text:s/></text:p>
          </table:table-cell>
          <table:table-cell office:value-type="float" office:value="21.831295492199999" table:style-name="ce246">
            <text:p><text:s/>22<text:s/></text:p>
          </table:table-cell>
          <table:table-cell table:number-columns-repeated="16376" table:style-name="ce18"/>
        </table:table-row>
        <table:table-row table:style-name="ro6">
          <table:table-cell office:value-type="string" table:style-name="ce197">
            <text:p>Class B</text:p>
          </table:table-cell>
          <table:table-cell office:value-type="string" table:style-name="ce250">
            <text:p>Herbal cannabis</text:p>
          </table:table-cell>
          <table:table-cell office:value-type="string" table:style-name="ce243">
            <text:p>kg</text:p>
          </table:table-cell>
          <table:table-cell office:value-type="float" office:value="5046.0245626039759" table:style-name="ce251">
            <text:p>5,046</text:p>
          </table:table-cell>
          <table:table-cell office:value-type="float" office:value="30.2306308724418" table:style-name="ce245">
            <text:p>30</text:p>
          </table:table-cell>
          <table:table-cell office:value-type="float" office:value="11645.736135000008" table:style-name="ce246">
            <text:p><text:s/>11,646<text:s/></text:p>
          </table:table-cell>
          <table:table-cell office:value-type="float" office:value="69.769369127558207" table:style-name="ce247">
            <text:p><text:s/>70<text:s/></text:p>
          </table:table-cell>
          <table:table-cell office:value-type="float" office:value="16691.760697603982" table:style-name="ce247">
            <text:p><text:s/>16,692<text:s/></text:p>
          </table:table-cell>
          <table:table-cell table:number-columns-repeated="16376" table:style-name="ce18"/>
        </table:table-row>
        <table:table-row table:style-name="ro6">
          <table:table-cell table:style-name="ce205"/>
          <table:table-cell office:value-type="string" table:style-name="ce123">
            <text:p>Cannabis resin</text:p>
          </table:table-cell>
          <table:table-cell office:value-type="string" table:style-name="ce122">
            <text:p>kg</text:p>
          </table:table-cell>
          <table:table-cell office:value-type="float" office:value="456.61521029649981" table:style-name="ce244">
            <text:p>457</text:p>
          </table:table-cell>
          <table:table-cell office:value-type="float" office:value="9.8711244998894276" table:style-name="ce201">
            <text:p>10</text:p>
          </table:table-cell>
          <table:table-cell office:value-type="float" office:value="4169.1516950000005" table:style-name="ce246">
            <text:p><text:s/>4,169<text:s/></text:p>
          </table:table-cell>
          <table:table-cell office:value-type="float" office:value="90.128875500110567" table:style-name="ce246">
            <text:p><text:s/>90<text:s/></text:p>
          </table:table-cell>
          <table:table-cell office:value-type="float" office:value="4625.7669052965002" table:style-name="ce246">
            <text:p><text:s/>4,626<text:s/></text:p>
          </table:table-cell>
          <table:table-cell table:number-columns-repeated="16376" table:style-name="ce18"/>
        </table:table-row>
        <table:table-row table:style-name="ro6">
          <table:table-cell table:style-name="ce218"/>
          <table:table-cell office:value-type="string" table:style-name="ce123">
            <text:p>Cannabis plants</text:p>
          </table:table-cell>
          <table:table-cell office:value-type="string" table:style-name="ce122">
            <text:p>plant</text:p>
          </table:table-cell>
          <table:table-cell office:value-type="float" office:value="395831" table:style-name="ce244">
            <text:p>395,831</text:p>
          </table:table-cell>
          <table:table-cell office:value-type="float" office:value="99.99696849508517" table:style-name="ce201">
            <text:p>100</text:p>
          </table:table-cell>
          <table:table-cell office:value-type="float" office:value="12" table:style-name="ce246">
            <text:p><text:s/>12<text:s/></text:p>
          </table:table-cell>
          <table:table-cell office:value-type="float" office:value="3.0315049148273432E-3" table:style-name="ce246">
            <text:p><text:s/>0<text:s/></text:p>
          </table:table-cell>
          <table:table-cell office:value-type="float" office:value="395843" table:style-name="ce246">
            <text:p><text:s/>395,843<text:s/></text:p>
          </table:table-cell>
          <table:table-cell table:number-columns-repeated="16376" table:style-name="ce18"/>
        </table:table-row>
        <table:table-row table:style-name="ro6">
          <table:table-cell table:style-name="ce208"/>
          <table:table-cell office:value-type="string" table:style-name="ce123">
            <text:p>Amphetamines</text:p>
          </table:table-cell>
          <table:table-cell office:value-type="string" table:style-name="ce122">
            <text:p>kg</text:p>
          </table:table-cell>
          <table:table-cell office:value-type="float" office:value="466.44056948640014" table:style-name="ce244">
            <text:p>466</text:p>
          </table:table-cell>
          <table:table-cell office:value-type="float" office:value="69.817546029411901" table:style-name="ce201">
            <text:p>70</text:p>
          </table:table-cell>
          <table:table-cell office:value-type="float" office:value="201.64445499999994" table:style-name="ce246">
            <text:p><text:s/>202<text:s/></text:p>
          </table:table-cell>
          <table:table-cell office:value-type="float" office:value="30.182453970588103" table:style-name="ce246">
            <text:p><text:s/>30<text:s/></text:p>
          </table:table-cell>
          <table:table-cell office:value-type="float" office:value="668.08502448640002" table:style-name="ce246">
            <text:p><text:s/>668<text:s/></text:p>
          </table:table-cell>
          <table:table-cell table:number-columns-repeated="16376" table:style-name="ce18"/>
        </table:table-row>
        <table:table-row table:style-name="ro6">
          <table:table-cell table:style-name="ce208"/>
          <table:table-cell office:value-type="string" table:style-name="ce252">
            <text:p>Barbiturates<text:span text:style-name="T3"><text:s/>8</text:span></text:p>
          </table:table-cell>
          <table:table-cell office:value-type="string" table:style-name="ce122">
            <text:p>dose (000s)</text:p>
          </table:table-cell>
          <table:table-cell office:value-type="float" office:value="0.7430000000000001" table:style-name="ce244">
            <text:p>1</text:p>
          </table:table-cell>
          <table:table-cell office:value-type="float" office:value="100" table:style-name="ce201">
            <text:p>100</text:p>
          </table:table-cell>
          <table:table-cell office:value-type="string" table:style-name="ce246">
            <text:p>..</text:p>
          </table:table-cell>
          <table:table-cell office:value-type="string" table:style-name="ce246">
            <text:p>..</text:p>
          </table:table-cell>
          <table:table-cell office:value-type="float" office:value="0.7430000000000001" table:style-name="ce246">
            <text:p><text:s/>1<text:s/></text:p>
          </table:table-cell>
          <table:table-cell table:number-columns-repeated="16376" table:style-name="ce18"/>
        </table:table-row>
        <table:table-row table:style-name="ro6">
          <table:table-cell table:style-name="ce248"/>
          <table:table-cell office:value-type="string" table:style-name="ce123">
            <text:p>Ketamine</text:p>
          </table:table-cell>
          <table:table-cell office:value-type="string" table:style-name="ce125">
            <text:p>kg</text:p>
          </table:table-cell>
          <table:table-cell office:value-type="float" office:value="22.688819380000002" table:style-name="ce253">
            <text:p>23</text:p>
          </table:table-cell>
          <table:table-cell office:value-type="float" office:value="14.615832405217152" table:style-name="ce254">
            <text:p>15</text:p>
          </table:table-cell>
          <table:table-cell office:value-type="float" office:value="132.545715" table:style-name="ce249">
            <text:p><text:s/>133<text:s/></text:p>
          </table:table-cell>
          <table:table-cell office:value-type="float" office:value="85.384167594782838" table:style-name="ce249">
            <text:p><text:s/>85<text:s/></text:p>
          </table:table-cell>
          <table:table-cell office:value-type="float" office:value="155.23453438000001" table:style-name="ce249">
            <text:p><text:s/>155<text:s/></text:p>
          </table:table-cell>
          <table:table-cell table:number-columns-repeated="2" table:style-name="ce113"/>
          <table:table-cell table:number-columns-repeated="16374"/>
        </table:table-row>
        <table:table-row table:style-name="ro6">
          <table:table-cell office:value-type="string" table:style-name="ce197">
            <text:p>Class C</text:p>
          </table:table-cell>
          <table:table-cell office:value-type="string" table:style-name="ce250">
            <text:p>Anabolic steroids</text:p>
          </table:table-cell>
          <table:table-cell office:value-type="string" table:style-name="ce243">
            <text:p>dose (000s)</text:p>
          </table:table-cell>
          <table:table-cell office:value-type="float" office:value="216.84751083679998" table:style-name="ce244">
            <text:p>217</text:p>
          </table:table-cell>
          <table:table-cell office:value-type="float" office:value="8.0510031794377337" table:style-name="ce201">
            <text:p>8</text:p>
          </table:table-cell>
          <table:table-cell office:value-type="float" office:value="2476.5747373449999" table:style-name="ce246">
            <text:p><text:s/>2,477<text:s/></text:p>
          </table:table-cell>
          <table:table-cell office:value-type="float" office:value="91.948996820562286" table:style-name="ce246">
            <text:p><text:s/>92<text:s/></text:p>
          </table:table-cell>
          <table:table-cell office:value-type="float" office:value="2693.4222481817997" table:style-name="ce246">
            <text:p><text:s/>2,693<text:s/></text:p>
          </table:table-cell>
          <table:table-cell table:number-columns-repeated="2" table:style-name="ce113"/>
          <table:table-cell table:number-columns-repeated="16374"/>
        </table:table-row>
        <table:table-row table:style-name="ro6">
          <table:table-cell table:style-name="ce205"/>
          <table:table-cell office:value-type="string" table:style-name="ce252">
            <text:p>Benzodiazepines<text:span text:style-name="T3"><text:s/>8</text:span></text:p>
          </table:table-cell>
          <table:table-cell office:value-type="string" table:style-name="ce122">
            <text:p>dose (000s)</text:p>
          </table:table-cell>
          <table:table-cell office:value-type="float" office:value="567.27528364999989" table:style-name="ce244">
            <text:p>567</text:p>
          </table:table-cell>
          <table:table-cell office:value-type="float" office:value="100" table:style-name="ce201">
            <text:p>100</text:p>
          </table:table-cell>
          <table:table-cell office:value-type="string" table:style-name="ce246">
            <text:p>..</text:p>
          </table:table-cell>
          <table:table-cell office:value-type="string" table:style-name="ce246">
            <text:p>..</text:p>
          </table:table-cell>
          <table:table-cell office:value-type="float" office:value="567.27528364999989" table:style-name="ce246">
            <text:p><text:s/>567<text:s/></text:p>
          </table:table-cell>
          <table:table-cell table:number-columns-repeated="2" table:style-name="ce113"/>
          <table:table-cell table:number-columns-repeated="16374"/>
        </table:table-row>
        <table:table-row table:style-name="ro6">
          <table:table-cell table:style-name="ce218"/>
          <table:table-cell office:value-type="string" table:style-name="ce123">
            <text:p>GHB</text:p>
          </table:table-cell>
          <table:table-cell office:value-type="string" table:style-name="ce122">
            <text:p>kg</text:p>
          </table:table-cell>
          <table:table-cell office:value-type="float" office:value="0.71761979999999992" table:style-name="ce244">
            <text:p>1</text:p>
          </table:table-cell>
          <table:table-cell office:value-type="float" office:value="100" table:style-name="ce201">
            <text:p>100</text:p>
          </table:table-cell>
          <table:table-cell office:value-type="string" table:style-name="ce246">
            <text:p>..</text:p>
          </table:table-cell>
          <table:table-cell office:value-type="string" table:style-name="ce246">
            <text:p>..</text:p>
          </table:table-cell>
          <table:table-cell office:value-type="float" office:value="0.71761979999999992" table:style-name="ce246">
            <text:p><text:s/>1<text:s/></text:p>
          </table:table-cell>
          <table:table-cell table:number-columns-repeated="2" table:style-name="ce113"/>
          <table:table-cell table:number-columns-repeated="16374"/>
        </table:table-row>
        <table:table-row table:style-name="ro6">
          <table:table-cell table:style-name="ce255"/>
          <table:table-cell office:value-type="string" table:style-name="ce206">
            <text:p>Temazepam<text:span text:style-name="T3"><text:s/>8</text:span></text:p>
          </table:table-cell>
          <table:table-cell office:value-type="string" table:style-name="ce125">
            <text:p>dose (000s)</text:p>
          </table:table-cell>
          <table:table-cell office:value-type="float" office:value="1.1000399999999999" table:style-name="ce253">
            <text:p>1</text:p>
          </table:table-cell>
          <table:table-cell office:value-type="float" office:value="100" table:style-name="ce254">
            <text:p>100</text:p>
          </table:table-cell>
          <table:table-cell office:value-type="string" table:style-name="ce249">
            <text:p>..</text:p>
          </table:table-cell>
          <table:table-cell office:value-type="string" table:style-name="ce249">
            <text:p>..</text:p>
          </table:table-cell>
          <table:table-cell office:value-type="float" office:value="1.1000399999999999" table:style-name="ce249">
            <text:p><text:s/>1<text:s/></text:p>
          </table:table-cell>
          <table:table-cell table:number-columns-repeated="2" table:style-name="ce113"/>
          <table:table-cell table:number-columns-repeated="16374"/>
        </table:table-row>
        <table:table-row table:style-name="ro23">
          <table:table-cell office:value-type="string" table:number-columns-spanned="8" table:number-rows-spanned="1" table:style-name="ce260">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number-columns-repeated="2" table:style-name="ce186"/>
          <table:table-cell table:number-columns-repeated="16374"/>
        </table:table-row>
        <table:table-row table:style-name="ro6">
          <table:table-cell office:value-type="string" table:number-columns-spanned="8" table:number-rows-spanned="1" table:style-name="ce261">
            <text:p>2. Weighed amounts of LSD are not included in the police force figures.</text:p>
          </table:table-cell>
          <table:covered-table-cell table:number-columns-repeated="7"/>
          <table:table-cell table:number-columns-repeated="2" table:style-name="ce186"/>
          <table:table-cell table:number-columns-repeated="16374"/>
        </table:table-row>
        <table:table-row table:style-name="ro6">
          <table:table-cell office:value-type="string" table:number-columns-spanned="8" table:number-rows-spanned="1" table:style-name="ce162">
            <text:p>3. Includes seizures made by British Transport Police (BTP).</text:p>
          </table:table-cell>
          <table:covered-table-cell table:number-columns-repeated="7"/>
          <table:table-cell table:number-columns-repeated="2" table:style-name="ce187"/>
          <table:table-cell table:number-columns-repeated="16374"/>
        </table:table-row>
        <table:table-row table:style-name="ro17">
          <table:table-cell office:value-type="string" table:number-columns-spanned="8" table:number-rows-spanned="1" table:style-name="ce162">
            <text:p>4. In 2018/19 Herftfordshire, Kent and Lincolnshire were unable to supply reliable estimates. Imputation methods have been used to estimate the 2018/19 data for these forces.</text:p>
          </table:table-cell>
          <table:covered-table-cell table:number-columns-repeated="7"/>
          <table:table-cell table:number-columns-repeated="2" table:style-name="ce187"/>
          <table:table-cell table:number-columns-repeated="16374"/>
        </table:table-row>
        <table:table-row table:style-name="ro24">
          <table:table-cell office:value-type="string" table:number-columns-spanned="8" table:number-rows-spanned="1" table:style-name="ce162">
            <text:p>5. Seizures from joint operations involving Border Force and the police are recorded against the lead agency that takes possession of the seized drugs.</text:p>
          </table:table-cell>
          <table:covered-table-cell table:number-columns-repeated="7"/>
          <table:table-cell table:number-columns-repeated="2" table:style-name="ce113"/>
          <table:table-cell table:number-columns-repeated="16374"/>
        </table:table-row>
        <table:table-row table:style-name="ro25">
          <table:table-cell office:value-type="string" table:number-columns-spanned="8" table:number-rows-spanned="1" table:style-name="ce262">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2" table:style-name="ce164"/>
          <table:table-cell table:number-columns-repeated="16374"/>
        </table:table-row>
        <table:table-row table:style-name="ro6">
          <table:table-cell office:value-type="string" table:number-columns-spanned="8" table:number-rows-spanned="1" table:style-name="ce262">
            <text:p>7. Doses include dots, tablets and squares.<text:s/></text:p>
          </table:table-cell>
          <table:covered-table-cell table:number-columns-repeated="7"/>
          <table:table-cell table:number-columns-repeated="2" table:style-name="ce164"/>
          <table:table-cell table:number-columns-repeated="16374"/>
        </table:table-row>
        <table:table-row table:style-name="ro12">
          <table:table-cell office:value-type="string" table:number-columns-spanned="8" table:number-rows-spanned="1" table:style-name="ce262">
            <text:p>8.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7"/>
          <table:table-cell table:number-columns-repeated="2" table:style-name="ce113"/>
          <table:table-cell table:number-columns-repeated="16374"/>
        </table:table-row>
        <table:table-row table:style-name="ro6">
          <table:table-cell table:number-columns-spanned="8" table:number-rows-spanned="1" table:style-name="ce161"/>
          <table:covered-table-cell table:number-columns-repeated="7"/>
          <table:table-cell table:number-columns-repeated="2" table:style-name="ce187"/>
          <table:table-cell table:number-columns-repeated="16374"/>
        </table:table-row>
        <table:table-row table:style-name="ro6">
          <table:table-cell office:value-type="string" table:style-name="ce91">
            <text:p>.. denotes data not available.</text:p>
          </table:table-cell>
          <table:table-cell table:number-columns-repeated="9" table:style-name="ce113"/>
          <table:table-cell table:number-columns-repeated="16374"/>
        </table:table-row>
        <table:table-row table:style-name="ro6">
          <table:table-cell office:value-type="string" table:style-name="ce91">
            <text:p>* denotes data not applicable.</text:p>
          </table:table-cell>
          <table:table-cell table:number-columns-repeated="9" table:style-name="ce113"/>
          <table:table-cell table:number-columns-repeated="16374"/>
        </table:table-row>
        <table:table-row table:style-name="ro6">
          <table:table-cell office:value-type="string" table:style-name="ce91">
            <text:p><text:s/>-00 denotes nil.</text:p>
          </table:table-cell>
          <table:table-cell table:number-columns-repeated="16383"/>
        </table:table-row>
        <table:table-row table:number-rows-repeated="1048543" table:style-name="ro6">
          <table:table-cell table:number-columns-repeated="16384"/>
        </table:table-row>
      </table:table>
      <table:table table:name="Area_Table_1" table:style-name="ta5">
        <table:table-column table:style-name="co34" table:default-cell-style-name="ce18"/>
        <table:table-column table:style-name="co29" table:number-columns-repeated="16383" table:default-cell-style-name="ce18"/>
        <table:table-row table:style-name="ro6">
          <table:table-cell office:value-type="string" table:style-name="ce73">
            <text:p>Area Table 1 <text:s text:c="2"/>Number of seizures of controlled drugs by seizing authority and year, 2006/07 to 2018/19</text:p>
          </table:table-cell>
          <table:table-cell table:number-columns-repeated="10" table:style-name="ce67"/>
          <table:table-cell table:number-columns-repeated="3" table:style-name="ce66"/>
          <table:table-cell table:number-columns-repeated="16370" table:style-name="ce18"/>
        </table:table-row>
        <table:table-row table:style-name="ro6">
          <table:table-cell table:number-columns-repeated="11" table:style-name="ce67"/>
          <table:table-cell table:number-columns-repeated="3" table:style-name="ce66"/>
          <table:table-cell table:number-columns-repeated="16370" table:style-name="ce18"/>
        </table:table-row>
        <table:table-row table:style-name="ro26">
          <table:table-cell office:value-type="string" table:style-name="ce263">
            <text:p>Police force region or authority</text:p>
          </table:table-cell>
          <table:table-cell office:value-type="string" table:style-name="ce25">
            <text:p>2006/07<text:span text:style-name="T2"><text:s/>13</text:span></text:p>
          </table:table-cell>
          <table:table-cell office:value-type="string" table:style-name="ce23">
            <text:p>2007/08</text:p>
          </table:table-cell>
          <table:table-cell office:value-type="string" table:style-name="ce264">
            <text:p>2008/09<text:span text:style-name="T2"><text:s/>1</text:span></text:p>
          </table:table-cell>
          <table:table-cell office:value-type="string" table:style-name="ce264">
            <text:p>2009/10</text:p>
          </table:table-cell>
          <table:table-cell office:value-type="string" table:style-name="ce264">
            <text:p>2010/11</text:p>
          </table:table-cell>
          <table:table-cell office:value-type="string" table:style-name="ce264">
            <text:p>2011/12<text:span text:style-name="T2"><text:s/>2</text:span></text:p>
          </table:table-cell>
          <table:table-cell office:value-type="string" table:style-name="ce265">
            <text:p>2012/13<text:span text:style-name="T2"><text:s/>3</text:span></text:p>
          </table:table-cell>
          <table:table-cell office:value-type="string" table:style-name="ce265">
            <text:p>2013/14<text:span text:style-name="T2"><text:s/>4</text:span></text:p>
          </table:table-cell>
          <table:table-cell office:value-type="string" table:style-name="ce265">
            <text:p>2014/15<text:span text:style-name="T2"><text:s/>5</text:span></text:p>
          </table:table-cell>
          <table:table-cell office:value-type="string" table:style-name="ce265">
            <text:p>2015/16<text:span text:style-name="T2"><text:s/>6</text:span></text:p>
          </table:table-cell>
          <table:table-cell office:value-type="string" table:style-name="ce26">
            <text:p>2016/17<text:s/><text:span text:style-name="T2">7</text:span></text:p>
          </table:table-cell>
          <table:table-cell office:value-type="string" table:style-name="ce26">
            <text:p>2017/18<text:s/><text:span text:style-name="T2">7,13</text:span></text:p>
          </table:table-cell>
          <table:table-cell office:value-type="string" table:style-name="ce266">
            <text:p>2018/19<text:s/><text:span text:style-name="T2">8</text:span></text:p>
          </table:table-cell>
          <table:table-cell office:value-type="string" table:style-name="ce267">
            <text:p>% change 2017/18 to 2018/19</text:p>
          </table:table-cell>
          <table:table-cell table:number-columns-repeated="16369"/>
        </table:table-row>
        <table:table-row table:style-name="ro6">
          <table:table-cell table:style-name="ce123"/>
          <table:table-cell table:number-columns-repeated="2" table:style-name="ce268"/>
          <table:table-cell table:style-name="ce67"/>
          <table:table-cell table:style-name="ce268"/>
          <table:table-cell table:number-columns-repeated="6" table:style-name="ce67"/>
          <table:table-cell table:number-columns-repeated="2" table:style-name="ce66"/>
          <table:table-cell table:style-name="ce69"/>
          <table:table-cell table:style-name="ce66"/>
          <table:table-cell table:number-columns-repeated="16369"/>
        </table:table-row>
        <table:table-row table:style-name="ro6">
          <table:table-cell office:value-type="string" table:style-name="ce123">
            <text:p>Cleveland<text:s/><text:span text:style-name="T3">2</text:span></text:p>
          </table:table-cell>
          <table:table-cell office:value-type="float" office:value="3147" table:style-name="ce203">
            <text:p>3,147</text:p>
          </table:table-cell>
          <table:table-cell office:value-type="float" office:value="2496" table:style-name="ce203">
            <text:p>2,496</text:p>
          </table:table-cell>
          <table:table-cell office:value-type="float" office:value="2382" table:style-name="ce203">
            <text:p>2,382</text:p>
          </table:table-cell>
          <table:table-cell office:value-type="float" office:value="2462" table:style-name="ce203">
            <text:p>2,462</text:p>
          </table:table-cell>
          <table:table-cell office:value-type="float" office:value="1532" table:style-name="ce203">
            <text:p>1,532</text:p>
          </table:table-cell>
          <table:table-cell office:value-type="float" office:value="2140" table:style-name="ce203">
            <text:p>2,140</text:p>
          </table:table-cell>
          <table:table-cell office:value-type="float" office:value="1866" table:style-name="ce203">
            <text:p>1,866</text:p>
          </table:table-cell>
          <table:table-cell office:value-type="float" office:value="2017" table:style-name="ce203">
            <text:p>2,017</text:p>
          </table:table-cell>
          <table:table-cell office:value-type="float" office:value="2357" table:style-name="ce203">
            <text:p>2,357</text:p>
          </table:table-cell>
          <table:table-cell office:value-type="float" office:value="1935" table:style-name="ce203">
            <text:p>1,935</text:p>
          </table:table-cell>
          <table:table-cell office:value-type="float" office:value="1853" table:style-name="ce203">
            <text:p>1,853</text:p>
          </table:table-cell>
          <table:table-cell office:value-type="float" office:value="1900" table:style-name="ce203">
            <text:p>1,900</text:p>
          </table:table-cell>
          <table:table-cell office:value-type="float" office:value="1812" table:style-name="ce269">
            <text:p>1,812</text:p>
          </table:table-cell>
          <table:table-cell office:value-type="float" office:value="-4.6315789473684195" table:style-name="ce181">
            <text:p>-5</text:p>
          </table:table-cell>
          <table:table-cell table:number-columns-repeated="16369"/>
        </table:table-row>
        <table:table-row table:style-name="ro6">
          <table:table-cell office:value-type="string" table:style-name="ce123">
            <text:p>Durham</text:p>
          </table:table-cell>
          <table:table-cell office:value-type="float" office:value="2036" table:style-name="ce203">
            <text:p>2,036</text:p>
          </table:table-cell>
          <table:table-cell office:value-type="float" office:value="2060" table:style-name="ce203">
            <text:p>2,060</text:p>
          </table:table-cell>
          <table:table-cell office:value-type="float" office:value="1524" table:style-name="ce203">
            <text:p>1,524</text:p>
          </table:table-cell>
          <table:table-cell office:value-type="float" office:value="1497" table:style-name="ce203">
            <text:p>1,497</text:p>
          </table:table-cell>
          <table:table-cell office:value-type="float" office:value="1716" table:style-name="ce203">
            <text:p>1,716</text:p>
          </table:table-cell>
          <table:table-cell office:value-type="float" office:value="1590" table:style-name="ce203">
            <text:p>1,590</text:p>
          </table:table-cell>
          <table:table-cell office:value-type="float" office:value="1433" table:style-name="ce203">
            <text:p>1,433</text:p>
          </table:table-cell>
          <table:table-cell office:value-type="float" office:value="1756" table:style-name="ce203">
            <text:p>1,756</text:p>
          </table:table-cell>
          <table:table-cell office:value-type="float" office:value="1833" table:style-name="ce203">
            <text:p>1,833</text:p>
          </table:table-cell>
          <table:table-cell office:value-type="float" office:value="1569" table:style-name="ce203">
            <text:p>1,569</text:p>
          </table:table-cell>
          <table:table-cell office:value-type="float" office:value="1436" table:style-name="ce203">
            <text:p>1,436</text:p>
          </table:table-cell>
          <table:table-cell office:value-type="float" office:value="1620" table:style-name="ce203">
            <text:p>1,620</text:p>
          </table:table-cell>
          <table:table-cell office:value-type="float" office:value="1660" table:style-name="ce269">
            <text:p>1,660</text:p>
          </table:table-cell>
          <table:table-cell office:value-type="float" office:value="2.4691358024691468" table:style-name="ce181">
            <text:p>2</text:p>
          </table:table-cell>
          <table:table-cell table:number-columns-repeated="16369"/>
        </table:table-row>
        <table:table-row table:style-name="ro6">
          <table:table-cell office:value-type="string" table:style-name="ce123">
            <text:p>Northumbria</text:p>
          </table:table-cell>
          <table:table-cell office:value-type="float" office:value="4064" table:style-name="ce203">
            <text:p>4,064</text:p>
          </table:table-cell>
          <table:table-cell office:value-type="float" office:value="3648" table:style-name="ce203">
            <text:p>3,648</text:p>
          </table:table-cell>
          <table:table-cell office:value-type="float" office:value="5384" table:style-name="ce203">
            <text:p>5,384</text:p>
          </table:table-cell>
          <table:table-cell office:value-type="float" office:value="5011" table:style-name="ce203">
            <text:p>5,011</text:p>
          </table:table-cell>
          <table:table-cell office:value-type="float" office:value="5328" table:style-name="ce203">
            <text:p>5,328</text:p>
          </table:table-cell>
          <table:table-cell office:value-type="float" office:value="5584" table:style-name="ce203">
            <text:p>5,584</text:p>
          </table:table-cell>
          <table:table-cell office:value-type="float" office:value="5030" table:style-name="ce203">
            <text:p>5,030</text:p>
          </table:table-cell>
          <table:table-cell office:value-type="float" office:value="4797" table:style-name="ce203">
            <text:p>4,797</text:p>
          </table:table-cell>
          <table:table-cell office:value-type="float" office:value="4061" table:style-name="ce203">
            <text:p>4,061</text:p>
          </table:table-cell>
          <table:table-cell office:value-type="float" office:value="4044" table:style-name="ce203">
            <text:p>4,044</text:p>
          </table:table-cell>
          <table:table-cell office:value-type="float" office:value="3802" table:style-name="ce203">
            <text:p>3,802</text:p>
          </table:table-cell>
          <table:table-cell office:value-type="float" office:value="4121" table:style-name="ce203">
            <text:p>4,121</text:p>
          </table:table-cell>
          <table:table-cell office:value-type="float" office:value="4699" table:style-name="ce269">
            <text:p>4,699</text:p>
          </table:table-cell>
          <table:table-cell office:value-type="float" office:value="14.025721912157252" table:style-name="ce181">
            <text:p>14</text:p>
          </table:table-cell>
          <table:table-cell table:number-columns-repeated="16369"/>
        </table:table-row>
        <table:table-row table:style-name="ro6">
          <table:table-cell office:value-type="string" table:style-name="ce270">
            <text:p>North East Region</text:p>
          </table:table-cell>
          <table:table-cell office:value-type="float" office:value="9247" table:style-name="ce271">
            <text:p>9,247</text:p>
          </table:table-cell>
          <table:table-cell office:value-type="float" office:value="8204" table:style-name="ce271">
            <text:p>8,204</text:p>
          </table:table-cell>
          <table:table-cell office:value-type="float" office:value="9290" table:style-name="ce271">
            <text:p>9,290</text:p>
          </table:table-cell>
          <table:table-cell office:value-type="float" office:value="8970" table:style-name="ce271">
            <text:p>8,970</text:p>
          </table:table-cell>
          <table:table-cell office:value-type="float" office:value="8576" table:style-name="ce271">
            <text:p>8,576</text:p>
          </table:table-cell>
          <table:table-cell office:value-type="float" office:value="9314" table:style-name="ce271">
            <text:p>9,314</text:p>
          </table:table-cell>
          <table:table-cell office:value-type="float" office:value="8329" table:style-name="ce271">
            <text:p>8,329</text:p>
          </table:table-cell>
          <table:table-cell office:value-type="float" office:value="8570" table:style-name="ce271">
            <text:p>8,570</text:p>
          </table:table-cell>
          <table:table-cell office:value-type="float" office:value="8251" table:style-name="ce271">
            <text:p>8,251</text:p>
          </table:table-cell>
          <table:table-cell office:value-type="float" office:value="7548" table:style-name="ce271">
            <text:p>7,548</text:p>
          </table:table-cell>
          <table:table-cell office:value-type="float" office:value="7091" table:style-name="ce271">
            <text:p>7,091</text:p>
          </table:table-cell>
          <table:table-cell office:value-type="float" office:value="7641" table:style-name="ce271">
            <text:p>7,641</text:p>
          </table:table-cell>
          <table:table-cell office:value-type="float" office:value="8171" table:style-name="ce272">
            <text:p>8,171</text:p>
          </table:table-cell>
          <table:table-cell office:value-type="float" office:value="6.9362648867949295" table:style-name="ce273">
            <text:p>7</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Cheshire</text:p>
          </table:table-cell>
          <table:table-cell office:value-type="float" office:value="736" table:style-name="ce203">
            <text:p>736</text:p>
          </table:table-cell>
          <table:table-cell office:value-type="float" office:value="1258" table:style-name="ce203">
            <text:p>1,258</text:p>
          </table:table-cell>
          <table:table-cell office:value-type="float" office:value="2024" table:style-name="ce203">
            <text:p>2,024</text:p>
          </table:table-cell>
          <table:table-cell office:value-type="float" office:value="2085" table:style-name="ce203">
            <text:p>2,085</text:p>
          </table:table-cell>
          <table:table-cell office:value-type="float" office:value="2223" table:style-name="ce203">
            <text:p>2,223</text:p>
          </table:table-cell>
          <table:table-cell office:value-type="float" office:value="1635" table:style-name="ce203">
            <text:p>1,635</text:p>
          </table:table-cell>
          <table:table-cell office:value-type="float" office:value="916" table:style-name="ce203">
            <text:p>916</text:p>
          </table:table-cell>
          <table:table-cell office:value-type="float" office:value="685" table:style-name="ce203">
            <text:p>685</text:p>
          </table:table-cell>
          <table:table-cell office:value-type="float" office:value="831" table:style-name="ce203">
            <text:p>831</text:p>
          </table:table-cell>
          <table:table-cell office:value-type="float" office:value="653" table:style-name="ce203">
            <text:p>653</text:p>
          </table:table-cell>
          <table:table-cell office:value-type="float" office:value="1064" table:style-name="ce203">
            <text:p>1,064</text:p>
          </table:table-cell>
          <table:table-cell office:value-type="float" office:value="2070" table:style-name="ce203">
            <text:p>2,070</text:p>
          </table:table-cell>
          <table:table-cell office:value-type="float" office:value="3138" table:style-name="ce269">
            <text:p>3,138</text:p>
          </table:table-cell>
          <table:table-cell office:value-type="float" office:value="51.594202898550719" table:style-name="ce181">
            <text:p>52</text:p>
          </table:table-cell>
          <table:table-cell table:number-columns-repeated="16369"/>
        </table:table-row>
        <table:table-row table:style-name="ro6">
          <table:table-cell office:value-type="string" table:style-name="ce123">
            <text:p>Cumbria</text:p>
          </table:table-cell>
          <table:table-cell office:value-type="float" office:value="1416" table:style-name="ce203">
            <text:p>1,416</text:p>
          </table:table-cell>
          <table:table-cell office:value-type="float" office:value="1301" table:style-name="ce203">
            <text:p>1,301</text:p>
          </table:table-cell>
          <table:table-cell office:value-type="float" office:value="1201" table:style-name="ce203">
            <text:p>1,201</text:p>
          </table:table-cell>
          <table:table-cell office:value-type="float" office:value="1489" table:style-name="ce203">
            <text:p>1,489</text:p>
          </table:table-cell>
          <table:table-cell office:value-type="float" office:value="1536" table:style-name="ce203">
            <text:p>1,536</text:p>
          </table:table-cell>
          <table:table-cell office:value-type="float" office:value="1657" table:style-name="ce203">
            <text:p>1,657</text:p>
          </table:table-cell>
          <table:table-cell office:value-type="float" office:value="1408" table:style-name="ce203">
            <text:p>1,408</text:p>
          </table:table-cell>
          <table:table-cell office:value-type="float" office:value="1394" table:style-name="ce203">
            <text:p>1,394</text:p>
          </table:table-cell>
          <table:table-cell office:value-type="float" office:value="1244" table:style-name="ce203">
            <text:p>1,244</text:p>
          </table:table-cell>
          <table:table-cell office:value-type="float" office:value="942" table:style-name="ce203">
            <text:p>942</text:p>
          </table:table-cell>
          <table:table-cell office:value-type="float" office:value="870" table:style-name="ce203">
            <text:p>870</text:p>
          </table:table-cell>
          <table:table-cell office:value-type="float" office:value="834" table:style-name="ce203">
            <text:p>834</text:p>
          </table:table-cell>
          <table:table-cell office:value-type="float" office:value="968" table:style-name="ce269">
            <text:p>968</text:p>
          </table:table-cell>
          <table:table-cell office:value-type="float" office:value="16.06714628297361" table:style-name="ce181">
            <text:p>16</text:p>
          </table:table-cell>
          <table:table-cell table:number-columns-repeated="16369"/>
        </table:table-row>
        <table:table-row table:style-name="ro6">
          <table:table-cell office:value-type="string" table:style-name="ce123">
            <text:p>Greater Manchester</text:p>
          </table:table-cell>
          <table:table-cell office:value-type="float" office:value="10139" table:style-name="ce203">
            <text:p>10,139</text:p>
          </table:table-cell>
          <table:table-cell office:value-type="float" office:value="12581" table:style-name="ce203">
            <text:p>12,581</text:p>
          </table:table-cell>
          <table:table-cell office:value-type="float" office:value="11952" table:style-name="ce203">
            <text:p>11,952</text:p>
          </table:table-cell>
          <table:table-cell office:value-type="float" office:value="10801" table:style-name="ce203">
            <text:p>10,801</text:p>
          </table:table-cell>
          <table:table-cell office:value-type="float" office:value="11740" table:style-name="ce203">
            <text:p>11,740</text:p>
          </table:table-cell>
          <table:table-cell office:value-type="float" office:value="11024" table:style-name="ce203">
            <text:p>11,024</text:p>
          </table:table-cell>
          <table:table-cell office:value-type="float" office:value="9214" table:style-name="ce203">
            <text:p>9,214</text:p>
          </table:table-cell>
          <table:table-cell office:value-type="float" office:value="7895" table:style-name="ce203">
            <text:p>7,895</text:p>
          </table:table-cell>
          <table:table-cell office:value-type="float" office:value="6249" table:style-name="ce203">
            <text:p>6,249</text:p>
          </table:table-cell>
          <table:table-cell office:value-type="float" office:value="4693" table:style-name="ce203">
            <text:p>4,693</text:p>
          </table:table-cell>
          <table:table-cell office:value-type="float" office:value="3948" table:style-name="ce203">
            <text:p>3,948</text:p>
          </table:table-cell>
          <table:table-cell office:value-type="float" office:value="4631" table:style-name="ce203">
            <text:p>4,631</text:p>
          </table:table-cell>
          <table:table-cell office:value-type="float" office:value="5351" table:style-name="ce269">
            <text:p>5,351</text:p>
          </table:table-cell>
          <table:table-cell office:value-type="float" office:value="15.547397970200816" table:style-name="ce181">
            <text:p>16</text:p>
          </table:table-cell>
          <table:table-cell table:number-columns-repeated="16369"/>
        </table:table-row>
        <table:table-row table:style-name="ro6">
          <table:table-cell office:value-type="string" table:style-name="ce123">
            <text:p>Lancashire</text:p>
          </table:table-cell>
          <table:table-cell office:value-type="float" office:value="2866" table:style-name="ce203">
            <text:p>2,866</text:p>
          </table:table-cell>
          <table:table-cell office:value-type="float" office:value="3505" table:style-name="ce203">
            <text:p>3,505</text:p>
          </table:table-cell>
          <table:table-cell office:value-type="float" office:value="3816" table:style-name="ce203">
            <text:p>3,816</text:p>
          </table:table-cell>
          <table:table-cell office:value-type="float" office:value="4176" table:style-name="ce203">
            <text:p>4,176</text:p>
          </table:table-cell>
          <table:table-cell office:value-type="float" office:value="3812" table:style-name="ce203">
            <text:p>3,812</text:p>
          </table:table-cell>
          <table:table-cell office:value-type="float" office:value="3885" table:style-name="ce203">
            <text:p>3,885</text:p>
          </table:table-cell>
          <table:table-cell office:value-type="float" office:value="3311" table:style-name="ce203">
            <text:p>3,311</text:p>
          </table:table-cell>
          <table:table-cell office:value-type="float" office:value="2851" table:style-name="ce203">
            <text:p>2,851</text:p>
          </table:table-cell>
          <table:table-cell office:value-type="float" office:value="2326" table:style-name="ce203">
            <text:p>2,326</text:p>
          </table:table-cell>
          <table:table-cell office:value-type="float" office:value="1877" table:style-name="ce203">
            <text:p>1,877</text:p>
          </table:table-cell>
          <table:table-cell office:value-type="float" office:value="1167" table:style-name="ce203">
            <text:p>1,167</text:p>
          </table:table-cell>
          <table:table-cell office:value-type="float" office:value="1169" table:style-name="ce203">
            <text:p>1,169</text:p>
          </table:table-cell>
          <table:table-cell office:value-type="float" office:value="945" table:style-name="ce269">
            <text:p>945</text:p>
          </table:table-cell>
          <table:table-cell office:value-type="float" office:value="-19.161676646706582" table:style-name="ce181">
            <text:p>-19</text:p>
          </table:table-cell>
          <table:table-cell table:number-columns-repeated="16369"/>
        </table:table-row>
        <table:table-row table:style-name="ro6">
          <table:table-cell office:value-type="string" table:style-name="ce123">
            <text:p>Merseyside<text:span text:style-name="T3"><text:s/>9</text:span></text:p>
          </table:table-cell>
          <table:table-cell office:value-type="float" office:value="1408" table:style-name="ce203">
            <text:p>1,408</text:p>
          </table:table-cell>
          <table:table-cell office:value-type="float" office:value="1745" table:style-name="ce203">
            <text:p>1,745</text:p>
          </table:table-cell>
          <table:table-cell office:value-type="float" office:value="13784" table:style-name="ce203">
            <text:p>13,784</text:p>
          </table:table-cell>
          <table:table-cell office:value-type="float" office:value="12946" table:style-name="ce203">
            <text:p>12,946</text:p>
          </table:table-cell>
          <table:table-cell office:value-type="float" office:value="1797" table:style-name="ce203">
            <text:p>1,797</text:p>
          </table:table-cell>
          <table:table-cell office:value-type="float" office:value="1948" table:style-name="ce203">
            <text:p>1,948</text:p>
          </table:table-cell>
          <table:table-cell office:value-type="float" office:value="1639" table:style-name="ce203">
            <text:p>1,639</text:p>
          </table:table-cell>
          <table:table-cell office:value-type="float" office:value="2452" table:style-name="ce203">
            <text:p>2,452</text:p>
          </table:table-cell>
          <table:table-cell office:value-type="float" office:value="2097" table:style-name="ce203">
            <text:p>2,097</text:p>
          </table:table-cell>
          <table:table-cell office:value-type="float" office:value="1629" table:style-name="ce203">
            <text:p>1,629</text:p>
          </table:table-cell>
          <table:table-cell office:value-type="float" office:value="550" table:style-name="ce203">
            <text:p>550</text:p>
          </table:table-cell>
          <table:table-cell office:value-type="float" office:value="582" table:style-name="ce203">
            <text:p>582</text:p>
          </table:table-cell>
          <table:table-cell office:value-type="float" office:value="655" table:style-name="ce269">
            <text:p>655</text:p>
          </table:table-cell>
          <table:table-cell office:value-type="float" office:value="12.542955326460481" table:style-name="ce181">
            <text:p>13</text:p>
          </table:table-cell>
          <table:table-cell table:number-columns-repeated="16369"/>
        </table:table-row>
        <table:table-row table:style-name="ro6">
          <table:table-cell office:value-type="string" table:style-name="ce270">
            <text:p>North West Region</text:p>
          </table:table-cell>
          <table:table-cell office:value-type="float" office:value="16565" table:style-name="ce271">
            <text:p>16,565</text:p>
          </table:table-cell>
          <table:table-cell office:value-type="float" office:value="20390" table:style-name="ce271">
            <text:p>20,390</text:p>
          </table:table-cell>
          <table:table-cell office:value-type="float" office:value="32777" table:style-name="ce271">
            <text:p>32,777</text:p>
          </table:table-cell>
          <table:table-cell office:value-type="float" office:value="31497" table:style-name="ce271">
            <text:p>31,497</text:p>
          </table:table-cell>
          <table:table-cell office:value-type="float" office:value="21108" table:style-name="ce271">
            <text:p>21,108</text:p>
          </table:table-cell>
          <table:table-cell office:value-type="float" office:value="20149" table:style-name="ce271">
            <text:p>20,149</text:p>
          </table:table-cell>
          <table:table-cell office:value-type="float" office:value="16488" table:style-name="ce271">
            <text:p>16,488</text:p>
          </table:table-cell>
          <table:table-cell office:value-type="float" office:value="15277" table:style-name="ce271">
            <text:p>15,277</text:p>
          </table:table-cell>
          <table:table-cell office:value-type="float" office:value="12747" table:style-name="ce271">
            <text:p>12,747</text:p>
          </table:table-cell>
          <table:table-cell office:value-type="float" office:value="9794" table:style-name="ce271">
            <text:p>9,794</text:p>
          </table:table-cell>
          <table:table-cell office:value-type="float" office:value="7599" table:style-name="ce271">
            <text:p>7,599</text:p>
          </table:table-cell>
          <table:table-cell office:value-type="float" office:value="9286" table:style-name="ce271">
            <text:p>9,286</text:p>
          </table:table-cell>
          <table:table-cell office:value-type="float" office:value="11057" table:style-name="ce272">
            <text:p>11,057</text:p>
          </table:table-cell>
          <table:table-cell office:value-type="float" office:value="19.071720870127074" table:style-name="ce273">
            <text:p>19</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Humberside</text:p>
          </table:table-cell>
          <table:table-cell office:value-type="float" office:value="2667" table:style-name="ce203">
            <text:p>2,667</text:p>
          </table:table-cell>
          <table:table-cell office:value-type="float" office:value="2458" table:style-name="ce203">
            <text:p>2,458</text:p>
          </table:table-cell>
          <table:table-cell office:value-type="float" office:value="2887" table:style-name="ce203">
            <text:p>2,887</text:p>
          </table:table-cell>
          <table:table-cell office:value-type="float" office:value="2817" table:style-name="ce203">
            <text:p>2,817</text:p>
          </table:table-cell>
          <table:table-cell office:value-type="float" office:value="2993" table:style-name="ce203">
            <text:p>2,993</text:p>
          </table:table-cell>
          <table:table-cell office:value-type="float" office:value="3196" table:style-name="ce203">
            <text:p>3,196</text:p>
          </table:table-cell>
          <table:table-cell office:value-type="float" office:value="2533" table:style-name="ce203">
            <text:p>2,533</text:p>
          </table:table-cell>
          <table:table-cell office:value-type="float" office:value="2316" table:style-name="ce203">
            <text:p>2,316</text:p>
          </table:table-cell>
          <table:table-cell office:value-type="float" office:value="1804" table:style-name="ce203">
            <text:p>1,804</text:p>
          </table:table-cell>
          <table:table-cell office:value-type="float" office:value="1390" table:style-name="ce203">
            <text:p>1,390</text:p>
          </table:table-cell>
          <table:table-cell office:value-type="float" office:value="1187" table:style-name="ce203">
            <text:p>1,187</text:p>
          </table:table-cell>
          <table:table-cell office:value-type="float" office:value="898" table:style-name="ce203">
            <text:p>898</text:p>
          </table:table-cell>
          <table:table-cell office:value-type="float" office:value="1023" table:style-name="ce269">
            <text:p>1,023</text:p>
          </table:table-cell>
          <table:table-cell office:value-type="float" office:value="13.919821826280621" table:style-name="ce181">
            <text:p>14</text:p>
          </table:table-cell>
          <table:table-cell table:number-columns-repeated="16369"/>
        </table:table-row>
        <table:table-row table:style-name="ro6">
          <table:table-cell office:value-type="string" table:style-name="ce123">
            <text:p>North Yorkshire</text:p>
          </table:table-cell>
          <table:table-cell office:value-type="float" office:value="1397" table:style-name="ce203">
            <text:p>1,397</text:p>
          </table:table-cell>
          <table:table-cell office:value-type="float" office:value="1618" table:style-name="ce203">
            <text:p>1,618</text:p>
          </table:table-cell>
          <table:table-cell office:value-type="float" office:value="1602" table:style-name="ce203">
            <text:p>1,602</text:p>
          </table:table-cell>
          <table:table-cell office:value-type="float" office:value="1566" table:style-name="ce203">
            <text:p>1,566</text:p>
          </table:table-cell>
          <table:table-cell office:value-type="float" office:value="1731" table:style-name="ce203">
            <text:p>1,731</text:p>
          </table:table-cell>
          <table:table-cell office:value-type="float" office:value="1926" table:style-name="ce203">
            <text:p>1,926</text:p>
          </table:table-cell>
          <table:table-cell office:value-type="float" office:value="1511" table:style-name="ce203">
            <text:p>1,511</text:p>
          </table:table-cell>
          <table:table-cell office:value-type="float" office:value="1939" table:style-name="ce203">
            <text:p>1,939</text:p>
          </table:table-cell>
          <table:table-cell office:value-type="float" office:value="2204" table:style-name="ce203">
            <text:p>2,204</text:p>
          </table:table-cell>
          <table:table-cell office:value-type="float" office:value="1789" table:style-name="ce203">
            <text:p>1,789</text:p>
          </table:table-cell>
          <table:table-cell office:value-type="float" office:value="1990" table:style-name="ce203">
            <text:p>1,990</text:p>
          </table:table-cell>
          <table:table-cell office:value-type="float" office:value="1830" table:style-name="ce203">
            <text:p>1,830</text:p>
          </table:table-cell>
          <table:table-cell office:value-type="float" office:value="2145" table:style-name="ce269">
            <text:p>2,145</text:p>
          </table:table-cell>
          <table:table-cell office:value-type="float" office:value="17.21311475409837" table:style-name="ce181">
            <text:p>17</text:p>
          </table:table-cell>
          <table:table-cell table:number-columns-repeated="16369"/>
        </table:table-row>
        <table:table-row table:style-name="ro6">
          <table:table-cell office:value-type="string" table:style-name="ce123">
            <text:p>South Yorkshire<text:s/><text:span text:style-name="T3">13</text:span></text:p>
          </table:table-cell>
          <table:table-cell office:value-type="float" office:value="4225" table:style-name="ce203">
            <text:p>4,225</text:p>
          </table:table-cell>
          <table:table-cell office:value-type="float" office:value="4843" table:style-name="ce203">
            <text:p>4,843</text:p>
          </table:table-cell>
          <table:table-cell office:value-type="float" office:value="5514" table:style-name="ce203">
            <text:p>5,514</text:p>
          </table:table-cell>
          <table:table-cell office:value-type="float" office:value="6555" table:style-name="ce203">
            <text:p>6,555</text:p>
          </table:table-cell>
          <table:table-cell office:value-type="float" office:value="6020" table:style-name="ce203">
            <text:p>6,020</text:p>
          </table:table-cell>
          <table:table-cell office:value-type="float" office:value="6039" table:style-name="ce203">
            <text:p>6,039</text:p>
          </table:table-cell>
          <table:table-cell office:value-type="float" office:value="5826" table:style-name="ce203">
            <text:p>5,826</text:p>
          </table:table-cell>
          <table:table-cell office:value-type="float" office:value="5489" table:style-name="ce203">
            <text:p>5,489</text:p>
          </table:table-cell>
          <table:table-cell office:value-type="float" office:value="5243" table:style-name="ce203">
            <text:p>5,243</text:p>
          </table:table-cell>
          <table:table-cell office:value-type="float" office:value="4175" table:style-name="ce203">
            <text:p>4,175</text:p>
          </table:table-cell>
          <table:table-cell office:value-type="float" office:value="3797" table:style-name="ce203">
            <text:p>3,797</text:p>
          </table:table-cell>
          <table:table-cell office:value-type="float" office:value="3368" table:style-name="ce203">
            <text:p>3,368</text:p>
          </table:table-cell>
          <table:table-cell office:value-type="float" office:value="4248" table:style-name="ce269">
            <text:p>4,248</text:p>
          </table:table-cell>
          <table:table-cell office:value-type="float" office:value="26.128266033254157" table:style-name="ce181">
            <text:p>26</text:p>
          </table:table-cell>
          <table:table-cell table:number-columns-repeated="16369"/>
        </table:table-row>
        <table:table-row table:style-name="ro6">
          <table:table-cell office:value-type="string" table:style-name="ce123">
            <text:p>West Yorkshire</text:p>
          </table:table-cell>
          <table:table-cell office:value-type="float" office:value="4600" table:style-name="ce203">
            <text:p>4,600</text:p>
          </table:table-cell>
          <table:table-cell office:value-type="float" office:value="2754" table:style-name="ce203">
            <text:p>2,754</text:p>
          </table:table-cell>
          <table:table-cell office:value-type="float" office:value="3410" table:style-name="ce203">
            <text:p>3,410</text:p>
          </table:table-cell>
          <table:table-cell office:value-type="float" office:value="3666" table:style-name="ce203">
            <text:p>3,666</text:p>
          </table:table-cell>
          <table:table-cell office:value-type="float" office:value="4555" table:style-name="ce203">
            <text:p>4,555</text:p>
          </table:table-cell>
          <table:table-cell office:value-type="float" office:value="5373" table:style-name="ce203">
            <text:p>5,373</text:p>
          </table:table-cell>
          <table:table-cell office:value-type="float" office:value="5808" table:style-name="ce203">
            <text:p>5,808</text:p>
          </table:table-cell>
          <table:table-cell office:value-type="float" office:value="5599" table:style-name="ce203">
            <text:p>5,599</text:p>
          </table:table-cell>
          <table:table-cell office:value-type="float" office:value="5008" table:style-name="ce203">
            <text:p>5,008</text:p>
          </table:table-cell>
          <table:table-cell office:value-type="float" office:value="4604" table:style-name="ce203">
            <text:p>4,604</text:p>
          </table:table-cell>
          <table:table-cell office:value-type="float" office:value="4924" table:style-name="ce203">
            <text:p>4,924</text:p>
          </table:table-cell>
          <table:table-cell office:value-type="float" office:value="5284" table:style-name="ce203">
            <text:p>5,284</text:p>
          </table:table-cell>
          <table:table-cell office:value-type="float" office:value="6046" table:style-name="ce269">
            <text:p>6,046</text:p>
          </table:table-cell>
          <table:table-cell office:value-type="float" office:value="14.42089326267979" table:style-name="ce181">
            <text:p>14</text:p>
          </table:table-cell>
          <table:table-cell table:number-columns-repeated="16369"/>
        </table:table-row>
        <table:table-row table:style-name="ro6">
          <table:table-cell office:value-type="string" table:style-name="ce270">
            <text:p>Yorkshire and The Humber Region</text:p>
          </table:table-cell>
          <table:table-cell office:value-type="float" office:value="12889" table:style-name="ce271">
            <text:p>12,889</text:p>
          </table:table-cell>
          <table:table-cell office:value-type="float" office:value="11673" table:style-name="ce271">
            <text:p>11,673</text:p>
          </table:table-cell>
          <table:table-cell office:value-type="float" office:value="13413" table:style-name="ce271">
            <text:p>13,413</text:p>
          </table:table-cell>
          <table:table-cell office:value-type="float" office:value="14604" table:style-name="ce271">
            <text:p>14,604</text:p>
          </table:table-cell>
          <table:table-cell office:value-type="float" office:value="15299" table:style-name="ce271">
            <text:p>15,299</text:p>
          </table:table-cell>
          <table:table-cell office:value-type="float" office:value="16534" table:style-name="ce271">
            <text:p>16,534</text:p>
          </table:table-cell>
          <table:table-cell office:value-type="float" office:value="15678" table:style-name="ce271">
            <text:p>15,678</text:p>
          </table:table-cell>
          <table:table-cell office:value-type="float" office:value="15343" table:style-name="ce271">
            <text:p>15,343</text:p>
          </table:table-cell>
          <table:table-cell office:value-type="float" office:value="14259" table:style-name="ce271">
            <text:p>14,259</text:p>
          </table:table-cell>
          <table:table-cell office:value-type="float" office:value="11958" table:style-name="ce271">
            <text:p>11,958</text:p>
          </table:table-cell>
          <table:table-cell office:value-type="float" office:value="11898" table:style-name="ce271">
            <text:p>11,898</text:p>
          </table:table-cell>
          <table:table-cell office:value-type="float" office:value="11380" table:style-name="ce271">
            <text:p>11,380</text:p>
          </table:table-cell>
          <table:table-cell office:value-type="float" office:value="13462" table:style-name="ce272">
            <text:p>13,462</text:p>
          </table:table-cell>
          <table:table-cell office:value-type="float" office:value="18.295254833040421" table:style-name="ce273">
            <text:p>18</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Derbyshire</text:p>
          </table:table-cell>
          <table:table-cell office:value-type="float" office:value="3155" table:style-name="ce203">
            <text:p>3,155</text:p>
          </table:table-cell>
          <table:table-cell office:value-type="float" office:value="2134" table:style-name="ce203">
            <text:p>2,134</text:p>
          </table:table-cell>
          <table:table-cell office:value-type="float" office:value="2417" table:style-name="ce203">
            <text:p>2,417</text:p>
          </table:table-cell>
          <table:table-cell office:value-type="float" office:value="2722" table:style-name="ce203">
            <text:p>2,722</text:p>
          </table:table-cell>
          <table:table-cell office:value-type="float" office:value="3052" table:style-name="ce203">
            <text:p>3,052</text:p>
          </table:table-cell>
          <table:table-cell office:value-type="float" office:value="3287" table:style-name="ce203">
            <text:p>3,287</text:p>
          </table:table-cell>
          <table:table-cell office:value-type="float" office:value="3149" table:style-name="ce203">
            <text:p>3,149</text:p>
          </table:table-cell>
          <table:table-cell office:value-type="float" office:value="3292" table:style-name="ce203">
            <text:p>3,292</text:p>
          </table:table-cell>
          <table:table-cell office:value-type="float" office:value="3210" table:style-name="ce203">
            <text:p>3,210</text:p>
          </table:table-cell>
          <table:table-cell office:value-type="float" office:value="2858" table:style-name="ce203">
            <text:p>2,858</text:p>
          </table:table-cell>
          <table:table-cell office:value-type="float" office:value="2607" table:style-name="ce203">
            <text:p>2,607</text:p>
          </table:table-cell>
          <table:table-cell office:value-type="float" office:value="2720" table:style-name="ce203">
            <text:p>2,720</text:p>
          </table:table-cell>
          <table:table-cell office:value-type="float" office:value="2838" table:style-name="ce269">
            <text:p>2,838</text:p>
          </table:table-cell>
          <table:table-cell office:value-type="float" office:value="4.3382352941176539" table:style-name="ce181">
            <text:p>4</text:p>
          </table:table-cell>
          <table:table-cell table:number-columns-repeated="16369"/>
        </table:table-row>
        <table:table-row table:style-name="ro6">
          <table:table-cell office:value-type="string" table:style-name="ce123">
            <text:p>Leicestershire<text:s/><text:span text:style-name="T3">6</text:span></text:p>
          </table:table-cell>
          <table:table-cell office:value-type="float" office:value="1831" table:style-name="ce203">
            <text:p>1,831</text:p>
          </table:table-cell>
          <table:table-cell office:value-type="float" office:value="2342" table:style-name="ce203">
            <text:p>2,342</text:p>
          </table:table-cell>
          <table:table-cell office:value-type="float" office:value="2655" table:style-name="ce203">
            <text:p>2,655</text:p>
          </table:table-cell>
          <table:table-cell office:value-type="float" office:value="2821" table:style-name="ce203">
            <text:p>2,821</text:p>
          </table:table-cell>
          <table:table-cell office:value-type="float" office:value="2899" table:style-name="ce203">
            <text:p>2,899</text:p>
          </table:table-cell>
          <table:table-cell office:value-type="float" office:value="2368" table:style-name="ce203">
            <text:p>2,368</text:p>
          </table:table-cell>
          <table:table-cell office:value-type="float" office:value="2267" table:style-name="ce203">
            <text:p>2,267</text:p>
          </table:table-cell>
          <table:table-cell office:value-type="float" office:value="2467" table:style-name="ce203">
            <text:p>2,467</text:p>
          </table:table-cell>
          <table:table-cell office:value-type="float" office:value="1559" table:style-name="ce203">
            <text:p>1,559</text:p>
          </table:table-cell>
          <table:table-cell office:value-type="float" office:value="1069" table:style-name="ce203">
            <text:p>1,069</text:p>
          </table:table-cell>
          <table:table-cell office:value-type="float" office:value="1830" table:style-name="ce203">
            <text:p>1,830</text:p>
          </table:table-cell>
          <table:table-cell office:value-type="float" office:value="2180" table:style-name="ce203">
            <text:p>2,180</text:p>
          </table:table-cell>
          <table:table-cell office:value-type="float" office:value="2749" table:style-name="ce269">
            <text:p>2,749</text:p>
          </table:table-cell>
          <table:table-cell office:value-type="float" office:value="26.100917431192649" table:style-name="ce181">
            <text:p>26</text:p>
          </table:table-cell>
          <table:table-cell table:number-columns-repeated="16369"/>
        </table:table-row>
        <table:table-row table:style-name="ro6">
          <table:table-cell office:value-type="string" table:style-name="ce123">
            <text:p>Lincolnshire<text:s/><text:span text:style-name="T3">8</text:span></text:p>
          </table:table-cell>
          <table:table-cell office:value-type="float" office:value="646" table:style-name="ce203">
            <text:p>646</text:p>
          </table:table-cell>
          <table:table-cell office:value-type="float" office:value="913" table:style-name="ce203">
            <text:p>913</text:p>
          </table:table-cell>
          <table:table-cell office:value-type="float" office:value="745" table:style-name="ce203">
            <text:p>745</text:p>
          </table:table-cell>
          <table:table-cell office:value-type="float" office:value="507" table:style-name="ce203">
            <text:p>507</text:p>
          </table:table-cell>
          <table:table-cell office:value-type="float" office:value="323" table:style-name="ce203">
            <text:p>323</text:p>
          </table:table-cell>
          <table:table-cell office:value-type="float" office:value="329" table:style-name="ce203">
            <text:p>329</text:p>
          </table:table-cell>
          <table:table-cell office:value-type="float" office:value="276" table:style-name="ce203">
            <text:p>276</text:p>
          </table:table-cell>
          <table:table-cell office:value-type="float" office:value="313" table:style-name="ce203">
            <text:p>313</text:p>
          </table:table-cell>
          <table:table-cell office:value-type="float" office:value="229" table:style-name="ce203">
            <text:p>229</text:p>
          </table:table-cell>
          <table:table-cell office:value-type="float" office:value="271" table:style-name="ce203">
            <text:p>271</text:p>
          </table:table-cell>
          <table:table-cell office:value-type="float" office:value="254" table:style-name="ce203">
            <text:p>254</text:p>
          </table:table-cell>
          <table:table-cell office:value-type="float" office:value="308" table:style-name="ce203">
            <text:p>308</text:p>
          </table:table-cell>
          <table:table-cell office:value-type="float" office:value="333" table:style-name="ce269">
            <text:p>333</text:p>
          </table:table-cell>
          <table:table-cell office:value-type="float" office:value="8.1168831168831233" table:style-name="ce181">
            <text:p>8</text:p>
          </table:table-cell>
          <table:table-cell table:number-columns-repeated="16369"/>
        </table:table-row>
        <table:table-row table:style-name="ro6">
          <table:table-cell office:value-type="string" table:style-name="ce123">
            <text:p>Northamptonshire</text:p>
          </table:table-cell>
          <table:table-cell office:value-type="float" office:value="1893" table:style-name="ce203">
            <text:p>1,893</text:p>
          </table:table-cell>
          <table:table-cell office:value-type="float" office:value="1267" table:style-name="ce203">
            <text:p>1,267</text:p>
          </table:table-cell>
          <table:table-cell office:value-type="float" office:value="1354" table:style-name="ce203">
            <text:p>1,354</text:p>
          </table:table-cell>
          <table:table-cell office:value-type="float" office:value="1501" table:style-name="ce203">
            <text:p>1,501</text:p>
          </table:table-cell>
          <table:table-cell office:value-type="float" office:value="2147" table:style-name="ce203">
            <text:p>2,147</text:p>
          </table:table-cell>
          <table:table-cell office:value-type="float" office:value="1882" table:style-name="ce203">
            <text:p>1,882</text:p>
          </table:table-cell>
          <table:table-cell office:value-type="float" office:value="2170" table:style-name="ce203">
            <text:p>2,170</text:p>
          </table:table-cell>
          <table:table-cell office:value-type="float" office:value="2631" table:style-name="ce203">
            <text:p>2,631</text:p>
          </table:table-cell>
          <table:table-cell office:value-type="float" office:value="2542" table:style-name="ce203">
            <text:p>2,542</text:p>
          </table:table-cell>
          <table:table-cell office:value-type="float" office:value="2091" table:style-name="ce203">
            <text:p>2,091</text:p>
          </table:table-cell>
          <table:table-cell office:value-type="float" office:value="1536" table:style-name="ce203">
            <text:p>1,536</text:p>
          </table:table-cell>
          <table:table-cell office:value-type="float" office:value="1563" table:style-name="ce203">
            <text:p>1,563</text:p>
          </table:table-cell>
          <table:table-cell office:value-type="float" office:value="2055" table:style-name="ce269">
            <text:p>2,055</text:p>
          </table:table-cell>
          <table:table-cell office:value-type="float" office:value="31.477927063339738" table:style-name="ce181">
            <text:p>31</text:p>
          </table:table-cell>
          <table:table-cell table:number-columns-repeated="16369"/>
        </table:table-row>
        <table:table-row table:style-name="ro6">
          <table:table-cell office:value-type="string" table:style-name="ce123">
            <text:p>Nottinghamshire</text:p>
          </table:table-cell>
          <table:table-cell office:value-type="float" office:value="3946" table:style-name="ce203">
            <text:p>3,946</text:p>
          </table:table-cell>
          <table:table-cell office:value-type="float" office:value="4869" table:style-name="ce203">
            <text:p>4,869</text:p>
          </table:table-cell>
          <table:table-cell office:value-type="float" office:value="4116" table:style-name="ce203">
            <text:p>4,116</text:p>
          </table:table-cell>
          <table:table-cell office:value-type="float" office:value="2273" table:style-name="ce203">
            <text:p>2,273</text:p>
          </table:table-cell>
          <table:table-cell office:value-type="float" office:value="2528" table:style-name="ce203">
            <text:p>2,528</text:p>
          </table:table-cell>
          <table:table-cell office:value-type="float" office:value="4657" table:style-name="ce203">
            <text:p>4,657</text:p>
          </table:table-cell>
          <table:table-cell office:value-type="float" office:value="4924" table:style-name="ce203">
            <text:p>4,924</text:p>
          </table:table-cell>
          <table:table-cell office:value-type="float" office:value="5009" table:style-name="ce203">
            <text:p>5,009</text:p>
          </table:table-cell>
          <table:table-cell office:value-type="float" office:value="4303" table:style-name="ce203">
            <text:p>4,303</text:p>
          </table:table-cell>
          <table:table-cell office:value-type="float" office:value="4006" table:style-name="ce203">
            <text:p>4,006</text:p>
          </table:table-cell>
          <table:table-cell office:value-type="float" office:value="3596" table:style-name="ce203">
            <text:p>3,596</text:p>
          </table:table-cell>
          <table:table-cell office:value-type="float" office:value="3224" table:style-name="ce203">
            <text:p>3,224</text:p>
          </table:table-cell>
          <table:table-cell office:value-type="float" office:value="3403" table:style-name="ce269">
            <text:p>3,403</text:p>
          </table:table-cell>
          <table:table-cell office:value-type="float" office:value="5.5521091811414403" table:style-name="ce181">
            <text:p>6</text:p>
          </table:table-cell>
          <table:table-cell table:number-columns-repeated="16369"/>
        </table:table-row>
        <table:table-row table:style-name="ro6">
          <table:table-cell office:value-type="string" table:style-name="ce270">
            <text:p>East Midlands Region</text:p>
          </table:table-cell>
          <table:table-cell office:value-type="float" office:value="11471" table:style-name="ce271">
            <text:p>11,471</text:p>
          </table:table-cell>
          <table:table-cell office:value-type="float" office:value="11525" table:style-name="ce271">
            <text:p>11,525</text:p>
          </table:table-cell>
          <table:table-cell office:value-type="float" office:value="11287" table:style-name="ce271">
            <text:p>11,287</text:p>
          </table:table-cell>
          <table:table-cell office:value-type="float" office:value="9824" table:style-name="ce271">
            <text:p>9,824</text:p>
          </table:table-cell>
          <table:table-cell office:value-type="float" office:value="10949" table:style-name="ce271">
            <text:p>10,949</text:p>
          </table:table-cell>
          <table:table-cell office:value-type="float" office:value="12523" table:style-name="ce271">
            <text:p>12,523</text:p>
          </table:table-cell>
          <table:table-cell office:value-type="float" office:value="12786" table:style-name="ce271">
            <text:p>12,786</text:p>
          </table:table-cell>
          <table:table-cell office:value-type="float" office:value="13712" table:style-name="ce271">
            <text:p>13,712</text:p>
          </table:table-cell>
          <table:table-cell office:value-type="float" office:value="11843" table:style-name="ce271">
            <text:p>11,843</text:p>
          </table:table-cell>
          <table:table-cell office:value-type="float" office:value="10295" table:style-name="ce271">
            <text:p>10,295</text:p>
          </table:table-cell>
          <table:table-cell office:value-type="float" office:value="9823" table:style-name="ce271">
            <text:p>9,823</text:p>
          </table:table-cell>
          <table:table-cell office:value-type="float" office:value="9995" table:style-name="ce271">
            <text:p>9,995</text:p>
          </table:table-cell>
          <table:table-cell office:value-type="float" office:value="11378" table:style-name="ce272">
            <text:p>11,378</text:p>
          </table:table-cell>
          <table:table-cell office:value-type="float" office:value="13.836918459229608" table:style-name="ce273">
            <text:p>14</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Staffordshire</text:p>
          </table:table-cell>
          <table:table-cell office:value-type="float" office:value="2667" table:style-name="ce203">
            <text:p>2,667</text:p>
          </table:table-cell>
          <table:table-cell office:value-type="float" office:value="3956" table:style-name="ce203">
            <text:p>3,956</text:p>
          </table:table-cell>
          <table:table-cell office:value-type="float" office:value="3325" table:style-name="ce203">
            <text:p>3,325</text:p>
          </table:table-cell>
          <table:table-cell office:value-type="float" office:value="3297" table:style-name="ce203">
            <text:p>3,297</text:p>
          </table:table-cell>
          <table:table-cell office:value-type="float" office:value="3224" table:style-name="ce203">
            <text:p>3,224</text:p>
          </table:table-cell>
          <table:table-cell office:value-type="float" office:value="3990" table:style-name="ce203">
            <text:p>3,990</text:p>
          </table:table-cell>
          <table:table-cell office:value-type="float" office:value="3789" table:style-name="ce203">
            <text:p>3,789</text:p>
          </table:table-cell>
          <table:table-cell office:value-type="float" office:value="3633" table:style-name="ce203">
            <text:p>3,633</text:p>
          </table:table-cell>
          <table:table-cell office:value-type="float" office:value="3312" table:style-name="ce203">
            <text:p>3,312</text:p>
          </table:table-cell>
          <table:table-cell office:value-type="float" office:value="2631" table:style-name="ce203">
            <text:p>2,631</text:p>
          </table:table-cell>
          <table:table-cell office:value-type="float" office:value="2527" table:style-name="ce203">
            <text:p>2,527</text:p>
          </table:table-cell>
          <table:table-cell office:value-type="float" office:value="2713" table:style-name="ce203">
            <text:p>2,713</text:p>
          </table:table-cell>
          <table:table-cell office:value-type="float" office:value="2557" table:style-name="ce269">
            <text:p>2,557</text:p>
          </table:table-cell>
          <table:table-cell office:value-type="float" office:value="-5.7500921489126444" table:style-name="ce181">
            <text:p>-6</text:p>
          </table:table-cell>
          <table:table-cell table:number-columns-repeated="16369"/>
        </table:table-row>
        <table:table-row table:style-name="ro6">
          <table:table-cell office:value-type="string" table:style-name="ce123">
            <text:p>Warwickshire</text:p>
          </table:table-cell>
          <table:table-cell office:value-type="float" office:value="1360" table:style-name="ce203">
            <text:p>1,360</text:p>
          </table:table-cell>
          <table:table-cell office:value-type="float" office:value="1293" table:style-name="ce203">
            <text:p>1,293</text:p>
          </table:table-cell>
          <table:table-cell office:value-type="float" office:value="1289" table:style-name="ce203">
            <text:p>1,289</text:p>
          </table:table-cell>
          <table:table-cell office:value-type="float" office:value="1551" table:style-name="ce203">
            <text:p>1,551</text:p>
          </table:table-cell>
          <table:table-cell office:value-type="float" office:value="1273" table:style-name="ce203">
            <text:p>1,273</text:p>
          </table:table-cell>
          <table:table-cell office:value-type="float" office:value="1009" table:style-name="ce203">
            <text:p>1,009</text:p>
          </table:table-cell>
          <table:table-cell office:value-type="float" office:value="1236" table:style-name="ce203">
            <text:p>1,236</text:p>
          </table:table-cell>
          <table:table-cell office:value-type="float" office:value="920" table:style-name="ce203">
            <text:p>920</text:p>
          </table:table-cell>
          <table:table-cell office:value-type="float" office:value="1158" table:style-name="ce203">
            <text:p>1,158</text:p>
          </table:table-cell>
          <table:table-cell office:value-type="float" office:value="1234" table:style-name="ce203">
            <text:p>1,234</text:p>
          </table:table-cell>
          <table:table-cell office:value-type="float" office:value="1267" table:style-name="ce203">
            <text:p>1,267</text:p>
          </table:table-cell>
          <table:table-cell office:value-type="float" office:value="1266" table:style-name="ce203">
            <text:p>1,266</text:p>
          </table:table-cell>
          <table:table-cell office:value-type="float" office:value="1446" table:style-name="ce269">
            <text:p>1,446</text:p>
          </table:table-cell>
          <table:table-cell office:value-type="float" office:value="14.218009478672977" table:style-name="ce181">
            <text:p>14</text:p>
          </table:table-cell>
          <table:table-cell table:number-columns-repeated="16369"/>
        </table:table-row>
        <table:table-row table:style-name="ro6">
          <table:table-cell office:value-type="string" table:style-name="ce123">
            <text:p>West Mercia</text:p>
          </table:table-cell>
          <table:table-cell office:value-type="float" office:value="3333" table:style-name="ce203">
            <text:p>3,333</text:p>
          </table:table-cell>
          <table:table-cell office:value-type="float" office:value="3303" table:style-name="ce203">
            <text:p>3,303</text:p>
          </table:table-cell>
          <table:table-cell office:value-type="float" office:value="3007" table:style-name="ce203">
            <text:p>3,007</text:p>
          </table:table-cell>
          <table:table-cell office:value-type="float" office:value="3113" table:style-name="ce203">
            <text:p>3,113</text:p>
          </table:table-cell>
          <table:table-cell office:value-type="float" office:value="3145" table:style-name="ce203">
            <text:p>3,145</text:p>
          </table:table-cell>
          <table:table-cell office:value-type="float" office:value="3369" table:style-name="ce203">
            <text:p>3,369</text:p>
          </table:table-cell>
          <table:table-cell office:value-type="float" office:value="3391" table:style-name="ce203">
            <text:p>3,391</text:p>
          </table:table-cell>
          <table:table-cell office:value-type="float" office:value="2617" table:style-name="ce203">
            <text:p>2,617</text:p>
          </table:table-cell>
          <table:table-cell office:value-type="float" office:value="3419" table:style-name="ce203">
            <text:p>3,419</text:p>
          </table:table-cell>
          <table:table-cell office:value-type="float" office:value="3447" table:style-name="ce203">
            <text:p>3,447</text:p>
          </table:table-cell>
          <table:table-cell office:value-type="float" office:value="3195" table:style-name="ce203">
            <text:p>3,195</text:p>
          </table:table-cell>
          <table:table-cell office:value-type="float" office:value="2900" table:style-name="ce203">
            <text:p>2,900</text:p>
          </table:table-cell>
          <table:table-cell office:value-type="float" office:value="3292" table:style-name="ce269">
            <text:p>3,292</text:p>
          </table:table-cell>
          <table:table-cell office:value-type="float" office:value="13.517241379310342" table:style-name="ce181">
            <text:p>14</text:p>
          </table:table-cell>
          <table:table-cell table:number-columns-repeated="16369"/>
        </table:table-row>
        <table:table-row table:style-name="ro6">
          <table:table-cell office:value-type="string" table:style-name="ce123">
            <text:p>West Midlands</text:p>
          </table:table-cell>
          <table:table-cell office:value-type="float" office:value="10732" table:style-name="ce203">
            <text:p>10,732</text:p>
          </table:table-cell>
          <table:table-cell office:value-type="float" office:value="10389" table:style-name="ce203">
            <text:p>10,389</text:p>
          </table:table-cell>
          <table:table-cell office:value-type="float" office:value="10608" table:style-name="ce203">
            <text:p>10,608</text:p>
          </table:table-cell>
          <table:table-cell office:value-type="float" office:value="9596" table:style-name="ce203">
            <text:p>9,596</text:p>
          </table:table-cell>
          <table:table-cell office:value-type="float" office:value="9143" table:style-name="ce203">
            <text:p>9,143</text:p>
          </table:table-cell>
          <table:table-cell office:value-type="float" office:value="9701" table:style-name="ce203">
            <text:p>9,701</text:p>
          </table:table-cell>
          <table:table-cell office:value-type="float" office:value="8632" table:style-name="ce203">
            <text:p>8,632</text:p>
          </table:table-cell>
          <table:table-cell office:value-type="float" office:value="7546" table:style-name="ce203">
            <text:p>7,546</text:p>
          </table:table-cell>
          <table:table-cell office:value-type="float" office:value="6036" table:style-name="ce203">
            <text:p>6,036</text:p>
          </table:table-cell>
          <table:table-cell office:value-type="float" office:value="5997" table:style-name="ce203">
            <text:p>5,997</text:p>
          </table:table-cell>
          <table:table-cell office:value-type="float" office:value="5163" table:style-name="ce203">
            <text:p>5,163</text:p>
          </table:table-cell>
          <table:table-cell office:value-type="float" office:value="4722" table:style-name="ce203">
            <text:p>4,722</text:p>
          </table:table-cell>
          <table:table-cell office:value-type="float" office:value="5573" table:style-name="ce269">
            <text:p>5,573</text:p>
          </table:table-cell>
          <table:table-cell office:value-type="float" office:value="18.022024565861926" table:style-name="ce181">
            <text:p>18</text:p>
          </table:table-cell>
          <table:table-cell table:number-columns-repeated="16369"/>
        </table:table-row>
        <table:table-row table:style-name="ro6">
          <table:table-cell office:value-type="string" table:style-name="ce270">
            <text:p>West Midlands Region</text:p>
          </table:table-cell>
          <table:table-cell office:value-type="float" office:value="18092" table:style-name="ce271">
            <text:p>18,092</text:p>
          </table:table-cell>
          <table:table-cell office:value-type="float" office:value="18941" table:style-name="ce271">
            <text:p>18,941</text:p>
          </table:table-cell>
          <table:table-cell office:value-type="float" office:value="18229" table:style-name="ce271">
            <text:p>18,229</text:p>
          </table:table-cell>
          <table:table-cell office:value-type="float" office:value="17557" table:style-name="ce271">
            <text:p>17,557</text:p>
          </table:table-cell>
          <table:table-cell office:value-type="float" office:value="16785" table:style-name="ce271">
            <text:p>16,785</text:p>
          </table:table-cell>
          <table:table-cell office:value-type="float" office:value="18069" table:style-name="ce271">
            <text:p>18,069</text:p>
          </table:table-cell>
          <table:table-cell office:value-type="float" office:value="17048" table:style-name="ce271">
            <text:p>17,048</text:p>
          </table:table-cell>
          <table:table-cell office:value-type="float" office:value="14716" table:style-name="ce271">
            <text:p>14,716</text:p>
          </table:table-cell>
          <table:table-cell office:value-type="float" office:value="13925" table:style-name="ce271">
            <text:p>13,925</text:p>
          </table:table-cell>
          <table:table-cell office:value-type="float" office:value="13309" table:style-name="ce271">
            <text:p>13,309</text:p>
          </table:table-cell>
          <table:table-cell office:value-type="float" office:value="12152" table:style-name="ce271">
            <text:p>12,152</text:p>
          </table:table-cell>
          <table:table-cell office:value-type="float" office:value="11601" table:style-name="ce271">
            <text:p>11,601</text:p>
          </table:table-cell>
          <table:table-cell office:value-type="float" office:value="12868" table:style-name="ce272">
            <text:p>12,868</text:p>
          </table:table-cell>
          <table:table-cell office:value-type="float" office:value="10.921472286871815" table:style-name="ce273">
            <text:p>11</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Bedfordshire<text:s/><text:span text:style-name="T3">5, 6</text:span></text:p>
          </table:table-cell>
          <table:table-cell office:value-type="float" office:value="802" table:style-name="ce203">
            <text:p>802</text:p>
          </table:table-cell>
          <table:table-cell office:value-type="float" office:value="960" table:style-name="ce203">
            <text:p>960</text:p>
          </table:table-cell>
          <table:table-cell office:value-type="float" office:value="1348" table:style-name="ce203">
            <text:p>1,348</text:p>
          </table:table-cell>
          <table:table-cell office:value-type="float" office:value="1101" table:style-name="ce203">
            <text:p>1,101</text:p>
          </table:table-cell>
          <table:table-cell office:value-type="float" office:value="1837" table:style-name="ce203">
            <text:p>1,837</text:p>
          </table:table-cell>
          <table:table-cell office:value-type="float" office:value="1994" table:style-name="ce203">
            <text:p>1,994</text:p>
          </table:table-cell>
          <table:table-cell office:value-type="float" office:value="1699" table:style-name="ce203">
            <text:p>1,699</text:p>
          </table:table-cell>
          <table:table-cell office:value-type="float" office:value="1592" table:style-name="ce203">
            <text:p>1,592</text:p>
          </table:table-cell>
          <table:table-cell office:value-type="float" office:value="1363" table:style-name="ce203">
            <text:p>1,363</text:p>
          </table:table-cell>
          <table:table-cell office:value-type="float" office:value="1210" table:style-name="ce203">
            <text:p>1,210</text:p>
          </table:table-cell>
          <table:table-cell office:value-type="float" office:value="1245" table:style-name="ce203">
            <text:p>1,245</text:p>
          </table:table-cell>
          <table:table-cell office:value-type="float" office:value="1209" table:style-name="ce203">
            <text:p>1,209</text:p>
          </table:table-cell>
          <table:table-cell office:value-type="float" office:value="1220" table:style-name="ce269">
            <text:p>1,220</text:p>
          </table:table-cell>
          <table:table-cell office:value-type="float" office:value="0.90984284532671378" table:style-name="ce181">
            <text:p>1</text:p>
          </table:table-cell>
          <table:table-cell table:number-columns-repeated="16369"/>
        </table:table-row>
        <table:table-row table:style-name="ro6">
          <table:table-cell office:value-type="string" table:style-name="ce123">
            <text:p>Cambridgeshire</text:p>
          </table:table-cell>
          <table:table-cell office:value-type="float" office:value="2263" table:style-name="ce203">
            <text:p>2,263</text:p>
          </table:table-cell>
          <table:table-cell office:value-type="float" office:value="2843" table:style-name="ce203">
            <text:p>2,843</text:p>
          </table:table-cell>
          <table:table-cell office:value-type="float" office:value="2628" table:style-name="ce203">
            <text:p>2,628</text:p>
          </table:table-cell>
          <table:table-cell office:value-type="float" office:value="2270" table:style-name="ce203">
            <text:p>2,270</text:p>
          </table:table-cell>
          <table:table-cell office:value-type="float" office:value="2019" table:style-name="ce203">
            <text:p>2,019</text:p>
          </table:table-cell>
          <table:table-cell office:value-type="float" office:value="2467" table:style-name="ce203">
            <text:p>2,467</text:p>
          </table:table-cell>
          <table:table-cell office:value-type="float" office:value="2471" table:style-name="ce203">
            <text:p>2,471</text:p>
          </table:table-cell>
          <table:table-cell office:value-type="float" office:value="2619" table:style-name="ce203">
            <text:p>2,619</text:p>
          </table:table-cell>
          <table:table-cell office:value-type="float" office:value="2563" table:style-name="ce203">
            <text:p>2,563</text:p>
          </table:table-cell>
          <table:table-cell office:value-type="float" office:value="1985" table:style-name="ce203">
            <text:p>1,985</text:p>
          </table:table-cell>
          <table:table-cell office:value-type="float" office:value="2001" table:style-name="ce203">
            <text:p>2,001</text:p>
          </table:table-cell>
          <table:table-cell office:value-type="float" office:value="1862" table:style-name="ce203">
            <text:p>1,862</text:p>
          </table:table-cell>
          <table:table-cell office:value-type="float" office:value="2332" table:style-name="ce269">
            <text:p>2,332</text:p>
          </table:table-cell>
          <table:table-cell office:value-type="float" office:value="25.241675617615478" table:style-name="ce181">
            <text:p>25</text:p>
          </table:table-cell>
          <table:table-cell table:number-columns-repeated="16369"/>
        </table:table-row>
        <table:table-row table:style-name="ro6">
          <table:table-cell office:value-type="string" table:style-name="ce123">
            <text:p>Essex<text:s/><text:span text:style-name="T3">6</text:span></text:p>
          </table:table-cell>
          <table:table-cell office:value-type="float" office:value="1949" table:style-name="ce203">
            <text:p>1,949</text:p>
          </table:table-cell>
          <table:table-cell office:value-type="float" office:value="2748" table:style-name="ce203">
            <text:p>2,748</text:p>
          </table:table-cell>
          <table:table-cell office:value-type="float" office:value="3988" table:style-name="ce203">
            <text:p>3,988</text:p>
          </table:table-cell>
          <table:table-cell office:value-type="float" office:value="3321" table:style-name="ce203">
            <text:p>3,321</text:p>
          </table:table-cell>
          <table:table-cell office:value-type="float" office:value="4281" table:style-name="ce203">
            <text:p>4,281</text:p>
          </table:table-cell>
          <table:table-cell office:value-type="float" office:value="3655" table:style-name="ce203">
            <text:p>3,655</text:p>
          </table:table-cell>
          <table:table-cell office:value-type="float" office:value="3224" table:style-name="ce203">
            <text:p>3,224</text:p>
          </table:table-cell>
          <table:table-cell office:value-type="float" office:value="3336" table:style-name="ce203">
            <text:p>3,336</text:p>
          </table:table-cell>
          <table:table-cell office:value-type="float" office:value="3478" table:style-name="ce203">
            <text:p>3,478</text:p>
          </table:table-cell>
          <table:table-cell office:value-type="float" office:value="2575" table:style-name="ce203">
            <text:p>2,575</text:p>
          </table:table-cell>
          <table:table-cell office:value-type="float" office:value="3127" table:style-name="ce203">
            <text:p>3,127</text:p>
          </table:table-cell>
          <table:table-cell office:value-type="float" office:value="3098" table:style-name="ce203">
            <text:p>3,098</text:p>
          </table:table-cell>
          <table:table-cell office:value-type="float" office:value="3620" table:style-name="ce269">
            <text:p>3,620</text:p>
          </table:table-cell>
          <table:table-cell office:value-type="float" office:value="16.849580374435114" table:style-name="ce181">
            <text:p>17</text:p>
          </table:table-cell>
          <table:table-cell table:number-columns-repeated="16369"/>
        </table:table-row>
        <table:table-row table:style-name="ro6">
          <table:table-cell office:value-type="string" table:style-name="ce123">
            <text:p>Hertfordshire<text:s/><text:span text:style-name="T3">8</text:span></text:p>
          </table:table-cell>
          <table:table-cell office:value-type="float" office:value="2808" table:style-name="ce203">
            <text:p>2,808</text:p>
          </table:table-cell>
          <table:table-cell office:value-type="float" office:value="2954" table:style-name="ce203">
            <text:p>2,954</text:p>
          </table:table-cell>
          <table:table-cell office:value-type="float" office:value="3640" table:style-name="ce203">
            <text:p>3,640</text:p>
          </table:table-cell>
          <table:table-cell office:value-type="float" office:value="4933" table:style-name="ce203">
            <text:p>4,933</text:p>
          </table:table-cell>
          <table:table-cell office:value-type="float" office:value="4660" table:style-name="ce203">
            <text:p>4,660</text:p>
          </table:table-cell>
          <table:table-cell office:value-type="float" office:value="4974" table:style-name="ce203">
            <text:p>4,974</text:p>
          </table:table-cell>
          <table:table-cell office:value-type="float" office:value="4250" table:style-name="ce203">
            <text:p>4,250</text:p>
          </table:table-cell>
          <table:table-cell office:value-type="float" office:value="4655" table:style-name="ce203">
            <text:p>4,655</text:p>
          </table:table-cell>
          <table:table-cell office:value-type="float" office:value="3640" table:style-name="ce203">
            <text:p>3,640</text:p>
          </table:table-cell>
          <table:table-cell office:value-type="float" office:value="3276" table:style-name="ce203">
            <text:p>3,276</text:p>
          </table:table-cell>
          <table:table-cell office:value-type="float" office:value="3059" table:style-name="ce203">
            <text:p>3,059</text:p>
          </table:table-cell>
          <table:table-cell office:value-type="float" office:value="3144" table:style-name="ce203">
            <text:p>3,144</text:p>
          </table:table-cell>
          <table:table-cell office:value-type="float" office:value="3399" table:style-name="ce269">
            <text:p>3,399</text:p>
          </table:table-cell>
          <table:table-cell office:value-type="float" office:value="8.1106870229007644" table:style-name="ce181">
            <text:p>8</text:p>
          </table:table-cell>
          <table:table-cell table:number-columns-repeated="16369"/>
        </table:table-row>
        <table:table-row table:style-name="ro6">
          <table:table-cell office:value-type="string" table:style-name="ce123">
            <text:p>Norfolk<text:s/><text:span text:style-name="T3">1, 2</text:span></text:p>
          </table:table-cell>
          <table:table-cell office:value-type="float" office:value="1093" table:style-name="ce203">
            <text:p>1,093</text:p>
          </table:table-cell>
          <table:table-cell office:value-type="float" office:value="1088" table:style-name="ce203">
            <text:p>1,088</text:p>
          </table:table-cell>
          <table:table-cell office:value-type="float" office:value="569" table:style-name="ce203">
            <text:p>569</text:p>
          </table:table-cell>
          <table:table-cell office:value-type="float" office:value="598" table:style-name="ce203">
            <text:p>598</text:p>
          </table:table-cell>
          <table:table-cell office:value-type="float" office:value="870" table:style-name="ce203">
            <text:p>870</text:p>
          </table:table-cell>
          <table:table-cell office:value-type="float" office:value="2100" table:style-name="ce203">
            <text:p>2,100</text:p>
          </table:table-cell>
          <table:table-cell office:value-type="float" office:value="2735" table:style-name="ce203">
            <text:p>2,735</text:p>
          </table:table-cell>
          <table:table-cell office:value-type="float" office:value="3284" table:style-name="ce203">
            <text:p>3,284</text:p>
          </table:table-cell>
          <table:table-cell office:value-type="float" office:value="2931" table:style-name="ce203">
            <text:p>2,931</text:p>
          </table:table-cell>
          <table:table-cell office:value-type="float" office:value="1767" table:style-name="ce203">
            <text:p>1,767</text:p>
          </table:table-cell>
          <table:table-cell office:value-type="float" office:value="1526" table:style-name="ce203">
            <text:p>1,526</text:p>
          </table:table-cell>
          <table:table-cell office:value-type="float" office:value="1936" table:style-name="ce203">
            <text:p>1,936</text:p>
          </table:table-cell>
          <table:table-cell office:value-type="float" office:value="2607" table:style-name="ce269">
            <text:p>2,607</text:p>
          </table:table-cell>
          <table:table-cell office:value-type="float" office:value="34.659090909090921" table:style-name="ce181">
            <text:p>35</text:p>
          </table:table-cell>
          <table:table-cell table:number-columns-repeated="16369"/>
        </table:table-row>
        <table:table-row table:style-name="ro6">
          <table:table-cell office:value-type="string" table:style-name="ce123">
            <text:p>Suffolk<text:s/><text:span text:style-name="T3">13</text:span></text:p>
          </table:table-cell>
          <table:table-cell office:value-type="float" office:value="1372" table:style-name="ce203">
            <text:p>1,372</text:p>
          </table:table-cell>
          <table:table-cell office:value-type="float" office:value="1249" table:style-name="ce203">
            <text:p>1,249</text:p>
          </table:table-cell>
          <table:table-cell office:value-type="float" office:value="1170" table:style-name="ce203">
            <text:p>1,170</text:p>
          </table:table-cell>
          <table:table-cell office:value-type="float" office:value="1014" table:style-name="ce203">
            <text:p>1,014</text:p>
          </table:table-cell>
          <table:table-cell office:value-type="float" office:value="962" table:style-name="ce203">
            <text:p>962</text:p>
          </table:table-cell>
          <table:table-cell office:value-type="float" office:value="1307" table:style-name="ce203">
            <text:p>1,307</text:p>
          </table:table-cell>
          <table:table-cell office:value-type="float" office:value="1482" table:style-name="ce203">
            <text:p>1,482</text:p>
          </table:table-cell>
          <table:table-cell office:value-type="float" office:value="1237" table:style-name="ce203">
            <text:p>1,237</text:p>
          </table:table-cell>
          <table:table-cell office:value-type="float" office:value="1172" table:style-name="ce203">
            <text:p>1,172</text:p>
          </table:table-cell>
          <table:table-cell office:value-type="float" office:value="1343" table:style-name="ce203">
            <text:p>1,343</text:p>
          </table:table-cell>
          <table:table-cell office:value-type="float" office:value="2272" table:style-name="ce203">
            <text:p>2,272</text:p>
          </table:table-cell>
          <table:table-cell office:value-type="float" office:value="3045" table:style-name="ce203">
            <text:p>3,045</text:p>
          </table:table-cell>
          <table:table-cell office:value-type="float" office:value="2770" table:style-name="ce269">
            <text:p>2,770</text:p>
          </table:table-cell>
          <table:table-cell office:value-type="float" office:value="-9.0311986863711002" table:style-name="ce181">
            <text:p>-9</text:p>
          </table:table-cell>
          <table:table-cell table:number-columns-repeated="16369"/>
        </table:table-row>
        <table:table-row table:style-name="ro6">
          <table:table-cell office:value-type="string" table:style-name="ce270">
            <text:p>Eastern Region</text:p>
          </table:table-cell>
          <table:table-cell office:value-type="float" office:value="10287" table:style-name="ce271">
            <text:p>10,287</text:p>
          </table:table-cell>
          <table:table-cell office:value-type="float" office:value="11842" table:style-name="ce271">
            <text:p>11,842</text:p>
          </table:table-cell>
          <table:table-cell office:value-type="float" office:value="13343" table:style-name="ce271">
            <text:p>13,343</text:p>
          </table:table-cell>
          <table:table-cell office:value-type="float" office:value="13237" table:style-name="ce271">
            <text:p>13,237</text:p>
          </table:table-cell>
          <table:table-cell office:value-type="float" office:value="14629" table:style-name="ce271">
            <text:p>14,629</text:p>
          </table:table-cell>
          <table:table-cell office:value-type="float" office:value="16497" table:style-name="ce271">
            <text:p>16,497</text:p>
          </table:table-cell>
          <table:table-cell office:value-type="float" office:value="15861" table:style-name="ce271">
            <text:p>15,861</text:p>
          </table:table-cell>
          <table:table-cell office:value-type="float" office:value="16723" table:style-name="ce271">
            <text:p>16,723</text:p>
          </table:table-cell>
          <table:table-cell office:value-type="float" office:value="15147" table:style-name="ce271">
            <text:p>15,147</text:p>
          </table:table-cell>
          <table:table-cell office:value-type="float" office:value="12156" table:style-name="ce271">
            <text:p>12,156</text:p>
          </table:table-cell>
          <table:table-cell office:value-type="float" office:value="13230" table:style-name="ce271">
            <text:p>13,230</text:p>
          </table:table-cell>
          <table:table-cell office:value-type="float" office:value="14294" table:style-name="ce271">
            <text:p>14,294</text:p>
          </table:table-cell>
          <table:table-cell office:value-type="float" office:value="15948" table:style-name="ce272">
            <text:p>15,948</text:p>
          </table:table-cell>
          <table:table-cell office:value-type="float" office:value="11.571288652581501" table:style-name="ce273">
            <text:p>12</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London, City of</text:p>
          </table:table-cell>
          <table:table-cell office:value-type="float" office:value="900" table:style-name="ce203">
            <text:p>900</text:p>
          </table:table-cell>
          <table:table-cell office:value-type="float" office:value="883" table:style-name="ce203">
            <text:p>883</text:p>
          </table:table-cell>
          <table:table-cell office:value-type="float" office:value="690" table:style-name="ce203">
            <text:p>690</text:p>
          </table:table-cell>
          <table:table-cell office:value-type="float" office:value="771" table:style-name="ce203">
            <text:p>771</text:p>
          </table:table-cell>
          <table:table-cell office:value-type="float" office:value="658" table:style-name="ce203">
            <text:p>658</text:p>
          </table:table-cell>
          <table:table-cell office:value-type="float" office:value="631" table:style-name="ce203">
            <text:p>631</text:p>
          </table:table-cell>
          <table:table-cell office:value-type="float" office:value="497" table:style-name="ce203">
            <text:p>497</text:p>
          </table:table-cell>
          <table:table-cell office:value-type="float" office:value="371" table:style-name="ce203">
            <text:p>371</text:p>
          </table:table-cell>
          <table:table-cell office:value-type="float" office:value="416" table:style-name="ce203">
            <text:p>416</text:p>
          </table:table-cell>
          <table:table-cell office:value-type="float" office:value="328" table:style-name="ce203">
            <text:p>328</text:p>
          </table:table-cell>
          <table:table-cell office:value-type="float" office:value="317" table:style-name="ce203">
            <text:p>317</text:p>
          </table:table-cell>
          <table:table-cell office:value-type="float" office:value="322" table:style-name="ce203">
            <text:p>322</text:p>
          </table:table-cell>
          <table:table-cell office:value-type="float" office:value="321" table:style-name="ce269">
            <text:p>321</text:p>
          </table:table-cell>
          <table:table-cell office:value-type="float" office:value="-0.31055900621117516" table:style-name="ce181">
            <text:p>0</text:p>
          </table:table-cell>
          <table:table-cell table:number-columns-repeated="16369"/>
        </table:table-row>
        <table:table-row table:style-name="ro6">
          <table:table-cell office:value-type="string" table:style-name="ce121">
            <text:p>Metropolitan Police</text:p>
          </table:table-cell>
          <table:table-cell office:value-type="float" office:value="54458" table:style-name="ce203">
            <text:p>54,458</text:p>
          </table:table-cell>
          <table:table-cell office:value-type="float" office:value="71404" table:style-name="ce203">
            <text:p>71,404</text:p>
          </table:table-cell>
          <table:table-cell office:value-type="float" office:value="76390" table:style-name="ce203">
            <text:p>76,390</text:p>
          </table:table-cell>
          <table:table-cell office:value-type="float" office:value="66511" table:style-name="ce203">
            <text:p>66,511</text:p>
          </table:table-cell>
          <table:table-cell office:value-type="float" office:value="62714" table:style-name="ce203">
            <text:p>62,714</text:p>
          </table:table-cell>
          <table:table-cell office:value-type="float" office:value="59847" table:style-name="ce203">
            <text:p>59,847</text:p>
          </table:table-cell>
          <table:table-cell office:value-type="float" office:value="49832" table:style-name="ce203">
            <text:p>49,832</text:p>
          </table:table-cell>
          <table:table-cell office:value-type="float" office:value="48772" table:style-name="ce203">
            <text:p>48,772</text:p>
          </table:table-cell>
          <table:table-cell office:value-type="float" office:value="41141" table:style-name="ce203">
            <text:p>41,141</text:p>
          </table:table-cell>
          <table:table-cell office:value-type="float" office:value="37625" table:style-name="ce203">
            <text:p>37,625</text:p>
          </table:table-cell>
          <table:table-cell office:value-type="float" office:value="33560" table:style-name="ce203">
            <text:p>33,560</text:p>
          </table:table-cell>
          <table:table-cell office:value-type="float" office:value="30716" table:style-name="ce203">
            <text:p>30,716</text:p>
          </table:table-cell>
          <table:table-cell office:value-type="float" office:value="31594" table:style-name="ce269">
            <text:p>31,594</text:p>
          </table:table-cell>
          <table:table-cell office:value-type="float" office:value="2.8584451100403641" table:style-name="ce181">
            <text:p>3</text:p>
          </table:table-cell>
          <table:table-cell table:number-columns-repeated="16369"/>
        </table:table-row>
        <table:table-row table:style-name="ro6">
          <table:table-cell office:value-type="string" table:style-name="ce270">
            <text:p>London Region</text:p>
          </table:table-cell>
          <table:table-cell office:value-type="float" office:value="55358" table:style-name="ce271">
            <text:p>55,358</text:p>
          </table:table-cell>
          <table:table-cell office:value-type="float" office:value="72287" table:style-name="ce271">
            <text:p>72,287</text:p>
          </table:table-cell>
          <table:table-cell office:value-type="float" office:value="77080" table:style-name="ce271">
            <text:p>77,080</text:p>
          </table:table-cell>
          <table:table-cell office:value-type="float" office:value="67282" table:style-name="ce271">
            <text:p>67,282</text:p>
          </table:table-cell>
          <table:table-cell office:value-type="float" office:value="63372" table:style-name="ce271">
            <text:p>63,372</text:p>
          </table:table-cell>
          <table:table-cell office:value-type="float" office:value="60478" table:style-name="ce271">
            <text:p>60,478</text:p>
          </table:table-cell>
          <table:table-cell office:value-type="float" office:value="50329" table:style-name="ce271">
            <text:p>50,329</text:p>
          </table:table-cell>
          <table:table-cell office:value-type="float" office:value="49143" table:style-name="ce271">
            <text:p>49,143</text:p>
          </table:table-cell>
          <table:table-cell office:value-type="float" office:value="41557" table:style-name="ce271">
            <text:p>41,557</text:p>
          </table:table-cell>
          <table:table-cell office:value-type="float" office:value="37953" table:style-name="ce271">
            <text:p>37,953</text:p>
          </table:table-cell>
          <table:table-cell office:value-type="float" office:value="33877" table:style-name="ce271">
            <text:p>33,877</text:p>
          </table:table-cell>
          <table:table-cell office:value-type="float" office:value="31038" table:style-name="ce271">
            <text:p>31,038</text:p>
          </table:table-cell>
          <table:table-cell office:value-type="float" office:value="31915" table:style-name="ce272">
            <text:p>31,915</text:p>
          </table:table-cell>
          <table:table-cell office:value-type="float" office:value="2.8255686577743466" table:style-name="ce273">
            <text:p>3</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Hampshire<text:s/><text:span text:style-name="T3">5</text:span></text:p>
          </table:table-cell>
          <table:table-cell office:value-type="float" office:value="1907" table:style-name="ce203">
            <text:p>1,907</text:p>
          </table:table-cell>
          <table:table-cell office:value-type="float" office:value="3786" table:style-name="ce203">
            <text:p>3,786</text:p>
          </table:table-cell>
          <table:table-cell office:value-type="float" office:value="4433" table:style-name="ce203">
            <text:p>4,433</text:p>
          </table:table-cell>
          <table:table-cell office:value-type="float" office:value="5258" table:style-name="ce203">
            <text:p>5,258</text:p>
          </table:table-cell>
          <table:table-cell office:value-type="float" office:value="5044" table:style-name="ce203">
            <text:p>5,044</text:p>
          </table:table-cell>
          <table:table-cell office:value-type="float" office:value="5465" table:style-name="ce203">
            <text:p>5,465</text:p>
          </table:table-cell>
          <table:table-cell office:value-type="float" office:value="4980" table:style-name="ce203">
            <text:p>4,980</text:p>
          </table:table-cell>
          <table:table-cell office:value-type="float" office:value="4494" table:style-name="ce203">
            <text:p>4,494</text:p>
          </table:table-cell>
          <table:table-cell office:value-type="float" office:value="3848" table:style-name="ce203">
            <text:p>3,848</text:p>
          </table:table-cell>
          <table:table-cell office:value-type="float" office:value="2965" table:style-name="ce203">
            <text:p>2,965</text:p>
          </table:table-cell>
          <table:table-cell office:value-type="float" office:value="3241" table:style-name="ce203">
            <text:p>3,241</text:p>
          </table:table-cell>
          <table:table-cell office:value-type="float" office:value="3378" table:style-name="ce203">
            <text:p>3,378</text:p>
          </table:table-cell>
          <table:table-cell office:value-type="float" office:value="3962" table:style-name="ce269">
            <text:p>3,962</text:p>
          </table:table-cell>
          <table:table-cell office:value-type="float" office:value="17.288336293664884" table:style-name="ce181">
            <text:p>17</text:p>
          </table:table-cell>
          <table:table-cell table:number-columns-repeated="16369"/>
        </table:table-row>
        <table:table-row table:style-name="ro6">
          <table:table-cell office:value-type="string" table:style-name="ce123">
            <text:p>Kent<text:s/><text:span text:style-name="T3">7,8, 10</text:span></text:p>
          </table:table-cell>
          <table:table-cell office:value-type="float" office:value="2363" table:style-name="ce203">
            <text:p>2,363</text:p>
          </table:table-cell>
          <table:table-cell office:value-type="float" office:value="2529" table:style-name="ce203">
            <text:p>2,529</text:p>
          </table:table-cell>
          <table:table-cell office:value-type="float" office:value="2404" table:style-name="ce203">
            <text:p>2,404</text:p>
          </table:table-cell>
          <table:table-cell office:value-type="float" office:value="2767" table:style-name="ce203">
            <text:p>2,767</text:p>
          </table:table-cell>
          <table:table-cell office:value-type="float" office:value="4934" table:style-name="ce203">
            <text:p>4,934</text:p>
          </table:table-cell>
          <table:table-cell office:value-type="float" office:value="4979" table:style-name="ce203">
            <text:p>4,979</text:p>
          </table:table-cell>
          <table:table-cell office:value-type="float" office:value="5316" table:style-name="ce203">
            <text:p>5,316</text:p>
          </table:table-cell>
          <table:table-cell office:value-type="float" office:value="5295" table:style-name="ce203">
            <text:p>5,295</text:p>
          </table:table-cell>
          <table:table-cell office:value-type="float" office:value="4233" table:style-name="ce203">
            <text:p>4,233</text:p>
          </table:table-cell>
          <table:table-cell office:value-type="float" office:value="3841" table:style-name="ce203">
            <text:p>3,841</text:p>
          </table:table-cell>
          <table:table-cell office:value-type="float" office:value="3403" table:style-name="ce203">
            <text:p>3,403</text:p>
          </table:table-cell>
          <table:table-cell office:value-type="float" office:value="3402" table:style-name="ce203">
            <text:p>3,402</text:p>
          </table:table-cell>
          <table:table-cell office:value-type="float" office:value="3678" table:style-name="ce269">
            <text:p>3,678</text:p>
          </table:table-cell>
          <table:table-cell office:value-type="float" office:value="8.1128747795414569" table:style-name="ce181">
            <text:p>8</text:p>
          </table:table-cell>
          <table:table-cell table:number-columns-repeated="16369"/>
        </table:table-row>
        <table:table-row table:style-name="ro6">
          <table:table-cell office:value-type="string" table:style-name="ce123">
            <text:p>Surrey<text:s/><text:span text:style-name="T3">3</text:span></text:p>
          </table:table-cell>
          <table:table-cell office:value-type="float" office:value="1499" table:style-name="ce203">
            <text:p>1,499</text:p>
          </table:table-cell>
          <table:table-cell office:value-type="float" office:value="1817" table:style-name="ce203">
            <text:p>1,817</text:p>
          </table:table-cell>
          <table:table-cell office:value-type="float" office:value="1836" table:style-name="ce203">
            <text:p>1,836</text:p>
          </table:table-cell>
          <table:table-cell office:value-type="float" office:value="1693" table:style-name="ce203">
            <text:p>1,693</text:p>
          </table:table-cell>
          <table:table-cell office:value-type="float" office:value="2040" table:style-name="ce203">
            <text:p>2,040</text:p>
          </table:table-cell>
          <table:table-cell office:value-type="float" office:value="2091" table:style-name="ce203">
            <text:p>2,091</text:p>
          </table:table-cell>
          <table:table-cell office:value-type="float" office:value="1918" table:style-name="ce203">
            <text:p>1,918</text:p>
          </table:table-cell>
          <table:table-cell office:value-type="float" office:value="1744" table:style-name="ce203">
            <text:p>1,744</text:p>
          </table:table-cell>
          <table:table-cell office:value-type="float" office:value="1584" table:style-name="ce203">
            <text:p>1,584</text:p>
          </table:table-cell>
          <table:table-cell office:value-type="float" office:value="1144" table:style-name="ce203">
            <text:p>1,144</text:p>
          </table:table-cell>
          <table:table-cell office:value-type="float" office:value="1004" table:style-name="ce203">
            <text:p>1,004</text:p>
          </table:table-cell>
          <table:table-cell office:value-type="float" office:value="1462" table:style-name="ce203">
            <text:p>1,462</text:p>
          </table:table-cell>
          <table:table-cell office:value-type="float" office:value="1694" table:style-name="ce269">
            <text:p>1,694</text:p>
          </table:table-cell>
          <table:table-cell office:value-type="float" office:value="15.868673050615589" table:style-name="ce181">
            <text:p>16</text:p>
          </table:table-cell>
          <table:table-cell table:number-columns-repeated="16369"/>
        </table:table-row>
        <table:table-row table:style-name="ro6">
          <table:table-cell office:value-type="string" table:style-name="ce123">
            <text:p>Sussex</text:p>
          </table:table-cell>
          <table:table-cell office:value-type="float" office:value="6087" table:style-name="ce203">
            <text:p>6,087</text:p>
          </table:table-cell>
          <table:table-cell office:value-type="float" office:value="7529" table:style-name="ce203">
            <text:p>7,529</text:p>
          </table:table-cell>
          <table:table-cell office:value-type="float" office:value="6141" table:style-name="ce203">
            <text:p>6,141</text:p>
          </table:table-cell>
          <table:table-cell office:value-type="float" office:value="6373" table:style-name="ce203">
            <text:p>6,373</text:p>
          </table:table-cell>
          <table:table-cell office:value-type="float" office:value="6364" table:style-name="ce203">
            <text:p>6,364</text:p>
          </table:table-cell>
          <table:table-cell office:value-type="float" office:value="6738" table:style-name="ce203">
            <text:p>6,738</text:p>
          </table:table-cell>
          <table:table-cell office:value-type="float" office:value="6415" table:style-name="ce203">
            <text:p>6,415</text:p>
          </table:table-cell>
          <table:table-cell office:value-type="float" office:value="6149" table:style-name="ce203">
            <text:p>6,149</text:p>
          </table:table-cell>
          <table:table-cell office:value-type="float" office:value="6021" table:style-name="ce203">
            <text:p>6,021</text:p>
          </table:table-cell>
          <table:table-cell office:value-type="float" office:value="5352" table:style-name="ce203">
            <text:p>5,352</text:p>
          </table:table-cell>
          <table:table-cell office:value-type="float" office:value="5555" table:style-name="ce203">
            <text:p>5,555</text:p>
          </table:table-cell>
          <table:table-cell office:value-type="float" office:value="5497" table:style-name="ce203">
            <text:p>5,497</text:p>
          </table:table-cell>
          <table:table-cell office:value-type="float" office:value="5954" table:style-name="ce269">
            <text:p>5,954</text:p>
          </table:table-cell>
          <table:table-cell office:value-type="float" office:value="8.313625613971265" table:style-name="ce181">
            <text:p>8</text:p>
          </table:table-cell>
          <table:table-cell table:number-columns-repeated="16369"/>
        </table:table-row>
        <table:table-row table:style-name="ro6">
          <table:table-cell office:value-type="string" table:style-name="ce123">
            <text:p>Thames Valley<text:s/><text:span text:style-name="T3">13</text:span></text:p>
          </table:table-cell>
          <table:table-cell office:value-type="float" office:value="7551" table:style-name="ce203">
            <text:p>7,551</text:p>
          </table:table-cell>
          <table:table-cell office:value-type="float" office:value="8167" table:style-name="ce203">
            <text:p>8,167</text:p>
          </table:table-cell>
          <table:table-cell office:value-type="float" office:value="8425" table:style-name="ce203">
            <text:p>8,425</text:p>
          </table:table-cell>
          <table:table-cell office:value-type="float" office:value="7666" table:style-name="ce203">
            <text:p>7,666</text:p>
          </table:table-cell>
          <table:table-cell office:value-type="float" office:value="7160" table:style-name="ce203">
            <text:p>7,160</text:p>
          </table:table-cell>
          <table:table-cell office:value-type="float" office:value="7269" table:style-name="ce203">
            <text:p>7,269</text:p>
          </table:table-cell>
          <table:table-cell office:value-type="float" office:value="6794" table:style-name="ce203">
            <text:p>6,794</text:p>
          </table:table-cell>
          <table:table-cell office:value-type="float" office:value="6543" table:style-name="ce203">
            <text:p>6,543</text:p>
          </table:table-cell>
          <table:table-cell office:value-type="float" office:value="3489" table:style-name="ce203">
            <text:p>3,489</text:p>
          </table:table-cell>
          <table:table-cell office:value-type="float" office:value="4405" table:style-name="ce203">
            <text:p>4,405</text:p>
          </table:table-cell>
          <table:table-cell office:value-type="float" office:value="917" table:style-name="ce203">
            <text:p>917</text:p>
          </table:table-cell>
          <table:table-cell office:value-type="float" office:value="659" table:style-name="ce203">
            <text:p>659</text:p>
          </table:table-cell>
          <table:table-cell office:value-type="float" office:value="736" table:style-name="ce269">
            <text:p>736</text:p>
          </table:table-cell>
          <table:table-cell office:value-type="float" office:value="11.684370257966625" table:style-name="ce181">
            <text:p>12</text:p>
          </table:table-cell>
          <table:table-cell table:number-columns-repeated="16369"/>
        </table:table-row>
        <table:table-row table:style-name="ro6">
          <table:table-cell office:value-type="string" table:style-name="ce270">
            <text:p>South East Region</text:p>
          </table:table-cell>
          <table:table-cell office:value-type="float" office:value="19407" table:style-name="ce271">
            <text:p>19,407</text:p>
          </table:table-cell>
          <table:table-cell office:value-type="float" office:value="23828" table:style-name="ce271">
            <text:p>23,828</text:p>
          </table:table-cell>
          <table:table-cell office:value-type="float" office:value="23239" table:style-name="ce271">
            <text:p>23,239</text:p>
          </table:table-cell>
          <table:table-cell office:value-type="float" office:value="23757" table:style-name="ce271">
            <text:p>23,757</text:p>
          </table:table-cell>
          <table:table-cell office:value-type="float" office:value="25542" table:style-name="ce271">
            <text:p>25,542</text:p>
          </table:table-cell>
          <table:table-cell office:value-type="float" office:value="26542" table:style-name="ce271">
            <text:p>26,542</text:p>
          </table:table-cell>
          <table:table-cell office:value-type="float" office:value="25423" table:style-name="ce271">
            <text:p>25,423</text:p>
          </table:table-cell>
          <table:table-cell office:value-type="float" office:value="24225" table:style-name="ce271">
            <text:p>24,225</text:p>
          </table:table-cell>
          <table:table-cell office:value-type="float" office:value="19175" table:style-name="ce271">
            <text:p>19,175</text:p>
          </table:table-cell>
          <table:table-cell office:value-type="float" office:value="17707" table:style-name="ce271">
            <text:p>17,707</text:p>
          </table:table-cell>
          <table:table-cell office:value-type="float" office:value="14120" table:style-name="ce271">
            <text:p>14,120</text:p>
          </table:table-cell>
          <table:table-cell office:value-type="float" office:value="14398" table:style-name="ce271">
            <text:p>14,398</text:p>
          </table:table-cell>
          <table:table-cell office:value-type="float" office:value="16024" table:style-name="ce272">
            <text:p>16,024</text:p>
          </table:table-cell>
          <table:table-cell office:value-type="float" office:value="11.293235171551608" table:style-name="ce273">
            <text:p>11</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Avon &amp; Somerset<text:s/><text:span text:style-name="T3">13</text:span></text:p>
          </table:table-cell>
          <table:table-cell office:value-type="float" office:value="5241" table:style-name="ce203">
            <text:p>5,241</text:p>
          </table:table-cell>
          <table:table-cell office:value-type="float" office:value="5907" table:style-name="ce203">
            <text:p>5,907</text:p>
          </table:table-cell>
          <table:table-cell office:value-type="float" office:value="6437" table:style-name="ce203">
            <text:p>6,437</text:p>
          </table:table-cell>
          <table:table-cell office:value-type="float" office:value="6383" table:style-name="ce203">
            <text:p>6,383</text:p>
          </table:table-cell>
          <table:table-cell office:value-type="float" office:value="6882" table:style-name="ce203">
            <text:p>6,882</text:p>
          </table:table-cell>
          <table:table-cell office:value-type="float" office:value="7675" table:style-name="ce203">
            <text:p>7,675</text:p>
          </table:table-cell>
          <table:table-cell office:value-type="float" office:value="7175" table:style-name="ce203">
            <text:p>7,175</text:p>
          </table:table-cell>
          <table:table-cell office:value-type="float" office:value="6076" table:style-name="ce203">
            <text:p>6,076</text:p>
          </table:table-cell>
          <table:table-cell office:value-type="float" office:value="4136" table:style-name="ce203">
            <text:p>4,136</text:p>
          </table:table-cell>
          <table:table-cell office:value-type="float" office:value="4120" table:style-name="ce203">
            <text:p>4,120</text:p>
          </table:table-cell>
          <table:table-cell office:value-type="float" office:value="3783" table:style-name="ce203">
            <text:p>3,783</text:p>
          </table:table-cell>
          <table:table-cell office:value-type="float" office:value="3109" table:style-name="ce203">
            <text:p>3,109</text:p>
          </table:table-cell>
          <table:table-cell office:value-type="float" office:value="4324" table:style-name="ce269">
            <text:p>4,324</text:p>
          </table:table-cell>
          <table:table-cell office:value-type="float" office:value="39.080090061112905" table:style-name="ce181">
            <text:p>39</text:p>
          </table:table-cell>
          <table:table-cell table:number-columns-repeated="16369"/>
        </table:table-row>
        <table:table-row table:style-name="ro6">
          <table:table-cell office:value-type="string" table:style-name="ce123">
            <text:p>Devon &amp; Cornwall<text:s/><text:span text:style-name="T3">2</text:span></text:p>
          </table:table-cell>
          <table:table-cell office:value-type="float" office:value="4874" table:style-name="ce203">
            <text:p>4,874</text:p>
          </table:table-cell>
          <table:table-cell office:value-type="float" office:value="4640" table:style-name="ce203">
            <text:p>4,640</text:p>
          </table:table-cell>
          <table:table-cell office:value-type="float" office:value="4057" table:style-name="ce203">
            <text:p>4,057</text:p>
          </table:table-cell>
          <table:table-cell office:value-type="float" office:value="2823" table:style-name="ce203">
            <text:p>2,823</text:p>
          </table:table-cell>
          <table:table-cell office:value-type="float" office:value="2884" table:style-name="ce203">
            <text:p>2,884</text:p>
          </table:table-cell>
          <table:table-cell office:value-type="float" office:value="4488" table:style-name="ce203">
            <text:p>4,488</text:p>
          </table:table-cell>
          <table:table-cell office:value-type="float" office:value="4523" table:style-name="ce203">
            <text:p>4,523</text:p>
          </table:table-cell>
          <table:table-cell office:value-type="float" office:value="3901" table:style-name="ce203">
            <text:p>3,901</text:p>
          </table:table-cell>
          <table:table-cell office:value-type="float" office:value="3232" table:style-name="ce203">
            <text:p>3,232</text:p>
          </table:table-cell>
          <table:table-cell office:value-type="float" office:value="2582" table:style-name="ce203">
            <text:p>2,582</text:p>
          </table:table-cell>
          <table:table-cell office:value-type="float" office:value="4360" table:style-name="ce203">
            <text:p>4,360</text:p>
          </table:table-cell>
          <table:table-cell office:value-type="float" office:value="4078" table:style-name="ce203">
            <text:p>4,078</text:p>
          </table:table-cell>
          <table:table-cell office:value-type="float" office:value="4521" table:style-name="ce269">
            <text:p>4,521</text:p>
          </table:table-cell>
          <table:table-cell office:value-type="float" office:value="10.863168219715558" table:style-name="ce181">
            <text:p>11</text:p>
          </table:table-cell>
          <table:table-cell table:number-columns-repeated="16369"/>
        </table:table-row>
        <table:table-row table:style-name="ro6">
          <table:table-cell office:value-type="string" table:style-name="ce123">
            <text:p>Dorset<text:s/><text:span text:style-name="T3">6</text:span></text:p>
          </table:table-cell>
          <table:table-cell office:value-type="float" office:value="1541" table:style-name="ce203">
            <text:p>1,541</text:p>
          </table:table-cell>
          <table:table-cell office:value-type="float" office:value="1721" table:style-name="ce203">
            <text:p>1,721</text:p>
          </table:table-cell>
          <table:table-cell office:value-type="float" office:value="1873" table:style-name="ce203">
            <text:p>1,873</text:p>
          </table:table-cell>
          <table:table-cell office:value-type="float" office:value="1903" table:style-name="ce203">
            <text:p>1,903</text:p>
          </table:table-cell>
          <table:table-cell office:value-type="float" office:value="1952" table:style-name="ce203">
            <text:p>1,952</text:p>
          </table:table-cell>
          <table:table-cell office:value-type="float" office:value="2103" table:style-name="ce203">
            <text:p>2,103</text:p>
          </table:table-cell>
          <table:table-cell office:value-type="float" office:value="2066" table:style-name="ce203">
            <text:p>2,066</text:p>
          </table:table-cell>
          <table:table-cell office:value-type="float" office:value="1887" table:style-name="ce203">
            <text:p>1,887</text:p>
          </table:table-cell>
          <table:table-cell office:value-type="float" office:value="1885" table:style-name="ce203">
            <text:p>1,885</text:p>
          </table:table-cell>
          <table:table-cell office:value-type="float" office:value="2206" table:style-name="ce203">
            <text:p>2,206</text:p>
          </table:table-cell>
          <table:table-cell office:value-type="float" office:value="1768" table:style-name="ce203">
            <text:p>1,768</text:p>
          </table:table-cell>
          <table:table-cell office:value-type="float" office:value="1989" table:style-name="ce203">
            <text:p>1,989</text:p>
          </table:table-cell>
          <table:table-cell office:value-type="float" office:value="2097" table:style-name="ce269">
            <text:p>2,097</text:p>
          </table:table-cell>
          <table:table-cell office:value-type="float" office:value="5.4298642533936681" table:style-name="ce181">
            <text:p>5</text:p>
          </table:table-cell>
          <table:table-cell table:number-columns-repeated="16369"/>
        </table:table-row>
        <table:table-row table:style-name="ro6">
          <table:table-cell office:value-type="string" table:style-name="ce123">
            <text:p>Gloucestershire</text:p>
          </table:table-cell>
          <table:table-cell office:value-type="float" office:value="1343" table:style-name="ce203">
            <text:p>1,343</text:p>
          </table:table-cell>
          <table:table-cell office:value-type="float" office:value="1811" table:style-name="ce203">
            <text:p>1,811</text:p>
          </table:table-cell>
          <table:table-cell office:value-type="float" office:value="2308" table:style-name="ce203">
            <text:p>2,308</text:p>
          </table:table-cell>
          <table:table-cell office:value-type="float" office:value="2322" table:style-name="ce203">
            <text:p>2,322</text:p>
          </table:table-cell>
          <table:table-cell office:value-type="float" office:value="1976" table:style-name="ce203">
            <text:p>1,976</text:p>
          </table:table-cell>
          <table:table-cell office:value-type="float" office:value="2096" table:style-name="ce203">
            <text:p>2,096</text:p>
          </table:table-cell>
          <table:table-cell office:value-type="float" office:value="2158" table:style-name="ce203">
            <text:p>2,158</text:p>
          </table:table-cell>
          <table:table-cell office:value-type="float" office:value="1705" table:style-name="ce203">
            <text:p>1,705</text:p>
          </table:table-cell>
          <table:table-cell office:value-type="float" office:value="1431" table:style-name="ce203">
            <text:p>1,431</text:p>
          </table:table-cell>
          <table:table-cell office:value-type="float" office:value="1392" table:style-name="ce203">
            <text:p>1,392</text:p>
          </table:table-cell>
          <table:table-cell office:value-type="float" office:value="1381" table:style-name="ce203">
            <text:p>1,381</text:p>
          </table:table-cell>
          <table:table-cell office:value-type="float" office:value="1391" table:style-name="ce203">
            <text:p>1,391</text:p>
          </table:table-cell>
          <table:table-cell office:value-type="float" office:value="1177" table:style-name="ce269">
            <text:p>1,177</text:p>
          </table:table-cell>
          <table:table-cell office:value-type="float" office:value="-15.384615384615385" table:style-name="ce181">
            <text:p>-15</text:p>
          </table:table-cell>
          <table:table-cell table:number-columns-repeated="16369"/>
        </table:table-row>
        <table:table-row table:style-name="ro6">
          <table:table-cell office:value-type="string" table:style-name="ce123">
            <text:p>Wiltshire</text:p>
          </table:table-cell>
          <table:table-cell office:value-type="float" office:value="707" table:style-name="ce203">
            <text:p>707</text:p>
          </table:table-cell>
          <table:table-cell office:value-type="float" office:value="569" table:style-name="ce203">
            <text:p>569</text:p>
          </table:table-cell>
          <table:table-cell office:value-type="float" office:value="972" table:style-name="ce203">
            <text:p>972</text:p>
          </table:table-cell>
          <table:table-cell office:value-type="float" office:value="1138" table:style-name="ce203">
            <text:p>1,138</text:p>
          </table:table-cell>
          <table:table-cell office:value-type="float" office:value="1354" table:style-name="ce203">
            <text:p>1,354</text:p>
          </table:table-cell>
          <table:table-cell office:value-type="float" office:value="1698" table:style-name="ce203">
            <text:p>1,698</text:p>
          </table:table-cell>
          <table:table-cell office:value-type="float" office:value="1688" table:style-name="ce203">
            <text:p>1,688</text:p>
          </table:table-cell>
          <table:table-cell office:value-type="float" office:value="1733" table:style-name="ce203">
            <text:p>1,733</text:p>
          </table:table-cell>
          <table:table-cell office:value-type="float" office:value="1092" table:style-name="ce203">
            <text:p>1,092</text:p>
          </table:table-cell>
          <table:table-cell office:value-type="float" office:value="1530" table:style-name="ce203">
            <text:p>1,530</text:p>
          </table:table-cell>
          <table:table-cell office:value-type="float" office:value="2306" table:style-name="ce203">
            <text:p>2,306</text:p>
          </table:table-cell>
          <table:table-cell office:value-type="float" office:value="948" table:style-name="ce203">
            <text:p>948</text:p>
          </table:table-cell>
          <table:table-cell office:value-type="float" office:value="1514" table:style-name="ce269">
            <text:p>1,514</text:p>
          </table:table-cell>
          <table:table-cell office:value-type="float" office:value="59.704641350210963" table:style-name="ce181">
            <text:p>60</text:p>
          </table:table-cell>
          <table:table-cell table:number-columns-repeated="16369"/>
        </table:table-row>
        <table:table-row table:style-name="ro6">
          <table:table-cell office:value-type="string" table:style-name="ce270">
            <text:p>South West Region</text:p>
          </table:table-cell>
          <table:table-cell office:value-type="float" office:value="13706" table:style-name="ce271">
            <text:p>13,706</text:p>
          </table:table-cell>
          <table:table-cell office:value-type="float" office:value="14648" table:style-name="ce271">
            <text:p>14,648</text:p>
          </table:table-cell>
          <table:table-cell office:value-type="float" office:value="15647" table:style-name="ce271">
            <text:p>15,647</text:p>
          </table:table-cell>
          <table:table-cell office:value-type="float" office:value="14569" table:style-name="ce271">
            <text:p>14,569</text:p>
          </table:table-cell>
          <table:table-cell office:value-type="float" office:value="15048" table:style-name="ce271">
            <text:p>15,048</text:p>
          </table:table-cell>
          <table:table-cell office:value-type="float" office:value="18060" table:style-name="ce271">
            <text:p>18,060</text:p>
          </table:table-cell>
          <table:table-cell office:value-type="float" office:value="17610" table:style-name="ce271">
            <text:p>17,610</text:p>
          </table:table-cell>
          <table:table-cell office:value-type="float" office:value="15302" table:style-name="ce271">
            <text:p>15,302</text:p>
          </table:table-cell>
          <table:table-cell office:value-type="float" office:value="11776" table:style-name="ce271">
            <text:p>11,776</text:p>
          </table:table-cell>
          <table:table-cell office:value-type="float" office:value="11830" table:style-name="ce271">
            <text:p>11,830</text:p>
          </table:table-cell>
          <table:table-cell office:value-type="float" office:value="13598" table:style-name="ce271">
            <text:p>13,598</text:p>
          </table:table-cell>
          <table:table-cell office:value-type="float" office:value="11515" table:style-name="ce271">
            <text:p>11,515</text:p>
          </table:table-cell>
          <table:table-cell office:value-type="float" office:value="13633" table:style-name="ce272">
            <text:p>13,633</text:p>
          </table:table-cell>
          <table:table-cell office:value-type="float" office:value="18.39339991315676" table:style-name="ce273">
            <text:p>18</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270">
            <text:p>England police total</text:p>
          </table:table-cell>
          <table:table-cell office:value-type="float" office:value="167022" table:style-name="ce271">
            <text:p>167,022</text:p>
          </table:table-cell>
          <table:table-cell office:value-type="float" office:value="193338" table:style-name="ce271">
            <text:p>193,338</text:p>
          </table:table-cell>
          <table:table-cell office:value-type="float" office:value="214305" table:style-name="ce271">
            <text:p>214,305</text:p>
          </table:table-cell>
          <table:table-cell office:value-type="float" office:value="201297" table:style-name="ce271">
            <text:p>201,297</text:p>
          </table:table-cell>
          <table:table-cell office:value-type="float" office:value="191308" table:style-name="ce271">
            <text:p>191,308</text:p>
          </table:table-cell>
          <table:table-cell office:value-type="float" office:value="198166" table:style-name="ce271">
            <text:p>198,166</text:p>
          </table:table-cell>
          <table:table-cell office:value-type="float" office:value="179552" table:style-name="ce271">
            <text:p>179,552</text:p>
          </table:table-cell>
          <table:table-cell office:value-type="float" office:value="173011" table:style-name="ce271">
            <text:p>173,011</text:p>
          </table:table-cell>
          <table:table-cell office:value-type="float" office:value="148680" table:style-name="ce271">
            <text:p>148,680</text:p>
          </table:table-cell>
          <table:table-cell office:value-type="float" office:value="132550" table:style-name="ce271">
            <text:p>132,550</text:p>
          </table:table-cell>
          <table:table-cell office:value-type="float" office:value="123388" table:style-name="ce271">
            <text:p>123,388</text:p>
          </table:table-cell>
          <table:table-cell office:value-type="float" office:value="121148" table:style-name="ce271">
            <text:p>121,148</text:p>
          </table:table-cell>
          <table:table-cell office:value-type="float" office:value="134456" table:style-name="ce272">
            <text:p>134,456</text:p>
          </table:table-cell>
          <table:table-cell office:value-type="float" office:value="10.984911017928489" table:style-name="ce273">
            <text:p>11</text:p>
          </table:table-cell>
          <table:table-cell table:number-columns-repeated="16369"/>
        </table:table-row>
        <table:table-row table:style-name="ro6">
          <table:table-cell table:style-name="ce123"/>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123">
            <text:p>Dyfed-Powys</text:p>
          </table:table-cell>
          <table:table-cell office:value-type="float" office:value="2359" table:style-name="ce203">
            <text:p>2,359</text:p>
          </table:table-cell>
          <table:table-cell office:value-type="float" office:value="2181" table:style-name="ce203">
            <text:p>2,181</text:p>
          </table:table-cell>
          <table:table-cell office:value-type="float" office:value="2237" table:style-name="ce203">
            <text:p>2,237</text:p>
          </table:table-cell>
          <table:table-cell office:value-type="float" office:value="2630" table:style-name="ce203">
            <text:p>2,630</text:p>
          </table:table-cell>
          <table:table-cell office:value-type="float" office:value="2876" table:style-name="ce203">
            <text:p>2,876</text:p>
          </table:table-cell>
          <table:table-cell office:value-type="float" office:value="3354" table:style-name="ce203">
            <text:p>3,354</text:p>
          </table:table-cell>
          <table:table-cell office:value-type="float" office:value="3358" table:style-name="ce203">
            <text:p>3,358</text:p>
          </table:table-cell>
          <table:table-cell office:value-type="float" office:value="3192" table:style-name="ce203">
            <text:p>3,192</text:p>
          </table:table-cell>
          <table:table-cell office:value-type="float" office:value="2749" table:style-name="ce203">
            <text:p>2,749</text:p>
          </table:table-cell>
          <table:table-cell office:value-type="float" office:value="2416" table:style-name="ce203">
            <text:p>2,416</text:p>
          </table:table-cell>
          <table:table-cell office:value-type="float" office:value="1969" table:style-name="ce203">
            <text:p>1,969</text:p>
          </table:table-cell>
          <table:table-cell office:value-type="float" office:value="1798" table:style-name="ce203">
            <text:p>1,798</text:p>
          </table:table-cell>
          <table:table-cell office:value-type="float" office:value="2032" table:style-name="ce269">
            <text:p>2,032</text:p>
          </table:table-cell>
          <table:table-cell office:value-type="float" office:value="13.014460511679648" table:style-name="ce181">
            <text:p>13</text:p>
          </table:table-cell>
          <table:table-cell table:number-columns-repeated="16369"/>
        </table:table-row>
        <table:table-row table:style-name="ro6">
          <table:table-cell office:value-type="string" table:style-name="ce123">
            <text:p>Gwent<text:s/><text:span text:style-name="T3">4</text:span></text:p>
          </table:table-cell>
          <table:table-cell office:value-type="float" office:value="1815" table:style-name="ce203">
            <text:p>1,815</text:p>
          </table:table-cell>
          <table:table-cell office:value-type="float" office:value="2020" table:style-name="ce203">
            <text:p>2,020</text:p>
          </table:table-cell>
          <table:table-cell office:value-type="float" office:value="2302" table:style-name="ce203">
            <text:p>2,302</text:p>
          </table:table-cell>
          <table:table-cell office:value-type="float" office:value="2107" table:style-name="ce203">
            <text:p>2,107</text:p>
          </table:table-cell>
          <table:table-cell office:value-type="float" office:value="2268" table:style-name="ce203">
            <text:p>2,268</text:p>
          </table:table-cell>
          <table:table-cell office:value-type="float" office:value="2489" table:style-name="ce203">
            <text:p>2,489</text:p>
          </table:table-cell>
          <table:table-cell office:value-type="float" office:value="2301" table:style-name="ce203">
            <text:p>2,301</text:p>
          </table:table-cell>
          <table:table-cell office:value-type="float" office:value="2046" table:style-name="ce203">
            <text:p>2,046</text:p>
          </table:table-cell>
          <table:table-cell office:value-type="float" office:value="1285" table:style-name="ce203">
            <text:p>1,285</text:p>
          </table:table-cell>
          <table:table-cell office:value-type="float" office:value="1281" table:style-name="ce203">
            <text:p>1,281</text:p>
          </table:table-cell>
          <table:table-cell office:value-type="float" office:value="1079" table:style-name="ce203">
            <text:p>1,079</text:p>
          </table:table-cell>
          <table:table-cell office:value-type="float" office:value="997" table:style-name="ce203">
            <text:p>997</text:p>
          </table:table-cell>
          <table:table-cell office:value-type="float" office:value="1015" table:style-name="ce269">
            <text:p>1,015</text:p>
          </table:table-cell>
          <table:table-cell office:value-type="float" office:value="1.8054162487462388" table:style-name="ce181">
            <text:p>2</text:p>
          </table:table-cell>
          <table:table-cell table:number-columns-repeated="16369"/>
        </table:table-row>
        <table:table-row table:style-name="ro6">
          <table:table-cell office:value-type="string" table:style-name="ce123">
            <text:p>North Wales</text:p>
          </table:table-cell>
          <table:table-cell office:value-type="float" office:value="1920" table:style-name="ce203">
            <text:p>1,920</text:p>
          </table:table-cell>
          <table:table-cell office:value-type="float" office:value="2374" table:style-name="ce203">
            <text:p>2,374</text:p>
          </table:table-cell>
          <table:table-cell office:value-type="float" office:value="2531" table:style-name="ce203">
            <text:p>2,531</text:p>
          </table:table-cell>
          <table:table-cell office:value-type="float" office:value="2441" table:style-name="ce203">
            <text:p>2,441</text:p>
          </table:table-cell>
          <table:table-cell office:value-type="float" office:value="2181" table:style-name="ce203">
            <text:p>2,181</text:p>
          </table:table-cell>
          <table:table-cell office:value-type="float" office:value="1744" table:style-name="ce203">
            <text:p>1,744</text:p>
          </table:table-cell>
          <table:table-cell office:value-type="float" office:value="1571" table:style-name="ce203">
            <text:p>1,571</text:p>
          </table:table-cell>
          <table:table-cell office:value-type="float" office:value="1743" table:style-name="ce203">
            <text:p>1,743</text:p>
          </table:table-cell>
          <table:table-cell office:value-type="float" office:value="1676" table:style-name="ce203">
            <text:p>1,676</text:p>
          </table:table-cell>
          <table:table-cell office:value-type="float" office:value="1389" table:style-name="ce203">
            <text:p>1,389</text:p>
          </table:table-cell>
          <table:table-cell office:value-type="float" office:value="1083" table:style-name="ce203">
            <text:p>1,083</text:p>
          </table:table-cell>
          <table:table-cell office:value-type="float" office:value="1189" table:style-name="ce203">
            <text:p>1,189</text:p>
          </table:table-cell>
          <table:table-cell office:value-type="float" office:value="2034" table:style-name="ce269">
            <text:p>2,034</text:p>
          </table:table-cell>
          <table:table-cell office:value-type="float" office:value="71.068124474348181" table:style-name="ce181">
            <text:p>71</text:p>
          </table:table-cell>
          <table:table-cell table:number-columns-repeated="16369"/>
        </table:table-row>
        <table:table-row table:style-name="ro6">
          <table:table-cell office:value-type="string" table:style-name="ce123">
            <text:p>South Wales</text:p>
          </table:table-cell>
          <table:table-cell office:value-type="float" office:value="4607" table:style-name="ce203">
            <text:p>4,607</text:p>
          </table:table-cell>
          <table:table-cell office:value-type="float" office:value="6554" table:style-name="ce203">
            <text:p>6,554</text:p>
          </table:table-cell>
          <table:table-cell office:value-type="float" office:value="6720" table:style-name="ce203">
            <text:p>6,720</text:p>
          </table:table-cell>
          <table:table-cell office:value-type="float" office:value="6245" table:style-name="ce203">
            <text:p>6,245</text:p>
          </table:table-cell>
          <table:table-cell office:value-type="float" office:value="6029" table:style-name="ce203">
            <text:p>6,029</text:p>
          </table:table-cell>
          <table:table-cell office:value-type="float" office:value="5801" table:style-name="ce203">
            <text:p>5,801</text:p>
          </table:table-cell>
          <table:table-cell office:value-type="float" office:value="5109" table:style-name="ce203">
            <text:p>5,109</text:p>
          </table:table-cell>
          <table:table-cell office:value-type="float" office:value="4642" table:style-name="ce203">
            <text:p>4,642</text:p>
          </table:table-cell>
          <table:table-cell office:value-type="float" office:value="4365" table:style-name="ce203">
            <text:p>4,365</text:p>
          </table:table-cell>
          <table:table-cell office:value-type="float" office:value="4144" table:style-name="ce203">
            <text:p>4,144</text:p>
          </table:table-cell>
          <table:table-cell office:value-type="float" office:value="3628" table:style-name="ce203">
            <text:p>3,628</text:p>
          </table:table-cell>
          <table:table-cell office:value-type="float" office:value="3509" table:style-name="ce203">
            <text:p>3,509</text:p>
          </table:table-cell>
          <table:table-cell office:value-type="float" office:value="4223" table:style-name="ce269">
            <text:p>4,223</text:p>
          </table:table-cell>
          <table:table-cell office:value-type="float" office:value="20.347677400968944" table:style-name="ce181">
            <text:p>20</text:p>
          </table:table-cell>
          <table:table-cell table:number-columns-repeated="16369"/>
        </table:table-row>
        <table:table-row table:style-name="ro6">
          <table:table-cell office:value-type="string" table:style-name="ce270">
            <text:p>Wales<text:s/></text:p>
          </table:table-cell>
          <table:table-cell office:value-type="float" office:value="10701" table:style-name="ce271">
            <text:p>10,701</text:p>
          </table:table-cell>
          <table:table-cell office:value-type="float" office:value="13129" table:style-name="ce271">
            <text:p>13,129</text:p>
          </table:table-cell>
          <table:table-cell office:value-type="float" office:value="13790" table:style-name="ce271">
            <text:p>13,790</text:p>
          </table:table-cell>
          <table:table-cell office:value-type="float" office:value="13423" table:style-name="ce271">
            <text:p>13,423</text:p>
          </table:table-cell>
          <table:table-cell office:value-type="float" office:value="13354" table:style-name="ce271">
            <text:p>13,354</text:p>
          </table:table-cell>
          <table:table-cell office:value-type="float" office:value="13388" table:style-name="ce271">
            <text:p>13,388</text:p>
          </table:table-cell>
          <table:table-cell office:value-type="float" office:value="12339" table:style-name="ce271">
            <text:p>12,339</text:p>
          </table:table-cell>
          <table:table-cell office:value-type="float" office:value="11623" table:style-name="ce271">
            <text:p>11,623</text:p>
          </table:table-cell>
          <table:table-cell office:value-type="float" office:value="10075" table:style-name="ce271">
            <text:p>10,075</text:p>
          </table:table-cell>
          <table:table-cell office:value-type="float" office:value="9230" table:style-name="ce271">
            <text:p>9,230</text:p>
          </table:table-cell>
          <table:table-cell office:value-type="float" office:value="7759" table:style-name="ce271">
            <text:p>7,759</text:p>
          </table:table-cell>
          <table:table-cell office:value-type="float" office:value="7493" table:style-name="ce271">
            <text:p>7,493</text:p>
          </table:table-cell>
          <table:table-cell office:value-type="float" office:value="9304" table:style-name="ce272">
            <text:p>9,304</text:p>
          </table:table-cell>
          <table:table-cell office:value-type="float" office:value="24.169224609635663" table:style-name="ce273">
            <text:p>24</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270">
            <text:p>British Transport Police</text:p>
          </table:table-cell>
          <table:table-cell office:value-type="float" office:value="2688" table:style-name="ce271">
            <text:p>2,688</text:p>
          </table:table-cell>
          <table:table-cell office:value-type="float" office:value="3805" table:style-name="ce271">
            <text:p>3,805</text:p>
          </table:table-cell>
          <table:table-cell office:value-type="float" office:value="5698" table:style-name="ce271">
            <text:p>5,698</text:p>
          </table:table-cell>
          <table:table-cell office:value-type="float" office:value="5733" table:style-name="ce271">
            <text:p>5,733</text:p>
          </table:table-cell>
          <table:table-cell office:value-type="float" office:value="4170" table:style-name="ce271">
            <text:p>4,170</text:p>
          </table:table-cell>
          <table:table-cell office:value-type="float" office:value="3563" table:style-name="ce271">
            <text:p>3,563</text:p>
          </table:table-cell>
          <table:table-cell office:value-type="float" office:value="3294" table:style-name="ce271">
            <text:p>3,294</text:p>
          </table:table-cell>
          <table:table-cell office:value-type="float" office:value="3865" table:style-name="ce271">
            <text:p>3,865</text:p>
          </table:table-cell>
          <table:table-cell office:value-type="float" office:value="2178" table:style-name="ce271">
            <text:p>2,178</text:p>
          </table:table-cell>
          <table:table-cell office:value-type="float" office:value="1468" table:style-name="ce271">
            <text:p>1,468</text:p>
          </table:table-cell>
          <table:table-cell office:value-type="float" office:value="1136" table:style-name="ce271">
            <text:p>1,136</text:p>
          </table:table-cell>
          <table:table-cell office:value-type="float" office:value="1299" table:style-name="ce271">
            <text:p>1,299</text:p>
          </table:table-cell>
          <table:table-cell office:value-type="float" office:value="438" table:style-name="ce269">
            <text:p>438</text:p>
          </table:table-cell>
          <table:table-cell office:value-type="float" office:value="-66.281755196304843" table:style-name="ce273">
            <text:p>-66</text:p>
          </table:table-cell>
          <table:table-cell table:number-columns-repeated="16369"/>
        </table:table-row>
        <table:table-row table:style-name="ro6">
          <table:table-cell table:style-name="ce270"/>
          <table:table-cell table:number-columns-repeated="12" table:style-name="ce203"/>
          <table:table-cell table:style-name="ce269"/>
          <table:table-cell table:style-name="ce181"/>
          <table:table-cell table:number-columns-repeated="16369"/>
        </table:table-row>
        <table:table-row table:style-name="ro6">
          <table:table-cell office:value-type="string" table:style-name="ce270">
            <text:p>Total police</text:p>
          </table:table-cell>
          <table:table-cell office:value-type="float" office:value="180411" table:style-name="ce271">
            <text:p>180,411</text:p>
          </table:table-cell>
          <table:table-cell office:value-type="float" office:value="210272" table:style-name="ce271">
            <text:p>210,272</text:p>
          </table:table-cell>
          <table:table-cell office:value-type="float" office:value="233793" table:style-name="ce271">
            <text:p>233,793</text:p>
          </table:table-cell>
          <table:table-cell office:value-type="float" office:value="220453" table:style-name="ce271">
            <text:p>220,453</text:p>
          </table:table-cell>
          <table:table-cell office:value-type="float" office:value="208832" table:style-name="ce271">
            <text:p>208,832</text:p>
          </table:table-cell>
          <table:table-cell office:value-type="float" office:value="215117" table:style-name="ce271">
            <text:p>215,117</text:p>
          </table:table-cell>
          <table:table-cell office:value-type="float" office:value="195185" table:style-name="ce271">
            <text:p>195,185</text:p>
          </table:table-cell>
          <table:table-cell office:value-type="float" office:value="188499" table:style-name="ce271">
            <text:p>188,499</text:p>
          </table:table-cell>
          <table:table-cell office:value-type="float" office:value="160933" table:style-name="ce271">
            <text:p>160,933</text:p>
          </table:table-cell>
          <table:table-cell office:value-type="float" office:value="143248" table:style-name="ce271">
            <text:p>143,248</text:p>
          </table:table-cell>
          <table:table-cell office:value-type="float" office:value="132283" table:style-name="ce271">
            <text:p>132,283</text:p>
          </table:table-cell>
          <table:table-cell office:value-type="float" office:value="129940" table:style-name="ce271">
            <text:p>129,940</text:p>
          </table:table-cell>
          <table:table-cell office:value-type="float" office:value="144198" table:style-name="ce272">
            <text:p>144,198</text:p>
          </table:table-cell>
          <table:table-cell office:value-type="float" office:value="10.97275665691857" table:style-name="ce273">
            <text:p>11</text:p>
          </table:table-cell>
          <table:table-cell table:number-columns-repeated="16369"/>
        </table:table-row>
        <table:table-row table:style-name="ro6">
          <table:table-cell table:style-name="ce123"/>
          <table:table-cell table:number-columns-repeated="12" table:style-name="ce203"/>
          <table:table-cell table:style-name="ce269"/>
          <table:table-cell table:style-name="ce113"/>
          <table:table-cell table:number-columns-repeated="16369"/>
        </table:table-row>
        <table:table-row table:style-name="ro6">
          <table:table-cell office:value-type="string" table:style-name="ce274">
            <text:p>Border Force<text:s/><text:span text:style-name="T2">11, 12</text:span></text:p>
          </table:table-cell>
          <table:table-cell office:value-type="float" office:value="6516" table:style-name="ce203">
            <text:p>6,516</text:p>
          </table:table-cell>
          <table:table-cell office:value-type="float" office:value="6588" table:style-name="ce203">
            <text:p>6,588</text:p>
          </table:table-cell>
          <table:table-cell office:value-type="float" office:value="7680" table:style-name="ce203">
            <text:p>7,680</text:p>
          </table:table-cell>
          <table:table-cell office:value-type="float" office:value="3948" table:style-name="ce203">
            <text:p>3,948</text:p>
          </table:table-cell>
          <table:table-cell office:value-type="float" office:value="3954" table:style-name="ce203">
            <text:p>3,954</text:p>
          </table:table-cell>
          <table:table-cell office:value-type="float" office:value="3588" table:style-name="ce203">
            <text:p>3,588</text:p>
          </table:table-cell>
          <table:table-cell office:value-type="float" office:value="5695" table:style-name="ce203">
            <text:p>5,695</text:p>
          </table:table-cell>
          <table:table-cell office:value-type="float" office:value="5847" table:style-name="ce203">
            <text:p>5,847</text:p>
          </table:table-cell>
          <table:table-cell office:value-type="float" office:value="6199" table:style-name="ce203">
            <text:p>6,199</text:p>
          </table:table-cell>
          <table:table-cell office:value-type="float" office:value="5366" table:style-name="ce203">
            <text:p>5,366</text:p>
          </table:table-cell>
          <table:table-cell office:value-type="float" office:value="6736" table:style-name="ce203">
            <text:p>6,736</text:p>
          </table:table-cell>
          <table:table-cell office:value-type="float" office:value="6499" table:style-name="ce203">
            <text:p>6,499</text:p>
          </table:table-cell>
          <table:table-cell office:value-type="float" office:value="8937" table:style-name="ce269">
            <text:p>8,937</text:p>
          </table:table-cell>
          <table:table-cell office:value-type="float" office:value="37.513463609786115" table:style-name="ce181">
            <text:p>38</text:p>
          </table:table-cell>
          <table:table-cell table:number-columns-repeated="16369"/>
        </table:table-row>
        <table:table-row table:style-name="ro6">
          <table:table-cell table:style-name="ce123"/>
          <table:table-cell table:number-columns-repeated="12" table:style-name="ce203"/>
          <table:table-cell table:style-name="ce269"/>
          <table:table-cell table:style-name="ce113"/>
          <table:table-cell table:number-columns-repeated="16369"/>
        </table:table-row>
        <table:table-row table:style-name="ro6">
          <table:table-cell office:value-type="string" table:style-name="ce275">
            <text:p>TOTAL ENGLAND AND WALES</text:p>
          </table:table-cell>
          <table:table-cell office:value-type="float" office:value="186927" table:style-name="ce276">
            <text:p>186,927</text:p>
          </table:table-cell>
          <table:table-cell office:value-type="float" office:value="216860" table:style-name="ce276">
            <text:p>216,860</text:p>
          </table:table-cell>
          <table:table-cell office:value-type="float" office:value="241473" table:style-name="ce276">
            <text:p>241,473</text:p>
          </table:table-cell>
          <table:table-cell office:value-type="float" office:value="224401" table:style-name="ce276">
            <text:p>224,401</text:p>
          </table:table-cell>
          <table:table-cell office:value-type="float" office:value="212786" table:style-name="ce276">
            <text:p>212,786</text:p>
          </table:table-cell>
          <table:table-cell office:value-type="float" office:value="218705" table:style-name="ce276">
            <text:p>218,705</text:p>
          </table:table-cell>
          <table:table-cell office:value-type="float" office:value="200880" table:style-name="ce276">
            <text:p>200,880</text:p>
          </table:table-cell>
          <table:table-cell office:value-type="float" office:value="194346" table:style-name="ce276">
            <text:p>194,346</text:p>
          </table:table-cell>
          <table:table-cell office:value-type="float" office:value="167132" table:style-name="ce276">
            <text:p>167,132</text:p>
          </table:table-cell>
          <table:table-cell office:value-type="float" office:value="148614" table:style-name="ce276">
            <text:p>148,614</text:p>
          </table:table-cell>
          <table:table-cell office:value-type="float" office:value="139019" table:style-name="ce276">
            <text:p>139,019</text:p>
          </table:table-cell>
          <table:table-cell office:value-type="float" office:value="136439" table:style-name="ce276">
            <text:p>136,439</text:p>
          </table:table-cell>
          <table:table-cell office:value-type="float" office:value="153135" table:style-name="ce277">
            <text:p>153,135</text:p>
          </table:table-cell>
          <table:table-cell office:value-type="float" office:value="12.236970367710121" table:style-name="ce278">
            <text:p>12</text:p>
          </table:table-cell>
          <table:table-cell table:number-columns-repeated="16369"/>
        </table:table-row>
        <table:table-row table:style-name="ro13">
          <table:table-cell office:value-type="string" table:number-columns-spanned="15" table:number-rows-spanned="1" table:style-name="ce281">
            <text:p>1. 2008/09 figures from Norfolk cover a ten month period only.<text:s/></text:p>
          </table:table-cell>
          <table:covered-table-cell table:number-columns-repeated="14"/>
          <table:table-cell table:number-columns-repeated="16369"/>
        </table:table-row>
        <table:table-row table:style-name="ro13">
          <table:table-cell office:value-type="string" table:number-columns-spanned="15" table:number-rows-spanned="1" table:style-name="ce282">
            <text:p>2. Devon and Cornwall, Cleveland and Norfolk reported making improvements to their drug seizure recording practices during 2011/12.<text:s/></text:p>
          </table:table-cell>
          <table:covered-table-cell table:number-columns-repeated="14"/>
          <table:table-cell table:number-columns-repeated="16369"/>
        </table:table-row>
        <table:table-row table:style-name="ro13">
          <table:table-cell office:value-type="string" table:number-columns-spanned="15" table:number-rows-spanned="1" table:style-name="ce282">
            <text:p>3. In 2012/13 Surrey and Hampshire were unable to supply reliable estimates. Imputation methods have been used to estiamte the 2012/13 data for these forces.</text:p>
          </table:table-cell>
          <table:covered-table-cell table:number-columns-repeated="14"/>
          <table:table-cell table:number-columns-repeated="16369"/>
        </table:table-row>
        <table:table-row table:style-name="ro13">
          <table:table-cell office:value-type="string" table:number-columns-spanned="15" table:number-rows-spanned="1" table:style-name="ce282">
            <text:p>4. In 2013/14 Gwent could only supply data for a 10 month period. Data for Gwent in this table has been imputed to cover the full 12 months of 2013/14.</text:p>
          </table:table-cell>
          <table:covered-table-cell table:number-columns-repeated="14"/>
          <table:table-cell table:number-columns-repeated="16369"/>
        </table:table-row>
        <table:table-row table:style-name="ro13">
          <table:table-cell office:value-type="string" table:number-columns-spanned="15" table:number-rows-spanned="1" table:style-name="ce282">
            <text:p>5. In 2014/15 Bedfordshire and Hampshire were unable to supply reliable estimates. Imputation methods have been used to estimate the 2014/15 data for the Eastern regional total and the South East regional total.</text:p>
          </table:table-cell>
          <table:covered-table-cell table:number-columns-repeated="14"/>
          <table:table-cell table:number-columns-repeated="16369" table:style-name="ce18"/>
        </table:table-row>
        <table:table-row table:style-name="ro13">
          <table:table-cell office:value-type="string" table:number-columns-spanned="15" table:number-rows-spanned="1" table:style-name="ce282">
            <text:p><text:s/>6. In 2015/16 Bedfordshire, Dorset, Essex and Leicestershire were unable to supply reliable estimates. Imputation methods, based on police recorded crime, have been used to estimate the 2015/16 data for these forces.</text:p>
          </table:table-cell>
          <table:covered-table-cell table:number-columns-repeated="14"/>
          <table:table-cell table:number-columns-repeated="16369" table:style-name="ce18"/>
        </table:table-row>
        <table:table-row table:style-name="ro27">
          <table:table-cell office:value-type="string" table:number-columns-spanned="15" table:number-rows-spanned="1" table:style-name="ce283">
            <text:p>7. In 2016/17 and 2017/18 Kent were unable to supply reliable estimates. Imputation methods have been used to estimate the 2016/17 data for this force.</text:p>
          </table:table-cell>
          <table:covered-table-cell table:number-columns-repeated="14"/>
          <table:table-cell table:number-columns-repeated="16369" table:style-name="ce18"/>
        </table:table-row>
        <table:table-row table:style-name="ro27">
          <table:table-cell office:value-type="string" table:number-columns-spanned="15" table:number-rows-spanned="1" table:style-name="ce284">
            <text:p><text:s/>8. In 2018/19 Hertfordshire, Kent and Lincolnshire were unable to supply reliable estimates. Imputation methods have been used to estimate the 2018/19 data for these forces.</text:p>
          </table:table-cell>
          <table:covered-table-cell table:number-columns-repeated="14"/>
          <table:table-cell table:number-columns-repeated="4" table:style-name="ce91"/>
          <table:table-cell table:number-columns-repeated="16365"/>
        </table:table-row>
        <table:table-row table:style-name="ro6">
          <table:table-cell office:value-type="string" table:number-columns-spanned="15" table:number-rows-spanned="1" table:style-name="ce282">
            <text:p>9. Merseyside Police's data are estimated until 2006/07. Also, as a result of the force's 2010/11 data being taken from their forensic services provider's system, there were 86% fewer seizures for Merseyside in 2010/11 compared to 2009/10.<text:s/></text:p>
          </table:table-cell>
          <table:covered-table-cell table:number-columns-repeated="14"/>
          <table:table-cell table:number-columns-repeated="16369" table:style-name="ce18"/>
        </table:table-row>
        <table:table-row table:style-name="ro6">
          <table:table-cell office:value-type="string" table:number-columns-spanned="15" table:number-rows-spanned="1" table:style-name="ce282">
            <text:p>10. Kent Police recorded 78% more seizures in 2010/11 than 2009/10 as a result of implementing a new system in April 2010.</text:p>
          </table:table-cell>
          <table:covered-table-cell table:number-columns-repeated="14"/>
          <table:table-cell table:number-columns-repeated="16369" table:style-name="ce18"/>
        </table:table-row>
        <table:table-row table:style-name="ro6">
          <table:table-cell office:value-type="string" table:number-columns-spanned="15" table:number-rows-spanned="1" table:style-name="ce282">
            <text:p>11. Includes data from Her Majesty's Revenue and Customs (HMRC) up to and including 2010/11. Seizures from joint operations involving Border Force and the police are recorded against the lead agency that takes possession of the seized drugs.<text:s/></text:p>
          </table:table-cell>
          <table:covered-table-cell table:number-columns-repeated="14"/>
          <table:table-cell table:number-columns-repeated="16369" table:style-name="ce18"/>
        </table:table-row>
        <table:table-row table:style-name="ro6">
          <table:table-cell office:value-type="string" table:style-name="ce93">
            <text:p>12. In 2017/18 Border Force have resubmitted ketamine data for 2014/15, 2015/16, and 2016/17, therefore the figures for ketamine seizures, all Class B seizures and total seizures will differ from previous publications.</text:p>
          </table:table-cell>
          <table:table-cell table:number-columns-repeated="14" table:style-name="ce93"/>
          <table:table-cell table:number-columns-repeated="16369" table:style-name="ce18"/>
        </table:table-row>
        <table:table-row table:style-name="ro6">
          <table:table-cell office:value-type="string" table:number-columns-spanned="15" table:number-rows-spanned="1" table:style-name="ce282">
            <text:p>13. In 2018/19 Thames Valley revised data for 2006/07 and Avon and Somerset, Suffolk and South Yorkshire revised data for 2017/18. Therefore the figures may not match previous publications.<text:s/></text:p>
          </table:table-cell>
          <table:covered-table-cell table:number-columns-repeated="14"/>
          <table:table-cell table:number-columns-repeated="16369" table:style-name="ce18"/>
        </table:table-row>
        <table:table-row table:style-name="ro13">
          <table:table-cell office:value-type="string" table:style-name="ce93">
            <text:p>14. The ‘third generation’ of synthetic cannabinoids were controlled as Class B drugs in December 2016, therefore all synthetic cannabinoids are counted against 'Other Class B' for the entire time series shown</text:p>
          </table:table-cell>
          <table:table-cell table:number-columns-repeated="12" table:style-name="ce90"/>
          <table:table-cell table:number-columns-repeated="16371" table:style-name="ce18"/>
        </table:table-row>
        <table:table-row table:style-name="ro6">
          <table:table-cell office:value-type="string" table:style-name="ce280">
            <text:p>.. denotes data not available.</text:p>
          </table:table-cell>
          <table:table-cell table:number-columns-repeated="10" table:style-name="ce102"/>
          <table:table-cell table:number-columns-repeated="3" table:style-name="ce103"/>
          <table:table-cell table:number-columns-repeated="16370" table:style-name="ce18"/>
        </table:table-row>
        <table:table-row table:style-name="ro6">
          <table:table-cell office:value-type="string" table:style-name="ce280">
            <text:p>* denotes data not applicable.</text:p>
          </table:table-cell>
          <table:table-cell table:number-columns-repeated="16383" table:style-name="ce18"/>
        </table:table-row>
        <table:table-row table:number-rows-repeated="1048484" table:style-name="ro6">
          <table:table-cell table:number-columns-repeated="16384"/>
        </table:table-row>
      </table:table>
      <table:table table:name="Area_Table_2" table:style-name="ta7">
        <table:table-column table:style-name="co35" table:default-cell-style-name="ce18"/>
        <table:table-column table:style-name="co29" table:number-columns-repeated="16383" table:default-cell-style-name="ce18"/>
        <table:table-row table:style-name="ro6">
          <table:table-cell office:value-type="string" table:style-name="ce112">
            <text:p>Area Table 2 <text:s text:c="2"/>Drug seizures per million population<text:s/><text:span text:style-name="T2">1</text:span><text:s/>by police force area and year, 2006/07 to 2018/19</text:p>
          </table:table-cell>
          <table:table-cell table:number-columns-repeated="12" table:style-name="ce203"/>
          <table:table-cell table:style-name="ce113"/>
          <table:table-cell table:number-columns-repeated="16370" table:style-name="ce18"/>
        </table:table-row>
        <table:table-row table:style-name="ro6">
          <table:table-cell table:number-columns-repeated="14" table:style-name="ce113"/>
          <table:table-cell table:number-columns-repeated="16370" table:style-name="ce18"/>
        </table:table-row>
        <table:table-row table:style-name="ro26">
          <table:table-cell office:value-type="string" table:style-name="ce117">
            <text:p>Police force region<text:s/></text:p>
          </table:table-cell>
          <table:table-cell office:value-type="string" table:style-name="ce285">
            <text:p>2006/07</text:p>
          </table:table-cell>
          <table:table-cell office:value-type="string" table:style-name="ce285">
            <text:p>2007/08</text:p>
          </table:table-cell>
          <table:table-cell office:value-type="string" table:style-name="ce286">
            <text:p>2008/09<text:s/><text:span text:style-name="T2">2</text:span></text:p>
          </table:table-cell>
          <table:table-cell office:value-type="string" table:style-name="ce286">
            <text:p>2009/10</text:p>
          </table:table-cell>
          <table:table-cell office:value-type="string" table:style-name="ce286">
            <text:p>2010/11</text:p>
          </table:table-cell>
          <table:table-cell office:value-type="string" table:style-name="ce286">
            <text:p>2011/12<text:s/><text:span text:style-name="T2">3</text:span></text:p>
          </table:table-cell>
          <table:table-cell office:value-type="string" table:style-name="ce286">
            <text:p>2012/13<text:s/><text:span text:style-name="T2">4</text:span></text:p>
          </table:table-cell>
          <table:table-cell office:value-type="string" table:style-name="ce286">
            <text:p>2013/14<text:s/><text:span text:style-name="T2">5</text:span></text:p>
          </table:table-cell>
          <table:table-cell office:value-type="string" table:style-name="ce286">
            <text:p>2014/15<text:s/><text:span text:style-name="T2">6</text:span></text:p>
          </table:table-cell>
          <table:table-cell office:value-type="string" table:style-name="ce286">
            <text:p>2015/16<text:span text:style-name="T2"><text:s/>7</text:span></text:p>
          </table:table-cell>
          <table:table-cell office:value-type="string" table:style-name="ce287">
            <text:p>2016/17<text:span text:style-name="T2"><text:s/>8</text:span></text:p>
          </table:table-cell>
          <table:table-cell office:value-type="string" table:style-name="ce287">
            <text:p>2017/18<text:s/><text:span text:style-name="T2">8</text:span></text:p>
          </table:table-cell>
          <table:table-cell office:value-type="string" table:style-name="ce288">
            <text:p>2018/19<text:s/><text:span text:style-name="T2">9</text:span></text:p>
          </table:table-cell>
          <table:table-cell office:value-type="string" table:style-name="ce26">
            <text:p>% change 2017/18 to 2018/19</text:p>
          </table:table-cell>
          <table:table-cell table:number-columns-repeated="16369"/>
        </table:table-row>
        <table:table-row table:style-name="ro6">
          <table:table-cell table:style-name="ce270"/>
          <table:table-cell table:number-columns-repeated="12" table:style-name="ce289"/>
          <table:table-cell table:style-name="ce290"/>
          <table:table-cell table:style-name="ce112"/>
          <table:table-cell table:number-columns-repeated="16369"/>
        </table:table-row>
        <table:table-row table:style-name="ro6">
          <table:table-cell office:value-type="string" table:style-name="ce123">
            <text:p>Cleveland<text:s/><text:span text:style-name="T3">3</text:span></text:p>
          </table:table-cell>
          <table:table-cell office:value-type="float" office:value="5682.1362087674979" table:style-name="ce203">
            <text:p>5,682</text:p>
          </table:table-cell>
          <table:table-cell office:value-type="float" office:value="4505.1224108180695" table:style-name="ce203">
            <text:p>4,505</text:p>
          </table:table-cell>
          <table:table-cell office:value-type="float" office:value="4293.3229995584115" table:style-name="ce203">
            <text:p>4,293</text:p>
          </table:table-cell>
          <table:table-cell office:value-type="float" office:value="4438.8513074959255" table:style-name="ce203">
            <text:p>4,439</text:p>
          </table:table-cell>
          <table:table-cell office:value-type="float" office:value="2756.7591884475232" table:style-name="ce203">
            <text:p>2,757</text:p>
          </table:table-cell>
          <table:table-cell office:value-type="float" office:value="3838.9506389879521" table:style-name="ce203">
            <text:p>3,839</text:p>
          </table:table-cell>
          <table:table-cell office:value-type="float" office:value="3341.7743281529265" table:style-name="ce203">
            <text:p>3,342</text:p>
          </table:table-cell>
          <table:table-cell office:value-type="float" office:value="3603.4265603087119" table:style-name="ce203">
            <text:p>3,603</text:p>
          </table:table-cell>
          <table:table-cell office:value-type="float" office:value="4202.3998431008968" table:style-name="ce203">
            <text:p>4,202</text:p>
          </table:table-cell>
          <table:table-cell office:value-type="float" office:value="3442.5704526046115" table:style-name="ce203">
            <text:p>3,443</text:p>
          </table:table-cell>
          <table:table-cell office:value-type="float" office:value="3283.7143363459154" table:style-name="ce203">
            <text:p>3,284</text:p>
          </table:table-cell>
          <table:table-cell office:value-type="float" office:value="3356.0010597898086" table:style-name="ce203">
            <text:p>3,356</text:p>
          </table:table-cell>
          <table:table-cell office:value-type="float" office:value="3191.7254693351274" table:style-name="ce269">
            <text:p>3,192</text:p>
          </table:table-cell>
          <table:table-cell office:value-type="float" office:value="-4.8949802913640923" table:style-name="ce181">
            <text:p>-5</text:p>
          </table:table-cell>
          <table:table-cell table:number-columns-repeated="16369"/>
        </table:table-row>
        <table:table-row table:style-name="ro6">
          <table:table-cell office:value-type="string" table:style-name="ce123">
            <text:p>Durham</text:p>
          </table:table-cell>
          <table:table-cell office:value-type="float" office:value="3388.4934352100418" table:style-name="ce203">
            <text:p>3,388</text:p>
          </table:table-cell>
          <table:table-cell office:value-type="float" office:value="3401.630140424576" table:style-name="ce203">
            <text:p>3,402</text:p>
          </table:table-cell>
          <table:table-cell office:value-type="float" office:value="2501.1857655614294" table:style-name="ce203">
            <text:p>2,501</text:p>
          </table:table-cell>
          <table:table-cell office:value-type="float" office:value="2447.4141116230103" table:style-name="ce203">
            <text:p>2,447</text:p>
          </table:table-cell>
          <table:table-cell office:value-type="float" office:value="2787.2708135712151" table:style-name="ce203">
            <text:p>2,787</text:p>
          </table:table-cell>
          <table:table-cell office:value-type="float" office:value="2570.4114921642868" table:style-name="ce203">
            <text:p>2,570</text:p>
          </table:table-cell>
          <table:table-cell office:value-type="float" office:value="2312.7973711902596" table:style-name="ce203">
            <text:p>2,313</text:p>
          </table:table-cell>
          <table:table-cell office:value-type="float" office:value="2826.0908050657195" table:style-name="ce203">
            <text:p>2,826</text:p>
          </table:table-cell>
          <table:table-cell office:value-type="float" office:value="2941.5540648971341" table:style-name="ce203">
            <text:p>2,942</text:p>
          </table:table-cell>
          <table:table-cell office:value-type="float" office:value="2510.062647580165" table:style-name="ce203">
            <text:p>2,510</text:p>
          </table:table-cell>
          <table:table-cell office:value-type="float" office:value="2287.3927386430792" table:style-name="ce203">
            <text:p>2,287</text:p>
          </table:table-cell>
          <table:table-cell office:value-type="float" office:value="2571.3918372594676" table:style-name="ce203">
            <text:p>2,571</text:p>
          </table:table-cell>
          <table:table-cell office:value-type="float" office:value="2620.1728051317505" table:style-name="ce269">
            <text:p>2,620</text:p>
          </table:table-cell>
          <table:table-cell office:value-type="float" office:value="1.897064740015364" table:style-name="ce181">
            <text:p>2</text:p>
          </table:table-cell>
          <table:table-cell table:number-columns-repeated="16369"/>
        </table:table-row>
        <table:table-row table:style-name="ro6">
          <table:table-cell office:value-type="string" table:style-name="ce123">
            <text:p>Northumbria</text:p>
          </table:table-cell>
          <table:table-cell office:value-type="float" office:value="2907.2803622654469" table:style-name="ce203">
            <text:p>2,907</text:p>
          </table:table-cell>
          <table:table-cell office:value-type="float" office:value="2601.2234592136292" table:style-name="ce203">
            <text:p>2,601</text:p>
          </table:table-cell>
          <table:table-cell office:value-type="float" office:value="3831.521236334549" table:style-name="ce203">
            <text:p>3,832</text:p>
          </table:table-cell>
          <table:table-cell office:value-type="float" office:value="3556.1024662787672" table:style-name="ce203">
            <text:p>3,556</text:p>
          </table:table-cell>
          <table:table-cell office:value-type="float" office:value="3764.0755443179628" table:style-name="ce203">
            <text:p>3,764</text:p>
          </table:table-cell>
          <table:table-cell office:value-type="float" office:value="3931.2343752090051" table:style-name="ce203">
            <text:p>3,931</text:p>
          </table:table-cell>
          <table:table-cell office:value-type="float" office:value="3531.4899377109768" table:style-name="ce203">
            <text:p>3,531</text:p>
          </table:table-cell>
          <table:table-cell office:value-type="float" office:value="3355.9934601153086" table:style-name="ce203">
            <text:p>3,356</text:p>
          </table:table-cell>
          <table:table-cell office:value-type="float" office:value="2830.5569108524433" table:style-name="ce203">
            <text:p>2,831</text:p>
          </table:table-cell>
          <table:table-cell office:value-type="float" office:value="2813.3015457158021" table:style-name="ce203">
            <text:p>2,813</text:p>
          </table:table-cell>
          <table:table-cell office:value-type="float" office:value="2631.5807688341101" table:style-name="ce203">
            <text:p>2,632</text:p>
          </table:table-cell>
          <table:table-cell office:value-type="float" office:value="2844.8785283120983" table:style-name="ce203">
            <text:p>2,845</text:p>
          </table:table-cell>
          <table:table-cell office:value-type="float" office:value="3225.9061061548973" table:style-name="ce269">
            <text:p>3,226</text:p>
          </table:table-cell>
          <table:table-cell office:value-type="float" office:value="13.393456840101624" table:style-name="ce181">
            <text:p>13</text:p>
          </table:table-cell>
          <table:table-cell table:number-columns-repeated="16369"/>
        </table:table-row>
        <table:table-row table:style-name="ro6">
          <table:table-cell office:value-type="string" table:style-name="ce270">
            <text:p>North East Region</text:p>
          </table:table-cell>
          <table:table-cell office:value-type="float" office:value="3622.6263120120602" table:style-name="ce271">
            <text:p>3,623</text:p>
          </table:table-cell>
          <table:table-cell office:value-type="float" office:value="3202.1295488564801" table:style-name="ce271">
            <text:p>3,202</text:p>
          </table:table-cell>
          <table:table-cell office:value-type="float" office:value="3615.7539450249715" table:style-name="ce271">
            <text:p>3,616</text:p>
          </table:table-cell>
          <table:table-cell office:value-type="float" office:value="3482.8986569678746" table:style-name="ce271">
            <text:p>3,483</text:p>
          </table:table-cell>
          <table:table-cell office:value-type="float" office:value="3315.2058783053485" table:style-name="ce271">
            <text:p>3,315</text:p>
          </table:table-cell>
          <table:table-cell office:value-type="float" office:value="3587.2180419273923" table:style-name="ce271">
            <text:p>3,587</text:p>
          </table:table-cell>
          <table:table-cell office:value-type="float" office:value="3200.6179125469293" table:style-name="ce271">
            <text:p>3,201</text:p>
          </table:table-cell>
          <table:table-cell office:value-type="float" office:value="3282.919891008592" table:style-name="ce271">
            <text:p>3,283</text:p>
          </table:table-cell>
          <table:table-cell office:value-type="float" office:value="3150.7879833964053" table:style-name="ce271">
            <text:p>3,151</text:p>
          </table:table-cell>
          <table:table-cell office:value-type="float" office:value="2875.8437884936529" table:style-name="ce271">
            <text:p>2,876</text:p>
          </table:table-cell>
          <table:table-cell office:value-type="float" office:value="2689.1955850318259" table:style-name="ce271">
            <text:p>2,689</text:p>
          </table:table-cell>
          <table:table-cell office:value-type="float" office:value="2889.1450800025864" table:style-name="ce271">
            <text:p>2,889</text:p>
          </table:table-cell>
          <table:table-cell office:value-type="float" office:value="3074.2211264569255" table:style-name="ce272">
            <text:p>3,074</text:p>
          </table:table-cell>
          <table:table-cell office:value-type="float" office:value="6.4059104451124949" table:style-name="ce273">
            <text:p>6</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Cheshire</text:p>
          </table:table-cell>
          <table:table-cell office:value-type="float" office:value="731.40313131965593" table:style-name="ce203">
            <text:p>731</text:p>
          </table:table-cell>
          <table:table-cell office:value-type="float" office:value="1241.8975562852061" table:style-name="ce203">
            <text:p>1,242</text:p>
          </table:table-cell>
          <table:table-cell office:value-type="float" office:value="1988.9800286358095" table:style-name="ce203">
            <text:p>1,989</text:p>
          </table:table-cell>
          <table:table-cell office:value-type="float" office:value="2042.451647283784" table:style-name="ce203">
            <text:p>2,042</text:p>
          </table:table-cell>
          <table:table-cell office:value-type="float" office:value="2169.3836822921494" table:style-name="ce203">
            <text:p>2,169</text:p>
          </table:table-cell>
          <table:table-cell office:value-type="float" office:value="1589.3954756180901" table:style-name="ce203">
            <text:p>1,589</text:p>
          </table:table-cell>
          <table:table-cell office:value-type="float" office:value="887.86360243871707" table:style-name="ce203">
            <text:p>888</text:p>
          </table:table-cell>
          <table:table-cell office:value-type="float" office:value="661.9559881408411" table:style-name="ce203">
            <text:p>662</text:p>
          </table:table-cell>
          <table:table-cell office:value-type="float" office:value="799.67589549746867" table:style-name="ce203">
            <text:p>800</text:p>
          </table:table-cell>
          <table:table-cell office:value-type="float" office:value="625.75944005550377" table:style-name="ce203">
            <text:p>626</text:p>
          </table:table-cell>
          <table:table-cell office:value-type="float" office:value="1015.1828998928524" table:style-name="ce203">
            <text:p>1,015</text:p>
          </table:table-cell>
          <table:table-cell office:value-type="float" office:value="1963.7028035414953" table:style-name="ce203">
            <text:p>1,964</text:p>
          </table:table-cell>
          <table:table-cell office:value-type="float" office:value="2962.4147172914204" table:style-name="ce269">
            <text:p>2,962</text:p>
          </table:table-cell>
          <table:table-cell office:value-type="float" office:value="50.85860813300107" table:style-name="ce181">
            <text:p>51</text:p>
          </table:table-cell>
          <table:table-cell table:number-columns-repeated="16369"/>
        </table:table-row>
        <table:table-row table:style-name="ro6">
          <table:table-cell office:value-type="string" table:style-name="ce123">
            <text:p>Cumbria</text:p>
          </table:table-cell>
          <table:table-cell office:value-type="float" office:value="2838.7391667819406" table:style-name="ce203">
            <text:p>2,839</text:p>
          </table:table-cell>
          <table:table-cell office:value-type="float" office:value="2597.9523901761054" table:style-name="ce203">
            <text:p>2,598</text:p>
          </table:table-cell>
          <table:table-cell office:value-type="float" office:value="2397.6075829081124" table:style-name="ce203">
            <text:p>2,398</text:p>
          </table:table-cell>
          <table:table-cell office:value-type="float" office:value="2973.3259316354693" table:style-name="ce203">
            <text:p>2,973</text:p>
          </table:table-cell>
          <table:table-cell office:value-type="float" office:value="3070.9865744304379" table:style-name="ce203">
            <text:p>3,071</text:p>
          </table:table-cell>
          <table:table-cell office:value-type="float" office:value="3315.2133680927222" table:style-name="ce203">
            <text:p>3,315</text:p>
          </table:table-cell>
          <table:table-cell office:value-type="float" office:value="2821.0553311534268" table:style-name="ce203">
            <text:p>2,821</text:p>
          </table:table-cell>
          <table:table-cell office:value-type="float" office:value="2798.8033810508559" table:style-name="ce203">
            <text:p>2,799</text:p>
          </table:table-cell>
          <table:table-cell office:value-type="float" office:value="2498.6241498853119" table:style-name="ce203">
            <text:p>2,499</text:p>
          </table:table-cell>
          <table:table-cell office:value-type="float" office:value="1891.5814584856105" table:style-name="ce203">
            <text:p>1,892</text:p>
          </table:table-cell>
          <table:table-cell office:value-type="float" office:value="1747.3177668073893" table:style-name="ce203">
            <text:p>1,747</text:p>
          </table:table-cell>
          <table:table-cell office:value-type="float" office:value="1673.4386756960121" table:style-name="ce203">
            <text:p>1,673</text:p>
          </table:table-cell>
          <table:table-cell office:value-type="float" office:value="1940.3152611407772" table:style-name="ce269">
            <text:p>1,940</text:p>
          </table:table-cell>
          <table:table-cell office:value-type="float" office:value="15.94779595575957" table:style-name="ce181">
            <text:p>16</text:p>
          </table:table-cell>
          <table:table-cell table:number-columns-repeated="16369"/>
        </table:table-row>
        <table:table-row table:style-name="ro6">
          <table:table-cell office:value-type="string" table:style-name="ce123">
            <text:p>Greater Manchester</text:p>
          </table:table-cell>
          <table:table-cell office:value-type="float" office:value="3926.4055517260076" table:style-name="ce203">
            <text:p>3,926</text:p>
          </table:table-cell>
          <table:table-cell office:value-type="float" office:value="4841.4176914738173" table:style-name="ce203">
            <text:p>4,841</text:p>
          </table:table-cell>
          <table:table-cell office:value-type="float" office:value="4561.8198730003396" table:style-name="ce203">
            <text:p>4,562</text:p>
          </table:table-cell>
          <table:table-cell office:value-type="float" office:value="4091.5467001132265" table:style-name="ce203">
            <text:p>4,092</text:p>
          </table:table-cell>
          <table:table-cell office:value-type="float" office:value="4410.4813172537351" table:style-name="ce203">
            <text:p>4,410</text:p>
          </table:table-cell>
          <table:table-cell office:value-type="float" office:value="4105.1826441338417" table:style-name="ce203">
            <text:p>4,105</text:p>
          </table:table-cell>
          <table:table-cell office:value-type="float" office:value="3409.8028686900234" table:style-name="ce203">
            <text:p>3,410</text:p>
          </table:table-cell>
          <table:table-cell office:value-type="float" office:value="2907.9789491053957" table:style-name="ce203">
            <text:p>2,908</text:p>
          </table:table-cell>
          <table:table-cell office:value-type="float" office:value="2286.6205073523865" table:style-name="ce203">
            <text:p>2,287</text:p>
          </table:table-cell>
          <table:table-cell office:value-type="float" office:value="1702.7301007705644" table:style-name="ce203">
            <text:p>1,703</text:p>
          </table:table-cell>
          <table:table-cell office:value-type="float" office:value="1419.0510114332812" table:style-name="ce203">
            <text:p>1,419</text:p>
          </table:table-cell>
          <table:table-cell office:value-type="float" office:value="1654.6382930678478" table:style-name="ce203">
            <text:p>1,655</text:p>
          </table:table-cell>
          <table:table-cell office:value-type="float" office:value="1902.531102348067" table:style-name="ce269">
            <text:p>1,903</text:p>
          </table:table-cell>
          <table:table-cell office:value-type="float" office:value="14.981691788397056" table:style-name="ce181">
            <text:p>15</text:p>
          </table:table-cell>
          <table:table-cell table:number-columns-repeated="16369"/>
        </table:table-row>
        <table:table-row table:style-name="ro6">
          <table:table-cell office:value-type="string" table:style-name="ce123">
            <text:p>Lancashire</text:p>
          </table:table-cell>
          <table:table-cell office:value-type="float" office:value="1982.0426657851442" table:style-name="ce203">
            <text:p>1,982</text:p>
          </table:table-cell>
          <table:table-cell office:value-type="float" office:value="2418.2119995750018" table:style-name="ce203">
            <text:p>2,418</text:p>
          </table:table-cell>
          <table:table-cell office:value-type="float" office:value="2629.5932606336246" table:style-name="ce203">
            <text:p>2,630</text:p>
          </table:table-cell>
          <table:table-cell office:value-type="float" office:value="2874.2198447811161" table:style-name="ce203">
            <text:p>2,874</text:p>
          </table:table-cell>
          <table:table-cell office:value-type="float" office:value="2615.7999256157627" table:style-name="ce203">
            <text:p>2,616</text:p>
          </table:table-cell>
          <table:table-cell office:value-type="float" office:value="2658.6007616531911" table:style-name="ce203">
            <text:p>2,659</text:p>
          </table:table-cell>
          <table:table-cell office:value-type="float" office:value="2259.0381996468504" table:style-name="ce203">
            <text:p>2,259</text:p>
          </table:table-cell>
          <table:table-cell office:value-type="float" office:value="1940.9795172536808" table:style-name="ce203">
            <text:p>1,941</text:p>
          </table:table-cell>
          <table:table-cell office:value-type="float" office:value="1580.1855868867694" table:style-name="ce203">
            <text:p>1,580</text:p>
          </table:table-cell>
          <table:table-cell office:value-type="float" office:value="1269.8605994797429" table:style-name="ce203">
            <text:p>1,270</text:p>
          </table:table-cell>
          <table:table-cell office:value-type="float" office:value="785.83636018375228" table:style-name="ce203">
            <text:p>786</text:p>
          </table:table-cell>
          <table:table-cell office:value-type="float" office:value="784.30214888054115" table:style-name="ce203">
            <text:p>784</text:p>
          </table:table-cell>
          <table:table-cell office:value-type="float" office:value="630.71481011813387" table:style-name="ce269">
            <text:p>631</text:p>
          </table:table-cell>
          <table:table-cell office:value-type="float" office:value="-19.582674735958239" table:style-name="ce181">
            <text:p>-20</text:p>
          </table:table-cell>
          <table:table-cell table:number-columns-repeated="16369"/>
        </table:table-row>
        <table:table-row table:style-name="ro6">
          <table:table-cell office:value-type="string" table:style-name="ce123">
            <text:p>Merseyside<text:span text:style-name="T3"><text:s/>10</text:span></text:p>
          </table:table-cell>
          <table:table-cell office:value-type="float" office:value="1029.0562209664358" table:style-name="ce203">
            <text:p>1,029</text:p>
          </table:table-cell>
          <table:table-cell office:value-type="float" office:value="1276.0558539519341" table:style-name="ce203">
            <text:p>1,276</text:p>
          </table:table-cell>
          <table:table-cell office:value-type="float" office:value="10069.825443696203" table:style-name="ce203">
            <text:p>10,070</text:p>
          </table:table-cell>
          <table:table-cell office:value-type="float" office:value="9437.3114232582411" table:style-name="ce203">
            <text:p>9,437</text:p>
          </table:table-cell>
          <table:table-cell office:value-type="float" office:value="1306.052320586786" table:style-name="ce203">
            <text:p>1,306</text:p>
          </table:table-cell>
          <table:table-cell office:value-type="float" office:value="1410.8070134779871" table:style-name="ce203">
            <text:p>1,411</text:p>
          </table:table-cell>
          <table:table-cell office:value-type="float" office:value="1182.8247211088387" table:style-name="ce203">
            <text:p>1,183</text:p>
          </table:table-cell>
          <table:table-cell office:value-type="float" office:value="1768.3682763962499" table:style-name="ce203">
            <text:p>1,768</text:p>
          </table:table-cell>
          <table:table-cell office:value-type="float" office:value="1507.4260681914409" table:style-name="ce203">
            <text:p>1,507</text:p>
          </table:table-cell>
          <table:table-cell office:value-type="float" office:value="1165.2110469732409" table:style-name="ce203">
            <text:p>1,165</text:p>
          </table:table-cell>
          <table:table-cell office:value-type="float" office:value="391.05632846456353" table:style-name="ce203">
            <text:p>391</text:p>
          </table:table-cell>
          <table:table-cell office:value-type="float" office:value="410.77761897199724" table:style-name="ce203">
            <text:p>411</text:p>
          </table:table-cell>
          <table:table-cell office:value-type="float" office:value="460.27412662106093" table:style-name="ce269">
            <text:p>460</text:p>
          </table:table-cell>
          <table:table-cell office:value-type="float" office:value="12.049465541217286" table:style-name="ce181">
            <text:p>12</text:p>
          </table:table-cell>
          <table:table-cell table:number-columns-repeated="16369"/>
        </table:table-row>
        <table:table-row table:style-name="ro6">
          <table:table-cell office:value-type="string" table:style-name="ce270">
            <text:p>North West Region</text:p>
          </table:table-cell>
          <table:table-cell office:value-type="float" office:value="2400.173293526052" table:style-name="ce271">
            <text:p>2,400</text:p>
          </table:table-cell>
          <table:table-cell office:value-type="float" office:value="2942.5869394454862" table:style-name="ce271">
            <text:p>2,943</text:p>
          </table:table-cell>
          <table:table-cell office:value-type="float" office:value="4710.3224279436499" table:style-name="ce271">
            <text:p>4,710</text:p>
          </table:table-cell>
          <table:table-cell office:value-type="float" office:value="4508.4879295566834" table:style-name="ce271">
            <text:p>4,508</text:p>
          </table:table-cell>
          <table:table-cell office:value-type="float" office:value="3006.871444849593" table:style-name="ce271">
            <text:p>3,007</text:p>
          </table:table-cell>
          <table:table-cell office:value-type="float" office:value="2855.5996837284106" table:style-name="ce271">
            <text:p>2,856</text:p>
          </table:table-cell>
          <table:table-cell office:value-type="float" office:value="2327.3878698881772" table:style-name="ce271">
            <text:p>2,327</text:p>
          </table:table-cell>
          <table:table-cell office:value-type="float" office:value="2150.7023323512963" table:style-name="ce271">
            <text:p>2,151</text:p>
          </table:table-cell>
          <table:table-cell office:value-type="float" office:value="1787.0483784432085" table:style-name="ce271">
            <text:p>1,787</text:p>
          </table:table-cell>
          <table:table-cell office:value-type="float" office:value="1365.2390945707559" table:style-name="ce271">
            <text:p>1,365</text:p>
          </table:table-cell>
          <table:table-cell office:value-type="float" office:value="1052.5480347103996" table:style-name="ce271">
            <text:p>1,053</text:p>
          </table:table-cell>
          <table:table-cell office:value-type="float" office:value="1279.3053011265076" table:style-name="ce271">
            <text:p>1,279</text:p>
          </table:table-cell>
          <table:table-cell office:value-type="float" office:value="1516.2999155386526" table:style-name="ce272">
            <text:p>1,516</text:p>
          </table:table-cell>
          <table:table-cell office:value-type="float" office:value="18.525258529254639" table:style-name="ce273">
            <text:p>19</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Humberside</text:p>
          </table:table-cell>
          <table:table-cell office:value-type="float" office:value="2950.6879959993671" table:style-name="ce203">
            <text:p>2,951</text:p>
          </table:table-cell>
          <table:table-cell office:value-type="float" office:value="2707.0007576958997" table:style-name="ce203">
            <text:p>2,707</text:p>
          </table:table-cell>
          <table:table-cell office:value-type="float" office:value="3164.0540661985433" table:style-name="ce203">
            <text:p>3,164</text:p>
          </table:table-cell>
          <table:table-cell office:value-type="float" office:value="3085.1352772131495" table:style-name="ce203">
            <text:p>3,085</text:p>
          </table:table-cell>
          <table:table-cell office:value-type="float" office:value="3270.09832146607" table:style-name="ce203">
            <text:p>3,270</text:p>
          </table:table-cell>
          <table:table-cell office:value-type="float" office:value="3481.3032448229774" table:style-name="ce203">
            <text:p>3,481</text:p>
          </table:table-cell>
          <table:table-cell office:value-type="float" office:value="2749.7041869755426" table:style-name="ce203">
            <text:p>2,750</text:p>
          </table:table-cell>
          <table:table-cell office:value-type="float" office:value="2511.4321127151552" table:style-name="ce203">
            <text:p>2,511</text:p>
          </table:table-cell>
          <table:table-cell office:value-type="float" office:value="1952.6429953803324" table:style-name="ce203">
            <text:p>1,953</text:p>
          </table:table-cell>
          <table:table-cell office:value-type="float" office:value="1502.5889932653745" table:style-name="ce203">
            <text:p>1,503</text:p>
          </table:table-cell>
          <table:table-cell office:value-type="float" office:value="1279.2795511420832" table:style-name="ce203">
            <text:p>1,279</text:p>
          </table:table-cell>
          <table:table-cell office:value-type="float" office:value="965.7430091175604" table:style-name="ce203">
            <text:p>966</text:p>
          </table:table-cell>
          <table:table-cell office:value-type="float" office:value="1097.5393875022128" table:style-name="ce269">
            <text:p>1,098</text:p>
          </table:table-cell>
          <table:table-cell office:value-type="float" office:value="13.647148065309867" table:style-name="ce181">
            <text:p>14</text:p>
          </table:table-cell>
          <table:table-cell table:number-columns-repeated="16369"/>
        </table:table-row>
        <table:table-row table:style-name="ro6">
          <table:table-cell office:value-type="string" table:style-name="ce123">
            <text:p>North Yorkshire</text:p>
          </table:table-cell>
          <table:table-cell office:value-type="float" office:value="1799.6176617594774" table:style-name="ce203">
            <text:p>1,800</text:p>
          </table:table-cell>
          <table:table-cell office:value-type="float" office:value="2071.6578512375531" table:style-name="ce203">
            <text:p>2,072</text:p>
          </table:table-cell>
          <table:table-cell office:value-type="float" office:value="2038.8242016832389" table:style-name="ce203">
            <text:p>2,039</text:p>
          </table:table-cell>
          <table:table-cell office:value-type="float" office:value="1985.309218883511" table:style-name="ce203">
            <text:p>1,985</text:p>
          </table:table-cell>
          <table:table-cell office:value-type="float" office:value="2179.8317084289347" table:style-name="ce203">
            <text:p>2,180</text:p>
          </table:table-cell>
          <table:table-cell office:value-type="float" office:value="2410.5463279219111" table:style-name="ce203">
            <text:p>2,411</text:p>
          </table:table-cell>
          <table:table-cell office:value-type="float" office:value="1882.5235533473037" table:style-name="ce203">
            <text:p>1,883</text:p>
          </table:table-cell>
          <table:table-cell office:value-type="float" office:value="2408.1691456277886" table:style-name="ce203">
            <text:p>2,408</text:p>
          </table:table-cell>
          <table:table-cell office:value-type="float" office:value="2734.5761344954867" table:style-name="ce203">
            <text:p>2,735</text:p>
          </table:table-cell>
          <table:table-cell office:value-type="float" office:value="2211.0085733742167" table:style-name="ce203">
            <text:p>2,211</text:p>
          </table:table-cell>
          <table:table-cell office:value-type="float" office:value="2447.0231778592361" table:style-name="ce203">
            <text:p>2,447</text:p>
          </table:table-cell>
          <table:table-cell office:value-type="float" office:value="2232.2626604667503" table:style-name="ce203">
            <text:p>2,232</text:p>
          </table:table-cell>
          <table:table-cell office:value-type="float" office:value="2601.8985975220703" table:style-name="ce269">
            <text:p>2,602</text:p>
          </table:table-cell>
          <table:table-cell office:value-type="float" office:value="16.558801237934606" table:style-name="ce181">
            <text:p>17</text:p>
          </table:table-cell>
          <table:table-cell table:number-columns-repeated="16369"/>
        </table:table-row>
        <table:table-row table:style-name="ro6">
          <table:table-cell office:value-type="string" table:style-name="ce123">
            <text:p>South Yorkshire<text:s/><text:span text:style-name="T3">13</text:span></text:p>
          </table:table-cell>
          <table:table-cell office:value-type="float" office:value="3250.8102019272496" table:style-name="ce203">
            <text:p>3,251</text:p>
          </table:table-cell>
          <table:table-cell office:value-type="float" office:value="3707.4491173086508" table:style-name="ce203">
            <text:p>3,707</text:p>
          </table:table-cell>
          <table:table-cell office:value-type="float" office:value="4191.7278372083119" table:style-name="ce203">
            <text:p>4,192</text:p>
          </table:table-cell>
          <table:table-cell office:value-type="float" office:value="4951.448610308531" table:style-name="ce203">
            <text:p>4,951</text:p>
          </table:table-cell>
          <table:table-cell office:value-type="float" office:value="4516.5661193018677" table:style-name="ce203">
            <text:p>4,517</text:p>
          </table:table-cell>
          <table:table-cell office:value-type="float" office:value="4493.955596236061" table:style-name="ce203">
            <text:p>4,494</text:p>
          </table:table-cell>
          <table:table-cell office:value-type="float" office:value="4308.7126814895455" table:style-name="ce203">
            <text:p>4,309</text:p>
          </table:table-cell>
          <table:table-cell office:value-type="float" office:value="4041.518150016972" table:style-name="ce203">
            <text:p>4,042</text:p>
          </table:table-cell>
          <table:table-cell office:value-type="float" office:value="3838.6437133881027" table:style-name="ce203">
            <text:p>3,839</text:p>
          </table:table-cell>
          <table:table-cell office:value-type="float" office:value="3037.1256788066821" table:style-name="ce203">
            <text:p>3,037</text:p>
          </table:table-cell>
          <table:table-cell office:value-type="float" office:value="2741.5776093183313" table:style-name="ce203">
            <text:p>2,742</text:p>
          </table:table-cell>
          <table:table-cell office:value-type="float" office:value="2417.031170946826" table:style-name="ce203">
            <text:p>2,417</text:p>
          </table:table-cell>
          <table:table-cell office:value-type="float" office:value="3027.9745501875377" table:style-name="ce269">
            <text:p>3,028</text:p>
          </table:table-cell>
          <table:table-cell office:value-type="float" office:value="25.276603238897664" table:style-name="ce181">
            <text:p>25</text:p>
          </table:table-cell>
          <table:table-cell table:number-columns-repeated="16369"/>
        </table:table-row>
        <table:table-row table:style-name="ro6">
          <table:table-cell office:value-type="string" table:style-name="ce123">
            <text:p>West Yorkshire</text:p>
          </table:table-cell>
          <table:table-cell office:value-type="float" office:value="2135.3565372315657" table:style-name="ce203">
            <text:p>2,135</text:p>
          </table:table-cell>
          <table:table-cell office:value-type="float" office:value="1269.8172643506873" table:style-name="ce203">
            <text:p>1,270</text:p>
          </table:table-cell>
          <table:table-cell office:value-type="float" office:value="1560.6100200316423" table:style-name="ce203">
            <text:p>1,561</text:p>
          </table:table-cell>
          <table:table-cell office:value-type="float" office:value="1668.1781592432133" table:style-name="ce203">
            <text:p>1,668</text:p>
          </table:table-cell>
          <table:table-cell office:value-type="float" office:value="2058.7049548124432" table:style-name="ce203">
            <text:p>2,059</text:p>
          </table:table-cell>
          <table:table-cell office:value-type="float" office:value="2412.2609120797565" table:style-name="ce203">
            <text:p>2,412</text:p>
          </table:table-cell>
          <table:table-cell office:value-type="float" office:value="2592.0344033657175" table:style-name="ce203">
            <text:p>2,592</text:p>
          </table:table-cell>
          <table:table-cell office:value-type="float" office:value="2486.0147793334427" table:style-name="ce203">
            <text:p>2,486</text:p>
          </table:table-cell>
          <table:table-cell office:value-type="float" office:value="2211.6927354637951" table:style-name="ce203">
            <text:p>2,212</text:p>
          </table:table-cell>
          <table:table-cell office:value-type="float" office:value="2017.7778323175783" table:style-name="ce203">
            <text:p>2,018</text:p>
          </table:table-cell>
          <table:table-cell office:value-type="float" office:value="2141.173984301246" table:style-name="ce203">
            <text:p>2,141</text:p>
          </table:table-cell>
          <table:table-cell office:value-type="float" office:value="2290.3857115301676" table:style-name="ce203">
            <text:p>2,290</text:p>
          </table:table-cell>
          <table:table-cell office:value-type="float" office:value="2605.7941207147269" table:style-name="ce269">
            <text:p>2,606</text:p>
          </table:table-cell>
          <table:table-cell office:value-type="float" office:value="13.770973491353145" table:style-name="ce181">
            <text:p>14</text:p>
          </table:table-cell>
          <table:table-cell table:number-columns-repeated="16369"/>
        </table:table-row>
        <table:table-row table:style-name="ro6">
          <table:table-cell office:value-type="string" table:style-name="ce270">
            <text:p>Yorkshire and The Humber Region</text:p>
          </table:table-cell>
          <table:table-cell office:value-type="float" office:value="2510.5102905795384" table:style-name="ce271">
            <text:p>2,511</text:p>
          </table:table-cell>
          <table:table-cell office:value-type="float" office:value="2260.3966044284643" table:style-name="ce271">
            <text:p>2,260</text:p>
          </table:table-cell>
          <table:table-cell office:value-type="float" office:value="2580.0805012815763" table:style-name="ce271">
            <text:p>2,580</text:p>
          </table:table-cell>
          <table:table-cell office:value-type="float" office:value="2795.9100530235037" table:style-name="ce271">
            <text:p>2,796</text:p>
          </table:table-cell>
          <table:table-cell office:value-type="float" office:value="2911.4400048108505" table:style-name="ce271">
            <text:p>2,911</text:p>
          </table:table-cell>
          <table:table-cell office:value-type="float" office:value="3126.5766198480696" table:style-name="ce271">
            <text:p>3,127</text:p>
          </table:table-cell>
          <table:table-cell office:value-type="float" office:value="2948.826629194738" table:style-name="ce271">
            <text:p>2,949</text:p>
          </table:table-cell>
          <table:table-cell office:value-type="float" office:value="2874.4531129542233" table:style-name="ce271">
            <text:p>2,874</text:p>
          </table:table-cell>
          <table:table-cell office:value-type="float" office:value="2660.2477935279057" table:style-name="ce271">
            <text:p>2,660</text:p>
          </table:table-cell>
          <table:table-cell office:value-type="float" office:value="2218.3158163431885" table:style-name="ce271">
            <text:p>2,218</text:p>
          </table:table-cell>
          <table:table-cell office:value-type="float" office:value="2192.8801982991818" table:style-name="ce271">
            <text:p>2,193</text:p>
          </table:table-cell>
          <table:table-cell office:value-type="float" office:value="2088.023588428166" table:style-name="ce271">
            <text:p>2,088</text:p>
          </table:table-cell>
          <table:table-cell office:value-type="float" office:value="2456.7419426364809" table:style-name="ce272">
            <text:p>2,457</text:p>
          </table:table-cell>
          <table:table-cell office:value-type="float" office:value="17.658725516883678" table:style-name="ce273">
            <text:p>18</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Derbyshire</text:p>
          </table:table-cell>
          <table:table-cell office:value-type="float" office:value="3184.4272926110184" table:style-name="ce203">
            <text:p>3,184</text:p>
          </table:table-cell>
          <table:table-cell office:value-type="float" office:value="2141.4715943928363" table:style-name="ce203">
            <text:p>2,141</text:p>
          </table:table-cell>
          <table:table-cell office:value-type="float" office:value="2409.5232493572444" table:style-name="ce203">
            <text:p>2,410</text:p>
          </table:table-cell>
          <table:table-cell office:value-type="float" office:value="2699.6014071250829" table:style-name="ce203">
            <text:p>2,700</text:p>
          </table:table-cell>
          <table:table-cell office:value-type="float" office:value="3006.9469143818174" table:style-name="ce203">
            <text:p>3,007</text:p>
          </table:table-cell>
          <table:table-cell office:value-type="float" office:value="3223.7152460056627" table:style-name="ce203">
            <text:p>3,224</text:p>
          </table:table-cell>
          <table:table-cell office:value-type="float" office:value="3074.9250554150517" table:style-name="ce203">
            <text:p>3,075</text:p>
          </table:table-cell>
          <table:table-cell office:value-type="float" office:value="3203.6341589925096" table:style-name="ce203">
            <text:p>3,204</text:p>
          </table:table-cell>
          <table:table-cell office:value-type="float" office:value="3109.6605820005871" table:style-name="ce203">
            <text:p>3,110</text:p>
          </table:table-cell>
          <table:table-cell office:value-type="float" office:value="2757.0479328893248" table:style-name="ce203">
            <text:p>2,757</text:p>
          </table:table-cell>
          <table:table-cell office:value-type="float" office:value="2501.9241879542951" table:style-name="ce203">
            <text:p>2,502</text:p>
          </table:table-cell>
          <table:table-cell office:value-type="float" office:value="2592.9456625357484" table:style-name="ce203">
            <text:p>2,593</text:p>
          </table:table-cell>
          <table:table-cell office:value-type="float" office:value="2694.3481348427254" table:style-name="ce269">
            <text:p>2,694</text:p>
          </table:table-cell>
          <table:table-cell office:value-type="float" office:value="3.9107056415448094" table:style-name="ce181">
            <text:p>4</text:p>
          </table:table-cell>
          <table:table-cell table:number-columns-repeated="16369"/>
        </table:table-row>
        <table:table-row table:style-name="ro6">
          <table:table-cell office:value-type="string" table:style-name="ce123">
            <text:p>Leicestershire<text:s/><text:span text:style-name="T3">7</text:span></text:p>
          </table:table-cell>
          <table:table-cell office:value-type="float" office:value="1882.5556695667551" table:style-name="ce203">
            <text:p>1,883</text:p>
          </table:table-cell>
          <table:table-cell office:value-type="float" office:value="2382.5801043370689" table:style-name="ce203">
            <text:p>2,383</text:p>
          </table:table-cell>
          <table:table-cell office:value-type="float" office:value="2675.9068602995198" table:style-name="ce203">
            <text:p>2,676</text:p>
          </table:table-cell>
          <table:table-cell office:value-type="float" office:value="2822.7501050651404" table:style-name="ce203">
            <text:p>2,823</text:p>
          </table:table-cell>
          <table:table-cell office:value-type="float" office:value="2873.5005560654749" table:style-name="ce203">
            <text:p>2,874</text:p>
          </table:table-cell>
          <table:table-cell office:value-type="float" office:value="2325.245707182044" table:style-name="ce203">
            <text:p>2,325</text:p>
          </table:table-cell>
          <table:table-cell office:value-type="float" office:value="2211.0192047548126" table:style-name="ce203">
            <text:p>2,211</text:p>
          </table:table-cell>
          <table:table-cell office:value-type="float" office:value="2388.2059220149604" table:style-name="ce203">
            <text:p>2,388</text:p>
          </table:table-cell>
          <table:table-cell office:value-type="float" office:value="1493.8960118055156" table:style-name="ce203">
            <text:p>1,494</text:p>
          </table:table-cell>
          <table:table-cell office:value-type="float" office:value="1012.3278616491569" table:style-name="ce203">
            <text:p>1,012</text:p>
          </table:table-cell>
          <table:table-cell office:value-type="float" office:value="1710.4306359624115" table:style-name="ce203">
            <text:p>1,710</text:p>
          </table:table-cell>
          <table:table-cell office:value-type="float" office:value="2012.5070853173761" table:style-name="ce203">
            <text:p>2,013</text:p>
          </table:table-cell>
          <table:table-cell office:value-type="float" office:value="2514.6750361101481" table:style-name="ce269">
            <text:p>2,515</text:p>
          </table:table-cell>
          <table:table-cell office:value-type="float" office:value="24.952356911259233" table:style-name="ce181">
            <text:p>25</text:p>
          </table:table-cell>
          <table:table-cell table:number-columns-repeated="16369"/>
        </table:table-row>
        <table:table-row table:style-name="ro6">
          <table:table-cell office:value-type="string" table:style-name="ce123">
            <text:p>Lincolnshire<text:s/><text:span text:style-name="T3">9</text:span></text:p>
          </table:table-cell>
          <table:table-cell office:value-type="float" office:value="942.49606806980898" table:style-name="ce203">
            <text:p>942</text:p>
          </table:table-cell>
          <table:table-cell office:value-type="float" office:value="1316.0569032445919" table:style-name="ce203">
            <text:p>1,316</text:p>
          </table:table-cell>
          <table:table-cell office:value-type="float" office:value="1063.1011158994265" table:style-name="ce203">
            <text:p>1,063</text:p>
          </table:table-cell>
          <table:table-cell office:value-type="float" office:value="718.53843330276823" table:style-name="ce203">
            <text:p>719</text:p>
          </table:table-cell>
          <table:table-cell office:value-type="float" office:value="453.77596392270357" table:style-name="ce203">
            <text:p>454</text:p>
          </table:table-cell>
          <table:table-cell office:value-type="float" office:value="460.28921272356899" table:style-name="ce203">
            <text:p>460</text:p>
          </table:table-cell>
          <table:table-cell office:value-type="float" office:value="383.95299079903958" table:style-name="ce203">
            <text:p>384</text:p>
          </table:table-cell>
          <table:table-cell office:value-type="float" office:value="432.10021411739046" table:style-name="ce203">
            <text:p>432</text:p>
          </table:table-cell>
          <table:table-cell office:value-type="float" office:value="313.04851841928269" table:style-name="ce203">
            <text:p>313</text:p>
          </table:table-cell>
          <table:table-cell office:value-type="float" office:value="367.87413546184496" table:style-name="ce203">
            <text:p>368</text:p>
          </table:table-cell>
          <table:table-cell office:value-type="float" office:value="341.66741770725025" table:style-name="ce203">
            <text:p>342</text:p>
          </table:table-cell>
          <table:table-cell office:value-type="float" office:value="410.02647865798866" table:style-name="ce203">
            <text:p>410</text:p>
          </table:table-cell>
          <table:table-cell office:value-type="float" office:value="440.5735129320895" table:style-name="ce269">
            <text:p>441</text:p>
          </table:table-cell>
          <table:table-cell office:value-type="float" office:value="7.4500150268540954" table:style-name="ce181">
            <text:p>7</text:p>
          </table:table-cell>
          <table:table-cell table:number-columns-repeated="16369"/>
        </table:table-row>
        <table:table-row table:style-name="ro6">
          <table:table-cell office:value-type="string" table:style-name="ce123">
            <text:p>Northamptonshire</text:p>
          </table:table-cell>
          <table:table-cell office:value-type="float" office:value="2852.6091654196862" table:style-name="ce203">
            <text:p>2,853</text:p>
          </table:table-cell>
          <table:table-cell office:value-type="float" office:value="1885.2427305814047" table:style-name="ce203">
            <text:p>1,885</text:p>
          </table:table-cell>
          <table:table-cell office:value-type="float" office:value="1996.4582771184355" table:style-name="ce203">
            <text:p>1,996</text:p>
          </table:table-cell>
          <table:table-cell office:value-type="float" office:value="2196.1654161740776" table:style-name="ce203">
            <text:p>2,196</text:p>
          </table:table-cell>
          <table:table-cell office:value-type="float" office:value="3120.5896417353792" table:style-name="ce203">
            <text:p>3,121</text:p>
          </table:table-cell>
          <table:table-cell office:value-type="float" office:value="2711.9445160937048" table:style-name="ce203">
            <text:p>2,712</text:p>
          </table:table-cell>
          <table:table-cell office:value-type="float" office:value="3097.4512401224133" table:style-name="ce203">
            <text:p>3,097</text:p>
          </table:table-cell>
          <table:table-cell office:value-type="float" office:value="3724.3447007713398" table:style-name="ce203">
            <text:p>3,724</text:p>
          </table:table-cell>
          <table:table-cell office:value-type="float" office:value="3558.2705293452336" table:style-name="ce203">
            <text:p>3,558</text:p>
          </table:table-cell>
          <table:table-cell office:value-type="float" office:value="2892.0121821345292" table:style-name="ce203">
            <text:p>2,892</text:p>
          </table:table-cell>
          <table:table-cell office:value-type="float" office:value="2095.132091531083" table:style-name="ce203">
            <text:p>2,095</text:p>
          </table:table-cell>
          <table:table-cell office:value-type="float" office:value="2108.7169745645288" table:style-name="ce203">
            <text:p>2,109</text:p>
          </table:table-cell>
          <table:table-cell office:value-type="float" office:value="2748.7152598505659" table:style-name="ce269">
            <text:p>2,749</text:p>
          </table:table-cell>
          <table:table-cell office:value-type="float" office:value="30.350127257746529" table:style-name="ce181">
            <text:p>30</text:p>
          </table:table-cell>
          <table:table-cell table:number-columns-repeated="16369"/>
        </table:table-row>
        <table:table-row table:style-name="ro6">
          <table:table-cell office:value-type="string" table:style-name="ce123">
            <text:p>Nottinghamshire</text:p>
          </table:table-cell>
          <table:table-cell office:value-type="float" office:value="3742.8174138706195" table:style-name="ce203">
            <text:p>3,743</text:p>
          </table:table-cell>
          <table:table-cell office:value-type="float" office:value="4595.5899703065807" table:style-name="ce203">
            <text:p>4,596</text:p>
          </table:table-cell>
          <table:table-cell office:value-type="float" office:value="3858.0724260301781" table:style-name="ce203">
            <text:p>3,858</text:p>
          </table:table-cell>
          <table:table-cell office:value-type="float" office:value="2114.5897388904959" table:style-name="ce203">
            <text:p>2,115</text:p>
          </table:table-cell>
          <table:table-cell office:value-type="float" office:value="2333.3991755569054" table:style-name="ce203">
            <text:p>2,333</text:p>
          </table:table-cell>
          <table:table-cell office:value-type="float" office:value="4269.7546060080958" table:style-name="ce203">
            <text:p>4,270</text:p>
          </table:table-cell>
          <table:table-cell office:value-type="float" office:value="4480.8118605015161" table:style-name="ce203">
            <text:p>4,481</text:p>
          </table:table-cell>
          <table:table-cell office:value-type="float" office:value="4524.6252889428051" table:style-name="ce203">
            <text:p>4,525</text:p>
          </table:table-cell>
          <table:table-cell office:value-type="float" office:value="3856.9167253764144" table:style-name="ce203">
            <text:p>3,857</text:p>
          </table:table-cell>
          <table:table-cell office:value-type="float" office:value="3561.6835400609384" table:style-name="ce203">
            <text:p>3,562</text:p>
          </table:table-cell>
          <table:table-cell office:value-type="float" office:value="3165.5152501073953" table:style-name="ce203">
            <text:p>3,166</text:p>
          </table:table-cell>
          <table:table-cell office:value-type="float" office:value="2810.6637839345808" table:style-name="ce203">
            <text:p>2,811</text:p>
          </table:table-cell>
          <table:table-cell office:value-type="float" office:value="2948.375274541997" table:style-name="ce269">
            <text:p>2,948</text:p>
          </table:table-cell>
          <table:table-cell office:value-type="float" office:value="4.8996073950416497" table:style-name="ce181">
            <text:p>5</text:p>
          </table:table-cell>
          <table:table-cell table:number-columns-repeated="16369"/>
        </table:table-row>
        <table:table-row table:style-name="ro6">
          <table:table-cell office:value-type="string" table:style-name="ce270">
            <text:p>East Midlands Region</text:p>
          </table:table-cell>
          <table:table-cell office:value-type="float" office:value="2626.9409500498778" table:style-name="ce271">
            <text:p>2,627</text:p>
          </table:table-cell>
          <table:table-cell office:value-type="float" office:value="2616.4793017757552" table:style-name="ce271">
            <text:p>2,616</text:p>
          </table:table-cell>
          <table:table-cell office:value-type="float" office:value="2541.4731627684428" table:style-name="ce271">
            <text:p>2,541</text:p>
          </table:table-cell>
          <table:table-cell office:value-type="float" office:value="2196.9504342130308" table:style-name="ce271">
            <text:p>2,197</text:p>
          </table:table-cell>
          <table:table-cell office:value-type="float" office:value="2429.2938806599677" table:style-name="ce271">
            <text:p>2,429</text:p>
          </table:table-cell>
          <table:table-cell office:value-type="float" office:value="2759.9214360142528" table:style-name="ce271">
            <text:p>2,760</text:p>
          </table:table-cell>
          <table:table-cell office:value-type="float" office:value="2799.2016167326842" table:style-name="ce271">
            <text:p>2,799</text:p>
          </table:table-cell>
          <table:table-cell office:value-type="float" office:value="2981.886647858802" table:style-name="ce271">
            <text:p>2,982</text:p>
          </table:table-cell>
          <table:table-cell office:value-type="float" office:value="2553.7945401886782" table:style-name="ce271">
            <text:p>2,554</text:p>
          </table:table-cell>
          <table:table-cell office:value-type="float" office:value="2201.1794644388178" table:style-name="ce271">
            <text:p>2,201</text:p>
          </table:table-cell>
          <table:table-cell office:value-type="float" office:value="2079.1895415263239" table:style-name="ce271">
            <text:p>2,079</text:p>
          </table:table-cell>
          <table:table-cell office:value-type="float" office:value="2094.6562479435906" table:style-name="ce271">
            <text:p>2,095</text:p>
          </table:table-cell>
          <table:table-cell office:value-type="float" office:value="2368.3695072738165" table:style-name="ce272">
            <text:p>2,368</text:p>
          </table:table-cell>
          <table:table-cell office:value-type="float" office:value="13.06721614102273" table:style-name="ce273">
            <text:p>13</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Staffordshire</text:p>
          </table:table-cell>
          <table:table-cell office:value-type="float" office:value="2491.6152056726987" table:style-name="ce203">
            <text:p>2,492</text:p>
          </table:table-cell>
          <table:table-cell office:value-type="float" office:value="3673.783616373782" table:style-name="ce203">
            <text:p>3,674</text:p>
          </table:table-cell>
          <table:table-cell office:value-type="float" office:value="3068.3310401596082" table:style-name="ce203">
            <text:p>3,068</text:p>
          </table:table-cell>
          <table:table-cell office:value-type="float" office:value="3032.73086514236" table:style-name="ce203">
            <text:p>3,033</text:p>
          </table:table-cell>
          <table:table-cell office:value-type="float" office:value="2950.6165269303247" table:style-name="ce203">
            <text:p>2,951</text:p>
          </table:table-cell>
          <table:table-cell office:value-type="float" office:value="3633.0029637655757" table:style-name="ce203">
            <text:p>3,633</text:p>
          </table:table-cell>
          <table:table-cell office:value-type="float" office:value="3438.2128915288749" table:style-name="ce203">
            <text:p>3,438</text:p>
          </table:table-cell>
          <table:table-cell office:value-type="float" office:value="3281.1492421656126" table:style-name="ce203">
            <text:p>3,281</text:p>
          </table:table-cell>
          <table:table-cell office:value-type="float" office:value="2980.583013556613" table:style-name="ce203">
            <text:p>2,981</text:p>
          </table:table-cell>
          <table:table-cell office:value-type="float" office:value="2361.314294432827" table:style-name="ce203">
            <text:p>2,361</text:p>
          </table:table-cell>
          <table:table-cell office:value-type="float" office:value="2255.5491686511691" table:style-name="ce203">
            <text:p>2,256</text:p>
          </table:table-cell>
          <table:table-cell office:value-type="float" office:value="2408.9795534197651" table:style-name="ce203">
            <text:p>2,409</text:p>
          </table:table-cell>
          <table:table-cell office:value-type="float" office:value="2260.7271814204828" table:style-name="ce269">
            <text:p>2,261</text:p>
          </table:table-cell>
          <table:table-cell office:value-type="float" office:value="-6.1541565094989981" table:style-name="ce181">
            <text:p>-6</text:p>
          </table:table-cell>
          <table:table-cell table:number-columns-repeated="16369"/>
        </table:table-row>
        <table:table-row table:style-name="ro6">
          <table:table-cell office:value-type="string" table:style-name="ce123">
            <text:p>Warwickshire</text:p>
          </table:table-cell>
          <table:table-cell office:value-type="float" office:value="2570.6017665326549" table:style-name="ce203">
            <text:p>2,571</text:p>
          </table:table-cell>
          <table:table-cell office:value-type="float" office:value="2419.6219551219078" table:style-name="ce203">
            <text:p>2,420</text:p>
          </table:table-cell>
          <table:table-cell office:value-type="float" office:value="2389.7631372083711" table:style-name="ce203">
            <text:p>2,390</text:p>
          </table:table-cell>
          <table:table-cell office:value-type="float" office:value="2860.9321363286731" table:style-name="ce203">
            <text:p>2,861</text:p>
          </table:table-cell>
          <table:table-cell office:value-type="float" office:value="2339.3596806856731" table:style-name="ce203">
            <text:p>2,339</text:p>
          </table:table-cell>
          <table:table-cell office:value-type="float" office:value="1846.1121865360055" table:style-name="ce203">
            <text:p>1,846</text:p>
          </table:table-cell>
          <table:table-cell office:value-type="float" office:value="2255.581469193794" table:style-name="ce203">
            <text:p>2,256</text:p>
          </table:table-cell>
          <table:table-cell office:value-type="float" office:value="1676.6017469461244" table:style-name="ce203">
            <text:p>1,677</text:p>
          </table:table-cell>
          <table:table-cell office:value-type="float" office:value="2099.3701889433169" table:style-name="ce203">
            <text:p>2,099</text:p>
          </table:table-cell>
          <table:table-cell office:value-type="float" office:value="2227.4287818455527" table:style-name="ce203">
            <text:p>2,227</text:p>
          </table:table-cell>
          <table:table-cell office:value-type="float" office:value="2275.7072294566683" table:style-name="ce203">
            <text:p>2,276</text:p>
          </table:table-cell>
          <table:table-cell office:value-type="float" office:value="2242.4463566446202" table:style-name="ce203">
            <text:p>2,242</text:p>
          </table:table-cell>
          <table:table-cell office:value-type="float" office:value="2532.3549500008758" table:style-name="ce269">
            <text:p>2,532</text:p>
          </table:table-cell>
          <table:table-cell office:value-type="float" office:value="12.928228695291821" table:style-name="ce181">
            <text:p>13</text:p>
          </table:table-cell>
          <table:table-cell table:number-columns-repeated="16369"/>
        </table:table-row>
        <table:table-row table:style-name="ro6">
          <table:table-cell office:value-type="string" table:style-name="ce123">
            <text:p>West Mercia</text:p>
          </table:table-cell>
          <table:table-cell office:value-type="float" office:value="2800.7367794804227" table:style-name="ce203">
            <text:p>2,801</text:p>
          </table:table-cell>
          <table:table-cell office:value-type="float" office:value="2754.8737829096071" table:style-name="ce203">
            <text:p>2,755</text:p>
          </table:table-cell>
          <table:table-cell office:value-type="float" office:value="2491.0056223661986" table:style-name="ce203">
            <text:p>2,491</text:p>
          </table:table-cell>
          <table:table-cell office:value-type="float" office:value="2569.2852798028425" table:style-name="ce203">
            <text:p>2,569</text:p>
          </table:table-cell>
          <table:table-cell office:value-type="float" office:value="2583.9920664459796" table:style-name="ce203">
            <text:p>2,584</text:p>
          </table:table-cell>
          <table:table-cell office:value-type="float" office:value="2752.1924002238352" table:style-name="ce203">
            <text:p>2,752</text:p>
          </table:table-cell>
          <table:table-cell office:value-type="float" office:value="2757.2400929216747" table:style-name="ce203">
            <text:p>2,757</text:p>
          </table:table-cell>
          <table:table-cell office:value-type="float" office:value="2118.5583117591723" table:style-name="ce203">
            <text:p>2,119</text:p>
          </table:table-cell>
          <table:table-cell office:value-type="float" office:value="2752.5033369775761" table:style-name="ce203">
            <text:p>2,753</text:p>
          </table:table-cell>
          <table:table-cell office:value-type="float" office:value="2759.2975198342019" table:style-name="ce203">
            <text:p>2,759</text:p>
          </table:table-cell>
          <table:table-cell office:value-type="float" office:value="2538.3110181765314" table:style-name="ce203">
            <text:p>2,538</text:p>
          </table:table-cell>
          <table:table-cell office:value-type="float" office:value="2278.7312652930373" table:style-name="ce203">
            <text:p>2,279</text:p>
          </table:table-cell>
          <table:table-cell office:value-type="float" office:value="2567.3880881615491" table:style-name="ce269">
            <text:p>2,567</text:p>
          </table:table-cell>
          <table:table-cell office:value-type="float" office:value="12.667435922128867" table:style-name="ce181">
            <text:p>13</text:p>
          </table:table-cell>
          <table:table-cell table:number-columns-repeated="16369"/>
        </table:table-row>
        <table:table-row table:style-name="ro6">
          <table:table-cell office:value-type="string" table:style-name="ce123">
            <text:p>West Midlands</text:p>
          </table:table-cell>
          <table:table-cell office:value-type="float" office:value="4086.7804912971228" table:style-name="ce203">
            <text:p>4,087</text:p>
          </table:table-cell>
          <table:table-cell office:value-type="float" office:value="3932.6085129675016" table:style-name="ce203">
            <text:p>3,933</text:p>
          </table:table-cell>
          <table:table-cell office:value-type="float" office:value="3978.9022160774957" table:style-name="ce203">
            <text:p>3,979</text:p>
          </table:table-cell>
          <table:table-cell office:value-type="float" office:value="3571.1149053483364" table:style-name="ce203">
            <text:p>3,571</text:p>
          </table:table-cell>
          <table:table-cell office:value-type="float" office:value="3371.3897589104172" table:style-name="ce203">
            <text:p>3,371</text:p>
          </table:table-cell>
          <table:table-cell office:value-type="float" office:value="3540.8559885215095" table:style-name="ce203">
            <text:p>3,541</text:p>
          </table:table-cell>
          <table:table-cell office:value-type="float" office:value="3124.4615805605786" table:style-name="ce203">
            <text:p>3,124</text:p>
          </table:table-cell>
          <table:table-cell office:value-type="float" office:value="2710.9997395342157" table:style-name="ce203">
            <text:p>2,711</text:p>
          </table:table-cell>
          <table:table-cell office:value-type="float" office:value="2149.3001599512313" table:style-name="ce203">
            <text:p>2,149</text:p>
          </table:table-cell>
          <table:table-cell office:value-type="float" office:value="2116.4211625176413" table:style-name="ce203">
            <text:p>2,116</text:p>
          </table:table-cell>
          <table:table-cell office:value-type="float" office:value="1802.1414173145893" table:style-name="ce203">
            <text:p>1,802</text:p>
          </table:table-cell>
          <table:table-cell office:value-type="float" office:value="1629.791568227417" table:style-name="ce203">
            <text:p>1,630</text:p>
          </table:table-cell>
          <table:table-cell office:value-type="float" office:value="1910.8795669267308" table:style-name="ce269">
            <text:p>1,911</text:p>
          </table:table-cell>
          <table:table-cell office:value-type="float" office:value="17.246867892747098" table:style-name="ce181">
            <text:p>17</text:p>
          </table:table-cell>
          <table:table-cell table:number-columns-repeated="16369"/>
        </table:table-row>
        <table:table-row table:style-name="ro6">
          <table:table-cell office:value-type="string" table:style-name="ce270">
            <text:p>West Midlands Region</text:p>
          </table:table-cell>
          <table:table-cell office:value-type="float" office:value="3340.7681366206502" table:style-name="ce271">
            <text:p>3,341</text:p>
          </table:table-cell>
          <table:table-cell office:value-type="float" office:value="3474.186360631586" table:style-name="ce271">
            <text:p>3,474</text:p>
          </table:table-cell>
          <table:table-cell office:value-type="float" office:value="3316.63100592405" table:style-name="ce271">
            <text:p>3,317</text:p>
          </table:table-cell>
          <table:table-cell office:value-type="float" office:value="3176.0090028829554" table:style-name="ce271">
            <text:p>3,176</text:p>
          </table:table-cell>
          <table:table-cell office:value-type="float" office:value="3015.7032167141647" table:style-name="ce271">
            <text:p>3,016</text:p>
          </table:table-cell>
          <table:table-cell office:value-type="float" office:value="3221.6211089016338" table:style-name="ce271">
            <text:p>3,222</text:p>
          </table:table-cell>
          <table:table-cell office:value-type="float" office:value="3021.3188354453441" table:style-name="ce271">
            <text:p>3,021</text:p>
          </table:table-cell>
          <table:table-cell office:value-type="float" office:value="2593.2593583603893" table:style-name="ce271">
            <text:p>2,593</text:p>
          </table:table-cell>
          <table:table-cell office:value-type="float" office:value="2437.3022590860178" table:style-name="ce271">
            <text:p>2,437</text:p>
          </table:table-cell>
          <table:table-cell office:value-type="float" office:value="2314.2062250043473" table:style-name="ce271">
            <text:p>2,314</text:p>
          </table:table-cell>
          <table:table-cell office:value-type="float" office:value="2094.9072996624222" table:style-name="ce271">
            <text:p>2,095</text:p>
          </table:table-cell>
          <table:table-cell office:value-type="float" office:value="1979.4543524278477" table:style-name="ce271">
            <text:p>1,979</text:p>
          </table:table-cell>
          <table:table-cell office:value-type="float" office:value="2180.7371494877693" table:style-name="ce272">
            <text:p>2,181</text:p>
          </table:table-cell>
          <table:table-cell office:value-type="float" office:value="10.168600089870395" table:style-name="ce273">
            <text:p>10</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Bedfordshire<text:s/><text:span text:style-name="T3">6, 7</text:span></text:p>
          </table:table-cell>
          <table:table-cell office:value-type="float" office:value="1373.2665078791595" table:style-name="ce203">
            <text:p>1,373</text:p>
          </table:table-cell>
          <table:table-cell office:value-type="float" office:value="1628.0789346936838" table:style-name="ce203">
            <text:p>1,628</text:p>
          </table:table-cell>
          <table:table-cell office:value-type="float" office:value="2264.4691684459326" table:style-name="ce203">
            <text:p>2,264</text:p>
          </table:table-cell>
          <table:table-cell office:value-type="float" office:value="1833.2095653245331" table:style-name="ce203">
            <text:p>1,833</text:p>
          </table:table-cell>
          <table:table-cell office:value-type="float" office:value="3018.5120066778622" table:style-name="ce203">
            <text:p>3,019</text:p>
          </table:table-cell>
          <table:table-cell office:value-type="float" office:value="3231.1120113429211" table:style-name="ce203">
            <text:p>3,231</text:p>
          </table:table-cell>
          <table:table-cell office:value-type="float" office:value="2718.3173631521604" table:style-name="ce203">
            <text:p>2,718</text:p>
          </table:table-cell>
          <table:table-cell office:value-type="float" office:value="2511.4371351948257" table:style-name="ce203">
            <text:p>2,511</text:p>
          </table:table-cell>
          <table:table-cell office:value-type="float" office:value="2116.5845189622987" table:style-name="ce203">
            <text:p>2,117</text:p>
          </table:table-cell>
          <table:table-cell office:value-type="float" office:value="1847.3733709525729" table:style-name="ce203">
            <text:p>1,847</text:p>
          </table:table-cell>
          <table:table-cell office:value-type="float" office:value="1873.6483771496166" table:style-name="ce203">
            <text:p>1,874</text:p>
          </table:table-cell>
          <table:table-cell office:value-type="float" office:value="1819.1393319289798" table:style-name="ce203">
            <text:p>1,819</text:p>
          </table:table-cell>
          <table:table-cell office:value-type="float" office:value="1822.6964553035984" table:style-name="ce269">
            <text:p>1,823</text:p>
          </table:table-cell>
          <table:table-cell office:value-type="float" office:value="0.1955388085005394" table:style-name="ce181">
            <text:p>0</text:p>
          </table:table-cell>
          <table:table-cell table:number-columns-repeated="16369"/>
        </table:table-row>
        <table:table-row table:style-name="ro6">
          <table:table-cell office:value-type="string" table:style-name="ce123">
            <text:p>Cambridgeshire</text:p>
          </table:table-cell>
          <table:table-cell office:value-type="float" office:value="2982.430938207141" table:style-name="ce203">
            <text:p>2,982</text:p>
          </table:table-cell>
          <table:table-cell office:value-type="float" office:value="3707.7079374684558" table:style-name="ce203">
            <text:p>3,708</text:p>
          </table:table-cell>
          <table:table-cell office:value-type="float" office:value="3382.9577709552223" table:style-name="ce203">
            <text:p>3,383</text:p>
          </table:table-cell>
          <table:table-cell office:value-type="float" office:value="2890.9795071580397" table:style-name="ce203">
            <text:p>2,891</text:p>
          </table:table-cell>
          <table:table-cell office:value-type="float" office:value="2534.3276500293096" table:style-name="ce203">
            <text:p>2,534</text:p>
          </table:table-cell>
          <table:table-cell office:value-type="float" office:value="3057.876542108088" table:style-name="ce203">
            <text:p>3,058</text:p>
          </table:table-cell>
          <table:table-cell office:value-type="float" office:value="3032.9773379762887" table:style-name="ce203">
            <text:p>3,033</text:p>
          </table:table-cell>
          <table:table-cell office:value-type="float" office:value="3189.4100382997121" table:style-name="ce203">
            <text:p>3,189</text:p>
          </table:table-cell>
          <table:table-cell office:value-type="float" office:value="3086.9141577710625" table:style-name="ce203">
            <text:p>3,087</text:p>
          </table:table-cell>
          <table:table-cell office:value-type="float" office:value="2359.6737112139781" table:style-name="ce203">
            <text:p>2,360</text:p>
          </table:table-cell>
          <table:table-cell office:value-type="float" office:value="2356.7933006295384" table:style-name="ce203">
            <text:p>2,357</text:p>
          </table:table-cell>
          <table:table-cell office:value-type="float" office:value="2197.9552641736836" table:style-name="ce203">
            <text:p>2,198</text:p>
          </table:table-cell>
          <table:table-cell office:value-type="float" office:value="2735.4100710479365" table:style-name="ce269">
            <text:p>2,735</text:p>
          </table:table-cell>
          <table:table-cell office:value-type="float" office:value="24.452490714196038" table:style-name="ce181">
            <text:p>24</text:p>
          </table:table-cell>
          <table:table-cell table:number-columns-repeated="16369"/>
        </table:table-row>
        <table:table-row table:style-name="ro6">
          <table:table-cell office:value-type="string" table:style-name="ce123">
            <text:p>Essex<text:s/><text:span text:style-name="T3">7</text:span></text:p>
          </table:table-cell>
          <table:table-cell office:value-type="float" office:value="1168.2670146491932" table:style-name="ce203">
            <text:p>1,168</text:p>
          </table:table-cell>
          <table:table-cell office:value-type="float" office:value="1635.6578165753801" table:style-name="ce203">
            <text:p>1,636</text:p>
          </table:table-cell>
          <table:table-cell office:value-type="float" office:value="2352.8648253198462" table:style-name="ce203">
            <text:p>2,353</text:p>
          </table:table-cell>
          <table:table-cell office:value-type="float" office:value="1948.3502383956998" table:style-name="ce203">
            <text:p>1,948</text:p>
          </table:table-cell>
          <table:table-cell office:value-type="float" office:value="2492.402277570126" table:style-name="ce203">
            <text:p>2,492</text:p>
          </table:table-cell>
          <table:table-cell office:value-type="float" office:value="2113.7663151819315" table:style-name="ce203">
            <text:p>2,114</text:p>
          </table:table-cell>
          <table:table-cell office:value-type="float" office:value="1851.9284411174067" table:style-name="ce203">
            <text:p>1,852</text:p>
          </table:table-cell>
          <table:table-cell office:value-type="float" office:value="1902.9669399424547" table:style-name="ce203">
            <text:p>1,903</text:p>
          </table:table-cell>
          <table:table-cell office:value-type="float" office:value="1961.4765553358591" table:style-name="ce203">
            <text:p>1,961</text:p>
          </table:table-cell>
          <table:table-cell office:value-type="float" office:value="1440.9326723509362" table:style-name="ce203">
            <text:p>1,441</text:p>
          </table:table-cell>
          <table:table-cell office:value-type="float" office:value="1735.136202920489" table:style-name="ce203">
            <text:p>1,735</text:p>
          </table:table-cell>
          <table:table-cell office:value-type="float" office:value="1701.8434073344067" table:style-name="ce203">
            <text:p>1,702</text:p>
          </table:table-cell>
          <table:table-cell office:value-type="float" office:value="1975.1717635555713" table:style-name="ce269">
            <text:p>1,975</text:p>
          </table:table-cell>
          <table:table-cell office:value-type="float" office:value="16.060723039687772" table:style-name="ce181">
            <text:p>16</text:p>
          </table:table-cell>
          <table:table-cell table:number-columns-repeated="16369"/>
        </table:table-row>
        <table:table-row table:style-name="ro6">
          <table:table-cell office:value-type="string" table:style-name="ce123">
            <text:p>Hertfordshire<text:s/><text:span text:style-name="T3">9</text:span></text:p>
          </table:table-cell>
          <table:table-cell office:value-type="float" office:value="2641.0785532758591" table:style-name="ce203">
            <text:p>2,641</text:p>
          </table:table-cell>
          <table:table-cell office:value-type="float" office:value="2753.1469196256317" table:style-name="ce203">
            <text:p>2,753</text:p>
          </table:table-cell>
          <table:table-cell office:value-type="float" office:value="3353.4973107531182" table:style-name="ce203">
            <text:p>3,353</text:p>
          </table:table-cell>
          <table:table-cell office:value-type="float" office:value="4498.4538559674047" table:style-name="ce203">
            <text:p>4,498</text:p>
          </table:table-cell>
          <table:table-cell office:value-type="float" office:value="4207.1393168002987" table:style-name="ce203">
            <text:p>4,207</text:p>
          </table:table-cell>
          <table:table-cell office:value-type="float" office:value="4441.7694209090005" table:style-name="ce203">
            <text:p>4,442</text:p>
          </table:table-cell>
          <table:table-cell office:value-type="float" office:value="3764.0732054670284" table:style-name="ce203">
            <text:p>3,764</text:p>
          </table:table-cell>
          <table:table-cell office:value-type="float" office:value="4080.8168296217336" table:style-name="ce203">
            <text:p>4,081</text:p>
          </table:table-cell>
          <table:table-cell office:value-type="float" office:value="3152.1537696814767" table:style-name="ce203">
            <text:p>3,152</text:p>
          </table:table-cell>
          <table:table-cell office:value-type="float" office:value="2808.7888684164723" table:style-name="ce203">
            <text:p>2,809</text:p>
          </table:table-cell>
          <table:table-cell office:value-type="float" office:value="2599.5988850363719" table:style-name="ce203">
            <text:p>2,600</text:p>
          </table:table-cell>
          <table:table-cell office:value-type="float" office:value="2662.2995019196669" table:style-name="ce203">
            <text:p>2,662</text:p>
          </table:table-cell>
          <table:table-cell office:value-type="float" office:value="2869.8923051593047" table:style-name="ce269">
            <text:p>2,870</text:p>
          </table:table-cell>
          <table:table-cell office:value-type="float" office:value="7.797499984128442" table:style-name="ce181">
            <text:p>8</text:p>
          </table:table-cell>
          <table:table-cell table:number-columns-repeated="16369"/>
        </table:table-row>
        <table:table-row table:style-name="ro6">
          <table:table-cell office:value-type="string" table:style-name="ce123">
            <text:p>Norfolk<text:s/><text:span text:style-name="T3">1, 2</text:span></text:p>
          </table:table-cell>
          <table:table-cell office:value-type="float" office:value="1318.3573725487358" table:style-name="ce203">
            <text:p>1,318</text:p>
          </table:table-cell>
          <table:table-cell office:value-type="float" office:value="1303.0798435825116" table:style-name="ce203">
            <text:p>1,303</text:p>
          </table:table-cell>
          <table:table-cell office:value-type="float" office:value="676.17751739463688" table:style-name="ce203">
            <text:p>676</text:p>
          </table:table-cell>
          <table:table-cell office:value-type="float" office:value="706.5593043108388" table:style-name="ce203">
            <text:p>707</text:p>
          </table:table-cell>
          <table:table-cell office:value-type="float" office:value="1020.0181492884493" table:style-name="ce203">
            <text:p>1,020</text:p>
          </table:table-cell>
          <table:table-cell office:value-type="float" office:value="2443.4913535313103" table:style-name="ce203">
            <text:p>2,443</text:p>
          </table:table-cell>
          <table:table-cell office:value-type="float" office:value="3160.7461903474159" table:style-name="ce203">
            <text:p>3,161</text:p>
          </table:table-cell>
          <table:table-cell office:value-type="float" office:value="3770.2057310800878" table:style-name="ce203">
            <text:p>3,770</text:p>
          </table:table-cell>
          <table:table-cell office:value-type="float" office:value="3339.3717742762415" table:style-name="ce203">
            <text:p>3,339</text:p>
          </table:table-cell>
          <table:table-cell office:value-type="float" office:value="1996.6598039725284" table:style-name="ce203">
            <text:p>1,997</text:p>
          </table:table-cell>
          <table:table-cell office:value-type="float" office:value="1709.0953890263979" table:style-name="ce203">
            <text:p>1,709</text:p>
          </table:table-cell>
          <table:table-cell office:value-type="float" office:value="2154.9661060341277" table:style-name="ce203">
            <text:p>2,155</text:p>
          </table:table-cell>
          <table:table-cell office:value-type="float" office:value="2884.8707507082149" table:style-name="ce269">
            <text:p>2,885</text:p>
          </table:table-cell>
          <table:table-cell office:value-type="float" office:value="33.870817857890145" table:style-name="ce181">
            <text:p>34</text:p>
          </table:table-cell>
          <table:table-cell table:number-columns-repeated="16369"/>
        </table:table-row>
        <table:table-row table:style-name="ro6">
          <table:table-cell office:value-type="string" table:style-name="ce123">
            <text:p>Suffolk<text:s/><text:span text:style-name="T3">13</text:span></text:p>
          </table:table-cell>
          <table:table-cell office:value-type="float" office:value="1951.7441223624069" table:style-name="ce203">
            <text:p>1,952</text:p>
          </table:table-cell>
          <table:table-cell office:value-type="float" office:value="1761.2783863362024" table:style-name="ce203">
            <text:p>1,761</text:p>
          </table:table-cell>
          <table:table-cell office:value-type="float" office:value="1637.8571788540041" table:style-name="ce203">
            <text:p>1,638</text:p>
          </table:table-cell>
          <table:table-cell office:value-type="float" office:value="1411.8964108033745" table:style-name="ce203">
            <text:p>1,412</text:p>
          </table:table-cell>
          <table:table-cell office:value-type="float" office:value="1328.7733295026353" table:style-name="ce203">
            <text:p>1,329</text:p>
          </table:table-cell>
          <table:table-cell office:value-type="float" office:value="1790.0848201629017" table:style-name="ce203">
            <text:p>1,790</text:p>
          </table:table-cell>
          <table:table-cell office:value-type="float" office:value="2023.6723234816996" table:style-name="ce203">
            <text:p>2,024</text:p>
          </table:table-cell>
          <table:table-cell office:value-type="float" office:value="1684.2168323652832" table:style-name="ce203">
            <text:p>1,684</text:p>
          </table:table-cell>
          <table:table-cell office:value-type="float" office:value="1586.97489004918" table:style-name="ce203">
            <text:p>1,587</text:p>
          </table:table-cell>
          <table:table-cell office:value-type="float" office:value="1810.2292103329987" table:style-name="ce203">
            <text:p>1,810</text:p>
          </table:table-cell>
          <table:table-cell office:value-type="float" office:value="3048.5432203458058" table:style-name="ce203">
            <text:p>3,049</text:p>
          </table:table-cell>
          <table:table-cell office:value-type="float" office:value="4022.5739717666825" table:style-name="ce203">
            <text:p>4,023</text:p>
          </table:table-cell>
          <table:table-cell office:value-type="float" office:value="3651.6750246521019" table:style-name="ce269">
            <text:p>3,652</text:p>
          </table:table-cell>
          <table:table-cell office:value-type="float" office:value="-9.22043819996391" table:style-name="ce181">
            <text:p>-9</text:p>
          </table:table-cell>
          <table:table-cell table:number-columns-repeated="16369"/>
        </table:table-row>
        <table:table-row table:style-name="ro6">
          <table:table-cell office:value-type="string" table:style-name="ce270">
            <text:p>Eastern Region</text:p>
          </table:table-cell>
          <table:table-cell office:value-type="float" office:value="1834.9019869453866" table:style-name="ce271">
            <text:p>1,835</text:p>
          </table:table-cell>
          <table:table-cell office:value-type="float" office:value="2094.6190471305208" table:style-name="ce271">
            <text:p>2,095</text:p>
          </table:table-cell>
          <table:table-cell office:value-type="float" office:value="2337.4530293342209" table:style-name="ce271">
            <text:p>2,337</text:p>
          </table:table-cell>
          <table:table-cell office:value-type="float" office:value="2301.5093777335528" table:style-name="ce271">
            <text:p>2,302</text:p>
          </table:table-cell>
          <table:table-cell office:value-type="float" office:value="2519.0265802160757" table:style-name="ce271">
            <text:p>2,519</text:p>
          </table:table-cell>
          <table:table-cell office:value-type="float" office:value="2814.0265671946286" table:style-name="ce271">
            <text:p>2,814</text:p>
          </table:table-cell>
          <table:table-cell office:value-type="float" office:value="2684.9611703932123" table:style-name="ce271">
            <text:p>2,685</text:p>
          </table:table-cell>
          <table:table-cell office:value-type="float" office:value="2808.5509737810353" table:style-name="ce271">
            <text:p>2,809</text:p>
          </table:table-cell>
          <table:table-cell office:value-type="float" office:value="2516.788978036127" table:style-name="ce271">
            <text:p>2,517</text:p>
          </table:table-cell>
          <table:table-cell office:value-type="float" office:value="2000.5098370743053" table:style-name="ce271">
            <text:p>2,001</text:p>
          </table:table-cell>
          <table:table-cell office:value-type="float" office:value="2158.0473635120679" table:style-name="ce271">
            <text:p>2,158</text:p>
          </table:table-cell>
          <table:table-cell office:value-type="float" office:value="2317.2825768363823" table:style-name="ce271">
            <text:p>2,317</text:p>
          </table:table-cell>
          <table:table-cell office:value-type="float" office:value="2571.754498393379" table:style-name="ce272">
            <text:p>2,572</text:p>
          </table:table-cell>
          <table:table-cell office:value-type="float" office:value="10.98147994986476" table:style-name="ce273">
            <text:p>11</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London, City of<text:s/><text:span text:style-name="T3">12</text:span></text:p>
          </table:table-cell>
          <table:table-cell office:value-type="float" office:value="124069.4789081886" table:style-name="ce203">
            <text:p>124,069</text:p>
          </table:table-cell>
          <table:table-cell office:value-type="float" office:value="116077.297226239" table:style-name="ce203">
            <text:p>116,077</text:p>
          </table:table-cell>
          <table:table-cell office:value-type="float" office:value="92879.256965944282" table:style-name="ce203">
            <text:p>92,879</text:p>
          </table:table-cell>
          <table:table-cell office:value-type="float" office:value="103185.22483940043" table:style-name="ce203">
            <text:p>103,185</text:p>
          </table:table-cell>
          <table:table-cell office:value-type="float" office:value="89670.209866448626" table:style-name="ce203">
            <text:p>89,670</text:p>
          </table:table-cell>
          <table:table-cell office:value-type="float" office:value="85132.218024824615" table:style-name="ce203">
            <text:p>85,132</text:p>
          </table:table-cell>
          <table:table-cell office:value-type="float" office:value="65386.133403499538" table:style-name="ce203">
            <text:p>65,386</text:p>
          </table:table-cell>
          <table:table-cell office:value-type="float" office:value="48509.414225941429" table:style-name="ce203">
            <text:p>48,509</text:p>
          </table:table-cell>
          <table:table-cell office:value-type="float" office:value="51536.174430128842" table:style-name="ce203">
            <text:p>51,536</text:p>
          </table:table-cell>
          <table:table-cell office:value-type="float" office:value="37442.922374429218" table:style-name="ce203">
            <text:p>37,443</text:p>
          </table:table-cell>
          <table:table-cell office:value-type="float" office:value="33719.817040740345" table:style-name="ce203">
            <text:p>33,720</text:p>
          </table:table-cell>
          <table:table-cell office:value-type="float" office:value="42069.506140580088" table:style-name="ce203">
            <text:p>42,070</text:p>
          </table:table-cell>
          <table:table-cell office:value-type="float" office:value="36871.123363197796" table:style-name="ce269">
            <text:p>36,871</text:p>
          </table:table-cell>
          <table:table-cell office:value-type="float" office:value="-12.35665272611306" table:style-name="ce181">
            <text:p>-12</text:p>
          </table:table-cell>
          <table:table-cell table:number-columns-repeated="16369"/>
        </table:table-row>
        <table:table-row table:style-name="ro6">
          <table:table-cell office:value-type="string" table:style-name="ce121">
            <text:p>Metropolitan Police</text:p>
          </table:table-cell>
          <table:table-cell office:value-type="float" office:value="7174.4273256913084" table:style-name="ce203">
            <text:p>7,174</text:p>
          </table:table-cell>
          <table:table-cell office:value-type="float" office:value="9290.2998829279622" table:style-name="ce203">
            <text:p>9,290</text:p>
          </table:table-cell>
          <table:table-cell office:value-type="float" office:value="9787.6519014362057" table:style-name="ce203">
            <text:p>9,788</text:p>
          </table:table-cell>
          <table:table-cell office:value-type="float" office:value="8381.8497056503984" table:style-name="ce203">
            <text:p>8,382</text:p>
          </table:table-cell>
          <table:table-cell office:value-type="float" office:value="7786.5380573038246" table:style-name="ce203">
            <text:p>7,787</text:p>
          </table:table-cell>
          <table:table-cell office:value-type="float" office:value="7301.0902165976677" table:style-name="ce203">
            <text:p>7,301</text:p>
          </table:table-cell>
          <table:table-cell office:value-type="float" office:value="6003.3021052878867" table:style-name="ce203">
            <text:p>6,003</text:p>
          </table:table-cell>
          <table:table-cell office:value-type="float" office:value="5800.0486389709949" table:style-name="ce203">
            <text:p>5,800</text:p>
          </table:table-cell>
          <table:table-cell office:value-type="float" office:value="4822.7461155506098" table:style-name="ce203">
            <text:p>4,823</text:p>
          </table:table-cell>
          <table:table-cell office:value-type="float" office:value="4342.2047413298142" table:style-name="ce203">
            <text:p>4,342</text:p>
          </table:table-cell>
          <table:table-cell office:value-type="float" office:value="3822.980509976031" table:style-name="ce203">
            <text:p>3,823</text:p>
          </table:table-cell>
          <table:table-cell office:value-type="float" office:value="3483.5875235487501" table:style-name="ce203">
            <text:p>3,484</text:p>
          </table:table-cell>
          <table:table-cell office:value-type="float" office:value="3550.1369478193692" table:style-name="ce269">
            <text:p>3,550</text:p>
          </table:table-cell>
          <table:table-cell office:value-type="float" office:value="1.9103703817042295" table:style-name="ce181">
            <text:p>2</text:p>
          </table:table-cell>
          <table:table-cell table:number-columns-repeated="16369"/>
        </table:table-row>
        <table:table-row table:style-name="ro6">
          <table:table-cell office:value-type="string" table:style-name="ce270">
            <text:p>London Region</text:p>
          </table:table-cell>
          <table:table-cell office:value-type="float" office:value="7286.0325158844798" table:style-name="ce271">
            <text:p>7,286</text:p>
          </table:table-cell>
          <table:table-cell office:value-type="float" office:value="9395.8866171363698" table:style-name="ce271">
            <text:p>9,396</text:p>
          </table:table-cell>
          <table:table-cell office:value-type="float" office:value="9866.6681344636909" table:style-name="ce271">
            <text:p>9,867</text:p>
          </table:table-cell>
          <table:table-cell office:value-type="float" office:value="8471.036036841364" table:style-name="ce271">
            <text:p>8,471</text:p>
          </table:table-cell>
          <table:table-cell office:value-type="float" office:value="7861.0729151354672" table:style-name="ce271">
            <text:p>7,861</text:p>
          </table:table-cell>
          <table:table-cell office:value-type="float" office:value="7371.4041733912027" table:style-name="ce271">
            <text:p>7,371</text:p>
          </table:table-cell>
          <table:table-cell office:value-type="float" office:value="6057.6291415183205" table:style-name="ce271">
            <text:p>6,058</text:p>
          </table:table-cell>
          <table:table-cell office:value-type="float" office:value="5838.8580679739889" table:style-name="ce271">
            <text:p>5,839</text:p>
          </table:table-cell>
          <table:table-cell office:value-type="float" office:value="4866.9063834038225" table:style-name="ce271">
            <text:p>4,867</text:p>
          </table:table-cell>
          <table:table-cell office:value-type="float" office:value="4375.6347483482568" table:style-name="ce271">
            <text:p>4,376</text:p>
          </table:table-cell>
          <table:table-cell office:value-type="float" office:value="3854.9631697795103" table:style-name="ce271">
            <text:p>3,855</text:p>
          </table:table-cell>
          <table:table-cell office:value-type="float" office:value="3517.0534258296402" table:style-name="ce271">
            <text:p>3,517</text:p>
          </table:table-cell>
          <table:table-cell office:value-type="float" office:value="3582.7020432346762" table:style-name="ce272">
            <text:p>3,583</text:p>
          </table:table-cell>
          <table:table-cell office:value-type="float" office:value="1.8665800446164615" table:style-name="ce273">
            <text:p>2</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Hampshire<text:s/><text:span text:style-name="T3">6</text:span></text:p>
          </table:table-cell>
          <table:table-cell office:value-type="float" office:value="1040.4351168402636" table:style-name="ce203">
            <text:p>1,040</text:p>
          </table:table-cell>
          <table:table-cell office:value-type="float" office:value="2053.301226774267" table:style-name="ce203">
            <text:p>2,053</text:p>
          </table:table-cell>
          <table:table-cell office:value-type="float" office:value="2387.5397676443927" table:style-name="ce203">
            <text:p>2,388</text:p>
          </table:table-cell>
          <table:table-cell office:value-type="float" office:value="2813.1682812868667" table:style-name="ce203">
            <text:p>2,813</text:p>
          </table:table-cell>
          <table:table-cell office:value-type="float" office:value="2673.7400980442048" table:style-name="ce203">
            <text:p>2,674</text:p>
          </table:table-cell>
          <table:table-cell office:value-type="float" office:value="2873.5737951102451" table:style-name="ce203">
            <text:p>2,874</text:p>
          </table:table-cell>
          <table:table-cell office:value-type="float" office:value="2600.2981466348851" table:style-name="ce203">
            <text:p>2,600</text:p>
          </table:table-cell>
          <table:table-cell office:value-type="float" office:value="2333.6677530113348" table:style-name="ce203">
            <text:p>2,334</text:p>
          </table:table-cell>
          <table:table-cell office:value-type="float" office:value="1983.8978436968966" table:style-name="ce203">
            <text:p>1,984</text:p>
          </table:table-cell>
          <table:table-cell office:value-type="float" office:value="1517.6075748323851" table:style-name="ce203">
            <text:p>1,518</text:p>
          </table:table-cell>
          <table:table-cell office:value-type="float" office:value="1645.7365470812169" table:style-name="ce203">
            <text:p>1,646</text:p>
          </table:table-cell>
          <table:table-cell office:value-type="float" office:value="1707.1046988840144" table:style-name="ce203">
            <text:p>1,707</text:p>
          </table:table-cell>
          <table:table-cell office:value-type="float" office:value="1995.1827566254722" table:style-name="ce269">
            <text:p>1,995</text:p>
          </table:table-cell>
          <table:table-cell office:value-type="float" office:value="16.875242504445275" table:style-name="ce181">
            <text:p>17</text:p>
          </table:table-cell>
          <table:table-cell table:number-columns-repeated="16369"/>
        </table:table-row>
        <table:table-row table:style-name="ro6">
          <table:table-cell office:value-type="string" table:style-name="ce123">
            <text:p>Kent<text:s/><text:span text:style-name="T3">8,9,11</text:span></text:p>
          </table:table-cell>
          <table:table-cell office:value-type="float" office:value="1438.1247291724483" table:style-name="ce203">
            <text:p>1,438</text:p>
          </table:table-cell>
          <table:table-cell office:value-type="float" office:value="1520.183455907767" table:style-name="ce203">
            <text:p>1,520</text:p>
          </table:table-cell>
          <table:table-cell office:value-type="float" office:value="1429.6486775155038" table:style-name="ce203">
            <text:p>1,430</text:p>
          </table:table-cell>
          <table:table-cell office:value-type="float" office:value="1631.9679339238774" table:style-name="ce203">
            <text:p>1,632</text:p>
          </table:table-cell>
          <table:table-cell office:value-type="float" office:value="2877.5669337582226" table:style-name="ce203">
            <text:p>2,878</text:p>
          </table:table-cell>
          <table:table-cell office:value-type="float" office:value="2875.7889070442675" table:style-name="ce203">
            <text:p>2,876</text:p>
          </table:table-cell>
          <table:table-cell office:value-type="float" office:value="3040.5219905924559" table:style-name="ce203">
            <text:p>3,041</text:p>
          </table:table-cell>
          <table:table-cell office:value-type="float" office:value="3000.6511327953885" table:style-name="ce203">
            <text:p>3,001</text:p>
          </table:table-cell>
          <table:table-cell office:value-type="float" office:value="2372.2671711960925" table:style-name="ce203">
            <text:p>2,372</text:p>
          </table:table-cell>
          <table:table-cell office:value-type="float" office:value="2132.45422107682" table:style-name="ce203">
            <text:p>2,132</text:p>
          </table:table-cell>
          <table:table-cell office:value-type="float" office:value="1869.333428548671" table:style-name="ce203">
            <text:p>1,869</text:p>
          </table:table-cell>
          <table:table-cell office:value-type="float" office:value="1856.7314976324217" table:style-name="ce203">
            <text:p>1,857</text:p>
          </table:table-cell>
          <table:table-cell office:value-type="float" office:value="1991.9002555134693" table:style-name="ce269">
            <text:p>1,992</text:p>
          </table:table-cell>
          <table:table-cell office:value-type="float" office:value="7.2799302458866899" table:style-name="ce181">
            <text:p>7</text:p>
          </table:table-cell>
          <table:table-cell table:number-columns-repeated="16369"/>
        </table:table-row>
        <table:table-row table:style-name="ro6">
          <table:table-cell office:value-type="string" table:style-name="ce123">
            <text:p>Surrey<text:s/><text:span text:style-name="T3">4</text:span></text:p>
          </table:table-cell>
          <table:table-cell office:value-type="float" office:value="1384.3214285384465" table:style-name="ce203">
            <text:p>1,384</text:p>
          </table:table-cell>
          <table:table-cell office:value-type="float" office:value="1658.3929560740353" table:style-name="ce203">
            <text:p>1,658</text:p>
          </table:table-cell>
          <table:table-cell office:value-type="float" office:value="1662.6790142015973" table:style-name="ce203">
            <text:p>1,663</text:p>
          </table:table-cell>
          <table:table-cell office:value-type="float" office:value="1520.2058069527193" table:style-name="ce203">
            <text:p>1,520</text:p>
          </table:table-cell>
          <table:table-cell office:value-type="float" office:value="1812.0383299402026" table:style-name="ce203">
            <text:p>1,812</text:p>
          </table:table-cell>
          <table:table-cell office:value-type="float" office:value="1841.6952403936348" table:style-name="ce203">
            <text:p>1,842</text:p>
          </table:table-cell>
          <table:table-cell office:value-type="float" office:value="1677.2933138261265" table:style-name="ce203">
            <text:p>1,677</text:p>
          </table:table-cell>
          <table:table-cell office:value-type="float" office:value="1513.7390917912637" table:style-name="ce203">
            <text:p>1,514</text:p>
          </table:table-cell>
          <table:table-cell office:value-type="float" office:value="1364.0403149693091" table:style-name="ce203">
            <text:p>1,364</text:p>
          </table:table-cell>
          <table:table-cell office:value-type="float" office:value="978.77411963802467" table:style-name="ce203">
            <text:p>979</text:p>
          </table:table-cell>
          <table:table-cell office:value-type="float" office:value="853.34312468074006" table:style-name="ce203">
            <text:p>853</text:p>
          </table:table-cell>
          <table:table-cell office:value-type="float" office:value="1233.4211576442162" table:style-name="ce203">
            <text:p>1,233</text:p>
          </table:table-cell>
          <table:table-cell office:value-type="float" office:value="1423.6083681952109" table:style-name="ce269">
            <text:p>1,424</text:p>
          </table:table-cell>
          <table:table-cell office:value-type="float" office:value="15.419486634576995" table:style-name="ce181">
            <text:p>15</text:p>
          </table:table-cell>
          <table:table-cell table:number-columns-repeated="16369"/>
        </table:table-row>
        <table:table-row table:style-name="ro6">
          <table:table-cell office:value-type="string" table:style-name="ce123">
            <text:p>Sussex</text:p>
          </table:table-cell>
          <table:table-cell office:value-type="float" office:value="3941.1042213907363" table:style-name="ce203">
            <text:p>3,941</text:p>
          </table:table-cell>
          <table:table-cell office:value-type="float" office:value="4831.4386829532805" table:style-name="ce203">
            <text:p>4,831</text:p>
          </table:table-cell>
          <table:table-cell office:value-type="float" office:value="3906.0065106469051" table:style-name="ce203">
            <text:p>3,906</text:p>
          </table:table-cell>
          <table:table-cell office:value-type="float" office:value="4028.4628313778885" table:style-name="ce203">
            <text:p>4,028</text:p>
          </table:table-cell>
          <table:table-cell office:value-type="float" office:value="3986.7192883543194" table:style-name="ce203">
            <text:p>3,987</text:p>
          </table:table-cell>
          <table:table-cell office:value-type="float" office:value="4187.4860168543519" table:style-name="ce203">
            <text:p>4,187</text:p>
          </table:table-cell>
          <table:table-cell office:value-type="float" office:value="3954.7939006782644" table:style-name="ce203">
            <text:p>3,955</text:p>
          </table:table-cell>
          <table:table-cell office:value-type="float" office:value="3763.4573130053186" table:style-name="ce203">
            <text:p>3,763</text:p>
          </table:table-cell>
          <table:table-cell office:value-type="float" office:value="3650.7724770197178" table:style-name="ce203">
            <text:p>3,651</text:p>
          </table:table-cell>
          <table:table-cell office:value-type="float" office:value="3213.2642009226724" table:style-name="ce203">
            <text:p>3,213</text:p>
          </table:table-cell>
          <table:table-cell office:value-type="float" office:value="3304.9915188741493" table:style-name="ce203">
            <text:p>3,305</text:p>
          </table:table-cell>
          <table:table-cell office:value-type="float" office:value="3247.3459135250155" table:style-name="ce203">
            <text:p>3,247</text:p>
          </table:table-cell>
          <table:table-cell office:value-type="float" office:value="3494.465726475009" table:style-name="ce269">
            <text:p>3,494</text:p>
          </table:table-cell>
          <table:table-cell office:value-type="float" office:value="7.6099011171170128" table:style-name="ce181">
            <text:p>8</text:p>
          </table:table-cell>
          <table:table-cell table:number-columns-repeated="16369"/>
        </table:table-row>
        <table:table-row table:style-name="ro6">
          <table:table-cell office:value-type="string" table:style-name="ce123">
            <text:p>Thames Valley<text:s/><text:span text:style-name="T3">13</text:span></text:p>
          </table:table-cell>
          <table:table-cell office:value-type="float" office:value="3483.6888070753344" table:style-name="ce203">
            <text:p>3,484</text:p>
          </table:table-cell>
          <table:table-cell office:value-type="float" office:value="3729.3225117377538" table:style-name="ce203">
            <text:p>3,729</text:p>
          </table:table-cell>
          <table:table-cell office:value-type="float" office:value="3809.2731951957489" table:style-name="ce203">
            <text:p>3,809</text:p>
          </table:table-cell>
          <table:table-cell office:value-type="float" office:value="3436.5924925740733" table:style-name="ce203">
            <text:p>3,437</text:p>
          </table:table-cell>
          <table:table-cell office:value-type="float" office:value="3175.8310386919125" table:style-name="ce203">
            <text:p>3,176</text:p>
          </table:table-cell>
          <table:table-cell office:value-type="float" office:value="3194.9218806657782" table:style-name="ce203">
            <text:p>3,195</text:p>
          </table:table-cell>
          <table:table-cell office:value-type="float" office:value="2959.5787065412615" table:style-name="ce203">
            <text:p>2,960</text:p>
          </table:table-cell>
          <table:table-cell office:value-type="float" office:value="2824.5916904423639" table:style-name="ce203">
            <text:p>2,825</text:p>
          </table:table-cell>
          <table:table-cell office:value-type="float" office:value="1491.4482180207469" table:style-name="ce203">
            <text:p>1,491</text:p>
          </table:table-cell>
          <table:table-cell office:value-type="float" office:value="1867.6618484806856" table:style-name="ce203">
            <text:p>1,868</text:p>
          </table:table-cell>
          <table:table-cell office:value-type="float" office:value="385.4251298025253" table:style-name="ce203">
            <text:p>385</text:p>
          </table:table-cell>
          <table:table-cell office:value-type="float" office:value="275.53669028170805" table:style-name="ce203">
            <text:p>276</text:p>
          </table:table-cell>
          <table:table-cell office:value-type="float" office:value="305.69950984240279" table:style-name="ce269">
            <text:p>306</text:p>
          </table:table-cell>
          <table:table-cell office:value-type="float" office:value="10.946933974512184" table:style-name="ce181">
            <text:p>11</text:p>
          </table:table-cell>
          <table:table-cell table:number-columns-repeated="16369"/>
        </table:table-row>
        <table:table-row table:style-name="ro6">
          <table:table-cell office:value-type="string" table:style-name="ce270">
            <text:p>South East Region</text:p>
          </table:table-cell>
          <table:table-cell office:value-type="float" office:value="2346.4304381369725" table:style-name="ce271">
            <text:p>2,346</text:p>
          </table:table-cell>
          <table:table-cell office:value-type="float" office:value="2853.1773928438988" table:style-name="ce271">
            <text:p>2,853</text:p>
          </table:table-cell>
          <table:table-cell office:value-type="float" office:value="2757.8803234928705" table:style-name="ce271">
            <text:p>2,758</text:p>
          </table:table-cell>
          <table:table-cell office:value-type="float" office:value="2797.929365032443" table:style-name="ce271">
            <text:p>2,798</text:p>
          </table:table-cell>
          <table:table-cell office:value-type="float" office:value="2977.6966533613454" table:style-name="ce271">
            <text:p>2,978</text:p>
          </table:table-cell>
          <table:table-cell office:value-type="float" office:value="3067.4520478033428" table:style-name="ce271">
            <text:p>3,067</text:p>
          </table:table-cell>
          <table:table-cell office:value-type="float" office:value="2913.8987226778299" table:style-name="ce271">
            <text:p>2,914</text:p>
          </table:table-cell>
          <table:table-cell office:value-type="float" office:value="2755.1057312340622" table:style-name="ce271">
            <text:p>2,755</text:p>
          </table:table-cell>
          <table:table-cell office:value-type="float" office:value="2160.8511691359909" table:style-name="ce271">
            <text:p>2,161</text:p>
          </table:table-cell>
          <table:table-cell office:value-type="float" office:value="1978.8972020626486" table:style-name="ce271">
            <text:p>1,979</text:p>
          </table:table-cell>
          <table:table-cell office:value-type="float" office:value="1564.3181251403539" table:style-name="ce271">
            <text:p>1,564</text:p>
          </table:table-cell>
          <table:table-cell office:value-type="float" office:value="1585.5387588682747" table:style-name="ce271">
            <text:p>1,586</text:p>
          </table:table-cell>
          <table:table-cell office:value-type="float" office:value="1754.3965293079143" table:style-name="ce272">
            <text:p>1,754</text:p>
          </table:table-cell>
          <table:table-cell office:value-type="float" office:value="10.64986708746034" table:style-name="ce273">
            <text:p>11</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Avon &amp; Somerset<text:s/><text:span text:style-name="T3">13</text:span></text:p>
          </table:table-cell>
          <table:table-cell office:value-type="float" office:value="3383.1019190921593" table:style-name="ce203">
            <text:p>3,383</text:p>
          </table:table-cell>
          <table:table-cell office:value-type="float" office:value="3779.6962421872199" table:style-name="ce203">
            <text:p>3,780</text:p>
          </table:table-cell>
          <table:table-cell office:value-type="float" office:value="4092.4979559762423" table:style-name="ce203">
            <text:p>4,092</text:p>
          </table:table-cell>
          <table:table-cell office:value-type="float" office:value="4038.8943692763087" table:style-name="ce203">
            <text:p>4,039</text:p>
          </table:table-cell>
          <table:table-cell office:value-type="float" office:value="4327.3275576945571" table:style-name="ce203">
            <text:p>4,327</text:p>
          </table:table-cell>
          <table:table-cell office:value-type="float" office:value="4791.7807381028042" table:style-name="ce203">
            <text:p>4,792</text:p>
          </table:table-cell>
          <table:table-cell office:value-type="float" office:value="4441.1404972591827" table:style-name="ce203">
            <text:p>4,441</text:p>
          </table:table-cell>
          <table:table-cell office:value-type="float" office:value="3725.4703590271838" table:style-name="ce203">
            <text:p>3,725</text:p>
          </table:table-cell>
          <table:table-cell office:value-type="float" office:value="2513.0421785207805" table:style-name="ce203">
            <text:p>2,513</text:p>
          </table:table-cell>
          <table:table-cell office:value-type="float" office:value="2475.6684455025456" table:style-name="ce203">
            <text:p>2,476</text:p>
          </table:table-cell>
          <table:table-cell office:value-type="float" office:value="2250.827772703879" table:style-name="ce203">
            <text:p>2,251</text:p>
          </table:table-cell>
          <table:table-cell office:value-type="float" office:value="1834.2334390962521" table:style-name="ce203">
            <text:p>1,834</text:p>
          </table:table-cell>
          <table:table-cell office:value-type="float" office:value="2526.4786531835443" table:style-name="ce269">
            <text:p>2,526</text:p>
          </table:table-cell>
          <table:table-cell office:value-type="float" office:value="37.740300625441073" table:style-name="ce181">
            <text:p>38</text:p>
          </table:table-cell>
          <table:table-cell table:number-columns-repeated="16369"/>
        </table:table-row>
        <table:table-row table:style-name="ro6">
          <table:table-cell office:value-type="string" table:style-name="ce123">
            <text:p>Devon &amp; Cornwall<text:s/><text:span text:style-name="T3">3</text:span></text:p>
          </table:table-cell>
          <table:table-cell office:value-type="float" office:value="2988.5797501341303" table:style-name="ce203">
            <text:p>2,989</text:p>
          </table:table-cell>
          <table:table-cell office:value-type="float" office:value="2822.4101801415463" table:style-name="ce203">
            <text:p>2,822</text:p>
          </table:table-cell>
          <table:table-cell office:value-type="float" office:value="2456.1307918403422" table:style-name="ce203">
            <text:p>2,456</text:p>
          </table:table-cell>
          <table:table-cell office:value-type="float" office:value="1706.3990265727975" table:style-name="ce203">
            <text:p>1,706</text:p>
          </table:table-cell>
          <table:table-cell office:value-type="float" office:value="1735.6764564275397" table:style-name="ce203">
            <text:p>1,736</text:p>
          </table:table-cell>
          <table:table-cell office:value-type="float" office:value="2685.0536203054189" table:style-name="ce203">
            <text:p>2,685</text:p>
          </table:table-cell>
          <table:table-cell office:value-type="float" office:value="2687.6976182708768" table:style-name="ce203">
            <text:p>2,688</text:p>
          </table:table-cell>
          <table:table-cell office:value-type="float" office:value="2304.3679616651466" table:style-name="ce203">
            <text:p>2,304</text:p>
          </table:table-cell>
          <table:table-cell office:value-type="float" office:value="1892.8845229163776" table:style-name="ce203">
            <text:p>1,893</text:p>
          </table:table-cell>
          <table:table-cell office:value-type="float" office:value="1500.3864279529778" table:style-name="ce203">
            <text:p>1,500</text:p>
          </table:table-cell>
          <table:table-cell office:value-type="float" office:value="2514.5465943753743" table:style-name="ce203">
            <text:p>2,515</text:p>
          </table:table-cell>
          <table:table-cell office:value-type="float" office:value="2331.4900954550235" table:style-name="ce203">
            <text:p>2,331</text:p>
          </table:table-cell>
          <table:table-cell office:value-type="float" office:value="2565.2868627353073" table:style-name="ce269">
            <text:p>2,565</text:p>
          </table:table-cell>
          <table:table-cell office:value-type="float" office:value="10.027782993204394" table:style-name="ce181">
            <text:p>10</text:p>
          </table:table-cell>
          <table:table-cell table:number-columns-repeated="16369"/>
        </table:table-row>
        <table:table-row table:style-name="ro6">
          <table:table-cell office:value-type="string" table:style-name="ce123">
            <text:p>Dorset<text:s/><text:span text:style-name="T3">7</text:span></text:p>
          </table:table-cell>
          <table:table-cell office:value-type="float" office:value="2159.1493427975347" table:style-name="ce203">
            <text:p>2,159</text:p>
          </table:table-cell>
          <table:table-cell office:value-type="float" office:value="2381.9047210431108" table:style-name="ce203">
            <text:p>2,382</text:p>
          </table:table-cell>
          <table:table-cell office:value-type="float" office:value="2575.4802727561491" table:style-name="ce203">
            <text:p>2,575</text:p>
          </table:table-cell>
          <table:table-cell office:value-type="float" office:value="2605.0115329596242" table:style-name="ce203">
            <text:p>2,605</text:p>
          </table:table-cell>
          <table:table-cell office:value-type="float" office:value="2644.7105112339227" table:style-name="ce203">
            <text:p>2,645</text:p>
          </table:table-cell>
          <table:table-cell office:value-type="float" office:value="2821.5386844626196" table:style-name="ce203">
            <text:p>2,822</text:p>
          </table:table-cell>
          <table:table-cell office:value-type="float" office:value="2753.5689105276697" table:style-name="ce203">
            <text:p>2,754</text:p>
          </table:table-cell>
          <table:table-cell office:value-type="float" office:value="2501.1166882935281" table:style-name="ce203">
            <text:p>2,501</text:p>
          </table:table-cell>
          <table:table-cell office:value-type="float" office:value="2481.0205220541011" table:style-name="ce203">
            <text:p>2,481</text:p>
          </table:table-cell>
          <table:table-cell office:value-type="float" office:value="2881.1066793090567" table:style-name="ce203">
            <text:p>2,881</text:p>
          </table:table-cell>
          <table:table-cell office:value-type="float" office:value="2290.4996087495015" table:style-name="ce203">
            <text:p>2,290</text:p>
          </table:table-cell>
          <table:table-cell office:value-type="float" office:value="2580.8075631026263" table:style-name="ce203">
            <text:p>2,581</text:p>
          </table:table-cell>
          <table:table-cell office:value-type="float" office:value="2715.3785991391587" table:style-name="ce269">
            <text:p>2,715</text:p>
          </table:table-cell>
          <table:table-cell office:value-type="float" office:value="5.2142995068858333" table:style-name="ce181">
            <text:p>5</text:p>
          </table:table-cell>
          <table:table-cell table:number-columns-repeated="16369"/>
        </table:table-row>
        <table:table-row table:style-name="ro6">
          <table:table-cell office:value-type="string" table:style-name="ce123">
            <text:p>Gloucestershire</text:p>
          </table:table-cell>
          <table:table-cell office:value-type="float" office:value="2312.7180550437233" table:style-name="ce203">
            <text:p>2,313</text:p>
          </table:table-cell>
          <table:table-cell office:value-type="float" office:value="3093.5319388809648" table:style-name="ce203">
            <text:p>3,094</text:p>
          </table:table-cell>
          <table:table-cell office:value-type="float" office:value="3927.7752250642429" table:style-name="ce203">
            <text:p>3,928</text:p>
          </table:table-cell>
          <table:table-cell office:value-type="float" office:value="3932.3939845549385" table:style-name="ce203">
            <text:p>3,932</text:p>
          </table:table-cell>
          <table:table-cell office:value-type="float" office:value="3326.0561827445686" table:style-name="ce203">
            <text:p>3,326</text:p>
          </table:table-cell>
          <table:table-cell office:value-type="float" office:value="3503.3236445931648" table:style-name="ce203">
            <text:p>3,503</text:p>
          </table:table-cell>
          <table:table-cell office:value-type="float" office:value="3583.7710637887999" table:style-name="ce203">
            <text:p>3,584</text:p>
          </table:table-cell>
          <table:table-cell office:value-type="float" office:value="2815.1386765380894" table:style-name="ce203">
            <text:p>2,815</text:p>
          </table:table-cell>
          <table:table-cell office:value-type="float" office:value="2340.7902743517434" table:style-name="ce203">
            <text:p>2,341</text:p>
          </table:table-cell>
          <table:table-cell office:value-type="float" office:value="2255.485593733898" table:style-name="ce203">
            <text:p>2,255</text:p>
          </table:table-cell>
          <table:table-cell office:value-type="float" office:value="2216.2345196580486" table:style-name="ce203">
            <text:p>2,216</text:p>
          </table:table-cell>
          <table:table-cell office:value-type="float" office:value="2214.4780056643517" table:style-name="ce203">
            <text:p>2,214</text:p>
          </table:table-cell>
          <table:table-cell office:value-type="float" office:value="1857.7620359935474" table:style-name="ce269">
            <text:p>1,858</text:p>
          </table:table-cell>
          <table:table-cell office:value-type="float" office:value="-16.108354599068964" table:style-name="ce181">
            <text:p>-16</text:p>
          </table:table-cell>
          <table:table-cell table:number-columns-repeated="16369"/>
        </table:table-row>
        <table:table-row table:style-name="ro6">
          <table:table-cell office:value-type="string" table:style-name="ce123">
            <text:p>Wiltshire</text:p>
          </table:table-cell>
          <table:table-cell office:value-type="float" office:value="1095.4684483394433" table:style-name="ce203">
            <text:p>1,095</text:p>
          </table:table-cell>
          <table:table-cell office:value-type="float" office:value="867.66638913541385" table:style-name="ce203">
            <text:p>868</text:p>
          </table:table-cell>
          <table:table-cell office:value-type="float" office:value="1460.4945246480991" table:style-name="ce203">
            <text:p>1,460</text:p>
          </table:table-cell>
          <table:table-cell office:value-type="float" office:value="1695.7689224267676" table:style-name="ce203">
            <text:p>1,696</text:p>
          </table:table-cell>
          <table:table-cell office:value-type="float" office:value="1999.5924021395936" table:style-name="ce203">
            <text:p>2,000</text:p>
          </table:table-cell>
          <table:table-cell office:value-type="float" office:value="2482.3545234990379" table:style-name="ce203">
            <text:p>2,482</text:p>
          </table:table-cell>
          <table:table-cell office:value-type="float" office:value="2450.8166969147005" table:style-name="ce203">
            <text:p>2,451</text:p>
          </table:table-cell>
          <table:table-cell office:value-type="float" office:value="2498.2989078411697" table:style-name="ce203">
            <text:p>2,498</text:p>
          </table:table-cell>
          <table:table-cell office:value-type="float" office:value="1562.3613976553133" table:style-name="ce203">
            <text:p>1,562</text:p>
          </table:table-cell>
          <table:table-cell office:value-type="float" office:value="2175.6039433887945" table:style-name="ce203">
            <text:p>2,176</text:p>
          </table:table-cell>
          <table:table-cell office:value-type="float" office:value="3264.8368855778026" table:style-name="ce203">
            <text:p>3,265</text:p>
          </table:table-cell>
          <table:table-cell office:value-type="float" office:value="1323.2719993969902" table:style-name="ce203">
            <text:p>1,323</text:p>
          </table:table-cell>
          <table:table-cell office:value-type="float" office:value="2102.6025608977029" table:style-name="ce269">
            <text:p>2,103</text:p>
          </table:table-cell>
          <table:table-cell office:value-type="float" office:value="58.894207831485176" table:style-name="ce181">
            <text:p>59</text:p>
          </table:table-cell>
          <table:table-cell table:number-columns-repeated="16369"/>
        </table:table-row>
        <table:table-row table:style-name="ro6">
          <table:table-cell office:value-type="string" table:style-name="ce270">
            <text:p>South West Region</text:p>
          </table:table-cell>
          <table:table-cell office:value-type="float" office:value="2677.0367823994502" table:style-name="ce271">
            <text:p>2,677</text:p>
          </table:table-cell>
          <table:table-cell office:value-type="float" office:value="2832.9746020577745" table:style-name="ce271">
            <text:p>2,833</text:p>
          </table:table-cell>
          <table:table-cell office:value-type="float" office:value="3006.1225226914507" table:style-name="ce271">
            <text:p>3,006</text:p>
          </table:table-cell>
          <table:table-cell office:value-type="float" office:value="2787.3539193326114" table:style-name="ce271">
            <text:p>2,787</text:p>
          </table:table-cell>
          <table:table-cell office:value-type="float" office:value="2860.1459343466499" table:style-name="ce271">
            <text:p>2,860</text:p>
          </table:table-cell>
          <table:table-cell office:value-type="float" office:value="3407.0129758900071" table:style-name="ce271">
            <text:p>3,407</text:p>
          </table:table-cell>
          <table:table-cell office:value-type="float" office:value="3297.9769973127386" table:style-name="ce271">
            <text:p>3,298</text:p>
          </table:table-cell>
          <table:table-cell office:value-type="float" office:value="2845.5094060617421" table:style-name="ce271">
            <text:p>2,846</text:p>
          </table:table-cell>
          <table:table-cell office:value-type="float" office:value="2171.3704729387241" table:style-name="ce271">
            <text:p>2,171</text:p>
          </table:table-cell>
          <table:table-cell office:value-type="float" office:value="2162.2392244451835" table:style-name="ce271">
            <text:p>2,162</text:p>
          </table:table-cell>
          <table:table-cell office:value-type="float" office:value="2465.2131734987593" table:style-name="ce271">
            <text:p>2,465</text:p>
          </table:table-cell>
          <table:table-cell office:value-type="float" office:value="2071.2979798234169" table:style-name="ce271">
            <text:p>2,071</text:p>
          </table:table-cell>
          <table:table-cell office:value-type="float" office:value="2434.5794934938885" table:style-name="ce272">
            <text:p>2,435</text:p>
          </table:table-cell>
          <table:table-cell office:value-type="float" office:value="17.538833968323676" table:style-name="ce273">
            <text:p>18</text:p>
          </table:table-cell>
          <table:table-cell table:number-columns-repeated="16369"/>
        </table:table-row>
        <table:table-row table:style-name="ro6">
          <table:table-cell table:style-name="ce270"/>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270">
            <text:p>England police total</text:p>
          </table:table-cell>
          <table:table-cell office:value-type="float" office:value="3277.1782683182987" table:style-name="ce271">
            <text:p>3,277</text:p>
          </table:table-cell>
          <table:table-cell office:value-type="float" office:value="3762.8238075822951" table:style-name="ce271">
            <text:p>3,763</text:p>
          </table:table-cell>
          <table:table-cell office:value-type="float" office:value="4135.8964022072551" table:style-name="ce271">
            <text:p>4,136</text:p>
          </table:table-cell>
          <table:table-cell office:value-type="float" office:value="3856.531739240696" table:style-name="ce271">
            <text:p>3,857</text:p>
          </table:table-cell>
          <table:table-cell office:value-type="float" office:value="3634.1012382933836" table:style-name="ce271">
            <text:p>3,634</text:p>
          </table:table-cell>
          <table:table-cell office:value-type="float" office:value="3731.4359573563411" table:style-name="ce271">
            <text:p>3,731</text:p>
          </table:table-cell>
          <table:table-cell office:value-type="float" office:value="3356.5057704150199" table:style-name="ce271">
            <text:p>3,357</text:p>
          </table:table-cell>
          <table:table-cell office:value-type="float" office:value="3211.8885340586221" table:style-name="ce271">
            <text:p>3,212</text:p>
          </table:table-cell>
          <table:table-cell office:value-type="float" office:value="2737.2838272073564" table:style-name="ce271">
            <text:p>2,737</text:p>
          </table:table-cell>
          <table:table-cell office:value-type="float" office:value="2419.3992782177202" table:style-name="ce271">
            <text:p>2,419</text:p>
          </table:table-cell>
          <table:table-cell office:value-type="float" office:value="2232.5369186514158" table:style-name="ce271">
            <text:p>2,233</text:p>
          </table:table-cell>
          <table:table-cell office:value-type="float" office:value="2178.1596826864279" table:style-name="ce271">
            <text:p>2,178</text:p>
          </table:table-cell>
          <table:table-cell office:value-type="float" office:value="2401.9788921835252" table:style-name="ce272">
            <text:p>2,402</text:p>
          </table:table-cell>
          <table:table-cell office:value-type="float" office:value="10.275610703667537" table:style-name="ce273">
            <text:p>10</text:p>
          </table:table-cell>
          <table:table-cell table:number-columns-repeated="16369"/>
        </table:table-row>
        <table:table-row table:style-name="ro6">
          <table:table-cell table:style-name="ce123"/>
          <table:table-cell table:number-columns-repeated="12" table:style-name="ce203"/>
          <table:table-cell table:style-name="ce272"/>
          <table:table-cell table:style-name="ce181"/>
          <table:table-cell table:number-columns-repeated="16369"/>
        </table:table-row>
        <table:table-row table:style-name="ro6">
          <table:table-cell office:value-type="string" table:style-name="ce123">
            <text:p>Dyfed-Powys</text:p>
          </table:table-cell>
          <table:table-cell office:value-type="float" office:value="4679.0608555600293" table:style-name="ce203">
            <text:p>4,679</text:p>
          </table:table-cell>
          <table:table-cell office:value-type="float" office:value="4291.0939633496109" table:style-name="ce203">
            <text:p>4,291</text:p>
          </table:table-cell>
          <table:table-cell office:value-type="float" office:value="4373.5226897262301" table:style-name="ce203">
            <text:p>4,374</text:p>
          </table:table-cell>
          <table:table-cell office:value-type="float" office:value="5135.3045352744657" table:style-name="ce203">
            <text:p>5,135</text:p>
          </table:table-cell>
          <table:table-cell office:value-type="float" office:value="5605.4401615364668" table:style-name="ce203">
            <text:p>5,605</text:p>
          </table:table-cell>
          <table:table-cell office:value-type="float" office:value="6513.4054973608481" table:style-name="ce203">
            <text:p>6,513</text:p>
          </table:table-cell>
          <table:table-cell office:value-type="float" office:value="6503.3407572383076" table:style-name="ce203">
            <text:p>6,503</text:p>
          </table:table-cell>
          <table:table-cell office:value-type="float" office:value="6178.7302244822504" table:style-name="ce203">
            <text:p>6,179</text:p>
          </table:table-cell>
          <table:table-cell office:value-type="float" office:value="5320.6726228264397" table:style-name="ce203">
            <text:p>5,321</text:p>
          </table:table-cell>
          <table:table-cell office:value-type="float" office:value="4683.341377980154" table:style-name="ce203">
            <text:p>4,683</text:p>
          </table:table-cell>
          <table:table-cell office:value-type="float" office:value="3816.8530831411013" table:style-name="ce203">
            <text:p>3,817</text:p>
          </table:table-cell>
          <table:table-cell office:value-type="float" office:value="3479.4118671553583" table:style-name="ce203">
            <text:p>3,479</text:p>
          </table:table-cell>
          <table:table-cell office:value-type="float" office:value="3922.3104570495425" table:style-name="ce269">
            <text:p>3,922</text:p>
          </table:table-cell>
          <table:table-cell office:value-type="float" office:value="12.729122242612867" table:style-name="ce181">
            <text:p>13</text:p>
          </table:table-cell>
          <table:table-cell table:number-columns-repeated="16369"/>
        </table:table-row>
        <table:table-row table:style-name="ro6">
          <table:table-cell office:value-type="string" table:style-name="ce123">
            <text:p>Gwent<text:s/><text:span text:style-name="T3">5</text:span></text:p>
          </table:table-cell>
          <table:table-cell office:value-type="float" office:value="3219.1239016845861" table:style-name="ce203">
            <text:p>3,219</text:p>
          </table:table-cell>
          <table:table-cell office:value-type="float" office:value="3565.0372211064323" table:style-name="ce203">
            <text:p>3,565</text:p>
          </table:table-cell>
          <table:table-cell office:value-type="float" office:value="4038.4122829484968" table:style-name="ce203">
            <text:p>4,038</text:p>
          </table:table-cell>
          <table:table-cell office:value-type="float" office:value="3680.2336345756812" table:style-name="ce203">
            <text:p>3,680</text:p>
          </table:table-cell>
          <table:table-cell office:value-type="float" office:value="3945.8712755185484" table:style-name="ce203">
            <text:p>3,946</text:p>
          </table:table-cell>
          <table:table-cell office:value-type="float" office:value="4313.1159273372532" table:style-name="ce203">
            <text:p>4,313</text:p>
          </table:table-cell>
          <table:table-cell office:value-type="float" office:value="3981.0997247314353" table:style-name="ce203">
            <text:p>3,981</text:p>
          </table:table-cell>
          <table:table-cell office:value-type="float" office:value="3533.0624536997866" table:style-name="ce203">
            <text:p>3,533</text:p>
          </table:table-cell>
          <table:table-cell office:value-type="float" office:value="2213.9865368943197" table:style-name="ce203">
            <text:p>2,214</text:p>
          </table:table-cell>
          <table:table-cell office:value-type="float" office:value="2201.8291854950853" table:style-name="ce203">
            <text:p>2,202</text:p>
          </table:table-cell>
          <table:table-cell office:value-type="float" office:value="1847.1820629890797" table:style-name="ce203">
            <text:p>1,847</text:p>
          </table:table-cell>
          <table:table-cell office:value-type="float" office:value="1696.319649915014" table:style-name="ce203">
            <text:p>1,696</text:p>
          </table:table-cell>
          <table:table-cell office:value-type="float" office:value="1716.7744936360946" table:style-name="ce269">
            <text:p>1,717</text:p>
          </table:table-cell>
          <table:table-cell office:value-type="float" office:value="1.2058366312095448" table:style-name="ce181">
            <text:p>1</text:p>
          </table:table-cell>
          <table:table-cell table:number-columns-repeated="16369" table:style-name="ce18"/>
        </table:table-row>
        <table:table-row table:style-name="ro6">
          <table:table-cell office:value-type="string" table:style-name="ce123">
            <text:p>North Wales</text:p>
          </table:table-cell>
          <table:table-cell office:value-type="float" office:value="2840.7367569143089" table:style-name="ce203">
            <text:p>2,841</text:p>
          </table:table-cell>
          <table:table-cell office:value-type="float" office:value="3493.8225273552762" table:style-name="ce203">
            <text:p>3,494</text:p>
          </table:table-cell>
          <table:table-cell office:value-type="float" office:value="3707.6426365719171" table:style-name="ce203">
            <text:p>3,708</text:p>
          </table:table-cell>
          <table:table-cell office:value-type="float" office:value="3565.7159551546583" table:style-name="ce203">
            <text:p>3,566</text:p>
          </table:table-cell>
          <table:table-cell office:value-type="float" office:value="3179.7128198847954" table:style-name="ce203">
            <text:p>3,180</text:p>
          </table:table-cell>
          <table:table-cell office:value-type="float" office:value="2533.3482467748472" table:style-name="ce203">
            <text:p>2,533</text:p>
          </table:table-cell>
          <table:table-cell office:value-type="float" office:value="2275.3804128997122" table:style-name="ce203">
            <text:p>2,275</text:p>
          </table:table-cell>
          <table:table-cell office:value-type="float" office:value="2518.8370862994338" table:style-name="ce203">
            <text:p>2,519</text:p>
          </table:table-cell>
          <table:table-cell office:value-type="float" office:value="2414.8533653776885" table:style-name="ce203">
            <text:p>2,415</text:p>
          </table:table-cell>
          <table:table-cell office:value-type="float" office:value="2000.0777568026404" table:style-name="ce203">
            <text:p>2,000</text:p>
          </table:table-cell>
          <table:table-cell office:value-type="float" office:value="1556.4325359071718" table:style-name="ce203">
            <text:p>1,556</text:p>
          </table:table-cell>
          <table:table-cell office:value-type="float" office:value="1707.6365391133504" table:style-name="ce203">
            <text:p>1,708</text:p>
          </table:table-cell>
          <table:table-cell office:value-type="float" office:value="2912.5004116734849" table:style-name="ce269">
            <text:p>2,913</text:p>
          </table:table-cell>
          <table:table-cell office:value-type="float" office:value="70.557395848751938" table:style-name="ce181">
            <text:p>71</text:p>
          </table:table-cell>
          <table:table-cell table:number-columns-repeated="16369" table:style-name="ce18"/>
        </table:table-row>
        <table:table-row table:style-name="ro6">
          <table:table-cell office:value-type="string" table:style-name="ce123">
            <text:p>South Wales</text:p>
          </table:table-cell>
          <table:table-cell office:value-type="float" office:value="3709.9132877224174" table:style-name="ce203">
            <text:p>3,710</text:p>
          </table:table-cell>
          <table:table-cell office:value-type="float" office:value="5235.0835265005144" table:style-name="ce203">
            <text:p>5,235</text:p>
          </table:table-cell>
          <table:table-cell office:value-type="float" office:value="5326.1050479111682" table:style-name="ce203">
            <text:p>5,326</text:p>
          </table:table-cell>
          <table:table-cell office:value-type="float" office:value="4918.7248648827463" table:style-name="ce203">
            <text:p>4,919</text:p>
          </table:table-cell>
          <table:table-cell office:value-type="float" office:value="4724.1478472569934" table:style-name="ce203">
            <text:p>4,724</text:p>
          </table:table-cell>
          <table:table-cell office:value-type="float" office:value="4520.2855704630001" table:style-name="ce203">
            <text:p>4,520</text:p>
          </table:table-cell>
          <table:table-cell office:value-type="float" office:value="3962.6092257671207" table:style-name="ce203">
            <text:p>3,963</text:p>
          </table:table-cell>
          <table:table-cell office:value-type="float" office:value="3585.3478065426029" table:style-name="ce203">
            <text:p>3,585</text:p>
          </table:table-cell>
          <table:table-cell office:value-type="float" office:value="3355.2842459988333" table:style-name="ce203">
            <text:p>3,355</text:p>
          </table:table-cell>
          <table:table-cell office:value-type="float" office:value="3170.733760127564" table:style-name="ce203">
            <text:p>3,171</text:p>
          </table:table-cell>
          <table:table-cell office:value-type="float" office:value="2754.0660049721973" table:style-name="ce203">
            <text:p>2,754</text:p>
          </table:table-cell>
          <table:table-cell office:value-type="float" office:value="2649.5336699929931" table:style-name="ce203">
            <text:p>2,650</text:p>
          </table:table-cell>
          <table:table-cell office:value-type="float" office:value="3172.8619996619018" table:style-name="ce269">
            <text:p>3,173</text:p>
          </table:table-cell>
          <table:table-cell office:value-type="float" office:value="19.751714635515192" table:style-name="ce181">
            <text:p>20</text:p>
          </table:table-cell>
          <table:table-cell table:number-columns-repeated="16369" table:style-name="ce18"/>
        </table:table-row>
        <table:table-row table:style-name="ro6">
          <table:table-cell office:value-type="string" table:style-name="ce270">
            <text:p>Wales<text:s/></text:p>
          </table:table-cell>
          <table:table-cell office:value-type="float" office:value="3584.1225481198849" table:style-name="ce271">
            <text:p>3,584</text:p>
          </table:table-cell>
          <table:table-cell office:value-type="float" office:value="4367.1637451896841" table:style-name="ce271">
            <text:p>4,367</text:p>
          </table:table-cell>
          <table:table-cell office:value-type="float" office:value="4557.3714905513025" table:style-name="ce271">
            <text:p>4,557</text:p>
          </table:table-cell>
          <table:table-cell office:value-type="float" office:value="4417.0995027102163" table:style-name="ce271">
            <text:p>4,417</text:p>
          </table:table-cell>
          <table:table-cell office:value-type="float" office:value="4378.4022864479693" table:style-name="ce271">
            <text:p>4,378</text:p>
          </table:table-cell>
          <table:table-cell office:value-type="float" office:value="4369.7968312118646" table:style-name="ce271">
            <text:p>4,370</text:p>
          </table:table-cell>
          <table:table-cell office:value-type="float" office:value="4013.9008030729328" table:style-name="ce271">
            <text:p>4,014</text:p>
          </table:table-cell>
          <table:table-cell office:value-type="float" office:value="3770.7483619970335" table:style-name="ce271">
            <text:p>3,771</text:p>
          </table:table-cell>
          <table:table-cell office:value-type="float" office:value="3258.370859847686" table:style-name="ce271">
            <text:p>3,258</text:p>
          </table:table-cell>
          <table:table-cell office:value-type="float" office:value="2978.2974722224553" table:style-name="ce271">
            <text:p>2,978</text:p>
          </table:table-cell>
          <table:table-cell office:value-type="float" office:value="2492.3309188442572" table:style-name="ce271">
            <text:p>2,492</text:p>
          </table:table-cell>
          <table:table-cell office:value-type="float" office:value="2397.6334049562183" table:style-name="ce271">
            <text:p>2,398</text:p>
          </table:table-cell>
          <table:table-cell office:value-type="float" office:value="2964.3497435665422" table:style-name="ce272">
            <text:p>2,964</text:p>
          </table:table-cell>
          <table:table-cell office:value-type="float" office:value="23.636488273763945" table:style-name="ce273">
            <text:p>24</text:p>
          </table:table-cell>
          <table:table-cell table:number-columns-repeated="16369" table:style-name="ce18"/>
        </table:table-row>
        <table:table-row table:style-name="ro6">
          <table:table-cell table:style-name="ce112"/>
          <table:table-cell table:number-columns-repeated="12" table:style-name="ce203"/>
          <table:table-cell table:style-name="ce272"/>
          <table:table-cell table:style-name="ce181"/>
          <table:table-cell table:number-columns-repeated="16369" table:style-name="ce18"/>
        </table:table-row>
        <table:table-row table:style-name="ro6">
          <table:table-cell office:value-type="string" table:style-name="ce117">
            <text:p>England and Wales average</text:p>
          </table:table-cell>
          <table:table-cell office:value-type="float" office:value="3294.1647225825195" table:style-name="ce271">
            <text:p>3,294</text:p>
          </table:table-cell>
          <table:table-cell office:value-type="float" office:value="3796.2290966259238" table:style-name="ce271">
            <text:p>3,796</text:p>
          </table:table-cell>
          <table:table-cell office:value-type="float" office:value="4159.1510988349746" table:style-name="ce271">
            <text:p>4,159</text:p>
          </table:table-cell>
          <table:table-cell office:value-type="float" office:value="3887.3724358608438" table:style-name="ce271">
            <text:p>3,887</text:p>
          </table:table-cell>
          <table:table-cell office:value-type="float" office:value="3674.8625571561142" table:style-name="ce271">
            <text:p>3,675</text:p>
          </table:table-cell>
          <table:table-cell office:value-type="float" office:value="3766.2543828055391" table:style-name="ce271">
            <text:p>3,766</text:p>
          </table:table-cell>
          <table:table-cell office:value-type="float" office:value="3392.2306284779397" table:style-name="ce271">
            <text:p>3,392</text:p>
          </table:table-cell>
          <table:table-cell office:value-type="float" office:value="3242.1376966788557" table:style-name="ce271">
            <text:p>3,242</text:p>
          </table:table-cell>
          <table:table-cell office:value-type="float" office:value="2765.3496282982005" table:style-name="ce271">
            <text:p>2,765</text:p>
          </table:table-cell>
          <table:table-cell office:value-type="float" office:value="2449.3217315388247" table:style-name="ce276">
            <text:p>2,449</text:p>
          </table:table-cell>
          <table:table-cell office:value-type="float" office:value="2246.390307348338" table:style-name="ce276">
            <text:p>2,246</text:p>
          </table:table-cell>
          <table:table-cell office:value-type="float" office:value="2189.8355074198739" table:style-name="ce276">
            <text:p>2,190</text:p>
          </table:table-cell>
          <table:table-cell office:value-type="float" office:value="2431.8368035866683" table:style-name="ce277">
            <text:p>2,432</text:p>
          </table:table-cell>
          <table:table-cell office:value-type="float" office:value="11.051117554118361" table:style-name="ce278">
            <text:p>11</text:p>
          </table:table-cell>
          <table:table-cell table:number-columns-repeated="16369" table:style-name="ce18"/>
        </table:table-row>
        <table:table-row table:style-name="ro17">
          <table:table-cell office:value-type="string" table:number-columns-spanned="10" table:number-rows-spanned="1" table:style-name="ce236">
            <text:p>1. Rates per million population statistics are created using mid-year population estimates calculated by the Office for National Statistics. This table does not include rows for Border Force and BTP as their data cannot be broken down to a regional level.</text:p>
          </table:table-cell>
          <table:covered-table-cell table:number-columns-repeated="9"/>
          <table:table-cell table:number-columns-repeated="3" table:style-name="ce18"/>
          <table:table-cell table:style-name="ce181"/>
          <table:table-cell table:number-columns-repeated="16370" table:style-name="ce18"/>
        </table:table-row>
        <table:table-row table:style-name="ro6">
          <table:table-cell office:value-type="string" table:number-columns-spanned="10" table:number-rows-spanned="1" table:style-name="ce105">
            <text:p>2. 2008/09 figures from Norfolk cover a ten month period only.<text:s/></text:p>
          </table:table-cell>
          <table:covered-table-cell table:number-columns-repeated="9"/>
          <table:table-cell table:number-columns-repeated="3" table:style-name="ce96"/>
          <table:table-cell table:style-name="ce273"/>
          <table:table-cell table:number-columns-repeated="16370" table:style-name="ce18"/>
        </table:table-row>
        <table:table-row table:style-name="ro6">
          <table:table-cell office:value-type="string" table:number-columns-spanned="10" table:number-rows-spanned="1" table:style-name="ce105">
            <text:p>3. Devon and Cornwall, Cleveland and Norfolk reported making improvements to their drug seizure recording practices during 2011/12.<text:s/></text:p>
          </table:table-cell>
          <table:covered-table-cell table:number-columns-repeated="9"/>
          <table:table-cell table:number-columns-repeated="3" table:style-name="ce96"/>
          <table:table-cell table:style-name="ce113"/>
          <table:table-cell table:number-columns-repeated="16370" table:style-name="ce18"/>
        </table:table-row>
        <table:table-row table:style-name="ro6">
          <table:table-cell office:value-type="string" table:number-columns-spanned="10" table:number-rows-spanned="1" table:style-name="ce105">
            <text:p>4. In 2012/13 Surrey and Hampshire were unable to supply reliable estimates. Imputation methods have been used to estiamte the 2012/13 data for these forces.</text:p>
          </table:table-cell>
          <table:covered-table-cell table:number-columns-repeated="9"/>
          <table:table-cell table:number-columns-repeated="3" table:style-name="ce96"/>
          <table:table-cell table:number-columns-repeated="16371" table:style-name="ce18"/>
        </table:table-row>
        <table:table-row table:style-name="ro6">
          <table:table-cell office:value-type="string" table:number-columns-spanned="10" table:number-rows-spanned="1" table:style-name="ce105">
            <text:p>5. In 2013/14 Gwent could only supply data for a 10 month period. Data for Gwent in this table has been imputed to cover the full 12 months of 2013/14.</text:p>
          </table:table-cell>
          <table:covered-table-cell table:number-columns-repeated="9"/>
          <table:table-cell table:number-columns-repeated="3" table:style-name="ce96"/>
          <table:table-cell table:number-columns-repeated="16371" table:style-name="ce18"/>
        </table:table-row>
        <table:table-row table:style-name="ro6">
          <table:table-cell office:value-type="string" table:number-columns-spanned="11" table:number-rows-spanned="1" table:style-name="ce105">
            <text:p>6. In 2014/15 Bedfordshire and Hampshire were unable to supply reliable estimates. Imputation methods have been used to estimate the 2014/15 data for the Eastern regional total and the South East regional total.</text:p>
          </table:table-cell>
          <table:covered-table-cell table:number-columns-repeated="10"/>
          <table:table-cell table:number-columns-repeated="2" table:style-name="ce187"/>
          <table:table-cell table:number-columns-repeated="16371" table:style-name="ce18"/>
        </table:table-row>
        <table:table-row table:style-name="ro6">
          <table:table-cell office:value-type="string" table:number-columns-spanned="10" table:number-rows-spanned="1" table:style-name="ce105">
            <text:p>7. In 2015/16 Bedfordshire, Dorset, Essex and Leicestershire were unable to supply reliable estimates. Imputation methods, based on police recorded crime, have been used to estimate the 2015/16 data for these forces.</text:p>
          </table:table-cell>
          <table:covered-table-cell table:number-columns-repeated="9"/>
          <table:table-cell table:number-columns-repeated="3" table:style-name="ce96"/>
          <table:table-cell table:number-columns-repeated="16371" table:style-name="ce18"/>
        </table:table-row>
        <table:table-row table:style-name="ro6">
          <table:table-cell office:value-type="string" table:style-name="ce279">
            <text:p>8. In 2016/17 and 2017/18 Kent were unable to supply reliable estimates. Imputation methods have been used to estimate the 2016/17 data for this force.</text:p>
          </table:table-cell>
          <table:table-cell table:number-columns-repeated="12" table:style-name="ce98"/>
          <table:table-cell table:number-columns-repeated="16371" table:style-name="ce18"/>
        </table:table-row>
        <table:table-row table:style-name="ro6">
          <table:table-cell office:value-type="string" table:number-columns-spanned="15" table:number-rows-spanned="1" table:style-name="ce105">
            <text:p><text:s/>9. In 2018/19 Hertfordshire, Kent and Lincolnshire were unable to supply reliable estimates. Imputation methods have been used to estimate the 2018/19 data for these forces.</text:p>
          </table:table-cell>
          <table:covered-table-cell table:number-columns-repeated="14"/>
          <table:table-cell table:number-columns-repeated="4" table:style-name="ce96"/>
          <table:table-cell table:number-columns-repeated="16365"/>
        </table:table-row>
        <table:table-row table:style-name="ro6">
          <table:table-cell office:value-type="string" table:number-columns-spanned="10" table:number-rows-spanned="1" table:style-name="ce105">
            <text:p>10. Merseyside Police's data are estimated until 2006/07. Also, as a result of the force's 2010/11 data being taken from their forensic services provider's system, there were 86% fewer seizures for Merseyside in 2010/11 compared to 2009/10.<text:s/></text:p>
          </table:table-cell>
          <table:covered-table-cell table:number-columns-repeated="9"/>
          <table:table-cell table:number-columns-repeated="3" table:style-name="ce96"/>
          <table:table-cell table:number-columns-repeated="16371" table:style-name="ce18"/>
        </table:table-row>
        <table:table-row table:style-name="ro6">
          <table:table-cell office:value-type="string" table:number-columns-spanned="10" table:number-rows-spanned="1" table:style-name="ce105">
            <text:p>11. Kent Police recorded 78% more seizures in 2010/11 than 2009/10 as a result of implementing a new system in April 2010.</text:p>
          </table:table-cell>
          <table:covered-table-cell table:number-columns-repeated="9"/>
          <table:table-cell table:number-columns-repeated="3" table:style-name="ce96"/>
          <table:table-cell table:number-columns-repeated="16371"/>
        </table:table-row>
        <table:table-row table:style-name="ro6">
          <table:table-cell office:value-type="string" table:number-columns-spanned="10" table:number-rows-spanned="1" table:style-name="ce105">
            <text:p>12. The 2012/13 estimate for the City of London has been affected by a revision in the ONS population estimate</text:p>
          </table:table-cell>
          <table:covered-table-cell table:number-columns-repeated="9"/>
          <table:table-cell table:number-columns-repeated="3" table:style-name="ce96"/>
          <table:table-cell table:number-columns-repeated="16371"/>
        </table:table-row>
        <table:table-row table:style-name="ro6">
          <table:table-cell office:value-type="string" table:style-name="ce93">
            <text:p>13. In 2018/19 Thames Valley revised data for 2006/07 and Avon and Somerset, Suffolk and South Yorkshire revised data for 2017/18. Therefore the figures may not match previous publications.<text:s/></text:p>
          </table:table-cell>
          <table:table-cell table:number-columns-repeated="16383" table:style-name="ce18"/>
        </table:table-row>
        <table:table-row table:style-name="ro6">
          <table:table-cell office:value-type="string" table:style-name="ce93">
            <text:p>14. The ‘third generation’ of synthetic cannabinoids were controlled as Class B drugs in December 2016, therefore all synthetic cannabinoids are counted against 'Other Class B' for the entire time series shown</text:p>
          </table:table-cell>
          <table:table-cell table:number-columns-repeated="16383" table:style-name="ce18"/>
        </table:table-row>
        <table:table-row table:style-name="ro6">
          <table:table-cell office:value-type="string" table:style-name="ce96">
            <text:p>.. denotes data not available.</text:p>
          </table:table-cell>
          <table:table-cell table:number-columns-repeated="16383" table:style-name="ce18"/>
        </table:table-row>
        <table:table-row table:style-name="ro6">
          <table:table-cell office:value-type="string" table:style-name="ce96">
            <text:p>* denotes data not applicable.</text:p>
          </table:table-cell>
          <table:table-cell table:number-columns-repeated="16383" table:style-name="ce18"/>
        </table:table-row>
        <table:table-row table:number-rows-repeated="1048490" table:style-name="ro6">
          <table:table-cell table:number-columns-repeated="16384"/>
        </table:table-row>
      </table:table>
      <table:table table:name="Area_Table_3" table:style-name="ta8">
        <table:table-column table:style-name="co36" table:default-cell-style-name="ce203"/>
        <table:table-column table:style-name="co37" table:default-cell-style-name="ce203"/>
        <table:table-column table:style-name="co38" table:number-columns-repeated="17" table:default-cell-style-name="ce203"/>
        <table:table-column table:style-name="co39" table:default-cell-style-name="ce203"/>
        <table:table-column table:style-name="co38" table:number-columns-repeated="4" table:default-cell-style-name="ce203"/>
        <table:table-column table:style-name="co40" table:default-cell-style-name="ce244"/>
        <table:table-column table:style-name="co8" table:number-columns-repeated="3" table:default-cell-style-name="ce113"/>
        <table:table-column table:style-name="co29" table:number-columns-repeated="16356" table:default-cell-style-name="ce113"/>
        <table:table-row table:style-name="ro5">
          <table:table-cell office:value-type="string" table:style-name="ce112">
            <text:p>Area Table 3 <text:s text:c="2"/>Number of drug seizures by drug class, type and seizing authority, 2018/19</text:p>
          </table:table-cell>
          <table:table-cell table:number-columns-repeated="23" table:style-name="ce271"/>
          <table:table-cell table:style-name="ce291"/>
          <table:table-cell table:number-columns-repeated="16359" table:style-name="ce18"/>
        </table:table-row>
        <table:table-row table:style-name="ro8">
          <table:table-cell table:number-columns-repeated="4" table:style-name="ce203"/>
          <table:table-cell table:number-columns-repeated="3" table:style-name="ce113"/>
          <table:table-cell table:number-columns-repeated="6" table:style-name="ce203"/>
          <table:table-cell table:style-name="ce292"/>
          <table:table-cell table:number-columns-repeated="10" table:style-name="ce203"/>
          <table:table-cell table:style-name="ce244"/>
          <table:table-cell table:number-columns-repeated="16359" table:style-name="ce18"/>
        </table:table-row>
        <table:table-row table:style-name="ro28">
          <table:table-cell office:value-type="string" table:number-columns-spanned="1" table:number-rows-spanned="2" table:style-name="ce315">
            <text:p>Police force region or authority</text:p>
          </table:table-cell>
          <table:table-cell office:value-type="string" table:number-columns-spanned="1" table:number-rows-spanned="2" table:style-name="ce316">
            <text:p>All drugs<text:s/><text:span text:style-name="T2">2</text:span></text:p>
          </table:table-cell>
          <table:table-cell office:value-type="string" table:style-name="ce293">
            <text:p>Class A drugs</text:p>
          </table:table-cell>
          <table:table-cell table:number-columns-repeated="7" table:style-name="ce293"/>
          <table:table-cell table:style-name="ce294"/>
          <table:table-cell office:value-type="string" table:number-columns-spanned="7" table:number-rows-spanned="1" table:style-name="ce317">
            <text:p>Class B drugs</text:p>
          </table:table-cell>
          <table:covered-table-cell table:number-columns-repeated="6"/>
          <table:table-cell office:value-type="string" table:number-columns-spanned="6" table:number-rows-spanned="1" table:style-name="ce317">
            <text:p>Class C drugs</text:p>
          </table:table-cell>
          <table:covered-table-cell table:number-columns-repeated="5"/>
          <table:table-cell office:value-type="string" table:style-name="ce295">
            <text:p>Unknown</text:p>
          </table:table-cell>
          <table:table-cell table:number-columns-repeated="16359" table:style-name="ce296"/>
        </table:table-row>
        <table:table-row table:style-name="ro29">
          <table:covered-table-cell/>
          <table:covered-table-cell/>
          <table:table-cell office:value-type="string" table:style-name="ce297">
            <text:p>Cocaine</text:p>
          </table:table-cell>
          <table:table-cell office:value-type="string" table:style-name="ce297">
            <text:p>Crack</text:p>
          </table:table-cell>
          <table:table-cell office:value-type="string" table:style-name="ce297">
            <text:p>Ecstasy</text:p>
          </table:table-cell>
          <table:table-cell office:value-type="string" table:style-name="ce297">
            <text:p>Heroin</text:p>
          </table:table-cell>
          <table:table-cell office:value-type="string" table:style-name="ce297">
            <text:p>LSD</text:p>
          </table:table-cell>
          <table:table-cell office:value-type="string" table:style-name="ce297">
            <text:p>Methadone</text:p>
          </table:table-cell>
          <table:table-cell office:value-type="string" table:style-name="ce297">
            <text:p>Morphine</text:p>
          </table:table-cell>
          <table:table-cell office:value-type="string" table:style-name="ce297">
            <text:p>Other Class A</text:p>
          </table:table-cell>
          <table:table-cell office:value-type="string" table:style-name="ce298">
            <text:p>Total Class A</text:p>
          </table:table-cell>
          <table:table-cell office:value-type="string" table:style-name="ce297">
            <text:p>All cannabis</text:p>
          </table:table-cell>
          <table:table-cell office:value-type="string" table:style-name="ce297">
            <text:p>Amphetamines</text:p>
          </table:table-cell>
          <table:table-cell office:value-type="string" table:style-name="ce297">
            <text:p>Barbiturates</text:p>
          </table:table-cell>
          <table:table-cell office:value-type="string" table:style-name="ce297">
            <text:p>Ketamine<text:s/></text:p>
          </table:table-cell>
          <table:table-cell office:value-type="string" table:style-name="ce299">
            <text:p>Mephedrone (non-injection)</text:p>
          </table:table-cell>
          <table:table-cell office:value-type="string" table:style-name="ce297">
            <text:p>Other Class B</text:p>
          </table:table-cell>
          <table:table-cell office:value-type="string" table:style-name="ce300">
            <text:p>Total Class B</text:p>
          </table:table-cell>
          <table:table-cell office:value-type="string" table:style-name="ce299">
            <text:p>Anabolic steroids</text:p>
          </table:table-cell>
          <table:table-cell office:value-type="string" table:style-name="ce297">
            <text:p>Benzodiazepines</text:p>
          </table:table-cell>
          <table:table-cell office:value-type="string" table:style-name="ce297">
            <text:p>GHB</text:p>
          </table:table-cell>
          <table:table-cell office:value-type="string" table:style-name="ce297">
            <text:p>Temazepam</text:p>
          </table:table-cell>
          <table:table-cell office:value-type="string" table:style-name="ce297">
            <text:p>Other Class C</text:p>
          </table:table-cell>
          <table:table-cell office:value-type="string" table:style-name="ce301">
            <text:p>Total Class C</text:p>
          </table:table-cell>
          <table:table-cell table:style-name="ce294"/>
          <table:table-cell table:number-columns-repeated="16359" table:style-name="ce18"/>
        </table:table-row>
        <table:table-row table:style-name="ro8">
          <table:table-cell table:style-name="ce302"/>
          <table:table-cell table:style-name="ce303"/>
          <table:table-cell table:number-columns-repeated="17" table:style-name="ce302"/>
          <table:table-cell table:style-name="ce251"/>
          <table:table-cell table:number-columns-repeated="4" table:style-name="ce302"/>
          <table:table-cell table:style-name="ce304"/>
          <table:table-cell table:number-columns-repeated="16359" table:style-name="ce18"/>
        </table:table-row>
        <table:table-row table:style-name="ro5">
          <table:table-cell office:value-type="string" table:style-name="ce113">
            <text:p>Cleveland</text:p>
          </table:table-cell>
          <table:table-cell office:value-type="float" office:value="1812" table:style-name="ce305">
            <text:p><text:s/>1,812<text:s/></text:p>
          </table:table-cell>
          <table:table-cell office:value-type="float" office:value="220" table:style-name="ce66">
            <text:p><text:s/>220<text:s/></text:p>
          </table:table-cell>
          <table:table-cell office:value-type="float" office:value="45" table:style-name="ce66">
            <text:p><text:s/>45<text:s/></text:p>
          </table:table-cell>
          <table:table-cell office:value-type="float" office:value="21" table:style-name="ce66">
            <text:p><text:s/>21<text:s/></text:p>
          </table:table-cell>
          <table:table-cell office:value-type="float" office:value="145" table:style-name="ce66">
            <text:p><text:s/>145<text:s/></text:p>
          </table:table-cell>
          <table:table-cell office:value-type="float" office:value="1" table:style-name="ce66">
            <text:p><text:s/>1<text:s/></text:p>
          </table:table-cell>
          <table:table-cell office:value-type="float" office:value="12" table:style-name="ce66">
            <text:p><text:s/>12<text:s/></text:p>
          </table:table-cell>
          <table:table-cell office:value-type="float" office:value="8" table:style-name="ce66">
            <text:p><text:s/>8<text:s/></text:p>
          </table:table-cell>
          <table:table-cell office:value-type="float" office:value="2" table:style-name="ce66">
            <text:p><text:s/>2<text:s/></text:p>
          </table:table-cell>
          <table:table-cell office:value-type="float" office:value="423" table:style-name="ce66">
            <text:p><text:s/>423<text:s/></text:p>
          </table:table-cell>
          <table:table-cell office:value-type="float" office:value="984" table:style-name="ce66">
            <text:p><text:s/>984<text:s/></text:p>
          </table:table-cell>
          <table:table-cell office:value-type="float" office:value="107" table:style-name="ce66">
            <text:p><text:s/>107<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0" table:style-name="ce66">
            <text:p><text:s/>-00<text:s/></text:p>
          </table:table-cell>
          <table:table-cell office:value-type="float" office:value="29" table:style-name="ce66">
            <text:p><text:s/>29<text:s/></text:p>
          </table:table-cell>
          <table:table-cell office:value-type="float" office:value="1086" table:style-name="ce66">
            <text:p><text:s/>1,086<text:s/></text:p>
          </table:table-cell>
          <table:table-cell office:value-type="float" office:value="19" table:style-name="ce66">
            <text:p><text:s/>19<text:s/></text:p>
          </table:table-cell>
          <table:table-cell office:value-type="float" office:value="90" table:style-name="ce66">
            <text:p><text:s/>90<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131" table:style-name="ce66">
            <text:p><text:s/>131<text:s/></text:p>
          </table:table-cell>
          <table:table-cell office:value-type="float" office:value="237" table:style-name="ce66">
            <text:p><text:s/>237<text:s/></text:p>
          </table:table-cell>
          <table:table-cell office:value-type="float" office:value="340" table:style-name="ce306">
            <text:p><text:s/>340<text:s/></text:p>
          </table:table-cell>
          <table:table-cell table:style-name="ce307"/>
          <table:table-cell table:number-columns-repeated="16358" table:style-name="ce18"/>
        </table:table-row>
        <table:table-row table:style-name="ro5">
          <table:table-cell office:value-type="string" table:style-name="ce113">
            <text:p>Durham</text:p>
          </table:table-cell>
          <table:table-cell office:value-type="float" office:value="1660" table:style-name="ce305">
            <text:p><text:s/>1,660<text:s/></text:p>
          </table:table-cell>
          <table:table-cell office:value-type="float" office:value="136" table:style-name="ce66">
            <text:p><text:s/>136<text:s/></text:p>
          </table:table-cell>
          <table:table-cell office:value-type="float" office:value="18" table:style-name="ce66">
            <text:p><text:s/>18<text:s/></text:p>
          </table:table-cell>
          <table:table-cell office:value-type="float" office:value="20" table:style-name="ce66">
            <text:p><text:s/>20<text:s/></text:p>
          </table:table-cell>
          <table:table-cell office:value-type="float" office:value="46" table:style-name="ce66">
            <text:p><text:s/>46<text:s/></text:p>
          </table:table-cell>
          <table:table-cell office:value-type="float" office:value="3" table:style-name="ce66">
            <text:p><text:s/>3<text:s/></text:p>
          </table:table-cell>
          <table:table-cell office:value-type="float" office:value="6" table:style-name="ce66">
            <text:p><text:s/>6<text:s/></text:p>
          </table:table-cell>
          <table:table-cell office:value-type="float" office:value="3" table:style-name="ce66">
            <text:p><text:s/>3<text:s/></text:p>
          </table:table-cell>
          <table:table-cell office:value-type="float" office:value="6" table:style-name="ce66">
            <text:p><text:s/>6<text:s/></text:p>
          </table:table-cell>
          <table:table-cell office:value-type="float" office:value="230" table:style-name="ce66">
            <text:p><text:s/>230<text:s/></text:p>
          </table:table-cell>
          <table:table-cell office:value-type="float" office:value="872" table:style-name="ce66">
            <text:p><text:s/>872<text:s/></text:p>
          </table:table-cell>
          <table:table-cell office:value-type="float" office:value="53" table:style-name="ce66">
            <text:p><text:s/>5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918" table:style-name="ce66">
            <text:p><text:s/>918<text:s/></text:p>
          </table:table-cell>
          <table:table-cell office:value-type="float" office:value="0" table:style-name="ce66">
            <text:p><text:s/>-00<text:s/></text:p>
          </table:table-cell>
          <table:table-cell office:value-type="float" office:value="35" table:style-name="ce66">
            <text:p><text:s/>35<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1" table:style-name="ce66">
            <text:p><text:s/>1<text:s/></text:p>
          </table:table-cell>
          <table:table-cell office:value-type="float" office:value="38" table:style-name="ce66">
            <text:p><text:s/>38<text:s/></text:p>
          </table:table-cell>
          <table:table-cell office:value-type="float" office:value="595" table:style-name="ce306">
            <text:p><text:s/>595<text:s/></text:p>
          </table:table-cell>
          <table:table-cell table:style-name="ce307"/>
          <table:table-cell table:number-columns-repeated="16358" table:style-name="ce18"/>
        </table:table-row>
        <table:table-row table:style-name="ro5">
          <table:table-cell office:value-type="string" table:style-name="ce113">
            <text:p>Northumbria</text:p>
          </table:table-cell>
          <table:table-cell office:value-type="float" office:value="4699" table:style-name="ce305">
            <text:p><text:s/>4,699<text:s/></text:p>
          </table:table-cell>
          <table:table-cell office:value-type="float" office:value="780" table:style-name="ce66">
            <text:p><text:s/>780<text:s/></text:p>
          </table:table-cell>
          <table:table-cell office:value-type="float" office:value="74" table:style-name="ce66">
            <text:p><text:s/>74<text:s/></text:p>
          </table:table-cell>
          <table:table-cell office:value-type="float" office:value="136" table:style-name="ce66">
            <text:p><text:s/>136<text:s/></text:p>
          </table:table-cell>
          <table:table-cell office:value-type="float" office:value="269" table:style-name="ce66">
            <text:p><text:s/>269<text:s/></text:p>
          </table:table-cell>
          <table:table-cell office:value-type="float" office:value="3" table:style-name="ce66">
            <text:p><text:s/>3<text:s/></text:p>
          </table:table-cell>
          <table:table-cell office:value-type="float" office:value="26" table:style-name="ce66">
            <text:p><text:s/>26<text:s/></text:p>
          </table:table-cell>
          <table:table-cell office:value-type="float" office:value="16" table:style-name="ce66">
            <text:p><text:s/>16<text:s/></text:p>
          </table:table-cell>
          <table:table-cell office:value-type="float" office:value="45" table:style-name="ce66">
            <text:p><text:s/>45<text:s/></text:p>
          </table:table-cell>
          <table:table-cell office:value-type="float" office:value="1227" table:style-name="ce66">
            <text:p><text:s/>1,227<text:s/></text:p>
          </table:table-cell>
          <table:table-cell office:value-type="float" office:value="2512" table:style-name="ce66">
            <text:p><text:s/>2,512<text:s/></text:p>
          </table:table-cell>
          <table:table-cell office:value-type="float" office:value="301" table:style-name="ce66">
            <text:p><text:s/>301<text:s/></text:p>
          </table:table-cell>
          <table:table-cell office:value-type="float" office:value="0" table:style-name="ce66">
            <text:p><text:s/>-00<text:s/></text:p>
          </table:table-cell>
          <table:table-cell office:value-type="float" office:value="35" table:style-name="ce66">
            <text:p><text:s/>35<text:s/></text:p>
          </table:table-cell>
          <table:table-cell office:value-type="float" office:value="9" table:style-name="ce66">
            <text:p><text:s/>9<text:s/></text:p>
          </table:table-cell>
          <table:table-cell office:value-type="float" office:value="186" table:style-name="ce66">
            <text:p><text:s/>186<text:s/></text:p>
          </table:table-cell>
          <table:table-cell office:value-type="float" office:value="2944" table:style-name="ce66">
            <text:p><text:s/>2,944<text:s/></text:p>
          </table:table-cell>
          <table:table-cell office:value-type="float" office:value="19" table:style-name="ce66">
            <text:p><text:s/>19<text:s/></text:p>
          </table:table-cell>
          <table:table-cell office:value-type="float" office:value="222" table:style-name="ce66">
            <text:p><text:s/>222<text:s/></text:p>
          </table:table-cell>
          <table:table-cell office:value-type="float" office:value="0" table:style-name="ce66">
            <text:p><text:s/>-00<text:s/></text:p>
          </table:table-cell>
          <table:table-cell office:value-type="float" office:value="11" table:style-name="ce66">
            <text:p><text:s/>11<text:s/></text:p>
          </table:table-cell>
          <table:table-cell office:value-type="float" office:value="70" table:style-name="ce66">
            <text:p><text:s/>70<text:s/></text:p>
          </table:table-cell>
          <table:table-cell office:value-type="float" office:value="312" table:style-name="ce66">
            <text:p><text:s/>312<text:s/></text:p>
          </table:table-cell>
          <table:table-cell office:value-type="float" office:value="586" table:style-name="ce306">
            <text:p><text:s/>586<text:s/></text:p>
          </table:table-cell>
          <table:table-cell table:style-name="ce307"/>
          <table:table-cell table:number-columns-repeated="16358" table:style-name="ce18"/>
        </table:table-row>
        <table:table-row table:style-name="ro5">
          <table:table-cell office:value-type="string" table:style-name="ce112">
            <text:p>North East Region</text:p>
          </table:table-cell>
          <table:table-cell office:value-type="float" office:value="8171" table:style-name="ce308">
            <text:p><text:s/>8,171<text:s/></text:p>
          </table:table-cell>
          <table:table-cell office:value-type="float" office:value="1136" table:style-name="ce72">
            <text:p><text:s/>1,136<text:s/></text:p>
          </table:table-cell>
          <table:table-cell office:value-type="float" office:value="137" table:style-name="ce72">
            <text:p><text:s/>137<text:s/></text:p>
          </table:table-cell>
          <table:table-cell office:value-type="float" office:value="177" table:style-name="ce72">
            <text:p><text:s/>177<text:s/></text:p>
          </table:table-cell>
          <table:table-cell office:value-type="float" office:value="460" table:style-name="ce72">
            <text:p><text:s/>460<text:s/></text:p>
          </table:table-cell>
          <table:table-cell office:value-type="float" office:value="7" table:style-name="ce72">
            <text:p><text:s/>7<text:s/></text:p>
          </table:table-cell>
          <table:table-cell office:value-type="float" office:value="44" table:style-name="ce72">
            <text:p><text:s/>44<text:s/></text:p>
          </table:table-cell>
          <table:table-cell office:value-type="float" office:value="27" table:style-name="ce72">
            <text:p><text:s/>27<text:s/></text:p>
          </table:table-cell>
          <table:table-cell office:value-type="float" office:value="53" table:style-name="ce72">
            <text:p><text:s/>53<text:s/></text:p>
          </table:table-cell>
          <table:table-cell office:value-type="float" office:value="1880" table:style-name="ce72">
            <text:p><text:s/>1,880<text:s/></text:p>
          </table:table-cell>
          <table:table-cell office:value-type="float" office:value="4368" table:style-name="ce72">
            <text:p><text:s/>4,368<text:s/></text:p>
          </table:table-cell>
          <table:table-cell office:value-type="float" office:value="461" table:style-name="ce72">
            <text:p><text:s/>461<text:s/></text:p>
          </table:table-cell>
          <table:table-cell office:value-type="float" office:value="0" table:style-name="ce72">
            <text:p><text:s/>-00<text:s/></text:p>
          </table:table-cell>
          <table:table-cell office:value-type="float" office:value="37" table:style-name="ce72">
            <text:p><text:s/>37<text:s/></text:p>
          </table:table-cell>
          <table:table-cell office:value-type="float" office:value="9" table:style-name="ce72">
            <text:p><text:s/>9<text:s/></text:p>
          </table:table-cell>
          <table:table-cell office:value-type="float" office:value="215" table:style-name="ce72">
            <text:p><text:s/>215<text:s/></text:p>
          </table:table-cell>
          <table:table-cell office:value-type="float" office:value="4948" table:style-name="ce72">
            <text:p><text:s/>4,948<text:s/></text:p>
          </table:table-cell>
          <table:table-cell office:value-type="float" office:value="38" table:style-name="ce72">
            <text:p><text:s/>38<text:s/></text:p>
          </table:table-cell>
          <table:table-cell office:value-type="float" office:value="347" table:style-name="ce72">
            <text:p><text:s/>347<text:s/></text:p>
          </table:table-cell>
          <table:table-cell office:value-type="float" office:value="0" table:style-name="ce72">
            <text:p><text:s/>-00<text:s/></text:p>
          </table:table-cell>
          <table:table-cell office:value-type="float" office:value="18" table:style-name="ce72">
            <text:p><text:s/>18<text:s/></text:p>
          </table:table-cell>
          <table:table-cell office:value-type="float" office:value="202" table:style-name="ce72">
            <text:p><text:s/>202<text:s/></text:p>
          </table:table-cell>
          <table:table-cell office:value-type="float" office:value="587" table:style-name="ce72">
            <text:p><text:s/>587<text:s/></text:p>
          </table:table-cell>
          <table:table-cell office:value-type="float" office:value="1521" table:style-name="ce309">
            <text:p><text:s/>1,521<text:s/></text:p>
          </table:table-cell>
          <table:table-cell table:style-name="ce307"/>
          <table:table-cell table:number-columns-repeated="16358" table:style-name="ce112"/>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Cheshire</text:p>
          </table:table-cell>
          <table:table-cell office:value-type="float" office:value="3138" table:style-name="ce305">
            <text:p><text:s/>3,138<text:s/></text:p>
          </table:table-cell>
          <table:table-cell office:value-type="float" office:value="543" table:style-name="ce66">
            <text:p><text:s/>543<text:s/></text:p>
          </table:table-cell>
          <table:table-cell office:value-type="float" office:value="137" table:style-name="ce66">
            <text:p><text:s/>137<text:s/></text:p>
          </table:table-cell>
          <table:table-cell office:value-type="float" office:value="40" table:style-name="ce66">
            <text:p><text:s/>40<text:s/></text:p>
          </table:table-cell>
          <table:table-cell office:value-type="float" office:value="167" table:style-name="ce66">
            <text:p><text:s/>167<text:s/></text:p>
          </table:table-cell>
          <table:table-cell office:value-type="float" office:value="1" table:style-name="ce66">
            <text:p><text:s/>1<text:s/></text:p>
          </table:table-cell>
          <table:table-cell office:value-type="float" office:value="2" table:style-name="ce66">
            <text:p><text:s/>2<text:s/></text:p>
          </table:table-cell>
          <table:table-cell office:value-type="float" office:value="3" table:style-name="ce66">
            <text:p><text:s/>3<text:s/></text:p>
          </table:table-cell>
          <table:table-cell office:value-type="float" office:value="13" table:style-name="ce66">
            <text:p><text:s/>13<text:s/></text:p>
          </table:table-cell>
          <table:table-cell office:value-type="float" office:value="835" table:style-name="ce66">
            <text:p><text:s/>835<text:s/></text:p>
          </table:table-cell>
          <table:table-cell office:value-type="float" office:value="2239" table:style-name="ce66">
            <text:p><text:s/>2,239<text:s/></text:p>
          </table:table-cell>
          <table:table-cell office:value-type="float" office:value="63" table:style-name="ce66">
            <text:p><text:s/>63<text:s/></text:p>
          </table:table-cell>
          <table:table-cell office:value-type="float" office:value="0" table:style-name="ce66">
            <text:p><text:s/>-00<text:s/></text:p>
          </table:table-cell>
          <table:table-cell office:value-type="float" office:value="19" table:style-name="ce66">
            <text:p><text:s/>19<text:s/></text:p>
          </table:table-cell>
          <table:table-cell office:value-type="float" office:value="1" table:style-name="ce66">
            <text:p><text:s/>1<text:s/></text:p>
          </table:table-cell>
          <table:table-cell office:value-type="float" office:value="73" table:style-name="ce66">
            <text:p><text:s/>73<text:s/></text:p>
          </table:table-cell>
          <table:table-cell office:value-type="float" office:value="2362" table:style-name="ce66">
            <text:p><text:s/>2,362<text:s/></text:p>
          </table:table-cell>
          <table:table-cell office:value-type="float" office:value="13" table:style-name="ce66">
            <text:p><text:s/>13<text:s/></text:p>
          </table:table-cell>
          <table:table-cell office:value-type="float" office:value="33" table:style-name="ce66">
            <text:p><text:s/>33<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51" table:style-name="ce66">
            <text:p><text:s/>51<text:s/></text:p>
          </table:table-cell>
          <table:table-cell office:value-type="float" office:value="186" table:style-name="ce306">
            <text:p><text:s/>186<text:s/></text:p>
          </table:table-cell>
          <table:table-cell table:style-name="ce307"/>
          <table:table-cell table:number-columns-repeated="16358" table:style-name="ce18"/>
        </table:table-row>
        <table:table-row table:style-name="ro5">
          <table:table-cell office:value-type="string" table:style-name="ce113">
            <text:p>Cumbria</text:p>
          </table:table-cell>
          <table:table-cell office:value-type="float" office:value="968" table:style-name="ce305">
            <text:p><text:s/>968<text:s/></text:p>
          </table:table-cell>
          <table:table-cell office:value-type="float" office:value="191" table:style-name="ce66">
            <text:p><text:s/>191<text:s/></text:p>
          </table:table-cell>
          <table:table-cell office:value-type="float" office:value="46" table:style-name="ce66">
            <text:p><text:s/>46<text:s/></text:p>
          </table:table-cell>
          <table:table-cell office:value-type="float" office:value="32" table:style-name="ce66">
            <text:p><text:s/>32<text:s/></text:p>
          </table:table-cell>
          <table:table-cell office:value-type="float" office:value="99" table:style-name="ce66">
            <text:p><text:s/>99<text:s/></text:p>
          </table:table-cell>
          <table:table-cell office:value-type="float" office:value="1" table:style-name="ce66">
            <text:p><text:s/>1<text:s/></text:p>
          </table:table-cell>
          <table:table-cell office:value-type="float" office:value="3" table:style-name="ce66">
            <text:p><text:s/>3<text:s/></text:p>
          </table:table-cell>
          <table:table-cell office:value-type="float" office:value="2" table:style-name="ce66">
            <text:p><text:s/>2<text:s/></text:p>
          </table:table-cell>
          <table:table-cell office:value-type="float" office:value="2" table:style-name="ce66">
            <text:p><text:s/>2<text:s/></text:p>
          </table:table-cell>
          <table:table-cell office:value-type="float" office:value="340" table:style-name="ce66">
            <text:p><text:s/>340<text:s/></text:p>
          </table:table-cell>
          <table:table-cell office:value-type="float" office:value="540" table:style-name="ce66">
            <text:p><text:s/>540<text:s/></text:p>
          </table:table-cell>
          <table:table-cell office:value-type="float" office:value="47" table:style-name="ce66">
            <text:p><text:s/>47<text:s/></text:p>
          </table:table-cell>
          <table:table-cell office:value-type="float" office:value="0" table:style-name="ce66">
            <text:p><text:s/>-00<text:s/></text:p>
          </table:table-cell>
          <table:table-cell office:value-type="float" office:value="12" table:style-name="ce66">
            <text:p><text:s/>12<text:s/></text:p>
          </table:table-cell>
          <table:table-cell office:value-type="float" office:value="4" table:style-name="ce66">
            <text:p><text:s/>4<text:s/></text:p>
          </table:table-cell>
          <table:table-cell office:value-type="float" office:value="9" table:style-name="ce66">
            <text:p><text:s/>9<text:s/></text:p>
          </table:table-cell>
          <table:table-cell office:value-type="float" office:value="602" table:style-name="ce66">
            <text:p><text:s/>602<text:s/></text:p>
          </table:table-cell>
          <table:table-cell office:value-type="float" office:value="0" table:style-name="ce66">
            <text:p><text:s/>-00<text:s/></text:p>
          </table:table-cell>
          <table:table-cell office:value-type="float" office:value="56" table:style-name="ce66">
            <text:p><text:s/>56<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60" table:style-name="ce66">
            <text:p><text:s/>60<text:s/></text:p>
          </table:table-cell>
          <table:table-cell office:value-type="float" office:value="21" table:style-name="ce306">
            <text:p><text:s/>21<text:s/></text:p>
          </table:table-cell>
          <table:table-cell table:style-name="ce307"/>
          <table:table-cell table:number-columns-repeated="16358" table:style-name="ce18"/>
        </table:table-row>
        <table:table-row table:style-name="ro5">
          <table:table-cell office:value-type="string" table:style-name="ce113">
            <text:p>Greater Manchester</text:p>
          </table:table-cell>
          <table:table-cell office:value-type="float" office:value="5351" table:style-name="ce305">
            <text:p><text:s/>5,351<text:s/></text:p>
          </table:table-cell>
          <table:table-cell office:value-type="float" office:value="699" table:style-name="ce66">
            <text:p><text:s/>699<text:s/></text:p>
          </table:table-cell>
          <table:table-cell office:value-type="float" office:value="156" table:style-name="ce66">
            <text:p><text:s/>156<text:s/></text:p>
          </table:table-cell>
          <table:table-cell office:value-type="float" office:value="130" table:style-name="ce66">
            <text:p><text:s/>130<text:s/></text:p>
          </table:table-cell>
          <table:table-cell office:value-type="float" office:value="295" table:style-name="ce66">
            <text:p><text:s/>295<text:s/></text:p>
          </table:table-cell>
          <table:table-cell office:value-type="float" office:value="3" table:style-name="ce66">
            <text:p><text:s/>3<text:s/></text:p>
          </table:table-cell>
          <table:table-cell office:value-type="float" office:value="10" table:style-name="ce66">
            <text:p><text:s/>10<text:s/></text:p>
          </table:table-cell>
          <table:table-cell office:value-type="float" office:value="7" table:style-name="ce66">
            <text:p><text:s/>7<text:s/></text:p>
          </table:table-cell>
          <table:table-cell office:value-type="float" office:value="11" table:style-name="ce66">
            <text:p><text:s/>11<text:s/></text:p>
          </table:table-cell>
          <table:table-cell office:value-type="float" office:value="1118" table:style-name="ce66">
            <text:p><text:s/>1,118<text:s/></text:p>
          </table:table-cell>
          <table:table-cell office:value-type="float" office:value="3659" table:style-name="ce66">
            <text:p><text:s/>3,659<text:s/></text:p>
          </table:table-cell>
          <table:table-cell office:value-type="float" office:value="139" table:style-name="ce66">
            <text:p><text:s/>139<text:s/></text:p>
          </table:table-cell>
          <table:table-cell office:value-type="float" office:value="0" table:style-name="ce66">
            <text:p><text:s/>-00<text:s/></text:p>
          </table:table-cell>
          <table:table-cell office:value-type="float" office:value="21" table:style-name="ce66">
            <text:p><text:s/>21<text:s/></text:p>
          </table:table-cell>
          <table:table-cell office:value-type="float" office:value="3" table:style-name="ce66">
            <text:p><text:s/>3<text:s/></text:p>
          </table:table-cell>
          <table:table-cell office:value-type="float" office:value="168" table:style-name="ce66">
            <text:p><text:s/>168<text:s/></text:p>
          </table:table-cell>
          <table:table-cell office:value-type="float" office:value="3959" table:style-name="ce66">
            <text:p><text:s/>3,959<text:s/></text:p>
          </table:table-cell>
          <table:table-cell office:value-type="float" office:value="13" table:style-name="ce66">
            <text:p><text:s/>13<text:s/></text:p>
          </table:table-cell>
          <table:table-cell office:value-type="float" office:value="49" table:style-name="ce66">
            <text:p><text:s/>49<text:s/></text:p>
          </table:table-cell>
          <table:table-cell office:value-type="float" office:value="2" table:style-name="ce66">
            <text:p><text:s/>2<text:s/></text:p>
          </table:table-cell>
          <table:table-cell office:value-type="float" office:value="1" table:style-name="ce66">
            <text:p><text:s/>1<text:s/></text:p>
          </table:table-cell>
          <table:table-cell office:value-type="float" office:value="77" table:style-name="ce66">
            <text:p><text:s/>77<text:s/></text:p>
          </table:table-cell>
          <table:table-cell office:value-type="float" office:value="139" table:style-name="ce66">
            <text:p><text:s/>139<text:s/></text:p>
          </table:table-cell>
          <table:table-cell office:value-type="float" office:value="511" table:style-name="ce306">
            <text:p><text:s/>511<text:s/></text:p>
          </table:table-cell>
          <table:table-cell table:style-name="ce307"/>
          <table:table-cell table:number-columns-repeated="16358" table:style-name="ce18"/>
        </table:table-row>
        <table:table-row table:style-name="ro5">
          <table:table-cell office:value-type="string" table:style-name="ce113">
            <text:p>Lancashire</text:p>
          </table:table-cell>
          <table:table-cell office:value-type="float" office:value="945" table:style-name="ce305">
            <text:p><text:s/>945<text:s/></text:p>
          </table:table-cell>
          <table:table-cell office:value-type="float" office:value="133" table:style-name="ce66">
            <text:p><text:s/>133<text:s/></text:p>
          </table:table-cell>
          <table:table-cell office:value-type="float" office:value="55" table:style-name="ce66">
            <text:p><text:s/>55<text:s/></text:p>
          </table:table-cell>
          <table:table-cell office:value-type="float" office:value="8" table:style-name="ce66">
            <text:p><text:s/>8<text:s/></text:p>
          </table:table-cell>
          <table:table-cell office:value-type="float" office:value="73" table:style-name="ce66">
            <text:p><text:s/>73<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228" table:style-name="ce66">
            <text:p><text:s/>228<text:s/></text:p>
          </table:table-cell>
          <table:table-cell office:value-type="float" office:value="666" table:style-name="ce66">
            <text:p><text:s/>666<text:s/></text:p>
          </table:table-cell>
          <table:table-cell office:value-type="float" office:value="51" table:style-name="ce66">
            <text:p><text:s/>51<text:s/></text:p>
          </table:table-cell>
          <table:table-cell office:value-type="float" office:value="0" table:style-name="ce66">
            <text:p><text:s/>-00<text:s/></text:p>
          </table:table-cell>
          <table:table-cell office:value-type="float" office:value="9" table:style-name="ce66">
            <text:p><text:s/>9<text:s/></text:p>
          </table:table-cell>
          <table:table-cell office:value-type="float" office:value="0" table:style-name="ce66">
            <text:p><text:s/>-00<text:s/></text:p>
          </table:table-cell>
          <table:table-cell office:value-type="float" office:value="7" table:style-name="ce66">
            <text:p><text:s/>7<text:s/></text:p>
          </table:table-cell>
          <table:table-cell office:value-type="float" office:value="726" table:style-name="ce66">
            <text:p><text:s/>726<text:s/></text:p>
          </table:table-cell>
          <table:table-cell office:value-type="float" office:value="2" table:style-name="ce66">
            <text:p><text:s/>2<text:s/></text:p>
          </table:table-cell>
          <table:table-cell office:value-type="float" office:value="15" table:style-name="ce66">
            <text:p><text:s/>15<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20" table:style-name="ce66">
            <text:p><text:s/>20<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Merseyside</text:p>
          </table:table-cell>
          <table:table-cell office:value-type="float" office:value="655" table:style-name="ce305">
            <text:p><text:s/>655<text:s/></text:p>
          </table:table-cell>
          <table:table-cell office:value-type="float" office:value="127" table:style-name="ce66">
            <text:p><text:s/>127<text:s/></text:p>
          </table:table-cell>
          <table:table-cell office:value-type="float" office:value="68" table:style-name="ce66">
            <text:p><text:s/>68<text:s/></text:p>
          </table:table-cell>
          <table:table-cell office:value-type="float" office:value="0" table:style-name="ce66">
            <text:p><text:s/>-00<text:s/></text:p>
          </table:table-cell>
          <table:table-cell office:value-type="float" office:value="87" table:style-name="ce66">
            <text:p><text:s/>87<text:s/></text:p>
          </table:table-cell>
          <table:table-cell office:value-type="float" office:value="1" table:style-name="ce66">
            <text:p><text:s/>1<text:s/></text:p>
          </table:table-cell>
          <table:table-cell office:value-type="float" office:value="6" table:style-name="ce66">
            <text:p><text:s/>6<text:s/></text:p>
          </table:table-cell>
          <table:table-cell office:value-type="float" office:value="1" table:style-name="ce66">
            <text:p><text:s/>1<text:s/></text:p>
          </table:table-cell>
          <table:table-cell office:value-type="float" office:value="38" table:style-name="ce66">
            <text:p><text:s/>38<text:s/></text:p>
          </table:table-cell>
          <table:table-cell office:value-type="float" office:value="230" table:style-name="ce66">
            <text:p><text:s/>230<text:s/></text:p>
          </table:table-cell>
          <table:table-cell office:value-type="float" office:value="349" table:style-name="ce66">
            <text:p><text:s/>349<text:s/></text:p>
          </table:table-cell>
          <table:table-cell office:value-type="float" office:value="27" table:style-name="ce66">
            <text:p><text:s/>27<text:s/></text:p>
          </table:table-cell>
          <table:table-cell office:value-type="float" office:value="0" table:style-name="ce66">
            <text:p><text:s/>-00<text:s/></text:p>
          </table:table-cell>
          <table:table-cell office:value-type="float" office:value="43" table:style-name="ce66">
            <text:p><text:s/>43<text:s/></text:p>
          </table:table-cell>
          <table:table-cell office:value-type="float" office:value="0" table:style-name="ce66">
            <text:p><text:s/>-00<text:s/></text:p>
          </table:table-cell>
          <table:table-cell office:value-type="float" office:value="155" table:style-name="ce66">
            <text:p><text:s/>155<text:s/></text:p>
          </table:table-cell>
          <table:table-cell office:value-type="float" office:value="529" table:style-name="ce66">
            <text:p><text:s/>529<text:s/></text:p>
          </table:table-cell>
          <table:table-cell office:value-type="float" office:value="4" table:style-name="ce66">
            <text:p><text:s/>4<text:s/></text:p>
          </table:table-cell>
          <table:table-cell office:value-type="float" office:value="9" table:style-name="ce66">
            <text:p><text:s/>9<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9" table:style-name="ce66">
            <text:p><text:s/>9<text:s/></text:p>
          </table:table-cell>
          <table:table-cell office:value-type="float" office:value="21" table:style-name="ce66">
            <text:p><text:s/>21<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2">
            <text:p>North West Region</text:p>
          </table:table-cell>
          <table:table-cell office:value-type="float" office:value="11057" table:style-name="ce308">
            <text:p><text:s/>11,057<text:s/></text:p>
          </table:table-cell>
          <table:table-cell office:value-type="float" office:value="1693" table:style-name="ce72">
            <text:p><text:s/>1,693<text:s/></text:p>
          </table:table-cell>
          <table:table-cell office:value-type="float" office:value="462" table:style-name="ce72">
            <text:p><text:s/>462<text:s/></text:p>
          </table:table-cell>
          <table:table-cell office:value-type="float" office:value="210" table:style-name="ce72">
            <text:p><text:s/>210<text:s/></text:p>
          </table:table-cell>
          <table:table-cell office:value-type="float" office:value="721" table:style-name="ce72">
            <text:p><text:s/>721<text:s/></text:p>
          </table:table-cell>
          <table:table-cell office:value-type="float" office:value="7" table:style-name="ce72">
            <text:p><text:s/>7<text:s/></text:p>
          </table:table-cell>
          <table:table-cell office:value-type="float" office:value="21" table:style-name="ce72">
            <text:p><text:s/>21<text:s/></text:p>
          </table:table-cell>
          <table:table-cell office:value-type="float" office:value="13" table:style-name="ce72">
            <text:p><text:s/>13<text:s/></text:p>
          </table:table-cell>
          <table:table-cell office:value-type="float" office:value="64" table:style-name="ce72">
            <text:p><text:s/>64<text:s/></text:p>
          </table:table-cell>
          <table:table-cell office:value-type="float" office:value="2751" table:style-name="ce72">
            <text:p><text:s/>2,751<text:s/></text:p>
          </table:table-cell>
          <table:table-cell office:value-type="float" office:value="7453" table:style-name="ce72">
            <text:p><text:s/>7,453<text:s/></text:p>
          </table:table-cell>
          <table:table-cell office:value-type="float" office:value="327" table:style-name="ce72">
            <text:p><text:s/>327<text:s/></text:p>
          </table:table-cell>
          <table:table-cell office:value-type="float" office:value="0" table:style-name="ce72">
            <text:p><text:s/>-00<text:s/></text:p>
          </table:table-cell>
          <table:table-cell office:value-type="float" office:value="104" table:style-name="ce72">
            <text:p><text:s/>104<text:s/></text:p>
          </table:table-cell>
          <table:table-cell office:value-type="float" office:value="8" table:style-name="ce72">
            <text:p><text:s/>8<text:s/></text:p>
          </table:table-cell>
          <table:table-cell office:value-type="float" office:value="412" table:style-name="ce72">
            <text:p><text:s/>412<text:s/></text:p>
          </table:table-cell>
          <table:table-cell office:value-type="float" office:value="8178" table:style-name="ce72">
            <text:p><text:s/>8,178<text:s/></text:p>
          </table:table-cell>
          <table:table-cell office:value-type="float" office:value="32" table:style-name="ce72">
            <text:p><text:s/>32<text:s/></text:p>
          </table:table-cell>
          <table:table-cell office:value-type="float" office:value="162" table:style-name="ce72">
            <text:p><text:s/>162<text:s/></text:p>
          </table:table-cell>
          <table:table-cell office:value-type="float" office:value="3" table:style-name="ce72">
            <text:p><text:s/>3<text:s/></text:p>
          </table:table-cell>
          <table:table-cell office:value-type="float" office:value="1" table:style-name="ce72">
            <text:p><text:s/>1<text:s/></text:p>
          </table:table-cell>
          <table:table-cell office:value-type="float" office:value="99" table:style-name="ce72">
            <text:p><text:s/>99<text:s/></text:p>
          </table:table-cell>
          <table:table-cell office:value-type="float" office:value="291" table:style-name="ce72">
            <text:p><text:s/>291<text:s/></text:p>
          </table:table-cell>
          <table:table-cell office:value-type="float" office:value="718" table:style-name="ce309">
            <text:p><text:s/>718<text:s/></text:p>
          </table:table-cell>
          <table:table-cell table:style-name="ce307"/>
          <table:table-cell table:number-columns-repeated="16358" table:style-name="ce112"/>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Humberside</text:p>
          </table:table-cell>
          <table:table-cell office:value-type="float" office:value="1023" table:style-name="ce305">
            <text:p><text:s/>1,023<text:s/></text:p>
          </table:table-cell>
          <table:table-cell office:value-type="float" office:value="205" table:style-name="ce66">
            <text:p><text:s/>205<text:s/></text:p>
          </table:table-cell>
          <table:table-cell office:value-type="float" office:value="98" table:style-name="ce66">
            <text:p><text:s/>98<text:s/></text:p>
          </table:table-cell>
          <table:table-cell office:value-type="float" office:value="42" table:style-name="ce66">
            <text:p><text:s/>42<text:s/></text:p>
          </table:table-cell>
          <table:table-cell office:value-type="float" office:value="142" table:style-name="ce66">
            <text:p><text:s/>142<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375" table:style-name="ce66">
            <text:p><text:s/>375<text:s/></text:p>
          </table:table-cell>
          <table:table-cell office:value-type="float" office:value="576" table:style-name="ce66">
            <text:p><text:s/>576<text:s/></text:p>
          </table:table-cell>
          <table:table-cell office:value-type="float" office:value="45" table:style-name="ce66">
            <text:p><text:s/>45<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6" table:style-name="ce66">
            <text:p><text:s/>6<text:s/></text:p>
          </table:table-cell>
          <table:table-cell office:value-type="float" office:value="61" table:style-name="ce66">
            <text:p><text:s/>61<text:s/></text:p>
          </table:table-cell>
          <table:table-cell office:value-type="float" office:value="667" table:style-name="ce66">
            <text:p><text:s/>667<text:s/></text:p>
          </table:table-cell>
          <table:table-cell office:value-type="float" office:value="13" table:style-name="ce66">
            <text:p><text:s/>13<text:s/></text:p>
          </table:table-cell>
          <table:table-cell office:value-type="float" office:value="80" table:style-name="ce66">
            <text:p><text:s/>8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4" table:style-name="ce66">
            <text:p><text:s/>14<text:s/></text:p>
          </table:table-cell>
          <table:table-cell office:value-type="float" office:value="100" table:style-name="ce66">
            <text:p><text:s/>100<text:s/></text:p>
          </table:table-cell>
          <table:table-cell office:value-type="float" office:value="19" table:style-name="ce306">
            <text:p><text:s/>19<text:s/></text:p>
          </table:table-cell>
          <table:table-cell table:style-name="ce307"/>
          <table:table-cell table:number-columns-repeated="16358" table:style-name="ce18"/>
        </table:table-row>
        <table:table-row table:style-name="ro5">
          <table:table-cell office:value-type="string" table:style-name="ce113">
            <text:p>North Yorkshire</text:p>
          </table:table-cell>
          <table:table-cell office:value-type="float" office:value="2145" table:style-name="ce305">
            <text:p><text:s/>2,145<text:s/></text:p>
          </table:table-cell>
          <table:table-cell office:value-type="float" office:value="70" table:style-name="ce66">
            <text:p><text:s/>70<text:s/></text:p>
          </table:table-cell>
          <table:table-cell office:value-type="float" office:value="49" table:style-name="ce66">
            <text:p><text:s/>49<text:s/></text:p>
          </table:table-cell>
          <table:table-cell office:value-type="float" office:value="16" table:style-name="ce66">
            <text:p><text:s/>16<text:s/></text:p>
          </table:table-cell>
          <table:table-cell office:value-type="float" office:value="79" table:style-name="ce66">
            <text:p><text:s/>79<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1" table:style-name="ce66">
            <text:p><text:s/>1<text:s/></text:p>
          </table:table-cell>
          <table:table-cell office:value-type="float" office:value="14" table:style-name="ce66">
            <text:p><text:s/>14<text:s/></text:p>
          </table:table-cell>
          <table:table-cell office:value-type="float" office:value="197" table:style-name="ce66">
            <text:p><text:s/>197<text:s/></text:p>
          </table:table-cell>
          <table:table-cell office:value-type="float" office:value="1243" table:style-name="ce66">
            <text:p><text:s/>1,243<text:s/></text:p>
          </table:table-cell>
          <table:table-cell office:value-type="float" office:value="29" table:style-name="ce66">
            <text:p><text:s/>29<text:s/></text:p>
          </table:table-cell>
          <table:table-cell office:value-type="float" office:value="3" table:style-name="ce66">
            <text:p><text:s/>3<text:s/></text:p>
          </table:table-cell>
          <table:table-cell office:value-type="float" office:value="11" table:style-name="ce66">
            <text:p><text:s/>11<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1275" table:style-name="ce66">
            <text:p><text:s/>1,275<text:s/></text:p>
          </table:table-cell>
          <table:table-cell office:value-type="float" office:value="10" table:style-name="ce66">
            <text:p><text:s/>10<text:s/></text:p>
          </table:table-cell>
          <table:table-cell office:value-type="float" office:value="48" table:style-name="ce66">
            <text:p><text:s/>48<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22" table:style-name="ce66">
            <text:p><text:s/>22<text:s/></text:p>
          </table:table-cell>
          <table:table-cell office:value-type="float" office:value="73" table:style-name="ce66">
            <text:p><text:s/>73<text:s/></text:p>
          </table:table-cell>
          <table:table-cell office:value-type="float" office:value="890" table:style-name="ce306">
            <text:p><text:s/>890<text:s/></text:p>
          </table:table-cell>
          <table:table-cell table:style-name="ce307"/>
          <table:table-cell table:number-columns-repeated="16358" table:style-name="ce18"/>
        </table:table-row>
        <table:table-row table:style-name="ro5">
          <table:table-cell office:value-type="string" table:style-name="ce113">
            <text:p>South Yorkshire</text:p>
          </table:table-cell>
          <table:table-cell office:value-type="float" office:value="4248" table:style-name="ce305">
            <text:p><text:s/>4,248<text:s/></text:p>
          </table:table-cell>
          <table:table-cell office:value-type="float" office:value="472" table:style-name="ce66">
            <text:p><text:s/>472<text:s/></text:p>
          </table:table-cell>
          <table:table-cell office:value-type="float" office:value="192" table:style-name="ce66">
            <text:p><text:s/>192<text:s/></text:p>
          </table:table-cell>
          <table:table-cell office:value-type="float" office:value="96" table:style-name="ce66">
            <text:p><text:s/>96<text:s/></text:p>
          </table:table-cell>
          <table:table-cell office:value-type="float" office:value="149" table:style-name="ce66">
            <text:p><text:s/>149<text:s/></text:p>
          </table:table-cell>
          <table:table-cell office:value-type="float" office:value="5" table:style-name="ce66">
            <text:p><text:s/>5<text:s/></text:p>
          </table:table-cell>
          <table:table-cell office:value-type="float" office:value="13" table:style-name="ce66">
            <text:p><text:s/>13<text:s/></text:p>
          </table:table-cell>
          <table:table-cell office:value-type="float" office:value="5" table:style-name="ce66">
            <text:p><text:s/>5<text:s/></text:p>
          </table:table-cell>
          <table:table-cell office:value-type="float" office:value="31" table:style-name="ce66">
            <text:p><text:s/>31<text:s/></text:p>
          </table:table-cell>
          <table:table-cell office:value-type="float" office:value="869" table:style-name="ce66">
            <text:p><text:s/>869<text:s/></text:p>
          </table:table-cell>
          <table:table-cell office:value-type="float" office:value="2777" table:style-name="ce66">
            <text:p><text:s/>2,777<text:s/></text:p>
          </table:table-cell>
          <table:table-cell office:value-type="float" office:value="137" table:style-name="ce66">
            <text:p><text:s/>137<text:s/></text:p>
          </table:table-cell>
          <table:table-cell office:value-type="float" office:value="4" table:style-name="ce66">
            <text:p><text:s/>4<text:s/></text:p>
          </table:table-cell>
          <table:table-cell office:value-type="float" office:value="52" table:style-name="ce66">
            <text:p><text:s/>52<text:s/></text:p>
          </table:table-cell>
          <table:table-cell office:value-type="float" office:value="4" table:style-name="ce66">
            <text:p><text:s/>4<text:s/></text:p>
          </table:table-cell>
          <table:table-cell office:value-type="float" office:value="249" table:style-name="ce66">
            <text:p><text:s/>249<text:s/></text:p>
          </table:table-cell>
          <table:table-cell office:value-type="float" office:value="3161" table:style-name="ce66">
            <text:p><text:s/>3,161<text:s/></text:p>
          </table:table-cell>
          <table:table-cell office:value-type="float" office:value="13" table:style-name="ce66">
            <text:p><text:s/>13<text:s/></text:p>
          </table:table-cell>
          <table:table-cell office:value-type="float" office:value="30" table:style-name="ce66">
            <text:p><text:s/>30<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47" table:style-name="ce66">
            <text:p><text:s/>47<text:s/></text:p>
          </table:table-cell>
          <table:table-cell office:value-type="float" office:value="89" table:style-name="ce66">
            <text:p><text:s/>89<text:s/></text:p>
          </table:table-cell>
          <table:table-cell office:value-type="float" office:value="467" table:style-name="ce306">
            <text:p><text:s/>467<text:s/></text:p>
          </table:table-cell>
          <table:table-cell table:style-name="ce307"/>
          <table:table-cell table:number-columns-repeated="16358" table:style-name="ce18"/>
        </table:table-row>
        <table:table-row table:style-name="ro5">
          <table:table-cell office:value-type="string" table:style-name="ce113">
            <text:p>West Yorkshire</text:p>
          </table:table-cell>
          <table:table-cell office:value-type="float" office:value="6046" table:style-name="ce305">
            <text:p><text:s/>6,046<text:s/></text:p>
          </table:table-cell>
          <table:table-cell office:value-type="float" office:value="689" table:style-name="ce66">
            <text:p><text:s/>689<text:s/></text:p>
          </table:table-cell>
          <table:table-cell office:value-type="float" office:value="173" table:style-name="ce66">
            <text:p><text:s/>173<text:s/></text:p>
          </table:table-cell>
          <table:table-cell office:value-type="float" office:value="112" table:style-name="ce66">
            <text:p><text:s/>112<text:s/></text:p>
          </table:table-cell>
          <table:table-cell office:value-type="float" office:value="244" table:style-name="ce66">
            <text:p><text:s/>244<text:s/></text:p>
          </table:table-cell>
          <table:table-cell office:value-type="float" office:value="8" table:style-name="ce66">
            <text:p><text:s/>8<text:s/></text:p>
          </table:table-cell>
          <table:table-cell office:value-type="float" office:value="20" table:style-name="ce66">
            <text:p><text:s/>20<text:s/></text:p>
          </table:table-cell>
          <table:table-cell office:value-type="float" office:value="6" table:style-name="ce66">
            <text:p><text:s/>6<text:s/></text:p>
          </table:table-cell>
          <table:table-cell office:value-type="float" office:value="7" table:style-name="ce66">
            <text:p><text:s/>7<text:s/></text:p>
          </table:table-cell>
          <table:table-cell office:value-type="float" office:value="1161" table:style-name="ce66">
            <text:p><text:s/>1,161<text:s/></text:p>
          </table:table-cell>
          <table:table-cell office:value-type="float" office:value="4373" table:style-name="ce66">
            <text:p><text:s/>4,373<text:s/></text:p>
          </table:table-cell>
          <table:table-cell office:value-type="float" office:value="140" table:style-name="ce66">
            <text:p><text:s/>140<text:s/></text:p>
          </table:table-cell>
          <table:table-cell office:value-type="float" office:value="0" table:style-name="ce66">
            <text:p><text:s/>-00<text:s/></text:p>
          </table:table-cell>
          <table:table-cell office:value-type="float" office:value="22" table:style-name="ce66">
            <text:p><text:s/>22<text:s/></text:p>
          </table:table-cell>
          <table:table-cell office:value-type="float" office:value="0" table:style-name="ce66">
            <text:p><text:s/>-00<text:s/></text:p>
          </table:table-cell>
          <table:table-cell office:value-type="float" office:value="126" table:style-name="ce66">
            <text:p><text:s/>126<text:s/></text:p>
          </table:table-cell>
          <table:table-cell office:value-type="float" office:value="4613" table:style-name="ce66">
            <text:p><text:s/>4,613<text:s/></text:p>
          </table:table-cell>
          <table:table-cell office:value-type="float" office:value="40" table:style-name="ce66">
            <text:p><text:s/>40<text:s/></text:p>
          </table:table-cell>
          <table:table-cell office:value-type="float" office:value="71" table:style-name="ce66">
            <text:p><text:s/>71<text:s/></text:p>
          </table:table-cell>
          <table:table-cell office:value-type="float" office:value="9" table:style-name="ce66">
            <text:p><text:s/>9<text:s/></text:p>
          </table:table-cell>
          <table:table-cell office:value-type="float" office:value="4" table:style-name="ce66">
            <text:p><text:s/>4<text:s/></text:p>
          </table:table-cell>
          <table:table-cell office:value-type="float" office:value="25" table:style-name="ce66">
            <text:p><text:s/>25<text:s/></text:p>
          </table:table-cell>
          <table:table-cell office:value-type="float" office:value="143" table:style-name="ce66">
            <text:p><text:s/>143<text:s/></text:p>
          </table:table-cell>
          <table:table-cell office:value-type="float" office:value="750" table:style-name="ce306">
            <text:p><text:s/>750<text:s/></text:p>
          </table:table-cell>
          <table:table-cell table:style-name="ce307"/>
          <table:table-cell table:number-columns-repeated="16358" table:style-name="ce18"/>
        </table:table-row>
        <table:table-row table:style-name="ro5">
          <table:table-cell office:value-type="string" table:style-name="ce112">
            <text:p>Yorkshire and The Humber Region</text:p>
          </table:table-cell>
          <table:table-cell office:value-type="float" office:value="13462" table:style-name="ce308">
            <text:p><text:s/>13,462<text:s/></text:p>
          </table:table-cell>
          <table:table-cell office:value-type="float" office:value="1436" table:style-name="ce72">
            <text:p><text:s/>1,436<text:s/></text:p>
          </table:table-cell>
          <table:table-cell office:value-type="float" office:value="512" table:style-name="ce72">
            <text:p><text:s/>512<text:s/></text:p>
          </table:table-cell>
          <table:table-cell office:value-type="float" office:value="266" table:style-name="ce72">
            <text:p><text:s/>266<text:s/></text:p>
          </table:table-cell>
          <table:table-cell office:value-type="float" office:value="614" table:style-name="ce72">
            <text:p><text:s/>614<text:s/></text:p>
          </table:table-cell>
          <table:table-cell office:value-type="float" office:value="13" table:style-name="ce72">
            <text:p><text:s/>13<text:s/></text:p>
          </table:table-cell>
          <table:table-cell office:value-type="float" office:value="43" table:style-name="ce72">
            <text:p><text:s/>43<text:s/></text:p>
          </table:table-cell>
          <table:table-cell office:value-type="float" office:value="12" table:style-name="ce72">
            <text:p><text:s/>12<text:s/></text:p>
          </table:table-cell>
          <table:table-cell office:value-type="float" office:value="54" table:style-name="ce72">
            <text:p><text:s/>54<text:s/></text:p>
          </table:table-cell>
          <table:table-cell office:value-type="float" office:value="2602" table:style-name="ce72">
            <text:p><text:s/>2,602<text:s/></text:p>
          </table:table-cell>
          <table:table-cell office:value-type="float" office:value="8969" table:style-name="ce72">
            <text:p><text:s/>8,969<text:s/></text:p>
          </table:table-cell>
          <table:table-cell office:value-type="float" office:value="351" table:style-name="ce72">
            <text:p><text:s/>351<text:s/></text:p>
          </table:table-cell>
          <table:table-cell office:value-type="float" office:value="7" table:style-name="ce72">
            <text:p><text:s/>7<text:s/></text:p>
          </table:table-cell>
          <table:table-cell office:value-type="float" office:value="90" table:style-name="ce72">
            <text:p><text:s/>90<text:s/></text:p>
          </table:table-cell>
          <table:table-cell office:value-type="float" office:value="10" table:style-name="ce72">
            <text:p><text:s/>10<text:s/></text:p>
          </table:table-cell>
          <table:table-cell office:value-type="float" office:value="441" table:style-name="ce72">
            <text:p><text:s/>441<text:s/></text:p>
          </table:table-cell>
          <table:table-cell office:value-type="float" office:value="9716" table:style-name="ce72">
            <text:p><text:s/>9,716<text:s/></text:p>
          </table:table-cell>
          <table:table-cell office:value-type="float" office:value="76" table:style-name="ce72">
            <text:p><text:s/>76<text:s/></text:p>
          </table:table-cell>
          <table:table-cell office:value-type="float" office:value="229" table:style-name="ce72">
            <text:p><text:s/>229<text:s/></text:p>
          </table:table-cell>
          <table:table-cell office:value-type="float" office:value="9" table:style-name="ce72">
            <text:p><text:s/>9<text:s/></text:p>
          </table:table-cell>
          <table:table-cell office:value-type="float" office:value="9" table:style-name="ce72">
            <text:p><text:s/>9<text:s/></text:p>
          </table:table-cell>
          <table:table-cell office:value-type="float" office:value="108" table:style-name="ce72">
            <text:p><text:s/>108<text:s/></text:p>
          </table:table-cell>
          <table:table-cell office:value-type="float" office:value="405" table:style-name="ce72">
            <text:p><text:s/>405<text:s/></text:p>
          </table:table-cell>
          <table:table-cell office:value-type="float" office:value="2126" table:style-name="ce309">
            <text:p><text:s/>2,126<text:s/></text:p>
          </table:table-cell>
          <table:table-cell table:style-name="ce307"/>
          <table:table-cell table:number-columns-repeated="16358" table:style-name="ce112"/>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Derbyshire</text:p>
          </table:table-cell>
          <table:table-cell office:value-type="float" office:value="2838" table:style-name="ce305">
            <text:p><text:s/>2,838<text:s/></text:p>
          </table:table-cell>
          <table:table-cell office:value-type="float" office:value="405" table:style-name="ce66">
            <text:p><text:s/>405<text:s/></text:p>
          </table:table-cell>
          <table:table-cell office:value-type="float" office:value="170" table:style-name="ce66">
            <text:p><text:s/>170<text:s/></text:p>
          </table:table-cell>
          <table:table-cell office:value-type="float" office:value="99" table:style-name="ce66">
            <text:p><text:s/>99<text:s/></text:p>
          </table:table-cell>
          <table:table-cell office:value-type="float" office:value="222" table:style-name="ce66">
            <text:p><text:s/>222<text:s/></text:p>
          </table:table-cell>
          <table:table-cell office:value-type="float" office:value="2" table:style-name="ce66">
            <text:p><text:s/>2<text:s/></text:p>
          </table:table-cell>
          <table:table-cell office:value-type="float" office:value="13" table:style-name="ce66">
            <text:p><text:s/>13<text:s/></text:p>
          </table:table-cell>
          <table:table-cell office:value-type="float" office:value="10" table:style-name="ce66">
            <text:p><text:s/>10<text:s/></text:p>
          </table:table-cell>
          <table:table-cell office:value-type="float" office:value="12" table:style-name="ce66">
            <text:p><text:s/>12<text:s/></text:p>
          </table:table-cell>
          <table:table-cell office:value-type="float" office:value="790" table:style-name="ce66">
            <text:p><text:s/>790<text:s/></text:p>
          </table:table-cell>
          <table:table-cell office:value-type="float" office:value="1786" table:style-name="ce66">
            <text:p><text:s/>1,786<text:s/></text:p>
          </table:table-cell>
          <table:table-cell office:value-type="float" office:value="117" table:style-name="ce66">
            <text:p><text:s/>117<text:s/></text:p>
          </table:table-cell>
          <table:table-cell office:value-type="float" office:value="0" table:style-name="ce66">
            <text:p><text:s/>-00<text:s/></text:p>
          </table:table-cell>
          <table:table-cell office:value-type="float" office:value="15" table:style-name="ce66">
            <text:p><text:s/>15<text:s/></text:p>
          </table:table-cell>
          <table:table-cell office:value-type="float" office:value="1" table:style-name="ce66">
            <text:p><text:s/>1<text:s/></text:p>
          </table:table-cell>
          <table:table-cell office:value-type="float" office:value="346" table:style-name="ce66">
            <text:p><text:s/>346<text:s/></text:p>
          </table:table-cell>
          <table:table-cell office:value-type="float" office:value="2197" table:style-name="ce66">
            <text:p><text:s/>2,197<text:s/></text:p>
          </table:table-cell>
          <table:table-cell office:value-type="float" office:value="18" table:style-name="ce66">
            <text:p><text:s/>18<text:s/></text:p>
          </table:table-cell>
          <table:table-cell office:value-type="float" office:value="60" table:style-name="ce66">
            <text:p><text:s/>60<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40" table:style-name="ce66">
            <text:p><text:s/>40<text:s/></text:p>
          </table:table-cell>
          <table:table-cell office:value-type="float" office:value="117" table:style-name="ce66">
            <text:p><text:s/>117<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Leicestershire</text:p>
          </table:table-cell>
          <table:table-cell office:value-type="float" office:value="2749" table:style-name="ce305">
            <text:p><text:s/>2,749<text:s/></text:p>
          </table:table-cell>
          <table:table-cell office:value-type="float" office:value="309" table:style-name="ce66">
            <text:p><text:s/>309<text:s/></text:p>
          </table:table-cell>
          <table:table-cell office:value-type="float" office:value="192" table:style-name="ce66">
            <text:p><text:s/>192<text:s/></text:p>
          </table:table-cell>
          <table:table-cell office:value-type="float" office:value="72" table:style-name="ce66">
            <text:p><text:s/>72<text:s/></text:p>
          </table:table-cell>
          <table:table-cell office:value-type="float" office:value="166" table:style-name="ce66">
            <text:p><text:s/>166<text:s/></text:p>
          </table:table-cell>
          <table:table-cell office:value-type="float" office:value="4" table:style-name="ce66">
            <text:p><text:s/>4<text:s/></text:p>
          </table:table-cell>
          <table:table-cell office:value-type="float" office:value="9" table:style-name="ce66">
            <text:p><text:s/>9<text:s/></text:p>
          </table:table-cell>
          <table:table-cell office:value-type="float" office:value="3" table:style-name="ce66">
            <text:p><text:s/>3<text:s/></text:p>
          </table:table-cell>
          <table:table-cell office:value-type="float" office:value="23" table:style-name="ce66">
            <text:p><text:s/>23<text:s/></text:p>
          </table:table-cell>
          <table:table-cell office:value-type="float" office:value="670" table:style-name="ce66">
            <text:p><text:s/>670<text:s/></text:p>
          </table:table-cell>
          <table:table-cell office:value-type="float" office:value="2017" table:style-name="ce66">
            <text:p><text:s/>2,017<text:s/></text:p>
          </table:table-cell>
          <table:table-cell office:value-type="float" office:value="42" table:style-name="ce66">
            <text:p><text:s/>42<text:s/></text:p>
          </table:table-cell>
          <table:table-cell office:value-type="float" office:value="0" table:style-name="ce66">
            <text:p><text:s/>-00<text:s/></text:p>
          </table:table-cell>
          <table:table-cell office:value-type="float" office:value="8" table:style-name="ce66">
            <text:p><text:s/>8<text:s/></text:p>
          </table:table-cell>
          <table:table-cell office:value-type="float" office:value="0" table:style-name="ce66">
            <text:p><text:s/>-00<text:s/></text:p>
          </table:table-cell>
          <table:table-cell office:value-type="float" office:value="256" table:style-name="ce66">
            <text:p><text:s/>256<text:s/></text:p>
          </table:table-cell>
          <table:table-cell office:value-type="float" office:value="2273" table:style-name="ce66">
            <text:p><text:s/>2,273<text:s/></text:p>
          </table:table-cell>
          <table:table-cell office:value-type="float" office:value="19" table:style-name="ce66">
            <text:p><text:s/>19<text:s/></text:p>
          </table:table-cell>
          <table:table-cell office:value-type="float" office:value="12" table:style-name="ce66">
            <text:p><text:s/>12<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36" table:style-name="ce66">
            <text:p><text:s/>36<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Lincolnshire<text:s/><text:span text:style-name="T3">1</text:span></text:p>
          </table:table-cell>
          <table:table-cell office:value-type="float" office:value="333" table:style-name="ce305">
            <text:p><text:s/>333<text:s/></text:p>
          </table:table-cell>
          <table:table-cell office:value-type="float" office:value="50" table:style-name="ce66">
            <text:p><text:s/>50<text:s/></text:p>
          </table:table-cell>
          <table:table-cell office:value-type="float" office:value="34" table:style-name="ce66">
            <text:p><text:s/>34<text:s/></text:p>
          </table:table-cell>
          <table:table-cell office:value-type="float" office:value="18" table:style-name="ce66">
            <text:p><text:s/>18<text:s/></text:p>
          </table:table-cell>
          <table:table-cell office:value-type="float" office:value="65" table:style-name="ce66">
            <text:p><text:s/>65<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7" table:style-name="ce66">
            <text:p><text:s/>7<text:s/></text:p>
          </table:table-cell>
          <table:table-cell office:value-type="float" office:value="122" table:style-name="ce66">
            <text:p><text:s/>122<text:s/></text:p>
          </table:table-cell>
          <table:table-cell office:value-type="float" office:value="61" table:style-name="ce66">
            <text:p><text:s/>61<text:s/></text:p>
          </table:table-cell>
          <table:table-cell office:value-type="float" office:value="46" table:style-name="ce66">
            <text:p><text:s/>46<text:s/></text:p>
          </table:table-cell>
          <table:table-cell office:value-type="float" office:value="0" table:style-name="ce66">
            <text:p><text:s/>-00<text:s/></text:p>
          </table:table-cell>
          <table:table-cell office:value-type="float" office:value="21" table:style-name="ce66">
            <text:p><text:s/>21<text:s/></text:p>
          </table:table-cell>
          <table:table-cell office:value-type="float" office:value="1" table:style-name="ce66">
            <text:p><text:s/>1<text:s/></text:p>
          </table:table-cell>
          <table:table-cell office:value-type="float" office:value="17" table:style-name="ce66">
            <text:p><text:s/>17<text:s/></text:p>
          </table:table-cell>
          <table:table-cell office:value-type="float" office:value="129" table:style-name="ce66">
            <text:p><text:s/>129<text:s/></text:p>
          </table:table-cell>
          <table:table-cell office:value-type="float" office:value="6" table:style-name="ce66">
            <text:p><text:s/>6<text:s/></text:p>
          </table:table-cell>
          <table:table-cell office:value-type="float" office:value="20" table:style-name="ce66">
            <text:p><text:s/>20<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17" table:style-name="ce66">
            <text:p><text:s/>17<text:s/></text:p>
          </table:table-cell>
          <table:table-cell office:value-type="float" office:value="39" table:style-name="ce66">
            <text:p><text:s/>39<text:s/></text:p>
          </table:table-cell>
          <table:table-cell office:value-type="float" office:value="10" table:style-name="ce306">
            <text:p><text:s/>10<text:s/></text:p>
          </table:table-cell>
          <table:table-cell table:style-name="ce307"/>
          <table:table-cell table:number-columns-repeated="16358" table:style-name="ce18"/>
        </table:table-row>
        <table:table-row table:style-name="ro5">
          <table:table-cell office:value-type="string" table:style-name="ce113">
            <text:p>Northamptonshire</text:p>
          </table:table-cell>
          <table:table-cell office:value-type="float" office:value="2055" table:style-name="ce305">
            <text:p><text:s/>2,055<text:s/></text:p>
          </table:table-cell>
          <table:table-cell office:value-type="float" office:value="252" table:style-name="ce66">
            <text:p><text:s/>252<text:s/></text:p>
          </table:table-cell>
          <table:table-cell office:value-type="float" office:value="181" table:style-name="ce66">
            <text:p><text:s/>181<text:s/></text:p>
          </table:table-cell>
          <table:table-cell office:value-type="float" office:value="15" table:style-name="ce66">
            <text:p><text:s/>15<text:s/></text:p>
          </table:table-cell>
          <table:table-cell office:value-type="float" office:value="139" table:style-name="ce66">
            <text:p><text:s/>139<text:s/></text:p>
          </table:table-cell>
          <table:table-cell office:value-type="float" office:value="3" table:style-name="ce66">
            <text:p><text:s/>3<text:s/></text:p>
          </table:table-cell>
          <table:table-cell office:value-type="float" office:value="1" table:style-name="ce66">
            <text:p><text:s/>1<text:s/></text:p>
          </table:table-cell>
          <table:table-cell office:value-type="float" office:value="4" table:style-name="ce66">
            <text:p><text:s/>4<text:s/></text:p>
          </table:table-cell>
          <table:table-cell office:value-type="float" office:value="74" table:style-name="ce66">
            <text:p><text:s/>74<text:s/></text:p>
          </table:table-cell>
          <table:table-cell office:value-type="float" office:value="585" table:style-name="ce66">
            <text:p><text:s/>585<text:s/></text:p>
          </table:table-cell>
          <table:table-cell office:value-type="float" office:value="1365" table:style-name="ce66">
            <text:p><text:s/>1,365<text:s/></text:p>
          </table:table-cell>
          <table:table-cell office:value-type="float" office:value="53" table:style-name="ce66">
            <text:p><text:s/>53<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31" table:style-name="ce66">
            <text:p><text:s/>31<text:s/></text:p>
          </table:table-cell>
          <table:table-cell office:value-type="float" office:value="1426" table:style-name="ce66">
            <text:p><text:s/>1,426<text:s/></text:p>
          </table:table-cell>
          <table:table-cell office:value-type="float" office:value="13" table:style-name="ce66">
            <text:p><text:s/>13<text:s/></text:p>
          </table:table-cell>
          <table:table-cell office:value-type="float" office:value="8" table:style-name="ce66">
            <text:p><text:s/>8<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21" table:style-name="ce66">
            <text:p><text:s/>21<text:s/></text:p>
          </table:table-cell>
          <table:table-cell office:value-type="float" office:value="42" table:style-name="ce66">
            <text:p><text:s/>42<text:s/></text:p>
          </table:table-cell>
          <table:table-cell office:value-type="float" office:value="293" table:style-name="ce306">
            <text:p><text:s/>293<text:s/></text:p>
          </table:table-cell>
          <table:table-cell table:style-name="ce307"/>
          <table:table-cell table:number-columns-repeated="16358" table:style-name="ce18"/>
        </table:table-row>
        <table:table-row table:style-name="ro5">
          <table:table-cell office:value-type="string" table:style-name="ce113">
            <text:p>Nottinghamshire</text:p>
          </table:table-cell>
          <table:table-cell office:value-type="float" office:value="3403" table:style-name="ce305">
            <text:p><text:s/>3,403<text:s/></text:p>
          </table:table-cell>
          <table:table-cell office:value-type="float" office:value="516" table:style-name="ce66">
            <text:p><text:s/>516<text:s/></text:p>
          </table:table-cell>
          <table:table-cell office:value-type="float" office:value="108" table:style-name="ce66">
            <text:p><text:s/>108<text:s/></text:p>
          </table:table-cell>
          <table:table-cell office:value-type="float" office:value="90" table:style-name="ce66">
            <text:p><text:s/>90<text:s/></text:p>
          </table:table-cell>
          <table:table-cell office:value-type="float" office:value="134" table:style-name="ce66">
            <text:p><text:s/>134<text:s/></text:p>
          </table:table-cell>
          <table:table-cell office:value-type="float" office:value="4" table:style-name="ce66">
            <text:p><text:s/>4<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26" table:style-name="ce66">
            <text:p><text:s/>26<text:s/></text:p>
          </table:table-cell>
          <table:table-cell office:value-type="float" office:value="781" table:style-name="ce66">
            <text:p><text:s/>781<text:s/></text:p>
          </table:table-cell>
          <table:table-cell office:value-type="float" office:value="2242" table:style-name="ce66">
            <text:p><text:s/>2,242<text:s/></text:p>
          </table:table-cell>
          <table:table-cell office:value-type="float" office:value="139" table:style-name="ce66">
            <text:p><text:s/>139<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0" table:style-name="ce66">
            <text:p><text:s/>-00<text:s/></text:p>
          </table:table-cell>
          <table:table-cell office:value-type="float" office:value="435" table:style-name="ce66">
            <text:p><text:s/>435<text:s/></text:p>
          </table:table-cell>
          <table:table-cell office:value-type="float" office:value="2764" table:style-name="ce66">
            <text:p><text:s/>2,764<text:s/></text:p>
          </table:table-cell>
          <table:table-cell office:value-type="float" office:value="29" table:style-name="ce66">
            <text:p><text:s/>29<text:s/></text:p>
          </table:table-cell>
          <table:table-cell office:value-type="float" office:value="18" table:style-name="ce66">
            <text:p><text:s/>18<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7" table:style-name="ce66">
            <text:p><text:s/>7<text:s/></text:p>
          </table:table-cell>
          <table:table-cell office:value-type="float" office:value="54" table:style-name="ce66">
            <text:p><text:s/>54<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2">
            <text:p>East Midlands Region</text:p>
          </table:table-cell>
          <table:table-cell office:value-type="float" office:value="11378" table:style-name="ce308">
            <text:p><text:s/>11,378<text:s/></text:p>
          </table:table-cell>
          <table:table-cell office:value-type="float" office:value="1532" table:style-name="ce72">
            <text:p><text:s/>1,532<text:s/></text:p>
          </table:table-cell>
          <table:table-cell office:value-type="float" office:value="685" table:style-name="ce72">
            <text:p><text:s/>685<text:s/></text:p>
          </table:table-cell>
          <table:table-cell office:value-type="float" office:value="294" table:style-name="ce72">
            <text:p><text:s/>294<text:s/></text:p>
          </table:table-cell>
          <table:table-cell office:value-type="float" office:value="726" table:style-name="ce72">
            <text:p><text:s/>726<text:s/></text:p>
          </table:table-cell>
          <table:table-cell office:value-type="float" office:value="13" table:style-name="ce72">
            <text:p><text:s/>13<text:s/></text:p>
          </table:table-cell>
          <table:table-cell office:value-type="float" office:value="25" table:style-name="ce72">
            <text:p><text:s/>25<text:s/></text:p>
          </table:table-cell>
          <table:table-cell office:value-type="float" office:value="18" table:style-name="ce72">
            <text:p><text:s/>18<text:s/></text:p>
          </table:table-cell>
          <table:table-cell office:value-type="float" office:value="142" table:style-name="ce72">
            <text:p><text:s/>142<text:s/></text:p>
          </table:table-cell>
          <table:table-cell office:value-type="float" office:value="2948" table:style-name="ce72">
            <text:p><text:s/>2,948<text:s/></text:p>
          </table:table-cell>
          <table:table-cell office:value-type="float" office:value="7471" table:style-name="ce72">
            <text:p><text:s/>7,471<text:s/></text:p>
          </table:table-cell>
          <table:table-cell office:value-type="float" office:value="397" table:style-name="ce72">
            <text:p><text:s/>397<text:s/></text:p>
          </table:table-cell>
          <table:table-cell office:value-type="float" office:value="0" table:style-name="ce72">
            <text:p><text:s/>-00<text:s/></text:p>
          </table:table-cell>
          <table:table-cell office:value-type="float" office:value="48" table:style-name="ce72">
            <text:p><text:s/>48<text:s/></text:p>
          </table:table-cell>
          <table:table-cell office:value-type="float" office:value="2" table:style-name="ce72">
            <text:p><text:s/>2<text:s/></text:p>
          </table:table-cell>
          <table:table-cell office:value-type="float" office:value="1085" table:style-name="ce72">
            <text:p><text:s/>1,085<text:s/></text:p>
          </table:table-cell>
          <table:table-cell office:value-type="float" office:value="8789" table:style-name="ce72">
            <text:p><text:s/>8,789<text:s/></text:p>
          </table:table-cell>
          <table:table-cell office:value-type="float" office:value="85" table:style-name="ce72">
            <text:p><text:s/>85<text:s/></text:p>
          </table:table-cell>
          <table:table-cell office:value-type="float" office:value="118" table:style-name="ce72">
            <text:p><text:s/>118<text:s/></text:p>
          </table:table-cell>
          <table:table-cell office:value-type="float" office:value="2" table:style-name="ce72">
            <text:p><text:s/>2<text:s/></text:p>
          </table:table-cell>
          <table:table-cell office:value-type="float" office:value="3" table:style-name="ce72">
            <text:p><text:s/>3<text:s/></text:p>
          </table:table-cell>
          <table:table-cell office:value-type="float" office:value="91" table:style-name="ce72">
            <text:p><text:s/>91<text:s/></text:p>
          </table:table-cell>
          <table:table-cell office:value-type="float" office:value="288" table:style-name="ce72">
            <text:p><text:s/>288<text:s/></text:p>
          </table:table-cell>
          <table:table-cell office:value-type="float" office:value="303" table:style-name="ce309">
            <text:p><text:s/>303<text:s/></text:p>
          </table:table-cell>
          <table:table-cell table:style-name="ce307"/>
          <table:table-cell table:number-columns-repeated="16358" table:style-name="ce112"/>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Staffordshire</text:p>
          </table:table-cell>
          <table:table-cell office:value-type="float" office:value="2557" table:style-name="ce305">
            <text:p><text:s/>2,557<text:s/></text:p>
          </table:table-cell>
          <table:table-cell office:value-type="float" office:value="316" table:style-name="ce66">
            <text:p><text:s/>316<text:s/></text:p>
          </table:table-cell>
          <table:table-cell office:value-type="float" office:value="167" table:style-name="ce66">
            <text:p><text:s/>167<text:s/></text:p>
          </table:table-cell>
          <table:table-cell office:value-type="float" office:value="45" table:style-name="ce66">
            <text:p><text:s/>45<text:s/></text:p>
          </table:table-cell>
          <table:table-cell office:value-type="float" office:value="263" table:style-name="ce66">
            <text:p><text:s/>263<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6" table:style-name="ce66">
            <text:p><text:s/>6<text:s/></text:p>
          </table:table-cell>
          <table:table-cell office:value-type="float" office:value="6" table:style-name="ce66">
            <text:p><text:s/>6<text:s/></text:p>
          </table:table-cell>
          <table:table-cell office:value-type="float" office:value="623" table:style-name="ce66">
            <text:p><text:s/>623<text:s/></text:p>
          </table:table-cell>
          <table:table-cell office:value-type="float" office:value="1836" table:style-name="ce66">
            <text:p><text:s/>1,836<text:s/></text:p>
          </table:table-cell>
          <table:table-cell office:value-type="float" office:value="64" table:style-name="ce66">
            <text:p><text:s/>64<text:s/></text:p>
          </table:table-cell>
          <table:table-cell office:value-type="float" office:value="0" table:style-name="ce66">
            <text:p><text:s/>-00<text:s/></text:p>
          </table:table-cell>
          <table:table-cell office:value-type="float" office:value="15" table:style-name="ce66">
            <text:p><text:s/>15<text:s/></text:p>
          </table:table-cell>
          <table:table-cell office:value-type="float" office:value="0" table:style-name="ce66">
            <text:p><text:s/>-00<text:s/></text:p>
          </table:table-cell>
          <table:table-cell office:value-type="float" office:value="261" table:style-name="ce66">
            <text:p><text:s/>261<text:s/></text:p>
          </table:table-cell>
          <table:table-cell office:value-type="float" office:value="2101" table:style-name="ce66">
            <text:p><text:s/>2,101<text:s/></text:p>
          </table:table-cell>
          <table:table-cell office:value-type="float" office:value="12" table:style-name="ce66">
            <text:p><text:s/>12<text:s/></text:p>
          </table:table-cell>
          <table:table-cell office:value-type="float" office:value="34" table:style-name="ce66">
            <text:p><text:s/>34<text:s/></text:p>
          </table:table-cell>
          <table:table-cell office:value-type="float" office:value="1" table:style-name="ce66">
            <text:p><text:s/>1<text:s/></text:p>
          </table:table-cell>
          <table:table-cell office:value-type="float" office:value="2" table:style-name="ce66">
            <text:p><text:s/>2<text:s/></text:p>
          </table:table-cell>
          <table:table-cell office:value-type="float" office:value="39" table:style-name="ce66">
            <text:p><text:s/>39<text:s/></text:p>
          </table:table-cell>
          <table:table-cell office:value-type="float" office:value="78" table:style-name="ce66">
            <text:p><text:s/>78<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Warwickshire</text:p>
          </table:table-cell>
          <table:table-cell office:value-type="float" office:value="1446" table:style-name="ce305">
            <text:p><text:s/>1,446<text:s/></text:p>
          </table:table-cell>
          <table:table-cell office:value-type="float" office:value="115" table:style-name="ce66">
            <text:p><text:s/>115<text:s/></text:p>
          </table:table-cell>
          <table:table-cell office:value-type="float" office:value="73" table:style-name="ce66">
            <text:p><text:s/>73<text:s/></text:p>
          </table:table-cell>
          <table:table-cell office:value-type="float" office:value="9" table:style-name="ce66">
            <text:p><text:s/>9<text:s/></text:p>
          </table:table-cell>
          <table:table-cell office:value-type="float" office:value="54" table:style-name="ce66">
            <text:p><text:s/>54<text:s/></text:p>
          </table:table-cell>
          <table:table-cell office:value-type="float" office:value="0" table:style-name="ce66">
            <text:p><text:s/>-00<text:s/></text:p>
          </table:table-cell>
          <table:table-cell office:value-type="float" office:value="7" table:style-name="ce66">
            <text:p><text:s/>7<text:s/></text:p>
          </table:table-cell>
          <table:table-cell office:value-type="float" office:value="6" table:style-name="ce66">
            <text:p><text:s/>6<text:s/></text:p>
          </table:table-cell>
          <table:table-cell office:value-type="float" office:value="7" table:style-name="ce66">
            <text:p><text:s/>7<text:s/></text:p>
          </table:table-cell>
          <table:table-cell office:value-type="float" office:value="227" table:style-name="ce66">
            <text:p><text:s/>227<text:s/></text:p>
          </table:table-cell>
          <table:table-cell office:value-type="float" office:value="889" table:style-name="ce66">
            <text:p><text:s/>889<text:s/></text:p>
          </table:table-cell>
          <table:table-cell office:value-type="float" office:value="12" table:style-name="ce66">
            <text:p><text:s/>12<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906" table:style-name="ce66">
            <text:p><text:s/>906<text:s/></text:p>
          </table:table-cell>
          <table:table-cell office:value-type="float" office:value="11" table:style-name="ce66">
            <text:p><text:s/>11<text:s/></text:p>
          </table:table-cell>
          <table:table-cell office:value-type="float" office:value="15" table:style-name="ce66">
            <text:p><text:s/>15<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8" table:style-name="ce66">
            <text:p><text:s/>8<text:s/></text:p>
          </table:table-cell>
          <table:table-cell office:value-type="float" office:value="34" table:style-name="ce66">
            <text:p><text:s/>34<text:s/></text:p>
          </table:table-cell>
          <table:table-cell office:value-type="float" office:value="465" table:style-name="ce306">
            <text:p><text:s/>465<text:s/></text:p>
          </table:table-cell>
          <table:table-cell table:style-name="ce307"/>
          <table:table-cell table:number-columns-repeated="16358" table:style-name="ce18"/>
        </table:table-row>
        <table:table-row table:style-name="ro5">
          <table:table-cell office:value-type="string" table:style-name="ce113">
            <text:p>West Mercia</text:p>
          </table:table-cell>
          <table:table-cell office:value-type="float" office:value="3292" table:style-name="ce305">
            <text:p><text:s/>3,292<text:s/></text:p>
          </table:table-cell>
          <table:table-cell office:value-type="float" office:value="265" table:style-name="ce66">
            <text:p><text:s/>265<text:s/></text:p>
          </table:table-cell>
          <table:table-cell office:value-type="float" office:value="140" table:style-name="ce66">
            <text:p><text:s/>140<text:s/></text:p>
          </table:table-cell>
          <table:table-cell office:value-type="float" office:value="24" table:style-name="ce66">
            <text:p><text:s/>24<text:s/></text:p>
          </table:table-cell>
          <table:table-cell office:value-type="float" office:value="128" table:style-name="ce66">
            <text:p><text:s/>128<text:s/></text:p>
          </table:table-cell>
          <table:table-cell office:value-type="float" office:value="1" table:style-name="ce66">
            <text:p><text:s/>1<text:s/></text:p>
          </table:table-cell>
          <table:table-cell office:value-type="float" office:value="23" table:style-name="ce66">
            <text:p><text:s/>23<text:s/></text:p>
          </table:table-cell>
          <table:table-cell office:value-type="float" office:value="11" table:style-name="ce66">
            <text:p><text:s/>11<text:s/></text:p>
          </table:table-cell>
          <table:table-cell office:value-type="float" office:value="22" table:style-name="ce66">
            <text:p><text:s/>22<text:s/></text:p>
          </table:table-cell>
          <table:table-cell office:value-type="float" office:value="519" table:style-name="ce66">
            <text:p><text:s/>519<text:s/></text:p>
          </table:table-cell>
          <table:table-cell office:value-type="float" office:value="1990" table:style-name="ce66">
            <text:p><text:s/>1,990<text:s/></text:p>
          </table:table-cell>
          <table:table-cell office:value-type="float" office:value="54" table:style-name="ce66">
            <text:p><text:s/>54<text:s/></text:p>
          </table:table-cell>
          <table:table-cell office:value-type="float" office:value="0" table:style-name="ce66">
            <text:p><text:s/>-00<text:s/></text:p>
          </table:table-cell>
          <table:table-cell office:value-type="float" office:value="8" table:style-name="ce66">
            <text:p><text:s/>8<text:s/></text:p>
          </table:table-cell>
          <table:table-cell office:value-type="float" office:value="11" table:style-name="ce66">
            <text:p><text:s/>11<text:s/></text:p>
          </table:table-cell>
          <table:table-cell office:value-type="float" office:value="44" table:style-name="ce66">
            <text:p><text:s/>44<text:s/></text:p>
          </table:table-cell>
          <table:table-cell office:value-type="float" office:value="2080" table:style-name="ce66">
            <text:p><text:s/>2,080<text:s/></text:p>
          </table:table-cell>
          <table:table-cell office:value-type="float" office:value="14" table:style-name="ce66">
            <text:p><text:s/>14<text:s/></text:p>
          </table:table-cell>
          <table:table-cell office:value-type="float" office:value="38" table:style-name="ce66">
            <text:p><text:s/>38<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44" table:style-name="ce66">
            <text:p><text:s/>44<text:s/></text:p>
          </table:table-cell>
          <table:table-cell office:value-type="float" office:value="97" table:style-name="ce66">
            <text:p><text:s/>97<text:s/></text:p>
          </table:table-cell>
          <table:table-cell office:value-type="float" office:value="1007" table:style-name="ce306">
            <text:p><text:s/>1,007<text:s/></text:p>
          </table:table-cell>
          <table:table-cell table:style-name="ce307"/>
          <table:table-cell table:number-columns-repeated="16358" table:style-name="ce18"/>
        </table:table-row>
        <table:table-row table:style-name="ro5">
          <table:table-cell office:value-type="string" table:style-name="ce113">
            <text:p>West Midlands</text:p>
          </table:table-cell>
          <table:table-cell office:value-type="float" office:value="5573" table:style-name="ce305">
            <text:p><text:s/>5,573<text:s/></text:p>
          </table:table-cell>
          <table:table-cell office:value-type="float" office:value="767" table:style-name="ce66">
            <text:p><text:s/>767<text:s/></text:p>
          </table:table-cell>
          <table:table-cell office:value-type="float" office:value="271" table:style-name="ce66">
            <text:p><text:s/>271<text:s/></text:p>
          </table:table-cell>
          <table:table-cell office:value-type="float" office:value="31" table:style-name="ce66">
            <text:p><text:s/>31<text:s/></text:p>
          </table:table-cell>
          <table:table-cell office:value-type="float" office:value="360" table:style-name="ce66">
            <text:p><text:s/>360<text:s/></text:p>
          </table:table-cell>
          <table:table-cell office:value-type="float" office:value="3" table:style-name="ce66">
            <text:p><text:s/>3<text:s/></text:p>
          </table:table-cell>
          <table:table-cell office:value-type="float" office:value="7" table:style-name="ce66">
            <text:p><text:s/>7<text:s/></text:p>
          </table:table-cell>
          <table:table-cell office:value-type="float" office:value="1" table:style-name="ce66">
            <text:p><text:s/>1<text:s/></text:p>
          </table:table-cell>
          <table:table-cell office:value-type="float" office:value="13" table:style-name="ce66">
            <text:p><text:s/>13<text:s/></text:p>
          </table:table-cell>
          <table:table-cell office:value-type="float" office:value="1294" table:style-name="ce66">
            <text:p><text:s/>1,294<text:s/></text:p>
          </table:table-cell>
          <table:table-cell office:value-type="float" office:value="4257" table:style-name="ce66">
            <text:p><text:s/>4,257<text:s/></text:p>
          </table:table-cell>
          <table:table-cell office:value-type="float" office:value="26" table:style-name="ce66">
            <text:p><text:s/>26<text:s/></text:p>
          </table:table-cell>
          <table:table-cell office:value-type="float" office:value="1" table:style-name="ce66">
            <text:p><text:s/>1<text:s/></text:p>
          </table:table-cell>
          <table:table-cell office:value-type="float" office:value="10" table:style-name="ce66">
            <text:p><text:s/>10<text:s/></text:p>
          </table:table-cell>
          <table:table-cell office:value-type="float" office:value="2" table:style-name="ce66">
            <text:p><text:s/>2<text:s/></text:p>
          </table:table-cell>
          <table:table-cell office:value-type="float" office:value="200" table:style-name="ce66">
            <text:p><text:s/>200<text:s/></text:p>
          </table:table-cell>
          <table:table-cell office:value-type="float" office:value="4481" table:style-name="ce66">
            <text:p><text:s/>4,481<text:s/></text:p>
          </table:table-cell>
          <table:table-cell office:value-type="float" office:value="4" table:style-name="ce66">
            <text:p><text:s/>4<text:s/></text:p>
          </table:table-cell>
          <table:table-cell office:value-type="float" office:value="22" table:style-name="ce66">
            <text:p><text:s/>22<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30" table:style-name="ce66">
            <text:p><text:s/>30<text:s/></text:p>
          </table:table-cell>
          <table:table-cell office:value-type="float" office:value="55" table:style-name="ce66">
            <text:p><text:s/>55<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2">
            <text:p>West Midlands Region</text:p>
          </table:table-cell>
          <table:table-cell office:value-type="float" office:value="12868" table:style-name="ce308">
            <text:p><text:s/>12,868<text:s/></text:p>
          </table:table-cell>
          <table:table-cell office:value-type="float" office:value="1463" table:style-name="ce72">
            <text:p><text:s/>1,463<text:s/></text:p>
          </table:table-cell>
          <table:table-cell office:value-type="float" office:value="651" table:style-name="ce72">
            <text:p><text:s/>651<text:s/></text:p>
          </table:table-cell>
          <table:table-cell office:value-type="float" office:value="109" table:style-name="ce72">
            <text:p><text:s/>109<text:s/></text:p>
          </table:table-cell>
          <table:table-cell office:value-type="float" office:value="805" table:style-name="ce72">
            <text:p><text:s/>805<text:s/></text:p>
          </table:table-cell>
          <table:table-cell office:value-type="float" office:value="4" table:style-name="ce72">
            <text:p><text:s/>4<text:s/></text:p>
          </table:table-cell>
          <table:table-cell office:value-type="float" office:value="41" table:style-name="ce72">
            <text:p><text:s/>41<text:s/></text:p>
          </table:table-cell>
          <table:table-cell office:value-type="float" office:value="24" table:style-name="ce72">
            <text:p><text:s/>24<text:s/></text:p>
          </table:table-cell>
          <table:table-cell office:value-type="float" office:value="48" table:style-name="ce72">
            <text:p><text:s/>48<text:s/></text:p>
          </table:table-cell>
          <table:table-cell office:value-type="float" office:value="2663" table:style-name="ce72">
            <text:p><text:s/>2,663<text:s/></text:p>
          </table:table-cell>
          <table:table-cell office:value-type="float" office:value="8972" table:style-name="ce72">
            <text:p><text:s/>8,972<text:s/></text:p>
          </table:table-cell>
          <table:table-cell office:value-type="float" office:value="156" table:style-name="ce72">
            <text:p><text:s/>156<text:s/></text:p>
          </table:table-cell>
          <table:table-cell office:value-type="float" office:value="1" table:style-name="ce72">
            <text:p><text:s/>1<text:s/></text:p>
          </table:table-cell>
          <table:table-cell office:value-type="float" office:value="34" table:style-name="ce72">
            <text:p><text:s/>34<text:s/></text:p>
          </table:table-cell>
          <table:table-cell office:value-type="float" office:value="13" table:style-name="ce72">
            <text:p><text:s/>13<text:s/></text:p>
          </table:table-cell>
          <table:table-cell office:value-type="float" office:value="511" table:style-name="ce72">
            <text:p><text:s/>511<text:s/></text:p>
          </table:table-cell>
          <table:table-cell office:value-type="float" office:value="9568" table:style-name="ce72">
            <text:p><text:s/>9,568<text:s/></text:p>
          </table:table-cell>
          <table:table-cell office:value-type="float" office:value="41" table:style-name="ce72">
            <text:p><text:s/>41<text:s/></text:p>
          </table:table-cell>
          <table:table-cell office:value-type="float" office:value="109" table:style-name="ce72">
            <text:p><text:s/>109<text:s/></text:p>
          </table:table-cell>
          <table:table-cell office:value-type="float" office:value="2" table:style-name="ce72">
            <text:p><text:s/>2<text:s/></text:p>
          </table:table-cell>
          <table:table-cell office:value-type="float" office:value="5" table:style-name="ce72">
            <text:p><text:s/>5<text:s/></text:p>
          </table:table-cell>
          <table:table-cell office:value-type="float" office:value="121" table:style-name="ce72">
            <text:p><text:s/>121<text:s/></text:p>
          </table:table-cell>
          <table:table-cell office:value-type="float" office:value="264" table:style-name="ce72">
            <text:p><text:s/>264<text:s/></text:p>
          </table:table-cell>
          <table:table-cell office:value-type="float" office:value="1472" table:style-name="ce309">
            <text:p><text:s/>1,472<text:s/></text:p>
          </table:table-cell>
          <table:table-cell table:style-name="ce307"/>
          <table:table-cell table:number-columns-repeated="16358" table:style-name="ce112"/>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Bedfordshire</text:p>
          </table:table-cell>
          <table:table-cell office:value-type="float" office:value="1220" table:style-name="ce305">
            <text:p><text:s/>1,220<text:s/></text:p>
          </table:table-cell>
          <table:table-cell office:value-type="float" office:value="122" table:style-name="ce66">
            <text:p><text:s/>122<text:s/></text:p>
          </table:table-cell>
          <table:table-cell office:value-type="float" office:value="66" table:style-name="ce66">
            <text:p><text:s/>66<text:s/></text:p>
          </table:table-cell>
          <table:table-cell office:value-type="float" office:value="21" table:style-name="ce66">
            <text:p><text:s/>21<text:s/></text:p>
          </table:table-cell>
          <table:table-cell office:value-type="float" office:value="90" table:style-name="ce66">
            <text:p><text:s/>90<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235" table:style-name="ce66">
            <text:p><text:s/>235<text:s/></text:p>
          </table:table-cell>
          <table:table-cell office:value-type="float" office:value="1012" table:style-name="ce66">
            <text:p><text:s/>1,012<text:s/></text:p>
          </table:table-cell>
          <table:table-cell office:value-type="float" office:value="15" table:style-name="ce66">
            <text:p><text:s/>15<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1030" table:style-name="ce66">
            <text:p><text:s/>1,030<text:s/></text:p>
          </table:table-cell>
          <table:table-cell office:value-type="float" office:value="0" table:style-name="ce66">
            <text:p><text:s/>-00<text:s/></text:p>
          </table:table-cell>
          <table:table-cell office:value-type="float" office:value="9" table:style-name="ce66">
            <text:p><text:s/>9<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11" table:style-name="ce66">
            <text:p><text:s/>11<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Cambridgeshire</text:p>
          </table:table-cell>
          <table:table-cell office:value-type="float" office:value="2332" table:style-name="ce305">
            <text:p><text:s/>2,332<text:s/></text:p>
          </table:table-cell>
          <table:table-cell office:value-type="float" office:value="235" table:style-name="ce66">
            <text:p><text:s/>235<text:s/></text:p>
          </table:table-cell>
          <table:table-cell office:value-type="float" office:value="103" table:style-name="ce66">
            <text:p><text:s/>103<text:s/></text:p>
          </table:table-cell>
          <table:table-cell office:value-type="float" office:value="54" table:style-name="ce66">
            <text:p><text:s/>54<text:s/></text:p>
          </table:table-cell>
          <table:table-cell office:value-type="float" office:value="119" table:style-name="ce66">
            <text:p><text:s/>119<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516" table:style-name="ce66">
            <text:p><text:s/>516<text:s/></text:p>
          </table:table-cell>
          <table:table-cell office:value-type="float" office:value="1658" table:style-name="ce66">
            <text:p><text:s/>1,658<text:s/></text:p>
          </table:table-cell>
          <table:table-cell office:value-type="float" office:value="53" table:style-name="ce66">
            <text:p><text:s/>53<text:s/></text:p>
          </table:table-cell>
          <table:table-cell office:value-type="float" office:value="0" table:style-name="ce66">
            <text:p><text:s/>-00<text:s/></text:p>
          </table:table-cell>
          <table:table-cell office:value-type="float" office:value="31" table:style-name="ce66">
            <text:p><text:s/>31<text:s/></text:p>
          </table:table-cell>
          <table:table-cell office:value-type="float" office:value="0" table:style-name="ce66">
            <text:p><text:s/>-00<text:s/></text:p>
          </table:table-cell>
          <table:table-cell office:value-type="float" office:value="15" table:style-name="ce66">
            <text:p><text:s/>15<text:s/></text:p>
          </table:table-cell>
          <table:table-cell office:value-type="float" office:value="1757" table:style-name="ce66">
            <text:p><text:s/>1,757<text:s/></text:p>
          </table:table-cell>
          <table:table-cell office:value-type="float" office:value="15" table:style-name="ce66">
            <text:p><text:s/>15<text:s/></text:p>
          </table:table-cell>
          <table:table-cell office:value-type="float" office:value="13" table:style-name="ce66">
            <text:p><text:s/>1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20" table:style-name="ce66">
            <text:p><text:s/>20<text:s/></text:p>
          </table:table-cell>
          <table:table-cell office:value-type="float" office:value="48" table:style-name="ce66">
            <text:p><text:s/>48<text:s/></text:p>
          </table:table-cell>
          <table:table-cell office:value-type="float" office:value="11" table:style-name="ce306">
            <text:p><text:s/>11<text:s/></text:p>
          </table:table-cell>
          <table:table-cell table:style-name="ce307"/>
          <table:table-cell table:number-columns-repeated="16358" table:style-name="ce18"/>
        </table:table-row>
        <table:table-row table:style-name="ro5">
          <table:table-cell office:value-type="string" table:style-name="ce113">
            <text:p>Essex</text:p>
          </table:table-cell>
          <table:table-cell office:value-type="float" office:value="3620" table:style-name="ce305">
            <text:p><text:s/>3,620<text:s/></text:p>
          </table:table-cell>
          <table:table-cell office:value-type="float" office:value="450" table:style-name="ce66">
            <text:p><text:s/>450<text:s/></text:p>
          </table:table-cell>
          <table:table-cell office:value-type="float" office:value="139" table:style-name="ce66">
            <text:p><text:s/>139<text:s/></text:p>
          </table:table-cell>
          <table:table-cell office:value-type="float" office:value="48" table:style-name="ce66">
            <text:p><text:s/>48<text:s/></text:p>
          </table:table-cell>
          <table:table-cell office:value-type="float" office:value="199" table:style-name="ce66">
            <text:p><text:s/>199<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684" table:style-name="ce66">
            <text:p><text:s/>684<text:s/></text:p>
          </table:table-cell>
          <table:table-cell office:value-type="float" office:value="2992" table:style-name="ce66">
            <text:p><text:s/>2,992<text:s/></text:p>
          </table:table-cell>
          <table:table-cell office:value-type="float" office:value="50" table:style-name="ce66">
            <text:p><text:s/>50<text:s/></text:p>
          </table:table-cell>
          <table:table-cell office:value-type="float" office:value="0" table:style-name="ce66">
            <text:p><text:s/>-00<text:s/></text:p>
          </table:table-cell>
          <table:table-cell office:value-type="float" office:value="19" table:style-name="ce66">
            <text:p><text:s/>19<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3040" table:style-name="ce66">
            <text:p><text:s/>3,040<text:s/></text:p>
          </table:table-cell>
          <table:table-cell office:value-type="float" office:value="6" table:style-name="ce66">
            <text:p><text:s/>6<text:s/></text:p>
          </table:table-cell>
          <table:table-cell office:value-type="float" office:value="22" table:style-name="ce66">
            <text:p><text:s/>22<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6" table:style-name="ce66">
            <text:p><text:s/>6<text:s/></text:p>
          </table:table-cell>
          <table:table-cell office:value-type="float" office:value="35" table:style-name="ce66">
            <text:p><text:s/>35<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Hertfordshire<text:s/><text:span text:style-name="T3">1</text:span></text:p>
          </table:table-cell>
          <table:table-cell office:value-type="float" office:value="3399" table:style-name="ce305">
            <text:p><text:s/>3,399<text:s/></text:p>
          </table:table-cell>
          <table:table-cell office:value-type="float" office:value="455" table:style-name="ce66">
            <text:p><text:s/>455<text:s/></text:p>
          </table:table-cell>
          <table:table-cell office:value-type="float" office:value="4" table:style-name="ce66">
            <text:p><text:s/>4<text:s/></text:p>
          </table:table-cell>
          <table:table-cell office:value-type="float" office:value="30" table:style-name="ce66">
            <text:p><text:s/>30<text:s/></text:p>
          </table:table-cell>
          <table:table-cell office:value-type="float" office:value="132" table:style-name="ce66">
            <text:p><text:s/>132<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577" table:style-name="ce66">
            <text:p><text:s/>577<text:s/></text:p>
          </table:table-cell>
          <table:table-cell office:value-type="float" office:value="2579" table:style-name="ce66">
            <text:p><text:s/>2,579<text:s/></text:p>
          </table:table-cell>
          <table:table-cell office:value-type="float" office:value="46" table:style-name="ce66">
            <text:p><text:s/>46<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2628" table:style-name="ce66">
            <text:p><text:s/>2,628<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300" table:style-name="ce306">
            <text:p><text:s/>300<text:s/></text:p>
          </table:table-cell>
          <table:table-cell table:style-name="ce307"/>
          <table:table-cell table:number-columns-repeated="16358" table:style-name="ce18"/>
        </table:table-row>
        <table:table-row table:style-name="ro5">
          <table:table-cell office:value-type="string" table:style-name="ce113">
            <text:p>Norfolk</text:p>
          </table:table-cell>
          <table:table-cell office:value-type="float" office:value="2607" table:style-name="ce305">
            <text:p><text:s/>2,607<text:s/></text:p>
          </table:table-cell>
          <table:table-cell office:value-type="float" office:value="233" table:style-name="ce66">
            <text:p><text:s/>233<text:s/></text:p>
          </table:table-cell>
          <table:table-cell office:value-type="float" office:value="178" table:style-name="ce66">
            <text:p><text:s/>178<text:s/></text:p>
          </table:table-cell>
          <table:table-cell office:value-type="float" office:value="69" table:style-name="ce66">
            <text:p><text:s/>69<text:s/></text:p>
          </table:table-cell>
          <table:table-cell office:value-type="float" office:value="229" table:style-name="ce66">
            <text:p><text:s/>229<text:s/></text:p>
          </table:table-cell>
          <table:table-cell office:value-type="float" office:value="4" table:style-name="ce66">
            <text:p><text:s/>4<text:s/></text:p>
          </table:table-cell>
          <table:table-cell office:value-type="float" office:value="25" table:style-name="ce66">
            <text:p><text:s/>25<text:s/></text:p>
          </table:table-cell>
          <table:table-cell office:value-type="float" office:value="14" table:style-name="ce66">
            <text:p><text:s/>14<text:s/></text:p>
          </table:table-cell>
          <table:table-cell office:value-type="float" office:value="17" table:style-name="ce66">
            <text:p><text:s/>17<text:s/></text:p>
          </table:table-cell>
          <table:table-cell office:value-type="float" office:value="602" table:style-name="ce66">
            <text:p><text:s/>602<text:s/></text:p>
          </table:table-cell>
          <table:table-cell office:value-type="float" office:value="1936" table:style-name="ce66">
            <text:p><text:s/>1,936<text:s/></text:p>
          </table:table-cell>
          <table:table-cell office:value-type="float" office:value="96" table:style-name="ce66">
            <text:p><text:s/>96<text:s/></text:p>
          </table:table-cell>
          <table:table-cell office:value-type="float" office:value="1" table:style-name="ce66">
            <text:p><text:s/>1<text:s/></text:p>
          </table:table-cell>
          <table:table-cell office:value-type="float" office:value="46" table:style-name="ce66">
            <text:p><text:s/>46<text:s/></text:p>
          </table:table-cell>
          <table:table-cell office:value-type="float" office:value="1" table:style-name="ce66">
            <text:p><text:s/>1<text:s/></text:p>
          </table:table-cell>
          <table:table-cell office:value-type="float" office:value="23" table:style-name="ce66">
            <text:p><text:s/>23<text:s/></text:p>
          </table:table-cell>
          <table:table-cell office:value-type="float" office:value="2037" table:style-name="ce66">
            <text:p><text:s/>2,037<text:s/></text:p>
          </table:table-cell>
          <table:table-cell office:value-type="float" office:value="8" table:style-name="ce66">
            <text:p><text:s/>8<text:s/></text:p>
          </table:table-cell>
          <table:table-cell office:value-type="float" office:value="55" table:style-name="ce66">
            <text:p><text:s/>55<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34" table:style-name="ce66">
            <text:p><text:s/>34<text:s/></text:p>
          </table:table-cell>
          <table:table-cell office:value-type="float" office:value="89" table:style-name="ce66">
            <text:p><text:s/>89<text:s/></text:p>
          </table:table-cell>
          <table:table-cell office:value-type="float" office:value="222" table:style-name="ce306">
            <text:p><text:s/>222<text:s/></text:p>
          </table:table-cell>
          <table:table-cell table:style-name="ce307"/>
          <table:table-cell table:number-columns-repeated="16358" table:style-name="ce18"/>
        </table:table-row>
        <table:table-row table:style-name="ro5">
          <table:table-cell office:value-type="string" table:style-name="ce113">
            <text:p>Suffolk</text:p>
          </table:table-cell>
          <table:table-cell office:value-type="float" office:value="2770" table:style-name="ce305">
            <text:p><text:s/>2,770<text:s/></text:p>
          </table:table-cell>
          <table:table-cell office:value-type="float" office:value="31" table:style-name="ce66">
            <text:p><text:s/>31<text:s/></text:p>
          </table:table-cell>
          <table:table-cell office:value-type="float" office:value="26" table:style-name="ce66">
            <text:p><text:s/>26<text:s/></text:p>
          </table:table-cell>
          <table:table-cell office:value-type="float" office:value="6" table:style-name="ce66">
            <text:p><text:s/>6<text:s/></text:p>
          </table:table-cell>
          <table:table-cell office:value-type="float" office:value="28" table:style-name="ce66">
            <text:p><text:s/>28<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5" table:style-name="ce66">
            <text:p><text:s/>5<text:s/></text:p>
          </table:table-cell>
          <table:table-cell office:value-type="float" office:value="11" table:style-name="ce66">
            <text:p><text:s/>11<text:s/></text:p>
          </table:table-cell>
          <table:table-cell office:value-type="float" office:value="108" table:style-name="ce66">
            <text:p><text:s/>108<text:s/></text:p>
          </table:table-cell>
          <table:table-cell office:value-type="float" office:value="1628" table:style-name="ce66">
            <text:p><text:s/>1,628<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7" table:style-name="ce66">
            <text:p><text:s/>7<text:s/></text:p>
          </table:table-cell>
          <table:table-cell office:value-type="float" office:value="1636" table:style-name="ce66">
            <text:p><text:s/>1,636<text:s/></text:p>
          </table:table-cell>
          <table:table-cell office:value-type="float" office:value="4" table:style-name="ce66">
            <text:p><text:s/>4<text:s/></text:p>
          </table:table-cell>
          <table:table-cell office:value-type="float" office:value="7" table:style-name="ce66">
            <text:p><text:s/>7<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8" table:style-name="ce66">
            <text:p><text:s/>8<text:s/></text:p>
          </table:table-cell>
          <table:table-cell office:value-type="float" office:value="21" table:style-name="ce66">
            <text:p><text:s/>21<text:s/></text:p>
          </table:table-cell>
          <table:table-cell office:value-type="float" office:value="1021" table:style-name="ce306">
            <text:p><text:s/>1,021<text:s/></text:p>
          </table:table-cell>
          <table:table-cell table:style-name="ce307"/>
          <table:table-cell table:number-columns-repeated="16358" table:style-name="ce18"/>
        </table:table-row>
        <table:table-row table:style-name="ro5">
          <table:table-cell office:value-type="string" table:style-name="ce112">
            <text:p>Eastern Region</text:p>
          </table:table-cell>
          <table:table-cell office:value-type="float" office:value="15948" table:style-name="ce308">
            <text:p><text:s/>15,948<text:s/></text:p>
          </table:table-cell>
          <table:table-cell office:value-type="float" office:value="1526" table:style-name="ce72">
            <text:p><text:s/>1,526<text:s/></text:p>
          </table:table-cell>
          <table:table-cell office:value-type="float" office:value="516" table:style-name="ce72">
            <text:p><text:s/>516<text:s/></text:p>
          </table:table-cell>
          <table:table-cell office:value-type="float" office:value="228" table:style-name="ce72">
            <text:p><text:s/>228<text:s/></text:p>
          </table:table-cell>
          <table:table-cell office:value-type="float" office:value="797" table:style-name="ce72">
            <text:p><text:s/>797<text:s/></text:p>
          </table:table-cell>
          <table:table-cell office:value-type="float" office:value="4" table:style-name="ce72">
            <text:p><text:s/>4<text:s/></text:p>
          </table:table-cell>
          <table:table-cell office:value-type="float" office:value="42" table:style-name="ce72">
            <text:p><text:s/>42<text:s/></text:p>
          </table:table-cell>
          <table:table-cell office:value-type="float" office:value="20" table:style-name="ce72">
            <text:p><text:s/>20<text:s/></text:p>
          </table:table-cell>
          <table:table-cell office:value-type="float" office:value="39" table:style-name="ce72">
            <text:p><text:s/>39<text:s/></text:p>
          </table:table-cell>
          <table:table-cell office:value-type="float" office:value="2722" table:style-name="ce72">
            <text:p><text:s/>2,722<text:s/></text:p>
          </table:table-cell>
          <table:table-cell office:value-type="float" office:value="11805" table:style-name="ce72">
            <text:p><text:s/>11,805<text:s/></text:p>
          </table:table-cell>
          <table:table-cell office:value-type="float" office:value="261" table:style-name="ce72">
            <text:p><text:s/>261<text:s/></text:p>
          </table:table-cell>
          <table:table-cell office:value-type="float" office:value="1" table:style-name="ce72">
            <text:p><text:s/>1<text:s/></text:p>
          </table:table-cell>
          <table:table-cell office:value-type="float" office:value="103" table:style-name="ce72">
            <text:p><text:s/>103<text:s/></text:p>
          </table:table-cell>
          <table:table-cell office:value-type="float" office:value="1" table:style-name="ce72">
            <text:p><text:s/>1<text:s/></text:p>
          </table:table-cell>
          <table:table-cell office:value-type="float" office:value="51" table:style-name="ce72">
            <text:p><text:s/>51<text:s/></text:p>
          </table:table-cell>
          <table:table-cell office:value-type="float" office:value="12128" table:style-name="ce72">
            <text:p><text:s/>12,128<text:s/></text:p>
          </table:table-cell>
          <table:table-cell office:value-type="float" office:value="33" table:style-name="ce72">
            <text:p><text:s/>33<text:s/></text:p>
          </table:table-cell>
          <table:table-cell office:value-type="float" office:value="106" table:style-name="ce72">
            <text:p><text:s/>106<text:s/></text:p>
          </table:table-cell>
          <table:table-cell office:value-type="float" office:value="0" table:style-name="ce72">
            <text:p><text:s/>-00<text:s/></text:p>
          </table:table-cell>
          <table:table-cell office:value-type="float" office:value="5" table:style-name="ce72">
            <text:p><text:s/>5<text:s/></text:p>
          </table:table-cell>
          <table:table-cell office:value-type="float" office:value="73" table:style-name="ce72">
            <text:p><text:s/>73<text:s/></text:p>
          </table:table-cell>
          <table:table-cell office:value-type="float" office:value="205" table:style-name="ce72">
            <text:p><text:s/>205<text:s/></text:p>
          </table:table-cell>
          <table:table-cell office:value-type="float" office:value="1554" table:style-name="ce309">
            <text:p><text:s/>1,554<text:s/></text:p>
          </table:table-cell>
          <table:table-cell table:style-name="ce307"/>
          <table:table-cell table:number-columns-repeated="16358" table:style-name="ce18"/>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London, City of</text:p>
          </table:table-cell>
          <table:table-cell office:value-type="float" office:value="321" table:style-name="ce305">
            <text:p><text:s/>321<text:s/></text:p>
          </table:table-cell>
          <table:table-cell office:value-type="float" office:value="103" table:style-name="ce66">
            <text:p><text:s/>103<text:s/></text:p>
          </table:table-cell>
          <table:table-cell office:value-type="float" office:value="1" table:style-name="ce66">
            <text:p><text:s/>1<text:s/></text:p>
          </table:table-cell>
          <table:table-cell office:value-type="float" office:value="10" table:style-name="ce66">
            <text:p><text:s/>10<text:s/></text:p>
          </table:table-cell>
          <table:table-cell office:value-type="float" office:value="2" table:style-name="ce66">
            <text:p><text:s/>2<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113" table:style-name="ce66">
            <text:p><text:s/>113<text:s/></text:p>
          </table:table-cell>
          <table:table-cell office:value-type="float" office:value="189" table:style-name="ce66">
            <text:p><text:s/>189<text:s/></text:p>
          </table:table-cell>
          <table:table-cell office:value-type="float" office:value="3" table:style-name="ce66">
            <text:p><text:s/>3<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195" table:style-name="ce66">
            <text:p><text:s/>195<text:s/></text:p>
          </table:table-cell>
          <table:table-cell office:value-type="float" office:value="2" table:style-name="ce66">
            <text:p><text:s/>2<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9" table:style-name="ce66">
            <text:p><text:s/>9<text:s/></text:p>
          </table:table-cell>
          <table:table-cell office:value-type="float" office:value="16" table:style-name="ce306">
            <text:p><text:s/>16<text:s/></text:p>
          </table:table-cell>
          <table:table-cell table:style-name="ce307"/>
          <table:table-cell table:number-columns-repeated="16358" table:style-name="ce18"/>
        </table:table-row>
        <table:table-row table:style-name="ro5">
          <table:table-cell office:value-type="string" table:style-name="ce122">
            <text:p>Metropolitan Police</text:p>
          </table:table-cell>
          <table:table-cell office:value-type="float" office:value="31594" table:style-name="ce305">
            <text:p><text:s/>31,594<text:s/></text:p>
          </table:table-cell>
          <table:table-cell office:value-type="float" office:value="2927" table:style-name="ce66">
            <text:p><text:s/>2,927<text:s/></text:p>
          </table:table-cell>
          <table:table-cell office:value-type="float" office:value="1728" table:style-name="ce66">
            <text:p><text:s/>1,728<text:s/></text:p>
          </table:table-cell>
          <table:table-cell office:value-type="float" office:value="341" table:style-name="ce66">
            <text:p><text:s/>341<text:s/></text:p>
          </table:table-cell>
          <table:table-cell office:value-type="float" office:value="1636" table:style-name="ce66">
            <text:p><text:s/>1,636<text:s/></text:p>
          </table:table-cell>
          <table:table-cell office:value-type="float" office:value="56" table:style-name="ce66">
            <text:p><text:s/>56<text:s/></text:p>
          </table:table-cell>
          <table:table-cell office:value-type="float" office:value="34" table:style-name="ce66">
            <text:p><text:s/>34<text:s/></text:p>
          </table:table-cell>
          <table:table-cell office:value-type="float" office:value="7" table:style-name="ce66">
            <text:p><text:s/>7<text:s/></text:p>
          </table:table-cell>
          <table:table-cell office:value-type="float" office:value="94" table:style-name="ce66">
            <text:p><text:s/>94<text:s/></text:p>
          </table:table-cell>
          <table:table-cell office:value-type="float" office:value="5852" table:style-name="ce66">
            <text:p><text:s/>5,852<text:s/></text:p>
          </table:table-cell>
          <table:table-cell office:value-type="float" office:value="26598" table:style-name="ce66">
            <text:p><text:s/>26,598<text:s/></text:p>
          </table:table-cell>
          <table:table-cell office:value-type="float" office:value="461" table:style-name="ce66">
            <text:p><text:s/>461<text:s/></text:p>
          </table:table-cell>
          <table:table-cell office:value-type="float" office:value="1" table:style-name="ce66">
            <text:p><text:s/>1<text:s/></text:p>
          </table:table-cell>
          <table:table-cell office:value-type="float" office:value="72" table:style-name="ce66">
            <text:p><text:s/>72<text:s/></text:p>
          </table:table-cell>
          <table:table-cell office:value-type="float" office:value="3" table:style-name="ce66">
            <text:p><text:s/>3<text:s/></text:p>
          </table:table-cell>
          <table:table-cell office:value-type="float" office:value="76" table:style-name="ce66">
            <text:p><text:s/>76<text:s/></text:p>
          </table:table-cell>
          <table:table-cell office:value-type="float" office:value="27044" table:style-name="ce66">
            <text:p><text:s/>27,044<text:s/></text:p>
          </table:table-cell>
          <table:table-cell office:value-type="float" office:value="10" table:style-name="ce66">
            <text:p><text:s/>10<text:s/></text:p>
          </table:table-cell>
          <table:table-cell office:value-type="float" office:value="76" table:style-name="ce66">
            <text:p><text:s/>76<text:s/></text:p>
          </table:table-cell>
          <table:table-cell office:value-type="float" office:value="29" table:style-name="ce66">
            <text:p><text:s/>29<text:s/></text:p>
          </table:table-cell>
          <table:table-cell office:value-type="float" office:value="2" table:style-name="ce66">
            <text:p><text:s/>2<text:s/></text:p>
          </table:table-cell>
          <table:table-cell office:value-type="float" office:value="87" table:style-name="ce66">
            <text:p><text:s/>87<text:s/></text:p>
          </table:table-cell>
          <table:table-cell office:value-type="float" office:value="202" table:style-name="ce66">
            <text:p><text:s/>202<text:s/></text:p>
          </table:table-cell>
          <table:table-cell office:value-type="float" office:value="336" table:style-name="ce306">
            <text:p><text:s/>336<text:s/></text:p>
          </table:table-cell>
          <table:table-cell table:style-name="ce307"/>
          <table:table-cell table:number-columns-repeated="16358" table:style-name="ce18"/>
        </table:table-row>
        <table:table-row table:style-name="ro5">
          <table:table-cell office:value-type="string" table:style-name="ce112">
            <text:p>London Region</text:p>
          </table:table-cell>
          <table:table-cell office:value-type="float" office:value="31915" table:style-name="ce308">
            <text:p><text:s/>31,915<text:s/></text:p>
          </table:table-cell>
          <table:table-cell office:value-type="float" office:value="3030" table:style-name="ce72">
            <text:p><text:s/>3,030<text:s/></text:p>
          </table:table-cell>
          <table:table-cell office:value-type="float" office:value="1729" table:style-name="ce72">
            <text:p><text:s/>1,729<text:s/></text:p>
          </table:table-cell>
          <table:table-cell office:value-type="float" office:value="351" table:style-name="ce72">
            <text:p><text:s/>351<text:s/></text:p>
          </table:table-cell>
          <table:table-cell office:value-type="float" office:value="1638" table:style-name="ce72">
            <text:p><text:s/>1,638<text:s/></text:p>
          </table:table-cell>
          <table:table-cell office:value-type="float" office:value="56" table:style-name="ce72">
            <text:p><text:s/>56<text:s/></text:p>
          </table:table-cell>
          <table:table-cell office:value-type="float" office:value="35" table:style-name="ce72">
            <text:p><text:s/>35<text:s/></text:p>
          </table:table-cell>
          <table:table-cell office:value-type="float" office:value="8" table:style-name="ce72">
            <text:p><text:s/>8<text:s/></text:p>
          </table:table-cell>
          <table:table-cell office:value-type="float" office:value="95" table:style-name="ce72">
            <text:p><text:s/>95<text:s/></text:p>
          </table:table-cell>
          <table:table-cell office:value-type="float" office:value="5965" table:style-name="ce72">
            <text:p><text:s/>5,965<text:s/></text:p>
          </table:table-cell>
          <table:table-cell office:value-type="float" office:value="26787" table:style-name="ce72">
            <text:p><text:s/>26,787<text:s/></text:p>
          </table:table-cell>
          <table:table-cell office:value-type="float" office:value="464" table:style-name="ce72">
            <text:p><text:s/>464<text:s/></text:p>
          </table:table-cell>
          <table:table-cell office:value-type="float" office:value="1" table:style-name="ce72">
            <text:p><text:s/>1<text:s/></text:p>
          </table:table-cell>
          <table:table-cell office:value-type="float" office:value="74" table:style-name="ce72">
            <text:p><text:s/>74<text:s/></text:p>
          </table:table-cell>
          <table:table-cell office:value-type="float" office:value="3" table:style-name="ce72">
            <text:p><text:s/>3<text:s/></text:p>
          </table:table-cell>
          <table:table-cell office:value-type="float" office:value="79" table:style-name="ce72">
            <text:p><text:s/>79<text:s/></text:p>
          </table:table-cell>
          <table:table-cell office:value-type="float" office:value="27239" table:style-name="ce72">
            <text:p><text:s/>27,239<text:s/></text:p>
          </table:table-cell>
          <table:table-cell office:value-type="float" office:value="12" table:style-name="ce72">
            <text:p><text:s/>12<text:s/></text:p>
          </table:table-cell>
          <table:table-cell office:value-type="float" office:value="77" table:style-name="ce72">
            <text:p><text:s/>77<text:s/></text:p>
          </table:table-cell>
          <table:table-cell office:value-type="float" office:value="29" table:style-name="ce72">
            <text:p><text:s/>29<text:s/></text:p>
          </table:table-cell>
          <table:table-cell office:value-type="float" office:value="2" table:style-name="ce72">
            <text:p><text:s/>2<text:s/></text:p>
          </table:table-cell>
          <table:table-cell office:value-type="float" office:value="93" table:style-name="ce72">
            <text:p><text:s/>93<text:s/></text:p>
          </table:table-cell>
          <table:table-cell office:value-type="float" office:value="211" table:style-name="ce72">
            <text:p><text:s/>211<text:s/></text:p>
          </table:table-cell>
          <table:table-cell office:value-type="float" office:value="352" table:style-name="ce309">
            <text:p><text:s/>352<text:s/></text:p>
          </table:table-cell>
          <table:table-cell table:style-name="ce307"/>
          <table:table-cell table:number-columns-repeated="16358" table:style-name="ce18"/>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Hampshire</text:p>
          </table:table-cell>
          <table:table-cell office:value-type="float" office:value="3962" table:style-name="ce305">
            <text:p><text:s/>3,962<text:s/></text:p>
          </table:table-cell>
          <table:table-cell office:value-type="float" office:value="248" table:style-name="ce66">
            <text:p><text:s/>248<text:s/></text:p>
          </table:table-cell>
          <table:table-cell office:value-type="float" office:value="111" table:style-name="ce66">
            <text:p><text:s/>111<text:s/></text:p>
          </table:table-cell>
          <table:table-cell office:value-type="float" office:value="61" table:style-name="ce66">
            <text:p><text:s/>61<text:s/></text:p>
          </table:table-cell>
          <table:table-cell office:value-type="float" office:value="85" table:style-name="ce66">
            <text:p><text:s/>85<text:s/></text:p>
          </table:table-cell>
          <table:table-cell office:value-type="float" office:value="8" table:style-name="ce66">
            <text:p><text:s/>8<text:s/></text:p>
          </table:table-cell>
          <table:table-cell office:value-type="float" office:value="5" table:style-name="ce66">
            <text:p><text:s/>5<text:s/></text:p>
          </table:table-cell>
          <table:table-cell office:value-type="float" office:value="4" table:style-name="ce66">
            <text:p><text:s/>4<text:s/></text:p>
          </table:table-cell>
          <table:table-cell office:value-type="float" office:value="11" table:style-name="ce66">
            <text:p><text:s/>11<text:s/></text:p>
          </table:table-cell>
          <table:table-cell office:value-type="float" office:value="497" table:style-name="ce66">
            <text:p><text:s/>497<text:s/></text:p>
          </table:table-cell>
          <table:table-cell office:value-type="float" office:value="3527" table:style-name="ce66">
            <text:p><text:s/>3,527<text:s/></text:p>
          </table:table-cell>
          <table:table-cell office:value-type="float" office:value="67" table:style-name="ce66">
            <text:p><text:s/>67<text:s/></text:p>
          </table:table-cell>
          <table:table-cell office:value-type="float" office:value="0" table:style-name="ce66">
            <text:p><text:s/>-00<text:s/></text:p>
          </table:table-cell>
          <table:table-cell office:value-type="float" office:value="11" table:style-name="ce66">
            <text:p><text:s/>11<text:s/></text:p>
          </table:table-cell>
          <table:table-cell office:value-type="float" office:value="0" table:style-name="ce66">
            <text:p><text:s/>-00<text:s/></text:p>
          </table:table-cell>
          <table:table-cell office:value-type="float" office:value="26" table:style-name="ce66">
            <text:p><text:s/>26<text:s/></text:p>
          </table:table-cell>
          <table:table-cell office:value-type="float" office:value="3591" table:style-name="ce66">
            <text:p><text:s/>3,591<text:s/></text:p>
          </table:table-cell>
          <table:table-cell office:value-type="float" office:value="15" table:style-name="ce66">
            <text:p><text:s/>15<text:s/></text:p>
          </table:table-cell>
          <table:table-cell office:value-type="float" office:value="13" table:style-name="ce66">
            <text:p><text:s/>13<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31" table:style-name="ce66">
            <text:p><text:s/>31<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Kent<text:s/><text:span text:style-name="T3">1</text:span></text:p>
          </table:table-cell>
          <table:table-cell office:value-type="float" office:value="3678" table:style-name="ce305">
            <text:p><text:s/>3,678<text:s/></text:p>
          </table:table-cell>
          <table:table-cell office:value-type="float" office:value="328" table:style-name="ce66">
            <text:p><text:s/>328<text:s/></text:p>
          </table:table-cell>
          <table:table-cell office:value-type="float" office:value="129" table:style-name="ce66">
            <text:p><text:s/>129<text:s/></text:p>
          </table:table-cell>
          <table:table-cell office:value-type="float" office:value="49" table:style-name="ce66">
            <text:p><text:s/>49<text:s/></text:p>
          </table:table-cell>
          <table:table-cell office:value-type="float" office:value="188" table:style-name="ce66">
            <text:p><text:s/>188<text:s/></text:p>
          </table:table-cell>
          <table:table-cell office:value-type="float" office:value="5" table:style-name="ce66">
            <text:p><text:s/>5<text:s/></text:p>
          </table:table-cell>
          <table:table-cell office:value-type="float" office:value="4" table:style-name="ce66">
            <text:p><text:s/>4<text:s/></text:p>
          </table:table-cell>
          <table:table-cell office:value-type="float" office:value="3" table:style-name="ce66">
            <text:p><text:s/>3<text:s/></text:p>
          </table:table-cell>
          <table:table-cell office:value-type="float" office:value="13" table:style-name="ce66">
            <text:p><text:s/>13<text:s/></text:p>
          </table:table-cell>
          <table:table-cell office:value-type="float" office:value="643" table:style-name="ce66">
            <text:p><text:s/>643<text:s/></text:p>
          </table:table-cell>
          <table:table-cell office:value-type="float" office:value="2623" table:style-name="ce66">
            <text:p><text:s/>2,623<text:s/></text:p>
          </table:table-cell>
          <table:table-cell office:value-type="float" office:value="104" table:style-name="ce66">
            <text:p><text:s/>104<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2714" table:style-name="ce66">
            <text:p><text:s/>2,714<text:s/></text:p>
          </table:table-cell>
          <table:table-cell office:value-type="float" office:value="3" table:style-name="ce66">
            <text:p><text:s/>3<text:s/></text:p>
          </table:table-cell>
          <table:table-cell office:value-type="float" office:value="3" table:style-name="ce66">
            <text:p><text:s/>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643" table:style-name="ce306">
            <text:p><text:s/>643<text:s/></text:p>
          </table:table-cell>
          <table:table-cell table:style-name="ce307"/>
          <table:table-cell table:number-columns-repeated="16358" table:style-name="ce18"/>
        </table:table-row>
        <table:table-row table:style-name="ro5">
          <table:table-cell office:value-type="string" table:style-name="ce113">
            <text:p>Surrey</text:p>
          </table:table-cell>
          <table:table-cell office:value-type="float" office:value="1694" table:style-name="ce305">
            <text:p><text:s/>1,694<text:s/></text:p>
          </table:table-cell>
          <table:table-cell office:value-type="float" office:value="387" table:style-name="ce66">
            <text:p><text:s/>387<text:s/></text:p>
          </table:table-cell>
          <table:table-cell office:value-type="float" office:value="102" table:style-name="ce66">
            <text:p><text:s/>102<text:s/></text:p>
          </table:table-cell>
          <table:table-cell office:value-type="float" office:value="54" table:style-name="ce66">
            <text:p><text:s/>54<text:s/></text:p>
          </table:table-cell>
          <table:table-cell office:value-type="float" office:value="136" table:style-name="ce66">
            <text:p><text:s/>136<text:s/></text:p>
          </table:table-cell>
          <table:table-cell office:value-type="float" office:value="2" table:style-name="ce66">
            <text:p><text:s/>2<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4" table:style-name="ce66">
            <text:p><text:s/>14<text:s/></text:p>
          </table:table-cell>
          <table:table-cell office:value-type="float" office:value="563" table:style-name="ce66">
            <text:p><text:s/>563<text:s/></text:p>
          </table:table-cell>
          <table:table-cell office:value-type="float" office:value="1222" table:style-name="ce66">
            <text:p><text:s/>1,222<text:s/></text:p>
          </table:table-cell>
          <table:table-cell office:value-type="float" office:value="33" table:style-name="ce66">
            <text:p><text:s/>33<text:s/></text:p>
          </table:table-cell>
          <table:table-cell office:value-type="float" office:value="0" table:style-name="ce66">
            <text:p><text:s/>-00<text:s/></text:p>
          </table:table-cell>
          <table:table-cell office:value-type="float" office:value="33" table:style-name="ce66">
            <text:p><text:s/>33<text:s/></text:p>
          </table:table-cell>
          <table:table-cell office:value-type="float" office:value="1" table:style-name="ce66">
            <text:p><text:s/>1<text:s/></text:p>
          </table:table-cell>
          <table:table-cell office:value-type="float" office:value="20" table:style-name="ce66">
            <text:p><text:s/>20<text:s/></text:p>
          </table:table-cell>
          <table:table-cell office:value-type="float" office:value="1277" table:style-name="ce66">
            <text:p><text:s/>1,277<text:s/></text:p>
          </table:table-cell>
          <table:table-cell office:value-type="float" office:value="6" table:style-name="ce66">
            <text:p><text:s/>6<text:s/></text:p>
          </table:table-cell>
          <table:table-cell office:value-type="float" office:value="23" table:style-name="ce66">
            <text:p><text:s/>23<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11" table:style-name="ce66">
            <text:p><text:s/>11<text:s/></text:p>
          </table:table-cell>
          <table:table-cell office:value-type="float" office:value="36" table:style-name="ce66">
            <text:p><text:s/>36<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Sussex</text:p>
          </table:table-cell>
          <table:table-cell office:value-type="float" office:value="5954" table:style-name="ce305">
            <text:p><text:s/>5,954<text:s/></text:p>
          </table:table-cell>
          <table:table-cell office:value-type="float" office:value="1204" table:style-name="ce66">
            <text:p><text:s/>1,204<text:s/></text:p>
          </table:table-cell>
          <table:table-cell office:value-type="float" office:value="394" table:style-name="ce66">
            <text:p><text:s/>394<text:s/></text:p>
          </table:table-cell>
          <table:table-cell office:value-type="float" office:value="196" table:style-name="ce66">
            <text:p><text:s/>196<text:s/></text:p>
          </table:table-cell>
          <table:table-cell office:value-type="float" office:value="332" table:style-name="ce66">
            <text:p><text:s/>332<text:s/></text:p>
          </table:table-cell>
          <table:table-cell office:value-type="float" office:value="8" table:style-name="ce66">
            <text:p><text:s/>8<text:s/></text:p>
          </table:table-cell>
          <table:table-cell office:value-type="float" office:value="35" table:style-name="ce66">
            <text:p><text:s/>35<text:s/></text:p>
          </table:table-cell>
          <table:table-cell office:value-type="float" office:value="19" table:style-name="ce66">
            <text:p><text:s/>19<text:s/></text:p>
          </table:table-cell>
          <table:table-cell office:value-type="float" office:value="66" table:style-name="ce66">
            <text:p><text:s/>66<text:s/></text:p>
          </table:table-cell>
          <table:table-cell office:value-type="float" office:value="1996" table:style-name="ce66">
            <text:p><text:s/>1,996<text:s/></text:p>
          </table:table-cell>
          <table:table-cell office:value-type="float" office:value="4041" table:style-name="ce66">
            <text:p><text:s/>4,041<text:s/></text:p>
          </table:table-cell>
          <table:table-cell office:value-type="float" office:value="91" table:style-name="ce66">
            <text:p><text:s/>91<text:s/></text:p>
          </table:table-cell>
          <table:table-cell office:value-type="float" office:value="5" table:style-name="ce66">
            <text:p><text:s/>5<text:s/></text:p>
          </table:table-cell>
          <table:table-cell office:value-type="float" office:value="55" table:style-name="ce66">
            <text:p><text:s/>55<text:s/></text:p>
          </table:table-cell>
          <table:table-cell office:value-type="float" office:value="0" table:style-name="ce66">
            <text:p><text:s/>-00<text:s/></text:p>
          </table:table-cell>
          <table:table-cell office:value-type="float" office:value="89" table:style-name="ce66">
            <text:p><text:s/>89<text:s/></text:p>
          </table:table-cell>
          <table:table-cell office:value-type="float" office:value="4203" table:style-name="ce66">
            <text:p><text:s/>4,203<text:s/></text:p>
          </table:table-cell>
          <table:table-cell office:value-type="float" office:value="28" table:style-name="ce66">
            <text:p><text:s/>28<text:s/></text:p>
          </table:table-cell>
          <table:table-cell office:value-type="float" office:value="158" table:style-name="ce66">
            <text:p><text:s/>158<text:s/></text:p>
          </table:table-cell>
          <table:table-cell office:value-type="float" office:value="12" table:style-name="ce66">
            <text:p><text:s/>12<text:s/></text:p>
          </table:table-cell>
          <table:table-cell office:value-type="float" office:value="2" table:style-name="ce66">
            <text:p><text:s/>2<text:s/></text:p>
          </table:table-cell>
          <table:table-cell office:value-type="float" office:value="48" table:style-name="ce66">
            <text:p><text:s/>48<text:s/></text:p>
          </table:table-cell>
          <table:table-cell office:value-type="float" office:value="230" table:style-name="ce66">
            <text:p><text:s/>230<text:s/></text:p>
          </table:table-cell>
          <table:table-cell office:value-type="float" office:value="242" table:style-name="ce306">
            <text:p><text:s/>242<text:s/></text:p>
          </table:table-cell>
          <table:table-cell table:style-name="ce307"/>
          <table:table-cell table:number-columns-repeated="16358" table:style-name="ce18"/>
        </table:table-row>
        <table:table-row table:style-name="ro5">
          <table:table-cell office:value-type="string" table:style-name="ce113">
            <text:p>Thames Valley</text:p>
          </table:table-cell>
          <table:table-cell office:value-type="float" office:value="736" table:style-name="ce305">
            <text:p><text:s/>736<text:s/></text:p>
          </table:table-cell>
          <table:table-cell office:value-type="float" office:value="111" table:style-name="ce66">
            <text:p><text:s/>111<text:s/></text:p>
          </table:table-cell>
          <table:table-cell office:value-type="float" office:value="45" table:style-name="ce66">
            <text:p><text:s/>45<text:s/></text:p>
          </table:table-cell>
          <table:table-cell office:value-type="float" office:value="16" table:style-name="ce66">
            <text:p><text:s/>16<text:s/></text:p>
          </table:table-cell>
          <table:table-cell office:value-type="float" office:value="94" table:style-name="ce66">
            <text:p><text:s/>94<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21" table:style-name="ce66">
            <text:p><text:s/>21<text:s/></text:p>
          </table:table-cell>
          <table:table-cell office:value-type="float" office:value="257" table:style-name="ce66">
            <text:p><text:s/>257<text:s/></text:p>
          </table:table-cell>
          <table:table-cell office:value-type="float" office:value="493" table:style-name="ce66">
            <text:p><text:s/>49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503" table:style-name="ce66">
            <text:p><text:s/>503<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7" table:style-name="ce66">
            <text:p><text:s/>7<text:s/></text:p>
          </table:table-cell>
          <table:table-cell office:value-type="float" office:value="5" table:style-name="ce306">
            <text:p><text:s/>5<text:s/></text:p>
          </table:table-cell>
          <table:table-cell table:style-name="ce307"/>
          <table:table-cell table:number-columns-repeated="16358" table:style-name="ce18"/>
        </table:table-row>
        <table:table-row table:style-name="ro5">
          <table:table-cell office:value-type="string" table:style-name="ce112">
            <text:p>South East Region</text:p>
          </table:table-cell>
          <table:table-cell office:value-type="float" office:value="16024" table:style-name="ce308">
            <text:p><text:s/>16,024<text:s/></text:p>
          </table:table-cell>
          <table:table-cell office:value-type="float" office:value="2278" table:style-name="ce72">
            <text:p><text:s/>2,278<text:s/></text:p>
          </table:table-cell>
          <table:table-cell office:value-type="float" office:value="781" table:style-name="ce72">
            <text:p><text:s/>781<text:s/></text:p>
          </table:table-cell>
          <table:table-cell office:value-type="float" office:value="376" table:style-name="ce72">
            <text:p><text:s/>376<text:s/></text:p>
          </table:table-cell>
          <table:table-cell office:value-type="float" office:value="835" table:style-name="ce72">
            <text:p><text:s/>835<text:s/></text:p>
          </table:table-cell>
          <table:table-cell office:value-type="float" office:value="24" table:style-name="ce72">
            <text:p><text:s/>24<text:s/></text:p>
          </table:table-cell>
          <table:table-cell office:value-type="float" office:value="45" table:style-name="ce72">
            <text:p><text:s/>45<text:s/></text:p>
          </table:table-cell>
          <table:table-cell office:value-type="float" office:value="26" table:style-name="ce72">
            <text:p><text:s/>26<text:s/></text:p>
          </table:table-cell>
          <table:table-cell office:value-type="float" office:value="125" table:style-name="ce72">
            <text:p><text:s/>125<text:s/></text:p>
          </table:table-cell>
          <table:table-cell office:value-type="float" office:value="3956" table:style-name="ce72">
            <text:p><text:s/>3,956<text:s/></text:p>
          </table:table-cell>
          <table:table-cell office:value-type="float" office:value="11906" table:style-name="ce72">
            <text:p><text:s/>11,906<text:s/></text:p>
          </table:table-cell>
          <table:table-cell office:value-type="float" office:value="295" table:style-name="ce72">
            <text:p><text:s/>295<text:s/></text:p>
          </table:table-cell>
          <table:table-cell office:value-type="float" office:value="5" table:style-name="ce72">
            <text:p><text:s/>5<text:s/></text:p>
          </table:table-cell>
          <table:table-cell office:value-type="float" office:value="111" table:style-name="ce72">
            <text:p><text:s/>111<text:s/></text:p>
          </table:table-cell>
          <table:table-cell office:value-type="float" office:value="2" table:style-name="ce72">
            <text:p><text:s/>2<text:s/></text:p>
          </table:table-cell>
          <table:table-cell office:value-type="float" office:value="140" table:style-name="ce72">
            <text:p><text:s/>140<text:s/></text:p>
          </table:table-cell>
          <table:table-cell office:value-type="float" office:value="12288" table:style-name="ce72">
            <text:p><text:s/>12,288<text:s/></text:p>
          </table:table-cell>
          <table:table-cell office:value-type="float" office:value="52" table:style-name="ce72">
            <text:p><text:s/>52<text:s/></text:p>
          </table:table-cell>
          <table:table-cell office:value-type="float" office:value="200" table:style-name="ce72">
            <text:p><text:s/>200<text:s/></text:p>
          </table:table-cell>
          <table:table-cell office:value-type="float" office:value="14" table:style-name="ce72">
            <text:p><text:s/>14<text:s/></text:p>
          </table:table-cell>
          <table:table-cell office:value-type="float" office:value="4" table:style-name="ce72">
            <text:p><text:s/>4<text:s/></text:p>
          </table:table-cell>
          <table:table-cell office:value-type="float" office:value="65" table:style-name="ce72">
            <text:p><text:s/>65<text:s/></text:p>
          </table:table-cell>
          <table:table-cell office:value-type="float" office:value="309" table:style-name="ce72">
            <text:p><text:s/>309<text:s/></text:p>
          </table:table-cell>
          <table:table-cell office:value-type="float" office:value="890" table:style-name="ce309">
            <text:p><text:s/>890<text:s/></text:p>
          </table:table-cell>
          <table:table-cell table:style-name="ce307"/>
          <table:table-cell table:number-columns-repeated="16358" table:style-name="ce18"/>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3">
            <text:p>Avon &amp; Somerset</text:p>
          </table:table-cell>
          <table:table-cell office:value-type="float" office:value="4324" table:style-name="ce305">
            <text:p><text:s/>4,324<text:s/></text:p>
          </table:table-cell>
          <table:table-cell office:value-type="float" office:value="342" table:style-name="ce66">
            <text:p><text:s/>342<text:s/></text:p>
          </table:table-cell>
          <table:table-cell office:value-type="float" office:value="306" table:style-name="ce66">
            <text:p><text:s/>306<text:s/></text:p>
          </table:table-cell>
          <table:table-cell office:value-type="float" office:value="114" table:style-name="ce66">
            <text:p><text:s/>114<text:s/></text:p>
          </table:table-cell>
          <table:table-cell office:value-type="float" office:value="274" table:style-name="ce66">
            <text:p><text:s/>274<text:s/></text:p>
          </table:table-cell>
          <table:table-cell office:value-type="float" office:value="5" table:style-name="ce66">
            <text:p><text:s/>5<text:s/></text:p>
          </table:table-cell>
          <table:table-cell office:value-type="float" office:value="3" table:style-name="ce66">
            <text:p><text:s/>3<text:s/></text:p>
          </table:table-cell>
          <table:table-cell office:value-type="float" office:value="4" table:style-name="ce66">
            <text:p><text:s/>4<text:s/></text:p>
          </table:table-cell>
          <table:table-cell office:value-type="float" office:value="15" table:style-name="ce66">
            <text:p><text:s/>15<text:s/></text:p>
          </table:table-cell>
          <table:table-cell office:value-type="float" office:value="797" table:style-name="ce66">
            <text:p><text:s/>797<text:s/></text:p>
          </table:table-cell>
          <table:table-cell office:value-type="float" office:value="2382" table:style-name="ce66">
            <text:p><text:s/>2,382<text:s/></text:p>
          </table:table-cell>
          <table:table-cell office:value-type="float" office:value="64" table:style-name="ce66">
            <text:p><text:s/>64<text:s/></text:p>
          </table:table-cell>
          <table:table-cell office:value-type="float" office:value="0" table:style-name="ce66">
            <text:p><text:s/>-00<text:s/></text:p>
          </table:table-cell>
          <table:table-cell office:value-type="float" office:value="54" table:style-name="ce66">
            <text:p><text:s/>54<text:s/></text:p>
          </table:table-cell>
          <table:table-cell office:value-type="float" office:value="0" table:style-name="ce66">
            <text:p><text:s/>-00<text:s/></text:p>
          </table:table-cell>
          <table:table-cell office:value-type="float" office:value="87" table:style-name="ce66">
            <text:p><text:s/>87<text:s/></text:p>
          </table:table-cell>
          <table:table-cell office:value-type="float" office:value="2529" table:style-name="ce66">
            <text:p><text:s/>2,529<text:s/></text:p>
          </table:table-cell>
          <table:table-cell office:value-type="float" office:value="15" table:style-name="ce66">
            <text:p><text:s/>15<text:s/></text:p>
          </table:table-cell>
          <table:table-cell office:value-type="float" office:value="86" table:style-name="ce66">
            <text:p><text:s/>86<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48" table:style-name="ce66">
            <text:p><text:s/>48<text:s/></text:p>
          </table:table-cell>
          <table:table-cell office:value-type="float" office:value="131" table:style-name="ce66">
            <text:p><text:s/>131<text:s/></text:p>
          </table:table-cell>
          <table:table-cell office:value-type="float" office:value="1264" table:style-name="ce306">
            <text:p><text:s/>1,264<text:s/></text:p>
          </table:table-cell>
          <table:table-cell table:style-name="ce307"/>
          <table:table-cell table:number-columns-repeated="16358" table:style-name="ce18"/>
        </table:table-row>
        <table:table-row table:style-name="ro5">
          <table:table-cell office:value-type="string" table:style-name="ce113">
            <text:p>Devon &amp; Cornwall</text:p>
          </table:table-cell>
          <table:table-cell office:value-type="float" office:value="4521" table:style-name="ce305">
            <text:p><text:s/>4,521<text:s/></text:p>
          </table:table-cell>
          <table:table-cell office:value-type="float" office:value="544" table:style-name="ce66">
            <text:p><text:s/>544<text:s/></text:p>
          </table:table-cell>
          <table:table-cell office:value-type="float" office:value="221" table:style-name="ce66">
            <text:p><text:s/>221<text:s/></text:p>
          </table:table-cell>
          <table:table-cell office:value-type="float" office:value="218" table:style-name="ce66">
            <text:p><text:s/>218<text:s/></text:p>
          </table:table-cell>
          <table:table-cell office:value-type="float" office:value="353" table:style-name="ce66">
            <text:p><text:s/>353<text:s/></text:p>
          </table:table-cell>
          <table:table-cell office:value-type="float" office:value="10" table:style-name="ce66">
            <text:p><text:s/>10<text:s/></text:p>
          </table:table-cell>
          <table:table-cell office:value-type="float" office:value="69" table:style-name="ce66">
            <text:p><text:s/>69<text:s/></text:p>
          </table:table-cell>
          <table:table-cell office:value-type="float" office:value="13" table:style-name="ce66">
            <text:p><text:s/>13<text:s/></text:p>
          </table:table-cell>
          <table:table-cell office:value-type="float" office:value="20" table:style-name="ce66">
            <text:p><text:s/>20<text:s/></text:p>
          </table:table-cell>
          <table:table-cell office:value-type="float" office:value="1239" table:style-name="ce66">
            <text:p><text:s/>1,239<text:s/></text:p>
          </table:table-cell>
          <table:table-cell office:value-type="float" office:value="3072" table:style-name="ce66">
            <text:p><text:s/>3,072<text:s/></text:p>
          </table:table-cell>
          <table:table-cell office:value-type="float" office:value="155" table:style-name="ce66">
            <text:p><text:s/>155<text:s/></text:p>
          </table:table-cell>
          <table:table-cell office:value-type="float" office:value="0" table:style-name="ce66">
            <text:p><text:s/>-00<text:s/></text:p>
          </table:table-cell>
          <table:table-cell office:value-type="float" office:value="75" table:style-name="ce66">
            <text:p><text:s/>75<text:s/></text:p>
          </table:table-cell>
          <table:table-cell office:value-type="float" office:value="1" table:style-name="ce66">
            <text:p><text:s/>1<text:s/></text:p>
          </table:table-cell>
          <table:table-cell office:value-type="float" office:value="55" table:style-name="ce66">
            <text:p><text:s/>55<text:s/></text:p>
          </table:table-cell>
          <table:table-cell office:value-type="float" office:value="3279" table:style-name="ce66">
            <text:p><text:s/>3,279<text:s/></text:p>
          </table:table-cell>
          <table:table-cell office:value-type="float" office:value="11" table:style-name="ce66">
            <text:p><text:s/>11<text:s/></text:p>
          </table:table-cell>
          <table:table-cell office:value-type="float" office:value="259" table:style-name="ce66">
            <text:p><text:s/>259<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54" table:style-name="ce66">
            <text:p><text:s/>54<text:s/></text:p>
          </table:table-cell>
          <table:table-cell office:value-type="float" office:value="318" table:style-name="ce66">
            <text:p><text:s/>318<text:s/></text:p>
          </table:table-cell>
          <table:table-cell office:value-type="float" office:value="165" table:style-name="ce306">
            <text:p><text:s/>165<text:s/></text:p>
          </table:table-cell>
          <table:table-cell table:style-name="ce307"/>
          <table:table-cell table:number-columns-repeated="16358" table:style-name="ce18"/>
        </table:table-row>
        <table:table-row table:style-name="ro5">
          <table:table-cell office:value-type="string" table:style-name="ce113">
            <text:p>Dorset</text:p>
          </table:table-cell>
          <table:table-cell office:value-type="float" office:value="2097" table:style-name="ce305">
            <text:p><text:s/>2,097<text:s/></text:p>
          </table:table-cell>
          <table:table-cell office:value-type="float" office:value="233" table:style-name="ce66">
            <text:p><text:s/>233<text:s/></text:p>
          </table:table-cell>
          <table:table-cell office:value-type="float" office:value="95" table:style-name="ce66">
            <text:p><text:s/>95<text:s/></text:p>
          </table:table-cell>
          <table:table-cell office:value-type="float" office:value="61" table:style-name="ce66">
            <text:p><text:s/>61<text:s/></text:p>
          </table:table-cell>
          <table:table-cell office:value-type="float" office:value="232" table:style-name="ce66">
            <text:p><text:s/>232<text:s/></text:p>
          </table:table-cell>
          <table:table-cell office:value-type="float" office:value="4" table:style-name="ce66">
            <text:p><text:s/>4<text:s/></text:p>
          </table:table-cell>
          <table:table-cell office:value-type="float" office:value="6" table:style-name="ce66">
            <text:p><text:s/>6<text:s/></text:p>
          </table:table-cell>
          <table:table-cell office:value-type="float" office:value="3" table:style-name="ce66">
            <text:p><text:s/>3<text:s/></text:p>
          </table:table-cell>
          <table:table-cell office:value-type="float" office:value="16" table:style-name="ce66">
            <text:p><text:s/>16<text:s/></text:p>
          </table:table-cell>
          <table:table-cell office:value-type="float" office:value="497" table:style-name="ce66">
            <text:p><text:s/>497<text:s/></text:p>
          </table:table-cell>
          <table:table-cell office:value-type="float" office:value="1393" table:style-name="ce66">
            <text:p><text:s/>1,393<text:s/></text:p>
          </table:table-cell>
          <table:table-cell office:value-type="float" office:value="55" table:style-name="ce66">
            <text:p><text:s/>55<text:s/></text:p>
          </table:table-cell>
          <table:table-cell office:value-type="float" office:value="0" table:style-name="ce66">
            <text:p><text:s/>-00<text:s/></text:p>
          </table:table-cell>
          <table:table-cell office:value-type="float" office:value="26" table:style-name="ce66">
            <text:p><text:s/>26<text:s/></text:p>
          </table:table-cell>
          <table:table-cell office:value-type="float" office:value="1" table:style-name="ce66">
            <text:p><text:s/>1<text:s/></text:p>
          </table:table-cell>
          <table:table-cell office:value-type="float" office:value="18" table:style-name="ce66">
            <text:p><text:s/>18<text:s/></text:p>
          </table:table-cell>
          <table:table-cell office:value-type="float" office:value="1451" table:style-name="ce66">
            <text:p><text:s/>1,451<text:s/></text:p>
          </table:table-cell>
          <table:table-cell office:value-type="float" office:value="11" table:style-name="ce66">
            <text:p><text:s/>11<text:s/></text:p>
          </table:table-cell>
          <table:table-cell office:value-type="float" office:value="47" table:style-name="ce66">
            <text:p><text:s/>47<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23" table:style-name="ce66">
            <text:p><text:s/>23<text:s/></text:p>
          </table:table-cell>
          <table:table-cell office:value-type="float" office:value="77" table:style-name="ce66">
            <text:p><text:s/>77<text:s/></text:p>
          </table:table-cell>
          <table:table-cell office:value-type="float" office:value="289" table:style-name="ce306">
            <text:p><text:s/>289<text:s/></text:p>
          </table:table-cell>
          <table:table-cell table:style-name="ce307"/>
          <table:table-cell table:number-columns-repeated="16358" table:style-name="ce18"/>
        </table:table-row>
        <table:table-row table:style-name="ro5">
          <table:table-cell office:value-type="string" table:style-name="ce113">
            <text:p>Gloucestershire</text:p>
          </table:table-cell>
          <table:table-cell office:value-type="float" office:value="1177" table:style-name="ce305">
            <text:p><text:s/>1,177<text:s/></text:p>
          </table:table-cell>
          <table:table-cell office:value-type="float" office:value="156" table:style-name="ce66">
            <text:p><text:s/>156<text:s/></text:p>
          </table:table-cell>
          <table:table-cell office:value-type="float" office:value="67" table:style-name="ce66">
            <text:p><text:s/>67<text:s/></text:p>
          </table:table-cell>
          <table:table-cell office:value-type="float" office:value="25" table:style-name="ce66">
            <text:p><text:s/>25<text:s/></text:p>
          </table:table-cell>
          <table:table-cell office:value-type="float" office:value="79" table:style-name="ce66">
            <text:p><text:s/>79<text:s/></text:p>
          </table:table-cell>
          <table:table-cell office:value-type="float" office:value="3" table:style-name="ce66">
            <text:p><text:s/>3<text:s/></text:p>
          </table:table-cell>
          <table:table-cell office:value-type="float" office:value="1" table:style-name="ce66">
            <text:p><text:s/>1<text:s/></text:p>
          </table:table-cell>
          <table:table-cell office:value-type="float" office:value="1" table:style-name="ce66">
            <text:p><text:s/>1<text:s/></text:p>
          </table:table-cell>
          <table:table-cell office:value-type="float" office:value="7" table:style-name="ce66">
            <text:p><text:s/>7<text:s/></text:p>
          </table:table-cell>
          <table:table-cell office:value-type="float" office:value="308" table:style-name="ce66">
            <text:p><text:s/>308<text:s/></text:p>
          </table:table-cell>
          <table:table-cell office:value-type="float" office:value="873" table:style-name="ce66">
            <text:p><text:s/>873<text:s/></text:p>
          </table:table-cell>
          <table:table-cell office:value-type="float" office:value="20" table:style-name="ce66">
            <text:p><text:s/>20<text:s/></text:p>
          </table:table-cell>
          <table:table-cell office:value-type="float" office:value="0" table:style-name="ce66">
            <text:p><text:s/>-00<text:s/></text:p>
          </table:table-cell>
          <table:table-cell office:value-type="float" office:value="13" table:style-name="ce66">
            <text:p><text:s/>13<text:s/></text:p>
          </table:table-cell>
          <table:table-cell office:value-type="float" office:value="4" table:style-name="ce66">
            <text:p><text:s/>4<text:s/></text:p>
          </table:table-cell>
          <table:table-cell office:value-type="float" office:value="7" table:style-name="ce66">
            <text:p><text:s/>7<text:s/></text:p>
          </table:table-cell>
          <table:table-cell office:value-type="float" office:value="907" table:style-name="ce66">
            <text:p><text:s/>907<text:s/></text:p>
          </table:table-cell>
          <table:table-cell office:value-type="float" office:value="6" table:style-name="ce66">
            <text:p><text:s/>6<text:s/></text:p>
          </table:table-cell>
          <table:table-cell office:value-type="float" office:value="20" table:style-name="ce66">
            <text:p><text:s/>20<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2" table:style-name="ce66">
            <text:p><text:s/>12<text:s/></text:p>
          </table:table-cell>
          <table:table-cell office:value-type="float" office:value="38" table:style-name="ce66">
            <text:p><text:s/>38<text:s/></text:p>
          </table:table-cell>
          <table:table-cell office:value-type="float" office:value="0" table:style-name="ce306">
            <text:p><text:s/>-00<text:s/></text:p>
          </table:table-cell>
          <table:table-cell table:style-name="ce307"/>
          <table:table-cell table:number-columns-repeated="16358" table:style-name="ce18"/>
        </table:table-row>
        <table:table-row table:style-name="ro5">
          <table:table-cell office:value-type="string" table:style-name="ce113">
            <text:p>Wiltshire</text:p>
          </table:table-cell>
          <table:table-cell office:value-type="float" office:value="1514" table:style-name="ce305">
            <text:p><text:s/>1,514<text:s/></text:p>
          </table:table-cell>
          <table:table-cell office:value-type="float" office:value="162" table:style-name="ce66">
            <text:p><text:s/>162<text:s/></text:p>
          </table:table-cell>
          <table:table-cell office:value-type="float" office:value="83" table:style-name="ce66">
            <text:p><text:s/>83<text:s/></text:p>
          </table:table-cell>
          <table:table-cell office:value-type="float" office:value="36" table:style-name="ce66">
            <text:p><text:s/>36<text:s/></text:p>
          </table:table-cell>
          <table:table-cell office:value-type="float" office:value="74" table:style-name="ce66">
            <text:p><text:s/>74<text:s/></text:p>
          </table:table-cell>
          <table:table-cell office:value-type="float" office:value="1" table:style-name="ce66">
            <text:p><text:s/>1<text:s/></text:p>
          </table:table-cell>
          <table:table-cell office:value-type="float" office:value="7" table:style-name="ce66">
            <text:p><text:s/>7<text:s/></text:p>
          </table:table-cell>
          <table:table-cell office:value-type="float" office:value="6" table:style-name="ce66">
            <text:p><text:s/>6<text:s/></text:p>
          </table:table-cell>
          <table:table-cell office:value-type="float" office:value="55" table:style-name="ce66">
            <text:p><text:s/>55<text:s/></text:p>
          </table:table-cell>
          <table:table-cell office:value-type="float" office:value="372" table:style-name="ce66">
            <text:p><text:s/>372<text:s/></text:p>
          </table:table-cell>
          <table:table-cell office:value-type="float" office:value="1051" table:style-name="ce66">
            <text:p><text:s/>1,051<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0" table:style-name="ce66">
            <text:p><text:s/>-00<text:s/></text:p>
          </table:table-cell>
          <table:table-cell office:value-type="float" office:value="21" table:style-name="ce66">
            <text:p><text:s/>21<text:s/></text:p>
          </table:table-cell>
          <table:table-cell office:value-type="float" office:value="1072" table:style-name="ce66">
            <text:p><text:s/>1,072<text:s/></text:p>
          </table:table-cell>
          <table:table-cell office:value-type="float" office:value="9" table:style-name="ce66">
            <text:p><text:s/>9<text:s/></text:p>
          </table:table-cell>
          <table:table-cell office:value-type="float" office:value="23" table:style-name="ce66">
            <text:p><text:s/>2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18" table:style-name="ce66">
            <text:p><text:s/>18<text:s/></text:p>
          </table:table-cell>
          <table:table-cell office:value-type="float" office:value="49" table:style-name="ce66">
            <text:p><text:s/>49<text:s/></text:p>
          </table:table-cell>
          <table:table-cell office:value-type="float" office:value="255" table:style-name="ce306">
            <text:p><text:s/>255<text:s/></text:p>
          </table:table-cell>
          <table:table-cell table:style-name="ce307"/>
          <table:table-cell table:number-columns-repeated="16358" table:style-name="ce18"/>
        </table:table-row>
        <table:table-row table:style-name="ro5">
          <table:table-cell office:value-type="string" table:style-name="ce112">
            <text:p>South West Region</text:p>
          </table:table-cell>
          <table:table-cell office:value-type="float" office:value="13633" table:style-name="ce308">
            <text:p><text:s/>13,633<text:s/></text:p>
          </table:table-cell>
          <table:table-cell office:value-type="float" office:value="1437" table:style-name="ce72">
            <text:p><text:s/>1,437<text:s/></text:p>
          </table:table-cell>
          <table:table-cell office:value-type="float" office:value="772" table:style-name="ce72">
            <text:p><text:s/>772<text:s/></text:p>
          </table:table-cell>
          <table:table-cell office:value-type="float" office:value="454" table:style-name="ce72">
            <text:p><text:s/>454<text:s/></text:p>
          </table:table-cell>
          <table:table-cell office:value-type="float" office:value="1012" table:style-name="ce72">
            <text:p><text:s/>1,012<text:s/></text:p>
          </table:table-cell>
          <table:table-cell office:value-type="float" office:value="23" table:style-name="ce72">
            <text:p><text:s/>23<text:s/></text:p>
          </table:table-cell>
          <table:table-cell office:value-type="float" office:value="86" table:style-name="ce72">
            <text:p><text:s/>86<text:s/></text:p>
          </table:table-cell>
          <table:table-cell office:value-type="float" office:value="27" table:style-name="ce72">
            <text:p><text:s/>27<text:s/></text:p>
          </table:table-cell>
          <table:table-cell office:value-type="float" office:value="113" table:style-name="ce72">
            <text:p><text:s/>113<text:s/></text:p>
          </table:table-cell>
          <table:table-cell office:value-type="float" office:value="3213" table:style-name="ce72">
            <text:p><text:s/>3,213<text:s/></text:p>
          </table:table-cell>
          <table:table-cell office:value-type="float" office:value="8771" table:style-name="ce72">
            <text:p><text:s/>8,771<text:s/></text:p>
          </table:table-cell>
          <table:table-cell office:value-type="float" office:value="294" table:style-name="ce72">
            <text:p><text:s/>294<text:s/></text:p>
          </table:table-cell>
          <table:table-cell office:value-type="float" office:value="0" table:style-name="ce72">
            <text:p><text:s/>-00<text:s/></text:p>
          </table:table-cell>
          <table:table-cell office:value-type="float" office:value="174" table:style-name="ce72">
            <text:p><text:s/>174<text:s/></text:p>
          </table:table-cell>
          <table:table-cell office:value-type="float" office:value="6" table:style-name="ce72">
            <text:p><text:s/>6<text:s/></text:p>
          </table:table-cell>
          <table:table-cell office:value-type="float" office:value="188" table:style-name="ce72">
            <text:p><text:s/>188<text:s/></text:p>
          </table:table-cell>
          <table:table-cell office:value-type="float" office:value="9238" table:style-name="ce72">
            <text:p><text:s/>9,238<text:s/></text:p>
          </table:table-cell>
          <table:table-cell office:value-type="float" office:value="52" table:style-name="ce72">
            <text:p><text:s/>52<text:s/></text:p>
          </table:table-cell>
          <table:table-cell office:value-type="float" office:value="435" table:style-name="ce72">
            <text:p><text:s/>435<text:s/></text:p>
          </table:table-cell>
          <table:table-cell office:value-type="float" office:value="1" table:style-name="ce72">
            <text:p><text:s/>1<text:s/></text:p>
          </table:table-cell>
          <table:table-cell office:value-type="float" office:value="0" table:style-name="ce72">
            <text:p><text:s/>-00<text:s/></text:p>
          </table:table-cell>
          <table:table-cell office:value-type="float" office:value="155" table:style-name="ce72">
            <text:p><text:s/>155<text:s/></text:p>
          </table:table-cell>
          <table:table-cell office:value-type="float" office:value="613" table:style-name="ce72">
            <text:p><text:s/>613<text:s/></text:p>
          </table:table-cell>
          <table:table-cell office:value-type="float" office:value="1973" table:style-name="ce309">
            <text:p><text:s/>1,973<text:s/></text:p>
          </table:table-cell>
          <table:table-cell table:style-name="ce307"/>
          <table:table-cell table:number-columns-repeated="16358" table:style-name="ce18"/>
        </table:table-row>
        <table:table-row table:style-name="ro8">
          <table:table-cell table:style-name="ce112"/>
          <table:table-cell table:style-name="ce305"/>
          <table:table-cell table:number-columns-repeated="22" table:style-name="ce66"/>
          <table:table-cell table:style-name="ce306"/>
          <table:table-cell table:number-columns-repeated="16359" table:style-name="ce18"/>
        </table:table-row>
        <table:table-row table:style-name="ro5">
          <table:table-cell office:value-type="string" table:style-name="ce112">
            <text:p>England</text:p>
          </table:table-cell>
          <table:table-cell office:value-type="float" office:value="134456" table:style-name="ce308">
            <text:p><text:s/>134,456<text:s/></text:p>
          </table:table-cell>
          <table:table-cell office:value-type="float" office:value="15531" table:style-name="ce72">
            <text:p><text:s/>15,531<text:s/></text:p>
          </table:table-cell>
          <table:table-cell office:value-type="float" office:value="6245" table:style-name="ce72">
            <text:p><text:s/>6,245<text:s/></text:p>
          </table:table-cell>
          <table:table-cell office:value-type="float" office:value="2465" table:style-name="ce72">
            <text:p><text:s/>2,465<text:s/></text:p>
          </table:table-cell>
          <table:table-cell office:value-type="float" office:value="7608" table:style-name="ce72">
            <text:p><text:s/>7,608<text:s/></text:p>
          </table:table-cell>
          <table:table-cell office:value-type="float" office:value="151" table:style-name="ce72">
            <text:p><text:s/>151<text:s/></text:p>
          </table:table-cell>
          <table:table-cell office:value-type="float" office:value="382" table:style-name="ce72">
            <text:p><text:s/>382<text:s/></text:p>
          </table:table-cell>
          <table:table-cell office:value-type="float" office:value="175" table:style-name="ce72">
            <text:p><text:s/>175<text:s/></text:p>
          </table:table-cell>
          <table:table-cell office:value-type="float" office:value="733" table:style-name="ce72">
            <text:p><text:s/>733<text:s/></text:p>
          </table:table-cell>
          <table:table-cell office:value-type="float" office:value="28700" table:style-name="ce72">
            <text:p><text:s/>28,700<text:s/></text:p>
          </table:table-cell>
          <table:table-cell office:value-type="float" office:value="96502" table:style-name="ce72">
            <text:p><text:s/>96,502<text:s/></text:p>
          </table:table-cell>
          <table:table-cell office:value-type="float" office:value="3006" table:style-name="ce72">
            <text:p><text:s/>3,006<text:s/></text:p>
          </table:table-cell>
          <table:table-cell office:value-type="float" office:value="15" table:style-name="ce72">
            <text:p><text:s/>15<text:s/></text:p>
          </table:table-cell>
          <table:table-cell office:value-type="float" office:value="775" table:style-name="ce72">
            <text:p><text:s/>775<text:s/></text:p>
          </table:table-cell>
          <table:table-cell office:value-type="float" office:value="54" table:style-name="ce72">
            <text:p><text:s/>54<text:s/></text:p>
          </table:table-cell>
          <table:table-cell office:value-type="float" office:value="3122" table:style-name="ce72">
            <text:p><text:s/>3,122<text:s/></text:p>
          </table:table-cell>
          <table:table-cell office:value-type="float" office:value="102092" table:style-name="ce72">
            <text:p><text:s/>102,092<text:s/></text:p>
          </table:table-cell>
          <table:table-cell office:value-type="float" office:value="421" table:style-name="ce72">
            <text:p><text:s/>421<text:s/></text:p>
          </table:table-cell>
          <table:table-cell office:value-type="float" office:value="1783" table:style-name="ce72">
            <text:p><text:s/>1,783<text:s/></text:p>
          </table:table-cell>
          <table:table-cell office:value-type="float" office:value="60" table:style-name="ce72">
            <text:p><text:s/>60<text:s/></text:p>
          </table:table-cell>
          <table:table-cell office:value-type="float" office:value="47" table:style-name="ce72">
            <text:p><text:s/>47<text:s/></text:p>
          </table:table-cell>
          <table:table-cell office:value-type="float" office:value="1007" table:style-name="ce72">
            <text:p><text:s/>1,007<text:s/></text:p>
          </table:table-cell>
          <table:table-cell office:value-type="float" office:value="3173" table:style-name="ce72">
            <text:p><text:s/>3,173<text:s/></text:p>
          </table:table-cell>
          <table:table-cell office:value-type="float" office:value="10883" table:style-name="ce309">
            <text:p><text:s/>10,883<text:s/></text:p>
          </table:table-cell>
          <table:table-cell table:style-name="ce307"/>
          <table:table-cell table:number-columns-repeated="16358" table:style-name="ce112"/>
        </table:table-row>
        <table:table-row table:style-name="ro8">
          <table:table-cell table:style-name="ce113"/>
          <table:table-cell table:style-name="ce305"/>
          <table:table-cell table:number-columns-repeated="22" table:style-name="ce66"/>
          <table:table-cell table:style-name="ce306"/>
          <table:table-cell table:number-columns-repeated="229" table:style-name="ce113"/>
          <table:table-cell table:number-columns-repeated="16130" table:style-name="ce18"/>
        </table:table-row>
        <table:table-row table:style-name="ro5">
          <table:table-cell office:value-type="string" table:style-name="ce113">
            <text:p>Dyfed-Powys</text:p>
          </table:table-cell>
          <table:table-cell office:value-type="float" office:value="2032" table:style-name="ce305">
            <text:p><text:s/>2,032<text:s/></text:p>
          </table:table-cell>
          <table:table-cell office:value-type="float" office:value="199" table:style-name="ce66">
            <text:p><text:s/>199<text:s/></text:p>
          </table:table-cell>
          <table:table-cell office:value-type="float" office:value="22" table:style-name="ce66">
            <text:p><text:s/>22<text:s/></text:p>
          </table:table-cell>
          <table:table-cell office:value-type="float" office:value="64" table:style-name="ce66">
            <text:p><text:s/>64<text:s/></text:p>
          </table:table-cell>
          <table:table-cell office:value-type="float" office:value="128" table:style-name="ce66">
            <text:p><text:s/>128<text:s/></text:p>
          </table:table-cell>
          <table:table-cell office:value-type="float" office:value="9" table:style-name="ce66">
            <text:p><text:s/>9<text:s/></text:p>
          </table:table-cell>
          <table:table-cell office:value-type="float" office:value="1" table:style-name="ce66">
            <text:p><text:s/>1<text:s/></text:p>
          </table:table-cell>
          <table:table-cell office:value-type="float" office:value="11" table:style-name="ce66">
            <text:p><text:s/>11<text:s/></text:p>
          </table:table-cell>
          <table:table-cell office:value-type="float" office:value="11" table:style-name="ce66">
            <text:p><text:s/>11<text:s/></text:p>
          </table:table-cell>
          <table:table-cell office:value-type="float" office:value="392" table:style-name="ce66">
            <text:p><text:s/>392<text:s/></text:p>
          </table:table-cell>
          <table:table-cell office:value-type="float" office:value="1530" table:style-name="ce66">
            <text:p><text:s/>1,530<text:s/></text:p>
          </table:table-cell>
          <table:table-cell office:value-type="float" office:value="98" table:style-name="ce66">
            <text:p><text:s/>98<text:s/></text:p>
          </table:table-cell>
          <table:table-cell office:value-type="float" office:value="0" table:style-name="ce66">
            <text:p><text:s/>-00<text:s/></text:p>
          </table:table-cell>
          <table:table-cell office:value-type="float" office:value="29" table:style-name="ce66">
            <text:p><text:s/>29<text:s/></text:p>
          </table:table-cell>
          <table:table-cell office:value-type="float" office:value="2" table:style-name="ce66">
            <text:p><text:s/>2<text:s/></text:p>
          </table:table-cell>
          <table:table-cell office:value-type="float" office:value="15" table:style-name="ce66">
            <text:p><text:s/>15<text:s/></text:p>
          </table:table-cell>
          <table:table-cell office:value-type="float" office:value="1636" table:style-name="ce66">
            <text:p><text:s/>1,636<text:s/></text:p>
          </table:table-cell>
          <table:table-cell office:value-type="float" office:value="9" table:style-name="ce66">
            <text:p><text:s/>9<text:s/></text:p>
          </table:table-cell>
          <table:table-cell office:value-type="float" office:value="115" table:style-name="ce66">
            <text:p><text:s/>115<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30" table:style-name="ce66">
            <text:p><text:s/>30<text:s/></text:p>
          </table:table-cell>
          <table:table-cell office:value-type="float" office:value="146" table:style-name="ce66">
            <text:p><text:s/>146<text:s/></text:p>
          </table:table-cell>
          <table:table-cell office:value-type="float" office:value="0" table:style-name="ce306">
            <text:p><text:s/>-00<text:s/></text:p>
          </table:table-cell>
          <table:table-cell table:style-name="ce307"/>
          <table:table-cell table:number-columns-repeated="228" table:style-name="ce113"/>
          <table:table-cell table:number-columns-repeated="16130" table:style-name="ce18"/>
        </table:table-row>
        <table:table-row table:style-name="ro5">
          <table:table-cell office:value-type="string" table:style-name="ce113">
            <text:p>Gwent</text:p>
          </table:table-cell>
          <table:table-cell office:value-type="float" office:value="1015" table:style-name="ce305">
            <text:p><text:s/>1,015<text:s/></text:p>
          </table:table-cell>
          <table:table-cell office:value-type="float" office:value="80" table:style-name="ce66">
            <text:p><text:s/>80<text:s/></text:p>
          </table:table-cell>
          <table:table-cell office:value-type="float" office:value="30" table:style-name="ce66">
            <text:p><text:s/>30<text:s/></text:p>
          </table:table-cell>
          <table:table-cell office:value-type="float" office:value="12" table:style-name="ce66">
            <text:p><text:s/>12<text:s/></text:p>
          </table:table-cell>
          <table:table-cell office:value-type="float" office:value="69" table:style-name="ce66">
            <text:p><text:s/>69<text:s/></text:p>
          </table:table-cell>
          <table:table-cell office:value-type="float" office:value="0" table:style-name="ce66">
            <text:p><text:s/>-00<text:s/></text:p>
          </table:table-cell>
          <table:table-cell office:value-type="float" office:value="3" table:style-name="ce66">
            <text:p><text:s/>3<text:s/></text:p>
          </table:table-cell>
          <table:table-cell office:value-type="float" office:value="1" table:style-name="ce66">
            <text:p><text:s/>1<text:s/></text:p>
          </table:table-cell>
          <table:table-cell office:value-type="float" office:value="18" table:style-name="ce66">
            <text:p><text:s/>18<text:s/></text:p>
          </table:table-cell>
          <table:table-cell office:value-type="float" office:value="196" table:style-name="ce66">
            <text:p><text:s/>196<text:s/></text:p>
          </table:table-cell>
          <table:table-cell office:value-type="float" office:value="733" table:style-name="ce66">
            <text:p><text:s/>733<text:s/></text:p>
          </table:table-cell>
          <table:table-cell office:value-type="float" office:value="66" table:style-name="ce66">
            <text:p><text:s/>66<text:s/></text:p>
          </table:table-cell>
          <table:table-cell office:value-type="float" office:value="0" table:style-name="ce66">
            <text:p><text:s/>-00<text:s/></text:p>
          </table:table-cell>
          <table:table-cell office:value-type="float" office:value="5" table:style-name="ce66">
            <text:p><text:s/>5<text:s/></text:p>
          </table:table-cell>
          <table:table-cell office:value-type="float" office:value="0" table:style-name="ce66">
            <text:p><text:s/>-00<text:s/></text:p>
          </table:table-cell>
          <table:table-cell office:value-type="float" office:value="17" table:style-name="ce66">
            <text:p><text:s/>17<text:s/></text:p>
          </table:table-cell>
          <table:table-cell office:value-type="float" office:value="809" table:style-name="ce66">
            <text:p><text:s/>809<text:s/></text:p>
          </table:table-cell>
          <table:table-cell office:value-type="float" office:value="3" table:style-name="ce66">
            <text:p><text:s/>3<text:s/></text:p>
          </table:table-cell>
          <table:table-cell office:value-type="float" office:value="14" table:style-name="ce66">
            <text:p><text:s/>14<text:s/></text:p>
          </table:table-cell>
          <table:table-cell office:value-type="float" office:value="0" table:style-name="ce66">
            <text:p><text:s/>-00<text:s/></text:p>
          </table:table-cell>
          <table:table-cell office:value-type="float" office:value="1" table:style-name="ce66">
            <text:p><text:s/>1<text:s/></text:p>
          </table:table-cell>
          <table:table-cell office:value-type="float" office:value="13" table:style-name="ce66">
            <text:p><text:s/>13<text:s/></text:p>
          </table:table-cell>
          <table:table-cell office:value-type="float" office:value="30" table:style-name="ce66">
            <text:p><text:s/>30<text:s/></text:p>
          </table:table-cell>
          <table:table-cell office:value-type="float" office:value="44" table:style-name="ce306">
            <text:p><text:s/>44<text:s/></text:p>
          </table:table-cell>
          <table:table-cell table:style-name="ce307"/>
          <table:table-cell table:number-columns-repeated="228" table:style-name="ce113"/>
          <table:table-cell table:number-columns-repeated="16130" table:style-name="ce18"/>
        </table:table-row>
        <table:table-row table:style-name="ro5">
          <table:table-cell office:value-type="string" table:style-name="ce113">
            <text:p>North Wales</text:p>
          </table:table-cell>
          <table:table-cell office:value-type="float" office:value="2034" table:style-name="ce305">
            <text:p><text:s/>2,034<text:s/></text:p>
          </table:table-cell>
          <table:table-cell office:value-type="float" office:value="231" table:style-name="ce66">
            <text:p><text:s/>231<text:s/></text:p>
          </table:table-cell>
          <table:table-cell office:value-type="float" office:value="14" table:style-name="ce66">
            <text:p><text:s/>14<text:s/></text:p>
          </table:table-cell>
          <table:table-cell office:value-type="float" office:value="14" table:style-name="ce66">
            <text:p><text:s/>14<text:s/></text:p>
          </table:table-cell>
          <table:table-cell office:value-type="float" office:value="100" table:style-name="ce66">
            <text:p><text:s/>100<text:s/></text:p>
          </table:table-cell>
          <table:table-cell office:value-type="float" office:value="0" table:style-name="ce66">
            <text:p><text:s/>-00<text:s/></text:p>
          </table:table-cell>
          <table:table-cell office:value-type="float" office:value="2" table:style-name="ce66">
            <text:p><text:s/>2<text:s/></text:p>
          </table:table-cell>
          <table:table-cell office:value-type="float" office:value="2" table:style-name="ce66">
            <text:p><text:s/>2<text:s/></text:p>
          </table:table-cell>
          <table:table-cell office:value-type="float" office:value="6" table:style-name="ce66">
            <text:p><text:s/>6<text:s/></text:p>
          </table:table-cell>
          <table:table-cell office:value-type="float" office:value="326" table:style-name="ce66">
            <text:p><text:s/>326<text:s/></text:p>
          </table:table-cell>
          <table:table-cell office:value-type="float" office:value="1257" table:style-name="ce66">
            <text:p><text:s/>1,257<text:s/></text:p>
          </table:table-cell>
          <table:table-cell office:value-type="float" office:value="31" table:style-name="ce66">
            <text:p><text:s/>31<text:s/></text:p>
          </table:table-cell>
          <table:table-cell office:value-type="float" office:value="0" table:style-name="ce66">
            <text:p><text:s/>-00<text:s/></text:p>
          </table:table-cell>
          <table:table-cell office:value-type="float" office:value="10" table:style-name="ce66">
            <text:p><text:s/>10<text:s/></text:p>
          </table:table-cell>
          <table:table-cell office:value-type="float" office:value="0" table:style-name="ce66">
            <text:p><text:s/>-00<text:s/></text:p>
          </table:table-cell>
          <table:table-cell office:value-type="float" office:value="36" table:style-name="ce66">
            <text:p><text:s/>36<text:s/></text:p>
          </table:table-cell>
          <table:table-cell office:value-type="float" office:value="1311" table:style-name="ce66">
            <text:p><text:s/>1,311<text:s/></text:p>
          </table:table-cell>
          <table:table-cell office:value-type="float" office:value="3" table:style-name="ce66">
            <text:p><text:s/>3<text:s/></text:p>
          </table:table-cell>
          <table:table-cell office:value-type="float" office:value="12" table:style-name="ce66">
            <text:p><text:s/>12<text:s/></text:p>
          </table:table-cell>
          <table:table-cell office:value-type="float" office:value="1" table:style-name="ce66">
            <text:p><text:s/>1<text:s/></text:p>
          </table:table-cell>
          <table:table-cell office:value-type="float" office:value="0" table:style-name="ce66">
            <text:p><text:s/>-00<text:s/></text:p>
          </table:table-cell>
          <table:table-cell office:value-type="float" office:value="6" table:style-name="ce66">
            <text:p><text:s/>6<text:s/></text:p>
          </table:table-cell>
          <table:table-cell office:value-type="float" office:value="20" table:style-name="ce66">
            <text:p><text:s/>20<text:s/></text:p>
          </table:table-cell>
          <table:table-cell office:value-type="float" office:value="541" table:style-name="ce306">
            <text:p><text:s/>541<text:s/></text:p>
          </table:table-cell>
          <table:table-cell table:style-name="ce307"/>
          <table:table-cell table:number-columns-repeated="228" table:style-name="ce113"/>
          <table:table-cell table:number-columns-repeated="16130" table:style-name="ce18"/>
        </table:table-row>
        <table:table-row table:style-name="ro5">
          <table:table-cell office:value-type="string" table:style-name="ce113">
            <text:p>South Wales</text:p>
          </table:table-cell>
          <table:table-cell office:value-type="float" office:value="4223" table:style-name="ce305">
            <text:p><text:s/>4,223<text:s/></text:p>
          </table:table-cell>
          <table:table-cell office:value-type="float" office:value="532" table:style-name="ce66">
            <text:p><text:s/>532<text:s/></text:p>
          </table:table-cell>
          <table:table-cell office:value-type="float" office:value="209" table:style-name="ce66">
            <text:p><text:s/>209<text:s/></text:p>
          </table:table-cell>
          <table:table-cell office:value-type="float" office:value="104" table:style-name="ce66">
            <text:p><text:s/>104<text:s/></text:p>
          </table:table-cell>
          <table:table-cell office:value-type="float" office:value="393" table:style-name="ce66">
            <text:p><text:s/>393<text:s/></text:p>
          </table:table-cell>
          <table:table-cell office:value-type="float" office:value="5" table:style-name="ce66">
            <text:p><text:s/>5<text:s/></text:p>
          </table:table-cell>
          <table:table-cell office:value-type="float" office:value="16" table:style-name="ce66">
            <text:p><text:s/>16<text:s/></text:p>
          </table:table-cell>
          <table:table-cell office:value-type="float" office:value="7" table:style-name="ce66">
            <text:p><text:s/>7<text:s/></text:p>
          </table:table-cell>
          <table:table-cell office:value-type="float" office:value="114" table:style-name="ce66">
            <text:p><text:s/>114<text:s/></text:p>
          </table:table-cell>
          <table:table-cell office:value-type="float" office:value="1181" table:style-name="ce66">
            <text:p><text:s/>1,181<text:s/></text:p>
          </table:table-cell>
          <table:table-cell office:value-type="float" office:value="2740" table:style-name="ce66">
            <text:p><text:s/>2,740<text:s/></text:p>
          </table:table-cell>
          <table:table-cell office:value-type="float" office:value="237" table:style-name="ce66">
            <text:p><text:s/>237<text:s/></text:p>
          </table:table-cell>
          <table:table-cell office:value-type="float" office:value="0" table:style-name="ce66">
            <text:p><text:s/>-00<text:s/></text:p>
          </table:table-cell>
          <table:table-cell office:value-type="float" office:value="25" table:style-name="ce66">
            <text:p><text:s/>25<text:s/></text:p>
          </table:table-cell>
          <table:table-cell office:value-type="float" office:value="2" table:style-name="ce66">
            <text:p><text:s/>2<text:s/></text:p>
          </table:table-cell>
          <table:table-cell office:value-type="float" office:value="150" table:style-name="ce66">
            <text:p><text:s/>150<text:s/></text:p>
          </table:table-cell>
          <table:table-cell office:value-type="float" office:value="3079" table:style-name="ce66">
            <text:p><text:s/>3,079<text:s/></text:p>
          </table:table-cell>
          <table:table-cell office:value-type="float" office:value="26" table:style-name="ce66">
            <text:p><text:s/>26<text:s/></text:p>
          </table:table-cell>
          <table:table-cell office:value-type="float" office:value="296" table:style-name="ce66">
            <text:p><text:s/>296<text:s/></text:p>
          </table:table-cell>
          <table:table-cell office:value-type="float" office:value="2" table:style-name="ce66">
            <text:p><text:s/>2<text:s/></text:p>
          </table:table-cell>
          <table:table-cell office:value-type="float" office:value="4" table:style-name="ce66">
            <text:p><text:s/>4<text:s/></text:p>
          </table:table-cell>
          <table:table-cell office:value-type="float" office:value="102" table:style-name="ce66">
            <text:p><text:s/>102<text:s/></text:p>
          </table:table-cell>
          <table:table-cell office:value-type="float" office:value="395" table:style-name="ce66">
            <text:p><text:s/>395<text:s/></text:p>
          </table:table-cell>
          <table:table-cell office:value-type="float" office:value="0" table:style-name="ce306">
            <text:p><text:s/>-00<text:s/></text:p>
          </table:table-cell>
          <table:table-cell table:style-name="ce307"/>
          <table:table-cell table:number-columns-repeated="228" table:style-name="ce113"/>
          <table:table-cell table:number-columns-repeated="16130" table:style-name="ce18"/>
        </table:table-row>
        <table:table-row table:style-name="ro5">
          <table:table-cell office:value-type="string" table:style-name="ce112">
            <text:p>Wales</text:p>
          </table:table-cell>
          <table:table-cell office:value-type="float" office:value="9304" table:style-name="ce308">
            <text:p><text:s/>9,304<text:s/></text:p>
          </table:table-cell>
          <table:table-cell office:value-type="float" office:value="1042" table:style-name="ce72">
            <text:p><text:s/>1,042<text:s/></text:p>
          </table:table-cell>
          <table:table-cell office:value-type="float" office:value="275" table:style-name="ce72">
            <text:p><text:s/>275<text:s/></text:p>
          </table:table-cell>
          <table:table-cell office:value-type="float" office:value="194" table:style-name="ce72">
            <text:p><text:s/>194<text:s/></text:p>
          </table:table-cell>
          <table:table-cell office:value-type="float" office:value="690" table:style-name="ce72">
            <text:p><text:s/>690<text:s/></text:p>
          </table:table-cell>
          <table:table-cell office:value-type="float" office:value="14" table:style-name="ce72">
            <text:p><text:s/>14<text:s/></text:p>
          </table:table-cell>
          <table:table-cell office:value-type="float" office:value="22" table:style-name="ce72">
            <text:p><text:s/>22<text:s/></text:p>
          </table:table-cell>
          <table:table-cell office:value-type="float" office:value="21" table:style-name="ce72">
            <text:p><text:s/>21<text:s/></text:p>
          </table:table-cell>
          <table:table-cell office:value-type="float" office:value="149" table:style-name="ce72">
            <text:p><text:s/>149<text:s/></text:p>
          </table:table-cell>
          <table:table-cell office:value-type="float" office:value="2095" table:style-name="ce72">
            <text:p><text:s/>2,095<text:s/></text:p>
          </table:table-cell>
          <table:table-cell office:value-type="float" office:value="6260" table:style-name="ce72">
            <text:p><text:s/>6,260<text:s/></text:p>
          </table:table-cell>
          <table:table-cell office:value-type="float" office:value="432" table:style-name="ce72">
            <text:p><text:s/>432<text:s/></text:p>
          </table:table-cell>
          <table:table-cell office:value-type="float" office:value="0" table:style-name="ce72">
            <text:p><text:s/>-00<text:s/></text:p>
          </table:table-cell>
          <table:table-cell office:value-type="float" office:value="69" table:style-name="ce72">
            <text:p><text:s/>69<text:s/></text:p>
          </table:table-cell>
          <table:table-cell office:value-type="float" office:value="4" table:style-name="ce72">
            <text:p><text:s/>4<text:s/></text:p>
          </table:table-cell>
          <table:table-cell office:value-type="float" office:value="218" table:style-name="ce72">
            <text:p><text:s/>218<text:s/></text:p>
          </table:table-cell>
          <table:table-cell office:value-type="float" office:value="6835" table:style-name="ce72">
            <text:p><text:s/>6,835<text:s/></text:p>
          </table:table-cell>
          <table:table-cell office:value-type="float" office:value="41" table:style-name="ce72">
            <text:p><text:s/>41<text:s/></text:p>
          </table:table-cell>
          <table:table-cell office:value-type="float" office:value="437" table:style-name="ce72">
            <text:p><text:s/>437<text:s/></text:p>
          </table:table-cell>
          <table:table-cell office:value-type="float" office:value="4" table:style-name="ce72">
            <text:p><text:s/>4<text:s/></text:p>
          </table:table-cell>
          <table:table-cell office:value-type="float" office:value="5" table:style-name="ce72">
            <text:p><text:s/>5<text:s/></text:p>
          </table:table-cell>
          <table:table-cell office:value-type="float" office:value="151" table:style-name="ce72">
            <text:p><text:s/>151<text:s/></text:p>
          </table:table-cell>
          <table:table-cell office:value-type="float" office:value="591" table:style-name="ce72">
            <text:p><text:s/>591<text:s/></text:p>
          </table:table-cell>
          <table:table-cell office:value-type="float" office:value="585" table:style-name="ce309">
            <text:p><text:s/>585<text:s/></text:p>
          </table:table-cell>
          <table:table-cell table:style-name="ce307"/>
          <table:table-cell table:number-columns-repeated="228" table:style-name="ce113"/>
          <table:table-cell table:number-columns-repeated="16130" table:style-name="ce18"/>
        </table:table-row>
        <table:table-row table:style-name="ro8">
          <table:table-cell table:style-name="ce112"/>
          <table:table-cell table:style-name="ce305"/>
          <table:table-cell table:number-columns-repeated="22" table:style-name="ce66"/>
          <table:table-cell table:style-name="ce306"/>
          <table:table-cell table:number-columns-repeated="229" table:style-name="ce113"/>
          <table:table-cell table:number-columns-repeated="16130" table:style-name="ce18"/>
        </table:table-row>
        <table:table-row table:style-name="ro5">
          <table:table-cell office:value-type="string" table:style-name="ce113">
            <text:p>British Transport Police</text:p>
          </table:table-cell>
          <table:table-cell office:value-type="float" office:value="438" table:style-name="ce305">
            <text:p><text:s/>438<text:s/></text:p>
          </table:table-cell>
          <table:table-cell office:value-type="float" office:value="80" table:style-name="ce66">
            <text:p><text:s/>80<text:s/></text:p>
          </table:table-cell>
          <table:table-cell office:value-type="float" office:value="36" table:style-name="ce66">
            <text:p><text:s/>36<text:s/></text:p>
          </table:table-cell>
          <table:table-cell office:value-type="float" office:value="38" table:style-name="ce66">
            <text:p><text:s/>38<text:s/></text:p>
          </table:table-cell>
          <table:table-cell office:value-type="float" office:value="38" table:style-name="ce66">
            <text:p><text:s/>38<text:s/></text:p>
          </table:table-cell>
          <table:table-cell office:value-type="float" office:value="1" table:style-name="ce66">
            <text:p><text:s/>1<text:s/></text:p>
          </table:table-cell>
          <table:table-cell office:value-type="float" office:value="3" table:style-name="ce66">
            <text:p><text:s/>3<text:s/></text:p>
          </table:table-cell>
          <table:table-cell office:value-type="float" office:value="0" table:style-name="ce66">
            <text:p><text:s/>-00<text:s/></text:p>
          </table:table-cell>
          <table:table-cell office:value-type="float" office:value="15" table:style-name="ce66">
            <text:p><text:s/>15<text:s/></text:p>
          </table:table-cell>
          <table:table-cell office:value-type="float" office:value="166" table:style-name="ce66">
            <text:p><text:s/>166<text:s/></text:p>
          </table:table-cell>
          <table:table-cell office:value-type="float" office:value="309" table:style-name="ce66">
            <text:p><text:s/>309<text:s/></text:p>
          </table:table-cell>
          <table:table-cell office:value-type="float" office:value="18" table:style-name="ce66">
            <text:p><text:s/>18<text:s/></text:p>
          </table:table-cell>
          <table:table-cell office:value-type="float" office:value="0" table:style-name="ce66">
            <text:p><text:s/>-00<text:s/></text:p>
          </table:table-cell>
          <table:table-cell office:value-type="float" office:value="18" table:style-name="ce66">
            <text:p><text:s/>18<text:s/></text:p>
          </table:table-cell>
          <table:table-cell office:value-type="float" office:value="0" table:style-name="ce310">
            <text:p><text:s/>-00<text:s/></text:p>
          </table:table-cell>
          <table:table-cell office:value-type="float" office:value="21" table:style-name="ce66">
            <text:p><text:s/>21<text:s/></text:p>
          </table:table-cell>
          <table:table-cell office:value-type="float" office:value="339" table:style-name="ce66">
            <text:p><text:s/>339<text:s/></text:p>
          </table:table-cell>
          <table:table-cell office:value-type="float" office:value="1" table:style-name="ce66">
            <text:p><text:s/>1<text:s/></text:p>
          </table:table-cell>
          <table:table-cell office:value-type="float" office:value="29" table:style-name="ce66">
            <text:p><text:s/>29<text:s/></text:p>
          </table:table-cell>
          <table:table-cell office:value-type="float" office:value="4" table:style-name="ce66">
            <text:p><text:s/>4<text:s/></text:p>
          </table:table-cell>
          <table:table-cell office:value-type="float" office:value="0" table:style-name="ce66">
            <text:p><text:s/>-00<text:s/></text:p>
          </table:table-cell>
          <table:table-cell office:value-type="float" office:value="4" table:style-name="ce66">
            <text:p><text:s/>4<text:s/></text:p>
          </table:table-cell>
          <table:table-cell office:value-type="float" office:value="37" table:style-name="ce66">
            <text:p><text:s/>37<text:s/></text:p>
          </table:table-cell>
          <table:table-cell office:value-type="float" office:value="21" table:style-name="ce306">
            <text:p><text:s/>21<text:s/></text:p>
          </table:table-cell>
          <table:table-cell table:style-name="ce307"/>
          <table:table-cell table:number-columns-repeated="227" table:style-name="ce113"/>
          <table:table-cell table:style-name="ce203"/>
          <table:table-cell table:number-columns-repeated="16130" table:style-name="ce18"/>
        </table:table-row>
        <table:table-row table:style-name="ro8">
          <table:table-cell table:style-name="ce112"/>
          <table:table-cell table:style-name="ce305"/>
          <table:table-cell table:number-columns-repeated="22" table:style-name="ce66"/>
          <table:table-cell table:style-name="ce306"/>
          <table:table-cell table:number-columns-repeated="228" table:style-name="ce113"/>
          <table:table-cell table:style-name="ce203"/>
          <table:table-cell table:number-columns-repeated="16130" table:style-name="ce18"/>
        </table:table-row>
        <table:table-row table:style-name="ro5">
          <table:table-cell office:value-type="string" table:style-name="ce112">
            <text:p>Total police</text:p>
          </table:table-cell>
          <table:table-cell office:value-type="float" office:value="144198" table:style-name="ce308">
            <text:p><text:s/>144,198<text:s/></text:p>
          </table:table-cell>
          <table:table-cell office:value-type="float" office:value="16653" table:style-name="ce72">
            <text:p><text:s/>16,653<text:s/></text:p>
          </table:table-cell>
          <table:table-cell office:value-type="float" office:value="6556" table:style-name="ce72">
            <text:p><text:s/>6,556<text:s/></text:p>
          </table:table-cell>
          <table:table-cell office:value-type="float" office:value="2697" table:style-name="ce72">
            <text:p><text:s/>2,697<text:s/></text:p>
          </table:table-cell>
          <table:table-cell office:value-type="float" office:value="8336" table:style-name="ce72">
            <text:p><text:s/>8,336<text:s/></text:p>
          </table:table-cell>
          <table:table-cell office:value-type="float" office:value="166" table:style-name="ce66">
            <text:p><text:s/>166<text:s/></text:p>
          </table:table-cell>
          <table:table-cell office:value-type="float" office:value="407" table:style-name="ce72">
            <text:p><text:s/>407<text:s/></text:p>
          </table:table-cell>
          <table:table-cell office:value-type="float" office:value="196" table:style-name="ce72">
            <text:p><text:s/>196<text:s/></text:p>
          </table:table-cell>
          <table:table-cell office:value-type="float" office:value="897" table:style-name="ce72">
            <text:p><text:s/>897<text:s/></text:p>
          </table:table-cell>
          <table:table-cell office:value-type="float" office:value="30961" table:style-name="ce72">
            <text:p><text:s/>30,961<text:s/></text:p>
          </table:table-cell>
          <table:table-cell office:value-type="float" office:value="103071" table:style-name="ce72">
            <text:p><text:s/>103,071<text:s/></text:p>
          </table:table-cell>
          <table:table-cell office:value-type="float" office:value="3456" table:style-name="ce72">
            <text:p><text:s/>3,456<text:s/></text:p>
          </table:table-cell>
          <table:table-cell office:value-type="float" office:value="15" table:style-name="ce72">
            <text:p><text:s/>15<text:s/></text:p>
          </table:table-cell>
          <table:table-cell office:value-type="float" office:value="862" table:style-name="ce72">
            <text:p><text:s/>862<text:s/></text:p>
          </table:table-cell>
          <table:table-cell office:value-type="float" office:value="58" table:style-name="ce72">
            <text:p><text:s/>58<text:s/></text:p>
          </table:table-cell>
          <table:table-cell office:value-type="float" office:value="3361" table:style-name="ce72">
            <text:p><text:s/>3,361<text:s/></text:p>
          </table:table-cell>
          <table:table-cell office:value-type="float" office:value="109266" table:style-name="ce72">
            <text:p><text:s/>109,266<text:s/></text:p>
          </table:table-cell>
          <table:table-cell office:value-type="float" office:value="463" table:style-name="ce72">
            <text:p><text:s/>463<text:s/></text:p>
          </table:table-cell>
          <table:table-cell office:value-type="float" office:value="2249" table:style-name="ce72">
            <text:p><text:s/>2,249<text:s/></text:p>
          </table:table-cell>
          <table:table-cell office:value-type="float" office:value="68" table:style-name="ce72">
            <text:p><text:s/>68<text:s/></text:p>
          </table:table-cell>
          <table:table-cell office:value-type="float" office:value="52" table:style-name="ce72">
            <text:p><text:s/>52<text:s/></text:p>
          </table:table-cell>
          <table:table-cell office:value-type="float" office:value="1162" table:style-name="ce72">
            <text:p><text:s/>1,162<text:s/></text:p>
          </table:table-cell>
          <table:table-cell office:value-type="float" office:value="3801" table:style-name="ce72">
            <text:p><text:s/>3,801<text:s/></text:p>
          </table:table-cell>
          <table:table-cell office:value-type="float" office:value="11489" table:style-name="ce309">
            <text:p><text:s/>11,489<text:s/></text:p>
          </table:table-cell>
          <table:table-cell table:style-name="ce307"/>
          <table:table-cell table:number-columns-repeated="227" table:style-name="ce112"/>
          <table:table-cell table:style-name="ce271"/>
          <table:table-cell table:number-columns-repeated="16130" table:style-name="ce112"/>
        </table:table-row>
        <table:table-row table:style-name="ro8">
          <table:table-cell table:style-name="ce112"/>
          <table:table-cell table:style-name="ce305"/>
          <table:table-cell table:style-name="ce66"/>
          <table:table-cell table:number-columns-repeated="3" table:style-name="ce72"/>
          <table:table-cell table:style-name="ce66"/>
          <table:table-cell table:number-columns-repeated="17" table:style-name="ce72"/>
          <table:table-cell table:style-name="ce309"/>
          <table:table-cell table:number-columns-repeated="228" table:style-name="ce112"/>
          <table:table-cell table:style-name="ce271"/>
          <table:table-cell table:number-columns-repeated="16130" table:style-name="ce112"/>
        </table:table-row>
        <table:table-row table:style-name="ro5">
          <table:table-cell office:value-type="string" table:style-name="ce113">
            <text:p>Border Force<text:s/><text:span text:style-name="T3">4, 5, 6, 7</text:span></text:p>
          </table:table-cell>
          <table:table-cell office:value-type="float" office:value="8937" table:style-name="ce305">
            <text:p><text:s/>8,937<text:s/></text:p>
          </table:table-cell>
          <table:table-cell office:value-type="float" office:value="385" table:style-name="ce66">
            <text:p><text:s/>385<text:s/></text:p>
          </table:table-cell>
          <table:table-cell office:value-type="float" office:value="5" table:style-name="ce66">
            <text:p><text:s/>5<text:s/></text:p>
          </table:table-cell>
          <table:table-cell office:value-type="float" office:value="450" table:style-name="ce66">
            <text:p><text:s/>450<text:s/></text:p>
          </table:table-cell>
          <table:table-cell office:value-type="float" office:value="108" table:style-name="ce66">
            <text:p><text:s/>108<text:s/></text:p>
          </table:table-cell>
          <table:table-cell office:value-type="float" office:value="34" table:style-name="ce66">
            <text:p><text:s/>34<text:s/></text:p>
          </table:table-cell>
          <table:table-cell office:value-type="string" table:style-name="ce66">
            <text:p>..</text:p>
          </table:table-cell>
          <table:table-cell office:value-type="float" office:value="8" table:style-name="ce66">
            <text:p><text:s/>8<text:s/></text:p>
          </table:table-cell>
          <table:table-cell office:value-type="float" office:value="877" table:style-name="ce66">
            <text:p><text:s/>877<text:s/></text:p>
          </table:table-cell>
          <table:table-cell office:value-type="float" office:value="1792" table:style-name="ce66">
            <text:p><text:s/>1,792<text:s/></text:p>
          </table:table-cell>
          <table:table-cell office:value-type="float" office:value="5291" table:style-name="ce66">
            <text:p><text:s/>5,291<text:s/></text:p>
          </table:table-cell>
          <table:table-cell office:value-type="float" office:value="208" table:style-name="ce66">
            <text:p><text:s/>208<text:s/></text:p>
          </table:table-cell>
          <table:table-cell office:value-type="string" table:style-name="ce66">
            <text:p>..</text:p>
          </table:table-cell>
          <table:table-cell office:value-type="float" office:value="97" table:style-name="ce66">
            <text:p><text:s/>97<text:s/></text:p>
          </table:table-cell>
          <table:table-cell office:value-type="float" office:value="5" table:style-name="ce66">
            <text:p><text:s/>5<text:s/></text:p>
          </table:table-cell>
          <table:table-cell office:value-type="float" office:value="193" table:style-name="ce66">
            <text:p><text:s/>193<text:s/></text:p>
          </table:table-cell>
          <table:table-cell office:value-type="float" office:value="5781" table:style-name="ce66">
            <text:p><text:s/>5,781<text:s/></text:p>
          </table:table-cell>
          <table:table-cell office:value-type="float" office:value="291" table:style-name="ce66">
            <text:p><text:s/>291<text:s/></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1221" table:style-name="ce66">
            <text:p><text:s/>1,221<text:s/></text:p>
          </table:table-cell>
          <table:table-cell office:value-type="float" office:value="1481" table:style-name="ce66">
            <text:p><text:s/>1,481<text:s/></text:p>
          </table:table-cell>
          <table:table-cell office:value-type="string" table:style-name="ce306">
            <text:p>..</text:p>
          </table:table-cell>
          <table:table-cell table:number-columns-repeated="228" table:style-name="ce113"/>
          <table:table-cell table:style-name="ce203"/>
          <table:table-cell table:number-columns-repeated="16130" table:style-name="ce18"/>
        </table:table-row>
        <table:table-row table:style-name="ro8">
          <table:table-cell table:style-name="ce118"/>
          <table:table-cell table:style-name="ce305"/>
          <table:table-cell table:style-name="ce66"/>
          <table:table-cell table:number-columns-repeated="3" table:style-name="ce72"/>
          <table:table-cell table:style-name="ce66"/>
          <table:table-cell table:number-columns-repeated="17" table:style-name="ce72"/>
          <table:table-cell table:style-name="ce309"/>
          <table:table-cell table:number-columns-repeated="228" table:style-name="ce112"/>
          <table:table-cell table:style-name="ce271"/>
          <table:table-cell table:number-columns-repeated="16130" table:style-name="ce112"/>
        </table:table-row>
        <table:table-row table:style-name="ro5">
          <table:table-cell office:value-type="string" table:style-name="ce117">
            <text:p>TOTAL ENGLAND AND WALES<text:s/><text:span text:style-name="T2">2</text:span></text:p>
          </table:table-cell>
          <table:table-cell office:value-type="float" office:value="153135" table:style-name="ce311">
            <text:p><text:s/>153,135<text:s/></text:p>
          </table:table-cell>
          <table:table-cell office:value-type="float" office:value="17038" table:style-name="ce312">
            <text:p><text:s/>17,038<text:s/></text:p>
          </table:table-cell>
          <table:table-cell office:value-type="float" office:value="6561" table:style-name="ce312">
            <text:p><text:s/>6,561<text:s/></text:p>
          </table:table-cell>
          <table:table-cell office:value-type="float" office:value="3147" table:style-name="ce312">
            <text:p><text:s/>3,147<text:s/></text:p>
          </table:table-cell>
          <table:table-cell office:value-type="float" office:value="8444" table:style-name="ce312">
            <text:p><text:s/>8,444<text:s/></text:p>
          </table:table-cell>
          <table:table-cell office:value-type="float" office:value="200" table:style-name="ce66">
            <text:p><text:s/>200<text:s/></text:p>
          </table:table-cell>
          <table:table-cell office:value-type="float" office:value="407" table:style-name="ce312">
            <text:p><text:s/>407<text:s/></text:p>
          </table:table-cell>
          <table:table-cell office:value-type="float" office:value="204" table:style-name="ce312">
            <text:p><text:s/>204<text:s/></text:p>
          </table:table-cell>
          <table:table-cell office:value-type="float" office:value="1774" table:style-name="ce312">
            <text:p><text:s/>1,774<text:s/></text:p>
          </table:table-cell>
          <table:table-cell office:value-type="float" office:value="32753" table:style-name="ce312">
            <text:p><text:s/>32,753<text:s/></text:p>
          </table:table-cell>
          <table:table-cell office:value-type="float" office:value="108362" table:style-name="ce312">
            <text:p><text:s/>108,362<text:s/></text:p>
          </table:table-cell>
          <table:table-cell office:value-type="float" office:value="3664" table:style-name="ce312">
            <text:p><text:s/>3,664<text:s/></text:p>
          </table:table-cell>
          <table:table-cell office:value-type="float" office:value="15" table:style-name="ce312">
            <text:p><text:s/>15<text:s/></text:p>
          </table:table-cell>
          <table:table-cell office:value-type="float" office:value="959" table:style-name="ce312">
            <text:p><text:s/>959<text:s/></text:p>
          </table:table-cell>
          <table:table-cell office:value-type="float" office:value="63" table:style-name="ce312">
            <text:p><text:s/>63<text:s/></text:p>
          </table:table-cell>
          <table:table-cell office:value-type="float" office:value="3554" table:style-name="ce312">
            <text:p><text:s/>3,554<text:s/></text:p>
          </table:table-cell>
          <table:table-cell office:value-type="float" office:value="115047" table:style-name="ce312">
            <text:p><text:s/>115,047<text:s/></text:p>
          </table:table-cell>
          <table:table-cell office:value-type="float" office:value="754" table:style-name="ce312">
            <text:p><text:s/>754<text:s/></text:p>
          </table:table-cell>
          <table:table-cell office:value-type="float" office:value="2249" table:style-name="ce312">
            <text:p><text:s/>2,249<text:s/></text:p>
          </table:table-cell>
          <table:table-cell office:value-type="float" office:value="68" table:style-name="ce312">
            <text:p><text:s/>68<text:s/></text:p>
          </table:table-cell>
          <table:table-cell office:value-type="float" office:value="52" table:style-name="ce312">
            <text:p><text:s/>52<text:s/></text:p>
          </table:table-cell>
          <table:table-cell office:value-type="float" office:value="2383" table:style-name="ce312">
            <text:p><text:s/>2,383<text:s/></text:p>
          </table:table-cell>
          <table:table-cell office:value-type="float" office:value="5282" table:style-name="ce312">
            <text:p><text:s/>5,282<text:s/></text:p>
          </table:table-cell>
          <table:table-cell office:value-type="float" office:value="11489" table:style-name="ce313">
            <text:p><text:s/>11,489<text:s/></text:p>
          </table:table-cell>
          <table:table-cell table:style-name="ce307"/>
          <table:table-cell table:number-columns-repeated="227" table:style-name="ce112"/>
          <table:table-cell table:style-name="ce271"/>
          <table:table-cell table:number-columns-repeated="16130" table:style-name="ce112"/>
        </table:table-row>
        <table:table-row table:style-name="ro10">
          <table:table-cell office:value-type="string" table:style-name="ce314">
            <text:p>1. <text:s/>In 2018/19 Hertfordshire, Kent and Lincolnshire were unable to supply reliable estimates. Imputation methods have been used to estimate the 2018/19 data for these forces.</text:p>
          </table:table-cell>
          <table:table-cell table:style-name="ce149"/>
          <table:table-cell table:number-columns-repeated="9" table:style-name="ce232"/>
          <table:table-cell table:number-columns-repeated="7" table:style-name="ce187"/>
          <table:table-cell table:number-columns-repeated="16366" table:style-name="ce188"/>
        </table:table-row>
        <table:table-row table:style-name="ro10">
          <table:table-cell office:value-type="string" table:style-name="ce96">
            <text:p>2. As a seizure can involve more than one drug, figures for individual drugs and drug classes cannot be added together to produce totals.<text:s/></text:p>
          </table:table-cell>
          <table:table-cell table:number-columns-repeated="10" table:style-name="ce149"/>
          <table:table-cell table:number-columns-repeated="7" table:style-name="ce187"/>
          <table:table-cell table:number-columns-repeated="16366" table:style-name="ce188"/>
        </table:table-row>
        <table:table-row table:style-name="ro10">
          <table:table-cell office:value-type="string" table:style-name="ce96">
            <text:p>3. Cannabis was reclassified from a Class B to a Class C drug in January 2004, and then classified back as a Class B drug on 26 January 2009.<text:s/></text:p>
          </table:table-cell>
          <table:table-cell table:number-columns-repeated="10" table:style-name="ce149"/>
          <table:table-cell table:number-columns-repeated="7" table:style-name="ce187"/>
          <table:table-cell table:number-columns-repeated="16366" table:style-name="ce188"/>
        </table:table-row>
        <table:table-row table:style-name="ro10">
          <table:table-cell office:value-type="string" table:style-name="ce96">
            <text:p>4. Includes data from Her Majesty's Revenue and Customs (HMRC) up to and including 2010/11. Seizures from joint operations involving Border Force and the police are recorded against the lead agency that takes possession of the seized drugs.<text:s/></text:p>
          </table:table-cell>
          <table:table-cell table:number-columns-repeated="10" table:style-name="ce149"/>
          <table:table-cell table:number-columns-repeated="7" table:style-name="ce187"/>
          <table:table-cell table:number-columns-repeated="16366" table:style-name="ce188"/>
        </table:table-row>
        <table:table-row table:style-name="ro10">
          <table:table-cell office:value-type="string" table:style-name="ce96">
            <text:p>5. Seizures of methadone could not be separately identified from the Border Force’s recording system from 2010/11. They are instead included within the ‘other Class A’ total.</text:p>
          </table:table-cell>
          <table:table-cell table:number-columns-repeated="10" table:style-name="ce149"/>
          <table:table-cell table:number-columns-repeated="7" table:style-name="ce187"/>
          <table:table-cell table:number-columns-repeated="16366" table:style-name="ce188"/>
        </table:table-row>
        <table:table-row table:style-name="ro10">
          <table:table-cell office:value-type="string" table:style-name="ce96">
            <text:p>6. Seizures of barbiturates could not be separately identified from the Border Force’s recording system from 2010/11. They are instead included within the ‘other Class B’ total.</text:p>
          </table:table-cell>
          <table:table-cell table:number-columns-repeated="10" table:style-name="ce149"/>
          <table:table-cell table:number-columns-repeated="7" table:style-name="ce187"/>
          <table:table-cell table:number-columns-repeated="16366" table:style-name="ce67"/>
        </table:table-row>
        <table:table-row table:style-name="ro10">
          <table:table-cell office:value-type="string" table:style-name="ce96">
            <text:p>7. Seizures of benzodiazepines and temazepam could not be separately identified from the Border Force’s recording system from 2010/11. They are instead included within the ‘other Class C’ total.</text:p>
          </table:table-cell>
          <table:table-cell table:number-columns-repeated="10" table:style-name="ce149"/>
          <table:table-cell table:number-columns-repeated="7" table:style-name="ce187"/>
          <table:table-cell table:number-columns-repeated="16366" table:style-name="ce67"/>
        </table:table-row>
        <table:table-row table:style-name="ro5">
          <table:table-cell table:number-columns-repeated="11" table:style-name="ce149"/>
          <table:table-cell table:number-columns-repeated="7" table:style-name="ce187"/>
          <table:table-cell table:number-columns-repeated="16366" table:style-name="ce67"/>
        </table:table-row>
        <table:table-row table:style-name="ro5">
          <table:table-cell office:value-type="string" table:style-name="ce149">
            <text:p>.. denotes data not available.</text:p>
          </table:table-cell>
          <table:table-cell table:number-columns-repeated="10" table:style-name="ce149"/>
          <table:table-cell table:number-columns-repeated="7" table:style-name="ce187"/>
          <table:table-cell table:number-columns-repeated="16366" table:style-name="ce67"/>
        </table:table-row>
        <table:table-row table:style-name="ro5">
          <table:table-cell office:value-type="string" table:style-name="ce91">
            <text:p>* denotes data not applicable.</text:p>
          </table:table-cell>
          <table:table-cell table:number-columns-repeated="10" table:style-name="ce18"/>
          <table:table-cell table:number-columns-repeated="13" table:style-name="ce203"/>
          <table:table-cell table:number-columns-repeated="16360"/>
        </table:table-row>
        <table:table-row table:number-rows-repeated="1048489" table:style-name="ro5">
          <table:table-cell table:number-columns-repeated="16384"/>
        </table:table-row>
      </table:table>
      <table:table table:name="Area_Table_4" table:style-name="ta9">
        <table:table-column table:style-name="co41" table:default-cell-style-name="ce320"/>
        <table:table-column table:style-name="co42" table:default-cell-style-name="ce320"/>
        <table:table-column table:style-name="co43" table:number-columns-repeated="23" table:default-cell-style-name="ce320"/>
        <table:table-column table:style-name="co8" table:default-cell-style-name="ce296"/>
        <table:table-column table:style-name="co29" table:number-columns-repeated="16358" table:default-cell-style-name="ce296"/>
        <table:table-row table:style-name="ro5">
          <table:table-cell office:value-type="string" table:style-name="ce318">
            <text:p>Area Table 4 <text:s text:c="2"/>Drug seizures per million<text:s/><text:span text:style-name="T2">1</text:span><text:s/>population by drug class, type and police force area, 2018/19</text:p>
          </table:table-cell>
          <table:table-cell table:number-columns-repeated="24" table:style-name="ce319"/>
          <table:table-cell table:number-columns-repeated="16359" table:style-name="ce18"/>
        </table:table-row>
        <table:table-row table:style-name="ro8">
          <table:table-cell table:number-columns-repeated="13" table:style-name="ce320"/>
          <table:table-cell table:style-name="ce321"/>
          <table:table-cell table:number-columns-repeated="11" table:style-name="ce320"/>
          <table:table-cell table:number-columns-repeated="16359" table:style-name="ce18"/>
        </table:table-row>
        <table:table-row table:style-name="ro5">
          <table:table-cell table:style-name="ce322"/>
          <table:table-cell office:value-type="string" table:number-columns-spanned="1" table:number-rows-spanned="2" table:style-name="ce342">
            <text:p>All</text:p>
            <text:p>drugs<text:s/><text:span text:style-name="T2">3</text:span></text:p>
          </table:table-cell>
          <table:table-cell office:value-type="string" table:number-columns-spanned="9" table:number-rows-spanned="1" table:style-name="ce317">
            <text:p>Class A drugs</text:p>
          </table:table-cell>
          <table:covered-table-cell table:number-columns-repeated="8"/>
          <table:table-cell office:value-type="string" table:number-columns-spanned="7" table:number-rows-spanned="1" table:style-name="ce317">
            <text:p>Class B drugs</text:p>
          </table:table-cell>
          <table:covered-table-cell table:number-columns-repeated="6"/>
          <table:table-cell office:value-type="string" table:number-columns-spanned="6" table:number-rows-spanned="1" table:style-name="ce317">
            <text:p>Class C drugs</text:p>
          </table:table-cell>
          <table:covered-table-cell table:number-columns-repeated="5"/>
          <table:table-cell office:value-type="string" table:style-name="ce294">
            <text:p>Unknown</text:p>
          </table:table-cell>
          <table:table-cell table:number-columns-repeated="16359" table:style-name="ce18"/>
        </table:table-row>
        <table:table-row table:style-name="ro25">
          <table:table-cell office:value-type="string" table:style-name="ce319">
            <text:p>Police force region or authority</text:p>
          </table:table-cell>
          <table:covered-table-cell/>
          <table:table-cell office:value-type="string" table:style-name="ce323">
            <text:p>Cocaine</text:p>
          </table:table-cell>
          <table:table-cell office:value-type="string" table:style-name="ce323">
            <text:p>Crack</text:p>
          </table:table-cell>
          <table:table-cell office:value-type="string" table:style-name="ce323">
            <text:p>Ecstasy</text:p>
          </table:table-cell>
          <table:table-cell office:value-type="string" table:style-name="ce323">
            <text:p>Heroin</text:p>
          </table:table-cell>
          <table:table-cell office:value-type="string" table:style-name="ce323">
            <text:p>LSD</text:p>
          </table:table-cell>
          <table:table-cell office:value-type="string" table:style-name="ce323">
            <text:p>Methadone</text:p>
          </table:table-cell>
          <table:table-cell office:value-type="string" table:style-name="ce323">
            <text:p>Morphine</text:p>
          </table:table-cell>
          <table:table-cell office:value-type="string" table:style-name="ce323">
            <text:p>Other class A</text:p>
          </table:table-cell>
          <table:table-cell office:value-type="string" table:style-name="ce324">
            <text:p>Total Class A</text:p>
          </table:table-cell>
          <table:table-cell office:value-type="string" table:style-name="ce325">
            <text:p>Cannabis</text:p>
          </table:table-cell>
          <table:table-cell office:value-type="string" table:style-name="ce325">
            <text:p>Amphetamines</text:p>
          </table:table-cell>
          <table:table-cell office:value-type="string" table:style-name="ce325">
            <text:p>Barbiturates</text:p>
          </table:table-cell>
          <table:table-cell office:value-type="string" table:style-name="ce325">
            <text:p>Ketamine</text:p>
          </table:table-cell>
          <table:table-cell office:value-type="string" table:style-name="ce326">
            <text:p>Mephedrone (non-injection)</text:p>
          </table:table-cell>
          <table:table-cell office:value-type="string" table:style-name="ce325">
            <text:p>Other class B</text:p>
          </table:table-cell>
          <table:table-cell office:value-type="string" table:style-name="ce327">
            <text:p>Total Class B</text:p>
          </table:table-cell>
          <table:table-cell office:value-type="string" table:style-name="ce328">
            <text:p>Anabolic steroids</text:p>
          </table:table-cell>
          <table:table-cell office:value-type="string" table:style-name="ce328">
            <text:p>Benzodiazepines</text:p>
          </table:table-cell>
          <table:table-cell office:value-type="string" table:style-name="ce328">
            <text:p>GHB</text:p>
          </table:table-cell>
          <table:table-cell office:value-type="string" table:style-name="ce328">
            <text:p>Temazepam</text:p>
          </table:table-cell>
          <table:table-cell office:value-type="string" table:style-name="ce328">
            <text:p>Other class C</text:p>
          </table:table-cell>
          <table:table-cell office:value-type="string" table:style-name="ce329">
            <text:p>Total Class C</text:p>
          </table:table-cell>
          <table:table-cell table:style-name="ce330"/>
          <table:table-cell table:number-columns-repeated="16359" table:style-name="ce18"/>
        </table:table-row>
        <table:table-row table:style-name="ro8">
          <table:table-cell table:style-name="ce331"/>
          <table:table-cell table:style-name="ce332"/>
          <table:table-cell table:number-columns-repeated="23" table:style-name="ce331"/>
          <table:table-cell table:number-columns-repeated="16359" table:style-name="ce18"/>
        </table:table-row>
        <table:table-row table:style-name="ro5">
          <table:table-cell office:value-type="string" table:style-name="ce296">
            <text:p>Cleveland</text:p>
          </table:table-cell>
          <table:table-cell office:value-type="float" office:value="3191.7254693351274" table:style-name="ce333">
            <text:p><text:s/>3,192<text:s/></text:p>
          </table:table-cell>
          <table:table-cell office:value-type="float" office:value="387.51633733649453" table:style-name="ce334">
            <text:p><text:s/>388<text:s/></text:p>
          </table:table-cell>
          <table:table-cell office:value-type="float" office:value="79.26470536428296" table:style-name="ce334">
            <text:p><text:s/>79<text:s/></text:p>
          </table:table-cell>
          <table:table-cell office:value-type="float" office:value="36.990195836665386" table:style-name="ce334">
            <text:p><text:s/>37<text:s/></text:p>
          </table:table-cell>
          <table:table-cell office:value-type="float" office:value="255.40849506268955" table:style-name="ce334">
            <text:p><text:s/>255<text:s/></text:p>
          </table:table-cell>
          <table:table-cell office:value-type="float" office:value="1.7614378969840661" table:style-name="ce334">
            <text:p><text:s/>2<text:s/></text:p>
          </table:table-cell>
          <table:table-cell office:value-type="float" office:value="21.137254763808791" table:style-name="ce334">
            <text:p><text:s/>21<text:s/></text:p>
          </table:table-cell>
          <table:table-cell office:value-type="float" office:value="14.091503175872528" table:style-name="ce334">
            <text:p><text:s/>14<text:s/></text:p>
          </table:table-cell>
          <table:table-cell office:value-type="float" office:value="3.5228757939681321" table:style-name="ce334">
            <text:p><text:s/>4<text:s/></text:p>
          </table:table-cell>
          <table:table-cell office:value-type="float" office:value="745.0882304242599" table:style-name="ce334">
            <text:p><text:s/>745<text:s/></text:p>
          </table:table-cell>
          <table:table-cell office:value-type="float" office:value="1733.2548906323209" table:style-name="ce334">
            <text:p><text:s/>1,733<text:s/></text:p>
          </table:table-cell>
          <table:table-cell office:value-type="float" office:value="188.47385497729505" table:style-name="ce334">
            <text:p><text:s/>188<text:s/></text:p>
          </table:table-cell>
          <table:table-cell office:value-type="float" office:value="0" table:style-name="ce334">
            <text:p><text:s/>-00<text:s/></text:p>
          </table:table-cell>
          <table:table-cell office:value-type="float" office:value="3.5228757939681321" table:style-name="ce334">
            <text:p><text:s/>4<text:s/></text:p>
          </table:table-cell>
          <table:table-cell office:value-type="float" office:value="0" table:style-name="ce334">
            <text:p><text:s/>-00<text:s/></text:p>
          </table:table-cell>
          <table:table-cell office:value-type="float" office:value="51.081699012537918" table:style-name="ce334">
            <text:p><text:s/>51<text:s/></text:p>
          </table:table-cell>
          <table:table-cell office:value-type="float" office:value="1912.9215561246956" table:style-name="ce334">
            <text:p><text:s/>1,913<text:s/></text:p>
          </table:table-cell>
          <table:table-cell office:value-type="float" office:value="33.467320042697253" table:style-name="ce334">
            <text:p><text:s/>33<text:s/></text:p>
          </table:table-cell>
          <table:table-cell office:value-type="float" office:value="158.52941072856592" table:style-name="ce334">
            <text:p><text:s/>159<text:s/></text:p>
          </table:table-cell>
          <table:table-cell office:value-type="float" office:value="0" table:style-name="ce334">
            <text:p><text:s/>-00<text:s/></text:p>
          </table:table-cell>
          <table:table-cell office:value-type="float" office:value="8.8071894849203307" table:style-name="ce334">
            <text:p><text:s/>9<text:s/></text:p>
          </table:table-cell>
          <table:table-cell office:value-type="float" office:value="230.74836450491264" table:style-name="ce334">
            <text:p><text:s/>231<text:s/></text:p>
          </table:table-cell>
          <table:table-cell office:value-type="float" office:value="417.46078158522363" table:style-name="ce334">
            <text:p><text:s/>417<text:s/></text:p>
          </table:table-cell>
          <table:table-cell office:value-type="float" office:value="598.88888497458242" table:style-name="ce334">
            <text:p><text:s/>599<text:s/></text:p>
          </table:table-cell>
          <table:table-cell table:number-columns-repeated="16359" table:style-name="ce18"/>
        </table:table-row>
        <table:table-row table:style-name="ro5">
          <table:table-cell office:value-type="string" table:style-name="ce296">
            <text:p>Durham</text:p>
          </table:table-cell>
          <table:table-cell office:value-type="float" office:value="2620.1728051317505" table:style-name="ce333">
            <text:p><text:s/>2,620<text:s/></text:p>
          </table:table-cell>
          <table:table-cell office:value-type="float" office:value="214.66475993850486" table:style-name="ce334">
            <text:p><text:s/>215<text:s/></text:p>
          </table:table-cell>
          <table:table-cell office:value-type="float" office:value="28.411512344802116" table:style-name="ce334">
            <text:p><text:s/>28<text:s/></text:p>
          </table:table-cell>
          <table:table-cell office:value-type="float" office:value="31.56834704978013" table:style-name="ce334">
            <text:p><text:s/>32<text:s/></text:p>
          </table:table-cell>
          <table:table-cell office:value-type="float" office:value="72.607198214494289" table:style-name="ce334">
            <text:p><text:s/>73<text:s/></text:p>
          </table:table-cell>
          <table:table-cell office:value-type="float" office:value="4.7352520574670187" table:style-name="ce334">
            <text:p><text:s/>5<text:s/></text:p>
          </table:table-cell>
          <table:table-cell office:value-type="float" office:value="9.4705041149340374" table:style-name="ce334">
            <text:p><text:s/>9<text:s/></text:p>
          </table:table-cell>
          <table:table-cell office:value-type="float" office:value="4.7352520574670187" table:style-name="ce334">
            <text:p><text:s/>5<text:s/></text:p>
          </table:table-cell>
          <table:table-cell office:value-type="float" office:value="9.4705041149340374" table:style-name="ce334">
            <text:p><text:s/>9<text:s/></text:p>
          </table:table-cell>
          <table:table-cell office:value-type="float" office:value="363.0359910724714" table:style-name="ce334">
            <text:p><text:s/>363<text:s/></text:p>
          </table:table-cell>
          <table:table-cell office:value-type="float" office:value="1376.3799313704135" table:style-name="ce334">
            <text:p><text:s/>1,376<text:s/></text:p>
          </table:table-cell>
          <table:table-cell office:value-type="float" office:value="83.656119681917332" table:style-name="ce334">
            <text:p><text:s/>84<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448.9871295849077" table:style-name="ce334">
            <text:p><text:s/>1,449<text:s/></text:p>
          </table:table-cell>
          <table:table-cell office:value-type="float" office:value="0" table:style-name="ce334">
            <text:p><text:s/>-00<text:s/></text:p>
          </table:table-cell>
          <table:table-cell office:value-type="float" office:value="55.24460733711522" table:style-name="ce334">
            <text:p><text:s/>55<text:s/></text:p>
          </table:table-cell>
          <table:table-cell office:value-type="float" office:value="0" table:style-name="ce334">
            <text:p><text:s/>-00<text:s/></text:p>
          </table:table-cell>
          <table:table-cell office:value-type="float" office:value="3.1568347049780128" table:style-name="ce334">
            <text:p><text:s/>3<text:s/></text:p>
          </table:table-cell>
          <table:table-cell office:value-type="float" office:value="1.5784173524890064" table:style-name="ce334">
            <text:p><text:s/>2<text:s/></text:p>
          </table:table-cell>
          <table:table-cell office:value-type="float" office:value="59.979859394582242" table:style-name="ce334">
            <text:p><text:s/>60<text:s/></text:p>
          </table:table-cell>
          <table:table-cell office:value-type="float" office:value="939.15832473095873" table:style-name="ce334">
            <text:p><text:s/>939<text:s/></text:p>
          </table:table-cell>
          <table:table-cell table:number-columns-repeated="16359" table:style-name="ce18"/>
        </table:table-row>
        <table:table-row table:style-name="ro5">
          <table:table-cell office:value-type="string" table:style-name="ce296">
            <text:p>Northumbria</text:p>
          </table:table-cell>
          <table:table-cell office:value-type="float" office:value="3225.9061061548973" table:style-name="ce333">
            <text:p><text:s/>3,226<text:s/></text:p>
          </table:table-cell>
          <table:table-cell office:value-type="float" office:value="535.47707231343259" table:style-name="ce334">
            <text:p><text:s/>535<text:s/></text:p>
          </table:table-cell>
          <table:table-cell office:value-type="float" office:value="50.801670963069249" table:style-name="ce334">
            <text:p><text:s/>51<text:s/></text:p>
          </table:table-cell>
          <table:table-cell office:value-type="float" office:value="93.36523312131645" table:style-name="ce334">
            <text:p><text:s/>93<text:s/></text:p>
          </table:table-cell>
          <table:table-cell office:value-type="float" office:value="184.67093904142737" table:style-name="ce334">
            <text:p><text:s/>185<text:s/></text:p>
          </table:table-cell>
          <table:table-cell office:value-type="float" office:value="2.0595272012055101" table:style-name="ce334">
            <text:p><text:s/>2<text:s/></text:p>
          </table:table-cell>
          <table:table-cell office:value-type="float" office:value="17.849235743781087" table:style-name="ce334">
            <text:p><text:s/>18<text:s/></text:p>
          </table:table-cell>
          <table:table-cell office:value-type="float" office:value="10.984145073096053" table:style-name="ce334">
            <text:p><text:s/>11<text:s/></text:p>
          </table:table-cell>
          <table:table-cell office:value-type="float" office:value="30.892908018082647" table:style-name="ce334">
            <text:p><text:s/>31<text:s/></text:p>
          </table:table-cell>
          <table:table-cell office:value-type="float" office:value="842.34662529305353" table:style-name="ce334">
            <text:p><text:s/>842<text:s/></text:p>
          </table:table-cell>
          <table:table-cell office:value-type="float" office:value="1724.5107764760803" table:style-name="ce334">
            <text:p><text:s/>1,725<text:s/></text:p>
          </table:table-cell>
          <table:table-cell office:value-type="float" office:value="206.63922918761949" table:style-name="ce334">
            <text:p><text:s/>207<text:s/></text:p>
          </table:table-cell>
          <table:table-cell office:value-type="float" office:value="0" table:style-name="ce334">
            <text:p><text:s/>-00<text:s/></text:p>
          </table:table-cell>
          <table:table-cell office:value-type="float" office:value="24.027817347397615" table:style-name="ce334">
            <text:p><text:s/>24<text:s/></text:p>
          </table:table-cell>
          <table:table-cell office:value-type="float" office:value="6.1785816036165295" table:style-name="ce334">
            <text:p><text:s/>6<text:s/></text:p>
          </table:table-cell>
          <table:table-cell office:value-type="float" office:value="127.69068647474163" table:style-name="ce334">
            <text:p><text:s/>128<text:s/></text:p>
          </table:table-cell>
          <table:table-cell office:value-type="float" office:value="2021.0826934496736" table:style-name="ce334">
            <text:p><text:s/>2,021<text:s/></text:p>
          </table:table-cell>
          <table:table-cell office:value-type="float" office:value="13.043672274301562" table:style-name="ce334">
            <text:p><text:s/>13<text:s/></text:p>
          </table:table-cell>
          <table:table-cell office:value-type="float" office:value="152.40501288920774" table:style-name="ce334">
            <text:p><text:s/>152<text:s/></text:p>
          </table:table-cell>
          <table:table-cell office:value-type="float" office:value="0" table:style-name="ce334">
            <text:p><text:s/>-00<text:s/></text:p>
          </table:table-cell>
          <table:table-cell office:value-type="float" office:value="7.5515997377535369" table:style-name="ce334">
            <text:p><text:s/>8<text:s/></text:p>
          </table:table-cell>
          <table:table-cell office:value-type="float" office:value="48.055634694795231" table:style-name="ce334">
            <text:p><text:s/>48<text:s/></text:p>
          </table:table-cell>
          <table:table-cell office:value-type="float" office:value="214.19082892537304" table:style-name="ce334">
            <text:p><text:s/>214<text:s/></text:p>
          </table:table-cell>
          <table:table-cell office:value-type="float" office:value="402.29431330214294" table:style-name="ce334">
            <text:p><text:s/>402<text:s/></text:p>
          </table:table-cell>
          <table:table-cell table:number-columns-repeated="16359" table:style-name="ce18"/>
        </table:table-row>
        <table:table-row table:style-name="ro5">
          <table:table-cell office:value-type="string" table:style-name="ce318">
            <text:p>North East Region</text:p>
          </table:table-cell>
          <table:table-cell office:value-type="float" office:value="3074.2211264569255" table:style-name="ce335">
            <text:p><text:s/>3,074<text:s/></text:p>
          </table:table-cell>
          <table:table-cell office:value-type="float" office:value="427.40364700221113" table:style-name="ce336">
            <text:p><text:s/>427<text:s/></text:p>
          </table:table-cell>
          <table:table-cell office:value-type="float" office:value="51.544277851499054" table:style-name="ce336">
            <text:p><text:s/>52<text:s/></text:p>
          </table:table-cell>
          <table:table-cell office:value-type="float" office:value="66.593702041717762" table:style-name="ce336">
            <text:p><text:s/>67<text:s/></text:p>
          </table:table-cell>
          <table:table-cell office:value-type="float" office:value="173.06837818751507" table:style-name="ce336">
            <text:p><text:s/>173<text:s/></text:p>
          </table:table-cell>
          <table:table-cell office:value-type="float" office:value="2.6336492332882728" table:style-name="ce336">
            <text:p><text:s/>3<text:s/></text:p>
          </table:table-cell>
          <table:table-cell office:value-type="float" office:value="16.554366609240571" table:style-name="ce336">
            <text:p><text:s/>17<text:s/></text:p>
          </table:table-cell>
          <table:table-cell office:value-type="float" office:value="10.158361328397623" table:style-name="ce336">
            <text:p><text:s/>10<text:s/></text:p>
          </table:table-cell>
          <table:table-cell office:value-type="float" office:value="19.940487052039781" table:style-name="ce336">
            <text:p><text:s/>20<text:s/></text:p>
          </table:table-cell>
          <table:table-cell office:value-type="float" office:value="707.32293694027896" table:style-name="ce336">
            <text:p><text:s/>707<text:s/></text:p>
          </table:table-cell>
          <table:table-cell office:value-type="float" office:value="1643.3971215718823" table:style-name="ce336">
            <text:p><text:s/>1,643<text:s/></text:p>
          </table:table-cell>
          <table:table-cell office:value-type="float" office:value="173.44461379227053" table:style-name="ce336">
            <text:p><text:s/>173<text:s/></text:p>
          </table:table-cell>
          <table:table-cell office:value-type="float" office:value="0" table:style-name="ce336">
            <text:p><text:s/>-00<text:s/></text:p>
          </table:table-cell>
          <table:table-cell office:value-type="float" office:value="13.920717375952298" table:style-name="ce336">
            <text:p><text:s/>14<text:s/></text:p>
          </table:table-cell>
          <table:table-cell office:value-type="float" office:value="3.386120442799208" table:style-name="ce336">
            <text:p><text:s/>3<text:s/></text:p>
          </table:table-cell>
          <table:table-cell office:value-type="float" office:value="80.89065502242552" table:style-name="ce336">
            <text:p><text:s/>81<text:s/></text:p>
          </table:table-cell>
          <table:table-cell office:value-type="float" office:value="1861.6137723300535" table:style-name="ce336">
            <text:p><text:s/>1,862<text:s/></text:p>
          </table:table-cell>
          <table:table-cell office:value-type="float" office:value="14.296952980707767" table:style-name="ce336">
            <text:p><text:s/>14<text:s/></text:p>
          </table:table-cell>
          <table:table-cell office:value-type="float" office:value="130.55375485014721" table:style-name="ce336">
            <text:p><text:s/>131<text:s/></text:p>
          </table:table-cell>
          <table:table-cell office:value-type="float" office:value="0" table:style-name="ce336">
            <text:p><text:s/>-00<text:s/></text:p>
          </table:table-cell>
          <table:table-cell office:value-type="float" office:value="6.772240885598416" table:style-name="ce336">
            <text:p><text:s/>7<text:s/></text:p>
          </table:table-cell>
          <table:table-cell office:value-type="float" office:value="75.99959216060445" table:style-name="ce336">
            <text:p><text:s/>76<text:s/></text:p>
          </table:table-cell>
          <table:table-cell office:value-type="float" office:value="220.85029999145945" table:style-name="ce336">
            <text:p><text:s/>221<text:s/></text:p>
          </table:table-cell>
          <table:table-cell office:value-type="float" office:value="572.25435483306615" table:style-name="ce336">
            <text:p><text:s/>572<text:s/></text:p>
          </table:table-cell>
          <table:table-cell table:number-columns-repeated="16359" table:style-name="ce3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Cheshire</text:p>
          </table:table-cell>
          <table:table-cell office:value-type="float" office:value="2962.4147172914204" table:style-name="ce333">
            <text:p><text:s/>2,962<text:s/></text:p>
          </table:table-cell>
          <table:table-cell office:value-type="float" office:value="512.61669582193792" table:style-name="ce334">
            <text:p><text:s/>513<text:s/></text:p>
          </table:table-cell>
          <table:table-cell office:value-type="float" office:value="129.3342308059033" table:style-name="ce334">
            <text:p><text:s/>129<text:s/></text:p>
          </table:table-cell>
          <table:table-cell office:value-type="float" office:value="37.761819213402426" table:style-name="ce334">
            <text:p><text:s/>38<text:s/></text:p>
          </table:table-cell>
          <table:table-cell office:value-type="float" office:value="157.65559521595512" table:style-name="ce334">
            <text:p><text:s/>158<text:s/></text:p>
          </table:table-cell>
          <table:table-cell office:value-type="float" office:value="0.94404548033506064" table:style-name="ce334">
            <text:p><text:s/>1<text:s/></text:p>
          </table:table-cell>
          <table:table-cell office:value-type="float" office:value="1.8880909606701213" table:style-name="ce334">
            <text:p><text:s/>2<text:s/></text:p>
          </table:table-cell>
          <table:table-cell office:value-type="float" office:value="2.8321364410051819" table:style-name="ce334">
            <text:p><text:s/>3<text:s/></text:p>
          </table:table-cell>
          <table:table-cell office:value-type="float" office:value="12.272591244355789" table:style-name="ce334">
            <text:p><text:s/>12<text:s/></text:p>
          </table:table-cell>
          <table:table-cell office:value-type="float" office:value="788.27797607977561" table:style-name="ce334">
            <text:p><text:s/>788<text:s/></text:p>
          </table:table-cell>
          <table:table-cell office:value-type="float" office:value="2113.7178304702006" table:style-name="ce334">
            <text:p><text:s/>2,114<text:s/></text:p>
          </table:table-cell>
          <table:table-cell office:value-type="float" office:value="59.474865261108825" table:style-name="ce334">
            <text:p><text:s/>59<text:s/></text:p>
          </table:table-cell>
          <table:table-cell office:value-type="float" office:value="0" table:style-name="ce334">
            <text:p><text:s/>-00<text:s/></text:p>
          </table:table-cell>
          <table:table-cell office:value-type="float" office:value="17.936864126366149" table:style-name="ce334">
            <text:p><text:s/>18<text:s/></text:p>
          </table:table-cell>
          <table:table-cell office:value-type="float" office:value="0.94404548033506064" table:style-name="ce334">
            <text:p><text:s/>1<text:s/></text:p>
          </table:table-cell>
          <table:table-cell office:value-type="float" office:value="68.915320064459422" table:style-name="ce334">
            <text:p><text:s/>69<text:s/></text:p>
          </table:table-cell>
          <table:table-cell office:value-type="float" office:value="2229.8354245514129" table:style-name="ce334">
            <text:p><text:s/>2,230<text:s/></text:p>
          </table:table-cell>
          <table:table-cell office:value-type="float" office:value="12.272591244355789" table:style-name="ce334">
            <text:p><text:s/>12<text:s/></text:p>
          </table:table-cell>
          <table:table-cell office:value-type="float" office:value="31.153500851057004" table:style-name="ce334">
            <text:p><text:s/>31<text:s/></text:p>
          </table:table-cell>
          <table:table-cell office:value-type="float" office:value="0.94404548033506064" table:style-name="ce334">
            <text:p><text:s/>1<text:s/></text:p>
          </table:table-cell>
          <table:table-cell office:value-type="float" office:value="0" table:style-name="ce334">
            <text:p><text:s/>-00<text:s/></text:p>
          </table:table-cell>
          <table:table-cell office:value-type="float" office:value="3.7761819213402426" table:style-name="ce334">
            <text:p><text:s/>4<text:s/></text:p>
          </table:table-cell>
          <table:table-cell office:value-type="float" office:value="48.146319497088093" table:style-name="ce334">
            <text:p><text:s/>48<text:s/></text:p>
          </table:table-cell>
          <table:table-cell office:value-type="float" office:value="175.59245934232129" table:style-name="ce334">
            <text:p><text:s/>176<text:s/></text:p>
          </table:table-cell>
          <table:table-cell table:number-columns-repeated="16359" table:style-name="ce18"/>
        </table:table-row>
        <table:table-row table:style-name="ro5">
          <table:table-cell office:value-type="string" table:style-name="ce296">
            <text:p>Cumbria</text:p>
          </table:table-cell>
          <table:table-cell office:value-type="float" office:value="1940.3152611407772" table:style-name="ce333">
            <text:p><text:s/>1,940<text:s/></text:p>
          </table:table-cell>
          <table:table-cell office:value-type="float" office:value="382.8514616507112" table:style-name="ce334">
            <text:p><text:s/>383<text:s/></text:p>
          </table:table-cell>
          <table:table-cell office:value-type="float" office:value="92.205064062474946" table:style-name="ce334">
            <text:p><text:s/>92<text:s/></text:p>
          </table:table-cell>
          <table:table-cell office:value-type="float" office:value="64.142653260852128" table:style-name="ce334">
            <text:p><text:s/>64<text:s/></text:p>
          </table:table-cell>
          <table:table-cell office:value-type="float" office:value="198.44133352576128" table:style-name="ce334">
            <text:p><text:s/>198<text:s/></text:p>
          </table:table-cell>
          <table:table-cell office:value-type="float" office:value="2.004457914401629" table:style-name="ce334">
            <text:p><text:s/>2<text:s/></text:p>
          </table:table-cell>
          <table:table-cell office:value-type="float" office:value="6.0133737432048884" table:style-name="ce334">
            <text:p><text:s/>6<text:s/></text:p>
          </table:table-cell>
          <table:table-cell office:value-type="float" office:value="4.008915828803258" table:style-name="ce334">
            <text:p><text:s/>4<text:s/></text:p>
          </table:table-cell>
          <table:table-cell office:value-type="float" office:value="4.008915828803258" table:style-name="ce334">
            <text:p><text:s/>4<text:s/></text:p>
          </table:table-cell>
          <table:table-cell office:value-type="float" office:value="681.51569089655391" table:style-name="ce334">
            <text:p><text:s/>682<text:s/></text:p>
          </table:table-cell>
          <table:table-cell office:value-type="float" office:value="1082.4072737768797" table:style-name="ce334">
            <text:p><text:s/>1,082<text:s/></text:p>
          </table:table-cell>
          <table:table-cell office:value-type="float" office:value="94.209521976876573" table:style-name="ce334">
            <text:p><text:s/>94<text:s/></text:p>
          </table:table-cell>
          <table:table-cell office:value-type="float" office:value="0" table:style-name="ce334">
            <text:p><text:s/>-00<text:s/></text:p>
          </table:table-cell>
          <table:table-cell office:value-type="float" office:value="24.053494972819554" table:style-name="ce334">
            <text:p><text:s/>24<text:s/></text:p>
          </table:table-cell>
          <table:table-cell office:value-type="float" office:value="8.0178316576065161" table:style-name="ce334">
            <text:p><text:s/>8<text:s/></text:p>
          </table:table-cell>
          <table:table-cell office:value-type="float" office:value="18.040121229614662" table:style-name="ce334">
            <text:p><text:s/>18<text:s/></text:p>
          </table:table-cell>
          <table:table-cell office:value-type="float" office:value="1206.6836644697808" table:style-name="ce334">
            <text:p><text:s/>1,207<text:s/></text:p>
          </table:table-cell>
          <table:table-cell office:value-type="float" office:value="0" table:style-name="ce334">
            <text:p><text:s/>-00<text:s/></text:p>
          </table:table-cell>
          <table:table-cell office:value-type="float" office:value="112.24964320649123" table:style-name="ce334">
            <text:p><text:s/>112<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0.022289572008146" table:style-name="ce334">
            <text:p><text:s/>10<text:s/></text:p>
          </table:table-cell>
          <table:table-cell office:value-type="float" office:value="120.26747486409775" table:style-name="ce334">
            <text:p><text:s/>120<text:s/></text:p>
          </table:table-cell>
          <table:table-cell office:value-type="float" office:value="42.09361620243422" table:style-name="ce334">
            <text:p><text:s/>42<text:s/></text:p>
          </table:table-cell>
          <table:table-cell table:number-columns-repeated="16359" table:style-name="ce18"/>
        </table:table-row>
        <table:table-row table:style-name="ro5">
          <table:table-cell office:value-type="string" table:style-name="ce296">
            <text:p>Greater Manchester</text:p>
          </table:table-cell>
          <table:table-cell office:value-type="float" office:value="1902.531102348067" table:style-name="ce333">
            <text:p><text:s/>1,903<text:s/></text:p>
          </table:table-cell>
          <table:table-cell office:value-type="float" office:value="248.52723613180689" table:style-name="ce334">
            <text:p><text:s/>249<text:s/></text:p>
          </table:table-cell>
          <table:table-cell office:value-type="float" office:value="55.465305917828147" table:style-name="ce334">
            <text:p><text:s/>55<text:s/></text:p>
          </table:table-cell>
          <table:table-cell office:value-type="float" office:value="46.221088264856789" table:style-name="ce334">
            <text:p><text:s/>46<text:s/></text:p>
          </table:table-cell>
          <table:table-cell office:value-type="float" office:value="104.88631567794425" table:style-name="ce334">
            <text:p><text:s/>105<text:s/></text:p>
          </table:table-cell>
          <table:table-cell office:value-type="float" office:value="1.0666404984197722" table:style-name="ce334">
            <text:p><text:s/>1<text:s/></text:p>
          </table:table-cell>
          <table:table-cell office:value-type="float" office:value="3.5554683280659072" table:style-name="ce334">
            <text:p><text:s/>4<text:s/></text:p>
          </table:table-cell>
          <table:table-cell office:value-type="float" office:value="2.4888278296461346" table:style-name="ce334">
            <text:p><text:s/>2<text:s/></text:p>
          </table:table-cell>
          <table:table-cell office:value-type="float" office:value="3.9110151608724975" table:style-name="ce334">
            <text:p><text:s/>4<text:s/></text:p>
          </table:table-cell>
          <table:table-cell office:value-type="float" office:value="397.50135907776843" table:style-name="ce334">
            <text:p><text:s/>398<text:s/></text:p>
          </table:table-cell>
          <table:table-cell office:value-type="float" office:value="1300.9458612393153" table:style-name="ce334">
            <text:p><text:s/>1,301<text:s/></text:p>
          </table:table-cell>
          <table:table-cell office:value-type="float" office:value="49.421009760116107" table:style-name="ce334">
            <text:p><text:s/>49<text:s/></text:p>
          </table:table-cell>
          <table:table-cell office:value-type="float" office:value="0" table:style-name="ce334">
            <text:p><text:s/>-00<text:s/></text:p>
          </table:table-cell>
          <table:table-cell office:value-type="float" office:value="7.4664834889384046" table:style-name="ce334">
            <text:p><text:s/>7<text:s/></text:p>
          </table:table-cell>
          <table:table-cell office:value-type="float" office:value="1.0666404984197722" table:style-name="ce334">
            <text:p><text:s/>1<text:s/></text:p>
          </table:table-cell>
          <table:table-cell office:value-type="float" office:value="59.731867911507237" table:style-name="ce334">
            <text:p><text:s/>60<text:s/></text:p>
          </table:table-cell>
          <table:table-cell office:value-type="float" office:value="1407.6099110812927" table:style-name="ce334">
            <text:p><text:s/>1,408<text:s/></text:p>
          </table:table-cell>
          <table:table-cell office:value-type="float" office:value="4.6221088264856789" table:style-name="ce334">
            <text:p><text:s/>5<text:s/></text:p>
          </table:table-cell>
          <table:table-cell office:value-type="float" office:value="17.421794807522943" table:style-name="ce334">
            <text:p><text:s/>17<text:s/></text:p>
          </table:table-cell>
          <table:table-cell office:value-type="float" office:value="0.71109366561318144" table:style-name="ce334">
            <text:p><text:s/>1<text:s/></text:p>
          </table:table-cell>
          <table:table-cell office:value-type="float" office:value="0.35554683280659072" table:style-name="ce334">
            <text:p><text:s/>0<text:s/></text:p>
          </table:table-cell>
          <table:table-cell office:value-type="float" office:value="27.377106126107485" table:style-name="ce334">
            <text:p><text:s/>27<text:s/></text:p>
          </table:table-cell>
          <table:table-cell office:value-type="float" office:value="49.421009760116107" table:style-name="ce334">
            <text:p><text:s/>49<text:s/></text:p>
          </table:table-cell>
          <table:table-cell office:value-type="float" office:value="181.68443156416785" table:style-name="ce334">
            <text:p><text:s/>182<text:s/></text:p>
          </table:table-cell>
          <table:table-cell table:number-columns-repeated="16359" table:style-name="ce18"/>
        </table:table-row>
        <table:table-row table:style-name="ro5">
          <table:table-cell office:value-type="string" table:style-name="ce296">
            <text:p>Lancashire</text:p>
          </table:table-cell>
          <table:table-cell office:value-type="float" office:value="630.71481011813387" table:style-name="ce333">
            <text:p><text:s/>631<text:s/></text:p>
          </table:table-cell>
          <table:table-cell office:value-type="float" office:value="88.767269572181803" table:style-name="ce334">
            <text:p><text:s/>89<text:s/></text:p>
          </table:table-cell>
          <table:table-cell office:value-type="float" office:value="36.708269371954884" table:style-name="ce334">
            <text:p><text:s/>37<text:s/></text:p>
          </table:table-cell>
          <table:table-cell office:value-type="float" office:value="5.3393846359207098" table:style-name="ce334">
            <text:p><text:s/>5<text:s/></text:p>
          </table:table-cell>
          <table:table-cell office:value-type="float" office:value="48.721884802776479" table:style-name="ce334">
            <text:p><text:s/>49<text:s/></text:p>
          </table:table-cell>
          <table:table-cell office:value-type="float" office:value="0.66742307949008872"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52.17246212374025" table:style-name="ce334">
            <text:p><text:s/>152<text:s/></text:p>
          </table:table-cell>
          <table:table-cell office:value-type="float" office:value="444.50377094039908" table:style-name="ce334">
            <text:p><text:s/>445<text:s/></text:p>
          </table:table-cell>
          <table:table-cell office:value-type="float" office:value="34.03857705399453" table:style-name="ce334">
            <text:p><text:s/>34<text:s/></text:p>
          </table:table-cell>
          <table:table-cell office:value-type="float" office:value="0" table:style-name="ce334">
            <text:p><text:s/>-00<text:s/></text:p>
          </table:table-cell>
          <table:table-cell office:value-type="float" office:value="6.0068077154107993" table:style-name="ce334">
            <text:p><text:s/>6<text:s/></text:p>
          </table:table-cell>
          <table:table-cell office:value-type="float" office:value="0" table:style-name="ce334">
            <text:p><text:s/>-00<text:s/></text:p>
          </table:table-cell>
          <table:table-cell office:value-type="float" office:value="4.6719615564306212" table:style-name="ce334">
            <text:p><text:s/>5<text:s/></text:p>
          </table:table-cell>
          <table:table-cell office:value-type="float" office:value="484.54915570980444" table:style-name="ce334">
            <text:p><text:s/>485<text:s/></text:p>
          </table:table-cell>
          <table:table-cell office:value-type="float" office:value="1.3348461589801774" table:style-name="ce334">
            <text:p><text:s/>1<text:s/></text:p>
          </table:table-cell>
          <table:table-cell office:value-type="float" office:value="10.011346192351331" table:style-name="ce334">
            <text:p><text:s/>1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6696923179603549" table:style-name="ce334">
            <text:p><text:s/>3<text:s/></text:p>
          </table:table-cell>
          <table:table-cell office:value-type="float" office:value="13.348461589801774" table:style-name="ce334">
            <text:p><text:s/>13<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296">
            <text:p>Merseyside</text:p>
          </table:table-cell>
          <table:table-cell office:value-type="float" office:value="460.27412662106093" table:style-name="ce333">
            <text:p><text:s/>460<text:s/></text:p>
          </table:table-cell>
          <table:table-cell office:value-type="float" office:value="89.243990963167533" table:style-name="ce334">
            <text:p><text:s/>89<text:s/></text:p>
          </table:table-cell>
          <table:table-cell office:value-type="float" office:value="47.784184137758992" table:style-name="ce334">
            <text:p><text:s/>48<text:s/></text:p>
          </table:table-cell>
          <table:table-cell office:value-type="float" office:value="0" table:style-name="ce334">
            <text:p><text:s/>-00<text:s/></text:p>
          </table:table-cell>
          <table:table-cell office:value-type="float" office:value="61.135647352721058" table:style-name="ce334">
            <text:p><text:s/>61<text:s/></text:p>
          </table:table-cell>
          <table:table-cell office:value-type="float" office:value="0.70270859026116161" table:style-name="ce334">
            <text:p><text:s/>1<text:s/></text:p>
          </table:table-cell>
          <table:table-cell office:value-type="float" office:value="4.2162515415669697" table:style-name="ce334">
            <text:p><text:s/>4<text:s/></text:p>
          </table:table-cell>
          <table:table-cell office:value-type="float" office:value="0.70270859026116161" table:style-name="ce334">
            <text:p><text:s/>1<text:s/></text:p>
          </table:table-cell>
          <table:table-cell office:value-type="float" office:value="26.70292642992414" table:style-name="ce334">
            <text:p><text:s/>27<text:s/></text:p>
          </table:table-cell>
          <table:table-cell office:value-type="float" office:value="161.62297576006716" table:style-name="ce334">
            <text:p><text:s/>162<text:s/></text:p>
          </table:table-cell>
          <table:table-cell office:value-type="float" office:value="245.24529800114541" table:style-name="ce334">
            <text:p><text:s/>245<text:s/></text:p>
          </table:table-cell>
          <table:table-cell office:value-type="float" office:value="18.973131937051363" table:style-name="ce334">
            <text:p><text:s/>19<text:s/></text:p>
          </table:table-cell>
          <table:table-cell office:value-type="float" office:value="0" table:style-name="ce334">
            <text:p><text:s/>-00<text:s/></text:p>
          </table:table-cell>
          <table:table-cell office:value-type="float" office:value="30.216469381229949" table:style-name="ce334">
            <text:p><text:s/>30<text:s/></text:p>
          </table:table-cell>
          <table:table-cell office:value-type="float" office:value="0" table:style-name="ce334">
            <text:p><text:s/>-00<text:s/></text:p>
          </table:table-cell>
          <table:table-cell office:value-type="float" office:value="108.91983149048006" table:style-name="ce334">
            <text:p><text:s/>109<text:s/></text:p>
          </table:table-cell>
          <table:table-cell office:value-type="float" office:value="371.73284424815449" table:style-name="ce334">
            <text:p><text:s/>372<text:s/></text:p>
          </table:table-cell>
          <table:table-cell office:value-type="float" office:value="2.8108343610446465" table:style-name="ce334">
            <text:p><text:s/>3<text:s/></text:p>
          </table:table-cell>
          <table:table-cell office:value-type="float" office:value="6.324377312350455" table:style-name="ce334">
            <text:p><text:s/>6<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6.324377312350455" table:style-name="ce334">
            <text:p><text:s/>6<text:s/></text:p>
          </table:table-cell>
          <table:table-cell office:value-type="float" office:value="14.756880395484394" table:style-name="ce334">
            <text:p><text:s/>15<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318">
            <text:p>North West Region</text:p>
          </table:table-cell>
          <table:table-cell office:value-type="float" office:value="1516.2999155386526" table:style-name="ce335">
            <text:p><text:s/>1,516<text:s/></text:p>
          </table:table-cell>
          <table:table-cell office:value-type="float" office:value="232.16928253657764" table:style-name="ce336">
            <text:p><text:s/>232<text:s/></text:p>
          </table:table-cell>
          <table:table-cell office:value-type="float" office:value="63.356295647902463" table:style-name="ce336">
            <text:p><text:s/>63<text:s/></text:p>
          </table:table-cell>
          <table:table-cell office:value-type="float" office:value="28.798316203592027" table:style-name="ce336">
            <text:p><text:s/>29<text:s/></text:p>
          </table:table-cell>
          <table:table-cell office:value-type="float" office:value="98.874218965665975" table:style-name="ce336">
            <text:p><text:s/>99<text:s/></text:p>
          </table:table-cell>
          <table:table-cell office:value-type="float" office:value="0.95994387345306764" table:style-name="ce336">
            <text:p><text:s/>1<text:s/></text:p>
          </table:table-cell>
          <table:table-cell office:value-type="float" office:value="2.8798316203592029" table:style-name="ce336">
            <text:p><text:s/>3<text:s/></text:p>
          </table:table-cell>
          <table:table-cell office:value-type="float" office:value="1.7827529078414113" table:style-name="ce336">
            <text:p><text:s/>2<text:s/></text:p>
          </table:table-cell>
          <table:table-cell office:value-type="float" office:value="8.7766297001423332" table:style-name="ce336">
            <text:p><text:s/>9<text:s/></text:p>
          </table:table-cell>
          <table:table-cell office:value-type="float" office:value="377.25794226705557" table:style-name="ce336">
            <text:p><text:s/>377<text:s/></text:p>
          </table:table-cell>
          <table:table-cell office:value-type="float" office:value="1022.0659555493876" table:style-name="ce336">
            <text:p><text:s/>1,022<text:s/></text:p>
          </table:table-cell>
          <table:table-cell office:value-type="float" office:value="44.843092374164733" table:style-name="ce336">
            <text:p><text:s/>45<text:s/></text:p>
          </table:table-cell>
          <table:table-cell office:value-type="float" office:value="0" table:style-name="ce336">
            <text:p><text:s/>-00<text:s/></text:p>
          </table:table-cell>
          <table:table-cell office:value-type="float" office:value="14.26202326273129" table:style-name="ce336">
            <text:p><text:s/>14<text:s/></text:p>
          </table:table-cell>
          <table:table-cell office:value-type="float" office:value="1.0970787125177917" table:style-name="ce336">
            <text:p><text:s/>1<text:s/></text:p>
          </table:table-cell>
          <table:table-cell office:value-type="float" office:value="56.499553694666261" table:style-name="ce336">
            <text:p><text:s/>56<text:s/></text:p>
          </table:table-cell>
          <table:table-cell office:value-type="float" office:value="1121.4887138713125" table:style-name="ce336">
            <text:p><text:s/>1,121<text:s/></text:p>
          </table:table-cell>
          <table:table-cell office:value-type="float" office:value="4.3883148500711666" table:style-name="ce336">
            <text:p><text:s/>4<text:s/></text:p>
          </table:table-cell>
          <table:table-cell office:value-type="float" office:value="22.215843928485278" table:style-name="ce336">
            <text:p><text:s/>22<text:s/></text:p>
          </table:table-cell>
          <table:table-cell office:value-type="float" office:value="0.41140451719417181" table:style-name="ce336">
            <text:p><text:s/>0<text:s/></text:p>
          </table:table-cell>
          <table:table-cell office:value-type="float" office:value="0.13713483906472396" table:style-name="ce336">
            <text:p><text:s/>0<text:s/></text:p>
          </table:table-cell>
          <table:table-cell office:value-type="float" office:value="13.576349067407669" table:style-name="ce336">
            <text:p><text:s/>14<text:s/></text:p>
          </table:table-cell>
          <table:table-cell office:value-type="float" office:value="39.906238167834665" table:style-name="ce336">
            <text:p><text:s/>40<text:s/></text:p>
          </table:table-cell>
          <table:table-cell office:value-type="float" office:value="98.462814448471789" table:style-name="ce336">
            <text:p><text:s/>98<text:s/></text:p>
          </table:table-cell>
          <table:table-cell table:number-columns-repeated="16359" table:style-name="ce3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Humberside</text:p>
          </table:table-cell>
          <table:table-cell office:value-type="float" office:value="1097.5393875022128" table:style-name="ce333">
            <text:p><text:s/>1,098<text:s/></text:p>
          </table:table-cell>
          <table:table-cell office:value-type="float" office:value="219.93702291100061" table:style-name="ce334">
            <text:p><text:s/>220<text:s/></text:p>
          </table:table-cell>
          <table:table-cell office:value-type="float" office:value="105.14062558672224" table:style-name="ce334">
            <text:p><text:s/>105<text:s/></text:p>
          </table:table-cell>
          <table:table-cell office:value-type="float" office:value="45.060268108595245" table:style-name="ce334">
            <text:p><text:s/>45<text:s/></text:p>
          </table:table-cell>
          <table:table-cell office:value-type="float" office:value="152.34662074810774" table:style-name="ce334">
            <text:p><text:s/>152<text:s/></text:p>
          </table:table-cell>
          <table:table-cell office:value-type="float" office:value="0" table:style-name="ce334">
            <text:p><text:s/>-00<text:s/></text:p>
          </table:table-cell>
          <table:table-cell office:value-type="float" office:value="5.3643176319756245" table:style-name="ce334">
            <text:p><text:s/>5<text:s/></text:p>
          </table:table-cell>
          <table:table-cell office:value-type="float" office:value="0" table:style-name="ce334">
            <text:p><text:s/>-00<text:s/></text:p>
          </table:table-cell>
          <table:table-cell office:value-type="float" office:value="2.1457270527902499" table:style-name="ce334">
            <text:p><text:s/>2<text:s/></text:p>
          </table:table-cell>
          <table:table-cell office:value-type="float" office:value="402.32382239817184" table:style-name="ce334">
            <text:p><text:s/>402<text:s/></text:p>
          </table:table-cell>
          <table:table-cell office:value-type="float" office:value="617.96939120359195" table:style-name="ce334">
            <text:p><text:s/>618<text:s/></text:p>
          </table:table-cell>
          <table:table-cell office:value-type="float" office:value="48.278858687780627" table:style-name="ce334">
            <text:p><text:s/>48<text:s/></text:p>
          </table:table-cell>
          <table:table-cell office:value-type="float" office:value="0" table:style-name="ce334">
            <text:p><text:s/>-00<text:s/></text:p>
          </table:table-cell>
          <table:table-cell office:value-type="float" office:value="5.3643176319756245" table:style-name="ce334">
            <text:p><text:s/>5<text:s/></text:p>
          </table:table-cell>
          <table:table-cell office:value-type="float" office:value="6.4371811583707492" table:style-name="ce334">
            <text:p><text:s/>6<text:s/></text:p>
          </table:table-cell>
          <table:table-cell office:value-type="float" office:value="65.444675110102622" table:style-name="ce334">
            <text:p><text:s/>65<text:s/></text:p>
          </table:table-cell>
          <table:table-cell office:value-type="float" office:value="715.59997210554832" table:style-name="ce334">
            <text:p><text:s/>716<text:s/></text:p>
          </table:table-cell>
          <table:table-cell office:value-type="float" office:value="13.947225843136623" table:style-name="ce334">
            <text:p><text:s/>14<text:s/></text:p>
          </table:table-cell>
          <table:table-cell office:value-type="float" office:value="85.829082111609992" table:style-name="ce334">
            <text:p><text:s/>86<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5.02008936953175" table:style-name="ce334">
            <text:p><text:s/>15<text:s/></text:p>
          </table:table-cell>
          <table:table-cell office:value-type="float" office:value="107.2863526395125" table:style-name="ce334">
            <text:p><text:s/>107<text:s/></text:p>
          </table:table-cell>
          <table:table-cell office:value-type="float" office:value="20.384407001507373" table:style-name="ce334">
            <text:p><text:s/>20<text:s/></text:p>
          </table:table-cell>
          <table:table-cell table:number-columns-repeated="16359" table:style-name="ce18"/>
        </table:table-row>
        <table:table-row table:style-name="ro5">
          <table:table-cell office:value-type="string" table:style-name="ce296">
            <text:p>North Yorkshire</text:p>
          </table:table-cell>
          <table:table-cell office:value-type="float" office:value="2601.8985975220703" table:style-name="ce333">
            <text:p><text:s/>2,602<text:s/></text:p>
          </table:table-cell>
          <table:table-cell office:value-type="float" office:value="84.910443741978995" table:style-name="ce334">
            <text:p><text:s/>85<text:s/></text:p>
          </table:table-cell>
          <table:table-cell office:value-type="float" office:value="59.437310619385293" table:style-name="ce334">
            <text:p><text:s/>59<text:s/></text:p>
          </table:table-cell>
          <table:table-cell office:value-type="float" office:value="19.408101426738057" table:style-name="ce334">
            <text:p><text:s/>19<text:s/></text:p>
          </table:table-cell>
          <table:table-cell office:value-type="float" office:value="95.827500794519153" table:style-name="ce334">
            <text:p><text:s/>96<text:s/></text:p>
          </table:table-cell>
          <table:table-cell office:value-type="float" office:value="0" table:style-name="ce334">
            <text:p><text:s/>-00<text:s/></text:p>
          </table:table-cell>
          <table:table-cell office:value-type="float" office:value="6.0650316958556427" table:style-name="ce334">
            <text:p><text:s/>6<text:s/></text:p>
          </table:table-cell>
          <table:table-cell office:value-type="float" office:value="1.2130063391711285" table:style-name="ce334">
            <text:p><text:s/>1<text:s/></text:p>
          </table:table-cell>
          <table:table-cell office:value-type="float" office:value="16.9820887483958" table:style-name="ce334">
            <text:p><text:s/>17<text:s/></text:p>
          </table:table-cell>
          <table:table-cell office:value-type="float" office:value="238.9622488167123" table:style-name="ce334">
            <text:p><text:s/>239<text:s/></text:p>
          </table:table-cell>
          <table:table-cell office:value-type="float" office:value="1507.7668795897127" table:style-name="ce334">
            <text:p><text:s/>1,508<text:s/></text:p>
          </table:table-cell>
          <table:table-cell office:value-type="float" office:value="35.17718383596273" table:style-name="ce334">
            <text:p><text:s/>35<text:s/></text:p>
          </table:table-cell>
          <table:table-cell office:value-type="float" office:value="3.6390190175133856" table:style-name="ce334">
            <text:p><text:s/>4<text:s/></text:p>
          </table:table-cell>
          <table:table-cell office:value-type="float" office:value="13.343069730882414" table:style-name="ce334">
            <text:p><text:s/>13<text:s/></text:p>
          </table:table-cell>
          <table:table-cell office:value-type="float" office:value="0" table:style-name="ce334">
            <text:p><text:s/>-00<text:s/></text:p>
          </table:table-cell>
          <table:table-cell office:value-type="float" office:value="6.0650316958556427" table:style-name="ce334">
            <text:p><text:s/>6<text:s/></text:p>
          </table:table-cell>
          <table:table-cell office:value-type="float" office:value="1546.5830824431889" table:style-name="ce334">
            <text:p><text:s/>1,547<text:s/></text:p>
          </table:table-cell>
          <table:table-cell office:value-type="float" office:value="12.130063391711285" table:style-name="ce334">
            <text:p><text:s/>12<text:s/></text:p>
          </table:table-cell>
          <table:table-cell office:value-type="float" office:value="58.22430428021417" table:style-name="ce334">
            <text:p><text:s/>58<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6.686139461764828" table:style-name="ce334">
            <text:p><text:s/>27<text:s/></text:p>
          </table:table-cell>
          <table:table-cell office:value-type="float" office:value="88.549462759492386" table:style-name="ce334">
            <text:p><text:s/>89<text:s/></text:p>
          </table:table-cell>
          <table:table-cell office:value-type="float" office:value="1079.5756418623043" table:style-name="ce334">
            <text:p><text:s/>1,080<text:s/></text:p>
          </table:table-cell>
          <table:table-cell table:number-columns-repeated="16359" table:style-name="ce18"/>
        </table:table-row>
        <table:table-row table:style-name="ro5">
          <table:table-cell office:value-type="string" table:style-name="ce296">
            <text:p>South Yorkshire</text:p>
          </table:table-cell>
          <table:table-cell office:value-type="float" office:value="3027.9745501875377" table:style-name="ce333">
            <text:p><text:s/>3,028<text:s/></text:p>
          </table:table-cell>
          <table:table-cell office:value-type="float" office:value="336.44161668750417" table:style-name="ce334">
            <text:p><text:s/>336<text:s/></text:p>
          </table:table-cell>
          <table:table-cell office:value-type="float" office:value="136.8576067881373" table:style-name="ce334">
            <text:p><text:s/>137<text:s/></text:p>
          </table:table-cell>
          <table:table-cell office:value-type="float" office:value="68.428803394068652" table:style-name="ce334">
            <text:p><text:s/>68<text:s/></text:p>
          </table:table-cell>
          <table:table-cell office:value-type="float" office:value="106.20720526787738" table:style-name="ce334">
            <text:p><text:s/>106<text:s/></text:p>
          </table:table-cell>
          <table:table-cell office:value-type="float" office:value="3.5640001767744085" table:style-name="ce334">
            <text:p><text:s/>4<text:s/></text:p>
          </table:table-cell>
          <table:table-cell office:value-type="float" office:value="9.2664004596134628" table:style-name="ce334">
            <text:p><text:s/>9<text:s/></text:p>
          </table:table-cell>
          <table:table-cell office:value-type="float" office:value="3.5640001767744085" table:style-name="ce334">
            <text:p><text:s/>4<text:s/></text:p>
          </table:table-cell>
          <table:table-cell office:value-type="float" office:value="22.096801096001332" table:style-name="ce334">
            <text:p><text:s/>22<text:s/></text:p>
          </table:table-cell>
          <table:table-cell office:value-type="float" office:value="619.42323072339218" table:style-name="ce334">
            <text:p><text:s/>619<text:s/></text:p>
          </table:table-cell>
          <table:table-cell office:value-type="float" office:value="1979.4456981805067" table:style-name="ce334">
            <text:p><text:s/>1,979<text:s/></text:p>
          </table:table-cell>
          <table:table-cell office:value-type="float" office:value="97.653604843618808" table:style-name="ce334">
            <text:p><text:s/>98<text:s/></text:p>
          </table:table-cell>
          <table:table-cell office:value-type="float" office:value="2.8512001414195267" table:style-name="ce334">
            <text:p><text:s/>3<text:s/></text:p>
          </table:table-cell>
          <table:table-cell office:value-type="float" office:value="37.065601838453851" table:style-name="ce334">
            <text:p><text:s/>37<text:s/></text:p>
          </table:table-cell>
          <table:table-cell office:value-type="float" office:value="2.8512001414195267" table:style-name="ce334">
            <text:p><text:s/>3<text:s/></text:p>
          </table:table-cell>
          <table:table-cell office:value-type="float" office:value="177.48720880336558" table:style-name="ce334">
            <text:p><text:s/>177<text:s/></text:p>
          </table:table-cell>
          <table:table-cell office:value-type="float" office:value="2253.1609117567814" table:style-name="ce334">
            <text:p><text:s/>2,253<text:s/></text:p>
          </table:table-cell>
          <table:table-cell office:value-type="float" office:value="9.2664004596134628" table:style-name="ce334">
            <text:p><text:s/>9<text:s/></text:p>
          </table:table-cell>
          <table:table-cell office:value-type="float" office:value="21.384001060646451" table:style-name="ce334">
            <text:p><text:s/>21<text:s/></text:p>
          </table:table-cell>
          <table:table-cell office:value-type="float" office:value="0" table:style-name="ce334">
            <text:p><text:s/>-00<text:s/></text:p>
          </table:table-cell>
          <table:table-cell office:value-type="float" office:value="3.5640001767744085" table:style-name="ce334">
            <text:p><text:s/>4<text:s/></text:p>
          </table:table-cell>
          <table:table-cell office:value-type="float" office:value="33.501601661679445" table:style-name="ce334">
            <text:p><text:s/>34<text:s/></text:p>
          </table:table-cell>
          <table:table-cell office:value-type="float" office:value="63.439203146584475" table:style-name="ce334">
            <text:p><text:s/>63<text:s/></text:p>
          </table:table-cell>
          <table:table-cell office:value-type="float" office:value="332.87761651072975" table:style-name="ce334">
            <text:p><text:s/>333<text:s/></text:p>
          </table:table-cell>
          <table:table-cell table:number-columns-repeated="16359" table:style-name="ce18"/>
        </table:table-row>
        <table:table-row table:style-name="ro5">
          <table:table-cell office:value-type="string" table:style-name="ce296">
            <text:p>West Yorkshire</text:p>
          </table:table-cell>
          <table:table-cell office:value-type="float" office:value="2605.7941207147269" table:style-name="ce333">
            <text:p><text:s/>2,606<text:s/></text:p>
          </table:table-cell>
          <table:table-cell office:value-type="float" office:value="296.95536704803953" table:style-name="ce334">
            <text:p><text:s/>297<text:s/></text:p>
          </table:table-cell>
          <table:table-cell office:value-type="float" office:value="74.562087807417754" table:style-name="ce334">
            <text:p><text:s/>75<text:s/></text:p>
          </table:table-cell>
          <table:table-cell office:value-type="float" office:value="48.271409447576815" table:style-name="ce334">
            <text:p><text:s/>48<text:s/></text:p>
          </table:table-cell>
          <table:table-cell office:value-type="float" office:value="105.16271343936378" table:style-name="ce334">
            <text:p><text:s/>105<text:s/></text:p>
          </table:table-cell>
          <table:table-cell office:value-type="float" office:value="3.4479578176840584" table:style-name="ce334">
            <text:p><text:s/>3<text:s/></text:p>
          </table:table-cell>
          <table:table-cell office:value-type="float" office:value="8.6198945442101458" table:style-name="ce334">
            <text:p><text:s/>9<text:s/></text:p>
          </table:table-cell>
          <table:table-cell office:value-type="float" office:value="2.5859683632630439" table:style-name="ce334">
            <text:p><text:s/>3<text:s/></text:p>
          </table:table-cell>
          <table:table-cell office:value-type="float" office:value="3.0169630904735509" table:style-name="ce334">
            <text:p><text:s/>3<text:s/></text:p>
          </table:table-cell>
          <table:table-cell office:value-type="float" office:value="500.38487829139899" table:style-name="ce334">
            <text:p><text:s/>500<text:s/></text:p>
          </table:table-cell>
          <table:table-cell office:value-type="float" office:value="1884.7399420915485" table:style-name="ce334">
            <text:p><text:s/>1,885<text:s/></text:p>
          </table:table-cell>
          <table:table-cell office:value-type="float" office:value="60.339261809471019" table:style-name="ce334">
            <text:p><text:s/>60<text:s/></text:p>
          </table:table-cell>
          <table:table-cell office:value-type="float" office:value="0" table:style-name="ce334">
            <text:p><text:s/>-00<text:s/></text:p>
          </table:table-cell>
          <table:table-cell office:value-type="float" office:value="9.4818839986311598" table:style-name="ce334">
            <text:p><text:s/>9<text:s/></text:p>
          </table:table-cell>
          <table:table-cell office:value-type="float" office:value="0" table:style-name="ce334">
            <text:p><text:s/>-00<text:s/></text:p>
          </table:table-cell>
          <table:table-cell office:value-type="float" office:value="54.30533562852392" table:style-name="ce334">
            <text:p><text:s/>54<text:s/></text:p>
          </table:table-cell>
          <table:table-cell office:value-type="float" office:value="1988.1786766220703" table:style-name="ce334">
            <text:p><text:s/>1,988<text:s/></text:p>
          </table:table-cell>
          <table:table-cell office:value-type="float" office:value="17.239789088420292" table:style-name="ce334">
            <text:p><text:s/>17<text:s/></text:p>
          </table:table-cell>
          <table:table-cell office:value-type="float" office:value="30.60062563194602" table:style-name="ce334">
            <text:p><text:s/>31<text:s/></text:p>
          </table:table-cell>
          <table:table-cell office:value-type="float" office:value="3.8789525448945663" table:style-name="ce334">
            <text:p><text:s/>4<text:s/></text:p>
          </table:table-cell>
          <table:table-cell office:value-type="float" office:value="1.7239789088420292" table:style-name="ce334">
            <text:p><text:s/>2<text:s/></text:p>
          </table:table-cell>
          <table:table-cell office:value-type="float" office:value="10.774868180262683" table:style-name="ce334">
            <text:p><text:s/>11<text:s/></text:p>
          </table:table-cell>
          <table:table-cell office:value-type="float" office:value="61.63224599110255" table:style-name="ce334">
            <text:p><text:s/>62<text:s/></text:p>
          </table:table-cell>
          <table:table-cell office:value-type="float" office:value="323.2460454078805" table:style-name="ce334">
            <text:p><text:s/>323<text:s/></text:p>
          </table:table-cell>
          <table:table-cell table:number-columns-repeated="16359" table:style-name="ce18"/>
        </table:table-row>
        <table:table-row table:style-name="ro5">
          <table:table-cell office:value-type="string" table:style-name="ce318">
            <text:p>Yorkshire and The Humber Region</text:p>
          </table:table-cell>
          <table:table-cell office:value-type="float" office:value="2456.7419426364809" table:style-name="ce335">
            <text:p><text:s/>2,457<text:s/></text:p>
          </table:table-cell>
          <table:table-cell office:value-type="float" office:value="262.06220692512153" table:style-name="ce336">
            <text:p><text:s/>262<text:s/></text:p>
          </table:table-cell>
          <table:table-cell office:value-type="float" office:value="93.437221410628297" table:style-name="ce336">
            <text:p><text:s/>93<text:s/></text:p>
          </table:table-cell>
          <table:table-cell office:value-type="float" office:value="48.543556435990482" table:style-name="ce336">
            <text:p><text:s/>49<text:s/></text:p>
          </table:table-cell>
          <table:table-cell office:value-type="float" office:value="112.0516678635269" table:style-name="ce336">
            <text:p><text:s/>112<text:s/></text:p>
          </table:table-cell>
          <table:table-cell office:value-type="float" office:value="2.3724294498792342" table:style-name="ce336">
            <text:p><text:s/>2<text:s/></text:p>
          </table:table-cell>
          <table:table-cell office:value-type="float" office:value="7.8472666419082362" table:style-name="ce336">
            <text:p><text:s/>8<text:s/></text:p>
          </table:table-cell>
          <table:table-cell office:value-type="float" office:value="2.1899348768116011" table:style-name="ce336">
            <text:p><text:s/>2<text:s/></text:p>
          </table:table-cell>
          <table:table-cell office:value-type="float" office:value="9.8547069456522038" table:style-name="ce336">
            <text:p><text:s/>10<text:s/></text:p>
          </table:table-cell>
          <table:table-cell office:value-type="float" office:value="474.85087912198208" table:style-name="ce336">
            <text:p><text:s/>475<text:s/></text:p>
          </table:table-cell>
          <table:table-cell office:value-type="float" office:value="1636.7938258436038" table:style-name="ce336">
            <text:p><text:s/>1,637<text:s/></text:p>
          </table:table-cell>
          <table:table-cell office:value-type="float" office:value="64.055595146739321" table:style-name="ce336">
            <text:p><text:s/>64<text:s/></text:p>
          </table:table-cell>
          <table:table-cell office:value-type="float" office:value="1.2774620114734339" table:style-name="ce336">
            <text:p><text:s/>1<text:s/></text:p>
          </table:table-cell>
          <table:table-cell office:value-type="float" office:value="16.424511576087006" table:style-name="ce336">
            <text:p><text:s/>16<text:s/></text:p>
          </table:table-cell>
          <table:table-cell office:value-type="float" office:value="1.8249457306763339" table:style-name="ce336">
            <text:p><text:s/>2<text:s/></text:p>
          </table:table-cell>
          <table:table-cell office:value-type="float" office:value="80.480106722826321" table:style-name="ce336">
            <text:p><text:s/>80<text:s/></text:p>
          </table:table-cell>
          <table:table-cell office:value-type="float" office:value="1773.117271925126" table:style-name="ce336">
            <text:p><text:s/>1,773<text:s/></text:p>
          </table:table-cell>
          <table:table-cell office:value-type="float" office:value="13.869587553140139" table:style-name="ce336">
            <text:p><text:s/>14<text:s/></text:p>
          </table:table-cell>
          <table:table-cell office:value-type="float" office:value="41.79125723248805" table:style-name="ce336">
            <text:p><text:s/>42<text:s/></text:p>
          </table:table-cell>
          <table:table-cell office:value-type="float" office:value="1.6424511576087006" table:style-name="ce336">
            <text:p><text:s/>2<text:s/></text:p>
          </table:table-cell>
          <table:table-cell office:value-type="float" office:value="1.6424511576087006" table:style-name="ce336">
            <text:p><text:s/>2<text:s/></text:p>
          </table:table-cell>
          <table:table-cell office:value-type="float" office:value="19.709413891304408" table:style-name="ce336">
            <text:p><text:s/>20<text:s/></text:p>
          </table:table-cell>
          <table:table-cell office:value-type="float" office:value="73.910302092391518" table:style-name="ce336">
            <text:p><text:s/>74<text:s/></text:p>
          </table:table-cell>
          <table:table-cell office:value-type="float" office:value="387.9834623417886" table:style-name="ce336">
            <text:p><text:s/>388<text:s/></text:p>
          </table:table-cell>
          <table:table-cell table:number-columns-repeated="16359" table:style-name="ce3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Derbyshire</text:p>
          </table:table-cell>
          <table:table-cell office:value-type="float" office:value="2694.3481348427254" table:style-name="ce333">
            <text:p><text:s/>2,694<text:s/></text:p>
          </table:table-cell>
          <table:table-cell office:value-type="float" office:value="384.49999810123461" table:style-name="ce334">
            <text:p><text:s/>384<text:s/></text:p>
          </table:table-cell>
          <table:table-cell office:value-type="float" office:value="161.3950609313824" table:style-name="ce334">
            <text:p><text:s/>161<text:s/></text:p>
          </table:table-cell>
          <table:table-cell office:value-type="float" office:value="93.988888424746222" table:style-name="ce334">
            <text:p><text:s/>94<text:s/></text:p>
          </table:table-cell>
          <table:table-cell office:value-type="float" office:value="210.76296192215821" table:style-name="ce334">
            <text:p><text:s/>211<text:s/></text:p>
          </table:table-cell>
          <table:table-cell office:value-type="float" office:value="1.898765422722146" table:style-name="ce334">
            <text:p><text:s/>2<text:s/></text:p>
          </table:table-cell>
          <table:table-cell office:value-type="float" office:value="12.34197524769395" table:style-name="ce334">
            <text:p><text:s/>12<text:s/></text:p>
          </table:table-cell>
          <table:table-cell office:value-type="float" office:value="9.4938271136107311" table:style-name="ce334">
            <text:p><text:s/>9<text:s/></text:p>
          </table:table-cell>
          <table:table-cell office:value-type="float" office:value="11.392592536332875" table:style-name="ce334">
            <text:p><text:s/>11<text:s/></text:p>
          </table:table-cell>
          <table:table-cell office:value-type="float" office:value="750.01234197524775" table:style-name="ce334">
            <text:p><text:s/>750<text:s/></text:p>
          </table:table-cell>
          <table:table-cell office:value-type="float" office:value="1695.5975224908764" table:style-name="ce334">
            <text:p><text:s/>1,696<text:s/></text:p>
          </table:table-cell>
          <table:table-cell office:value-type="float" office:value="111.07777722924554" table:style-name="ce334">
            <text:p><text:s/>111<text:s/></text:p>
          </table:table-cell>
          <table:table-cell office:value-type="float" office:value="0" table:style-name="ce334">
            <text:p><text:s/>-00<text:s/></text:p>
          </table:table-cell>
          <table:table-cell office:value-type="float" office:value="14.240740670416095" table:style-name="ce334">
            <text:p><text:s/>14<text:s/></text:p>
          </table:table-cell>
          <table:table-cell office:value-type="float" office:value="0.949382711361073" table:style-name="ce334">
            <text:p><text:s/>1<text:s/></text:p>
          </table:table-cell>
          <table:table-cell office:value-type="float" office:value="328.48641813093127" table:style-name="ce334">
            <text:p><text:s/>328<text:s/></text:p>
          </table:table-cell>
          <table:table-cell office:value-type="float" office:value="2085.7938168602777" table:style-name="ce334">
            <text:p><text:s/>2,086<text:s/></text:p>
          </table:table-cell>
          <table:table-cell office:value-type="float" office:value="17.088888804499316" table:style-name="ce334">
            <text:p><text:s/>17<text:s/></text:p>
          </table:table-cell>
          <table:table-cell office:value-type="float" office:value="56.962962681664379" table:style-name="ce334">
            <text:p><text:s/>57<text:s/></text:p>
          </table:table-cell>
          <table:table-cell office:value-type="float" office:value="0" table:style-name="ce334">
            <text:p><text:s/>-00<text:s/></text:p>
          </table:table-cell>
          <table:table-cell office:value-type="float" office:value="1.898765422722146" table:style-name="ce334">
            <text:p><text:s/>2<text:s/></text:p>
          </table:table-cell>
          <table:table-cell office:value-type="float" office:value="37.975308454442924" table:style-name="ce334">
            <text:p><text:s/>38<text:s/></text:p>
          </table:table-cell>
          <table:table-cell office:value-type="float" office:value="111.07777722924554" table:style-name="ce334">
            <text:p><text:s/>111<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296">
            <text:p>Leicestershire</text:p>
          </table:table-cell>
          <table:table-cell office:value-type="float" office:value="2514.6750361101481" table:style-name="ce333">
            <text:p><text:s/>2,515<text:s/></text:p>
          </table:table-cell>
          <table:table-cell office:value-type="float" office:value="282.66081708186096" table:style-name="ce334">
            <text:p><text:s/>283<text:s/></text:p>
          </table:table-cell>
          <table:table-cell office:value-type="float" office:value="175.63390575960292" table:style-name="ce334">
            <text:p><text:s/>176<text:s/></text:p>
          </table:table-cell>
          <table:table-cell office:value-type="float" office:value="65.862714659851108" table:style-name="ce334">
            <text:p><text:s/>66<text:s/></text:p>
          </table:table-cell>
          <table:table-cell office:value-type="float" office:value="151.85014768799002" table:style-name="ce334">
            <text:p><text:s/>152<text:s/></text:p>
          </table:table-cell>
          <table:table-cell office:value-type="float" office:value="3.6590397033250608" table:style-name="ce334">
            <text:p><text:s/>4<text:s/></text:p>
          </table:table-cell>
          <table:table-cell office:value-type="float" office:value="8.2328393324813884" table:style-name="ce334">
            <text:p><text:s/>8<text:s/></text:p>
          </table:table-cell>
          <table:table-cell office:value-type="float" office:value="2.7442797774937957" table:style-name="ce334">
            <text:p><text:s/>3<text:s/></text:p>
          </table:table-cell>
          <table:table-cell office:value-type="float" office:value="21.0394782941191" table:style-name="ce334">
            <text:p><text:s/>21<text:s/></text:p>
          </table:table-cell>
          <table:table-cell office:value-type="float" office:value="612.88915030694773" table:style-name="ce334">
            <text:p><text:s/>613<text:s/></text:p>
          </table:table-cell>
          <table:table-cell office:value-type="float" office:value="1845.070770401662" table:style-name="ce334">
            <text:p><text:s/>1,845<text:s/></text:p>
          </table:table-cell>
          <table:table-cell office:value-type="float" office:value="38.419916884913142" table:style-name="ce334">
            <text:p><text:s/>38<text:s/></text:p>
          </table:table-cell>
          <table:table-cell office:value-type="float" office:value="0" table:style-name="ce334">
            <text:p><text:s/>-00<text:s/></text:p>
          </table:table-cell>
          <table:table-cell office:value-type="float" office:value="7.3180794066501216" table:style-name="ce334">
            <text:p><text:s/>7<text:s/></text:p>
          </table:table-cell>
          <table:table-cell office:value-type="float" office:value="0" table:style-name="ce334">
            <text:p><text:s/>-00<text:s/></text:p>
          </table:table-cell>
          <table:table-cell office:value-type="float" office:value="234.17854101280389" table:style-name="ce334">
            <text:p><text:s/>234<text:s/></text:p>
          </table:table-cell>
          <table:table-cell office:value-type="float" office:value="2079.2493114144659" table:style-name="ce334">
            <text:p><text:s/>2,079<text:s/></text:p>
          </table:table-cell>
          <table:table-cell office:value-type="float" office:value="17.380438590794039" table:style-name="ce334">
            <text:p><text:s/>17<text:s/></text:p>
          </table:table-cell>
          <table:table-cell office:value-type="float" office:value="10.977119109975183" table:style-name="ce334">
            <text:p><text:s/>11<text:s/></text:p>
          </table:table-cell>
          <table:table-cell office:value-type="float" office:value="0.9147599258312652" table:style-name="ce334">
            <text:p><text:s/>1<text:s/></text:p>
          </table:table-cell>
          <table:table-cell office:value-type="float" office:value="0" table:style-name="ce334">
            <text:p><text:s/>-00<text:s/></text:p>
          </table:table-cell>
          <table:table-cell office:value-type="float" office:value="5.4885595549875914" table:style-name="ce334">
            <text:p><text:s/>5<text:s/></text:p>
          </table:table-cell>
          <table:table-cell office:value-type="float" office:value="32.931357329925554" table:style-name="ce334">
            <text:p><text:s/>33<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296">
            <text:p>Lincolnshire<text:s/><text:span text:style-name="T3">2</text:span></text:p>
          </table:table-cell>
          <table:table-cell office:value-type="float" office:value="440.5735129320895" table:style-name="ce333">
            <text:p><text:s/>441<text:s/></text:p>
          </table:table-cell>
          <table:table-cell office:value-type="float" office:value="66.152179118932366" table:style-name="ce334">
            <text:p><text:s/>66<text:s/></text:p>
          </table:table-cell>
          <table:table-cell office:value-type="float" office:value="44.983481800874003" table:style-name="ce334">
            <text:p><text:s/>45<text:s/></text:p>
          </table:table-cell>
          <table:table-cell office:value-type="float" office:value="23.81478448281565" table:style-name="ce334">
            <text:p><text:s/>24<text:s/></text:p>
          </table:table-cell>
          <table:table-cell office:value-type="float" office:value="85.997832854612071" table:style-name="ce334">
            <text:p><text:s/>86<text:s/></text:p>
          </table:table-cell>
          <table:table-cell office:value-type="float" office:value="0" table:style-name="ce334">
            <text:p><text:s/>-00<text:s/></text:p>
          </table:table-cell>
          <table:table-cell office:value-type="float" office:value="1.3230435823786473" table:style-name="ce334">
            <text:p><text:s/>1<text:s/></text:p>
          </table:table-cell>
          <table:table-cell office:value-type="float" office:value="1.3230435823786473" table:style-name="ce334">
            <text:p><text:s/>1<text:s/></text:p>
          </table:table-cell>
          <table:table-cell office:value-type="float" office:value="9.2613050766505296" table:style-name="ce334">
            <text:p><text:s/>9<text:s/></text:p>
          </table:table-cell>
          <table:table-cell office:value-type="float" office:value="161.41131705019495" table:style-name="ce334">
            <text:p><text:s/>161<text:s/></text:p>
          </table:table-cell>
          <table:table-cell office:value-type="float" office:value="80.705658525097476" table:style-name="ce334">
            <text:p><text:s/>81<text:s/></text:p>
          </table:table-cell>
          <table:table-cell office:value-type="float" office:value="60.860004789417765" table:style-name="ce334">
            <text:p><text:s/>61<text:s/></text:p>
          </table:table-cell>
          <table:table-cell office:value-type="float" office:value="0" table:style-name="ce334">
            <text:p><text:s/>-00<text:s/></text:p>
          </table:table-cell>
          <table:table-cell office:value-type="float" office:value="27.783915229951592" table:style-name="ce334">
            <text:p><text:s/>28<text:s/></text:p>
          </table:table-cell>
          <table:table-cell office:value-type="float" office:value="1.3230435823786473" table:style-name="ce334">
            <text:p><text:s/>1<text:s/></text:p>
          </table:table-cell>
          <table:table-cell office:value-type="float" office:value="22.491740900437001" table:style-name="ce334">
            <text:p><text:s/>22<text:s/></text:p>
          </table:table-cell>
          <table:table-cell office:value-type="float" office:value="170.67262212684548" table:style-name="ce334">
            <text:p><text:s/>171<text:s/></text:p>
          </table:table-cell>
          <table:table-cell office:value-type="float" office:value="7.9382614942718837" table:style-name="ce334">
            <text:p><text:s/>8<text:s/></text:p>
          </table:table-cell>
          <table:table-cell office:value-type="float" office:value="26.46087164757294" table:style-name="ce334">
            <text:p><text:s/>26<text:s/></text:p>
          </table:table-cell>
          <table:table-cell office:value-type="float" office:value="0" table:style-name="ce334">
            <text:p><text:s/>-00<text:s/></text:p>
          </table:table-cell>
          <table:table-cell office:value-type="float" office:value="1.3230435823786473" table:style-name="ce334">
            <text:p><text:s/>1<text:s/></text:p>
          </table:table-cell>
          <table:table-cell office:value-type="float" office:value="22.491740900437001" table:style-name="ce334">
            <text:p><text:s/>22<text:s/></text:p>
          </table:table-cell>
          <table:table-cell office:value-type="float" office:value="51.598699712767235" table:style-name="ce334">
            <text:p><text:s/>52<text:s/></text:p>
          </table:table-cell>
          <table:table-cell office:value-type="float" office:value="15.876522988543767" table:style-name="ce334">
            <text:p><text:s/>16<text:s/></text:p>
          </table:table-cell>
          <table:table-cell table:number-columns-repeated="16359" table:style-name="ce18"/>
        </table:table-row>
        <table:table-row table:style-name="ro5">
          <table:table-cell office:value-type="string" table:style-name="ce296">
            <text:p>Northamptonshire</text:p>
          </table:table-cell>
          <table:table-cell office:value-type="float" office:value="2748.7152598505659" table:style-name="ce333">
            <text:p><text:s/>2,749<text:s/></text:p>
          </table:table-cell>
          <table:table-cell office:value-type="float" office:value="337.06873259481398" table:style-name="ce334">
            <text:p><text:s/>337<text:s/></text:p>
          </table:table-cell>
          <table:table-cell office:value-type="float" office:value="242.10095476056082" table:style-name="ce334">
            <text:p><text:s/>242<text:s/></text:p>
          </table:table-cell>
          <table:table-cell office:value-type="float" office:value="20.063615035405594" table:style-name="ce334">
            <text:p><text:s/>20<text:s/></text:p>
          </table:table-cell>
          <table:table-cell office:value-type="float" office:value="185.92283266142516" table:style-name="ce334">
            <text:p><text:s/>186<text:s/></text:p>
          </table:table-cell>
          <table:table-cell office:value-type="float" office:value="4.0127230070811182" table:style-name="ce334">
            <text:p><text:s/>4<text:s/></text:p>
          </table:table-cell>
          <table:table-cell office:value-type="float" office:value="1.337574335693706" table:style-name="ce334">
            <text:p><text:s/>1<text:s/></text:p>
          </table:table-cell>
          <table:table-cell office:value-type="float" office:value="5.3502973427748239" table:style-name="ce334">
            <text:p><text:s/>5<text:s/></text:p>
          </table:table-cell>
          <table:table-cell office:value-type="float" office:value="98.980500841334262" table:style-name="ce334">
            <text:p><text:s/>99<text:s/></text:p>
          </table:table-cell>
          <table:table-cell office:value-type="float" office:value="782.48098638081808" table:style-name="ce334">
            <text:p><text:s/>782<text:s/></text:p>
          </table:table-cell>
          <table:table-cell office:value-type="float" office:value="1825.788968221909" table:style-name="ce334">
            <text:p><text:s/>1,826<text:s/></text:p>
          </table:table-cell>
          <table:table-cell office:value-type="float" office:value="70.891439791766416" table:style-name="ce334">
            <text:p><text:s/>71<text:s/></text:p>
          </table:table-cell>
          <table:table-cell office:value-type="float" office:value="0" table:style-name="ce334">
            <text:p><text:s/>-00<text:s/></text:p>
          </table:table-cell>
          <table:table-cell office:value-type="float" office:value="1.337574335693706" table:style-name="ce334">
            <text:p><text:s/>1<text:s/></text:p>
          </table:table-cell>
          <table:table-cell office:value-type="float" office:value="0" table:style-name="ce334">
            <text:p><text:s/>-00<text:s/></text:p>
          </table:table-cell>
          <table:table-cell office:value-type="float" office:value="41.464804406504889" table:style-name="ce334">
            <text:p><text:s/>41<text:s/></text:p>
          </table:table-cell>
          <table:table-cell office:value-type="float" office:value="1907.3810026992251" table:style-name="ce334">
            <text:p><text:s/>1,907<text:s/></text:p>
          </table:table-cell>
          <table:table-cell office:value-type="float" office:value="17.388466364018182" table:style-name="ce334">
            <text:p><text:s/>17<text:s/></text:p>
          </table:table-cell>
          <table:table-cell office:value-type="float" office:value="10.700594685549648" table:style-name="ce334">
            <text:p><text:s/>1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8.089061049567832" table:style-name="ce334">
            <text:p><text:s/>28<text:s/></text:p>
          </table:table-cell>
          <table:table-cell office:value-type="float" office:value="56.178122099135663" table:style-name="ce334">
            <text:p><text:s/>56<text:s/></text:p>
          </table:table-cell>
          <table:table-cell office:value-type="float" office:value="391.9092803582559" table:style-name="ce334">
            <text:p><text:s/>392<text:s/></text:p>
          </table:table-cell>
          <table:table-cell table:number-columns-repeated="16359" table:style-name="ce18"/>
        </table:table-row>
        <table:table-row table:style-name="ro5">
          <table:table-cell office:value-type="string" table:style-name="ce296">
            <text:p>Nottinghamshire</text:p>
          </table:table-cell>
          <table:table-cell office:value-type="float" office:value="2948.375274541997" table:style-name="ce333">
            <text:p><text:s/>2,948<text:s/></text:p>
          </table:table-cell>
          <table:table-cell office:value-type="float" office:value="447.06483739749348" table:style-name="ce334">
            <text:p><text:s/>447<text:s/></text:p>
          </table:table-cell>
          <table:table-cell office:value-type="float" office:value="93.57171015296376" table:style-name="ce334">
            <text:p><text:s/>94<text:s/></text:p>
          </table:table-cell>
          <table:table-cell office:value-type="float" office:value="77.976425127469795" table:style-name="ce334">
            <text:p><text:s/>78<text:s/></text:p>
          </table:table-cell>
          <table:table-cell office:value-type="float" office:value="116.09823296756613" table:style-name="ce334">
            <text:p><text:s/>116<text:s/></text:p>
          </table:table-cell>
          <table:table-cell office:value-type="float" office:value="3.4656188945542135" table:style-name="ce334">
            <text:p><text:s/>3<text:s/></text:p>
          </table:table-cell>
          <table:table-cell office:value-type="float" office:value="0.86640472363855336" table:style-name="ce334">
            <text:p><text:s/>1<text:s/></text:p>
          </table:table-cell>
          <table:table-cell office:value-type="float" office:value="0" table:style-name="ce334">
            <text:p><text:s/>-00<text:s/></text:p>
          </table:table-cell>
          <table:table-cell office:value-type="float" office:value="22.526522814602384" table:style-name="ce334">
            <text:p><text:s/>23<text:s/></text:p>
          </table:table-cell>
          <table:table-cell office:value-type="float" office:value="676.66208916171013" table:style-name="ce334">
            <text:p><text:s/>677<text:s/></text:p>
          </table:table-cell>
          <table:table-cell office:value-type="float" office:value="1942.4793903976365" table:style-name="ce334">
            <text:p><text:s/>1,942<text:s/></text:p>
          </table:table-cell>
          <table:table-cell office:value-type="float" office:value="120.4302565857589" table:style-name="ce334">
            <text:p><text:s/>120<text:s/></text:p>
          </table:table-cell>
          <table:table-cell office:value-type="float" office:value="0" table:style-name="ce334">
            <text:p><text:s/>-00<text:s/></text:p>
          </table:table-cell>
          <table:table-cell office:value-type="float" office:value="2.5992141709156598" table:style-name="ce334">
            <text:p><text:s/>3<text:s/></text:p>
          </table:table-cell>
          <table:table-cell office:value-type="float" office:value="0" table:style-name="ce334">
            <text:p><text:s/>-00<text:s/></text:p>
          </table:table-cell>
          <table:table-cell office:value-type="float" office:value="376.88605478277066" table:style-name="ce334">
            <text:p><text:s/>377<text:s/></text:p>
          </table:table-cell>
          <table:table-cell office:value-type="float" office:value="2394.7426561369612" table:style-name="ce334">
            <text:p><text:s/>2,395<text:s/></text:p>
          </table:table-cell>
          <table:table-cell office:value-type="float" office:value="25.125736985518046" table:style-name="ce334">
            <text:p><text:s/>25<text:s/></text:p>
          </table:table-cell>
          <table:table-cell office:value-type="float" office:value="15.595285025493959" table:style-name="ce334">
            <text:p><text:s/>16<text:s/></text:p>
          </table:table-cell>
          <table:table-cell office:value-type="float" office:value="0.86640472363855336" table:style-name="ce334">
            <text:p><text:s/>1<text:s/></text:p>
          </table:table-cell>
          <table:table-cell office:value-type="float" office:value="0" table:style-name="ce334">
            <text:p><text:s/>-00<text:s/></text:p>
          </table:table-cell>
          <table:table-cell office:value-type="float" office:value="6.0648330654698732" table:style-name="ce334">
            <text:p><text:s/>6<text:s/></text:p>
          </table:table-cell>
          <table:table-cell office:value-type="float" office:value="46.78585507648188" table:style-name="ce334">
            <text:p><text:s/>47<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318">
            <text:p>East Midlands Region</text:p>
          </table:table-cell>
          <table:table-cell office:value-type="float" office:value="2368.3695072738165" table:style-name="ce335">
            <text:p><text:s/>2,368<text:s/></text:p>
          </table:table-cell>
          <table:table-cell office:value-type="float" office:value="318.89102523672767" table:style-name="ce336">
            <text:p><text:s/>319<text:s/></text:p>
          </table:table-cell>
          <table:table-cell office:value-type="float" office:value="142.58508634932014" table:style-name="ce336">
            <text:p><text:s/>143<text:s/></text:p>
          </table:table-cell>
          <table:table-cell office:value-type="float" office:value="61.197102754306748" table:style-name="ce336">
            <text:p><text:s/>61<text:s/></text:p>
          </table:table-cell>
          <table:table-cell office:value-type="float" office:value="151.11937618920646" table:style-name="ce336">
            <text:p><text:s/>151<text:s/></text:p>
          </table:table-cell>
          <table:table-cell office:value-type="float" office:value="2.7059943394761485" table:style-name="ce336">
            <text:p><text:s/>3<text:s/></text:p>
          </table:table-cell>
          <table:table-cell office:value-type="float" office:value="5.2038352682233633" table:style-name="ce336">
            <text:p><text:s/>5<text:s/></text:p>
          </table:table-cell>
          <table:table-cell office:value-type="float" office:value="3.746761393120821" table:style-name="ce336">
            <text:p><text:s/>4<text:s/></text:p>
          </table:table-cell>
          <table:table-cell office:value-type="float" office:value="29.557784323508699" table:style-name="ce336">
            <text:p><text:s/>30<text:s/></text:p>
          </table:table-cell>
          <table:table-cell office:value-type="float" office:value="613.63625482889893" table:style-name="ce336">
            <text:p><text:s/>614<text:s/></text:p>
          </table:table-cell>
          <table:table-cell office:value-type="float" office:value="1555.1141315558698" table:style-name="ce336">
            <text:p><text:s/>1,555<text:s/></text:p>
          </table:table-cell>
          <table:table-cell office:value-type="float" office:value="82.636904059387007" table:style-name="ce336">
            <text:p><text:s/>83<text:s/></text:p>
          </table:table-cell>
          <table:table-cell office:value-type="float" office:value="0" table:style-name="ce336">
            <text:p><text:s/>-00<text:s/></text:p>
          </table:table-cell>
          <table:table-cell office:value-type="float" office:value="9.9913637149888572" table:style-name="ce336">
            <text:p><text:s/>10<text:s/></text:p>
          </table:table-cell>
          <table:table-cell office:value-type="float" office:value="0.41630682145786901" table:style-name="ce336">
            <text:p><text:s/>0<text:s/></text:p>
          </table:table-cell>
          <table:table-cell office:value-type="float" office:value="225.84645064089395" table:style-name="ce336">
            <text:p><text:s/>226<text:s/></text:p>
          </table:table-cell>
          <table:table-cell office:value-type="float" office:value="1829.4603268966055" table:style-name="ce336">
            <text:p><text:s/>1,829<text:s/></text:p>
          </table:table-cell>
          <table:table-cell office:value-type="float" office:value="17.693039911959435" table:style-name="ce336">
            <text:p><text:s/>18<text:s/></text:p>
          </table:table-cell>
          <table:table-cell office:value-type="float" office:value="24.562102466014274" table:style-name="ce336">
            <text:p><text:s/>25<text:s/></text:p>
          </table:table-cell>
          <table:table-cell office:value-type="float" office:value="0.41630682145786901" table:style-name="ce336">
            <text:p><text:s/>0<text:s/></text:p>
          </table:table-cell>
          <table:table-cell office:value-type="float" office:value="0.62446023218680358" table:style-name="ce336">
            <text:p><text:s/>1<text:s/></text:p>
          </table:table-cell>
          <table:table-cell office:value-type="float" office:value="18.941960376333043" table:style-name="ce336">
            <text:p><text:s/>19<text:s/></text:p>
          </table:table-cell>
          <table:table-cell office:value-type="float" office:value="59.948182289933136" table:style-name="ce336">
            <text:p><text:s/>60<text:s/></text:p>
          </table:table-cell>
          <table:table-cell office:value-type="float" office:value="63.486790272325031" table:style-name="ce336">
            <text:p><text:s/>63<text:s/></text:p>
          </table:table-cell>
          <table:table-cell table:number-columns-repeated="16359" table:style-name="ce3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Staffordshire</text:p>
          </table:table-cell>
          <table:table-cell office:value-type="float" office:value="2260.7271814204828" table:style-name="ce333">
            <text:p><text:s/>2,261<text:s/></text:p>
          </table:table-cell>
          <table:table-cell office:value-type="float" office:value="279.38591682787353" table:style-name="ce334">
            <text:p><text:s/>279<text:s/></text:p>
          </table:table-cell>
          <table:table-cell office:value-type="float" office:value="147.65015224764201" table:style-name="ce334">
            <text:p><text:s/>148<text:s/></text:p>
          </table:table-cell>
          <table:table-cell office:value-type="float" office:value="39.785969168526293" table:style-name="ce334">
            <text:p><text:s/>40<text:s/></text:p>
          </table:table-cell>
          <table:table-cell office:value-type="float" office:value="232.52688647383144" table:style-name="ce334">
            <text:p><text:s/>233<text:s/></text:p>
          </table:table-cell>
          <table:table-cell office:value-type="float" office:value="0" table:style-name="ce334">
            <text:p><text:s/>-00<text:s/></text:p>
          </table:table-cell>
          <table:table-cell office:value-type="float" office:value="3.5365305927578929" table:style-name="ce334">
            <text:p><text:s/>4<text:s/></text:p>
          </table:table-cell>
          <table:table-cell office:value-type="float" office:value="5.3047958891368392" table:style-name="ce334">
            <text:p><text:s/>5<text:s/></text:p>
          </table:table-cell>
          <table:table-cell office:value-type="float" office:value="5.3047958891368392" table:style-name="ce334">
            <text:p><text:s/>5<text:s/></text:p>
          </table:table-cell>
          <table:table-cell office:value-type="float" office:value="550.81463982204173" table:style-name="ce334">
            <text:p><text:s/>551<text:s/></text:p>
          </table:table-cell>
          <table:table-cell office:value-type="float" office:value="1623.2675420758728" table:style-name="ce334">
            <text:p><text:s/>1,623<text:s/></text:p>
          </table:table-cell>
          <table:table-cell office:value-type="float" office:value="56.584489484126287" table:style-name="ce334">
            <text:p><text:s/>57<text:s/></text:p>
          </table:table-cell>
          <table:table-cell office:value-type="float" office:value="0" table:style-name="ce334">
            <text:p><text:s/>-00<text:s/></text:p>
          </table:table-cell>
          <table:table-cell office:value-type="float" office:value="13.261989722842097" table:style-name="ce334">
            <text:p><text:s/>13<text:s/></text:p>
          </table:table-cell>
          <table:table-cell office:value-type="float" office:value="0" table:style-name="ce334">
            <text:p><text:s/>-00<text:s/></text:p>
          </table:table-cell>
          <table:table-cell office:value-type="float" office:value="230.75862117745251" table:style-name="ce334">
            <text:p><text:s/>231<text:s/></text:p>
          </table:table-cell>
          <table:table-cell office:value-type="float" office:value="1857.5626938460832" table:style-name="ce334">
            <text:p><text:s/>1,858<text:s/></text:p>
          </table:table-cell>
          <table:table-cell office:value-type="float" office:value="10.609591778273678" table:style-name="ce334">
            <text:p><text:s/>11<text:s/></text:p>
          </table:table-cell>
          <table:table-cell office:value-type="float" office:value="30.060510038442086" table:style-name="ce334">
            <text:p><text:s/>30<text:s/></text:p>
          </table:table-cell>
          <table:table-cell office:value-type="float" office:value="0.88413264818947324" table:style-name="ce334">
            <text:p><text:s/>1<text:s/></text:p>
          </table:table-cell>
          <table:table-cell office:value-type="float" office:value="1.7682652963789465" table:style-name="ce334">
            <text:p><text:s/>2<text:s/></text:p>
          </table:table-cell>
          <table:table-cell office:value-type="float" office:value="34.481173279389452" table:style-name="ce334">
            <text:p><text:s/>34<text:s/></text:p>
          </table:table-cell>
          <table:table-cell office:value-type="float" office:value="68.962346558778904" table:style-name="ce334">
            <text:p><text:s/>69<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296">
            <text:p>Warwickshire</text:p>
          </table:table-cell>
          <table:table-cell office:value-type="float" office:value="2532.3549500008758" table:style-name="ce333">
            <text:p><text:s/>2,532<text:s/></text:p>
          </table:table-cell>
          <table:table-cell office:value-type="float" office:value="201.39752368610007" table:style-name="ce334">
            <text:p><text:s/>201<text:s/></text:p>
          </table:table-cell>
          <table:table-cell office:value-type="float" office:value="127.843645470307" table:style-name="ce334">
            <text:p><text:s/>128<text:s/></text:p>
          </table:table-cell>
          <table:table-cell office:value-type="float" office:value="15.761545331955659" table:style-name="ce334">
            <text:p><text:s/>16<text:s/></text:p>
          </table:table-cell>
          <table:table-cell office:value-type="float" office:value="94.569271991733942" table:style-name="ce334">
            <text:p><text:s/>95<text:s/></text:p>
          </table:table-cell>
          <table:table-cell office:value-type="float" office:value="0" table:style-name="ce334">
            <text:p><text:s/>-00<text:s/></text:p>
          </table:table-cell>
          <table:table-cell office:value-type="float" office:value="12.258979702632178" table:style-name="ce334">
            <text:p><text:s/>12<text:s/></text:p>
          </table:table-cell>
          <table:table-cell office:value-type="float" office:value="10.507696887970438" table:style-name="ce334">
            <text:p><text:s/>11<text:s/></text:p>
          </table:table-cell>
          <table:table-cell office:value-type="float" office:value="12.258979702632178" table:style-name="ce334">
            <text:p><text:s/>12<text:s/></text:p>
          </table:table-cell>
          <table:table-cell office:value-type="float" office:value="397.5411989282149" table:style-name="ce334">
            <text:p><text:s/>398<text:s/></text:p>
          </table:table-cell>
          <table:table-cell office:value-type="float" office:value="1556.8904222342867" table:style-name="ce334">
            <text:p><text:s/>1,557<text:s/></text:p>
          </table:table-cell>
          <table:table-cell office:value-type="float" office:value="21.015393775940876" table:style-name="ce334">
            <text:p><text:s/>21<text:s/></text:p>
          </table:table-cell>
          <table:table-cell office:value-type="float" office:value="0" table:style-name="ce334">
            <text:p><text:s/>-00<text:s/></text:p>
          </table:table-cell>
          <table:table-cell office:value-type="float" office:value="1.7512828146617399" table:style-name="ce334">
            <text:p><text:s/>2<text:s/></text:p>
          </table:table-cell>
          <table:table-cell office:value-type="float" office:value="0" table:style-name="ce334">
            <text:p><text:s/>-00<text:s/></text:p>
          </table:table-cell>
          <table:table-cell office:value-type="float" office:value="10.507696887970438" table:style-name="ce334">
            <text:p><text:s/>11<text:s/></text:p>
          </table:table-cell>
          <table:table-cell office:value-type="float" office:value="1586.6622300835361" table:style-name="ce334">
            <text:p><text:s/>1,587<text:s/></text:p>
          </table:table-cell>
          <table:table-cell office:value-type="float" office:value="19.264110961279137" table:style-name="ce334">
            <text:p><text:s/>19<text:s/></text:p>
          </table:table-cell>
          <table:table-cell office:value-type="float" office:value="26.269242219926095" table:style-name="ce334">
            <text:p><text:s/>26<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4.010262517293919" table:style-name="ce334">
            <text:p><text:s/>14<text:s/></text:p>
          </table:table-cell>
          <table:table-cell office:value-type="float" office:value="59.543615698499153" table:style-name="ce334">
            <text:p><text:s/>60<text:s/></text:p>
          </table:table-cell>
          <table:table-cell office:value-type="float" office:value="814.34650881770892" table:style-name="ce334">
            <text:p><text:s/>814<text:s/></text:p>
          </table:table-cell>
          <table:table-cell table:number-columns-repeated="16359" table:style-name="ce18"/>
        </table:table-row>
        <table:table-row table:style-name="ro5">
          <table:table-cell office:value-type="string" table:style-name="ce296">
            <text:p>West Mercia</text:p>
          </table:table-cell>
          <table:table-cell office:value-type="float" office:value="2567.3880881615491" table:style-name="ce333">
            <text:p><text:s/>2,567<text:s/></text:p>
          </table:table-cell>
          <table:table-cell office:value-type="float" office:value="206.67006177485129" table:style-name="ce334">
            <text:p><text:s/>207<text:s/></text:p>
          </table:table-cell>
          <table:table-cell office:value-type="float" office:value="109.18418357916673" table:style-name="ce334">
            <text:p><text:s/>109<text:s/></text:p>
          </table:table-cell>
          <table:table-cell office:value-type="float" office:value="18.717288613571437" table:style-name="ce334">
            <text:p><text:s/>19<text:s/></text:p>
          </table:table-cell>
          <table:table-cell office:value-type="float" office:value="99.825539272380993" table:style-name="ce334">
            <text:p><text:s/>100<text:s/></text:p>
          </table:table-cell>
          <table:table-cell office:value-type="float" office:value="0.77988702556547651" table:style-name="ce334">
            <text:p><text:s/>1<text:s/></text:p>
          </table:table-cell>
          <table:table-cell office:value-type="float" office:value="17.937401588005962" table:style-name="ce334">
            <text:p><text:s/>18<text:s/></text:p>
          </table:table-cell>
          <table:table-cell office:value-type="float" office:value="8.5787572812202431" table:style-name="ce334">
            <text:p><text:s/>9<text:s/></text:p>
          </table:table-cell>
          <table:table-cell office:value-type="float" office:value="17.157514562440486" table:style-name="ce334">
            <text:p><text:s/>17<text:s/></text:p>
          </table:table-cell>
          <table:table-cell office:value-type="float" office:value="404.76136626848233" table:style-name="ce334">
            <text:p><text:s/>405<text:s/></text:p>
          </table:table-cell>
          <table:table-cell office:value-type="float" office:value="1551.9751808752983" table:style-name="ce334">
            <text:p><text:s/>1,552<text:s/></text:p>
          </table:table-cell>
          <table:table-cell office:value-type="float" office:value="42.113899380535734" table:style-name="ce334">
            <text:p><text:s/>42<text:s/></text:p>
          </table:table-cell>
          <table:table-cell office:value-type="float" office:value="0" table:style-name="ce334">
            <text:p><text:s/>-00<text:s/></text:p>
          </table:table-cell>
          <table:table-cell office:value-type="float" office:value="6.2390962045238121" table:style-name="ce334">
            <text:p><text:s/>6<text:s/></text:p>
          </table:table-cell>
          <table:table-cell office:value-type="float" office:value="8.5787572812202431" table:style-name="ce334">
            <text:p><text:s/>9<text:s/></text:p>
          </table:table-cell>
          <table:table-cell office:value-type="float" office:value="34.315029124880972" table:style-name="ce334">
            <text:p><text:s/>34<text:s/></text:p>
          </table:table-cell>
          <table:table-cell office:value-type="float" office:value="1622.1650131761912" table:style-name="ce334">
            <text:p><text:s/>1,622<text:s/></text:p>
          </table:table-cell>
          <table:table-cell office:value-type="float" office:value="10.918418357916671" table:style-name="ce334">
            <text:p><text:s/>11<text:s/></text:p>
          </table:table-cell>
          <table:table-cell office:value-type="float" office:value="29.635706971488109" table:style-name="ce334">
            <text:p><text:s/>30<text:s/></text:p>
          </table:table-cell>
          <table:table-cell office:value-type="float" office:value="0.77988702556547651" table:style-name="ce334">
            <text:p><text:s/>1<text:s/></text:p>
          </table:table-cell>
          <table:table-cell office:value-type="float" office:value="0.77988702556547651" table:style-name="ce334">
            <text:p><text:s/>1<text:s/></text:p>
          </table:table-cell>
          <table:table-cell office:value-type="float" office:value="34.315029124880972" table:style-name="ce334">
            <text:p><text:s/>34<text:s/></text:p>
          </table:table-cell>
          <table:table-cell office:value-type="float" office:value="75.649041479851235" table:style-name="ce334">
            <text:p><text:s/>76<text:s/></text:p>
          </table:table-cell>
          <table:table-cell office:value-type="float" office:value="785.34623474443492" table:style-name="ce334">
            <text:p><text:s/>785<text:s/></text:p>
          </table:table-cell>
          <table:table-cell table:number-columns-repeated="16359" table:style-name="ce18"/>
        </table:table-row>
        <table:table-row table:style-name="ro5">
          <table:table-cell office:value-type="string" table:style-name="ce296">
            <text:p>West Midlands</text:p>
          </table:table-cell>
          <table:table-cell office:value-type="float" office:value="1910.8795669267308" table:style-name="ce333">
            <text:p><text:s/>1,911<text:s/></text:p>
          </table:table-cell>
          <table:table-cell office:value-type="float" office:value="262.99024364485962" table:style-name="ce334">
            <text:p><text:s/>263<text:s/></text:p>
          </table:table-cell>
          <table:table-cell office:value-type="float" office:value="92.920933543359794" table:style-name="ce334">
            <text:p><text:s/>93<text:s/></text:p>
          </table:table-cell>
          <table:table-cell office:value-type="float" office:value="10.62933188134374" table:style-name="ce334">
            <text:p><text:s/>11<text:s/></text:p>
          </table:table-cell>
          <table:table-cell office:value-type="float" office:value="123.43740249302408" table:style-name="ce334">
            <text:p><text:s/>123<text:s/></text:p>
          </table:table-cell>
          <table:table-cell office:value-type="float" office:value="1.0286450207752005" table:style-name="ce334">
            <text:p><text:s/>1<text:s/></text:p>
          </table:table-cell>
          <table:table-cell office:value-type="float" office:value="2.4001717151421347" table:style-name="ce334">
            <text:p><text:s/>2<text:s/></text:p>
          </table:table-cell>
          <table:table-cell office:value-type="float" office:value="0.34288167359173355" table:style-name="ce334">
            <text:p><text:s/>0<text:s/></text:p>
          </table:table-cell>
          <table:table-cell office:value-type="float" office:value="4.4574617566925356" table:style-name="ce334">
            <text:p><text:s/>4<text:s/></text:p>
          </table:table-cell>
          <table:table-cell office:value-type="float" office:value="443.6888856277032" table:style-name="ce334">
            <text:p><text:s/>444<text:s/></text:p>
          </table:table-cell>
          <table:table-cell office:value-type="float" office:value="1459.6472844800098" table:style-name="ce334">
            <text:p><text:s/>1,460<text:s/></text:p>
          </table:table-cell>
          <table:table-cell office:value-type="float" office:value="8.9149235133850713" table:style-name="ce334">
            <text:p><text:s/>9<text:s/></text:p>
          </table:table-cell>
          <table:table-cell office:value-type="float" office:value="0.34288167359173355" table:style-name="ce334">
            <text:p><text:s/>0<text:s/></text:p>
          </table:table-cell>
          <table:table-cell office:value-type="float" office:value="3.4288167359173354" table:style-name="ce334">
            <text:p><text:s/>3<text:s/></text:p>
          </table:table-cell>
          <table:table-cell office:value-type="float" office:value="0.6857633471834671" table:style-name="ce334">
            <text:p><text:s/>1<text:s/></text:p>
          </table:table-cell>
          <table:table-cell office:value-type="float" office:value="68.576334718346715" table:style-name="ce334">
            <text:p><text:s/>69<text:s/></text:p>
          </table:table-cell>
          <table:table-cell office:value-type="float" office:value="1536.452779364558" table:style-name="ce334">
            <text:p><text:s/>1,536<text:s/></text:p>
          </table:table-cell>
          <table:table-cell office:value-type="float" office:value="1.3715266943669342" table:style-name="ce334">
            <text:p><text:s/>1<text:s/></text:p>
          </table:table-cell>
          <table:table-cell office:value-type="float" office:value="7.5433968190181373" table:style-name="ce334">
            <text:p><text:s/>8<text:s/></text:p>
          </table:table-cell>
          <table:table-cell office:value-type="float" office:value="0" table:style-name="ce334">
            <text:p><text:s/>-00<text:s/></text:p>
          </table:table-cell>
          <table:table-cell office:value-type="float" office:value="0.6857633471834671" table:style-name="ce334">
            <text:p><text:s/>1<text:s/></text:p>
          </table:table-cell>
          <table:table-cell office:value-type="float" office:value="10.286450207752006" table:style-name="ce334">
            <text:p><text:s/>10<text:s/></text:p>
          </table:table-cell>
          <table:table-cell office:value-type="float" office:value="18.858492047545347" table:style-name="ce334">
            <text:p><text:s/>19<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318">
            <text:p>West Midlands Region</text:p>
          </table:table-cell>
          <table:table-cell office:value-type="float" office:value="2180.7371494877693" table:style-name="ce335">
            <text:p><text:s/>2,181<text:s/></text:p>
          </table:table-cell>
          <table:table-cell office:value-type="float" office:value="247.93429046476578" table:style-name="ce336">
            <text:p><text:s/>248<text:s/></text:p>
          </table:table-cell>
          <table:table-cell office:value-type="float" office:value="110.32482781446517" table:style-name="ce336">
            <text:p><text:s/>110<text:s/></text:p>
          </table:table-cell>
          <table:table-cell office:value-type="float" office:value="18.47220619320538" table:style-name="ce336">
            <text:p><text:s/>18<text:s/></text:p>
          </table:table-cell>
          <table:table-cell office:value-type="float" office:value="136.42317417917735" table:style-name="ce336">
            <text:p><text:s/>136<text:s/></text:p>
          </table:table-cell>
          <table:table-cell office:value-type="float" office:value="0.67787912635616077" table:style-name="ce336">
            <text:p><text:s/>1<text:s/></text:p>
          </table:table-cell>
          <table:table-cell office:value-type="float" office:value="6.9482610451506472" table:style-name="ce336">
            <text:p><text:s/>7<text:s/></text:p>
          </table:table-cell>
          <table:table-cell office:value-type="float" office:value="4.0672747581369642" table:style-name="ce336">
            <text:p><text:s/>4<text:s/></text:p>
          </table:table-cell>
          <table:table-cell office:value-type="float" office:value="8.1345495162739283" table:style-name="ce336">
            <text:p><text:s/>8<text:s/></text:p>
          </table:table-cell>
          <table:table-cell office:value-type="float" office:value="451.29802837161401" table:style-name="ce336">
            <text:p><text:s/>451<text:s/></text:p>
          </table:table-cell>
          <table:table-cell office:value-type="float" office:value="1520.4828804168685" table:style-name="ce336">
            <text:p><text:s/>1,520<text:s/></text:p>
          </table:table-cell>
          <table:table-cell office:value-type="float" office:value="26.437285927890269" table:style-name="ce336">
            <text:p><text:s/>26<text:s/></text:p>
          </table:table-cell>
          <table:table-cell office:value-type="float" office:value="0.16946978158904019" table:style-name="ce336">
            <text:p><text:s/>0<text:s/></text:p>
          </table:table-cell>
          <table:table-cell office:value-type="float" office:value="5.7619725740273671" table:style-name="ce336">
            <text:p><text:s/>6<text:s/></text:p>
          </table:table-cell>
          <table:table-cell office:value-type="float" office:value="2.2031071606575221" table:style-name="ce336">
            <text:p><text:s/>2<text:s/></text:p>
          </table:table-cell>
          <table:table-cell office:value-type="float" office:value="86.599058391999534" table:style-name="ce336">
            <text:p><text:s/>87<text:s/></text:p>
          </table:table-cell>
          <table:table-cell office:value-type="float" office:value="1621.4868702439364" table:style-name="ce336">
            <text:p><text:s/>1,621<text:s/></text:p>
          </table:table-cell>
          <table:table-cell office:value-type="float" office:value="6.9482610451506472" table:style-name="ce336">
            <text:p><text:s/>7<text:s/></text:p>
          </table:table-cell>
          <table:table-cell office:value-type="float" office:value="18.47220619320538" table:style-name="ce336">
            <text:p><text:s/>18<text:s/></text:p>
          </table:table-cell>
          <table:table-cell office:value-type="float" office:value="0.33893956317808038" table:style-name="ce336">
            <text:p><text:s/>0<text:s/></text:p>
          </table:table-cell>
          <table:table-cell office:value-type="float" office:value="0.84734890794520101" table:style-name="ce336">
            <text:p><text:s/>1<text:s/></text:p>
          </table:table-cell>
          <table:table-cell office:value-type="float" office:value="20.505843572273864" table:style-name="ce336">
            <text:p><text:s/>21<text:s/></text:p>
          </table:table-cell>
          <table:table-cell office:value-type="float" office:value="44.740022339506609" table:style-name="ce336">
            <text:p><text:s/>45<text:s/></text:p>
          </table:table-cell>
          <table:table-cell office:value-type="float" office:value="249.45951849906714" table:style-name="ce336">
            <text:p><text:s/>249<text:s/></text:p>
          </table:table-cell>
          <table:table-cell table:number-columns-repeated="16359" table:style-name="ce3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Bedfordshire<text:s/></text:p>
          </table:table-cell>
          <table:table-cell office:value-type="float" office:value="1822.6964553035984" table:style-name="ce305">
            <text:p><text:s/>1,823<text:s/></text:p>
          </table:table-cell>
          <table:table-cell office:value-type="float" office:value="182.26964553035984" table:style-name="ce66">
            <text:p><text:s/>182<text:s/></text:p>
          </table:table-cell>
          <table:table-cell office:value-type="float" office:value="98.604890204948774" table:style-name="ce66">
            <text:p><text:s/>99<text:s/></text:p>
          </table:table-cell>
          <table:table-cell office:value-type="float" office:value="31.374283247029151" table:style-name="ce66">
            <text:p><text:s/>31<text:s/></text:p>
          </table:table-cell>
          <table:table-cell office:value-type="float" office:value="134.46121391583924" table:style-name="ce66">
            <text:p><text:s/>134<text:s/></text:p>
          </table:table-cell>
          <table:table-cell office:value-type="float" office:value="0" table:style-name="ce66">
            <text:p><text:s/>-00<text:s/></text:p>
          </table:table-cell>
          <table:table-cell office:value-type="float" office:value="7.4700674397688456" table:style-name="ce66">
            <text:p><text:s/>7<text:s/></text:p>
          </table:table-cell>
          <table:table-cell office:value-type="float" office:value="0" table:style-name="ce66">
            <text:p><text:s/>-00<text:s/></text:p>
          </table:table-cell>
          <table:table-cell office:value-type="float" office:value="2.9880269759075384" table:style-name="ce66">
            <text:p><text:s/>3<text:s/></text:p>
          </table:table-cell>
          <table:table-cell office:value-type="float" office:value="351.09316966913576" table:style-name="ce66">
            <text:p><text:s/>351<text:s/></text:p>
          </table:table-cell>
          <table:table-cell office:value-type="float" office:value="1511.9416498092144" table:style-name="ce66">
            <text:p><text:s/>1,512<text:s/></text:p>
          </table:table-cell>
          <table:table-cell office:value-type="float" office:value="22.410202319306538" table:style-name="ce66">
            <text:p><text:s/>22<text:s/></text:p>
          </table:table-cell>
          <table:table-cell office:value-type="float" office:value="0" table:style-name="ce66">
            <text:p><text:s/>-00<text:s/></text:p>
          </table:table-cell>
          <table:table-cell office:value-type="float" office:value="8.9640809277226143" table:style-name="ce66">
            <text:p><text:s/>9<text:s/></text:p>
          </table:table-cell>
          <table:table-cell office:value-type="float" office:value="0" table:style-name="ce66">
            <text:p><text:s/>-00<text:s/></text:p>
          </table:table-cell>
          <table:table-cell office:value-type="float" office:value="2.9880269759075384" table:style-name="ce66">
            <text:p><text:s/>3<text:s/></text:p>
          </table:table-cell>
          <table:table-cell office:value-type="float" office:value="1538.8338925923822" table:style-name="ce66">
            <text:p><text:s/>1,539<text:s/></text:p>
          </table:table-cell>
          <table:table-cell office:value-type="float" office:value="0" table:style-name="ce66">
            <text:p><text:s/>-00<text:s/></text:p>
          </table:table-cell>
          <table:table-cell office:value-type="float" office:value="13.446121391583924" table:style-name="ce66">
            <text:p><text:s/>13<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5.9760539518150768" table:style-name="ce66">
            <text:p><text:s/>6<text:s/></text:p>
          </table:table-cell>
          <table:table-cell office:value-type="float" office:value="16.434148367491463" table:style-name="ce66">
            <text:p><text:s/>16<text:s/></text:p>
          </table:table-cell>
          <table:table-cell office:value-type="float" office:value="0" table:style-name="ce66">
            <text:p><text:s/>-00<text:s/></text:p>
          </table:table-cell>
          <table:table-cell table:number-columns-repeated="16359" table:style-name="ce18"/>
        </table:table-row>
        <table:table-row table:style-name="ro5">
          <table:table-cell office:value-type="string" table:style-name="ce296">
            <text:p>Cambridgeshire</text:p>
          </table:table-cell>
          <table:table-cell office:value-type="float" office:value="2735.4100710479365" table:style-name="ce333">
            <text:p><text:s/>2,735<text:s/></text:p>
          </table:table-cell>
          <table:table-cell office:value-type="float" office:value="275.65238709102272" table:style-name="ce334">
            <text:p><text:s/>276<text:s/></text:p>
          </table:table-cell>
          <table:table-cell office:value-type="float" office:value="120.81785476755466" table:style-name="ce334">
            <text:p><text:s/>121<text:s/></text:p>
          </table:table-cell>
          <table:table-cell office:value-type="float" office:value="63.341399586873315" table:style-name="ce334">
            <text:p><text:s/>63<text:s/></text:p>
          </table:table-cell>
          <table:table-cell office:value-type="float" office:value="139.58567686736896" table:style-name="ce334">
            <text:p><text:s/>140<text:s/></text:p>
          </table:table-cell>
          <table:table-cell office:value-type="float" office:value="0" table:style-name="ce334">
            <text:p><text:s/>-00<text:s/></text:p>
          </table:table-cell>
          <table:table-cell office:value-type="float" office:value="3.5189666437151841" table:style-name="ce334">
            <text:p><text:s/>4<text:s/></text:p>
          </table:table-cell>
          <table:table-cell office:value-type="float" office:value="1.1729888812383946" table:style-name="ce334">
            <text:p><text:s/>1<text:s/></text:p>
          </table:table-cell>
          <table:table-cell office:value-type="float" office:value="1.1729888812383946" table:style-name="ce334">
            <text:p><text:s/>1<text:s/></text:p>
          </table:table-cell>
          <table:table-cell office:value-type="float" office:value="605.26226271901169" table:style-name="ce334">
            <text:p><text:s/>605<text:s/></text:p>
          </table:table-cell>
          <table:table-cell office:value-type="float" office:value="1944.8155650932586" table:style-name="ce334">
            <text:p><text:s/>1,945<text:s/></text:p>
          </table:table-cell>
          <table:table-cell office:value-type="float" office:value="62.168410705634926" table:style-name="ce334">
            <text:p><text:s/>62<text:s/></text:p>
          </table:table-cell>
          <table:table-cell office:value-type="float" office:value="0" table:style-name="ce334">
            <text:p><text:s/>-00<text:s/></text:p>
          </table:table-cell>
          <table:table-cell office:value-type="float" office:value="36.362655318390239" table:style-name="ce334">
            <text:p><text:s/>36<text:s/></text:p>
          </table:table-cell>
          <table:table-cell office:value-type="float" office:value="0" table:style-name="ce334">
            <text:p><text:s/>-00<text:s/></text:p>
          </table:table-cell>
          <table:table-cell office:value-type="float" office:value="17.594833218575921" table:style-name="ce334">
            <text:p><text:s/>18<text:s/></text:p>
          </table:table-cell>
          <table:table-cell office:value-type="float" office:value="2060.9414643358596" table:style-name="ce334">
            <text:p><text:s/>2,061<text:s/></text:p>
          </table:table-cell>
          <table:table-cell office:value-type="float" office:value="17.594833218575921" table:style-name="ce334">
            <text:p><text:s/>18<text:s/></text:p>
          </table:table-cell>
          <table:table-cell office:value-type="float" office:value="15.248855456099133" table:style-name="ce334">
            <text:p><text:s/>15<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3.459777624767895" table:style-name="ce334">
            <text:p><text:s/>23<text:s/></text:p>
          </table:table-cell>
          <table:table-cell office:value-type="float" office:value="56.303466299442945" table:style-name="ce334">
            <text:p><text:s/>56<text:s/></text:p>
          </table:table-cell>
          <table:table-cell office:value-type="float" office:value="12.902877693622342" table:style-name="ce334">
            <text:p><text:s/>13<text:s/></text:p>
          </table:table-cell>
          <table:table-cell table:number-columns-repeated="16359" table:style-name="ce18"/>
        </table:table-row>
        <table:table-row table:style-name="ro5">
          <table:table-cell office:value-type="string" table:style-name="ce296">
            <text:p>Essex</text:p>
          </table:table-cell>
          <table:table-cell office:value-type="float" office:value="1975.1717635555713" table:style-name="ce333">
            <text:p><text:s/>1,975<text:s/></text:p>
          </table:table-cell>
          <table:table-cell office:value-type="float" office:value="245.53240154696323" table:style-name="ce334">
            <text:p><text:s/>246<text:s/></text:p>
          </table:table-cell>
          <table:table-cell office:value-type="float" office:value="75.84223070006199" table:style-name="ce334">
            <text:p><text:s/>76<text:s/></text:p>
          </table:table-cell>
          <table:table-cell office:value-type="float" office:value="26.190122831676078" table:style-name="ce334">
            <text:p><text:s/>26<text:s/></text:p>
          </table:table-cell>
          <table:table-cell office:value-type="float" office:value="108.57988423965709" table:style-name="ce334">
            <text:p><text:s/>109<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1825102359730071" table:style-name="ce334">
            <text:p><text:s/>2<text:s/></text:p>
          </table:table-cell>
          <table:table-cell office:value-type="float" office:value="373.20925035138413" table:style-name="ce334">
            <text:p><text:s/>373<text:s/></text:p>
          </table:table-cell>
          <table:table-cell office:value-type="float" office:value="1632.5176565078091" table:style-name="ce334">
            <text:p><text:s/>1,633<text:s/></text:p>
          </table:table-cell>
          <table:table-cell office:value-type="float" office:value="27.281377949662584" table:style-name="ce334">
            <text:p><text:s/>27<text:s/></text:p>
          </table:table-cell>
          <table:table-cell office:value-type="float" office:value="0" table:style-name="ce334">
            <text:p><text:s/>-00<text:s/></text:p>
          </table:table-cell>
          <table:table-cell office:value-type="float" office:value="10.366923620871781" table:style-name="ce334">
            <text:p><text:s/>10<text:s/></text:p>
          </table:table-cell>
          <table:table-cell office:value-type="float" office:value="0" table:style-name="ce334">
            <text:p><text:s/>-00<text:s/></text:p>
          </table:table-cell>
          <table:table-cell office:value-type="float" office:value="1.6368826769797549" table:style-name="ce334">
            <text:p><text:s/>2<text:s/></text:p>
          </table:table-cell>
          <table:table-cell office:value-type="float" office:value="1658.7077793394851" table:style-name="ce334">
            <text:p><text:s/>1,659<text:s/></text:p>
          </table:table-cell>
          <table:table-cell office:value-type="float" office:value="3.2737653539595097" table:style-name="ce334">
            <text:p><text:s/>3<text:s/></text:p>
          </table:table-cell>
          <table:table-cell office:value-type="float" office:value="12.003806297851536" table:style-name="ce334">
            <text:p><text:s/>12<text:s/></text:p>
          </table:table-cell>
          <table:table-cell office:value-type="float" office:value="0" table:style-name="ce334">
            <text:p><text:s/>-00<text:s/></text:p>
          </table:table-cell>
          <table:table-cell office:value-type="float" office:value="0.54562755899325177" table:style-name="ce334">
            <text:p><text:s/>1<text:s/></text:p>
          </table:table-cell>
          <table:table-cell office:value-type="float" office:value="3.2737653539595097" table:style-name="ce334">
            <text:p><text:s/>3<text:s/></text:p>
          </table:table-cell>
          <table:table-cell office:value-type="float" office:value="19.096964564763809" table:style-name="ce334">
            <text:p><text:s/>19<text:s/></text:p>
          </table:table-cell>
          <table:table-cell office:value-type="float" office:value="0" table:style-name="ce334">
            <text:p><text:s/>-00<text:s/></text:p>
          </table:table-cell>
          <table:table-cell table:number-columns-repeated="16359" table:style-name="ce18"/>
        </table:table-row>
        <table:table-row table:style-name="ro5">
          <table:table-cell office:value-type="string" table:style-name="ce296">
            <text:p>Hertfordshire<text:span text:style-name="T3"><text:s/>2</text:span></text:p>
          </table:table-cell>
          <table:table-cell office:value-type="float" office:value="2869.8923051593047" table:style-name="ce333">
            <text:p><text:s/>2,870<text:s/></text:p>
          </table:table-cell>
          <table:table-cell office:value-type="float" office:value="384.17210910487898" table:style-name="ce334">
            <text:p><text:s/>384<text:s/></text:p>
          </table:table-cell>
          <table:table-cell office:value-type="float" office:value="3.3773372229000351" table:style-name="ce334">
            <text:p><text:s/>3<text:s/></text:p>
          </table:table-cell>
          <table:table-cell office:value-type="float" office:value="25.330029171750265" table:style-name="ce334">
            <text:p><text:s/>25<text:s/></text:p>
          </table:table-cell>
          <table:table-cell office:value-type="float" office:value="111.45212835570115" table:style-name="ce334">
            <text:p><text:s/>111<text:s/></text:p>
          </table:table-cell>
          <table:table-cell office:value-type="float" office:value="0" table:style-name="ce334">
            <text:p><text:s/>-00<text:s/></text:p>
          </table:table-cell>
          <table:table-cell office:value-type="float" office:value="2.5330029171750263" table:style-name="ce334">
            <text:p><text:s/>3<text:s/></text:p>
          </table:table-cell>
          <table:table-cell office:value-type="float" office:value="0" table:style-name="ce334">
            <text:p><text:s/>-00<text:s/></text:p>
          </table:table-cell>
          <table:table-cell office:value-type="float" office:value="3.3773372229000351" table:style-name="ce334">
            <text:p><text:s/>3<text:s/></text:p>
          </table:table-cell>
          <table:table-cell office:value-type="float" office:value="487.18089440333006" table:style-name="ce334">
            <text:p><text:s/>487<text:s/></text:p>
          </table:table-cell>
          <table:table-cell office:value-type="float" office:value="2177.538174464798" table:style-name="ce334">
            <text:p><text:s/>2,178<text:s/></text:p>
          </table:table-cell>
          <table:table-cell office:value-type="float" office:value="38.839378063350402" table:style-name="ce334">
            <text:p><text:s/>39<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84433430572500878" table:style-name="ce334">
            <text:p><text:s/>1<text:s/></text:p>
          </table:table-cell>
          <table:table-cell office:value-type="float" office:value="2218.9105554453231" table:style-name="ce334">
            <text:p><text:s/>2,219<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84433430572500878" table:style-name="ce334">
            <text:p><text:s/>1<text:s/></text:p>
          </table:table-cell>
          <table:table-cell office:value-type="float" office:value="0.84433430572500878" table:style-name="ce334">
            <text:p><text:s/>1<text:s/></text:p>
          </table:table-cell>
          <table:table-cell office:value-type="float" office:value="287.91799825222802" table:style-name="ce334">
            <text:p><text:s/>288<text:s/></text:p>
          </table:table-cell>
          <table:table-cell table:number-columns-repeated="16359" table:style-name="ce18"/>
        </table:table-row>
        <table:table-row table:style-name="ro5">
          <table:table-cell office:value-type="string" table:style-name="ce296">
            <text:p>Norfolk</text:p>
          </table:table-cell>
          <table:table-cell office:value-type="float" office:value="2884.8707507082149" table:style-name="ce333">
            <text:p><text:s/>2,885<text:s/></text:p>
          </table:table-cell>
          <table:table-cell office:value-type="float" office:value="257.83463172804534" table:style-name="ce334">
            <text:p><text:s/>258<text:s/></text:p>
          </table:table-cell>
          <table:table-cell office:value-type="float" office:value="196.97237960339942" table:style-name="ce334">
            <text:p><text:s/>197<text:s/></text:p>
          </table:table-cell>
          <table:table-cell office:value-type="float" office:value="76.354461756373937" table:style-name="ce334">
            <text:p><text:s/>76<text:s/></text:p>
          </table:table-cell>
          <table:table-cell office:value-type="float" office:value="253.40828611898019" table:style-name="ce334">
            <text:p><text:s/>253<text:s/></text:p>
          </table:table-cell>
          <table:table-cell office:value-type="float" office:value="4.4263456090651552" table:style-name="ce334">
            <text:p><text:s/>4<text:s/></text:p>
          </table:table-cell>
          <table:table-cell office:value-type="float" office:value="27.664660056657222" table:style-name="ce334">
            <text:p><text:s/>28<text:s/></text:p>
          </table:table-cell>
          <table:table-cell office:value-type="float" office:value="15.492209631728047" table:style-name="ce334">
            <text:p><text:s/>15<text:s/></text:p>
          </table:table-cell>
          <table:table-cell office:value-type="float" office:value="18.811968838526912" table:style-name="ce334">
            <text:p><text:s/>19<text:s/></text:p>
          </table:table-cell>
          <table:table-cell office:value-type="float" office:value="666.16501416430594" table:style-name="ce334">
            <text:p><text:s/>666<text:s/></text:p>
          </table:table-cell>
          <table:table-cell office:value-type="float" office:value="2142.3512747875352" table:style-name="ce334">
            <text:p><text:s/>2,142<text:s/></text:p>
          </table:table-cell>
          <table:table-cell office:value-type="float" office:value="106.23229461756374" table:style-name="ce334">
            <text:p><text:s/>106<text:s/></text:p>
          </table:table-cell>
          <table:table-cell office:value-type="float" office:value="1.1065864022662888" table:style-name="ce334">
            <text:p><text:s/>1<text:s/></text:p>
          </table:table-cell>
          <table:table-cell office:value-type="float" office:value="50.902974504249293" table:style-name="ce334">
            <text:p><text:s/>51<text:s/></text:p>
          </table:table-cell>
          <table:table-cell office:value-type="float" office:value="1.1065864022662888" table:style-name="ce334">
            <text:p><text:s/>1<text:s/></text:p>
          </table:table-cell>
          <table:table-cell office:value-type="float" office:value="25.451487252124647" table:style-name="ce334">
            <text:p><text:s/>25<text:s/></text:p>
          </table:table-cell>
          <table:table-cell office:value-type="float" office:value="2254.1165014164303" table:style-name="ce334">
            <text:p><text:s/>2,254<text:s/></text:p>
          </table:table-cell>
          <table:table-cell office:value-type="float" office:value="8.8526912181303103" table:style-name="ce334">
            <text:p><text:s/>9<text:s/></text:p>
          </table:table-cell>
          <table:table-cell office:value-type="float" office:value="60.862252124645892" table:style-name="ce334">
            <text:p><text:s/>61<text:s/></text:p>
          </table:table-cell>
          <table:table-cell office:value-type="float" office:value="0" table:style-name="ce334">
            <text:p><text:s/>-00<text:s/></text:p>
          </table:table-cell>
          <table:table-cell office:value-type="float" office:value="2.2131728045325776" table:style-name="ce334">
            <text:p><text:s/>2<text:s/></text:p>
          </table:table-cell>
          <table:table-cell office:value-type="float" office:value="37.623937677053824" table:style-name="ce334">
            <text:p><text:s/>38<text:s/></text:p>
          </table:table-cell>
          <table:table-cell office:value-type="float" office:value="98.486189801699709" table:style-name="ce334">
            <text:p><text:s/>98<text:s/></text:p>
          </table:table-cell>
          <table:table-cell office:value-type="float" office:value="245.66218130311614" table:style-name="ce334">
            <text:p><text:s/>246<text:s/></text:p>
          </table:table-cell>
          <table:table-cell table:number-columns-repeated="16359" table:style-name="ce18"/>
        </table:table-row>
        <table:table-row table:style-name="ro5">
          <table:table-cell office:value-type="string" table:style-name="ce296">
            <text:p>Suffolk</text:p>
          </table:table-cell>
          <table:table-cell office:value-type="float" office:value="3651.6750246521019" table:style-name="ce333">
            <text:p><text:s/>3,652<text:s/></text:p>
          </table:table-cell>
          <table:table-cell office:value-type="float" office:value="40.867121214518114" table:style-name="ce334">
            <text:p><text:s/>41<text:s/></text:p>
          </table:table-cell>
          <table:table-cell office:value-type="float" office:value="34.275650050886156" table:style-name="ce334">
            <text:p><text:s/>34<text:s/></text:p>
          </table:table-cell>
          <table:table-cell office:value-type="float" office:value="7.9097653963583436" table:style-name="ce334">
            <text:p><text:s/>8<text:s/></text:p>
          </table:table-cell>
          <table:table-cell office:value-type="float" office:value="36.912238516338938" table:style-name="ce334">
            <text:p><text:s/>37<text:s/></text:p>
          </table:table-cell>
          <table:table-cell office:value-type="float" office:value="0" table:style-name="ce334">
            <text:p><text:s/>-00<text:s/></text:p>
          </table:table-cell>
          <table:table-cell office:value-type="float" office:value="7.9097653963583436" table:style-name="ce334">
            <text:p><text:s/>8<text:s/></text:p>
          </table:table-cell>
          <table:table-cell office:value-type="float" office:value="6.5914711636319536" table:style-name="ce334">
            <text:p><text:s/>7<text:s/></text:p>
          </table:table-cell>
          <table:table-cell office:value-type="float" office:value="14.501236559990298" table:style-name="ce334">
            <text:p><text:s/>15<text:s/></text:p>
          </table:table-cell>
          <table:table-cell office:value-type="float" office:value="142.3757771344502" table:style-name="ce334">
            <text:p><text:s/>142<text:s/></text:p>
          </table:table-cell>
          <table:table-cell office:value-type="float" office:value="2146.1830108785639" table:style-name="ce334">
            <text:p><text:s/>2,146<text:s/></text:p>
          </table:table-cell>
          <table:table-cell office:value-type="float" office:value="1.3182942327263907" table:style-name="ce334">
            <text:p><text:s/>1<text:s/></text:p>
          </table:table-cell>
          <table:table-cell office:value-type="float" office:value="0" table:style-name="ce334">
            <text:p><text:s/>-00<text:s/></text:p>
          </table:table-cell>
          <table:table-cell office:value-type="float" office:value="1.3182942327263907" table:style-name="ce334">
            <text:p><text:s/>1<text:s/></text:p>
          </table:table-cell>
          <table:table-cell office:value-type="float" office:value="0" table:style-name="ce334">
            <text:p><text:s/>-00<text:s/></text:p>
          </table:table-cell>
          <table:table-cell office:value-type="float" office:value="9.2280596290847345" table:style-name="ce334">
            <text:p><text:s/>9<text:s/></text:p>
          </table:table-cell>
          <table:table-cell office:value-type="float" office:value="2156.7293647403749" table:style-name="ce334">
            <text:p><text:s/>2,157<text:s/></text:p>
          </table:table-cell>
          <table:table-cell office:value-type="float" office:value="5.2731769309055627" table:style-name="ce334">
            <text:p><text:s/>5<text:s/></text:p>
          </table:table-cell>
          <table:table-cell office:value-type="float" office:value="9.2280596290847345" table:style-name="ce334">
            <text:p><text:s/>9<text:s/></text:p>
          </table:table-cell>
          <table:table-cell office:value-type="float" office:value="0" table:style-name="ce334">
            <text:p><text:s/>-00<text:s/></text:p>
          </table:table-cell>
          <table:table-cell office:value-type="float" office:value="2.6365884654527814" table:style-name="ce334">
            <text:p><text:s/>3<text:s/></text:p>
          </table:table-cell>
          <table:table-cell office:value-type="float" office:value="10.546353861811125" table:style-name="ce334">
            <text:p><text:s/>11<text:s/></text:p>
          </table:table-cell>
          <table:table-cell office:value-type="float" office:value="27.684178887254202" table:style-name="ce334">
            <text:p><text:s/>28<text:s/></text:p>
          </table:table-cell>
          <table:table-cell office:value-type="float" office:value="1345.978411613645" table:style-name="ce334">
            <text:p><text:s/>1,346<text:s/></text:p>
          </table:table-cell>
          <table:table-cell table:number-columns-repeated="16359" table:style-name="ce18"/>
        </table:table-row>
        <table:table-row table:style-name="ro5">
          <table:table-cell office:value-type="string" table:style-name="ce318">
            <text:p>Eastern Region</text:p>
          </table:table-cell>
          <table:table-cell office:value-type="float" office:value="2571.754498393379" table:style-name="ce335">
            <text:p><text:s/>2,572<text:s/></text:p>
          </table:table-cell>
          <table:table-cell office:value-type="float" office:value="246.08084804039981" table:style-name="ce336">
            <text:p><text:s/>246<text:s/></text:p>
          </table:table-cell>
          <table:table-cell office:value-type="float" office:value="83.209513492035583" table:style-name="ce336">
            <text:p><text:s/>83<text:s/></text:p>
          </table:table-cell>
          <table:table-cell office:value-type="float" office:value="36.76699433369015" table:style-name="ce336">
            <text:p><text:s/>37<text:s/></text:p>
          </table:table-cell>
          <table:table-cell office:value-type="float" office:value="128.52322142083793" table:style-name="ce336">
            <text:p><text:s/>129<text:s/></text:p>
          </table:table-cell>
          <table:table-cell office:value-type="float" office:value="0.64503498831035344" table:style-name="ce336">
            <text:p><text:s/>1<text:s/></text:p>
          </table:table-cell>
          <table:table-cell office:value-type="float" office:value="6.7728673772587102" table:style-name="ce336">
            <text:p><text:s/>7<text:s/></text:p>
          </table:table-cell>
          <table:table-cell office:value-type="float" office:value="3.2251749415517672" table:style-name="ce336">
            <text:p><text:s/>3<text:s/></text:p>
          </table:table-cell>
          <table:table-cell office:value-type="float" office:value="6.289091136025946" table:style-name="ce336">
            <text:p><text:s/>6<text:s/></text:p>
          </table:table-cell>
          <table:table-cell office:value-type="float" office:value="438.9463095451955" table:style-name="ce336">
            <text:p><text:s/>439<text:s/></text:p>
          </table:table-cell>
          <table:table-cell office:value-type="float" office:value="1903.6595092509306" table:style-name="ce336">
            <text:p><text:s/>1,904<text:s/></text:p>
          </table:table-cell>
          <table:table-cell office:value-type="float" office:value="42.088532987250559" table:style-name="ce336">
            <text:p><text:s/>42<text:s/></text:p>
          </table:table-cell>
          <table:table-cell office:value-type="float" office:value="0.16125874707758836" table:style-name="ce336">
            <text:p><text:s/>0<text:s/></text:p>
          </table:table-cell>
          <table:table-cell office:value-type="float" office:value="16.6096509489916" table:style-name="ce336">
            <text:p><text:s/>17<text:s/></text:p>
          </table:table-cell>
          <table:table-cell office:value-type="float" office:value="0.16125874707758836" table:style-name="ce336">
            <text:p><text:s/>0<text:s/></text:p>
          </table:table-cell>
          <table:table-cell office:value-type="float" office:value="8.2241961009570055" table:style-name="ce336">
            <text:p><text:s/>8<text:s/></text:p>
          </table:table-cell>
          <table:table-cell office:value-type="float" office:value="1955.7460845569915" table:style-name="ce336">
            <text:p><text:s/>1,956<text:s/></text:p>
          </table:table-cell>
          <table:table-cell office:value-type="float" office:value="5.3215386535604159" table:style-name="ce336">
            <text:p><text:s/>5<text:s/></text:p>
          </table:table-cell>
          <table:table-cell office:value-type="float" office:value="17.093427190224364" table:style-name="ce336">
            <text:p><text:s/>17<text:s/></text:p>
          </table:table-cell>
          <table:table-cell office:value-type="float" office:value="0" table:style-name="ce336">
            <text:p><text:s/>-00<text:s/></text:p>
          </table:table-cell>
          <table:table-cell office:value-type="float" office:value="0.8062937353879418" table:style-name="ce336">
            <text:p><text:s/>1<text:s/></text:p>
          </table:table-cell>
          <table:table-cell office:value-type="float" office:value="11.771888536663949" table:style-name="ce336">
            <text:p><text:s/>12<text:s/></text:p>
          </table:table-cell>
          <table:table-cell office:value-type="float" office:value="33.058043150905611" table:style-name="ce336">
            <text:p><text:s/>33<text:s/></text:p>
          </table:table-cell>
          <table:table-cell office:value-type="float" office:value="257.20770158875342" table:style-name="ce336">
            <text:p><text:s/>257<text:s/></text:p>
          </table:table-cell>
          <table:table-cell table:number-columns-repeated="16359" table:style-name="ce18"/>
        </table:table-row>
        <table:table-row table:style-name="ro8">
          <table:table-cell table:style-name="ce318"/>
          <table:table-cell table:style-name="ce333"/>
          <table:table-cell table:number-columns-repeated="23" table:style-name="ce334"/>
          <table:table-cell table:number-columns-repeated="16359" table:style-name="ce18"/>
        </table:table-row>
        <table:table-row table:style-name="ro5">
          <table:table-cell office:value-type="string" table:style-name="ce296">
            <text:p>London, City of</text:p>
          </table:table-cell>
          <table:table-cell office:value-type="float" office:value="36871.123363197796" table:style-name="ce333">
            <text:p><text:s/>36,871<text:s/></text:p>
          </table:table-cell>
          <table:table-cell office:value-type="float" office:value="11830.921203767517" table:style-name="ce334">
            <text:p><text:s/>11,831<text:s/></text:p>
          </table:table-cell>
          <table:table-cell office:value-type="float" office:value="114.86331265793706" table:style-name="ce334">
            <text:p><text:s/>115<text:s/></text:p>
          </table:table-cell>
          <table:table-cell office:value-type="float" office:value="1148.6331265793706" table:style-name="ce334">
            <text:p><text:s/>1,149<text:s/></text:p>
          </table:table-cell>
          <table:table-cell office:value-type="float" office:value="229.72662531587412" table:style-name="ce334">
            <text:p><text:s/>230<text:s/></text:p>
          </table:table-cell>
          <table:table-cell office:value-type="float" office:value="0" table:style-name="ce334">
            <text:p><text:s/>-00<text:s/></text:p>
          </table:table-cell>
          <table:table-cell office:value-type="float" office:value="114.86331265793706" table:style-name="ce334">
            <text:p><text:s/>115<text:s/></text:p>
          </table:table-cell>
          <table:table-cell office:value-type="float" office:value="114.86331265793706" table:style-name="ce334">
            <text:p><text:s/>115<text:s/></text:p>
          </table:table-cell>
          <table:table-cell office:value-type="float" office:value="114.86331265793706" table:style-name="ce334">
            <text:p><text:s/>115<text:s/></text:p>
          </table:table-cell>
          <table:table-cell office:value-type="float" office:value="12979.554330346888" table:style-name="ce334">
            <text:p><text:s/>12,980<text:s/></text:p>
          </table:table-cell>
          <table:table-cell office:value-type="float" office:value="21709.1660923501" table:style-name="ce334">
            <text:p><text:s/>21,709<text:s/></text:p>
          </table:table-cell>
          <table:table-cell office:value-type="float" office:value="7695.8419480817829" table:style-name="ce334">
            <text:p><text:s/>7,696<text:s/></text:p>
          </table:table-cell>
          <table:table-cell office:value-type="float" office:value="0" table:style-name="ce334">
            <text:p><text:s/>-00<text:s/></text:p>
          </table:table-cell>
          <table:table-cell office:value-type="float" office:value="229.72662531587412" table:style-name="ce334">
            <text:p><text:s/>230<text:s/></text:p>
          </table:table-cell>
          <table:table-cell office:value-type="float" office:value="0" table:style-name="ce334">
            <text:p><text:s/>-00<text:s/></text:p>
          </table:table-cell>
          <table:table-cell office:value-type="float" office:value="344.58993797381117" table:style-name="ce334">
            <text:p><text:s/>345<text:s/></text:p>
          </table:table-cell>
          <table:table-cell office:value-type="float" office:value="22398.345968297726" table:style-name="ce334">
            <text:p><text:s/>22,398<text:s/></text:p>
          </table:table-cell>
          <table:table-cell office:value-type="float" office:value="229.72662531587412" table:style-name="ce334">
            <text:p><text:s/>230<text:s/></text:p>
          </table:table-cell>
          <table:table-cell office:value-type="float" office:value="114.86331265793706" table:style-name="ce334">
            <text:p><text:s/>115<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689.17987594762235" table:style-name="ce334">
            <text:p><text:s/>689<text:s/></text:p>
          </table:table-cell>
          <table:table-cell office:value-type="float" office:value="1033.7698139214335" table:style-name="ce334">
            <text:p><text:s/>1,034<text:s/></text:p>
          </table:table-cell>
          <table:table-cell office:value-type="float" office:value="1837.8130025269929" table:style-name="ce334">
            <text:p><text:s/>1,838<text:s/></text:p>
          </table:table-cell>
          <table:table-cell table:number-columns-repeated="16359" table:style-name="ce18"/>
        </table:table-row>
        <table:table-row table:style-name="ro5">
          <table:table-cell office:value-type="string" table:style-name="ce337">
            <text:p>Metropolitan Police</text:p>
          </table:table-cell>
          <table:table-cell office:value-type="float" office:value="3550.1369478193692" table:style-name="ce333">
            <text:p><text:s/>3,550<text:s/></text:p>
          </table:table-cell>
          <table:table-cell office:value-type="float" office:value="328.89950136947817" table:style-name="ce334">
            <text:p><text:s/>329<text:s/></text:p>
          </table:table-cell>
          <table:table-cell office:value-type="float" office:value="194.17093897043333" table:style-name="ce334">
            <text:p><text:s/>194<text:s/></text:p>
          </table:table-cell>
          <table:table-cell office:value-type="float" office:value="38.317297563031111" table:style-name="ce334">
            <text:p><text:s/>38<text:s/></text:p>
          </table:table-cell>
          <table:table-cell office:value-type="float" office:value="183.83313434932228" table:style-name="ce334">
            <text:p><text:s/>184<text:s/></text:p>
          </table:table-cell>
          <table:table-cell office:value-type="float" office:value="6.2925767258936718" table:style-name="ce334">
            <text:p><text:s/>6<text:s/></text:p>
          </table:table-cell>
          <table:table-cell office:value-type="float" office:value="3.8204930121497296" table:style-name="ce334">
            <text:p><text:s/>4<text:s/></text:p>
          </table:table-cell>
          <table:table-cell office:value-type="float" office:value="0.78657209073670897" table:style-name="ce334">
            <text:p><text:s/>1<text:s/></text:p>
          </table:table-cell>
          <table:table-cell office:value-type="float" office:value="10.562539504178664" table:style-name="ce334">
            <text:p><text:s/>11<text:s/></text:p>
          </table:table-cell>
          <table:table-cell office:value-type="float" office:value="657.57426785588882" table:style-name="ce334">
            <text:p><text:s/>658<text:s/></text:p>
          </table:table-cell>
          <table:table-cell office:value-type="float" office:value="2988.7492099164269" table:style-name="ce334">
            <text:p><text:s/>2,989<text:s/></text:p>
          </table:table-cell>
          <table:table-cell office:value-type="float" office:value="11.68621391951682" table:style-name="ce334">
            <text:p><text:s/>12<text:s/></text:p>
          </table:table-cell>
          <table:table-cell office:value-type="float" office:value="0.11236744153381559" table:style-name="ce334">
            <text:p><text:s/>0<text:s/></text:p>
          </table:table-cell>
          <table:table-cell office:value-type="float" office:value="8.0904557904347207" table:style-name="ce334">
            <text:p><text:s/>8<text:s/></text:p>
          </table:table-cell>
          <table:table-cell office:value-type="float" office:value="0.33710232460144673" table:style-name="ce334">
            <text:p><text:s/>0<text:s/></text:p>
          </table:table-cell>
          <table:table-cell office:value-type="float" office:value="8.5399255565699832" table:style-name="ce334">
            <text:p><text:s/>9<text:s/></text:p>
          </table:table-cell>
          <table:table-cell office:value-type="float" office:value="3038.8650888405082" table:style-name="ce334">
            <text:p><text:s/>3,039<text:s/></text:p>
          </table:table-cell>
          <table:table-cell office:value-type="float" office:value="1.1236744153381559" table:style-name="ce334">
            <text:p><text:s/>1<text:s/></text:p>
          </table:table-cell>
          <table:table-cell office:value-type="float" office:value="8.5399255565699832" table:style-name="ce334">
            <text:p><text:s/>9<text:s/></text:p>
          </table:table-cell>
          <table:table-cell office:value-type="float" office:value="3.258655804480652" table:style-name="ce334">
            <text:p><text:s/>3<text:s/></text:p>
          </table:table-cell>
          <table:table-cell office:value-type="float" office:value="0.22473488306763117" table:style-name="ce334">
            <text:p><text:s/>0<text:s/></text:p>
          </table:table-cell>
          <table:table-cell office:value-type="float" office:value="9.7759674134419559" table:style-name="ce334">
            <text:p><text:s/>10<text:s/></text:p>
          </table:table-cell>
          <table:table-cell office:value-type="float" office:value="22.698223189830749" table:style-name="ce334">
            <text:p><text:s/>23<text:s/></text:p>
          </table:table-cell>
          <table:table-cell office:value-type="float" office:value="37.755460355362032" table:style-name="ce334">
            <text:p><text:s/>38<text:s/></text:p>
          </table:table-cell>
          <table:table-cell table:number-columns-repeated="16359" table:style-name="ce18"/>
        </table:table-row>
        <table:table-row table:style-name="ro5">
          <table:table-cell office:value-type="string" table:style-name="ce318">
            <text:p>London Region</text:p>
          </table:table-cell>
          <table:table-cell office:value-type="float" office:value="3582.7020432346762" table:style-name="ce335">
            <text:p><text:s/>3,583<text:s/></text:p>
          </table:table-cell>
          <table:table-cell office:value-type="float" office:value="340.14059818270624" table:style-name="ce336">
            <text:p><text:s/>340<text:s/></text:p>
          </table:table-cell>
          <table:table-cell office:value-type="float" office:value="194.09343044815151" table:style-name="ce336">
            <text:p><text:s/>194<text:s/></text:p>
          </table:table-cell>
          <table:table-cell office:value-type="float" office:value="39.402425730075876" table:style-name="ce336">
            <text:p><text:s/>39<text:s/></text:p>
          </table:table-cell>
          <table:table-cell office:value-type="float" office:value="183.87798674035406" table:style-name="ce336">
            <text:p><text:s/>184<text:s/></text:p>
          </table:table-cell>
          <table:table-cell office:value-type="float" office:value="6.2864268971061223" table:style-name="ce336">
            <text:p><text:s/>6<text:s/></text:p>
          </table:table-cell>
          <table:table-cell office:value-type="float" office:value="3.9290168106913259" table:style-name="ce336">
            <text:p><text:s/>4<text:s/></text:p>
          </table:table-cell>
          <table:table-cell office:value-type="float" office:value="0.89806098530087453" table:style-name="ce336">
            <text:p><text:s/>1<text:s/></text:p>
          </table:table-cell>
          <table:table-cell office:value-type="float" office:value="10.664474200447886" table:style-name="ce336">
            <text:p><text:s/>11<text:s/></text:p>
          </table:table-cell>
          <table:table-cell office:value-type="float" office:value="669.61672216496459" table:style-name="ce336">
            <text:p><text:s/>670<text:s/></text:p>
          </table:table-cell>
          <table:table-cell office:value-type="float" office:value="3007.044951656816" table:style-name="ce336">
            <text:p><text:s/>3,007<text:s/></text:p>
          </table:table-cell>
          <table:table-cell office:value-type="float" office:value="3.7045015643661077" table:style-name="ce336">
            <text:p><text:s/>4<text:s/></text:p>
          </table:table-cell>
          <table:table-cell office:value-type="float" office:value="0.11225762316260932" table:style-name="ce336">
            <text:p><text:s/>0<text:s/></text:p>
          </table:table-cell>
          <table:table-cell office:value-type="float" office:value="8.3070641140330892" table:style-name="ce336">
            <text:p><text:s/>8<text:s/></text:p>
          </table:table-cell>
          <table:table-cell office:value-type="float" office:value="0.33677286948782797" table:style-name="ce336">
            <text:p><text:s/>0<text:s/></text:p>
          </table:table-cell>
          <table:table-cell office:value-type="float" office:value="8.8683522298461366" table:style-name="ce336">
            <text:p><text:s/>9<text:s/></text:p>
          </table:table-cell>
          <table:table-cell office:value-type="float" office:value="3057.7853973263154" table:style-name="ce336">
            <text:p><text:s/>3,058<text:s/></text:p>
          </table:table-cell>
          <table:table-cell office:value-type="float" office:value="1.3470914779513119" table:style-name="ce336">
            <text:p><text:s/>1<text:s/></text:p>
          </table:table-cell>
          <table:table-cell office:value-type="float" office:value="8.6438369835209183" table:style-name="ce336">
            <text:p><text:s/>9<text:s/></text:p>
          </table:table-cell>
          <table:table-cell office:value-type="float" office:value="3.2554710717156703" table:style-name="ce336">
            <text:p><text:s/>3<text:s/></text:p>
          </table:table-cell>
          <table:table-cell office:value-type="float" office:value="0.22451524632521863" table:style-name="ce336">
            <text:p><text:s/>0<text:s/></text:p>
          </table:table-cell>
          <table:table-cell office:value-type="float" office:value="10.439958954122668" table:style-name="ce336">
            <text:p><text:s/>10<text:s/></text:p>
          </table:table-cell>
          <table:table-cell office:value-type="float" office:value="23.686358487310567" table:style-name="ce336">
            <text:p><text:s/>24<text:s/></text:p>
          </table:table-cell>
          <table:table-cell office:value-type="float" office:value="39.514683353238482" table:style-name="ce336">
            <text:p><text:s/>40<text:s/></text:p>
          </table:table-cell>
          <table:table-cell table:number-columns-repeated="16359" table:style-name="ce18"/>
        </table:table-row>
        <table:table-row table:style-name="ro6">
          <table:table-cell table:style-name="ce318"/>
          <table:table-cell table:style-name="ce333"/>
          <table:table-cell table:number-columns-repeated="23" table:style-name="ce334"/>
          <table:table-cell table:number-columns-repeated="16359" table:style-name="ce18"/>
        </table:table-row>
        <table:table-row table:style-name="ro6">
          <table:table-cell office:value-type="string" table:style-name="ce296">
            <text:p>Hampshire<text:s/></text:p>
          </table:table-cell>
          <table:table-cell office:value-type="float" office:value="1995.1827566254722" table:style-name="ce305">
            <text:p><text:s/>1,995<text:s/></text:p>
          </table:table-cell>
          <table:table-cell office:value-type="float" office:value="124.88776467519362" table:style-name="ce66">
            <text:p><text:s/>125<text:s/></text:p>
          </table:table-cell>
          <table:table-cell office:value-type="float" office:value="55.897346286074558" table:style-name="ce66">
            <text:p><text:s/>56<text:s/></text:p>
          </table:table-cell>
          <table:table-cell office:value-type="float" office:value="30.718361472527462" table:style-name="ce66">
            <text:p><text:s/>31<text:s/></text:p>
          </table:table-cell>
          <table:table-cell office:value-type="float" office:value="42.804274183030074" table:style-name="ce66">
            <text:p><text:s/>43<text:s/></text:p>
          </table:table-cell>
          <table:table-cell office:value-type="float" office:value="4.0286375701675361" table:style-name="ce66">
            <text:p><text:s/>4<text:s/></text:p>
          </table:table-cell>
          <table:table-cell office:value-type="float" office:value="2.5178984813547096" table:style-name="ce66">
            <text:p><text:s/>3<text:s/></text:p>
          </table:table-cell>
          <table:table-cell office:value-type="float" office:value="2.014318785083768" table:style-name="ce66">
            <text:p><text:s/>2<text:s/></text:p>
          </table:table-cell>
          <table:table-cell office:value-type="float" office:value="5.5393766589803617" table:style-name="ce66">
            <text:p><text:s/>6<text:s/></text:p>
          </table:table-cell>
          <table:table-cell office:value-type="float" office:value="250.27910904665816" table:style-name="ce66">
            <text:p><text:s/>250<text:s/></text:p>
          </table:table-cell>
          <table:table-cell office:value-type="float" office:value="1776.1255887476125" table:style-name="ce66">
            <text:p><text:s/>1,776<text:s/></text:p>
          </table:table-cell>
          <table:table-cell office:value-type="float" office:value="33.739839650153115" table:style-name="ce66">
            <text:p><text:s/>34<text:s/></text:p>
          </table:table-cell>
          <table:table-cell office:value-type="float" office:value="0" table:style-name="ce66">
            <text:p><text:s/>-00<text:s/></text:p>
          </table:table-cell>
          <table:table-cell office:value-type="float" office:value="5.5393766589803617" table:style-name="ce66">
            <text:p><text:s/>6<text:s/></text:p>
          </table:table-cell>
          <table:table-cell office:value-type="float" office:value="0" table:style-name="ce66">
            <text:p><text:s/>-00<text:s/></text:p>
          </table:table-cell>
          <table:table-cell office:value-type="float" office:value="13.093072103044491" table:style-name="ce66">
            <text:p><text:s/>13<text:s/></text:p>
          </table:table-cell>
          <table:table-cell office:value-type="float" office:value="1808.3546893089526" table:style-name="ce66">
            <text:p><text:s/>1,808<text:s/></text:p>
          </table:table-cell>
          <table:table-cell office:value-type="float" office:value="7.5536954440641297" table:style-name="ce66">
            <text:p><text:s/>8<text:s/></text:p>
          </table:table-cell>
          <table:table-cell office:value-type="float" office:value="6.5465360515222457" table:style-name="ce66">
            <text:p><text:s/>7<text:s/></text:p>
          </table:table-cell>
          <table:table-cell office:value-type="float" office:value="0.50357969627094201" table:style-name="ce66">
            <text:p><text:s/>1<text:s/></text:p>
          </table:table-cell>
          <table:table-cell office:value-type="float" office:value="0" table:style-name="ce66">
            <text:p><text:s/>-00<text:s/></text:p>
          </table:table-cell>
          <table:table-cell office:value-type="float" office:value="1.007159392541884" table:style-name="ce66">
            <text:p><text:s/>1<text:s/></text:p>
          </table:table-cell>
          <table:table-cell office:value-type="float" office:value="15.610970584399203" table:style-name="ce66">
            <text:p><text:s/>16<text:s/></text:p>
          </table:table-cell>
          <table:table-cell office:value-type="float" office:value="0" table:style-name="ce66">
            <text:p><text:s/>-00<text:s/></text:p>
          </table:table-cell>
          <table:table-cell table:number-columns-repeated="16359" table:style-name="ce18"/>
        </table:table-row>
        <table:table-row table:style-name="ro6">
          <table:table-cell office:value-type="string" table:style-name="ce296">
            <text:p>Kent<text:s/><text:span text:style-name="T3">2</text:span></text:p>
          </table:table-cell>
          <table:table-cell office:value-type="float" office:value="1991.9002555134693" table:style-name="ce333">
            <text:p><text:s/>1,992<text:s/></text:p>
          </table:table-cell>
          <table:table-cell office:value-type="float" office:value="177.63547683752526" table:style-name="ce334">
            <text:p><text:s/>178<text:s/></text:p>
          </table:table-cell>
          <table:table-cell office:value-type="float" office:value="69.862733268416946" table:style-name="ce334">
            <text:p><text:s/>70<text:s/></text:p>
          </table:table-cell>
          <table:table-cell office:value-type="float" office:value="26.53700721048396" table:style-name="ce334">
            <text:p><text:s/>27<text:s/></text:p>
          </table:table-cell>
          <table:table-cell office:value-type="float" office:value="101.81545623614254" table:style-name="ce334">
            <text:p><text:s/>102<text:s/></text:p>
          </table:table-cell>
          <table:table-cell office:value-type="float" office:value="2.7078578786208123" table:style-name="ce334">
            <text:p><text:s/>3<text:s/></text:p>
          </table:table-cell>
          <table:table-cell office:value-type="float" office:value="2.1662863028966495" table:style-name="ce334">
            <text:p><text:s/>2<text:s/></text:p>
          </table:table-cell>
          <table:table-cell office:value-type="float" office:value="1.6247147271724873" table:style-name="ce334">
            <text:p><text:s/>2<text:s/></text:p>
          </table:table-cell>
          <table:table-cell office:value-type="float" office:value="7.0404304844141112" table:style-name="ce334">
            <text:p><text:s/>7<text:s/></text:p>
          </table:table-cell>
          <table:table-cell office:value-type="float" office:value="348.2305231906364" table:style-name="ce334">
            <text:p><text:s/>348<text:s/></text:p>
          </table:table-cell>
          <table:table-cell office:value-type="float" office:value="1420.5422431244781" table:style-name="ce334">
            <text:p><text:s/>1,421<text:s/></text:p>
          </table:table-cell>
          <table:table-cell office:value-type="float" office:value="56.32344387531289" table:style-name="ce334">
            <text:p><text:s/>56<text:s/></text:p>
          </table:table-cell>
          <table:table-cell office:value-type="float" office:value="0" table:style-name="ce334">
            <text:p><text:s/>-00<text:s/></text:p>
          </table:table-cell>
          <table:table-cell office:value-type="float" office:value="3.2494294543449747" table:style-name="ce334">
            <text:p><text:s/>3<text:s/></text:p>
          </table:table-cell>
          <table:table-cell office:value-type="float" office:value="0.54157157572416237" table:style-name="ce334">
            <text:p><text:s/>1<text:s/></text:p>
          </table:table-cell>
          <table:table-cell office:value-type="float" office:value="0" table:style-name="ce334">
            <text:p><text:s/>-00<text:s/></text:p>
          </table:table-cell>
          <table:table-cell office:value-type="float" office:value="1469.8252565153769" table:style-name="ce334">
            <text:p><text:s/>1,470<text:s/></text:p>
          </table:table-cell>
          <table:table-cell office:value-type="float" office:value="1.6247147271724873" table:style-name="ce334">
            <text:p><text:s/>2<text:s/></text:p>
          </table:table-cell>
          <table:table-cell office:value-type="float" office:value="1.6247147271724873" table:style-name="ce334">
            <text:p><text:s/>2<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7078578786208123" table:style-name="ce334">
            <text:p><text:s/>3<text:s/></text:p>
          </table:table-cell>
          <table:table-cell office:value-type="float" office:value="395.34725027863857" table:style-name="ce334">
            <text:p><text:s/>395<text:s/></text:p>
          </table:table-cell>
          <table:table-cell table:number-columns-repeated="16359" table:style-name="ce18"/>
        </table:table-row>
        <table:table-row table:style-name="ro6">
          <table:table-cell office:value-type="string" table:style-name="ce296">
            <text:p>Surrey</text:p>
          </table:table-cell>
          <table:table-cell office:value-type="float" office:value="1423.6083681952109" table:style-name="ce333">
            <text:p><text:s/>1,424<text:s/></text:p>
          </table:table-cell>
          <table:table-cell office:value-type="float" office:value="325.22812189583624" table:style-name="ce334">
            <text:p><text:s/>325<text:s/></text:p>
          </table:table-cell>
          <table:table-cell office:value-type="float" office:value="85.71903987952274" table:style-name="ce334">
            <text:p><text:s/>86<text:s/></text:p>
          </table:table-cell>
          <table:table-cell office:value-type="float" office:value="45.380668171512035" table:style-name="ce334">
            <text:p><text:s/>45<text:s/></text:p>
          </table:table-cell>
          <table:table-cell office:value-type="float" office:value="114.29205317269697" table:style-name="ce334">
            <text:p><text:s/>114<text:s/></text:p>
          </table:table-cell>
          <table:table-cell office:value-type="float" office:value="1.680765487833779" table:style-name="ce334">
            <text:p><text:s/>2<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1.765358414836454" table:style-name="ce334">
            <text:p><text:s/>12<text:s/></text:p>
          </table:table-cell>
          <table:table-cell office:value-type="float" office:value="473.13548482520878" table:style-name="ce334">
            <text:p><text:s/>473<text:s/></text:p>
          </table:table-cell>
          <table:table-cell office:value-type="float" office:value="1026.9477130664391" table:style-name="ce334">
            <text:p><text:s/>1,027<text:s/></text:p>
          </table:table-cell>
          <table:table-cell office:value-type="float" office:value="27.732630549257355" table:style-name="ce334">
            <text:p><text:s/>28<text:s/></text:p>
          </table:table-cell>
          <table:table-cell office:value-type="float" office:value="0" table:style-name="ce334">
            <text:p><text:s/>-00<text:s/></text:p>
          </table:table-cell>
          <table:table-cell office:value-type="float" office:value="27.732630549257355" table:style-name="ce334">
            <text:p><text:s/>28<text:s/></text:p>
          </table:table-cell>
          <table:table-cell office:value-type="float" office:value="0.8403827439168895" table:style-name="ce334">
            <text:p><text:s/>1<text:s/></text:p>
          </table:table-cell>
          <table:table-cell office:value-type="float" office:value="16.807654878337789" table:style-name="ce334">
            <text:p><text:s/>17<text:s/></text:p>
          </table:table-cell>
          <table:table-cell office:value-type="float" office:value="1073.1687639818681" table:style-name="ce334">
            <text:p><text:s/>1,073<text:s/></text:p>
          </table:table-cell>
          <table:table-cell office:value-type="float" office:value="5.0422964635013372" table:style-name="ce334">
            <text:p><text:s/>5<text:s/></text:p>
          </table:table-cell>
          <table:table-cell office:value-type="float" office:value="19.328803110088458" table:style-name="ce334">
            <text:p><text:s/>19<text:s/></text:p>
          </table:table-cell>
          <table:table-cell office:value-type="float" office:value="0" table:style-name="ce334">
            <text:p><text:s/>-00<text:s/></text:p>
          </table:table-cell>
          <table:table-cell office:value-type="float" office:value="1.680765487833779" table:style-name="ce334">
            <text:p><text:s/>2<text:s/></text:p>
          </table:table-cell>
          <table:table-cell office:value-type="float" office:value="9.2442101830857855" table:style-name="ce334">
            <text:p><text:s/>9<text:s/></text:p>
          </table:table-cell>
          <table:table-cell office:value-type="float" office:value="30.25377878100802" table:style-name="ce334">
            <text:p><text:s/>30<text:s/></text:p>
          </table:table-cell>
          <table:table-cell office:value-type="float" office:value="0" table:style-name="ce334">
            <text:p><text:s/>-00<text:s/></text:p>
          </table:table-cell>
          <table:table-cell table:number-columns-repeated="16359" table:style-name="ce18"/>
        </table:table-row>
        <table:table-row table:style-name="ro6">
          <table:table-cell office:value-type="string" table:style-name="ce296">
            <text:p>Sussex</text:p>
          </table:table-cell>
          <table:table-cell office:value-type="float" office:value="3494.465726475009" table:style-name="ce333">
            <text:p><text:s/>3,494<text:s/></text:p>
          </table:table-cell>
          <table:table-cell office:value-type="float" office:value="706.64036524620599" table:style-name="ce334">
            <text:p><text:s/>707<text:s/></text:p>
          </table:table-cell>
          <table:table-cell office:value-type="float" office:value="231.24277733139965" table:style-name="ce334">
            <text:p><text:s/>231<text:s/></text:p>
          </table:table-cell>
          <table:table-cell office:value-type="float" office:value="115.03447806333588" table:style-name="ce334">
            <text:p><text:s/>115<text:s/></text:p>
          </table:table-cell>
          <table:table-cell office:value-type="float" office:value="194.85431998483423" table:style-name="ce334">
            <text:p><text:s/>195<text:s/></text:p>
          </table:table-cell>
          <table:table-cell office:value-type="float" office:value="4.6952848189116683" table:style-name="ce334">
            <text:p><text:s/>5<text:s/></text:p>
          </table:table-cell>
          <table:table-cell office:value-type="float" office:value="20.541871082738549" table:style-name="ce334">
            <text:p><text:s/>21<text:s/></text:p>
          </table:table-cell>
          <table:table-cell office:value-type="float" office:value="11.151301444915212" table:style-name="ce334">
            <text:p><text:s/>11<text:s/></text:p>
          </table:table-cell>
          <table:table-cell office:value-type="float" office:value="38.736099756021261" table:style-name="ce334">
            <text:p><text:s/>39<text:s/></text:p>
          </table:table-cell>
          <table:table-cell office:value-type="float" office:value="1171.4735623184613" table:style-name="ce334">
            <text:p><text:s/>1,171<text:s/></text:p>
          </table:table-cell>
          <table:table-cell office:value-type="float" office:value="2371.7057441527563" table:style-name="ce334">
            <text:p><text:s/>2,372<text:s/></text:p>
          </table:table-cell>
          <table:table-cell office:value-type="float" office:value="53.408864815120225" table:style-name="ce334">
            <text:p><text:s/>53<text:s/></text:p>
          </table:table-cell>
          <table:table-cell office:value-type="float" office:value="2.9345530118197924" table:style-name="ce334">
            <text:p><text:s/>3<text:s/></text:p>
          </table:table-cell>
          <table:table-cell office:value-type="float" office:value="32.280083130017715" table:style-name="ce334">
            <text:p><text:s/>32<text:s/></text:p>
          </table:table-cell>
          <table:table-cell office:value-type="float" office:value="0" table:style-name="ce334">
            <text:p><text:s/>-00<text:s/></text:p>
          </table:table-cell>
          <table:table-cell office:value-type="float" office:value="52.235043610392303" table:style-name="ce334">
            <text:p><text:s/>52<text:s/></text:p>
          </table:table-cell>
          <table:table-cell office:value-type="float" office:value="2466.7852617357175" table:style-name="ce334">
            <text:p><text:s/>2,467<text:s/></text:p>
          </table:table-cell>
          <table:table-cell office:value-type="float" office:value="16.433496866190836" table:style-name="ce334">
            <text:p><text:s/>16<text:s/></text:p>
          </table:table-cell>
          <table:table-cell office:value-type="float" office:value="92.731875173505443" table:style-name="ce334">
            <text:p><text:s/>93<text:s/></text:p>
          </table:table-cell>
          <table:table-cell office:value-type="float" office:value="7.0429272283675024" table:style-name="ce334">
            <text:p><text:s/>7<text:s/></text:p>
          </table:table-cell>
          <table:table-cell office:value-type="float" office:value="1.1738212047279171" table:style-name="ce334">
            <text:p><text:s/>1<text:s/></text:p>
          </table:table-cell>
          <table:table-cell office:value-type="float" office:value="28.17170891347001" table:style-name="ce334">
            <text:p><text:s/>28<text:s/></text:p>
          </table:table-cell>
          <table:table-cell office:value-type="float" office:value="134.98943854371046" table:style-name="ce334">
            <text:p><text:s/>135<text:s/></text:p>
          </table:table-cell>
          <table:table-cell office:value-type="float" office:value="142.03236577207795" table:style-name="ce334">
            <text:p><text:s/>142<text:s/></text:p>
          </table:table-cell>
          <table:table-cell table:number-columns-repeated="16359" table:style-name="ce18"/>
        </table:table-row>
        <table:table-row table:style-name="ro8">
          <table:table-cell office:value-type="string" table:style-name="ce296">
            <text:p>Thames Valley</text:p>
          </table:table-cell>
          <table:table-cell office:value-type="float" office:value="305.69950984240279" table:style-name="ce333">
            <text:p><text:s/>306<text:s/></text:p>
          </table:table-cell>
          <table:table-cell office:value-type="float" office:value="46.104138033297161" table:style-name="ce334">
            <text:p><text:s/>46<text:s/></text:p>
          </table:table-cell>
          <table:table-cell office:value-type="float" office:value="18.690866770255607" table:style-name="ce334">
            <text:p><text:s/>19<text:s/></text:p>
          </table:table-cell>
          <table:table-cell office:value-type="float" office:value="6.6456415183131039" table:style-name="ce334">
            <text:p><text:s/>7<text:s/></text:p>
          </table:table-cell>
          <table:table-cell office:value-type="float" office:value="39.043143920089484" table:style-name="ce334">
            <text:p><text:s/>39<text:s/></text:p>
          </table:table-cell>
          <table:table-cell office:value-type="float" office:value="0.41535259489456899" table:style-name="ce334">
            <text:p><text:s/>0<text:s/></text:p>
          </table:table-cell>
          <table:table-cell office:value-type="float" office:value="0.41535259489456899" table:style-name="ce334">
            <text:p><text:s/>0<text:s/></text:p>
          </table:table-cell>
          <table:table-cell office:value-type="float" office:value="0" table:style-name="ce334">
            <text:p><text:s/>-00<text:s/></text:p>
          </table:table-cell>
          <table:table-cell office:value-type="float" office:value="8.7224044927859481" table:style-name="ce334">
            <text:p><text:s/>9<text:s/></text:p>
          </table:table-cell>
          <table:table-cell office:value-type="float" office:value="106.74561688790422" table:style-name="ce334">
            <text:p><text:s/>107<text:s/></text:p>
          </table:table-cell>
          <table:table-cell office:value-type="float" office:value="204.76882928302251" table:style-name="ce334">
            <text:p><text:s/>205<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4921155693674137" table:style-name="ce334">
            <text:p><text:s/>2<text:s/></text:p>
          </table:table-cell>
          <table:table-cell office:value-type="float" office:value="0" table:style-name="ce334">
            <text:p><text:s/>-00<text:s/></text:p>
          </table:table-cell>
          <table:table-cell office:value-type="float" office:value="2.0767629744728451" table:style-name="ce334">
            <text:p><text:s/>2<text:s/></text:p>
          </table:table-cell>
          <table:table-cell office:value-type="float" office:value="208.9223552319682" table:style-name="ce334">
            <text:p><text:s/>209<text:s/></text:p>
          </table:table-cell>
          <table:table-cell office:value-type="float" office:value="0" table:style-name="ce334">
            <text:p><text:s/>-00<text:s/></text:p>
          </table:table-cell>
          <table:table-cell office:value-type="float" office:value="1.2460577846837069" table:style-name="ce334">
            <text:p><text:s/>1<text:s/></text:p>
          </table:table-cell>
          <table:table-cell office:value-type="float" office:value="0.41535259489456899" table:style-name="ce334">
            <text:p><text:s/>0<text:s/></text:p>
          </table:table-cell>
          <table:table-cell office:value-type="float" office:value="0" table:style-name="ce334">
            <text:p><text:s/>-00<text:s/></text:p>
          </table:table-cell>
          <table:table-cell office:value-type="float" office:value="1.661410379578276" table:style-name="ce334">
            <text:p><text:s/>2<text:s/></text:p>
          </table:table-cell>
          <table:table-cell office:value-type="float" office:value="2.9074681642619828" table:style-name="ce334">
            <text:p><text:s/>3<text:s/></text:p>
          </table:table-cell>
          <table:table-cell office:value-type="float" office:value="2.0767629744728451" table:style-name="ce334">
            <text:p><text:s/>2<text:s/></text:p>
          </table:table-cell>
          <table:table-cell table:number-columns-repeated="16359" table:style-name="ce18"/>
        </table:table-row>
        <table:table-row table:style-name="ro6">
          <table:table-cell office:value-type="string" table:style-name="ce318">
            <text:p>South East Region</text:p>
          </table:table-cell>
          <table:table-cell office:value-type="float" office:value="1754.3965293079143" table:style-name="ce335">
            <text:p><text:s/>1,754<text:s/></text:p>
          </table:table-cell>
          <table:table-cell office:value-type="float" office:value="249.40809371963488" table:style-name="ce336">
            <text:p><text:s/>249<text:s/></text:p>
          </table:table-cell>
          <table:table-cell office:value-type="float" office:value="85.508218259453386" table:style-name="ce336">
            <text:p><text:s/>86<text:s/></text:p>
          </table:table-cell>
          <table:table-cell office:value-type="float" office:value="41.166568585857199" table:style-name="ce336">
            <text:p><text:s/>41<text:s/></text:p>
          </table:table-cell>
          <table:table-cell office:value-type="float" office:value="91.42043821593289" table:style-name="ce336">
            <text:p><text:s/>91<text:s/></text:p>
          </table:table-cell>
          <table:table-cell office:value-type="float" office:value="2.6276533139908853" table:style-name="ce336">
            <text:p><text:s/>3<text:s/></text:p>
          </table:table-cell>
          <table:table-cell office:value-type="float" office:value="4.9268499637329093" table:style-name="ce336">
            <text:p><text:s/>5<text:s/></text:p>
          </table:table-cell>
          <table:table-cell office:value-type="float" office:value="2.8466244234901255" table:style-name="ce336">
            <text:p><text:s/>3<text:s/></text:p>
          </table:table-cell>
          <table:table-cell office:value-type="float" office:value="13.685694343702528" table:style-name="ce336">
            <text:p><text:s/>14<text:s/></text:p>
          </table:table-cell>
          <table:table-cell office:value-type="float" office:value="433.1248545894976" table:style-name="ce336">
            <text:p><text:s/>433<text:s/></text:p>
          </table:table-cell>
          <table:table-cell office:value-type="float" office:value="1303.5350148489783" table:style-name="ce336">
            <text:p><text:s/>1,304<text:s/></text:p>
          </table:table-cell>
          <table:table-cell office:value-type="float" office:value="32.298238651137964" table:style-name="ce336">
            <text:p><text:s/>32<text:s/></text:p>
          </table:table-cell>
          <table:table-cell office:value-type="float" office:value="0.54742777374810103" table:style-name="ce336">
            <text:p><text:s/>1<text:s/></text:p>
          </table:table-cell>
          <table:table-cell office:value-type="float" office:value="12.152896577207844" table:style-name="ce336">
            <text:p><text:s/>12<text:s/></text:p>
          </table:table-cell>
          <table:table-cell office:value-type="float" office:value="0.21897110949924042" table:style-name="ce336">
            <text:p><text:s/>0<text:s/></text:p>
          </table:table-cell>
          <table:table-cell office:value-type="float" office:value="15.327977664946831" table:style-name="ce336">
            <text:p><text:s/>15<text:s/></text:p>
          </table:table-cell>
          <table:table-cell office:value-type="float" office:value="1345.3584967633333" table:style-name="ce336">
            <text:p><text:s/>1,345<text:s/></text:p>
          </table:table-cell>
          <table:table-cell office:value-type="float" office:value="5.6932488469802509" table:style-name="ce336">
            <text:p><text:s/>6<text:s/></text:p>
          </table:table-cell>
          <table:table-cell office:value-type="float" office:value="21.897110949924045" table:style-name="ce336">
            <text:p><text:s/>22<text:s/></text:p>
          </table:table-cell>
          <table:table-cell office:value-type="float" office:value="1.532797766494683" table:style-name="ce336">
            <text:p><text:s/>2<text:s/></text:p>
          </table:table-cell>
          <table:table-cell office:value-type="float" office:value="0.43794221899848085" table:style-name="ce336">
            <text:p><text:s/>0<text:s/></text:p>
          </table:table-cell>
          <table:table-cell office:value-type="float" office:value="7.1165610587253143" table:style-name="ce336">
            <text:p><text:s/>7<text:s/></text:p>
          </table:table-cell>
          <table:table-cell office:value-type="float" office:value="33.831036417632653" table:style-name="ce336">
            <text:p><text:s/>34<text:s/></text:p>
          </table:table-cell>
          <table:table-cell office:value-type="float" office:value="106.96738699037896" table:style-name="ce336">
            <text:p><text:s/>107<text:s/></text:p>
          </table:table-cell>
          <table:table-cell table:number-columns-repeated="16359" table:style-name="ce18"/>
        </table:table-row>
        <table:table-row table:style-name="ro6">
          <table:table-cell table:style-name="ce318"/>
          <table:table-cell table:style-name="ce333"/>
          <table:table-cell table:number-columns-repeated="23" table:style-name="ce334"/>
          <table:table-cell table:number-columns-repeated="16359" table:style-name="ce18"/>
        </table:table-row>
        <table:table-row table:style-name="ro8">
          <table:table-cell office:value-type="string" table:style-name="ce296">
            <text:p>Avon and Somerset</text:p>
          </table:table-cell>
          <table:table-cell office:value-type="float" office:value="2526.4786531835443" table:style-name="ce333">
            <text:p><text:s/>2,526<text:s/></text:p>
          </table:table-cell>
          <table:table-cell office:value-type="float" office:value="199.82786757372156" table:style-name="ce334">
            <text:p><text:s/>200<text:s/></text:p>
          </table:table-cell>
          <table:table-cell office:value-type="float" office:value="178.79335519754036" table:style-name="ce334">
            <text:p><text:s/>179<text:s/></text:p>
          </table:table-cell>
          <table:table-cell office:value-type="float" office:value="66.609289191240535" table:style-name="ce334">
            <text:p><text:s/>67<text:s/></text:p>
          </table:table-cell>
          <table:table-cell office:value-type="float" office:value="160.09601086315706" table:style-name="ce334">
            <text:p><text:s/>160<text:s/></text:p>
          </table:table-cell>
          <table:table-cell office:value-type="float" office:value="2.9214600522473915" table:style-name="ce334">
            <text:p><text:s/>3<text:s/></text:p>
          </table:table-cell>
          <table:table-cell office:value-type="float" office:value="1.7528760313484351" table:style-name="ce334">
            <text:p><text:s/>2<text:s/></text:p>
          </table:table-cell>
          <table:table-cell office:value-type="float" office:value="2.3371680417979133" table:style-name="ce334">
            <text:p><text:s/>2<text:s/></text:p>
          </table:table-cell>
          <table:table-cell office:value-type="float" office:value="8.7643801567421757" table:style-name="ce334">
            <text:p><text:s/>9<text:s/></text:p>
          </table:table-cell>
          <table:table-cell office:value-type="float" office:value="465.68073232823423" table:style-name="ce334">
            <text:p><text:s/>466<text:s/></text:p>
          </table:table-cell>
          <table:table-cell office:value-type="float" office:value="1391.7835688906573" table:style-name="ce334">
            <text:p><text:s/>1,392<text:s/></text:p>
          </table:table-cell>
          <table:table-cell office:value-type="float" office:value="37.394688668766612" table:style-name="ce334">
            <text:p><text:s/>37<text:s/></text:p>
          </table:table-cell>
          <table:table-cell office:value-type="float" office:value="0" table:style-name="ce334">
            <text:p><text:s/>-00<text:s/></text:p>
          </table:table-cell>
          <table:table-cell office:value-type="float" office:value="31.551768564271832" table:style-name="ce334">
            <text:p><text:s/>32<text:s/></text:p>
          </table:table-cell>
          <table:table-cell office:value-type="float" office:value="0" table:style-name="ce334">
            <text:p><text:s/>-00<text:s/></text:p>
          </table:table-cell>
          <table:table-cell office:value-type="float" office:value="50.833404909104608" table:style-name="ce334">
            <text:p><text:s/>51<text:s/></text:p>
          </table:table-cell>
          <table:table-cell office:value-type="float" office:value="1477.6744944267307" table:style-name="ce334">
            <text:p><text:s/>1,478<text:s/></text:p>
          </table:table-cell>
          <table:table-cell office:value-type="float" office:value="8.7643801567421757" table:style-name="ce334">
            <text:p><text:s/>9<text:s/></text:p>
          </table:table-cell>
          <table:table-cell office:value-type="float" office:value="50.249112898655135" table:style-name="ce334">
            <text:p><text:s/>50<text:s/></text:p>
          </table:table-cell>
          <table:table-cell office:value-type="float" office:value="0.58429201044947832" table:style-name="ce334">
            <text:p><text:s/>1<text:s/></text:p>
          </table:table-cell>
          <table:table-cell office:value-type="float" office:value="0" table:style-name="ce334">
            <text:p><text:s/>-00<text:s/></text:p>
          </table:table-cell>
          <table:table-cell office:value-type="float" office:value="28.046016501574961" table:style-name="ce334">
            <text:p><text:s/>28<text:s/></text:p>
          </table:table-cell>
          <table:table-cell office:value-type="float" office:value="76.54225336888166" table:style-name="ce334">
            <text:p><text:s/>77<text:s/></text:p>
          </table:table-cell>
          <table:table-cell office:value-type="float" office:value="738.54510120814052" table:style-name="ce334">
            <text:p><text:s/>739<text:s/></text:p>
          </table:table-cell>
          <table:table-cell table:number-columns-repeated="16359" table:style-name="ce18"/>
        </table:table-row>
        <table:table-row table:style-name="ro6">
          <table:table-cell office:value-type="string" table:style-name="ce296">
            <text:p>Devon and Cornwall</text:p>
          </table:table-cell>
          <table:table-cell office:value-type="float" office:value="2565.2868627353073" table:style-name="ce333">
            <text:p><text:s/>2,565<text:s/></text:p>
          </table:table-cell>
          <table:table-cell office:value-type="float" office:value="308.67419892236393" table:style-name="ce334">
            <text:p><text:s/>309<text:s/></text:p>
          </table:table-cell>
          <table:table-cell office:value-type="float" office:value="125.39889331221035" table:style-name="ce334">
            <text:p><text:s/>125<text:s/></text:p>
          </table:table-cell>
          <table:table-cell office:value-type="float" office:value="123.69664589168261" table:style-name="ce334">
            <text:p><text:s/>124<text:s/></text:p>
          </table:table-cell>
          <table:table-cell office:value-type="float" office:value="200.29777981543097" table:style-name="ce334">
            <text:p><text:s/>200<text:s/></text:p>
          </table:table-cell>
          <table:table-cell office:value-type="float" office:value="5.6741580684258066" table:style-name="ce334">
            <text:p><text:s/>6<text:s/></text:p>
          </table:table-cell>
          <table:table-cell office:value-type="float" office:value="39.151690672138074" table:style-name="ce334">
            <text:p><text:s/>39<text:s/></text:p>
          </table:table-cell>
          <table:table-cell office:value-type="float" office:value="7.3764054889535489" table:style-name="ce334">
            <text:p><text:s/>7<text:s/></text:p>
          </table:table-cell>
          <table:table-cell office:value-type="float" office:value="11.348316136851613" table:style-name="ce334">
            <text:p><text:s/>11<text:s/></text:p>
          </table:table-cell>
          <table:table-cell office:value-type="float" office:value="703.02818467795748" table:style-name="ce334">
            <text:p><text:s/>703<text:s/></text:p>
          </table:table-cell>
          <table:table-cell office:value-type="float" office:value="1743.1013586204078" table:style-name="ce334">
            <text:p><text:s/>1,743<text:s/></text:p>
          </table:table-cell>
          <table:table-cell office:value-type="float" office:value="87.9494500606" table:style-name="ce334">
            <text:p><text:s/>88<text:s/></text:p>
          </table:table-cell>
          <table:table-cell office:value-type="float" office:value="0" table:style-name="ce334">
            <text:p><text:s/>-00<text:s/></text:p>
          </table:table-cell>
          <table:table-cell office:value-type="float" office:value="42.556185513193547" table:style-name="ce334">
            <text:p><text:s/>43<text:s/></text:p>
          </table:table-cell>
          <table:table-cell office:value-type="float" office:value="0.56741580684258075" table:style-name="ce334">
            <text:p><text:s/>1<text:s/></text:p>
          </table:table-cell>
          <table:table-cell office:value-type="float" office:value="31.207869376341939" table:style-name="ce334">
            <text:p><text:s/>31<text:s/></text:p>
          </table:table-cell>
          <table:table-cell office:value-type="float" office:value="1860.5564306368221" table:style-name="ce334">
            <text:p><text:s/>1,861<text:s/></text:p>
          </table:table-cell>
          <table:table-cell office:value-type="float" office:value="6.2415738752683874" table:style-name="ce334">
            <text:p><text:s/>6<text:s/></text:p>
          </table:table-cell>
          <table:table-cell office:value-type="float" office:value="146.96069397222843" table:style-name="ce334">
            <text:p><text:s/>147<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30.64045356949936" table:style-name="ce334">
            <text:p><text:s/>31<text:s/></text:p>
          </table:table-cell>
          <table:table-cell office:value-type="float" office:value="180.43822657594066" table:style-name="ce334">
            <text:p><text:s/>180<text:s/></text:p>
          </table:table-cell>
          <table:table-cell office:value-type="float" office:value="93.623608129025811" table:style-name="ce334">
            <text:p><text:s/>94<text:s/></text:p>
          </table:table-cell>
          <table:table-cell table:number-columns-repeated="16359" table:style-name="ce18"/>
        </table:table-row>
        <table:table-row table:style-name="ro8">
          <table:table-cell office:value-type="string" table:style-name="ce296">
            <text:p>Dorset</text:p>
          </table:table-cell>
          <table:table-cell office:value-type="float" office:value="2715.3785991391587" table:style-name="ce333">
            <text:p><text:s/>2,715<text:s/></text:p>
          </table:table-cell>
          <table:table-cell office:value-type="float" office:value="301.70873323768433" table:style-name="ce334">
            <text:p><text:s/>302<text:s/></text:p>
          </table:table-cell>
          <table:table-cell office:value-type="float" office:value="123.01429037587988" table:style-name="ce334">
            <text:p><text:s/>123<text:s/></text:p>
          </table:table-cell>
          <table:table-cell office:value-type="float" office:value="78.988123293986021" table:style-name="ce334">
            <text:p><text:s/>79<text:s/></text:p>
          </table:table-cell>
          <table:table-cell office:value-type="float" office:value="300.41384597056981" table:style-name="ce334">
            <text:p><text:s/>300<text:s/></text:p>
          </table:table-cell>
          <table:table-cell office:value-type="float" office:value="5.1795490684580994" table:style-name="ce334">
            <text:p><text:s/>5<text:s/></text:p>
          </table:table-cell>
          <table:table-cell office:value-type="float" office:value="7.7693236026871508" table:style-name="ce334">
            <text:p><text:s/>8<text:s/></text:p>
          </table:table-cell>
          <table:table-cell office:value-type="float" office:value="3.8846618013435754" table:style-name="ce334">
            <text:p><text:s/>4<text:s/></text:p>
          </table:table-cell>
          <table:table-cell office:value-type="float" office:value="20.718196273832397" table:style-name="ce334">
            <text:p><text:s/>21<text:s/></text:p>
          </table:table-cell>
          <table:table-cell office:value-type="float" office:value="643.55897175591895" table:style-name="ce334">
            <text:p><text:s/>644<text:s/></text:p>
          </table:table-cell>
          <table:table-cell office:value-type="float" office:value="1803.7779630905334" table:style-name="ce334">
            <text:p><text:s/>1,804<text:s/></text:p>
          </table:table-cell>
          <table:table-cell office:value-type="float" office:value="71.218799691298884" table:style-name="ce334">
            <text:p><text:s/>71<text:s/></text:p>
          </table:table-cell>
          <table:table-cell office:value-type="float" office:value="0" table:style-name="ce334">
            <text:p><text:s/>-00<text:s/></text:p>
          </table:table-cell>
          <table:table-cell office:value-type="float" office:value="33.66706894497765" table:style-name="ce334">
            <text:p><text:s/>34<text:s/></text:p>
          </table:table-cell>
          <table:table-cell office:value-type="float" office:value="1.2948872671145248" table:style-name="ce334">
            <text:p><text:s/>1<text:s/></text:p>
          </table:table-cell>
          <table:table-cell office:value-type="float" office:value="23.307970808061452" table:style-name="ce334">
            <text:p><text:s/>23<text:s/></text:p>
          </table:table-cell>
          <table:table-cell office:value-type="float" office:value="1878.8814245831757" table:style-name="ce334">
            <text:p><text:s/>1,879<text:s/></text:p>
          </table:table-cell>
          <table:table-cell office:value-type="float" office:value="14.243759938259775" table:style-name="ce334">
            <text:p><text:s/>14<text:s/></text:p>
          </table:table-cell>
          <table:table-cell office:value-type="float" office:value="60.859701554382674" table:style-name="ce334">
            <text:p><text:s/>6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9.782407143634074" table:style-name="ce334">
            <text:p><text:s/>30<text:s/></text:p>
          </table:table-cell>
          <table:table-cell office:value-type="float" office:value="99.706319567818426" table:style-name="ce334">
            <text:p><text:s/>100<text:s/></text:p>
          </table:table-cell>
          <table:table-cell office:value-type="float" office:value="374.22242019609769" table:style-name="ce334">
            <text:p><text:s/>374<text:s/></text:p>
          </table:table-cell>
          <table:table-cell table:number-columns-repeated="16359" table:style-name="ce18"/>
        </table:table-row>
        <table:table-row table:style-name="ro6">
          <table:table-cell office:value-type="string" table:style-name="ce296">
            <text:p>Gloucestershire</text:p>
          </table:table-cell>
          <table:table-cell office:value-type="float" office:value="1857.7620359935474" table:style-name="ce333">
            <text:p><text:s/>1,858<text:s/></text:p>
          </table:table-cell>
          <table:table-cell office:value-type="float" office:value="246.22844317331644" table:style-name="ce334">
            <text:p><text:s/>246<text:s/></text:p>
          </table:table-cell>
          <table:table-cell office:value-type="float" office:value="105.75195956802692" table:style-name="ce334">
            <text:p><text:s/>106<text:s/></text:p>
          </table:table-cell>
          <table:table-cell office:value-type="float" office:value="39.459686405980193" table:style-name="ce334">
            <text:p><text:s/>39<text:s/></text:p>
          </table:table-cell>
          <table:table-cell office:value-type="float" office:value="124.69260904289742" table:style-name="ce334">
            <text:p><text:s/>125<text:s/></text:p>
          </table:table-cell>
          <table:table-cell office:value-type="float" office:value="4.7351623687176234" table:style-name="ce334">
            <text:p><text:s/>5<text:s/></text:p>
          </table:table-cell>
          <table:table-cell office:value-type="float" office:value="1.578387456239208" table:style-name="ce334">
            <text:p><text:s/>2<text:s/></text:p>
          </table:table-cell>
          <table:table-cell office:value-type="float" office:value="1.578387456239208" table:style-name="ce334">
            <text:p><text:s/>2<text:s/></text:p>
          </table:table-cell>
          <table:table-cell office:value-type="float" office:value="11.048712193674454" table:style-name="ce334">
            <text:p><text:s/>11<text:s/></text:p>
          </table:table-cell>
          <table:table-cell office:value-type="float" office:value="486.14333652167602" table:style-name="ce334">
            <text:p><text:s/>486<text:s/></text:p>
          </table:table-cell>
          <table:table-cell office:value-type="float" office:value="1377.9322492968283" table:style-name="ce334">
            <text:p><text:s/>1,378<text:s/></text:p>
          </table:table-cell>
          <table:table-cell office:value-type="float" office:value="31.567749124784154" table:style-name="ce334">
            <text:p><text:s/>32<text:s/></text:p>
          </table:table-cell>
          <table:table-cell office:value-type="float" office:value="0" table:style-name="ce334">
            <text:p><text:s/>-00<text:s/></text:p>
          </table:table-cell>
          <table:table-cell office:value-type="float" office:value="20.519036931109703" table:style-name="ce334">
            <text:p><text:s/>21<text:s/></text:p>
          </table:table-cell>
          <table:table-cell office:value-type="float" office:value="6.3135498249568318" table:style-name="ce334">
            <text:p><text:s/>6<text:s/></text:p>
          </table:table-cell>
          <table:table-cell office:value-type="float" office:value="11.048712193674454" table:style-name="ce334">
            <text:p><text:s/>11<text:s/></text:p>
          </table:table-cell>
          <table:table-cell office:value-type="float" office:value="1431.5974228089615" table:style-name="ce334">
            <text:p><text:s/>1,432<text:s/></text:p>
          </table:table-cell>
          <table:table-cell office:value-type="float" office:value="9.4703247374352468" table:style-name="ce334">
            <text:p><text:s/>9<text:s/></text:p>
          </table:table-cell>
          <table:table-cell office:value-type="float" office:value="31.567749124784154" table:style-name="ce334">
            <text:p><text:s/>32<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8.940649474870494" table:style-name="ce334">
            <text:p><text:s/>19<text:s/></text:p>
          </table:table-cell>
          <table:table-cell office:value-type="float" office:value="59.978723337089889" table:style-name="ce334">
            <text:p><text:s/>60<text:s/></text:p>
          </table:table-cell>
          <table:table-cell office:value-type="float" office:value="0" table:style-name="ce334">
            <text:p><text:s/>-00<text:s/></text:p>
          </table:table-cell>
          <table:table-cell table:number-columns-repeated="16359" table:style-name="ce18"/>
        </table:table-row>
        <table:table-row table:style-name="ro6">
          <table:table-cell office:value-type="string" table:style-name="ce296">
            <text:p>Wiltshire</text:p>
          </table:table-cell>
          <table:table-cell office:value-type="float" office:value="2102.6025608977029" table:style-name="ce333">
            <text:p><text:s/>2,103<text:s/></text:p>
          </table:table-cell>
          <table:table-cell office:value-type="float" office:value="224.98125156236981" table:style-name="ce334">
            <text:p><text:s/>225<text:s/></text:p>
          </table:table-cell>
          <table:table-cell office:value-type="float" office:value="115.26817209676972" table:style-name="ce334">
            <text:p><text:s/>115<text:s/></text:p>
          </table:table-cell>
          <table:table-cell office:value-type="float" office:value="49.995833680526623" table:style-name="ce334">
            <text:p><text:s/>50<text:s/></text:p>
          </table:table-cell>
          <table:table-cell office:value-type="float" office:value="102.76921367663806" table:style-name="ce334">
            <text:p><text:s/>103<text:s/></text:p>
          </table:table-cell>
          <table:table-cell office:value-type="float" office:value="1.3887731577924063" table:style-name="ce334">
            <text:p><text:s/>1<text:s/></text:p>
          </table:table-cell>
          <table:table-cell office:value-type="float" office:value="9.7214121045468431" table:style-name="ce334">
            <text:p><text:s/>10<text:s/></text:p>
          </table:table-cell>
          <table:table-cell office:value-type="float" office:value="8.3326389467544377" table:style-name="ce334">
            <text:p><text:s/>8<text:s/></text:p>
          </table:table-cell>
          <table:table-cell office:value-type="float" office:value="76.382523678582345" table:style-name="ce334">
            <text:p><text:s/>76<text:s/></text:p>
          </table:table-cell>
          <table:table-cell office:value-type="float" office:value="516.6236146987751" table:style-name="ce334">
            <text:p><text:s/>517<text:s/></text:p>
          </table:table-cell>
          <table:table-cell office:value-type="float" office:value="1459.6005888398188" table:style-name="ce334">
            <text:p><text:s/>1,46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8.3326389467544377" table:style-name="ce334">
            <text:p><text:s/>8<text:s/></text:p>
          </table:table-cell>
          <table:table-cell office:value-type="float" office:value="0" table:style-name="ce334">
            <text:p><text:s/>-00<text:s/></text:p>
          </table:table-cell>
          <table:table-cell office:value-type="float" office:value="29.164236313640533" table:style-name="ce334">
            <text:p><text:s/>29<text:s/></text:p>
          </table:table-cell>
          <table:table-cell office:value-type="float" office:value="1488.7648251534595" table:style-name="ce334">
            <text:p><text:s/>1,489<text:s/></text:p>
          </table:table-cell>
          <table:table-cell office:value-type="float" office:value="12.498958420131656" table:style-name="ce334">
            <text:p><text:s/>12<text:s/></text:p>
          </table:table-cell>
          <table:table-cell office:value-type="float" office:value="31.94178262922534" table:style-name="ce334">
            <text:p><text:s/>32<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4.997916840263311" table:style-name="ce334">
            <text:p><text:s/>25<text:s/></text:p>
          </table:table-cell>
          <table:table-cell office:value-type="float" office:value="68.049884731827902" table:style-name="ce334">
            <text:p><text:s/>68<text:s/></text:p>
          </table:table-cell>
          <table:table-cell office:value-type="float" office:value="354.13715523706355" table:style-name="ce334">
            <text:p><text:s/>354<text:s/></text:p>
          </table:table-cell>
          <table:table-cell table:number-columns-repeated="16359" table:style-name="ce18"/>
        </table:table-row>
        <table:table-row table:style-name="ro8">
          <table:table-cell office:value-type="string" table:style-name="ce318">
            <text:p>South West Region</text:p>
          </table:table-cell>
          <table:table-cell office:value-type="float" office:value="2434.5794934938885" table:style-name="ce335">
            <text:p><text:s/>2,435<text:s/></text:p>
          </table:table-cell>
          <table:table-cell office:value-type="float" office:value="256.61928644837656" table:style-name="ce336">
            <text:p><text:s/>257<text:s/></text:p>
          </table:table-cell>
          <table:table-cell office:value-type="float" office:value="137.86366676280218" table:style-name="ce336">
            <text:p><text:s/>138<text:s/></text:p>
          </table:table-cell>
          <table:table-cell office:value-type="float" office:value="81.075265168798168" table:style-name="ce336">
            <text:p><text:s/>81<text:s/></text:p>
          </table:table-cell>
          <table:table-cell office:value-type="float" office:value="180.7228377771448" table:style-name="ce336">
            <text:p><text:s/>181<text:s/></text:p>
          </table:table-cell>
          <table:table-cell office:value-type="float" office:value="4.1073372222078364" table:style-name="ce336">
            <text:p><text:s/>4<text:s/></text:p>
          </table:table-cell>
          <table:table-cell office:value-type="float" office:value="15.357869613472779" table:style-name="ce336">
            <text:p><text:s/>15<text:s/></text:p>
          </table:table-cell>
          <table:table-cell office:value-type="float" office:value="4.8216567391135472" table:style-name="ce336">
            <text:p><text:s/>5<text:s/></text:p>
          </table:table-cell>
          <table:table-cell office:value-type="float" office:value="20.179526352586329" table:style-name="ce336">
            <text:p><text:s/>20<text:s/></text:p>
          </table:table-cell>
          <table:table-cell office:value-type="float" office:value="573.77715195451219" table:style-name="ce336">
            <text:p><text:s/>574<text:s/></text:p>
          </table:table-cell>
          <table:table-cell office:value-type="float" office:value="1566.3241206949972" table:style-name="ce336">
            <text:p><text:s/>1,566<text:s/></text:p>
          </table:table-cell>
          <table:table-cell office:value-type="float" office:value="52.502484492569742" table:style-name="ce336">
            <text:p><text:s/>53<text:s/></text:p>
          </table:table-cell>
          <table:table-cell office:value-type="float" office:value="0" table:style-name="ce336">
            <text:p><text:s/>-00<text:s/></text:p>
          </table:table-cell>
          <table:table-cell office:value-type="float" office:value="31.072898985398414" table:style-name="ce336">
            <text:p><text:s/>31<text:s/></text:p>
          </table:table-cell>
          <table:table-cell office:value-type="float" office:value="1.071479275358566" table:style-name="ce336">
            <text:p><text:s/>1<text:s/></text:p>
          </table:table-cell>
          <table:table-cell office:value-type="float" office:value="33.573017294568402" table:style-name="ce336">
            <text:p><text:s/>34<text:s/></text:p>
          </table:table-cell>
          <table:table-cell office:value-type="float" office:value="1649.720924293739" table:style-name="ce336">
            <text:p><text:s/>1,650<text:s/></text:p>
          </table:table-cell>
          <table:table-cell office:value-type="float" office:value="9.286153719774239" table:style-name="ce336">
            <text:p><text:s/>9<text:s/></text:p>
          </table:table-cell>
          <table:table-cell office:value-type="float" office:value="77.68224746349604" table:style-name="ce336">
            <text:p><text:s/>78<text:s/></text:p>
          </table:table-cell>
          <table:table-cell office:value-type="float" office:value="0.17857987922642768" table:style-name="ce336">
            <text:p><text:s/>0<text:s/></text:p>
          </table:table-cell>
          <table:table-cell office:value-type="float" office:value="0" table:style-name="ce336">
            <text:p><text:s/>-00<text:s/></text:p>
          </table:table-cell>
          <table:table-cell office:value-type="float" office:value="27.679881280096289" table:style-name="ce336">
            <text:p><text:s/>28<text:s/></text:p>
          </table:table-cell>
          <table:table-cell office:value-type="float" office:value="109.46946596580017" table:style-name="ce336">
            <text:p><text:s/>109<text:s/></text:p>
          </table:table-cell>
          <table:table-cell office:value-type="float" office:value="352.33810171374182" table:style-name="ce336">
            <text:p><text:s/>352<text:s/></text:p>
          </table:table-cell>
          <table:table-cell table:number-columns-repeated="16359" table:style-name="ce18"/>
        </table:table-row>
        <table:table-row table:style-name="ro6">
          <table:table-cell table:style-name="ce318"/>
          <table:table-cell table:style-name="ce335"/>
          <table:table-cell table:number-columns-repeated="23" table:style-name="ce336"/>
          <table:table-cell table:number-columns-repeated="16359" table:style-name="ce18"/>
        </table:table-row>
        <table:table-row table:style-name="ro10">
          <table:table-cell office:value-type="string" table:style-name="ce318">
            <text:p>England</text:p>
          </table:table-cell>
          <table:table-cell office:value-type="float" office:value="2401.9788921835252" table:style-name="ce335">
            <text:p><text:s/>2,402<text:s/></text:p>
          </table:table-cell>
          <table:table-cell office:value-type="float" office:value="277.45235745896304" table:style-name="ce336">
            <text:p><text:s/>277<text:s/></text:p>
          </table:table-cell>
          <table:table-cell office:value-type="float" office:value="111.56332318145799" table:style-name="ce336">
            <text:p><text:s/>112<text:s/></text:p>
          </table:table-cell>
          <table:table-cell office:value-type="float" office:value="44.035803305411363" table:style-name="ce336">
            <text:p><text:s/>44<text:s/></text:p>
          </table:table-cell>
          <table:table-cell office:value-type="float" office:value="135.91253206797955" table:style-name="ce336">
            <text:p><text:s/>136<text:s/></text:p>
          </table:table-cell>
          <table:table-cell office:value-type="float" office:value="2.6975279103923389" table:style-name="ce336">
            <text:p><text:s/>3<text:s/></text:p>
          </table:table-cell>
          <table:table-cell office:value-type="float" office:value="6.824209680595188" table:style-name="ce336">
            <text:p><text:s/>7<text:s/></text:p>
          </table:table-cell>
          <table:table-cell office:value-type="float" office:value="3.1262740683354919" table:style-name="ce336">
            <text:p><text:s/>3<text:s/></text:p>
          </table:table-cell>
          <table:table-cell office:value-type="float" office:value="13.094622240513804" table:style-name="ce336">
            <text:p><text:s/>13<text:s/></text:p>
          </table:table-cell>
          <table:table-cell office:value-type="float" office:value="512.70894720702063" table:style-name="ce336">
            <text:p><text:s/>513<text:s/></text:p>
          </table:table-cell>
          <table:table-cell office:value-type="float" office:value="1723.9525722429237" table:style-name="ce336">
            <text:p><text:s/>1,724<text:s/></text:p>
          </table:table-cell>
          <table:table-cell office:value-type="float" office:value="53.700456282379939" table:style-name="ce336">
            <text:p><text:s/>54<text:s/></text:p>
          </table:table-cell>
          <table:table-cell office:value-type="float" office:value="0.26796634871447073" table:style-name="ce336">
            <text:p><text:s/>0<text:s/></text:p>
          </table:table-cell>
          <table:table-cell office:value-type="float" office:value="13.844928016914322" table:style-name="ce336">
            <text:p><text:s/>14<text:s/></text:p>
          </table:table-cell>
          <table:table-cell office:value-type="float" office:value="0.96467885537209475" table:style-name="ce336">
            <text:p><text:s/>1<text:s/></text:p>
          </table:table-cell>
          <table:table-cell office:value-type="float" office:value="55.772729379105172" table:style-name="ce336">
            <text:p><text:s/>56<text:s/></text:p>
          </table:table-cell>
          <table:table-cell office:value-type="float" office:value="1823.8146981971831" table:style-name="ce336">
            <text:p><text:s/>1,824<text:s/></text:p>
          </table:table-cell>
          <table:table-cell office:value-type="float" office:value="7.5209221872528129" table:style-name="ce336">
            <text:p><text:s/>8<text:s/></text:p>
          </table:table-cell>
          <table:table-cell office:value-type="float" office:value="31.852266650526758" table:style-name="ce336">
            <text:p><text:s/>32<text:s/></text:p>
          </table:table-cell>
          <table:table-cell office:value-type="float" office:value="1.0718653948578829" table:style-name="ce336">
            <text:p><text:s/>1<text:s/></text:p>
          </table:table-cell>
          <table:table-cell office:value-type="float" office:value="0.83962789263867499" table:style-name="ce336">
            <text:p><text:s/>1<text:s/></text:p>
          </table:table-cell>
          <table:table-cell office:value-type="float" office:value="17.989474210364804" table:style-name="ce336">
            <text:p><text:s/>18<text:s/></text:p>
          </table:table-cell>
          <table:table-cell office:value-type="float" office:value="56.683814964734374" table:style-name="ce336">
            <text:p><text:s/>57<text:s/></text:p>
          </table:table-cell>
          <table:table-cell office:value-type="float" office:value="197.20536823060286" table:style-name="ce336">
            <text:p><text:s/>197<text:s/></text:p>
          </table:table-cell>
          <table:table-cell table:number-columns-repeated="16359" table:style-name="ce318"/>
        </table:table-row>
        <table:table-row table:style-name="ro8">
          <table:table-cell table:style-name="ce296"/>
          <table:table-cell table:style-name="ce333"/>
          <table:table-cell table:number-columns-repeated="23" table:style-name="ce334"/>
          <table:table-cell table:number-columns-repeated="2" table:style-name="ce296"/>
          <table:table-cell table:number-columns-repeated="16357" table:style-name="ce18"/>
        </table:table-row>
        <table:table-row table:style-name="ro5">
          <table:table-cell office:value-type="string" table:style-name="ce296">
            <text:p>Dyfed-Powys</text:p>
          </table:table-cell>
          <table:table-cell office:value-type="float" office:value="3922.3104570495425" table:style-name="ce333">
            <text:p><text:s/>3,922<text:s/></text:p>
          </table:table-cell>
          <table:table-cell office:value-type="float" office:value="384.12390794924158" table:style-name="ce334">
            <text:p><text:s/>384<text:s/></text:p>
          </table:table-cell>
          <table:table-cell office:value-type="float" office:value="42.465959672780478" table:style-name="ce334">
            <text:p><text:s/>42<text:s/></text:p>
          </table:table-cell>
          <table:table-cell office:value-type="float" office:value="123.53733722990685" table:style-name="ce334">
            <text:p><text:s/>124<text:s/></text:p>
          </table:table-cell>
          <table:table-cell office:value-type="float" office:value="247.07467445981371" table:style-name="ce334">
            <text:p><text:s/>247<text:s/></text:p>
          </table:table-cell>
          <table:table-cell office:value-type="float" office:value="17.372438047955651" table:style-name="ce334">
            <text:p><text:s/>17<text:s/></text:p>
          </table:table-cell>
          <table:table-cell office:value-type="float" office:value="1.9302708942172946" table:style-name="ce334">
            <text:p><text:s/>2<text:s/></text:p>
          </table:table-cell>
          <table:table-cell office:value-type="float" office:value="21.232979836390239" table:style-name="ce334">
            <text:p><text:s/>21<text:s/></text:p>
          </table:table-cell>
          <table:table-cell office:value-type="float" office:value="21.232979836390239" table:style-name="ce334">
            <text:p><text:s/>21<text:s/></text:p>
          </table:table-cell>
          <table:table-cell office:value-type="float" office:value="756.66619053317947" table:style-name="ce334">
            <text:p><text:s/>757<text:s/></text:p>
          </table:table-cell>
          <table:table-cell office:value-type="float" office:value="2953.3144681524604" table:style-name="ce334">
            <text:p><text:s/>2,953<text:s/></text:p>
          </table:table-cell>
          <table:table-cell office:value-type="float" office:value="189.16654763329487" table:style-name="ce334">
            <text:p><text:s/>189<text:s/></text:p>
          </table:table-cell>
          <table:table-cell office:value-type="float" office:value="0" table:style-name="ce334">
            <text:p><text:s/>-00<text:s/></text:p>
          </table:table-cell>
          <table:table-cell office:value-type="float" office:value="55.977855932301537" table:style-name="ce334">
            <text:p><text:s/>56<text:s/></text:p>
          </table:table-cell>
          <table:table-cell office:value-type="float" office:value="3.8605417884345892" table:style-name="ce334">
            <text:p><text:s/>4<text:s/></text:p>
          </table:table-cell>
          <table:table-cell office:value-type="float" office:value="28.954063413259416" table:style-name="ce334">
            <text:p><text:s/>29<text:s/></text:p>
          </table:table-cell>
          <table:table-cell office:value-type="float" office:value="3157.9231829394939" table:style-name="ce334">
            <text:p><text:s/>3,158<text:s/></text:p>
          </table:table-cell>
          <table:table-cell office:value-type="float" office:value="17.372438047955651" table:style-name="ce334">
            <text:p><text:s/>17<text:s/></text:p>
          </table:table-cell>
          <table:table-cell office:value-type="float" office:value="221.98115283498885" table:style-name="ce334">
            <text:p><text:s/>222<text:s/></text:p>
          </table:table-cell>
          <table:table-cell office:value-type="float" office:value="1.9302708942172946" table:style-name="ce334">
            <text:p><text:s/>2<text:s/></text:p>
          </table:table-cell>
          <table:table-cell office:value-type="float" office:value="0" table:style-name="ce334">
            <text:p><text:s/>-00<text:s/></text:p>
          </table:table-cell>
          <table:table-cell office:value-type="float" office:value="57.908126826518831" table:style-name="ce334">
            <text:p><text:s/>58<text:s/></text:p>
          </table:table-cell>
          <table:table-cell office:value-type="float" office:value="281.81955055572496" table:style-name="ce334">
            <text:p><text:s/>282<text:s/></text:p>
          </table:table-cell>
          <table:table-cell office:value-type="float" office:value="0" table:style-name="ce334">
            <text:p><text:s/>-00<text:s/></text:p>
          </table:table-cell>
          <table:table-cell table:number-columns-repeated="2" table:style-name="ce296"/>
          <table:table-cell table:number-columns-repeated="16357" table:style-name="ce18"/>
        </table:table-row>
        <table:table-row table:style-name="ro5">
          <table:table-cell office:value-type="string" table:style-name="ce296">
            <text:p>Gwent</text:p>
          </table:table-cell>
          <table:table-cell office:value-type="float" office:value="1716.7744936360946" table:style-name="ce333">
            <text:p><text:s/>1,717<text:s/></text:p>
          </table:table-cell>
          <table:table-cell office:value-type="float" office:value="135.31227536048036" table:style-name="ce334">
            <text:p><text:s/>135<text:s/></text:p>
          </table:table-cell>
          <table:table-cell office:value-type="float" office:value="50.742103260180137" table:style-name="ce334">
            <text:p><text:s/>51<text:s/></text:p>
          </table:table-cell>
          <table:table-cell office:value-type="float" office:value="20.296841304072053" table:style-name="ce334">
            <text:p><text:s/>20<text:s/></text:p>
          </table:table-cell>
          <table:table-cell office:value-type="float" office:value="116.7068374984143" table:style-name="ce334">
            <text:p><text:s/>117<text:s/></text:p>
          </table:table-cell>
          <table:table-cell office:value-type="float" office:value="0" table:style-name="ce334">
            <text:p><text:s/>-00<text:s/></text:p>
          </table:table-cell>
          <table:table-cell office:value-type="float" office:value="5.0742103260180134" table:style-name="ce334">
            <text:p><text:s/>5<text:s/></text:p>
          </table:table-cell>
          <table:table-cell office:value-type="float" office:value="1.6914034420060045" table:style-name="ce334">
            <text:p><text:s/>2<text:s/></text:p>
          </table:table-cell>
          <table:table-cell office:value-type="float" office:value="30.44526195610808" table:style-name="ce334">
            <text:p><text:s/>30<text:s/></text:p>
          </table:table-cell>
          <table:table-cell office:value-type="float" office:value="331.51507463317688" table:style-name="ce334">
            <text:p><text:s/>332<text:s/></text:p>
          </table:table-cell>
          <table:table-cell office:value-type="float" office:value="1239.7987229904013" table:style-name="ce334">
            <text:p><text:s/>1,240<text:s/></text:p>
          </table:table-cell>
          <table:table-cell office:value-type="float" office:value="111.6326271723963" table:style-name="ce334">
            <text:p><text:s/>112<text:s/></text:p>
          </table:table-cell>
          <table:table-cell office:value-type="float" office:value="0" table:style-name="ce334">
            <text:p><text:s/>-00<text:s/></text:p>
          </table:table-cell>
          <table:table-cell office:value-type="float" office:value="8.4570172100300223" table:style-name="ce334">
            <text:p><text:s/>8<text:s/></text:p>
          </table:table-cell>
          <table:table-cell office:value-type="float" office:value="0" table:style-name="ce334">
            <text:p><text:s/>-00<text:s/></text:p>
          </table:table-cell>
          <table:table-cell office:value-type="float" office:value="28.753858514102077" table:style-name="ce334">
            <text:p><text:s/>29<text:s/></text:p>
          </table:table-cell>
          <table:table-cell office:value-type="float" office:value="1368.3453845828578" table:style-name="ce334">
            <text:p><text:s/>1,368<text:s/></text:p>
          </table:table-cell>
          <table:table-cell office:value-type="float" office:value="5.0742103260180134" table:style-name="ce334">
            <text:p><text:s/>5<text:s/></text:p>
          </table:table-cell>
          <table:table-cell office:value-type="float" office:value="23.679648188084062" table:style-name="ce334">
            <text:p><text:s/>24<text:s/></text:p>
          </table:table-cell>
          <table:table-cell office:value-type="float" office:value="0" table:style-name="ce334">
            <text:p><text:s/>-00<text:s/></text:p>
          </table:table-cell>
          <table:table-cell office:value-type="float" office:value="1.6914034420060045" table:style-name="ce334">
            <text:p><text:s/>2<text:s/></text:p>
          </table:table-cell>
          <table:table-cell office:value-type="float" office:value="21.98824474607806" table:style-name="ce334">
            <text:p><text:s/>22<text:s/></text:p>
          </table:table-cell>
          <table:table-cell office:value-type="float" office:value="50.742103260180137" table:style-name="ce334">
            <text:p><text:s/>51<text:s/></text:p>
          </table:table-cell>
          <table:table-cell office:value-type="float" office:value="74.421751448264189" table:style-name="ce334">
            <text:p><text:s/>74<text:s/></text:p>
          </table:table-cell>
          <table:table-cell table:number-columns-repeated="2" table:style-name="ce296"/>
          <table:table-cell table:number-columns-repeated="16357" table:style-name="ce18"/>
        </table:table-row>
        <table:table-row table:style-name="ro5">
          <table:table-cell office:value-type="string" table:style-name="ce296">
            <text:p>North Wales</text:p>
          </table:table-cell>
          <table:table-cell office:value-type="float" office:value="2912.5004116734849" table:style-name="ce333">
            <text:p><text:s/>2,913<text:s/></text:p>
          </table:table-cell>
          <table:table-cell office:value-type="float" office:value="330.77069572102999" table:style-name="ce334">
            <text:p><text:s/>331<text:s/></text:p>
          </table:table-cell>
          <table:table-cell office:value-type="float" office:value="20.046708831577575" table:style-name="ce334">
            <text:p><text:s/>20<text:s/></text:p>
          </table:table-cell>
          <table:table-cell office:value-type="float" office:value="20.046708831577575" table:style-name="ce334">
            <text:p><text:s/>20<text:s/></text:p>
          </table:table-cell>
          <table:table-cell office:value-type="float" office:value="143.19077736841126" table:style-name="ce334">
            <text:p><text:s/>143<text:s/></text:p>
          </table:table-cell>
          <table:table-cell office:value-type="float" office:value="0" table:style-name="ce334">
            <text:p><text:s/>-00<text:s/></text:p>
          </table:table-cell>
          <table:table-cell office:value-type="float" office:value="2.8638155473682252" table:style-name="ce334">
            <text:p><text:s/>3<text:s/></text:p>
          </table:table-cell>
          <table:table-cell office:value-type="float" office:value="2.8638155473682252" table:style-name="ce334">
            <text:p><text:s/>3<text:s/></text:p>
          </table:table-cell>
          <table:table-cell office:value-type="float" office:value="8.5914466421046747" table:style-name="ce334">
            <text:p><text:s/>9<text:s/></text:p>
          </table:table-cell>
          <table:table-cell office:value-type="float" office:value="466.80193422102064" table:style-name="ce334">
            <text:p><text:s/>467<text:s/></text:p>
          </table:table-cell>
          <table:table-cell office:value-type="float" office:value="1799.9080715209293" table:style-name="ce334">
            <text:p><text:s/>1,800<text:s/></text:p>
          </table:table-cell>
          <table:table-cell office:value-type="float" office:value="44.389140984207486" table:style-name="ce334">
            <text:p><text:s/>44<text:s/></text:p>
          </table:table-cell>
          <table:table-cell office:value-type="float" office:value="0" table:style-name="ce334">
            <text:p><text:s/>-00<text:s/></text:p>
          </table:table-cell>
          <table:table-cell office:value-type="float" office:value="14.319077736841125" table:style-name="ce334">
            <text:p><text:s/>14<text:s/></text:p>
          </table:table-cell>
          <table:table-cell office:value-type="float" office:value="0" table:style-name="ce334">
            <text:p><text:s/>-00<text:s/></text:p>
          </table:table-cell>
          <table:table-cell office:value-type="float" office:value="51.548679852628055" table:style-name="ce334">
            <text:p><text:s/>52<text:s/></text:p>
          </table:table-cell>
          <table:table-cell office:value-type="float" office:value="1877.2310912998717" table:style-name="ce334">
            <text:p><text:s/>1,877<text:s/></text:p>
          </table:table-cell>
          <table:table-cell office:value-type="float" office:value="4.2957233210523373" table:style-name="ce334">
            <text:p><text:s/>4<text:s/></text:p>
          </table:table-cell>
          <table:table-cell office:value-type="float" office:value="17.182893284209349" table:style-name="ce334">
            <text:p><text:s/>17<text:s/></text:p>
          </table:table-cell>
          <table:table-cell office:value-type="float" office:value="1.4319077736841126" table:style-name="ce334">
            <text:p><text:s/>1<text:s/></text:p>
          </table:table-cell>
          <table:table-cell office:value-type="float" office:value="0" table:style-name="ce334">
            <text:p><text:s/>-00<text:s/></text:p>
          </table:table-cell>
          <table:table-cell office:value-type="float" office:value="8.5914466421046747" table:style-name="ce334">
            <text:p><text:s/>9<text:s/></text:p>
          </table:table-cell>
          <table:table-cell office:value-type="float" office:value="28.63815547368225" table:style-name="ce334">
            <text:p><text:s/>29<text:s/></text:p>
          </table:table-cell>
          <table:table-cell office:value-type="float" office:value="774.66210556310489" table:style-name="ce334">
            <text:p><text:s/>775<text:s/></text:p>
          </table:table-cell>
          <table:table-cell table:number-columns-repeated="2" table:style-name="ce296"/>
          <table:table-cell table:number-columns-repeated="16357" table:style-name="ce18"/>
        </table:table-row>
        <table:table-row table:style-name="ro5">
          <table:table-cell office:value-type="string" table:style-name="ce296">
            <text:p>South Wales</text:p>
          </table:table-cell>
          <table:table-cell office:value-type="float" office:value="3172.8619996619018" table:style-name="ce333">
            <text:p><text:s/>3,173<text:s/></text:p>
          </table:table-cell>
          <table:table-cell office:value-type="float" office:value="399.70698172392423" table:style-name="ce334">
            <text:p><text:s/>400<text:s/></text:p>
          </table:table-cell>
          <table:table-cell office:value-type="float" office:value="157.02774282011308" table:style-name="ce334">
            <text:p><text:s/>157<text:s/></text:p>
          </table:table-cell>
          <table:table-cell office:value-type="float" office:value="78.138206953549101" table:style-name="ce334">
            <text:p><text:s/>78<text:s/></text:p>
          </table:table-cell>
          <table:table-cell office:value-type="float" office:value="295.27226281485378" table:style-name="ce334">
            <text:p><text:s/>295<text:s/></text:p>
          </table:table-cell>
          <table:table-cell office:value-type="float" office:value="3.7566445650744753" table:style-name="ce334">
            <text:p><text:s/>4<text:s/></text:p>
          </table:table-cell>
          <table:table-cell office:value-type="float" office:value="12.021262608238322" table:style-name="ce334">
            <text:p><text:s/>12<text:s/></text:p>
          </table:table-cell>
          <table:table-cell office:value-type="float" office:value="5.2593023911042662" table:style-name="ce334">
            <text:p><text:s/>5<text:s/></text:p>
          </table:table-cell>
          <table:table-cell office:value-type="float" office:value="85.651496083698049" table:style-name="ce334">
            <text:p><text:s/>86<text:s/></text:p>
          </table:table-cell>
          <table:table-cell office:value-type="float" office:value="887.31944627059113" table:style-name="ce334">
            <text:p><text:s/>887<text:s/></text:p>
          </table:table-cell>
          <table:table-cell office:value-type="float" office:value="2058.6412216608123" table:style-name="ce334">
            <text:p><text:s/>2,059<text:s/></text:p>
          </table:table-cell>
          <table:table-cell office:value-type="float" office:value="178.06495238453016" table:style-name="ce334">
            <text:p><text:s/>178<text:s/></text:p>
          </table:table-cell>
          <table:table-cell office:value-type="float" office:value="0" table:style-name="ce334">
            <text:p><text:s/>-00<text:s/></text:p>
          </table:table-cell>
          <table:table-cell office:value-type="float" office:value="18.783222825372377" table:style-name="ce334">
            <text:p><text:s/>19<text:s/></text:p>
          </table:table-cell>
          <table:table-cell office:value-type="float" office:value="1.5026578260297903" table:style-name="ce334">
            <text:p><text:s/>2<text:s/></text:p>
          </table:table-cell>
          <table:table-cell office:value-type="float" office:value="112.69933695223426" table:style-name="ce334">
            <text:p><text:s/>113<text:s/></text:p>
          </table:table-cell>
          <table:table-cell office:value-type="float" office:value="2313.3417231728617" table:style-name="ce334">
            <text:p><text:s/>2,313<text:s/></text:p>
          </table:table-cell>
          <table:table-cell office:value-type="float" office:value="19.534551738387275" table:style-name="ce334">
            <text:p><text:s/>20<text:s/></text:p>
          </table:table-cell>
          <table:table-cell office:value-type="float" office:value="222.39335825240894" table:style-name="ce334">
            <text:p><text:s/>222<text:s/></text:p>
          </table:table-cell>
          <table:table-cell office:value-type="float" office:value="1.5026578260297903" table:style-name="ce334">
            <text:p><text:s/>2<text:s/></text:p>
          </table:table-cell>
          <table:table-cell office:value-type="float" office:value="3.0053156520595805" table:style-name="ce334">
            <text:p><text:s/>3<text:s/></text:p>
          </table:table-cell>
          <table:table-cell office:value-type="float" office:value="76.635549127519297" table:style-name="ce334">
            <text:p><text:s/>77<text:s/></text:p>
          </table:table-cell>
          <table:table-cell office:value-type="float" office:value="296.77492064088352" table:style-name="ce334">
            <text:p><text:s/>297<text:s/></text:p>
          </table:table-cell>
          <table:table-cell office:value-type="float" office:value="0" table:style-name="ce334">
            <text:p><text:s/>-00<text:s/></text:p>
          </table:table-cell>
          <table:table-cell table:number-columns-repeated="2" table:style-name="ce296"/>
          <table:table-cell table:number-columns-repeated="16357" table:style-name="ce18"/>
        </table:table-row>
        <table:table-row table:style-name="ro5">
          <table:table-cell office:value-type="string" table:style-name="ce318">
            <text:p>Wales</text:p>
          </table:table-cell>
          <table:table-cell office:value-type="float" office:value="2964.3497435665422" table:style-name="ce335">
            <text:p><text:s/>2,964<text:s/></text:p>
          </table:table-cell>
          <table:table-cell office:value-type="float" office:value="331.99187798756844" table:style-name="ce336">
            <text:p><text:s/>332<text:s/></text:p>
          </table:table-cell>
          <table:table-cell office:value-type="float" office:value="87.617818086930257" table:style-name="ce336">
            <text:p><text:s/>88<text:s/></text:p>
          </table:table-cell>
          <table:table-cell office:value-type="float" office:value="61.810388032234442" table:style-name="ce336">
            <text:p><text:s/>62<text:s/></text:p>
          </table:table-cell>
          <table:table-cell office:value-type="float" office:value="219.84107083629775" table:style-name="ce336">
            <text:p><text:s/>220<text:s/></text:p>
          </table:table-cell>
          <table:table-cell office:value-type="float" office:value="4.4605434662437222" table:style-name="ce336">
            <text:p><text:s/>4<text:s/></text:p>
          </table:table-cell>
          <table:table-cell office:value-type="float" office:value="7.0094254469544204" table:style-name="ce336">
            <text:p><text:s/>7<text:s/></text:p>
          </table:table-cell>
          <table:table-cell office:value-type="float" office:value="6.6908151993655833" table:style-name="ce336">
            <text:p><text:s/>7<text:s/></text:p>
          </table:table-cell>
          <table:table-cell office:value-type="float" office:value="47.472926890736758" table:style-name="ce336">
            <text:p><text:s/>47<text:s/></text:p>
          </table:table-cell>
          <table:table-cell office:value-type="float" office:value="667.48846869861416" table:style-name="ce336">
            <text:p><text:s/>667<text:s/></text:p>
          </table:table-cell>
          <table:table-cell office:value-type="float" office:value="1994.5001499061216" table:style-name="ce336">
            <text:p><text:s/>1,995<text:s/></text:p>
          </table:table-cell>
          <table:table-cell office:value-type="float" office:value="137.6396269583777" table:style-name="ce336">
            <text:p><text:s/>138<text:s/></text:p>
          </table:table-cell>
          <table:table-cell office:value-type="float" office:value="0" table:style-name="ce336">
            <text:p><text:s/>-00<text:s/></text:p>
          </table:table-cell>
          <table:table-cell office:value-type="float" office:value="21.984107083629773" table:style-name="ce336">
            <text:p><text:s/>22<text:s/></text:p>
          </table:table-cell>
          <table:table-cell office:value-type="float" office:value="1.2744409903553493" table:style-name="ce336">
            <text:p><text:s/>1<text:s/></text:p>
          </table:table-cell>
          <table:table-cell office:value-type="float" office:value="69.457033974366524" table:style-name="ce336">
            <text:p><text:s/>69<text:s/></text:p>
          </table:table-cell>
          <table:table-cell office:value-type="float" office:value="2177.7010422697031" table:style-name="ce336">
            <text:p><text:s/>2,178<text:s/></text:p>
          </table:table-cell>
          <table:table-cell office:value-type="float" office:value="13.063020151142329" table:style-name="ce336">
            <text:p><text:s/>13<text:s/></text:p>
          </table:table-cell>
          <table:table-cell office:value-type="float" office:value="139.2326781963219" table:style-name="ce336">
            <text:p><text:s/>139<text:s/></text:p>
          </table:table-cell>
          <table:table-cell office:value-type="float" office:value="1.2744409903553493" table:style-name="ce336">
            <text:p><text:s/>1<text:s/></text:p>
          </table:table-cell>
          <table:table-cell office:value-type="float" office:value="1.5930512379441863" table:style-name="ce336">
            <text:p><text:s/>2<text:s/></text:p>
          </table:table-cell>
          <table:table-cell office:value-type="float" office:value="48.110147385914431" table:style-name="ce336">
            <text:p><text:s/>48<text:s/></text:p>
          </table:table-cell>
          <table:table-cell office:value-type="float" office:value="188.29865632500287" table:style-name="ce336">
            <text:p><text:s/>188<text:s/></text:p>
          </table:table-cell>
          <table:table-cell office:value-type="float" office:value="186.38699483946982" table:style-name="ce336">
            <text:p><text:s/>186<text:s/></text:p>
          </table:table-cell>
          <table:table-cell table:number-columns-repeated="2" table:style-name="ce296"/>
          <table:table-cell table:number-columns-repeated="16357" table:style-name="ce18"/>
        </table:table-row>
        <table:table-row table:style-name="ro8">
          <table:table-cell table:style-name="ce318"/>
          <table:table-cell table:style-name="ce335"/>
          <table:table-cell table:number-columns-repeated="23" table:style-name="ce336"/>
          <table:table-cell table:number-columns-repeated="2" table:style-name="ce296"/>
          <table:table-cell table:number-columns-repeated="16357" table:style-name="ce18"/>
        </table:table-row>
        <table:table-row table:style-name="ro5">
          <table:table-cell office:value-type="string" table:style-name="ce117">
            <text:p>England and Wales average<text:s/><text:span text:style-name="T2">3</text:span></text:p>
          </table:table-cell>
          <table:table-cell office:value-type="float" office:value="2439.2459891735562" table:style-name="ce338">
            <text:p><text:s/>2,439<text:s/></text:p>
          </table:table-cell>
          <table:table-cell office:value-type="float" office:value="281.70129584118524" table:style-name="ce339">
            <text:p><text:s/>282<text:s/></text:p>
          </table:table-cell>
          <table:table-cell office:value-type="float" office:value="110.90096051971479" table:style-name="ce339">
            <text:p><text:s/>111<text:s/></text:p>
          </table:table-cell>
          <table:table-cell office:value-type="float" office:value="45.622313990492799" table:style-name="ce339">
            <text:p><text:s/>46<text:s/></text:p>
          </table:table-cell>
          <table:table-cell office:value-type="float" office:value="141.01134943446345" table:style-name="ce339">
            <text:p><text:s/>141<text:s/></text:p>
          </table:table-cell>
          <table:table-cell office:value-type="float" office:value="2.8080475055327416" table:style-name="ce339">
            <text:p><text:s/>3<text:s/></text:p>
          </table:table-cell>
          <table:table-cell office:value-type="float" office:value="6.8847911732037703" table:style-name="ce339">
            <text:p><text:s/>7<text:s/></text:p>
          </table:table-cell>
          <table:table-cell office:value-type="float" office:value="3.3155259703880566" table:style-name="ce339">
            <text:p><text:s/>3<text:s/></text:p>
          </table:table-cell>
          <table:table-cell office:value-type="float" office:value="15.173606099173911" table:style-name="ce339">
            <text:p><text:s/>15<text:s/></text:p>
          </table:table-cell>
          <table:table-cell office:value-type="float" office:value="523.73469167951339" table:style-name="ce339">
            <text:p><text:s/>524<text:s/></text:p>
          </table:table-cell>
          <table:table-cell office:value-type="float" office:value="1743.5437617034049" table:style-name="ce339">
            <text:p><text:s/>1,744<text:s/></text:p>
          </table:table-cell>
          <table:table-cell office:value-type="float" office:value="58.461519151332261" table:style-name="ce339">
            <text:p><text:s/>58<text:s/></text:p>
          </table:table-cell>
          <table:table-cell office:value-type="float" office:value="0.25373923242765739" table:style-name="ce339">
            <text:p><text:s/>0<text:s/></text:p>
          </table:table-cell>
          <table:table-cell office:value-type="float" office:value="14.581547890176045" table:style-name="ce339">
            <text:p><text:s/>15<text:s/></text:p>
          </table:table-cell>
          <table:table-cell office:value-type="float" office:value="0.98112503205360846" table:style-name="ce339">
            <text:p><text:s/>1<text:s/></text:p>
          </table:table-cell>
          <table:table-cell office:value-type="float" office:value="56.854504012623764" table:style-name="ce339">
            <text:p><text:s/>57<text:s/></text:p>
          </table:table-cell>
          <table:table-cell office:value-type="float" office:value="1848.3380646960272" table:style-name="ce339">
            <text:p><text:s/>1,848<text:s/></text:p>
          </table:table-cell>
          <table:table-cell office:value-type="float" office:value="7.8320843076003577" table:style-name="ce339">
            <text:p><text:s/>8<text:s/></text:p>
          </table:table-cell>
          <table:table-cell office:value-type="float" office:value="38.043968915320093" table:style-name="ce339">
            <text:p><text:s/>38<text:s/></text:p>
          </table:table-cell>
          <table:table-cell office:value-type="float" office:value="1.1502845203387135" table:style-name="ce339">
            <text:p><text:s/>1<text:s/></text:p>
          </table:table-cell>
          <table:table-cell office:value-type="float" office:value="0.87962933908254559" table:style-name="ce339">
            <text:p><text:s/>1<text:s/></text:p>
          </table:table-cell>
          <table:table-cell office:value-type="float" office:value="19.656332538729192" table:style-name="ce339">
            <text:p><text:s/>20<text:s/></text:p>
          </table:table-cell>
          <table:table-cell office:value-type="float" office:value="64.297521497168376" table:style-name="ce339">
            <text:p><text:s/>64<text:s/></text:p>
          </table:table-cell>
          <table:table-cell office:value-type="float" office:value="196.98622410800468" table:style-name="ce339">
            <text:p><text:s/>197<text:s/></text:p>
          </table:table-cell>
          <table:table-cell table:style-name="ce340"/>
          <table:table-cell table:style-name="ce296"/>
          <table:table-cell table:number-columns-repeated="16357" table:style-name="ce18"/>
        </table:table-row>
        <table:table-row table:style-name="ro30">
          <table:table-cell office:value-type="string" table:number-columns-spanned="25" table:number-rows-spanned="1" table:style-name="ce261">
            <text:p>1. Rates per million population statistics are created using mid-year population estimates calculated by the Office for National Statistics. This table does not include rows for Border Force and BTP as their data cannot be broken down to a regional level. BTP data are, however, included within the England and Wales averages.</text:p>
          </table:table-cell>
          <table:covered-table-cell table:number-columns-repeated="24"/>
          <table:table-cell table:number-columns-repeated="2" table:style-name="ce341"/>
          <table:table-cell table:number-columns-repeated="16357" table:style-name="ce18"/>
        </table:table-row>
        <table:table-row table:style-name="ro5">
          <table:table-cell office:value-type="string" table:number-columns-spanned="11" table:number-rows-spanned="1" table:style-name="ce261">
            <text:p>2. <text:s/>In 2018/19 Hertfordshire, Kent and Lincolnshire were unable to supply reliable estimates. Inputation methods have been used to estimate the 2018/19 data for these forces.</text:p>
          </table:table-cell>
          <table:covered-table-cell table:number-columns-repeated="10"/>
          <table:table-cell table:number-columns-repeated="14" table:style-name="ce320"/>
          <table:table-cell table:number-columns-repeated="2" table:style-name="ce296"/>
          <table:table-cell table:number-columns-repeated="16357" table:style-name="ce18"/>
        </table:table-row>
        <table:table-row table:style-name="ro5">
          <table:table-cell office:value-type="string" table:number-columns-spanned="11" table:number-rows-spanned="1" table:style-name="ce261">
            <text:p>3. As a seizure can involve more than one drug, figures for individual drugs and drug classes cannot be added together to produce totals.<text:s/></text:p>
          </table:table-cell>
          <table:covered-table-cell table:number-columns-repeated="10"/>
          <table:table-cell table:number-columns-repeated="14" table:style-name="ce320"/>
          <table:table-cell table:number-columns-repeated="2" table:style-name="ce296"/>
          <table:table-cell table:number-columns-repeated="16357" table:style-name="ce18"/>
        </table:table-row>
        <table:table-row table:style-name="ro5">
          <table:table-cell table:number-columns-spanned="11" table:number-rows-spanned="1" table:style-name="ce161"/>
          <table:covered-table-cell table:number-columns-repeated="10"/>
          <table:table-cell table:number-columns-repeated="14" table:style-name="ce320"/>
          <table:table-cell table:number-columns-repeated="2" table:style-name="ce296"/>
          <table:table-cell table:number-columns-repeated="16357" table:style-name="ce18"/>
        </table:table-row>
        <table:table-row table:style-name="ro5">
          <table:table-cell office:value-type="string" table:number-columns-spanned="11" table:number-rows-spanned="1" table:style-name="ce261">
            <text:p>.. denotes data not available.</text:p>
          </table:table-cell>
          <table:covered-table-cell table:number-columns-repeated="10"/>
          <table:table-cell table:number-columns-repeated="14" table:style-name="ce320"/>
          <table:table-cell table:number-columns-repeated="16359" table:style-name="ce18"/>
        </table:table-row>
        <table:table-row table:style-name="ro6">
          <table:table-cell office:value-type="string" table:number-columns-spanned="11" table:number-rows-spanned="1" table:style-name="ce284">
            <text:p>* denotes data not applicable.</text:p>
          </table:table-cell>
          <table:covered-table-cell table:number-columns-repeated="10"/>
          <table:table-cell table:number-columns-repeated="14" table:style-name="ce320"/>
          <table:table-cell table:number-columns-repeated="16359" table:style-name="ce18"/>
        </table:table-row>
        <table:table-row table:number-rows-repeated="215" table:style-name="ro8">
          <table:table-cell table:style-name="ce296"/>
          <table:table-cell table:number-columns-repeated="24" table:style-name="ce320"/>
          <table:table-cell table:number-columns-repeated="16359" table:style-name="ce18"/>
        </table:table-row>
        <table:table-row table:number-rows-repeated="6" table:style-name="ro8">
          <table:table-cell table:number-columns-repeated="25" table:style-name="ce320"/>
          <table:table-cell table:number-columns-repeated="16359" table:style-name="ce18"/>
        </table:table-row>
        <table:table-row table:number-rows-repeated="1048278" table:style-name="ro5">
          <table:table-cell table:number-columns-repeated="16384"/>
        </table:table-row>
      </table:table>
      <table:table table:name="Area_Table_5" table:style-name="ta10">
        <table:table-column table:style-name="co44" table:default-cell-style-name="ce345"/>
        <table:table-column table:style-name="co45" table:number-columns-repeated="10" table:default-cell-style-name="ce345"/>
        <table:table-column table:style-name="co45" table:default-cell-style-name="ce344"/>
        <table:table-column table:style-name="co45" table:default-cell-style-name="ce296"/>
        <table:table-column table:style-name="co45" table:number-columns-repeated="5" table:default-cell-style-name="ce345"/>
        <table:table-column table:style-name="co46" table:default-cell-style-name="ce345"/>
        <table:table-column table:style-name="co47" table:default-cell-style-name="ce345"/>
        <table:table-column table:style-name="co48" table:default-cell-style-name="ce345"/>
        <table:table-column table:style-name="co49" table:default-cell-style-name="ce345"/>
        <table:table-column table:style-name="co50" table:default-cell-style-name="ce345"/>
        <table:table-column table:style-name="co48" table:default-cell-style-name="ce345"/>
        <table:table-column table:style-name="co47" table:default-cell-style-name="ce310"/>
        <table:table-column table:style-name="co51" table:default-cell-style-name="ce310"/>
        <table:table-column table:style-name="co52" table:default-cell-style-name="ce310"/>
        <table:table-column table:style-name="co48" table:default-cell-style-name="ce310"/>
        <table:table-column table:style-name="co8" table:default-cell-style-name="ce310"/>
        <table:table-column table:style-name="co29" table:number-columns-repeated="16355" table:default-cell-style-name="ce345"/>
        <table:table-row table:style-name="ro5">
          <table:table-cell office:value-type="string" table:style-name="ce318">
            <text:p>Area Table 5 <text:s text:c="2"/>Quantity<text:s/><text:span text:style-name="T2">1, 2, 3</text:span><text:s/>of drugs seized by drug class, type and seizing authority, 2018/19</text:p>
          </table:table-cell>
          <table:table-cell table:number-columns-repeated="7" table:style-name="ce343"/>
          <table:table-cell table:number-columns-repeated="2" table:style-name="ce344"/>
          <table:table-cell table:style-name="ce343"/>
          <table:table-cell table:style-name="ce344"/>
          <table:table-cell table:style-name="ce345"/>
          <table:table-cell table:number-columns-repeated="5" table:style-name="ce343"/>
          <table:table-cell table:number-columns-repeated="16366" table:style-name="ce296"/>
        </table:table-row>
        <table:table-row table:style-name="ro8">
          <table:table-cell table:style-name="ce345"/>
          <table:table-cell table:style-name="ce334"/>
          <table:table-cell table:number-columns-repeated="3" table:style-name="ce345"/>
          <table:table-cell table:number-columns-repeated="3" table:style-name="ce296"/>
          <table:table-cell table:number-columns-repeated="3" table:style-name="ce345"/>
          <table:table-cell table:style-name="ce344"/>
          <table:table-cell table:number-columns-repeated="6" table:style-name="ce345"/>
          <table:table-cell table:number-columns-repeated="16366" table:style-name="ce18"/>
        </table:table-row>
        <table:table-row table:style-name="ro5">
          <table:table-cell table:style-name="ce346"/>
          <table:table-cell office:value-type="string" table:number-columns-spanned="7" table:number-rows-spanned="1" table:style-name="ce366">
            <text:p>Class A drugs</text:p>
          </table:table-cell>
          <table:covered-table-cell table:number-columns-repeated="6"/>
          <table:table-cell office:value-type="string" table:number-columns-spanned="6" table:number-rows-spanned="1" table:style-name="ce367">
            <text:p>Class B drugs</text:p>
          </table:table-cell>
          <table:covered-table-cell table:number-columns-repeated="5"/>
          <table:table-cell office:value-type="string" table:number-columns-spanned="4" table:number-rows-spanned="1" table:style-name="ce367">
            <text:p>Class C drugs<text:s/></text:p>
          </table:table-cell>
          <table:covered-table-cell table:number-columns-repeated="3"/>
          <table:table-cell table:number-columns-repeated="16366" table:style-name="ce296"/>
        </table:table-row>
        <table:table-row table:style-name="ro5">
          <table:table-cell office:value-type="string" table:style-name="ce319">
            <text:p>Police force region or authority</text:p>
          </table:table-cell>
          <table:table-cell office:value-type="string" table:style-name="ce347">
            <text:p>Cocaine</text:p>
          </table:table-cell>
          <table:table-cell office:value-type="string" table:style-name="ce347">
            <text:p>Crack</text:p>
          </table:table-cell>
          <table:table-cell office:value-type="string" table:style-name="ce347">
            <text:p>Ecstasy</text:p>
          </table:table-cell>
          <table:table-cell office:value-type="string" table:style-name="ce347">
            <text:p>Heroin</text:p>
          </table:table-cell>
          <table:table-cell office:value-type="string" table:style-name="ce347">
            <text:p>LSD</text:p>
          </table:table-cell>
          <table:table-cell office:value-type="string" table:style-name="ce347">
            <text:p>Methadone</text:p>
          </table:table-cell>
          <table:table-cell office:value-type="string" table:style-name="ce348">
            <text:p>Morphine</text:p>
          </table:table-cell>
          <table:table-cell office:value-type="string" table:style-name="ce349">
            <text:p>Herbal cannabis</text:p>
          </table:table-cell>
          <table:table-cell office:value-type="string" table:style-name="ce347">
            <text:p>Cannabis resin</text:p>
          </table:table-cell>
          <table:table-cell office:value-type="string" table:style-name="ce347">
            <text:p>Cannabis plants</text:p>
          </table:table-cell>
          <table:table-cell office:value-type="string" table:style-name="ce347">
            <text:p>Amphetamines</text:p>
          </table:table-cell>
          <table:table-cell office:value-type="string" table:style-name="ce347">
            <text:p>Barbiturates</text:p>
          </table:table-cell>
          <table:table-cell office:value-type="string" table:style-name="ce348">
            <text:p>Ketamine</text:p>
          </table:table-cell>
          <table:table-cell office:value-type="string" table:style-name="ce350">
            <text:p>Anabolic steroids</text:p>
          </table:table-cell>
          <table:table-cell office:value-type="string" table:style-name="ce351">
            <text:p>Benzodiazepines</text:p>
          </table:table-cell>
          <table:table-cell office:value-type="string" table:style-name="ce347">
            <text:p>GHB</text:p>
          </table:table-cell>
          <table:table-cell office:value-type="string" table:style-name="ce348">
            <text:p>Temazepam</text:p>
          </table:table-cell>
          <table:table-cell table:number-columns-repeated="16366" table:style-name="ce296"/>
        </table:table-row>
        <table:table-row table:style-name="ro8">
          <table:table-cell table:style-name="ce345"/>
          <table:table-cell table:number-columns-repeated="6" table:style-name="ce352"/>
          <table:table-cell table:style-name="ce353"/>
          <table:table-cell table:style-name="ce349"/>
          <table:table-cell table:number-columns-repeated="4" table:style-name="ce347"/>
          <table:table-cell table:style-name="ce348"/>
          <table:table-cell table:style-name="ce349"/>
          <table:table-cell table:number-columns-repeated="2" table:style-name="ce347"/>
          <table:table-cell table:style-name="ce348"/>
          <table:table-cell table:number-columns-repeated="16366" table:style-name="ce296"/>
        </table:table-row>
        <table:table-row table:style-name="ro31">
          <table:table-cell office:value-type="string" table:style-name="ce354">
            <text:p>(unit)<text:s/><text:span text:style-name="T3">5</text:span></text:p>
          </table:table-cell>
          <table:table-cell office:value-type="string" table:style-name="ce355">
            <text:p>(kg)</text:p>
          </table:table-cell>
          <table:table-cell office:value-type="string" table:style-name="ce355">
            <text:p>(kg)</text:p>
          </table:table-cell>
          <table:table-cell office:value-type="string" table:style-name="ce355">
            <text:p>(dose, 000s)</text:p>
          </table:table-cell>
          <table:table-cell office:value-type="string" table:style-name="ce355">
            <text:p>(kg)</text:p>
          </table:table-cell>
          <table:table-cell office:value-type="string" table:style-name="ce355">
            <text:p>(dose, 000s)</text:p>
          </table:table-cell>
          <table:table-cell office:value-type="string" table:style-name="ce355">
            <text:p>(dose, 000s)</text:p>
          </table:table-cell>
          <table:table-cell office:value-type="string" table:style-name="ce356">
            <text:p>(dose, 000s)</text:p>
          </table:table-cell>
          <table:table-cell office:value-type="string" table:style-name="ce357">
            <text:p>(kg)</text:p>
          </table:table-cell>
          <table:table-cell office:value-type="string" table:style-name="ce355">
            <text:p>(kg)</text:p>
          </table:table-cell>
          <table:table-cell office:value-type="string" table:style-name="ce355">
            <text:p>(plant)</text:p>
          </table:table-cell>
          <table:table-cell office:value-type="string" table:style-name="ce355">
            <text:p>(kg)</text:p>
          </table:table-cell>
          <table:table-cell office:value-type="string" table:style-name="ce355">
            <text:p>(dose, 000s)</text:p>
          </table:table-cell>
          <table:table-cell office:value-type="string" table:style-name="ce356">
            <text:p>(kg)</text:p>
          </table:table-cell>
          <table:table-cell office:value-type="string" table:style-name="ce357">
            <text:p>(dose, 000s)</text:p>
          </table:table-cell>
          <table:table-cell office:value-type="string" table:style-name="ce355">
            <text:p>(dose, 000s)</text:p>
          </table:table-cell>
          <table:table-cell office:value-type="string" table:style-name="ce355">
            <text:p>(kg)</text:p>
          </table:table-cell>
          <table:table-cell office:value-type="string" table:style-name="ce356">
            <text:p>(dose, 000s)</text:p>
          </table:table-cell>
          <table:table-cell table:number-columns-repeated="16366" table:style-name="ce296"/>
        </table:table-row>
        <table:table-row table:style-name="ro5">
          <table:table-cell office:value-type="string" table:style-name="ce296">
            <text:p>Cleveland</text:p>
          </table:table-cell>
          <table:table-cell office:value-type="float" office:value="10.458062000000002" table:style-name="ce334">
            <text:p><text:s/>10<text:s/></text:p>
          </table:table-cell>
          <table:table-cell office:value-type="float" office:value="0.33939820000000004" table:style-name="ce334">
            <text:p><text:s/>0<text:s/></text:p>
          </table:table-cell>
          <table:table-cell office:value-type="float" office:value="2.9290599999999998" table:style-name="ce334">
            <text:p><text:s/>3<text:s/></text:p>
          </table:table-cell>
          <table:table-cell office:value-type="float" office:value="4.3917225000000002" table:style-name="ce334">
            <text:p><text:s/>4<text:s/></text:p>
          </table:table-cell>
          <table:table-cell office:value-type="float" office:value="1.171" table:style-name="ce334">
            <text:p><text:s/>1<text:s/></text:p>
          </table:table-cell>
          <table:table-cell office:value-type="float" office:value="1.9330000000000001" table:style-name="ce334">
            <text:p><text:s/>2<text:s/></text:p>
          </table:table-cell>
          <table:table-cell office:value-type="float" office:value="0.94799999999999995" table:style-name="ce334">
            <text:p><text:s/>1<text:s/></text:p>
          </table:table-cell>
          <table:table-cell office:value-type="float" office:value="868.85872664999897" table:style-name="ce334">
            <text:p><text:s/>869<text:s/></text:p>
          </table:table-cell>
          <table:table-cell office:value-type="float" office:value="1.4481531000000003" table:style-name="ce334">
            <text:p><text:s/>1<text:s/></text:p>
          </table:table-cell>
          <table:table-cell office:value-type="float" office:value="9125" table:style-name="ce334">
            <text:p><text:s/>9,125<text:s/></text:p>
          </table:table-cell>
          <table:table-cell office:value-type="float" office:value="92.034058049999999" table:style-name="ce334">
            <text:p><text:s/>92<text:s/></text:p>
          </table:table-cell>
          <table:table-cell office:value-type="float" office:value="0" table:style-name="ce334">
            <text:p><text:s/>-00<text:s/></text:p>
          </table:table-cell>
          <table:table-cell office:value-type="float" office:value="2.4600000000000004E-3" table:style-name="ce334">
            <text:p><text:s/>0<text:s/></text:p>
          </table:table-cell>
          <table:table-cell office:value-type="float" office:value="1.6699209000000002" table:style-name="ce334">
            <text:p><text:s/>2<text:s/></text:p>
          </table:table-cell>
          <table:table-cell office:value-type="float" office:value="3.8243" table:style-name="ce334">
            <text:p><text:s/>4<text:s/></text:p>
          </table:table-cell>
          <table:table-cell office:value-type="float" office:value="0" table:style-name="ce334">
            <text:p><text:s/>-00<text:s/></text:p>
          </table:table-cell>
          <table:table-cell office:value-type="float" office:value="6.1100000000000002E-2"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Durham</text:p>
          </table:table-cell>
          <table:table-cell office:value-type="float" office:value="0.45289600000000008" table:style-name="ce334">
            <text:p><text:s/>0<text:s/></text:p>
          </table:table-cell>
          <table:table-cell office:value-type="float" office:value="0.19724299999999997" table:style-name="ce334">
            <text:p><text:s/>0<text:s/></text:p>
          </table:table-cell>
          <table:table-cell office:value-type="float" office:value="0.22" table:style-name="ce334">
            <text:p><text:s/>0<text:s/></text:p>
          </table:table-cell>
          <table:table-cell office:value-type="float" office:value="0.29631199999999996" table:style-name="ce334">
            <text:p><text:s/>0<text:s/></text:p>
          </table:table-cell>
          <table:table-cell office:value-type="float" office:value="3.0000000000000001E-3" table:style-name="ce334">
            <text:p><text:s/>0<text:s/></text:p>
          </table:table-cell>
          <table:table-cell office:value-type="float" office:value="0.182" table:style-name="ce334">
            <text:p><text:s/>0<text:s/></text:p>
          </table:table-cell>
          <table:table-cell office:value-type="float" office:value="1.7999999999999999E-2" table:style-name="ce334">
            <text:p><text:s/>0<text:s/></text:p>
          </table:table-cell>
          <table:table-cell office:value-type="float" office:value="10.410854999999993" table:style-name="ce334">
            <text:p><text:s/>10<text:s/></text:p>
          </table:table-cell>
          <table:table-cell office:value-type="float" office:value="1.121383" table:style-name="ce334">
            <text:p><text:s/>1<text:s/></text:p>
          </table:table-cell>
          <table:table-cell office:value-type="float" office:value="6893" table:style-name="ce334">
            <text:p><text:s/>6,893<text:s/></text:p>
          </table:table-cell>
          <table:table-cell office:value-type="float" office:value="0.36421100000000006"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82699999999999996" table:style-name="ce334">
            <text:p><text:s/>1<text:s/></text:p>
          </table:table-cell>
          <table:table-cell office:value-type="float" office:value="0" table:style-name="ce334">
            <text:p><text:s/>-00<text:s/></text:p>
          </table:table-cell>
          <table:table-cell office:value-type="float" office:value="0.20100000000000001"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Northumbria</text:p>
          </table:table-cell>
          <table:table-cell office:value-type="float" office:value="15.885529999999994" table:style-name="ce334">
            <text:p><text:s/>16<text:s/></text:p>
          </table:table-cell>
          <table:table-cell office:value-type="float" office:value="1.7105590000000002" table:style-name="ce334">
            <text:p><text:s/>2<text:s/></text:p>
          </table:table-cell>
          <table:table-cell office:value-type="float" office:value="8.0183479999999996" table:style-name="ce334">
            <text:p><text:s/>8<text:s/></text:p>
          </table:table-cell>
          <table:table-cell office:value-type="float" office:value="2.9341560000000007" table:style-name="ce334">
            <text:p><text:s/>3<text:s/></text:p>
          </table:table-cell>
          <table:table-cell office:value-type="float" office:value="5.0000000000000001E-3" table:style-name="ce334">
            <text:p><text:s/>0<text:s/></text:p>
          </table:table-cell>
          <table:table-cell office:value-type="float" office:value="1.0680000000000001" table:style-name="ce334">
            <text:p><text:s/>1<text:s/></text:p>
          </table:table-cell>
          <table:table-cell office:value-type="float" office:value="1.685001" table:style-name="ce334">
            <text:p><text:s/>2<text:s/></text:p>
          </table:table-cell>
          <table:table-cell office:value-type="float" office:value="119.87557400000009" table:style-name="ce334">
            <text:p><text:s/>120<text:s/></text:p>
          </table:table-cell>
          <table:table-cell office:value-type="float" office:value="19.412431999999999" table:style-name="ce334">
            <text:p><text:s/>19<text:s/></text:p>
          </table:table-cell>
          <table:table-cell office:value-type="float" office:value="13407" table:style-name="ce334">
            <text:p><text:s/>13,407<text:s/></text:p>
          </table:table-cell>
          <table:table-cell office:value-type="float" office:value="26.852279000000003" table:style-name="ce334">
            <text:p><text:s/>27<text:s/></text:p>
          </table:table-cell>
          <table:table-cell office:value-type="float" office:value="0" table:style-name="ce334">
            <text:p><text:s/>-00<text:s/></text:p>
          </table:table-cell>
          <table:table-cell office:value-type="float" office:value="1.5394700000000001" table:style-name="ce334">
            <text:p><text:s/>2<text:s/></text:p>
          </table:table-cell>
          <table:table-cell office:value-type="float" office:value="1.2507000000000001" table:style-name="ce334">
            <text:p><text:s/>1<text:s/></text:p>
          </table:table-cell>
          <table:table-cell office:value-type="float" office:value="26.212" table:style-name="ce334">
            <text:p><text:s/>26<text:s/></text:p>
          </table:table-cell>
          <table:table-cell office:value-type="float" office:value="0" table:style-name="ce334">
            <text:p><text:s/>-00<text:s/></text:p>
          </table:table-cell>
          <table:table-cell office:value-type="float" office:value="0.17499999999999999"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318">
            <text:p>North East Region</text:p>
          </table:table-cell>
          <table:table-cell office:value-type="float" office:value="26.796487999999997" table:style-name="ce72">
            <text:p><text:s/>27<text:s/></text:p>
          </table:table-cell>
          <table:table-cell office:value-type="float" office:value="2.2472002" table:style-name="ce72">
            <text:p><text:s/>2<text:s/></text:p>
          </table:table-cell>
          <table:table-cell office:value-type="float" office:value="11.167408" table:style-name="ce72">
            <text:p><text:s/>11<text:s/></text:p>
          </table:table-cell>
          <table:table-cell office:value-type="float" office:value="7.6221905000000012" table:style-name="ce72">
            <text:p><text:s/>8<text:s/></text:p>
          </table:table-cell>
          <table:table-cell office:value-type="float" office:value="1.1789999999999998" table:style-name="ce72">
            <text:p><text:s/>1<text:s/></text:p>
          </table:table-cell>
          <table:table-cell office:value-type="float" office:value="3.1830000000000003" table:style-name="ce72">
            <text:p><text:s/>3<text:s/></text:p>
          </table:table-cell>
          <table:table-cell office:value-type="float" office:value="2.6510009999999999" table:style-name="ce72">
            <text:p><text:s/>3<text:s/></text:p>
          </table:table-cell>
          <table:table-cell office:value-type="float" office:value="999.14515564999897" table:style-name="ce72">
            <text:p><text:s/>999<text:s/></text:p>
          </table:table-cell>
          <table:table-cell office:value-type="float" office:value="21.9819681" table:style-name="ce72">
            <text:p><text:s/>22<text:s/></text:p>
          </table:table-cell>
          <table:table-cell office:value-type="float" office:value="29425" table:style-name="ce72">
            <text:p><text:s/>29,425<text:s/></text:p>
          </table:table-cell>
          <table:table-cell office:value-type="float" office:value="119.25054804999999" table:style-name="ce72">
            <text:p><text:s/>119<text:s/></text:p>
          </table:table-cell>
          <table:table-cell office:value-type="float" office:value="0" table:style-name="ce72">
            <text:p><text:s/>-00<text:s/></text:p>
          </table:table-cell>
          <table:table-cell office:value-type="float" office:value="1.54193" table:style-name="ce72">
            <text:p><text:s/>2<text:s/></text:p>
          </table:table-cell>
          <table:table-cell office:value-type="float" office:value="2.9206209000000003" table:style-name="ce72">
            <text:p><text:s/>3<text:s/></text:p>
          </table:table-cell>
          <table:table-cell office:value-type="float" office:value="30.863299999999999" table:style-name="ce72">
            <text:p><text:s/>31<text:s/></text:p>
          </table:table-cell>
          <table:table-cell office:value-type="float" office:value="0" table:style-name="ce72">
            <text:p><text:s/>-00<text:s/></text:p>
          </table:table-cell>
          <table:table-cell office:value-type="float" office:value="0.43709999999999999" table:style-name="ce72">
            <text:p><text:s/>0<text:s/></text:p>
          </table:table-cell>
          <table:table-cell table:number-columns-repeated="7" table:style-name="ce359"/>
          <table:table-cell table:number-columns-repeated="16359" table:style-name="ce343"/>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Cheshire</text:p>
          </table:table-cell>
          <table:table-cell office:value-type="float" office:value="0.4870139999999995" table:style-name="ce334">
            <text:p><text:s/>0<text:s/></text:p>
          </table:table-cell>
          <table:table-cell office:value-type="float" office:value="6.6243000000000052E-2" table:style-name="ce334">
            <text:p><text:s/>0<text:s/></text:p>
          </table:table-cell>
          <table:table-cell office:value-type="float" office:value="0.32100000000000001" table:style-name="ce334">
            <text:p><text:s/>0<text:s/></text:p>
          </table:table-cell>
          <table:table-cell office:value-type="float" office:value="8.3438999999999972E-2" table:style-name="ce334">
            <text:p><text:s/>0<text:s/></text:p>
          </table:table-cell>
          <table:table-cell office:value-type="float" office:value="1.2E-2" table:style-name="ce334">
            <text:p><text:s/>0<text:s/></text:p>
          </table:table-cell>
          <table:table-cell office:value-type="float" office:value="6.0999999999999999E-2" table:style-name="ce334">
            <text:p><text:s/>0<text:s/></text:p>
          </table:table-cell>
          <table:table-cell office:value-type="float" office:value="2.1040000000000001" table:style-name="ce334">
            <text:p><text:s/>2<text:s/></text:p>
          </table:table-cell>
          <table:table-cell office:value-type="float" office:value="11.447668000000039" table:style-name="ce334">
            <text:p><text:s/>11<text:s/></text:p>
          </table:table-cell>
          <table:table-cell office:value-type="float" office:value="9.0066189999999828" table:style-name="ce334">
            <text:p><text:s/>9<text:s/></text:p>
          </table:table-cell>
          <table:table-cell office:value-type="float" office:value="3480" table:style-name="ce334">
            <text:p><text:s/>3,480<text:s/></text:p>
          </table:table-cell>
          <table:table-cell office:value-type="float" office:value="7.3341000000000017E-2" table:style-name="ce334">
            <text:p><text:s/>0<text:s/></text:p>
          </table:table-cell>
          <table:table-cell office:value-type="float" office:value="0" table:style-name="ce334">
            <text:p><text:s/>-00<text:s/></text:p>
          </table:table-cell>
          <table:table-cell office:value-type="float" office:value="1.0332000000000003E-2" table:style-name="ce334">
            <text:p><text:s/>0<text:s/></text:p>
          </table:table-cell>
          <table:table-cell office:value-type="float" office:value="1.2760850000000001" table:style-name="ce334">
            <text:p><text:s/>1<text:s/></text:p>
          </table:table-cell>
          <table:table-cell office:value-type="float" office:value="0.38" table:style-name="ce334">
            <text:p><text:s/>0<text:s/></text:p>
          </table:table-cell>
          <table:table-cell office:value-type="float" office:value="6.9800000000000005E-4"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Cumbria</text:p>
          </table:table-cell>
          <table:table-cell office:value-type="float" office:value="2.0855359999999981" table:style-name="ce334">
            <text:p><text:s/>2<text:s/></text:p>
          </table:table-cell>
          <table:table-cell office:value-type="float" office:value="0.34837099999999999" table:style-name="ce334">
            <text:p><text:s/>0<text:s/></text:p>
          </table:table-cell>
          <table:table-cell office:value-type="float" office:value="0.93479999999999996" table:style-name="ce334">
            <text:p><text:s/>1<text:s/></text:p>
          </table:table-cell>
          <table:table-cell office:value-type="float" office:value="2.9453119999999995" table:style-name="ce334">
            <text:p><text:s/>3<text:s/></text:p>
          </table:table-cell>
          <table:table-cell office:value-type="float" office:value="0.02" table:style-name="ce334">
            <text:p><text:s/>0<text:s/></text:p>
          </table:table-cell>
          <table:table-cell office:value-type="float" office:value="1.8024999999999999E-2" table:style-name="ce334">
            <text:p><text:s/>0<text:s/></text:p>
          </table:table-cell>
          <table:table-cell office:value-type="float" office:value="0.151" table:style-name="ce334">
            <text:p><text:s/>0<text:s/></text:p>
          </table:table-cell>
          <table:table-cell office:value-type="float" office:value="10.043411200000005" table:style-name="ce334">
            <text:p><text:s/>10<text:s/></text:p>
          </table:table-cell>
          <table:table-cell office:value-type="float" office:value="27.090888000000003" table:style-name="ce334">
            <text:p><text:s/>27<text:s/></text:p>
          </table:table-cell>
          <table:table-cell office:value-type="float" office:value="1019" table:style-name="ce334">
            <text:p><text:s/>1,019<text:s/></text:p>
          </table:table-cell>
          <table:table-cell office:value-type="float" office:value="60.521255999999987" table:style-name="ce334">
            <text:p><text:s/>61<text:s/></text:p>
          </table:table-cell>
          <table:table-cell office:value-type="float" office:value="0" table:style-name="ce334">
            <text:p><text:s/>-00<text:s/></text:p>
          </table:table-cell>
          <table:table-cell office:value-type="float" office:value="1.9542E-2" table:style-name="ce334">
            <text:p><text:s/>0<text:s/></text:p>
          </table:table-cell>
          <table:table-cell office:value-type="float" office:value="0" table:style-name="ce334">
            <text:p><text:s/>-00<text:s/></text:p>
          </table:table-cell>
          <table:table-cell office:value-type="float" office:value="3.8260000000000001" table:style-name="ce334">
            <text:p><text:s/>4<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Greater Manchester</text:p>
          </table:table-cell>
          <table:table-cell office:value-type="float" office:value="34.552247000000008" table:style-name="ce334">
            <text:p><text:s/>35<text:s/></text:p>
          </table:table-cell>
          <table:table-cell office:value-type="float" office:value="3.6036609999999998" table:style-name="ce334">
            <text:p><text:s/>4<text:s/></text:p>
          </table:table-cell>
          <table:table-cell office:value-type="float" office:value="114.62" table:style-name="ce334">
            <text:p><text:s/>115<text:s/></text:p>
          </table:table-cell>
          <table:table-cell office:value-type="float" office:value="16.044955000000002" table:style-name="ce334">
            <text:p><text:s/>16<text:s/></text:p>
          </table:table-cell>
          <table:table-cell office:value-type="float" office:value="0.04" table:style-name="ce334">
            <text:p><text:s/>0<text:s/></text:p>
          </table:table-cell>
          <table:table-cell office:value-type="float" office:value="1.1240000000000001" table:style-name="ce334">
            <text:p><text:s/>1<text:s/></text:p>
          </table:table-cell>
          <table:table-cell office:value-type="float" office:value="4.9017999999999999E-2" table:style-name="ce334">
            <text:p><text:s/>0<text:s/></text:p>
          </table:table-cell>
          <table:table-cell office:value-type="float" office:value="310.81861999999762" table:style-name="ce334">
            <text:p><text:s/>311<text:s/></text:p>
          </table:table-cell>
          <table:table-cell office:value-type="float" office:value="48.784830999999997" table:style-name="ce334">
            <text:p><text:s/>49<text:s/></text:p>
          </table:table-cell>
          <table:table-cell office:value-type="float" office:value="31308" table:style-name="ce334">
            <text:p><text:s/>31,308<text:s/></text:p>
          </table:table-cell>
          <table:table-cell office:value-type="float" office:value="45.16699400000001" table:style-name="ce334">
            <text:p><text:s/>45<text:s/></text:p>
          </table:table-cell>
          <table:table-cell office:value-type="float" office:value="0" table:style-name="ce334">
            <text:p><text:s/>-00<text:s/></text:p>
          </table:table-cell>
          <table:table-cell office:value-type="float" office:value="0.56965700000000008" table:style-name="ce334">
            <text:p><text:s/>1<text:s/></text:p>
          </table:table-cell>
          <table:table-cell office:value-type="float" office:value="18.556999999999999" table:style-name="ce334">
            <text:p><text:s/>19<text:s/></text:p>
          </table:table-cell>
          <table:table-cell office:value-type="float" office:value="187.358" table:style-name="ce334">
            <text:p><text:s/>187<text:s/></text:p>
          </table:table-cell>
          <table:table-cell office:value-type="float" office:value="8.9800000000000004E-4" table:style-name="ce334">
            <text:p><text:s/>0<text:s/></text:p>
          </table:table-cell>
          <table:table-cell office:value-type="float" office:value="0.17499999999999999"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Lancashire</text:p>
          </table:table-cell>
          <table:table-cell office:value-type="float" office:value="6.8407840000000002" table:style-name="ce334">
            <text:p><text:s/>7<text:s/></text:p>
          </table:table-cell>
          <table:table-cell office:value-type="float" office:value="3.5660990000000004" table:style-name="ce334">
            <text:p><text:s/>4<text:s/></text:p>
          </table:table-cell>
          <table:table-cell office:value-type="float" office:value="0.154" table:style-name="ce334">
            <text:p><text:s/>0<text:s/></text:p>
          </table:table-cell>
          <table:table-cell office:value-type="float" office:value="0.33876400000000001" table:style-name="ce334">
            <text:p><text:s/>0<text:s/></text:p>
          </table:table-cell>
          <table:table-cell office:value-type="float" office:value="1E-3"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34.261753000000006" table:style-name="ce334">
            <text:p><text:s/>34<text:s/></text:p>
          </table:table-cell>
          <table:table-cell office:value-type="float" office:value="8.2753430000000012" table:style-name="ce334">
            <text:p><text:s/>8<text:s/></text:p>
          </table:table-cell>
          <table:table-cell office:value-type="float" office:value="8286" table:style-name="ce334">
            <text:p><text:s/>8,286<text:s/></text:p>
          </table:table-cell>
          <table:table-cell office:value-type="float" office:value="0.18665300000000001" table:style-name="ce334">
            <text:p><text:s/>0<text:s/></text:p>
          </table:table-cell>
          <table:table-cell office:value-type="float" office:value="0" table:style-name="ce334">
            <text:p><text:s/>-00<text:s/></text:p>
          </table:table-cell>
          <table:table-cell office:value-type="float" office:value="1.9680000000000003E-2" table:style-name="ce334">
            <text:p><text:s/>0<text:s/></text:p>
          </table:table-cell>
          <table:table-cell office:value-type="float" office:value="0.28799999999999998" table:style-name="ce334">
            <text:p><text:s/>0<text:s/></text:p>
          </table:table-cell>
          <table:table-cell office:value-type="float" office:value="0.49199999999999999"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Merseyside</text:p>
          </table:table-cell>
          <table:table-cell office:value-type="float" office:value="12.619897830000003" table:style-name="ce334">
            <text:p><text:s/>13<text:s/></text:p>
          </table:table-cell>
          <table:table-cell office:value-type="float" office:value="1.0804541000000001" table:style-name="ce334">
            <text:p><text:s/>1<text:s/></text:p>
          </table:table-cell>
          <table:table-cell office:value-type="float" office:value="0" table:style-name="ce334">
            <text:p><text:s/>-00<text:s/></text:p>
          </table:table-cell>
          <table:table-cell office:value-type="float" office:value="2.8432101300000001" table:style-name="ce334">
            <text:p><text:s/>3<text:s/></text:p>
          </table:table-cell>
          <table:table-cell office:value-type="float" office:value="8.0000000000000002E-3" table:style-name="ce334">
            <text:p><text:s/>0<text:s/></text:p>
          </table:table-cell>
          <table:table-cell office:value-type="float" office:value="0.14099999999999999" table:style-name="ce334">
            <text:p><text:s/>0<text:s/></text:p>
          </table:table-cell>
          <table:table-cell office:value-type="float" office:value="1.3381122000000001E-3" table:style-name="ce334">
            <text:p><text:s/>0<text:s/></text:p>
          </table:table-cell>
          <table:table-cell office:value-type="float" office:value="31.627406949999997" table:style-name="ce334">
            <text:p><text:s/>32<text:s/></text:p>
          </table:table-cell>
          <table:table-cell office:value-type="float" office:value="7.104291850000001" table:style-name="ce334">
            <text:p><text:s/>7<text:s/></text:p>
          </table:table-cell>
          <table:table-cell office:value-type="float" office:value="19452" table:style-name="ce334">
            <text:p><text:s/>19,452<text:s/></text:p>
          </table:table-cell>
          <table:table-cell office:value-type="float" office:value="4.0681229999999999" table:style-name="ce334">
            <text:p><text:s/>4<text:s/></text:p>
          </table:table-cell>
          <table:table-cell office:value-type="float" office:value="0" table:style-name="ce334">
            <text:p><text:s/>-00<text:s/></text:p>
          </table:table-cell>
          <table:table-cell office:value-type="float" office:value="0.38515468000000003" table:style-name="ce334">
            <text:p><text:s/>0<text:s/></text:p>
          </table:table-cell>
          <table:table-cell office:value-type="float" office:value="16.3597922668" table:style-name="ce334">
            <text:p><text:s/>16<text:s/></text:p>
          </table:table-cell>
          <table:table-cell office:value-type="float" office:value="0.23549365"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318">
            <text:p>North West Region</text:p>
          </table:table-cell>
          <table:table-cell office:value-type="float" office:value="56.585478830000014" table:style-name="ce72">
            <text:p><text:s/>57<text:s/></text:p>
          </table:table-cell>
          <table:table-cell office:value-type="float" office:value="8.6648281000000011" table:style-name="ce72">
            <text:p><text:s/>9<text:s/></text:p>
          </table:table-cell>
          <table:table-cell office:value-type="float" office:value="116.02979999999999" table:style-name="ce72">
            <text:p><text:s/>116<text:s/></text:p>
          </table:table-cell>
          <table:table-cell office:value-type="float" office:value="22.255680130000002" table:style-name="ce72">
            <text:p><text:s/>22<text:s/></text:p>
          </table:table-cell>
          <table:table-cell office:value-type="float" office:value="8.1000000000000016E-2" table:style-name="ce72">
            <text:p><text:s/>0<text:s/></text:p>
          </table:table-cell>
          <table:table-cell office:value-type="float" office:value="1.344025" table:style-name="ce72">
            <text:p><text:s/>1<text:s/></text:p>
          </table:table-cell>
          <table:table-cell office:value-type="float" office:value="2.3053561121999997" table:style-name="ce72">
            <text:p><text:s/>2<text:s/></text:p>
          </table:table-cell>
          <table:table-cell office:value-type="float" office:value="398.1988591499977" table:style-name="ce72">
            <text:p><text:s/>398<text:s/></text:p>
          </table:table-cell>
          <table:table-cell office:value-type="float" office:value="100.26197284999998" table:style-name="ce72">
            <text:p><text:s/>100<text:s/></text:p>
          </table:table-cell>
          <table:table-cell office:value-type="float" office:value="63545" table:style-name="ce72">
            <text:p><text:s/>63,545<text:s/></text:p>
          </table:table-cell>
          <table:table-cell office:value-type="float" office:value="110.016367" table:style-name="ce72">
            <text:p><text:s/>110<text:s/></text:p>
          </table:table-cell>
          <table:table-cell office:value-type="float" office:value="0" table:style-name="ce72">
            <text:p><text:s/>-00<text:s/></text:p>
          </table:table-cell>
          <table:table-cell office:value-type="float" office:value="1.00436568" table:style-name="ce72">
            <text:p><text:s/>1<text:s/></text:p>
          </table:table-cell>
          <table:table-cell office:value-type="float" office:value="36.480877266799993" table:style-name="ce72">
            <text:p><text:s/>36<text:s/></text:p>
          </table:table-cell>
          <table:table-cell office:value-type="float" office:value="192.29149364999998" table:style-name="ce72">
            <text:p><text:s/>192<text:s/></text:p>
          </table:table-cell>
          <table:table-cell office:value-type="float" office:value="1.5960000000000002E-3" table:style-name="ce72">
            <text:p><text:s/>0<text:s/></text:p>
          </table:table-cell>
          <table:table-cell office:value-type="float" office:value="0.17499999999999999" table:style-name="ce72">
            <text:p><text:s/>0<text:s/></text:p>
          </table:table-cell>
          <table:table-cell table:number-columns-repeated="7" table:style-name="ce359"/>
          <table:table-cell table:number-columns-repeated="16359" table:style-name="ce343"/>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Humberside</text:p>
          </table:table-cell>
          <table:table-cell office:value-type="float" office:value="1.03880175" table:style-name="ce334">
            <text:p><text:s/>1<text:s/></text:p>
          </table:table-cell>
          <table:table-cell office:value-type="float" office:value="0.88201004999999999" table:style-name="ce334">
            <text:p><text:s/>1<text:s/></text:p>
          </table:table-cell>
          <table:table-cell office:value-type="float" office:value="1.286068" table:style-name="ce334">
            <text:p><text:s/>1<text:s/></text:p>
          </table:table-cell>
          <table:table-cell office:value-type="float" office:value="1.3933984999999998" table:style-name="ce334">
            <text:p><text:s/>1<text:s/></text:p>
          </table:table-cell>
          <table:table-cell office:value-type="float" office:value="0" table:style-name="ce334">
            <text:p><text:s/>-00<text:s/></text:p>
          </table:table-cell>
          <table:table-cell office:value-type="float" office:value="2.4E-2" table:style-name="ce334">
            <text:p><text:s/>0<text:s/></text:p>
          </table:table-cell>
          <table:table-cell office:value-type="float" office:value="0" table:style-name="ce334">
            <text:p><text:s/>-00<text:s/></text:p>
          </table:table-cell>
          <table:table-cell office:value-type="float" office:value="12.811218250000005" table:style-name="ce334">
            <text:p><text:s/>13<text:s/></text:p>
          </table:table-cell>
          <table:table-cell office:value-type="float" office:value="1.2626949999999999" table:style-name="ce334">
            <text:p><text:s/>1<text:s/></text:p>
          </table:table-cell>
          <table:table-cell office:value-type="float" office:value="3454" table:style-name="ce334">
            <text:p><text:s/>3,454<text:s/></text:p>
          </table:table-cell>
          <table:table-cell office:value-type="float" office:value="2.7725729999999995" table:style-name="ce334">
            <text:p><text:s/>3<text:s/></text:p>
          </table:table-cell>
          <table:table-cell office:value-type="float" office:value="0" table:style-name="ce334">
            <text:p><text:s/>-00<text:s/></text:p>
          </table:table-cell>
          <table:table-cell office:value-type="float" office:value="8.8170000000000002E-3" table:style-name="ce334">
            <text:p><text:s/>0<text:s/></text:p>
          </table:table-cell>
          <table:table-cell office:value-type="float" office:value="3.2689954299999999" table:style-name="ce334">
            <text:p><text:s/>3<text:s/></text:p>
          </table:table-cell>
          <table:table-cell office:value-type="float" office:value="2.8301100000000003" table:style-name="ce334">
            <text:p><text:s/>3<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North Yorkshire</text:p>
          </table:table-cell>
          <table:table-cell office:value-type="float" office:value="0.35618499999999997" table:style-name="ce334">
            <text:p><text:s/>0<text:s/></text:p>
          </table:table-cell>
          <table:table-cell office:value-type="float" office:value="4.1029339300000007" table:style-name="ce334">
            <text:p><text:s/>4<text:s/></text:p>
          </table:table-cell>
          <table:table-cell office:value-type="float" office:value="1.4267339999999999" table:style-name="ce334">
            <text:p><text:s/>1<text:s/></text:p>
          </table:table-cell>
          <table:table-cell office:value-type="float" office:value="0.24474738000000004" table:style-name="ce334">
            <text:p><text:s/>0<text:s/></text:p>
          </table:table-cell>
          <table:table-cell office:value-type="float" office:value="0" table:style-name="ce334">
            <text:p><text:s/>-00<text:s/></text:p>
          </table:table-cell>
          <table:table-cell office:value-type="float" office:value="0.10216500000000001" table:style-name="ce334">
            <text:p><text:s/>0<text:s/></text:p>
          </table:table-cell>
          <table:table-cell office:value-type="float" office:value="3.0000000000000001E-3" table:style-name="ce334">
            <text:p><text:s/>0<text:s/></text:p>
          </table:table-cell>
          <table:table-cell office:value-type="float" office:value="18.369832990000035" table:style-name="ce334">
            <text:p><text:s/>18<text:s/></text:p>
          </table:table-cell>
          <table:table-cell office:value-type="float" office:value="0.57582800000000001" table:style-name="ce334">
            <text:p><text:s/>1<text:s/></text:p>
          </table:table-cell>
          <table:table-cell office:value-type="float" office:value="1612" table:style-name="ce334">
            <text:p><text:s/>1,612<text:s/></text:p>
          </table:table-cell>
          <table:table-cell office:value-type="float" office:value="0.77103129400000003" table:style-name="ce334">
            <text:p><text:s/>1<text:s/></text:p>
          </table:table-cell>
          <table:table-cell office:value-type="float" office:value="3.0000000000000001E-3" table:style-name="ce334">
            <text:p><text:s/>0<text:s/></text:p>
          </table:table-cell>
          <table:table-cell office:value-type="float" office:value="6.4096240000000009E-3" table:style-name="ce334">
            <text:p><text:s/>0<text:s/></text:p>
          </table:table-cell>
          <table:table-cell office:value-type="float" office:value="0.126" table:style-name="ce334">
            <text:p><text:s/>0<text:s/></text:p>
          </table:table-cell>
          <table:table-cell office:value-type="float" office:value="1.37171"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South Yorkshire</text:p>
          </table:table-cell>
          <table:table-cell office:value-type="float" office:value="4.8592074199999926" table:style-name="ce334">
            <text:p><text:s/>5<text:s/></text:p>
          </table:table-cell>
          <table:table-cell office:value-type="float" office:value="2.2841141840000003" table:style-name="ce334">
            <text:p><text:s/>2<text:s/></text:p>
          </table:table-cell>
          <table:table-cell office:value-type="float" office:value="1.89459" table:style-name="ce334">
            <text:p><text:s/>2<text:s/></text:p>
          </table:table-cell>
          <table:table-cell office:value-type="float" office:value="2.3442714100000002" table:style-name="ce334">
            <text:p><text:s/>2<text:s/></text:p>
          </table:table-cell>
          <table:table-cell office:value-type="float" office:value="3.0000000000000001E-3" table:style-name="ce334">
            <text:p><text:s/>0<text:s/></text:p>
          </table:table-cell>
          <table:table-cell office:value-type="float" office:value="1.2509999999999999" table:style-name="ce334">
            <text:p><text:s/>1<text:s/></text:p>
          </table:table-cell>
          <table:table-cell office:value-type="float" office:value="5.5E-2" table:style-name="ce334">
            <text:p><text:s/>0<text:s/></text:p>
          </table:table-cell>
          <table:table-cell office:value-type="float" office:value="305.2054828229999" table:style-name="ce334">
            <text:p><text:s/>305<text:s/></text:p>
          </table:table-cell>
          <table:table-cell office:value-type="float" office:value="7.6279671499999999" table:style-name="ce334">
            <text:p><text:s/>8<text:s/></text:p>
          </table:table-cell>
          <table:table-cell office:value-type="float" office:value="15098" table:style-name="ce334">
            <text:p><text:s/>15,098<text:s/></text:p>
          </table:table-cell>
          <table:table-cell office:value-type="float" office:value="31.947036800000003" table:style-name="ce334">
            <text:p><text:s/>32<text:s/></text:p>
          </table:table-cell>
          <table:table-cell office:value-type="float" office:value="0.14899999999999999" table:style-name="ce334">
            <text:p><text:s/>0<text:s/></text:p>
          </table:table-cell>
          <table:table-cell office:value-type="float" office:value="0.40775560000000005" table:style-name="ce334">
            <text:p><text:s/>0<text:s/></text:p>
          </table:table-cell>
          <table:table-cell office:value-type="float" office:value="1.5640000000000001" table:style-name="ce334">
            <text:p><text:s/>2<text:s/></text:p>
          </table:table-cell>
          <table:table-cell office:value-type="float" office:value="0.97" table:style-name="ce334">
            <text:p><text:s/>1<text:s/></text:p>
          </table:table-cell>
          <table:table-cell office:value-type="float" office:value="0" table:style-name="ce334">
            <text:p><text:s/>-00<text:s/></text:p>
          </table:table-cell>
          <table:table-cell office:value-type="float" office:value="0.2790000000000000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West Yorkshire</text:p>
          </table:table-cell>
          <table:table-cell office:value-type="float" office:value="0.911442999999999" table:style-name="ce334">
            <text:p><text:s/>1<text:s/></text:p>
          </table:table-cell>
          <table:table-cell office:value-type="float" office:value="0.12992999999999999" table:style-name="ce334">
            <text:p><text:s/>0<text:s/></text:p>
          </table:table-cell>
          <table:table-cell office:value-type="float" office:value="0.95599999999999996" table:style-name="ce334">
            <text:p><text:s/>1<text:s/></text:p>
          </table:table-cell>
          <table:table-cell office:value-type="float" office:value="0.19212099999999974" table:style-name="ce334">
            <text:p><text:s/>0<text:s/></text:p>
          </table:table-cell>
          <table:table-cell office:value-type="float" office:value="2.4E-2" table:style-name="ce334">
            <text:p><text:s/>0<text:s/></text:p>
          </table:table-cell>
          <table:table-cell office:value-type="float" office:value="4.1000000000000002E-2" table:style-name="ce334">
            <text:p><text:s/>0<text:s/></text:p>
          </table:table-cell>
          <table:table-cell office:value-type="float" office:value="3.3000000000000002E-2" table:style-name="ce334">
            <text:p><text:s/>0<text:s/></text:p>
          </table:table-cell>
          <table:table-cell office:value-type="float" office:value="55.776756999998774" table:style-name="ce334">
            <text:p><text:s/>56<text:s/></text:p>
          </table:table-cell>
          <table:table-cell office:value-type="float" office:value="2.5403590000000023" table:style-name="ce334">
            <text:p><text:s/>3<text:s/></text:p>
          </table:table-cell>
          <table:table-cell office:value-type="float" office:value="21436" table:style-name="ce334">
            <text:p><text:s/>21,436<text:s/></text:p>
          </table:table-cell>
          <table:table-cell office:value-type="float" office:value="0.22504500000000005" table:style-name="ce334">
            <text:p><text:s/>0<text:s/></text:p>
          </table:table-cell>
          <table:table-cell office:value-type="float" office:value="0" table:style-name="ce334">
            <text:p><text:s/>-00<text:s/></text:p>
          </table:table-cell>
          <table:table-cell office:value-type="float" office:value="3.5423999999999997E-2" table:style-name="ce334">
            <text:p><text:s/>0<text:s/></text:p>
          </table:table-cell>
          <table:table-cell office:value-type="float" office:value="0.81799999999999995" table:style-name="ce334">
            <text:p><text:s/>1<text:s/></text:p>
          </table:table-cell>
          <table:table-cell office:value-type="float" office:value="0.8" table:style-name="ce334">
            <text:p><text:s/>1<text:s/></text:p>
          </table:table-cell>
          <table:table-cell office:value-type="float" office:value="3.6940000000000002E-3" table:style-name="ce334">
            <text:p><text:s/>0<text:s/></text:p>
          </table:table-cell>
          <table:table-cell office:value-type="float" office:value="5.0000000000000001E-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318">
            <text:p>Yorkshire and The Humber Region</text:p>
          </table:table-cell>
          <table:table-cell office:value-type="float" office:value="7.1656371699999921" table:style-name="ce72">
            <text:p><text:s/>7<text:s/></text:p>
          </table:table-cell>
          <table:table-cell office:value-type="float" office:value="7.3989881640000004" table:style-name="ce72">
            <text:p><text:s/>7<text:s/></text:p>
          </table:table-cell>
          <table:table-cell office:value-type="float" office:value="5.5633920000000003" table:style-name="ce72">
            <text:p><text:s/>6<text:s/></text:p>
          </table:table-cell>
          <table:table-cell office:value-type="float" office:value="4.1745382899999992" table:style-name="ce72">
            <text:p><text:s/>4<text:s/></text:p>
          </table:table-cell>
          <table:table-cell office:value-type="float" office:value="2.7E-2" table:style-name="ce72">
            <text:p><text:s/>0<text:s/></text:p>
          </table:table-cell>
          <table:table-cell office:value-type="float" office:value="1.4181649999999999" table:style-name="ce72">
            <text:p><text:s/>1<text:s/></text:p>
          </table:table-cell>
          <table:table-cell office:value-type="float" office:value="9.0999999999999998E-2" table:style-name="ce72">
            <text:p><text:s/>0<text:s/></text:p>
          </table:table-cell>
          <table:table-cell office:value-type="float" office:value="392.16329106299872" table:style-name="ce72">
            <text:p><text:s/>392<text:s/></text:p>
          </table:table-cell>
          <table:table-cell office:value-type="float" office:value="12.006849150000003" table:style-name="ce72">
            <text:p><text:s/>12<text:s/></text:p>
          </table:table-cell>
          <table:table-cell office:value-type="float" office:value="41600" table:style-name="ce72">
            <text:p><text:s/>41,600<text:s/></text:p>
          </table:table-cell>
          <table:table-cell office:value-type="float" office:value="35.715686094000006" table:style-name="ce72">
            <text:p><text:s/>36<text:s/></text:p>
          </table:table-cell>
          <table:table-cell office:value-type="float" office:value="0.152" table:style-name="ce72">
            <text:p><text:s/>0<text:s/></text:p>
          </table:table-cell>
          <table:table-cell office:value-type="float" office:value="0.45840622400000008" table:style-name="ce72">
            <text:p><text:s/>0<text:s/></text:p>
          </table:table-cell>
          <table:table-cell office:value-type="float" office:value="5.7769954299999995" table:style-name="ce72">
            <text:p><text:s/>6<text:s/></text:p>
          </table:table-cell>
          <table:table-cell office:value-type="float" office:value="5.9718200000000001" table:style-name="ce72">
            <text:p><text:s/>6<text:s/></text:p>
          </table:table-cell>
          <table:table-cell office:value-type="float" office:value="3.6940000000000002E-3" table:style-name="ce72">
            <text:p><text:s/>0<text:s/></text:p>
          </table:table-cell>
          <table:table-cell office:value-type="float" office:value="0.28400000000000003" table:style-name="ce72">
            <text:p><text:s/>0<text:s/></text:p>
          </table:table-cell>
          <table:table-cell table:number-columns-repeated="7" table:style-name="ce359"/>
          <table:table-cell table:number-columns-repeated="16359" table:style-name="ce296"/>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Derbyshire</text:p>
          </table:table-cell>
          <table:table-cell office:value-type="float" office:value="6.432476000000003" table:style-name="ce334">
            <text:p><text:s/>6<text:s/></text:p>
          </table:table-cell>
          <table:table-cell office:value-type="float" office:value="0.73458299999999999" table:style-name="ce334">
            <text:p><text:s/>1<text:s/></text:p>
          </table:table-cell>
          <table:table-cell office:value-type="float" office:value="4.1873199999999997" table:style-name="ce334">
            <text:p><text:s/>4<text:s/></text:p>
          </table:table-cell>
          <table:table-cell office:value-type="float" office:value="2.9078269999999984" table:style-name="ce334">
            <text:p><text:s/>3<text:s/></text:p>
          </table:table-cell>
          <table:table-cell office:value-type="float" office:value="6.0000000000000001E-3" table:style-name="ce334">
            <text:p><text:s/>0<text:s/></text:p>
          </table:table-cell>
          <table:table-cell office:value-type="float" office:value="1.252" table:style-name="ce334">
            <text:p><text:s/>1<text:s/></text:p>
          </table:table-cell>
          <table:table-cell office:value-type="float" office:value="0.98360000000000003" table:style-name="ce334">
            <text:p><text:s/>1<text:s/></text:p>
          </table:table-cell>
          <table:table-cell office:value-type="float" office:value="640.54559749999635" table:style-name="ce334">
            <text:p><text:s/>641<text:s/></text:p>
          </table:table-cell>
          <table:table-cell office:value-type="float" office:value="3.6689349999999976" table:style-name="ce334">
            <text:p><text:s/>4<text:s/></text:p>
          </table:table-cell>
          <table:table-cell office:value-type="float" office:value="7212" table:style-name="ce334">
            <text:p><text:s/>7,212<text:s/></text:p>
          </table:table-cell>
          <table:table-cell office:value-type="float" office:value="141.68729100000004" table:style-name="ce334">
            <text:p><text:s/>142<text:s/></text:p>
          </table:table-cell>
          <table:table-cell office:value-type="float" office:value="0" table:style-name="ce334">
            <text:p><text:s/>-00<text:s/></text:p>
          </table:table-cell>
          <table:table-cell office:value-type="float" office:value="4.6315000000000009E-2" table:style-name="ce334">
            <text:p><text:s/>0<text:s/></text:p>
          </table:table-cell>
          <table:table-cell office:value-type="float" office:value="27.048809800000001" table:style-name="ce334">
            <text:p><text:s/>27<text:s/></text:p>
          </table:table-cell>
          <table:table-cell office:value-type="float" office:value="3.5883000000000003" table:style-name="ce334">
            <text:p><text:s/>4<text:s/></text:p>
          </table:table-cell>
          <table:table-cell office:value-type="float" office:value="0" table:style-name="ce334">
            <text:p><text:s/>-00<text:s/></text:p>
          </table:table-cell>
          <table:table-cell office:value-type="float" office:value="7.0000000000000001E-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Leicestershire</text:p>
          </table:table-cell>
          <table:table-cell office:value-type="float" office:value="7.2919629999999991" table:style-name="ce334">
            <text:p><text:s/>7<text:s/></text:p>
          </table:table-cell>
          <table:table-cell office:value-type="float" office:value="1.4269739999999997" table:style-name="ce334">
            <text:p><text:s/>1<text:s/></text:p>
          </table:table-cell>
          <table:table-cell office:value-type="float" office:value="9.0019599999999986" table:style-name="ce334">
            <text:p><text:s/>9<text:s/></text:p>
          </table:table-cell>
          <table:table-cell office:value-type="float" office:value="4.4483139999999999" table:style-name="ce334">
            <text:p><text:s/>4<text:s/></text:p>
          </table:table-cell>
          <table:table-cell office:value-type="float" office:value="0.14399999999999999" table:style-name="ce334">
            <text:p><text:s/>0<text:s/></text:p>
          </table:table-cell>
          <table:table-cell office:value-type="float" office:value="0.64610999999999996" table:style-name="ce334">
            <text:p><text:s/>1<text:s/></text:p>
          </table:table-cell>
          <table:table-cell office:value-type="float" office:value="5.01521E-3" table:style-name="ce334">
            <text:p><text:s/>0<text:s/></text:p>
          </table:table-cell>
          <table:table-cell office:value-type="float" office:value="148.40874300000047" table:style-name="ce334">
            <text:p><text:s/>148<text:s/></text:p>
          </table:table-cell>
          <table:table-cell office:value-type="float" office:value="1.5113600000000003" table:style-name="ce334">
            <text:p><text:s/>2<text:s/></text:p>
          </table:table-cell>
          <table:table-cell office:value-type="float" office:value="7756" table:style-name="ce334">
            <text:p><text:s/>7,756<text:s/></text:p>
          </table:table-cell>
          <table:table-cell office:value-type="float" office:value="4.5346010000000012" table:style-name="ce334">
            <text:p><text:s/>5<text:s/></text:p>
          </table:table-cell>
          <table:table-cell office:value-type="float" office:value="0" table:style-name="ce334">
            <text:p><text:s/>-00<text:s/></text:p>
          </table:table-cell>
          <table:table-cell office:value-type="float" office:value="5.0594900000000003" table:style-name="ce334">
            <text:p><text:s/>5<text:s/></text:p>
          </table:table-cell>
          <table:table-cell office:value-type="float" office:value="108.48" table:style-name="ce334">
            <text:p><text:s/>108<text:s/></text:p>
          </table:table-cell>
          <table:table-cell office:value-type="float" office:value="0.78600000000000003" table:style-name="ce334">
            <text:p><text:s/>1<text:s/></text:p>
          </table:table-cell>
          <table:table-cell office:value-type="float" office:value="2E-3"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Lincolnshire<text:span text:style-name="T3"><text:s/>4</text:span></text:p>
          </table:table-cell>
          <table:table-cell office:value-type="float" office:value="1" table:style-name="ce334">
            <text:p><text:s/>1<text:s/></text:p>
          </table:table-cell>
          <table:table-cell office:value-type="float" office:value="0" table:style-name="ce334">
            <text:p><text:s/>-00<text:s/></text:p>
          </table:table-cell>
          <table:table-cell office:value-type="float" office:value="2E-3"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 table:style-name="ce334">
            <text:p><text:s/>1<text:s/></text:p>
          </table:table-cell>
          <table:table-cell office:value-type="float" office:value="0" table:style-name="ce334">
            <text:p><text:s/>-00<text:s/></text:p>
          </table:table-cell>
          <table:table-cell office:value-type="float" office:value="216" table:style-name="ce334">
            <text:p><text:s/>216<text:s/></text:p>
          </table:table-cell>
          <table:table-cell office:value-type="float" office:value="1"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3.0000000000000001E-3"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Northamptonshire</text:p>
          </table:table-cell>
          <table:table-cell office:value-type="float" office:value="2.1322399999999999" table:style-name="ce334">
            <text:p><text:s/>2<text:s/></text:p>
          </table:table-cell>
          <table:table-cell office:value-type="float" office:value="0.48775299999999966" table:style-name="ce334">
            <text:p><text:s/>0<text:s/></text:p>
          </table:table-cell>
          <table:table-cell office:value-type="float" office:value="4.9000000000000002E-2" table:style-name="ce334">
            <text:p><text:s/>0<text:s/></text:p>
          </table:table-cell>
          <table:table-cell office:value-type="float" office:value="0.20697299999999991" table:style-name="ce334">
            <text:p><text:s/>0<text:s/></text:p>
          </table:table-cell>
          <table:table-cell office:value-type="float" office:value="2.8000000000000001E-2" table:style-name="ce334">
            <text:p><text:s/>0<text:s/></text:p>
          </table:table-cell>
          <table:table-cell office:value-type="float" office:value="0.05" table:style-name="ce334">
            <text:p><text:s/>0<text:s/></text:p>
          </table:table-cell>
          <table:table-cell office:value-type="float" office:value="0.06" table:style-name="ce334">
            <text:p><text:s/>0<text:s/></text:p>
          </table:table-cell>
          <table:table-cell office:value-type="float" office:value="15.74700200000003" table:style-name="ce334">
            <text:p><text:s/>16<text:s/></text:p>
          </table:table-cell>
          <table:table-cell office:value-type="float" office:value="2.7851750000000002" table:style-name="ce334">
            <text:p><text:s/>3<text:s/></text:p>
          </table:table-cell>
          <table:table-cell office:value-type="float" office:value="2441" table:style-name="ce334">
            <text:p><text:s/>2,441<text:s/></text:p>
          </table:table-cell>
          <table:table-cell office:value-type="float" office:value="0.15982400000000002" table:style-name="ce334">
            <text:p><text:s/>0<text:s/></text:p>
          </table:table-cell>
          <table:table-cell office:value-type="float" office:value="0" table:style-name="ce334">
            <text:p><text:s/>-00<text:s/></text:p>
          </table:table-cell>
          <table:table-cell office:value-type="float" office:value="3.0499999999999999E-4" table:style-name="ce334">
            <text:p><text:s/>0<text:s/></text:p>
          </table:table-cell>
          <table:table-cell office:value-type="float" office:value="0.37917000000000001" table:style-name="ce334">
            <text:p><text:s/>0<text:s/></text:p>
          </table:table-cell>
          <table:table-cell office:value-type="float" office:value="0.20599999999999999"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Nottinghamshire</text:p>
          </table:table-cell>
          <table:table-cell office:value-type="float" office:value="118.05276966660004" table:style-name="ce334">
            <text:p><text:s/>118<text:s/></text:p>
          </table:table-cell>
          <table:table-cell office:value-type="float" office:value="10.3025508745" table:style-name="ce334">
            <text:p><text:s/>10<text:s/></text:p>
          </table:table-cell>
          <table:table-cell office:value-type="float" office:value="1.0671801000000001" table:style-name="ce334">
            <text:p><text:s/>1<text:s/></text:p>
          </table:table-cell>
          <table:table-cell office:value-type="float" office:value="29.298584306200006" table:style-name="ce334">
            <text:p><text:s/>29<text:s/></text:p>
          </table:table-cell>
          <table:table-cell office:value-type="float" office:value="1.7100000000000001E-2" table:style-name="ce334">
            <text:p><text:s/>0<text:s/></text:p>
          </table:table-cell>
          <table:table-cell office:value-type="float" office:value="0.05" table:style-name="ce334">
            <text:p><text:s/>0<text:s/></text:p>
          </table:table-cell>
          <table:table-cell office:value-type="float" office:value="0" table:style-name="ce334">
            <text:p><text:s/>-00<text:s/></text:p>
          </table:table-cell>
          <table:table-cell office:value-type="float" office:value="243.89477592499969" table:style-name="ce334">
            <text:p><text:s/>244<text:s/></text:p>
          </table:table-cell>
          <table:table-cell office:value-type="float" office:value="11.525106976499998" table:style-name="ce334">
            <text:p><text:s/>12<text:s/></text:p>
          </table:table-cell>
          <table:table-cell office:value-type="float" office:value="12380" table:style-name="ce334">
            <text:p><text:s/>12,380<text:s/></text:p>
          </table:table-cell>
          <table:table-cell office:value-type="float" office:value="2.6916418024000013" table:style-name="ce334">
            <text:p><text:s/>3<text:s/></text:p>
          </table:table-cell>
          <table:table-cell office:value-type="float" office:value="0" table:style-name="ce334">
            <text:p><text:s/>-00<text:s/></text:p>
          </table:table-cell>
          <table:table-cell office:value-type="float" office:value="2.0760000000000001E-6" table:style-name="ce334">
            <text:p><text:s/>0<text:s/></text:p>
          </table:table-cell>
          <table:table-cell office:value-type="float" office:value="0.47729000000000005" table:style-name="ce334">
            <text:p><text:s/>0<text:s/></text:p>
          </table:table-cell>
          <table:table-cell office:value-type="float" office:value="0.7" table:style-name="ce334">
            <text:p><text:s/>1<text:s/></text:p>
          </table:table-cell>
          <table:table-cell office:value-type="float" office:value="2.0000000000000001E-4"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318">
            <text:p>East Midlands Region</text:p>
          </table:table-cell>
          <table:table-cell office:value-type="float" office:value="134.90944866660004" table:style-name="ce72">
            <text:p><text:s/>135<text:s/></text:p>
          </table:table-cell>
          <table:table-cell office:value-type="float" office:value="12.951860874499999" table:style-name="ce72">
            <text:p><text:s/>13<text:s/></text:p>
          </table:table-cell>
          <table:table-cell office:value-type="float" office:value="14.307460099999998" table:style-name="ce72">
            <text:p><text:s/>14<text:s/></text:p>
          </table:table-cell>
          <table:table-cell office:value-type="float" office:value="36.861698306200005" table:style-name="ce72">
            <text:p><text:s/>37<text:s/></text:p>
          </table:table-cell>
          <table:table-cell office:value-type="float" office:value="0.1951" table:style-name="ce72">
            <text:p><text:s/>0<text:s/></text:p>
          </table:table-cell>
          <table:table-cell office:value-type="float" office:value="1.9981100000000001" table:style-name="ce72">
            <text:p><text:s/>2<text:s/></text:p>
          </table:table-cell>
          <table:table-cell office:value-type="float" office:value="1.0486152100000001" table:style-name="ce72">
            <text:p><text:s/>1<text:s/></text:p>
          </table:table-cell>
          <table:table-cell office:value-type="float" office:value="1049.5961184249966" table:style-name="ce72">
            <text:p><text:s/>1,050<text:s/></text:p>
          </table:table-cell>
          <table:table-cell office:value-type="float" office:value="19.490576976499995" table:style-name="ce72">
            <text:p><text:s/>19<text:s/></text:p>
          </table:table-cell>
          <table:table-cell office:value-type="float" office:value="30005" table:style-name="ce72">
            <text:p><text:s/>30,005<text:s/></text:p>
          </table:table-cell>
          <table:table-cell office:value-type="float" office:value="150.07335780240004" table:style-name="ce72">
            <text:p><text:s/>150<text:s/></text:p>
          </table:table-cell>
          <table:table-cell office:value-type="float" office:value="0" table:style-name="ce72">
            <text:p><text:s/>-00<text:s/></text:p>
          </table:table-cell>
          <table:table-cell office:value-type="float" office:value="5.1061120760000005" table:style-name="ce72">
            <text:p><text:s/>5<text:s/></text:p>
          </table:table-cell>
          <table:table-cell office:value-type="float" office:value="136.3852698" table:style-name="ce72">
            <text:p><text:s/>136<text:s/></text:p>
          </table:table-cell>
          <table:table-cell office:value-type="float" office:value="5.2833000000000006" table:style-name="ce72">
            <text:p><text:s/>5<text:s/></text:p>
          </table:table-cell>
          <table:table-cell office:value-type="float" office:value="2.2000000000000001E-3" table:style-name="ce72">
            <text:p><text:s/>0<text:s/></text:p>
          </table:table-cell>
          <table:table-cell office:value-type="float" office:value="7.0000000000000001E-3" table:style-name="ce72">
            <text:p><text:s/>0<text:s/></text:p>
          </table:table-cell>
          <table:table-cell table:number-columns-repeated="7" table:style-name="ce359"/>
          <table:table-cell table:number-columns-repeated="16359" table:style-name="ce296"/>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Staffordshire</text:p>
          </table:table-cell>
          <table:table-cell office:value-type="float" office:value="15.621054999999997" table:style-name="ce334">
            <text:p><text:s/>16<text:s/></text:p>
          </table:table-cell>
          <table:table-cell office:value-type="float" office:value="3.4914150000000004" table:style-name="ce334">
            <text:p><text:s/>3<text:s/></text:p>
          </table:table-cell>
          <table:table-cell office:value-type="float" office:value="1.95482" table:style-name="ce334">
            <text:p><text:s/>2<text:s/></text:p>
          </table:table-cell>
          <table:table-cell office:value-type="float" office:value="50.905072000000089" table:style-name="ce334">
            <text:p><text:s/>51<text:s/></text:p>
          </table:table-cell>
          <table:table-cell office:value-type="float" office:value="0" table:style-name="ce334">
            <text:p><text:s/>-00<text:s/></text:p>
          </table:table-cell>
          <table:table-cell office:value-type="float" office:value="0.59899999999999998" table:style-name="ce334">
            <text:p><text:s/>1<text:s/></text:p>
          </table:table-cell>
          <table:table-cell office:value-type="float" office:value="0.14799999999999999" table:style-name="ce334">
            <text:p><text:s/>0<text:s/></text:p>
          </table:table-cell>
          <table:table-cell office:value-type="float" office:value="82.148677999999833" table:style-name="ce334">
            <text:p><text:s/>82<text:s/></text:p>
          </table:table-cell>
          <table:table-cell office:value-type="float" office:value="1.6948999999999996" table:style-name="ce334">
            <text:p><text:s/>2<text:s/></text:p>
          </table:table-cell>
          <table:table-cell office:value-type="float" office:value="9745" table:style-name="ce334">
            <text:p><text:s/>9,745<text:s/></text:p>
          </table:table-cell>
          <table:table-cell office:value-type="float" office:value="0.56789100000000015" table:style-name="ce334">
            <text:p><text:s/>1<text:s/></text:p>
          </table:table-cell>
          <table:table-cell office:value-type="float" office:value="0" table:style-name="ce334">
            <text:p><text:s/>-00<text:s/></text:p>
          </table:table-cell>
          <table:table-cell office:value-type="float" office:value="0.100157" table:style-name="ce334">
            <text:p><text:s/>0<text:s/></text:p>
          </table:table-cell>
          <table:table-cell office:value-type="float" office:value="0.71059630000000007" table:style-name="ce334">
            <text:p><text:s/>1<text:s/></text:p>
          </table:table-cell>
          <table:table-cell office:value-type="float" office:value="1.5578149999999999" table:style-name="ce334">
            <text:p><text:s/>2<text:s/></text:p>
          </table:table-cell>
          <table:table-cell office:value-type="float" office:value="1.538E-4" table:style-name="ce334">
            <text:p><text:s/>0<text:s/></text:p>
          </table:table-cell>
          <table:table-cell office:value-type="float" office:value="3.7399999999999998E-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Warwickshire</text:p>
          </table:table-cell>
          <table:table-cell office:value-type="float" office:value="7.1669300000000007" table:style-name="ce334">
            <text:p><text:s/>7<text:s/></text:p>
          </table:table-cell>
          <table:table-cell office:value-type="float" office:value="0.36814599999999997" table:style-name="ce334">
            <text:p><text:s/>0<text:s/></text:p>
          </table:table-cell>
          <table:table-cell office:value-type="float" office:value="0.63644000000000001" table:style-name="ce334">
            <text:p><text:s/>1<text:s/></text:p>
          </table:table-cell>
          <table:table-cell office:value-type="float" office:value="0.18730799999999997" table:style-name="ce334">
            <text:p><text:s/>0<text:s/></text:p>
          </table:table-cell>
          <table:table-cell office:value-type="float" office:value="0" table:style-name="ce334">
            <text:p><text:s/>-00<text:s/></text:p>
          </table:table-cell>
          <table:table-cell office:value-type="float" office:value="0.318" table:style-name="ce334">
            <text:p><text:s/>0<text:s/></text:p>
          </table:table-cell>
          <table:table-cell office:value-type="float" office:value="0.23599999999999999" table:style-name="ce334">
            <text:p><text:s/>0<text:s/></text:p>
          </table:table-cell>
          <table:table-cell office:value-type="float" office:value="22.675833500000021" table:style-name="ce334">
            <text:p><text:s/>23<text:s/></text:p>
          </table:table-cell>
          <table:table-cell office:value-type="float" office:value="0.36018499999999998" table:style-name="ce334">
            <text:p><text:s/>0<text:s/></text:p>
          </table:table-cell>
          <table:table-cell office:value-type="float" office:value="1553" table:style-name="ce334">
            <text:p><text:s/>1,553<text:s/></text:p>
          </table:table-cell>
          <table:table-cell office:value-type="float" office:value="0.27362600000000004" table:style-name="ce334">
            <text:p><text:s/>0<text:s/></text:p>
          </table:table-cell>
          <table:table-cell office:value-type="float" office:value="0" table:style-name="ce334">
            <text:p><text:s/>-00<text:s/></text:p>
          </table:table-cell>
          <table:table-cell office:value-type="float" office:value="4.9200000000000003E-4" table:style-name="ce334">
            <text:p><text:s/>0<text:s/></text:p>
          </table:table-cell>
          <table:table-cell office:value-type="float" office:value="4.4298999999999999" table:style-name="ce334">
            <text:p><text:s/>4<text:s/></text:p>
          </table:table-cell>
          <table:table-cell office:value-type="float" office:value="1.42"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West Mercia</text:p>
          </table:table-cell>
          <table:table-cell office:value-type="float" office:value="2.6229659999999999" table:style-name="ce334">
            <text:p><text:s/>3<text:s/></text:p>
          </table:table-cell>
          <table:table-cell office:value-type="float" office:value="0.61164499999999999" table:style-name="ce334">
            <text:p><text:s/>1<text:s/></text:p>
          </table:table-cell>
          <table:table-cell office:value-type="float" office:value="0.87351999999999996" table:style-name="ce334">
            <text:p><text:s/>1<text:s/></text:p>
          </table:table-cell>
          <table:table-cell office:value-type="float" office:value="0.96805699999999995" table:style-name="ce334">
            <text:p><text:s/>1<text:s/></text:p>
          </table:table-cell>
          <table:table-cell office:value-type="float" office:value="1E-3" table:style-name="ce334">
            <text:p><text:s/>0<text:s/></text:p>
          </table:table-cell>
          <table:table-cell office:value-type="float" office:value="0.92301" table:style-name="ce334">
            <text:p><text:s/>1<text:s/></text:p>
          </table:table-cell>
          <table:table-cell office:value-type="float" office:value="0.59599999999999997" table:style-name="ce334">
            <text:p><text:s/>1<text:s/></text:p>
          </table:table-cell>
          <table:table-cell office:value-type="float" office:value="63.836462699999942" table:style-name="ce334">
            <text:p><text:s/>64<text:s/></text:p>
          </table:table-cell>
          <table:table-cell office:value-type="float" office:value="1.7456529999999999" table:style-name="ce334">
            <text:p><text:s/>2<text:s/></text:p>
          </table:table-cell>
          <table:table-cell office:value-type="float" office:value="3608" table:style-name="ce334">
            <text:p><text:s/>3,608<text:s/></text:p>
          </table:table-cell>
          <table:table-cell office:value-type="float" office:value="0.23135700000000003" table:style-name="ce334">
            <text:p><text:s/>0<text:s/></text:p>
          </table:table-cell>
          <table:table-cell office:value-type="float" office:value="0" table:style-name="ce334">
            <text:p><text:s/>-00<text:s/></text:p>
          </table:table-cell>
          <table:table-cell office:value-type="float" office:value="2.1312000000000001E-2" table:style-name="ce334">
            <text:p><text:s/>0<text:s/></text:p>
          </table:table-cell>
          <table:table-cell office:value-type="float" office:value="0.88200000000000001" table:style-name="ce334">
            <text:p><text:s/>1<text:s/></text:p>
          </table:table-cell>
          <table:table-cell office:value-type="float" office:value="10.617000000000001" table:style-name="ce334">
            <text:p><text:s/>11<text:s/></text:p>
          </table:table-cell>
          <table:table-cell office:value-type="float" office:value="6.9800000000000005E-4" table:style-name="ce334">
            <text:p><text:s/>0<text:s/></text:p>
          </table:table-cell>
          <table:table-cell office:value-type="float" office:value="8.0000000000000002E-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West Midlands</text:p>
          </table:table-cell>
          <table:table-cell office:value-type="float" office:value="4.8719926490000063" table:style-name="ce334">
            <text:p><text:s/>5<text:s/></text:p>
          </table:table-cell>
          <table:table-cell office:value-type="float" office:value="1.1341030540000008" table:style-name="ce334">
            <text:p><text:s/>1<text:s/></text:p>
          </table:table-cell>
          <table:table-cell office:value-type="float" office:value="0.310004004" table:style-name="ce334">
            <text:p><text:s/>0<text:s/></text:p>
          </table:table-cell>
          <table:table-cell office:value-type="float" office:value="1.334058270000001" table:style-name="ce334">
            <text:p><text:s/>1<text:s/></text:p>
          </table:table-cell>
          <table:table-cell office:value-type="float" office:value="0.189" table:style-name="ce334">
            <text:p><text:s/>0<text:s/></text:p>
          </table:table-cell>
          <table:table-cell office:value-type="float" office:value="5.6000000000000001E-2" table:style-name="ce334">
            <text:p><text:s/>0<text:s/></text:p>
          </table:table-cell>
          <table:table-cell office:value-type="float" office:value="0.03" table:style-name="ce334">
            <text:p><text:s/>0<text:s/></text:p>
          </table:table-cell>
          <table:table-cell office:value-type="float" office:value="79.915914545999087" table:style-name="ce334">
            <text:p><text:s/>80<text:s/></text:p>
          </table:table-cell>
          <table:table-cell office:value-type="float" office:value="2.41615402" table:style-name="ce334">
            <text:p><text:s/>2<text:s/></text:p>
          </table:table-cell>
          <table:table-cell office:value-type="float" office:value="56114" table:style-name="ce334">
            <text:p><text:s/>56,114<text:s/></text:p>
          </table:table-cell>
          <table:table-cell office:value-type="float" office:value="3.9148040000000002E-2" table:style-name="ce334">
            <text:p><text:s/>0<text:s/></text:p>
          </table:table-cell>
          <table:table-cell office:value-type="float" office:value="4.4999999999999998E-2" table:style-name="ce334">
            <text:p><text:s/>0<text:s/></text:p>
          </table:table-cell>
          <table:table-cell office:value-type="float" office:value="3.2184999999999998E-2" table:style-name="ce334">
            <text:p><text:s/>0<text:s/></text:p>
          </table:table-cell>
          <table:table-cell office:value-type="float" office:value="0.106" table:style-name="ce334">
            <text:p><text:s/>0<text:s/></text:p>
          </table:table-cell>
          <table:table-cell office:value-type="float" office:value="20.971" table:style-name="ce334">
            <text:p><text:s/>21<text:s/></text:p>
          </table:table-cell>
          <table:table-cell office:value-type="float" office:value="0" table:style-name="ce334">
            <text:p><text:s/>-00<text:s/></text:p>
          </table:table-cell>
          <table:table-cell office:value-type="float" office:value="4.9000000000000002E-2"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318">
            <text:p>West Midlands Region</text:p>
          </table:table-cell>
          <table:table-cell office:value-type="float" office:value="30.282943649000003" table:style-name="ce72">
            <text:p><text:s/>30<text:s/></text:p>
          </table:table-cell>
          <table:table-cell office:value-type="float" office:value="5.605309054000001" table:style-name="ce72">
            <text:p><text:s/>6<text:s/></text:p>
          </table:table-cell>
          <table:table-cell office:value-type="float" office:value="3.7747840040000002" table:style-name="ce72">
            <text:p><text:s/>4<text:s/></text:p>
          </table:table-cell>
          <table:table-cell office:value-type="float" office:value="53.394495270000093" table:style-name="ce72">
            <text:p><text:s/>53<text:s/></text:p>
          </table:table-cell>
          <table:table-cell office:value-type="float" office:value="0.19" table:style-name="ce72">
            <text:p><text:s/>0<text:s/></text:p>
          </table:table-cell>
          <table:table-cell office:value-type="float" office:value="1.89601" table:style-name="ce72">
            <text:p><text:s/>2<text:s/></text:p>
          </table:table-cell>
          <table:table-cell office:value-type="float" office:value="1.01" table:style-name="ce72">
            <text:p><text:s/>1<text:s/></text:p>
          </table:table-cell>
          <table:table-cell office:value-type="float" office:value="248.57688874599887" table:style-name="ce72">
            <text:p><text:s/>249<text:s/></text:p>
          </table:table-cell>
          <table:table-cell office:value-type="float" office:value="6.2168920199999995" table:style-name="ce72">
            <text:p><text:s/>6<text:s/></text:p>
          </table:table-cell>
          <table:table-cell office:value-type="float" office:value="71020" table:style-name="ce72">
            <text:p><text:s/>71,020<text:s/></text:p>
          </table:table-cell>
          <table:table-cell office:value-type="float" office:value="1.11202204" table:style-name="ce72">
            <text:p><text:s/>1<text:s/></text:p>
          </table:table-cell>
          <table:table-cell office:value-type="float" office:value="4.4999999999999998E-2" table:style-name="ce72">
            <text:p><text:s/>0<text:s/></text:p>
          </table:table-cell>
          <table:table-cell office:value-type="float" office:value="0.15414600000000001" table:style-name="ce72">
            <text:p><text:s/>0<text:s/></text:p>
          </table:table-cell>
          <table:table-cell office:value-type="float" office:value="6.1284962999999992" table:style-name="ce72">
            <text:p><text:s/>6<text:s/></text:p>
          </table:table-cell>
          <table:table-cell office:value-type="float" office:value="34.565815000000001" table:style-name="ce72">
            <text:p><text:s/>35<text:s/></text:p>
          </table:table-cell>
          <table:table-cell office:value-type="float" office:value="8.518E-4" table:style-name="ce72">
            <text:p><text:s/>0<text:s/></text:p>
          </table:table-cell>
          <table:table-cell office:value-type="float" office:value="6.0740000000000002E-2" table:style-name="ce72">
            <text:p><text:s/>0<text:s/></text:p>
          </table:table-cell>
          <table:table-cell table:number-columns-repeated="7" table:style-name="ce359"/>
          <table:table-cell table:number-columns-repeated="16359" table:style-name="ce296"/>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Bedfordshire</text:p>
          </table:table-cell>
          <table:table-cell office:value-type="float" office:value="7.8636999999999997" table:style-name="ce334">
            <text:p><text:s/>8<text:s/></text:p>
          </table:table-cell>
          <table:table-cell office:value-type="float" office:value="0.74598999999999993" table:style-name="ce334">
            <text:p><text:s/>1<text:s/></text:p>
          </table:table-cell>
          <table:table-cell office:value-type="float" office:value="1.5500400000000001" table:style-name="ce334">
            <text:p><text:s/>2<text:s/></text:p>
          </table:table-cell>
          <table:table-cell office:value-type="float" office:value="1.3685779999999999" table:style-name="ce334">
            <text:p><text:s/>1<text:s/></text:p>
          </table:table-cell>
          <table:table-cell office:value-type="float" office:value="0" table:style-name="ce334">
            <text:p><text:s/>-00<text:s/></text:p>
          </table:table-cell>
          <table:table-cell office:value-type="float" office:value="0.27750000000000002" table:style-name="ce334">
            <text:p><text:s/>0<text:s/></text:p>
          </table:table-cell>
          <table:table-cell office:value-type="float" office:value="0" table:style-name="ce334">
            <text:p><text:s/>-00<text:s/></text:p>
          </table:table-cell>
          <table:table-cell office:value-type="float" office:value="15.523302000000005" table:style-name="ce334">
            <text:p><text:s/>16<text:s/></text:p>
          </table:table-cell>
          <table:table-cell office:value-type="float" office:value="0.19247" table:style-name="ce334">
            <text:p><text:s/>0<text:s/></text:p>
          </table:table-cell>
          <table:table-cell office:value-type="float" office:value="5629" table:style-name="ce334">
            <text:p><text:s/>5,629<text:s/></text:p>
          </table:table-cell>
          <table:table-cell office:value-type="float" office:value="2.9430000000000008E-2" table:style-name="ce334">
            <text:p><text:s/>0<text:s/></text:p>
          </table:table-cell>
          <table:table-cell office:value-type="float" office:value="0" table:style-name="ce334">
            <text:p><text:s/>-00<text:s/></text:p>
          </table:table-cell>
          <table:table-cell office:value-type="float" office:value="0.15543999999999999" table:style-name="ce334">
            <text:p><text:s/>0<text:s/></text:p>
          </table:table-cell>
          <table:table-cell office:value-type="float" office:value="0" table:style-name="ce334">
            <text:p><text:s/>-00<text:s/></text:p>
          </table:table-cell>
          <table:table-cell office:value-type="float" office:value="3.47" table:style-name="ce334">
            <text:p><text:s/>3<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Cambridgeshire</text:p>
          </table:table-cell>
          <table:table-cell office:value-type="float" office:value="1.4972959999999997" table:style-name="ce334">
            <text:p><text:s/>1<text:s/></text:p>
          </table:table-cell>
          <table:table-cell office:value-type="float" office:value="0.83976000000000006" table:style-name="ce334">
            <text:p><text:s/>1<text:s/></text:p>
          </table:table-cell>
          <table:table-cell office:value-type="float" office:value="2.6480199999999998" table:style-name="ce334">
            <text:p><text:s/>3<text:s/></text:p>
          </table:table-cell>
          <table:table-cell office:value-type="float" office:value="0.83409899999999981" table:style-name="ce334">
            <text:p><text:s/>1<text:s/></text:p>
          </table:table-cell>
          <table:table-cell office:value-type="float" office:value="0" table:style-name="ce334">
            <text:p><text:s/>-00<text:s/></text:p>
          </table:table-cell>
          <table:table-cell office:value-type="float" office:value="9.5000000000000001E-2" table:style-name="ce334">
            <text:p><text:s/>0<text:s/></text:p>
          </table:table-cell>
          <table:table-cell office:value-type="float" office:value="3.1E-2" table:style-name="ce334">
            <text:p><text:s/>0<text:s/></text:p>
          </table:table-cell>
          <table:table-cell office:value-type="float" office:value="57.90599200000004" table:style-name="ce334">
            <text:p><text:s/>58<text:s/></text:p>
          </table:table-cell>
          <table:table-cell office:value-type="float" office:value="0.42430499999999999" table:style-name="ce334">
            <text:p><text:s/>0<text:s/></text:p>
          </table:table-cell>
          <table:table-cell office:value-type="float" office:value="13043" table:style-name="ce334">
            <text:p><text:s/>13,043<text:s/></text:p>
          </table:table-cell>
          <table:table-cell office:value-type="float" office:value="0.245029" table:style-name="ce334">
            <text:p><text:s/>0<text:s/></text:p>
          </table:table-cell>
          <table:table-cell office:value-type="float" office:value="0" table:style-name="ce334">
            <text:p><text:s/>-00<text:s/></text:p>
          </table:table-cell>
          <table:table-cell office:value-type="float" office:value="7.7231000000000008E-2" table:style-name="ce334">
            <text:p><text:s/>0<text:s/></text:p>
          </table:table-cell>
          <table:table-cell office:value-type="float" office:value="1.4866169999999999" table:style-name="ce334">
            <text:p><text:s/>1<text:s/></text:p>
          </table:table-cell>
          <table:table-cell office:value-type="float" office:value="25.445" table:style-name="ce334">
            <text:p><text:s/>25<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296">
            <text:p>Essex</text:p>
          </table:table-cell>
          <table:table-cell office:value-type="float" office:value="11.210936999999999" table:style-name="ce334">
            <text:p><text:s/>11<text:s/></text:p>
          </table:table-cell>
          <table:table-cell office:value-type="float" office:value="3.5730070000000014" table:style-name="ce334">
            <text:p><text:s/>4<text:s/></text:p>
          </table:table-cell>
          <table:table-cell office:value-type="float" office:value="64.038464000000005" table:style-name="ce334">
            <text:p><text:s/>64<text:s/></text:p>
          </table:table-cell>
          <table:table-cell office:value-type="float" office:value="0.52494499999999999"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63.380967000000055" table:style-name="ce334">
            <text:p><text:s/>63<text:s/></text:p>
          </table:table-cell>
          <table:table-cell office:value-type="float" office:value="17.206425000000007" table:style-name="ce334">
            <text:p><text:s/>17<text:s/></text:p>
          </table:table-cell>
          <table:table-cell office:value-type="float" office:value="9010" table:style-name="ce334">
            <text:p><text:s/>9,010<text:s/></text:p>
          </table:table-cell>
          <table:table-cell office:value-type="float" office:value="1.1692219999999998" table:style-name="ce334">
            <text:p><text:s/>1<text:s/></text:p>
          </table:table-cell>
          <table:table-cell office:value-type="float" office:value="0" table:style-name="ce334">
            <text:p><text:s/>-00<text:s/></text:p>
          </table:table-cell>
          <table:table-cell office:value-type="float" office:value="6.1433470000000003" table:style-name="ce334">
            <text:p><text:s/>6<text:s/></text:p>
          </table:table-cell>
          <table:table-cell office:value-type="float" office:value="9.7236352000000004" table:style-name="ce334">
            <text:p><text:s/>10<text:s/></text:p>
          </table:table-cell>
          <table:table-cell office:value-type="float" office:value="2.45295" table:style-name="ce334">
            <text:p><text:s/>2<text:s/></text:p>
          </table:table-cell>
          <table:table-cell office:value-type="float" office:value="0" table:style-name="ce334">
            <text:p><text:s/>-00<text:s/></text:p>
          </table:table-cell>
          <table:table-cell office:value-type="float" office:value="4.2000000000000006E-3"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Hertfordshire<text:s/><text:span text:style-name="T3">4</text:span></text:p>
          </table:table-cell>
          <table:table-cell office:value-type="float" office:value="3" table:style-name="ce334">
            <text:p><text:s/>3<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9" table:style-name="ce334">
            <text:p><text:s/>9<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44" table:style-name="ce334">
            <text:p><text:s/>44<text:s/></text:p>
          </table:table-cell>
          <table:table-cell office:value-type="float" office:value="0" table:style-name="ce334">
            <text:p><text:s/>-00<text:s/></text:p>
          </table:table-cell>
          <table:table-cell office:value-type="float" office:value="8865" table:style-name="ce334">
            <text:p><text:s/>8,865<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360">
            <text:p>Norfolk</text:p>
          </table:table-cell>
          <table:table-cell office:value-type="float" office:value="1.2546389999999996" table:style-name="ce334">
            <text:p><text:s/>1<text:s/></text:p>
          </table:table-cell>
          <table:table-cell office:value-type="float" office:value="1.1336519999999997" table:style-name="ce334">
            <text:p><text:s/>1<text:s/></text:p>
          </table:table-cell>
          <table:table-cell office:value-type="float" office:value="4.1334" table:style-name="ce334">
            <text:p><text:s/>4<text:s/></text:p>
          </table:table-cell>
          <table:table-cell office:value-type="float" office:value="1.5393140000000003" table:style-name="ce334">
            <text:p><text:s/>2<text:s/></text:p>
          </table:table-cell>
          <table:table-cell office:value-type="float" office:value="2.5000000000000001E-2" table:style-name="ce334">
            <text:p><text:s/>0<text:s/></text:p>
          </table:table-cell>
          <table:table-cell office:value-type="float" office:value="1.4955000000000001" table:style-name="ce334">
            <text:p><text:s/>1<text:s/></text:p>
          </table:table-cell>
          <table:table-cell office:value-type="float" office:value="0.46700000000000003" table:style-name="ce334">
            <text:p><text:s/>0<text:s/></text:p>
          </table:table-cell>
          <table:table-cell office:value-type="float" office:value="87.86661000000008" table:style-name="ce334">
            <text:p><text:s/>88<text:s/></text:p>
          </table:table-cell>
          <table:table-cell office:value-type="float" office:value="1.6733750000000001" table:style-name="ce334">
            <text:p><text:s/>2<text:s/></text:p>
          </table:table-cell>
          <table:table-cell office:value-type="float" office:value="17042" table:style-name="ce334">
            <text:p><text:s/>17,042<text:s/></text:p>
          </table:table-cell>
          <table:table-cell office:value-type="float" office:value="1.5340990000000001" table:style-name="ce334">
            <text:p><text:s/>2<text:s/></text:p>
          </table:table-cell>
          <table:table-cell office:value-type="float" office:value="7.0000000000000001E-3" table:style-name="ce334">
            <text:p><text:s/>0<text:s/></text:p>
          </table:table-cell>
          <table:table-cell office:value-type="float" office:value="0.56107300000000004" table:style-name="ce334">
            <text:p><text:s/>1<text:s/></text:p>
          </table:table-cell>
          <table:table-cell office:value-type="float" office:value="0.63" table:style-name="ce334">
            <text:p><text:s/>1<text:s/></text:p>
          </table:table-cell>
          <table:table-cell office:value-type="float" office:value="3.2289499999999998" table:style-name="ce334">
            <text:p><text:s/>3<text:s/></text:p>
          </table:table-cell>
          <table:table-cell office:value-type="float" office:value="0" table:style-name="ce334">
            <text:p><text:s/>-00<text:s/></text:p>
          </table:table-cell>
          <table:table-cell office:value-type="float" office:value="7.2999999999999995E-2" table:style-name="ce334">
            <text:p><text:s/>0<text:s/></text:p>
          </table:table-cell>
          <table:table-cell table:number-columns-repeated="7" table:style-name="ce358"/>
          <table:table-cell table:number-columns-repeated="16359" table:style-name="ce296"/>
        </table:table-row>
        <table:table-row table:style-name="ro5">
          <table:table-cell office:value-type="string" table:style-name="ce296">
            <text:p>Suffolk</text:p>
          </table:table-cell>
          <table:table-cell office:value-type="float" office:value="2.1061E-2" table:style-name="ce334">
            <text:p><text:s/>0<text:s/></text:p>
          </table:table-cell>
          <table:table-cell office:value-type="float" office:value="0.17128700000000005" table:style-name="ce334">
            <text:p><text:s/>0<text:s/></text:p>
          </table:table-cell>
          <table:table-cell office:value-type="float" office:value="3.1E-2" table:style-name="ce334">
            <text:p><text:s/>0<text:s/></text:p>
          </table:table-cell>
          <table:table-cell office:value-type="float" office:value="4.8622999999999993E-2" table:style-name="ce334">
            <text:p><text:s/>0<text:s/></text:p>
          </table:table-cell>
          <table:table-cell office:value-type="float" office:value="0" table:style-name="ce334">
            <text:p><text:s/>-00<text:s/></text:p>
          </table:table-cell>
          <table:table-cell office:value-type="float" office:value="1.002" table:style-name="ce334">
            <text:p><text:s/>1<text:s/></text:p>
          </table:table-cell>
          <table:table-cell office:value-type="float" office:value="0.72899999999999998" table:style-name="ce334">
            <text:p><text:s/>1<text:s/></text:p>
          </table:table-cell>
          <table:table-cell office:value-type="float" office:value="29.979102999999988" table:style-name="ce334">
            <text:p><text:s/>30<text:s/></text:p>
          </table:table-cell>
          <table:table-cell office:value-type="float" office:value="1.1055781999999998" table:style-name="ce334">
            <text:p><text:s/>1<text:s/></text:p>
          </table:table-cell>
          <table:table-cell office:value-type="float" office:value="714" table:style-name="ce334">
            <text:p><text:s/>714<text:s/></text:p>
          </table:table-cell>
          <table:table-cell office:value-type="float" office:value="1.0999999999999999E-2" table:style-name="ce334">
            <text:p><text:s/>0<text:s/></text:p>
          </table:table-cell>
          <table:table-cell office:value-type="float" office:value="0" table:style-name="ce334">
            <text:p><text:s/>-00<text:s/></text:p>
          </table:table-cell>
          <table:table-cell office:value-type="float" office:value="2E-3" table:style-name="ce334">
            <text:p><text:s/>0<text:s/></text:p>
          </table:table-cell>
          <table:table-cell office:value-type="float" office:value="1.2999999999999999E-2" table:style-name="ce334">
            <text:p><text:s/>0<text:s/></text:p>
          </table:table-cell>
          <table:table-cell office:value-type="float" office:value="0.10075000000000001"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318">
            <text:p>Eastern Region</text:p>
          </table:table-cell>
          <table:table-cell office:value-type="float" office:value="24.847633000000002" table:style-name="ce72">
            <text:p><text:s/>25<text:s/></text:p>
          </table:table-cell>
          <table:table-cell office:value-type="float" office:value="6.4636960000000014" table:style-name="ce72">
            <text:p><text:s/>6<text:s/></text:p>
          </table:table-cell>
          <table:table-cell office:value-type="float" office:value="72.400924000000003" table:style-name="ce72">
            <text:p><text:s/>72<text:s/></text:p>
          </table:table-cell>
          <table:table-cell office:value-type="float" office:value="13.315559" table:style-name="ce72">
            <text:p><text:s/>13<text:s/></text:p>
          </table:table-cell>
          <table:table-cell office:value-type="float" office:value="2.5000000000000001E-2" table:style-name="ce72">
            <text:p><text:s/>0<text:s/></text:p>
          </table:table-cell>
          <table:table-cell office:value-type="float" office:value="2.87" table:style-name="ce72">
            <text:p><text:s/>3<text:s/></text:p>
          </table:table-cell>
          <table:table-cell office:value-type="float" office:value="1.2269999999999999" table:style-name="ce72">
            <text:p><text:s/>1<text:s/></text:p>
          </table:table-cell>
          <table:table-cell office:value-type="float" office:value="298.65597400000019" table:style-name="ce72">
            <text:p><text:s/>299<text:s/></text:p>
          </table:table-cell>
          <table:table-cell office:value-type="float" office:value="20.602153200000007" table:style-name="ce72">
            <text:p><text:s/>21<text:s/></text:p>
          </table:table-cell>
          <table:table-cell office:value-type="float" office:value="54303" table:style-name="ce72">
            <text:p><text:s/>54,303<text:s/></text:p>
          </table:table-cell>
          <table:table-cell office:value-type="float" office:value="2.9887800000000002" table:style-name="ce72">
            <text:p><text:s/>3<text:s/></text:p>
          </table:table-cell>
          <table:table-cell office:value-type="float" office:value="7.0000000000000001E-3" table:style-name="ce72">
            <text:p><text:s/>0<text:s/></text:p>
          </table:table-cell>
          <table:table-cell office:value-type="float" office:value="6.9390910000000003" table:style-name="ce72">
            <text:p><text:s/>7<text:s/></text:p>
          </table:table-cell>
          <table:table-cell office:value-type="float" office:value="11.8532522" table:style-name="ce72">
            <text:p><text:s/>12<text:s/></text:p>
          </table:table-cell>
          <table:table-cell office:value-type="float" office:value="34.697649999999996" table:style-name="ce72">
            <text:p><text:s/>35<text:s/></text:p>
          </table:table-cell>
          <table:table-cell office:value-type="float" office:value="0" table:style-name="ce72">
            <text:p><text:s/>-00<text:s/></text:p>
          </table:table-cell>
          <table:table-cell office:value-type="float" office:value="7.7199999999999991E-2" table:style-name="ce72">
            <text:p><text:s/>0<text:s/></text:p>
          </table:table-cell>
          <table:table-cell table:number-columns-repeated="7" table:style-name="ce359"/>
          <table:table-cell table:number-columns-repeated="16359" table:style-name="ce296"/>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5">
          <table:table-cell office:value-type="string" table:style-name="ce296">
            <text:p>London, City of</text:p>
          </table:table-cell>
          <table:table-cell office:value-type="float" office:value="2.2483336300000003" table:style-name="ce334">
            <text:p><text:s/>2<text:s/></text:p>
          </table:table-cell>
          <table:table-cell office:value-type="float" office:value="0.1242" table:style-name="ce334">
            <text:p><text:s/>0<text:s/></text:p>
          </table:table-cell>
          <table:table-cell office:value-type="float" office:value="0.83045000000000002" table:style-name="ce334">
            <text:p><text:s/>1<text:s/></text:p>
          </table:table-cell>
          <table:table-cell office:value-type="float" office:value="0.222499" table:style-name="ce334">
            <text:p><text:s/>0<text:s/></text:p>
          </table:table-cell>
          <table:table-cell office:value-type="float" office:value="0" table:style-name="ce334">
            <text:p><text:s/>-00<text:s/></text:p>
          </table:table-cell>
          <table:table-cell office:value-type="float" office:value="0.05" table:style-name="ce334">
            <text:p><text:s/>0<text:s/></text:p>
          </table:table-cell>
          <table:table-cell office:value-type="float" office:value="3.0000000000000001E-3" table:style-name="ce334">
            <text:p><text:s/>0<text:s/></text:p>
          </table:table-cell>
          <table:table-cell office:value-type="float" office:value="8.8953790000000001" table:style-name="ce334">
            <text:p><text:s/>9<text:s/></text:p>
          </table:table-cell>
          <table:table-cell office:value-type="float" office:value="4.8174999999999996E-2" table:style-name="ce334">
            <text:p><text:s/>0<text:s/></text:p>
          </table:table-cell>
          <table:table-cell office:value-type="float" office:value="0" table:style-name="ce334">
            <text:p><text:s/>-00<text:s/></text:p>
          </table:table-cell>
          <table:table-cell office:value-type="float" office:value="1.456E-3" table:style-name="ce334">
            <text:p><text:s/>0<text:s/></text:p>
          </table:table-cell>
          <table:table-cell office:value-type="float" office:value="0" table:style-name="ce334">
            <text:p><text:s/>-00<text:s/></text:p>
          </table:table-cell>
          <table:table-cell office:value-type="float" office:value="5.6131399999999991E-2" table:style-name="ce334">
            <text:p><text:s/>0<text:s/></text:p>
          </table:table-cell>
          <table:table-cell office:value-type="float" office:value="0.34697749999999999" table:style-name="ce334">
            <text:p><text:s/>0<text:s/></text:p>
          </table:table-cell>
          <table:table-cell office:value-type="float" office:value="3.585E-2"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5">
          <table:table-cell office:value-type="string" table:style-name="ce337">
            <text:p>Metropolitan Police</text:p>
          </table:table-cell>
          <table:table-cell office:value-type="float" office:value="419.29059600000011" table:style-name="ce334">
            <text:p><text:s/>419<text:s/></text:p>
          </table:table-cell>
          <table:table-cell office:value-type="float" office:value="8.4888945000000202" table:style-name="ce334">
            <text:p><text:s/>8<text:s/></text:p>
          </table:table-cell>
          <table:table-cell office:value-type="float" office:value="57.422888" table:style-name="ce334">
            <text:p><text:s/>57<text:s/></text:p>
          </table:table-cell>
          <table:table-cell office:value-type="float" office:value="101.06273949999995" table:style-name="ce334">
            <text:p><text:s/>101<text:s/></text:p>
          </table:table-cell>
          <table:table-cell office:value-type="float" office:value="0.38900000000000001" table:style-name="ce334">
            <text:p><text:s/>0<text:s/></text:p>
          </table:table-cell>
          <table:table-cell office:value-type="float" office:value="0.53949999999999998" table:style-name="ce334">
            <text:p><text:s/>1<text:s/></text:p>
          </table:table-cell>
          <table:table-cell office:value-type="float" office:value="3.100004E-2" table:style-name="ce334">
            <text:p><text:s/>0<text:s/></text:p>
          </table:table-cell>
          <table:table-cell office:value-type="float" office:value="564.84296844998426" table:style-name="ce334">
            <text:p><text:s/>565<text:s/></text:p>
          </table:table-cell>
          <table:table-cell office:value-type="float" office:value="157.55633749999978" table:style-name="ce334">
            <text:p><text:s/>158<text:s/></text:p>
          </table:table-cell>
          <table:table-cell office:value-type="float" office:value="18362" table:style-name="ce334">
            <text:p><text:s/>18,362<text:s/></text:p>
          </table:table-cell>
          <table:table-cell office:value-type="float" office:value="12.052595" table:style-name="ce334">
            <text:p><text:s/>12<text:s/></text:p>
          </table:table-cell>
          <table:table-cell office:value-type="float" office:value="1E-3" table:style-name="ce334">
            <text:p><text:s/>0<text:s/></text:p>
          </table:table-cell>
          <table:table-cell office:value-type="float" office:value="2.7792640000000004" table:style-name="ce334">
            <text:p><text:s/>3<text:s/></text:p>
          </table:table-cell>
          <table:table-cell office:value-type="float" office:value="0.1" table:style-name="ce334">
            <text:p><text:s/>0<text:s/></text:p>
          </table:table-cell>
          <table:table-cell office:value-type="float" office:value="4.9316000000000004" table:style-name="ce334">
            <text:p><text:s/>5<text:s/></text:p>
          </table:table-cell>
          <table:table-cell office:value-type="float" office:value="0.30869000000000002" table:style-name="ce334">
            <text:p><text:s/>0<text:s/></text:p>
          </table:table-cell>
          <table:table-cell office:value-type="float" office:value="6.0000000000000001E-3" table:style-name="ce334">
            <text:p><text:s/>0<text:s/></text:p>
          </table:table-cell>
          <table:table-cell table:number-columns-repeated="7" table:style-name="ce358"/>
          <table:table-cell table:number-columns-repeated="16359" table:style-name="ce296"/>
        </table:table-row>
        <table:table-row table:style-name="ro10">
          <table:table-cell office:value-type="string" table:style-name="ce318">
            <text:p>London Region</text:p>
          </table:table-cell>
          <table:table-cell office:value-type="float" office:value="421.5389296300001" table:style-name="ce72">
            <text:p><text:s/>422<text:s/></text:p>
          </table:table-cell>
          <table:table-cell office:value-type="float" office:value="8.6130945000000203" table:style-name="ce72">
            <text:p><text:s/>9<text:s/></text:p>
          </table:table-cell>
          <table:table-cell office:value-type="float" office:value="58.253337999999999" table:style-name="ce72">
            <text:p><text:s/>58<text:s/></text:p>
          </table:table-cell>
          <table:table-cell office:value-type="float" office:value="101.28523849999995" table:style-name="ce72">
            <text:p><text:s/>101<text:s/></text:p>
          </table:table-cell>
          <table:table-cell office:value-type="float" office:value="0.38900000000000001" table:style-name="ce72">
            <text:p><text:s/>0<text:s/></text:p>
          </table:table-cell>
          <table:table-cell office:value-type="float" office:value="0.58950000000000002" table:style-name="ce72">
            <text:p><text:s/>1<text:s/></text:p>
          </table:table-cell>
          <table:table-cell office:value-type="float" office:value="3.4000040000000002E-2" table:style-name="ce72">
            <text:p><text:s/>0<text:s/></text:p>
          </table:table-cell>
          <table:table-cell office:value-type="float" office:value="573.7383474499843" table:style-name="ce72">
            <text:p><text:s/>574<text:s/></text:p>
          </table:table-cell>
          <table:table-cell office:value-type="float" office:value="157.60451249999977" table:style-name="ce72">
            <text:p><text:s/>158<text:s/></text:p>
          </table:table-cell>
          <table:table-cell office:value-type="float" office:value="18362" table:style-name="ce72">
            <text:p><text:s/>18,362<text:s/></text:p>
          </table:table-cell>
          <table:table-cell office:value-type="float" office:value="12.054050999999999" table:style-name="ce72">
            <text:p><text:s/>12<text:s/></text:p>
          </table:table-cell>
          <table:table-cell office:value-type="float" office:value="1E-3" table:style-name="ce72">
            <text:p><text:s/>0<text:s/></text:p>
          </table:table-cell>
          <table:table-cell office:value-type="float" office:value="2.8353954000000003" table:style-name="ce72">
            <text:p><text:s/>3<text:s/></text:p>
          </table:table-cell>
          <table:table-cell office:value-type="float" office:value="0.44697750000000003" table:style-name="ce72">
            <text:p><text:s/>0<text:s/></text:p>
          </table:table-cell>
          <table:table-cell office:value-type="float" office:value="4.9674500000000004" table:style-name="ce72">
            <text:p><text:s/>5<text:s/></text:p>
          </table:table-cell>
          <table:table-cell office:value-type="float" office:value="0.30869000000000002" table:style-name="ce72">
            <text:p><text:s/>0<text:s/></text:p>
          </table:table-cell>
          <table:table-cell office:value-type="float" office:value="6.0000000000000001E-3" table:style-name="ce72">
            <text:p><text:s/>0<text:s/></text:p>
          </table:table-cell>
          <table:table-cell table:number-columns-repeated="7" table:style-name="ce359"/>
          <table:table-cell table:number-columns-repeated="16359" table:style-name="ce343"/>
        </table:table-row>
        <table:table-row table:style-name="ro10">
          <table:table-cell table:style-name="ce318"/>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296">
            <text:p>Hampshire</text:p>
          </table:table-cell>
          <table:table-cell office:value-type="float" office:value="9.1601189999999963" table:style-name="ce334">
            <text:p><text:s/>9<text:s/></text:p>
          </table:table-cell>
          <table:table-cell office:value-type="float" office:value="1.4780520000000004" table:style-name="ce334">
            <text:p><text:s/>1<text:s/></text:p>
          </table:table-cell>
          <table:table-cell office:value-type="float" office:value="3.9359999999999999" table:style-name="ce334">
            <text:p><text:s/>4<text:s/></text:p>
          </table:table-cell>
          <table:table-cell office:value-type="float" office:value="1.2102160000000004" table:style-name="ce334">
            <text:p><text:s/>1<text:s/></text:p>
          </table:table-cell>
          <table:table-cell office:value-type="float" office:value="3.1720000000000002" table:style-name="ce334">
            <text:p><text:s/>3<text:s/></text:p>
          </table:table-cell>
          <table:table-cell office:value-type="float" office:value="0.189" table:style-name="ce334">
            <text:p><text:s/>0<text:s/></text:p>
          </table:table-cell>
          <table:table-cell office:value-type="float" office:value="1.2E-2" table:style-name="ce334">
            <text:p><text:s/>0<text:s/></text:p>
          </table:table-cell>
          <table:table-cell office:value-type="float" office:value="453.80738599999978" table:style-name="ce334">
            <text:p><text:s/>454<text:s/></text:p>
          </table:table-cell>
          <table:table-cell office:value-type="float" office:value="6.4968249999999976" table:style-name="ce334">
            <text:p><text:s/>6<text:s/></text:p>
          </table:table-cell>
          <table:table-cell office:value-type="float" office:value="4945" table:style-name="ce334">
            <text:p><text:s/>4,945<text:s/></text:p>
          </table:table-cell>
          <table:table-cell office:value-type="float" office:value="8.6320549999999994" table:style-name="ce334">
            <text:p><text:s/>9<text:s/></text:p>
          </table:table-cell>
          <table:table-cell office:value-type="float" office:value="0" table:style-name="ce334">
            <text:p><text:s/>-00<text:s/></text:p>
          </table:table-cell>
          <table:table-cell office:value-type="float" office:value="9.4619999999999996E-2" table:style-name="ce334">
            <text:p><text:s/>0<text:s/></text:p>
          </table:table-cell>
          <table:table-cell office:value-type="float" office:value="7.1542299999999992" table:style-name="ce334">
            <text:p><text:s/>7<text:s/></text:p>
          </table:table-cell>
          <table:table-cell office:value-type="float" office:value="0.221" table:style-name="ce334">
            <text:p><text:s/>0<text:s/></text:p>
          </table:table-cell>
          <table:table-cell office:value-type="float" office:value="0.01"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32">
          <table:table-cell office:value-type="string" table:style-name="ce296">
            <text:p>Kent<text:s/><text:span text:style-name="T3">4</text:span></text:p>
          </table:table-cell>
          <table:table-cell office:value-type="float" office:value="3" table:style-name="ce334">
            <text:p><text:s/>3<text:s/></text:p>
          </table:table-cell>
          <table:table-cell office:value-type="float" office:value="0" table:style-name="ce334">
            <text:p><text:s/>-00<text:s/></text:p>
          </table:table-cell>
          <table:table-cell office:value-type="float" office:value="3.629" table:style-name="ce334">
            <text:p><text:s/>4<text:s/></text:p>
          </table:table-cell>
          <table:table-cell office:value-type="float" office:value="0" table:style-name="ce334">
            <text:p><text:s/>-00<text:s/></text:p>
          </table:table-cell>
          <table:table-cell office:value-type="float" office:value="1.0999999999999999E-2" table:style-name="ce334">
            <text:p><text:s/>0<text:s/></text:p>
          </table:table-cell>
          <table:table-cell office:value-type="float" office:value="5.0000000000000001E-3" table:style-name="ce334">
            <text:p><text:s/>0<text:s/></text:p>
          </table:table-cell>
          <table:table-cell office:value-type="float" office:value="7.0000000000000001E-3" table:style-name="ce334">
            <text:p><text:s/>0<text:s/></text:p>
          </table:table-cell>
          <table:table-cell office:value-type="float" office:value="28" table:style-name="ce334">
            <text:p><text:s/>28<text:s/></text:p>
          </table:table-cell>
          <table:table-cell office:value-type="float" office:value="1" table:style-name="ce334">
            <text:p><text:s/>1<text:s/></text:p>
          </table:table-cell>
          <table:table-cell office:value-type="float" office:value="4868" table:style-name="ce334">
            <text:p><text:s/>4,868<text:s/></text:p>
          </table:table-cell>
          <table:table-cell office:value-type="float" office:value="1" table:style-name="ce334">
            <text:p><text:s/>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2E-3" table:style-name="ce334">
            <text:p><text:s/>0<text:s/></text:p>
          </table:table-cell>
          <table:table-cell office:value-type="float" office:value="3.0000000000000001E-3"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296">
            <text:p>Surrey</text:p>
          </table:table-cell>
          <table:table-cell office:value-type="float" office:value="2.7199789999999986" table:style-name="ce334">
            <text:p><text:s/>3<text:s/></text:p>
          </table:table-cell>
          <table:table-cell office:value-type="float" office:value="0.47205700000000017" table:style-name="ce334">
            <text:p><text:s/>0<text:s/></text:p>
          </table:table-cell>
          <table:table-cell office:value-type="float" office:value="1.058308" table:style-name="ce334">
            <text:p><text:s/>1<text:s/></text:p>
          </table:table-cell>
          <table:table-cell office:value-type="float" office:value="0.52663800000000016" table:style-name="ce334">
            <text:p><text:s/>1<text:s/></text:p>
          </table:table-cell>
          <table:table-cell office:value-type="float" office:value="2.7E-2"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37.666389219999999" table:style-name="ce334">
            <text:p><text:s/>38<text:s/></text:p>
          </table:table-cell>
          <table:table-cell office:value-type="float" office:value="1.4306080000000001" table:style-name="ce334">
            <text:p><text:s/>1<text:s/></text:p>
          </table:table-cell>
          <table:table-cell office:value-type="float" office:value="482" table:style-name="ce334">
            <text:p><text:s/>482<text:s/></text:p>
          </table:table-cell>
          <table:table-cell office:value-type="float" office:value="6.9140000000000007E-2" table:style-name="ce334">
            <text:p><text:s/>0<text:s/></text:p>
          </table:table-cell>
          <table:table-cell office:value-type="float" office:value="0" table:style-name="ce334">
            <text:p><text:s/>-00<text:s/></text:p>
          </table:table-cell>
          <table:table-cell office:value-type="float" office:value="0.115261" table:style-name="ce334">
            <text:p><text:s/>0<text:s/></text:p>
          </table:table-cell>
          <table:table-cell office:value-type="float" office:value="0.40300000000000002" table:style-name="ce334">
            <text:p><text:s/>0<text:s/></text:p>
          </table:table-cell>
          <table:table-cell office:value-type="float" office:value="0.83299999999999996" table:style-name="ce334">
            <text:p><text:s/>1<text:s/></text:p>
          </table:table-cell>
          <table:table-cell office:value-type="float" office:value="0" table:style-name="ce334">
            <text:p><text:s/>-00<text:s/></text:p>
          </table:table-cell>
          <table:table-cell office:value-type="float" office:value="8.9999999999999993E-3" table:style-name="ce334">
            <text:p><text:s/>0<text:s/></text:p>
          </table:table-cell>
          <table:table-cell table:number-columns-repeated="7" table:style-name="ce358"/>
          <table:table-cell table:number-columns-repeated="16359" table:style-name="ce296"/>
        </table:table-row>
        <table:table-row table:style-name="ro8">
          <table:table-cell office:value-type="string" table:style-name="ce296">
            <text:p>Sussex</text:p>
          </table:table-cell>
          <table:table-cell office:value-type="float" office:value="23.206745000000002" table:style-name="ce334">
            <text:p><text:s/>23<text:s/></text:p>
          </table:table-cell>
          <table:table-cell office:value-type="float" office:value="2.7314220000000002" table:style-name="ce334">
            <text:p><text:s/>3<text:s/></text:p>
          </table:table-cell>
          <table:table-cell office:value-type="float" office:value="15.057" table:style-name="ce334">
            <text:p><text:s/>15<text:s/></text:p>
          </table:table-cell>
          <table:table-cell office:value-type="float" office:value="1.3426039999999995" table:style-name="ce334">
            <text:p><text:s/>1<text:s/></text:p>
          </table:table-cell>
          <table:table-cell office:value-type="float" office:value="2.7E-2" table:style-name="ce334">
            <text:p><text:s/>0<text:s/></text:p>
          </table:table-cell>
          <table:table-cell office:value-type="float" office:value="2.2229999999999999" table:style-name="ce334">
            <text:p><text:s/>2<text:s/></text:p>
          </table:table-cell>
          <table:table-cell office:value-type="float" office:value="1.476" table:style-name="ce334">
            <text:p><text:s/>1<text:s/></text:p>
          </table:table-cell>
          <table:table-cell office:value-type="float" office:value="201.89384199999978" table:style-name="ce334">
            <text:p><text:s/>202<text:s/></text:p>
          </table:table-cell>
          <table:table-cell office:value-type="float" office:value="21.702193999999981" table:style-name="ce334">
            <text:p><text:s/>22<text:s/></text:p>
          </table:table-cell>
          <table:table-cell office:value-type="float" office:value="18366" table:style-name="ce334">
            <text:p><text:s/>18,366<text:s/></text:p>
          </table:table-cell>
          <table:table-cell office:value-type="float" office:value="4.4495319999999978" table:style-name="ce334">
            <text:p><text:s/>4<text:s/></text:p>
          </table:table-cell>
          <table:table-cell office:value-type="float" office:value="0.53800000000000003" table:style-name="ce334">
            <text:p><text:s/>1<text:s/></text:p>
          </table:table-cell>
          <table:table-cell office:value-type="float" office:value="0.58640900000000007" table:style-name="ce334">
            <text:p><text:s/>1<text:s/></text:p>
          </table:table-cell>
          <table:table-cell office:value-type="float" office:value="4.0528500000000003" table:style-name="ce334">
            <text:p><text:s/>4<text:s/></text:p>
          </table:table-cell>
          <table:table-cell office:value-type="float" office:value="16.20025" table:style-name="ce334">
            <text:p><text:s/>16<text:s/></text:p>
          </table:table-cell>
          <table:table-cell office:value-type="float" office:value="3.4294000000000005E-2" table:style-name="ce334">
            <text:p><text:s/>0<text:s/></text:p>
          </table:table-cell>
          <table:table-cell office:value-type="float" office:value="5.0000000000000001E-3" table:style-name="ce334">
            <text:p><text:s/>0<text:s/></text:p>
          </table:table-cell>
          <table:table-cell table:number-columns-repeated="7" table:style-name="ce358"/>
          <table:table-cell table:number-columns-repeated="16359" table:style-name="ce296"/>
        </table:table-row>
        <table:table-row table:style-name="ro10">
          <table:table-cell office:value-type="string" table:style-name="ce296">
            <text:p>Thames Valley</text:p>
          </table:table-cell>
          <table:table-cell office:value-type="float" office:value="0.20281499999999997" table:style-name="ce334">
            <text:p><text:s/>0<text:s/></text:p>
          </table:table-cell>
          <table:table-cell office:value-type="float" office:value="4.210499999999999E-2" table:style-name="ce334">
            <text:p><text:s/>0<text:s/></text:p>
          </table:table-cell>
          <table:table-cell office:value-type="float" office:value="0.16400000000000001" table:style-name="ce334">
            <text:p><text:s/>0<text:s/></text:p>
          </table:table-cell>
          <table:table-cell office:value-type="float" office:value="0.20886199999999996" table:style-name="ce334">
            <text:p><text:s/>0<text:s/></text:p>
          </table:table-cell>
          <table:table-cell office:value-type="float" office:value="0.04" table:style-name="ce334">
            <text:p><text:s/>0<text:s/></text:p>
          </table:table-cell>
          <table:table-cell office:value-type="float" office:value="1E-3" table:style-name="ce334">
            <text:p><text:s/>0<text:s/></text:p>
          </table:table-cell>
          <table:table-cell office:value-type="float" office:value="0" table:style-name="ce334">
            <text:p><text:s/>-00<text:s/></text:p>
          </table:table-cell>
          <table:table-cell office:value-type="float" office:value="4.2806190000000042" table:style-name="ce334">
            <text:p><text:s/>4<text:s/></text:p>
          </table:table-cell>
          <table:table-cell office:value-type="float" office:value="0.30747300000000005" table:style-name="ce334">
            <text:p><text:s/>0<text:s/></text:p>
          </table:table-cell>
          <table:table-cell office:value-type="float" office:value="716" table:style-name="ce334">
            <text:p><text:s/>716<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6.0000000000000001E-3" table:style-name="ce334">
            <text:p><text:s/>0<text:s/></text:p>
          </table:table-cell>
          <table:table-cell office:value-type="float" office:value="0" table:style-name="ce334">
            <text:p><text:s/>-00<text:s/></text:p>
          </table:table-cell>
          <table:table-cell office:value-type="float" office:value="6.7000000000000004E-2" table:style-name="ce334">
            <text:p><text:s/>0<text:s/></text:p>
          </table:table-cell>
          <table:table-cell office:value-type="float" office:value="6.9800000000000005E-4"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318">
            <text:p>South East Region</text:p>
          </table:table-cell>
          <table:table-cell office:value-type="float" office:value="38.289657999999996" table:style-name="ce72">
            <text:p><text:s/>38<text:s/></text:p>
          </table:table-cell>
          <table:table-cell office:value-type="float" office:value="4.7236360000000008" table:style-name="ce72">
            <text:p><text:s/>5<text:s/></text:p>
          </table:table-cell>
          <table:table-cell office:value-type="float" office:value="23.844308000000002" table:style-name="ce72">
            <text:p><text:s/>24<text:s/></text:p>
          </table:table-cell>
          <table:table-cell office:value-type="float" office:value="3.2883199999999997" table:style-name="ce72">
            <text:p><text:s/>3<text:s/></text:p>
          </table:table-cell>
          <table:table-cell office:value-type="float" office:value="3.2770000000000006" table:style-name="ce72">
            <text:p><text:s/>3<text:s/></text:p>
          </table:table-cell>
          <table:table-cell office:value-type="float" office:value="2.4179999999999997" table:style-name="ce72">
            <text:p><text:s/>2<text:s/></text:p>
          </table:table-cell>
          <table:table-cell office:value-type="float" office:value="1.4949999999999999" table:style-name="ce72">
            <text:p><text:s/>1<text:s/></text:p>
          </table:table-cell>
          <table:table-cell office:value-type="float" office:value="725.6482362199996" table:style-name="ce72">
            <text:p><text:s/>726<text:s/></text:p>
          </table:table-cell>
          <table:table-cell office:value-type="float" office:value="30.93709999999998" table:style-name="ce72">
            <text:p><text:s/>31<text:s/></text:p>
          </table:table-cell>
          <table:table-cell office:value-type="float" office:value="29377" table:style-name="ce72">
            <text:p><text:s/>29,377<text:s/></text:p>
          </table:table-cell>
          <table:table-cell office:value-type="float" office:value="14.150726999999998" table:style-name="ce72">
            <text:p><text:s/>14<text:s/></text:p>
          </table:table-cell>
          <table:table-cell office:value-type="float" office:value="0.53800000000000003" table:style-name="ce72">
            <text:p><text:s/>1<text:s/></text:p>
          </table:table-cell>
          <table:table-cell office:value-type="float" office:value="0.80229000000000006" table:style-name="ce72">
            <text:p><text:s/>1<text:s/></text:p>
          </table:table-cell>
          <table:table-cell office:value-type="float" office:value="11.612079999999999" table:style-name="ce72">
            <text:p><text:s/>12<text:s/></text:p>
          </table:table-cell>
          <table:table-cell office:value-type="float" office:value="17.324249999999999" table:style-name="ce72">
            <text:p><text:s/>17<text:s/></text:p>
          </table:table-cell>
          <table:table-cell office:value-type="float" office:value="4.4992000000000004E-2" table:style-name="ce72">
            <text:p><text:s/>0<text:s/></text:p>
          </table:table-cell>
          <table:table-cell office:value-type="float" office:value="1.3999999999999999E-2" table:style-name="ce72">
            <text:p><text:s/>0<text:s/></text:p>
          </table:table-cell>
          <table:table-cell table:number-columns-repeated="7" table:style-name="ce359"/>
          <table:table-cell table:number-columns-repeated="16359" table:style-name="ce343"/>
        </table:table-row>
        <table:table-row table:style-name="ro8">
          <table:table-cell table:style-name="ce318"/>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296">
            <text:p>Avon &amp; Somerset</text:p>
          </table:table-cell>
          <table:table-cell office:value-type="float" office:value="3.2988589999999993" table:style-name="ce334">
            <text:p><text:s/>3<text:s/></text:p>
          </table:table-cell>
          <table:table-cell office:value-type="float" office:value="1.440617" table:style-name="ce334">
            <text:p><text:s/>1<text:s/></text:p>
          </table:table-cell>
          <table:table-cell office:value-type="float" office:value="5.4735760000000013" table:style-name="ce334">
            <text:p><text:s/>5<text:s/></text:p>
          </table:table-cell>
          <table:table-cell office:value-type="float" office:value="3.1148274999999996" table:style-name="ce334">
            <text:p><text:s/>3<text:s/></text:p>
          </table:table-cell>
          <table:table-cell office:value-type="float" office:value="2.5000000000000001E-2" table:style-name="ce334">
            <text:p><text:s/>0<text:s/></text:p>
          </table:table-cell>
          <table:table-cell office:value-type="float" office:value="5.7000000000000002E-2" table:style-name="ce334">
            <text:p><text:s/>0<text:s/></text:p>
          </table:table-cell>
          <table:table-cell office:value-type="float" office:value="9.6000000000000002E-2" table:style-name="ce334">
            <text:p><text:s/>0<text:s/></text:p>
          </table:table-cell>
          <table:table-cell office:value-type="float" office:value="56.4233002" table:style-name="ce334">
            <text:p><text:s/>56<text:s/></text:p>
          </table:table-cell>
          <table:table-cell office:value-type="float" office:value="3.3287299999999997" table:style-name="ce334">
            <text:p><text:s/>3<text:s/></text:p>
          </table:table-cell>
          <table:table-cell office:value-type="float" office:value="7527" table:style-name="ce334">
            <text:p><text:s/>7,527<text:s/></text:p>
          </table:table-cell>
          <table:table-cell office:value-type="float" office:value="0.55063200000000012" table:style-name="ce334">
            <text:p><text:s/>1<text:s/></text:p>
          </table:table-cell>
          <table:table-cell office:value-type="float" office:value="0" table:style-name="ce334">
            <text:p><text:s/>-00<text:s/></text:p>
          </table:table-cell>
          <table:table-cell office:value-type="float" office:value="0.19689700000000007" table:style-name="ce334">
            <text:p><text:s/>0<text:s/></text:p>
          </table:table-cell>
          <table:table-cell office:value-type="float" office:value="1.3067940900000001" table:style-name="ce334">
            <text:p><text:s/>1<text:s/></text:p>
          </table:table-cell>
          <table:table-cell office:value-type="float" office:value="7.2308999999999992" table:style-name="ce334">
            <text:p><text:s/>7<text:s/></text:p>
          </table:table-cell>
          <table:table-cell office:value-type="float" office:value="3.7000000000000005E-2"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8">
          <table:table-cell office:value-type="string" table:style-name="ce296">
            <text:p>Devon &amp; Cornwall</text:p>
          </table:table-cell>
          <table:table-cell office:value-type="float" office:value="3.9152520000000015" table:style-name="ce334">
            <text:p><text:s/>4<text:s/></text:p>
          </table:table-cell>
          <table:table-cell office:value-type="float" office:value="1.0013709999999998" table:style-name="ce334">
            <text:p><text:s/>1<text:s/></text:p>
          </table:table-cell>
          <table:table-cell office:value-type="float" office:value="17.679668000000003" table:style-name="ce334">
            <text:p><text:s/>18<text:s/></text:p>
          </table:table-cell>
          <table:table-cell office:value-type="float" office:value="2.1932469999999999" table:style-name="ce334">
            <text:p><text:s/>2<text:s/></text:p>
          </table:table-cell>
          <table:table-cell office:value-type="float" office:value="0.38800000000000001" table:style-name="ce334">
            <text:p><text:s/>0<text:s/></text:p>
          </table:table-cell>
          <table:table-cell office:value-type="float" office:value="13.362748999999999" table:style-name="ce334">
            <text:p><text:s/>13<text:s/></text:p>
          </table:table-cell>
          <table:table-cell office:value-type="float" office:value="10.237" table:style-name="ce334">
            <text:p><text:s/>10<text:s/></text:p>
          </table:table-cell>
          <table:table-cell office:value-type="float" office:value="59.016911949999994" table:style-name="ce334">
            <text:p><text:s/>59<text:s/></text:p>
          </table:table-cell>
          <table:table-cell office:value-type="float" office:value="11.685084" table:style-name="ce334">
            <text:p><text:s/>12<text:s/></text:p>
          </table:table-cell>
          <table:table-cell office:value-type="float" office:value="4440" table:style-name="ce334">
            <text:p><text:s/>4,440<text:s/></text:p>
          </table:table-cell>
          <table:table-cell office:value-type="float" office:value="3.0288609999999991" table:style-name="ce334">
            <text:p><text:s/>3<text:s/></text:p>
          </table:table-cell>
          <table:table-cell office:value-type="float" office:value="0" table:style-name="ce334">
            <text:p><text:s/>-00<text:s/></text:p>
          </table:table-cell>
          <table:table-cell office:value-type="float" office:value="0.44284899999999994" table:style-name="ce334">
            <text:p><text:s/>0<text:s/></text:p>
          </table:table-cell>
          <table:table-cell office:value-type="float" office:value="0.28599999999999998" table:style-name="ce334">
            <text:p><text:s/>0<text:s/></text:p>
          </table:table-cell>
          <table:table-cell office:value-type="float" office:value="12.378200000000001" table:style-name="ce334">
            <text:p><text:s/>12<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296">
            <text:p>Dorset</text:p>
          </table:table-cell>
          <table:table-cell office:value-type="float" office:value="2.3151840999999997" table:style-name="ce334">
            <text:p><text:s/>2<text:s/></text:p>
          </table:table-cell>
          <table:table-cell office:value-type="float" office:value="0.51146999999999998" table:style-name="ce334">
            <text:p><text:s/>1<text:s/></text:p>
          </table:table-cell>
          <table:table-cell office:value-type="float" office:value="2.5994440000000001" table:style-name="ce334">
            <text:p><text:s/>3<text:s/></text:p>
          </table:table-cell>
          <table:table-cell office:value-type="float" office:value="1.7009829699999996" table:style-name="ce334">
            <text:p><text:s/>2<text:s/></text:p>
          </table:table-cell>
          <table:table-cell office:value-type="float" office:value="7.8E-2" table:style-name="ce334">
            <text:p><text:s/>0<text:s/></text:p>
          </table:table-cell>
          <table:table-cell office:value-type="float" office:value="1.35E-2" table:style-name="ce334">
            <text:p><text:s/>0<text:s/></text:p>
          </table:table-cell>
          <table:table-cell office:value-type="float" office:value="0.27100000000000002" table:style-name="ce334">
            <text:p><text:s/>0<text:s/></text:p>
          </table:table-cell>
          <table:table-cell office:value-type="float" office:value="48.421299699999999" table:style-name="ce334">
            <text:p><text:s/>48<text:s/></text:p>
          </table:table-cell>
          <table:table-cell office:value-type="float" office:value="9.6782404999999994" table:style-name="ce334">
            <text:p><text:s/>10<text:s/></text:p>
          </table:table-cell>
          <table:table-cell office:value-type="float" office:value="1008" table:style-name="ce334">
            <text:p><text:s/>1,008<text:s/></text:p>
          </table:table-cell>
          <table:table-cell office:value-type="float" office:value="0.40849700000000005" table:style-name="ce334">
            <text:p><text:s/>0<text:s/></text:p>
          </table:table-cell>
          <table:table-cell office:value-type="float" office:value="0" table:style-name="ce334">
            <text:p><text:s/>-00<text:s/></text:p>
          </table:table-cell>
          <table:table-cell office:value-type="float" office:value="0.25856200000000001" table:style-name="ce334">
            <text:p><text:s/>0<text:s/></text:p>
          </table:table-cell>
          <table:table-cell office:value-type="float" office:value="0.54140820000000001" table:style-name="ce334">
            <text:p><text:s/>1<text:s/></text:p>
          </table:table-cell>
          <table:table-cell office:value-type="float" office:value="2.0450499999999998" table:style-name="ce334">
            <text:p><text:s/>2<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296">
            <text:p>Gloucestershire</text:p>
          </table:table-cell>
          <table:table-cell office:value-type="float" office:value="3.1543599999999996" table:style-name="ce334">
            <text:p><text:s/>3<text:s/></text:p>
          </table:table-cell>
          <table:table-cell office:value-type="float" office:value="0.21829999999999999" table:style-name="ce334">
            <text:p><text:s/>0<text:s/></text:p>
          </table:table-cell>
          <table:table-cell office:value-type="float" office:value="0.3972" table:style-name="ce334">
            <text:p><text:s/>0<text:s/></text:p>
          </table:table-cell>
          <table:table-cell office:value-type="float" office:value="0.78847799999999979" table:style-name="ce334">
            <text:p><text:s/>1<text:s/></text:p>
          </table:table-cell>
          <table:table-cell office:value-type="float" office:value="1.0999999999999999E-2" table:style-name="ce334">
            <text:p><text:s/>0<text:s/></text:p>
          </table:table-cell>
          <table:table-cell office:value-type="float" office:value="3.0000000000000001E-3" table:style-name="ce334">
            <text:p><text:s/>0<text:s/></text:p>
          </table:table-cell>
          <table:table-cell office:value-type="float" office:value="0.1" table:style-name="ce334">
            <text:p><text:s/>0<text:s/></text:p>
          </table:table-cell>
          <table:table-cell office:value-type="float" office:value="14.560976650000006" table:style-name="ce334">
            <text:p><text:s/>15<text:s/></text:p>
          </table:table-cell>
          <table:table-cell office:value-type="float" office:value="0.58448599999999995" table:style-name="ce334">
            <text:p><text:s/>1<text:s/></text:p>
          </table:table-cell>
          <table:table-cell office:value-type="float" office:value="26281" table:style-name="ce334">
            <text:p><text:s/>26,281<text:s/></text:p>
          </table:table-cell>
          <table:table-cell office:value-type="float" office:value="2.4226000000000008E-2" table:style-name="ce334">
            <text:p><text:s/>0<text:s/></text:p>
          </table:table-cell>
          <table:table-cell office:value-type="float" office:value="0" table:style-name="ce334">
            <text:p><text:s/>-00<text:s/></text:p>
          </table:table-cell>
          <table:table-cell office:value-type="float" office:value="0.1227" table:style-name="ce334">
            <text:p><text:s/>0<text:s/></text:p>
          </table:table-cell>
          <table:table-cell office:value-type="float" office:value="0.18190000000000001" table:style-name="ce334">
            <text:p><text:s/>0<text:s/></text:p>
          </table:table-cell>
          <table:table-cell office:value-type="float" office:value="0.38900000000000001" table:style-name="ce334">
            <text:p><text:s/>0<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8">
          <table:table-cell office:value-type="string" table:style-name="ce296">
            <text:p>Wiltshire</text:p>
          </table:table-cell>
          <table:table-cell office:value-type="float" office:value="0.37251199999999995" table:style-name="ce334">
            <text:p><text:s/>0<text:s/></text:p>
          </table:table-cell>
          <table:table-cell office:value-type="float" office:value="0.37535800000000002" table:style-name="ce334">
            <text:p><text:s/>0<text:s/></text:p>
          </table:table-cell>
          <table:table-cell office:value-type="float" office:value="1.39316" table:style-name="ce334">
            <text:p><text:s/>1<text:s/></text:p>
          </table:table-cell>
          <table:table-cell office:value-type="float" office:value="0.28468700000000002" table:style-name="ce334">
            <text:p><text:s/>0<text:s/></text:p>
          </table:table-cell>
          <table:table-cell office:value-type="float" office:value="0" table:style-name="ce334">
            <text:p><text:s/>-00<text:s/></text:p>
          </table:table-cell>
          <table:table-cell office:value-type="float" office:value="8.0000000000000002E-3" table:style-name="ce334">
            <text:p><text:s/>0<text:s/></text:p>
          </table:table-cell>
          <table:table-cell office:value-type="float" office:value="2.1000000000000001E-2" table:style-name="ce334">
            <text:p><text:s/>0<text:s/></text:p>
          </table:table-cell>
          <table:table-cell office:value-type="float" office:value="20.294864700000005" table:style-name="ce334">
            <text:p><text:s/>20<text:s/></text:p>
          </table:table-cell>
          <table:table-cell office:value-type="float" office:value="1.117143" table:style-name="ce334">
            <text:p><text:s/>1<text:s/></text:p>
          </table:table-cell>
          <table:table-cell office:value-type="float" office:value="1141" table:style-name="ce334">
            <text:p><text:s/>1,141<text:s/></text:p>
          </table:table-cell>
          <table:table-cell office:value-type="float" office:value="0" table:style-name="ce334">
            <text:p><text:s/>-00<text:s/></text:p>
          </table:table-cell>
          <table:table-cell office:value-type="float" office:value="0" table:style-name="ce334">
            <text:p><text:s/>-00<text:s/></text:p>
          </table:table-cell>
          <table:table-cell office:value-type="float" office:value="1.6768000000000002E-2" table:style-name="ce334">
            <text:p><text:s/>0<text:s/></text:p>
          </table:table-cell>
          <table:table-cell office:value-type="float" office:value="0.126" table:style-name="ce334">
            <text:p><text:s/>0<text:s/></text:p>
          </table:table-cell>
          <table:table-cell office:value-type="float" office:value="4.8296200000000002" table:style-name="ce334">
            <text:p><text:s/>5<text:s/></text:p>
          </table:table-cell>
          <table:table-cell office:value-type="float" office:value="0" table:style-name="ce334">
            <text:p><text:s/>-0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318">
            <text:p>South West Region</text:p>
          </table:table-cell>
          <table:table-cell office:value-type="float" office:value="13.0561671" table:style-name="ce72">
            <text:p><text:s/>13<text:s/></text:p>
          </table:table-cell>
          <table:table-cell office:value-type="float" office:value="3.5471159999999999" table:style-name="ce72">
            <text:p><text:s/>4<text:s/></text:p>
          </table:table-cell>
          <table:table-cell office:value-type="float" office:value="27.543048000000006" table:style-name="ce72">
            <text:p><text:s/>28<text:s/></text:p>
          </table:table-cell>
          <table:table-cell office:value-type="float" office:value="8.0822224699999996" table:style-name="ce72">
            <text:p><text:s/>8<text:s/></text:p>
          </table:table-cell>
          <table:table-cell office:value-type="float" office:value="0.502" table:style-name="ce72">
            <text:p><text:s/>1<text:s/></text:p>
          </table:table-cell>
          <table:table-cell office:value-type="float" office:value="13.444248999999999" table:style-name="ce72">
            <text:p><text:s/>13<text:s/></text:p>
          </table:table-cell>
          <table:table-cell office:value-type="float" office:value="10.725000000000001" table:style-name="ce72">
            <text:p><text:s/>11<text:s/></text:p>
          </table:table-cell>
          <table:table-cell office:value-type="float" office:value="198.71735320000002" table:style-name="ce72">
            <text:p><text:s/>199<text:s/></text:p>
          </table:table-cell>
          <table:table-cell office:value-type="float" office:value="26.393683499999995" table:style-name="ce72">
            <text:p><text:s/>26<text:s/></text:p>
          </table:table-cell>
          <table:table-cell office:value-type="float" office:value="40397" table:style-name="ce72">
            <text:p><text:s/>40,397<text:s/></text:p>
          </table:table-cell>
          <table:table-cell office:value-type="float" office:value="4.0122159999999996" table:style-name="ce72">
            <text:p><text:s/>4<text:s/></text:p>
          </table:table-cell>
          <table:table-cell office:value-type="float" office:value="0" table:style-name="ce72">
            <text:p><text:s/>-00<text:s/></text:p>
          </table:table-cell>
          <table:table-cell office:value-type="float" office:value="1.037776" table:style-name="ce72">
            <text:p><text:s/>1<text:s/></text:p>
          </table:table-cell>
          <table:table-cell office:value-type="float" office:value="2.4421022900000002" table:style-name="ce72">
            <text:p><text:s/>2<text:s/></text:p>
          </table:table-cell>
          <table:table-cell office:value-type="float" office:value="26.872770000000003" table:style-name="ce72">
            <text:p><text:s/>27<text:s/></text:p>
          </table:table-cell>
          <table:table-cell office:value-type="float" office:value="3.7000000000000005E-2" table:style-name="ce72">
            <text:p><text:s/>0<text:s/></text:p>
          </table:table-cell>
          <table:table-cell office:value-type="float" office:value="0" table:style-name="ce72">
            <text:p><text:s/>-00<text:s/></text:p>
          </table:table-cell>
          <table:table-cell table:number-columns-repeated="7" table:style-name="ce359"/>
          <table:table-cell table:number-columns-repeated="16359" table:style-name="ce343"/>
        </table:table-row>
        <table:table-row table:style-name="ro10">
          <table:table-cell table:style-name="ce318"/>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318">
            <text:p>England</text:p>
          </table:table-cell>
          <table:table-cell office:value-type="float" office:value="753.47238404560028" table:style-name="ce72">
            <text:p><text:s/>753<text:s/></text:p>
          </table:table-cell>
          <table:table-cell office:value-type="float" office:value="60.215728892500024" table:style-name="ce72">
            <text:p><text:s/>60<text:s/></text:p>
          </table:table-cell>
          <table:table-cell office:value-type="float" office:value="332.88446210399997" table:style-name="ce72">
            <text:p><text:s/>333<text:s/></text:p>
          </table:table-cell>
          <table:table-cell office:value-type="float" office:value="250.27994246620003" table:style-name="ce72">
            <text:p><text:s/>250<text:s/></text:p>
          </table:table-cell>
          <table:table-cell office:value-type="float" office:value="5.8651" table:style-name="ce72">
            <text:p><text:s/>6<text:s/></text:p>
          </table:table-cell>
          <table:table-cell office:value-type="float" office:value="29.161059000000002" table:style-name="ce72">
            <text:p><text:s/>29<text:s/></text:p>
          </table:table-cell>
          <table:table-cell office:value-type="float" office:value="20.586972362200001" table:style-name="ce72">
            <text:p><text:s/>21<text:s/></text:p>
          </table:table-cell>
          <table:table-cell office:value-type="float" office:value="4884.4402239039755" table:style-name="ce72">
            <text:p><text:s/>4,884<text:s/></text:p>
          </table:table-cell>
          <table:table-cell office:value-type="float" office:value="395.49570829649974" table:style-name="ce72">
            <text:p><text:s/>395<text:s/></text:p>
          </table:table-cell>
          <table:table-cell office:value-type="float" office:value="378034" table:style-name="ce72">
            <text:p><text:s/>378,034<text:s/></text:p>
          </table:table-cell>
          <table:table-cell office:value-type="float" office:value="449.37375498640012" table:style-name="ce72">
            <text:p><text:s/>449<text:s/></text:p>
          </table:table-cell>
          <table:table-cell office:value-type="float" office:value="0.7430000000000001" table:style-name="ce72">
            <text:p><text:s/>1<text:s/></text:p>
          </table:table-cell>
          <table:table-cell office:value-type="float" office:value="19.879512380000001" table:style-name="ce72">
            <text:p><text:s/>20<text:s/></text:p>
          </table:table-cell>
          <table:table-cell office:value-type="float" office:value="214.04667168680001" table:style-name="ce72">
            <text:p><text:s/>214<text:s/></text:p>
          </table:table-cell>
          <table:table-cell office:value-type="float" office:value="352.83784865000001" table:style-name="ce72">
            <text:p><text:s/>353<text:s/></text:p>
          </table:table-cell>
          <table:table-cell office:value-type="float" office:value="0.39902380000000004" table:style-name="ce72">
            <text:p><text:s/>0<text:s/></text:p>
          </table:table-cell>
          <table:table-cell office:value-type="float" office:value="1.06104" table:style-name="ce72">
            <text:p><text:s/>1<text:s/></text:p>
          </table:table-cell>
          <table:table-cell table:number-columns-repeated="7" table:style-name="ce359"/>
          <table:table-cell table:number-columns-repeated="16359" table:style-name="ce343"/>
        </table:table-row>
        <table:table-row table:style-name="ro10">
          <table:table-cell table:style-name="ce296"/>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296">
            <text:p>Dyfed-Powys</text:p>
          </table:table-cell>
          <table:table-cell office:value-type="float" office:value="1.0412859999999997" table:style-name="ce334">
            <text:p><text:s/>1<text:s/></text:p>
          </table:table-cell>
          <table:table-cell office:value-type="float" office:value="0.112982" table:style-name="ce334">
            <text:p><text:s/>0<text:s/></text:p>
          </table:table-cell>
          <table:table-cell office:value-type="float" office:value="2.1217959999999998" table:style-name="ce334">
            <text:p><text:s/>2<text:s/></text:p>
          </table:table-cell>
          <table:table-cell office:value-type="float" office:value="0.61382200000000009" table:style-name="ce334">
            <text:p><text:s/>1<text:s/></text:p>
          </table:table-cell>
          <table:table-cell office:value-type="float" office:value="2.1000000000000001E-2" table:style-name="ce334">
            <text:p><text:s/>0<text:s/></text:p>
          </table:table-cell>
          <table:table-cell office:value-type="float" office:value="0.44400000000000001" table:style-name="ce334">
            <text:p><text:s/>0<text:s/></text:p>
          </table:table-cell>
          <table:table-cell office:value-type="float" office:value="0.83599999999999997" table:style-name="ce334">
            <text:p><text:s/>1<text:s/></text:p>
          </table:table-cell>
          <table:table-cell office:value-type="float" office:value="27.163762999999992" table:style-name="ce334">
            <text:p><text:s/>27<text:s/></text:p>
          </table:table-cell>
          <table:table-cell office:value-type="float" office:value="2.290429" table:style-name="ce334">
            <text:p><text:s/>2<text:s/></text:p>
          </table:table-cell>
          <table:table-cell office:value-type="float" office:value="1170" table:style-name="ce334">
            <text:p><text:s/>1,170<text:s/></text:p>
          </table:table-cell>
          <table:table-cell office:value-type="float" office:value="3.5274159999999992" table:style-name="ce334">
            <text:p><text:s/>4<text:s/></text:p>
          </table:table-cell>
          <table:table-cell office:value-type="float" office:value="0" table:style-name="ce334">
            <text:p><text:s/>-00<text:s/></text:p>
          </table:table-cell>
          <table:table-cell office:value-type="float" office:value="5.6578999999999997E-2" table:style-name="ce334">
            <text:p><text:s/>0<text:s/></text:p>
          </table:table-cell>
          <table:table-cell office:value-type="float" office:value="0.32968395" table:style-name="ce334">
            <text:p><text:s/>0<text:s/></text:p>
          </table:table-cell>
          <table:table-cell office:value-type="float" office:value="3.595215" table:style-name="ce334">
            <text:p><text:s/>4<text:s/></text:p>
          </table:table-cell>
          <table:table-cell office:value-type="float" office:value="6.8099999999999994E-2"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296">
            <text:p>Gwent</text:p>
          </table:table-cell>
          <table:table-cell office:value-type="float" office:value="1.1331990000000001" table:style-name="ce334">
            <text:p><text:s/>1<text:s/></text:p>
          </table:table-cell>
          <table:table-cell office:value-type="float" office:value="1.8318000000000001E-2" table:style-name="ce334">
            <text:p><text:s/>0<text:s/></text:p>
          </table:table-cell>
          <table:table-cell office:value-type="float" office:value="0.23400000000000001" table:style-name="ce334">
            <text:p><text:s/>0<text:s/></text:p>
          </table:table-cell>
          <table:table-cell office:value-type="float" office:value="6.2036329999999991" table:style-name="ce334">
            <text:p><text:s/>6<text:s/></text:p>
          </table:table-cell>
          <table:table-cell office:value-type="float" office:value="0" table:style-name="ce334">
            <text:p><text:s/>-00<text:s/></text:p>
          </table:table-cell>
          <table:table-cell office:value-type="float" office:value="3.0000000000000001E-3" table:style-name="ce334">
            <text:p><text:s/>0<text:s/></text:p>
          </table:table-cell>
          <table:table-cell office:value-type="float" office:value="1E-3" table:style-name="ce334">
            <text:p><text:s/>0<text:s/></text:p>
          </table:table-cell>
          <table:table-cell office:value-type="float" office:value="12.499291000000007" table:style-name="ce334">
            <text:p><text:s/>12<text:s/></text:p>
          </table:table-cell>
          <table:table-cell office:value-type="float" office:value="1.4099570000000003" table:style-name="ce334">
            <text:p><text:s/>1<text:s/></text:p>
          </table:table-cell>
          <table:table-cell office:value-type="float" office:value="1424" table:style-name="ce334">
            <text:p><text:s/>1,424<text:s/></text:p>
          </table:table-cell>
          <table:table-cell office:value-type="float" office:value="10.227003" table:style-name="ce334">
            <text:p><text:s/>10<text:s/></text:p>
          </table:table-cell>
          <table:table-cell office:value-type="float" office:value="0" table:style-name="ce334">
            <text:p><text:s/>-00<text:s/></text:p>
          </table:table-cell>
          <table:table-cell office:value-type="float" office:value="1.4469999999999999E-3" table:style-name="ce334">
            <text:p><text:s/>0<text:s/></text:p>
          </table:table-cell>
          <table:table-cell office:value-type="float" office:value="0.13915520000000001" table:style-name="ce334">
            <text:p><text:s/>0<text:s/></text:p>
          </table:table-cell>
          <table:table-cell office:value-type="float" office:value="0.10199999999999999" table:style-name="ce334">
            <text:p><text:s/>0<text:s/></text:p>
          </table:table-cell>
          <table:table-cell office:value-type="float" office:value="0" table:style-name="ce334">
            <text:p><text:s/>-00<text:s/></text:p>
          </table:table-cell>
          <table:table-cell office:value-type="float" office:value="1E-3" table:style-name="ce334">
            <text:p><text:s/>0<text:s/></text:p>
          </table:table-cell>
          <table:table-cell table:number-columns-repeated="7" table:style-name="ce358"/>
          <table:table-cell table:number-columns-repeated="16359" table:style-name="ce296"/>
        </table:table-row>
        <table:table-row table:style-name="ro10">
          <table:table-cell office:value-type="string" table:style-name="ce296">
            <text:p>North Wales</text:p>
          </table:table-cell>
          <table:table-cell office:value-type="float" office:value="1.2638139999999995" table:style-name="ce334">
            <text:p><text:s/>1<text:s/></text:p>
          </table:table-cell>
          <table:table-cell office:value-type="float" office:value="0.14228399999999999" table:style-name="ce334">
            <text:p><text:s/>0<text:s/></text:p>
          </table:table-cell>
          <table:table-cell office:value-type="float" office:value="1.0740000000000001" table:style-name="ce334">
            <text:p><text:s/>1<text:s/></text:p>
          </table:table-cell>
          <table:table-cell office:value-type="float" office:value="0.44677299999999986" table:style-name="ce334">
            <text:p><text:s/>0<text:s/></text:p>
          </table:table-cell>
          <table:table-cell office:value-type="float" office:value="0" table:style-name="ce334">
            <text:p><text:s/>-00<text:s/></text:p>
          </table:table-cell>
          <table:table-cell office:value-type="float" office:value="0.11600000000000001" table:style-name="ce334">
            <text:p><text:s/>0<text:s/></text:p>
          </table:table-cell>
          <table:table-cell office:value-type="float" office:value="1.4999999999999999E-2" table:style-name="ce334">
            <text:p><text:s/>0<text:s/></text:p>
          </table:table-cell>
          <table:table-cell office:value-type="float" office:value="8.6145620000000207" table:style-name="ce334">
            <text:p><text:s/>9<text:s/></text:p>
          </table:table-cell>
          <table:table-cell office:value-type="float" office:value="1.0384360000000006" table:style-name="ce334">
            <text:p><text:s/>1<text:s/></text:p>
          </table:table-cell>
          <table:table-cell office:value-type="float" office:value="1240" table:style-name="ce334">
            <text:p><text:s/>1,240<text:s/></text:p>
          </table:table-cell>
          <table:table-cell office:value-type="float" office:value="9.2982000000000009E-2" table:style-name="ce334">
            <text:p><text:s/>0<text:s/></text:p>
          </table:table-cell>
          <table:table-cell office:value-type="float" office:value="0" table:style-name="ce334">
            <text:p><text:s/>-00<text:s/></text:p>
          </table:table-cell>
          <table:table-cell office:value-type="float" office:value="1.7219999999999999E-2" table:style-name="ce334">
            <text:p><text:s/>0<text:s/></text:p>
          </table:table-cell>
          <table:table-cell office:value-type="float" office:value="0.114" table:style-name="ce334">
            <text:p><text:s/>0<text:s/></text:p>
          </table:table-cell>
          <table:table-cell office:value-type="float" office:value="1.101" table:style-name="ce334">
            <text:p><text:s/>1<text:s/></text:p>
          </table:table-cell>
          <table:table-cell office:value-type="float" office:value="0.1"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10">
          <table:table-cell office:value-type="string" table:style-name="ce296">
            <text:p>South Wales</text:p>
          </table:table-cell>
          <table:table-cell office:value-type="float" office:value="7.2565000000000088" table:style-name="ce334">
            <text:p><text:s/>7<text:s/></text:p>
          </table:table-cell>
          <table:table-cell office:value-type="float" office:value="1.7635189999999996" table:style-name="ce334">
            <text:p><text:s/>2<text:s/></text:p>
          </table:table-cell>
          <table:table-cell office:value-type="float" office:value="6.7586759999999995" table:style-name="ce334">
            <text:p><text:s/>7<text:s/></text:p>
          </table:table-cell>
          <table:table-cell office:value-type="float" office:value="3.8217929999999987" table:style-name="ce334">
            <text:p><text:s/>4<text:s/></text:p>
          </table:table-cell>
          <table:table-cell office:value-type="float" office:value="2.7E-2" table:style-name="ce334">
            <text:p><text:s/>0<text:s/></text:p>
          </table:table-cell>
          <table:table-cell office:value-type="float" office:value="0.47699999999999998" table:style-name="ce334">
            <text:p><text:s/>0<text:s/></text:p>
          </table:table-cell>
          <table:table-cell office:value-type="float" office:value="4.9003129999999999E-2" table:style-name="ce334">
            <text:p><text:s/>0<text:s/></text:p>
          </table:table-cell>
          <table:table-cell office:value-type="float" office:value="94.097352299999969" table:style-name="ce334">
            <text:p><text:s/>94<text:s/></text:p>
          </table:table-cell>
          <table:table-cell office:value-type="float" office:value="55.621220999999949" table:style-name="ce334">
            <text:p><text:s/>56<text:s/></text:p>
          </table:table-cell>
          <table:table-cell office:value-type="float" office:value="13962" table:style-name="ce334">
            <text:p><text:s/>13,962<text:s/></text:p>
          </table:table-cell>
          <table:table-cell office:value-type="float" office:value="3.1594094999999984" table:style-name="ce334">
            <text:p><text:s/>3<text:s/></text:p>
          </table:table-cell>
          <table:table-cell office:value-type="float" office:value="0" table:style-name="ce334">
            <text:p><text:s/>-00<text:s/></text:p>
          </table:table-cell>
          <table:table-cell office:value-type="float" office:value="0.26014900000000002" table:style-name="ce334">
            <text:p><text:s/>0<text:s/></text:p>
          </table:table-cell>
          <table:table-cell office:value-type="float" office:value="2.214" table:style-name="ce334">
            <text:p><text:s/>2<text:s/></text:p>
          </table:table-cell>
          <table:table-cell office:value-type="float" office:value="207.65861999999998" table:style-name="ce334">
            <text:p><text:s/>208<text:s/></text:p>
          </table:table-cell>
          <table:table-cell office:value-type="float" office:value="0.13469800000000001" table:style-name="ce334">
            <text:p><text:s/>0<text:s/></text:p>
          </table:table-cell>
          <table:table-cell office:value-type="float" office:value="3.7999999999999999E-2" table:style-name="ce334">
            <text:p><text:s/>0<text:s/></text:p>
          </table:table-cell>
          <table:table-cell table:number-columns-repeated="7" table:style-name="ce358"/>
          <table:table-cell table:number-columns-repeated="16359" table:style-name="ce296"/>
        </table:table-row>
        <table:table-row table:style-name="ro10">
          <table:table-cell office:value-type="string" table:style-name="ce318">
            <text:p>Wales</text:p>
          </table:table-cell>
          <table:table-cell office:value-type="float" office:value="10.694799000000009" table:style-name="ce72">
            <text:p><text:s/>11<text:s/></text:p>
          </table:table-cell>
          <table:table-cell office:value-type="float" office:value="2.0371029999999997" table:style-name="ce72">
            <text:p><text:s/>2<text:s/></text:p>
          </table:table-cell>
          <table:table-cell office:value-type="float" office:value="10.188471999999999" table:style-name="ce72">
            <text:p><text:s/>10<text:s/></text:p>
          </table:table-cell>
          <table:table-cell office:value-type="float" office:value="11.086020999999999" table:style-name="ce72">
            <text:p><text:s/>11<text:s/></text:p>
          </table:table-cell>
          <table:table-cell office:value-type="float" office:value="4.8000000000000001E-2" table:style-name="ce72">
            <text:p><text:s/>0<text:s/></text:p>
          </table:table-cell>
          <table:table-cell office:value-type="float" office:value="1.04" table:style-name="ce72">
            <text:p><text:s/>1<text:s/></text:p>
          </table:table-cell>
          <table:table-cell office:value-type="float" office:value="0.90100312999999999" table:style-name="ce72">
            <text:p><text:s/>1<text:s/></text:p>
          </table:table-cell>
          <table:table-cell office:value-type="float" office:value="142.37496829999998" table:style-name="ce72">
            <text:p><text:s/>142<text:s/></text:p>
          </table:table-cell>
          <table:table-cell office:value-type="float" office:value="60.360042999999948" table:style-name="ce72">
            <text:p><text:s/>60<text:s/></text:p>
          </table:table-cell>
          <table:table-cell office:value-type="float" office:value="17796" table:style-name="ce72">
            <text:p><text:s/>17,796<text:s/></text:p>
          </table:table-cell>
          <table:table-cell office:value-type="float" office:value="17.006810499999997" table:style-name="ce72">
            <text:p><text:s/>17<text:s/></text:p>
          </table:table-cell>
          <table:table-cell office:value-type="float" office:value="0" table:style-name="ce72">
            <text:p><text:s/>-00<text:s/></text:p>
          </table:table-cell>
          <table:table-cell office:value-type="float" office:value="0.335395" table:style-name="ce72">
            <text:p><text:s/>0<text:s/></text:p>
          </table:table-cell>
          <table:table-cell office:value-type="float" office:value="2.7968391499999998" table:style-name="ce72">
            <text:p><text:s/>3<text:s/></text:p>
          </table:table-cell>
          <table:table-cell office:value-type="float" office:value="212.45683499999998" table:style-name="ce72">
            <text:p><text:s/>212<text:s/></text:p>
          </table:table-cell>
          <table:table-cell office:value-type="float" office:value="0.30279800000000001" table:style-name="ce72">
            <text:p><text:s/>0<text:s/></text:p>
          </table:table-cell>
          <table:table-cell office:value-type="float" office:value="3.9E-2" table:style-name="ce72">
            <text:p><text:s/>0<text:s/></text:p>
          </table:table-cell>
          <table:table-cell table:number-columns-repeated="7" table:style-name="ce359"/>
          <table:table-cell table:number-columns-repeated="16359" table:style-name="ce296"/>
        </table:table-row>
        <table:table-row table:style-name="ro33">
          <table:table-cell table:style-name="ce320"/>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296">
            <text:p>British Transport Police</text:p>
          </table:table-cell>
          <table:table-cell office:value-type="float" office:value="0.34465480000000004" table:style-name="ce334">
            <text:p><text:s/>0<text:s/></text:p>
          </table:table-cell>
          <table:table-cell office:value-type="float" office:value="0.37843700000000008" table:style-name="ce334">
            <text:p><text:s/>0<text:s/></text:p>
          </table:table-cell>
          <table:table-cell office:value-type="float" office:value="2.126268" table:style-name="ce334">
            <text:p><text:s/>2<text:s/></text:p>
          </table:table-cell>
          <table:table-cell office:value-type="float" office:value="5.1283440000000011" table:style-name="ce334">
            <text:p><text:s/>5<text:s/></text:p>
          </table:table-cell>
          <table:table-cell office:value-type="float" office:value="4.0000000000000001E-3" table:style-name="ce334">
            <text:p><text:s/>0<text:s/></text:p>
          </table:table-cell>
          <table:table-cell office:value-type="float" office:value="0.10211000000000001" table:style-name="ce334">
            <text:p><text:s/>0<text:s/></text:p>
          </table:table-cell>
          <table:table-cell office:value-type="float" office:value="0" table:style-name="ce334">
            <text:p><text:s/>-00<text:s/></text:p>
          </table:table-cell>
          <table:table-cell office:value-type="float" office:value="19.209370399999997" table:style-name="ce334">
            <text:p><text:s/>19<text:s/></text:p>
          </table:table-cell>
          <table:table-cell office:value-type="float" office:value="0.75945900000000011" table:style-name="ce334">
            <text:p><text:s/>1<text:s/></text:p>
          </table:table-cell>
          <table:table-cell office:value-type="float" office:value="1" table:style-name="ce334">
            <text:p><text:s/>1<text:s/></text:p>
          </table:table-cell>
          <table:table-cell office:value-type="float" office:value="6.0004000000000009E-2" table:style-name="ce334">
            <text:p><text:s/>0<text:s/></text:p>
          </table:table-cell>
          <table:table-cell office:value-type="float" office:value="0" table:style-name="ce334">
            <text:p><text:s/>-00<text:s/></text:p>
          </table:table-cell>
          <table:table-cell office:value-type="float" office:value="2.4739120000000003" table:style-name="ce334">
            <text:p><text:s/>2<text:s/></text:p>
          </table:table-cell>
          <table:table-cell office:value-type="float" office:value="4.0000000000000001E-3" table:style-name="ce334">
            <text:p><text:s/>0<text:s/></text:p>
          </table:table-cell>
          <table:table-cell office:value-type="float" office:value="1.9805999999999999" table:style-name="ce334">
            <text:p><text:s/>2<text:s/></text:p>
          </table:table-cell>
          <table:table-cell office:value-type="float" office:value="1.5798000000000003E-2" table:style-name="ce334">
            <text:p><text:s/>0<text:s/></text:p>
          </table:table-cell>
          <table:table-cell office:value-type="float" office:value="0" table:style-name="ce334">
            <text:p><text:s/>-00<text:s/></text:p>
          </table:table-cell>
          <table:table-cell table:number-columns-repeated="7" table:style-name="ce358"/>
          <table:table-cell table:number-columns-repeated="16359" table:style-name="ce296"/>
        </table:table-row>
        <table:table-row table:style-name="ro34">
          <table:table-cell table:style-name="ce320"/>
          <table:table-cell table:number-columns-repeated="17" table:style-name="ce66"/>
          <table:table-cell table:number-columns-repeated="7" table:style-name="ce358"/>
          <table:table-cell table:number-columns-repeated="16359" table:style-name="ce296"/>
        </table:table-row>
        <table:table-row table:style-name="ro10">
          <table:table-cell office:value-type="string" table:style-name="ce318">
            <text:p>Total police</text:p>
          </table:table-cell>
          <table:table-cell office:value-type="float" office:value="764.51183784560021" table:style-name="ce72">
            <text:p><text:s/>765<text:s/></text:p>
          </table:table-cell>
          <table:table-cell office:value-type="float" office:value="62.631268892500024" table:style-name="ce72">
            <text:p><text:s/>63<text:s/></text:p>
          </table:table-cell>
          <table:table-cell office:value-type="float" office:value="345.19920210399994" table:style-name="ce72">
            <text:p><text:s/>345<text:s/></text:p>
          </table:table-cell>
          <table:table-cell office:value-type="float" office:value="266.49430746620004" table:style-name="ce72">
            <text:p><text:s/>266<text:s/></text:p>
          </table:table-cell>
          <table:table-cell office:value-type="float" office:value="5.9170999999999996" table:style-name="ce72">
            <text:p><text:s/>6<text:s/></text:p>
          </table:table-cell>
          <table:table-cell office:value-type="float" office:value="30.303169" table:style-name="ce72">
            <text:p><text:s/>30<text:s/></text:p>
          </table:table-cell>
          <table:table-cell office:value-type="float" office:value="21.4879754922" table:style-name="ce72">
            <text:p><text:s/>21<text:s/></text:p>
          </table:table-cell>
          <table:table-cell office:value-type="float" office:value="5046.024562603975" table:style-name="ce72">
            <text:p><text:s/>5,046<text:s/></text:p>
          </table:table-cell>
          <table:table-cell office:value-type="float" office:value="456.6152102964997" table:style-name="ce72">
            <text:p><text:s/>457<text:s/></text:p>
          </table:table-cell>
          <table:table-cell office:value-type="float" office:value="395831" table:style-name="ce72">
            <text:p><text:s/>395,831<text:s/></text:p>
          </table:table-cell>
          <table:table-cell office:value-type="float" office:value="466.44056948640008" table:style-name="ce72">
            <text:p><text:s/>466<text:s/></text:p>
          </table:table-cell>
          <table:table-cell office:value-type="float" office:value="0.7430000000000001" table:style-name="ce72">
            <text:p><text:s/>1<text:s/></text:p>
          </table:table-cell>
          <table:table-cell office:value-type="float" office:value="22.688819379999998" table:style-name="ce72">
            <text:p><text:s/>23<text:s/></text:p>
          </table:table-cell>
          <table:table-cell office:value-type="float" office:value="216.84751083680001" table:style-name="ce72">
            <text:p><text:s/>217<text:s/></text:p>
          </table:table-cell>
          <table:table-cell office:value-type="float" office:value="567.27528365000001" table:style-name="ce72">
            <text:p><text:s/>567<text:s/></text:p>
          </table:table-cell>
          <table:table-cell office:value-type="float" office:value="0.71761980000000003" table:style-name="ce72">
            <text:p><text:s/>1<text:s/></text:p>
          </table:table-cell>
          <table:table-cell office:value-type="float" office:value="1.1000399999999999" table:style-name="ce72">
            <text:p><text:s/>1<text:s/></text:p>
          </table:table-cell>
          <table:table-cell table:number-columns-repeated="7" table:style-name="ce359"/>
          <table:table-cell table:number-columns-repeated="16359" table:style-name="ce343"/>
        </table:table-row>
        <table:table-row table:style-name="ro33">
          <table:table-cell table:style-name="ce320"/>
          <table:table-cell table:style-name="ce72"/>
          <table:table-cell table:style-name="ce66"/>
          <table:table-cell table:number-columns-repeated="15" table:style-name="ce72"/>
          <table:table-cell table:number-columns-repeated="7" table:style-name="ce359"/>
          <table:table-cell table:number-columns-repeated="16359" table:style-name="ce296"/>
        </table:table-row>
        <table:table-row table:style-name="ro32">
          <table:table-cell office:value-type="string" table:style-name="ce296">
            <text:p>Border Force<text:s/><text:span text:style-name="T3">6, 7</text:span></text:p>
          </table:table-cell>
          <table:table-cell office:value-type="float" office:value="8880.0405130699874" table:style-name="ce66">
            <text:p><text:s/>8,880<text:s/></text:p>
          </table:table-cell>
          <table:table-cell office:value-type="float" office:value="3.1970000000000005E-2" table:style-name="ce66">
            <text:p><text:s/>0<text:s/></text:p>
          </table:table-cell>
          <table:table-cell office:value-type="float" office:value="1903.6509799999997" table:style-name="ce66">
            <text:p><text:s/>1,904<text:s/></text:p>
          </table:table-cell>
          <table:table-cell office:value-type="float" office:value="487.84089999999998" table:style-name="ce66">
            <text:p><text:s/>488<text:s/></text:p>
          </table:table-cell>
          <table:table-cell office:value-type="float" office:value="48.152999999999999" table:style-name="ce66">
            <text:p><text:s/>48<text:s/></text:p>
          </table:table-cell>
          <table:table-cell office:value-type="float" office:value="0" table:style-name="ce66">
            <text:p><text:s/>-00<text:s/></text:p>
          </table:table-cell>
          <table:table-cell office:value-type="float" office:value="0.34332000000000001" table:style-name="ce66">
            <text:p><text:s/>0<text:s/></text:p>
          </table:table-cell>
          <table:table-cell office:value-type="float" office:value="11645.736135000008" table:style-name="ce66">
            <text:p><text:s/>11,646<text:s/></text:p>
          </table:table-cell>
          <table:table-cell office:value-type="float" office:value="4169.1516950000005" table:style-name="ce66">
            <text:p><text:s/>4,169<text:s/></text:p>
          </table:table-cell>
          <table:table-cell office:value-type="float" office:value="12" table:style-name="ce66">
            <text:p><text:s/>12<text:s/></text:p>
          </table:table-cell>
          <table:table-cell office:value-type="float" office:value="201.64445499999994" table:style-name="ce66">
            <text:p><text:s/>202<text:s/></text:p>
          </table:table-cell>
          <table:table-cell office:value-type="float" office:value="0" table:style-name="ce66">
            <text:p><text:s/>-00<text:s/></text:p>
          </table:table-cell>
          <table:table-cell office:value-type="float" office:value="132.545715" table:style-name="ce66">
            <text:p><text:s/>133<text:s/></text:p>
          </table:table-cell>
          <table:table-cell office:value-type="float" office:value="2476.5747373449999" table:style-name="ce66">
            <text:p><text:s/>2,477<text:s/></text:p>
          </table:table-cell>
          <table:table-cell office:value-type="float" office:value="0" table:style-name="ce66">
            <text:p><text:s/>-00<text:s/></text:p>
          </table:table-cell>
          <table:table-cell office:value-type="float" office:value="0" table:style-name="ce66">
            <text:p><text:s/>-00<text:s/></text:p>
          </table:table-cell>
          <table:table-cell office:value-type="float" office:value="0" table:style-name="ce66">
            <text:p><text:s/>-00<text:s/></text:p>
          </table:table-cell>
          <table:table-cell table:number-columns-repeated="7" table:style-name="ce358"/>
          <table:table-cell table:number-columns-repeated="16359" table:style-name="ce296"/>
        </table:table-row>
        <table:table-row table:style-name="ro33">
          <table:table-cell table:style-name="ce320"/>
          <table:table-cell table:number-columns-repeated="2" table:style-name="ce66"/>
          <table:table-cell table:number-columns-repeated="15" table:style-name="ce72"/>
          <table:table-cell table:number-columns-repeated="7" table:style-name="ce359"/>
          <table:table-cell table:number-columns-repeated="16359" table:style-name="ce296"/>
        </table:table-row>
        <table:table-row table:style-name="ro10">
          <table:table-cell office:value-type="string" table:style-name="ce361">
            <text:p>TOTAL ENGLAND AND WALES</text:p>
          </table:table-cell>
          <table:table-cell office:value-type="float" office:value="9644.5523509155882" table:style-name="ce312">
            <text:p><text:s/>9,645<text:s/></text:p>
          </table:table-cell>
          <table:table-cell office:value-type="float" office:value="62.663238892500026" table:style-name="ce312">
            <text:p><text:s/>63<text:s/></text:p>
          </table:table-cell>
          <table:table-cell office:value-type="float" office:value="2248.8501821039995" table:style-name="ce312">
            <text:p><text:s/>2,249<text:s/></text:p>
          </table:table-cell>
          <table:table-cell office:value-type="float" office:value="754.33520746620002" table:style-name="ce312">
            <text:p><text:s/>754<text:s/></text:p>
          </table:table-cell>
          <table:table-cell office:value-type="float" office:value="54.070099999999996" table:style-name="ce312">
            <text:p><text:s/>54<text:s/></text:p>
          </table:table-cell>
          <table:table-cell office:value-type="float" office:value="30.303169" table:style-name="ce312">
            <text:p><text:s/>30<text:s/></text:p>
          </table:table-cell>
          <table:table-cell office:value-type="float" office:value="21.831295492199999" table:style-name="ce312">
            <text:p><text:s/>22<text:s/></text:p>
          </table:table-cell>
          <table:table-cell office:value-type="float" office:value="16691.760697603982" table:style-name="ce312">
            <text:p><text:s/>16,692<text:s/></text:p>
          </table:table-cell>
          <table:table-cell office:value-type="float" office:value="4625.7669052965002" table:style-name="ce312">
            <text:p><text:s/>4,626<text:s/></text:p>
          </table:table-cell>
          <table:table-cell office:value-type="float" office:value="395843" table:style-name="ce312">
            <text:p><text:s/>395,843<text:s/></text:p>
          </table:table-cell>
          <table:table-cell office:value-type="float" office:value="668.08502448640002" table:style-name="ce312">
            <text:p><text:s/>668<text:s/></text:p>
          </table:table-cell>
          <table:table-cell office:value-type="float" office:value="0.7430000000000001" table:style-name="ce312">
            <text:p><text:s/>1<text:s/></text:p>
          </table:table-cell>
          <table:table-cell office:value-type="float" office:value="155.23453438000001" table:style-name="ce312">
            <text:p><text:s/>155<text:s/></text:p>
          </table:table-cell>
          <table:table-cell office:value-type="float" office:value="2693.4222481818001" table:style-name="ce312">
            <text:p><text:s/>2,693<text:s/></text:p>
          </table:table-cell>
          <table:table-cell office:value-type="float" office:value="567.27528365000001" table:style-name="ce312">
            <text:p><text:s/>567<text:s/></text:p>
          </table:table-cell>
          <table:table-cell office:value-type="float" office:value="0.71761980000000003" table:style-name="ce312">
            <text:p><text:s/>1<text:s/></text:p>
          </table:table-cell>
          <table:table-cell office:value-type="float" office:value="1.1000399999999999" table:style-name="ce312">
            <text:p><text:s/>1<text:s/></text:p>
          </table:table-cell>
          <table:table-cell table:number-columns-repeated="7" table:style-name="ce362"/>
          <table:table-cell table:number-columns-repeated="16359" table:style-name="ce343"/>
        </table:table-row>
        <table:table-row table:style-name="ro35">
          <table:table-cell office:value-type="string" table:number-columns-spanned="8" table:number-rows-spanned="1" table:style-name="ce260">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style-name="ro5">
          <table:table-cell office:value-type="string" table:number-columns-spanned="8" table:number-rows-spanned="1" table:style-name="ce261">
            <text:p>2. Where the quantity of a seizure is recorded as 'trace' it is not included in these figures.</text:p>
          </table:table-cell>
          <table:covered-table-cell table:number-columns-repeated="7"/>
          <table:table-cell table:number-columns-repeated="12" table:style-name="ce186"/>
          <table:table-cell table:number-columns-repeated="16364" table:style-name="ce18"/>
        </table:table-row>
        <table:table-row table:style-name="ro5">
          <table:table-cell office:value-type="string" table:number-columns-spanned="8" table:number-rows-spanned="1" table:style-name="ce261">
            <text:p>3. Weighed amounts of LSD are not included in the police force figures.</text:p>
          </table:table-cell>
          <table:covered-table-cell table:number-columns-repeated="7"/>
          <table:table-cell table:number-columns-repeated="12" table:style-name="ce186"/>
          <table:table-cell table:number-columns-repeated="16364" table:style-name="ce18"/>
        </table:table-row>
        <table:table-row table:style-name="ro6">
          <table:table-cell office:value-type="string" table:number-columns-spanned="8" table:number-rows-spanned="1" table:style-name="ce368">
            <text:p>4. In 2018/19 Hertfordshire, Kent and Lincolnshire were unable to submit reliable estimates. Imputation methods have been used to estimate the 2018/19 data for these forces.</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style-name="ro5">
          <table:table-cell office:value-type="string" table:number-columns-spanned="8" table:number-rows-spanned="1" table:style-name="ce261">
            <text:p>5. Doses include dots, tablets and squares.<text:s/></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style-name="ro5">
          <table:table-cell office:value-type="string" table:number-columns-spanned="8" table:number-rows-spanned="1" table:style-name="ce261">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style-name="ro5">
          <table:table-cell office:value-type="string" table:number-columns-spanned="8" table:number-rows-spanned="1" table:style-name="ce261">
            <text:p>7. From 2010/11, seizures of methadone, barbiturates, benzodiazepines and temazepam could not be separately identified from the Border Force's recording system.</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style-name="ro5">
          <table:table-cell table:number-columns-spanned="25" table:number-rows-spanned="1" table:style-name="ce161"/>
          <table:covered-table-cell table:number-columns-repeated="24"/>
          <table:table-cell table:number-columns-repeated="16359" table:style-name="ce18"/>
        </table:table-row>
        <table:table-row table:style-name="ro5">
          <table:table-cell office:value-type="string" table:number-columns-spanned="8" table:number-rows-spanned="1" table:style-name="ce261">
            <text:p>.. denotes data not available.</text:p>
          </table:table-cell>
          <table:covered-table-cell table:number-columns-repeated="7"/>
          <table:table-cell table:number-columns-repeated="9" table:style-name="ce186"/>
          <table:table-cell table:number-columns-repeated="3" table:style-name="ce296"/>
          <table:table-cell table:number-columns-repeated="16364" table:style-name="ce18"/>
        </table:table-row>
        <table:table-row table:style-name="ro5">
          <table:table-cell office:value-type="string" table:number-columns-spanned="8" table:number-rows-spanned="1" table:style-name="ce261">
            <text:p>* denotes data not applicable.</text:p>
          </table:table-cell>
          <table:covered-table-cell table:number-columns-repeated="7"/>
          <table:table-cell table:number-columns-repeated="9" table:style-name="ce186"/>
          <table:table-cell table:number-columns-repeated="3" table:style-name="ce296"/>
          <table:table-cell table:number-columns-repeated="16364" table:style-name="ce18"/>
        </table:table-row>
        <table:table-row table:style-name="ro5">
          <table:table-cell office:value-type="string" table:number-columns-spanned="8" table:number-rows-spanned="1" table:style-name="ce284">
            <text:p><text:s/>-00 denotes nil.</text:p>
          </table:table-cell>
          <table:covered-table-cell table:number-columns-repeated="7"/>
          <table:table-cell table:number-columns-repeated="9" table:style-name="ce186"/>
          <table:table-cell table:number-columns-repeated="3" table:style-name="ce337"/>
          <table:table-cell table:number-columns-repeated="16364" table:style-name="ce18"/>
        </table:table-row>
        <table:table-row table:number-rows-repeated="2" table:style-name="ro6">
          <table:table-cell table:number-columns-repeated="20" table:style-name="ce337"/>
          <table:table-cell table:number-columns-repeated="16364" table:style-name="ce18"/>
        </table:table-row>
        <table:table-row table:number-rows-repeated="2" table:style-name="ro6">
          <table:table-cell table:number-columns-repeated="20" table:style-name="ce296"/>
          <table:table-cell table:number-columns-repeated="16364" table:style-name="ce18"/>
        </table:table-row>
        <table:table-row table:style-name="ro6">
          <table:table-cell table:number-columns-repeated="6" table:style-name="ce296"/>
          <table:table-cell table:number-columns-repeated="2" table:style-name="ce364"/>
          <table:table-cell table:style-name="ce296"/>
          <table:table-cell table:style-name="ce365"/>
          <table:table-cell table:number-columns-repeated="10" table:style-name="ce296"/>
          <table:table-cell table:number-columns-repeated="16364" table:style-name="ce18"/>
        </table:table-row>
        <table:table-row table:number-rows-repeated="1048482" table:style-name="ro5">
          <table:table-cell table:number-columns-repeated="16384"/>
        </table:table-row>
      </table:table>
      <table:table table:name="Area_Table_6" table:style-name="ta11">
        <table:table-column table:style-name="co53" table:default-cell-style-name="ce296"/>
        <table:table-column table:style-name="co8" table:number-columns-repeated="22" table:default-cell-style-name="ce296"/>
        <table:table-column table:style-name="co8" table:number-columns-repeated="5" table:default-cell-style-name="ce345"/>
        <table:table-column table:style-name="co8" table:default-cell-style-name="ce296"/>
        <table:table-column table:style-name="co29" table:number-columns-repeated="16355" table:default-cell-style-name="ce296"/>
        <table:table-row table:style-name="ro20">
          <table:table-cell office:value-type="string" table:style-name="ce165">
            <text:p>Area Table 6 <text:s text:c="2"/>Proportion of drug seizures by region or authority, 2006/07 to 2018/19</text:p>
            <text:p/>
          </table:table-cell>
          <table:table-cell table:number-columns-repeated="16383" table:style-name="ce296"/>
        </table:table-row>
        <table:table-row table:style-name="ro10">
          <table:table-cell table:number-columns-repeated="16384" table:style-name="ce296"/>
        </table:table-row>
        <table:table-row table:style-name="ro25">
          <table:table-cell office:value-type="string" table:style-name="ce175">
            <text:p>Police force region or authority</text:p>
          </table:table-cell>
          <table:table-cell office:value-type="string" table:style-name="ce175">
            <text:p>2006/07<text:s/><text:span text:style-name="T3">8</text:span></text:p>
          </table:table-cell>
          <table:table-cell office:value-type="string" table:style-name="ce175">
            <text:p>2007/08</text:p>
          </table:table-cell>
          <table:table-cell office:value-type="string" table:style-name="ce369">
            <text:p>2008/09<text:s/><text:span text:style-name="T3">1</text:span></text:p>
          </table:table-cell>
          <table:table-cell office:value-type="string" table:style-name="ce369">
            <text:p>2009/10</text:p>
          </table:table-cell>
          <table:table-cell office:value-type="string" table:style-name="ce369">
            <text:p>2010/11</text:p>
          </table:table-cell>
          <table:table-cell office:value-type="string" table:style-name="ce369">
            <text:p>2011/12</text:p>
          </table:table-cell>
          <table:table-cell office:value-type="string" table:style-name="ce369">
            <text:p>2012/13<text:span text:style-name="T3"><text:s/>2</text:span></text:p>
          </table:table-cell>
          <table:table-cell office:value-type="string" table:style-name="ce369">
            <text:p>2013/14<text:span text:style-name="T3"><text:s/>3</text:span></text:p>
          </table:table-cell>
          <table:table-cell office:value-type="string" table:style-name="ce369">
            <text:p>2014/15<text:span text:style-name="T3"><text:s/>4</text:span></text:p>
          </table:table-cell>
          <table:table-cell office:value-type="string" table:style-name="ce369">
            <text:p>2015/16<text:span text:style-name="T3"><text:s/>5</text:span></text:p>
          </table:table-cell>
          <table:table-cell office:value-type="string" table:style-name="ce369">
            <text:p>2016/17<text:span text:style-name="T3"><text:s/>6</text:span></text:p>
          </table:table-cell>
          <table:table-cell office:value-type="string" table:style-name="ce369">
            <text:p>2017/18<text:span text:style-name="T3"><text:s/>6,9</text:span></text:p>
          </table:table-cell>
          <table:table-cell office:value-type="string" table:style-name="ce175">
            <text:p>2018/19<text:s/><text:span text:style-name="T3">7</text:span></text:p>
          </table:table-cell>
          <table:table-cell table:number-columns-repeated="16370" table:style-name="ce296"/>
        </table:table-row>
        <table:table-row table:style-name="ro8">
          <table:table-cell table:number-columns-repeated="16384" table:style-name="ce296"/>
        </table:table-row>
        <table:table-row table:style-name="ro10">
          <table:table-cell office:value-type="string" table:style-name="ce370">
            <text:p>North East Region</text:p>
          </table:table-cell>
          <table:table-cell office:value-type="float" office:value="4.9468509097134179" table:style-name="ce370">
            <text:p>5</text:p>
          </table:table-cell>
          <table:table-cell office:value-type="float" office:value="3.7830858618463523" table:style-name="ce370">
            <text:p>4</text:p>
          </table:table-cell>
          <table:table-cell office:value-type="float" office:value="3.847221014357713" table:style-name="ce370">
            <text:p>4</text:p>
          </table:table-cell>
          <table:table-cell office:value-type="float" office:value="3.9973083898913102" table:style-name="ce370">
            <text:p>4</text:p>
          </table:table-cell>
          <table:table-cell office:value-type="float" office:value="4.0303403419397892" table:style-name="ce370">
            <text:p>4</text:p>
          </table:table-cell>
          <table:table-cell office:value-type="float" office:value="4.2587046478132642" table:style-name="ce370">
            <text:p>4</text:p>
          </table:table-cell>
          <table:table-cell office:value-type="float" office:value="4.1462564715252883" table:style-name="ce370">
            <text:p>4</text:p>
          </table:table-cell>
          <table:table-cell office:value-type="float" office:value="4.4096611198583968" table:style-name="ce370">
            <text:p>4</text:p>
          </table:table-cell>
          <table:table-cell office:value-type="float" office:value="4.9368164085872248" table:style-name="ce370">
            <text:p>5</text:p>
          </table:table-cell>
          <table:table-cell office:value-type="float" office:value="5.0789293067947838" table:style-name="ce370">
            <text:p>5</text:p>
          </table:table-cell>
          <table:table-cell office:value-type="float" office:value="5.1007416252454707" table:style-name="ce370">
            <text:p>5</text:p>
          </table:table-cell>
          <table:table-cell office:value-type="float" office:value="5.6003048981596173" table:style-name="ce370">
            <text:p>6</text:p>
          </table:table-cell>
          <table:table-cell office:value-type="float" office:value="5.3357799602967297" table:style-name="ce370">
            <text:p>5</text:p>
          </table:table-cell>
          <table:table-cell table:number-columns-repeated="16370" table:style-name="ce296"/>
        </table:table-row>
        <table:table-row table:style-name="ro36">
          <table:table-cell office:value-type="string" table:style-name="ce370">
            <text:p>North West Region</text:p>
          </table:table-cell>
          <table:table-cell office:value-type="float" office:value="8.8617481690713475" table:style-name="ce370">
            <text:p>9</text:p>
          </table:table-cell>
          <table:table-cell office:value-type="float" office:value="9.4023794152909712" table:style-name="ce370">
            <text:p>9</text:p>
          </table:table-cell>
          <table:table-cell office:value-type="float" office:value="13.573774293606325" table:style-name="ce370">
            <text:p>14</text:p>
          </table:table-cell>
          <table:table-cell office:value-type="float" office:value="14.036033707514672" table:style-name="ce370">
            <text:p>14</text:p>
          </table:table-cell>
          <table:table-cell office:value-type="float" office:value="9.919825552432961" table:style-name="ce370">
            <text:p>10</text:p>
          </table:table-cell>
          <table:table-cell office:value-type="float" office:value="9.2128666468530671" table:style-name="ce370">
            <text:p>9</text:p>
          </table:table-cell>
          <table:table-cell office:value-type="float" office:value="8.2078853046594986" table:style-name="ce370">
            <text:p>8</text:p>
          </table:table-cell>
          <table:table-cell office:value-type="float" office:value="7.8607226287137371" table:style-name="ce370">
            <text:p>8</text:p>
          </table:table-cell>
          <table:table-cell office:value-type="float" office:value="7.6269056793432739" table:style-name="ce370">
            <text:p>8</text:p>
          </table:table-cell>
          <table:table-cell office:value-type="float" office:value="6.5902270311007038" table:style-name="ce370">
            <text:p>7</text:p>
          </table:table-cell>
          <table:table-cell office:value-type="float" office:value="5.4661593019659183" table:style-name="ce370">
            <text:p>5</text:p>
          </table:table-cell>
          <table:table-cell office:value-type="float" office:value="6.805971899530193" table:style-name="ce370">
            <text:p>7</text:p>
          </table:table-cell>
          <table:table-cell office:value-type="float" office:value="7.2203792707136145" table:style-name="ce370">
            <text:p>7</text:p>
          </table:table-cell>
          <table:table-cell table:number-columns-repeated="16370" table:style-name="ce296"/>
        </table:table-row>
        <table:table-row table:style-name="ro36">
          <table:table-cell office:value-type="string" table:style-name="ce370">
            <text:p>Yorkshire and The Humber Region</text:p>
          </table:table-cell>
          <table:table-cell office:value-type="float" office:value="6.8952050800579912" table:style-name="ce370">
            <text:p>7</text:p>
          </table:table-cell>
          <table:table-cell office:value-type="float" office:value="5.382735405330628" table:style-name="ce370">
            <text:p>5</text:p>
          </table:table-cell>
          <table:table-cell office:value-type="float" office:value="5.5546582847771804" table:style-name="ce370">
            <text:p>6</text:p>
          </table:table-cell>
          <table:table-cell office:value-type="float" office:value="6.5079923886257189" table:style-name="ce370">
            <text:p>7</text:p>
          </table:table-cell>
          <table:table-cell office:value-type="float" office:value="7.1898527158741645" table:style-name="ce370">
            <text:p>7</text:p>
          </table:table-cell>
          <table:table-cell office:value-type="float" office:value="7.5599551907821043" table:style-name="ce370">
            <text:p>8</text:p>
          </table:table-cell>
          <table:table-cell office:value-type="float" office:value="7.8046594982078856" table:style-name="ce370">
            <text:p>8</text:p>
          </table:table-cell>
          <table:table-cell office:value-type="float" office:value="7.8946826793450855" table:style-name="ce370">
            <text:p>8</text:p>
          </table:table-cell>
          <table:table-cell office:value-type="float" office:value="8.5315798291171046" table:style-name="ce370">
            <text:p>9</text:p>
          </table:table-cell>
          <table:table-cell office:value-type="float" office:value="8.0463482579030234" table:style-name="ce370">
            <text:p>8</text:p>
          </table:table-cell>
          <table:table-cell office:value-type="float" office:value="8.5585423575194763" table:style-name="ce370">
            <text:p>9</text:p>
          </table:table-cell>
          <table:table-cell office:value-type="float" office:value="8.3407236933721283" table:style-name="ce370">
            <text:p>8</text:p>
          </table:table-cell>
          <table:table-cell office:value-type="float" office:value="8.7908786960610179" table:style-name="ce370">
            <text:p>9</text:p>
          </table:table-cell>
          <table:table-cell table:number-columns-repeated="16370" table:style-name="ce296"/>
        </table:table-row>
        <table:table-row table:style-name="ro36">
          <table:table-cell office:value-type="string" table:style-name="ce370">
            <text:p>East Midlands Region</text:p>
          </table:table-cell>
          <table:table-cell office:value-type="float" office:value="6.1366201779304221" table:style-name="ce370">
            <text:p>6</text:p>
          </table:table-cell>
          <table:table-cell office:value-type="float" office:value="5.3144886101632389" table:style-name="ce370">
            <text:p>5</text:p>
          </table:table-cell>
          <table:table-cell office:value-type="float" office:value="4.6742285887034987" table:style-name="ce370">
            <text:p>5</text:p>
          </table:table-cell>
          <table:table-cell office:value-type="float" office:value="4.3778771039344742" table:style-name="ce370">
            <text:p>4</text:p>
          </table:table-cell>
          <table:table-cell office:value-type="float" office:value="5.1455452896337164" table:style-name="ce370">
            <text:p>5</text:p>
          </table:table-cell>
          <table:table-cell office:value-type="float" office:value="5.7259779154568937" table:style-name="ce370">
            <text:p>6</text:p>
          </table:table-cell>
          <table:table-cell office:value-type="float" office:value="6.3649940262843483" table:style-name="ce370">
            <text:p>6</text:p>
          </table:table-cell>
          <table:table-cell office:value-type="float" office:value="7.0554577917734358" table:style-name="ce370">
            <text:p>7</text:p>
          </table:table-cell>
          <table:table-cell office:value-type="float" office:value="7.0860158437642111" table:style-name="ce370">
            <text:p>7</text:p>
          </table:table-cell>
          <table:table-cell office:value-type="float" office:value="6.9273419731653814" table:style-name="ce370">
            <text:p>7</text:p>
          </table:table-cell>
          <table:table-cell office:value-type="float" office:value="7.0659406268207938" table:style-name="ce370">
            <text:p>7</text:p>
          </table:table-cell>
          <table:table-cell office:value-type="float" office:value="7.3256180417622527" table:style-name="ce370">
            <text:p>7</text:p>
          </table:table-cell>
          <table:table-cell office:value-type="float" office:value="7.429996865531292" table:style-name="ce370">
            <text:p>7</text:p>
          </table:table-cell>
          <table:table-cell table:number-columns-repeated="16370" table:style-name="ce296"/>
        </table:table-row>
        <table:table-row table:style-name="ro36">
          <table:table-cell office:value-type="string" table:style-name="ce370">
            <text:p>West Midlands Region</text:p>
          </table:table-cell>
          <table:table-cell office:value-type="float" office:value="9.6786446045782579" table:style-name="ce370">
            <text:p>10</text:p>
          </table:table-cell>
          <table:table-cell office:value-type="float" office:value="8.734206400442682" table:style-name="ce370">
            <text:p>9</text:p>
          </table:table-cell>
          <table:table-cell office:value-type="float" office:value="7.5490841626185956" table:style-name="ce370">
            <text:p>8</text:p>
          </table:table-cell>
          <table:table-cell office:value-type="float" office:value="7.8239401785197034" table:style-name="ce370">
            <text:p>8</text:p>
          </table:table-cell>
          <table:table-cell office:value-type="float" office:value="7.888206930907109" table:style-name="ce370">
            <text:p>8</text:p>
          </table:table-cell>
          <table:table-cell office:value-type="float" office:value="8.2618138588509638" table:style-name="ce370">
            <text:p>8</text:p>
          </table:table-cell>
          <table:table-cell office:value-type="float" office:value="8.4866587017124662" table:style-name="ce370">
            <text:p>8</text:p>
          </table:table-cell>
          <table:table-cell office:value-type="float" office:value="7.572062198347278" table:style-name="ce370">
            <text:p>8</text:p>
          </table:table-cell>
          <table:table-cell office:value-type="float" office:value="8.3317377880956371" table:style-name="ce370">
            <text:p>8</text:p>
          </table:table-cell>
          <table:table-cell office:value-type="float" office:value="8.9554146984806273" table:style-name="ce370">
            <text:p>9</text:p>
          </table:table-cell>
          <table:table-cell office:value-type="float" office:value="8.7412511958797001" table:style-name="ce370">
            <text:p>9</text:p>
          </table:table-cell>
          <table:table-cell office:value-type="float" office:value="8.5027008406687248" table:style-name="ce370">
            <text:p>9</text:p>
          </table:table-cell>
          <table:table-cell office:value-type="float" office:value="8.4029881935012014" table:style-name="ce370">
            <text:p>8</text:p>
          </table:table-cell>
          <table:table-cell table:number-columns-repeated="16370" table:style-name="ce296"/>
        </table:table-row>
        <table:table-row table:style-name="ro36">
          <table:table-cell office:value-type="string" table:style-name="ce370">
            <text:p>Eastern Region</text:p>
          </table:table-cell>
          <table:table-cell office:value-type="float" office:value="5.5032178336997868" table:style-name="ce370">
            <text:p>6</text:p>
          </table:table-cell>
          <table:table-cell office:value-type="float" office:value="5.460665867379876" table:style-name="ce370">
            <text:p>5</text:p>
          </table:table-cell>
          <table:table-cell office:value-type="float" office:value="5.5256695365527406" table:style-name="ce370">
            <text:p>6</text:p>
          </table:table-cell>
          <table:table-cell office:value-type="float" office:value="5.8988150676690392" table:style-name="ce370">
            <text:p>6</text:p>
          </table:table-cell>
          <table:table-cell office:value-type="float" office:value="6.8749823766601184" table:style-name="ce370">
            <text:p>7</text:p>
          </table:table-cell>
          <table:table-cell office:value-type="float" office:value="7.5430374248416827" table:style-name="ce370">
            <text:p>8</text:p>
          </table:table-cell>
          <table:table-cell office:value-type="float" office:value="7.8957586618876947" table:style-name="ce370">
            <text:p>8</text:p>
          </table:table-cell>
          <table:table-cell office:value-type="float" office:value="8.6047564652732742" table:style-name="ce370">
            <text:p>9</text:p>
          </table:table-cell>
          <table:table-cell office:value-type="float" office:value="9.0628963932699893" table:style-name="ce370">
            <text:p>9</text:p>
          </table:table-cell>
          <table:table-cell office:value-type="float" office:value="8.1795793128507412" table:style-name="ce370">
            <text:p>8</text:p>
          </table:table-cell>
          <table:table-cell office:value-type="float" office:value="9.5166847697077372" table:style-name="ce370">
            <text:p>10</text:p>
          </table:table-cell>
          <table:table-cell office:value-type="float" office:value="10.476476667228578" table:style-name="ce370">
            <text:p>10</text:p>
          </table:table-cell>
          <table:table-cell office:value-type="float" office:value="10.414272280848397" table:style-name="ce370">
            <text:p>10</text:p>
          </table:table-cell>
          <table:table-cell table:number-columns-repeated="16370" table:style-name="ce296"/>
        </table:table-row>
        <table:table-row table:style-name="ro36">
          <table:table-cell office:value-type="string" table:style-name="ce370">
            <text:p>London Region</text:p>
          </table:table-cell>
          <table:table-cell office:value-type="float" office:value="29.614769401959052" table:style-name="ce370">
            <text:p>30</text:p>
          </table:table-cell>
          <table:table-cell office:value-type="float" office:value="33.333487042331456" table:style-name="ce370">
            <text:p>33</text:p>
          </table:table-cell>
          <table:table-cell office:value-type="float" office:value="31.920753044853878" table:style-name="ce370">
            <text:p>32</text:p>
          </table:table-cell>
          <table:table-cell office:value-type="float" office:value="29.98293233987371" table:style-name="ce370">
            <text:p>30</text:p>
          </table:table-cell>
          <table:table-cell office:value-type="float" office:value="29.782034532347051" table:style-name="ce370">
            <text:p>30</text:p>
          </table:table-cell>
          <table:table-cell office:value-type="float" office:value="27.652774284995768" table:style-name="ce370">
            <text:p>28</text:p>
          </table:table-cell>
          <table:table-cell office:value-type="float" office:value="25.054261250497809" table:style-name="ce370">
            <text:p>25</text:p>
          </table:table-cell>
          <table:table-cell office:value-type="float" office:value="25.28634497236887" table:style-name="ce370">
            <text:p>25</text:p>
          </table:table-cell>
          <table:table-cell office:value-type="float" office:value="24.864777541105234" table:style-name="ce370">
            <text:p>25</text:p>
          </table:table-cell>
          <table:table-cell office:value-type="float" office:value="25.537970850660095" table:style-name="ce370">
            <text:p>26</text:p>
          </table:table-cell>
          <table:table-cell office:value-type="float" office:value="24.368611484761075" table:style-name="ce370">
            <text:p>24</text:p>
          </table:table-cell>
          <table:table-cell office:value-type="float" office:value="22.748627591817588" table:style-name="ce370">
            <text:p>23</text:p>
          </table:table-cell>
          <table:table-cell office:value-type="float" office:value="20.840951833664196" table:style-name="ce370">
            <text:p>21</text:p>
          </table:table-cell>
          <table:table-cell table:number-columns-repeated="16370" table:style-name="ce296"/>
        </table:table-row>
        <table:table-row table:style-name="ro36">
          <table:table-cell office:value-type="string" table:style-name="ce370">
            <text:p>South East Region</text:p>
          </table:table-cell>
          <table:table-cell office:value-type="float" office:value="10.38212778250333" table:style-name="ce370">
            <text:p>10</text:p>
          </table:table-cell>
          <table:table-cell office:value-type="float" office:value="10.987734021949645" table:style-name="ce370">
            <text:p>11</text:p>
          </table:table-cell>
          <table:table-cell office:value-type="float" office:value="9.6238502855391701" table:style-name="ce370">
            <text:p>10</text:p>
          </table:table-cell>
          <table:table-cell office:value-type="float" office:value="10.586851217240564" table:style-name="ce370">
            <text:p>11</text:p>
          </table:table-cell>
          <table:table-cell office:value-type="float" office:value="12.003609260007707" table:style-name="ce370">
            <text:p>12</text:p>
          </table:table-cell>
          <table:table-cell office:value-type="float" office:value="12.135982259207609" table:style-name="ce370">
            <text:p>12</text:p>
          </table:table-cell>
          <table:table-cell office:value-type="float" office:value="12.655814416567104" table:style-name="ce370">
            <text:p>13</text:p>
          </table:table-cell>
          <table:table-cell office:value-type="float" office:value="12.464882220369857" table:style-name="ce370">
            <text:p>12</text:p>
          </table:table-cell>
          <table:table-cell office:value-type="float" office:value="11.472967474810329" table:style-name="ce370">
            <text:p>11</text:p>
          </table:table-cell>
          <table:table-cell office:value-type="float" office:value="11.914759040198097" table:style-name="ce370">
            <text:p>12</text:p>
          </table:table-cell>
          <table:table-cell office:value-type="float" office:value="10.156885030103799" table:style-name="ce370">
            <text:p>10</text:p>
          </table:table-cell>
          <table:table-cell office:value-type="float" office:value="10.552701207132859" table:style-name="ce370">
            <text:p>11</text:p>
          </table:table-cell>
          <table:table-cell office:value-type="float" office:value="10.463901368718002" table:style-name="ce370">
            <text:p>10</text:p>
          </table:table-cell>
          <table:table-cell table:number-columns-repeated="16370" table:style-name="ce296"/>
        </table:table-row>
        <table:table-row table:style-name="ro36">
          <table:table-cell office:value-type="string" table:style-name="ce370">
            <text:p>South West Region</text:p>
          </table:table-cell>
          <table:table-cell office:value-type="float" office:value="7.3322740963049746" table:style-name="ce370">
            <text:p>7</text:p>
          </table:table-cell>
          <table:table-cell office:value-type="float" office:value="6.7545882135940234" table:style-name="ce370">
            <text:p>7</text:p>
          </table:table-cell>
          <table:table-cell office:value-type="float" office:value="6.4798134781114252" table:style-name="ce370">
            <text:p>6</text:p>
          </table:table-cell>
          <table:table-cell office:value-type="float" office:value="6.492395310181327" table:style-name="ce370">
            <text:p>6</text:p>
          </table:table-cell>
          <table:table-cell office:value-type="float" office:value="7.07189382760144" table:style-name="ce370">
            <text:p>7</text:p>
          </table:table-cell>
          <table:table-cell office:value-type="float" office:value="8.2576987265951853" table:style-name="ce370">
            <text:p>8</text:p>
          </table:table-cell>
          <table:table-cell office:value-type="float" office:value="8.7664277180406209" table:style-name="ce370">
            <text:p>9</text:p>
          </table:table-cell>
          <table:table-cell office:value-type="float" office:value="7.8735862842559152" table:style-name="ce370">
            <text:p>8</text:p>
          </table:table-cell>
          <table:table-cell office:value-type="float" office:value="7.045927769667089" table:style-name="ce370">
            <text:p>7</text:p>
          </table:table-cell>
          <table:table-cell office:value-type="float" office:value="7.9602190910681365" table:style-name="ce370">
            <text:p>8</text:p>
          </table:table-cell>
          <table:table-cell office:value-type="float" office:value="9.7813967874894789" table:style-name="ce370">
            <text:p>10</text:p>
          </table:table-cell>
          <table:table-cell office:value-type="float" office:value="8.4396690095940308" table:style-name="ce370">
            <text:p>8</text:p>
          </table:table-cell>
          <table:table-cell office:value-type="float" office:value="8.9025441437676314" table:style-name="ce370">
            <text:p>9</text:p>
          </table:table-cell>
          <table:table-cell table:number-columns-repeated="16370" table:style-name="ce296"/>
        </table:table-row>
        <table:table-row table:style-name="ro36">
          <table:table-cell office:value-type="string" table:style-name="ce370">
            <text:p>Wales</text:p>
          </table:table-cell>
          <table:table-cell office:value-type="float" office:value="5.7246946669020531" table:style-name="ce370">
            <text:p>6</text:p>
          </table:table-cell>
          <table:table-cell office:value-type="float" office:value="6.0541363091395368" table:style-name="ce370">
            <text:p>6</text:p>
          </table:table-cell>
          <table:table-cell office:value-type="float" office:value="5.7107834002145168" table:style-name="ce370">
            <text:p>6</text:p>
          </table:table-cell>
          <table:table-cell office:value-type="float" office:value="5.9817023988306648" table:style-name="ce370">
            <text:p>6</text:p>
          </table:table-cell>
          <table:table-cell office:value-type="float" office:value="6.2757888206930899" table:style-name="ce370">
            <text:p>6</text:p>
          </table:table-cell>
          <table:table-cell office:value-type="float" office:value="6.1214878489289228" table:style-name="ce370">
            <text:p>6</text:p>
          </table:table-cell>
          <table:table-cell office:value-type="float" office:value="6.14247311827957" table:style-name="ce370">
            <text:p>6</text:p>
          </table:table-cell>
          <table:table-cell office:value-type="float" office:value="5.9805707346690955" table:style-name="ce370">
            <text:p>6</text:p>
          </table:table-cell>
          <table:table-cell office:value-type="float" office:value="6.0281693511715293" table:style-name="ce370">
            <text:p>6</text:p>
          </table:table-cell>
          <table:table-cell office:value-type="float" office:value="6.2107203897344805" table:style-name="ce370">
            <text:p>6</text:p>
          </table:table-cell>
          <table:table-cell office:value-type="float" office:value="5.5812514836101546" table:style-name="ce370">
            <text:p>6</text:p>
          </table:table-cell>
          <table:table-cell office:value-type="float" office:value="5.4918315144496805" table:style-name="ce370">
            <text:p>5</text:p>
          </table:table-cell>
          <table:table-cell office:value-type="float" office:value="6.0756451781423051" table:style-name="ce370">
            <text:p>6</text:p>
          </table:table-cell>
          <table:table-cell table:number-columns-repeated="16370" table:style-name="ce296"/>
        </table:table-row>
        <table:table-row table:style-name="ro36">
          <table:table-cell office:value-type="string" table:style-name="ce370">
            <text:p>British Transport Police</text:p>
          </table:table-cell>
          <table:table-cell office:value-type="float" office:value="1.4379945112263075" table:style-name="ce370">
            <text:p>1</text:p>
          </table:table-cell>
          <table:table-cell office:value-type="float" office:value="1.7545882135940236" table:style-name="ce370">
            <text:p>2</text:p>
          </table:table-cell>
          <table:table-cell office:value-type="float" office:value="2.3596841054693485" table:style-name="ce370">
            <text:p>2</text:p>
          </table:table-cell>
          <table:table-cell office:value-type="float" office:value="2.5548014491914026" table:style-name="ce370">
            <text:p>3</text:p>
          </table:table-cell>
          <table:table-cell office:value-type="float" office:value="1.9597153948098089" table:style-name="ce370">
            <text:p>2</text:p>
          </table:table-cell>
          <table:table-cell office:value-type="float" office:value="1.6291351363709108" table:style-name="ce370">
            <text:p>2</text:p>
          </table:table-cell>
          <table:table-cell office:value-type="float" office:value="1.6397849462365592" table:style-name="ce370">
            <text:p>2</text:p>
          </table:table-cell>
          <table:table-cell office:value-type="float" office:value="1.9887211468206187" table:style-name="ce370">
            <text:p>2</text:p>
          </table:table-cell>
          <table:table-cell office:value-type="float" office:value="1.3031615728884953" table:style-name="ce370">
            <text:p>1</text:p>
          </table:table-cell>
          <table:table-cell office:value-type="float" office:value="0.98779388213761832" table:style-name="ce370">
            <text:p>1</text:p>
          </table:table-cell>
          <table:table-cell office:value-type="float" office:value="0.81715448967407334" table:style-name="ce370">
            <text:p>1</text:p>
          </table:table-cell>
          <table:table-cell office:value-type="float" office:value="0.95207382053518419" table:style-name="ce370">
            <text:p>1</text:p>
          </table:table-cell>
          <table:table-cell office:value-type="float" office:value="0.28602026956430882" table:style-name="ce370">
            <text:p>0</text:p>
          </table:table-cell>
          <table:table-cell table:number-columns-repeated="16370" table:style-name="ce296"/>
        </table:table-row>
        <table:table-row table:style-name="ro36">
          <table:table-cell office:value-type="string" table:style-name="ce371">
            <text:p>Total police</text:p>
          </table:table-cell>
          <table:table-cell office:value-type="float" office:value="96.514147233946943" table:style-name="ce371">
            <text:p>97</text:p>
          </table:table-cell>
          <table:table-cell office:value-type="float" office:value="96.962095361062438" table:style-name="ce371">
            <text:p>97</text:p>
          </table:table-cell>
          <table:table-cell office:value-type="float" office:value="96.819520194804383" table:style-name="ce371">
            <text:p>97</text:p>
          </table:table-cell>
          <table:table-cell office:value-type="float" office:value="98.240649551472586" table:style-name="ce371">
            <text:p>98</text:p>
          </table:table-cell>
          <table:table-cell office:value-type="float" office:value="98.141795042906949" table:style-name="ce371">
            <text:p>98</text:p>
          </table:table-cell>
          <table:table-cell office:value-type="float" office:value="98.359433940696377" table:style-name="ce371">
            <text:p>98</text:p>
          </table:table-cell>
          <table:table-cell office:value-type="float" office:value="97.16497411389885" table:style-name="ce371">
            <text:p>97</text:p>
          </table:table-cell>
          <table:table-cell office:value-type="float" office:value="96.991448241795567" table:style-name="ce371">
            <text:p>97</text:p>
          </table:table-cell>
          <table:table-cell office:value-type="float" office:value="96.290955651820127" table:style-name="ce371">
            <text:p>96</text:p>
          </table:table-cell>
          <table:table-cell office:value-type="float" office:value="96.389303834093681" table:style-name="ce371">
            <text:p>96</text:p>
          </table:table-cell>
          <table:table-cell office:value-type="float" office:value="95.15461915277767" table:style-name="ce371">
            <text:p>95</text:p>
          </table:table-cell>
          <table:table-cell office:value-type="float" office:value="95.236699184250838" table:style-name="ce371">
            <text:p>95</text:p>
          </table:table-cell>
          <table:table-cell office:value-type="float" office:value="94.16335806080869" table:style-name="ce370">
            <text:p>94</text:p>
          </table:table-cell>
          <table:table-cell table:number-columns-repeated="16370" table:style-name="ce318"/>
        </table:table-row>
        <table:table-row table:style-name="ro8">
          <table:table-cell table:number-columns-repeated="14" table:style-name="ce370"/>
          <table:table-cell table:number-columns-repeated="16370" table:style-name="ce296"/>
        </table:table-row>
        <table:table-row table:style-name="ro36">
          <table:table-cell office:value-type="string" table:style-name="ce371">
            <text:p>Border Force<text:span text:style-name="T2"><text:s/>8</text:span></text:p>
          </table:table-cell>
          <table:table-cell office:value-type="float" office:value="3.4858527660530583" table:style-name="ce371">
            <text:p>3</text:p>
          </table:table-cell>
          <table:table-cell office:value-type="float" office:value="3.0379046389375635" table:style-name="ce371">
            <text:p>3</text:p>
          </table:table-cell>
          <table:table-cell office:value-type="float" office:value="3.180479805195612" table:style-name="ce371">
            <text:p>3</text:p>
          </table:table-cell>
          <table:table-cell office:value-type="float" office:value="1.759350448527413" table:style-name="ce371">
            <text:p>2</text:p>
          </table:table-cell>
          <table:table-cell office:value-type="float" office:value="1.8582049570930417" table:style-name="ce371">
            <text:p>2</text:p>
          </table:table-cell>
          <table:table-cell office:value-type="float" office:value="1.6405660593036282" table:style-name="ce371">
            <text:p>2</text:p>
          </table:table-cell>
          <table:table-cell office:value-type="float" office:value="2.835025886101155" table:style-name="ce371">
            <text:p>3</text:p>
          </table:table-cell>
          <table:table-cell office:value-type="float" office:value="3.0085517582044394" table:style-name="ce371">
            <text:p>3</text:p>
          </table:table-cell>
          <table:table-cell office:value-type="float" office:value="3.7090443481798818" table:style-name="ce371">
            <text:p>4</text:p>
          </table:table-cell>
          <table:table-cell office:value-type="float" office:value="3.6106961659063073" table:style-name="ce371">
            <text:p>4</text:p>
          </table:table-cell>
          <table:table-cell office:value-type="float" office:value="4.8453808472223221" table:style-name="ce371">
            <text:p>5</text:p>
          </table:table-cell>
          <table:table-cell office:value-type="float" office:value="4.7633008157491625" table:style-name="ce371">
            <text:p>5</text:p>
          </table:table-cell>
          <table:table-cell office:value-type="float" office:value="5.8366419391913071" table:style-name="ce371">
            <text:p>6</text:p>
          </table:table-cell>
          <table:table-cell table:number-columns-repeated="16370" table:style-name="ce318"/>
        </table:table-row>
        <table:table-row table:style-name="ro10">
          <table:table-cell table:number-columns-repeated="13" table:style-name="ce296"/>
          <table:table-cell table:style-name="ce370"/>
          <table:table-cell table:number-columns-repeated="16370" table:style-name="ce296"/>
        </table:table-row>
        <table:table-row table:style-name="ro36">
          <table:table-cell office:value-type="string" table:style-name="ce372">
            <text:p>Total England and Wales</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238">
            <text:p>100</text:p>
          </table:table-cell>
          <table:table-cell office:value-type="float" office:value="100" table:style-name="ce372">
            <text:p>100</text:p>
          </table:table-cell>
          <table:table-cell table:number-columns-repeated="16370" table:style-name="ce318"/>
        </table:table-row>
        <table:table-row table:style-name="ro5">
          <table:table-cell office:value-type="string" table:style-name="ce363">
            <text:p>1. 2008/09 figures from Norfolk cover a ten month period only.<text:s/></text:p>
          </table:table-cell>
          <table:table-cell table:number-columns-repeated="11" table:style-name="ce256"/>
          <table:table-cell table:number-columns-repeated="16372" table:style-name="ce296"/>
        </table:table-row>
        <table:table-row table:style-name="ro5">
          <table:table-cell office:value-type="string" table:style-name="ce363">
            <text:p>2. In 2012/13 Surrey and Hampshire were unable to supply reliable estimates. Imputation methods have been used to estiamte the 2012/13 data for these forces.</text:p>
          </table:table-cell>
          <table:table-cell table:number-columns-repeated="11" table:style-name="ce256"/>
          <table:table-cell table:number-columns-repeated="16372" table:style-name="ce296"/>
        </table:table-row>
        <table:table-row table:style-name="ro5">
          <table:table-cell office:value-type="string" table:style-name="ce363">
            <text:p>3. In 2013/14 Gwent could only supply data for a 10 month period. Data for Gwent in this table has been imputed to cover the full 12 months of 2013/14.</text:p>
          </table:table-cell>
          <table:table-cell table:number-columns-repeated="11" table:style-name="ce256"/>
          <table:table-cell table:number-columns-repeated="16372" table:style-name="ce296"/>
        </table:table-row>
        <table:table-row table:style-name="ro5">
          <table:table-cell office:value-type="string" table:style-name="ce363">
            <text:p>4. In 2014/15 Bedfordshire and Hampshire were unable to supply reliable estimates. Imputation methods have been used to estimate the 2014/15 data for these forces.</text:p>
          </table:table-cell>
          <table:table-cell table:number-columns-repeated="11" table:style-name="ce256"/>
          <table:table-cell table:number-columns-repeated="16372" table:style-name="ce296"/>
        </table:table-row>
        <table:table-row table:style-name="ro5">
          <table:table-cell office:value-type="string" table:style-name="ce363">
            <text:p>5. In 2015/16 Bedfordshire, Dorset, Essex and Leicestershire were unable to supply reliable estimates. Imputation methods, based on police recorded crime, have been used to estimate the 2015/16 data for these forces.</text:p>
          </table:table-cell>
          <table:table-cell table:number-columns-repeated="11" table:style-name="ce256"/>
          <table:table-cell table:number-columns-repeated="16372" table:style-name="ce296"/>
        </table:table-row>
        <table:table-row table:style-name="ro20">
          <table:table-cell office:value-type="string" table:style-name="ce373">
            <text:p>6. In 2016/17 and 2017/18 Kent were unable to supply reliable estimates. Imputation methods have been used to estimate the 2016/17 and 2017/18 data for this force.</text:p>
          </table:table-cell>
          <table:table-cell table:number-columns-repeated="11" table:style-name="ce373"/>
          <table:table-cell table:number-columns-repeated="16372" table:style-name="ce296"/>
        </table:table-row>
        <table:table-row table:style-name="ro20">
          <table:table-cell office:value-type="string" table:number-columns-spanned="14" table:number-rows-spanned="1" table:style-name="ce368">
            <text:p>7. In 2018/19 Hertfordshire, Kent and Lincolnshire were unable to submit reliable estimates. Imputation methods have been used to estimate the 2018/19 data for these forces</text:p>
          </table:table-cell>
          <table:covered-table-cell table:number-columns-repeated="13"/>
          <table:table-cell table:number-columns-repeated="16370" table:style-name="ce296"/>
        </table:table-row>
        <table:table-row table:style-name="ro37">
          <table:table-cell office:value-type="string" table:style-name="ce373">
            <text:p>8. Includes data from Her Majesty's Revenue and Customs (HMRC) up to and including 2010/11. Seizures from joint operations involving Border Force and the police are recorded against the lead agency that takes possession of the seized drugs.<text:s/></text:p>
          </table:table-cell>
          <table:table-cell table:number-columns-repeated="11" table:style-name="ce373"/>
          <table:table-cell table:number-columns-repeated="16372" table:style-name="ce296"/>
        </table:table-row>
        <table:table-row table:style-name="ro10">
          <table:table-cell office:value-type="string" table:style-name="ce373">
            <text:p>9. In 2018/19 Thames Valley revised data for 2006/07 and Avon and Somerset, Suffolk and South Yorkshire revised data for 2017/18. Therefore the figures may not match previous publications.<text:s/></text:p>
          </table:table-cell>
          <table:table-cell table:number-columns-repeated="11" table:style-name="ce373"/>
          <table:table-cell table:number-columns-repeated="16372" table:style-name="ce296"/>
        </table:table-row>
        <table:table-row table:style-name="ro10">
          <table:table-cell table:number-columns-repeated="12" table:style-name="ce373"/>
          <table:table-cell table:number-columns-repeated="16372" table:style-name="ce296"/>
        </table:table-row>
        <table:table-row table:style-name="ro10">
          <table:table-cell office:value-type="string" table:style-name="ce373">
            <text:p>.. denotes data not available.</text:p>
          </table:table-cell>
          <table:table-cell table:number-columns-repeated="16383" table:style-name="ce296"/>
        </table:table-row>
        <table:table-row table:style-name="ro10">
          <table:table-cell office:value-type="string" table:style-name="ce373">
            <text:p>* denotes data not applicable.</text:p>
          </table:table-cell>
          <table:table-cell table:number-columns-repeated="16383" table:style-name="ce296"/>
        </table:table-row>
        <table:table-row table:number-rows-repeated="43" table:style-name="ro10">
          <table:table-cell table:number-columns-repeated="16384" table:style-name="ce296"/>
        </table:table-row>
        <table:table-row table:number-rows-repeated="1048501" table:style-name="ro5">
          <table:table-cell table:number-columns-repeated="16384"/>
        </table:table-row>
      </table:table>
      <table:table table:name="Supplementary_Table_1" table:style-name="ta12">
        <table:table-column table:style-name="co54" table:default-cell-style-name="ce376"/>
        <table:table-column table:style-name="co29" table:number-columns-repeated="16383" table:default-cell-style-name="ce376"/>
        <table:table-row table:style-name="ro32">
          <table:table-cell office:value-type="string" table:style-name="ce374">
            <text:p>Supplemetary table 1 <text:s text:c="2"/>Quantity of seizures of mephedrone, 2017/18 to 2018/19<text:s/><text:span text:style-name="T2">1, 2, 3, 4, 5</text:span><text:span text:style-name="T2"/></text:p>
            <text:p/>
          </table:table-cell>
          <table:table-cell table:number-columns-repeated="10" table:style-name="ce375"/>
          <table:table-cell table:number-columns-repeated="16373"/>
        </table:table-row>
        <table:table-row table:style-name="ro38">
          <table:table-cell table:number-columns-repeated="16384"/>
        </table:table-row>
        <table:table-row table:style-name="ro38">
          <table:table-cell table:style-name="ce171"/>
          <table:table-cell table:style-name="ce377"/>
          <table:table-cell office:value-type="string" table:number-columns-spanned="2" table:number-rows-spanned="1" table:style-name="ce396">
            <text:p>Quantity of seizures</text:p>
          </table:table-cell>
          <table:covered-table-cell/>
          <table:table-cell table:style-name="ce378"/>
          <table:table-cell table:number-columns-repeated="16379" table:style-name="ce376"/>
        </table:table-row>
        <table:table-row table:style-name="ro16">
          <table:table-cell table:style-name="ce379"/>
          <table:table-cell table:style-name="ce376"/>
          <table:table-cell office:value-type="string" table:style-name="ce380">
            <text:p>2017/18<text:s/><text:span text:style-name="T3">4</text:span></text:p>
          </table:table-cell>
          <table:table-cell office:value-type="string" table:style-name="ce380">
            <text:p>2018/19<text:s/><text:span text:style-name="T3">5</text:span></text:p>
          </table:table-cell>
          <table:table-cell office:value-type="string" table:style-name="ce381">
            <text:p>% change</text:p>
            <text:p>2017/18 to 2018/19</text:p>
          </table:table-cell>
          <table:table-cell table:number-columns-repeated="16379" table:style-name="ce376"/>
        </table:table-row>
        <table:table-row table:style-name="ro38">
          <table:table-cell table:style-name="ce379"/>
          <table:table-cell table:style-name="ce376"/>
          <table:table-cell table:number-columns-repeated="2" table:style-name="ce345"/>
          <table:table-cell table:number-columns-repeated="16380" table:style-name="ce376"/>
        </table:table-row>
        <table:table-row table:style-name="ro39">
          <table:table-cell office:value-type="string" table:style-name="ce382">
            <text:p>Total police</text:p>
          </table:table-cell>
          <table:table-cell table:style-name="ce376"/>
          <table:table-cell table:number-columns-repeated="2" table:style-name="ce345"/>
          <table:table-cell table:style-name="ce383"/>
          <table:table-cell table:number-columns-repeated="16379" table:style-name="ce376"/>
        </table:table-row>
        <table:table-row table:style-name="ro38">
          <table:table-cell table:style-name="ce382"/>
          <table:table-cell office:value-type="string" table:style-name="ce384">
            <text:p>doses</text:p>
          </table:table-cell>
          <table:table-cell office:value-type="float" office:value="322" table:style-name="ce334">
            <text:p><text:s/>322<text:s/></text:p>
          </table:table-cell>
          <table:table-cell office:value-type="float" office:value="186.55" table:style-name="ce334">
            <text:p><text:s/>187<text:s/></text:p>
          </table:table-cell>
          <table:table-cell office:value-type="percentage" office:value="-0.42065217391304344" table:style-name="ce385">
            <text:p>-42%</text:p>
          </table:table-cell>
          <table:table-cell table:number-columns-repeated="16379" table:style-name="ce376"/>
        </table:table-row>
        <table:table-row table:style-name="ro38">
          <table:table-cell table:style-name="ce382"/>
          <table:table-cell office:value-type="string" table:style-name="ce384">
            <text:p>kgs</text:p>
          </table:table-cell>
          <table:table-cell office:value-type="float" office:value="2.1981469499999995" table:style-name="ce334">
            <text:p><text:s/>2<text:s/></text:p>
          </table:table-cell>
          <table:table-cell office:value-type="float" office:value="5.4716100000000001" table:style-name="ce334">
            <text:p><text:s/>5<text:s/></text:p>
          </table:table-cell>
          <table:table-cell office:value-type="percentage" office:value="1.4891920897281237" table:style-name="ce385">
            <text:p>149%</text:p>
          </table:table-cell>
          <table:table-cell table:number-columns-repeated="16379" table:style-name="ce376"/>
        </table:table-row>
        <table:table-row table:style-name="ro38">
          <table:table-cell table:style-name="ce382"/>
          <table:table-cell table:style-name="ce384"/>
          <table:table-cell table:number-columns-repeated="2" table:style-name="ce334"/>
          <table:table-cell table:style-name="ce386"/>
          <table:table-cell table:number-columns-repeated="16379" table:style-name="ce376"/>
        </table:table-row>
        <table:table-row table:style-name="ro32">
          <table:table-cell office:value-type="string" table:style-name="ce382">
            <text:p>Total Border Force<text:span text:style-name="T2"><text:s/>3</text:span></text:p>
          </table:table-cell>
          <table:table-cell table:style-name="ce384"/>
          <table:table-cell table:number-columns-repeated="2" table:style-name="ce334"/>
          <table:table-cell table:style-name="ce386"/>
          <table:table-cell table:number-columns-repeated="16379" table:style-name="ce376"/>
        </table:table-row>
        <table:table-row table:style-name="ro38">
          <table:table-cell table:style-name="ce382"/>
          <table:table-cell office:value-type="string" table:style-name="ce384">
            <text:p>doses</text:p>
          </table:table-cell>
          <table:table-cell office:value-type="float" office:value="60" table:style-name="ce387">
            <text:p>60</text:p>
          </table:table-cell>
          <table:table-cell office:value-type="float" office:value="0" table:style-name="ce66">
            <text:p><text:s/>-00<text:s/></text:p>
          </table:table-cell>
          <table:table-cell office:value-type="string" table:style-name="ce385">
            <text:p>..</text:p>
          </table:table-cell>
          <table:table-cell table:number-columns-repeated="16379" table:style-name="ce376"/>
        </table:table-row>
        <table:table-row table:style-name="ro38">
          <table:table-cell table:style-name="ce382"/>
          <table:table-cell office:value-type="string" table:style-name="ce384">
            <text:p>kgs</text:p>
          </table:table-cell>
          <table:table-cell office:value-type="float" office:value="1.3389999999999999E-2" table:style-name="ce334">
            <text:p><text:s/>0<text:s/></text:p>
          </table:table-cell>
          <table:table-cell office:value-type="float" office:value="6.8250999999999999" table:style-name="ce334">
            <text:p><text:s/>7<text:s/></text:p>
          </table:table-cell>
          <table:table-cell office:value-type="string" table:style-name="ce385">
            <text:p>..</text:p>
          </table:table-cell>
          <table:table-cell table:number-columns-repeated="16379" table:style-name="ce376"/>
        </table:table-row>
        <table:table-row table:style-name="ro38">
          <table:table-cell table:style-name="ce382"/>
          <table:table-cell table:style-name="ce384"/>
          <table:table-cell table:number-columns-repeated="2" table:style-name="ce334"/>
          <table:table-cell table:style-name="ce386"/>
          <table:table-cell table:number-columns-repeated="16379" table:style-name="ce376"/>
        </table:table-row>
        <table:table-row table:style-name="ro38">
          <table:table-cell office:value-type="string" table:style-name="ce388">
            <text:p>TOTAL ENGLAND AND WALES</text:p>
          </table:table-cell>
          <table:table-cell table:style-name="ce389"/>
          <table:table-cell table:number-columns-repeated="2" table:style-name="ce390"/>
          <table:table-cell table:style-name="ce391"/>
          <table:table-cell table:number-columns-repeated="16379" table:style-name="ce376"/>
        </table:table-row>
        <table:table-row table:style-name="ro39">
          <table:table-cell table:style-name="ce382"/>
          <table:table-cell office:value-type="string" table:style-name="ce392">
            <text:p>doses</text:p>
          </table:table-cell>
          <table:table-cell office:value-type="float" office:value="382" table:style-name="ce336">
            <text:p><text:s/>382<text:s/></text:p>
          </table:table-cell>
          <table:table-cell office:value-type="float" office:value="186.55" table:style-name="ce336">
            <text:p><text:s/>187<text:s/></text:p>
          </table:table-cell>
          <table:table-cell office:value-type="float" office:value="-51.164921465968582" table:style-name="ce393">
            <text:p>-51</text:p>
          </table:table-cell>
          <table:table-cell table:number-columns-repeated="16379" table:style-name="ce376"/>
        </table:table-row>
        <table:table-row table:style-name="ro39">
          <table:table-cell table:style-name="ce241"/>
          <table:table-cell office:value-type="string" table:style-name="ce394">
            <text:p>kgs</text:p>
          </table:table-cell>
          <table:table-cell office:value-type="float" office:value="2.2115369499999993" table:style-name="ce339">
            <text:p><text:s/>2<text:s/></text:p>
          </table:table-cell>
          <table:table-cell office:value-type="float" office:value="12.296710000000001" table:style-name="ce339">
            <text:p><text:s/>12<text:s/></text:p>
          </table:table-cell>
          <table:table-cell office:value-type="float" office:value="456.02552785744797" table:style-name="ce395">
            <text:p>456</text:p>
          </table:table-cell>
          <table:table-cell table:number-columns-repeated="16379" table:style-name="ce376"/>
        </table:table-row>
        <table:table-row table:style-name="ro20">
          <table:table-cell office:value-type="string" table:number-columns-spanned="11" table:number-rows-spanned="1" table:style-name="ce261">
            <text:p>1. This table contains data on seizures of mephedrone in the non-injection form (Class B) for police forces, and all mephedrone for Border Force.</text:p>
          </table:table-cell>
          <table:covered-table-cell table:number-columns-repeated="10"/>
          <table:table-cell table:number-columns-repeated="16373"/>
        </table:table-row>
        <table:table-row table:style-name="ro20">
          <table:table-cell office:value-type="string" table:number-columns-spanned="11" table:number-rows-spanned="1" table:style-name="ce261">
            <text:p>2. Seizures in the liquid form have been excluded from the "quantity" data in this table. They are, however, included in the number of seizures.</text:p>
          </table:table-cell>
          <table:covered-table-cell table:number-columns-repeated="10"/>
          <table:table-cell table:number-columns-repeated="16373"/>
        </table:table-row>
        <table:table-row table:style-name="ro20">
          <table:table-cell office:value-type="string" table:number-columns-spanned="11" table:number-rows-spanned="1" table:style-name="ce261">
            <text:p>3. Seizures from joint operations involving Border Force and the police are recorded against the lead agency that takes possession of the seized drugs.<text:s/></text:p>
          </table:table-cell>
          <table:covered-table-cell table:number-columns-repeated="10"/>
          <table:table-cell table:number-columns-repeated="16373"/>
        </table:table-row>
        <table:table-row table:style-name="ro20">
          <table:table-cell office:value-type="string" table:style-name="ce363">
            <text:p>4. In 2017/18 Kent was unable to supply reliable estimates. Data from this force has been excluded from the 201718 figures in this table.</text:p>
          </table:table-cell>
          <table:table-cell table:number-columns-repeated="10" table:style-name="ce256"/>
          <table:table-cell table:number-columns-repeated="16373"/>
        </table:table-row>
        <table:table-row table:style-name="ro20">
          <table:table-cell office:value-type="string" table:style-name="ce363">
            <text:p>5. In 2018/19 Hertfordshire, Kent and Lincolnshire were unable to supply reliable estimates. Data from these forces have been excluded from the 2018/19 figures in this table.</text:p>
          </table:table-cell>
          <table:table-cell table:number-columns-repeated="6" table:style-name="ce363"/>
          <table:table-cell table:number-columns-repeated="4" table:style-name="ce256"/>
          <table:table-cell table:number-columns-repeated="16373"/>
        </table:table-row>
        <table:table-row table:style-name="ro20">
          <table:table-cell table:number-columns-repeated="7" table:style-name="ce363"/>
          <table:table-cell table:number-columns-repeated="4" table:style-name="ce256"/>
          <table:table-cell table:number-columns-repeated="16373"/>
        </table:table-row>
        <table:table-row table:style-name="ro20">
          <table:table-cell office:value-type="string" table:number-columns-spanned="11" table:number-rows-spanned="1" table:style-name="ce261">
            <text:p>.. denotes data not available.</text:p>
          </table:table-cell>
          <table:covered-table-cell table:number-columns-repeated="10"/>
          <table:table-cell table:number-columns-repeated="16373"/>
        </table:table-row>
        <table:table-row table:style-name="ro20">
          <table:table-cell office:value-type="string" table:number-columns-spanned="11" table:number-rows-spanned="1" table:style-name="ce284">
            <text:p>* denotes data not applicable.</text:p>
          </table:table-cell>
          <table:covered-table-cell table:number-columns-repeated="10"/>
          <table:table-cell table:number-columns-repeated="16373"/>
        </table:table-row>
        <table:table-row table:style-name="ro38">
          <table:table-cell office:value-type="string" table:number-columns-spanned="11" table:number-rows-spanned="1" table:style-name="ce284">
            <text:p><text:s/>-00 denotes nil.</text:p>
          </table:table-cell>
          <table:covered-table-cell table:number-columns-repeated="10"/>
          <table:table-cell table:number-columns-repeated="16373"/>
        </table:table-row>
        <table:table-row table:style-name="ro2">
          <table:table-cell table:number-columns-spanned="11" table:number-rows-spanned="1" table:style-name="ce161"/>
          <table:covered-table-cell table:number-columns-repeated="10"/>
          <table:table-cell table:number-columns-repeated="16373"/>
        </table:table-row>
        <table:table-row table:number-rows-repeated="1048550" table:style-name="ro38">
          <table:table-cell table:number-columns-repeated="16384"/>
        </table:table-row>
      </table:table>
      <table:table table:name="Supplementary_Table_2" table:style-name="ta13">
        <table:table-column table:style-name="co55" table:default-cell-style-name="ce376"/>
        <table:table-column table:style-name="co29" table:number-columns-repeated="3" table:default-cell-style-name="ce376"/>
        <table:table-column table:style-name="co56" table:number-columns-repeated="3" table:default-cell-style-name="ce376"/>
        <table:table-column table:style-name="co57" table:default-cell-style-name="ce376"/>
        <table:table-column table:style-name="co56" table:default-cell-style-name="ce376"/>
        <table:table-column table:style-name="co58" table:default-cell-style-name="ce376"/>
        <table:table-column table:style-name="co56" table:default-cell-style-name="ce376"/>
        <table:table-column table:style-name="co29" table:number-columns-repeated="16373" table:default-cell-style-name="ce376"/>
        <table:table-row table:style-name="ro32">
          <table:table-cell office:value-type="string" table:style-name="ce112">
            <text:p>Supplementary table 2 <text:s text:c="2"/>Further breakdown of quantities seized by police forces<text:span text:style-name="T2"><text:s/>1,2,3,</text:span><text:s/>2018/19<text:s/><text:span text:style-name="T2">8</text:span></text:p>
          </table:table-cell>
          <table:table-cell table:number-columns-repeated="2" table:style-name="ce163"/>
          <table:table-cell table:number-columns-repeated="8" table:style-name="ce164"/>
          <table:table-cell table:number-columns-repeated="16373" table:style-name="ce376"/>
        </table:table-row>
        <table:table-row table:style-name="ro38">
          <table:table-cell table:number-columns-repeated="3" table:style-name="ce163"/>
          <table:table-cell table:number-columns-repeated="8" table:style-name="ce164"/>
          <table:table-cell table:number-columns-repeated="16373" table:style-name="ce376"/>
        </table:table-row>
        <table:table-row table:style-name="ro32">
          <table:table-cell office:value-type="string" table:style-name="ce165">
            <text:p>Seizures made by police forces<text:s/><text:span text:style-name="T2">3,4, 5,</text:span></text:p>
          </table:table-cell>
          <table:table-cell table:number-columns-repeated="2" table:style-name="ce163"/>
          <table:table-cell table:style-name="ce164"/>
          <table:table-cell table:number-columns-repeated="2" table:style-name="ce113"/>
          <table:table-cell table:number-columns-repeated="5" table:style-name="ce164"/>
          <table:table-cell table:number-columns-repeated="16373" table:style-name="ce376"/>
        </table:table-row>
        <table:table-row table:style-name="ro38">
          <table:table-cell table:style-name="ce166"/>
          <table:table-cell table:number-columns-repeated="2" table:style-name="ce113"/>
          <table:table-cell table:style-name="ce376"/>
          <table:table-cell table:number-columns-repeated="3" table:style-name="ce113"/>
          <table:table-cell table:style-name="ce376"/>
          <table:table-cell table:number-columns-repeated="2" table:style-name="ce113"/>
          <table:table-cell table:style-name="ce397"/>
          <table:table-cell table:number-columns-repeated="16373" table:style-name="ce376"/>
        </table:table-row>
        <table:table-row table:style-name="ro38">
          <table:table-cell table:number-columns-repeated="3" table:style-name="ce167"/>
          <table:table-cell office:value-type="string" table:style-name="ce168">
            <text:p>Total<text:s/></text:p>
          </table:table-cell>
          <table:table-cell office:value-type="string" table:number-columns-spanned="5" table:number-rows-spanned="1" table:style-name="ce415">
            <text:p>Weighed amount seized</text:p>
          </table:table-cell>
          <table:covered-table-cell table:number-columns-repeated="4"/>
          <table:table-cell table:style-name="ce169"/>
          <table:table-cell table:number-columns-repeated="16374" table:style-name="ce376"/>
        </table:table-row>
        <table:table-row table:style-name="ro32">
          <table:table-cell office:value-type="string" table:style-name="ce112">
            <text:p>Drug type</text:p>
          </table:table-cell>
          <table:table-cell office:value-type="string" table:style-name="ce112">
            <text:p>Unit<text:s/><text:span text:style-name="T2">6</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o &lt;5g</text:p>
          </table:table-cell>
          <table:table-cell office:value-type="string" table:number-columns-spanned="1" table:number-rows-spanned="2" table:style-name="ce189">
            <text:p>5g to &lt;10g</text:p>
          </table:table-cell>
          <table:table-cell office:value-type="string" table:number-columns-spanned="1" table:number-rows-spanned="2" table:style-name="ce189">
            <text:p>10g to &lt;500g</text:p>
          </table:table-cell>
          <table:table-cell office:value-type="string" table:number-columns-spanned="1" table:number-rows-spanned="2" table:style-name="ce189">
            <text:p>500g and over</text:p>
          </table:table-cell>
          <table:table-cell office:value-type="string" table:style-name="ce118">
            <text:p>Total</text:p>
          </table:table-cell>
          <table:table-cell table:number-columns-repeated="16374" table:style-name="ce376"/>
        </table:table-row>
        <table:table-row table:style-name="ro38">
          <table:table-cell table:number-columns-repeated="3" table:style-name="ce117"/>
          <table:table-cell office:value-type="string" table:style-name="ce116">
            <text:p>seizures</text:p>
          </table:table-cell>
          <table:covered-table-cell/>
          <table:covered-table-cell/>
          <table:covered-table-cell/>
          <table:covered-table-cell/>
          <table:covered-table-cell/>
          <table:table-cell office:value-type="string" table:style-name="ce172">
            <text:p>(kg)</text:p>
          </table:table-cell>
          <table:table-cell table:number-columns-repeated="16374" table:style-name="ce376"/>
        </table:table-row>
        <table:table-row table:style-name="ro38">
          <table:table-cell office:value-type="string" table:style-name="ce173">
            <text:p>Herbal cannabis</text:p>
          </table:table-cell>
          <table:table-cell office:value-type="string" table:style-name="ce173">
            <text:p>kg</text:p>
          </table:table-cell>
          <table:table-cell office:value-type="string" table:style-name="ce173">
            <text:p>B</text:p>
          </table:table-cell>
          <table:table-cell office:value-type="float" office:value="91415" table:style-name="ce358">
            <text:p>91,415</text:p>
          </table:table-cell>
          <table:table-cell office:value-type="float" office:value="17962.215955061376" table:style-name="ce358">
            <text:p>17,962</text:p>
          </table:table-cell>
          <table:table-cell office:value-type="float" office:value="47805.90946392659" table:style-name="ce358">
            <text:p>47,806</text:p>
          </table:table-cell>
          <table:table-cell office:value-type="float" office:value="9135.3717145565097" table:style-name="ce358">
            <text:p>9,135</text:p>
          </table:table-cell>
          <table:table-cell office:value-type="float" office:value="15700.033345662176" table:style-name="ce358">
            <text:p>15,700</text:p>
          </table:table-cell>
          <table:table-cell office:value-type="float" office:value="811.46952079336086" table:style-name="ce358">
            <text:p>811</text:p>
          </table:table-cell>
          <table:table-cell office:value-type="float" office:value="5046.0245626039759" table:style-name="ce358">
            <text:p>5,046</text:p>
          </table:table-cell>
          <table:table-cell table:number-columns-repeated="6" table:style-name="ce398"/>
          <table:table-cell table:number-columns-repeated="16368"/>
        </table:table-row>
        <table:table-row table:style-name="ro38">
          <table:table-cell office:value-type="string" table:style-name="ce124">
            <text:p>Cannabis resin</text:p>
          </table:table-cell>
          <table:table-cell office:value-type="string" table:style-name="ce124">
            <text:p>kg</text:p>
          </table:table-cell>
          <table:table-cell office:value-type="string" table:style-name="ce124">
            <text:p>B</text:p>
          </table:table-cell>
          <table:table-cell office:value-type="float" office:value="6158" table:style-name="ce358">
            <text:p>6,158</text:p>
          </table:table-cell>
          <table:table-cell office:value-type="float" office:value="1037.5780212483398" table:style-name="ce358">
            <text:p>1,038</text:p>
          </table:table-cell>
          <table:table-cell office:value-type="float" office:value="627.65803452855255" table:style-name="ce358">
            <text:p>628</text:p>
          </table:table-cell>
          <table:table-cell office:value-type="float" office:value="3110.6895750332005" table:style-name="ce358">
            <text:p>3,111</text:p>
          </table:table-cell>
          <table:table-cell office:value-type="float" office:value="1316.6507304116867" table:style-name="ce358">
            <text:p>1,317</text:p>
          </table:table-cell>
          <table:table-cell office:value-type="float" office:value="65.42363877822045" table:style-name="ce358">
            <text:p>65</text:p>
          </table:table-cell>
          <table:table-cell office:value-type="float" office:value="456.61521029649981" table:style-name="ce358">
            <text:p>457</text:p>
          </table:table-cell>
          <table:table-cell table:number-columns-repeated="5" table:style-name="ce398"/>
          <table:table-cell table:number-columns-repeated="16369" table:style-name="ce376"/>
        </table:table-row>
        <table:table-row table:style-name="ro38">
          <table:table-cell table:style-name="ce174"/>
          <table:table-cell table:style-name="ce173"/>
          <table:table-cell table:style-name="ce174"/>
          <table:table-cell table:style-name="ce168"/>
          <table:table-cell office:value-type="string" table:number-columns-spanned="5" table:number-rows-spanned="1" table:style-name="ce415">
            <text:p>Unweighed amount seized</text:p>
          </table:table-cell>
          <table:covered-table-cell table:number-columns-repeated="4"/>
          <table:table-cell table:style-name="ce175"/>
          <table:table-cell table:number-columns-repeated="5" table:style-name="ce398"/>
          <table:table-cell table:number-columns-repeated="16369" table:style-name="ce376"/>
        </table:table-row>
        <table:table-row table:style-name="ro31">
          <table:table-cell table:style-name="ce177"/>
          <table:table-cell table:style-name="ce113"/>
          <table:table-cell table:style-name="ce177"/>
          <table:table-cell table:style-name="ce120"/>
          <table:table-cell office:value-type="string" table:style-name="ce118">
            <text:p>One</text:p>
          </table:table-cell>
          <table:table-cell office:value-type="string" table:style-name="ce399">
            <text:p>2-5</text:p>
          </table:table-cell>
          <table:table-cell office:value-type="string" table:style-name="ce399">
            <text:p>6-10</text:p>
          </table:table-cell>
          <table:table-cell office:value-type="string" table:style-name="ce399">
            <text:p>11-100</text:p>
          </table:table-cell>
          <table:table-cell office:value-type="string" table:style-name="ce399">
            <text:p>Over 100</text:p>
          </table:table-cell>
          <table:table-cell office:value-type="string" table:number-columns-spanned="1" table:number-rows-spanned="2" table:style-name="ce190">
            <text:p>Total (plants/</text:p>
            <text:p>000s of doses)</text:p>
          </table:table-cell>
          <table:table-cell table:number-columns-repeated="5" table:style-name="ce398"/>
          <table:table-cell table:number-columns-repeated="16369" table:style-name="ce376"/>
        </table:table-row>
        <table:table-row table:style-name="ro38">
          <table:table-cell table:style-name="ce117"/>
          <table:table-cell table:style-name="ce124"/>
          <table:table-cell table:style-name="ce117"/>
          <table:table-cell table:style-name="ce116"/>
          <table:table-cell office:value-type="string" table:style-name="ce172">
            <text:p>dose / plant</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table:number-columns-repeated="5" table:style-name="ce398"/>
          <table:table-cell table:number-columns-repeated="16369" table:style-name="ce376"/>
        </table:table-row>
        <table:table-row table:style-name="ro38">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2697" table:style-name="ce358">
            <text:p>2,697</text:p>
          </table:table-cell>
          <table:table-cell office:value-type="float" office:value="833.82508630609902" table:style-name="ce400">
            <text:p>834</text:p>
          </table:table-cell>
          <table:table-cell office:value-type="float" office:value="783.13348676639816" table:style-name="ce400">
            <text:p>783</text:p>
          </table:table-cell>
          <table:table-cell office:value-type="float" office:value="283.45914844649025" table:style-name="ce400">
            <text:p>283</text:p>
          </table:table-cell>
          <table:table-cell office:value-type="float" office:value="606.23014959723821" table:style-name="ce400">
            <text:p>606</text:p>
          </table:table-cell>
          <table:table-cell office:value-type="float" office:value="190.35212888377444" table:style-name="ce400">
            <text:p>190</text:p>
          </table:table-cell>
          <table:table-cell office:value-type="float" office:value="345.19920210399999" table:style-name="ce358">
            <text:p>345</text:p>
          </table:table-cell>
          <table:table-cell table:number-columns-repeated="5" table:style-name="ce398"/>
          <table:table-cell table:number-columns-repeated="16369" table:style-name="ce376"/>
        </table:table-row>
        <table:table-row table:style-name="ro38">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166" table:style-name="ce358">
            <text:p>166</text:p>
          </table:table-cell>
          <table:table-cell office:value-type="float" office:value="70.111801242236027" table:style-name="ce400">
            <text:p>70</text:p>
          </table:table-cell>
          <table:table-cell office:value-type="float" office:value="40.211180124223603" table:style-name="ce400">
            <text:p>40</text:p>
          </table:table-cell>
          <table:table-cell office:value-type="float" office:value="22.683229813664596" table:style-name="ce400">
            <text:p>23</text:p>
          </table:table-cell>
          <table:table-cell office:value-type="float" office:value="26.80745341614907" table:style-name="ce400">
            <text:p>27</text:p>
          </table:table-cell>
          <table:table-cell office:value-type="float" office:value="6.1863354037267086" table:style-name="ce400">
            <text:p>6</text:p>
          </table:table-cell>
          <table:table-cell office:value-type="float" office:value="5.9171000000000014" table:style-name="ce358">
            <text:p>6</text:p>
          </table:table-cell>
          <table:table-cell table:number-columns-repeated="5" table:style-name="ce398"/>
          <table:table-cell table:number-columns-repeated="16369" table:style-name="ce376"/>
        </table:table-row>
        <table:table-row table:style-name="ro38">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float" office:value="407" table:style-name="ce358">
            <text:p>407</text:p>
          </table:table-cell>
          <table:table-cell office:value-type="float" office:value="140.06483790523691" table:style-name="ce400">
            <text:p>140</text:p>
          </table:table-cell>
          <table:table-cell office:value-type="float" office:value="44.658354114713212" table:style-name="ce400">
            <text:p>45</text:p>
          </table:table-cell>
          <table:table-cell office:value-type="float" office:value="20.299251870324191" table:style-name="ce400">
            <text:p>20</text:p>
          </table:table-cell>
          <table:table-cell office:value-type="float" office:value="140.06483790523691" table:style-name="ce400">
            <text:p>140</text:p>
          </table:table-cell>
          <table:table-cell office:value-type="float" office:value="61.912718204488776" table:style-name="ce400">
            <text:p>62</text:p>
          </table:table-cell>
          <table:table-cell office:value-type="float" office:value="30.303169" table:style-name="ce358">
            <text:p>30</text:p>
          </table:table-cell>
          <table:table-cell table:number-columns-repeated="5" table:style-name="ce398"/>
          <table:table-cell table:number-columns-repeated="16369" table:style-name="ce376"/>
        </table:table-row>
        <table:table-row table:style-name="ro38">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196" table:style-name="ce358">
            <text:p>196</text:p>
          </table:table-cell>
          <table:table-cell office:value-type="float" office:value="50.777202072538856" table:style-name="ce400">
            <text:p>51</text:p>
          </table:table-cell>
          <table:table-cell office:value-type="float" office:value="40.621761658031083" table:style-name="ce400">
            <text:p>41</text:p>
          </table:table-cell>
          <table:table-cell office:value-type="float" office:value="28.43523316062176" table:style-name="ce400">
            <text:p>28</text:p>
          </table:table-cell>
          <table:table-cell office:value-type="float" office:value="53.823834196891184" table:style-name="ce400">
            <text:p>54</text:p>
          </table:table-cell>
          <table:table-cell office:value-type="float" office:value="22.3419689119171" table:style-name="ce400">
            <text:p>22</text:p>
          </table:table-cell>
          <table:table-cell office:value-type="float" office:value="21.4879754922" table:style-name="ce358">
            <text:p>21</text:p>
          </table:table-cell>
          <table:table-cell table:number-columns-repeated="5" table:style-name="ce398"/>
          <table:table-cell table:number-columns-repeated="16369" table:style-name="ce376"/>
        </table:table-row>
        <table:table-row table:style-name="ro38">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655" table:style-name="ce358">
            <text:p>8,655</text:p>
          </table:table-cell>
          <table:table-cell office:value-type="float" office:value="1946.7744660311332" table:style-name="ce400">
            <text:p>1947</text:p>
          </table:table-cell>
          <table:table-cell office:value-type="float" office:value="2102.3910944853383" table:style-name="ce400">
            <text:p>2102</text:p>
          </table:table-cell>
          <table:table-cell office:value-type="float" office:value="1272.0876070954507" table:style-name="ce400">
            <text:p>1272</text:p>
          </table:table-cell>
          <table:table-cell office:value-type="float" office:value="2459.5782550983467" table:style-name="ce400">
            <text:p>2460</text:p>
          </table:table-cell>
          <table:table-cell office:value-type="float" office:value="874.16857728973082" table:style-name="ce400">
            <text:p>874</text:p>
          </table:table-cell>
          <table:table-cell office:value-type="float" office:value="395831" table:style-name="ce358">
            <text:p>395,831</text:p>
          </table:table-cell>
          <table:table-cell table:number-columns-repeated="5" table:style-name="ce398"/>
          <table:table-cell table:number-columns-repeated="16369"/>
        </table:table-row>
        <table:table-row table:style-name="ro38">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463" table:style-name="ce401">
            <text:p>463</text:p>
          </table:table-cell>
          <table:table-cell office:value-type="float" office:value="90.366228070175438" table:style-name="ce402">
            <text:p>90</text:p>
          </table:table-cell>
          <table:table-cell office:value-type="float" office:value="77.166666666666657" table:style-name="ce402">
            <text:p>77</text:p>
          </table:table-cell>
          <table:table-cell office:value-type="float" office:value="58.890350877192986" table:style-name="ce402">
            <text:p>59</text:p>
          </table:table-cell>
          <table:table-cell office:value-type="float" office:value="159.41008771929825" table:style-name="ce402">
            <text:p>159</text:p>
          </table:table-cell>
          <table:table-cell office:value-type="float" office:value="77.166666666666657" table:style-name="ce402">
            <text:p>77</text:p>
          </table:table-cell>
          <table:table-cell office:value-type="float" office:value="216.84751083679998" table:style-name="ce401">
            <text:p>217</text:p>
          </table:table-cell>
          <table:table-cell table:number-columns-repeated="5" table:style-name="ce398"/>
          <table:table-cell table:number-columns-repeated="16369"/>
        </table:table-row>
        <table:table-row table:style-name="ro38">
          <table:table-cell table:number-columns-repeated="3" table:style-name="ce163"/>
          <table:table-cell table:number-columns-repeated="7" table:style-name="ce403"/>
          <table:table-cell table:style-name="ce164"/>
          <table:table-cell table:number-columns-repeated="16373" table:style-name="ce376"/>
        </table:table-row>
        <table:table-row table:style-name="ro32">
          <table:table-cell office:value-type="string" table:style-name="ce165">
            <text:p>Seizures made by Border Force<text:s/><text:span text:style-name="T2">7</text:span></text:p>
          </table:table-cell>
          <table:table-cell table:number-columns-repeated="2" table:style-name="ce163"/>
          <table:table-cell table:style-name="ce164"/>
          <table:table-cell table:number-columns-repeated="2" table:style-name="ce113"/>
          <table:table-cell table:number-columns-repeated="5" table:style-name="ce164"/>
          <table:table-cell table:number-columns-repeated="16373" table:style-name="ce376"/>
        </table:table-row>
        <table:table-row table:style-name="ro38">
          <table:table-cell table:style-name="ce166"/>
          <table:table-cell table:number-columns-repeated="2" table:style-name="ce113"/>
          <table:table-cell table:style-name="ce376"/>
          <table:table-cell table:number-columns-repeated="3" table:style-name="ce113"/>
          <table:table-cell table:style-name="ce376"/>
          <table:table-cell table:number-columns-repeated="2" table:style-name="ce113"/>
          <table:table-cell table:style-name="ce397"/>
          <table:table-cell table:number-columns-repeated="16373" table:style-name="ce376"/>
        </table:table-row>
        <table:table-row table:style-name="ro38">
          <table:table-cell table:number-columns-repeated="3" table:style-name="ce167"/>
          <table:table-cell office:value-type="string" table:style-name="ce168">
            <text:p>Total<text:s/></text:p>
          </table:table-cell>
          <table:table-cell office:value-type="string" table:number-columns-spanned="5" table:number-rows-spanned="1" table:style-name="ce415">
            <text:p>Weighed amount seized</text:p>
          </table:table-cell>
          <table:covered-table-cell table:number-columns-repeated="4"/>
          <table:table-cell table:style-name="ce169"/>
          <table:table-cell table:number-columns-repeated="16374" table:style-name="ce376"/>
        </table:table-row>
        <table:table-row table:style-name="ro32">
          <table:table-cell office:value-type="string" table:style-name="ce112">
            <text:p>Drug type</text:p>
          </table:table-cell>
          <table:table-cell office:value-type="string" table:style-name="ce112">
            <text:p>Unit<text:s/><text:span text:style-name="T2">6</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o &lt;5g</text:p>
          </table:table-cell>
          <table:table-cell office:value-type="string" table:number-columns-spanned="1" table:number-rows-spanned="2" table:style-name="ce189">
            <text:p>5g to &lt;10g</text:p>
          </table:table-cell>
          <table:table-cell office:value-type="string" table:number-columns-spanned="1" table:number-rows-spanned="2" table:style-name="ce189">
            <text:p>10g to &lt;500g</text:p>
          </table:table-cell>
          <table:table-cell office:value-type="string" table:number-columns-spanned="1" table:number-rows-spanned="2" table:style-name="ce189">
            <text:p>500g and over</text:p>
          </table:table-cell>
          <table:table-cell office:value-type="string" table:style-name="ce118">
            <text:p>Total</text:p>
          </table:table-cell>
          <table:table-cell table:number-columns-repeated="16374" table:style-name="ce376"/>
        </table:table-row>
        <table:table-row table:style-name="ro38">
          <table:table-cell table:number-columns-repeated="3" table:style-name="ce117"/>
          <table:table-cell office:value-type="string" table:style-name="ce120">
            <text:p>seizures</text:p>
          </table:table-cell>
          <table:covered-table-cell/>
          <table:covered-table-cell/>
          <table:covered-table-cell/>
          <table:covered-table-cell/>
          <table:covered-table-cell/>
          <table:table-cell office:value-type="string" table:style-name="ce172">
            <text:p>(kg)</text:p>
          </table:table-cell>
          <table:table-cell table:number-columns-repeated="16374" table:style-name="ce376"/>
        </table:table-row>
        <table:table-row table:style-name="ro38">
          <table:table-cell office:value-type="string" table:style-name="ce173">
            <text:p>Herbal cannabis</text:p>
          </table:table-cell>
          <table:table-cell office:value-type="string" table:style-name="ce173">
            <text:p>kg</text:p>
          </table:table-cell>
          <table:table-cell office:value-type="string" table:style-name="ce173">
            <text:p>B</text:p>
          </table:table-cell>
          <table:table-cell office:value-type="float" office:value="4134" table:style-name="ce404">
            <text:p>4,134</text:p>
          </table:table-cell>
          <table:table-cell office:value-type="float" office:value="34" table:style-name="ce405">
            <text:p>34</text:p>
          </table:table-cell>
          <table:table-cell office:value-type="float" office:value="225" table:style-name="ce405">
            <text:p>225</text:p>
          </table:table-cell>
          <table:table-cell office:value-type="float" office:value="91" table:style-name="ce405">
            <text:p>91</text:p>
          </table:table-cell>
          <table:table-cell office:value-type="float" office:value="2283" table:style-name="ce405">
            <text:p>2283</text:p>
          </table:table-cell>
          <table:table-cell office:value-type="float" office:value="1457" table:style-name="ce405">
            <text:p>1457</text:p>
          </table:table-cell>
          <table:table-cell office:value-type="float" office:value="11645.736135000008" table:style-name="ce404">
            <text:p>11,646</text:p>
          </table:table-cell>
          <table:table-cell table:number-columns-repeated="5" table:style-name="ce398"/>
          <table:table-cell table:number-columns-repeated="16369"/>
        </table:table-row>
        <table:table-row table:style-name="ro38">
          <table:table-cell office:value-type="string" table:style-name="ce124">
            <text:p>Cannabis resin</text:p>
          </table:table-cell>
          <table:table-cell office:value-type="string" table:style-name="ce124">
            <text:p>kg</text:p>
          </table:table-cell>
          <table:table-cell office:value-type="string" table:style-name="ce124">
            <text:p>B</text:p>
          </table:table-cell>
          <table:table-cell office:value-type="float" office:value="425" table:style-name="ce358">
            <text:p>425</text:p>
          </table:table-cell>
          <table:table-cell office:value-type="float" office:value="14" table:style-name="ce405">
            <text:p>14</text:p>
          </table:table-cell>
          <table:table-cell office:value-type="float" office:value="32" table:style-name="ce405">
            <text:p>32</text:p>
          </table:table-cell>
          <table:table-cell office:value-type="float" office:value="27" table:style-name="ce405">
            <text:p>27</text:p>
          </table:table-cell>
          <table:table-cell office:value-type="float" office:value="244" table:style-name="ce405">
            <text:p>244</text:p>
          </table:table-cell>
          <table:table-cell office:value-type="float" office:value="96" table:style-name="ce405">
            <text:p>96</text:p>
          </table:table-cell>
          <table:table-cell office:value-type="float" office:value="4169.1516950000005" table:style-name="ce401">
            <text:p>4,169</text:p>
          </table:table-cell>
          <table:table-cell table:number-columns-repeated="5" table:style-name="ce398"/>
          <table:table-cell table:number-columns-repeated="16369"/>
        </table:table-row>
        <table:table-row table:style-name="ro38">
          <table:table-cell table:style-name="ce174"/>
          <table:table-cell table:style-name="ce173"/>
          <table:table-cell table:style-name="ce174"/>
          <table:table-cell table:style-name="ce168"/>
          <table:table-cell office:value-type="string" table:number-columns-spanned="5" table:number-rows-spanned="1" table:style-name="ce415">
            <text:p>Unweighed amount seized</text:p>
          </table:table-cell>
          <table:covered-table-cell table:number-columns-repeated="4"/>
          <table:table-cell table:style-name="ce175"/>
          <table:table-cell table:number-columns-repeated="5" table:style-name="ce398"/>
          <table:table-cell table:number-columns-repeated="16369"/>
        </table:table-row>
        <table:table-row table:style-name="ro31">
          <table:table-cell table:style-name="ce177"/>
          <table:table-cell table:style-name="ce113"/>
          <table:table-cell table:style-name="ce177"/>
          <table:table-cell table:style-name="ce120"/>
          <table:table-cell office:value-type="string" table:style-name="ce118">
            <text:p>One</text:p>
          </table:table-cell>
          <table:table-cell office:value-type="string" table:style-name="ce399">
            <text:p>2-5</text:p>
          </table:table-cell>
          <table:table-cell office:value-type="string" table:style-name="ce399">
            <text:p>6-10</text:p>
          </table:table-cell>
          <table:table-cell office:value-type="string" table:style-name="ce399">
            <text:p>11-100</text:p>
          </table:table-cell>
          <table:table-cell office:value-type="string" table:style-name="ce399">
            <text:p>Over 100</text:p>
          </table:table-cell>
          <table:table-cell office:value-type="string" table:number-columns-spanned="1" table:number-rows-spanned="2" table:style-name="ce190">
            <text:p>Total (plants/</text:p>
            <text:p>000s of doses)</text:p>
          </table:table-cell>
          <table:table-cell table:number-columns-repeated="5" table:style-name="ce398"/>
          <table:table-cell table:number-columns-repeated="16369"/>
        </table:table-row>
        <table:table-row table:style-name="ro38">
          <table:table-cell table:style-name="ce117"/>
          <table:table-cell table:style-name="ce124"/>
          <table:table-cell table:style-name="ce117"/>
          <table:table-cell table:style-name="ce120"/>
          <table:table-cell office:value-type="string" table:style-name="ce172">
            <text:p>dose / plant</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table:number-columns-repeated="5" table:style-name="ce398"/>
          <table:table-cell table:number-columns-repeated="16369"/>
        </table:table-row>
        <table:table-row table:style-name="ro38">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450" table:style-name="ce404">
            <text:p>450</text:p>
          </table:table-cell>
          <table:table-cell office:value-type="float" office:value="2" table:style-name="ce406">
            <text:p>2</text:p>
          </table:table-cell>
          <table:table-cell office:value-type="float" office:value="9" table:style-name="ce406">
            <text:p>9</text:p>
          </table:table-cell>
          <table:table-cell office:value-type="float" office:value="12" table:style-name="ce406">
            <text:p>12</text:p>
          </table:table-cell>
          <table:table-cell office:value-type="float" office:value="70" table:style-name="ce406">
            <text:p>70</text:p>
          </table:table-cell>
          <table:table-cell office:value-type="float" office:value="108" table:style-name="ce406">
            <text:p>108</text:p>
          </table:table-cell>
          <table:table-cell office:value-type="float" office:value="1903.6509799999997" table:style-name="ce358">
            <text:p>1,904</text:p>
          </table:table-cell>
          <table:table-cell table:number-columns-repeated="5" table:style-name="ce398"/>
          <table:table-cell table:number-columns-repeated="16369"/>
        </table:table-row>
        <table:table-row table:style-name="ro38">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34" table:style-name="ce358">
            <text:p>34</text:p>
          </table:table-cell>
          <table:table-cell office:value-type="float" office:value="3" table:style-name="ce406">
            <text:p>3</text:p>
          </table:table-cell>
          <table:table-cell office:value-type="float" office:value="8" table:style-name="ce406">
            <text:p>8</text:p>
          </table:table-cell>
          <table:table-cell office:value-type="float" office:value="12" table:style-name="ce406">
            <text:p>12</text:p>
          </table:table-cell>
          <table:table-cell office:value-type="float" office:value="7" table:style-name="ce406">
            <text:p>7</text:p>
          </table:table-cell>
          <table:table-cell office:value-type="float" office:value="2" table:style-name="ce406">
            <text:p>2</text:p>
          </table:table-cell>
          <table:table-cell office:value-type="float" office:value="48.152999999999999" table:style-name="ce358">
            <text:p>48</text:p>
          </table:table-cell>
          <table:table-cell table:number-columns-repeated="5" table:style-name="ce398"/>
          <table:table-cell table:number-columns-repeated="16369"/>
        </table:table-row>
        <table:table-row table:style-name="ro38">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string" table:style-name="ce358">
            <text:p>..</text:p>
          </table:table-cell>
          <table:table-cell office:value-type="float" office:value="0" table:style-name="ce406">
            <text:p>0</text:p>
          </table:table-cell>
          <table:table-cell office:value-type="float" office:value="0" table:style-name="ce406">
            <text:p>0</text:p>
          </table:table-cell>
          <table:table-cell office:value-type="float" office:value="0" table:style-name="ce406">
            <text:p>0</text:p>
          </table:table-cell>
          <table:table-cell office:value-type="float" office:value="0" table:style-name="ce406">
            <text:p>0</text:p>
          </table:table-cell>
          <table:table-cell office:value-type="float" office:value="0" table:style-name="ce406">
            <text:p>0</text:p>
          </table:table-cell>
          <table:table-cell office:value-type="float" office:value="0" table:style-name="ce358">
            <text:p>0</text:p>
          </table:table-cell>
          <table:table-cell table:number-columns-repeated="5" table:style-name="ce398"/>
          <table:table-cell table:number-columns-repeated="16369"/>
        </table:table-row>
        <table:table-row table:style-name="ro38">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8" table:style-name="ce358">
            <text:p>8</text:p>
          </table:table-cell>
          <table:table-cell office:value-type="float" office:value="0" table:style-name="ce406">
            <text:p>0</text:p>
          </table:table-cell>
          <table:table-cell office:value-type="float" office:value="0" table:style-name="ce406">
            <text:p>0</text:p>
          </table:table-cell>
          <table:table-cell office:value-type="float" office:value="0" table:style-name="ce406">
            <text:p>0</text:p>
          </table:table-cell>
          <table:table-cell office:value-type="float" office:value="2" table:style-name="ce406">
            <text:p>2</text:p>
          </table:table-cell>
          <table:table-cell office:value-type="float" office:value="1" table:style-name="ce406">
            <text:p>1</text:p>
          </table:table-cell>
          <table:table-cell office:value-type="float" office:value="0.34332000000000001" table:style-name="ce358">
            <text:p>0</text:p>
          </table:table-cell>
          <table:table-cell table:number-columns-repeated="5" table:style-name="ce398"/>
          <table:table-cell table:number-columns-repeated="16369"/>
        </table:table-row>
        <table:table-row table:style-name="ro38">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 table:style-name="ce358">
            <text:p>8</text:p>
          </table:table-cell>
          <table:table-cell office:value-type="float" office:value="6" table:style-name="ce406">
            <text:p>6</text:p>
          </table:table-cell>
          <table:table-cell office:value-type="float" office:value="2" table:style-name="ce406">
            <text:p>2</text:p>
          </table:table-cell>
          <table:table-cell office:value-type="float" office:value="0" table:style-name="ce406">
            <text:p>0</text:p>
          </table:table-cell>
          <table:table-cell office:value-type="float" office:value="0" table:style-name="ce406">
            <text:p>0</text:p>
          </table:table-cell>
          <table:table-cell office:value-type="float" office:value="0" table:style-name="ce406">
            <text:p>0</text:p>
          </table:table-cell>
          <table:table-cell office:value-type="float" office:value="12" table:style-name="ce358">
            <text:p>12</text:p>
          </table:table-cell>
          <table:table-cell table:number-columns-repeated="5" table:style-name="ce398"/>
          <table:table-cell table:number-columns-repeated="16369"/>
        </table:table-row>
        <table:table-row table:style-name="ro38">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291" table:style-name="ce358">
            <text:p>291</text:p>
          </table:table-cell>
          <table:table-cell office:value-type="float" office:value="1" table:style-name="ce407">
            <text:p>1</text:p>
          </table:table-cell>
          <table:table-cell office:value-type="float" office:value="3" table:style-name="ce407">
            <text:p>3</text:p>
          </table:table-cell>
          <table:table-cell office:value-type="float" office:value="6" table:style-name="ce407">
            <text:p>6</text:p>
          </table:table-cell>
          <table:table-cell office:value-type="float" office:value="41" table:style-name="ce407">
            <text:p>41</text:p>
          </table:table-cell>
          <table:table-cell office:value-type="float" office:value="107" table:style-name="ce407">
            <text:p>107</text:p>
          </table:table-cell>
          <table:table-cell office:value-type="float" office:value="2476.5747373449999" table:style-name="ce401">
            <text:p>2,477</text:p>
          </table:table-cell>
          <table:table-cell table:number-columns-repeated="5" table:style-name="ce398"/>
          <table:table-cell table:number-columns-repeated="16369"/>
        </table:table-row>
        <table:table-row table:style-name="ro38">
          <table:table-cell table:number-columns-repeated="3" table:style-name="ce163"/>
          <table:table-cell table:style-name="ce408"/>
          <table:table-cell table:number-columns-repeated="7" table:style-name="ce164"/>
          <table:table-cell table:number-columns-repeated="16373" table:style-name="ce376"/>
        </table:table-row>
        <table:table-row table:style-name="ro32">
          <table:table-cell office:value-type="string" table:style-name="ce165">
            <text:p>Seizures made by police forces<text:s/><text:span text:style-name="T2">1,2,3</text:span><text:s/>and Border Force<text:s/><text:span text:style-name="T2">7</text:span></text:p>
          </table:table-cell>
          <table:table-cell table:number-columns-repeated="2" table:style-name="ce163"/>
          <table:table-cell table:style-name="ce164"/>
          <table:table-cell table:number-columns-repeated="2" table:style-name="ce113"/>
          <table:table-cell table:number-columns-repeated="5" table:style-name="ce164"/>
          <table:table-cell table:number-columns-repeated="16373" table:style-name="ce376"/>
        </table:table-row>
        <table:table-row table:style-name="ro38">
          <table:table-cell table:style-name="ce166"/>
          <table:table-cell table:number-columns-repeated="2" table:style-name="ce113"/>
          <table:table-cell table:style-name="ce376"/>
          <table:table-cell table:number-columns-repeated="3" table:style-name="ce113"/>
          <table:table-cell table:style-name="ce376"/>
          <table:table-cell table:number-columns-repeated="2" table:style-name="ce113"/>
          <table:table-cell table:style-name="ce397"/>
          <table:table-cell table:number-columns-repeated="16373" table:style-name="ce376"/>
        </table:table-row>
        <table:table-row table:style-name="ro38">
          <table:table-cell table:number-columns-repeated="3" table:style-name="ce167"/>
          <table:table-cell office:value-type="string" table:style-name="ce168">
            <text:p>Total<text:s/></text:p>
          </table:table-cell>
          <table:table-cell office:value-type="string" table:number-columns-spanned="5" table:number-rows-spanned="1" table:style-name="ce415">
            <text:p>Weighed amount seized</text:p>
          </table:table-cell>
          <table:covered-table-cell table:number-columns-repeated="4"/>
          <table:table-cell table:style-name="ce169"/>
          <table:table-cell table:number-columns-repeated="16374" table:style-name="ce376"/>
        </table:table-row>
        <table:table-row table:style-name="ro32">
          <table:table-cell office:value-type="string" table:style-name="ce112">
            <text:p>Drug type</text:p>
          </table:table-cell>
          <table:table-cell office:value-type="string" table:style-name="ce112">
            <text:p>Unit<text:s/><text:span text:style-name="T2">6</text:span></text:p>
          </table:table-cell>
          <table:table-cell office:value-type="string" table:style-name="ce112">
            <text:p>Class</text:p>
          </table:table-cell>
          <table:table-cell office:value-type="string" table:style-name="ce120">
            <text:p>number of</text:p>
          </table:table-cell>
          <table:table-cell office:value-type="string" table:number-columns-spanned="1" table:number-rows-spanned="2" table:style-name="ce189">
            <text:p>Under 1g</text:p>
          </table:table-cell>
          <table:table-cell office:value-type="string" table:number-columns-spanned="1" table:number-rows-spanned="2" table:style-name="ce189">
            <text:p>1g <text:s/>to &lt;5g</text:p>
          </table:table-cell>
          <table:table-cell office:value-type="string" table:number-columns-spanned="1" table:number-rows-spanned="2" table:style-name="ce189">
            <text:p>5g to &lt;10g</text:p>
          </table:table-cell>
          <table:table-cell office:value-type="string" table:number-columns-spanned="1" table:number-rows-spanned="2" table:style-name="ce189">
            <text:p>10g to &lt;500g</text:p>
          </table:table-cell>
          <table:table-cell office:value-type="string" table:number-columns-spanned="1" table:number-rows-spanned="2" table:style-name="ce189">
            <text:p>500g and over</text:p>
          </table:table-cell>
          <table:table-cell office:value-type="string" table:style-name="ce118">
            <text:p>Total</text:p>
          </table:table-cell>
          <table:table-cell table:number-columns-repeated="16374" table:style-name="ce376"/>
        </table:table-row>
        <table:table-row table:style-name="ro38">
          <table:table-cell table:number-columns-repeated="3" table:style-name="ce117"/>
          <table:table-cell office:value-type="string" table:style-name="ce120">
            <text:p>seizures</text:p>
          </table:table-cell>
          <table:covered-table-cell/>
          <table:covered-table-cell/>
          <table:covered-table-cell/>
          <table:covered-table-cell/>
          <table:covered-table-cell/>
          <table:table-cell office:value-type="string" table:style-name="ce172">
            <text:p>(kg)</text:p>
          </table:table-cell>
          <table:table-cell table:number-columns-repeated="16374" table:style-name="ce376"/>
        </table:table-row>
        <table:table-row table:style-name="ro38">
          <table:table-cell office:value-type="string" table:style-name="ce173">
            <text:p>Herbal cannabis</text:p>
          </table:table-cell>
          <table:table-cell office:value-type="string" table:style-name="ce173">
            <text:p>kg</text:p>
          </table:table-cell>
          <table:table-cell office:value-type="string" table:style-name="ce173">
            <text:p>B</text:p>
          </table:table-cell>
          <table:table-cell office:value-type="float" office:value="95549" table:style-name="ce409">
            <text:p><text:s/>95,549<text:s/></text:p>
          </table:table-cell>
          <table:table-cell office:value-type="float" office:value="17996.215955061376" table:style-name="ce410">
            <text:p>17996</text:p>
          </table:table-cell>
          <table:table-cell office:value-type="float" office:value="48030.90946392659" table:style-name="ce410">
            <text:p>48031</text:p>
          </table:table-cell>
          <table:table-cell office:value-type="float" office:value="9226.3717145565097" table:style-name="ce410">
            <text:p>9226</text:p>
          </table:table-cell>
          <table:table-cell office:value-type="float" office:value="17983.033345662174" table:style-name="ce410">
            <text:p>17983</text:p>
          </table:table-cell>
          <table:table-cell office:value-type="float" office:value="2268.469520793361" table:style-name="ce410">
            <text:p>2268</text:p>
          </table:table-cell>
          <table:table-cell office:value-type="float" office:value="16691.760697603982" table:style-name="ce409">
            <text:p><text:s/>16,692<text:s/></text:p>
          </table:table-cell>
          <table:table-cell table:number-columns-repeated="5" table:style-name="ce411"/>
          <table:table-cell table:number-columns-repeated="16369"/>
        </table:table-row>
        <table:table-row table:style-name="ro38">
          <table:table-cell office:value-type="string" table:style-name="ce124">
            <text:p>Cannabis resin</text:p>
          </table:table-cell>
          <table:table-cell office:value-type="string" table:style-name="ce124">
            <text:p>kg</text:p>
          </table:table-cell>
          <table:table-cell office:value-type="string" table:style-name="ce124">
            <text:p>B</text:p>
          </table:table-cell>
          <table:table-cell office:value-type="float" office:value="6583" table:style-name="ce412">
            <text:p><text:s/>6,583<text:s/></text:p>
          </table:table-cell>
          <table:table-cell office:value-type="float" office:value="1051.5780212483398" table:style-name="ce410">
            <text:p>1052</text:p>
          </table:table-cell>
          <table:table-cell office:value-type="float" office:value="659.65803452855255" table:style-name="ce410">
            <text:p>660</text:p>
          </table:table-cell>
          <table:table-cell office:value-type="float" office:value="3137.6895750332005" table:style-name="ce410">
            <text:p>3138</text:p>
          </table:table-cell>
          <table:table-cell office:value-type="float" office:value="1560.6507304116867" table:style-name="ce410">
            <text:p>1561</text:p>
          </table:table-cell>
          <table:table-cell office:value-type="float" office:value="161.42363877822044" table:style-name="ce410">
            <text:p>161</text:p>
          </table:table-cell>
          <table:table-cell office:value-type="float" office:value="4625.7669052965002" table:style-name="ce412">
            <text:p><text:s/>4,626<text:s/></text:p>
          </table:table-cell>
          <table:table-cell table:number-columns-repeated="5" table:style-name="ce411"/>
          <table:table-cell table:number-columns-repeated="16369"/>
        </table:table-row>
        <table:table-row table:style-name="ro38">
          <table:table-cell table:style-name="ce174"/>
          <table:table-cell table:style-name="ce173"/>
          <table:table-cell table:style-name="ce174"/>
          <table:table-cell table:style-name="ce168"/>
          <table:table-cell office:value-type="string" table:number-columns-spanned="5" table:number-rows-spanned="1" table:style-name="ce415">
            <text:p>Unweighed amount seized</text:p>
          </table:table-cell>
          <table:covered-table-cell table:number-columns-repeated="4"/>
          <table:table-cell table:style-name="ce175"/>
          <table:table-cell table:number-columns-repeated="5" table:style-name="ce411"/>
          <table:table-cell table:number-columns-repeated="16369"/>
        </table:table-row>
        <table:table-row table:style-name="ro31">
          <table:table-cell table:style-name="ce177"/>
          <table:table-cell table:style-name="ce113"/>
          <table:table-cell table:style-name="ce177"/>
          <table:table-cell table:style-name="ce120"/>
          <table:table-cell office:value-type="string" table:style-name="ce118">
            <text:p>One</text:p>
          </table:table-cell>
          <table:table-cell office:value-type="string" table:style-name="ce399">
            <text:p>2-5</text:p>
          </table:table-cell>
          <table:table-cell office:value-type="string" table:style-name="ce399">
            <text:p>6-10</text:p>
          </table:table-cell>
          <table:table-cell office:value-type="string" table:style-name="ce399">
            <text:p>11-100</text:p>
          </table:table-cell>
          <table:table-cell office:value-type="string" table:style-name="ce399">
            <text:p>Over 100</text:p>
          </table:table-cell>
          <table:table-cell office:value-type="string" table:number-columns-spanned="1" table:number-rows-spanned="2" table:style-name="ce190">
            <text:p>Total (plants/</text:p>
            <text:p>000s of doses)</text:p>
          </table:table-cell>
          <table:table-cell table:number-columns-repeated="5" table:style-name="ce411"/>
          <table:table-cell table:number-columns-repeated="16369"/>
        </table:table-row>
        <table:table-row table:style-name="ro38">
          <table:table-cell table:style-name="ce117"/>
          <table:table-cell table:style-name="ce124"/>
          <table:table-cell table:style-name="ce117"/>
          <table:table-cell table:style-name="ce120"/>
          <table:table-cell office:value-type="string" table:style-name="ce172">
            <text:p>dose / plant</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table-cell office:value-type="string" table:style-name="ce172">
            <text:p>doses / plants</text:p>
          </table:table-cell>
          <table:covered-table-cell/>
          <table:table-cell table:number-columns-repeated="5" table:style-name="ce411"/>
          <table:table-cell table:number-columns-repeated="16369"/>
        </table:table-row>
        <table:table-row table:style-name="ro38">
          <table:table-cell office:value-type="string" table:style-name="ce173">
            <text:p>Ecstasy</text:p>
          </table:table-cell>
          <table:table-cell office:value-type="string" table:style-name="ce173">
            <text:p>doses</text:p>
          </table:table-cell>
          <table:table-cell office:value-type="string" table:style-name="ce173">
            <text:p>A</text:p>
          </table:table-cell>
          <table:table-cell office:value-type="float" office:value="3147" table:style-name="ce409">
            <text:p><text:s/>3,147<text:s/></text:p>
          </table:table-cell>
          <table:table-cell office:value-type="float" office:value="835.82508630609902" table:style-name="ce405">
            <text:p>836</text:p>
          </table:table-cell>
          <table:table-cell office:value-type="float" office:value="792.13348676639816" table:style-name="ce405">
            <text:p>792</text:p>
          </table:table-cell>
          <table:table-cell office:value-type="float" office:value="295.45914844649025" table:style-name="ce405">
            <text:p>295</text:p>
          </table:table-cell>
          <table:table-cell office:value-type="float" office:value="676.23014959723821" table:style-name="ce405">
            <text:p>676</text:p>
          </table:table-cell>
          <table:table-cell office:value-type="float" office:value="298.35212888377441" table:style-name="ce405">
            <text:p>298</text:p>
          </table:table-cell>
          <table:table-cell office:value-type="float" office:value="2248.8501821039995" table:style-name="ce412">
            <text:p><text:s/>2,249<text:s/></text:p>
          </table:table-cell>
          <table:table-cell table:number-columns-repeated="5" table:style-name="ce411"/>
          <table:table-cell table:number-columns-repeated="16369"/>
        </table:table-row>
        <table:table-row table:style-name="ro38">
          <table:table-cell office:value-type="string" table:style-name="ce113">
            <text:p>LSD</text:p>
          </table:table-cell>
          <table:table-cell office:value-type="string" table:style-name="ce113">
            <text:p>doses</text:p>
          </table:table-cell>
          <table:table-cell office:value-type="string" table:style-name="ce113">
            <text:p>A</text:p>
          </table:table-cell>
          <table:table-cell office:value-type="float" office:value="200" table:style-name="ce412">
            <text:p><text:s/>200<text:s/></text:p>
          </table:table-cell>
          <table:table-cell office:value-type="float" office:value="73.111801242236027" table:style-name="ce405">
            <text:p>73</text:p>
          </table:table-cell>
          <table:table-cell office:value-type="float" office:value="48.211180124223603" table:style-name="ce405">
            <text:p>48</text:p>
          </table:table-cell>
          <table:table-cell office:value-type="float" office:value="34.683229813664596" table:style-name="ce405">
            <text:p>35</text:p>
          </table:table-cell>
          <table:table-cell office:value-type="float" office:value="33.807453416149073" table:style-name="ce405">
            <text:p>34</text:p>
          </table:table-cell>
          <table:table-cell office:value-type="float" office:value="8.1863354037267086" table:style-name="ce405">
            <text:p>8</text:p>
          </table:table-cell>
          <table:table-cell office:value-type="float" office:value="54.070099999999996" table:style-name="ce412">
            <text:p><text:s/>54<text:s/></text:p>
          </table:table-cell>
          <table:table-cell table:number-columns-repeated="5" table:style-name="ce411"/>
          <table:table-cell table:number-columns-repeated="16369"/>
        </table:table-row>
        <table:table-row table:style-name="ro38">
          <table:table-cell office:value-type="string" table:style-name="ce113">
            <text:p>Methadone</text:p>
          </table:table-cell>
          <table:table-cell office:value-type="string" table:style-name="ce113">
            <text:p>doses</text:p>
          </table:table-cell>
          <table:table-cell office:value-type="string" table:style-name="ce113">
            <text:p>A</text:p>
          </table:table-cell>
          <table:table-cell office:value-type="float" office:value="407" table:style-name="ce412">
            <text:p><text:s/>407<text:s/></text:p>
          </table:table-cell>
          <table:table-cell office:value-type="float" office:value="140.06483790523691" table:style-name="ce405">
            <text:p>140</text:p>
          </table:table-cell>
          <table:table-cell office:value-type="float" office:value="44.658354114713212" table:style-name="ce405">
            <text:p>45</text:p>
          </table:table-cell>
          <table:table-cell office:value-type="float" office:value="20.299251870324191" table:style-name="ce405">
            <text:p>20</text:p>
          </table:table-cell>
          <table:table-cell office:value-type="float" office:value="140.06483790523691" table:style-name="ce405">
            <text:p>140</text:p>
          </table:table-cell>
          <table:table-cell office:value-type="float" office:value="61.912718204488776" table:style-name="ce405">
            <text:p>62</text:p>
          </table:table-cell>
          <table:table-cell office:value-type="float" office:value="30.303169" table:style-name="ce412">
            <text:p><text:s/>30<text:s/></text:p>
          </table:table-cell>
          <table:table-cell table:number-columns-repeated="5" table:style-name="ce411"/>
          <table:table-cell table:number-columns-repeated="16369"/>
        </table:table-row>
        <table:table-row table:style-name="ro38">
          <table:table-cell office:value-type="string" table:style-name="ce113">
            <text:p>Morphine</text:p>
          </table:table-cell>
          <table:table-cell office:value-type="string" table:style-name="ce113">
            <text:p>doses</text:p>
          </table:table-cell>
          <table:table-cell office:value-type="string" table:style-name="ce113">
            <text:p>A</text:p>
          </table:table-cell>
          <table:table-cell office:value-type="float" office:value="204" table:style-name="ce412">
            <text:p><text:s/>204<text:s/></text:p>
          </table:table-cell>
          <table:table-cell office:value-type="float" office:value="50.777202072538856" table:style-name="ce405">
            <text:p>51</text:p>
          </table:table-cell>
          <table:table-cell office:value-type="float" office:value="40.621761658031083" table:style-name="ce405">
            <text:p>41</text:p>
          </table:table-cell>
          <table:table-cell office:value-type="float" office:value="28.43523316062176" table:style-name="ce405">
            <text:p>28</text:p>
          </table:table-cell>
          <table:table-cell office:value-type="float" office:value="55.823834196891184" table:style-name="ce405">
            <text:p>56</text:p>
          </table:table-cell>
          <table:table-cell office:value-type="float" office:value="23.3419689119171" table:style-name="ce405">
            <text:p>23</text:p>
          </table:table-cell>
          <table:table-cell office:value-type="float" office:value="21.831295492199999" table:style-name="ce412">
            <text:p><text:s/>22<text:s/></text:p>
          </table:table-cell>
          <table:table-cell table:number-columns-repeated="5" table:style-name="ce411"/>
          <table:table-cell table:number-columns-repeated="16369"/>
        </table:table-row>
        <table:table-row table:style-name="ro38">
          <table:table-cell office:value-type="string" table:style-name="ce113">
            <text:p>Cannabis plants</text:p>
          </table:table-cell>
          <table:table-cell office:value-type="string" table:style-name="ce113">
            <text:p>plants</text:p>
          </table:table-cell>
          <table:table-cell office:value-type="string" table:style-name="ce113">
            <text:p>B</text:p>
          </table:table-cell>
          <table:table-cell office:value-type="float" office:value="8663" table:style-name="ce412">
            <text:p><text:s/>8,663<text:s/></text:p>
          </table:table-cell>
          <table:table-cell office:value-type="float" office:value="1952.7744660311332" table:style-name="ce405">
            <text:p>1953</text:p>
          </table:table-cell>
          <table:table-cell office:value-type="float" office:value="2104.3910944853383" table:style-name="ce405">
            <text:p>2104</text:p>
          </table:table-cell>
          <table:table-cell office:value-type="float" office:value="1272.0876070954507" table:style-name="ce405">
            <text:p>1272</text:p>
          </table:table-cell>
          <table:table-cell office:value-type="float" office:value="2459.5782550983467" table:style-name="ce405">
            <text:p>2460</text:p>
          </table:table-cell>
          <table:table-cell office:value-type="float" office:value="874.16857728973082" table:style-name="ce405">
            <text:p>874</text:p>
          </table:table-cell>
          <table:table-cell office:value-type="float" office:value="395843" table:style-name="ce412">
            <text:p><text:s/>395,843<text:s/></text:p>
          </table:table-cell>
          <table:table-cell table:number-columns-repeated="5" table:style-name="ce411"/>
          <table:table-cell table:number-columns-repeated="16369"/>
        </table:table-row>
        <table:table-row table:style-name="ro38">
          <table:table-cell office:value-type="string" table:style-name="ce124">
            <text:p>Anabolic steroids</text:p>
          </table:table-cell>
          <table:table-cell office:value-type="string" table:style-name="ce124">
            <text:p>doses</text:p>
          </table:table-cell>
          <table:table-cell office:value-type="string" table:style-name="ce124">
            <text:p>C</text:p>
          </table:table-cell>
          <table:table-cell office:value-type="float" office:value="754" table:style-name="ce413">
            <text:p><text:s/>754<text:s/></text:p>
          </table:table-cell>
          <table:table-cell office:value-type="float" office:value="91.366228070175438" table:style-name="ce414">
            <text:p>91</text:p>
          </table:table-cell>
          <table:table-cell office:value-type="float" office:value="80.166666666666657" table:style-name="ce414">
            <text:p>80</text:p>
          </table:table-cell>
          <table:table-cell office:value-type="float" office:value="64.890350877192986" table:style-name="ce414">
            <text:p>65</text:p>
          </table:table-cell>
          <table:table-cell office:value-type="float" office:value="200.41008771929825" table:style-name="ce414">
            <text:p>200</text:p>
          </table:table-cell>
          <table:table-cell office:value-type="float" office:value="184.16666666666666" table:style-name="ce414">
            <text:p>184</text:p>
          </table:table-cell>
          <table:table-cell office:value-type="float" office:value="2693.4222481817997" table:style-name="ce413">
            <text:p><text:s/>2,693<text:s/></text:p>
          </table:table-cell>
          <table:table-cell table:number-columns-repeated="5" table:style-name="ce411"/>
          <table:table-cell table:number-columns-repeated="16369"/>
        </table:table-row>
        <table:table-row table:style-name="ro29">
          <table:table-cell office:value-type="string" table:number-columns-spanned="12" table:number-rows-spanned="1" table:style-name="ce261">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261">
            <text:p>2. Where the quantity of a seizure is recorded as 'trace' it is not included in these figures.</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261">
            <text:p>3. Where the quantity of a seizure is recorded as '0' it has been included in the "Under 1g" or "Under 50 doses/plants" category.</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261">
            <text:p>4. Weighed amounts of LSD are not included in the police force figures.</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162">
            <text:p>5. Includes seizures made by British Transport Police (BTP).</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262">
            <text:p>6. Doses include dots, tablets and squares.<text:s/></text:p>
          </table:table-cell>
          <table:covered-table-cell table:number-columns-repeated="11"/>
          <table:table-cell table:number-columns-repeated="16372" table:style-name="ce376"/>
        </table:table-row>
        <table:table-row table:style-name="ro20">
          <table:table-cell office:value-type="string" table:number-columns-spanned="12" table:number-rows-spanned="1" table:style-name="ce262">
            <text:p>7. Quantity data from Border Force requiring conversion are not included in the weighed and unweighed breakdowns.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16372" table:style-name="ce376"/>
        </table:table-row>
        <table:table-row table:style-name="ro37">
          <table:table-cell office:value-type="string" table:number-columns-spanned="12" table:number-rows-spanned="1" table:style-name="ce262">
            <text:p>8. In 2018/19 Hertfordshire, Kent and Lincolnshire were unable to supply reliable estimates. Inputation methods have been used to estimate the 2018/19 data for these forces.</text:p>
          </table:table-cell>
          <table:covered-table-cell table:number-columns-repeated="11"/>
          <table:table-cell table:number-columns-repeated="16372" table:style-name="ce91"/>
        </table:table-row>
        <table:table-row table:style-name="ro37">
          <table:table-cell table:number-columns-repeated="12" table:style-name="ce257"/>
          <table:table-cell table:number-columns-repeated="16372" table:style-name="ce91"/>
        </table:table-row>
        <table:table-row table:style-name="ro20">
          <table:table-cell office:value-type="string" table:number-columns-spanned="12" table:number-rows-spanned="1" table:style-name="ce284">
            <text:p>.. denotes data not available.</text:p>
          </table:table-cell>
          <table:covered-table-cell table:number-columns-repeated="11"/>
          <table:table-cell table:number-columns-repeated="16372" table:style-name="ce376"/>
        </table:table-row>
        <table:table-row table:style-name="ro38">
          <table:table-cell office:value-type="string" table:number-columns-spanned="12" table:number-rows-spanned="1" table:style-name="ce284">
            <text:p>* denotes data not applicable.</text:p>
          </table:table-cell>
          <table:covered-table-cell table:number-columns-repeated="11"/>
          <table:table-cell table:number-columns-repeated="16372" table:style-name="ce376"/>
        </table:table-row>
        <table:table-row table:number-rows-repeated="1048513" table:style-name="ro38">
          <table:table-cell table:number-columns-repeated="16384"/>
        </table:table-row>
      </table:table>
      <table:table table:name="Appendix_Table_1" table:style-name="ta1">
        <table:table-column table:style-name="co59" table:default-cell-style-name="ce441"/>
        <table:table-column table:style-name="co60" table:default-cell-style-name="ce441"/>
        <table:table-column table:style-name="co61" table:default-cell-style-name="ce441"/>
        <table:table-column table:style-name="co4" table:default-cell-style-name="ce441"/>
        <table:table-column table:style-name="co62" table:default-cell-style-name="ce441"/>
        <table:table-column table:style-name="co5" table:default-cell-style-name="ce441"/>
        <table:table-column table:style-name="co63" table:default-cell-style-name="ce441"/>
        <table:table-column table:style-name="co60" table:default-cell-style-name="ce441"/>
        <table:table-column table:style-name="co64" table:default-cell-style-name="ce441"/>
        <table:table-column table:style-name="co8" table:number-columns-repeated="2" table:default-cell-style-name="ce441"/>
        <table:table-column table:style-name="co65" table:default-cell-style-name="ce441"/>
        <table:table-column table:style-name="co29" table:default-cell-style-name="ce441"/>
        <table:table-column table:style-name="co8" table:number-columns-repeated="244"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9" table:default-cell-style-name="ce441"/>
        <table:table-column table:style-name="co66" table:default-cell-style-name="ce441"/>
        <table:table-column table:style-name="co30" table:default-cell-style-name="ce441"/>
        <table:table-column table:style-name="co67" table:default-cell-style-name="ce441"/>
        <table:table-column table:style-name="co68" table:default-cell-style-name="ce441"/>
        <table:table-column table:style-name="co69" table:default-cell-style-name="ce441"/>
        <table:table-column table:style-name="co8" table:default-cell-style-name="ce441"/>
        <table:table-column table:style-name="co70" table:default-cell-style-name="ce441"/>
        <table:table-column table:style-name="co8" table:number-columns-repeated="244" table:default-cell-style-name="ce441"/>
        <table:table-column table:style-name="co71" table:number-columns-repeated="4" table:default-cell-style-name="ce441"/>
        <table:table-row table:style-name="ro32">
          <table:table-cell office:value-type="string" table:style-name="ce416">
            <text:p>Appendix Table 1 Experimental Statistics<text:s/><text:span text:style-name="T2">1</text:span><text:s/>- Number of seizures of NPS by seizing authority, 2017/18 and 2018/19</text:p>
          </table:table-cell>
          <table:table-cell table:number-columns-repeated="16383" table:style-name="ce417"/>
        </table:table-row>
        <table:table-row table:style-name="ro10">
          <table:table-cell table:number-columns-repeated="7" table:style-name="ce416"/>
          <table:table-cell table:number-columns-repeated="2" table:style-name="ce418"/>
          <table:table-cell table:number-columns-repeated="16375" table:style-name="ce417"/>
        </table:table-row>
        <table:table-row table:style-name="ro17">
          <table:table-cell office:value-type="string" table:style-name="ce419">
            <text:p>Police Force</text:p>
          </table:table-cell>
          <table:table-cell office:value-type="string" table:number-columns-spanned="2" table:number-rows-spanned="1" table:style-name="ce444">
            <text:p>Nitrous Oxide</text:p>
          </table:table-cell>
          <table:covered-table-cell/>
          <table:table-cell office:value-type="string" table:number-columns-spanned="2" table:number-rows-spanned="1" table:style-name="ce445">
            <text:p>NPS Other</text:p>
          </table:table-cell>
          <table:covered-table-cell/>
          <table:table-cell office:value-type="string" table:number-columns-spanned="2" table:number-rows-spanned="1" table:style-name="ce445">
            <text:p>NPS powders</text:p>
          </table:table-cell>
          <table:covered-table-cell/>
          <table:table-cell office:value-type="string" table:number-columns-spanned="2" table:number-rows-spanned="1" table:style-name="ce446">
            <text:p>Synthetic Cannabinoids<text:s/><text:span text:style-name="T2">4</text:span></text:p>
          </table:table-cell>
          <table:covered-table-cell/>
          <table:table-cell office:value-type="string" table:number-columns-spanned="2" table:number-rows-spanned="1" table:style-name="ce447">
            <text:p>Total NPS</text:p>
          </table:table-cell>
          <table:covered-table-cell/>
          <table:table-cell office:value-type="string" table:number-columns-spanned="1" table:number-rows-spanned="2" table:style-name="ce448">
            <text:p>% change Total NPS</text:p>
            <text:p>2017/18 to 2018/19</text:p>
          </table:table-cell>
          <table:table-cell table:number-columns-repeated="16372" table:style-name="ce417"/>
        </table:table-row>
        <table:table-row table:style-name="ro40">
          <table:table-cell table:style-name="ce417"/>
          <table:table-cell office:value-type="string" table:style-name="ce420">
            <text:p>2017/18</text:p>
          </table:table-cell>
          <table:table-cell office:value-type="string" table:style-name="ce421">
            <text:p>2018/19</text:p>
          </table:table-cell>
          <table:table-cell office:value-type="string" table:style-name="ce422">
            <text:p>2017/18</text:p>
          </table:table-cell>
          <table:table-cell office:value-type="string" table:style-name="ce421">
            <text:p>2018/19</text:p>
          </table:table-cell>
          <table:table-cell office:value-type="string" table:style-name="ce422">
            <text:p>2017/18</text:p>
          </table:table-cell>
          <table:table-cell office:value-type="string" table:style-name="ce421">
            <text:p>2018/19</text:p>
          </table:table-cell>
          <table:table-cell office:value-type="string" table:style-name="ce422">
            <text:p>2017/18</text:p>
          </table:table-cell>
          <table:table-cell office:value-type="string" table:style-name="ce421">
            <text:p>2018/19</text:p>
          </table:table-cell>
          <table:table-cell office:value-type="string" table:style-name="ce420">
            <text:p>2017/18</text:p>
          </table:table-cell>
          <table:table-cell office:value-type="string" table:style-name="ce423">
            <text:p>2018/19</text:p>
          </table:table-cell>
          <table:covered-table-cell/>
          <table:table-cell table:number-columns-repeated="16372" table:style-name="ce417"/>
        </table:table-row>
        <table:table-row table:style-name="ro10">
          <table:table-cell table:style-name="ce417"/>
          <table:table-cell table:style-name="ce420"/>
          <table:table-cell table:style-name="ce421"/>
          <table:table-cell table:style-name="ce422"/>
          <table:table-cell table:style-name="ce421"/>
          <table:table-cell table:style-name="ce422"/>
          <table:table-cell table:style-name="ce421"/>
          <table:table-cell table:style-name="ce422"/>
          <table:table-cell table:style-name="ce421"/>
          <table:table-cell table:style-name="ce417"/>
          <table:table-cell table:style-name="ce424"/>
          <table:table-cell table:style-name="ce425"/>
          <table:table-cell table:number-columns-repeated="16372" table:style-name="ce417"/>
        </table:table-row>
        <table:table-row table:style-name="ro10">
          <table:table-cell office:value-type="string" table:style-name="ce417">
            <text:p>Cleveland</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float" office:value="2" table:style-name="ce427">
            <text:p>2</text:p>
          </table:table-cell>
          <table:table-cell office:value-type="string" table:style-name="ce428">
            <text:p>0</text:p>
          </table:table-cell>
          <table:table-cell office:value-type="string" table:style-name="ce427">
            <text:p>0</text:p>
          </table:table-cell>
          <table:table-cell office:value-type="float" office:value="3" table:style-name="ce428">
            <text:p>3</text:p>
          </table:table-cell>
          <table:table-cell office:value-type="float" office:value="19" table:style-name="ce427">
            <text:p>19</text:p>
          </table:table-cell>
          <table:table-cell office:value-type="float" office:value="3" table:style-name="ce426">
            <text:p>3</text:p>
          </table:table-cell>
          <table:table-cell office:value-type="float" office:value="21" table:style-name="ce429">
            <text:p>21</text:p>
          </table:table-cell>
          <table:table-cell office:value-type="float" office:value="600" table:style-name="ce425">
            <text:p>600</text:p>
          </table:table-cell>
          <table:table-cell table:number-columns-repeated="16372" table:style-name="ce417"/>
        </table:table-row>
        <table:table-row table:style-name="ro10">
          <table:table-cell office:value-type="string" table:style-name="ce417">
            <text:p>Durham</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float" office:value="1" table:style-name="ce426">
            <text:p>1</text:p>
          </table:table-cell>
          <table:table-cell office:value-type="string" table:style-name="ce429">
            <text:p>0</text:p>
          </table:table-cell>
          <table:table-cell office:value-type="float" office:value="-100" table:style-name="ce425">
            <text:p>-100</text:p>
          </table:table-cell>
          <table:table-cell table:number-columns-repeated="16372" table:style-name="ce417"/>
        </table:table-row>
        <table:table-row table:style-name="ro10">
          <table:table-cell office:value-type="string" table:style-name="ce417">
            <text:p>Northumbria</text:p>
          </table:table-cell>
          <table:table-cell office:value-type="float" office:value="4" table:style-name="ce426">
            <text:p>4</text:p>
          </table:table-cell>
          <table:table-cell office:value-type="float" office:value="12" table:style-name="ce427">
            <text:p>12</text:p>
          </table:table-cell>
          <table:table-cell office:value-type="float" office:value="8" table:style-name="ce428">
            <text:p>8</text:p>
          </table:table-cell>
          <table:table-cell office:value-type="float" office:value="9" table:style-name="ce427">
            <text:p>9</text:p>
          </table:table-cell>
          <table:table-cell office:value-type="float" office:value="13" table:style-name="ce428">
            <text:p>13</text:p>
          </table:table-cell>
          <table:table-cell office:value-type="float" office:value="23" table:style-name="ce427">
            <text:p>23</text:p>
          </table:table-cell>
          <table:table-cell office:value-type="float" office:value="143" table:style-name="ce428">
            <text:p>143</text:p>
          </table:table-cell>
          <table:table-cell office:value-type="float" office:value="133" table:style-name="ce427">
            <text:p>133</text:p>
          </table:table-cell>
          <table:table-cell office:value-type="float" office:value="168" table:style-name="ce426">
            <text:p>168</text:p>
          </table:table-cell>
          <table:table-cell office:value-type="float" office:value="176" table:style-name="ce429">
            <text:p>176</text:p>
          </table:table-cell>
          <table:table-cell office:value-type="float" office:value="4.7619047619047619" table:style-name="ce425">
            <text:p>5</text:p>
          </table:table-cell>
          <table:table-cell table:number-columns-repeated="16372" table:style-name="ce417"/>
        </table:table-row>
        <table:table-row table:style-name="ro10">
          <table:table-cell office:value-type="string" table:style-name="ce416">
            <text:p>North East Region</text:p>
          </table:table-cell>
          <table:table-cell office:value-type="float" office:value="4" table:style-name="ce430">
            <text:p>4</text:p>
          </table:table-cell>
          <table:table-cell office:value-type="float" office:value="12" table:style-name="ce431">
            <text:p>12</text:p>
          </table:table-cell>
          <table:table-cell office:value-type="float" office:value="8" table:style-name="ce432">
            <text:p>8</text:p>
          </table:table-cell>
          <table:table-cell office:value-type="float" office:value="11" table:style-name="ce431">
            <text:p>11</text:p>
          </table:table-cell>
          <table:table-cell office:value-type="float" office:value="13" table:style-name="ce432">
            <text:p>13</text:p>
          </table:table-cell>
          <table:table-cell office:value-type="float" office:value="23" table:style-name="ce431">
            <text:p>23</text:p>
          </table:table-cell>
          <table:table-cell office:value-type="float" office:value="147" table:style-name="ce432">
            <text:p>147</text:p>
          </table:table-cell>
          <table:table-cell office:value-type="float" office:value="152" table:style-name="ce431">
            <text:p>152</text:p>
          </table:table-cell>
          <table:table-cell office:value-type="float" office:value="172" table:style-name="ce430">
            <text:p>172</text:p>
          </table:table-cell>
          <table:table-cell office:value-type="float" office:value="197" table:style-name="ce433">
            <text:p>197</text:p>
          </table:table-cell>
          <table:table-cell office:value-type="float" office:value="14.534883720930234" table:style-name="ce425">
            <text:p>15</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Cheshire</text:p>
          </table:table-cell>
          <table:table-cell office:value-type="float" office:value="6" table:style-name="ce426">
            <text:p>6</text:p>
          </table:table-cell>
          <table:table-cell office:value-type="float" office:value="9" table:style-name="ce427">
            <text:p>9</text:p>
          </table:table-cell>
          <table:table-cell office:value-type="float" office:value="206" table:style-name="ce428">
            <text:p>206</text:p>
          </table:table-cell>
          <table:table-cell office:value-type="float" office:value="23" table:style-name="ce427">
            <text:p>23</text:p>
          </table:table-cell>
          <table:table-cell office:value-type="float" office:value="5" table:style-name="ce428">
            <text:p>5</text:p>
          </table:table-cell>
          <table:table-cell office:value-type="float" office:value="2" table:style-name="ce427">
            <text:p>2</text:p>
          </table:table-cell>
          <table:table-cell office:value-type="float" office:value="2" table:style-name="ce428">
            <text:p>2</text:p>
          </table:table-cell>
          <table:table-cell office:value-type="float" office:value="33" table:style-name="ce427">
            <text:p>33</text:p>
          </table:table-cell>
          <table:table-cell office:value-type="float" office:value="218" table:style-name="ce426">
            <text:p>218</text:p>
          </table:table-cell>
          <table:table-cell office:value-type="float" office:value="64" table:style-name="ce429">
            <text:p>64</text:p>
          </table:table-cell>
          <table:table-cell office:value-type="float" office:value="-70.642201834862391" table:style-name="ce425">
            <text:p>-71</text:p>
          </table:table-cell>
          <table:table-cell table:number-columns-repeated="16372" table:style-name="ce417"/>
        </table:table-row>
        <table:table-row table:style-name="ro10">
          <table:table-cell office:value-type="string" table:style-name="ce417">
            <text:p>Cumbria</text:p>
          </table:table-cell>
          <table:table-cell office:value-type="float" office:value="1" table:style-name="ce426">
            <text:p>1</text:p>
          </table:table-cell>
          <table:table-cell office:value-type="float" office:value="2" table:style-name="ce427">
            <text:p>2</text:p>
          </table:table-cell>
          <table:table-cell office:value-type="float" office:value="1" table:style-name="ce428">
            <text:p>1</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3" table:style-name="ce428">
            <text:p>3</text:p>
          </table:table-cell>
          <table:table-cell office:value-type="float" office:value="5" table:style-name="ce427">
            <text:p>5</text:p>
          </table:table-cell>
          <table:table-cell office:value-type="float" office:value="5" table:style-name="ce426">
            <text:p>5</text:p>
          </table:table-cell>
          <table:table-cell office:value-type="float" office:value="7" table:style-name="ce429">
            <text:p>7</text:p>
          </table:table-cell>
          <table:table-cell office:value-type="float" office:value="40" table:style-name="ce425">
            <text:p>40</text:p>
          </table:table-cell>
          <table:table-cell table:number-columns-repeated="16372" table:style-name="ce417"/>
        </table:table-row>
        <table:table-row table:style-name="ro10">
          <table:table-cell office:value-type="string" table:style-name="ce417">
            <text:p>Greater Manchester</text:p>
          </table:table-cell>
          <table:table-cell office:value-type="float" office:value="8" table:style-name="ce426">
            <text:p>8</text:p>
          </table:table-cell>
          <table:table-cell office:value-type="float" office:value="20" table:style-name="ce427">
            <text:p>20</text:p>
          </table:table-cell>
          <table:table-cell office:value-type="string" table:style-name="ce428">
            <text:p>0</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float" office:value="241" table:style-name="ce428">
            <text:p>241</text:p>
          </table:table-cell>
          <table:table-cell office:value-type="float" office:value="157" table:style-name="ce427">
            <text:p>157</text:p>
          </table:table-cell>
          <table:table-cell office:value-type="float" office:value="250" table:style-name="ce426">
            <text:p>250</text:p>
          </table:table-cell>
          <table:table-cell office:value-type="float" office:value="177" table:style-name="ce429">
            <text:p>177</text:p>
          </table:table-cell>
          <table:table-cell office:value-type="float" office:value="-29.2" table:style-name="ce425">
            <text:p>-29</text:p>
          </table:table-cell>
          <table:table-cell table:number-columns-repeated="16372" table:style-name="ce417"/>
        </table:table-row>
        <table:table-row table:style-name="ro10">
          <table:table-cell office:value-type="string" table:style-name="ce417">
            <text:p>Lancashire</text:p>
          </table:table-cell>
          <table:table-cell office:value-type="string" table:style-name="ce426">
            <text:p>0</text:p>
          </table:table-cell>
          <table:table-cell office:value-type="float" office:value="1" table:style-name="ce427">
            <text:p>1</text:p>
          </table:table-cell>
          <table:table-cell office:value-type="string" table:style-name="ce428">
            <text:p>0</text:p>
          </table:table-cell>
          <table:table-cell office:value-type="float" office:value="6" table:style-name="ce427">
            <text:p>6</text:p>
          </table:table-cell>
          <table:table-cell office:value-type="string" table:style-name="ce428">
            <text:p>0</text:p>
          </table:table-cell>
          <table:table-cell office:value-type="string" table:style-name="ce427">
            <text:p>0</text:p>
          </table:table-cell>
          <table:table-cell office:value-type="float" office:value="11" table:style-name="ce428">
            <text:p>11</text:p>
          </table:table-cell>
          <table:table-cell office:value-type="float" office:value="5" table:style-name="ce427">
            <text:p>5</text:p>
          </table:table-cell>
          <table:table-cell office:value-type="float" office:value="11" table:style-name="ce426">
            <text:p>11</text:p>
          </table:table-cell>
          <table:table-cell office:value-type="float" office:value="12" table:style-name="ce429">
            <text:p>12</text:p>
          </table:table-cell>
          <table:table-cell office:value-type="float" office:value="9.0909090909090917" table:style-name="ce425">
            <text:p>9</text:p>
          </table:table-cell>
          <table:table-cell table:number-columns-repeated="16372" table:style-name="ce417"/>
        </table:table-row>
        <table:table-row table:style-name="ro10">
          <table:table-cell office:value-type="string" table:style-name="ce417">
            <text:p>Merseyside</text:p>
          </table:table-cell>
          <table:table-cell office:value-type="float" office:value="1" table:style-name="ce426">
            <text:p>1</text:p>
          </table:table-cell>
          <table:table-cell office:value-type="float" office:value="38" table:style-name="ce427">
            <text:p>38</text:p>
          </table:table-cell>
          <table:table-cell office:value-type="string" table:style-name="ce428">
            <text:p>0</text:p>
          </table:table-cell>
          <table:table-cell office:value-type="float" office:value="18" table:style-name="ce427">
            <text:p>18</text:p>
          </table:table-cell>
          <table:table-cell office:value-type="string" table:style-name="ce428">
            <text:p>0</text:p>
          </table:table-cell>
          <table:table-cell office:value-type="float" office:value="10" table:style-name="ce427">
            <text:p>10</text:p>
          </table:table-cell>
          <table:table-cell office:value-type="string" table:style-name="ce428">
            <text:p>0</text:p>
          </table:table-cell>
          <table:table-cell office:value-type="float" office:value="113" table:style-name="ce427">
            <text:p>113</text:p>
          </table:table-cell>
          <table:table-cell office:value-type="float" office:value="1" table:style-name="ce426">
            <text:p>1</text:p>
          </table:table-cell>
          <table:table-cell office:value-type="float" office:value="179" table:style-name="ce429">
            <text:p>179</text:p>
          </table:table-cell>
          <table:table-cell office:value-type="float" office:value="17800" table:style-name="ce425">
            <text:p>17800</text:p>
          </table:table-cell>
          <table:table-cell table:number-columns-repeated="16372" table:style-name="ce417"/>
        </table:table-row>
        <table:table-row table:style-name="ro10">
          <table:table-cell office:value-type="string" table:style-name="ce416">
            <text:p>North West Region</text:p>
          </table:table-cell>
          <table:table-cell office:value-type="float" office:value="16" table:style-name="ce430">
            <text:p>16</text:p>
          </table:table-cell>
          <table:table-cell office:value-type="float" office:value="70" table:style-name="ce431">
            <text:p>70</text:p>
          </table:table-cell>
          <table:table-cell office:value-type="float" office:value="207" table:style-name="ce432">
            <text:p>207</text:p>
          </table:table-cell>
          <table:table-cell office:value-type="float" office:value="47" table:style-name="ce431">
            <text:p>47</text:p>
          </table:table-cell>
          <table:table-cell office:value-type="float" office:value="6" table:style-name="ce432">
            <text:p>6</text:p>
          </table:table-cell>
          <table:table-cell office:value-type="float" office:value="12" table:style-name="ce431">
            <text:p>12</text:p>
          </table:table-cell>
          <table:table-cell office:value-type="float" office:value="257" table:style-name="ce432">
            <text:p>257</text:p>
          </table:table-cell>
          <table:table-cell office:value-type="float" office:value="313" table:style-name="ce431">
            <text:p>313</text:p>
          </table:table-cell>
          <table:table-cell office:value-type="float" office:value="485" table:style-name="ce430">
            <text:p>485</text:p>
          </table:table-cell>
          <table:table-cell office:value-type="float" office:value="439" table:style-name="ce433">
            <text:p>439</text:p>
          </table:table-cell>
          <table:table-cell office:value-type="float" office:value="-9.4845360824742269" table:style-name="ce434">
            <text:p>-9</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Humberside</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21" table:style-name="ce428">
            <text:p>21</text:p>
          </table:table-cell>
          <table:table-cell office:value-type="float" office:value="50" table:style-name="ce427">
            <text:p>50</text:p>
          </table:table-cell>
          <table:table-cell office:value-type="float" office:value="21" table:style-name="ce426">
            <text:p>21</text:p>
          </table:table-cell>
          <table:table-cell office:value-type="float" office:value="50" table:style-name="ce429">
            <text:p>50</text:p>
          </table:table-cell>
          <table:table-cell office:value-type="float" office:value="138.0952380952381" table:style-name="ce425">
            <text:p>138</text:p>
          </table:table-cell>
          <table:table-cell table:number-columns-repeated="16372" table:style-name="ce417"/>
        </table:table-row>
        <table:table-row table:style-name="ro10">
          <table:table-cell office:value-type="string" table:style-name="ce417">
            <text:p>North Yorkshire</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float" office:value="1" table:style-name="ce426">
            <text:p>1</text:p>
          </table:table-cell>
          <table:table-cell office:value-type="string" table:style-name="ce429">
            <text:p>0</text:p>
          </table:table-cell>
          <table:table-cell office:value-type="float" office:value="-100" table:style-name="ce425">
            <text:p>-100</text:p>
          </table:table-cell>
          <table:table-cell table:number-columns-repeated="16372" table:style-name="ce417"/>
        </table:table-row>
        <table:table-row table:style-name="ro10">
          <table:table-cell office:value-type="string" table:style-name="ce417">
            <text:p>South Yorkshire</text:p>
          </table:table-cell>
          <table:table-cell office:value-type="string" table:style-name="ce426">
            <text:p>0</text:p>
          </table:table-cell>
          <table:table-cell office:value-type="float" office:value="1" table:style-name="ce427">
            <text:p>1</text:p>
          </table:table-cell>
          <table:table-cell office:value-type="float" office:value="7" table:style-name="ce428">
            <text:p>7</text:p>
          </table:table-cell>
          <table:table-cell office:value-type="float" office:value="15" table:style-name="ce427">
            <text:p>15</text:p>
          </table:table-cell>
          <table:table-cell office:value-type="float" office:value="1" table:style-name="ce428">
            <text:p>1</text:p>
          </table:table-cell>
          <table:table-cell office:value-type="float" office:value="5" table:style-name="ce427">
            <text:p>5</text:p>
          </table:table-cell>
          <table:table-cell office:value-type="float" office:value="50" table:style-name="ce428">
            <text:p>50</text:p>
          </table:table-cell>
          <table:table-cell office:value-type="float" office:value="147" table:style-name="ce427">
            <text:p>147</text:p>
          </table:table-cell>
          <table:table-cell office:value-type="float" office:value="56" table:style-name="ce426">
            <text:p>56</text:p>
          </table:table-cell>
          <table:table-cell office:value-type="float" office:value="165" table:style-name="ce429">
            <text:p>165</text:p>
          </table:table-cell>
          <table:table-cell office:value-type="float" office:value="194.64285714285714" table:style-name="ce425">
            <text:p>195</text:p>
          </table:table-cell>
          <table:table-cell table:number-columns-repeated="16372" table:style-name="ce417"/>
        </table:table-row>
        <table:table-row table:style-name="ro10">
          <table:table-cell office:value-type="string" table:style-name="ce417">
            <text:p>West Yorkshire</text:p>
          </table:table-cell>
          <table:table-cell office:value-type="string" table:style-name="ce426">
            <text:p>0</text:p>
          </table:table-cell>
          <table:table-cell office:value-type="float" office:value="7" table:style-name="ce427">
            <text:p>7</text:p>
          </table:table-cell>
          <table:table-cell office:value-type="string" table:style-name="ce428">
            <text:p>0</text:p>
          </table:table-cell>
          <table:table-cell office:value-type="float" office:value="38" table:style-name="ce427">
            <text:p>38</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float" office:value="109" table:style-name="ce427">
            <text:p>109</text:p>
          </table:table-cell>
          <table:table-cell office:value-type="string" table:style-name="ce426">
            <text:p>0</text:p>
          </table:table-cell>
          <table:table-cell office:value-type="float" office:value="154" table:style-name="ce429">
            <text:p>154</text:p>
          </table:table-cell>
          <table:table-cell office:value-type="string" table:style-name="ce425">
            <text:p>..</text:p>
          </table:table-cell>
          <table:table-cell table:number-columns-repeated="16372" table:style-name="ce417"/>
        </table:table-row>
        <table:table-row table:style-name="ro10">
          <table:table-cell office:value-type="string" table:style-name="ce416">
            <text:p>Yorkshire and The Humber Region</text:p>
          </table:table-cell>
          <table:table-cell office:value-type="float" office:value="0" table:style-name="ce430">
            <text:p>0</text:p>
          </table:table-cell>
          <table:table-cell office:value-type="float" office:value="8" table:style-name="ce431">
            <text:p>8</text:p>
          </table:table-cell>
          <table:table-cell office:value-type="float" office:value="7" table:style-name="ce432">
            <text:p>7</text:p>
          </table:table-cell>
          <table:table-cell office:value-type="float" office:value="53" table:style-name="ce431">
            <text:p>53</text:p>
          </table:table-cell>
          <table:table-cell office:value-type="float" office:value="1" table:style-name="ce432">
            <text:p>1</text:p>
          </table:table-cell>
          <table:table-cell office:value-type="float" office:value="5" table:style-name="ce431">
            <text:p>5</text:p>
          </table:table-cell>
          <table:table-cell office:value-type="float" office:value="72" table:style-name="ce432">
            <text:p>72</text:p>
          </table:table-cell>
          <table:table-cell office:value-type="float" office:value="306" table:style-name="ce431">
            <text:p>306</text:p>
          </table:table-cell>
          <table:table-cell office:value-type="float" office:value="78" table:style-name="ce430">
            <text:p>78</text:p>
          </table:table-cell>
          <table:table-cell office:value-type="float" office:value="369" table:style-name="ce433">
            <text:p>369</text:p>
          </table:table-cell>
          <table:table-cell office:value-type="float" office:value="373.07692307692309" table:style-name="ce434">
            <text:p>373</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Derbyshire</text:p>
          </table:table-cell>
          <table:table-cell office:value-type="string" table:style-name="ce426">
            <text:p>0</text:p>
          </table:table-cell>
          <table:table-cell office:value-type="float" office:value="2" table:style-name="ce427">
            <text:p>2</text:p>
          </table:table-cell>
          <table:table-cell office:value-type="string" table:style-name="ce428">
            <text:p>0</text:p>
          </table:table-cell>
          <table:table-cell office:value-type="float" office:value="1" table:style-name="ce427">
            <text:p>1</text:p>
          </table:table-cell>
          <table:table-cell office:value-type="string" table:style-name="ce428">
            <text:p>0</text:p>
          </table:table-cell>
          <table:table-cell office:value-type="string" table:style-name="ce427">
            <text:p>0</text:p>
          </table:table-cell>
          <table:table-cell office:value-type="float" office:value="388" table:style-name="ce428">
            <text:p>388</text:p>
          </table:table-cell>
          <table:table-cell office:value-type="float" office:value="322" table:style-name="ce427">
            <text:p>322</text:p>
          </table:table-cell>
          <table:table-cell office:value-type="float" office:value="388" table:style-name="ce426">
            <text:p>388</text:p>
          </table:table-cell>
          <table:table-cell office:value-type="float" office:value="324" table:style-name="ce429">
            <text:p>324</text:p>
          </table:table-cell>
          <table:table-cell office:value-type="float" office:value="-16.494845360824741" table:style-name="ce425">
            <text:p>-16</text:p>
          </table:table-cell>
          <table:table-cell table:number-columns-repeated="16372" table:style-name="ce417"/>
        </table:table-row>
        <table:table-row table:style-name="ro10">
          <table:table-cell office:value-type="string" table:style-name="ce417">
            <text:p>Leicestershire</text:p>
          </table:table-cell>
          <table:table-cell office:value-type="string" table:style-name="ce426">
            <text:p>0</text:p>
          </table:table-cell>
          <table:table-cell office:value-type="float" office:value="12" table:style-name="ce427">
            <text:p>12</text:p>
          </table:table-cell>
          <table:table-cell office:value-type="string" table:style-name="ce428">
            <text:p>0</text:p>
          </table:table-cell>
          <table:table-cell office:value-type="float" office:value="2" table:style-name="ce427">
            <text:p>2</text:p>
          </table:table-cell>
          <table:table-cell office:value-type="string" table:style-name="ce428">
            <text:p>0</text:p>
          </table:table-cell>
          <table:table-cell office:value-type="string" table:style-name="ce427">
            <text:p>0</text:p>
          </table:table-cell>
          <table:table-cell office:value-type="float" office:value="70" table:style-name="ce428">
            <text:p>70</text:p>
          </table:table-cell>
          <table:table-cell office:value-type="float" office:value="195" table:style-name="ce427">
            <text:p>195</text:p>
          </table:table-cell>
          <table:table-cell office:value-type="float" office:value="70" table:style-name="ce426">
            <text:p>70</text:p>
          </table:table-cell>
          <table:table-cell office:value-type="float" office:value="209" table:style-name="ce429">
            <text:p>209</text:p>
          </table:table-cell>
          <table:table-cell office:value-type="float" office:value="198.57142857142858" table:style-name="ce425">
            <text:p>199</text:p>
          </table:table-cell>
          <table:table-cell table:number-columns-repeated="16372" table:style-name="ce417"/>
        </table:table-row>
        <table:table-row table:style-name="ro10">
          <table:table-cell office:value-type="string" table:style-name="ce417">
            <text:p>Lincolnshire</text:p>
          </table:table-cell>
          <table:table-cell office:value-type="string" table:style-name="ce426">
            <text:p>0</text:p>
          </table:table-cell>
          <table:table-cell office:value-type="string" table:style-name="ce427">
            <text:p>..</text:p>
          </table:table-cell>
          <table:table-cell office:value-type="string" table:style-name="ce428">
            <text:p>0</text:p>
          </table:table-cell>
          <table:table-cell office:value-type="string" table:style-name="ce427">
            <text:p>..</text:p>
          </table:table-cell>
          <table:table-cell office:value-type="string" table:style-name="ce428">
            <text:p>0</text:p>
          </table:table-cell>
          <table:table-cell office:value-type="string" table:style-name="ce427">
            <text:p>..</text:p>
          </table:table-cell>
          <table:table-cell office:value-type="float" office:value="101" table:style-name="ce428">
            <text:p>101</text:p>
          </table:table-cell>
          <table:table-cell office:value-type="string" table:style-name="ce427">
            <text:p>..</text:p>
          </table:table-cell>
          <table:table-cell office:value-type="float" office:value="101" table:style-name="ce426">
            <text:p>101</text:p>
          </table:table-cell>
          <table:table-cell office:value-type="string" table:style-name="ce429">
            <text:p>..</text:p>
          </table:table-cell>
          <table:table-cell office:value-type="string" table:style-name="ce425">
            <text:p>..</text:p>
          </table:table-cell>
          <table:table-cell table:number-columns-repeated="16372" table:style-name="ce417"/>
        </table:table-row>
        <table:table-row table:style-name="ro10">
          <table:table-cell office:value-type="string" table:style-name="ce417">
            <text:p>Northamptonshire</text:p>
          </table:table-cell>
          <table:table-cell office:value-type="float" office:value="2" table:style-name="ce426">
            <text:p>2</text:p>
          </table:table-cell>
          <table:table-cell office:value-type="float" office:value="6" table:style-name="ce427">
            <text:p>6</text:p>
          </table:table-cell>
          <table:table-cell office:value-type="float" office:value="5" table:style-name="ce428">
            <text:p>5</text:p>
          </table:table-cell>
          <table:table-cell office:value-type="float" office:value="2" table:style-name="ce427">
            <text:p>2</text:p>
          </table:table-cell>
          <table:table-cell office:value-type="string" table:style-name="ce428">
            <text:p>0</text:p>
          </table:table-cell>
          <table:table-cell office:value-type="float" office:value="1" table:style-name="ce427">
            <text:p>1</text:p>
          </table:table-cell>
          <table:table-cell office:value-type="string" table:style-name="ce428">
            <text:p>0</text:p>
          </table:table-cell>
          <table:table-cell office:value-type="float" office:value="4" table:style-name="ce427">
            <text:p>4</text:p>
          </table:table-cell>
          <table:table-cell office:value-type="float" office:value="7" table:style-name="ce426">
            <text:p>7</text:p>
          </table:table-cell>
          <table:table-cell office:value-type="float" office:value="13" table:style-name="ce429">
            <text:p>13</text:p>
          </table:table-cell>
          <table:table-cell office:value-type="float" office:value="85.714285714285708" table:style-name="ce425">
            <text:p>86</text:p>
          </table:table-cell>
          <table:table-cell table:number-columns-repeated="16372" table:style-name="ce417"/>
        </table:table-row>
        <table:table-row table:style-name="ro10">
          <table:table-cell office:value-type="string" table:style-name="ce417">
            <text:p>Nottinghamshire</text:p>
          </table:table-cell>
          <table:table-cell office:value-type="string" table:style-name="ce426">
            <text:p>0</text:p>
          </table:table-cell>
          <table:table-cell office:value-type="float" office:value="8" table:style-name="ce427">
            <text:p>8</text:p>
          </table:table-cell>
          <table:table-cell office:value-type="string" table:style-name="ce428">
            <text:p>0</text:p>
          </table:table-cell>
          <table:table-cell office:value-type="float" office:value="6" table:style-name="ce427">
            <text:p>6</text:p>
          </table:table-cell>
          <table:table-cell office:value-type="string" table:style-name="ce428">
            <text:p>0</text:p>
          </table:table-cell>
          <table:table-cell office:value-type="float" office:value="1" table:style-name="ce427">
            <text:p>1</text:p>
          </table:table-cell>
          <table:table-cell office:value-type="string" table:style-name="ce428">
            <text:p>0</text:p>
          </table:table-cell>
          <table:table-cell office:value-type="float" office:value="360" table:style-name="ce427">
            <text:p>360</text:p>
          </table:table-cell>
          <table:table-cell office:value-type="string" table:style-name="ce426">
            <text:p>0</text:p>
          </table:table-cell>
          <table:table-cell office:value-type="float" office:value="373" table:style-name="ce429">
            <text:p>373</text:p>
          </table:table-cell>
          <table:table-cell office:value-type="string" table:style-name="ce425">
            <text:p>..</text:p>
          </table:table-cell>
          <table:table-cell table:number-columns-repeated="16372" table:style-name="ce417"/>
        </table:table-row>
        <table:table-row table:style-name="ro10">
          <table:table-cell office:value-type="string" table:style-name="ce416">
            <text:p>East Midlands Region</text:p>
          </table:table-cell>
          <table:table-cell office:value-type="float" office:value="2" table:style-name="ce430">
            <text:p>2</text:p>
          </table:table-cell>
          <table:table-cell office:value-type="float" office:value="28" table:style-name="ce431">
            <text:p>28</text:p>
          </table:table-cell>
          <table:table-cell office:value-type="float" office:value="5" table:style-name="ce432">
            <text:p>5</text:p>
          </table:table-cell>
          <table:table-cell office:value-type="float" office:value="11" table:style-name="ce431">
            <text:p>11</text:p>
          </table:table-cell>
          <table:table-cell office:value-type="float" office:value="0" table:style-name="ce432">
            <text:p>0</text:p>
          </table:table-cell>
          <table:table-cell office:value-type="float" office:value="2" table:style-name="ce431">
            <text:p>2</text:p>
          </table:table-cell>
          <table:table-cell office:value-type="float" office:value="559" table:style-name="ce432">
            <text:p>559</text:p>
          </table:table-cell>
          <table:table-cell office:value-type="float" office:value="881" table:style-name="ce431">
            <text:p>881</text:p>
          </table:table-cell>
          <table:table-cell office:value-type="float" office:value="566" table:style-name="ce430">
            <text:p>566</text:p>
          </table:table-cell>
          <table:table-cell office:value-type="float" office:value="919" table:style-name="ce433">
            <text:p>919</text:p>
          </table:table-cell>
          <table:table-cell office:value-type="float" office:value="62.367491166077741" table:style-name="ce434">
            <text:p>62</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Staffordshire</text:p>
          </table:table-cell>
          <table:table-cell office:value-type="float" office:value="5" table:style-name="ce426">
            <text:p>5</text:p>
          </table:table-cell>
          <table:table-cell office:value-type="float" office:value="3" table:style-name="ce427">
            <text:p>3</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float" office:value="1" table:style-name="ce427">
            <text:p>1</text:p>
          </table:table-cell>
          <table:table-cell office:value-type="float" office:value="187" table:style-name="ce428">
            <text:p>187</text:p>
          </table:table-cell>
          <table:table-cell office:value-type="float" office:value="26" table:style-name="ce427">
            <text:p>26</text:p>
          </table:table-cell>
          <table:table-cell office:value-type="float" office:value="192" table:style-name="ce426">
            <text:p>192</text:p>
          </table:table-cell>
          <table:table-cell office:value-type="float" office:value="30" table:style-name="ce429">
            <text:p>30</text:p>
          </table:table-cell>
          <table:table-cell office:value-type="float" office:value="-84.375" table:style-name="ce425">
            <text:p>-84</text:p>
          </table:table-cell>
          <table:table-cell table:number-columns-repeated="16372" table:style-name="ce417"/>
        </table:table-row>
        <table:table-row table:style-name="ro10">
          <table:table-cell office:value-type="string" table:style-name="ce417">
            <text:p>Warwickshire</text:p>
          </table:table-cell>
          <table:table-cell office:value-type="string" table:style-name="ce426">
            <text:p>0</text:p>
          </table:table-cell>
          <table:table-cell office:value-type="float" office:value="5" table:style-name="ce427">
            <text:p>5</text:p>
          </table:table-cell>
          <table:table-cell office:value-type="string" table:style-name="ce428">
            <text:p>0</text:p>
          </table:table-cell>
          <table:table-cell office:value-type="float" office:value="1" table:style-name="ce427">
            <text:p>1</text:p>
          </table:table-cell>
          <table:table-cell office:value-type="string" table:style-name="ce428">
            <text:p>0</text:p>
          </table:table-cell>
          <table:table-cell office:value-type="float" office:value="1" table:style-name="ce427">
            <text:p>1</text:p>
          </table:table-cell>
          <table:table-cell office:value-type="float" office:value="3" table:style-name="ce428">
            <text:p>3</text:p>
          </table:table-cell>
          <table:table-cell office:value-type="string" table:style-name="ce427">
            <text:p>0</text:p>
          </table:table-cell>
          <table:table-cell office:value-type="float" office:value="3" table:style-name="ce426">
            <text:p>3</text:p>
          </table:table-cell>
          <table:table-cell office:value-type="float" office:value="7" table:style-name="ce429">
            <text:p>7</text:p>
          </table:table-cell>
          <table:table-cell office:value-type="float" office:value="133.33333333333331" table:style-name="ce425">
            <text:p>133</text:p>
          </table:table-cell>
          <table:table-cell table:number-columns-repeated="16372" table:style-name="ce417"/>
        </table:table-row>
        <table:table-row table:style-name="ro10">
          <table:table-cell office:value-type="string" table:style-name="ce417">
            <text:p>West Mercia</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float" office:value="5" table:style-name="ce427">
            <text:p>5</text:p>
          </table:table-cell>
          <table:table-cell office:value-type="float" office:value="1" table:style-name="ce428">
            <text:p>1</text:p>
          </table:table-cell>
          <table:table-cell office:value-type="float" office:value="2" table:style-name="ce427">
            <text:p>2</text:p>
          </table:table-cell>
          <table:table-cell office:value-type="float" office:value="18" table:style-name="ce428">
            <text:p>18</text:p>
          </table:table-cell>
          <table:table-cell office:value-type="float" office:value="17" table:style-name="ce427">
            <text:p>17</text:p>
          </table:table-cell>
          <table:table-cell office:value-type="float" office:value="19" table:style-name="ce426">
            <text:p>19</text:p>
          </table:table-cell>
          <table:table-cell office:value-type="float" office:value="24" table:style-name="ce429">
            <text:p>24</text:p>
          </table:table-cell>
          <table:table-cell office:value-type="float" office:value="26.315789473684209" table:style-name="ce425">
            <text:p>26</text:p>
          </table:table-cell>
          <table:table-cell table:number-columns-repeated="16372" table:style-name="ce417"/>
        </table:table-row>
        <table:table-row table:style-name="ro10">
          <table:table-cell office:value-type="string" table:style-name="ce417">
            <text:p>West Midlands</text:p>
          </table:table-cell>
          <table:table-cell office:value-type="string" table:style-name="ce426">
            <text:p>0</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07" table:style-name="ce428">
            <text:p>107</text:p>
          </table:table-cell>
          <table:table-cell office:value-type="float" office:value="128" table:style-name="ce427">
            <text:p>128</text:p>
          </table:table-cell>
          <table:table-cell office:value-type="float" office:value="108" table:style-name="ce426">
            <text:p>108</text:p>
          </table:table-cell>
          <table:table-cell office:value-type="float" office:value="128" table:style-name="ce429">
            <text:p>128</text:p>
          </table:table-cell>
          <table:table-cell office:value-type="float" office:value="18.518518518518519" table:style-name="ce425">
            <text:p>19</text:p>
          </table:table-cell>
          <table:table-cell table:number-columns-repeated="16372" table:style-name="ce417"/>
        </table:table-row>
        <table:table-row table:style-name="ro10">
          <table:table-cell office:value-type="string" table:style-name="ce416">
            <text:p>West Midlands Region</text:p>
          </table:table-cell>
          <table:table-cell office:value-type="float" office:value="5" table:style-name="ce430">
            <text:p>5</text:p>
          </table:table-cell>
          <table:table-cell office:value-type="float" office:value="8" table:style-name="ce431">
            <text:p>8</text:p>
          </table:table-cell>
          <table:table-cell office:value-type="float" office:value="1" table:style-name="ce432">
            <text:p>1</text:p>
          </table:table-cell>
          <table:table-cell office:value-type="float" office:value="6" table:style-name="ce431">
            <text:p>6</text:p>
          </table:table-cell>
          <table:table-cell office:value-type="float" office:value="1" table:style-name="ce432">
            <text:p>1</text:p>
          </table:table-cell>
          <table:table-cell office:value-type="float" office:value="4" table:style-name="ce431">
            <text:p>4</text:p>
          </table:table-cell>
          <table:table-cell office:value-type="float" office:value="315" table:style-name="ce432">
            <text:p>315</text:p>
          </table:table-cell>
          <table:table-cell office:value-type="float" office:value="171" table:style-name="ce431">
            <text:p>171</text:p>
          </table:table-cell>
          <table:table-cell office:value-type="float" office:value="322" table:style-name="ce430">
            <text:p>322</text:p>
          </table:table-cell>
          <table:table-cell office:value-type="float" office:value="189" table:style-name="ce433">
            <text:p>189</text:p>
          </table:table-cell>
          <table:table-cell office:value-type="float" office:value="-41.304347826086953" table:style-name="ce434">
            <text:p>-41</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Bedfordshire</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6" table:style-name="ce428">
            <text:p>6</text:p>
          </table:table-cell>
          <table:table-cell office:value-type="float" office:value="2" table:style-name="ce427">
            <text:p>2</text:p>
          </table:table-cell>
          <table:table-cell office:value-type="float" office:value="6" table:style-name="ce426">
            <text:p>6</text:p>
          </table:table-cell>
          <table:table-cell office:value-type="float" office:value="2" table:style-name="ce429">
            <text:p>2</text:p>
          </table:table-cell>
          <table:table-cell office:value-type="float" office:value="-66.666666666666657" table:style-name="ce425">
            <text:p>-67</text:p>
          </table:table-cell>
          <table:table-cell table:number-columns-repeated="16372" table:style-name="ce417"/>
        </table:table-row>
        <table:table-row table:style-name="ro10">
          <table:table-cell office:value-type="string" table:style-name="ce417">
            <text:p>Cambridgeshire</text:p>
          </table:table-cell>
          <table:table-cell office:value-type="float" office:value="5" table:style-name="ce426">
            <text:p>5</text:p>
          </table:table-cell>
          <table:table-cell office:value-type="float" office:value="9" table:style-name="ce427">
            <text:p>9</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7" table:style-name="ce428">
            <text:p>17</text:p>
          </table:table-cell>
          <table:table-cell office:value-type="float" office:value="6" table:style-name="ce427">
            <text:p>6</text:p>
          </table:table-cell>
          <table:table-cell office:value-type="float" office:value="22" table:style-name="ce426">
            <text:p>22</text:p>
          </table:table-cell>
          <table:table-cell office:value-type="float" office:value="15" table:style-name="ce429">
            <text:p>15</text:p>
          </table:table-cell>
          <table:table-cell office:value-type="float" office:value="-31.818181818181817" table:style-name="ce425">
            <text:p>-32</text:p>
          </table:table-cell>
          <table:table-cell table:number-columns-repeated="16372" table:style-name="ce417"/>
        </table:table-row>
        <table:table-row table:style-name="ro10">
          <table:table-cell office:value-type="string" table:style-name="ce417">
            <text:p>Essex</text:p>
          </table:table-cell>
          <table:table-cell office:value-type="float" office:value="2" table:style-name="ce426">
            <text:p>2</text:p>
          </table:table-cell>
          <table:table-cell office:value-type="float" office:value="5" table:style-name="ce427">
            <text:p>5</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float" office:value="3" table:style-name="ce426">
            <text:p>3</text:p>
          </table:table-cell>
          <table:table-cell office:value-type="float" office:value="5" table:style-name="ce429">
            <text:p>5</text:p>
          </table:table-cell>
          <table:table-cell office:value-type="float" office:value="66.666666666666657" table:style-name="ce425">
            <text:p>67</text:p>
          </table:table-cell>
          <table:table-cell table:number-columns-repeated="16372" table:style-name="ce417"/>
        </table:table-row>
        <table:table-row table:style-name="ro10">
          <table:table-cell office:value-type="string" table:style-name="ce417">
            <text:p>Hertfordshire</text:p>
          </table:table-cell>
          <table:table-cell office:value-type="float" office:value="1" table:style-name="ce426">
            <text:p>1</text:p>
          </table:table-cell>
          <table:table-cell office:value-type="string" table:style-name="ce427">
            <text:p>..</text:p>
          </table:table-cell>
          <table:table-cell office:value-type="string" table:style-name="ce428">
            <text:p>0</text:p>
          </table:table-cell>
          <table:table-cell office:value-type="string" table:style-name="ce427">
            <text:p>..</text:p>
          </table:table-cell>
          <table:table-cell office:value-type="string" table:style-name="ce428">
            <text:p>0</text:p>
          </table:table-cell>
          <table:table-cell office:value-type="string" table:style-name="ce427">
            <text:p>..</text:p>
          </table:table-cell>
          <table:table-cell office:value-type="string" table:style-name="ce428">
            <text:p>0</text:p>
          </table:table-cell>
          <table:table-cell office:value-type="string" table:style-name="ce427">
            <text:p>..</text:p>
          </table:table-cell>
          <table:table-cell office:value-type="float" office:value="1" table:style-name="ce426">
            <text:p>1</text:p>
          </table:table-cell>
          <table:table-cell office:value-type="string" table:style-name="ce429">
            <text:p>..</text:p>
          </table:table-cell>
          <table:table-cell office:value-type="string" table:style-name="ce425">
            <text:p>..</text:p>
          </table:table-cell>
          <table:table-cell table:number-columns-repeated="16372" table:style-name="ce417"/>
        </table:table-row>
        <table:table-row table:style-name="ro10">
          <table:table-cell office:value-type="string" table:style-name="ce417">
            <text:p>Norfolk</text:p>
          </table:table-cell>
          <table:table-cell office:value-type="float" office:value="3" table:style-name="ce426">
            <text:p>3</text:p>
          </table:table-cell>
          <table:table-cell office:value-type="float" office:value="7" table:style-name="ce427">
            <text:p>7</text:p>
          </table:table-cell>
          <table:table-cell office:value-type="float" office:value="5" table:style-name="ce428">
            <text:p>5</text:p>
          </table:table-cell>
          <table:table-cell office:value-type="float" office:value="1" table:style-name="ce427">
            <text:p>1</text:p>
          </table:table-cell>
          <table:table-cell office:value-type="float" office:value="2" table:style-name="ce428">
            <text:p>2</text:p>
          </table:table-cell>
          <table:table-cell office:value-type="string" table:style-name="ce427">
            <text:p>0</text:p>
          </table:table-cell>
          <table:table-cell office:value-type="float" office:value="4" table:style-name="ce428">
            <text:p>4</text:p>
          </table:table-cell>
          <table:table-cell office:value-type="float" office:value="1" table:style-name="ce427">
            <text:p>1</text:p>
          </table:table-cell>
          <table:table-cell office:value-type="float" office:value="14" table:style-name="ce426">
            <text:p>14</text:p>
          </table:table-cell>
          <table:table-cell office:value-type="float" office:value="9" table:style-name="ce429">
            <text:p>9</text:p>
          </table:table-cell>
          <table:table-cell office:value-type="float" office:value="-35.714285714285715" table:style-name="ce425">
            <text:p>-36</text:p>
          </table:table-cell>
          <table:table-cell table:number-columns-repeated="16372" table:style-name="ce417"/>
        </table:table-row>
        <table:table-row table:style-name="ro10">
          <table:table-cell office:value-type="string" table:style-name="ce417">
            <text:p>Suffolk</text:p>
          </table:table-cell>
          <table:table-cell office:value-type="string" table:style-name="ce426">
            <text:p>0</text:p>
          </table:table-cell>
          <table:table-cell office:value-type="float" office:value="2" table:style-name="ce427">
            <text:p>2</text:p>
          </table:table-cell>
          <table:table-cell office:value-type="float" office:value="36" table:style-name="ce428">
            <text:p>36</text:p>
          </table:table-cell>
          <table:table-cell office:value-type="float" office:value="37" table:style-name="ce427">
            <text:p>37</text:p>
          </table:table-cell>
          <table:table-cell office:value-type="float" office:value="28" table:style-name="ce428">
            <text:p>28</text:p>
          </table:table-cell>
          <table:table-cell office:value-type="float" office:value="42" table:style-name="ce427">
            <text:p>42</text:p>
          </table:table-cell>
          <table:table-cell office:value-type="float" office:value="12" table:style-name="ce428">
            <text:p>12</text:p>
          </table:table-cell>
          <table:table-cell office:value-type="float" office:value="4" table:style-name="ce427">
            <text:p>4</text:p>
          </table:table-cell>
          <table:table-cell office:value-type="float" office:value="75" table:style-name="ce426">
            <text:p>75</text:p>
          </table:table-cell>
          <table:table-cell office:value-type="float" office:value="84" table:style-name="ce429">
            <text:p>84</text:p>
          </table:table-cell>
          <table:table-cell office:value-type="float" office:value="12" table:style-name="ce425">
            <text:p>12</text:p>
          </table:table-cell>
          <table:table-cell table:number-columns-repeated="16372" table:style-name="ce417"/>
        </table:table-row>
        <table:table-row table:style-name="ro10">
          <table:table-cell office:value-type="string" table:style-name="ce416">
            <text:p>Eastern Region</text:p>
          </table:table-cell>
          <table:table-cell office:value-type="float" office:value="11" table:style-name="ce430">
            <text:p>11</text:p>
          </table:table-cell>
          <table:table-cell office:value-type="float" office:value="23" table:style-name="ce431">
            <text:p>23</text:p>
          </table:table-cell>
          <table:table-cell office:value-type="float" office:value="41" table:style-name="ce432">
            <text:p>41</text:p>
          </table:table-cell>
          <table:table-cell office:value-type="float" office:value="38" table:style-name="ce431">
            <text:p>38</text:p>
          </table:table-cell>
          <table:table-cell office:value-type="float" office:value="30" table:style-name="ce432">
            <text:p>30</text:p>
          </table:table-cell>
          <table:table-cell office:value-type="float" office:value="42" table:style-name="ce431">
            <text:p>42</text:p>
          </table:table-cell>
          <table:table-cell office:value-type="float" office:value="40" table:style-name="ce432">
            <text:p>40</text:p>
          </table:table-cell>
          <table:table-cell office:value-type="float" office:value="13" table:style-name="ce431">
            <text:p>13</text:p>
          </table:table-cell>
          <table:table-cell office:value-type="float" office:value="121" table:style-name="ce430">
            <text:p>121</text:p>
          </table:table-cell>
          <table:table-cell office:value-type="float" office:value="115" table:style-name="ce433">
            <text:p>115</text:p>
          </table:table-cell>
          <table:table-cell office:value-type="float" office:value="-4.9586776859504136" table:style-name="ce434">
            <text:p>-5</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London, City of</text:p>
          </table:table-cell>
          <table:table-cell office:value-type="float" office:value="1" table:style-name="ce426">
            <text:p>1</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 table:style-name="ce426">
            <text:p>1</text:p>
          </table:table-cell>
          <table:table-cell office:value-type="string" table:style-name="ce429">
            <text:p>0</text:p>
          </table:table-cell>
          <table:table-cell office:value-type="float" office:value="-100" table:style-name="ce425">
            <text:p>-100</text:p>
          </table:table-cell>
          <table:table-cell table:number-columns-repeated="16372" table:style-name="ce417"/>
        </table:table-row>
        <table:table-row table:style-name="ro10">
          <table:table-cell office:value-type="string" table:style-name="ce435">
            <text:p>Metropolitan Police</text:p>
          </table:table-cell>
          <table:table-cell office:value-type="float" office:value="34" table:style-name="ce426">
            <text:p>34</text:p>
          </table:table-cell>
          <table:table-cell office:value-type="float" office:value="46" table:style-name="ce427">
            <text:p>46</text:p>
          </table:table-cell>
          <table:table-cell office:value-type="float" office:value="59" table:style-name="ce428">
            <text:p>59</text:p>
          </table:table-cell>
          <table:table-cell office:value-type="float" office:value="4" table:style-name="ce427">
            <text:p>4</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float" office:value="45" table:style-name="ce427">
            <text:p>45</text:p>
          </table:table-cell>
          <table:table-cell office:value-type="float" office:value="93" table:style-name="ce426">
            <text:p>93</text:p>
          </table:table-cell>
          <table:table-cell office:value-type="float" office:value="95" table:style-name="ce429">
            <text:p>95</text:p>
          </table:table-cell>
          <table:table-cell office:value-type="float" office:value="2.1505376344086025" table:style-name="ce425">
            <text:p>2</text:p>
          </table:table-cell>
          <table:table-cell table:number-columns-repeated="16372" table:style-name="ce417"/>
        </table:table-row>
        <table:table-row table:style-name="ro10">
          <table:table-cell office:value-type="string" table:style-name="ce416">
            <text:p>London Region</text:p>
          </table:table-cell>
          <table:table-cell office:value-type="float" office:value="35" table:style-name="ce430">
            <text:p>35</text:p>
          </table:table-cell>
          <table:table-cell office:value-type="float" office:value="46" table:style-name="ce431">
            <text:p>46</text:p>
          </table:table-cell>
          <table:table-cell office:value-type="float" office:value="59" table:style-name="ce432">
            <text:p>59</text:p>
          </table:table-cell>
          <table:table-cell office:value-type="float" office:value="4" table:style-name="ce431">
            <text:p>4</text:p>
          </table:table-cell>
          <table:table-cell office:value-type="float" office:value="0" table:style-name="ce432">
            <text:p>0</text:p>
          </table:table-cell>
          <table:table-cell office:value-type="float" office:value="0" table:style-name="ce431">
            <text:p>0</text:p>
          </table:table-cell>
          <table:table-cell office:value-type="float" office:value="0" table:style-name="ce432">
            <text:p>0</text:p>
          </table:table-cell>
          <table:table-cell office:value-type="float" office:value="45" table:style-name="ce431">
            <text:p>45</text:p>
          </table:table-cell>
          <table:table-cell office:value-type="float" office:value="94" table:style-name="ce430">
            <text:p>94</text:p>
          </table:table-cell>
          <table:table-cell office:value-type="float" office:value="95" table:style-name="ce433">
            <text:p>95</text:p>
          </table:table-cell>
          <table:table-cell office:value-type="float" office:value="1.0638297872340425" table:style-name="ce434">
            <text:p>1</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32">
          <table:table-cell office:value-type="string" table:style-name="ce417">
            <text:p>Hampshire<text:s/><text:span text:style-name="T3">2</text:span></text:p>
          </table:table-cell>
          <table:table-cell office:value-type="string" table:style-name="ce426">
            <text:p>..</text:p>
          </table:table-cell>
          <table:table-cell office:value-type="float" office:value="3" table:style-name="ce427">
            <text:p>3</text:p>
          </table:table-cell>
          <table:table-cell office:value-type="string" table:style-name="ce428">
            <text:p>..</text:p>
          </table:table-cell>
          <table:table-cell office:value-type="float" office:value="1" table:style-name="ce427">
            <text:p>1</text:p>
          </table:table-cell>
          <table:table-cell office:value-type="string" table:style-name="ce428">
            <text:p>..</text:p>
          </table:table-cell>
          <table:table-cell office:value-type="string" table:style-name="ce427">
            <text:p>0</text:p>
          </table:table-cell>
          <table:table-cell office:value-type="string" table:style-name="ce428">
            <text:p>..</text:p>
          </table:table-cell>
          <table:table-cell office:value-type="float" office:value="6" table:style-name="ce427">
            <text:p>6</text:p>
          </table:table-cell>
          <table:table-cell office:value-type="string" table:style-name="ce426">
            <text:p>..</text:p>
          </table:table-cell>
          <table:table-cell office:value-type="float" office:value="10" table:style-name="ce429">
            <text:p>10</text:p>
          </table:table-cell>
          <table:table-cell office:value-type="string" table:style-name="ce425">
            <text:p>..</text:p>
          </table:table-cell>
          <table:table-cell table:number-columns-repeated="16372" table:style-name="ce417"/>
        </table:table-row>
        <table:table-row table:style-name="ro10">
          <table:table-cell office:value-type="string" table:style-name="ce417">
            <text:p>Kent</text:p>
          </table:table-cell>
          <table:table-cell office:value-type="string" table:style-name="ce426">
            <text:p>..</text:p>
          </table:table-cell>
          <table:table-cell office:value-type="string" table:style-name="ce427">
            <text:p>..</text:p>
          </table:table-cell>
          <table:table-cell office:value-type="string" table:style-name="ce428">
            <text:p>..</text:p>
          </table:table-cell>
          <table:table-cell office:value-type="string" table:style-name="ce427">
            <text:p>..</text:p>
          </table:table-cell>
          <table:table-cell office:value-type="string" table:style-name="ce428">
            <text:p>..</text:p>
          </table:table-cell>
          <table:table-cell office:value-type="string" table:style-name="ce427">
            <text:p>..</text:p>
          </table:table-cell>
          <table:table-cell office:value-type="string" table:style-name="ce428">
            <text:p>..</text:p>
          </table:table-cell>
          <table:table-cell office:value-type="string" table:style-name="ce427">
            <text:p>..</text:p>
          </table:table-cell>
          <table:table-cell office:value-type="string" table:style-name="ce426">
            <text:p>..</text:p>
          </table:table-cell>
          <table:table-cell office:value-type="string" table:style-name="ce429">
            <text:p>..</text:p>
          </table:table-cell>
          <table:table-cell office:value-type="string" table:style-name="ce425">
            <text:p>..</text:p>
          </table:table-cell>
          <table:table-cell table:number-columns-repeated="16372" table:style-name="ce417"/>
        </table:table-row>
        <table:table-row table:style-name="ro10">
          <table:table-cell office:value-type="string" table:style-name="ce417">
            <text:p>Surrey</text:p>
          </table:table-cell>
          <table:table-cell office:value-type="string" table:style-name="ce426">
            <text:p>0</text:p>
          </table:table-cell>
          <table:table-cell office:value-type="float" office:value="3" table:style-name="ce427">
            <text:p>3</text:p>
          </table:table-cell>
          <table:table-cell office:value-type="float" office:value="1" table:style-name="ce428">
            <text:p>1</text:p>
          </table:table-cell>
          <table:table-cell office:value-type="string" table:style-name="ce427">
            <text:p>0</text:p>
          </table:table-cell>
          <table:table-cell office:value-type="float" office:value="1" table:style-name="ce428">
            <text:p>1</text:p>
          </table:table-cell>
          <table:table-cell office:value-type="string" table:style-name="ce427">
            <text:p>0</text:p>
          </table:table-cell>
          <table:table-cell office:value-type="float" office:value="3" table:style-name="ce428">
            <text:p>3</text:p>
          </table:table-cell>
          <table:table-cell office:value-type="float" office:value="3" table:style-name="ce427">
            <text:p>3</text:p>
          </table:table-cell>
          <table:table-cell office:value-type="float" office:value="4" table:style-name="ce426">
            <text:p>4</text:p>
          </table:table-cell>
          <table:table-cell office:value-type="float" office:value="6" table:style-name="ce429">
            <text:p>6</text:p>
          </table:table-cell>
          <table:table-cell office:value-type="float" office:value="50" table:style-name="ce425">
            <text:p>50</text:p>
          </table:table-cell>
          <table:table-cell table:number-columns-repeated="16372" table:style-name="ce417"/>
        </table:table-row>
        <table:table-row table:style-name="ro10">
          <table:table-cell office:value-type="string" table:style-name="ce417">
            <text:p>Sussex</text:p>
          </table:table-cell>
          <table:table-cell office:value-type="float" office:value="7" table:style-name="ce426">
            <text:p>7</text:p>
          </table:table-cell>
          <table:table-cell office:value-type="float" office:value="9" table:style-name="ce427">
            <text:p>9</text:p>
          </table:table-cell>
          <table:table-cell office:value-type="float" office:value="13" table:style-name="ce428">
            <text:p>13</text:p>
          </table:table-cell>
          <table:table-cell office:value-type="float" office:value="8" table:style-name="ce427">
            <text:p>8</text:p>
          </table:table-cell>
          <table:table-cell office:value-type="string" table:style-name="ce428">
            <text:p>0</text:p>
          </table:table-cell>
          <table:table-cell office:value-type="string" table:style-name="ce427">
            <text:p>0</text:p>
          </table:table-cell>
          <table:table-cell office:value-type="float" office:value="18" table:style-name="ce428">
            <text:p>18</text:p>
          </table:table-cell>
          <table:table-cell office:value-type="float" office:value="22" table:style-name="ce427">
            <text:p>22</text:p>
          </table:table-cell>
          <table:table-cell office:value-type="float" office:value="38" table:style-name="ce426">
            <text:p>38</text:p>
          </table:table-cell>
          <table:table-cell office:value-type="float" office:value="39" table:style-name="ce429">
            <text:p>39</text:p>
          </table:table-cell>
          <table:table-cell office:value-type="float" office:value="2.6315789473684208" table:style-name="ce425">
            <text:p>3</text:p>
          </table:table-cell>
          <table:table-cell table:number-columns-repeated="16372" table:style-name="ce417"/>
        </table:table-row>
        <table:table-row table:style-name="ro10">
          <table:table-cell office:value-type="string" table:style-name="ce417">
            <text:p>Thames Valley</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float" office:value="1" table:style-name="ce427">
            <text:p>1</text:p>
          </table:table-cell>
          <table:table-cell office:value-type="string" table:style-name="ce426">
            <text:p>0</text:p>
          </table:table-cell>
          <table:table-cell office:value-type="float" office:value="1" table:style-name="ce429">
            <text:p>1</text:p>
          </table:table-cell>
          <table:table-cell office:value-type="string" table:style-name="ce425">
            <text:p>..</text:p>
          </table:table-cell>
          <table:table-cell table:number-columns-repeated="16372" table:style-name="ce417"/>
        </table:table-row>
        <table:table-row table:style-name="ro10">
          <table:table-cell office:value-type="string" table:style-name="ce416">
            <text:p>South East Region</text:p>
          </table:table-cell>
          <table:table-cell office:value-type="float" office:value="7" table:style-name="ce430">
            <text:p>7</text:p>
          </table:table-cell>
          <table:table-cell office:value-type="float" office:value="15" table:style-name="ce431">
            <text:p>15</text:p>
          </table:table-cell>
          <table:table-cell office:value-type="float" office:value="14" table:style-name="ce432">
            <text:p>14</text:p>
          </table:table-cell>
          <table:table-cell office:value-type="float" office:value="9" table:style-name="ce431">
            <text:p>9</text:p>
          </table:table-cell>
          <table:table-cell office:value-type="float" office:value="1" table:style-name="ce432">
            <text:p>1</text:p>
          </table:table-cell>
          <table:table-cell office:value-type="float" office:value="0" table:style-name="ce431">
            <text:p>0</text:p>
          </table:table-cell>
          <table:table-cell office:value-type="float" office:value="21" table:style-name="ce432">
            <text:p>21</text:p>
          </table:table-cell>
          <table:table-cell office:value-type="float" office:value="32" table:style-name="ce431">
            <text:p>32</text:p>
          </table:table-cell>
          <table:table-cell office:value-type="float" office:value="42" table:style-name="ce430">
            <text:p>42</text:p>
          </table:table-cell>
          <table:table-cell office:value-type="float" office:value="56" table:style-name="ce433">
            <text:p>56</text:p>
          </table:table-cell>
          <table:table-cell office:value-type="float" office:value="33.333333333333329" table:style-name="ce434">
            <text:p>33</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Avon &amp; Somerset</text:p>
          </table:table-cell>
          <table:table-cell office:value-type="float" office:value="1" table:style-name="ce426">
            <text:p>1</text:p>
          </table:table-cell>
          <table:table-cell office:value-type="float" office:value="7" table:style-name="ce427">
            <text:p>7</text:p>
          </table:table-cell>
          <table:table-cell office:value-type="float" office:value="2" table:style-name="ce428">
            <text:p>2</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65" table:style-name="ce428">
            <text:p>65</text:p>
          </table:table-cell>
          <table:table-cell office:value-type="float" office:value="74" table:style-name="ce427">
            <text:p>74</text:p>
          </table:table-cell>
          <table:table-cell office:value-type="float" office:value="68" table:style-name="ce426">
            <text:p>68</text:p>
          </table:table-cell>
          <table:table-cell office:value-type="float" office:value="81" table:style-name="ce429">
            <text:p>81</text:p>
          </table:table-cell>
          <table:table-cell office:value-type="float" office:value="19.117647058823529" table:style-name="ce425">
            <text:p>19</text:p>
          </table:table-cell>
          <table:table-cell table:number-columns-repeated="16372" table:style-name="ce417"/>
        </table:table-row>
        <table:table-row table:style-name="ro10">
          <table:table-cell office:value-type="string" table:style-name="ce417">
            <text:p>Devon &amp; Cornwall</text:p>
          </table:table-cell>
          <table:table-cell office:value-type="float" office:value="11" table:style-name="ce426">
            <text:p>11</text:p>
          </table:table-cell>
          <table:table-cell office:value-type="float" office:value="10" table:style-name="ce427">
            <text:p>10</text:p>
          </table:table-cell>
          <table:table-cell office:value-type="float" office:value="2" table:style-name="ce428">
            <text:p>2</text:p>
          </table:table-cell>
          <table:table-cell office:value-type="float" office:value="9" table:style-name="ce427">
            <text:p>9</text:p>
          </table:table-cell>
          <table:table-cell office:value-type="float" office:value="8" table:style-name="ce428">
            <text:p>8</text:p>
          </table:table-cell>
          <table:table-cell office:value-type="float" office:value="1" table:style-name="ce427">
            <text:p>1</text:p>
          </table:table-cell>
          <table:table-cell office:value-type="float" office:value="28" table:style-name="ce428">
            <text:p>28</text:p>
          </table:table-cell>
          <table:table-cell office:value-type="float" office:value="40" table:style-name="ce427">
            <text:p>40</text:p>
          </table:table-cell>
          <table:table-cell office:value-type="float" office:value="47" table:style-name="ce426">
            <text:p>47</text:p>
          </table:table-cell>
          <table:table-cell office:value-type="float" office:value="60" table:style-name="ce429">
            <text:p>60</text:p>
          </table:table-cell>
          <table:table-cell office:value-type="float" office:value="27.659574468085108" table:style-name="ce425">
            <text:p>28</text:p>
          </table:table-cell>
          <table:table-cell table:number-columns-repeated="16372" table:style-name="ce417"/>
        </table:table-row>
        <table:table-row table:style-name="ro10">
          <table:table-cell office:value-type="string" table:style-name="ce417">
            <text:p>Dorset</text:p>
          </table:table-cell>
          <table:table-cell office:value-type="float" office:value="2" table:style-name="ce426">
            <text:p>2</text:p>
          </table:table-cell>
          <table:table-cell office:value-type="float" office:value="1" table:style-name="ce427">
            <text:p>1</text:p>
          </table:table-cell>
          <table:table-cell office:value-type="float" office:value="2" table:style-name="ce428">
            <text:p>2</text:p>
          </table:table-cell>
          <table:table-cell office:value-type="string" table:style-name="ce427">
            <text:p>0</text:p>
          </table:table-cell>
          <table:table-cell office:value-type="string" table:style-name="ce428">
            <text:p>0</text:p>
          </table:table-cell>
          <table:table-cell office:value-type="float" office:value="1" table:style-name="ce427">
            <text:p>1</text:p>
          </table:table-cell>
          <table:table-cell office:value-type="float" office:value="12" table:style-name="ce428">
            <text:p>12</text:p>
          </table:table-cell>
          <table:table-cell office:value-type="float" office:value="5" table:style-name="ce427">
            <text:p>5</text:p>
          </table:table-cell>
          <table:table-cell office:value-type="float" office:value="16" table:style-name="ce426">
            <text:p>16</text:p>
          </table:table-cell>
          <table:table-cell office:value-type="float" office:value="7" table:style-name="ce429">
            <text:p>7</text:p>
          </table:table-cell>
          <table:table-cell office:value-type="float" office:value="-56.25" table:style-name="ce425">
            <text:p>-56</text:p>
          </table:table-cell>
          <table:table-cell table:number-columns-repeated="16372" table:style-name="ce417"/>
        </table:table-row>
        <table:table-row table:style-name="ro10">
          <table:table-cell office:value-type="string" table:style-name="ce417">
            <text:p>Gloucestershire</text:p>
          </table:table-cell>
          <table:table-cell office:value-type="string" table:style-name="ce426">
            <text:p>0</text:p>
          </table:table-cell>
          <table:table-cell office:value-type="string" table:style-name="ce427">
            <text:p>0</text:p>
          </table:table-cell>
          <table:table-cell office:value-type="string" table:style-name="ce428">
            <text:p>0</text:p>
          </table:table-cell>
          <table:table-cell office:value-type="float" office:value="11" table:style-name="ce427">
            <text:p>11</text:p>
          </table:table-cell>
          <table:table-cell office:value-type="string" table:style-name="ce428">
            <text:p>0</text:p>
          </table:table-cell>
          <table:table-cell office:value-type="float" office:value="2" table:style-name="ce427">
            <text:p>2</text:p>
          </table:table-cell>
          <table:table-cell office:value-type="float" office:value="3" table:style-name="ce428">
            <text:p>3</text:p>
          </table:table-cell>
          <table:table-cell office:value-type="float" office:value="5" table:style-name="ce427">
            <text:p>5</text:p>
          </table:table-cell>
          <table:table-cell office:value-type="float" office:value="3" table:style-name="ce426">
            <text:p>3</text:p>
          </table:table-cell>
          <table:table-cell office:value-type="float" office:value="18" table:style-name="ce429">
            <text:p>18</text:p>
          </table:table-cell>
          <table:table-cell office:value-type="float" office:value="500" table:style-name="ce425">
            <text:p>500</text:p>
          </table:table-cell>
          <table:table-cell table:number-columns-repeated="16372" table:style-name="ce417"/>
        </table:table-row>
        <table:table-row table:style-name="ro10">
          <table:table-cell office:value-type="string" table:style-name="ce417">
            <text:p>Wiltshire</text:p>
          </table:table-cell>
          <table:table-cell office:value-type="string" table:style-name="ce426">
            <text:p>0</text:p>
          </table:table-cell>
          <table:table-cell office:value-type="float" office:value="4" table:style-name="ce427">
            <text:p>4</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1" table:style-name="ce428">
            <text:p>1</text:p>
          </table:table-cell>
          <table:table-cell office:value-type="float" office:value="1" table:style-name="ce427">
            <text:p>1</text:p>
          </table:table-cell>
          <table:table-cell office:value-type="float" office:value="1" table:style-name="ce426">
            <text:p>1</text:p>
          </table:table-cell>
          <table:table-cell office:value-type="float" office:value="5" table:style-name="ce429">
            <text:p>5</text:p>
          </table:table-cell>
          <table:table-cell office:value-type="float" office:value="400" table:style-name="ce425">
            <text:p>400</text:p>
          </table:table-cell>
          <table:table-cell table:number-columns-repeated="16372" table:style-name="ce417"/>
        </table:table-row>
        <table:table-row table:style-name="ro10">
          <table:table-cell office:value-type="string" table:style-name="ce416">
            <text:p>South West Region</text:p>
          </table:table-cell>
          <table:table-cell office:value-type="float" office:value="14" table:style-name="ce430">
            <text:p>14</text:p>
          </table:table-cell>
          <table:table-cell office:value-type="float" office:value="22" table:style-name="ce431">
            <text:p>22</text:p>
          </table:table-cell>
          <table:table-cell office:value-type="float" office:value="6" table:style-name="ce432">
            <text:p>6</text:p>
          </table:table-cell>
          <table:table-cell office:value-type="float" office:value="20" table:style-name="ce431">
            <text:p>20</text:p>
          </table:table-cell>
          <table:table-cell office:value-type="float" office:value="8" table:style-name="ce432">
            <text:p>8</text:p>
          </table:table-cell>
          <table:table-cell office:value-type="float" office:value="4" table:style-name="ce431">
            <text:p>4</text:p>
          </table:table-cell>
          <table:table-cell office:value-type="float" office:value="109" table:style-name="ce432">
            <text:p>109</text:p>
          </table:table-cell>
          <table:table-cell office:value-type="float" office:value="125" table:style-name="ce431">
            <text:p>125</text:p>
          </table:table-cell>
          <table:table-cell office:value-type="float" office:value="135" table:style-name="ce430">
            <text:p>135</text:p>
          </table:table-cell>
          <table:table-cell office:value-type="float" office:value="171" table:style-name="ce433">
            <text:p>171</text:p>
          </table:table-cell>
          <table:table-cell office:value-type="float" office:value="26.666666666666668" table:style-name="ce434">
            <text:p>27</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6">
            <text:p>England police total</text:p>
          </table:table-cell>
          <table:table-cell office:value-type="float" office:value="94" table:style-name="ce430">
            <text:p>94</text:p>
          </table:table-cell>
          <table:table-cell office:value-type="float" office:value="232" table:style-name="ce431">
            <text:p>232</text:p>
          </table:table-cell>
          <table:table-cell office:value-type="float" office:value="348" table:style-name="ce432">
            <text:p>348</text:p>
          </table:table-cell>
          <table:table-cell office:value-type="float" office:value="199" table:style-name="ce431">
            <text:p>199</text:p>
          </table:table-cell>
          <table:table-cell office:value-type="float" office:value="60" table:style-name="ce432">
            <text:p>60</text:p>
          </table:table-cell>
          <table:table-cell office:value-type="float" office:value="92" table:style-name="ce431">
            <text:p>92</text:p>
          </table:table-cell>
          <table:table-cell office:value-type="float" office:value="1520" table:style-name="ce432">
            <text:p>1520</text:p>
          </table:table-cell>
          <table:table-cell office:value-type="float" office:value="2038" table:style-name="ce431">
            <text:p>2038</text:p>
          </table:table-cell>
          <table:table-cell office:value-type="float" office:value="2015" table:style-name="ce430">
            <text:p>2015</text:p>
          </table:table-cell>
          <table:table-cell office:value-type="float" office:value="2550" table:style-name="ce433">
            <text:p>2550</text:p>
          </table:table-cell>
          <table:table-cell office:value-type="float" office:value="26.550868486352357" table:style-name="ce434">
            <text:p>27</text:p>
          </table:table-cell>
          <table:table-cell table:number-columns-repeated="16372" table:style-name="ce417"/>
        </table:table-row>
        <table:table-row table:style-name="ro10">
          <table:table-cell table:style-name="ce417"/>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7">
            <text:p>Dyfed-Powys</text:p>
          </table:table-cell>
          <table:table-cell office:value-type="float" office:value="0" table:style-name="ce420">
            <text:p>0</text:p>
          </table:table-cell>
          <table:table-cell office:value-type="float" office:value="0" table:style-name="ce421">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4" table:style-name="ce428">
            <text:p>4</text:p>
          </table:table-cell>
          <table:table-cell office:value-type="float" office:value="6" table:style-name="ce427">
            <text:p>6</text:p>
          </table:table-cell>
          <table:table-cell office:value-type="float" office:value="4" table:style-name="ce426">
            <text:p>4</text:p>
          </table:table-cell>
          <table:table-cell office:value-type="float" office:value="6" table:style-name="ce429">
            <text:p>6</text:p>
          </table:table-cell>
          <table:table-cell office:value-type="float" office:value="50" table:style-name="ce425">
            <text:p>50</text:p>
          </table:table-cell>
          <table:table-cell table:number-columns-repeated="16372" table:style-name="ce417"/>
        </table:table-row>
        <table:table-row table:style-name="ro10">
          <table:table-cell office:value-type="string" table:style-name="ce417">
            <text:p>Gwent</text:p>
          </table:table-cell>
          <table:table-cell office:value-type="float" office:value="0" table:style-name="ce420">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float" office:value="2" table:style-name="ce427">
            <text:p>2</text:p>
          </table:table-cell>
          <table:table-cell office:value-type="string" table:style-name="ce426">
            <text:p>0</text:p>
          </table:table-cell>
          <table:table-cell office:value-type="float" office:value="2" table:style-name="ce429">
            <text:p>2</text:p>
          </table:table-cell>
          <table:table-cell office:value-type="string" table:style-name="ce425">
            <text:p>..</text:p>
          </table:table-cell>
          <table:table-cell table:number-columns-repeated="16372" table:style-name="ce417"/>
        </table:table-row>
        <table:table-row table:style-name="ro10">
          <table:table-cell office:value-type="string" table:style-name="ce417">
            <text:p>North Wales</text:p>
          </table:table-cell>
          <table:table-cell office:value-type="float" office:value="0" table:style-name="ce420">
            <text:p>0</text:p>
          </table:table-cell>
          <table:table-cell office:value-type="string" table:style-name="ce427">
            <text:p>0</text:p>
          </table:table-cell>
          <table:table-cell office:value-type="string" table:style-name="ce428">
            <text:p>0</text:p>
          </table:table-cell>
          <table:table-cell office:value-type="float" office:value="5" table:style-name="ce427">
            <text:p>5</text:p>
          </table:table-cell>
          <table:table-cell office:value-type="string" table:style-name="ce428">
            <text:p>0</text:p>
          </table:table-cell>
          <table:table-cell office:value-type="float" office:value="1" table:style-name="ce427">
            <text:p>1</text:p>
          </table:table-cell>
          <table:table-cell office:value-type="float" office:value="23" table:style-name="ce428">
            <text:p>23</text:p>
          </table:table-cell>
          <table:table-cell office:value-type="float" office:value="7" table:style-name="ce427">
            <text:p>7</text:p>
          </table:table-cell>
          <table:table-cell office:value-type="float" office:value="23" table:style-name="ce426">
            <text:p>23</text:p>
          </table:table-cell>
          <table:table-cell office:value-type="float" office:value="13" table:style-name="ce429">
            <text:p>13</text:p>
          </table:table-cell>
          <table:table-cell office:value-type="float" office:value="-43.478260869565219" table:style-name="ce425">
            <text:p>-43</text:p>
          </table:table-cell>
          <table:table-cell table:number-columns-repeated="16372" table:style-name="ce417"/>
        </table:table-row>
        <table:table-row table:style-name="ro10">
          <table:table-cell office:value-type="string" table:style-name="ce417">
            <text:p>South Wales</text:p>
          </table:table-cell>
          <table:table-cell office:value-type="float" office:value="1" table:style-name="ce426">
            <text:p>1</text:p>
          </table:table-cell>
          <table:table-cell office:value-type="float" office:value="2" table:style-name="ce427">
            <text:p>2</text:p>
          </table:table-cell>
          <table:table-cell office:value-type="float" office:value="1" table:style-name="ce428">
            <text:p>1</text:p>
          </table:table-cell>
          <table:table-cell office:value-type="string" table:style-name="ce427">
            <text:p>0</text:p>
          </table:table-cell>
          <table:table-cell office:value-type="float" office:value="2" table:style-name="ce428">
            <text:p>2</text:p>
          </table:table-cell>
          <table:table-cell office:value-type="float" office:value="23" table:style-name="ce427">
            <text:p>23</text:p>
          </table:table-cell>
          <table:table-cell office:value-type="float" office:value="105" table:style-name="ce428">
            <text:p>105</text:p>
          </table:table-cell>
          <table:table-cell office:value-type="float" office:value="104" table:style-name="ce427">
            <text:p>104</text:p>
          </table:table-cell>
          <table:table-cell office:value-type="float" office:value="109" table:style-name="ce426">
            <text:p>109</text:p>
          </table:table-cell>
          <table:table-cell office:value-type="float" office:value="129" table:style-name="ce429">
            <text:p>129</text:p>
          </table:table-cell>
          <table:table-cell office:value-type="float" office:value="18.348623853211009" table:style-name="ce425">
            <text:p>18</text:p>
          </table:table-cell>
          <table:table-cell table:number-columns-repeated="16372" table:style-name="ce417"/>
        </table:table-row>
        <table:table-row table:style-name="ro10">
          <table:table-cell office:value-type="string" table:style-name="ce416">
            <text:p>Wales<text:s/></text:p>
          </table:table-cell>
          <table:table-cell office:value-type="float" office:value="1" table:style-name="ce430">
            <text:p>1</text:p>
          </table:table-cell>
          <table:table-cell office:value-type="float" office:value="2" table:style-name="ce431">
            <text:p>2</text:p>
          </table:table-cell>
          <table:table-cell office:value-type="float" office:value="1" table:style-name="ce432">
            <text:p>1</text:p>
          </table:table-cell>
          <table:table-cell office:value-type="float" office:value="5" table:style-name="ce431">
            <text:p>5</text:p>
          </table:table-cell>
          <table:table-cell office:value-type="float" office:value="2" table:style-name="ce432">
            <text:p>2</text:p>
          </table:table-cell>
          <table:table-cell office:value-type="float" office:value="24" table:style-name="ce431">
            <text:p>24</text:p>
          </table:table-cell>
          <table:table-cell office:value-type="float" office:value="132" table:style-name="ce432">
            <text:p>132</text:p>
          </table:table-cell>
          <table:table-cell office:value-type="float" office:value="119" table:style-name="ce431">
            <text:p>119</text:p>
          </table:table-cell>
          <table:table-cell office:value-type="float" office:value="136" table:style-name="ce430">
            <text:p>136</text:p>
          </table:table-cell>
          <table:table-cell office:value-type="float" office:value="150" table:style-name="ce433">
            <text:p>150</text:p>
          </table:table-cell>
          <table:table-cell office:value-type="float" office:value="10.294117647058822" table:style-name="ce434">
            <text:p>10</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6">
            <text:p>British Transport Police</text:p>
          </table:table-cell>
          <table:table-cell office:value-type="string" table:style-name="ce426">
            <text:p>0</text:p>
          </table:table-cell>
          <table:table-cell office:value-type="float" office:value="4" table:style-name="ce427">
            <text:p>4</text:p>
          </table:table-cell>
          <table:table-cell office:value-type="string" table:style-name="ce428">
            <text:p>0</text:p>
          </table:table-cell>
          <table:table-cell office:value-type="string" table:style-name="ce427">
            <text:p>0</text:p>
          </table:table-cell>
          <table:table-cell office:value-type="string" table:style-name="ce428">
            <text:p>0</text:p>
          </table:table-cell>
          <table:table-cell office:value-type="string" table:style-name="ce427">
            <text:p>0</text:p>
          </table:table-cell>
          <table:table-cell office:value-type="float" office:value="48" table:style-name="ce428">
            <text:p>48</text:p>
          </table:table-cell>
          <table:table-cell office:value-type="float" office:value="13" table:style-name="ce427">
            <text:p>13</text:p>
          </table:table-cell>
          <table:table-cell office:value-type="float" office:value="48" table:style-name="ce426">
            <text:p>48</text:p>
          </table:table-cell>
          <table:table-cell office:value-type="float" office:value="17" table:style-name="ce429">
            <text:p>17</text:p>
          </table:table-cell>
          <table:table-cell office:value-type="float" office:value="-64.583333333333343" table:style-name="ce425">
            <text:p>-65</text:p>
          </table:table-cell>
          <table:table-cell table:number-columns-repeated="16372" table:style-name="ce417"/>
        </table:table-row>
        <table:table-row table:style-name="ro10">
          <table:table-cell table:style-name="ce416"/>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6">
            <text:p>Total police</text:p>
          </table:table-cell>
          <table:table-cell office:value-type="float" office:value="95" table:style-name="ce430">
            <text:p>95</text:p>
          </table:table-cell>
          <table:table-cell office:value-type="float" office:value="238" table:style-name="ce431">
            <text:p>238</text:p>
          </table:table-cell>
          <table:table-cell office:value-type="float" office:value="349" table:style-name="ce432">
            <text:p>349</text:p>
          </table:table-cell>
          <table:table-cell office:value-type="float" office:value="204" table:style-name="ce431">
            <text:p>204</text:p>
          </table:table-cell>
          <table:table-cell office:value-type="float" office:value="62" table:style-name="ce432">
            <text:p>62</text:p>
          </table:table-cell>
          <table:table-cell office:value-type="float" office:value="116" table:style-name="ce431">
            <text:p>116</text:p>
          </table:table-cell>
          <table:table-cell office:value-type="float" office:value="1700" table:style-name="ce432">
            <text:p>1700</text:p>
          </table:table-cell>
          <table:table-cell office:value-type="float" office:value="2170" table:style-name="ce431">
            <text:p>2170</text:p>
          </table:table-cell>
          <table:table-cell office:value-type="float" office:value="2199" table:style-name="ce430">
            <text:p>2199</text:p>
          </table:table-cell>
          <table:table-cell office:value-type="float" office:value="2717" table:style-name="ce433">
            <text:p>2717</text:p>
          </table:table-cell>
          <table:table-cell office:value-type="float" office:value="23.556161891768987" table:style-name="ce434">
            <text:p>24</text:p>
          </table:table-cell>
          <table:table-cell table:number-columns-repeated="16372" table:style-name="ce417"/>
        </table:table-row>
        <table:table-row table:style-name="ro10">
          <table:table-cell table:style-name="ce417"/>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33"/>
          <table:table-cell table:style-name="ce425"/>
          <table:table-cell table:number-columns-repeated="16372" table:style-name="ce417"/>
        </table:table-row>
        <table:table-row table:style-name="ro10">
          <table:table-cell office:value-type="string" table:style-name="ce435">
            <text:p>Border Force</text:p>
          </table:table-cell>
          <table:table-cell office:value-type="float" office:value="1" table:style-name="ce426">
            <text:p>1</text:p>
          </table:table-cell>
          <table:table-cell office:value-type="float" office:value="9" table:style-name="ce427">
            <text:p>9</text:p>
          </table:table-cell>
          <table:table-cell office:value-type="float" office:value="105" table:style-name="ce428">
            <text:p>105</text:p>
          </table:table-cell>
          <table:table-cell office:value-type="float" office:value="106" table:style-name="ce427">
            <text:p>106</text:p>
          </table:table-cell>
          <table:table-cell office:value-type="float" office:value="78" table:style-name="ce428">
            <text:p>78</text:p>
          </table:table-cell>
          <table:table-cell office:value-type="float" office:value="134" table:style-name="ce427">
            <text:p>134</text:p>
          </table:table-cell>
          <table:table-cell office:value-type="float" office:value="10" table:style-name="ce428">
            <text:p>10</text:p>
          </table:table-cell>
          <table:table-cell office:value-type="float" office:value="16" table:style-name="ce427">
            <text:p>16</text:p>
          </table:table-cell>
          <table:table-cell office:value-type="float" office:value="187" table:style-name="ce426">
            <text:p>187</text:p>
          </table:table-cell>
          <table:table-cell office:value-type="float" office:value="256" table:style-name="ce429">
            <text:p>256</text:p>
          </table:table-cell>
          <table:table-cell office:value-type="float" office:value="36.898395721925134" table:style-name="ce425">
            <text:p>37</text:p>
          </table:table-cell>
          <table:table-cell table:number-columns-repeated="16372" table:style-name="ce417"/>
        </table:table-row>
        <table:table-row table:style-name="ro10">
          <table:table-cell table:style-name="ce417"/>
          <table:table-cell table:style-name="ce426"/>
          <table:table-cell table:style-name="ce427"/>
          <table:table-cell table:style-name="ce428"/>
          <table:table-cell table:style-name="ce427"/>
          <table:table-cell table:style-name="ce428"/>
          <table:table-cell table:style-name="ce427"/>
          <table:table-cell table:style-name="ce428"/>
          <table:table-cell table:style-name="ce427"/>
          <table:table-cell table:style-name="ce426"/>
          <table:table-cell table:style-name="ce429"/>
          <table:table-cell table:style-name="ce425"/>
          <table:table-cell table:number-columns-repeated="16372" table:style-name="ce417"/>
        </table:table-row>
        <table:table-row table:style-name="ro10">
          <table:table-cell office:value-type="string" table:style-name="ce419">
            <text:p>TOTAL ENGLAND AND WALES</text:p>
          </table:table-cell>
          <table:table-cell office:value-type="float" office:value="96" table:style-name="ce436">
            <text:p>96</text:p>
          </table:table-cell>
          <table:table-cell office:value-type="float" office:value="247" table:style-name="ce437">
            <text:p>247</text:p>
          </table:table-cell>
          <table:table-cell office:value-type="float" office:value="454" table:style-name="ce438">
            <text:p>454</text:p>
          </table:table-cell>
          <table:table-cell office:value-type="float" office:value="310" table:style-name="ce437">
            <text:p>310</text:p>
          </table:table-cell>
          <table:table-cell office:value-type="float" office:value="140" table:style-name="ce438">
            <text:p>140</text:p>
          </table:table-cell>
          <table:table-cell office:value-type="float" office:value="250" table:style-name="ce437">
            <text:p>250</text:p>
          </table:table-cell>
          <table:table-cell office:value-type="float" office:value="1710" table:style-name="ce438">
            <text:p>1710</text:p>
          </table:table-cell>
          <table:table-cell office:value-type="float" office:value="2186" table:style-name="ce437">
            <text:p>2186</text:p>
          </table:table-cell>
          <table:table-cell office:value-type="float" office:value="2386" table:style-name="ce436">
            <text:p>2386</text:p>
          </table:table-cell>
          <table:table-cell office:value-type="float" office:value="2973" table:style-name="ce439">
            <text:p>2973</text:p>
          </table:table-cell>
          <table:table-cell office:value-type="float" office:value="24.601844090528079" table:style-name="ce440">
            <text:p>25</text:p>
          </table:table-cell>
          <table:table-cell table:number-columns-repeated="16372" table:style-name="ce417"/>
        </table:table-row>
        <table:table-row table:style-name="ro6">
          <table:table-cell table:number-columns-repeated="16384"/>
        </table:table-row>
        <table:table-row table:style-name="ro41">
          <table:table-cell office:value-type="string" table:number-columns-spanned="12" table:number-rows-spanned="1" table:style-name="ce159">
            <text:p>1. In 2017/18, information on seizures of NPS were recorded systematically across police forces and Border Force for the first time. These data for 2017/18 and 2018/19 have been included in this publication and have been designated as Experimental Statistics, as they are not fully developed and do not meet the rigorous quality standards of Official Statistics.</text:p>
          </table:table-cell>
          <table:covered-table-cell table:number-columns-repeated="11"/>
          <table:table-cell table:number-columns-repeated="16372"/>
        </table:table-row>
        <table:table-row table:style-name="ro6">
          <table:table-cell office:value-type="string" table:style-name="ce91">
            <text:p>2. Hampshire were unable to provide data for NPS seizures for 2017/18.</text:p>
          </table:table-cell>
          <table:table-cell table:number-columns-repeated="5" table:style-name="ce91"/>
          <table:table-cell table:style-name="ce442"/>
          <table:table-cell table:number-columns-repeated="16377" table:style-name="ce441"/>
        </table:table-row>
        <table:table-row table:style-name="ro6">
          <table:table-cell office:value-type="string" table:style-name="ce96">
            <text:p>3. Does not include estimated data for Kent in 2017/18 and Hertfordshire, Kent and Lincolnshire in 2018/19</text:p>
          </table:table-cell>
          <table:table-cell table:number-columns-repeated="6" table:style-name="ce149"/>
          <table:table-cell table:number-columns-repeated="16377"/>
        </table:table-row>
        <table:table-row table:style-name="ro6">
          <table:table-cell office:value-type="string" table:style-name="ce96">
            <text:p>4. Synthetic cannabinoids include those recorded by police as NPS and those recorded as Other Class B</text:p>
          </table:table-cell>
          <table:table-cell table:number-columns-repeated="6" table:style-name="ce149"/>
          <table:table-cell table:number-columns-repeated="16377"/>
        </table:table-row>
        <table:table-row table:style-name="ro6">
          <table:table-cell table:style-name="ce443"/>
          <table:table-cell table:number-columns-repeated="16383" table:style-name="ce441"/>
        </table:table-row>
        <table:table-row table:style-name="ro6">
          <table:table-cell office:value-type="string" table:style-name="ce443">
            <text:p>.. denotes data not available.</text:p>
          </table:table-cell>
          <table:table-cell table:number-columns-repeated="16383" table:style-name="ce441"/>
        </table:table-row>
        <table:table-row table:style-name="ro6">
          <table:table-cell office:value-type="string" table:style-name="ce443">
            <text:p>* denotes data not applicable.</text:p>
          </table:table-cell>
          <table:table-cell table:number-columns-repeated="6" table:style-name="ce417"/>
          <table:table-cell table:number-columns-repeated="16377"/>
        </table:table-row>
        <table:table-row table:number-rows-repeated="1048491" table:style-name="ro6">
          <table:table-cell table:number-columns-repeated="16384"/>
        </table:table-row>
      </table:table>
      <table:table table:name="Appendix_Table_2" table:style-name="ta1">
        <table:table-column table:style-name="co72" table:default-cell-style-name="ce441"/>
        <table:table-column table:style-name="co73" table:default-cell-style-name="ce441"/>
        <table:table-column table:style-name="co27" table:default-cell-style-name="ce441"/>
        <table:table-column table:style-name="co74" table:default-cell-style-name="ce441"/>
        <table:table-column table:style-name="co75" table:default-cell-style-name="ce441"/>
        <table:table-column table:style-name="co10" table:default-cell-style-name="ce441"/>
        <table:table-column table:style-name="co19" table:default-cell-style-name="ce441"/>
        <table:table-column table:style-name="co76" table:default-cell-style-name="ce441"/>
        <table:table-column table:style-name="co75" table:number-columns-repeated="3" table:default-cell-style-name="ce441"/>
        <table:table-column table:style-name="co76" table:default-cell-style-name="ce441"/>
        <table:table-column table:style-name="co75"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5" table:default-cell-style-name="ce441"/>
        <table:table-column table:style-name="co72" table:default-cell-style-name="ce441"/>
        <table:table-column table:style-name="co77" table:default-cell-style-name="ce441"/>
        <table:table-column table:style-name="co78" table:default-cell-style-name="ce441"/>
        <table:table-column table:style-name="co79" table:default-cell-style-name="ce441"/>
        <table:table-column table:style-name="co8" table:default-cell-style-name="ce441"/>
        <table:table-column table:style-name="co68" table:default-cell-style-name="ce441"/>
        <table:table-column table:style-name="co80" table:default-cell-style-name="ce441"/>
        <table:table-column table:style-name="co81" table:default-cell-style-name="ce441"/>
        <table:table-column table:style-name="co31" table:default-cell-style-name="ce441"/>
        <table:table-column table:style-name="co82" table:default-cell-style-name="ce441"/>
        <table:table-column table:style-name="co83" table:default-cell-style-name="ce441"/>
        <table:table-column table:style-name="co8" table:number-columns-repeated="243" table:default-cell-style-name="ce441"/>
        <table:table-row table:style-name="ro6">
          <table:table-cell office:value-type="string" table:style-name="ce416">
            <text:p>Appendix Table 2 Experimental Statistics<text:s/><text:span text:style-name="T2">1</text:span><text:s/>- Quantity of NPS seized by type and seizing authority in 2017/18 and 2018/19</text:p>
          </table:table-cell>
          <table:table-cell table:number-columns-repeated="16383" table:style-name="ce441"/>
        </table:table-row>
        <table:table-row table:style-name="ro6">
          <table:table-cell table:number-columns-repeated="16384"/>
        </table:table-row>
        <table:table-row table:style-name="ro6">
          <table:table-cell table:number-columns-repeated="2" table:style-name="ce417"/>
          <table:table-cell table:number-columns-repeated="16382" table:style-name="ce441"/>
        </table:table-row>
        <table:table-row table:style-name="ro42">
          <table:table-cell office:value-type="string" table:style-name="ce419">
            <text:p>Police Force</text:p>
          </table:table-cell>
          <table:table-cell office:value-type="string" table:number-columns-spanned="2" table:number-rows-spanned="1" table:style-name="ce444">
            <text:p>Nitrous Oxide</text:p>
          </table:table-cell>
          <table:covered-table-cell/>
          <table:table-cell office:value-type="string" table:number-columns-spanned="2" table:number-rows-spanned="1" table:style-name="ce445">
            <text:p>NPS Other<text:s/><text:span text:style-name="T2">3</text:span></text:p>
          </table:table-cell>
          <table:covered-table-cell/>
          <table:table-cell office:value-type="string" table:number-columns-spanned="2" table:number-rows-spanned="1" table:style-name="ce445">
            <text:p>NPS Other</text:p>
          </table:table-cell>
          <table:covered-table-cell/>
          <table:table-cell office:value-type="string" table:number-columns-spanned="2" table:number-rows-spanned="1" table:style-name="ce445">
            <text:p>NPS powders</text:p>
          </table:table-cell>
          <table:covered-table-cell/>
          <table:table-cell office:value-type="string" table:number-columns-spanned="2" table:number-rows-spanned="1" table:style-name="ce446">
            <text:p>Synthetic Cannabinoids<text:s/><text:span text:style-name="T2">5</text:span></text:p>
          </table:table-cell>
          <table:covered-table-cell/>
          <table:table-cell office:value-type="string" table:number-columns-spanned="2" table:number-rows-spanned="1" table:style-name="ce469">
            <text:p>Synthetic Cannabinoids<text:span text:style-name="T2"><text:s/>5</text:span></text:p>
          </table:table-cell>
          <table:covered-table-cell/>
          <table:table-cell table:number-columns-repeated="16371"/>
        </table:table-row>
        <table:table-row table:style-name="ro42">
          <table:table-cell office:value-type="string" table:style-name="ce416">
            <text:p>unit</text:p>
          </table:table-cell>
          <table:table-cell office:value-type="string" table:number-columns-spanned="2" table:number-rows-spanned="1" table:style-name="ce470">
            <text:p>doses</text:p>
          </table:table-cell>
          <table:covered-table-cell/>
          <table:table-cell office:value-type="string" table:number-columns-spanned="2" table:number-rows-spanned="1" table:style-name="ce471">
            <text:p>doses</text:p>
          </table:table-cell>
          <table:covered-table-cell/>
          <table:table-cell office:value-type="string" table:number-columns-spanned="2" table:number-rows-spanned="1" table:style-name="ce471">
            <text:p>kg</text:p>
          </table:table-cell>
          <table:covered-table-cell/>
          <table:table-cell office:value-type="string" table:number-columns-spanned="2" table:number-rows-spanned="1" table:style-name="ce471">
            <text:p>kg</text:p>
          </table:table-cell>
          <table:covered-table-cell/>
          <table:table-cell office:value-type="string" table:number-columns-spanned="2" table:number-rows-spanned="1" table:style-name="ce471">
            <text:p>doses</text:p>
          </table:table-cell>
          <table:covered-table-cell/>
          <table:table-cell office:value-type="string" table:number-columns-spanned="2" table:number-rows-spanned="1" table:style-name="ce472">
            <text:p>kg</text:p>
          </table:table-cell>
          <table:covered-table-cell/>
          <table:table-cell table:number-columns-repeated="16371"/>
        </table:table-row>
        <table:table-row table:style-name="ro6">
          <table:table-cell table:style-name="ce417"/>
          <table:table-cell office:value-type="string" table:style-name="ce420">
            <text:p>2017/18</text:p>
          </table:table-cell>
          <table:table-cell office:value-type="string" table:style-name="ce449">
            <text:p>2018/19</text:p>
          </table:table-cell>
          <table:table-cell office:value-type="string" table:style-name="ce422">
            <text:p>2017/18</text:p>
          </table:table-cell>
          <table:table-cell office:value-type="string" table:style-name="ce449">
            <text:p>2018/19</text:p>
          </table:table-cell>
          <table:table-cell office:value-type="string" table:style-name="ce422">
            <text:p>2017/18</text:p>
          </table:table-cell>
          <table:table-cell office:value-type="string" table:style-name="ce449">
            <text:p>2018/19</text:p>
          </table:table-cell>
          <table:table-cell office:value-type="string" table:style-name="ce422">
            <text:p>2017/18</text:p>
          </table:table-cell>
          <table:table-cell office:value-type="string" table:style-name="ce449">
            <text:p>2018/19</text:p>
          </table:table-cell>
          <table:table-cell office:value-type="string" table:style-name="ce422">
            <text:p>2017/18</text:p>
          </table:table-cell>
          <table:table-cell office:value-type="string" table:style-name="ce449">
            <text:p>2018/19</text:p>
          </table:table-cell>
          <table:table-cell office:value-type="string" table:style-name="ce422">
            <text:p>2017/18</text:p>
          </table:table-cell>
          <table:table-cell office:value-type="string" table:style-name="ce450">
            <text:p>2018/19</text:p>
          </table:table-cell>
          <table:table-cell table:number-columns-repeated="16371"/>
        </table:table-row>
        <table:table-row table:style-name="ro6">
          <table:table-cell office:value-type="string" table:style-name="ce417">
            <text:p>Cleveland</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4" table:style-name="ce454">
            <text:p><text:s/>4<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1.1692" table:style-name="ce455">
            <text:p><text:s/>1<text:s/></text:p>
          </table:table-cell>
          <table:table-cell office:value-type="float" office:value="0.22525799999999999" table:style-name="ce456">
            <text:p><text:s/>0<text:s/></text:p>
          </table:table-cell>
          <table:table-cell table:number-columns-repeated="16371"/>
        </table:table-row>
        <table:table-row table:style-name="ro6">
          <table:table-cell office:value-type="string" table:style-name="ce417">
            <text:p>Durham</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2.6000000000000002E-2" table:style-name="ce455">
            <text:p><text:s/>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7">
            <text:p>Northumbria</text:p>
          </table:table-cell>
          <table:table-cell office:value-type="float" office:value="2907" table:style-name="ce451">
            <text:p><text:s/>2,907<text:s/></text:p>
          </table:table-cell>
          <table:table-cell office:value-type="float" office:value="12288" table:style-name="ce452">
            <text:p><text:s/>12,288<text:s/></text:p>
          </table:table-cell>
          <table:table-cell office:value-type="float" office:value="60" table:style-name="ce453">
            <text:p><text:s/>60<text:s/></text:p>
          </table:table-cell>
          <table:table-cell office:value-type="float" office:value="94" table:style-name="ce454">
            <text:p><text:s/>94<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3.9500000000000007E-2" table:style-name="ce455">
            <text:p><text:s/>0<text:s/></text:p>
          </table:table-cell>
          <table:table-cell office:value-type="float" office:value="4.250000000000001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28826900000000005" table:style-name="ce455">
            <text:p><text:s/>0<text:s/></text:p>
          </table:table-cell>
          <table:table-cell office:value-type="float" office:value="0.27348100000000014" table:style-name="ce456">
            <text:p><text:s/>0<text:s/></text:p>
          </table:table-cell>
          <table:table-cell table:number-columns-repeated="16371"/>
        </table:table-row>
        <table:table-row table:style-name="ro6">
          <table:table-cell office:value-type="string" table:style-name="ce416">
            <text:p>North East Region</text:p>
          </table:table-cell>
          <table:table-cell office:value-type="float" office:value="2907" table:style-name="ce457">
            <text:p><text:s/>2,907<text:s/></text:p>
          </table:table-cell>
          <table:table-cell office:value-type="float" office:value="12288" table:style-name="ce458">
            <text:p><text:s/>12,288<text:s/></text:p>
          </table:table-cell>
          <table:table-cell office:value-type="float" office:value="60" table:style-name="ce459">
            <text:p><text:s/>60<text:s/></text:p>
          </table:table-cell>
          <table:table-cell office:value-type="float" office:value="98" table:style-name="ce458">
            <text:p><text:s/>98<text:s/></text:p>
          </table:table-cell>
          <table:table-cell office:value-type="float" office:value="0" table:style-name="ce459">
            <text:p><text:s/>-00<text:s/></text:p>
          </table:table-cell>
          <table:table-cell office:value-type="float" office:value="0" table:style-name="ce458">
            <text:p><text:s/>-00<text:s/></text:p>
          </table:table-cell>
          <table:table-cell office:value-type="float" office:value="3.9500000000000007E-2" table:style-name="ce459">
            <text:p><text:s/>0<text:s/></text:p>
          </table:table-cell>
          <table:table-cell office:value-type="float" office:value="4.250000000000001E-2" table:style-name="ce458">
            <text:p><text:s/>0<text:s/></text:p>
          </table:table-cell>
          <table:table-cell office:value-type="float" office:value="0" table:style-name="ce459">
            <text:p><text:s/>-00<text:s/></text:p>
          </table:table-cell>
          <table:table-cell office:value-type="float" office:value="0" table:style-name="ce458">
            <text:p><text:s/>-00<text:s/></text:p>
          </table:table-cell>
          <table:table-cell office:value-type="float" office:value="1.4834690000000001" table:style-name="ce459">
            <text:p><text:s/>1<text:s/></text:p>
          </table:table-cell>
          <table:table-cell office:value-type="float" office:value="0.49873900000000015" table:style-name="ce457">
            <text:p><text:s/>0<text:s/></text:p>
          </table:table-cell>
          <table:table-cell table:number-columns-repeated="16371"/>
        </table:table-row>
        <table:table-row table:style-name="ro6">
          <table:table-cell table:style-name="ce416"/>
          <table:table-cell table:style-name="ce460"/>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2"/>
          <table:table-cell table:style-name="ce455"/>
          <table:table-cell table:style-name="ce451"/>
          <table:table-cell table:number-columns-repeated="16371"/>
        </table:table-row>
        <table:table-row table:style-name="ro6">
          <table:table-cell office:value-type="string" table:style-name="ce417">
            <text:p>Cheshire</text:p>
          </table:table-cell>
          <table:table-cell office:value-type="float" office:value="120" table:style-name="ce451">
            <text:p><text:s/>120<text:s/></text:p>
          </table:table-cell>
          <table:table-cell office:value-type="float" office:value="399" table:style-name="ce452">
            <text:p><text:s/>399<text:s/></text:p>
          </table:table-cell>
          <table:table-cell office:value-type="float" office:value="1529" table:style-name="ce453">
            <text:p><text:s/>1,529<text:s/></text:p>
          </table:table-cell>
          <table:table-cell office:value-type="float" office:value="94" table:style-name="ce454">
            <text:p><text:s/>94<text:s/></text:p>
          </table:table-cell>
          <table:table-cell office:value-type="float" office:value="2.4192500000000002E-2" table:style-name="ce455">
            <text:p><text:s/>0<text:s/></text:p>
          </table:table-cell>
          <table:table-cell office:value-type="float" office:value="0" table:style-name="ce454">
            <text:p><text:s/>-00<text:s/></text:p>
          </table:table-cell>
          <table:table-cell office:value-type="float" office:value="2.6000000000000002E-2" table:style-name="ce455">
            <text:p><text:s/>0<text:s/></text:p>
          </table:table-cell>
          <table:table-cell office:value-type="float" office:value="1.2E-2" table:style-name="ce454">
            <text:p><text:s/>0<text:s/></text:p>
          </table:table-cell>
          <table:table-cell office:value-type="float" office:value="8" table:style-name="ce455">
            <text:p><text:s/>8<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29900000000000004" table:style-name="ce456">
            <text:p><text:s/>0<text:s/></text:p>
          </table:table-cell>
          <table:table-cell table:number-columns-repeated="16371"/>
        </table:table-row>
        <table:table-row table:style-name="ro6">
          <table:table-cell office:value-type="string" table:style-name="ce417">
            <text:p>Cumbria</text:p>
          </table:table-cell>
          <table:table-cell office:value-type="float" office:value="200" table:style-name="ce451">
            <text:p><text:s/>200<text:s/></text:p>
          </table:table-cell>
          <table:table-cell office:value-type="float" office:value="2" table:style-name="ce452">
            <text:p><text:s/>2<text:s/></text:p>
          </table:table-cell>
          <table:table-cell office:value-type="float" office:value="8" table:style-name="ce453">
            <text:p><text:s/>8<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2E-3" table:style-name="ce455">
            <text:p><text:s/>0<text:s/></text:p>
          </table:table-cell>
          <table:table-cell office:value-type="float" office:value="7.0000000000000001E-3" table:style-name="ce456">
            <text:p><text:s/>0<text:s/></text:p>
          </table:table-cell>
          <table:table-cell table:number-columns-repeated="16371"/>
        </table:table-row>
        <table:table-row table:style-name="ro6">
          <table:table-cell office:value-type="string" table:style-name="ce417">
            <text:p>Greater Manchester</text:p>
          </table:table-cell>
          <table:table-cell office:value-type="float" office:value="718" table:style-name="ce451">
            <text:p><text:s/>718<text:s/></text:p>
          </table:table-cell>
          <table:table-cell office:value-type="float" office:value="6619" table:style-name="ce452">
            <text:p><text:s/>6,619<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5.0000000000000001E-4" table:style-name="ce455">
            <text:p><text:s/>0<text:s/></text:p>
          </table:table-cell>
          <table:table-cell office:value-type="float" office:value="0" table:style-name="ce454">
            <text:p><text:s/>-00<text:s/></text:p>
          </table:table-cell>
          <table:table-cell office:value-type="float" office:value="6" table:style-name="ce455">
            <text:p><text:s/>6<text:s/></text:p>
          </table:table-cell>
          <table:table-cell office:value-type="float" office:value="479" table:style-name="ce454">
            <text:p><text:s/>479<text:s/></text:p>
          </table:table-cell>
          <table:table-cell office:value-type="float" office:value="57.644964999999999" table:style-name="ce455">
            <text:p><text:s/>58<text:s/></text:p>
          </table:table-cell>
          <table:table-cell office:value-type="float" office:value="5.8000000000000003E-2" table:style-name="ce456">
            <text:p><text:s/>0<text:s/></text:p>
          </table:table-cell>
          <table:table-cell table:number-columns-repeated="16371"/>
        </table:table-row>
        <table:table-row table:style-name="ro6">
          <table:table-cell office:value-type="string" table:style-name="ce417">
            <text:p>Lancashire</text:p>
          </table:table-cell>
          <table:table-cell office:value-type="float" office:value="0" table:style-name="ce451">
            <text:p><text:s/>-00<text:s/></text:p>
          </table:table-cell>
          <table:table-cell office:value-type="float" office:value="120" table:style-name="ce452">
            <text:p><text:s/>120<text:s/></text:p>
          </table:table-cell>
          <table:table-cell office:value-type="float" office:value="0" table:style-name="ce453">
            <text:p><text:s/>-00<text:s/></text:p>
          </table:table-cell>
          <table:table-cell office:value-type="float" office:value="14" table:style-name="ce454">
            <text:p><text:s/>14<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5" table:style-name="ce455">
            <text:p><text:s/>5<text:s/></text:p>
          </table:table-cell>
          <table:table-cell office:value-type="float" office:value="5" table:style-name="ce454">
            <text:p><text:s/>5<text:s/></text:p>
          </table:table-cell>
          <table:table-cell office:value-type="float" office:value="3.2000000000000008E-2" table:style-name="ce455">
            <text:p><text:s/>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7">
            <text:p>Merseyside</text:p>
          </table:table-cell>
          <table:table-cell office:value-type="float" office:value="4" table:style-name="ce451">
            <text:p><text:s/>4<text:s/></text:p>
          </table:table-cell>
          <table:table-cell office:value-type="float" office:value="4161" table:style-name="ce452">
            <text:p><text:s/>4,161<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1.3029999999999997" table:style-name="ce454">
            <text:p><text:s/>1<text:s/></text:p>
          </table:table-cell>
          <table:table-cell office:value-type="float" office:value="0" table:style-name="ce455">
            <text:p><text:s/>-00<text:s/></text:p>
          </table:table-cell>
          <table:table-cell office:value-type="float" office:value="1.5000000000000003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22988569000000009" table:style-name="ce456">
            <text:p><text:s/>0<text:s/></text:p>
          </table:table-cell>
          <table:table-cell table:number-columns-repeated="16371"/>
        </table:table-row>
        <table:table-row table:style-name="ro6">
          <table:table-cell office:value-type="string" table:style-name="ce416">
            <text:p>North West Region</text:p>
          </table:table-cell>
          <table:table-cell office:value-type="float" office:value="1042" table:style-name="ce457">
            <text:p><text:s/>1,042<text:s/></text:p>
          </table:table-cell>
          <table:table-cell office:value-type="float" office:value="11301" table:style-name="ce458">
            <text:p><text:s/>11,301<text:s/></text:p>
          </table:table-cell>
          <table:table-cell office:value-type="float" office:value="1537" table:style-name="ce459">
            <text:p><text:s/>1,537<text:s/></text:p>
          </table:table-cell>
          <table:table-cell office:value-type="float" office:value="108" table:style-name="ce458">
            <text:p><text:s/>108<text:s/></text:p>
          </table:table-cell>
          <table:table-cell office:value-type="float" office:value="2.4192500000000002E-2" table:style-name="ce459">
            <text:p><text:s/>0<text:s/></text:p>
          </table:table-cell>
          <table:table-cell office:value-type="float" office:value="1.3029999999999997" table:style-name="ce458">
            <text:p><text:s/>1<text:s/></text:p>
          </table:table-cell>
          <table:table-cell office:value-type="float" office:value="2.6500000000000003E-2" table:style-name="ce459">
            <text:p><text:s/>0<text:s/></text:p>
          </table:table-cell>
          <table:table-cell office:value-type="float" office:value="2.7000000000000003E-2" table:style-name="ce458">
            <text:p><text:s/>0<text:s/></text:p>
          </table:table-cell>
          <table:table-cell office:value-type="float" office:value="19" table:style-name="ce459">
            <text:p><text:s/>19<text:s/></text:p>
          </table:table-cell>
          <table:table-cell office:value-type="float" office:value="484" table:style-name="ce458">
            <text:p><text:s/>484<text:s/></text:p>
          </table:table-cell>
          <table:table-cell office:value-type="float" office:value="57.678964999999998" table:style-name="ce459">
            <text:p><text:s/>58<text:s/></text:p>
          </table:table-cell>
          <table:table-cell office:value-type="float" office:value="0.59388569000000013" table:style-name="ce457">
            <text:p><text:s/>1<text:s/></text:p>
          </table:table-cell>
          <table:table-cell table:number-columns-repeated="16371"/>
        </table:table-row>
        <table:table-row table:style-name="ro6">
          <table:table-cell table:style-name="ce416"/>
          <table:table-cell table:style-name="ce460"/>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2"/>
          <table:table-cell table:style-name="ce455"/>
          <table:table-cell table:style-name="ce451"/>
          <table:table-cell table:number-columns-repeated="16371"/>
        </table:table-row>
        <table:table-row table:style-name="ro6">
          <table:table-cell office:value-type="string" table:style-name="ce417">
            <text:p>Humberside</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6" table:style-name="ce455">
            <text:p><text:s/>6<text:s/></text:p>
          </table:table-cell>
          <table:table-cell office:value-type="float" office:value="94" table:style-name="ce454">
            <text:p><text:s/>94<text:s/></text:p>
          </table:table-cell>
          <table:table-cell office:value-type="float" office:value="0.85259799999999997" table:style-name="ce455">
            <text:p><text:s/>1<text:s/></text:p>
          </table:table-cell>
          <table:table-cell office:value-type="float" office:value="1.5498597500000002" table:style-name="ce456">
            <text:p><text:s/>2<text:s/></text:p>
          </table:table-cell>
          <table:table-cell table:number-columns-repeated="16371"/>
        </table:table-row>
        <table:table-row table:style-name="ro6">
          <table:table-cell office:value-type="string" table:style-name="ce417">
            <text:p>North Yorkshire</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2.0000000000000001E-4" table:style-name="ce455">
            <text:p><text:s/>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7">
            <text:p>South Yorkshire</text:p>
          </table:table-cell>
          <table:table-cell office:value-type="float" office:value="0" table:style-name="ce451">
            <text:p><text:s/>-00<text:s/></text:p>
          </table:table-cell>
          <table:table-cell office:value-type="float" office:value="1" table:style-name="ce452">
            <text:p><text:s/>1<text:s/></text:p>
          </table:table-cell>
          <table:table-cell office:value-type="float" office:value="134" table:style-name="ce453">
            <text:p><text:s/>134<text:s/></text:p>
          </table:table-cell>
          <table:table-cell office:value-type="float" office:value="91" table:style-name="ce454">
            <text:p><text:s/>91<text:s/></text:p>
          </table:table-cell>
          <table:table-cell office:value-type="float" office:value="1" table:style-name="ce455">
            <text:p><text:s/>1<text:s/></text:p>
          </table:table-cell>
          <table:table-cell office:value-type="float" office:value="0.747" table:style-name="ce454">
            <text:p><text:s/>1<text:s/></text:p>
          </table:table-cell>
          <table:table-cell office:value-type="float" office:value="0.45450000000000002" table:style-name="ce455">
            <text:p><text:s/>0<text:s/></text:p>
          </table:table-cell>
          <table:table-cell office:value-type="float" office:value="1.2000000000000004E-2" table:style-name="ce454">
            <text:p><text:s/>0<text:s/></text:p>
          </table:table-cell>
          <table:table-cell office:value-type="float" office:value="0" table:style-name="ce455">
            <text:p><text:s/>-00<text:s/></text:p>
          </table:table-cell>
          <table:table-cell office:value-type="float" office:value="406.6" table:style-name="ce454">
            <text:p><text:s/>407<text:s/></text:p>
          </table:table-cell>
          <table:table-cell office:value-type="float" office:value="30.035890000000002" table:style-name="ce455">
            <text:p><text:s/>30<text:s/></text:p>
          </table:table-cell>
          <table:table-cell office:value-type="float" office:value="10.485799999999999" table:style-name="ce456">
            <text:p><text:s/>10<text:s/></text:p>
          </table:table-cell>
          <table:table-cell table:number-columns-repeated="16371"/>
        </table:table-row>
        <table:table-row table:style-name="ro6">
          <table:table-cell office:value-type="string" table:style-name="ce417">
            <text:p>West Yorkshire</text:p>
          </table:table-cell>
          <table:table-cell office:value-type="float" office:value="0" table:style-name="ce451">
            <text:p><text:s/>-00<text:s/></text:p>
          </table:table-cell>
          <table:table-cell office:value-type="float" office:value="47" table:style-name="ce452">
            <text:p><text:s/>47<text:s/></text:p>
          </table:table-cell>
          <table:table-cell office:value-type="float" office:value="0" table:style-name="ce453">
            <text:p><text:s/>-00<text:s/></text:p>
          </table:table-cell>
          <table:table-cell office:value-type="float" office:value="258" table:style-name="ce454">
            <text:p><text:s/>258<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216" table:style-name="ce454">
            <text:p><text:s/>216<text:s/></text:p>
          </table:table-cell>
          <table:table-cell office:value-type="float" office:value="0" table:style-name="ce455">
            <text:p><text:s/>-00<text:s/></text:p>
          </table:table-cell>
          <table:table-cell office:value-type="float" office:value="1E-3" table:style-name="ce456">
            <text:p><text:s/>0<text:s/></text:p>
          </table:table-cell>
          <table:table-cell table:number-columns-repeated="16371"/>
        </table:table-row>
        <table:table-row table:style-name="ro6">
          <table:table-cell office:value-type="string" table:style-name="ce416">
            <text:p>Yorkshire and The Humber Region</text:p>
          </table:table-cell>
          <table:table-cell office:value-type="float" office:value="0" table:style-name="ce457">
            <text:p><text:s/>-00<text:s/></text:p>
          </table:table-cell>
          <table:table-cell office:value-type="float" office:value="48" table:style-name="ce458">
            <text:p><text:s/>48<text:s/></text:p>
          </table:table-cell>
          <table:table-cell office:value-type="float" office:value="134" table:style-name="ce459">
            <text:p><text:s/>134<text:s/></text:p>
          </table:table-cell>
          <table:table-cell office:value-type="float" office:value="349" table:style-name="ce458">
            <text:p><text:s/>349<text:s/></text:p>
          </table:table-cell>
          <table:table-cell office:value-type="float" office:value="1" table:style-name="ce459">
            <text:p><text:s/>1<text:s/></text:p>
          </table:table-cell>
          <table:table-cell office:value-type="float" office:value="0.747" table:style-name="ce458">
            <text:p><text:s/>1<text:s/></text:p>
          </table:table-cell>
          <table:table-cell office:value-type="float" office:value="0.45450000000000002" table:style-name="ce459">
            <text:p><text:s/>0<text:s/></text:p>
          </table:table-cell>
          <table:table-cell office:value-type="float" office:value="1.2000000000000004E-2" table:style-name="ce458">
            <text:p><text:s/>0<text:s/></text:p>
          </table:table-cell>
          <table:table-cell office:value-type="float" office:value="6" table:style-name="ce459">
            <text:p><text:s/>6<text:s/></text:p>
          </table:table-cell>
          <table:table-cell office:value-type="float" office:value="716.6" table:style-name="ce458">
            <text:p><text:s/>717<text:s/></text:p>
          </table:table-cell>
          <table:table-cell office:value-type="float" office:value="30.888688000000002" table:style-name="ce459">
            <text:p><text:s/>31<text:s/></text:p>
          </table:table-cell>
          <table:table-cell office:value-type="float" office:value="12.036659749999998" table:style-name="ce457">
            <text:p><text:s/>12<text:s/></text:p>
          </table:table-cell>
          <table:table-cell table:number-columns-repeated="16371"/>
        </table:table-row>
        <table:table-row table:style-name="ro6">
          <table:table-cell table:style-name="ce416"/>
          <table:table-cell table:style-name="ce451"/>
          <table:table-cell table:style-name="ce452"/>
          <table:table-cell table:style-name="ce453"/>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6"/>
          <table:table-cell table:number-columns-repeated="16371"/>
        </table:table-row>
        <table:table-row table:style-name="ro6">
          <table:table-cell office:value-type="string" table:style-name="ce417">
            <text:p>Derbyshire</text:p>
          </table:table-cell>
          <table:table-cell office:value-type="float" office:value="0" table:style-name="ce451">
            <text:p><text:s/>-00<text:s/></text:p>
          </table:table-cell>
          <table:table-cell office:value-type="float" office:value="416" table:style-name="ce452">
            <text:p><text:s/>416<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5.0000000000000001E-3"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35.31" table:style-name="ce455">
            <text:p><text:s/>35<text:s/></text:p>
          </table:table-cell>
          <table:table-cell office:value-type="float" office:value="27.08" table:style-name="ce454">
            <text:p><text:s/>27<text:s/></text:p>
          </table:table-cell>
          <table:table-cell office:value-type="float" office:value="7.0727599999999917" table:style-name="ce455">
            <text:p><text:s/>7<text:s/></text:p>
          </table:table-cell>
          <table:table-cell office:value-type="float" office:value="5.9811399999999946" table:style-name="ce456">
            <text:p><text:s/>6<text:s/></text:p>
          </table:table-cell>
          <table:table-cell table:number-columns-repeated="16371"/>
        </table:table-row>
        <table:table-row table:style-name="ro6">
          <table:table-cell office:value-type="string" table:style-name="ce417">
            <text:p>Leicestershire</text:p>
          </table:table-cell>
          <table:table-cell office:value-type="float" office:value="0" table:style-name="ce451">
            <text:p><text:s/>-00<text:s/></text:p>
          </table:table-cell>
          <table:table-cell office:value-type="float" office:value="798" table:style-name="ce452">
            <text:p><text:s/>798<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1.01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71339999999999992" table:style-name="ce455">
            <text:p><text:s/>1<text:s/></text:p>
          </table:table-cell>
          <table:table-cell office:value-type="float" office:value="2.2698899999999931" table:style-name="ce456">
            <text:p><text:s/>2<text:s/></text:p>
          </table:table-cell>
          <table:table-cell table:number-columns-repeated="16371"/>
        </table:table-row>
        <table:table-row table:style-name="ro6">
          <table:table-cell office:value-type="string" table:style-name="ce417">
            <text:p>Lincolnshire<text:span text:style-name="T3"><text:s/>4</text:span></text:p>
          </table:table-cell>
          <table:table-cell office:value-type="float" office:value="0" table:style-name="ce451">
            <text:p><text:s/>-00<text:s/></text:p>
          </table:table-cell>
          <table:table-cell office:value-type="string" table:style-name="ce461">
            <text:p>..</text:p>
          </table:table-cell>
          <table:table-cell office:value-type="float" office:value="0" table:style-name="ce453">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7.0533799999999989" table:style-name="ce455">
            <text:p><text:s/>7<text:s/></text:p>
          </table:table-cell>
          <table:table-cell office:value-type="string" table:style-name="ce334">
            <text:p>…</text:p>
          </table:table-cell>
          <table:table-cell table:number-columns-repeated="16371"/>
        </table:table-row>
        <table:table-row table:style-name="ro6">
          <table:table-cell office:value-type="string" table:style-name="ce417">
            <text:p>Northamptonshire</text:p>
          </table:table-cell>
          <table:table-cell office:value-type="float" office:value="194" table:style-name="ce451">
            <text:p><text:s/>194<text:s/></text:p>
          </table:table-cell>
          <table:table-cell office:value-type="float" office:value="14" table:style-name="ce452">
            <text:p><text:s/>14<text:s/></text:p>
          </table:table-cell>
          <table:table-cell office:value-type="float" office:value="5" table:style-name="ce453">
            <text:p><text:s/>5<text:s/></text:p>
          </table:table-cell>
          <table:table-cell office:value-type="float" office:value="26" table:style-name="ce454">
            <text:p><text:s/>26<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1E-3"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3.0000000000000001E-3" table:style-name="ce456">
            <text:p><text:s/>0<text:s/></text:p>
          </table:table-cell>
          <table:table-cell table:number-columns-repeated="16371"/>
        </table:table-row>
        <table:table-row table:style-name="ro6">
          <table:table-cell office:value-type="string" table:style-name="ce417">
            <text:p>Nottinghamshire</text:p>
          </table:table-cell>
          <table:table-cell office:value-type="float" office:value="0" table:style-name="ce451">
            <text:p><text:s/>-00<text:s/></text:p>
          </table:table-cell>
          <table:table-cell office:value-type="float" office:value="40" table:style-name="ce452">
            <text:p><text:s/>40<text:s/></text:p>
          </table:table-cell>
          <table:table-cell office:value-type="float" office:value="0" table:style-name="ce453">
            <text:p><text:s/>-00<text:s/></text:p>
          </table:table-cell>
          <table:table-cell office:value-type="float" office:value="7.0049999999999999" table:style-name="ce454">
            <text:p><text:s/>7<text:s/></text:p>
          </table:table-cell>
          <table:table-cell office:value-type="float" office:value="0" table:style-name="ce455">
            <text:p><text:s/>-00<text:s/></text:p>
          </table:table-cell>
          <table:table-cell office:value-type="float" office:value="1.0000000000000001E-7" table:style-name="ce454">
            <text:p><text:s/>0<text:s/></text:p>
          </table:table-cell>
          <table:table-cell office:value-type="float" office:value="0" table:style-name="ce455">
            <text:p><text:s/>-00<text:s/></text:p>
          </table:table-cell>
          <table:table-cell office:value-type="float" office:value="1E-3"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35.323407399999994" table:style-name="ce456">
            <text:p><text:s/>35<text:s/></text:p>
          </table:table-cell>
          <table:table-cell table:number-columns-repeated="16371"/>
        </table:table-row>
        <table:table-row table:style-name="ro6">
          <table:table-cell office:value-type="string" table:style-name="ce416">
            <text:p>East Midlands Region</text:p>
          </table:table-cell>
          <table:table-cell office:value-type="float" office:value="194" table:style-name="ce457">
            <text:p><text:s/>194<text:s/></text:p>
          </table:table-cell>
          <table:table-cell office:value-type="float" office:value="1268" table:style-name="ce458">
            <text:p><text:s/>1,268<text:s/></text:p>
          </table:table-cell>
          <table:table-cell office:value-type="float" office:value="5" table:style-name="ce459">
            <text:p><text:s/>5<text:s/></text:p>
          </table:table-cell>
          <table:table-cell office:value-type="float" office:value="33.005000000000003" table:style-name="ce458">
            <text:p><text:s/>33<text:s/></text:p>
          </table:table-cell>
          <table:table-cell office:value-type="float" office:value="0" table:style-name="ce459">
            <text:p><text:s/>-00<text:s/></text:p>
          </table:table-cell>
          <table:table-cell office:value-type="float" office:value="1.5100099999999998E-2" table:style-name="ce458">
            <text:p><text:s/>0<text:s/></text:p>
          </table:table-cell>
          <table:table-cell office:value-type="float" office:value="0" table:style-name="ce459">
            <text:p><text:s/>-00<text:s/></text:p>
          </table:table-cell>
          <table:table-cell office:value-type="float" office:value="2E-3" table:style-name="ce458">
            <text:p><text:s/>0<text:s/></text:p>
          </table:table-cell>
          <table:table-cell office:value-type="float" office:value="35.31" table:style-name="ce459">
            <text:p><text:s/>35<text:s/></text:p>
          </table:table-cell>
          <table:table-cell office:value-type="float" office:value="27.08" table:style-name="ce458">
            <text:p><text:s/>27<text:s/></text:p>
          </table:table-cell>
          <table:table-cell office:value-type="float" office:value="14.839539999999991" table:style-name="ce459">
            <text:p><text:s/>15<text:s/></text:p>
          </table:table-cell>
          <table:table-cell office:value-type="float" office:value="43.57743739999998" table:style-name="ce457">
            <text:p><text:s/>44<text:s/></text:p>
          </table:table-cell>
          <table:table-cell table:number-columns-repeated="16371"/>
        </table:table-row>
        <table:table-row table:style-name="ro6">
          <table:table-cell table:style-name="ce416"/>
          <table:table-cell table:style-name="ce456"/>
          <table:table-cell table:style-name="ce452"/>
          <table:table-cell table:style-name="ce453"/>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6"/>
          <table:table-cell table:number-columns-repeated="16371"/>
        </table:table-row>
        <table:table-row table:style-name="ro6">
          <table:table-cell office:value-type="string" table:style-name="ce417">
            <text:p>Staffordshire</text:p>
          </table:table-cell>
          <table:table-cell office:value-type="float" office:value="433" table:style-name="ce451">
            <text:p><text:s/>433<text:s/></text:p>
          </table:table-cell>
          <table:table-cell office:value-type="float" office:value="9" table:style-name="ce452">
            <text:p><text:s/>9<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4.0000000000000001E-3"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11.818160000000002" table:style-name="ce455">
            <text:p><text:s/>12<text:s/></text:p>
          </table:table-cell>
          <table:table-cell office:value-type="float" office:value="0.26072100000000004" table:style-name="ce456">
            <text:p><text:s/>0<text:s/></text:p>
          </table:table-cell>
          <table:table-cell table:number-columns-repeated="16371"/>
        </table:table-row>
        <table:table-row table:style-name="ro6">
          <table:table-cell office:value-type="string" table:style-name="ce417">
            <text:p>Warwickshire</text:p>
          </table:table-cell>
          <table:table-cell office:value-type="float" office:value="0" table:style-name="ce451">
            <text:p><text:s/>-00<text:s/></text:p>
          </table:table-cell>
          <table:table-cell office:value-type="float" office:value="203" table:style-name="ce452">
            <text:p><text:s/>203<text:s/></text:p>
          </table:table-cell>
          <table:table-cell office:value-type="float" office:value="0" table:style-name="ce453">
            <text:p><text:s/>-00<text:s/></text:p>
          </table:table-cell>
          <table:table-cell office:value-type="float" office:value="68" table:style-name="ce454">
            <text:p><text:s/>68<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1E-3" table:style-name="ce454">
            <text:p><text:s/>0<text:s/></text:p>
          </table:table-cell>
          <table:table-cell office:value-type="float" office:value="1" table:style-name="ce455">
            <text:p><text:s/>1<text:s/></text:p>
          </table:table-cell>
          <table:table-cell office:value-type="float" office:value="0" table:style-name="ce454">
            <text:p><text:s/>-00<text:s/></text:p>
          </table:table-cell>
          <table:table-cell office:value-type="float" office:value="4.1160000000000002E-2" table:style-name="ce455">
            <text:p><text:s/>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7">
            <text:p>West Mercia</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65" table:style-name="ce454">
            <text:p><text:s/>65<text:s/></text:p>
          </table:table-cell>
          <table:table-cell office:value-type="float" office:value="0" table:style-name="ce455">
            <text:p><text:s/>-00<text:s/></text:p>
          </table:table-cell>
          <table:table-cell office:value-type="float" office:value="4.7200000000000002E-3" table:style-name="ce454">
            <text:p><text:s/>0<text:s/></text:p>
          </table:table-cell>
          <table:table-cell office:value-type="float" office:value="0" table:style-name="ce455">
            <text:p><text:s/>-00<text:s/></text:p>
          </table:table-cell>
          <table:table-cell office:value-type="float" office:value="2.5500000000000002E-3" table:style-name="ce454">
            <text:p><text:s/>0<text:s/></text:p>
          </table:table-cell>
          <table:table-cell office:value-type="float" office:value="13" table:style-name="ce455">
            <text:p><text:s/>13<text:s/></text:p>
          </table:table-cell>
          <table:table-cell office:value-type="float" office:value="13" table:style-name="ce454">
            <text:p><text:s/>13<text:s/></text:p>
          </table:table-cell>
          <table:table-cell office:value-type="float" office:value="0.61413600000000002" table:style-name="ce455">
            <text:p><text:s/>1<text:s/></text:p>
          </table:table-cell>
          <table:table-cell office:value-type="float" office:value="1.6751799999999999" table:style-name="ce456">
            <text:p><text:s/>2<text:s/></text:p>
          </table:table-cell>
          <table:table-cell table:number-columns-repeated="16371"/>
        </table:table-row>
        <table:table-row table:style-name="ro6">
          <table:table-cell office:value-type="string" table:style-name="ce417">
            <text:p>West Midlands</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2" table:style-name="ce453">
            <text:p><text:s/>2<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218" table:style-name="ce455">
            <text:p><text:s/>218<text:s/></text:p>
          </table:table-cell>
          <table:table-cell office:value-type="float" office:value="464" table:style-name="ce454">
            <text:p><text:s/>464<text:s/></text:p>
          </table:table-cell>
          <table:table-cell office:value-type="float" office:value="4.6999999999999997E-5" table:style-name="ce455">
            <text:p><text:s/>0<text:s/></text:p>
          </table:table-cell>
          <table:table-cell office:value-type="float" office:value="3.7382999999999998E-5" table:style-name="ce456">
            <text:p><text:s/>0<text:s/></text:p>
          </table:table-cell>
          <table:table-cell table:number-columns-repeated="16371"/>
        </table:table-row>
        <table:table-row table:style-name="ro6">
          <table:table-cell office:value-type="string" table:style-name="ce416">
            <text:p>West Midlands Region</text:p>
          </table:table-cell>
          <table:table-cell office:value-type="float" office:value="433" table:style-name="ce457">
            <text:p><text:s/>433<text:s/></text:p>
          </table:table-cell>
          <table:table-cell office:value-type="float" office:value="212" table:style-name="ce458">
            <text:p><text:s/>212<text:s/></text:p>
          </table:table-cell>
          <table:table-cell office:value-type="float" office:value="2" table:style-name="ce459">
            <text:p><text:s/>2<text:s/></text:p>
          </table:table-cell>
          <table:table-cell office:value-type="float" office:value="133" table:style-name="ce458">
            <text:p><text:s/>133<text:s/></text:p>
          </table:table-cell>
          <table:table-cell office:value-type="float" office:value="0" table:style-name="ce459">
            <text:p><text:s/>-00<text:s/></text:p>
          </table:table-cell>
          <table:table-cell office:value-type="float" office:value="4.7200000000000002E-3" table:style-name="ce458">
            <text:p><text:s/>0<text:s/></text:p>
          </table:table-cell>
          <table:table-cell office:value-type="float" office:value="0" table:style-name="ce459">
            <text:p><text:s/>-00<text:s/></text:p>
          </table:table-cell>
          <table:table-cell office:value-type="float" office:value="7.5500000000000003E-3" table:style-name="ce458">
            <text:p><text:s/>0<text:s/></text:p>
          </table:table-cell>
          <table:table-cell office:value-type="float" office:value="232" table:style-name="ce459">
            <text:p><text:s/>232<text:s/></text:p>
          </table:table-cell>
          <table:table-cell office:value-type="float" office:value="477" table:style-name="ce458">
            <text:p><text:s/>477<text:s/></text:p>
          </table:table-cell>
          <table:table-cell office:value-type="float" office:value="12.473503000000003" table:style-name="ce459">
            <text:p><text:s/>12<text:s/></text:p>
          </table:table-cell>
          <table:table-cell office:value-type="float" office:value="1.9359383829999999" table:style-name="ce457">
            <text:p><text:s/>2<text:s/></text:p>
          </table:table-cell>
          <table:table-cell table:number-columns-repeated="16371"/>
        </table:table-row>
        <table:table-row table:style-name="ro6">
          <table:table-cell table:style-name="ce416"/>
          <table:table-cell table:style-name="ce456"/>
          <table:table-cell table:style-name="ce452"/>
          <table:table-cell table:style-name="ce453"/>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6"/>
          <table:table-cell table:number-columns-repeated="16371"/>
        </table:table-row>
        <table:table-row table:style-name="ro6">
          <table:table-cell office:value-type="string" table:style-name="ce417">
            <text:p>Bedfordshire</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4.7989999999999998E-2" table:style-name="ce455">
            <text:p><text:s/>0<text:s/></text:p>
          </table:table-cell>
          <table:table-cell office:value-type="float" office:value="8.8870000000000005E-2" table:style-name="ce456">
            <text:p><text:s/>0<text:s/></text:p>
          </table:table-cell>
          <table:table-cell table:number-columns-repeated="16371"/>
        </table:table-row>
        <table:table-row table:style-name="ro6">
          <table:table-cell office:value-type="string" table:style-name="ce417">
            <text:p>Cambridgeshire</text:p>
          </table:table-cell>
          <table:table-cell office:value-type="float" office:value="4762" table:style-name="ce451">
            <text:p><text:s/>4,762<text:s/></text:p>
          </table:table-cell>
          <table:table-cell office:value-type="float" office:value="278" table:style-name="ce452">
            <text:p><text:s/>278<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8" table:style-name="ce455">
            <text:p><text:s/>8<text:s/></text:p>
          </table:table-cell>
          <table:table-cell office:value-type="float" office:value="8" table:style-name="ce454">
            <text:p><text:s/>8<text:s/></text:p>
          </table:table-cell>
          <table:table-cell office:value-type="float" office:value="0.259017" table:style-name="ce455">
            <text:p><text:s/>0<text:s/></text:p>
          </table:table-cell>
          <table:table-cell office:value-type="float" office:value="0.22571000000000002" table:style-name="ce456">
            <text:p><text:s/>0<text:s/></text:p>
          </table:table-cell>
          <table:table-cell table:number-columns-repeated="16371"/>
        </table:table-row>
        <table:table-row table:style-name="ro6">
          <table:table-cell office:value-type="string" table:style-name="ce417">
            <text:p>Essex</text:p>
          </table:table-cell>
          <table:table-cell office:value-type="float" office:value="151" table:style-name="ce451">
            <text:p><text:s/>151<text:s/></text:p>
          </table:table-cell>
          <table:table-cell office:value-type="float" office:value="78" table:style-name="ce452">
            <text:p><text:s/>78<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4.3E-3" table:style-name="ce455">
            <text:p><text:s/>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7">
            <text:p>Hertfordshire<text:s/><text:span text:style-name="T3">4</text:span></text:p>
          </table:table-cell>
          <table:table-cell office:value-type="float" office:value="10" table:style-name="ce451">
            <text:p><text:s/>10<text:s/></text:p>
          </table:table-cell>
          <table:table-cell office:value-type="string" table:style-name="ce461">
            <text:p>..</text:p>
          </table:table-cell>
          <table:table-cell office:value-type="float" office:value="0" table:style-name="ce453">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461">
            <text:p>..</text:p>
          </table:table-cell>
          <table:table-cell office:value-type="float" office:value="0" table:style-name="ce455">
            <text:p><text:s/>-00<text:s/></text:p>
          </table:table-cell>
          <table:table-cell office:value-type="string" table:style-name="ce334">
            <text:p>..</text:p>
          </table:table-cell>
          <table:table-cell table:number-columns-repeated="16371"/>
        </table:table-row>
        <table:table-row table:style-name="ro6">
          <table:table-cell office:value-type="string" table:style-name="ce417">
            <text:p>Norfolk</text:p>
          </table:table-cell>
          <table:table-cell office:value-type="float" office:value="644" table:style-name="ce451">
            <text:p><text:s/>644<text:s/></text:p>
          </table:table-cell>
          <table:table-cell office:value-type="float" office:value="1375" table:style-name="ce452">
            <text:p><text:s/>1,375<text:s/></text:p>
          </table:table-cell>
          <table:table-cell office:value-type="float" office:value="8" table:style-name="ce453">
            <text:p><text:s/>8<text:s/></text:p>
          </table:table-cell>
          <table:table-cell office:value-type="float" office:value="81" table:style-name="ce454">
            <text:p><text:s/>81<text:s/></text:p>
          </table:table-cell>
          <table:table-cell office:value-type="float" office:value="3.7499999999999999E-3" table:style-name="ce455">
            <text:p><text:s/>0<text:s/></text:p>
          </table:table-cell>
          <table:table-cell office:value-type="float" office:value="0" table:style-name="ce454">
            <text:p><text:s/>-00<text:s/></text:p>
          </table:table-cell>
          <table:table-cell office:value-type="float" office:value="8.0759999999999998E-2" table:style-name="ce455">
            <text:p><text:s/>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3.363E-2" table:style-name="ce455">
            <text:p><text:s/>0<text:s/></text:p>
          </table:table-cell>
          <table:table-cell office:value-type="float" office:value="5.3200000000000001E-3" table:style-name="ce456">
            <text:p><text:s/>0<text:s/></text:p>
          </table:table-cell>
          <table:table-cell table:number-columns-repeated="16371"/>
        </table:table-row>
        <table:table-row table:style-name="ro6">
          <table:table-cell office:value-type="string" table:style-name="ce417">
            <text:p>Suffolk</text:p>
          </table:table-cell>
          <table:table-cell office:value-type="float" office:value="0" table:style-name="ce451">
            <text:p><text:s/>-00<text:s/></text:p>
          </table:table-cell>
          <table:table-cell office:value-type="float" office:value="15" table:style-name="ce452">
            <text:p><text:s/>15<text:s/></text:p>
          </table:table-cell>
          <table:table-cell office:value-type="float" office:value="61" table:style-name="ce453">
            <text:p><text:s/>61<text:s/></text:p>
          </table:table-cell>
          <table:table-cell office:value-type="float" office:value="191" table:style-name="ce454">
            <text:p><text:s/>191<text:s/></text:p>
          </table:table-cell>
          <table:table-cell office:value-type="float" office:value="1.6541199999999998" table:style-name="ce455">
            <text:p><text:s/>2<text:s/></text:p>
          </table:table-cell>
          <table:table-cell office:value-type="float" office:value="0.211371" table:style-name="ce454">
            <text:p><text:s/>0<text:s/></text:p>
          </table:table-cell>
          <table:table-cell office:value-type="float" office:value="4.6700000000000012E-2" table:style-name="ce455">
            <text:p><text:s/>0<text:s/></text:p>
          </table:table-cell>
          <table:table-cell office:value-type="float" office:value="8.5941000000000017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6.480000000000001E-2" table:style-name="ce455">
            <text:p><text:s/>0<text:s/></text:p>
          </table:table-cell>
          <table:table-cell office:value-type="float" office:value="2E-3" table:style-name="ce456">
            <text:p><text:s/>0<text:s/></text:p>
          </table:table-cell>
          <table:table-cell table:number-columns-repeated="16371"/>
        </table:table-row>
        <table:table-row table:style-name="ro6">
          <table:table-cell office:value-type="string" table:style-name="ce416">
            <text:p>Eastern Region</text:p>
          </table:table-cell>
          <table:table-cell office:value-type="float" office:value="5567" table:style-name="ce457">
            <text:p><text:s/>5,567<text:s/></text:p>
          </table:table-cell>
          <table:table-cell office:value-type="float" office:value="1746" table:style-name="ce458">
            <text:p><text:s/>1,746<text:s/></text:p>
          </table:table-cell>
          <table:table-cell office:value-type="float" office:value="69" table:style-name="ce459">
            <text:p><text:s/>69<text:s/></text:p>
          </table:table-cell>
          <table:table-cell office:value-type="float" office:value="272" table:style-name="ce458">
            <text:p><text:s/>272<text:s/></text:p>
          </table:table-cell>
          <table:table-cell office:value-type="float" office:value="1.6578699999999997" table:style-name="ce459">
            <text:p><text:s/>2<text:s/></text:p>
          </table:table-cell>
          <table:table-cell office:value-type="float" office:value="0.211371" table:style-name="ce458">
            <text:p><text:s/>0<text:s/></text:p>
          </table:table-cell>
          <table:table-cell office:value-type="float" office:value="0.12746000000000002" table:style-name="ce459">
            <text:p><text:s/>0<text:s/></text:p>
          </table:table-cell>
          <table:table-cell office:value-type="float" office:value="8.5941000000000017E-2" table:style-name="ce458">
            <text:p><text:s/>0<text:s/></text:p>
          </table:table-cell>
          <table:table-cell office:value-type="float" office:value="8" table:style-name="ce459">
            <text:p><text:s/>8<text:s/></text:p>
          </table:table-cell>
          <table:table-cell office:value-type="float" office:value="8" table:style-name="ce458">
            <text:p><text:s/>8<text:s/></text:p>
          </table:table-cell>
          <table:table-cell office:value-type="float" office:value="0.40973700000000002" table:style-name="ce459">
            <text:p><text:s/>0<text:s/></text:p>
          </table:table-cell>
          <table:table-cell office:value-type="float" office:value="0.32190000000000002" table:style-name="ce457">
            <text:p><text:s/>0<text:s/></text:p>
          </table:table-cell>
          <table:table-cell table:number-columns-repeated="16371"/>
        </table:table-row>
        <table:table-row table:style-name="ro6">
          <table:table-cell table:style-name="ce416"/>
          <table:table-cell table:style-name="ce456"/>
          <table:table-cell table:style-name="ce452"/>
          <table:table-cell table:style-name="ce453"/>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6"/>
          <table:table-cell table:number-columns-repeated="16371"/>
        </table:table-row>
        <table:table-row table:style-name="ro6">
          <table:table-cell office:value-type="string" table:style-name="ce417">
            <text:p>London, City of</text:p>
          </table:table-cell>
          <table:table-cell office:value-type="float" office:value="600" table:style-name="ce451">
            <text:p><text:s/>6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35">
            <text:p>Metropolitan Police</text:p>
          </table:table-cell>
          <table:table-cell office:value-type="float" office:value="9642" table:style-name="ce451">
            <text:p><text:s/>9,642<text:s/></text:p>
          </table:table-cell>
          <table:table-cell office:value-type="float" office:value="29666" table:style-name="ce452">
            <text:p><text:s/>29,666<text:s/></text:p>
          </table:table-cell>
          <table:table-cell office:value-type="float" office:value="743" table:style-name="ce453">
            <text:p><text:s/>743<text:s/></text:p>
          </table:table-cell>
          <table:table-cell office:value-type="float" office:value="603" table:style-name="ce454">
            <text:p><text:s/>603<text:s/></text:p>
          </table:table-cell>
          <table:table-cell office:value-type="float" office:value="6.0409999999999991E-2" table:style-name="ce455">
            <text:p><text:s/>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415" table:style-name="ce454">
            <text:p><text:s/>415<text:s/></text:p>
          </table:table-cell>
          <table:table-cell office:value-type="float" office:value="0" table:style-name="ce455">
            <text:p><text:s/>-00<text:s/></text:p>
          </table:table-cell>
          <table:table-cell office:value-type="float" office:value="0" table:style-name="ce456">
            <text:p><text:s/>-00<text:s/></text:p>
          </table:table-cell>
          <table:table-cell table:number-columns-repeated="16371"/>
        </table:table-row>
        <table:table-row table:style-name="ro6">
          <table:table-cell office:value-type="string" table:style-name="ce416">
            <text:p>London Region</text:p>
          </table:table-cell>
          <table:table-cell office:value-type="float" office:value="10242" table:style-name="ce457">
            <text:p><text:s/>10,242<text:s/></text:p>
          </table:table-cell>
          <table:table-cell office:value-type="float" office:value="29666" table:style-name="ce458">
            <text:p><text:s/>29,666<text:s/></text:p>
          </table:table-cell>
          <table:table-cell office:value-type="float" office:value="743" table:style-name="ce459">
            <text:p><text:s/>743<text:s/></text:p>
          </table:table-cell>
          <table:table-cell office:value-type="float" office:value="603" table:style-name="ce458">
            <text:p><text:s/>603<text:s/></text:p>
          </table:table-cell>
          <table:table-cell office:value-type="float" office:value="6.0409999999999991E-2" table:style-name="ce459">
            <text:p><text:s/>0<text:s/></text:p>
          </table:table-cell>
          <table:table-cell office:value-type="float" office:value="0" table:style-name="ce458">
            <text:p><text:s/>-00<text:s/></text:p>
          </table:table-cell>
          <table:table-cell office:value-type="float" office:value="0" table:style-name="ce459">
            <text:p><text:s/>-00<text:s/></text:p>
          </table:table-cell>
          <table:table-cell office:value-type="float" office:value="0" table:style-name="ce458">
            <text:p><text:s/>-00<text:s/></text:p>
          </table:table-cell>
          <table:table-cell office:value-type="float" office:value="0" table:style-name="ce459">
            <text:p><text:s/>-00<text:s/></text:p>
          </table:table-cell>
          <table:table-cell office:value-type="float" office:value="415" table:style-name="ce458">
            <text:p><text:s/>415<text:s/></text:p>
          </table:table-cell>
          <table:table-cell office:value-type="float" office:value="0" table:style-name="ce459">
            <text:p><text:s/>-00<text:s/></text:p>
          </table:table-cell>
          <table:table-cell office:value-type="float" office:value="0" table:style-name="ce457">
            <text:p><text:s/>-00<text:s/></text:p>
          </table:table-cell>
          <table:table-cell table:number-columns-repeated="16371"/>
        </table:table-row>
        <table:table-row table:style-name="ro6">
          <table:table-cell table:style-name="ce416"/>
          <table:table-cell table:style-name="ce456"/>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6"/>
          <table:table-cell table:number-columns-repeated="16371" table:style-name="ce441"/>
        </table:table-row>
        <table:table-row table:style-name="ro6">
          <table:table-cell office:value-type="string" table:style-name="ce417">
            <text:p>Hampshire<text:s/><text:span text:style-name="T3">3</text:span></text:p>
          </table:table-cell>
          <table:table-cell office:value-type="string" table:style-name="ce334">
            <text:p>..</text:p>
          </table:table-cell>
          <table:table-cell office:value-type="float" office:value="8" table:style-name="ce452">
            <text:p><text:s/>8<text:s/></text:p>
          </table:table-cell>
          <table:table-cell office:value-type="string" table:style-name="ce462">
            <text:p>..</text:p>
          </table:table-cell>
          <table:table-cell office:value-type="float" office:value="0" table:style-name="ce454">
            <text:p><text:s/>-00<text:s/></text:p>
          </table:table-cell>
          <table:table-cell office:value-type="string" table:style-name="ce462">
            <text:p>..</text:p>
          </table:table-cell>
          <table:table-cell office:value-type="float" office:value="0.02" table:style-name="ce454">
            <text:p><text:s/>0<text:s/></text:p>
          </table:table-cell>
          <table:table-cell office:value-type="string" table:style-name="ce462">
            <text:p>..</text:p>
          </table:table-cell>
          <table:table-cell office:value-type="float" office:value="0" table:style-name="ce454">
            <text:p><text:s/>-00<text:s/></text:p>
          </table:table-cell>
          <table:table-cell office:value-type="string" table:style-name="ce462">
            <text:p>..</text:p>
          </table:table-cell>
          <table:table-cell office:value-type="float" office:value="0" table:style-name="ce454">
            <text:p><text:s/>-00<text:s/></text:p>
          </table:table-cell>
          <table:table-cell office:value-type="string" table:style-name="ce462">
            <text:p>..</text:p>
          </table:table-cell>
          <table:table-cell office:value-type="float" office:value="3.8000000000000006E-2" table:style-name="ce456">
            <text:p><text:s/>0<text:s/></text:p>
          </table:table-cell>
          <table:table-cell table:number-columns-repeated="16371" table:style-name="ce441"/>
        </table:table-row>
        <table:table-row table:style-name="ro6">
          <table:table-cell office:value-type="string" table:style-name="ce417">
            <text:p>Kent<text:s/><text:span text:style-name="T3">4</text:span></text:p>
          </table:table-cell>
          <table:table-cell office:value-type="string" table:style-name="ce334">
            <text:p>..</text:p>
          </table:table-cell>
          <table:table-cell office:value-type="string" table:style-name="ce461">
            <text:p>..</text:p>
          </table:table-cell>
          <table:table-cell office:value-type="string" table:style-name="ce462">
            <text:p>..</text:p>
          </table:table-cell>
          <table:table-cell office:value-type="string" table:style-name="ce461">
            <text:p>..</text:p>
          </table:table-cell>
          <table:table-cell office:value-type="string" table:style-name="ce462">
            <text:p>..</text:p>
          </table:table-cell>
          <table:table-cell office:value-type="string" table:style-name="ce461">
            <text:p>..</text:p>
          </table:table-cell>
          <table:table-cell office:value-type="string" table:style-name="ce462">
            <text:p>..</text:p>
          </table:table-cell>
          <table:table-cell office:value-type="string" table:style-name="ce461">
            <text:p>..</text:p>
          </table:table-cell>
          <table:table-cell office:value-type="string" table:style-name="ce462">
            <text:p>..</text:p>
          </table:table-cell>
          <table:table-cell office:value-type="string" table:style-name="ce461">
            <text:p>..</text:p>
          </table:table-cell>
          <table:table-cell office:value-type="string" table:style-name="ce462">
            <text:p>..</text:p>
          </table:table-cell>
          <table:table-cell office:value-type="string" table:style-name="ce334">
            <text:p>..</text:p>
          </table:table-cell>
          <table:table-cell table:number-columns-repeated="16371" table:style-name="ce441"/>
        </table:table-row>
        <table:table-row table:style-name="ro6">
          <table:table-cell office:value-type="string" table:style-name="ce417">
            <text:p>Surrey</text:p>
          </table:table-cell>
          <table:table-cell office:value-type="float" office:value="0" table:style-name="ce451">
            <text:p><text:s/>-00<text:s/></text:p>
          </table:table-cell>
          <table:table-cell office:value-type="float" office:value="47" table:style-name="ce452">
            <text:p><text:s/>47<text:s/></text:p>
          </table:table-cell>
          <table:table-cell office:value-type="float" office:value="24" table:style-name="ce453">
            <text:p><text:s/>24<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6.0000000000000001E-3" table:style-name="ce455">
            <text:p><text:s/>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2.6393E-2" table:style-name="ce455">
            <text:p><text:s/>0<text:s/></text:p>
          </table:table-cell>
          <table:table-cell office:value-type="float" office:value="7.9176999999999997E-2" table:style-name="ce456">
            <text:p><text:s/>0<text:s/></text:p>
          </table:table-cell>
          <table:table-cell table:number-columns-repeated="16371" table:style-name="ce441"/>
        </table:table-row>
        <table:table-row table:style-name="ro6">
          <table:table-cell office:value-type="string" table:style-name="ce417">
            <text:p>Sussex</text:p>
          </table:table-cell>
          <table:table-cell office:value-type="float" office:value="46" table:style-name="ce451">
            <text:p><text:s/>46<text:s/></text:p>
          </table:table-cell>
          <table:table-cell office:value-type="float" office:value="118" table:style-name="ce452">
            <text:p><text:s/>118<text:s/></text:p>
          </table:table-cell>
          <table:table-cell office:value-type="float" office:value="130" table:style-name="ce453">
            <text:p><text:s/>130<text:s/></text:p>
          </table:table-cell>
          <table:table-cell office:value-type="float" office:value="37" table:style-name="ce454">
            <text:p><text:s/>37<text:s/></text:p>
          </table:table-cell>
          <table:table-cell office:value-type="float" office:value="0" table:style-name="ce455">
            <text:p><text:s/>-00<text:s/></text:p>
          </table:table-cell>
          <table:table-cell office:value-type="float" office:value="0.2254000000000000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86" table:style-name="ce455">
            <text:p><text:s/>86<text:s/></text:p>
          </table:table-cell>
          <table:table-cell office:value-type="float" office:value="55" table:style-name="ce454">
            <text:p><text:s/>55<text:s/></text:p>
          </table:table-cell>
          <table:table-cell office:value-type="float" office:value="0.11660000000000001" table:style-name="ce455">
            <text:p><text:s/>0<text:s/></text:p>
          </table:table-cell>
          <table:table-cell office:value-type="float" office:value="6.1609999999999998E-2" table:style-name="ce456">
            <text:p><text:s/>0<text:s/></text:p>
          </table:table-cell>
          <table:table-cell table:number-columns-repeated="16371" table:style-name="ce441"/>
        </table:table-row>
        <table:table-row table:style-name="ro6">
          <table:table-cell office:value-type="string" table:style-name="ce417">
            <text:p>Thames Valley</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1E-3" table:style-name="ce456">
            <text:p><text:s/>0<text:s/></text:p>
          </table:table-cell>
          <table:table-cell table:number-columns-repeated="16371" table:style-name="ce441"/>
        </table:table-row>
        <table:table-row table:style-name="ro6">
          <table:table-cell office:value-type="string" table:style-name="ce416">
            <text:p>South East Region</text:p>
          </table:table-cell>
          <table:table-cell office:value-type="float" office:value="46" table:style-name="ce457">
            <text:p><text:s/>46<text:s/></text:p>
          </table:table-cell>
          <table:table-cell office:value-type="float" office:value="173" table:style-name="ce458">
            <text:p><text:s/>173<text:s/></text:p>
          </table:table-cell>
          <table:table-cell office:value-type="float" office:value="154" table:style-name="ce459">
            <text:p><text:s/>154<text:s/></text:p>
          </table:table-cell>
          <table:table-cell office:value-type="float" office:value="37" table:style-name="ce458">
            <text:p><text:s/>37<text:s/></text:p>
          </table:table-cell>
          <table:table-cell office:value-type="float" office:value="0" table:style-name="ce459">
            <text:p><text:s/>-00<text:s/></text:p>
          </table:table-cell>
          <table:table-cell office:value-type="float" office:value="0.24540000000000001" table:style-name="ce458">
            <text:p><text:s/>0<text:s/></text:p>
          </table:table-cell>
          <table:table-cell office:value-type="float" office:value="6.0000000000000001E-3" table:style-name="ce459">
            <text:p><text:s/>0<text:s/></text:p>
          </table:table-cell>
          <table:table-cell office:value-type="float" office:value="0" table:style-name="ce458">
            <text:p><text:s/>-00<text:s/></text:p>
          </table:table-cell>
          <table:table-cell office:value-type="float" office:value="86" table:style-name="ce459">
            <text:p><text:s/>86<text:s/></text:p>
          </table:table-cell>
          <table:table-cell office:value-type="float" office:value="55" table:style-name="ce458">
            <text:p><text:s/>55<text:s/></text:p>
          </table:table-cell>
          <table:table-cell office:value-type="float" office:value="0.14299300000000001" table:style-name="ce459">
            <text:p><text:s/>0<text:s/></text:p>
          </table:table-cell>
          <table:table-cell office:value-type="float" office:value="0.179787" table:style-name="ce457">
            <text:p><text:s/>0<text:s/></text:p>
          </table:table-cell>
          <table:table-cell table:style-name="ce463"/>
          <table:table-cell table:number-columns-repeated="16370"/>
        </table:table-row>
        <table:table-row table:style-name="ro6">
          <table:table-cell table:style-name="ce416"/>
          <table:table-cell table:style-name="ce457"/>
          <table:table-cell table:style-name="ce458"/>
          <table:table-cell table:style-name="ce459"/>
          <table:table-cell table:style-name="ce458"/>
          <table:table-cell table:style-name="ce459"/>
          <table:table-cell table:style-name="ce458"/>
          <table:table-cell table:style-name="ce459"/>
          <table:table-cell table:style-name="ce458"/>
          <table:table-cell table:style-name="ce459"/>
          <table:table-cell table:style-name="ce458"/>
          <table:table-cell table:style-name="ce459"/>
          <table:table-cell table:style-name="ce457"/>
          <table:table-cell table:number-columns-repeated="16371" table:style-name="ce441"/>
        </table:table-row>
        <table:table-row table:style-name="ro6">
          <table:table-cell office:value-type="string" table:style-name="ce417">
            <text:p>Avon &amp; Somerset</text:p>
          </table:table-cell>
          <table:table-cell office:value-type="float" office:value="462" table:style-name="ce451">
            <text:p><text:s/>462<text:s/></text:p>
          </table:table-cell>
          <table:table-cell office:value-type="float" office:value="154" table:style-name="ce452">
            <text:p><text:s/>154<text:s/></text:p>
          </table:table-cell>
          <table:table-cell office:value-type="float" office:value="8" table:style-name="ce453">
            <text:p><text:s/>8<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1" table:style-name="ce455">
            <text:p><text:s/>1<text:s/></text:p>
          </table:table-cell>
          <table:table-cell office:value-type="float" office:value="0" table:style-name="ce454">
            <text:p><text:s/>-00<text:s/></text:p>
          </table:table-cell>
          <table:table-cell office:value-type="float" office:value="0.90642300000000042" table:style-name="ce455">
            <text:p><text:s/>1<text:s/></text:p>
          </table:table-cell>
          <table:table-cell office:value-type="float" office:value="4.6032610000000016" table:style-name="ce456">
            <text:p><text:s/>5<text:s/></text:p>
          </table:table-cell>
          <table:table-cell table:number-columns-repeated="16371" table:style-name="ce441"/>
        </table:table-row>
        <table:table-row table:style-name="ro6">
          <table:table-cell office:value-type="string" table:style-name="ce417">
            <text:p>Devon &amp; Cornwall</text:p>
          </table:table-cell>
          <table:table-cell office:value-type="float" office:value="1496" table:style-name="ce451">
            <text:p><text:s/>1,496<text:s/></text:p>
          </table:table-cell>
          <table:table-cell office:value-type="float" office:value="717" table:style-name="ce452">
            <text:p><text:s/>717<text:s/></text:p>
          </table:table-cell>
          <table:table-cell office:value-type="float" office:value="29" table:style-name="ce453">
            <text:p><text:s/>29<text:s/></text:p>
          </table:table-cell>
          <table:table-cell office:value-type="float" office:value="31" table:style-name="ce454">
            <text:p><text:s/>31<text:s/></text:p>
          </table:table-cell>
          <table:table-cell office:value-type="float" office:value="0" table:style-name="ce455">
            <text:p><text:s/>-00<text:s/></text:p>
          </table:table-cell>
          <table:table-cell office:value-type="float" office:value="0.01" table:style-name="ce454">
            <text:p><text:s/>0<text:s/></text:p>
          </table:table-cell>
          <table:table-cell office:value-type="float" office:value="2.9350000000000001E-2" table:style-name="ce455">
            <text:p><text:s/>0<text:s/></text:p>
          </table:table-cell>
          <table:table-cell office:value-type="float" office:value="0.0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14915000000000003" table:style-name="ce455">
            <text:p><text:s/>0<text:s/></text:p>
          </table:table-cell>
          <table:table-cell office:value-type="float" office:value="0.31918000000000007" table:style-name="ce456">
            <text:p><text:s/>0<text:s/></text:p>
          </table:table-cell>
          <table:table-cell table:number-columns-repeated="16371" table:style-name="ce441"/>
        </table:table-row>
        <table:table-row table:style-name="ro6">
          <table:table-cell office:value-type="string" table:style-name="ce417">
            <text:p>Dorset</text:p>
          </table:table-cell>
          <table:table-cell office:value-type="float" office:value="172" table:style-name="ce451">
            <text:p><text:s/>172<text:s/></text:p>
          </table:table-cell>
          <table:table-cell office:value-type="float" office:value="960" table:style-name="ce452">
            <text:p><text:s/>960<text:s/></text:p>
          </table:table-cell>
          <table:table-cell office:value-type="float" office:value="3" table:style-name="ce453">
            <text:p><text:s/>3<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5" table:style-name="ce454">
            <text:p><text:s/>5<text:s/></text:p>
          </table:table-cell>
          <table:table-cell office:value-type="float" office:value="2.0627200000000001" table:style-name="ce455">
            <text:p><text:s/>2<text:s/></text:p>
          </table:table-cell>
          <table:table-cell office:value-type="float" office:value="0.4118" table:style-name="ce456">
            <text:p><text:s/>0<text:s/></text:p>
          </table:table-cell>
          <table:table-cell table:number-columns-repeated="16371" table:style-name="ce441"/>
        </table:table-row>
        <table:table-row table:style-name="ro6">
          <table:table-cell office:value-type="string" table:style-name="ce417">
            <text:p>Gloucestershire</text:p>
          </table:table-cell>
          <table:table-cell office:value-type="float" office:value="0" table:style-name="ce451">
            <text:p><text:s/>-00<text:s/></text:p>
          </table:table-cell>
          <table:table-cell office:value-type="float" office:value="0" table:style-name="ce452">
            <text:p><text:s/>-00<text:s/></text:p>
          </table:table-cell>
          <table:table-cell office:value-type="float" office:value="0" table:style-name="ce453">
            <text:p><text:s/>-00<text:s/></text:p>
          </table:table-cell>
          <table:table-cell office:value-type="float" office:value="22" table:style-name="ce454">
            <text:p><text:s/>22<text:s/></text:p>
          </table:table-cell>
          <table:table-cell office:value-type="float" office:value="0" table:style-name="ce455">
            <text:p><text:s/>-00<text:s/></text:p>
          </table:table-cell>
          <table:table-cell office:value-type="float" office:value="3.6700000000000003E-2" table:style-name="ce454">
            <text:p><text:s/>0<text:s/></text:p>
          </table:table-cell>
          <table:table-cell office:value-type="float" office:value="0" table:style-name="ce455">
            <text:p><text:s/>-00<text:s/></text:p>
          </table:table-cell>
          <table:table-cell office:value-type="float" office:value="6.7000000000000004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4.2243000000000004" table:style-name="ce455">
            <text:p><text:s/>4<text:s/></text:p>
          </table:table-cell>
          <table:table-cell office:value-type="float" office:value="0.20200000000000001" table:style-name="ce456">
            <text:p><text:s/>0<text:s/></text:p>
          </table:table-cell>
          <table:table-cell table:number-columns-repeated="16371" table:style-name="ce441"/>
        </table:table-row>
        <table:table-row table:style-name="ro6">
          <table:table-cell office:value-type="string" table:style-name="ce417">
            <text:p>Wiltshire</text:p>
          </table:table-cell>
          <table:table-cell office:value-type="float" office:value="0" table:style-name="ce451">
            <text:p><text:s/>-00<text:s/></text:p>
          </table:table-cell>
          <table:table-cell office:value-type="float" office:value="27" table:style-name="ce452">
            <text:p><text:s/>27<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6.13E-2" table:style-name="ce455">
            <text:p><text:s/>0<text:s/></text:p>
          </table:table-cell>
          <table:table-cell office:value-type="float" office:value="0" table:style-name="ce456">
            <text:p><text:s/>-00<text:s/></text:p>
          </table:table-cell>
          <table:table-cell table:number-columns-repeated="16371" table:style-name="ce441"/>
        </table:table-row>
        <table:table-row table:style-name="ro6">
          <table:table-cell office:value-type="string" table:style-name="ce416">
            <text:p>South West Region</text:p>
          </table:table-cell>
          <table:table-cell office:value-type="float" office:value="2130" table:style-name="ce457">
            <text:p><text:s/>2,130<text:s/></text:p>
          </table:table-cell>
          <table:table-cell office:value-type="float" office:value="1858" table:style-name="ce458">
            <text:p><text:s/>1,858<text:s/></text:p>
          </table:table-cell>
          <table:table-cell office:value-type="float" office:value="40" table:style-name="ce459">
            <text:p><text:s/>40<text:s/></text:p>
          </table:table-cell>
          <table:table-cell office:value-type="float" office:value="53" table:style-name="ce458">
            <text:p><text:s/>53<text:s/></text:p>
          </table:table-cell>
          <table:table-cell office:value-type="float" office:value="0" table:style-name="ce459">
            <text:p><text:s/>-00<text:s/></text:p>
          </table:table-cell>
          <table:table-cell office:value-type="float" office:value="4.6700000000000005E-2" table:style-name="ce458">
            <text:p><text:s/>0<text:s/></text:p>
          </table:table-cell>
          <table:table-cell office:value-type="float" office:value="2.9350000000000001E-2" table:style-name="ce459">
            <text:p><text:s/>0<text:s/></text:p>
          </table:table-cell>
          <table:table-cell office:value-type="float" office:value="8.7000000000000008E-2" table:style-name="ce458">
            <text:p><text:s/>0<text:s/></text:p>
          </table:table-cell>
          <table:table-cell office:value-type="float" office:value="1" table:style-name="ce459">
            <text:p><text:s/>1<text:s/></text:p>
          </table:table-cell>
          <table:table-cell office:value-type="float" office:value="5" table:style-name="ce458">
            <text:p><text:s/>5<text:s/></text:p>
          </table:table-cell>
          <table:table-cell office:value-type="float" office:value="7.4038930000000009" table:style-name="ce459">
            <text:p><text:s/>7<text:s/></text:p>
          </table:table-cell>
          <table:table-cell office:value-type="float" office:value="5.5362410000000022" table:style-name="ce457">
            <text:p><text:s/>6<text:s/></text:p>
          </table:table-cell>
          <table:table-cell table:number-columns-repeated="16371" table:style-name="ce441"/>
        </table:table-row>
        <table:table-row table:style-name="ro6">
          <table:table-cell table:style-name="ce416"/>
          <table:table-cell table:style-name="ce451"/>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1"/>
          <table:table-cell table:number-columns-repeated="16371" table:style-name="ce441"/>
        </table:table-row>
        <table:table-row table:style-name="ro6">
          <table:table-cell office:value-type="string" table:style-name="ce416">
            <text:p>England police total</text:p>
          </table:table-cell>
          <table:table-cell office:value-type="float" office:value="22561" table:style-name="ce457">
            <text:p><text:s/>22,561<text:s/></text:p>
          </table:table-cell>
          <table:table-cell office:value-type="float" office:value="58560" table:style-name="ce458">
            <text:p><text:s/>58,560<text:s/></text:p>
          </table:table-cell>
          <table:table-cell office:value-type="float" office:value="2744" table:style-name="ce459">
            <text:p><text:s/>2,744<text:s/></text:p>
          </table:table-cell>
          <table:table-cell office:value-type="float" office:value="1686.0050000000001" table:style-name="ce458">
            <text:p><text:s/>1,686<text:s/></text:p>
          </table:table-cell>
          <table:table-cell office:value-type="float" office:value="2.7424724999999999" table:style-name="ce459">
            <text:p><text:s/>3<text:s/></text:p>
          </table:table-cell>
          <table:table-cell office:value-type="float" office:value="2.5732910999999996" table:style-name="ce458">
            <text:p><text:s/>3<text:s/></text:p>
          </table:table-cell>
          <table:table-cell office:value-type="float" office:value="0.68330999999999997" table:style-name="ce459">
            <text:p><text:s/>1<text:s/></text:p>
          </table:table-cell>
          <table:table-cell office:value-type="float" office:value="0.26399100000000003" table:style-name="ce458">
            <text:p><text:s/>0<text:s/></text:p>
          </table:table-cell>
          <table:table-cell office:value-type="float" office:value="387.31" table:style-name="ce459">
            <text:p><text:s/>387<text:s/></text:p>
          </table:table-cell>
          <table:table-cell office:value-type="float" office:value="2187.6800000000003" table:style-name="ce458">
            <text:p><text:s/>2,188<text:s/></text:p>
          </table:table-cell>
          <table:table-cell office:value-type="float" office:value="125.32078800000001" table:style-name="ce459">
            <text:p><text:s/>125<text:s/></text:p>
          </table:table-cell>
          <table:table-cell office:value-type="float" office:value="64.680588222999972" table:style-name="ce457">
            <text:p><text:s/>65<text:s/></text:p>
          </table:table-cell>
          <table:table-cell table:number-columns-repeated="16371" table:style-name="ce441"/>
        </table:table-row>
        <table:table-row table:style-name="ro6">
          <table:table-cell table:style-name="ce417"/>
          <table:table-cell table:style-name="ce451"/>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1"/>
          <table:table-cell table:number-columns-repeated="16371" table:style-name="ce441"/>
        </table:table-row>
        <table:table-row table:style-name="ro6">
          <table:table-cell office:value-type="string" table:style-name="ce417">
            <text:p>Dyfed-Powys</text:p>
          </table:table-cell>
          <table:table-cell office:value-type="float" office:value="0" table:style-name="ce451">
            <text:p><text:s/>-00<text:s/></text:p>
          </table:table-cell>
          <table:table-cell office:value-type="float" office:value="0" table:style-name="ce454">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9.471000000000002E-3" table:style-name="ce455">
            <text:p><text:s/>0<text:s/></text:p>
          </table:table-cell>
          <table:table-cell office:value-type="float" office:value="4.9585999999999998E-2" table:style-name="ce456">
            <text:p><text:s/>0<text:s/></text:p>
          </table:table-cell>
          <table:table-cell table:number-columns-repeated="16371" table:style-name="ce441"/>
        </table:table-row>
        <table:table-row table:style-name="ro6">
          <table:table-cell office:value-type="string" table:style-name="ce417">
            <text:p>Gwent</text:p>
          </table:table-cell>
          <table:table-cell office:value-type="float" office:value="0" table:style-name="ce451">
            <text:p><text:s/>-00<text:s/></text:p>
          </table:table-cell>
          <table:table-cell office:value-type="float" office:value="0" table:style-name="ce454">
            <text:p><text:s/>-00<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2" table:style-name="ce454">
            <text:p><text:s/>2<text:s/></text:p>
          </table:table-cell>
          <table:table-cell office:value-type="float" office:value="0" table:style-name="ce455">
            <text:p><text:s/>-00<text:s/></text:p>
          </table:table-cell>
          <table:table-cell office:value-type="float" office:value="0" table:style-name="ce456">
            <text:p><text:s/>-00<text:s/></text:p>
          </table:table-cell>
          <table:table-cell table:number-columns-repeated="16371" table:style-name="ce441"/>
        </table:table-row>
        <table:table-row table:style-name="ro6">
          <table:table-cell office:value-type="string" table:style-name="ce417">
            <text:p>North Wales</text:p>
          </table:table-cell>
          <table:table-cell office:value-type="float" office:value="0" table:style-name="ce451">
            <text:p><text:s/>-00<text:s/></text:p>
          </table:table-cell>
          <table:table-cell office:value-type="float" office:value="0" table:style-name="ce454">
            <text:p><text:s/>-00<text:s/></text:p>
          </table:table-cell>
          <table:table-cell office:value-type="float" office:value="0" table:style-name="ce453">
            <text:p><text:s/>-00<text:s/></text:p>
          </table:table-cell>
          <table:table-cell office:value-type="float" office:value="5" table:style-name="ce454">
            <text:p><text:s/>5<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8" table:style-name="ce455">
            <text:p><text:s/>8<text:s/></text:p>
          </table:table-cell>
          <table:table-cell office:value-type="float" office:value="3" table:style-name="ce454">
            <text:p><text:s/>3<text:s/></text:p>
          </table:table-cell>
          <table:table-cell office:value-type="float" office:value="6.664299999999998E-2" table:style-name="ce455">
            <text:p><text:s/>0<text:s/></text:p>
          </table:table-cell>
          <table:table-cell office:value-type="float" office:value="3.8900000000000004E-2" table:style-name="ce456">
            <text:p><text:s/>0<text:s/></text:p>
          </table:table-cell>
          <table:table-cell table:number-columns-repeated="16371" table:style-name="ce441"/>
        </table:table-row>
        <table:table-row table:style-name="ro6">
          <table:table-cell office:value-type="string" table:style-name="ce417">
            <text:p>South Wales</text:p>
          </table:table-cell>
          <table:table-cell office:value-type="float" office:value="596" table:style-name="ce451">
            <text:p><text:s/>596<text:s/></text:p>
          </table:table-cell>
          <table:table-cell office:value-type="float" office:value="0" table:style-name="ce454">
            <text:p><text:s/>-00<text:s/></text:p>
          </table:table-cell>
          <table:table-cell office:value-type="float" office:value="2" table:style-name="ce453">
            <text:p><text:s/>2<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8.6180000000000007E-2" table:style-name="ce455">
            <text:p><text:s/>0<text:s/></text:p>
          </table:table-cell>
          <table:table-cell office:value-type="float" office:value="9.459999999999999E-2" table:style-name="ce454">
            <text:p><text:s/>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67424200000000001" table:style-name="ce455">
            <text:p><text:s/>1<text:s/></text:p>
          </table:table-cell>
          <table:table-cell office:value-type="float" office:value="1.3190110000000002" table:style-name="ce456">
            <text:p><text:s/>1<text:s/></text:p>
          </table:table-cell>
          <table:table-cell table:number-columns-repeated="16371" table:style-name="ce441"/>
        </table:table-row>
        <table:table-row table:style-name="ro6">
          <table:table-cell office:value-type="string" table:style-name="ce416">
            <text:p>Wales<text:s/></text:p>
          </table:table-cell>
          <table:table-cell office:value-type="float" office:value="596" table:style-name="ce457">
            <text:p><text:s/>596<text:s/></text:p>
          </table:table-cell>
          <table:table-cell office:value-type="float" office:value="0" table:style-name="ce458">
            <text:p><text:s/>-00<text:s/></text:p>
          </table:table-cell>
          <table:table-cell office:value-type="float" office:value="2" table:style-name="ce459">
            <text:p><text:s/>2<text:s/></text:p>
          </table:table-cell>
          <table:table-cell office:value-type="float" office:value="5" table:style-name="ce458">
            <text:p><text:s/>5<text:s/></text:p>
          </table:table-cell>
          <table:table-cell office:value-type="float" office:value="0" table:style-name="ce459">
            <text:p><text:s/>-00<text:s/></text:p>
          </table:table-cell>
          <table:table-cell office:value-type="float" office:value="0" table:style-name="ce458">
            <text:p><text:s/>-00<text:s/></text:p>
          </table:table-cell>
          <table:table-cell office:value-type="float" office:value="8.6180000000000007E-2" table:style-name="ce459">
            <text:p><text:s/>0<text:s/></text:p>
          </table:table-cell>
          <table:table-cell office:value-type="float" office:value="9.459999999999999E-2" table:style-name="ce458">
            <text:p><text:s/>0<text:s/></text:p>
          </table:table-cell>
          <table:table-cell office:value-type="float" office:value="8" table:style-name="ce459">
            <text:p><text:s/>8<text:s/></text:p>
          </table:table-cell>
          <table:table-cell office:value-type="float" office:value="5" table:style-name="ce458">
            <text:p><text:s/>5<text:s/></text:p>
          </table:table-cell>
          <table:table-cell office:value-type="float" office:value="0.75035600000000002" table:style-name="ce459">
            <text:p><text:s/>1<text:s/></text:p>
          </table:table-cell>
          <table:table-cell office:value-type="float" office:value="1.4074970000000002" table:style-name="ce457">
            <text:p><text:s/>1<text:s/></text:p>
          </table:table-cell>
          <table:table-cell table:number-columns-repeated="16371" table:style-name="ce441"/>
        </table:table-row>
        <table:table-row table:style-name="ro6">
          <table:table-cell table:style-name="ce416"/>
          <table:table-cell table:style-name="ce451"/>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2"/>
          <table:table-cell table:style-name="ce453"/>
          <table:table-cell table:style-name="ce451"/>
          <table:table-cell table:number-columns-repeated="16371" table:style-name="ce441"/>
        </table:table-row>
        <table:table-row table:style-name="ro6">
          <table:table-cell office:value-type="string" table:style-name="ce416">
            <text:p>British Transport Police</text:p>
          </table:table-cell>
          <table:table-cell office:value-type="float" office:value="0" table:style-name="ce451">
            <text:p><text:s/>-00<text:s/></text:p>
          </table:table-cell>
          <table:table-cell office:value-type="float" office:value="252" table:style-name="ce454">
            <text:p><text:s/>252<text:s/></text:p>
          </table:table-cell>
          <table:table-cell office:value-type="float" office:value="0" table:style-name="ce453">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0" table:style-name="ce455">
            <text:p><text:s/>-00<text:s/></text:p>
          </table:table-cell>
          <table:table-cell office:value-type="float" office:value="0" table:style-name="ce454">
            <text:p><text:s/>-00<text:s/></text:p>
          </table:table-cell>
          <table:table-cell office:value-type="float" office:value="42" table:style-name="ce455">
            <text:p><text:s/>42<text:s/></text:p>
          </table:table-cell>
          <table:table-cell office:value-type="float" office:value="14" table:style-name="ce454">
            <text:p><text:s/>14<text:s/></text:p>
          </table:table-cell>
          <table:table-cell office:value-type="float" office:value="1.7151979999999996" table:style-name="ce455">
            <text:p><text:s/>2<text:s/></text:p>
          </table:table-cell>
          <table:table-cell office:value-type="float" office:value="2.3430999999999997E-2" table:style-name="ce456">
            <text:p><text:s/>0<text:s/></text:p>
          </table:table-cell>
          <table:table-cell table:number-columns-repeated="16371" table:style-name="ce441"/>
        </table:table-row>
        <table:table-row table:style-name="ro6">
          <table:table-cell table:style-name="ce416"/>
          <table:table-cell table:style-name="ce460"/>
          <table:table-cell table:style-name="ce454"/>
          <table:table-cell table:style-name="ce455"/>
          <table:table-cell table:style-name="ce454"/>
          <table:table-cell table:style-name="ce455"/>
          <table:table-cell table:style-name="ce454"/>
          <table:table-cell table:style-name="ce455"/>
          <table:table-cell table:style-name="ce454"/>
          <table:table-cell table:style-name="ce455"/>
          <table:table-cell table:style-name="ce452"/>
          <table:table-cell table:style-name="ce455"/>
          <table:table-cell table:style-name="ce451"/>
          <table:table-cell table:number-columns-repeated="16371" table:style-name="ce441"/>
        </table:table-row>
        <table:table-row table:style-name="ro6">
          <table:table-cell office:value-type="string" table:style-name="ce416">
            <text:p>Total police</text:p>
          </table:table-cell>
          <table:table-cell office:value-type="float" office:value="23157" table:style-name="ce457">
            <text:p><text:s/>23,157<text:s/></text:p>
          </table:table-cell>
          <table:table-cell office:value-type="float" office:value="58812" table:style-name="ce458">
            <text:p><text:s/>58,812<text:s/></text:p>
          </table:table-cell>
          <table:table-cell office:value-type="float" office:value="2746" table:style-name="ce459">
            <text:p><text:s/>2,746<text:s/></text:p>
          </table:table-cell>
          <table:table-cell office:value-type="float" office:value="1691.0050000000001" table:style-name="ce458">
            <text:p><text:s/>1,691<text:s/></text:p>
          </table:table-cell>
          <table:table-cell office:value-type="float" office:value="2.7424724999999999" table:style-name="ce459">
            <text:p><text:s/>3<text:s/></text:p>
          </table:table-cell>
          <table:table-cell office:value-type="float" office:value="2.5732910999999996" table:style-name="ce458">
            <text:p><text:s/>3<text:s/></text:p>
          </table:table-cell>
          <table:table-cell office:value-type="float" office:value="0.76949000000000001" table:style-name="ce459">
            <text:p><text:s/>1<text:s/></text:p>
          </table:table-cell>
          <table:table-cell office:value-type="float" office:value="0.35859099999999999" table:style-name="ce458">
            <text:p><text:s/>0<text:s/></text:p>
          </table:table-cell>
          <table:table-cell office:value-type="float" office:value="437.31" table:style-name="ce459">
            <text:p><text:s/>437<text:s/></text:p>
          </table:table-cell>
          <table:table-cell office:value-type="float" office:value="2206.6800000000003" table:style-name="ce458">
            <text:p><text:s/>2,207<text:s/></text:p>
          </table:table-cell>
          <table:table-cell office:value-type="float" office:value="127.786342" table:style-name="ce459">
            <text:p><text:s/>128<text:s/></text:p>
          </table:table-cell>
          <table:table-cell office:value-type="float" office:value="66.111516222999981" table:style-name="ce457">
            <text:p><text:s/>66<text:s/></text:p>
          </table:table-cell>
          <table:table-cell table:number-columns-repeated="16371" table:style-name="ce441"/>
        </table:table-row>
        <table:table-row table:style-name="ro6">
          <table:table-cell table:style-name="ce417"/>
          <table:table-cell table:style-name="ce451"/>
          <table:table-cell table:style-name="ce454"/>
          <table:table-cell table:style-name="ce455"/>
          <table:table-cell table:style-name="ce454"/>
          <table:table-cell table:style-name="ce455"/>
          <table:table-cell table:style-name="ce454"/>
          <table:table-cell table:style-name="ce455"/>
          <table:table-cell table:style-name="ce454"/>
          <table:table-cell table:number-columns-repeated="2" table:style-name="ce456"/>
          <table:table-cell table:style-name="ce455"/>
          <table:table-cell table:style-name="ce451"/>
          <table:table-cell table:number-columns-repeated="16371" table:style-name="ce441"/>
        </table:table-row>
        <table:table-row table:style-name="ro6">
          <table:table-cell office:value-type="string" table:style-name="ce435">
            <text:p>Border Force</text:p>
          </table:table-cell>
          <table:table-cell office:value-type="string" table:style-name="ce456">
            <text:p>..</text:p>
          </table:table-cell>
          <table:table-cell office:value-type="float" office:value="4884.8649000000023" table:style-name="ce454">
            <text:p><text:s/>4,885<text:s/></text:p>
          </table:table-cell>
          <table:table-cell office:value-type="float" office:value="140" table:style-name="ce455">
            <text:p><text:s/>140<text:s/></text:p>
          </table:table-cell>
          <table:table-cell office:value-type="float" office:value="6651" table:style-name="ce454">
            <text:p><text:s/>6,651<text:s/></text:p>
          </table:table-cell>
          <table:table-cell office:value-type="float" office:value="582.62220000000002" table:style-name="ce464">
            <text:p><text:s/>583<text:s/></text:p>
          </table:table-cell>
          <table:table-cell office:value-type="float" office:value="4884.8649000000023" table:style-name="ce454">
            <text:p><text:s/>4,885<text:s/></text:p>
          </table:table-cell>
          <table:table-cell office:value-type="float" office:value="511" table:style-name="ce455">
            <text:p><text:s/>511<text:s/></text:p>
          </table:table-cell>
          <table:table-cell office:value-type="float" office:value="1558.7587299999989" table:style-name="ce454">
            <text:p><text:s/>1,559<text:s/></text:p>
          </table:table-cell>
          <table:table-cell office:value-type="string" table:style-name="ce456">
            <text:p>..</text:p>
          </table:table-cell>
          <table:table-cell office:value-type="string" table:style-name="ce456">
            <text:p>..</text:p>
          </table:table-cell>
          <table:table-cell office:value-type="float" office:value="2" table:style-name="ce455">
            <text:p><text:s/>2<text:s/></text:p>
          </table:table-cell>
          <table:table-cell office:value-type="float" office:value="3.0909999999999997" table:style-name="ce451">
            <text:p><text:s/>3<text:s/></text:p>
          </table:table-cell>
          <table:table-cell table:number-columns-repeated="16371" table:style-name="ce441"/>
        </table:table-row>
        <table:table-row table:style-name="ro6">
          <table:table-cell table:style-name="ce417"/>
          <table:table-cell table:style-name="ce451"/>
          <table:table-cell table:style-name="ce454"/>
          <table:table-cell table:style-name="ce455"/>
          <table:table-cell table:style-name="ce454"/>
          <table:table-cell table:style-name="ce455"/>
          <table:table-cell table:style-name="ce454"/>
          <table:table-cell table:style-name="ce455"/>
          <table:table-cell table:style-name="ce454"/>
          <table:table-cell table:number-columns-repeated="2" table:style-name="ce456"/>
          <table:table-cell table:style-name="ce455"/>
          <table:table-cell table:style-name="ce451"/>
          <table:table-cell table:number-columns-repeated="16371" table:style-name="ce441"/>
        </table:table-row>
        <table:table-row table:style-name="ro6">
          <table:table-cell office:value-type="string" table:style-name="ce419">
            <text:p>TOTAL ENGLAND AND WALES</text:p>
          </table:table-cell>
          <table:table-cell office:value-type="float" office:value="23157" table:style-name="ce465">
            <text:p><text:s/>23,157<text:s/></text:p>
          </table:table-cell>
          <table:table-cell office:value-type="float" office:value="63696.8649" table:style-name="ce466">
            <text:p><text:s/>63,697<text:s/></text:p>
          </table:table-cell>
          <table:table-cell office:value-type="float" office:value="2886" table:style-name="ce467">
            <text:p><text:s/>2,886<text:s/></text:p>
          </table:table-cell>
          <table:table-cell office:value-type="float" office:value="8342.005000000001" table:style-name="ce466">
            <text:p><text:s/>8,342<text:s/></text:p>
          </table:table-cell>
          <table:table-cell office:value-type="float" office:value="585.36467249999998" table:style-name="ce467">
            <text:p><text:s/>585<text:s/></text:p>
          </table:table-cell>
          <table:table-cell office:value-type="float" office:value="4887.4381911000019" table:style-name="ce466">
            <text:p><text:s/>4,887<text:s/></text:p>
          </table:table-cell>
          <table:table-cell office:value-type="float" office:value="511.76949000000002" table:style-name="ce467">
            <text:p><text:s/>512<text:s/></text:p>
          </table:table-cell>
          <table:table-cell office:value-type="float" office:value="1559.1173209999988" table:style-name="ce466">
            <text:p><text:s/>1,559<text:s/></text:p>
          </table:table-cell>
          <table:table-cell office:value-type="float" office:value="437.31" table:style-name="ce467">
            <text:p><text:s/>437<text:s/></text:p>
          </table:table-cell>
          <table:table-cell office:value-type="float" office:value="2206.6800000000003" table:style-name="ce466">
            <text:p><text:s/>2,207<text:s/></text:p>
          </table:table-cell>
          <table:table-cell office:value-type="float" office:value="129.78634199999999" table:style-name="ce467">
            <text:p><text:s/>130<text:s/></text:p>
          </table:table-cell>
          <table:table-cell office:value-type="float" office:value="69.202516222999975" table:style-name="ce465">
            <text:p><text:s/>69<text:s/></text:p>
          </table:table-cell>
          <table:table-cell table:number-columns-repeated="16371" table:style-name="ce441"/>
        </table:table-row>
        <table:table-row table:style-name="ro6">
          <table:table-cell table:number-columns-repeated="8" table:style-name="ce441"/>
          <table:table-cell table:number-columns-repeated="4" table:style-name="ce468"/>
          <table:table-cell table:number-columns-repeated="16372" table:style-name="ce441"/>
        </table:table-row>
        <table:table-row table:style-name="ro40">
          <table:table-cell office:value-type="string" table:number-columns-spanned="13" table:number-rows-spanned="1" table:style-name="ce159">
            <text:p>1. In 2017/18, information on seizures of NPS were recorded systematically across police forces and Border Force for the first time. These data for 2017/1 and 2018/19 have been included in this publication and have been designated as Experimental Statistics, as they are not fully developed and do not meet the rigorous quality standards of Official Statistics.</text:p>
          </table:table-cell>
          <table:covered-table-cell table:number-columns-repeated="12"/>
          <table:table-cell table:style-name="ce149"/>
          <table:table-cell table:number-columns-repeated="16370"/>
        </table:table-row>
        <table:table-row table:style-name="ro6">
          <table:table-cell office:value-type="string" table:number-columns-spanned="7" table:number-rows-spanned="1" table:style-name="ce162">
            <text:p>2. Other NPS seized in liquid form have not been included.</text:p>
          </table:table-cell>
          <table:covered-table-cell table:number-columns-repeated="6"/>
          <table:table-cell table:number-columns-repeated="16377"/>
        </table:table-row>
        <table:table-row table:style-name="ro6">
          <table:table-cell office:value-type="string" table:style-name="ce91">
            <text:p>3. Hampshire were unable to provide data for NPS seizures for 2017/18.</text:p>
          </table:table-cell>
          <table:table-cell table:number-columns-repeated="5" table:style-name="ce91"/>
          <table:table-cell table:style-name="ce442"/>
          <table:table-cell table:number-columns-repeated="16377"/>
        </table:table-row>
        <table:table-row table:style-name="ro6">
          <table:table-cell office:value-type="string" table:number-columns-spanned="2" table:number-rows-spanned="1" table:style-name="ce105">
            <text:p>4. Does not include estimated data for Kent in 2017/18 and Hertfordshire, Kent and Lincolnshire in 2018/19</text:p>
          </table:table-cell>
          <table:covered-table-cell/>
          <table:table-cell table:number-columns-repeated="4" table:style-name="ce91"/>
          <table:table-cell table:style-name="ce442"/>
          <table:table-cell table:number-columns-repeated="16377"/>
        </table:table-row>
        <table:table-row table:style-name="ro6">
          <table:table-cell office:value-type="string" table:style-name="ce443">
            <text:p>5. Synthetic cannabinoids include those recorded by police as NPS and those recorded as Other Class B</text:p>
          </table:table-cell>
          <table:table-cell table:number-columns-repeated="16383" table:style-name="ce441"/>
        </table:table-row>
        <table:table-row table:style-name="ro6">
          <table:table-cell table:style-name="ce443"/>
          <table:table-cell table:number-columns-repeated="16383" table:style-name="ce441"/>
        </table:table-row>
        <table:table-row table:style-name="ro6">
          <table:table-cell office:value-type="string" table:style-name="ce91">
            <text:p>.. denotes data not available.</text:p>
          </table:table-cell>
          <table:table-cell table:number-columns-repeated="16383" table:style-name="ce441"/>
        </table:table-row>
        <table:table-row table:style-name="ro6">
          <table:table-cell office:value-type="string" table:style-name="ce91">
            <text:p>* denotes data not applicable.</text:p>
          </table:table-cell>
          <table:table-cell table:number-columns-repeated="16383" table:style-name="ce441"/>
        </table:table-row>
        <table:table-row table:style-name="ro6">
          <table:table-cell office:value-type="string" table:style-name="ce443">
            <text:p><text:s/>-00 denotes nil.</text:p>
          </table:table-cell>
          <table:table-cell table:number-columns-repeated="16383" table:style-name="ce441"/>
        </table:table-row>
        <table:table-row table:number-rows-repeated="1048488" table:style-name="ro6">
          <table:table-cell table:number-columns-repeated="16384"/>
        </table:table-row>
      </table:table>
      <table:table table:name="Appendix_Table_3" table:style-name="ta12">
        <table:table-column table:style-name="co84" table:default-cell-style-name="ce376"/>
        <table:table-column table:style-name="co85" table:default-cell-style-name="ce376"/>
        <table:table-column table:style-name="co86" table:default-cell-style-name="ce376"/>
        <table:table-column table:style-name="co75" table:default-cell-style-name="ce376"/>
        <table:table-column table:style-name="co29" table:number-columns-repeated="16380" table:default-cell-style-name="ce376"/>
        <table:table-row table:style-name="ro32">
          <table:table-cell office:value-type="string" table:style-name="ce374">
            <text:p>Appendix Table 3 Number of seizures of Fentanyl and Fentanyl Analogues<text:span text:style-name="T2">1</text:span><text:s/>2006/07 to 2018/19</text:p>
            <text:p/>
          </table:table-cell>
          <table:table-cell table:number-columns-repeated="10" table:style-name="ce375"/>
          <table:table-cell table:number-columns-repeated="16373" table:style-name="ce376"/>
        </table:table-row>
        <table:table-row table:style-name="ro38">
          <table:table-cell table:number-columns-repeated="16384"/>
        </table:table-row>
        <table:table-row table:style-name="ro38">
          <table:table-cell table:style-name="ce171"/>
          <table:table-cell table:style-name="ce377"/>
          <table:table-cell office:value-type="string" table:number-columns-spanned="13" table:number-rows-spanned="1" table:style-name="ce396">
            <text:p>Number</text:p>
          </table:table-cell>
          <table:covered-table-cell table:number-columns-repeated="12"/>
          <table:table-cell table:number-columns-repeated="16369"/>
        </table:table-row>
        <table:table-row table:style-name="ro38">
          <table:table-cell table:style-name="ce379"/>
          <table:table-cell table:style-name="ce376"/>
          <table:table-cell office:value-type="string" table:style-name="ce473">
            <text:p>2006/07</text:p>
          </table:table-cell>
          <table:table-cell office:value-type="string" table:style-name="ce23">
            <text:p>2007/08</text:p>
          </table:table-cell>
          <table:table-cell office:value-type="string" table:style-name="ce25">
            <text:p>2008/09</text:p>
          </table:table-cell>
          <table:table-cell office:value-type="string" table:style-name="ce23">
            <text:p>2009/10</text:p>
          </table:table-cell>
          <table:table-cell office:value-type="string" table:style-name="ce23">
            <text:p>2010/11</text:p>
          </table:table-cell>
          <table:table-cell office:value-type="string" table:style-name="ce23">
            <text:p>2011/12</text:p>
          </table:table-cell>
          <table:table-cell office:value-type="string" table:style-name="ce23">
            <text:p>2012/13</text:p>
          </table:table-cell>
          <table:table-cell office:value-type="string" table:style-name="ce29">
            <text:p>2013/14</text:p>
          </table:table-cell>
          <table:table-cell office:value-type="string" table:style-name="ce29">
            <text:p>2014/15</text:p>
          </table:table-cell>
          <table:table-cell office:value-type="string" table:style-name="ce29">
            <text:p>2015/16</text:p>
          </table:table-cell>
          <table:table-cell office:value-type="string" table:style-name="ce29">
            <text:p>2016/17</text:p>
          </table:table-cell>
          <table:table-cell office:value-type="string" table:style-name="ce29">
            <text:p>2017/18</text:p>
          </table:table-cell>
          <table:table-cell office:value-type="string" table:style-name="ce474">
            <text:p>2018/19</text:p>
          </table:table-cell>
          <table:table-cell table:number-columns-repeated="16369"/>
        </table:table-row>
        <table:table-row table:style-name="ro38">
          <table:table-cell table:style-name="ce379"/>
          <table:table-cell table:style-name="ce376"/>
          <table:table-cell table:number-columns-repeated="2" table:style-name="ce345"/>
          <table:table-cell table:number-columns-repeated="16380" table:style-name="ce376"/>
        </table:table-row>
        <table:table-row table:style-name="ro32">
          <table:table-cell office:value-type="string" table:style-name="ce382">
            <text:p>Total police<text:span text:style-name="T2">2,3</text:span></text:p>
          </table:table-cell>
          <table:table-cell office:value-type="string" table:style-name="ce384">
            <text:p>Fentanyl</text:p>
          </table:table-cell>
          <table:table-cell office:value-type="float" office:value="1" table:style-name="ce475">
            <text:p>1</text:p>
          </table:table-cell>
          <table:table-cell office:value-type="float" office:value="0" table:style-name="ce475">
            <text:p>0</text:p>
          </table:table-cell>
          <table:table-cell office:value-type="float" office:value="4" table:style-name="ce475">
            <text:p>4</text:p>
          </table:table-cell>
          <table:table-cell office:value-type="float" office:value="1" table:style-name="ce475">
            <text:p>1</text:p>
          </table:table-cell>
          <table:table-cell office:value-type="float" office:value="1" table:style-name="ce475">
            <text:p>1</text:p>
          </table:table-cell>
          <table:table-cell office:value-type="float" office:value="0" table:style-name="ce475">
            <text:p>0</text:p>
          </table:table-cell>
          <table:table-cell office:value-type="float" office:value="6" table:style-name="ce475">
            <text:p>6</text:p>
          </table:table-cell>
          <table:table-cell office:value-type="float" office:value="3" table:style-name="ce475">
            <text:p>3</text:p>
          </table:table-cell>
          <table:table-cell office:value-type="float" office:value="4" table:style-name="ce475">
            <text:p>4</text:p>
          </table:table-cell>
          <table:table-cell office:value-type="float" office:value="4" table:style-name="ce475">
            <text:p>4</text:p>
          </table:table-cell>
          <table:table-cell office:value-type="float" office:value="8" table:style-name="ce475">
            <text:p>8</text:p>
          </table:table-cell>
          <table:table-cell office:value-type="float" office:value="20" table:style-name="ce475">
            <text:p>20</text:p>
          </table:table-cell>
          <table:table-cell office:value-type="float" office:value="18" table:style-name="ce475">
            <text:p>18</text:p>
          </table:table-cell>
          <table:table-cell table:number-columns-repeated="16369"/>
        </table:table-row>
        <table:table-row table:style-name="ro38">
          <table:table-cell table:style-name="ce382"/>
          <table:table-cell office:value-type="string" table:style-name="ce384">
            <text:p>Fentanyl Analogue</text:p>
          </table:table-cell>
          <table:table-cell office:value-type="float" office:value="3" table:style-name="ce475">
            <text:p>3</text:p>
          </table:table-cell>
          <table:table-cell office:value-type="float" office:value="1" table:style-name="ce475">
            <text:p>1</text:p>
          </table:table-cell>
          <table:table-cell office:value-type="float" office:value="3" table:style-name="ce475">
            <text:p>3</text:p>
          </table:table-cell>
          <table:table-cell office:value-type="float" office:value="3" table:style-name="ce475">
            <text:p>3</text:p>
          </table:table-cell>
          <table:table-cell office:value-type="float" office:value="2" table:style-name="ce475">
            <text:p>2</text:p>
          </table:table-cell>
          <table:table-cell office:value-type="float" office:value="2" table:style-name="ce475">
            <text:p>2</text:p>
          </table:table-cell>
          <table:table-cell office:value-type="float" office:value="2" table:style-name="ce475">
            <text:p>2</text:p>
          </table:table-cell>
          <table:table-cell office:value-type="float" office:value="2" table:style-name="ce475">
            <text:p>2</text:p>
          </table:table-cell>
          <table:table-cell office:value-type="float" office:value="0" table:style-name="ce475">
            <text:p>0</text:p>
          </table:table-cell>
          <table:table-cell office:value-type="float" office:value="1" table:style-name="ce475">
            <text:p>1</text:p>
          </table:table-cell>
          <table:table-cell office:value-type="float" office:value="3" table:style-name="ce475">
            <text:p>3</text:p>
          </table:table-cell>
          <table:table-cell office:value-type="float" office:value="8" table:style-name="ce475">
            <text:p>8</text:p>
          </table:table-cell>
          <table:table-cell office:value-type="float" office:value="4" table:style-name="ce475">
            <text:p>4</text:p>
          </table:table-cell>
          <table:table-cell table:number-columns-repeated="16369"/>
        </table:table-row>
        <table:table-row table:style-name="ro38">
          <table:table-cell table:style-name="ce382"/>
          <table:table-cell table:style-name="ce384"/>
          <table:table-cell table:number-columns-repeated="2" table:style-name="ce387"/>
          <table:table-cell table:style-name="ce393"/>
          <table:table-cell table:number-columns-repeated="10" table:style-name="ce476"/>
          <table:table-cell table:number-columns-repeated="16369"/>
        </table:table-row>
        <table:table-row table:style-name="ro32">
          <table:table-cell office:value-type="string" table:style-name="ce382">
            <text:p>Total Border Force<text:span text:style-name="T2">4</text:span></text:p>
          </table:table-cell>
          <table:table-cell office:value-type="string" table:style-name="ce384">
            <text:p>Fentanyl</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6" table:style-name="ce476">
            <text:p>6</text:p>
          </table:table-cell>
          <table:table-cell office:value-type="float" office:value="4" table:style-name="ce476">
            <text:p>4</text:p>
          </table:table-cell>
          <table:table-cell table:number-columns-repeated="16369"/>
        </table:table-row>
        <table:table-row table:style-name="ro38">
          <table:table-cell table:style-name="ce382"/>
          <table:table-cell office:value-type="string" table:style-name="ce384">
            <text:p>Fentanyl Analogue</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string" table:style-name="ce387">
            <text:p>..</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4" table:style-name="ce476">
            <text:p>4</text:p>
          </table:table-cell>
          <table:table-cell office:value-type="float" office:value="1" table:style-name="ce476">
            <text:p>1</text:p>
          </table:table-cell>
          <table:table-cell office:value-type="float" office:value="0" table:style-name="ce181">
            <text:p>0</text:p>
          </table:table-cell>
          <table:table-cell office:value-type="float" office:value="9" table:style-name="ce476">
            <text:p>9</text:p>
          </table:table-cell>
          <table:table-cell office:value-type="float" office:value="4" table:style-name="ce476">
            <text:p>4</text:p>
          </table:table-cell>
          <table:table-cell table:number-columns-repeated="16369"/>
        </table:table-row>
        <table:table-row table:style-name="ro38">
          <table:table-cell table:style-name="ce382"/>
          <table:table-cell table:style-name="ce384"/>
          <table:table-cell table:number-columns-repeated="2" table:style-name="ce387"/>
          <table:table-cell table:number-columns-repeated="4" table:style-name="ce393"/>
          <table:table-cell table:style-name="ce477"/>
          <table:table-cell table:number-columns-repeated="6" table:style-name="ce478"/>
          <table:table-cell table:number-columns-repeated="16369"/>
        </table:table-row>
        <table:table-row table:style-name="ro38">
          <table:table-cell office:value-type="string" table:style-name="ce388">
            <text:p>TOTAL ENGLAND AND WALES</text:p>
          </table:table-cell>
          <table:table-cell office:value-type="string" table:style-name="ce389">
            <text:p>Fentanyl</text:p>
          </table:table-cell>
          <table:table-cell office:value-type="float" office:value="1" table:style-name="ce479">
            <text:p>1</text:p>
          </table:table-cell>
          <table:table-cell office:value-type="float" office:value="0" table:style-name="ce479">
            <text:p>0</text:p>
          </table:table-cell>
          <table:table-cell office:value-type="float" office:value="4" table:style-name="ce479">
            <text:p>4</text:p>
          </table:table-cell>
          <table:table-cell office:value-type="float" office:value="1" table:style-name="ce479">
            <text:p>1</text:p>
          </table:table-cell>
          <table:table-cell office:value-type="float" office:value="1" table:style-name="ce479">
            <text:p>1</text:p>
          </table:table-cell>
          <table:table-cell office:value-type="float" office:value="0" table:style-name="ce479">
            <text:p>0</text:p>
          </table:table-cell>
          <table:table-cell office:value-type="float" office:value="7" table:style-name="ce479">
            <text:p>7</text:p>
          </table:table-cell>
          <table:table-cell office:value-type="float" office:value="4" table:style-name="ce479">
            <text:p>4</text:p>
          </table:table-cell>
          <table:table-cell office:value-type="float" office:value="4" table:style-name="ce479">
            <text:p>4</text:p>
          </table:table-cell>
          <table:table-cell office:value-type="float" office:value="4" table:style-name="ce479">
            <text:p>4</text:p>
          </table:table-cell>
          <table:table-cell office:value-type="float" office:value="8" table:style-name="ce479">
            <text:p>8</text:p>
          </table:table-cell>
          <table:table-cell office:value-type="float" office:value="26" table:style-name="ce479">
            <text:p>26</text:p>
          </table:table-cell>
          <table:table-cell office:value-type="float" office:value="22" table:style-name="ce479">
            <text:p>22</text:p>
          </table:table-cell>
          <table:table-cell table:number-columns-repeated="16369"/>
        </table:table-row>
        <table:table-row table:style-name="ro38">
          <table:table-cell table:style-name="ce382"/>
          <table:table-cell office:value-type="string" table:style-name="ce480">
            <text:p>Fentanyl Analogue</text:p>
          </table:table-cell>
          <table:table-cell office:value-type="float" office:value="3" table:style-name="ce481">
            <text:p>3</text:p>
          </table:table-cell>
          <table:table-cell office:value-type="float" office:value="1" table:style-name="ce481">
            <text:p>1</text:p>
          </table:table-cell>
          <table:table-cell office:value-type="float" office:value="3" table:style-name="ce481">
            <text:p>3</text:p>
          </table:table-cell>
          <table:table-cell office:value-type="float" office:value="3" table:style-name="ce481">
            <text:p>3</text:p>
          </table:table-cell>
          <table:table-cell office:value-type="float" office:value="2" table:style-name="ce481">
            <text:p>2</text:p>
          </table:table-cell>
          <table:table-cell office:value-type="float" office:value="2" table:style-name="ce481">
            <text:p>2</text:p>
          </table:table-cell>
          <table:table-cell office:value-type="float" office:value="2" table:style-name="ce481">
            <text:p>2</text:p>
          </table:table-cell>
          <table:table-cell office:value-type="float" office:value="2" table:style-name="ce481">
            <text:p>2</text:p>
          </table:table-cell>
          <table:table-cell office:value-type="float" office:value="4" table:style-name="ce481">
            <text:p>4</text:p>
          </table:table-cell>
          <table:table-cell office:value-type="float" office:value="2" table:style-name="ce481">
            <text:p>2</text:p>
          </table:table-cell>
          <table:table-cell office:value-type="float" office:value="3" table:style-name="ce481">
            <text:p>3</text:p>
          </table:table-cell>
          <table:table-cell office:value-type="float" office:value="17" table:style-name="ce481">
            <text:p>17</text:p>
          </table:table-cell>
          <table:table-cell office:value-type="float" office:value="8" table:style-name="ce481">
            <text:p>8</text:p>
          </table:table-cell>
          <table:table-cell table:number-columns-repeated="16369"/>
        </table:table-row>
        <table:table-row table:style-name="ro39">
          <table:table-cell table:style-name="ce241"/>
          <table:table-cell office:value-type="string" table:style-name="ce394">
            <text:p>Total</text:p>
          </table:table-cell>
          <table:table-cell office:value-type="float" office:value="4" table:style-name="ce481">
            <text:p>4</text:p>
          </table:table-cell>
          <table:table-cell office:value-type="float" office:value="1" table:style-name="ce481">
            <text:p>1</text:p>
          </table:table-cell>
          <table:table-cell office:value-type="float" office:value="7" table:style-name="ce481">
            <text:p>7</text:p>
          </table:table-cell>
          <table:table-cell office:value-type="float" office:value="4" table:style-name="ce481">
            <text:p>4</text:p>
          </table:table-cell>
          <table:table-cell office:value-type="float" office:value="3" table:style-name="ce481">
            <text:p>3</text:p>
          </table:table-cell>
          <table:table-cell office:value-type="float" office:value="2" table:style-name="ce481">
            <text:p>2</text:p>
          </table:table-cell>
          <table:table-cell office:value-type="float" office:value="9" table:style-name="ce481">
            <text:p>9</text:p>
          </table:table-cell>
          <table:table-cell office:value-type="float" office:value="6" table:style-name="ce481">
            <text:p>6</text:p>
          </table:table-cell>
          <table:table-cell office:value-type="float" office:value="8" table:style-name="ce481">
            <text:p>8</text:p>
          </table:table-cell>
          <table:table-cell office:value-type="float" office:value="6" table:style-name="ce481">
            <text:p>6</text:p>
          </table:table-cell>
          <table:table-cell office:value-type="float" office:value="11" table:style-name="ce481">
            <text:p>11</text:p>
          </table:table-cell>
          <table:table-cell office:value-type="float" office:value="43" table:style-name="ce481">
            <text:p>43</text:p>
          </table:table-cell>
          <table:table-cell office:value-type="float" office:value="30" table:style-name="ce481">
            <text:p>30</text:p>
          </table:table-cell>
          <table:table-cell table:number-columns-repeated="16369"/>
        </table:table-row>
        <table:table-row table:style-name="ro20">
          <table:table-cell office:value-type="string" table:number-columns-spanned="7" table:number-rows-spanned="1" table:style-name="ce261">
            <text:p>1. Fentanyl analogues include Carfentanil, Lofentanil, Sufentanil, Alfentanil (Rapifen) and Fentanyl (derivatives of)</text:p>
          </table:table-cell>
          <table:covered-table-cell table:number-columns-repeated="6"/>
          <table:table-cell table:number-columns-repeated="4" table:style-name="ce145"/>
          <table:table-cell table:number-columns-repeated="16373" table:style-name="ce376"/>
        </table:table-row>
        <table:table-row table:style-name="ro20">
          <table:table-cell office:value-type="string" table:number-columns-spanned="7" table:number-rows-spanned="1" table:style-name="ce261">
            <text:p>2. Figures for Sussex have been excluded from 2006/07 to 2017/18 due to data errors</text:p>
          </table:table-cell>
          <table:covered-table-cell table:number-columns-repeated="6"/>
          <table:table-cell table:number-columns-repeated="4" table:style-name="ce145"/>
          <table:table-cell table:number-columns-repeated="16373" table:style-name="ce376"/>
        </table:table-row>
        <table:table-row table:style-name="ro20">
          <table:table-cell office:value-type="string" table:style-name="ce91">
            <text:p>3. Does not include estimated data for 2017/18 and 2018/19</text:p>
          </table:table-cell>
          <table:table-cell table:number-columns-repeated="16383" table:style-name="ce376"/>
        </table:table-row>
        <table:table-row table:style-name="ro20">
          <table:table-cell office:value-type="string" table:number-columns-spanned="15" table:number-rows-spanned="1" table:style-name="ce261">
            <text:p>4. Border Force were only able to supply data from 2011/12<text:s/></text:p>
          </table:table-cell>
          <table:covered-table-cell table:number-columns-repeated="14"/>
          <table:table-cell table:number-columns-repeated="16369"/>
        </table:table-row>
        <table:table-row table:style-name="ro20">
          <table:table-cell table:number-columns-repeated="11" table:style-name="ce256"/>
          <table:table-cell table:number-columns-repeated="16373" table:style-name="ce376"/>
        </table:table-row>
        <table:table-row table:style-name="ro20">
          <table:table-cell office:value-type="string" table:number-columns-spanned="11" table:number-rows-spanned="1" table:style-name="ce284">
            <text:p>.. denotes data not available.</text:p>
          </table:table-cell>
          <table:covered-table-cell table:number-columns-repeated="10"/>
          <table:table-cell table:number-columns-repeated="16373" table:style-name="ce376"/>
        </table:table-row>
        <table:table-row table:style-name="ro38">
          <table:table-cell office:value-type="string" table:number-columns-spanned="11" table:number-rows-spanned="1" table:style-name="ce284">
            <text:p>* denotes data not applicable.</text:p>
          </table:table-cell>
          <table:covered-table-cell table:number-columns-repeated="10"/>
          <table:table-cell table:number-columns-repeated="16373" table:style-name="ce376"/>
        </table:table-row>
        <table:table-row table:style-name="ro2">
          <table:table-cell table:number-columns-spanned="11" table:number-rows-spanned="1" table:style-name="ce161"/>
          <table:covered-table-cell table:number-columns-repeated="10"/>
          <table:table-cell table:number-columns-repeated="16373" table:style-name="ce376"/>
        </table:table-row>
        <table:table-row table:number-rows-repeated="1048554" table:style-name="ro38">
          <table:table-cell table:number-columns-repeated="16384"/>
        </table:table-row>
      </table:table>
      <table:table table:name="Appendix_Table_4" table:style-name="ta12">
        <table:table-column table:style-name="co54" table:default-cell-style-name="ce376"/>
        <table:table-column table:style-name="co29" table:default-cell-style-name="ce376"/>
        <table:table-column table:style-name="co17" table:default-cell-style-name="ce376"/>
        <table:table-column table:style-name="co87" table:default-cell-style-name="ce376"/>
        <table:table-column table:style-name="co29" table:number-columns-repeated="16380" table:default-cell-style-name="ce376"/>
        <table:table-row table:style-name="ro32">
          <table:table-cell office:value-type="string" table:style-name="ce374">
            <text:p>Appendix Table 4 <text:s/>Quantity of seizures of Fentanyl and Fentanyl Analogues<text:span text:style-name="T2">1</text:span><text:s/>2018/19<text:s/></text:p>
            <text:p/>
          </table:table-cell>
          <table:table-cell table:number-columns-repeated="6" table:style-name="ce375"/>
          <table:table-cell table:number-columns-repeated="16377"/>
        </table:table-row>
        <table:table-row table:style-name="ro38">
          <table:table-cell table:number-columns-repeated="16384"/>
        </table:table-row>
        <table:table-row table:style-name="ro38">
          <table:table-cell table:style-name="ce171"/>
          <table:table-cell table:style-name="ce377"/>
          <table:table-cell office:value-type="string" table:number-columns-spanned="3" table:number-rows-spanned="1" table:style-name="ce396">
            <text:p>Quantity of seizures</text:p>
          </table:table-cell>
          <table:covered-table-cell table:number-columns-repeated="2"/>
          <table:table-cell table:style-name="ce113"/>
          <table:table-cell table:number-columns-repeated="16378" table:style-name="ce376"/>
        </table:table-row>
        <table:table-row table:style-name="ro38">
          <table:table-cell table:style-name="ce379"/>
          <table:table-cell table:style-name="ce376"/>
          <table:table-cell office:value-type="string" table:style-name="ce482">
            <text:p>Fentanyl</text:p>
          </table:table-cell>
          <table:table-cell office:value-type="string" table:style-name="ce482">
            <text:p>Fentanyl analogue</text:p>
          </table:table-cell>
          <table:table-cell office:value-type="string" table:style-name="ce482">
            <text:p>Total</text:p>
          </table:table-cell>
          <table:table-cell table:number-columns-repeated="16379" table:style-name="ce376"/>
        </table:table-row>
        <table:table-row table:style-name="ro38">
          <table:table-cell table:style-name="ce379"/>
          <table:table-cell table:style-name="ce376"/>
          <table:table-cell table:number-columns-repeated="2" table:style-name="ce345"/>
          <table:table-cell table:number-columns-repeated="16380" table:style-name="ce376"/>
        </table:table-row>
        <table:table-row table:style-name="ro32">
          <table:table-cell office:value-type="string" table:style-name="ce382">
            <text:p>Total police<text:span text:style-name="T2"><text:s/>2</text:span></text:p>
          </table:table-cell>
          <table:table-cell office:value-type="string" table:style-name="ce384">
            <text:p>2018/19</text:p>
          </table:table-cell>
          <table:table-cell table:number-columns-repeated="3" table:style-name="ce483"/>
          <table:table-cell table:number-columns-repeated="16379" table:style-name="ce376"/>
        </table:table-row>
        <table:table-row table:style-name="ro39">
          <table:table-cell table:style-name="ce382"/>
          <table:table-cell office:value-type="string" table:style-name="ce384">
            <text:p>doses</text:p>
          </table:table-cell>
          <table:table-cell office:value-type="float" office:value="84" table:style-name="ce334">
            <text:p><text:s/>84<text:s/></text:p>
          </table:table-cell>
          <table:table-cell office:value-type="float" office:value="3" table:style-name="ce334">
            <text:p><text:s/>3<text:s/></text:p>
          </table:table-cell>
          <table:table-cell office:value-type="float" office:value="87" table:style-name="ce484">
            <text:p><text:s/>87<text:s/></text:p>
          </table:table-cell>
          <table:table-cell table:style-name="ce485"/>
          <table:table-cell table:number-columns-repeated="16378" table:style-name="ce376"/>
        </table:table-row>
        <table:table-row table:style-name="ro39">
          <table:table-cell table:style-name="ce382"/>
          <table:table-cell office:value-type="string" table:style-name="ce384">
            <text:p>kg</text:p>
          </table:table-cell>
          <table:table-cell office:value-type="float" office:value="0.59880000000000011" table:style-name="ce334">
            <text:p><text:s/>1<text:s/></text:p>
          </table:table-cell>
          <table:table-cell office:value-type="float" office:value="0" table:style-name="ce334">
            <text:p><text:s/>-00<text:s/></text:p>
          </table:table-cell>
          <table:table-cell office:value-type="float" office:value="0.59880000000000011" table:style-name="ce484">
            <text:p><text:s/>1<text:s/></text:p>
          </table:table-cell>
          <table:table-cell table:style-name="ce485"/>
          <table:table-cell table:style-name="ce486"/>
          <table:table-cell table:number-columns-repeated="16377"/>
        </table:table-row>
        <table:table-row table:style-name="ro39">
          <table:table-cell table:style-name="ce382"/>
          <table:table-cell table:style-name="ce384"/>
          <table:table-cell table:number-columns-repeated="2" table:style-name="ce334"/>
          <table:table-cell table:style-name="ce484"/>
          <table:table-cell table:style-name="ce485"/>
          <table:table-cell table:number-columns-repeated="16378" table:style-name="ce376"/>
        </table:table-row>
        <table:table-row table:style-name="ro32">
          <table:table-cell office:value-type="string" table:style-name="ce382">
            <text:p>Total Border Force<text:span text:style-name="T2"><text:s/></text:span></text:p>
          </table:table-cell>
          <table:table-cell office:value-type="string" table:style-name="ce384">
            <text:p>2018/19</text:p>
          </table:table-cell>
          <table:table-cell table:number-columns-repeated="2" table:style-name="ce334"/>
          <table:table-cell table:style-name="ce484"/>
          <table:table-cell table:style-name="ce485"/>
          <table:table-cell table:number-columns-repeated="16378" table:style-name="ce376"/>
        </table:table-row>
        <table:table-row table:style-name="ro39">
          <table:table-cell table:style-name="ce382"/>
          <table:table-cell office:value-type="string" table:style-name="ce384">
            <text:p>doses</text:p>
          </table:table-cell>
          <table:table-cell office:value-type="float" office:value="25" table:style-name="ce334">
            <text:p><text:s/>25<text:s/></text:p>
          </table:table-cell>
          <table:table-cell office:value-type="float" office:value="0" table:style-name="ce334">
            <text:p><text:s/>-00<text:s/></text:p>
          </table:table-cell>
          <table:table-cell office:value-type="float" office:value="25" table:style-name="ce484">
            <text:p><text:s/>25<text:s/></text:p>
          </table:table-cell>
          <table:table-cell table:style-name="ce485"/>
          <table:table-cell table:number-columns-repeated="16378" table:style-name="ce376"/>
        </table:table-row>
        <table:table-row table:style-name="ro39">
          <table:table-cell table:style-name="ce382"/>
          <table:table-cell office:value-type="string" table:style-name="ce384">
            <text:p>kg</text:p>
          </table:table-cell>
          <table:table-cell office:value-type="float" office:value="1.02" table:style-name="ce334">
            <text:p><text:s/>1<text:s/></text:p>
          </table:table-cell>
          <table:table-cell office:value-type="float" office:value="66.650000000000006" table:style-name="ce334">
            <text:p><text:s/>67<text:s/></text:p>
          </table:table-cell>
          <table:table-cell office:value-type="float" office:value="67.67" table:style-name="ce484">
            <text:p><text:s/>68<text:s/></text:p>
          </table:table-cell>
          <table:table-cell table:style-name="ce485"/>
          <table:table-cell table:number-columns-repeated="16378" table:style-name="ce376"/>
        </table:table-row>
        <table:table-row table:style-name="ro38">
          <table:table-cell table:style-name="ce382"/>
          <table:table-cell table:style-name="ce384"/>
          <table:table-cell table:number-columns-repeated="2" table:style-name="ce334"/>
          <table:table-cell table:style-name="ce487"/>
          <table:table-cell table:style-name="ce485"/>
          <table:table-cell table:number-columns-repeated="16378" table:style-name="ce376"/>
        </table:table-row>
        <table:table-row table:style-name="ro38">
          <table:table-cell office:value-type="string" table:style-name="ce388">
            <text:p>TOTAL ENGLAND AND WALES</text:p>
          </table:table-cell>
          <table:table-cell table:style-name="ce389"/>
          <table:table-cell table:number-columns-repeated="2" table:style-name="ce390"/>
          <table:table-cell table:style-name="ce488"/>
          <table:table-cell table:style-name="ce485"/>
          <table:table-cell table:number-columns-repeated="16378" table:style-name="ce376"/>
        </table:table-row>
        <table:table-row table:style-name="ro38">
          <table:table-cell table:style-name="ce382"/>
          <table:table-cell office:value-type="string" table:style-name="ce384">
            <text:p>doses</text:p>
          </table:table-cell>
          <table:table-cell office:value-type="float" office:value="109" table:style-name="ce336">
            <text:p><text:s/>109<text:s/></text:p>
          </table:table-cell>
          <table:table-cell office:value-type="float" office:value="3" table:style-name="ce336">
            <text:p><text:s/>3<text:s/></text:p>
          </table:table-cell>
          <table:table-cell office:value-type="float" office:value="112" table:style-name="ce336">
            <text:p><text:s/>112<text:s/></text:p>
          </table:table-cell>
          <table:table-cell table:style-name="ce485"/>
          <table:table-cell table:number-columns-repeated="16378" table:style-name="ce376"/>
        </table:table-row>
        <table:table-row table:style-name="ro38">
          <table:table-cell table:style-name="ce241"/>
          <table:table-cell office:value-type="string" table:style-name="ce480">
            <text:p>kg</text:p>
          </table:table-cell>
          <table:table-cell office:value-type="float" office:value="1.6188000000000002" table:style-name="ce339">
            <text:p><text:s/>2<text:s/></text:p>
          </table:table-cell>
          <table:table-cell office:value-type="float" office:value="66.650000000000006" table:style-name="ce339">
            <text:p><text:s/>67<text:s/></text:p>
          </table:table-cell>
          <table:table-cell office:value-type="float" office:value="68.268799999999999" table:style-name="ce339">
            <text:p><text:s/>68<text:s/></text:p>
          </table:table-cell>
          <table:table-cell table:style-name="ce485"/>
          <table:table-cell table:number-columns-repeated="16378" table:style-name="ce376"/>
        </table:table-row>
        <table:table-row table:style-name="ro20">
          <table:table-cell office:value-type="string" table:number-columns-spanned="7" table:number-rows-spanned="1" table:style-name="ce261">
            <text:p>1. Fentanyl analogues include Carfentanil, Lofentanil, Sufentanil, Alfentanil (Rapifen) and Fentanyl (derivatives of)</text:p>
          </table:table-cell>
          <table:covered-table-cell table:number-columns-repeated="6"/>
          <table:table-cell table:number-columns-repeated="16377"/>
        </table:table-row>
        <table:table-row table:style-name="ro20">
          <table:table-cell office:value-type="string" table:number-columns-spanned="7" table:number-rows-spanned="1" table:style-name="ce261">
            <text:p>2. Does not include estimated data for 2017/18 and 2018/19</text:p>
          </table:table-cell>
          <table:covered-table-cell table:number-columns-repeated="6"/>
          <table:table-cell table:number-columns-repeated="16377"/>
        </table:table-row>
        <table:table-row table:style-name="ro20">
          <table:table-cell table:number-columns-spanned="7" table:number-rows-spanned="1" table:style-name="ce161"/>
          <table:covered-table-cell table:number-columns-repeated="6"/>
          <table:table-cell table:number-columns-repeated="16377"/>
        </table:table-row>
        <table:table-row table:style-name="ro20">
          <table:table-cell office:value-type="string" table:number-columns-spanned="7" table:number-rows-spanned="1" table:style-name="ce261">
            <text:p>.. denotes data not available.</text:p>
          </table:table-cell>
          <table:covered-table-cell table:number-columns-repeated="6"/>
          <table:table-cell table:number-columns-repeated="16377"/>
        </table:table-row>
        <table:table-row table:style-name="ro20">
          <table:table-cell office:value-type="string" table:number-columns-spanned="7" table:number-rows-spanned="1" table:style-name="ce284">
            <text:p>* denotes data not applicable.</text:p>
          </table:table-cell>
          <table:covered-table-cell table:number-columns-repeated="6"/>
          <table:table-cell table:number-columns-repeated="16377"/>
        </table:table-row>
        <table:table-row table:style-name="ro38">
          <table:table-cell office:value-type="string" table:number-columns-spanned="7" table:number-rows-spanned="1" table:style-name="ce284">
            <text:p><text:s/>-00 denotes nil.</text:p>
          </table:table-cell>
          <table:covered-table-cell table:number-columns-repeated="6"/>
          <table:table-cell table:number-columns-repeated="16377"/>
        </table:table-row>
        <table:table-row table:style-name="ro2">
          <table:table-cell table:number-columns-spanned="7" table:number-rows-spanned="1" table:style-name="ce161"/>
          <table:covered-table-cell table:number-columns-repeated="6"/>
          <table:table-cell table:number-columns-repeated="16377"/>
        </table:table-row>
        <table:table-row table:number-rows-repeated="1048553" table:style-name="ro3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15">
      <number:scientific-number number:decimal-places="2" number:min-integer-digits="1" number:min-exponent-digits="2"/>
    </number:number-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number-style>
    <number:number-style style:name="N40">
      <number:number number:decimal-places="1" number:min-integer-digits="1" number:grouping="true"/>
    </number:number-style>
    <number:number-style style:name="N41P0">
      <number:text> </number:text>
      <number:number number:decimal-places="1" number:min-integer-digits="1" number:grouping="true"/>
      <number:text> </number:text>
    </number:number-style>
    <number:number-style style:name="N41P1">
      <number:text>-</number:text>
      <number:number number:decimal-places="1" number:min-integer-digits="1" number:grouping="true"/>
      <number:text> </number:text>
    </number:number-style>
    <number:number-style style:name="N41P2">
      <number:text> -</number:text>
      <number:number number:decimal-places="1" number:min-integer-digits="2"/>
      <number:text> </number:text>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4" number:min-integer-digits="1" number:grouping="true"/>
      <number:text> </number:text>
    </number:number-style>
    <number:number-style style:name="N42P1">
      <number:text>-</number:text>
      <number:number number:decimal-places="4" number:min-integer-digits="1" number:grouping="true"/>
      <number:text> </number:text>
    </number:number-style>
    <number:number-style style:name="N42P2">
      <number:text> -</number:text>
      <number:number number:decimal-places="4" number:min-integer-digits="2"/>
      <number:text> </number:text>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3" number:min-integer-digits="2"/>
      <number:text> </number:text>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
      <number:number number:decimal-places="3" number:min-integer-digits="1"/>
    </number:number-style>
    <style:style style:name="Comma_32_2_32_2" style:display-name="Comma 2 2" style:family="table-cell" style:data-style-name="N38"/>
    <style:style style:name="Comma_32_3" style:display-name="Comma 3" style:family="table-cell" style:data-style-name="N38"/>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3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4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3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1496062992126in" fo:margin-bottom="0.31496062992126in" fo:margin-left="0.708661417322835in" fo:margin-right="0.708661417322835in" style:print-orientation="portrait" style:print-page-order="ttb" style:first-page-number="continue" style:scale-to="5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1496062992126in" fo:margin-bottom="0.31496062992126in" fo:margin-left="0.708661417322835in" fo:margin-right="0.708661417322835in" style:print-orientation="portrait"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1496062992126in" fo:margin-bottom="0.31496062992126in" fo:margin-left="0.708661417322835in" fo:margin-right="0.708661417322835in" style:print-orientation="portrait" style:print-page-order="ttb" style:first-page-number="continue" style:scale-to="5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1496062992126in" fo:margin-bottom="0.31496062992126in" fo:margin-left="0.708661417322835in" fo:margin-right="0.708661417322835in" style:print-orientation="portrait" style:print-page-order="ttb" style:first-page-number="continue" style:scale-to="1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9">
      <style:page-layout-properties fo:margin-top="0.31496062992126in" fo:margin-bottom="0.31496062992126in" fo:margin-left="0.708661417322835in" fo:margin-right="0.708661417322835in" style:print-orientation="portrait" style:print-page-order="ttb" style:first-page-number="continue" style:scale-to="1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0">
      <style:page-layout-properties fo:margin-top="0.31496062992126in" fo:margin-bottom="0.31496062992126in" fo:margin-left="0.708661417322835in" fo:margin-right="0.708661417322835in" style:print-orientation="portrait" style:print-page-order="ttb" style:first-page-number="continue" style:scale-to="3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1">
      <style:page-layout-properties fo:margin-top="0.31496062992126in" fo:margin-bottom="0.31496062992126in" fo:margin-left="0.708661417322835in" fo:margin-right="0.708661417322835in" style:print-orientation="portrait" style:print-page-order="ttb" style:first-page-number="continue" style:scale-to="3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2">
      <style:page-layout-properties fo:margin-top="0.31496062992126in" fo:margin-bottom="0.31496062992126in" fo:margin-left="0.708661417322835in" fo:margin-right="0.708661417322835in" style:print-orientation="portrait" style:print-page-order="ttb" style:first-page-number="continue" style:scale-to="6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3">
      <style:page-layout-properties fo:margin-top="0.31496062992126in" fo:margin-bottom="0.31496062992126in" fo:margin-left="0.708661417322835in" fo:margin-right="0.708661417322835in" style:print-orientation="portrait" style:print-page-order="ttb" style:first-page-number="continue" style:scale-to="5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Seizures of drugs in England and Wales, financial year ending 2019: data tables third edition</dc:title>
    <meta:keyword>data tables</meta:keyword>
    <meta:keyword> drug seizures</meta:keyword>
    <meta:keyword> police</meta:keyword>
    <meta:keyword> quantity</meta:keyword>
    <meta:keyword> 2019</meta:keyword>
    <meta:initial-creator/>
    <dc:creator>Cooke Alan (HO Science)</dc:creator>
    <meta:creation-date>2020-03-04T13:06:12Z</meta:creation-date>
    <dc:date>2020-03-04T13:25:31Z</dc:date>
  </office:meta>
</office:document-meta>
</file>